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61in"/>
    </style:style>
    <style:style style:name="co2" style:family="table-column">
      <style:table-column-properties fo:break-before="auto" style:column-width="0.8256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0.8035in"/>
    </style:style>
    <style:style style:name="co5" style:family="table-column">
      <style:table-column-properties fo:break-before="auto" style:column-width="0.7709in"/>
    </style:style>
    <style:style style:name="co6" style:family="table-column">
      <style:table-column-properties fo:break-before="auto" style:column-width="1.002in"/>
    </style:style>
    <style:style style:name="co7" style:family="table-column">
      <style:table-column-properties fo:break-before="auto" style:column-width="0.9717in"/>
    </style:style>
    <style:style style:name="co8" style:family="table-column">
      <style:table-column-properties fo:break-before="auto" style:column-width="0.25in"/>
    </style:style>
    <style:style style:name="co9" style:family="table-column">
      <style:table-column-properties fo:break-before="auto" style:column-width="1.3028in"/>
    </style:style>
    <style:style style:name="co10" style:family="table-column">
      <style:table-column-properties fo:break-before="auto" style:column-width="1.4327in"/>
    </style:style>
    <style:style style:name="co11" style:family="table-column">
      <style:table-column-properties fo:break-before="auto" style:column-width="1.172in"/>
    </style:style>
    <style:style style:name="co12" style:family="table-column">
      <style:table-column-properties fo:break-before="auto" style:column-width="0.6917in"/>
    </style:style>
    <style:style style:name="co13" style:family="table-column">
      <style:table-column-properties fo:break-before="auto" style:column-width="0.8811in"/>
    </style:style>
    <style:style style:name="co14" style:family="table-column">
      <style:table-column-properties fo:break-before="auto" style:column-width="1.0319in"/>
    </style:style>
    <style:style style:name="co15" style:family="table-column">
      <style:table-column-properties fo:break-before="auto" style:column-width="1.1925in"/>
    </style:style>
    <style:style style:name="co16" style:family="table-column">
      <style:table-column-properties fo:break-before="auto" style:column-width="1.2126in"/>
    </style:style>
    <style:style style:name="co17" style:family="table-column">
      <style:table-column-properties fo:break-before="auto" style:column-width="1.4728in"/>
    </style:style>
    <style:style style:name="co18" style:family="table-column">
      <style:table-column-properties fo:break-before="auto" style:column-width="1.022in"/>
    </style:style>
    <style:style style:name="co19" style:family="table-column">
      <style:table-column-properties fo:break-before="auto" style:column-width="1.2327in"/>
    </style:style>
    <style:style style:name="co20" style:family="table-column">
      <style:table-column-properties fo:break-before="auto" style:column-width="0.7598in"/>
    </style:style>
    <style:style style:name="co21" style:family="table-column">
      <style:table-column-properties fo:break-before="auto" style:column-width="1.202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1.4583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PageStyle_5f_Calculations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 style:data-style-name="N10129">
      <style:table-cell-properties fo:background-color="#ffff00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7" style:family="table-cell" style:parent-style-name="Default" style:data-style-name="N10129"/>
    <style:style style:name="ce8" style:family="table-cell" style:parent-style-name="Default" style:data-style-name="N159"/>
    <style:style style:name="ce9" style:family="table-cell" style:parent-style-name="Default" style:data-style-name="N2"/>
    <style:style style:name="ce10" style:family="table-cell" style:parent-style-name="Default" style:data-style-name="N156"/>
    <style:style style:name="ce11" style:family="table-cell" style:parent-style-name="Default" style:data-style-name="N0"/>
    <style:style style:name="gr1" style:family="graphic" style:parent-style-name="Default">
      <style:graphic-properties draw:stroke="none" draw:fill="none" draw:ole-draw-aspect="1" loext:decorative="fals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table table:name="Calculati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number-columns-repeated="99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NOAA Solar Calculations - Change any of the highlighted cells to get solar position data for that location and date.</text:p>
          </table:table-cell>
          <table:covered-table-cell table:number-columns-repeated="2" table:style-name="ce3"/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Time (past local midnight)</text:p>
          </table:table-cell>
          <table:table-cell table:style-name="ce6" office:value-type="string" calcext:value-type="string">
            <text:p>Julian Day</text:p>
          </table:table-cell>
          <table:table-cell table:style-name="ce6" office:value-type="string" calcext:value-type="string">
            <text:p>Julian Century</text:p>
          </table:table-cell>
          <table:table-cell table:style-name="ce6"/>
          <table:table-cell table:style-name="ce6" office:value-type="string" calcext:value-type="string">
            <text:p>Geom Mean Long Sun (deg)</text:p>
          </table:table-cell>
          <table:table-cell table:style-name="ce6" office:value-type="string" calcext:value-type="string">
            <text:p>Geom Mean Anom Sun (deg)</text:p>
          </table:table-cell>
          <table:table-cell table:style-name="ce6" office:value-type="string" calcext:value-type="string">
            <text:p>Eccent Earth Orbit</text:p>
          </table:table-cell>
          <table:table-cell table:style-name="ce6" office:value-type="string" calcext:value-type="string">
            <text:p>Sun Eq of Ctr</text:p>
          </table:table-cell>
          <table:table-cell table:style-name="ce6" office:value-type="string" calcext:value-type="string">
            <text:p>Sun True Long (deg)</text:p>
          </table:table-cell>
          <table:table-cell table:style-name="ce6" office:value-type="string" calcext:value-type="string">
            <text:p>Sun True Anom (deg)</text:p>
          </table:table-cell>
          <table:table-cell table:style-name="ce6" office:value-type="string" calcext:value-type="string">
            <text:p>Sun Rad Vector (AUs)</text:p>
          </table:table-cell>
          <table:table-cell table:style-name="ce6" office:value-type="string" calcext:value-type="string">
            <text:p>Sun App Long (deg)</text:p>
          </table:table-cell>
          <table:table-cell table:style-name="ce6" office:value-type="string" calcext:value-type="string">
            <text:p>Mean Obliq Ecliptic (deg)</text:p>
          </table:table-cell>
          <table:table-cell table:style-name="ce6" office:value-type="string" calcext:value-type="string">
            <text:p>Obliq Corr (deg)</text:p>
          </table:table-cell>
          <table:table-cell table:style-name="ce6" office:value-type="string" calcext:value-type="string">
            <text:p>Sun Rt Ascen (deg)</text:p>
          </table:table-cell>
          <table:table-cell table:style-name="ce6" office:value-type="string" calcext:value-type="string">
            <text:p>Sun Declin (deg)</text:p>
          </table:table-cell>
          <table:table-cell table:style-name="ce6" office:value-type="string" calcext:value-type="string">
            <text:p>var y</text:p>
          </table:table-cell>
          <table:table-cell table:style-name="ce6" office:value-type="string" calcext:value-type="string">
            <text:p>Eq of Time (minutes)</text:p>
          </table:table-cell>
          <table:table-cell table:style-name="ce6" office:value-type="string" calcext:value-type="string">
            <text:p>HA Sunrise (deg)</text:p>
          </table:table-cell>
          <table:table-cell table:style-name="ce6" office:value-type="string" calcext:value-type="string">
            <text:p>Solar Noon (LST)</text:p>
          </table:table-cell>
          <table:table-cell table:style-name="ce6" office:value-type="string" calcext:value-type="string">
            <text:p>Sunrise Time (LST)</text:p>
          </table:table-cell>
          <table:table-cell table:style-name="ce6" office:value-type="string" calcext:value-type="string">
            <text:p>Sunset Time (LST)</text:p>
          </table:table-cell>
          <table:table-cell table:style-name="ce6" office:value-type="string" calcext:value-type="string">
            <text:p>Sunlight Duration (minutes)</text:p>
          </table:table-cell>
          <table:table-cell table:style-name="ce6" office:value-type="string" calcext:value-type="string">
            <text:p>True Solar Time (min)</text:p>
          </table:table-cell>
          <table:table-cell table:style-name="ce6" office:value-type="string" calcext:value-type="string">
            <text:p>Hour Angle (deg)</text:p>
          </table:table-cell>
          <table:table-cell table:style-name="ce6" office:value-type="string" calcext:value-type="string">
            <text:p>Solar Zenith Angle (deg)</text:p>
          </table:table-cell>
          <table:table-cell table:style-name="ce6" office:value-type="string" calcext:value-type="string">
            <text:p>Solar Elevation Angle (deg)</text:p>
          </table:table-cell>
          <table:table-cell table:style-name="ce6" office:value-type="string" calcext:value-type="string">
            <text:p>Approx Atmospheric Refraction (deg)</text:p>
          </table:table-cell>
          <table:table-cell table:style-name="ce6" office:value-type="string" calcext:value-type="string">
            <text:p>Solar Elevation corrected for atm refraction (deg)</text:p>
          </table:table-cell>
          <table:table-cell table:style-name="ce6" office:value-type="string" calcext:value-type="string">
            <text:p>Solar Azimuth Angle (deg cw from N)</text:p>
          </table:table-cell>
          <table:table-cell table:number-columns-repeated="990"/>
        </table:table-row>
        <table:table-row table:style-name="ro2">
          <table:table-cell table:style-name="ce2" table:number-columns-repeated="2"/>
          <table:table-cell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0.1/24" office:value-type="time" office:time-value="PT00H06M00S" calcext:value-type="time">
            <text:p>0:06:00</text:p>
          </table:table-cell>
          <table:table-cell table:style-name="ce9" table:formula="of:=[.D2]+2415018.5+[.E2]-[.$B$5]/24" office:value-type="float" office:value="2461033.4625" calcext:value-type="float">
            <text:p>2461033.46</text:p>
          </table:table-cell>
          <table:table-cell table:style-name="ce10" table:formula="of:=([.F2]-2451545)/36525" office:value-type="float" office:value="0.259779945242994" calcext:value-type="float">
            <text:p>0.25977995</text:p>
          </table:table-cell>
          <table:table-cell/>
          <table:table-cell table:formula="of:=MOD(280.46646+[.G2]*(36000.76983+[.G2]*0.0003032);360)" office:value-type="float" office:value="272.744495604688" calcext:value-type="float">
            <text:p>272.744495604688</text:p>
          </table:table-cell>
          <table:table-cell table:formula="of:=357.52911+[.G2]*(35999.05029-0.0001537*[.G2])" office:value-type="float" office:value="9709.36041276346" calcext:value-type="float">
            <text:p>9709.36041276346</text:p>
          </table:table-cell>
          <table:table-cell table:formula="of:=0.016708634-[.G2]*(0.000042037+0.0000001267*[.G2])" office:value-type="float" office:value="0.0166977050800138" calcext:value-type="float">
            <text:p>0.0166977050800138</text:p>
          </table:table-cell>
          <table:table-cell table:formula="of:=SIN(RADIANS([.J2]))*(1.914602-[.G2]*(0.004817+0.000014*[.G2]))+SIN(RADIANS(2*[.J2]))*(0.019993-0.000101*[.G2])+SIN(RADIANS(3*[.J2]))*0.000289" office:value-type="float" office:value="-0.360661591256552" calcext:value-type="float">
            <text:p>-0.360661591256552</text:p>
          </table:table-cell>
          <table:table-cell table:formula="of:=[.I2]+[.L2]" office:value-type="float" office:value="272.383834013431" calcext:value-type="float">
            <text:p>272.383834013431</text:p>
          </table:table-cell>
          <table:table-cell table:formula="of:=[.J2]+[.L2]" office:value-type="float" office:value="9708.99975117221" calcext:value-type="float">
            <text:p>9708.99975117221</text:p>
          </table:table-cell>
          <table:table-cell table:formula="of:=(1.000001018*(1-[.K2]*[.K2]))/(1+[.K2]*COS(RADIANS([.N2])))" office:value-type="float" office:value="0.983600106131619" calcext:value-type="float">
            <text:p>0.983600106131619</text:p>
          </table:table-cell>
          <table:table-cell table:formula="of:=[.M2]-0.00569-0.00478*SIN(RADIANS(125.04-1934.136*[.G2]))" office:value-type="float" office:value="272.379574204123" calcext:value-type="float">
            <text:p>272.379574204123</text:p>
          </table:table-cell>
          <table:table-cell table:formula="of:=23+(26+((21.448-[.G2]*(46.815+[.G2]*(0.00059-[.G2]*0.001813))))/60)/60" office:value-type="float" office:value="23.4359128871754" calcext:value-type="float">
            <text:p>23.4359128871754</text:p>
          </table:table-cell>
          <table:table-cell table:formula="of:=[.Q2]+0.00256*COS(RADIANS(125.04-1934.136*[.G2]))" office:value-type="float" office:value="23.4383556121865" calcext:value-type="float">
            <text:p>23.4383556121865</text:p>
          </table:table-cell>
          <table:table-cell table:formula="of:=DEGREES(ATAN2(COS(RADIANS([.P2]));COS(RADIANS([.R2]))*SIN(RADIANS([.P2]))))" office:value-type="float" office:value="-87.4067064039149" calcext:value-type="float">
            <text:p>-87.4067064039149</text:p>
          </table:table-cell>
          <table:table-cell table:formula="of:=DEGREES(ASIN(SIN(RADIANS([.R2]))*SIN(RADIANS([.P2]))))" office:value-type="float" office:value="-23.4169379976462" calcext:value-type="float">
            <text:p>-23.4169379976462</text:p>
          </table:table-cell>
          <table:table-cell table:formula="of:=TAN(RADIANS([.R2]/2))*TAN(RADIANS([.R2]/2))" office:value-type="float" office:value="0.04303099647985" calcext:value-type="float">
            <text:p>0.04303099647985</text:p>
          </table:table-cell>
          <table:table-cell table:formula="of:=4*DEGREES([.U2]*SIN(2*RADIANS([.I2]))-2*[.K2]*SIN(RADIANS([.J2]))+4*[.K2]*[.U2]*SIN(RADIANS([.J2]))*COS(2*RADIANS([.I2]))-0.5*[.U2]*[.U2]*SIN(4*RADIANS([.I2]))-1.25*[.K2]*[.K2]*SIN(2*RADIANS([.J2])))" office:value-type="float" office:value="0.579393895131528" calcext:value-type="float">
            <text:p>0.579393895131528</text:p>
          </table:table-cell>
          <table:table-cell table:formula="of:=DEGREES(ACOS(COS(RADIANS(90.833))/(COS(RADIANS([.$B$3]))*COS(RADIANS([.T2])))-TAN(RADIANS([.$B$3]))*TAN(RADIANS([.T2]))))" office:value-type="float" office:value="61.4835016775126" calcext:value-type="float">
            <text:p>61.4835016775126</text:p>
          </table:table-cell>
          <table:table-cell table:style-name="ce8" table:formula="of:=(720-4*[.$B$4]-[.V2]+[.$B$5]*60)/1440" office:value-type="time" office:time-value="PT11H52M59.369166292S" calcext:value-type="time">
            <text:p>11:52:59</text:p>
          </table:table-cell>
          <table:table-cell table:style-name="ce8" table:formula="of:=[.X2]-[.W2]*4/1440" office:value-type="time" office:time-value="PT07H47M03.328763689S" calcext:value-type="time">
            <text:p>7:47:03</text:p>
          </table:table-cell>
          <table:table-cell table:style-name="ce8" table:formula="of:=[.X2]+[.W2]*4/1440" office:value-type="time" office:time-value="PT15H58M55.409568895S" calcext:value-type="time">
            <text:p>15:58:55</text:p>
          </table:table-cell>
          <table:table-cell table:style-name="ce11" table:formula="of:=8*[.W2]" office:value-type="float" office:value="491.868013420101" calcext:value-type="float">
            <text:p>491.868013420101</text:p>
          </table:table-cell>
          <table:table-cell table:formula="of:=MOD([.E2]*1440+[.V2]+4*[.$B$4]-60*[.$B$5];1440)" office:value-type="float" office:value="13.0105138951315" calcext:value-type="float">
            <text:p>13.0105138951315</text:p>
          </table:table-cell>
          <table:table-cell table:formula="of:=IF([.AB2]/4&lt;0;[.AB2]/4+180;[.AB2]/4-180)" office:value-type="float" office:value="-176.747371526217" calcext:value-type="float">
            <text:p>-176.747371526217</text:p>
          </table:table-cell>
          <table:table-cell table:formula="of:=DEGREES(ACOS(SIN(RADIANS([.$B$3]))*SIN(RADIANS([.T2]))+COS(RADIANS([.$B$3]))*COS(RADIANS([.T2]))*COS(RADIANS([.AC2]))))" office:value-type="float" office:value="154.094679611806" calcext:value-type="float">
            <text:p>154.094679611806</text:p>
          </table:table-cell>
          <table:table-cell table:formula="of:=90-[.AD2]" office:value-type="float" office:value="-64.0946796118062" calcext:value-type="float">
            <text:p>-64.0946796118062</text:p>
          </table:table-cell>
          <table:table-cell table:formula="of:=IF([.AE2]&gt;85;0;IF([.AE2]&gt;5;58.1/TAN(RADIANS([.AE2]))-0.07/POWER(TAN(RADIANS([.AE2]));3)+0.000086/POWER(TAN(RADIANS([.AE2]));5);IF([.AE2]&gt;-0.575;1735+[.AE2]*(-518.2+[.AE2]*(103.4+[.AE2]*(-12.79+[.AE2]*0.711)));-20.772/TAN(RADIANS([.AE2])))))/3600" office:value-type="float" office:value="0.00280242361547198" calcext:value-type="float">
            <text:p>0.00280242361547198</text:p>
          </table:table-cell>
          <table:table-cell table:formula="of:=[.AE2]+[.AF2]" office:value-type="float" office:value="-64.0918771881908" calcext:value-type="float">
            <text:p>-64.0918771881908</text:p>
          </table:table-cell>
          <table:table-cell table:formula="of:=IF([.AC2]&gt;0;MOD(DEGREES(ACOS(((SIN(RADIANS([.$B$3]))*COS(RADIANS([.AD2])))-SIN(RADIANS([.T2])))/(COS(RADIANS([.$B$3]))*SIN(RADIANS([.AD2])))))+180;360);MOD(540-DEGREES(ACOS(((SIN(RADIANS([.$B$3]))*COS(RADIANS([.AD2])))-SIN(RADIANS([.T2])))/(COS(RADIANS([.$B$3]))*SIN(RADIANS([.AD2])))));360))" office:value-type="float" office:value="6.84444317915563" calcext:value-type="float">
            <text:p>6.84444317915563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Latitude (+ to N)</text:p>
          </table:table-cell>
          <table:table-cell table:style-name="ce4" office:value-type="float" office:value="49.19528" calcext:value-type="float">
            <text:p>49.19528</text:p>
          </table:table-cell>
          <table:table-cell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2]+0.1/24" office:value-type="time" office:time-value="PT00H12M00S" calcext:value-type="time">
            <text:p>0:12:00</text:p>
          </table:table-cell>
          <table:table-cell table:style-name="ce9" table:formula="of:=[.D3]+2415018.5+[.E3]-[.$B$5]/24" office:value-type="float" office:value="2461033.46666667" calcext:value-type="float">
            <text:p>2461033.47</text:p>
          </table:table-cell>
          <table:table-cell table:style-name="ce10" table:formula="of:=([.F3]-2451545)/36525" office:value-type="float" office:value="0.259780059320104" calcext:value-type="float">
            <text:p>0.25978006</text:p>
          </table:table-cell>
          <table:table-cell/>
          <table:table-cell table:formula="of:=MOD(280.46646+[.G3]*(36000.76983+[.G3]*0.0003032);360)" office:value-type="float" office:value="272.748602468459" calcext:value-type="float">
            <text:p>272.748602468459</text:p>
          </table:table-cell>
          <table:table-cell table:formula="of:=357.52911+[.G3]*(35999.05029-0.0001537*[.G3])" office:value-type="float" office:value="9709.36451943105" calcext:value-type="float">
            <text:p>9709.36451943105</text:p>
          </table:table-cell>
          <table:table-cell table:formula="of:=0.016708634-[.G3]*(0.000042037+0.0000001267*[.G3])" office:value-type="float" office:value="0.0166977050752108" calcext:value-type="float">
            <text:p>0.0166977050752108</text:p>
          </table:table-cell>
          <table:table-cell table:formula="of:=SIN(RADIANS([.J3]))*(1.914602-[.G3]*(0.004817+0.000014*[.G3]))+SIN(RADIANS(2*[.J3]))*(0.019993-0.000101*[.G3])+SIN(RADIANS(3*[.J3]))*0.000289" office:value-type="float" office:value="-0.360524088927824" calcext:value-type="float">
            <text:p>-0.360524088927824</text:p>
          </table:table-cell>
          <table:table-cell table:formula="of:=[.I3]+[.L3]" office:value-type="float" office:value="272.388078379531" calcext:value-type="float">
            <text:p>272.388078379531</text:p>
          </table:table-cell>
          <table:table-cell table:formula="of:=[.J3]+[.L3]" office:value-type="float" office:value="9709.00399534212" calcext:value-type="float">
            <text:p>9709.00399534212</text:p>
          </table:table-cell>
          <table:table-cell table:formula="of:=(1.000001018*(1-[.K3]*[.K3]))/(1+[.K3]*COS(RADIANS([.N3])))" office:value-type="float" office:value="0.983599877781404" calcext:value-type="float">
            <text:p>0.983599877781404</text:p>
          </table:table-cell>
          <table:table-cell table:formula="of:=[.M3]-0.00569-0.00478*SIN(RADIANS(125.04-1934.136*[.G3]))" office:value-type="float" office:value="272.383818587786" calcext:value-type="float">
            <text:p>272.383818587786</text:p>
          </table:table-cell>
          <table:table-cell table:formula="of:=23+(26+((21.448-[.G3]*(46.815+[.G3]*(0.00059-[.G3]*0.001813))))/60)/60" office:value-type="float" office:value="23.4359128856919" calcext:value-type="float">
            <text:p>23.4359128856919</text:p>
          </table:table-cell>
          <table:table-cell table:formula="of:=[.Q3]+0.00256*COS(RADIANS(125.04-1934.136*[.G3]))" office:value-type="float" office:value="23.4383556077534" calcext:value-type="float">
            <text:p>23.4383556077534</text:p>
          </table:table-cell>
          <table:table-cell table:formula="of:=DEGREES(ATAN2(COS(RADIANS([.P3]));COS(RADIANS([.R3]))*SIN(RADIANS([.P3]))))" office:value-type="float" office:value="-87.4020818161163" calcext:value-type="float">
            <text:p>-87.4020818161163</text:p>
          </table:table-cell>
          <table:table-cell table:formula="of:=DEGREES(ASIN(SIN(RADIANS([.R3]))*SIN(RADIANS([.P3]))))" office:value-type="float" office:value="-23.4168615382554" calcext:value-type="float">
            <text:p>-23.4168615382554</text:p>
          </table:table-cell>
          <table:table-cell table:formula="of:=TAN(RADIANS([.R3]/2))*TAN(RADIANS([.R3]/2))" office:value-type="float" office:value="0.0430309964631092" calcext:value-type="float">
            <text:p>0.0430309964631092</text:p>
          </table:table-cell>
          <table:table-cell table:formula="of:=4*DEGREES([.U3]*SIN(2*RADIANS([.I3]))-2*[.K3]*SIN(RADIANS([.J3]))+4*[.K3]*[.U3]*SIN(RADIANS([.J3]))*COS(2*RADIANS([.I3]))-0.5*[.U3]*[.U3]*SIN(4*RADIANS([.I3]))-1.25*[.K3]*[.K3]*SIN(2*RADIANS([.J3])))" office:value-type="float" office:value="0.577329213362107" calcext:value-type="float">
            <text:p>0.577329213362107</text:p>
          </table:table-cell>
          <table:table-cell table:formula="of:=DEGREES(ACOS(COS(RADIANS(90.833))/(COS(RADIANS([.$B$3]))*COS(RADIANS([.T3])))-TAN(RADIANS([.$B$3]))*TAN(RADIANS([.T3]))))" office:value-type="float" office:value="61.4836204615199" calcext:value-type="float">
            <text:p>61.4836204615199</text:p>
          </table:table-cell>
          <table:table-cell table:style-name="ce8" table:formula="of:=(720-4*[.$B$4]-[.V3]+[.$B$5]*60)/1440" office:value-type="time" office:time-value="PT11H52M59.493047198S" calcext:value-type="time">
            <text:p>11:52:59</text:p>
          </table:table-cell>
          <table:table-cell table:style-name="ce8" table:formula="of:=[.X3]-[.W3]*4/1440" office:value-type="time" office:time-value="PT07H47M03.424136434S" calcext:value-type="time">
            <text:p>7:47:03</text:p>
          </table:table-cell>
          <table:table-cell table:style-name="ce8" table:formula="of:=[.X3]+[.W3]*4/1440" office:value-type="time" office:time-value="PT15H58M55.561957963S" calcext:value-type="time">
            <text:p>15:58:55</text:p>
          </table:table-cell>
          <table:table-cell table:style-name="ce11" table:formula="of:=8*[.W3]" office:value-type="float" office:value="491.868963692159" calcext:value-type="float">
            <text:p>491.868963692159</text:p>
          </table:table-cell>
          <table:table-cell table:formula="of:=MOD([.E3]*1440+[.V3]+4*[.$B$4]-60*[.$B$5];1440)" office:value-type="float" office:value="19.0084492133621" calcext:value-type="float">
            <text:p>19.0084492133621</text:p>
          </table:table-cell>
          <table:table-cell table:formula="of:=IF([.AB3]/4&lt;0;[.AB3]/4+180;[.AB3]/4-180)" office:value-type="float" office:value="-175.247887696659" calcext:value-type="float">
            <text:p>-175.247887696659</text:p>
          </table:table-cell>
          <table:table-cell table:formula="of:=DEGREES(ACOS(SIN(RADIANS([.$B$3]))*SIN(RADIANS([.T3]))+COS(RADIANS([.$B$3]))*COS(RADIANS([.T3]))*COS(RADIANS([.AC3]))))" office:value-type="float" office:value="153.951321475046" calcext:value-type="float">
            <text:p>153.951321475046</text:p>
          </table:table-cell>
          <table:table-cell table:formula="of:=90-[.AD3]" office:value-type="float" office:value="-63.9513214750464" calcext:value-type="float">
            <text:p>-63.9513214750464</text:p>
          </table:table-cell>
          <table:table-cell table:formula="of:=IF([.AE3]&gt;85;0;IF([.AE3]&gt;5;58.1/TAN(RADIANS([.AE3]))-0.07/POWER(TAN(RADIANS([.AE3]));3)+0.000086/POWER(TAN(RADIANS([.AE3]));5);IF([.AE3]&gt;-0.575;1735+[.AE3]*(-518.2+[.AE3]*(103.4+[.AE3]*(-12.79+[.AE3]*0.711)));-20.772/TAN(RADIANS([.AE3])))))/3600" office:value-type="float" office:value="0.00282028789746253" calcext:value-type="float">
            <text:p>0.00282028789746253</text:p>
          </table:table-cell>
          <table:table-cell table:formula="of:=[.AE3]+[.AF3]" office:value-type="float" office:value="-63.9485011871489" calcext:value-type="float">
            <text:p>-63.9485011871489</text:p>
          </table:table-cell>
          <table:table-cell table:formula="of:=IF([.AC3]&gt;0;MOD(DEGREES(ACOS(((SIN(RADIANS([.$B$3]))*COS(RADIANS([.AD3])))-SIN(RADIANS([.T3])))/(COS(RADIANS([.$B$3]))*SIN(RADIANS([.AD3])))))+180;360);MOD(540-DEGREES(ACOS(((SIN(RADIANS([.$B$3]))*COS(RADIANS([.AD3])))-SIN(RADIANS([.T3])))/(COS(RADIANS([.$B$3]))*SIN(RADIANS([.AD3])))));360))" office:value-type="float" office:value="9.96909542062281" calcext:value-type="float">
            <text:p>9.96909542062281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Longitude (+ to E)</text:p>
          </table:table-cell>
          <table:table-cell table:style-name="ce4" office:value-type="float" office:value="16.60778" calcext:value-type="float">
            <text:p>16.60778</text:p>
          </table:table-cell>
          <table:table-cell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3]+0.1/24" office:value-type="time" office:time-value="PT00H18M00S" calcext:value-type="time">
            <text:p>0:18:00</text:p>
          </table:table-cell>
          <table:table-cell table:style-name="ce9" table:formula="of:=[.D4]+2415018.5+[.E4]-[.$B$5]/24" office:value-type="float" office:value="2461033.47083333" calcext:value-type="float">
            <text:p>2461033.47</text:p>
          </table:table-cell>
          <table:table-cell table:style-name="ce10" table:formula="of:=([.F4]-2451545)/36525" office:value-type="float" office:value="0.259780173397226" calcext:value-type="float">
            <text:p>0.25978017</text:p>
          </table:table-cell>
          <table:table-cell/>
          <table:table-cell table:formula="of:=MOD(280.46646+[.G4]*(36000.76983+[.G4]*0.0003032);360)" office:value-type="float" office:value="272.752709332692" calcext:value-type="float">
            <text:p>272.752709332692</text:p>
          </table:table-cell>
          <table:table-cell table:formula="of:=357.52911+[.G4]*(35999.05029-0.0001537*[.G4])" office:value-type="float" office:value="9709.36862609909" calcext:value-type="float">
            <text:p>9709.36862609909</text:p>
          </table:table-cell>
          <table:table-cell table:formula="of:=0.016708634-[.G4]*(0.000042037+0.0000001267*[.G4])" office:value-type="float" office:value="0.0166977050704078" calcext:value-type="float">
            <text:p>0.0166977050704078</text:p>
          </table:table-cell>
          <table:table-cell table:formula="of:=SIN(RADIANS([.J4]))*(1.914602-[.G4]*(0.004817+0.000014*[.G4]))+SIN(RADIANS(2*[.J4]))*(0.019993-0.000101*[.G4])+SIN(RADIANS(3*[.J4]))*0.000289" office:value-type="float" office:value="-0.360386584613881" calcext:value-type="float">
            <text:p>-0.360386584613881</text:p>
          </table:table-cell>
          <table:table-cell table:formula="of:=[.I4]+[.L4]" office:value-type="float" office:value="272.392322748078" calcext:value-type="float">
            <text:p>272.392322748078</text:p>
          </table:table-cell>
          <table:table-cell table:formula="of:=[.J4]+[.L4]" office:value-type="float" office:value="9709.00823951448" calcext:value-type="float">
            <text:p>9709.00823951448</text:p>
          </table:table-cell>
          <table:table-cell table:formula="of:=(1.000001018*(1-[.K4]*[.K4]))/(1+[.K4]*COS(RADIANS([.N4])))" office:value-type="float" office:value="0.983599649518202" calcext:value-type="float">
            <text:p>0.983599649518202</text:p>
          </table:table-cell>
          <table:table-cell table:formula="of:=[.M4]-0.00569-0.00478*SIN(RADIANS(125.04-1934.136*[.G4]))" office:value-type="float" office:value="272.388062973898" calcext:value-type="float">
            <text:p>272.388062973898</text:p>
          </table:table-cell>
          <table:table-cell table:formula="of:=23+(26+((21.448-[.G4]*(46.815+[.G4]*(0.00059-[.G4]*0.001813))))/60)/60" office:value-type="float" office:value="23.4359128842084" calcext:value-type="float">
            <text:p>23.4359128842084</text:p>
          </table:table-cell>
          <table:table-cell table:formula="of:=[.Q4]+0.00256*COS(RADIANS(125.04-1934.136*[.G4]))" office:value-type="float" office:value="23.4383556033202" calcext:value-type="float">
            <text:p>23.4383556033202</text:p>
          </table:table-cell>
          <table:table-cell table:formula="of:=DEGREES(ATAN2(COS(RADIANS([.P4]));COS(RADIANS([.R4]))*SIN(RADIANS([.P4]))))" office:value-type="float" office:value="-87.3974572310014" calcext:value-type="float">
            <text:p>-87.3974572310014</text:p>
          </table:table-cell>
          <table:table-cell table:formula="of:=DEGREES(ASIN(SIN(RADIANS([.R4]))*SIN(RADIANS([.P4]))))" office:value-type="float" office:value="-23.4167849426943" calcext:value-type="float">
            <text:p>-23.4167849426943</text:p>
          </table:table-cell>
          <table:table-cell table:formula="of:=TAN(RADIANS([.R4]/2))*TAN(RADIANS([.R4]/2))" office:value-type="float" office:value="0.0430309964463682" calcext:value-type="float">
            <text:p>0.0430309964463682</text:p>
          </table:table-cell>
          <table:table-cell table:formula="of:=4*DEGREES([.U4]*SIN(2*RADIANS([.I4]))-2*[.K4]*SIN(RADIANS([.J4]))+4*[.K4]*[.U4]*SIN(RADIANS([.J4]))*COS(2*RADIANS([.I4]))-0.5*[.U4]*[.U4]*SIN(4*RADIANS([.I4]))-1.25*[.K4]*[.K4]*SIN(2*RADIANS([.J4])))" office:value-type="float" office:value="0.575264544418814" calcext:value-type="float">
            <text:p>0.575264544418814</text:p>
          </table:table-cell>
          <table:table-cell table:formula="of:=DEGREES(ACOS(COS(RADIANS(90.833))/(COS(RADIANS([.$B$3]))*COS(RADIANS([.T4])))-TAN(RADIANS([.$B$3]))*TAN(RADIANS([.T4]))))" office:value-type="float" office:value="61.4837394568066" calcext:value-type="float">
            <text:p>61.4837394568066</text:p>
          </table:table-cell>
          <table:table-cell table:style-name="ce8" table:formula="of:=(720-4*[.$B$4]-[.V4]+[.$B$5]*60)/1440" office:value-type="time" office:time-value="PT11H52M59.616927335S" calcext:value-type="time">
            <text:p>11:52:59</text:p>
          </table:table-cell>
          <table:table-cell table:style-name="ce8" table:formula="of:=[.X4]-[.W4]*4/1440" office:value-type="time" office:time-value="PT07H47M03.519457701S" calcext:value-type="time">
            <text:p>7:47:03</text:p>
          </table:table-cell>
          <table:table-cell table:style-name="ce8" table:formula="of:=[.X4]+[.W4]*4/1440" office:value-type="time" office:time-value="PT15H58M55.714396968S" calcext:value-type="time">
            <text:p>15:58:55</text:p>
          </table:table-cell>
          <table:table-cell table:style-name="ce11" table:formula="of:=8*[.W4]" office:value-type="float" office:value="491.869915654453" calcext:value-type="float">
            <text:p>491.869915654453</text:p>
          </table:table-cell>
          <table:table-cell table:formula="of:=MOD([.E4]*1440+[.V4]+4*[.$B$4]-60*[.$B$5];1440)" office:value-type="float" office:value="25.0063845444188" calcext:value-type="float">
            <text:p>25.0063845444188</text:p>
          </table:table-cell>
          <table:table-cell table:formula="of:=IF([.AB4]/4&lt;0;[.AB4]/4+180;[.AB4]/4-180)" office:value-type="float" office:value="-173.748403863895" calcext:value-type="float">
            <text:p>-173.748403863895</text:p>
          </table:table-cell>
          <table:table-cell table:formula="of:=DEGREES(ACOS(SIN(RADIANS([.$B$3]))*SIN(RADIANS([.T4]))+COS(RADIANS([.$B$3]))*COS(RADIANS([.T4]))*COS(RADIANS([.AC4]))))" office:value-type="float" office:value="153.755612636355" calcext:value-type="float">
            <text:p>153.755612636355</text:p>
          </table:table-cell>
          <table:table-cell table:formula="of:=90-[.AD4]" office:value-type="float" office:value="-63.7556126363554" calcext:value-type="float">
            <text:p>-63.7556126363554</text:p>
          </table:table-cell>
          <table:table-cell table:formula="of:=IF([.AE4]&gt;85;0;IF([.AE4]&gt;5;58.1/TAN(RADIANS([.AE4]))-0.07/POWER(TAN(RADIANS([.AE4]));3)+0.000086/POWER(TAN(RADIANS([.AE4]));5);IF([.AE4]&gt;-0.575;1735+[.AE4]*(-518.2+[.AE4]*(103.4+[.AE4]*(-12.79+[.AE4]*0.711)));-20.772/TAN(RADIANS([.AE4])))))/3600" office:value-type="float" office:value="0.00284474646077699" calcext:value-type="float">
            <text:p>0.00284474646077699</text:p>
          </table:table-cell>
          <table:table-cell table:formula="of:=[.AE4]+[.AF4]" office:value-type="float" office:value="-63.7527678898946" calcext:value-type="float">
            <text:p>-63.7527678898946</text:p>
          </table:table-cell>
          <table:table-cell table:formula="of:=IF([.AC4]&gt;0;MOD(DEGREES(ACOS(((SIN(RADIANS([.$B$3]))*COS(RADIANS([.AD4])))-SIN(RADIANS([.T4])))/(COS(RADIANS([.$B$3]))*SIN(RADIANS([.AD4])))))+180;360);MOD(540-DEGREES(ACOS(((SIN(RADIANS([.$B$3]))*COS(RADIANS([.AD4])))-SIN(RADIANS([.T4])))/(COS(RADIANS([.$B$3]))*SIN(RADIANS([.AD4])))));360))" office:value-type="float" office:value="13.0601499294072" calcext:value-type="float">
            <text:p>13.0601499294072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Time Zone (+ to E)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4]+0.1/24" office:value-type="time" office:time-value="PT00H24M00S" calcext:value-type="time">
            <text:p>0:24:00</text:p>
          </table:table-cell>
          <table:table-cell table:style-name="ce9" table:formula="of:=[.D5]+2415018.5+[.E5]-[.$B$5]/24" office:value-type="float" office:value="2461033.475" calcext:value-type="float">
            <text:p>2461033.48</text:p>
          </table:table-cell>
          <table:table-cell table:style-name="ce10" table:formula="of:=([.F5]-2451545)/36525" office:value-type="float" office:value="0.259780287474335" calcext:value-type="float">
            <text:p>0.25978029</text:p>
          </table:table-cell>
          <table:table-cell/>
          <table:table-cell table:formula="of:=MOD(280.46646+[.G5]*(36000.76983+[.G5]*0.0003032);360)" office:value-type="float" office:value="272.756816196466" calcext:value-type="float">
            <text:p>272.756816196466</text:p>
          </table:table-cell>
          <table:table-cell table:formula="of:=357.52911+[.G5]*(35999.05029-0.0001537*[.G5])" office:value-type="float" office:value="9709.37273276668" calcext:value-type="float">
            <text:p>9709.37273276668</text:p>
          </table:table-cell>
          <table:table-cell table:formula="of:=0.016708634-[.G5]*(0.000042037+0.0000001267*[.G5])" office:value-type="float" office:value="0.0166977050656049" calcext:value-type="float">
            <text:p>0.0166977050656049</text:p>
          </table:table-cell>
          <table:table-cell table:formula="of:=SIN(RADIANS([.J5]))*(1.914602-[.G5]*(0.004817+0.000014*[.G5]))+SIN(RADIANS(2*[.J5]))*(0.019993-0.000101*[.G5])+SIN(RADIANS(3*[.J5]))*0.000289" office:value-type="float" office:value="-0.36024907834595" calcext:value-type="float">
            <text:p>-0.36024907834595</text:p>
          </table:table-cell>
          <table:table-cell table:formula="of:=[.I5]+[.L5]" office:value-type="float" office:value="272.39656711812" calcext:value-type="float">
            <text:p>272.39656711812</text:p>
          </table:table-cell>
          <table:table-cell table:formula="of:=[.J5]+[.L5]" office:value-type="float" office:value="9709.01248368834" calcext:value-type="float">
            <text:p>9709.01248368834</text:p>
          </table:table-cell>
          <table:table-cell table:formula="of:=(1.000001018*(1-[.K5]*[.K5]))/(1+[.K5]*COS(RADIANS([.N5])))" office:value-type="float" office:value="0.983599421342064" calcext:value-type="float">
            <text:p>0.983599421342064</text:p>
          </table:table-cell>
          <table:table-cell table:formula="of:=[.M5]-0.00569-0.00478*SIN(RADIANS(125.04-1934.136*[.G5]))" office:value-type="float" office:value="272.392307361504" calcext:value-type="float">
            <text:p>272.392307361504</text:p>
          </table:table-cell>
          <table:table-cell table:formula="of:=23+(26+((21.448-[.G5]*(46.815+[.G5]*(0.00059-[.G5]*0.001813))))/60)/60" office:value-type="float" office:value="23.435912882725" calcext:value-type="float">
            <text:p>23.435912882725</text:p>
          </table:table-cell>
          <table:table-cell table:formula="of:=[.Q5]+0.00256*COS(RADIANS(125.04-1934.136*[.G5]))" office:value-type="float" office:value="23.438355598887" calcext:value-type="float">
            <text:p>23.438355598887</text:p>
          </table:table-cell>
          <table:table-cell table:formula="of:=DEGREES(ATAN2(COS(RADIANS([.P5]));COS(RADIANS([.R5]))*SIN(RADIANS([.P5]))))" office:value-type="float" office:value="-87.3928326496167" calcext:value-type="float">
            <text:p>-87.3928326496167</text:p>
          </table:table-cell>
          <table:table-cell table:formula="of:=DEGREES(ASIN(SIN(RADIANS([.R5]))*SIN(RADIANS([.P5]))))" office:value-type="float" office:value="-23.4167082109804" calcext:value-type="float">
            <text:p>-23.4167082109804</text:p>
          </table:table-cell>
          <table:table-cell table:formula="of:=TAN(RADIANS([.R5]/2))*TAN(RADIANS([.R5]/2))" office:value-type="float" office:value="0.0430309964296272" calcext:value-type="float">
            <text:p>0.0430309964296272</text:p>
          </table:table-cell>
          <table:table-cell table:formula="of:=4*DEGREES([.U5]*SIN(2*RADIANS([.I5]))-2*[.K5]*SIN(RADIANS([.J5]))+4*[.K5]*[.U5]*SIN(RADIANS([.J5]))*COS(2*RADIANS([.I5]))-0.5*[.U5]*[.U5]*SIN(4*RADIANS([.I5]))-1.25*[.K5]*[.K5]*SIN(2*RADIANS([.J5])))" office:value-type="float" office:value="0.573199888802862" calcext:value-type="float">
            <text:p>0.573199888802862</text:p>
          </table:table-cell>
          <table:table-cell table:formula="of:=DEGREES(ACOS(COS(RADIANS(90.833))/(COS(RADIANS([.$B$3]))*COS(RADIANS([.T5])))-TAN(RADIANS([.$B$3]))*TAN(RADIANS([.T5]))))" office:value-type="float" office:value="61.4838586633439" calcext:value-type="float">
            <text:p>61.4838586633439</text:p>
          </table:table-cell>
          <table:table-cell table:style-name="ce8" table:formula="of:=(720-4*[.$B$4]-[.V5]+[.$B$5]*60)/1440" office:value-type="time" office:time-value="PT11H52M59.740806672S" calcext:value-type="time">
            <text:p>11:52:59</text:p>
          </table:table-cell>
          <table:table-cell table:style-name="ce8" table:formula="of:=[.X5]-[.W5]*4/1440" office:value-type="time" office:time-value="PT07H47M03.614727469S" calcext:value-type="time">
            <text:p>7:47:03</text:p>
          </table:table-cell>
          <table:table-cell table:style-name="ce8" table:formula="of:=[.X5]+[.W5]*4/1440" office:value-type="time" office:time-value="PT15H58M55.866885874S" calcext:value-type="time">
            <text:p>15:58:55</text:p>
          </table:table-cell>
          <table:table-cell table:style-name="ce11" table:formula="of:=8*[.W5]" office:value-type="float" office:value="491.870869306751" calcext:value-type="float">
            <text:p>491.870869306751</text:p>
          </table:table-cell>
          <table:table-cell table:formula="of:=MOD([.E5]*1440+[.V5]+4*[.$B$4]-60*[.$B$5];1440)" office:value-type="float" office:value="31.0043198888029" calcext:value-type="float">
            <text:p>31.0043198888029</text:p>
          </table:table-cell>
          <table:table-cell table:formula="of:=IF([.AB5]/4&lt;0;[.AB5]/4+180;[.AB5]/4-180)" office:value-type="float" office:value="-172.248920027799" calcext:value-type="float">
            <text:p>-172.248920027799</text:p>
          </table:table-cell>
          <table:table-cell table:formula="of:=DEGREES(ACOS(SIN(RADIANS([.$B$3]))*SIN(RADIANS([.T5]))+COS(RADIANS([.$B$3]))*COS(RADIANS([.T5]))*COS(RADIANS([.AC5]))))" office:value-type="float" office:value="153.508762418319" calcext:value-type="float">
            <text:p>153.508762418319</text:p>
          </table:table-cell>
          <table:table-cell table:formula="of:=90-[.AD5]" office:value-type="float" office:value="-63.5087624183189" calcext:value-type="float">
            <text:p>-63.5087624183189</text:p>
          </table:table-cell>
          <table:table-cell table:formula="of:=IF([.AE5]&gt;85;0;IF([.AE5]&gt;5;58.1/TAN(RADIANS([.AE5]))-0.07/POWER(TAN(RADIANS([.AE5]));3)+0.000086/POWER(TAN(RADIANS([.AE5]));5);IF([.AE5]&gt;-0.575;1735+[.AE5]*(-518.2+[.AE5]*(103.4+[.AE5]*(-12.79+[.AE5]*0.711)));-20.772/TAN(RADIANS([.AE5])))))/3600" office:value-type="float" office:value="0.0028757141826871" calcext:value-type="float">
            <text:p>0.0028757141826871</text:p>
          </table:table-cell>
          <table:table-cell table:formula="of:=[.AE5]+[.AF5]" office:value-type="float" office:value="-63.5058867041362" calcext:value-type="float">
            <text:p>-63.5058867041362</text:p>
          </table:table-cell>
          <table:table-cell table:formula="of:=IF([.AC5]&gt;0;MOD(DEGREES(ACOS(((SIN(RADIANS([.$B$3]))*COS(RADIANS([.AD5])))-SIN(RADIANS([.T5])))/(COS(RADIANS([.$B$3]))*SIN(RADIANS([.AD5])))))+180;360);MOD(540-DEGREES(ACOS(((SIN(RADIANS([.$B$3]))*COS(RADIANS([.AD5])))-SIN(RADIANS([.T5])))/(COS(RADIANS([.$B$3]))*SIN(RADIANS([.AD5])))));360))" office:value-type="float" office:value="16.1083352068667" calcext:value-type="float">
            <text:p>16.108335206866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5]+0.1/24" office:value-type="time" office:time-value="PT00H30M00S" calcext:value-type="time">
            <text:p>0:30:00</text:p>
          </table:table-cell>
          <table:table-cell table:style-name="ce9" table:formula="of:=[.D6]+2415018.5+[.E6]-[.$B$5]/24" office:value-type="float" office:value="2461033.47916667" calcext:value-type="float">
            <text:p>2461033.48</text:p>
          </table:table-cell>
          <table:table-cell table:style-name="ce10" table:formula="of:=([.F6]-2451545)/36525" office:value-type="float" office:value="0.259780401551457" calcext:value-type="float">
            <text:p>0.25978040</text:p>
          </table:table-cell>
          <table:table-cell/>
          <table:table-cell table:formula="of:=MOD(280.46646+[.G6]*(36000.76983+[.G6]*0.0003032);360)" office:value-type="float" office:value="272.7609230607" calcext:value-type="float">
            <text:p>272.7609230607</text:p>
          </table:table-cell>
          <table:table-cell table:formula="of:=357.52911+[.G6]*(35999.05029-0.0001537*[.G6])" office:value-type="float" office:value="9709.37683943473" calcext:value-type="float">
            <text:p>9709.37683943473</text:p>
          </table:table-cell>
          <table:table-cell table:formula="of:=0.016708634-[.G6]*(0.000042037+0.0000001267*[.G6])" office:value-type="float" office:value="0.0166977050608019" calcext:value-type="float">
            <text:p>0.0166977050608019</text:p>
          </table:table-cell>
          <table:table-cell table:formula="of:=SIN(RADIANS([.J6]))*(1.914602-[.G6]*(0.004817+0.000014*[.G6]))+SIN(RADIANS(2*[.J6]))*(0.019993-0.000101*[.G6])+SIN(RADIANS(3*[.J6]))*0.000289" office:value-type="float" office:value="-0.360111570094303" calcext:value-type="float">
            <text:p>-0.360111570094303</text:p>
          </table:table-cell>
          <table:table-cell table:formula="of:=[.I6]+[.L6]" office:value-type="float" office:value="272.400811490605" calcext:value-type="float">
            <text:p>272.400811490605</text:p>
          </table:table-cell>
          <table:table-cell table:formula="of:=[.J6]+[.L6]" office:value-type="float" office:value="9709.01672786463" calcext:value-type="float">
            <text:p>9709.01672786463</text:p>
          </table:table-cell>
          <table:table-cell table:formula="of:=(1.000001018*(1-[.K6]*[.K6]))/(1+[.K6]*COS(RADIANS([.N6])))" office:value-type="float" office:value="0.983599193252941" calcext:value-type="float">
            <text:p>0.983599193252941</text:p>
          </table:table-cell>
          <table:table-cell table:formula="of:=[.M6]-0.00569-0.00478*SIN(RADIANS(125.04-1934.136*[.G6]))" office:value-type="float" office:value="272.396551751553" calcext:value-type="float">
            <text:p>272.396551751553</text:p>
          </table:table-cell>
          <table:table-cell table:formula="of:=23+(26+((21.448-[.G6]*(46.815+[.G6]*(0.00059-[.G6]*0.001813))))/60)/60" office:value-type="float" office:value="23.4359128812415" calcext:value-type="float">
            <text:p>23.4359128812415</text:p>
          </table:table-cell>
          <table:table-cell table:formula="of:=[.Q6]+0.00256*COS(RADIANS(125.04-1934.136*[.G6]))" office:value-type="float" office:value="23.4383555944538" calcext:value-type="float">
            <text:p>23.4383555944538</text:p>
          </table:table-cell>
          <table:table-cell table:formula="of:=DEGREES(ATAN2(COS(RADIANS([.P6]));COS(RADIANS([.R6]))*SIN(RADIANS([.P6]))))" office:value-type="float" office:value="-87.3882080709404" calcext:value-type="float">
            <text:p>-87.3882080709404</text:p>
          </table:table-cell>
          <table:table-cell table:formula="of:=DEGREES(ASIN(SIN(RADIANS([.R6]))*SIN(RADIANS([.P6]))))" office:value-type="float" office:value="-23.4166313430972" calcext:value-type="float">
            <text:p>-23.4166313430972</text:p>
          </table:table-cell>
          <table:table-cell table:formula="of:=TAN(RADIANS([.R6]/2))*TAN(RADIANS([.R6]/2))" office:value-type="float" office:value="0.043030996412886" calcext:value-type="float">
            <text:p>0.043030996412886</text:p>
          </table:table-cell>
          <table:table-cell table:formula="of:=4*DEGREES([.U6]*SIN(2*RADIANS([.I6]))-2*[.K6]*SIN(RADIANS([.J6]))+4*[.K6]*[.U6]*SIN(RADIANS([.J6]))*COS(2*RADIANS([.I6]))-0.5*[.U6]*[.U6]*SIN(4*RADIANS([.I6]))-1.25*[.K6]*[.K6]*SIN(2*RADIANS([.J6])))" office:value-type="float" office:value="0.571135246094279" calcext:value-type="float">
            <text:p>0.571135246094279</text:p>
          </table:table-cell>
          <table:table-cell table:formula="of:=DEGREES(ACOS(COS(RADIANS(90.833))/(COS(RADIANS([.$B$3]))*COS(RADIANS([.T6])))-TAN(RADIANS([.$B$3]))*TAN(RADIANS([.T6]))))" office:value-type="float" office:value="61.4839780811563" calcext:value-type="float">
            <text:p>61.4839780811563</text:p>
          </table:table-cell>
          <table:table-cell table:style-name="ce8" table:formula="of:=(720-4*[.$B$4]-[.V6]+[.$B$5]*60)/1440" office:value-type="time" office:time-value="PT11H52M59.864685234S" calcext:value-type="time">
            <text:p>11:52:59</text:p>
          </table:table-cell>
          <table:table-cell table:style-name="ce8" table:formula="of:=[.X6]-[.W6]*4/1440" office:value-type="time" office:time-value="PT07H47M03.709945757S" calcext:value-type="time">
            <text:p>7:47:03</text:p>
          </table:table-cell>
          <table:table-cell table:style-name="ce8" table:formula="of:=[.X6]+[.W6]*4/1440" office:value-type="time" office:time-value="PT15H58M56.019424712S" calcext:value-type="time">
            <text:p>15:58:56</text:p>
          </table:table-cell>
          <table:table-cell table:style-name="ce11" table:formula="of:=8*[.W6]" office:value-type="float" office:value="491.87182464925" calcext:value-type="float">
            <text:p>491.87182464925</text:p>
          </table:table-cell>
          <table:table-cell table:formula="of:=MOD([.E6]*1440+[.V6]+4*[.$B$4]-60*[.$B$5];1440)" office:value-type="float" office:value="37.0022552460942" calcext:value-type="float">
            <text:p>37.0022552460942</text:p>
          </table:table-cell>
          <table:table-cell table:formula="of:=IF([.AB6]/4&lt;0;[.AB6]/4+180;[.AB6]/4-180)" office:value-type="float" office:value="-170.749436188476" calcext:value-type="float">
            <text:p>-170.749436188476</text:p>
          </table:table-cell>
          <table:table-cell table:formula="of:=DEGREES(ACOS(SIN(RADIANS([.$B$3]))*SIN(RADIANS([.T6]))+COS(RADIANS([.$B$3]))*COS(RADIANS([.T6]))*COS(RADIANS([.AC6]))))" office:value-type="float" office:value="153.212246500921" calcext:value-type="float">
            <text:p>153.212246500921</text:p>
          </table:table-cell>
          <table:table-cell table:formula="of:=90-[.AD6]" office:value-type="float" office:value="-63.2122465009215" calcext:value-type="float">
            <text:p>-63.2122465009215</text:p>
          </table:table-cell>
          <table:table-cell table:formula="of:=IF([.AE6]&gt;85;0;IF([.AE6]&gt;5;58.1/TAN(RADIANS([.AE6]))-0.07/POWER(TAN(RADIANS([.AE6]));3)+0.000086/POWER(TAN(RADIANS([.AE6]));5);IF([.AE6]&gt;-0.575;1735+[.AE6]*(-518.2+[.AE6]*(103.4+[.AE6]*(-12.79+[.AE6]*0.711)));-20.772/TAN(RADIANS([.AE6])))))/3600" office:value-type="float" office:value="0.00291308891596005" calcext:value-type="float">
            <text:p>0.00291308891596005</text:p>
          </table:table-cell>
          <table:table-cell table:formula="of:=[.AE6]+[.AF6]" office:value-type="float" office:value="-63.2093334120055" calcext:value-type="float">
            <text:p>-63.2093334120055</text:p>
          </table:table-cell>
          <table:table-cell table:formula="of:=IF([.AC6]&gt;0;MOD(DEGREES(ACOS(((SIN(RADIANS([.$B$3]))*COS(RADIANS([.AD6])))-SIN(RADIANS([.T6])))/(COS(RADIANS([.$B$3]))*SIN(RADIANS([.AD6])))))+180;360);MOD(540-DEGREES(ACOS(((SIN(RADIANS([.$B$3]))*COS(RADIANS([.AD6])))-SIN(RADIANS([.T6])))/(COS(RADIANS([.$B$3]))*SIN(RADIANS([.AD6])))));360))" office:value-type="float" office:value="19.1053597764754" calcext:value-type="float">
            <text:p>19.1053597764754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Date</text:p>
          </table:table-cell>
          <table:table-cell table:style-name="ce5" office:value-type="date" office:date-value="2025-12-24" calcext:value-type="date">
            <text:p>12/24/2025</text:p>
          </table:table-cell>
          <table:table-cell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6]+0.1/24" office:value-type="time" office:time-value="PT00H36M00S" calcext:value-type="time">
            <text:p>0:36:00</text:p>
          </table:table-cell>
          <table:table-cell table:style-name="ce9" table:formula="of:=[.D7]+2415018.5+[.E7]-[.$B$5]/24" office:value-type="float" office:value="2461033.48333333" calcext:value-type="float">
            <text:p>2461033.48</text:p>
          </table:table-cell>
          <table:table-cell table:style-name="ce10" table:formula="of:=([.F7]-2451545)/36525" office:value-type="float" office:value="0.259780515628567" calcext:value-type="float">
            <text:p>0.25978052</text:p>
          </table:table-cell>
          <table:table-cell/>
          <table:table-cell table:formula="of:=MOD(280.46646+[.G7]*(36000.76983+[.G7]*0.0003032);360)" office:value-type="float" office:value="272.765029924472" calcext:value-type="float">
            <text:p>272.765029924472</text:p>
          </table:table-cell>
          <table:table-cell table:formula="of:=357.52911+[.G7]*(35999.05029-0.0001537*[.G7])" office:value-type="float" office:value="9709.38094610232" calcext:value-type="float">
            <text:p>9709.38094610232</text:p>
          </table:table-cell>
          <table:table-cell table:formula="of:=0.016708634-[.G7]*(0.000042037+0.0000001267*[.G7])" office:value-type="float" office:value="0.0166977050559989" calcext:value-type="float">
            <text:p>0.0166977050559989</text:p>
          </table:table-cell>
          <table:table-cell table:formula="of:=SIN(RADIANS([.J7]))*(1.914602-[.G7]*(0.004817+0.000014*[.G7]))+SIN(RADIANS(2*[.J7]))*(0.019993-0.000101*[.G7])+SIN(RADIANS(3*[.J7]))*0.000289" office:value-type="float" office:value="-0.359974059890168" calcext:value-type="float">
            <text:p>-0.359974059890168</text:p>
          </table:table-cell>
          <table:table-cell table:formula="of:=[.I7]+[.L7]" office:value-type="float" office:value="272.405055864582" calcext:value-type="float">
            <text:p>272.405055864582</text:p>
          </table:table-cell>
          <table:table-cell table:formula="of:=[.J7]+[.L7]" office:value-type="float" office:value="9709.02097204243" calcext:value-type="float">
            <text:p>9709.02097204243</text:p>
          </table:table-cell>
          <table:table-cell table:formula="of:=(1.000001018*(1-[.K7]*[.K7]))/(1+[.K7]*COS(RADIANS([.N7])))" office:value-type="float" office:value="0.983598965250886" calcext:value-type="float">
            <text:p>0.983598965250886</text:p>
          </table:table-cell>
          <table:table-cell table:formula="of:=[.M7]-0.00569-0.00478*SIN(RADIANS(125.04-1934.136*[.G7]))" office:value-type="float" office:value="272.400796143094" calcext:value-type="float">
            <text:p>272.400796143094</text:p>
          </table:table-cell>
          <table:table-cell table:formula="of:=23+(26+((21.448-[.G7]*(46.815+[.G7]*(0.00059-[.G7]*0.001813))))/60)/60" office:value-type="float" office:value="23.435912879758" calcext:value-type="float">
            <text:p>23.435912879758</text:p>
          </table:table-cell>
          <table:table-cell table:formula="of:=[.Q7]+0.00256*COS(RADIANS(125.04-1934.136*[.G7]))" office:value-type="float" office:value="23.4383555900205" calcext:value-type="float">
            <text:p>23.4383555900205</text:p>
          </table:table-cell>
          <table:table-cell table:formula="of:=DEGREES(ATAN2(COS(RADIANS([.P7]));COS(RADIANS([.R7]))*SIN(RADIANS([.P7]))))" office:value-type="float" office:value="-87.383583496017" calcext:value-type="float">
            <text:p>-87.383583496017</text:p>
          </table:table-cell>
          <table:table-cell table:formula="of:=DEGREES(ASIN(SIN(RADIANS([.R7]))*SIN(RADIANS([.P7]))))" office:value-type="float" office:value="-23.4165543390622" calcext:value-type="float">
            <text:p>-23.4165543390622</text:p>
          </table:table-cell>
          <table:table-cell table:formula="of:=TAN(RADIANS([.R7]/2))*TAN(RADIANS([.R7]/2))" office:value-type="float" office:value="0.0430309963961446" calcext:value-type="float">
            <text:p>0.0430309963961446</text:p>
          </table:table-cell>
          <table:table-cell table:formula="of:=4*DEGREES([.U7]*SIN(2*RADIANS([.I7]))-2*[.K7]*SIN(RADIANS([.J7]))+4*[.K7]*[.U7]*SIN(RADIANS([.J7]))*COS(2*RADIANS([.I7]))-0.5*[.U7]*[.U7]*SIN(4*RADIANS([.I7]))-1.25*[.K7]*[.K7]*SIN(2*RADIANS([.J7])))" office:value-type="float" office:value="0.569070616793618" calcext:value-type="float">
            <text:p>0.569070616793618</text:p>
          </table:table-cell>
          <table:table-cell table:formula="of:=DEGREES(ACOS(COS(RADIANS(90.833))/(COS(RADIANS([.$B$3]))*COS(RADIANS([.T7])))-TAN(RADIANS([.$B$3]))*TAN(RADIANS([.T7]))))" office:value-type="float" office:value="61.4840977102147" calcext:value-type="float">
            <text:p>61.4840977102147</text:p>
          </table:table-cell>
          <table:table-cell table:style-name="ce8" table:formula="of:=(720-4*[.$B$4]-[.V7]+[.$B$5]*60)/1440" office:value-type="time" office:time-value="PT11H52M59.988562992S" calcext:value-type="time">
            <text:p>11:52:59</text:p>
          </table:table-cell>
          <table:table-cell table:style-name="ce8" table:formula="of:=[.X7]-[.W7]*4/1440" office:value-type="time" office:time-value="PT07H47M03.805112541S" calcext:value-type="time">
            <text:p>7:47:03</text:p>
          </table:table-cell>
          <table:table-cell table:style-name="ce8" table:formula="of:=[.X7]+[.W7]*4/1440" office:value-type="time" office:time-value="PT15H58M56.172013444S" calcext:value-type="time">
            <text:p>15:58:56</text:p>
          </table:table-cell>
          <table:table-cell table:style-name="ce11" table:formula="of:=8*[.W7]" office:value-type="float" office:value="491.872781681718" calcext:value-type="float">
            <text:p>491.872781681718</text:p>
          </table:table-cell>
          <table:table-cell table:formula="of:=MOD([.E7]*1440+[.V7]+4*[.$B$4]-60*[.$B$5];1440)" office:value-type="float" office:value="43.0001906167936" calcext:value-type="float">
            <text:p>43.0001906167936</text:p>
          </table:table-cell>
          <table:table-cell table:formula="of:=IF([.AB7]/4&lt;0;[.AB7]/4+180;[.AB7]/4-180)" office:value-type="float" office:value="-169.249952345802" calcext:value-type="float">
            <text:p>-169.249952345802</text:p>
          </table:table-cell>
          <table:table-cell table:formula="of:=DEGREES(ACOS(SIN(RADIANS([.$B$3]))*SIN(RADIANS([.T7]))+COS(RADIANS([.$B$3]))*COS(RADIANS([.T7]))*COS(RADIANS([.AC7]))))" office:value-type="float" office:value="152.867767526822" calcext:value-type="float">
            <text:p>152.867767526822</text:p>
          </table:table-cell>
          <table:table-cell table:formula="of:=90-[.AD7]" office:value-type="float" office:value="-62.8677675268224" calcext:value-type="float">
            <text:p>-62.8677675268224</text:p>
          </table:table-cell>
          <table:table-cell table:formula="of:=IF([.AE7]&gt;85;0;IF([.AE7]&gt;5;58.1/TAN(RADIANS([.AE7]))-0.07/POWER(TAN(RADIANS([.AE7]));3)+0.000086/POWER(TAN(RADIANS([.AE7]));5);IF([.AE7]&gt;-0.575;1735+[.AE7]*(-518.2+[.AE7]*(103.4+[.AE7]*(-12.79+[.AE7]*0.711)));-20.772/TAN(RADIANS([.AE7])))))/3600" office:value-type="float" office:value="0.00295675534694748" calcext:value-type="float">
            <text:p>0.00295675534694748</text:p>
          </table:table-cell>
          <table:table-cell table:formula="of:=[.AE7]+[.AF7]" office:value-type="float" office:value="-62.8648107714754" calcext:value-type="float">
            <text:p>-62.8648107714754</text:p>
          </table:table-cell>
          <table:table-cell table:formula="of:=IF([.AC7]&gt;0;MOD(DEGREES(ACOS(((SIN(RADIANS([.$B$3]))*COS(RADIANS([.AD7])))-SIN(RADIANS([.T7])))/(COS(RADIANS([.$B$3]))*SIN(RADIANS([.AD7])))))+180;360);MOD(540-DEGREES(ACOS(((SIN(RADIANS([.$B$3]))*COS(RADIANS([.AD7])))-SIN(RADIANS([.T7])))/(COS(RADIANS([.$B$3]))*SIN(RADIANS([.AD7])))));360))" office:value-type="float" office:value="22.0440363845175" calcext:value-type="float">
            <text:p>22.0440363845175</text:p>
          </table:table-cell>
          <table:table-cell table:number-columns-repeated="990"/>
        </table:table-row>
        <table:table-row table:style-name="ro2">
          <table:table-cell/>
          <table:table-cell table:formula="of:=INT([.B7])" office:value-type="float" office:value="46015" calcext:value-type="float">
            <text:p>46015</text:p>
          </table:table-cell>
          <table:table-cell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7]+0.1/24" office:value-type="time" office:time-value="PT00H42M00S" calcext:value-type="time">
            <text:p>0:42:00</text:p>
          </table:table-cell>
          <table:table-cell table:style-name="ce9" table:formula="of:=[.D8]+2415018.5+[.E8]-[.$B$5]/24" office:value-type="float" office:value="2461033.4875" calcext:value-type="float">
            <text:p>2461033.49</text:p>
          </table:table-cell>
          <table:table-cell table:style-name="ce10" table:formula="of:=([.F8]-2451545)/36525" office:value-type="float" office:value="0.259780629705689" calcext:value-type="float">
            <text:p>0.25978063</text:p>
          </table:table-cell>
          <table:table-cell/>
          <table:table-cell table:formula="of:=MOD(280.46646+[.G8]*(36000.76983+[.G8]*0.0003032);360)" office:value-type="float" office:value="272.769136788707" calcext:value-type="float">
            <text:p>272.769136788707</text:p>
          </table:table-cell>
          <table:table-cell table:formula="of:=357.52911+[.G8]*(35999.05029-0.0001537*[.G8])" office:value-type="float" office:value="9709.38505277036" calcext:value-type="float">
            <text:p>9709.38505277036</text:p>
          </table:table-cell>
          <table:table-cell table:formula="of:=0.016708634-[.G8]*(0.000042037+0.0000001267*[.G8])" office:value-type="float" office:value="0.016697705051196" calcext:value-type="float">
            <text:p>0.016697705051196</text:p>
          </table:table-cell>
          <table:table-cell table:formula="of:=SIN(RADIANS([.J8]))*(1.914602-[.G8]*(0.004817+0.000014*[.G8]))+SIN(RADIANS(2*[.J8]))*(0.019993-0.000101*[.G8])+SIN(RADIANS(3*[.J8]))*0.000289" office:value-type="float" office:value="-0.359836547703815" calcext:value-type="float">
            <text:p>-0.359836547703815</text:p>
          </table:table-cell>
          <table:table-cell table:formula="of:=[.I8]+[.L8]" office:value-type="float" office:value="272.409300241004" calcext:value-type="float">
            <text:p>272.409300241004</text:p>
          </table:table-cell>
          <table:table-cell table:formula="of:=[.J8]+[.L8]" office:value-type="float" office:value="9709.02521622266" calcext:value-type="float">
            <text:p>9709.02521622266</text:p>
          </table:table-cell>
          <table:table-cell table:formula="of:=(1.000001018*(1-[.K8]*[.K8]))/(1+[.K8]*COS(RADIANS([.N8])))" office:value-type="float" office:value="0.983598737335848" calcext:value-type="float">
            <text:p>0.983598737335848</text:p>
          </table:table-cell>
          <table:table-cell table:formula="of:=[.M8]-0.00569-0.00478*SIN(RADIANS(125.04-1934.136*[.G8]))" office:value-type="float" office:value="272.405040537079" calcext:value-type="float">
            <text:p>272.405040537079</text:p>
          </table:table-cell>
          <table:table-cell table:formula="of:=23+(26+((21.448-[.G8]*(46.815+[.G8]*(0.00059-[.G8]*0.001813))))/60)/60" office:value-type="float" office:value="23.4359128782745" calcext:value-type="float">
            <text:p>23.4359128782745</text:p>
          </table:table-cell>
          <table:table-cell table:formula="of:=[.Q8]+0.00256*COS(RADIANS(125.04-1934.136*[.G8]))" office:value-type="float" office:value="23.4383555855872" calcext:value-type="float">
            <text:p>23.4383555855872</text:p>
          </table:table-cell>
          <table:table-cell table:formula="of:=DEGREES(ATAN2(COS(RADIANS([.P8]));COS(RADIANS([.R8]))*SIN(RADIANS([.P8]))))" office:value-type="float" office:value="-87.3789589238185" calcext:value-type="float">
            <text:p>-87.3789589238185</text:p>
          </table:table-cell>
          <table:table-cell table:formula="of:=DEGREES(ASIN(SIN(RADIANS([.R8]))*SIN(RADIANS([.P8]))))" office:value-type="float" office:value="-23.4164771988586" calcext:value-type="float">
            <text:p>-23.4164771988586</text:p>
          </table:table-cell>
          <table:table-cell table:formula="of:=TAN(RADIANS([.R8]/2))*TAN(RADIANS([.R8]/2))" office:value-type="float" office:value="0.0430309963794032" calcext:value-type="float">
            <text:p>0.0430309963794032</text:p>
          </table:table-cell>
          <table:table-cell table:formula="of:=4*DEGREES([.U8]*SIN(2*RADIANS([.I8]))-2*[.K8]*SIN(RADIANS([.J8]))+4*[.K8]*[.U8]*SIN(RADIANS([.J8]))*COS(2*RADIANS([.I8]))-0.5*[.U8]*[.U8]*SIN(4*RADIANS([.I8]))-1.25*[.K8]*[.K8]*SIN(2*RADIANS([.J8])))" office:value-type="float" office:value="0.567006000478942" calcext:value-type="float">
            <text:p>0.567006000478942</text:p>
          </table:table-cell>
          <table:table-cell table:formula="of:=DEGREES(ACOS(COS(RADIANS(90.833))/(COS(RADIANS([.$B$3]))*COS(RADIANS([.T8])))-TAN(RADIANS([.$B$3]))*TAN(RADIANS([.T8]))))" office:value-type="float" office:value="61.484217550544" calcext:value-type="float">
            <text:p>61.484217550544</text:p>
          </table:table-cell>
          <table:table-cell table:style-name="ce8" table:formula="of:=(720-4*[.$B$4]-[.V8]+[.$B$5]*60)/1440" office:value-type="time" office:time-value="PT11H53M00.112439971S" calcext:value-type="time">
            <text:p>11:53:00</text:p>
          </table:table-cell>
          <table:table-cell table:style-name="ce8" table:formula="of:=[.X8]-[.W8]*4/1440" office:value-type="time" office:time-value="PT07H47M03.900227841S" calcext:value-type="time">
            <text:p>7:47:03</text:p>
          </table:table-cell>
          <table:table-cell table:style-name="ce8" table:formula="of:=[.X8]+[.W8]*4/1440" office:value-type="time" office:time-value="PT15H58M56.324652102S" calcext:value-type="time">
            <text:p>15:58:56</text:p>
          </table:table-cell>
          <table:table-cell table:style-name="ce11" table:formula="of:=8*[.W8]" office:value-type="float" office:value="491.873740404352" calcext:value-type="float">
            <text:p>491.873740404352</text:p>
          </table:table-cell>
          <table:table-cell table:formula="of:=MOD([.E8]*1440+[.V8]+4*[.$B$4]-60*[.$B$5];1440)" office:value-type="float" office:value="48.998126000479" calcext:value-type="float">
            <text:p>48.998126000479</text:p>
          </table:table-cell>
          <table:table-cell table:formula="of:=IF([.AB8]/4&lt;0;[.AB8]/4+180;[.AB8]/4-180)" office:value-type="float" office:value="-167.75046849988" calcext:value-type="float">
            <text:p>-167.75046849988</text:p>
          </table:table-cell>
          <table:table-cell table:formula="of:=DEGREES(ACOS(SIN(RADIANS([.$B$3]))*SIN(RADIANS([.T8]))+COS(RADIANS([.$B$3]))*COS(RADIANS([.T8]))*COS(RADIANS([.AC8]))))" office:value-type="float" office:value="152.47721282348" calcext:value-type="float">
            <text:p>152.47721282348</text:p>
          </table:table-cell>
          <table:table-cell table:formula="of:=90-[.AD8]" office:value-type="float" office:value="-62.4772128234799" calcext:value-type="float">
            <text:p>-62.4772128234799</text:p>
          </table:table-cell>
          <table:table-cell table:formula="of:=IF([.AE8]&gt;85;0;IF([.AE8]&gt;5;58.1/TAN(RADIANS([.AE8]))-0.07/POWER(TAN(RADIANS([.AE8]));3)+0.000086/POWER(TAN(RADIANS([.AE8]));5);IF([.AE8]&gt;-0.575;1735+[.AE8]*(-518.2+[.AE8]*(103.4+[.AE8]*(-12.79+[.AE8]*0.711)));-20.772/TAN(RADIANS([.AE8])))))/3600" office:value-type="float" office:value="0.00300658914610844" calcext:value-type="float">
            <text:p>0.00300658914610844</text:p>
          </table:table-cell>
          <table:table-cell table:formula="of:=[.AE8]+[.AF8]" office:value-type="float" office:value="-62.4742062343338" calcext:value-type="float">
            <text:p>-62.4742062343338</text:p>
          </table:table-cell>
          <table:table-cell table:formula="of:=IF([.AC8]&gt;0;MOD(DEGREES(ACOS(((SIN(RADIANS([.$B$3]))*COS(RADIANS([.AD8])))-SIN(RADIANS([.T8])))/(COS(RADIANS([.$B$3]))*SIN(RADIANS([.AD8])))))+180;360);MOD(540-DEGREES(ACOS(((SIN(RADIANS([.$B$3]))*COS(RADIANS([.AD8])))-SIN(RADIANS([.T8])))/(COS(RADIANS([.$B$3]))*SIN(RADIANS([.AD8])))));360))" office:value-type="float" office:value="24.918352582527" calcext:value-type="float">
            <text:p>24.918352582527</text:p>
          </table:table-cell>
          <table:table-cell table:number-columns-repeated="990"/>
        </table:table-row>
        <table:table-row table:style-name="ro2">
          <table:table-cell>
            <draw:frame table:end-cell-address="Calculations.C22" table:end-x="1.1965in" table:end-y="0.0094in" draw:z-index="0" draw:style-name="gr1" draw:text-style-name="P1" svg:width="3.2882in" svg:height="2.4732in" svg:x="0in" svg:y="0.028in">
              <draw:object draw:notify-on-update-of-ranges="Calculations.AG2:Calculations.AG241 Calculations.AH1:Calculations.AH1 Calculations.AH2:Calculations.AH24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8]+0.1/24" office:value-type="time" office:time-value="PT00H48M00S" calcext:value-type="time">
            <text:p>0:48:00</text:p>
          </table:table-cell>
          <table:table-cell table:style-name="ce9" table:formula="of:=[.D9]+2415018.5+[.E9]-[.$B$5]/24" office:value-type="float" office:value="2461033.49166667" calcext:value-type="float">
            <text:p>2461033.49</text:p>
          </table:table-cell>
          <table:table-cell table:style-name="ce10" table:formula="of:=([.F9]-2451545)/36525" office:value-type="float" office:value="0.259780743782798" calcext:value-type="float">
            <text:p>0.25978074</text:p>
          </table:table-cell>
          <table:table-cell/>
          <table:table-cell table:formula="of:=MOD(280.46646+[.G9]*(36000.76983+[.G9]*0.0003032);360)" office:value-type="float" office:value="272.77324365248" calcext:value-type="float">
            <text:p>272.77324365248</text:p>
          </table:table-cell>
          <table:table-cell table:formula="of:=357.52911+[.G9]*(35999.05029-0.0001537*[.G9])" office:value-type="float" office:value="9709.38915943795" calcext:value-type="float">
            <text:p>9709.38915943795</text:p>
          </table:table-cell>
          <table:table-cell table:formula="of:=0.016708634-[.G9]*(0.000042037+0.0000001267*[.G9])" office:value-type="float" office:value="0.016697705046393" calcext:value-type="float">
            <text:p>0.016697705046393</text:p>
          </table:table-cell>
          <table:table-cell table:formula="of:=SIN(RADIANS([.J9]))*(1.914602-[.G9]*(0.004817+0.000014*[.G9]))+SIN(RADIANS(2*[.J9]))*(0.019993-0.000101*[.G9])+SIN(RADIANS(3*[.J9]))*0.000289" office:value-type="float" office:value="-0.359699033566694" calcext:value-type="float">
            <text:p>-0.359699033566694</text:p>
          </table:table-cell>
          <table:table-cell table:formula="of:=[.I9]+[.L9]" office:value-type="float" office:value="272.413544618914" calcext:value-type="float">
            <text:p>272.413544618914</text:p>
          </table:table-cell>
          <table:table-cell table:formula="of:=[.J9]+[.L9]" office:value-type="float" office:value="9709.02946040438" calcext:value-type="float">
            <text:p>9709.02946040438</text:p>
          </table:table-cell>
          <table:table-cell table:formula="of:=(1.000001018*(1-[.K9]*[.K9]))/(1+[.K9]*COS(RADIANS([.N9])))" office:value-type="float" office:value="0.983598509507879" calcext:value-type="float">
            <text:p>0.983598509507879</text:p>
          </table:table-cell>
          <table:table-cell table:formula="of:=[.M9]-0.00569-0.00478*SIN(RADIANS(125.04-1934.136*[.G9]))" office:value-type="float" office:value="272.409284932553" calcext:value-type="float">
            <text:p>272.409284932553</text:p>
          </table:table-cell>
          <table:table-cell table:formula="of:=23+(26+((21.448-[.G9]*(46.815+[.G9]*(0.00059-[.G9]*0.001813))))/60)/60" office:value-type="float" office:value="23.4359128767911" calcext:value-type="float">
            <text:p>23.4359128767911</text:p>
          </table:table-cell>
          <table:table-cell table:formula="of:=[.Q9]+0.00256*COS(RADIANS(125.04-1934.136*[.G9]))" office:value-type="float" office:value="23.4383555811538" calcext:value-type="float">
            <text:p>23.4383555811538</text:p>
          </table:table-cell>
          <table:table-cell table:formula="of:=DEGREES(ATAN2(COS(RADIANS([.P9]));COS(RADIANS([.R9]))*SIN(RADIANS([.P9]))))" office:value-type="float" office:value="-87.3743343553958" calcext:value-type="float">
            <text:p>-87.3743343553958</text:p>
          </table:table-cell>
          <table:table-cell table:formula="of:=DEGREES(ASIN(SIN(RADIANS([.R9]))*SIN(RADIANS([.P9]))))" office:value-type="float" office:value="-23.4163999225045" calcext:value-type="float">
            <text:p>-23.4163999225045</text:p>
          </table:table-cell>
          <table:table-cell table:formula="of:=TAN(RADIANS([.R9]/2))*TAN(RADIANS([.R9]/2))" office:value-type="float" office:value="0.0430309963626615" calcext:value-type="float">
            <text:p>0.0430309963626615</text:p>
          </table:table-cell>
          <table:table-cell table:formula="of:=4*DEGREES([.U9]*SIN(2*RADIANS([.I9]))-2*[.K9]*SIN(RADIANS([.J9]))+4*[.K9]*[.U9]*SIN(RADIANS([.J9]))*COS(2*RADIANS([.I9]))-0.5*[.U9]*[.U9]*SIN(4*RADIANS([.I9]))-1.25*[.K9]*[.K9]*SIN(2*RADIANS([.J9])))" office:value-type="float" office:value="0.564941397653709" calcext:value-type="float">
            <text:p>0.564941397653709</text:p>
          </table:table-cell>
          <table:table-cell table:formula="of:=DEGREES(ACOS(COS(RADIANS(90.833))/(COS(RADIANS([.$B$3]))*COS(RADIANS([.T9])))-TAN(RADIANS([.$B$3]))*TAN(RADIANS([.T9]))))" office:value-type="float" office:value="61.4843376021148" calcext:value-type="float">
            <text:p>61.4843376021148</text:p>
          </table:table-cell>
          <table:table-cell table:style-name="ce8" table:formula="of:=(720-4*[.$B$4]-[.V9]+[.$B$5]*60)/1440" office:value-type="time" office:time-value="PT11H53M00.236316141S" calcext:value-type="time">
            <text:p>11:53:00</text:p>
          </table:table-cell>
          <table:table-cell table:style-name="ce8" table:formula="of:=[.X9]-[.W9]*4/1440" office:value-type="time" office:time-value="PT07H47M03.995291633S" calcext:value-type="time">
            <text:p>7:47:03</text:p>
          </table:table-cell>
          <table:table-cell table:style-name="ce8" table:formula="of:=[.X9]+[.W9]*4/1440" office:value-type="time" office:time-value="PT15H58M56.477340648S" calcext:value-type="time">
            <text:p>15:58:56</text:p>
          </table:table-cell>
          <table:table-cell table:style-name="ce11" table:formula="of:=8*[.W9]" office:value-type="float" office:value="491.874700816919" calcext:value-type="float">
            <text:p>491.874700816919</text:p>
          </table:table-cell>
          <table:table-cell table:formula="of:=MOD([.E9]*1440+[.V9]+4*[.$B$4]-60*[.$B$5];1440)" office:value-type="float" office:value="54.9960613976537" calcext:value-type="float">
            <text:p>54.9960613976537</text:p>
          </table:table-cell>
          <table:table-cell table:formula="of:=IF([.AB9]/4&lt;0;[.AB9]/4+180;[.AB9]/4-180)" office:value-type="float" office:value="-166.250984650587" calcext:value-type="float">
            <text:p>-166.250984650587</text:p>
          </table:table-cell>
          <table:table-cell table:formula="of:=DEGREES(ACOS(SIN(RADIANS([.$B$3]))*SIN(RADIANS([.T9]))+COS(RADIANS([.$B$3]))*COS(RADIANS([.T9]))*COS(RADIANS([.AC9]))))" office:value-type="float" office:value="152.042611433941" calcext:value-type="float">
            <text:p>152.042611433941</text:p>
          </table:table-cell>
          <table:table-cell table:formula="of:=90-[.AD9]" office:value-type="float" office:value="-62.0426114339407" calcext:value-type="float">
            <text:p>-62.0426114339407</text:p>
          </table:table-cell>
          <table:table-cell table:formula="of:=IF([.AE9]&gt;85;0;IF([.AE9]&gt;5;58.1/TAN(RADIANS([.AE9]))-0.07/POWER(TAN(RADIANS([.AE9]));3)+0.000086/POWER(TAN(RADIANS([.AE9]));5);IF([.AE9]&gt;-0.575;1735+[.AE9]*(-518.2+[.AE9]*(103.4+[.AE9]*(-12.79+[.AE9]*0.711)));-20.772/TAN(RADIANS([.AE9])))))/3600" office:value-type="float" office:value="0.00306246120192129" calcext:value-type="float">
            <text:p>0.00306246120192129</text:p>
          </table:table-cell>
          <table:table-cell table:formula="of:=[.AE9]+[.AF9]" office:value-type="float" office:value="-62.0395489727387" calcext:value-type="float">
            <text:p>-62.0395489727387</text:p>
          </table:table-cell>
          <table:table-cell table:formula="of:=IF([.AC9]&gt;0;MOD(DEGREES(ACOS(((SIN(RADIANS([.$B$3]))*COS(RADIANS([.AD9])))-SIN(RADIANS([.T9])))/(COS(RADIANS([.$B$3]))*SIN(RADIANS([.AD9])))))+180;360);MOD(540-DEGREES(ACOS(((SIN(RADIANS([.$B$3]))*COS(RADIANS([.AD9])))-SIN(RADIANS([.T9])))/(COS(RADIANS([.$B$3]))*SIN(RADIANS([.AD9])))));360))" office:value-type="float" office:value="27.7234904854708" calcext:value-type="float">
            <text:p>27.723490485470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9]+0.1/24" office:value-type="time" office:time-value="PT00H54M00S" calcext:value-type="time">
            <text:p>0:54:00</text:p>
          </table:table-cell>
          <table:table-cell table:style-name="ce9" table:formula="of:=[.D10]+2415018.5+[.E10]-[.$B$5]/24" office:value-type="float" office:value="2461033.49583333" calcext:value-type="float">
            <text:p>2461033.50</text:p>
          </table:table-cell>
          <table:table-cell table:style-name="ce10" table:formula="of:=([.F10]-2451545)/36525" office:value-type="float" office:value="0.25978085785992" calcext:value-type="float">
            <text:p>0.25978086</text:p>
          </table:table-cell>
          <table:table-cell/>
          <table:table-cell table:formula="of:=MOD(280.46646+[.G10]*(36000.76983+[.G10]*0.0003032);360)" office:value-type="float" office:value="272.777350516713" calcext:value-type="float">
            <text:p>272.777350516713</text:p>
          </table:table-cell>
          <table:table-cell table:formula="of:=357.52911+[.G10]*(35999.05029-0.0001537*[.G10])" office:value-type="float" office:value="9709.39326610599" calcext:value-type="float">
            <text:p>9709.39326610599</text:p>
          </table:table-cell>
          <table:table-cell table:formula="of:=0.016708634-[.G10]*(0.000042037+0.0000001267*[.G10])" office:value-type="float" office:value="0.01669770504159" calcext:value-type="float">
            <text:p>0.01669770504159</text:p>
          </table:table-cell>
          <table:table-cell table:formula="of:=SIN(RADIANS([.J10]))*(1.914602-[.G10]*(0.004817+0.000014*[.G10]))+SIN(RADIANS(2*[.J10]))*(0.019993-0.000101*[.G10])+SIN(RADIANS(3*[.J10]))*0.000289" office:value-type="float" office:value="-0.359561517448635" calcext:value-type="float">
            <text:p>-0.359561517448635</text:p>
          </table:table-cell>
          <table:table-cell table:formula="of:=[.I10]+[.L10]" office:value-type="float" office:value="272.417788999265" calcext:value-type="float">
            <text:p>272.417788999265</text:p>
          </table:table-cell>
          <table:table-cell table:formula="of:=[.J10]+[.L10]" office:value-type="float" office:value="9709.03370458854" calcext:value-type="float">
            <text:p>9709.03370458854</text:p>
          </table:table-cell>
          <table:table-cell table:formula="of:=(1.000001018*(1-[.K10]*[.K10]))/(1+[.K10]*COS(RADIANS([.N10])))" office:value-type="float" office:value="0.983598281766931" calcext:value-type="float">
            <text:p>0.983598281766931</text:p>
          </table:table-cell>
          <table:table-cell table:formula="of:=[.M10]-0.00569-0.00478*SIN(RADIANS(125.04-1934.136*[.G10]))" office:value-type="float" office:value="272.413529330468" calcext:value-type="float">
            <text:p>272.413529330468</text:p>
          </table:table-cell>
          <table:table-cell table:formula="of:=23+(26+((21.448-[.G10]*(46.815+[.G10]*(0.00059-[.G10]*0.001813))))/60)/60" office:value-type="float" office:value="23.4359128753076" calcext:value-type="float">
            <text:p>23.4359128753076</text:p>
          </table:table-cell>
          <table:table-cell table:formula="of:=[.Q10]+0.00256*COS(RADIANS(125.04-1934.136*[.G10]))" office:value-type="float" office:value="23.4383555767204" calcext:value-type="float">
            <text:p>23.4383555767204</text:p>
          </table:table-cell>
          <table:table-cell table:formula="of:=DEGREES(ATAN2(COS(RADIANS([.P10]));COS(RADIANS([.R10]))*SIN(RADIANS([.P10]))))" office:value-type="float" office:value="-87.3697097897205" calcext:value-type="float">
            <text:p>-87.3697097897205</text:p>
          </table:table-cell>
          <table:table-cell table:formula="of:=DEGREES(ASIN(SIN(RADIANS([.R10]))*SIN(RADIANS([.P10]))))" office:value-type="float" office:value="-23.4163225099827" calcext:value-type="float">
            <text:p>-23.4163225099827</text:p>
          </table:table-cell>
          <table:table-cell table:formula="of:=TAN(RADIANS([.R10]/2))*TAN(RADIANS([.R10]/2))" office:value-type="float" office:value="0.0430309963459198" calcext:value-type="float">
            <text:p>0.0430309963459198</text:p>
          </table:table-cell>
          <table:table-cell table:formula="of:=4*DEGREES([.U10]*SIN(2*RADIANS([.I10]))-2*[.K10]*SIN(RADIANS([.J10]))+4*[.K10]*[.U10]*SIN(RADIANS([.J10]))*COS(2*RADIANS([.I10]))-0.5*[.U10]*[.U10]*SIN(4*RADIANS([.I10]))-1.25*[.K10]*[.K10]*SIN(2*RADIANS([.J10])))" office:value-type="float" office:value="0.562876807894081" calcext:value-type="float">
            <text:p>0.562876807894081</text:p>
          </table:table-cell>
          <table:table-cell table:formula="of:=DEGREES(ACOS(COS(RADIANS(90.833))/(COS(RADIANS([.$B$3]))*COS(RADIANS([.T10])))-TAN(RADIANS([.$B$3]))*TAN(RADIANS([.T10]))))" office:value-type="float" office:value="61.4844578649521" calcext:value-type="float">
            <text:p>61.4844578649521</text:p>
          </table:table-cell>
          <table:table-cell table:style-name="ce8" table:formula="of:=(720-4*[.$B$4]-[.V10]+[.$B$5]*60)/1440" office:value-type="time" office:time-value="PT11H53M00.360191526S" calcext:value-type="time">
            <text:p>11:53:00</text:p>
          </table:table-cell>
          <table:table-cell table:style-name="ce8" table:formula="of:=[.X10]-[.W10]*4/1440" office:value-type="time" office:time-value="PT07H47M04.090303938S" calcext:value-type="time">
            <text:p>7:47:04</text:p>
          </table:table-cell>
          <table:table-cell table:style-name="ce8" table:formula="of:=[.X10]+[.W10]*4/1440" office:value-type="time" office:time-value="PT15H58M56.630079115S" calcext:value-type="time">
            <text:p>15:58:56</text:p>
          </table:table-cell>
          <table:table-cell table:style-name="ce11" table:formula="of:=8*[.W10]" office:value-type="float" office:value="491.875662919617" calcext:value-type="float">
            <text:p>491.875662919617</text:p>
          </table:table-cell>
          <table:table-cell table:formula="of:=MOD([.E10]*1440+[.V10]+4*[.$B$4]-60*[.$B$5];1440)" office:value-type="float" office:value="60.9939968078941" calcext:value-type="float">
            <text:p>60.9939968078941</text:p>
          </table:table-cell>
          <table:table-cell table:formula="of:=IF([.AB10]/4&lt;0;[.AB10]/4+180;[.AB10]/4-180)" office:value-type="float" office:value="-164.751500798026" calcext:value-type="float">
            <text:p>-164.751500798026</text:p>
          </table:table-cell>
          <table:table-cell table:formula="of:=DEGREES(ACOS(SIN(RADIANS([.$B$3]))*SIN(RADIANS([.T10]))+COS(RADIANS([.$B$3]))*COS(RADIANS([.T10]))*COS(RADIANS([.AC10]))))" office:value-type="float" office:value="151.566092378938" calcext:value-type="float">
            <text:p>151.566092378938</text:p>
          </table:table-cell>
          <table:table-cell table:formula="of:=90-[.AD10]" office:value-type="float" office:value="-61.5660923789382" calcext:value-type="float">
            <text:p>-61.5660923789382</text:p>
          </table:table-cell>
          <table:table-cell table:formula="of:=IF([.AE10]&gt;85;0;IF([.AE10]&gt;5;58.1/TAN(RADIANS([.AE10]))-0.07/POWER(TAN(RADIANS([.AE10]));3)+0.000086/POWER(TAN(RADIANS([.AE10]));5);IF([.AE10]&gt;-0.575;1735+[.AE10]*(-518.2+[.AE10]*(103.4+[.AE10]*(-12.79+[.AE10]*0.711)));-20.772/TAN(RADIANS([.AE10])))))/3600" office:value-type="float" office:value="0.00312424175618326" calcext:value-type="float">
            <text:p>0.00312424175618326</text:p>
          </table:table-cell>
          <table:table-cell table:formula="of:=[.AE10]+[.AF10]" office:value-type="float" office:value="-61.5629681371821" calcext:value-type="float">
            <text:p>-61.5629681371821</text:p>
          </table:table-cell>
          <table:table-cell table:formula="of:=IF([.AC10]&gt;0;MOD(DEGREES(ACOS(((SIN(RADIANS([.$B$3]))*COS(RADIANS([.AD10])))-SIN(RADIANS([.T10])))/(COS(RADIANS([.$B$3]))*SIN(RADIANS([.AD10])))))+180;360);MOD(540-DEGREES(ACOS(((SIN(RADIANS([.$B$3]))*COS(RADIANS([.AD10])))-SIN(RADIANS([.T10])))/(COS(RADIANS([.$B$3]))*SIN(RADIANS([.AD10])))));360))" office:value-type="float" office:value="30.4558018368512" calcext:value-type="float">
            <text:p>30.455801836851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0]+0.1/24" office:value-type="time" office:time-value="PT01H00M00S" calcext:value-type="time">
            <text:p>1:00:00</text:p>
          </table:table-cell>
          <table:table-cell table:style-name="ce9" table:formula="of:=[.D11]+2415018.5+[.E11]-[.$B$5]/24" office:value-type="float" office:value="2461033.5" calcext:value-type="float">
            <text:p>2461033.50</text:p>
          </table:table-cell>
          <table:table-cell table:style-name="ce10" table:formula="of:=([.F11]-2451545)/36525" office:value-type="float" office:value="0.259780971937029" calcext:value-type="float">
            <text:p>0.25978097</text:p>
          </table:table-cell>
          <table:table-cell/>
          <table:table-cell table:formula="of:=MOD(280.46646+[.G11]*(36000.76983+[.G11]*0.0003032);360)" office:value-type="float" office:value="272.781457380486" calcext:value-type="float">
            <text:p>272.781457380486</text:p>
          </table:table-cell>
          <table:table-cell table:formula="of:=357.52911+[.G11]*(35999.05029-0.0001537*[.G11])" office:value-type="float" office:value="9709.39737277358" calcext:value-type="float">
            <text:p>9709.39737277358</text:p>
          </table:table-cell>
          <table:table-cell table:formula="of:=0.016708634-[.G11]*(0.000042037+0.0000001267*[.G11])" office:value-type="float" office:value="0.0166977050367871" calcext:value-type="float">
            <text:p>0.0166977050367871</text:p>
          </table:table-cell>
          <table:table-cell table:formula="of:=SIN(RADIANS([.J11]))*(1.914602-[.G11]*(0.004817+0.000014*[.G11]))+SIN(RADIANS(2*[.J11]))*(0.019993-0.000101*[.G11])+SIN(RADIANS(3*[.J11]))*0.000289" office:value-type="float" office:value="-0.359423999381361" calcext:value-type="float">
            <text:p>-0.359423999381361</text:p>
          </table:table-cell>
          <table:table-cell table:formula="of:=[.I11]+[.L11]" office:value-type="float" office:value="272.422033381105" calcext:value-type="float">
            <text:p>272.422033381105</text:p>
          </table:table-cell>
          <table:table-cell table:formula="of:=[.J11]+[.L11]" office:value-type="float" office:value="9709.0379487742" calcext:value-type="float">
            <text:p>9709.0379487742</text:p>
          </table:table-cell>
          <table:table-cell table:formula="of:=(1.000001018*(1-[.K11]*[.K11]))/(1+[.K11]*COS(RADIANS([.N11])))" office:value-type="float" office:value="0.983598054113055" calcext:value-type="float">
            <text:p>0.983598054113055</text:p>
          </table:table-cell>
          <table:table-cell table:formula="of:=[.M11]-0.00569-0.00478*SIN(RADIANS(125.04-1934.136*[.G11]))" office:value-type="float" office:value="272.417773729872" calcext:value-type="float">
            <text:p>272.417773729872</text:p>
          </table:table-cell>
          <table:table-cell table:formula="of:=23+(26+((21.448-[.G11]*(46.815+[.G11]*(0.00059-[.G11]*0.001813))))/60)/60" office:value-type="float" office:value="23.4359128738241" calcext:value-type="float">
            <text:p>23.4359128738241</text:p>
          </table:table-cell>
          <table:table-cell table:formula="of:=[.Q11]+0.00256*COS(RADIANS(125.04-1934.136*[.G11]))" office:value-type="float" office:value="23.438355572287" calcext:value-type="float">
            <text:p>23.438355572287</text:p>
          </table:table-cell>
          <table:table-cell table:formula="of:=DEGREES(ATAN2(COS(RADIANS([.P11]));COS(RADIANS([.R11]))*SIN(RADIANS([.P11]))))" office:value-type="float" office:value="-87.3650852278396" calcext:value-type="float">
            <text:p>-87.3650852278396</text:p>
          </table:table-cell>
          <table:table-cell table:formula="of:=DEGREES(ASIN(SIN(RADIANS([.R11]))*SIN(RADIANS([.P11]))))" office:value-type="float" office:value="-23.4162449613112" calcext:value-type="float">
            <text:p>-23.4162449613112</text:p>
          </table:table-cell>
          <table:table-cell table:formula="of:=TAN(RADIANS([.R11]/2))*TAN(RADIANS([.R11]/2))" office:value-type="float" office:value="0.0430309963291779" calcext:value-type="float">
            <text:p>0.0430309963291779</text:p>
          </table:table-cell>
          <table:table-cell table:formula="of:=4*DEGREES([.U11]*SIN(2*RADIANS([.I11]))-2*[.K11]*SIN(RADIANS([.J11]))+4*[.K11]*[.U11]*SIN(RADIANS([.J11]))*COS(2*RADIANS([.I11]))-0.5*[.U11]*[.U11]*SIN(4*RADIANS([.I11]))-1.25*[.K11]*[.K11]*SIN(2*RADIANS([.J11])))" office:value-type="float" office:value="0.560812231703413" calcext:value-type="float">
            <text:p>0.560812231703413</text:p>
          </table:table-cell>
          <table:table-cell table:formula="of:=DEGREES(ACOS(COS(RADIANS(90.833))/(COS(RADIANS([.$B$3]))*COS(RADIANS([.T11])))-TAN(RADIANS([.$B$3]))*TAN(RADIANS([.T11]))))" office:value-type="float" office:value="61.4845783390266" calcext:value-type="float">
            <text:p>61.4845783390266</text:p>
          </table:table-cell>
          <table:table-cell table:style-name="ce8" table:formula="of:=(720-4*[.$B$4]-[.V11]+[.$B$5]*60)/1440" office:value-type="time" office:time-value="PT11H53M00.484066098S" calcext:value-type="time">
            <text:p>11:53:00</text:p>
          </table:table-cell>
          <table:table-cell table:style-name="ce8" table:formula="of:=[.X11]-[.W11]*4/1440" office:value-type="time" office:time-value="PT07H47M04.185264731S" calcext:value-type="time">
            <text:p>7:47:04</text:p>
          </table:table-cell>
          <table:table-cell table:style-name="ce8" table:formula="of:=[.X11]+[.W11]*4/1440" office:value-type="time" office:time-value="PT15H58M56.782867464S" calcext:value-type="time">
            <text:p>15:58:56</text:p>
          </table:table-cell>
          <table:table-cell table:style-name="ce11" table:formula="of:=8*[.W11]" office:value-type="float" office:value="491.876626712213" calcext:value-type="float">
            <text:p>491.876626712213</text:p>
          </table:table-cell>
          <table:table-cell table:formula="of:=MOD([.E11]*1440+[.V11]+4*[.$B$4]-60*[.$B$5];1440)" office:value-type="float" office:value="66.9919322317035" calcext:value-type="float">
            <text:p>66.9919322317035</text:p>
          </table:table-cell>
          <table:table-cell table:formula="of:=IF([.AB11]/4&lt;0;[.AB11]/4+180;[.AB11]/4-180)" office:value-type="float" office:value="-163.252016942074" calcext:value-type="float">
            <text:p>-163.252016942074</text:p>
          </table:table-cell>
          <table:table-cell table:formula="of:=DEGREES(ACOS(SIN(RADIANS([.$B$3]))*SIN(RADIANS([.T11]))+COS(RADIANS([.$B$3]))*COS(RADIANS([.T11]))*COS(RADIANS([.AC11]))))" office:value-type="float" office:value="151.049845690973" calcext:value-type="float">
            <text:p>151.049845690973</text:p>
          </table:table-cell>
          <table:table-cell table:formula="of:=90-[.AD11]" office:value-type="float" office:value="-61.0498456909734" calcext:value-type="float">
            <text:p>-61.0498456909734</text:p>
          </table:table-cell>
          <table:table-cell table:formula="of:=IF([.AE11]&gt;85;0;IF([.AE11]&gt;5;58.1/TAN(RADIANS([.AE11]))-0.07/POWER(TAN(RADIANS([.AE11]));3)+0.000086/POWER(TAN(RADIANS([.AE11]));5);IF([.AE11]&gt;-0.575;1735+[.AE11]*(-518.2+[.AE11]*(103.4+[.AE11]*(-12.79+[.AE11]*0.711)));-20.772/TAN(RADIANS([.AE11])))))/3600" office:value-type="float" office:value="0.00319180429662806" calcext:value-type="float">
            <text:p>0.00319180429662806</text:p>
          </table:table-cell>
          <table:table-cell table:formula="of:=[.AE11]+[.AF11]" office:value-type="float" office:value="-61.0466538866768" calcext:value-type="float">
            <text:p>-61.0466538866768</text:p>
          </table:table-cell>
          <table:table-cell table:formula="of:=IF([.AC11]&gt;0;MOD(DEGREES(ACOS(((SIN(RADIANS([.$B$3]))*COS(RADIANS([.AD11])))-SIN(RADIANS([.T11])))/(COS(RADIANS([.$B$3]))*SIN(RADIANS([.AD11])))))+180;360);MOD(540-DEGREES(ACOS(((SIN(RADIANS([.$B$3]))*COS(RADIANS([.AD11])))-SIN(RADIANS([.T11])))/(COS(RADIANS([.$B$3]))*SIN(RADIANS([.AD11])))));360))" office:value-type="float" office:value="33.1127466708959" calcext:value-type="float">
            <text:p>33.112746670895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1]+0.1/24" office:value-type="time" office:time-value="PT01H06M00S" calcext:value-type="time">
            <text:p>1:06:00</text:p>
          </table:table-cell>
          <table:table-cell table:style-name="ce9" table:formula="of:=[.D12]+2415018.5+[.E12]-[.$B$5]/24" office:value-type="float" office:value="2461033.50416667" calcext:value-type="float">
            <text:p>2461033.50</text:p>
          </table:table-cell>
          <table:table-cell table:style-name="ce10" table:formula="of:=([.F12]-2451545)/36525" office:value-type="float" office:value="0.259781086014152" calcext:value-type="float">
            <text:p>0.25978109</text:p>
          </table:table-cell>
          <table:table-cell/>
          <table:table-cell table:formula="of:=MOD(280.46646+[.G12]*(36000.76983+[.G12]*0.0003032);360)" office:value-type="float" office:value="272.785564244719" calcext:value-type="float">
            <text:p>272.785564244719</text:p>
          </table:table-cell>
          <table:table-cell table:formula="of:=357.52911+[.G12]*(35999.05029-0.0001537*[.G12])" office:value-type="float" office:value="9709.40147944162" calcext:value-type="float">
            <text:p>9709.40147944162</text:p>
          </table:table-cell>
          <table:table-cell table:formula="of:=0.016708634-[.G12]*(0.000042037+0.0000001267*[.G12])" office:value-type="float" office:value="0.0166977050319841" calcext:value-type="float">
            <text:p>0.0166977050319841</text:p>
          </table:table-cell>
          <table:table-cell table:formula="of:=SIN(RADIANS([.J12]))*(1.914602-[.G12]*(0.004817+0.000014*[.G12]))+SIN(RADIANS(2*[.J12]))*(0.019993-0.000101*[.G12])+SIN(RADIANS(3*[.J12]))*0.000289" office:value-type="float" office:value="-0.359286479334704" calcext:value-type="float">
            <text:p>-0.359286479334704</text:p>
          </table:table-cell>
          <table:table-cell table:formula="of:=[.I12]+[.L12]" office:value-type="float" office:value="272.426277765385" calcext:value-type="float">
            <text:p>272.426277765385</text:p>
          </table:table-cell>
          <table:table-cell table:formula="of:=[.J12]+[.L12]" office:value-type="float" office:value="9709.04219296229" calcext:value-type="float">
            <text:p>9709.04219296229</text:p>
          </table:table-cell>
          <table:table-cell table:formula="of:=(1.000001018*(1-[.K12]*[.K12]))/(1+[.K12]*COS(RADIANS([.N12])))" office:value-type="float" office:value="0.983597826546202" calcext:value-type="float">
            <text:p>0.983597826546202</text:p>
          </table:table-cell>
          <table:table-cell table:formula="of:=[.M12]-0.00569-0.00478*SIN(RADIANS(125.04-1934.136*[.G12]))" office:value-type="float" office:value="272.422018131716" calcext:value-type="float">
            <text:p>272.422018131716</text:p>
          </table:table-cell>
          <table:table-cell table:formula="of:=23+(26+((21.448-[.G12]*(46.815+[.G12]*(0.00059-[.G12]*0.001813))))/60)/60" office:value-type="float" office:value="23.4359128723406" calcext:value-type="float">
            <text:p>23.4359128723406</text:p>
          </table:table-cell>
          <table:table-cell table:formula="of:=[.Q12]+0.00256*COS(RADIANS(125.04-1934.136*[.G12]))" office:value-type="float" office:value="23.4383555678536" calcext:value-type="float">
            <text:p>23.4383555678536</text:p>
          </table:table-cell>
          <table:table-cell table:formula="of:=DEGREES(ATAN2(COS(RADIANS([.P12]));COS(RADIANS([.R12]))*SIN(RADIANS([.P12]))))" office:value-type="float" office:value="-87.3604606687268" calcext:value-type="float">
            <text:p>-87.3604606687268</text:p>
          </table:table-cell>
          <table:table-cell table:formula="of:=DEGREES(ASIN(SIN(RADIANS([.R12]))*SIN(RADIANS([.P12]))))" office:value-type="float" office:value="-23.4161672764732" calcext:value-type="float">
            <text:p>-23.4161672764732</text:p>
          </table:table-cell>
          <table:table-cell table:formula="of:=TAN(RADIANS([.R12]/2))*TAN(RADIANS([.R12]/2))" office:value-type="float" office:value="0.0430309963124359" calcext:value-type="float">
            <text:p>0.0430309963124359</text:p>
          </table:table-cell>
          <table:table-cell table:formula="of:=4*DEGREES([.U12]*SIN(2*RADIANS([.I12]))-2*[.K12]*SIN(RADIANS([.J12]))+4*[.K12]*[.U12]*SIN(RADIANS([.J12]))*COS(2*RADIANS([.I12]))-0.5*[.U12]*[.U12]*SIN(4*RADIANS([.I12]))-1.25*[.K12]*[.K12]*SIN(2*RADIANS([.J12])))" office:value-type="float" office:value="0.558747668658527" calcext:value-type="float">
            <text:p>0.558747668658527</text:p>
          </table:table-cell>
          <table:table-cell table:formula="of:=DEGREES(ACOS(COS(RADIANS(90.833))/(COS(RADIANS([.$B$3]))*COS(RADIANS([.T12])))-TAN(RADIANS([.$B$3]))*TAN(RADIANS([.T12]))))" office:value-type="float" office:value="61.4846990243631" calcext:value-type="float">
            <text:p>61.4846990243631</text:p>
          </table:table-cell>
          <table:table-cell table:style-name="ce8" table:formula="of:=(720-4*[.$B$4]-[.V12]+[.$B$5]*60)/1440" office:value-type="time" office:time-value="PT11H53M00.60793988S" calcext:value-type="time">
            <text:p>11:53:00</text:p>
          </table:table-cell>
          <table:table-cell table:style-name="ce8" table:formula="of:=[.X12]-[.W12]*4/1440" office:value-type="time" office:time-value="PT07H47M04.280174033S" calcext:value-type="time">
            <text:p>7:47:04</text:p>
          </table:table-cell>
          <table:table-cell table:style-name="ce8" table:formula="of:=[.X12]+[.W12]*4/1440" office:value-type="time" office:time-value="PT15H58M56.935705728S" calcext:value-type="time">
            <text:p>15:58:56</text:p>
          </table:table-cell>
          <table:table-cell table:style-name="ce11" table:formula="of:=8*[.W12]" office:value-type="float" office:value="491.877592194905" calcext:value-type="float">
            <text:p>491.877592194905</text:p>
          </table:table-cell>
          <table:table-cell table:formula="of:=MOD([.E12]*1440+[.V12]+4*[.$B$4]-60*[.$B$5];1440)" office:value-type="float" office:value="72.9898676686585" calcext:value-type="float">
            <text:p>72.9898676686585</text:p>
          </table:table-cell>
          <table:table-cell table:formula="of:=IF([.AB12]/4&lt;0;[.AB12]/4+180;[.AB12]/4-180)" office:value-type="float" office:value="-161.752533082835" calcext:value-type="float">
            <text:p>-161.752533082835</text:p>
          </table:table-cell>
          <table:table-cell table:formula="of:=DEGREES(ACOS(SIN(RADIANS([.$B$3]))*SIN(RADIANS([.T12]))+COS(RADIANS([.$B$3]))*COS(RADIANS([.T12]))*COS(RADIANS([.AC12]))))" office:value-type="float" office:value="150.496087330134" calcext:value-type="float">
            <text:p>150.496087330134</text:p>
          </table:table-cell>
          <table:table-cell table:formula="of:=90-[.AD12]" office:value-type="float" office:value="-60.4960873301343" calcext:value-type="float">
            <text:p>-60.4960873301343</text:p>
          </table:table-cell>
          <table:table-cell table:formula="of:=IF([.AE12]&gt;85;0;IF([.AE12]&gt;5;58.1/TAN(RADIANS([.AE12]))-0.07/POWER(TAN(RADIANS([.AE12]));3)+0.000086/POWER(TAN(RADIANS([.AE12]));5);IF([.AE12]&gt;-0.575;1735+[.AE12]*(-518.2+[.AE12]*(103.4+[.AE12]*(-12.79+[.AE12]*0.711)));-20.772/TAN(RADIANS([.AE12])))))/3600" office:value-type="float" office:value="0.00326502910531011" calcext:value-type="float">
            <text:p>0.00326502910531011</text:p>
          </table:table-cell>
          <table:table-cell table:formula="of:=[.AE12]+[.AF12]" office:value-type="float" office:value="-60.492822301029" calcext:value-type="float">
            <text:p>-60.492822301029</text:p>
          </table:table-cell>
          <table:table-cell table:formula="of:=IF([.AC12]&gt;0;MOD(DEGREES(ACOS(((SIN(RADIANS([.$B$3]))*COS(RADIANS([.AD12])))-SIN(RADIANS([.T12])))/(COS(RADIANS([.$B$3]))*SIN(RADIANS([.AD12])))))+180;360);MOD(540-DEGREES(ACOS(((SIN(RADIANS([.$B$3]))*COS(RADIANS([.AD12])))-SIN(RADIANS([.T12])))/(COS(RADIANS([.$B$3]))*SIN(RADIANS([.AD12])))));360))" office:value-type="float" office:value="35.6928048111527" calcext:value-type="float">
            <text:p>35.692804811152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2]+0.1/24" office:value-type="time" office:time-value="PT01H12M00S" calcext:value-type="time">
            <text:p>1:12:00</text:p>
          </table:table-cell>
          <table:table-cell table:style-name="ce9" table:formula="of:=[.D13]+2415018.5+[.E13]-[.$B$5]/24" office:value-type="float" office:value="2461033.50833333" calcext:value-type="float">
            <text:p>2461033.51</text:p>
          </table:table-cell>
          <table:table-cell table:style-name="ce10" table:formula="of:=([.F13]-2451545)/36525" office:value-type="float" office:value="0.259781200091261" calcext:value-type="float">
            <text:p>0.25978120</text:p>
          </table:table-cell>
          <table:table-cell/>
          <table:table-cell table:formula="of:=MOD(280.46646+[.G13]*(36000.76983+[.G13]*0.0003032);360)" office:value-type="float" office:value="272.789671108492" calcext:value-type="float">
            <text:p>272.789671108492</text:p>
          </table:table-cell>
          <table:table-cell table:formula="of:=357.52911+[.G13]*(35999.05029-0.0001537*[.G13])" office:value-type="float" office:value="9709.40558610921" calcext:value-type="float">
            <text:p>9709.40558610921</text:p>
          </table:table-cell>
          <table:table-cell table:formula="of:=0.016708634-[.G13]*(0.000042037+0.0000001267*[.G13])" office:value-type="float" office:value="0.0166977050271811" calcext:value-type="float">
            <text:p>0.0166977050271811</text:p>
          </table:table-cell>
          <table:table-cell table:formula="of:=SIN(RADIANS([.J13]))*(1.914602-[.G13]*(0.004817+0.000014*[.G13]))+SIN(RADIANS(2*[.J13]))*(0.019993-0.000101*[.G13])+SIN(RADIANS(3*[.J13]))*0.000289" office:value-type="float" office:value="-0.359148957340169" calcext:value-type="float">
            <text:p>-0.359148957340169</text:p>
          </table:table-cell>
          <table:table-cell table:formula="of:=[.I13]+[.L13]" office:value-type="float" office:value="272.430522151152" calcext:value-type="float">
            <text:p>272.430522151152</text:p>
          </table:table-cell>
          <table:table-cell table:formula="of:=[.J13]+[.L13]" office:value-type="float" office:value="9709.04643715187" calcext:value-type="float">
            <text:p>9709.04643715187</text:p>
          </table:table-cell>
          <table:table-cell table:formula="of:=(1.000001018*(1-[.K13]*[.K13]))/(1+[.K13]*COS(RADIANS([.N13])))" office:value-type="float" office:value="0.983597599066424" calcext:value-type="float">
            <text:p>0.983597599066424</text:p>
          </table:table-cell>
          <table:table-cell table:formula="of:=[.M13]-0.00569-0.00478*SIN(RADIANS(125.04-1934.136*[.G13]))" office:value-type="float" office:value="272.426262535047" calcext:value-type="float">
            <text:p>272.426262535047</text:p>
          </table:table-cell>
          <table:table-cell table:formula="of:=23+(26+((21.448-[.G13]*(46.815+[.G13]*(0.00059-[.G13]*0.001813))))/60)/60" office:value-type="float" office:value="23.4359128708572" calcext:value-type="float">
            <text:p>23.4359128708572</text:p>
          </table:table-cell>
          <table:table-cell table:formula="of:=[.Q13]+0.00256*COS(RADIANS(125.04-1934.136*[.G13]))" office:value-type="float" office:value="23.4383555634201" calcext:value-type="float">
            <text:p>23.4383555634201</text:p>
          </table:table-cell>
          <table:table-cell table:formula="of:=DEGREES(ATAN2(COS(RADIANS([.P13]));COS(RADIANS([.R13]))*SIN(RADIANS([.P13]))))" office:value-type="float" office:value="-87.3558361134288" calcext:value-type="float">
            <text:p>-87.3558361134288</text:p>
          </table:table-cell>
          <table:table-cell table:formula="of:=DEGREES(ASIN(SIN(RADIANS([.R13]))*SIN(RADIANS([.P13]))))" office:value-type="float" office:value="-23.4160894554864" calcext:value-type="float">
            <text:p>-23.4160894554864</text:p>
          </table:table-cell>
          <table:table-cell table:formula="of:=TAN(RADIANS([.R13]/2))*TAN(RADIANS([.R13]/2))" office:value-type="float" office:value="0.0430309962956937" calcext:value-type="float">
            <text:p>0.0430309962956937</text:p>
          </table:table-cell>
          <table:table-cell table:formula="of:=4*DEGREES([.U13]*SIN(2*RADIANS([.I13]))-2*[.K13]*SIN(RADIANS([.J13]))+4*[.K13]*[.U13]*SIN(RADIANS([.J13]))*COS(2*RADIANS([.I13]))-0.5*[.U13]*[.U13]*SIN(4*RADIANS([.I13]))-1.25*[.K13]*[.K13]*SIN(2*RADIANS([.J13])))" office:value-type="float" office:value="0.556683119261792" calcext:value-type="float">
            <text:p>0.556683119261792</text:p>
          </table:table-cell>
          <table:table-cell table:formula="of:=DEGREES(ACOS(COS(RADIANS(90.833))/(COS(RADIANS([.$B$3]))*COS(RADIANS([.T13])))-TAN(RADIANS([.$B$3]))*TAN(RADIANS([.T13]))))" office:value-type="float" office:value="61.4848199209323" calcext:value-type="float">
            <text:p>61.4848199209323</text:p>
          </table:table-cell>
          <table:table-cell table:style-name="ce8" table:formula="of:=(720-4*[.$B$4]-[.V13]+[.$B$5]*60)/1440" office:value-type="time" office:time-value="PT11H53M00.731812844S" calcext:value-type="time">
            <text:p>11:53:00</text:p>
          </table:table-cell>
          <table:table-cell table:style-name="ce8" table:formula="of:=[.X13]-[.W13]*4/1440" office:value-type="time" office:time-value="PT07H47M04.375031821S" calcext:value-type="time">
            <text:p>7:47:04</text:p>
          </table:table-cell>
          <table:table-cell table:style-name="ce8" table:formula="of:=[.X13]+[.W13]*4/1440" office:value-type="time" office:time-value="PT15H58M57.088593868S" calcext:value-type="time">
            <text:p>15:58:57</text:p>
          </table:table-cell>
          <table:table-cell table:style-name="ce11" table:formula="of:=8*[.W13]" office:value-type="float" office:value="491.878559367458" calcext:value-type="float">
            <text:p>491.878559367458</text:p>
          </table:table-cell>
          <table:table-cell table:formula="of:=MOD([.E13]*1440+[.V13]+4*[.$B$4]-60*[.$B$5];1440)" office:value-type="float" office:value="78.9878031192618" calcext:value-type="float">
            <text:p>78.9878031192618</text:p>
          </table:table-cell>
          <table:table-cell table:formula="of:=IF([.AB13]/4&lt;0;[.AB13]/4+180;[.AB13]/4-180)" office:value-type="float" office:value="-160.253049220185" calcext:value-type="float">
            <text:p>-160.253049220185</text:p>
          </table:table-cell>
          <table:table-cell table:formula="of:=DEGREES(ACOS(SIN(RADIANS([.$B$3]))*SIN(RADIANS([.T13]))+COS(RADIANS([.$B$3]))*COS(RADIANS([.T13]))*COS(RADIANS([.AC13]))))" office:value-type="float" office:value="149.907028663912" calcext:value-type="float">
            <text:p>149.907028663912</text:p>
          </table:table-cell>
          <table:table-cell table:formula="of:=90-[.AD13]" office:value-type="float" office:value="-59.9070286639118" calcext:value-type="float">
            <text:p>-59.9070286639118</text:p>
          </table:table-cell>
          <table:table-cell table:formula="of:=IF([.AE13]&gt;85;0;IF([.AE13]&gt;5;58.1/TAN(RADIANS([.AE13]))-0.07/POWER(TAN(RADIANS([.AE13]));3)+0.000086/POWER(TAN(RADIANS([.AE13]));5);IF([.AE13]&gt;-0.575;1735+[.AE13]*(-518.2+[.AE13]*(103.4+[.AE13]*(-12.79+[.AE13]*0.711)));-20.772/TAN(RADIANS([.AE13])))))/3600" office:value-type="float" office:value="0.00334380640325927" calcext:value-type="float">
            <text:p>0.00334380640325927</text:p>
          </table:table-cell>
          <table:table-cell table:formula="of:=[.AE13]+[.AF13]" office:value-type="float" office:value="-59.9036848575085" calcext:value-type="float">
            <text:p>-59.9036848575085</text:p>
          </table:table-cell>
          <table:table-cell table:formula="of:=IF([.AC13]&gt;0;MOD(DEGREES(ACOS(((SIN(RADIANS([.$B$3]))*COS(RADIANS([.AD13])))-SIN(RADIANS([.T13])))/(COS(RADIANS([.$B$3]))*SIN(RADIANS([.AD13])))))+180;360);MOD(540-DEGREES(ACOS(((SIN(RADIANS([.$B$3]))*COS(RADIANS([.AD13])))-SIN(RADIANS([.T13])))/(COS(RADIANS([.$B$3]))*SIN(RADIANS([.AD13])))));360))" office:value-type="float" office:value="38.1953693817826" calcext:value-type="float">
            <text:p>38.195369381782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3]+0.1/24" office:value-type="time" office:time-value="PT01H18M00S" calcext:value-type="time">
            <text:p>1:18:00</text:p>
          </table:table-cell>
          <table:table-cell table:style-name="ce9" table:formula="of:=[.D14]+2415018.5+[.E14]-[.$B$5]/24" office:value-type="float" office:value="2461033.5125" calcext:value-type="float">
            <text:p>2461033.51</text:p>
          </table:table-cell>
          <table:table-cell table:style-name="ce10" table:formula="of:=([.F14]-2451545)/36525" office:value-type="float" office:value="0.259781314168383" calcext:value-type="float">
            <text:p>0.25978131</text:p>
          </table:table-cell>
          <table:table-cell/>
          <table:table-cell table:formula="of:=MOD(280.46646+[.G14]*(36000.76983+[.G14]*0.0003032);360)" office:value-type="float" office:value="272.793777972725" calcext:value-type="float">
            <text:p>272.793777972725</text:p>
          </table:table-cell>
          <table:table-cell table:formula="of:=357.52911+[.G14]*(35999.05029-0.0001537*[.G14])" office:value-type="float" office:value="9709.40969277726" calcext:value-type="float">
            <text:p>9709.40969277726</text:p>
          </table:table-cell>
          <table:table-cell table:formula="of:=0.016708634-[.G14]*(0.000042037+0.0000001267*[.G14])" office:value-type="float" office:value="0.0166977050223781" calcext:value-type="float">
            <text:p>0.0166977050223781</text:p>
          </table:table-cell>
          <table:table-cell table:formula="of:=SIN(RADIANS([.J14]))*(1.914602-[.G14]*(0.004817+0.000014*[.G14]))+SIN(RADIANS(2*[.J14]))*(0.019993-0.000101*[.G14])+SIN(RADIANS(3*[.J14]))*0.000289" office:value-type="float" office:value="-0.359011433367913" calcext:value-type="float">
            <text:p>-0.359011433367913</text:p>
          </table:table-cell>
          <table:table-cell table:formula="of:=[.I14]+[.L14]" office:value-type="float" office:value="272.434766539357" calcext:value-type="float">
            <text:p>272.434766539357</text:p>
          </table:table-cell>
          <table:table-cell table:formula="of:=[.J14]+[.L14]" office:value-type="float" office:value="9709.05068134389" calcext:value-type="float">
            <text:p>9709.05068134389</text:p>
          </table:table-cell>
          <table:table-cell table:formula="of:=(1.000001018*(1-[.K14]*[.K14]))/(1+[.K14]*COS(RADIANS([.N14])))" office:value-type="float" office:value="0.983597371673671" calcext:value-type="float">
            <text:p>0.983597371673671</text:p>
          </table:table-cell>
          <table:table-cell table:formula="of:=[.M14]-0.00569-0.00478*SIN(RADIANS(125.04-1934.136*[.G14]))" office:value-type="float" office:value="272.430506940817" calcext:value-type="float">
            <text:p>272.430506940817</text:p>
          </table:table-cell>
          <table:table-cell table:formula="of:=23+(26+((21.448-[.G14]*(46.815+[.G14]*(0.00059-[.G14]*0.001813))))/60)/60" office:value-type="float" office:value="23.4359128693737" calcext:value-type="float">
            <text:p>23.4359128693737</text:p>
          </table:table-cell>
          <table:table-cell table:formula="of:=[.Q14]+0.00256*COS(RADIANS(125.04-1934.136*[.G14]))" office:value-type="float" office:value="23.4383555589865" calcext:value-type="float">
            <text:p>23.4383555589865</text:p>
          </table:table-cell>
          <table:table-cell table:formula="of:=DEGREES(ATAN2(COS(RADIANS([.P14]));COS(RADIANS([.R14]))*SIN(RADIANS([.P14]))))" office:value-type="float" office:value="-87.3512115609199" calcext:value-type="float">
            <text:p>-87.3512115609199</text:p>
          </table:table-cell>
          <table:table-cell table:formula="of:=DEGREES(ASIN(SIN(RADIANS([.R14]))*SIN(RADIANS([.P14]))))" office:value-type="float" office:value="-23.416011498334" calcext:value-type="float">
            <text:p>-23.416011498334</text:p>
          </table:table-cell>
          <table:table-cell table:formula="of:=TAN(RADIANS([.R14]/2))*TAN(RADIANS([.R14]/2))" office:value-type="float" office:value="0.0430309962789514" calcext:value-type="float">
            <text:p>0.0430309962789514</text:p>
          </table:table-cell>
          <table:table-cell table:formula="of:=4*DEGREES([.U14]*SIN(2*RADIANS([.I14]))-2*[.K14]*SIN(RADIANS([.J14]))+4*[.K14]*[.U14]*SIN(RADIANS([.J14]))*COS(2*RADIANS([.I14]))-0.5*[.U14]*[.U14]*SIN(4*RADIANS([.I14]))-1.25*[.K14]*[.K14]*SIN(2*RADIANS([.J14])))" office:value-type="float" office:value="0.554618583091469" calcext:value-type="float">
            <text:p>0.554618583091469</text:p>
          </table:table-cell>
          <table:table-cell table:formula="of:=DEGREES(ACOS(COS(RADIANS(90.833))/(COS(RADIANS([.$B$3]))*COS(RADIANS([.T14])))-TAN(RADIANS([.$B$3]))*TAN(RADIANS([.T14]))))" office:value-type="float" office:value="61.4849410287591" calcext:value-type="float">
            <text:p>61.4849410287591</text:p>
          </table:table-cell>
          <table:table-cell table:style-name="ce8" table:formula="of:=(720-4*[.$B$4]-[.V14]+[.$B$5]*60)/1440" office:value-type="time" office:time-value="PT11H53M00.855685015S" calcext:value-type="time">
            <text:p>11:53:00</text:p>
          </table:table-cell>
          <table:table-cell table:style-name="ce8" table:formula="of:=[.X14]-[.W14]*4/1440" office:value-type="time" office:time-value="PT07H47M04.469838112S" calcext:value-type="time">
            <text:p>7:47:04</text:p>
          </table:table-cell>
          <table:table-cell table:style-name="ce8" table:formula="of:=[.X14]+[.W14]*4/1440" office:value-type="time" office:time-value="PT15H58M57.241531917S" calcext:value-type="time">
            <text:p>15:58:57</text:p>
          </table:table-cell>
          <table:table-cell table:style-name="ce11" table:formula="of:=8*[.W14]" office:value-type="float" office:value="491.879528230073" calcext:value-type="float">
            <text:p>491.879528230073</text:p>
          </table:table-cell>
          <table:table-cell table:formula="of:=MOD([.E14]*1440+[.V14]+4*[.$B$4]-60*[.$B$5];1440)" office:value-type="float" office:value="84.9857385830915" calcext:value-type="float">
            <text:p>84.9857385830915</text:p>
          </table:table-cell>
          <table:table-cell table:formula="of:=IF([.AB14]/4&lt;0;[.AB14]/4+180;[.AB14]/4-180)" office:value-type="float" office:value="-158.753565354227" calcext:value-type="float">
            <text:p>-158.753565354227</text:p>
          </table:table-cell>
          <table:table-cell table:formula="of:=DEGREES(ACOS(SIN(RADIANS([.$B$3]))*SIN(RADIANS([.T14]))+COS(RADIANS([.$B$3]))*COS(RADIANS([.T14]))*COS(RADIANS([.AC14]))))" office:value-type="float" office:value="149.28485081163" calcext:value-type="float">
            <text:p>149.28485081163</text:p>
          </table:table-cell>
          <table:table-cell table:formula="of:=90-[.AD14]" office:value-type="float" office:value="-59.2848508116296" calcext:value-type="float">
            <text:p>-59.2848508116296</text:p>
          </table:table-cell>
          <table:table-cell table:formula="of:=IF([.AE14]&gt;85;0;IF([.AE14]&gt;5;58.1/TAN(RADIANS([.AE14]))-0.07/POWER(TAN(RADIANS([.AE14]));3)+0.000086/POWER(TAN(RADIANS([.AE14]));5);IF([.AE14]&gt;-0.575;1735+[.AE14]*(-518.2+[.AE14]*(103.4+[.AE14]*(-12.79+[.AE14]*0.711)));-20.772/TAN(RADIANS([.AE14])))))/3600" office:value-type="float" office:value="0.00342803906931111" calcext:value-type="float">
            <text:p>0.00342803906931111</text:p>
          </table:table-cell>
          <table:table-cell table:formula="of:=[.AE14]+[.AF14]" office:value-type="float" office:value="-59.2814227725603" calcext:value-type="float">
            <text:p>-59.2814227725603</text:p>
          </table:table-cell>
          <table:table-cell table:formula="of:=IF([.AC14]&gt;0;MOD(DEGREES(ACOS(((SIN(RADIANS([.$B$3]))*COS(RADIANS([.AD14])))-SIN(RADIANS([.T14])))/(COS(RADIANS([.$B$3]))*SIN(RADIANS([.AD14])))))+180;360);MOD(540-DEGREES(ACOS(((SIN(RADIANS([.$B$3]))*COS(RADIANS([.AD14])))-SIN(RADIANS([.T14])))/(COS(RADIANS([.$B$3]))*SIN(RADIANS([.AD14])))));360))" office:value-type="float" office:value="40.6206306680764" calcext:value-type="float">
            <text:p>40.620630668076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4]+0.1/24" office:value-type="time" office:time-value="PT01H24M00S" calcext:value-type="time">
            <text:p>1:24:00</text:p>
          </table:table-cell>
          <table:table-cell table:style-name="ce9" table:formula="of:=[.D15]+2415018.5+[.E15]-[.$B$5]/24" office:value-type="float" office:value="2461033.51666667" calcext:value-type="float">
            <text:p>2461033.52</text:p>
          </table:table-cell>
          <table:table-cell table:style-name="ce10" table:formula="of:=([.F15]-2451545)/36525" office:value-type="float" office:value="0.259781428245492" calcext:value-type="float">
            <text:p>0.25978143</text:p>
          </table:table-cell>
          <table:table-cell/>
          <table:table-cell table:formula="of:=MOD(280.46646+[.G15]*(36000.76983+[.G15]*0.0003032);360)" office:value-type="float" office:value="272.7978848365" calcext:value-type="float">
            <text:p>272.7978848365</text:p>
          </table:table-cell>
          <table:table-cell table:formula="of:=357.52911+[.G15]*(35999.05029-0.0001537*[.G15])" office:value-type="float" office:value="9709.41379944485" calcext:value-type="float">
            <text:p>9709.41379944485</text:p>
          </table:table-cell>
          <table:table-cell table:formula="of:=0.016708634-[.G15]*(0.000042037+0.0000001267*[.G15])" office:value-type="float" office:value="0.0166977050175752" calcext:value-type="float">
            <text:p>0.0166977050175752</text:p>
          </table:table-cell>
          <table:table-cell table:formula="of:=SIN(RADIANS([.J15]))*(1.914602-[.G15]*(0.004817+0.000014*[.G15]))+SIN(RADIANS(2*[.J15]))*(0.019993-0.000101*[.G15])+SIN(RADIANS(3*[.J15]))*0.000289" office:value-type="float" office:value="-0.35887390744917" calcext:value-type="float">
            <text:p>-0.35887390744917</text:p>
          </table:table-cell>
          <table:table-cell table:formula="of:=[.I15]+[.L15]" office:value-type="float" office:value="272.439010929051" calcext:value-type="float">
            <text:p>272.439010929051</text:p>
          </table:table-cell>
          <table:table-cell table:formula="of:=[.J15]+[.L15]" office:value-type="float" office:value="9709.0549255374" calcext:value-type="float">
            <text:p>9709.0549255374</text:p>
          </table:table-cell>
          <table:table-cell table:formula="of:=(1.000001018*(1-[.K15]*[.K15]))/(1+[.K15]*COS(RADIANS([.N15])))" office:value-type="float" office:value="0.983597144367995" calcext:value-type="float">
            <text:p>0.983597144367995</text:p>
          </table:table-cell>
          <table:table-cell table:formula="of:=[.M15]-0.00569-0.00478*SIN(RADIANS(125.04-1934.136*[.G15]))" office:value-type="float" office:value="272.434751348074" calcext:value-type="float">
            <text:p>272.434751348074</text:p>
          </table:table-cell>
          <table:table-cell table:formula="of:=23+(26+((21.448-[.G15]*(46.815+[.G15]*(0.00059-[.G15]*0.001813))))/60)/60" office:value-type="float" office:value="23.4359128678902" calcext:value-type="float">
            <text:p>23.4359128678902</text:p>
          </table:table-cell>
          <table:table-cell table:formula="of:=[.Q15]+0.00256*COS(RADIANS(125.04-1934.136*[.G15]))" office:value-type="float" office:value="23.438355554553" calcext:value-type="float">
            <text:p>23.438355554553</text:p>
          </table:table-cell>
          <table:table-cell table:formula="of:=DEGREES(ATAN2(COS(RADIANS([.P15]));COS(RADIANS([.R15]))*SIN(RADIANS([.P15]))))" office:value-type="float" office:value="-87.3465870122441" calcext:value-type="float">
            <text:p>-87.3465870122441</text:p>
          </table:table-cell>
          <table:table-cell table:formula="of:=DEGREES(ASIN(SIN(RADIANS([.R15]))*SIN(RADIANS([.P15]))))" office:value-type="float" office:value="-23.4159334050339" calcext:value-type="float">
            <text:p>-23.4159334050339</text:p>
          </table:table-cell>
          <table:table-cell table:formula="of:=TAN(RADIANS([.R15]/2))*TAN(RADIANS([.R15]/2))" office:value-type="float" office:value="0.043030996262209" calcext:value-type="float">
            <text:p>0.043030996262209</text:p>
          </table:table-cell>
          <table:table-cell table:formula="of:=4*DEGREES([.U15]*SIN(2*RADIANS([.I15]))-2*[.K15]*SIN(RADIANS([.J15]))+4*[.K15]*[.U15]*SIN(RADIANS([.J15]))*COS(2*RADIANS([.I15]))-0.5*[.U15]*[.U15]*SIN(4*RADIANS([.I15]))-1.25*[.K15]*[.K15]*SIN(2*RADIANS([.J15])))" office:value-type="float" office:value="0.552554060648083" calcext:value-type="float">
            <text:p>0.552554060648083</text:p>
          </table:table-cell>
          <table:table-cell table:formula="of:=DEGREES(ACOS(COS(RADIANS(90.833))/(COS(RADIANS([.$B$3]))*COS(RADIANS([.T15])))-TAN(RADIANS([.$B$3]))*TAN(RADIANS([.T15]))))" office:value-type="float" office:value="61.4850623478143" calcext:value-type="float">
            <text:p>61.4850623478143</text:p>
          </table:table-cell>
          <table:table-cell table:style-name="ce8" table:formula="of:=(720-4*[.$B$4]-[.V15]+[.$B$5]*60)/1440" office:value-type="time" office:time-value="PT11H53M00.979556361S" calcext:value-type="time">
            <text:p>11:53:00</text:p>
          </table:table-cell>
          <table:table-cell table:style-name="ce8" table:formula="of:=[.X15]-[.W15]*4/1440" office:value-type="time" office:time-value="PT07H47M04.564592886S" calcext:value-type="time">
            <text:p>7:47:04</text:p>
          </table:table-cell>
          <table:table-cell table:style-name="ce8" table:formula="of:=[.X15]+[.W15]*4/1440" office:value-type="time" office:time-value="PT15H58M57.394519837S" calcext:value-type="time">
            <text:p>15:58:57</text:p>
          </table:table-cell>
          <table:table-cell table:style-name="ce11" table:formula="of:=8*[.W15]" office:value-type="float" office:value="491.880498782514" calcext:value-type="float">
            <text:p>491.880498782514</text:p>
          </table:table-cell>
          <table:table-cell table:formula="of:=MOD([.E15]*1440+[.V15]+4*[.$B$4]-60*[.$B$5];1440)" office:value-type="float" office:value="90.983674060648" calcext:value-type="float">
            <text:p>90.983674060648</text:p>
          </table:table-cell>
          <table:table-cell table:formula="of:=IF([.AB15]/4&lt;0;[.AB15]/4+180;[.AB15]/4-180)" office:value-type="float" office:value="-157.254081484838" calcext:value-type="float">
            <text:p>-157.254081484838</text:p>
          </table:table-cell>
          <table:table-cell table:formula="of:=DEGREES(ACOS(SIN(RADIANS([.$B$3]))*SIN(RADIANS([.T15]))+COS(RADIANS([.$B$3]))*COS(RADIANS([.T15]))*COS(RADIANS([.AC15]))))" office:value-type="float" office:value="148.631683839593" calcext:value-type="float">
            <text:p>148.631683839593</text:p>
          </table:table-cell>
          <table:table-cell table:formula="of:=90-[.AD15]" office:value-type="float" office:value="-58.6316838395935" calcext:value-type="float">
            <text:p>-58.6316838395935</text:p>
          </table:table-cell>
          <table:table-cell table:formula="of:=IF([.AE15]&gt;85;0;IF([.AE15]&gt;5;58.1/TAN(RADIANS([.AE15]))-0.07/POWER(TAN(RADIANS([.AE15]));3)+0.000086/POWER(TAN(RADIANS([.AE15]));5);IF([.AE15]&gt;-0.575;1735+[.AE15]*(-518.2+[.AE15]*(103.4+[.AE15]*(-12.79+[.AE15]*0.711)));-20.772/TAN(RADIANS([.AE15])))))/3600" office:value-type="float" office:value="0.00351764494182954" calcext:value-type="float">
            <text:p>0.00351764494182954</text:p>
          </table:table-cell>
          <table:table-cell table:formula="of:=[.AE15]+[.AF15]" office:value-type="float" office:value="-58.6281661946517" calcext:value-type="float">
            <text:p>-58.6281661946517</text:p>
          </table:table-cell>
          <table:table-cell table:formula="of:=IF([.AC15]&gt;0;MOD(DEGREES(ACOS(((SIN(RADIANS([.$B$3]))*COS(RADIANS([.AD15])))-SIN(RADIANS([.T15])))/(COS(RADIANS([.$B$3]))*SIN(RADIANS([.AD15])))))+180;360);MOD(540-DEGREES(ACOS(((SIN(RADIANS([.$B$3]))*COS(RADIANS([.AD15])))-SIN(RADIANS([.T15])))/(COS(RADIANS([.$B$3]))*SIN(RADIANS([.AD15])))));360))" office:value-type="float" office:value="42.9694573642445" calcext:value-type="float">
            <text:p>42.969457364244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5]+0.1/24" office:value-type="time" office:time-value="PT01H30M00S" calcext:value-type="time">
            <text:p>1:30:00</text:p>
          </table:table-cell>
          <table:table-cell table:style-name="ce9" table:formula="of:=[.D16]+2415018.5+[.E16]-[.$B$5]/24" office:value-type="float" office:value="2461033.52083333" calcext:value-type="float">
            <text:p>2461033.52</text:p>
          </table:table-cell>
          <table:table-cell table:style-name="ce10" table:formula="of:=([.F16]-2451545)/36525" office:value-type="float" office:value="0.259781542322614" calcext:value-type="float">
            <text:p>0.25978154</text:p>
          </table:table-cell>
          <table:table-cell/>
          <table:table-cell table:formula="of:=MOD(280.46646+[.G16]*(36000.76983+[.G16]*0.0003032);360)" office:value-type="float" office:value="272.801991700733" calcext:value-type="float">
            <text:p>272.801991700733</text:p>
          </table:table-cell>
          <table:table-cell table:formula="of:=357.52911+[.G16]*(35999.05029-0.0001537*[.G16])" office:value-type="float" office:value="9709.41790611289" calcext:value-type="float">
            <text:p>9709.41790611289</text:p>
          </table:table-cell>
          <table:table-cell table:formula="of:=0.016708634-[.G16]*(0.000042037+0.0000001267*[.G16])" office:value-type="float" office:value="0.0166977050127722" calcext:value-type="float">
            <text:p>0.0166977050127722</text:p>
          </table:table-cell>
          <table:table-cell table:formula="of:=SIN(RADIANS([.J16]))*(1.914602-[.G16]*(0.004817+0.000014*[.G16]))+SIN(RADIANS(2*[.J16]))*(0.019993-0.000101*[.G16])+SIN(RADIANS(3*[.J16]))*0.000289" office:value-type="float" office:value="-0.358736379554314" calcext:value-type="float">
            <text:p>-0.358736379554314</text:p>
          </table:table-cell>
          <table:table-cell table:formula="of:=[.I16]+[.L16]" office:value-type="float" office:value="272.443255321179" calcext:value-type="float">
            <text:p>272.443255321179</text:p>
          </table:table-cell>
          <table:table-cell table:formula="of:=[.J16]+[.L16]" office:value-type="float" office:value="9709.05916973334" calcext:value-type="float">
            <text:p>9709.05916973334</text:p>
          </table:table-cell>
          <table:table-cell table:formula="of:=(1.000001018*(1-[.K16]*[.K16]))/(1+[.K16]*COS(RADIANS([.N16])))" office:value-type="float" office:value="0.983596917149348" calcext:value-type="float">
            <text:p>0.983596917149348</text:p>
          </table:table-cell>
          <table:table-cell table:formula="of:=[.M16]-0.00569-0.00478*SIN(RADIANS(125.04-1934.136*[.G16]))" office:value-type="float" office:value="272.438995757766" calcext:value-type="float">
            <text:p>272.438995757766</text:p>
          </table:table-cell>
          <table:table-cell table:formula="of:=23+(26+((21.448-[.G16]*(46.815+[.G16]*(0.00059-[.G16]*0.001813))))/60)/60" office:value-type="float" office:value="23.4359128664067" calcext:value-type="float">
            <text:p>23.4359128664067</text:p>
          </table:table-cell>
          <table:table-cell table:formula="of:=[.Q16]+0.00256*COS(RADIANS(125.04-1934.136*[.G16]))" office:value-type="float" office:value="23.4383555501194" calcext:value-type="float">
            <text:p>23.4383555501194</text:p>
          </table:table-cell>
          <table:table-cell table:formula="of:=DEGREES(ATAN2(COS(RADIANS([.P16]));COS(RADIANS([.R16]))*SIN(RADIANS([.P16]))))" office:value-type="float" office:value="-87.3419624663802" calcext:value-type="float">
            <text:p>-87.3419624663802</text:p>
          </table:table-cell>
          <table:table-cell table:formula="of:=DEGREES(ASIN(SIN(RADIANS([.R16]))*SIN(RADIANS([.P16]))))" office:value-type="float" office:value="-23.4158551755691" calcext:value-type="float">
            <text:p>-23.4158551755691</text:p>
          </table:table-cell>
          <table:table-cell table:formula="of:=TAN(RADIANS([.R16]/2))*TAN(RADIANS([.R16]/2))" office:value-type="float" office:value="0.0430309962454664" calcext:value-type="float">
            <text:p>0.0430309962454664</text:p>
          </table:table-cell>
          <table:table-cell table:formula="of:=4*DEGREES([.U16]*SIN(2*RADIANS([.I16]))-2*[.K16]*SIN(RADIANS([.J16]))+4*[.K16]*[.U16]*SIN(RADIANS([.J16]))*COS(2*RADIANS([.I16]))-0.5*[.U16]*[.U16]*SIN(4*RADIANS([.I16]))-1.25*[.K16]*[.K16]*SIN(2*RADIANS([.J16])))" office:value-type="float" office:value="0.550489551512156" calcext:value-type="float">
            <text:p>0.550489551512156</text:p>
          </table:table-cell>
          <table:table-cell table:formula="of:=DEGREES(ACOS(COS(RADIANS(90.833))/(COS(RADIANS([.$B$3]))*COS(RADIANS([.T16])))-TAN(RADIANS([.$B$3]))*TAN(RADIANS([.T16]))))" office:value-type="float" office:value="61.4851838781226" calcext:value-type="float">
            <text:p>61.4851838781226</text:p>
          </table:table-cell>
          <table:table-cell table:style-name="ce8" table:formula="of:=(720-4*[.$B$4]-[.V16]+[.$B$5]*60)/1440" office:value-type="time" office:time-value="PT11H53M01.103426909S" calcext:value-type="time">
            <text:p>11:53:01</text:p>
          </table:table-cell>
          <table:table-cell table:style-name="ce8" table:formula="of:=[.X16]-[.W16]*4/1440" office:value-type="time" office:time-value="PT07H47M04.65929616S" calcext:value-type="time">
            <text:p>7:47:04</text:p>
          </table:table-cell>
          <table:table-cell table:style-name="ce8" table:formula="of:=[.X16]+[.W16]*4/1440" office:value-type="time" office:time-value="PT15H58M57.547557659S" calcext:value-type="time">
            <text:p>15:58:57</text:p>
          </table:table-cell>
          <table:table-cell table:style-name="ce11" table:formula="of:=8*[.W16]" office:value-type="float" office:value="491.881471024981" calcext:value-type="float">
            <text:p>491.881471024981</text:p>
          </table:table-cell>
          <table:table-cell table:formula="of:=MOD([.E16]*1440+[.V16]+4*[.$B$4]-60*[.$B$5];1440)" office:value-type="float" office:value="96.9816095515122" calcext:value-type="float">
            <text:p>96.9816095515122</text:p>
          </table:table-cell>
          <table:table-cell table:formula="of:=IF([.AB16]/4&lt;0;[.AB16]/4+180;[.AB16]/4-180)" office:value-type="float" office:value="-155.754597612122" calcext:value-type="float">
            <text:p>-155.754597612122</text:p>
          </table:table-cell>
          <table:table-cell table:formula="of:=DEGREES(ACOS(SIN(RADIANS([.$B$3]))*SIN(RADIANS([.T16]))+COS(RADIANS([.$B$3]))*COS(RADIANS([.T16]))*COS(RADIANS([.AC16]))))" office:value-type="float" office:value="147.949590558355" calcext:value-type="float">
            <text:p>147.949590558355</text:p>
          </table:table-cell>
          <table:table-cell table:formula="of:=90-[.AD16]" office:value-type="float" office:value="-57.9495905583551" calcext:value-type="float">
            <text:p>-57.9495905583551</text:p>
          </table:table-cell>
          <table:table-cell table:formula="of:=IF([.AE16]&gt;85;0;IF([.AE16]&gt;5;58.1/TAN(RADIANS([.AE16]))-0.07/POWER(TAN(RADIANS([.AE16]));3)+0.000086/POWER(TAN(RADIANS([.AE16]));5);IF([.AE16]&gt;-0.575;1735+[.AE16]*(-518.2+[.AE16]*(103.4+[.AE16]*(-12.79+[.AE16]*0.711)));-20.772/TAN(RADIANS([.AE16])))))/3600" office:value-type="float" office:value="0.00361255873497102" calcext:value-type="float">
            <text:p>0.00361255873497102</text:p>
          </table:table-cell>
          <table:table-cell table:formula="of:=[.AE16]+[.AF16]" office:value-type="float" office:value="-57.9459779996201" calcext:value-type="float">
            <text:p>-57.9459779996201</text:p>
          </table:table-cell>
          <table:table-cell table:formula="of:=IF([.AC16]&gt;0;MOD(DEGREES(ACOS(((SIN(RADIANS([.$B$3]))*COS(RADIANS([.AD16])))-SIN(RADIANS([.T16])))/(COS(RADIANS([.$B$3]))*SIN(RADIANS([.AD16])))))+180;360);MOD(540-DEGREES(ACOS(((SIN(RADIANS([.$B$3]))*COS(RADIANS([.AD16])))-SIN(RADIANS([.T16])))/(COS(RADIANS([.$B$3]))*SIN(RADIANS([.AD16])))));360))" office:value-type="float" office:value="45.2432807248182" calcext:value-type="float">
            <text:p>45.243280724818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6]+0.1/24" office:value-type="time" office:time-value="PT01H36M00S" calcext:value-type="time">
            <text:p>1:36:00</text:p>
          </table:table-cell>
          <table:table-cell table:style-name="ce9" table:formula="of:=[.D17]+2415018.5+[.E17]-[.$B$5]/24" office:value-type="float" office:value="2461033.525" calcext:value-type="float">
            <text:p>2461033.53</text:p>
          </table:table-cell>
          <table:table-cell table:style-name="ce10" table:formula="of:=([.F17]-2451545)/36525" office:value-type="float" office:value="0.259781656399736" calcext:value-type="float">
            <text:p>0.25978166</text:p>
          </table:table-cell>
          <table:table-cell/>
          <table:table-cell table:formula="of:=MOD(280.46646+[.G17]*(36000.76983+[.G17]*0.0003032);360)" office:value-type="float" office:value="272.806098564966" calcext:value-type="float">
            <text:p>272.806098564966</text:p>
          </table:table-cell>
          <table:table-cell table:formula="of:=357.52911+[.G17]*(35999.05029-0.0001537*[.G17])" office:value-type="float" office:value="9709.42201278094" calcext:value-type="float">
            <text:p>9709.42201278094</text:p>
          </table:table-cell>
          <table:table-cell table:formula="of:=0.016708634-[.G17]*(0.000042037+0.0000001267*[.G17])" office:value-type="float" office:value="0.0166977050079692" calcext:value-type="float">
            <text:p>0.0166977050079692</text:p>
          </table:table-cell>
          <table:table-cell table:formula="of:=SIN(RADIANS([.J17]))*(1.914602-[.G17]*(0.004817+0.000014*[.G17]))+SIN(RADIANS(2*[.J17]))*(0.019993-0.000101*[.G17])+SIN(RADIANS(3*[.J17]))*0.000289" office:value-type="float" office:value="-0.358598849699092" calcext:value-type="float">
            <text:p>-0.358598849699092</text:p>
          </table:table-cell>
          <table:table-cell table:formula="of:=[.I17]+[.L17]" office:value-type="float" office:value="272.447499715267" calcext:value-type="float">
            <text:p>272.447499715267</text:p>
          </table:table-cell>
          <table:table-cell table:formula="of:=[.J17]+[.L17]" office:value-type="float" office:value="9709.06341393124" calcext:value-type="float">
            <text:p>9709.06341393124</text:p>
          </table:table-cell>
          <table:table-cell table:formula="of:=(1.000001018*(1-[.K17]*[.K17]))/(1+[.K17]*COS(RADIANS([.N17])))" office:value-type="float" office:value="0.983596690017755" calcext:value-type="float">
            <text:p>0.983596690017755</text:p>
          </table:table-cell>
          <table:table-cell table:formula="of:=[.M17]-0.00569-0.00478*SIN(RADIANS(125.04-1934.136*[.G17]))" office:value-type="float" office:value="272.443240169418" calcext:value-type="float">
            <text:p>272.443240169418</text:p>
          </table:table-cell>
          <table:table-cell table:formula="of:=23+(26+((21.448-[.G17]*(46.815+[.G17]*(0.00059-[.G17]*0.001813))))/60)/60" office:value-type="float" office:value="23.4359128649232" calcext:value-type="float">
            <text:p>23.4359128649232</text:p>
          </table:table-cell>
          <table:table-cell table:formula="of:=[.Q17]+0.00256*COS(RADIANS(125.04-1934.136*[.G17]))" office:value-type="float" office:value="23.4383555456857" calcext:value-type="float">
            <text:p>23.4383555456857</text:p>
          </table:table-cell>
          <table:table-cell table:formula="of:=DEGREES(ATAN2(COS(RADIANS([.P17]));COS(RADIANS([.R17]))*SIN(RADIANS([.P17]))))" office:value-type="float" office:value="-87.3373379238538" calcext:value-type="float">
            <text:p>-87.3373379238538</text:p>
          </table:table-cell>
          <table:table-cell table:formula="of:=DEGREES(ASIN(SIN(RADIANS([.R17]))*SIN(RADIANS([.P17]))))" office:value-type="float" office:value="-23.4157768099488" calcext:value-type="float">
            <text:p>-23.4157768099488</text:p>
          </table:table-cell>
          <table:table-cell table:formula="of:=TAN(RADIANS([.R17]/2))*TAN(RADIANS([.R17]/2))" office:value-type="float" office:value="0.0430309962287237" calcext:value-type="float">
            <text:p>0.0430309962287237</text:p>
          </table:table-cell>
          <table:table-cell table:formula="of:=4*DEGREES([.U17]*SIN(2*RADIANS([.I17]))-2*[.K17]*SIN(RADIANS([.J17]))+4*[.K17]*[.U17]*SIN(RADIANS([.J17]))*COS(2*RADIANS([.I17]))-0.5*[.U17]*[.U17]*SIN(4*RADIANS([.I17]))-1.25*[.K17]*[.K17]*SIN(2*RADIANS([.J17])))" office:value-type="float" office:value="0.548425055952519" calcext:value-type="float">
            <text:p>0.548425055952519</text:p>
          </table:table-cell>
          <table:table-cell table:formula="of:=DEGREES(ACOS(COS(RADIANS(90.833))/(COS(RADIANS([.$B$3]))*COS(RADIANS([.T17])))-TAN(RADIANS([.$B$3]))*TAN(RADIANS([.T17]))))" office:value-type="float" office:value="61.4853056196683" calcext:value-type="float">
            <text:p>61.4853056196683</text:p>
          </table:table-cell>
          <table:table-cell table:style-name="ce8" table:formula="of:=(720-4*[.$B$4]-[.V17]+[.$B$5]*60)/1440" office:value-type="time" office:time-value="PT11H53M01.227296643S" calcext:value-type="time">
            <text:p>11:53:01</text:p>
          </table:table-cell>
          <table:table-cell table:style-name="ce8" table:formula="of:=[.X17]-[.W17]*4/1440" office:value-type="time" office:time-value="PT07H47M04.753947922S" calcext:value-type="time">
            <text:p>7:47:04</text:p>
          </table:table-cell>
          <table:table-cell table:style-name="ce8" table:formula="of:=[.X17]+[.W17]*4/1440" office:value-type="time" office:time-value="PT15H58M57.700645363S" calcext:value-type="time">
            <text:p>15:58:57</text:p>
          </table:table-cell>
          <table:table-cell table:style-name="ce11" table:formula="of:=8*[.W17]" office:value-type="float" office:value="491.882444957347" calcext:value-type="float">
            <text:p>491.882444957347</text:p>
          </table:table-cell>
          <table:table-cell table:formula="of:=MOD([.E17]*1440+[.V17]+4*[.$B$4]-60*[.$B$5];1440)" office:value-type="float" office:value="102.979545055953" calcext:value-type="float">
            <text:p>102.979545055953</text:p>
          </table:table-cell>
          <table:table-cell table:formula="of:=IF([.AB17]/4&lt;0;[.AB17]/4+180;[.AB17]/4-180)" office:value-type="float" office:value="-154.255113736012" calcext:value-type="float">
            <text:p>-154.255113736012</text:p>
          </table:table-cell>
          <table:table-cell table:formula="of:=DEGREES(ACOS(SIN(RADIANS([.$B$3]))*SIN(RADIANS([.T17]))+COS(RADIANS([.$B$3]))*COS(RADIANS([.T17]))*COS(RADIANS([.AC17]))))" office:value-type="float" office:value="147.240554513282" calcext:value-type="float">
            <text:p>147.240554513282</text:p>
          </table:table-cell>
          <table:table-cell table:formula="of:=90-[.AD17]" office:value-type="float" office:value="-57.2405545132817" calcext:value-type="float">
            <text:p>-57.2405545132817</text:p>
          </table:table-cell>
          <table:table-cell table:formula="of:=IF([.AE17]&gt;85;0;IF([.AE17]&gt;5;58.1/TAN(RADIANS([.AE17]))-0.07/POWER(TAN(RADIANS([.AE17]));3)+0.000086/POWER(TAN(RADIANS([.AE17]));5);IF([.AE17]&gt;-0.575;1735+[.AE17]*(-518.2+[.AE17]*(103.4+[.AE17]*(-12.79+[.AE17]*0.711)));-20.772/TAN(RADIANS([.AE17])))))/3600" office:value-type="float" office:value="0.00371273361689966" calcext:value-type="float">
            <text:p>0.00371273361689966</text:p>
          </table:table-cell>
          <table:table-cell table:formula="of:=[.AE17]+[.AF17]" office:value-type="float" office:value="-57.2368417796648" calcext:value-type="float">
            <text:p>-57.2368417796648</text:p>
          </table:table-cell>
          <table:table-cell table:formula="of:=IF([.AC17]&gt;0;MOD(DEGREES(ACOS(((SIN(RADIANS([.$B$3]))*COS(RADIANS([.AD17])))-SIN(RADIANS([.T17])))/(COS(RADIANS([.$B$3]))*SIN(RADIANS([.AD17])))))+180;360);MOD(540-DEGREES(ACOS(((SIN(RADIANS([.$B$3]))*COS(RADIANS([.AD17])))-SIN(RADIANS([.T17])))/(COS(RADIANS([.$B$3]))*SIN(RADIANS([.AD17])))));360))" office:value-type="float" office:value="47.4439856243649" calcext:value-type="float">
            <text:p>47.443985624364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7]+0.1/24" office:value-type="time" office:time-value="PT01H42M00S" calcext:value-type="time">
            <text:p>1:42:00</text:p>
          </table:table-cell>
          <table:table-cell table:style-name="ce9" table:formula="of:=[.D18]+2415018.5+[.E18]-[.$B$5]/24" office:value-type="float" office:value="2461033.52916667" calcext:value-type="float">
            <text:p>2461033.53</text:p>
          </table:table-cell>
          <table:table-cell table:style-name="ce10" table:formula="of:=([.F18]-2451545)/36525" office:value-type="float" office:value="0.259781770476846" calcext:value-type="float">
            <text:p>0.25978177</text:p>
          </table:table-cell>
          <table:table-cell/>
          <table:table-cell table:formula="of:=MOD(280.46646+[.G18]*(36000.76983+[.G18]*0.0003032);360)" office:value-type="float" office:value="272.810205428741" calcext:value-type="float">
            <text:p>272.810205428741</text:p>
          </table:table-cell>
          <table:table-cell table:formula="of:=357.52911+[.G18]*(35999.05029-0.0001537*[.G18])" office:value-type="float" office:value="9709.42611944852" calcext:value-type="float">
            <text:p>9709.42611944852</text:p>
          </table:table-cell>
          <table:table-cell table:formula="of:=0.016708634-[.G18]*(0.000042037+0.0000001267*[.G18])" office:value-type="float" office:value="0.0166977050031663" calcext:value-type="float">
            <text:p>0.0166977050031663</text:p>
          </table:table-cell>
          <table:table-cell table:formula="of:=SIN(RADIANS([.J18]))*(1.914602-[.G18]*(0.004817+0.000014*[.G18]))+SIN(RADIANS(2*[.J18]))*(0.019993-0.000101*[.G18])+SIN(RADIANS(3*[.J18]))*0.000289" office:value-type="float" office:value="-0.358461317899796" calcext:value-type="float">
            <text:p>-0.358461317899796</text:p>
          </table:table-cell>
          <table:table-cell table:formula="of:=[.I18]+[.L18]" office:value-type="float" office:value="272.451744110841" calcext:value-type="float">
            <text:p>272.451744110841</text:p>
          </table:table-cell>
          <table:table-cell table:formula="of:=[.J18]+[.L18]" office:value-type="float" office:value="9709.06765813062" calcext:value-type="float">
            <text:p>9709.06765813062</text:p>
          </table:table-cell>
          <table:table-cell table:formula="of:=(1.000001018*(1-[.K18]*[.K18]))/(1+[.K18]*COS(RADIANS([.N18])))" office:value-type="float" office:value="0.983596462973243" calcext:value-type="float">
            <text:p>0.983596462973243</text:p>
          </table:table-cell>
          <table:table-cell table:formula="of:=[.M18]-0.00569-0.00478*SIN(RADIANS(125.04-1934.136*[.G18]))" office:value-type="float" office:value="272.447484582555" calcext:value-type="float">
            <text:p>272.447484582555</text:p>
          </table:table-cell>
          <table:table-cell table:formula="of:=23+(26+((21.448-[.G18]*(46.815+[.G18]*(0.00059-[.G18]*0.001813))))/60)/60" office:value-type="float" office:value="23.4359128634398" calcext:value-type="float">
            <text:p>23.4359128634398</text:p>
          </table:table-cell>
          <table:table-cell table:formula="of:=[.Q18]+0.00256*COS(RADIANS(125.04-1934.136*[.G18]))" office:value-type="float" office:value="23.438355541252" calcext:value-type="float">
            <text:p>23.438355541252</text:p>
          </table:table-cell>
          <table:table-cell table:formula="of:=DEGREES(ATAN2(COS(RADIANS([.P18]));COS(RADIANS([.R18]))*SIN(RADIANS([.P18]))))" office:value-type="float" office:value="-87.3327133851921" calcext:value-type="float">
            <text:p>-87.3327133851921</text:p>
          </table:table-cell>
          <table:table-cell table:formula="of:=DEGREES(ASIN(SIN(RADIANS([.R18]))*SIN(RADIANS([.P18]))))" office:value-type="float" office:value="-23.4156983081824" calcext:value-type="float">
            <text:p>-23.4156983081824</text:p>
          </table:table-cell>
          <table:table-cell table:formula="of:=TAN(RADIANS([.R18]/2))*TAN(RADIANS([.R18]/2))" office:value-type="float" office:value="0.0430309962119808" calcext:value-type="float">
            <text:p>0.0430309962119808</text:p>
          </table:table-cell>
          <table:table-cell table:formula="of:=4*DEGREES([.U18]*SIN(2*RADIANS([.I18]))-2*[.K18]*SIN(RADIANS([.J18]))+4*[.K18]*[.U18]*SIN(RADIANS([.J18]))*COS(2*RADIANS([.I18]))-0.5*[.U18]*[.U18]*SIN(4*RADIANS([.I18]))-1.25*[.K18]*[.K18]*SIN(2*RADIANS([.J18])))" office:value-type="float" office:value="0.546360574240413" calcext:value-type="float">
            <text:p>0.546360574240413</text:p>
          </table:table-cell>
          <table:table-cell table:formula="of:=DEGREES(ACOS(COS(RADIANS(90.833))/(COS(RADIANS([.$B$3]))*COS(RADIANS([.T18])))-TAN(RADIANS([.$B$3]))*TAN(RADIANS([.T18]))))" office:value-type="float" office:value="61.4854275724356" calcext:value-type="float">
            <text:p>61.4854275724356</text:p>
          </table:table-cell>
          <table:table-cell table:style-name="ce8" table:formula="of:=(720-4*[.$B$4]-[.V18]+[.$B$5]*60)/1440" office:value-type="time" office:time-value="PT11H53M01.351165546S" calcext:value-type="time">
            <text:p>11:53:01</text:p>
          </table:table-cell>
          <table:table-cell table:style-name="ce8" table:formula="of:=[.X18]-[.W18]*4/1440" office:value-type="time" office:time-value="PT07H47M04.848548161S" calcext:value-type="time">
            <text:p>7:47:04</text:p>
          </table:table-cell>
          <table:table-cell table:style-name="ce8" table:formula="of:=[.X18]+[.W18]*4/1440" office:value-type="time" office:time-value="PT15H58M57.85378293S" calcext:value-type="time">
            <text:p>15:58:57</text:p>
          </table:table-cell>
          <table:table-cell table:style-name="ce11" table:formula="of:=8*[.W18]" office:value-type="float" office:value="491.883420579485" calcext:value-type="float">
            <text:p>491.883420579485</text:p>
          </table:table-cell>
          <table:table-cell table:formula="of:=MOD([.E18]*1440+[.V18]+4*[.$B$4]-60*[.$B$5];1440)" office:value-type="float" office:value="108.97748057424" calcext:value-type="float">
            <text:p>108.97748057424</text:p>
          </table:table-cell>
          <table:table-cell table:formula="of:=IF([.AB18]/4&lt;0;[.AB18]/4+180;[.AB18]/4-180)" office:value-type="float" office:value="-152.75562985644" calcext:value-type="float">
            <text:p>-152.75562985644</text:p>
          </table:table-cell>
          <table:table-cell table:formula="of:=DEGREES(ACOS(SIN(RADIANS([.$B$3]))*SIN(RADIANS([.T18]))+COS(RADIANS([.$B$3]))*COS(RADIANS([.T18]))*COS(RADIANS([.AC18]))))" office:value-type="float" office:value="146.506471668563" calcext:value-type="float">
            <text:p>146.506471668563</text:p>
          </table:table-cell>
          <table:table-cell table:formula="of:=90-[.AD18]" office:value-type="float" office:value="-56.5064716685628" calcext:value-type="float">
            <text:p>-56.5064716685628</text:p>
          </table:table-cell>
          <table:table-cell table:formula="of:=IF([.AE18]&gt;85;0;IF([.AE18]&gt;5;58.1/TAN(RADIANS([.AE18]))-0.07/POWER(TAN(RADIANS([.AE18]));3)+0.000086/POWER(TAN(RADIANS([.AE18]));5);IF([.AE18]&gt;-0.575;1735+[.AE18]*(-518.2+[.AE18]*(103.4+[.AE18]*(-12.79+[.AE18]*0.711)));-20.772/TAN(RADIANS([.AE18])))))/3600" office:value-type="float" office:value="0.00381814250639206" calcext:value-type="float">
            <text:p>0.00381814250639206</text:p>
          </table:table-cell>
          <table:table-cell table:formula="of:=[.AE18]+[.AF18]" office:value-type="float" office:value="-56.5026535260564" calcext:value-type="float">
            <text:p>-56.5026535260564</text:p>
          </table:table-cell>
          <table:table-cell table:formula="of:=IF([.AC18]&gt;0;MOD(DEGREES(ACOS(((SIN(RADIANS([.$B$3]))*COS(RADIANS([.AD18])))-SIN(RADIANS([.T18])))/(COS(RADIANS([.$B$3]))*SIN(RADIANS([.AD18])))))+180;360);MOD(540-DEGREES(ACOS(((SIN(RADIANS([.$B$3]))*COS(RADIANS([.AD18])))-SIN(RADIANS([.T18])))/(COS(RADIANS([.$B$3]))*SIN(RADIANS([.AD18])))));360))" office:value-type="float" office:value="49.5738111436416" calcext:value-type="float">
            <text:p>49.573811143641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8]+0.1/24" office:value-type="time" office:time-value="PT01H48M00S" calcext:value-type="time">
            <text:p>1:48:00</text:p>
          </table:table-cell>
          <table:table-cell table:style-name="ce9" table:formula="of:=[.D19]+2415018.5+[.E19]-[.$B$5]/24" office:value-type="float" office:value="2461033.53333333" calcext:value-type="float">
            <text:p>2461033.53</text:p>
          </table:table-cell>
          <table:table-cell table:style-name="ce10" table:formula="of:=([.F19]-2451545)/36525" office:value-type="float" office:value="0.259781884553968" calcext:value-type="float">
            <text:p>0.25978188</text:p>
          </table:table-cell>
          <table:table-cell/>
          <table:table-cell table:formula="of:=MOD(280.46646+[.G19]*(36000.76983+[.G19]*0.0003032);360)" office:value-type="float" office:value="272.814312292972" calcext:value-type="float">
            <text:p>272.814312292972</text:p>
          </table:table-cell>
          <table:table-cell table:formula="of:=357.52911+[.G19]*(35999.05029-0.0001537*[.G19])" office:value-type="float" office:value="9709.43022611657" calcext:value-type="float">
            <text:p>9709.43022611657</text:p>
          </table:table-cell>
          <table:table-cell table:formula="of:=0.016708634-[.G19]*(0.000042037+0.0000001267*[.G19])" office:value-type="float" office:value="0.0166977049983633" calcext:value-type="float">
            <text:p>0.0166977049983633</text:p>
          </table:table-cell>
          <table:table-cell table:formula="of:=SIN(RADIANS([.J19]))*(1.914602-[.G19]*(0.004817+0.000014*[.G19]))+SIN(RADIANS(2*[.J19]))*(0.019993-0.000101*[.G19])+SIN(RADIANS(3*[.J19]))*0.000289" office:value-type="float" office:value="-0.358323784126528" calcext:value-type="float">
            <text:p>-0.358323784126528</text:p>
          </table:table-cell>
          <table:table-cell table:formula="of:=[.I19]+[.L19]" office:value-type="float" office:value="272.455988508846" calcext:value-type="float">
            <text:p>272.455988508846</text:p>
          </table:table-cell>
          <table:table-cell table:formula="of:=[.J19]+[.L19]" office:value-type="float" office:value="9709.07190233244" calcext:value-type="float">
            <text:p>9709.07190233244</text:p>
          </table:table-cell>
          <table:table-cell table:formula="of:=(1.000001018*(1-[.K19]*[.K19]))/(1+[.K19]*COS(RADIANS([.N19])))" office:value-type="float" office:value="0.983596236015763" calcext:value-type="float">
            <text:p>0.983596236015763</text:p>
          </table:table-cell>
          <table:table-cell table:formula="of:=[.M19]-0.00569-0.00478*SIN(RADIANS(125.04-1934.136*[.G19]))" office:value-type="float" office:value="272.451728998124" calcext:value-type="float">
            <text:p>272.451728998124</text:p>
          </table:table-cell>
          <table:table-cell table:formula="of:=23+(26+((21.448-[.G19]*(46.815+[.G19]*(0.00059-[.G19]*0.001813))))/60)/60" office:value-type="float" office:value="23.4359128619563" calcext:value-type="float">
            <text:p>23.4359128619563</text:p>
          </table:table-cell>
          <table:table-cell table:formula="of:=[.Q19]+0.00256*COS(RADIANS(125.04-1934.136*[.G19]))" office:value-type="float" office:value="23.4383555368183" calcext:value-type="float">
            <text:p>23.4383555368183</text:p>
          </table:table-cell>
          <table:table-cell table:formula="of:=DEGREES(ATAN2(COS(RADIANS([.P19]));COS(RADIANS([.R19]))*SIN(RADIANS([.P19]))))" office:value-type="float" office:value="-87.3280888493748" calcext:value-type="float">
            <text:p>-87.3280888493748</text:p>
          </table:table-cell>
          <table:table-cell table:formula="of:=DEGREES(ASIN(SIN(RADIANS([.R19]))*SIN(RADIANS([.P19]))))" office:value-type="float" office:value="-23.4156196702528" calcext:value-type="float">
            <text:p>-23.4156196702528</text:p>
          </table:table-cell>
          <table:table-cell table:formula="of:=TAN(RADIANS([.R19]/2))*TAN(RADIANS([.R19]/2))" office:value-type="float" office:value="0.0430309961952378" calcext:value-type="float">
            <text:p>0.0430309961952378</text:p>
          </table:table-cell>
          <table:table-cell table:formula="of:=4*DEGREES([.U19]*SIN(2*RADIANS([.I19]))-2*[.K19]*SIN(RADIANS([.J19]))+4*[.K19]*[.U19]*SIN(RADIANS([.J19]))*COS(2*RADIANS([.I19]))-0.5*[.U19]*[.U19]*SIN(4*RADIANS([.I19]))-1.25*[.K19]*[.K19]*SIN(2*RADIANS([.J19])))" office:value-type="float" office:value="0.544296105955823" calcext:value-type="float">
            <text:p>0.544296105955823</text:p>
          </table:table-cell>
          <table:table-cell table:formula="of:=DEGREES(ACOS(COS(RADIANS(90.833))/(COS(RADIANS([.$B$3]))*COS(RADIANS([.T19])))-TAN(RADIANS([.$B$3]))*TAN(RADIANS([.T19]))))" office:value-type="float" office:value="61.4855497364493" calcext:value-type="float">
            <text:p>61.4855497364493</text:p>
          </table:table-cell>
          <table:table-cell table:style-name="ce8" table:formula="of:=(720-4*[.$B$4]-[.V19]+[.$B$5]*60)/1440" office:value-type="time" office:time-value="PT11H53M01.475033643S" calcext:value-type="time">
            <text:p>11:53:01</text:p>
          </table:table-cell>
          <table:table-cell table:style-name="ce8" table:formula="of:=[.X19]-[.W19]*4/1440" office:value-type="time" office:time-value="PT07H47M04.943096895S" calcext:value-type="time">
            <text:p>7:47:04</text:p>
          </table:table-cell>
          <table:table-cell table:style-name="ce8" table:formula="of:=[.X19]+[.W19]*4/1440" office:value-type="time" office:time-value="PT15H58M58.00697039S" calcext:value-type="time">
            <text:p>15:58:58</text:p>
          </table:table-cell>
          <table:table-cell table:style-name="ce11" table:formula="of:=8*[.W19]" office:value-type="float" office:value="491.884397891594" calcext:value-type="float">
            <text:p>491.884397891594</text:p>
          </table:table-cell>
          <table:table-cell table:formula="of:=MOD([.E19]*1440+[.V19]+4*[.$B$4]-60*[.$B$5];1440)" office:value-type="float" office:value="114.975416105956" calcext:value-type="float">
            <text:p>114.975416105956</text:p>
          </table:table-cell>
          <table:table-cell table:formula="of:=IF([.AB19]/4&lt;0;[.AB19]/4+180;[.AB19]/4-180)" office:value-type="float" office:value="-151.256145973511" calcext:value-type="float">
            <text:p>-151.256145973511</text:p>
          </table:table-cell>
          <table:table-cell table:formula="of:=DEGREES(ACOS(SIN(RADIANS([.$B$3]))*SIN(RADIANS([.T19]))+COS(RADIANS([.$B$3]))*COS(RADIANS([.T19]))*COS(RADIANS([.AC19]))))" office:value-type="float" office:value="145.749145246744" calcext:value-type="float">
            <text:p>145.749145246744</text:p>
          </table:table-cell>
          <table:table-cell table:formula="of:=90-[.AD19]" office:value-type="float" office:value="-55.7491452467438" calcext:value-type="float">
            <text:p>-55.7491452467438</text:p>
          </table:table-cell>
          <table:table-cell table:formula="of:=IF([.AE19]&gt;85;0;IF([.AE19]&gt;5;58.1/TAN(RADIANS([.AE19]))-0.07/POWER(TAN(RADIANS([.AE19]));3)+0.000086/POWER(TAN(RADIANS([.AE19]));5);IF([.AE19]&gt;-0.575;1735+[.AE19]*(-518.2+[.AE19]*(103.4+[.AE19]*(-12.79+[.AE19]*0.711)));-20.772/TAN(RADIANS([.AE19])))))/3600" office:value-type="float" office:value="0.00392877914832092" calcext:value-type="float">
            <text:p>0.00392877914832092</text:p>
          </table:table-cell>
          <table:table-cell table:formula="of:=[.AE19]+[.AF19]" office:value-type="float" office:value="-55.7452164675955" calcext:value-type="float">
            <text:p>-55.7452164675955</text:p>
          </table:table-cell>
          <table:table-cell table:formula="of:=IF([.AC19]&gt;0;MOD(DEGREES(ACOS(((SIN(RADIANS([.$B$3]))*COS(RADIANS([.AD19])))-SIN(RADIANS([.T19])))/(COS(RADIANS([.$B$3]))*SIN(RADIANS([.AD19])))))+180;360);MOD(540-DEGREES(ACOS(((SIN(RADIANS([.$B$3]))*COS(RADIANS([.AD19])))-SIN(RADIANS([.T19])))/(COS(RADIANS([.$B$3]))*SIN(RADIANS([.AD19])))));360))" office:value-type="float" office:value="51.6352621386209" calcext:value-type="float">
            <text:p>51.635262138620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9]+0.1/24" office:value-type="time" office:time-value="PT01H54M00S" calcext:value-type="time">
            <text:p>1:54:00</text:p>
          </table:table-cell>
          <table:table-cell table:style-name="ce9" table:formula="of:=[.D20]+2415018.5+[.E20]-[.$B$5]/24" office:value-type="float" office:value="2461033.5375" calcext:value-type="float">
            <text:p>2461033.54</text:p>
          </table:table-cell>
          <table:table-cell table:style-name="ce10" table:formula="of:=([.F20]-2451545)/36525" office:value-type="float" office:value="0.259781998631077" calcext:value-type="float">
            <text:p>0.25978200</text:p>
          </table:table-cell>
          <table:table-cell/>
          <table:table-cell table:formula="of:=MOD(280.46646+[.G20]*(36000.76983+[.G20]*0.0003032);360)" office:value-type="float" office:value="272.818419156745" calcext:value-type="float">
            <text:p>272.818419156745</text:p>
          </table:table-cell>
          <table:table-cell table:formula="of:=357.52911+[.G20]*(35999.05029-0.0001537*[.G20])" office:value-type="float" office:value="9709.43433278415" calcext:value-type="float">
            <text:p>9709.43433278415</text:p>
          </table:table-cell>
          <table:table-cell table:formula="of:=0.016708634-[.G20]*(0.000042037+0.0000001267*[.G20])" office:value-type="float" office:value="0.0166977049935603" calcext:value-type="float">
            <text:p>0.0166977049935603</text:p>
          </table:table-cell>
          <table:table-cell table:formula="of:=SIN(RADIANS([.J20]))*(1.914602-[.G20]*(0.004817+0.000014*[.G20]))+SIN(RADIANS(2*[.J20]))*(0.019993-0.000101*[.G20])+SIN(RADIANS(3*[.J20]))*0.000289" office:value-type="float" office:value="-0.358186248410632" calcext:value-type="float">
            <text:p>-0.358186248410632</text:p>
          </table:table-cell>
          <table:table-cell table:formula="of:=[.I20]+[.L20]" office:value-type="float" office:value="272.460232908335" calcext:value-type="float">
            <text:p>272.460232908335</text:p>
          </table:table-cell>
          <table:table-cell table:formula="of:=[.J20]+[.L20]" office:value-type="float" office:value="9709.07614653575" calcext:value-type="float">
            <text:p>9709.07614653575</text:p>
          </table:table-cell>
          <table:table-cell table:formula="of:=(1.000001018*(1-[.K20]*[.K20]))/(1+[.K20]*COS(RADIANS([.N20])))" office:value-type="float" office:value="0.983596009145367" calcext:value-type="float">
            <text:p>0.983596009145367</text:p>
          </table:table-cell>
          <table:table-cell table:formula="of:=[.M20]-0.00569-0.00478*SIN(RADIANS(125.04-1934.136*[.G20]))" office:value-type="float" office:value="272.455973415176" calcext:value-type="float">
            <text:p>272.455973415176</text:p>
          </table:table-cell>
          <table:table-cell table:formula="of:=23+(26+((21.448-[.G20]*(46.815+[.G20]*(0.00059-[.G20]*0.001813))))/60)/60" office:value-type="float" office:value="23.4359128604728" calcext:value-type="float">
            <text:p>23.4359128604728</text:p>
          </table:table-cell>
          <table:table-cell table:formula="of:=[.Q20]+0.00256*COS(RADIANS(125.04-1934.136*[.G20]))" office:value-type="float" office:value="23.4383555323846" calcext:value-type="float">
            <text:p>23.4383555323846</text:p>
          </table:table-cell>
          <table:table-cell table:formula="of:=DEGREES(ATAN2(COS(RADIANS([.P20]));COS(RADIANS([.R20]))*SIN(RADIANS([.P20]))))" office:value-type="float" office:value="-87.3234643174425" calcext:value-type="float">
            <text:p>-87.3234643174425</text:p>
          </table:table-cell>
          <table:table-cell table:formula="of:=DEGREES(ASIN(SIN(RADIANS([.R20]))*SIN(RADIANS([.P20]))))" office:value-type="float" office:value="-23.415540896178" calcext:value-type="float">
            <text:p>-23.415540896178</text:p>
          </table:table-cell>
          <table:table-cell table:formula="of:=TAN(RADIANS([.R20]/2))*TAN(RADIANS([.R20]/2))" office:value-type="float" office:value="0.0430309961784947" calcext:value-type="float">
            <text:p>0.0430309961784947</text:p>
          </table:table-cell>
          <table:table-cell table:formula="of:=4*DEGREES([.U20]*SIN(2*RADIANS([.I20]))-2*[.K20]*SIN(RADIANS([.J20]))+4*[.K20]*[.U20]*SIN(RADIANS([.J20]))*COS(2*RADIANS([.I20]))-0.5*[.U20]*[.U20]*SIN(4*RADIANS([.I20]))-1.25*[.K20]*[.K20]*SIN(2*RADIANS([.J20])))" office:value-type="float" office:value="0.542231651598419" calcext:value-type="float">
            <text:p>0.542231651598419</text:p>
          </table:table-cell>
          <table:table-cell table:formula="of:=DEGREES(ACOS(COS(RADIANS(90.833))/(COS(RADIANS([.$B$3]))*COS(RADIANS([.T20])))-TAN(RADIANS([.$B$3]))*TAN(RADIANS([.T20]))))" office:value-type="float" office:value="61.48567211168" calcext:value-type="float">
            <text:p>61.48567211168</text:p>
          </table:table-cell>
          <table:table-cell table:style-name="ce8" table:formula="of:=(720-4*[.$B$4]-[.V20]+[.$B$5]*60)/1440" office:value-type="time" office:time-value="PT11H53M01.598900904S" calcext:value-type="time">
            <text:p>11:53:01</text:p>
          </table:table-cell>
          <table:table-cell table:style-name="ce8" table:formula="of:=[.X20]-[.W20]*4/1440" office:value-type="time" office:time-value="PT07H47M05.037594101S" calcext:value-type="time">
            <text:p>7:47:05</text:p>
          </table:table-cell>
          <table:table-cell table:style-name="ce8" table:formula="of:=[.X20]+[.W20]*4/1440" office:value-type="time" office:time-value="PT15H58M58.160207707S" calcext:value-type="time">
            <text:p>15:58:58</text:p>
          </table:table-cell>
          <table:table-cell table:style-name="ce11" table:formula="of:=8*[.W20]" office:value-type="float" office:value="491.88537689344" calcext:value-type="float">
            <text:p>491.88537689344</text:p>
          </table:table-cell>
          <table:table-cell table:formula="of:=MOD([.E20]*1440+[.V20]+4*[.$B$4]-60*[.$B$5];1440)" office:value-type="float" office:value="120.973351651598" calcext:value-type="float">
            <text:p>120.973351651598</text:p>
          </table:table-cell>
          <table:table-cell table:formula="of:=IF([.AB20]/4&lt;0;[.AB20]/4+180;[.AB20]/4-180)" office:value-type="float" office:value="-149.7566620871" calcext:value-type="float">
            <text:p>-149.7566620871</text:p>
          </table:table-cell>
          <table:table-cell table:formula="of:=DEGREES(ACOS(SIN(RADIANS([.$B$3]))*SIN(RADIANS([.T20]))+COS(RADIANS([.$B$3]))*COS(RADIANS([.T20]))*COS(RADIANS([.AC20]))))" office:value-type="float" office:value="144.970283189036" calcext:value-type="float">
            <text:p>144.970283189036</text:p>
          </table:table-cell>
          <table:table-cell table:formula="of:=90-[.AD20]" office:value-type="float" office:value="-54.9702831890358" calcext:value-type="float">
            <text:p>-54.9702831890358</text:p>
          </table:table-cell>
          <table:table-cell table:formula="of:=IF([.AE20]&gt;85;0;IF([.AE20]&gt;5;58.1/TAN(RADIANS([.AE20]))-0.07/POWER(TAN(RADIANS([.AE20]));3)+0.000086/POWER(TAN(RADIANS([.AE20]));5);IF([.AE20]&gt;-0.575;1735+[.AE20]*(-518.2+[.AE20]*(103.4+[.AE20]*(-12.79+[.AE20]*0.711)));-20.772/TAN(RADIANS([.AE20])))))/3600" office:value-type="float" office:value="0.00404465902870547" calcext:value-type="float">
            <text:p>0.00404465902870547</text:p>
          </table:table-cell>
          <table:table-cell table:formula="of:=[.AE20]+[.AF20]" office:value-type="float" office:value="-54.9662385300071" calcext:value-type="float">
            <text:p>-54.9662385300071</text:p>
          </table:table-cell>
          <table:table-cell table:formula="of:=IF([.AC20]&gt;0;MOD(DEGREES(ACOS(((SIN(RADIANS([.$B$3]))*COS(RADIANS([.AD20])))-SIN(RADIANS([.T20])))/(COS(RADIANS([.$B$3]))*SIN(RADIANS([.AD20])))))+180;360);MOD(540-DEGREES(ACOS(((SIN(RADIANS([.$B$3]))*COS(RADIANS([.AD20])))-SIN(RADIANS([.T20])))/(COS(RADIANS([.$B$3]))*SIN(RADIANS([.AD20])))));360))" office:value-type="float" office:value="53.6310323282848" calcext:value-type="float">
            <text:p>53.631032328284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20]+0.1/24" office:value-type="time" office:time-value="PT02H00M00S" calcext:value-type="time">
            <text:p>2:00:00</text:p>
          </table:table-cell>
          <table:table-cell table:style-name="ce9" table:formula="of:=[.D21]+2415018.5+[.E21]-[.$B$5]/24" office:value-type="float" office:value="2461033.54166667" calcext:value-type="float">
            <text:p>2461033.54</text:p>
          </table:table-cell>
          <table:table-cell table:style-name="ce10" table:formula="of:=([.F21]-2451545)/36525" office:value-type="float" office:value="0.259782112708199" calcext:value-type="float">
            <text:p>0.25978211</text:p>
          </table:table-cell>
          <table:table-cell/>
          <table:table-cell table:formula="of:=MOD(280.46646+[.G21]*(36000.76983+[.G21]*0.0003032);360)" office:value-type="float" office:value="272.822526020978" calcext:value-type="float">
            <text:p>272.822526020978</text:p>
          </table:table-cell>
          <table:table-cell table:formula="of:=357.52911+[.G21]*(35999.05029-0.0001537*[.G21])" office:value-type="float" office:value="9709.4384394522" calcext:value-type="float">
            <text:p>9709.4384394522</text:p>
          </table:table-cell>
          <table:table-cell table:formula="of:=0.016708634-[.G21]*(0.000042037+0.0000001267*[.G21])" office:value-type="float" office:value="0.0166977049887574" calcext:value-type="float">
            <text:p>0.0166977049887574</text:p>
          </table:table-cell>
          <table:table-cell table:formula="of:=SIN(RADIANS([.J21]))*(1.914602-[.G21]*(0.004817+0.000014*[.G21]))+SIN(RADIANS(2*[.J21]))*(0.019993-0.000101*[.G21])+SIN(RADIANS(3*[.J21]))*0.000289" office:value-type="float" office:value="-0.358048710722153" calcext:value-type="float">
            <text:p>-0.358048710722153</text:p>
          </table:table-cell>
          <table:table-cell table:formula="of:=[.I21]+[.L21]" office:value-type="float" office:value="272.464477310256" calcext:value-type="float">
            <text:p>272.464477310256</text:p>
          </table:table-cell>
          <table:table-cell table:formula="of:=[.J21]+[.L21]" office:value-type="float" office:value="9709.08039074148" calcext:value-type="float">
            <text:p>9709.08039074148</text:p>
          </table:table-cell>
          <table:table-cell table:formula="of:=(1.000001018*(1-[.K21]*[.K21]))/(1+[.K21]*COS(RADIANS([.N21])))" office:value-type="float" office:value="0.983595782362006" calcext:value-type="float">
            <text:p>0.983595782362006</text:p>
          </table:table-cell>
          <table:table-cell table:formula="of:=[.M21]-0.00569-0.00478*SIN(RADIANS(125.04-1934.136*[.G21]))" office:value-type="float" office:value="272.460217834662" calcext:value-type="float">
            <text:p>272.460217834662</text:p>
          </table:table-cell>
          <table:table-cell table:formula="of:=23+(26+((21.448-[.G21]*(46.815+[.G21]*(0.00059-[.G21]*0.001813))))/60)/60" office:value-type="float" office:value="23.4359128589893" calcext:value-type="float">
            <text:p>23.4359128589893</text:p>
          </table:table-cell>
          <table:table-cell table:formula="of:=[.Q21]+0.00256*COS(RADIANS(125.04-1934.136*[.G21]))" office:value-type="float" office:value="23.4383555279508" calcext:value-type="float">
            <text:p>23.4383555279508</text:p>
          </table:table-cell>
          <table:table-cell table:formula="of:=DEGREES(ATAN2(COS(RADIANS([.P21]));COS(RADIANS([.R21]))*SIN(RADIANS([.P21]))))" office:value-type="float" office:value="-87.3188397883712" calcext:value-type="float">
            <text:p>-87.3188397883712</text:p>
          </table:table-cell>
          <table:table-cell table:formula="of:=DEGREES(ASIN(SIN(RADIANS([.R21]))*SIN(RADIANS([.P21]))))" office:value-type="float" office:value="-23.415461985941" calcext:value-type="float">
            <text:p>-23.415461985941</text:p>
          </table:table-cell>
          <table:table-cell table:formula="of:=TAN(RADIANS([.R21]/2))*TAN(RADIANS([.R21]/2))" office:value-type="float" office:value="0.0430309961617514" calcext:value-type="float">
            <text:p>0.0430309961617514</text:p>
          </table:table-cell>
          <table:table-cell table:formula="of:=4*DEGREES([.U21]*SIN(2*RADIANS([.I21]))-2*[.K21]*SIN(RADIANS([.J21]))+4*[.K21]*[.U21]*SIN(RADIANS([.J21]))*COS(2*RADIANS([.I21]))-0.5*[.U21]*[.U21]*SIN(4*RADIANS([.I21]))-1.25*[.K21]*[.K21]*SIN(2*RADIANS([.J21])))" office:value-type="float" office:value="0.540167210746662" calcext:value-type="float">
            <text:p>0.540167210746662</text:p>
          </table:table-cell>
          <table:table-cell table:formula="of:=DEGREES(ACOS(COS(RADIANS(90.833))/(COS(RADIANS([.$B$3]))*COS(RADIANS([.T21])))-TAN(RADIANS([.$B$3]))*TAN(RADIANS([.T21]))))" office:value-type="float" office:value="61.4857946981528" calcext:value-type="float">
            <text:p>61.4857946981528</text:p>
          </table:table-cell>
          <table:table-cell table:style-name="ce8" table:formula="of:=(720-4*[.$B$4]-[.V21]+[.$B$5]*60)/1440" office:value-type="time" office:time-value="PT11H53M01.722767355S" calcext:value-type="time">
            <text:p>11:53:01</text:p>
          </table:table-cell>
          <table:table-cell table:style-name="ce8" table:formula="of:=[.X21]-[.W21]*4/1440" office:value-type="time" office:time-value="PT07H47M05.132039799S" calcext:value-type="time">
            <text:p>7:47:05</text:p>
          </table:table-cell>
          <table:table-cell table:style-name="ce8" table:formula="of:=[.X21]+[.W21]*4/1440" office:value-type="time" office:time-value="PT15H58M58.313494912S" calcext:value-type="time">
            <text:p>15:58:58</text:p>
          </table:table-cell>
          <table:table-cell table:style-name="ce11" table:formula="of:=8*[.W21]" office:value-type="float" office:value="491.886357585222" calcext:value-type="float">
            <text:p>491.886357585222</text:p>
          </table:table-cell>
          <table:table-cell table:formula="of:=MOD([.E21]*1440+[.V21]+4*[.$B$4]-60*[.$B$5];1440)" office:value-type="float" office:value="126.971287210747" calcext:value-type="float">
            <text:p>126.971287210747</text:p>
          </table:table-cell>
          <table:table-cell table:formula="of:=IF([.AB21]/4&lt;0;[.AB21]/4+180;[.AB21]/4-180)" office:value-type="float" office:value="-148.257178197313" calcext:value-type="float">
            <text:p>-148.257178197313</text:p>
          </table:table-cell>
          <table:table-cell table:formula="of:=DEGREES(ACOS(SIN(RADIANS([.$B$3]))*SIN(RADIANS([.T21]))+COS(RADIANS([.$B$3]))*COS(RADIANS([.T21]))*COS(RADIANS([.AC21]))))" office:value-type="float" office:value="144.171497733601" calcext:value-type="float">
            <text:p>144.171497733601</text:p>
          </table:table-cell>
          <table:table-cell table:formula="of:=90-[.AD21]" office:value-type="float" office:value="-54.1714977336011" calcext:value-type="float">
            <text:p>-54.1714977336011</text:p>
          </table:table-cell>
          <table:table-cell table:formula="of:=IF([.AE21]&gt;85;0;IF([.AE21]&gt;5;58.1/TAN(RADIANS([.AE21]))-0.07/POWER(TAN(RADIANS([.AE21]));3)+0.000086/POWER(TAN(RADIANS([.AE21]));5);IF([.AE21]&gt;-0.575;1735+[.AE21]*(-518.2+[.AE21]*(103.4+[.AE21]*(-12.79+[.AE21]*0.711)));-20.772/TAN(RADIANS([.AE21])))))/3600" office:value-type="float" office:value="0.00416582018757983" calcext:value-type="float">
            <text:p>0.00416582018757983</text:p>
          </table:table-cell>
          <table:table-cell table:formula="of:=[.AE21]+[.AF21]" office:value-type="float" office:value="-54.1673319134135" calcext:value-type="float">
            <text:p>-54.1673319134135</text:p>
          </table:table-cell>
          <table:table-cell table:formula="of:=IF([.AC21]&gt;0;MOD(DEGREES(ACOS(((SIN(RADIANS([.$B$3]))*COS(RADIANS([.AD21])))-SIN(RADIANS([.T21])))/(COS(RADIANS([.$B$3]))*SIN(RADIANS([.AD21])))))+180;360);MOD(540-DEGREES(ACOS(((SIN(RADIANS([.$B$3]))*COS(RADIANS([.AD21])))-SIN(RADIANS([.T21])))/(COS(RADIANS([.$B$3]))*SIN(RADIANS([.AD21])))));360))" office:value-type="float" office:value="55.5639387530956" calcext:value-type="float">
            <text:p>55.5639387530956</text:p>
          </table:table-cell>
          <table:table-cell table:number-columns-repeated="990"/>
        </table:table-row>
        <table:table-row table:style-name="ro2">
          <table:table-cell>
            <draw:frame table:end-cell-address="Calculations.C34" table:end-x="1.1858in" table:end-y="0.1902in" draw:z-index="2" draw:style-name="gr1" draw:text-style-name="P1" svg:width="3.2461in" svg:height="2.4016in" svg:x="0.0315in" svg:y="0.0886in">
              <draw:object draw:notify-on-update-of-ranges="Calculations.E2:Calculations.E241 Calculations.T1:Calculations.T1 Calculations.T2:Calculations.T24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21]+0.1/24" office:value-type="time" office:time-value="PT02H06M00S" calcext:value-type="time">
            <text:p>2:06:00</text:p>
          </table:table-cell>
          <table:table-cell table:style-name="ce9" table:formula="of:=[.D22]+2415018.5+[.E22]-[.$B$5]/24" office:value-type="float" office:value="2461033.54583333" calcext:value-type="float">
            <text:p>2461033.55</text:p>
          </table:table-cell>
          <table:table-cell table:style-name="ce10" table:formula="of:=([.F22]-2451545)/36525" office:value-type="float" office:value="0.259782226785309" calcext:value-type="float">
            <text:p>0.25978223</text:p>
          </table:table-cell>
          <table:table-cell/>
          <table:table-cell table:formula="of:=MOD(280.46646+[.G22]*(36000.76983+[.G22]*0.0003032);360)" office:value-type="float" office:value="272.826632884753" calcext:value-type="float">
            <text:p>272.826632884753</text:p>
          </table:table-cell>
          <table:table-cell table:formula="of:=357.52911+[.G22]*(35999.05029-0.0001537*[.G22])" office:value-type="float" office:value="9709.44254611978" calcext:value-type="float">
            <text:p>9709.44254611978</text:p>
          </table:table-cell>
          <table:table-cell table:formula="of:=0.016708634-[.G22]*(0.000042037+0.0000001267*[.G22])" office:value-type="float" office:value="0.0166977049839544" calcext:value-type="float">
            <text:p>0.0166977049839544</text:p>
          </table:table-cell>
          <table:table-cell table:formula="of:=SIN(RADIANS([.J22]))*(1.914602-[.G22]*(0.004817+0.000014*[.G22]))+SIN(RADIANS(2*[.J22]))*(0.019993-0.000101*[.G22])+SIN(RADIANS(3*[.J22]))*0.000289" office:value-type="float" office:value="-0.357911171092656" calcext:value-type="float">
            <text:p>-0.357911171092656</text:p>
          </table:table-cell>
          <table:table-cell table:formula="of:=[.I22]+[.L22]" office:value-type="float" office:value="272.46872171366" calcext:value-type="float">
            <text:p>272.46872171366</text:p>
          </table:table-cell>
          <table:table-cell table:formula="of:=[.J22]+[.L22]" office:value-type="float" office:value="9709.08463494869" calcext:value-type="float">
            <text:p>9709.08463494869</text:p>
          </table:table-cell>
          <table:table-cell table:formula="of:=(1.000001018*(1-[.K22]*[.K22]))/(1+[.K22]*COS(RADIANS([.N22])))" office:value-type="float" office:value="0.983595555665731" calcext:value-type="float">
            <text:p>0.983595555665731</text:p>
          </table:table-cell>
          <table:table-cell table:formula="of:=[.M22]-0.00569-0.00478*SIN(RADIANS(125.04-1934.136*[.G22]))" office:value-type="float" office:value="272.464462255629" calcext:value-type="float">
            <text:p>272.464462255629</text:p>
          </table:table-cell>
          <table:table-cell table:formula="of:=23+(26+((21.448-[.G22]*(46.815+[.G22]*(0.00059-[.G22]*0.001813))))/60)/60" office:value-type="float" office:value="23.4359128575059" calcext:value-type="float">
            <text:p>23.4359128575059</text:p>
          </table:table-cell>
          <table:table-cell table:formula="of:=[.Q22]+0.00256*COS(RADIANS(125.04-1934.136*[.G22]))" office:value-type="float" office:value="23.438355523517" calcext:value-type="float">
            <text:p>23.438355523517</text:p>
          </table:table-cell>
          <table:table-cell table:formula="of:=DEGREES(ATAN2(COS(RADIANS([.P22]));COS(RADIANS([.R22]))*SIN(RADIANS([.P22]))))" office:value-type="float" office:value="-87.3142152632058" calcext:value-type="float">
            <text:p>-87.3142152632058</text:p>
          </table:table-cell>
          <table:table-cell table:formula="of:=DEGREES(ASIN(SIN(RADIANS([.R22]))*SIN(RADIANS([.P22]))))" office:value-type="float" office:value="-23.4153829395598" calcext:value-type="float">
            <text:p>-23.4153829395598</text:p>
          </table:table-cell>
          <table:table-cell table:formula="of:=TAN(RADIANS([.R22]/2))*TAN(RADIANS([.R22]/2))" office:value-type="float" office:value="0.0430309961450081" calcext:value-type="float">
            <text:p>0.0430309961450081</text:p>
          </table:table-cell>
          <table:table-cell table:formula="of:=4*DEGREES([.U22]*SIN(2*RADIANS([.I22]))-2*[.K22]*SIN(RADIANS([.J22]))+4*[.K22]*[.U22]*SIN(RADIANS([.J22]))*COS(2*RADIANS([.I22]))-0.5*[.U22]*[.U22]*SIN(4*RADIANS([.I22]))-1.25*[.K22]*[.K22]*SIN(2*RADIANS([.J22])))" office:value-type="float" office:value="0.538102783902468" calcext:value-type="float">
            <text:p>0.538102783902468</text:p>
          </table:table-cell>
          <table:table-cell table:formula="of:=DEGREES(ACOS(COS(RADIANS(90.833))/(COS(RADIANS([.$B$3]))*COS(RADIANS([.T22])))-TAN(RADIANS([.$B$3]))*TAN(RADIANS([.T22]))))" office:value-type="float" office:value="61.485917495838" calcext:value-type="float">
            <text:p>61.485917495838</text:p>
          </table:table-cell>
          <table:table-cell table:style-name="ce8" table:formula="of:=(720-4*[.$B$4]-[.V22]+[.$B$5]*60)/1440" office:value-type="time" office:time-value="PT11H53M01.846632966S" calcext:value-type="time">
            <text:p>11:53:01</text:p>
          </table:table-cell>
          <table:table-cell table:style-name="ce8" table:formula="of:=[.X22]-[.W22]*4/1440" office:value-type="time" office:time-value="PT07H47M05.226433965S" calcext:value-type="time">
            <text:p>7:47:05</text:p>
          </table:table-cell>
          <table:table-cell table:style-name="ce8" table:formula="of:=[.X22]+[.W22]*4/1440" office:value-type="time" office:time-value="PT15H58M58.466831967S" calcext:value-type="time">
            <text:p>15:58:58</text:p>
          </table:table-cell>
          <table:table-cell table:style-name="ce11" table:formula="of:=8*[.W22]" office:value-type="float" office:value="491.887339966704" calcext:value-type="float">
            <text:p>491.887339966704</text:p>
          </table:table-cell>
          <table:table-cell table:formula="of:=MOD([.E22]*1440+[.V22]+4*[.$B$4]-60*[.$B$5];1440)" office:value-type="float" office:value="132.969222783902" calcext:value-type="float">
            <text:p>132.969222783902</text:p>
          </table:table-cell>
          <table:table-cell table:formula="of:=IF([.AB22]/4&lt;0;[.AB22]/4+180;[.AB22]/4-180)" office:value-type="float" office:value="-146.757694304024" calcext:value-type="float">
            <text:p>-146.757694304024</text:p>
          </table:table-cell>
          <table:table-cell table:formula="of:=DEGREES(ACOS(SIN(RADIANS([.$B$3]))*SIN(RADIANS([.T22]))+COS(RADIANS([.$B$3]))*COS(RADIANS([.T22]))*COS(RADIANS([.AC22]))))" office:value-type="float" office:value="143.354306656052" calcext:value-type="float">
            <text:p>143.354306656052</text:p>
          </table:table-cell>
          <table:table-cell table:formula="of:=90-[.AD22]" office:value-type="float" office:value="-53.3543066560516" calcext:value-type="float">
            <text:p>-53.3543066560516</text:p>
          </table:table-cell>
          <table:table-cell table:formula="of:=IF([.AE22]&gt;85;0;IF([.AE22]&gt;5;58.1/TAN(RADIANS([.AE22]))-0.07/POWER(TAN(RADIANS([.AE22]));3)+0.000086/POWER(TAN(RADIANS([.AE22]));5);IF([.AE22]&gt;-0.575;1735+[.AE22]*(-518.2+[.AE22]*(103.4+[.AE22]*(-12.79+[.AE22]*0.711)));-20.772/TAN(RADIANS([.AE22])))))/3600" office:value-type="float" office:value="0.00429232398436778" calcext:value-type="float">
            <text:p>0.00429232398436778</text:p>
          </table:table-cell>
          <table:table-cell table:formula="of:=[.AE22]+[.AF22]" office:value-type="float" office:value="-53.3500143320673" calcext:value-type="float">
            <text:p>-53.3500143320673</text:p>
          </table:table-cell>
          <table:table-cell table:formula="of:=IF([.AC22]&gt;0;MOD(DEGREES(ACOS(((SIN(RADIANS([.$B$3]))*COS(RADIANS([.AD22])))-SIN(RADIANS([.T22])))/(COS(RADIANS([.$B$3]))*SIN(RADIANS([.AD22])))))+180;360);MOD(540-DEGREES(ACOS(((SIN(RADIANS([.$B$3]))*COS(RADIANS([.AD22])))-SIN(RADIANS([.T22])))/(COS(RADIANS([.$B$3]))*SIN(RADIANS([.AD22])))));360))" office:value-type="float" office:value="57.436866993006" calcext:value-type="float">
            <text:p>57.43686699300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22]+0.1/24" office:value-type="time" office:time-value="PT02H12M00S" calcext:value-type="time">
            <text:p>2:12:00</text:p>
          </table:table-cell>
          <table:table-cell table:style-name="ce9" table:formula="of:=[.D23]+2415018.5+[.E23]-[.$B$5]/24" office:value-type="float" office:value="2461033.55" calcext:value-type="float">
            <text:p>2461033.55</text:p>
          </table:table-cell>
          <table:table-cell table:style-name="ce10" table:formula="of:=([.F23]-2451545)/36525" office:value-type="float" office:value="0.259782340862431" calcext:value-type="float">
            <text:p>0.25978234</text:p>
          </table:table-cell>
          <table:table-cell/>
          <table:table-cell table:formula="of:=MOD(280.46646+[.G23]*(36000.76983+[.G23]*0.0003032);360)" office:value-type="float" office:value="272.830739748984" calcext:value-type="float">
            <text:p>272.830739748984</text:p>
          </table:table-cell>
          <table:table-cell table:formula="of:=357.52911+[.G23]*(35999.05029-0.0001537*[.G23])" office:value-type="float" office:value="9709.44665278783" calcext:value-type="float">
            <text:p>9709.44665278783</text:p>
          </table:table-cell>
          <table:table-cell table:formula="of:=0.016708634-[.G23]*(0.000042037+0.0000001267*[.G23])" office:value-type="float" office:value="0.0166977049791514" calcext:value-type="float">
            <text:p>0.0166977049791514</text:p>
          </table:table-cell>
          <table:table-cell table:formula="of:=SIN(RADIANS([.J23]))*(1.914602-[.G23]*(0.004817+0.000014*[.G23]))+SIN(RADIANS(2*[.J23]))*(0.019993-0.000101*[.G23])+SIN(RADIANS(3*[.J23]))*0.000289" office:value-type="float" office:value="-0.357773629491967" calcext:value-type="float">
            <text:p>-0.357773629491967</text:p>
          </table:table-cell>
          <table:table-cell table:formula="of:=[.I23]+[.L23]" office:value-type="float" office:value="272.472966119492" calcext:value-type="float">
            <text:p>272.472966119492</text:p>
          </table:table-cell>
          <table:table-cell table:formula="of:=[.J23]+[.L23]" office:value-type="float" office:value="9709.08887915834" calcext:value-type="float">
            <text:p>9709.08887915834</text:p>
          </table:table-cell>
          <table:table-cell table:formula="of:=(1.000001018*(1-[.K23]*[.K23]))/(1+[.K23]*COS(RADIANS([.N23])))" office:value-type="float" office:value="0.983595329056492" calcext:value-type="float">
            <text:p>0.983595329056492</text:p>
          </table:table-cell>
          <table:table-cell table:formula="of:=[.M23]-0.00569-0.00478*SIN(RADIANS(125.04-1934.136*[.G23]))" office:value-type="float" office:value="272.468706679025" calcext:value-type="float">
            <text:p>272.468706679025</text:p>
          </table:table-cell>
          <table:table-cell table:formula="of:=23+(26+((21.448-[.G23]*(46.815+[.G23]*(0.00059-[.G23]*0.001813))))/60)/60" office:value-type="float" office:value="23.4359128560224" calcext:value-type="float">
            <text:p>23.4359128560224</text:p>
          </table:table-cell>
          <table:table-cell table:formula="of:=[.Q23]+0.00256*COS(RADIANS(125.04-1934.136*[.G23]))" office:value-type="float" office:value="23.4383555190831" calcext:value-type="float">
            <text:p>23.4383555190831</text:p>
          </table:table-cell>
          <table:table-cell table:formula="of:=DEGREES(ATAN2(COS(RADIANS([.P23]));COS(RADIANS([.R23]))*SIN(RADIANS([.P23]))))" office:value-type="float" office:value="-87.3095907409258" calcext:value-type="float">
            <text:p>-87.3095907409258</text:p>
          </table:table-cell>
          <table:table-cell table:formula="of:=DEGREES(ASIN(SIN(RADIANS([.R23]))*SIN(RADIANS([.P23]))))" office:value-type="float" office:value="-23.4153037570174" calcext:value-type="float">
            <text:p>-23.4153037570174</text:p>
          </table:table-cell>
          <table:table-cell table:formula="of:=TAN(RADIANS([.R23]/2))*TAN(RADIANS([.R23]/2))" office:value-type="float" office:value="0.0430309961282645" calcext:value-type="float">
            <text:p>0.0430309961282645</text:p>
          </table:table-cell>
          <table:table-cell table:formula="of:=4*DEGREES([.U23]*SIN(2*RADIANS([.I23]))-2*[.K23]*SIN(RADIANS([.J23]))+4*[.K23]*[.U23]*SIN(RADIANS([.J23]))*COS(2*RADIANS([.I23]))-0.5*[.U23]*[.U23]*SIN(4*RADIANS([.I23]))-1.25*[.K23]*[.K23]*SIN(2*RADIANS([.J23])))" office:value-type="float" office:value="0.536038370644651" calcext:value-type="float">
            <text:p>0.536038370644651</text:p>
          </table:table-cell>
          <table:table-cell table:formula="of:=DEGREES(ACOS(COS(RADIANS(90.833))/(COS(RADIANS([.$B$3]))*COS(RADIANS([.T23])))-TAN(RADIANS([.$B$3]))*TAN(RADIANS([.T23]))))" office:value-type="float" office:value="61.4860405047608" calcext:value-type="float">
            <text:p>61.4860405047608</text:p>
          </table:table-cell>
          <table:table-cell table:style-name="ce8" table:formula="of:=(720-4*[.$B$4]-[.V23]+[.$B$5]*60)/1440" office:value-type="time" office:time-value="PT11H53M01.970497761S" calcext:value-type="time">
            <text:p>11:53:01</text:p>
          </table:table-cell>
          <table:table-cell table:style-name="ce8" table:formula="of:=[.X23]-[.W23]*4/1440" office:value-type="time" office:time-value="PT07H47M05.320776619S" calcext:value-type="time">
            <text:p>7:47:05</text:p>
          </table:table-cell>
          <table:table-cell table:style-name="ce8" table:formula="of:=[.X23]+[.W23]*4/1440" office:value-type="time" office:time-value="PT15H58M58.620218904S" calcext:value-type="time">
            <text:p>15:58:58</text:p>
          </table:table-cell>
          <table:table-cell table:style-name="ce11" table:formula="of:=8*[.W23]" office:value-type="float" office:value="491.888324038087" calcext:value-type="float">
            <text:p>491.888324038087</text:p>
          </table:table-cell>
          <table:table-cell table:formula="of:=MOD([.E23]*1440+[.V23]+4*[.$B$4]-60*[.$B$5];1440)" office:value-type="float" office:value="138.967158370645" calcext:value-type="float">
            <text:p>138.967158370645</text:p>
          </table:table-cell>
          <table:table-cell table:formula="of:=IF([.AB23]/4&lt;0;[.AB23]/4+180;[.AB23]/4-180)" office:value-type="float" office:value="-145.258210407339" calcext:value-type="float">
            <text:p>-145.258210407339</text:p>
          </table:table-cell>
          <table:table-cell table:formula="of:=DEGREES(ACOS(SIN(RADIANS([.$B$3]))*SIN(RADIANS([.T23]))+COS(RADIANS([.$B$3]))*COS(RADIANS([.T23]))*COS(RADIANS([.AC23]))))" office:value-type="float" office:value="142.520135774597" calcext:value-type="float">
            <text:p>142.520135774597</text:p>
          </table:table-cell>
          <table:table-cell table:formula="of:=90-[.AD23]" office:value-type="float" office:value="-52.5201357745967" calcext:value-type="float">
            <text:p>-52.5201357745967</text:p>
          </table:table-cell>
          <table:table-cell table:formula="of:=IF([.AE23]&gt;85;0;IF([.AE23]&gt;5;58.1/TAN(RADIANS([.AE23]))-0.07/POWER(TAN(RADIANS([.AE23]));3)+0.000086/POWER(TAN(RADIANS([.AE23]));5);IF([.AE23]&gt;-0.575;1735+[.AE23]*(-518.2+[.AE23]*(103.4+[.AE23]*(-12.79+[.AE23]*0.711)));-20.772/TAN(RADIANS([.AE23])))))/3600" office:value-type="float" office:value="0.00442425586594987" calcext:value-type="float">
            <text:p>0.00442425586594987</text:p>
          </table:table-cell>
          <table:table-cell table:formula="of:=[.AE23]+[.AF23]" office:value-type="float" office:value="-52.5157115187308" calcext:value-type="float">
            <text:p>-52.5157115187308</text:p>
          </table:table-cell>
          <table:table-cell table:formula="of:=IF([.AC23]&gt;0;MOD(DEGREES(ACOS(((SIN(RADIANS([.$B$3]))*COS(RADIANS([.AD23])))-SIN(RADIANS([.T23])))/(COS(RADIANS([.$B$3]))*SIN(RADIANS([.AD23])))))+180;360);MOD(540-DEGREES(ACOS(((SIN(RADIANS([.$B$3]))*COS(RADIANS([.AD23])))-SIN(RADIANS([.T23])))/(COS(RADIANS([.$B$3]))*SIN(RADIANS([.AD23])))));360))" office:value-type="float" office:value="59.2527262370191" calcext:value-type="float">
            <text:p>59.252726237019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23]+0.1/24" office:value-type="time" office:time-value="PT02H18M00S" calcext:value-type="time">
            <text:p>2:18:00</text:p>
          </table:table-cell>
          <table:table-cell table:style-name="ce9" table:formula="of:=[.D24]+2415018.5+[.E24]-[.$B$5]/24" office:value-type="float" office:value="2461033.55416667" calcext:value-type="float">
            <text:p>2461033.55</text:p>
          </table:table-cell>
          <table:table-cell table:style-name="ce10" table:formula="of:=([.F24]-2451545)/36525" office:value-type="float" office:value="0.25978245493954" calcext:value-type="float">
            <text:p>0.25978245</text:p>
          </table:table-cell>
          <table:table-cell/>
          <table:table-cell table:formula="of:=MOD(280.46646+[.G24]*(36000.76983+[.G24]*0.0003032);360)" office:value-type="float" office:value="272.834846612761" calcext:value-type="float">
            <text:p>272.834846612761</text:p>
          </table:table-cell>
          <table:table-cell table:formula="of:=357.52911+[.G24]*(35999.05029-0.0001537*[.G24])" office:value-type="float" office:value="9709.45075945542" calcext:value-type="float">
            <text:p>9709.45075945542</text:p>
          </table:table-cell>
          <table:table-cell table:formula="of:=0.016708634-[.G24]*(0.000042037+0.0000001267*[.G24])" office:value-type="float" office:value="0.0166977049743485" calcext:value-type="float">
            <text:p>0.0166977049743485</text:p>
          </table:table-cell>
          <table:table-cell table:formula="of:=SIN(RADIANS([.J24]))*(1.914602-[.G24]*(0.004817+0.000014*[.G24]))+SIN(RADIANS(2*[.J24]))*(0.019993-0.000101*[.G24])+SIN(RADIANS(3*[.J24]))*0.000289" office:value-type="float" office:value="-0.357636085951759" calcext:value-type="float">
            <text:p>-0.357636085951759</text:p>
          </table:table-cell>
          <table:table-cell table:formula="of:=[.I24]+[.L24]" office:value-type="float" office:value="272.477210526809" calcext:value-type="float">
            <text:p>272.477210526809</text:p>
          </table:table-cell>
          <table:table-cell table:formula="of:=[.J24]+[.L24]" office:value-type="float" office:value="9709.09312336947" calcext:value-type="float">
            <text:p>9709.09312336947</text:p>
          </table:table-cell>
          <table:table-cell table:formula="of:=(1.000001018*(1-[.K24]*[.K24]))/(1+[.K24]*COS(RADIANS([.N24])))" office:value-type="float" office:value="0.983595102534343" calcext:value-type="float">
            <text:p>0.983595102534343</text:p>
          </table:table-cell>
          <table:table-cell table:formula="of:=[.M24]-0.00569-0.00478*SIN(RADIANS(125.04-1934.136*[.G24]))" office:value-type="float" office:value="272.472951103905" calcext:value-type="float">
            <text:p>272.472951103905</text:p>
          </table:table-cell>
          <table:table-cell table:formula="of:=23+(26+((21.448-[.G24]*(46.815+[.G24]*(0.00059-[.G24]*0.001813))))/60)/60" office:value-type="float" office:value="23.4359128545389" calcext:value-type="float">
            <text:p>23.4359128545389</text:p>
          </table:table-cell>
          <table:table-cell table:formula="of:=[.Q24]+0.00256*COS(RADIANS(125.04-1934.136*[.G24]))" office:value-type="float" office:value="23.4383555146492" calcext:value-type="float">
            <text:p>23.4383555146492</text:p>
          </table:table-cell>
          <table:table-cell table:formula="of:=DEGREES(ATAN2(COS(RADIANS([.P24]));COS(RADIANS([.R24]))*SIN(RADIANS([.P24]))))" office:value-type="float" office:value="-87.3049662225682" calcext:value-type="float">
            <text:p>-87.3049662225682</text:p>
          </table:table-cell>
          <table:table-cell table:formula="of:=DEGREES(ASIN(SIN(RADIANS([.R24]))*SIN(RADIANS([.P24]))))" office:value-type="float" office:value="-23.4152244383319" calcext:value-type="float">
            <text:p>-23.4152244383319</text:p>
          </table:table-cell>
          <table:table-cell table:formula="of:=TAN(RADIANS([.R24]/2))*TAN(RADIANS([.R24]/2))" office:value-type="float" office:value="0.0430309961115209" calcext:value-type="float">
            <text:p>0.0430309961115209</text:p>
          </table:table-cell>
          <table:table-cell table:formula="of:=4*DEGREES([.U24]*SIN(2*RADIANS([.I24]))-2*[.K24]*SIN(RADIANS([.J24]))+4*[.K24]*[.U24]*SIN(RADIANS([.J24]))*COS(2*RADIANS([.I24]))-0.5*[.U24]*[.U24]*SIN(4*RADIANS([.I24]))-1.25*[.K24]*[.K24]*SIN(2*RADIANS([.J24])))" office:value-type="float" office:value="0.53397397147303" calcext:value-type="float">
            <text:p>0.53397397147303</text:p>
          </table:table-cell>
          <table:table-cell table:formula="of:=DEGREES(ACOS(COS(RADIANS(90.833))/(COS(RADIANS([.$B$3]))*COS(RADIANS([.T24])))-TAN(RADIANS([.$B$3]))*TAN(RADIANS([.T24]))))" office:value-type="float" office:value="61.4861637248916" calcext:value-type="float">
            <text:p>61.4861637248916</text:p>
          </table:table-cell>
          <table:table-cell table:style-name="ce8" table:formula="of:=(720-4*[.$B$4]-[.V24]+[.$B$5]*60)/1440" office:value-type="time" office:time-value="PT11H53M02.094361712S" calcext:value-type="time">
            <text:p>11:53:02</text:p>
          </table:table-cell>
          <table:table-cell table:style-name="ce8" table:formula="of:=[.X24]-[.W24]*4/1440" office:value-type="time" office:time-value="PT07H47M05.415067738S" calcext:value-type="time">
            <text:p>7:47:05</text:p>
          </table:table-cell>
          <table:table-cell table:style-name="ce8" table:formula="of:=[.X24]+[.W24]*4/1440" office:value-type="time" office:time-value="PT15H58M58.773655686S" calcext:value-type="time">
            <text:p>15:58:58</text:p>
          </table:table-cell>
          <table:table-cell table:style-name="ce11" table:formula="of:=8*[.W24]" office:value-type="float" office:value="491.889309799133" calcext:value-type="float">
            <text:p>491.889309799133</text:p>
          </table:table-cell>
          <table:table-cell table:formula="of:=MOD([.E24]*1440+[.V24]+4*[.$B$4]-60*[.$B$5];1440)" office:value-type="float" office:value="144.965093971473" calcext:value-type="float">
            <text:p>144.965093971473</text:p>
          </table:table-cell>
          <table:table-cell table:formula="of:=IF([.AB24]/4&lt;0;[.AB24]/4+180;[.AB24]/4-180)" office:value-type="float" office:value="-143.758726507132" calcext:value-type="float">
            <text:p>-143.758726507132</text:p>
          </table:table-cell>
          <table:table-cell table:formula="of:=DEGREES(ACOS(SIN(RADIANS([.$B$3]))*SIN(RADIANS([.T24]))+COS(RADIANS([.$B$3]))*COS(RADIANS([.T24]))*COS(RADIANS([.AC24]))))" office:value-type="float" office:value="141.670322379914" calcext:value-type="float">
            <text:p>141.670322379914</text:p>
          </table:table-cell>
          <table:table-cell table:formula="of:=90-[.AD24]" office:value-type="float" office:value="-51.6703223799135" calcext:value-type="float">
            <text:p>-51.6703223799135</text:p>
          </table:table-cell>
          <table:table-cell table:formula="of:=IF([.AE24]&gt;85;0;IF([.AE24]&gt;5;58.1/TAN(RADIANS([.AE24]))-0.07/POWER(TAN(RADIANS([.AE24]));3)+0.000086/POWER(TAN(RADIANS([.AE24]));5);IF([.AE24]&gt;-0.575;1735+[.AE24]*(-518.2+[.AE24]*(103.4+[.AE24]*(-12.79+[.AE24]*0.711)));-20.772/TAN(RADIANS([.AE24])))))/3600" office:value-type="float" office:value="0.00456172618361991" calcext:value-type="float">
            <text:p>0.00456172618361991</text:p>
          </table:table-cell>
          <table:table-cell table:formula="of:=[.AE24]+[.AF24]" office:value-type="float" office:value="-51.6657606537299" calcext:value-type="float">
            <text:p>-51.6657606537299</text:p>
          </table:table-cell>
          <table:table-cell table:formula="of:=IF([.AC24]&gt;0;MOD(DEGREES(ACOS(((SIN(RADIANS([.$B$3]))*COS(RADIANS([.AD24])))-SIN(RADIANS([.T24])))/(COS(RADIANS([.$B$3]))*SIN(RADIANS([.AD24])))))+180;360);MOD(540-DEGREES(ACOS(((SIN(RADIANS([.$B$3]))*COS(RADIANS([.AD24])))-SIN(RADIANS([.T24])))/(COS(RADIANS([.$B$3]))*SIN(RADIANS([.AD24])))));360))" office:value-type="float" office:value="61.0144131482157" calcext:value-type="float">
            <text:p>61.014413148215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24]+0.1/24" office:value-type="time" office:time-value="PT02H24M00S" calcext:value-type="time">
            <text:p>2:24:00</text:p>
          </table:table-cell>
          <table:table-cell table:style-name="ce9" table:formula="of:=[.D25]+2415018.5+[.E25]-[.$B$5]/24" office:value-type="float" office:value="2461033.55833333" calcext:value-type="float">
            <text:p>2461033.56</text:p>
          </table:table-cell>
          <table:table-cell table:style-name="ce10" table:formula="of:=([.F25]-2451545)/36525" office:value-type="float" office:value="0.259782569016662" calcext:value-type="float">
            <text:p>0.25978257</text:p>
          </table:table-cell>
          <table:table-cell/>
          <table:table-cell table:formula="of:=MOD(280.46646+[.G25]*(36000.76983+[.G25]*0.0003032);360)" office:value-type="float" office:value="272.838953476994" calcext:value-type="float">
            <text:p>272.838953476994</text:p>
          </table:table-cell>
          <table:table-cell table:formula="of:=357.52911+[.G25]*(35999.05029-0.0001537*[.G25])" office:value-type="float" office:value="9709.45486612346" calcext:value-type="float">
            <text:p>9709.45486612346</text:p>
          </table:table-cell>
          <table:table-cell table:formula="of:=0.016708634-[.G25]*(0.000042037+0.0000001267*[.G25])" office:value-type="float" office:value="0.0166977049695455" calcext:value-type="float">
            <text:p>0.0166977049695455</text:p>
          </table:table-cell>
          <table:table-cell table:formula="of:=SIN(RADIANS([.J25]))*(1.914602-[.G25]*(0.004817+0.000014*[.G25]))+SIN(RADIANS(2*[.J25]))*(0.019993-0.000101*[.G25])+SIN(RADIANS(3*[.J25]))*0.000289" office:value-type="float" office:value="-0.357498540441913" calcext:value-type="float">
            <text:p>-0.357498540441913</text:p>
          </table:table-cell>
          <table:table-cell table:formula="of:=[.I25]+[.L25]" office:value-type="float" office:value="272.481454936552" calcext:value-type="float">
            <text:p>272.481454936552</text:p>
          </table:table-cell>
          <table:table-cell table:formula="of:=[.J25]+[.L25]" office:value-type="float" office:value="9709.09736758302" calcext:value-type="float">
            <text:p>9709.09736758302</text:p>
          </table:table-cell>
          <table:table-cell table:formula="of:=(1.000001018*(1-[.K25]*[.K25]))/(1+[.K25]*COS(RADIANS([.N25])))" office:value-type="float" office:value="0.983594876099233" calcext:value-type="float">
            <text:p>0.983594876099233</text:p>
          </table:table-cell>
          <table:table-cell table:formula="of:=[.M25]-0.00569-0.00478*SIN(RADIANS(125.04-1934.136*[.G25]))" office:value-type="float" office:value="272.477195531212" calcext:value-type="float">
            <text:p>272.477195531212</text:p>
          </table:table-cell>
          <table:table-cell table:formula="of:=23+(26+((21.448-[.G25]*(46.815+[.G25]*(0.00059-[.G25]*0.001813))))/60)/60" office:value-type="float" office:value="23.4359128530554" calcext:value-type="float">
            <text:p>23.4359128530554</text:p>
          </table:table-cell>
          <table:table-cell table:formula="of:=[.Q25]+0.00256*COS(RADIANS(125.04-1934.136*[.G25]))" office:value-type="float" office:value="23.4383555102153" calcext:value-type="float">
            <text:p>23.4383555102153</text:p>
          </table:table-cell>
          <table:table-cell table:formula="of:=DEGREES(ATAN2(COS(RADIANS([.P25]));COS(RADIANS([.R25]))*SIN(RADIANS([.P25]))))" office:value-type="float" office:value="-87.3003417071168" calcext:value-type="float">
            <text:p>-87.3003417071168</text:p>
          </table:table-cell>
          <table:table-cell table:formula="of:=DEGREES(ASIN(SIN(RADIANS([.R25]))*SIN(RADIANS([.P25]))))" office:value-type="float" office:value="-23.4151449834861" calcext:value-type="float">
            <text:p>-23.4151449834861</text:p>
          </table:table-cell>
          <table:table-cell table:formula="of:=TAN(RADIANS([.R25]/2))*TAN(RADIANS([.R25]/2))" office:value-type="float" office:value="0.0430309960947771" calcext:value-type="float">
            <text:p>0.0430309960947771</text:p>
          </table:table-cell>
          <table:table-cell table:formula="of:=4*DEGREES([.U25]*SIN(2*RADIANS([.I25]))-2*[.K25]*SIN(RADIANS([.J25]))+4*[.K25]*[.U25]*SIN(RADIANS([.J25]))*COS(2*RADIANS([.I25]))-0.5*[.U25]*[.U25]*SIN(4*RADIANS([.I25]))-1.25*[.K25]*[.K25]*SIN(2*RADIANS([.J25])))" office:value-type="float" office:value="0.531909585967912" calcext:value-type="float">
            <text:p>0.531909585967912</text:p>
          </table:table-cell>
          <table:table-cell table:formula="of:=DEGREES(ACOS(COS(RADIANS(90.833))/(COS(RADIANS([.$B$3]))*COS(RADIANS([.T25])))-TAN(RADIANS([.$B$3]))*TAN(RADIANS([.T25]))))" office:value-type="float" office:value="61.4862871562554" calcext:value-type="float">
            <text:p>61.4862871562554</text:p>
          </table:table-cell>
          <table:table-cell table:style-name="ce8" table:formula="of:=(720-4*[.$B$4]-[.V25]+[.$B$5]*60)/1440" office:value-type="time" office:time-value="PT11H53M02.218224842S" calcext:value-type="time">
            <text:p>11:53:02</text:p>
          </table:table-cell>
          <table:table-cell table:style-name="ce8" table:formula="of:=[.X25]-[.W25]*4/1440" office:value-type="time" office:time-value="PT07H47M05.509307341S" calcext:value-type="time">
            <text:p>7:47:05</text:p>
          </table:table-cell>
          <table:table-cell table:style-name="ce8" table:formula="of:=[.X25]+[.W25]*4/1440" office:value-type="time" office:time-value="PT15H58M58.927142343S" calcext:value-type="time">
            <text:p>15:58:58</text:p>
          </table:table-cell>
          <table:table-cell table:style-name="ce11" table:formula="of:=8*[.W25]" office:value-type="float" office:value="491.890297250043" calcext:value-type="float">
            <text:p>491.890297250043</text:p>
          </table:table-cell>
          <table:table-cell table:formula="of:=MOD([.E25]*1440+[.V25]+4*[.$B$4]-60*[.$B$5];1440)" office:value-type="float" office:value="150.963029585968" calcext:value-type="float">
            <text:p>150.963029585968</text:p>
          </table:table-cell>
          <table:table-cell table:formula="of:=IF([.AB25]/4&lt;0;[.AB25]/4+180;[.AB25]/4-180)" office:value-type="float" office:value="-142.259242603508" calcext:value-type="float">
            <text:p>-142.259242603508</text:p>
          </table:table-cell>
          <table:table-cell table:formula="of:=DEGREES(ACOS(SIN(RADIANS([.$B$3]))*SIN(RADIANS([.T25]))+COS(RADIANS([.$B$3]))*COS(RADIANS([.T25]))*COS(RADIANS([.AC25]))))" office:value-type="float" office:value="140.806119308542" calcext:value-type="float">
            <text:p>140.806119308542</text:p>
          </table:table-cell>
          <table:table-cell table:formula="of:=90-[.AD25]" office:value-type="float" office:value="-50.8061193085422" calcext:value-type="float">
            <text:p>-50.8061193085422</text:p>
          </table:table-cell>
          <table:table-cell table:formula="of:=IF([.AE25]&gt;85;0;IF([.AE25]&gt;5;58.1/TAN(RADIANS([.AE25]))-0.07/POWER(TAN(RADIANS([.AE25]));3)+0.000086/POWER(TAN(RADIANS([.AE25]));5);IF([.AE25]&gt;-0.575;1735+[.AE25]*(-518.2+[.AE25]*(103.4+[.AE25]*(-12.79+[.AE25]*0.711)));-20.772/TAN(RADIANS([.AE25])))))/3600" office:value-type="float" office:value="0.00470487110121347" calcext:value-type="float">
            <text:p>0.00470487110121347</text:p>
          </table:table-cell>
          <table:table-cell table:formula="of:=[.AE25]+[.AF25]" office:value-type="float" office:value="-50.801414437441" calcext:value-type="float">
            <text:p>-50.801414437441</text:p>
          </table:table-cell>
          <table:table-cell table:formula="of:=IF([.AC25]&gt;0;MOD(DEGREES(ACOS(((SIN(RADIANS([.$B$3]))*COS(RADIANS([.AD25])))-SIN(RADIANS([.T25])))/(COS(RADIANS([.$B$3]))*SIN(RADIANS([.AD25])))))+180;360);MOD(540-DEGREES(ACOS(((SIN(RADIANS([.$B$3]))*COS(RADIANS([.AD25])))-SIN(RADIANS([.T25])))/(COS(RADIANS([.$B$3]))*SIN(RADIANS([.AD25])))));360))" office:value-type="float" office:value="62.7247834112508" calcext:value-type="float">
            <text:p>62.724783411250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25]+0.1/24" office:value-type="time" office:time-value="PT02H30M00S" calcext:value-type="time">
            <text:p>2:30:00</text:p>
          </table:table-cell>
          <table:table-cell table:style-name="ce9" table:formula="of:=[.D26]+2415018.5+[.E26]-[.$B$5]/24" office:value-type="float" office:value="2461033.5625" calcext:value-type="float">
            <text:p>2461033.56</text:p>
          </table:table-cell>
          <table:table-cell table:style-name="ce10" table:formula="of:=([.F26]-2451545)/36525" office:value-type="float" office:value="0.259782683093771" calcext:value-type="float">
            <text:p>0.25978268</text:p>
          </table:table-cell>
          <table:table-cell/>
          <table:table-cell table:formula="of:=MOD(280.46646+[.G26]*(36000.76983+[.G26]*0.0003032);360)" office:value-type="float" office:value="272.843060340767" calcext:value-type="float">
            <text:p>272.843060340767</text:p>
          </table:table-cell>
          <table:table-cell table:formula="of:=357.52911+[.G26]*(35999.05029-0.0001537*[.G26])" office:value-type="float" office:value="9709.45897279105" calcext:value-type="float">
            <text:p>9709.45897279105</text:p>
          </table:table-cell>
          <table:table-cell table:formula="of:=0.016708634-[.G26]*(0.000042037+0.0000001267*[.G26])" office:value-type="float" office:value="0.0166977049647425" calcext:value-type="float">
            <text:p>0.0166977049647425</text:p>
          </table:table-cell>
          <table:table-cell table:formula="of:=SIN(RADIANS([.J26]))*(1.914602-[.G26]*(0.004817+0.000014*[.G26]))+SIN(RADIANS(2*[.J26]))*(0.019993-0.000101*[.G26])+SIN(RADIANS(3*[.J26]))*0.000289" office:value-type="float" office:value="-0.357360992994103" calcext:value-type="float">
            <text:p>-0.357360992994103</text:p>
          </table:table-cell>
          <table:table-cell table:formula="of:=[.I26]+[.L26]" office:value-type="float" office:value="272.485699347773" calcext:value-type="float">
            <text:p>272.485699347773</text:p>
          </table:table-cell>
          <table:table-cell table:formula="of:=[.J26]+[.L26]" office:value-type="float" office:value="9709.10161179806" calcext:value-type="float">
            <text:p>9709.10161179806</text:p>
          </table:table-cell>
          <table:table-cell table:formula="of:=(1.000001018*(1-[.K26]*[.K26]))/(1+[.K26]*COS(RADIANS([.N26])))" office:value-type="float" office:value="0.983594649751215" calcext:value-type="float">
            <text:p>0.983594649751215</text:p>
          </table:table-cell>
          <table:table-cell table:formula="of:=[.M26]-0.00569-0.00478*SIN(RADIANS(125.04-1934.136*[.G26]))" office:value-type="float" office:value="272.481439959996" calcext:value-type="float">
            <text:p>272.481439959996</text:p>
          </table:table-cell>
          <table:table-cell table:formula="of:=23+(26+((21.448-[.G26]*(46.815+[.G26]*(0.00059-[.G26]*0.001813))))/60)/60" office:value-type="float" office:value="23.435912851572" calcext:value-type="float">
            <text:p>23.435912851572</text:p>
          </table:table-cell>
          <table:table-cell table:formula="of:=[.Q26]+0.00256*COS(RADIANS(125.04-1934.136*[.G26]))" office:value-type="float" office:value="23.4383555057813" calcext:value-type="float">
            <text:p>23.4383555057813</text:p>
          </table:table-cell>
          <table:table-cell table:formula="of:=DEGREES(ATAN2(COS(RADIANS([.P26]));COS(RADIANS([.R26]))*SIN(RADIANS([.P26]))))" office:value-type="float" office:value="-87.2957171956145" calcext:value-type="float">
            <text:p>-87.2957171956145</text:p>
          </table:table-cell>
          <table:table-cell table:formula="of:=DEGREES(ASIN(SIN(RADIANS([.R26]))*SIN(RADIANS([.P26]))))" office:value-type="float" office:value="-23.4150653924983" calcext:value-type="float">
            <text:p>-23.4150653924983</text:p>
          </table:table-cell>
          <table:table-cell table:formula="of:=TAN(RADIANS([.R26]/2))*TAN(RADIANS([.R26]/2))" office:value-type="float" office:value="0.0430309960780331" calcext:value-type="float">
            <text:p>0.0430309960780331</text:p>
          </table:table-cell>
          <table:table-cell table:formula="of:=4*DEGREES([.U26]*SIN(2*RADIANS([.I26]))-2*[.K26]*SIN(RADIANS([.J26]))+4*[.K26]*[.U26]*SIN(RADIANS([.J26]))*COS(2*RADIANS([.I26]))-0.5*[.U26]*[.U26]*SIN(4*RADIANS([.I26]))-1.25*[.K26]*[.K26]*SIN(2*RADIANS([.J26])))" office:value-type="float" office:value="0.529845214631092" calcext:value-type="float">
            <text:p>0.529845214631092</text:p>
          </table:table-cell>
          <table:table-cell table:formula="of:=DEGREES(ACOS(COS(RADIANS(90.833))/(COS(RADIANS([.$B$3]))*COS(RADIANS([.T26])))-TAN(RADIANS([.$B$3]))*TAN(RADIANS([.T26]))))" office:value-type="float" office:value="61.4864107988224" calcext:value-type="float">
            <text:p>61.4864107988224</text:p>
          </table:table-cell>
          <table:table-cell table:style-name="ce8" table:formula="of:=(720-4*[.$B$4]-[.V26]+[.$B$5]*60)/1440" office:value-type="time" office:time-value="PT11H53M02.342087122S" calcext:value-type="time">
            <text:p>11:53:02</text:p>
          </table:table-cell>
          <table:table-cell table:style-name="ce8" table:formula="of:=[.X26]-[.W26]*4/1440" office:value-type="time" office:time-value="PT07H47M05.603495405S" calcext:value-type="time">
            <text:p>7:47:05</text:p>
          </table:table-cell>
          <table:table-cell table:style-name="ce8" table:formula="of:=[.X26]+[.W26]*4/1440" office:value-type="time" office:time-value="PT15H58M59.08067884S" calcext:value-type="time">
            <text:p>15:58:59</text:p>
          </table:table-cell>
          <table:table-cell table:style-name="ce11" table:formula="of:=8*[.W26]" office:value-type="float" office:value="491.891286390579" calcext:value-type="float">
            <text:p>491.891286390579</text:p>
          </table:table-cell>
          <table:table-cell table:formula="of:=MOD([.E26]*1440+[.V26]+4*[.$B$4]-60*[.$B$5];1440)" office:value-type="float" office:value="156.960965214632" calcext:value-type="float">
            <text:p>156.960965214632</text:p>
          </table:table-cell>
          <table:table-cell table:formula="of:=IF([.AB26]/4&lt;0;[.AB26]/4+180;[.AB26]/4-180)" office:value-type="float" office:value="-140.759758696342" calcext:value-type="float">
            <text:p>-140.759758696342</text:p>
          </table:table-cell>
          <table:table-cell table:formula="of:=DEGREES(ACOS(SIN(RADIANS([.$B$3]))*SIN(RADIANS([.T26]))+COS(RADIANS([.$B$3]))*COS(RADIANS([.T26]))*COS(RADIANS([.AC26]))))" office:value-type="float" office:value="139.928699429712" calcext:value-type="float">
            <text:p>139.928699429712</text:p>
          </table:table-cell>
          <table:table-cell table:formula="of:=90-[.AD26]" office:value-type="float" office:value="-49.928699429712" calcext:value-type="float">
            <text:p>-49.928699429712</text:p>
          </table:table-cell>
          <table:table-cell table:formula="of:=IF([.AE26]&gt;85;0;IF([.AE26]&gt;5;58.1/TAN(RADIANS([.AE26]))-0.07/POWER(TAN(RADIANS([.AE26]));3)+0.000086/POWER(TAN(RADIANS([.AE26]));5);IF([.AE26]&gt;-0.575;1735+[.AE26]*(-518.2+[.AE26]*(103.4+[.AE26]*(-12.79+[.AE26]*0.711)));-20.772/TAN(RADIANS([.AE26])))))/3600" office:value-type="float" office:value="0.0048538536340867" calcext:value-type="float">
            <text:p>0.0048538536340867</text:p>
          </table:table-cell>
          <table:table-cell table:formula="of:=[.AE26]+[.AF26]" office:value-type="float" office:value="-49.9238455760779" calcext:value-type="float">
            <text:p>-49.9238455760779</text:p>
          </table:table-cell>
          <table:table-cell table:formula="of:=IF([.AC26]&gt;0;MOD(DEGREES(ACOS(((SIN(RADIANS([.$B$3]))*COS(RADIANS([.AD26])))-SIN(RADIANS([.T26])))/(COS(RADIANS([.$B$3]))*SIN(RADIANS([.AD26])))))+180;360);MOD(540-DEGREES(ACOS(((SIN(RADIANS([.$B$3]))*COS(RADIANS([.AD26])))-SIN(RADIANS([.T26])))/(COS(RADIANS([.$B$3]))*SIN(RADIANS([.AD26])))));360))" office:value-type="float" office:value="64.3866298736025" calcext:value-type="float">
            <text:p>64.386629873602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26]+0.1/24" office:value-type="time" office:time-value="PT02H36M00S" calcext:value-type="time">
            <text:p>2:36:00</text:p>
          </table:table-cell>
          <table:table-cell table:style-name="ce9" table:formula="of:=[.D27]+2415018.5+[.E27]-[.$B$5]/24" office:value-type="float" office:value="2461033.56666667" calcext:value-type="float">
            <text:p>2461033.57</text:p>
          </table:table-cell>
          <table:table-cell table:style-name="ce10" table:formula="of:=([.F27]-2451545)/36525" office:value-type="float" office:value="0.259782797170894" calcext:value-type="float">
            <text:p>0.25978280</text:p>
          </table:table-cell>
          <table:table-cell/>
          <table:table-cell table:formula="of:=MOD(280.46646+[.G27]*(36000.76983+[.G27]*0.0003032);360)" office:value-type="float" office:value="272.847167204998" calcext:value-type="float">
            <text:p>272.847167204998</text:p>
          </table:table-cell>
          <table:table-cell table:formula="of:=357.52911+[.G27]*(35999.05029-0.0001537*[.G27])" office:value-type="float" office:value="9709.4630794591" calcext:value-type="float">
            <text:p>9709.4630794591</text:p>
          </table:table-cell>
          <table:table-cell table:formula="of:=0.016708634-[.G27]*(0.000042037+0.0000001267*[.G27])" office:value-type="float" office:value="0.0166977049599395" calcext:value-type="float">
            <text:p>0.0166977049599395</text:p>
          </table:table-cell>
          <table:table-cell table:formula="of:=SIN(RADIANS([.J27]))*(1.914602-[.G27]*(0.004817+0.000014*[.G27]))+SIN(RADIANS(2*[.J27]))*(0.019993-0.000101*[.G27])+SIN(RADIANS(3*[.J27]))*0.000289" office:value-type="float" office:value="-0.3572234435781" calcext:value-type="float">
            <text:p>-0.3572234435781</text:p>
          </table:table-cell>
          <table:table-cell table:formula="of:=[.I27]+[.L27]" office:value-type="float" office:value="272.48994376142" calcext:value-type="float">
            <text:p>272.48994376142</text:p>
          </table:table-cell>
          <table:table-cell table:formula="of:=[.J27]+[.L27]" office:value-type="float" office:value="9709.10585601552" calcext:value-type="float">
            <text:p>9709.10585601552</text:p>
          </table:table-cell>
          <table:table-cell table:formula="of:=(1.000001018*(1-[.K27]*[.K27]))/(1+[.K27]*COS(RADIANS([.N27])))" office:value-type="float" office:value="0.983594423490238" calcext:value-type="float">
            <text:p>0.983594423490238</text:p>
          </table:table-cell>
          <table:table-cell table:formula="of:=[.M27]-0.00569-0.00478*SIN(RADIANS(125.04-1934.136*[.G27]))" office:value-type="float" office:value="272.485684391207" calcext:value-type="float">
            <text:p>272.485684391207</text:p>
          </table:table-cell>
          <table:table-cell table:formula="of:=23+(26+((21.448-[.G27]*(46.815+[.G27]*(0.00059-[.G27]*0.001813))))/60)/60" office:value-type="float" office:value="23.4359128500885" calcext:value-type="float">
            <text:p>23.4359128500885</text:p>
          </table:table-cell>
          <table:table-cell table:formula="of:=[.Q27]+0.00256*COS(RADIANS(125.04-1934.136*[.G27]))" office:value-type="float" office:value="23.4383555013473" calcext:value-type="float">
            <text:p>23.4383555013473</text:p>
          </table:table-cell>
          <table:table-cell table:formula="of:=DEGREES(ATAN2(COS(RADIANS([.P27]));COS(RADIANS([.R27]))*SIN(RADIANS([.P27]))))" office:value-type="float" office:value="-87.2910926870368" calcext:value-type="float">
            <text:p>-87.2910926870368</text:p>
          </table:table-cell>
          <table:table-cell table:formula="of:=DEGREES(ASIN(SIN(RADIANS([.R27]))*SIN(RADIANS([.P27]))))" office:value-type="float" office:value="-23.4149856653511" calcext:value-type="float">
            <text:p>-23.4149856653511</text:p>
          </table:table-cell>
          <table:table-cell table:formula="of:=TAN(RADIANS([.R27]/2))*TAN(RADIANS([.R27]/2))" office:value-type="float" office:value="0.0430309960612891" calcext:value-type="float">
            <text:p>0.0430309960612891</text:p>
          </table:table-cell>
          <table:table-cell table:formula="of:=4*DEGREES([.U27]*SIN(2*RADIANS([.I27]))-2*[.K27]*SIN(RADIANS([.J27]))+4*[.K27]*[.U27]*SIN(RADIANS([.J27]))*COS(2*RADIANS([.I27]))-0.5*[.U27]*[.U27]*SIN(4*RADIANS([.I27]))-1.25*[.K27]*[.K27]*SIN(2*RADIANS([.J27])))" office:value-type="float" office:value="0.527780857039791" calcext:value-type="float">
            <text:p>0.527780857039791</text:p>
          </table:table-cell>
          <table:table-cell table:formula="of:=DEGREES(ACOS(COS(RADIANS(90.833))/(COS(RADIANS([.$B$3]))*COS(RADIANS([.T27])))-TAN(RADIANS([.$B$3]))*TAN(RADIANS([.T27]))))" office:value-type="float" office:value="61.486534652618" calcext:value-type="float">
            <text:p>61.486534652618</text:p>
          </table:table-cell>
          <table:table-cell table:style-name="ce8" table:formula="of:=(720-4*[.$B$4]-[.V27]+[.$B$5]*60)/1440" office:value-type="time" office:time-value="PT11H53M02.465948578S" calcext:value-type="time">
            <text:p>11:53:02</text:p>
          </table:table-cell>
          <table:table-cell table:style-name="ce8" table:formula="of:=[.X27]-[.W27]*4/1440" office:value-type="time" office:time-value="PT07H47M05.697631949S" calcext:value-type="time">
            <text:p>7:47:05</text:p>
          </table:table-cell>
          <table:table-cell table:style-name="ce8" table:formula="of:=[.X27]+[.W27]*4/1440" office:value-type="time" office:time-value="PT15H58M59.234265206S" calcext:value-type="time">
            <text:p>15:58:59</text:p>
          </table:table-cell>
          <table:table-cell table:style-name="ce11" table:formula="of:=8*[.W27]" office:value-type="float" office:value="491.892277220944" calcext:value-type="float">
            <text:p>491.892277220944</text:p>
          </table:table-cell>
          <table:table-cell table:formula="of:=MOD([.E27]*1440+[.V27]+4*[.$B$4]-60*[.$B$5];1440)" office:value-type="float" office:value="162.958900857039" calcext:value-type="float">
            <text:p>162.958900857039</text:p>
          </table:table-cell>
          <table:table-cell table:formula="of:=IF([.AB27]/4&lt;0;[.AB27]/4+180;[.AB27]/4-180)" office:value-type="float" office:value="-139.26027478574" calcext:value-type="float">
            <text:p>-139.26027478574</text:p>
          </table:table-cell>
          <table:table-cell table:formula="of:=DEGREES(ACOS(SIN(RADIANS([.$B$3]))*SIN(RADIANS([.T27]))+COS(RADIANS([.$B$3]))*COS(RADIANS([.T27]))*COS(RADIANS([.AC27]))))" office:value-type="float" office:value="139.039160363903" calcext:value-type="float">
            <text:p>139.039160363903</text:p>
          </table:table-cell>
          <table:table-cell table:formula="of:=90-[.AD27]" office:value-type="float" office:value="-49.0391603639031" calcext:value-type="float">
            <text:p>-49.0391603639031</text:p>
          </table:table-cell>
          <table:table-cell table:formula="of:=IF([.AE27]&gt;85;0;IF([.AE27]&gt;5;58.1/TAN(RADIANS([.AE27]))-0.07/POWER(TAN(RADIANS([.AE27]));3)+0.000086/POWER(TAN(RADIANS([.AE27]));5);IF([.AE27]&gt;-0.575;1735+[.AE27]*(-518.2+[.AE27]*(103.4+[.AE27]*(-12.79+[.AE27]*0.711)));-20.772/TAN(RADIANS([.AE27])))))/3600" office:value-type="float" office:value="0.00500886485653059" calcext:value-type="float">
            <text:p>0.00500886485653059</text:p>
          </table:table-cell>
          <table:table-cell table:formula="of:=[.AE27]+[.AF27]" office:value-type="float" office:value="-49.0341514990465" calcext:value-type="float">
            <text:p>-49.0341514990465</text:p>
          </table:table-cell>
          <table:table-cell table:formula="of:=IF([.AC27]&gt;0;MOD(DEGREES(ACOS(((SIN(RADIANS([.$B$3]))*COS(RADIANS([.AD27])))-SIN(RADIANS([.T27])))/(COS(RADIANS([.$B$3]))*SIN(RADIANS([.AD27])))))+180;360);MOD(540-DEGREES(ACOS(((SIN(RADIANS([.$B$3]))*COS(RADIANS([.AD27])))-SIN(RADIANS([.T27])))/(COS(RADIANS([.$B$3]))*SIN(RADIANS([.AD27])))));360))" office:value-type="float" office:value="66.0026662518383" calcext:value-type="float">
            <text:p>66.002666251838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27]+0.1/24" office:value-type="time" office:time-value="PT02H42M00S" calcext:value-type="time">
            <text:p>2:42:00</text:p>
          </table:table-cell>
          <table:table-cell table:style-name="ce9" table:formula="of:=[.D28]+2415018.5+[.E28]-[.$B$5]/24" office:value-type="float" office:value="2461033.57083333" calcext:value-type="float">
            <text:p>2461033.57</text:p>
          </table:table-cell>
          <table:table-cell table:style-name="ce10" table:formula="of:=([.F28]-2451545)/36525" office:value-type="float" office:value="0.259782911248003" calcext:value-type="float">
            <text:p>0.25978291</text:p>
          </table:table-cell>
          <table:table-cell/>
          <table:table-cell table:formula="of:=MOD(280.46646+[.G28]*(36000.76983+[.G28]*0.0003032);360)" office:value-type="float" office:value="272.851274068773" calcext:value-type="float">
            <text:p>272.851274068773</text:p>
          </table:table-cell>
          <table:table-cell table:formula="of:=357.52911+[.G28]*(35999.05029-0.0001537*[.G28])" office:value-type="float" office:value="9709.46718612668" calcext:value-type="float">
            <text:p>9709.46718612668</text:p>
          </table:table-cell>
          <table:table-cell table:formula="of:=0.016708634-[.G28]*(0.000042037+0.0000001267*[.G28])" office:value-type="float" office:value="0.0166977049551366" calcext:value-type="float">
            <text:p>0.0166977049551366</text:p>
          </table:table-cell>
          <table:table-cell table:formula="of:=SIN(RADIANS([.J28]))*(1.914602-[.G28]*(0.004817+0.000014*[.G28]))+SIN(RADIANS(2*[.J28]))*(0.019993-0.000101*[.G28])+SIN(RADIANS(3*[.J28]))*0.000289" office:value-type="float" office:value="-0.357085892225689" calcext:value-type="float">
            <text:p>-0.357085892225689</text:p>
          </table:table-cell>
          <table:table-cell table:formula="of:=[.I28]+[.L28]" office:value-type="float" office:value="272.494188176547" calcext:value-type="float">
            <text:p>272.494188176547</text:p>
          </table:table-cell>
          <table:table-cell table:formula="of:=[.J28]+[.L28]" office:value-type="float" office:value="9709.11010023446" calcext:value-type="float">
            <text:p>9709.11010023446</text:p>
          </table:table-cell>
          <table:table-cell table:formula="of:=(1.000001018*(1-[.K28]*[.K28]))/(1+[.K28]*COS(RADIANS([.N28])))" office:value-type="float" office:value="0.983594197316356" calcext:value-type="float">
            <text:p>0.983594197316356</text:p>
          </table:table-cell>
          <table:table-cell table:formula="of:=[.M28]-0.00569-0.00478*SIN(RADIANS(125.04-1934.136*[.G28]))" office:value-type="float" office:value="272.489928823898" calcext:value-type="float">
            <text:p>272.489928823898</text:p>
          </table:table-cell>
          <table:table-cell table:formula="of:=23+(26+((21.448-[.G28]*(46.815+[.G28]*(0.00059-[.G28]*0.001813))))/60)/60" office:value-type="float" office:value="23.435912848605" calcext:value-type="float">
            <text:p>23.435912848605</text:p>
          </table:table-cell>
          <table:table-cell table:formula="of:=[.Q28]+0.00256*COS(RADIANS(125.04-1934.136*[.G28]))" office:value-type="float" office:value="23.4383554969133" calcext:value-type="float">
            <text:p>23.4383554969133</text:p>
          </table:table-cell>
          <table:table-cell table:formula="of:=DEGREES(ATAN2(COS(RADIANS([.P28]));COS(RADIANS([.R28]))*SIN(RADIANS([.P28]))))" office:value-type="float" office:value="-87.2864681824251" calcext:value-type="float">
            <text:p>-87.2864681824251</text:p>
          </table:table-cell>
          <table:table-cell table:formula="of:=DEGREES(ASIN(SIN(RADIANS([.R28]))*SIN(RADIANS([.P28]))))" office:value-type="float" office:value="-23.414905802063" calcext:value-type="float">
            <text:p>-23.414905802063</text:p>
          </table:table-cell>
          <table:table-cell table:formula="of:=TAN(RADIANS([.R28]/2))*TAN(RADIANS([.R28]/2))" office:value-type="float" office:value="0.0430309960445448" calcext:value-type="float">
            <text:p>0.0430309960445448</text:p>
          </table:table-cell>
          <table:table-cell table:formula="of:=4*DEGREES([.U28]*SIN(2*RADIANS([.I28]))-2*[.K28]*SIN(RADIANS([.J28]))+4*[.K28]*[.U28]*SIN(RADIANS([.J28]))*COS(2*RADIANS([.I28]))-0.5*[.U28]*[.U28]*SIN(4*RADIANS([.I28]))-1.25*[.K28]*[.K28]*SIN(2*RADIANS([.J28])))" office:value-type="float" office:value="0.525716513695596" calcext:value-type="float">
            <text:p>0.525716513695596</text:p>
          </table:table-cell>
          <table:table-cell table:formula="of:=DEGREES(ACOS(COS(RADIANS(90.833))/(COS(RADIANS([.$B$3]))*COS(RADIANS([.T28])))-TAN(RADIANS([.$B$3]))*TAN(RADIANS([.T28]))))" office:value-type="float" office:value="61.4866587176123" calcext:value-type="float">
            <text:p>61.4866587176123</text:p>
          </table:table-cell>
          <table:table-cell table:style-name="ce8" table:formula="of:=(720-4*[.$B$4]-[.V28]+[.$B$5]*60)/1440" office:value-type="time" office:time-value="PT11H53M02.589809178S" calcext:value-type="time">
            <text:p>11:53:02</text:p>
          </table:table-cell>
          <table:table-cell table:style-name="ce8" table:formula="of:=[.X28]-[.W28]*4/1440" office:value-type="time" office:time-value="PT07H47M05.791716951S" calcext:value-type="time">
            <text:p>7:47:05</text:p>
          </table:table-cell>
          <table:table-cell table:style-name="ce8" table:formula="of:=[.X28]+[.W28]*4/1440" office:value-type="time" office:time-value="PT15H58M59.387901405S" calcext:value-type="time">
            <text:p>15:58:59</text:p>
          </table:table-cell>
          <table:table-cell table:style-name="ce11" table:formula="of:=8*[.W28]" office:value-type="float" office:value="491.893269740899" calcext:value-type="float">
            <text:p>491.893269740899</text:p>
          </table:table-cell>
          <table:table-cell table:formula="of:=MOD([.E28]*1440+[.V28]+4*[.$B$4]-60*[.$B$5];1440)" office:value-type="float" office:value="168.956836513696" calcext:value-type="float">
            <text:p>168.956836513696</text:p>
          </table:table-cell>
          <table:table-cell table:formula="of:=IF([.AB28]/4&lt;0;[.AB28]/4+180;[.AB28]/4-180)" office:value-type="float" office:value="-137.760790871576" calcext:value-type="float">
            <text:p>-137.760790871576</text:p>
          </table:table-cell>
          <table:table-cell table:formula="of:=DEGREES(ACOS(SIN(RADIANS([.$B$3]))*SIN(RADIANS([.T28]))+COS(RADIANS([.$B$3]))*COS(RADIANS([.T28]))*COS(RADIANS([.AC28]))))" office:value-type="float" office:value="138.138529290149" calcext:value-type="float">
            <text:p>138.138529290149</text:p>
          </table:table-cell>
          <table:table-cell table:formula="of:=90-[.AD28]" office:value-type="float" office:value="-48.1385292901487" calcext:value-type="float">
            <text:p>-48.1385292901487</text:p>
          </table:table-cell>
          <table:table-cell table:formula="of:=IF([.AE28]&gt;85;0;IF([.AE28]&gt;5;58.1/TAN(RADIANS([.AE28]))-0.07/POWER(TAN(RADIANS([.AE28]));3)+0.000086/POWER(TAN(RADIANS([.AE28]));5);IF([.AE28]&gt;-0.575;1735+[.AE28]*(-518.2+[.AE28]*(103.4+[.AE28]*(-12.79+[.AE28]*0.711)));-20.772/TAN(RADIANS([.AE28])))))/3600" office:value-type="float" office:value="0.00517012531477975" calcext:value-type="float">
            <text:p>0.00517012531477975</text:p>
          </table:table-cell>
          <table:table-cell table:formula="of:=[.AE28]+[.AF28]" office:value-type="float" office:value="-48.1333591648339" calcext:value-type="float">
            <text:p>-48.1333591648339</text:p>
          </table:table-cell>
          <table:table-cell table:formula="of:=IF([.AC28]&gt;0;MOD(DEGREES(ACOS(((SIN(RADIANS([.$B$3]))*COS(RADIANS([.AD28])))-SIN(RADIANS([.T28])))/(COS(RADIANS([.$B$3]))*SIN(RADIANS([.AD28])))))+180;360);MOD(540-DEGREES(ACOS(((SIN(RADIANS([.$B$3]))*COS(RADIANS([.AD28])))-SIN(RADIANS([.T28])))/(COS(RADIANS([.$B$3]))*SIN(RADIANS([.AD28])))));360))" office:value-type="float" office:value="67.5755154705481" calcext:value-type="float">
            <text:p>67.575515470548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28]+0.1/24" office:value-type="time" office:time-value="PT02H48M00S" calcext:value-type="time">
            <text:p>2:48:00</text:p>
          </table:table-cell>
          <table:table-cell table:style-name="ce9" table:formula="of:=[.D29]+2415018.5+[.E29]-[.$B$5]/24" office:value-type="float" office:value="2461033.575" calcext:value-type="float">
            <text:p>2461033.58</text:p>
          </table:table-cell>
          <table:table-cell table:style-name="ce10" table:formula="of:=([.F29]-2451545)/36525" office:value-type="float" office:value="0.259783025325125" calcext:value-type="float">
            <text:p>0.25978303</text:p>
          </table:table-cell>
          <table:table-cell/>
          <table:table-cell table:formula="of:=MOD(280.46646+[.G29]*(36000.76983+[.G29]*0.0003032);360)" office:value-type="float" office:value="272.855380933006" calcext:value-type="float">
            <text:p>272.855380933006</text:p>
          </table:table-cell>
          <table:table-cell table:formula="of:=357.52911+[.G29]*(35999.05029-0.0001537*[.G29])" office:value-type="float" office:value="9709.47129279473" calcext:value-type="float">
            <text:p>9709.47129279473</text:p>
          </table:table-cell>
          <table:table-cell table:formula="of:=0.016708634-[.G29]*(0.000042037+0.0000001267*[.G29])" office:value-type="float" office:value="0.0166977049503336" calcext:value-type="float">
            <text:p>0.0166977049503336</text:p>
          </table:table-cell>
          <table:table-cell table:formula="of:=SIN(RADIANS([.J29]))*(1.914602-[.G29]*(0.004817+0.000014*[.G29]))+SIN(RADIANS(2*[.J29]))*(0.019993-0.000101*[.G29])+SIN(RADIANS(3*[.J29]))*0.000289" office:value-type="float" office:value="-0.356948338906529" calcext:value-type="float">
            <text:p>-0.356948338906529</text:p>
          </table:table-cell>
          <table:table-cell table:formula="of:=[.I29]+[.L29]" office:value-type="float" office:value="272.4984325941" calcext:value-type="float">
            <text:p>272.4984325941</text:p>
          </table:table-cell>
          <table:table-cell table:formula="of:=[.J29]+[.L29]" office:value-type="float" office:value="9709.11434445582" calcext:value-type="float">
            <text:p>9709.11434445582</text:p>
          </table:table-cell>
          <table:table-cell table:formula="of:=(1.000001018*(1-[.K29]*[.K29]))/(1+[.K29]*COS(RADIANS([.N29])))" office:value-type="float" office:value="0.983593971229519" calcext:value-type="float">
            <text:p>0.983593971229519</text:p>
          </table:table-cell>
          <table:table-cell table:formula="of:=[.M29]-0.00569-0.00478*SIN(RADIANS(125.04-1934.136*[.G29]))" office:value-type="float" office:value="272.494173259014" calcext:value-type="float">
            <text:p>272.494173259014</text:p>
          </table:table-cell>
          <table:table-cell table:formula="of:=23+(26+((21.448-[.G29]*(46.815+[.G29]*(0.00059-[.G29]*0.001813))))/60)/60" office:value-type="float" office:value="23.4359128471215" calcext:value-type="float">
            <text:p>23.4359128471215</text:p>
          </table:table-cell>
          <table:table-cell table:formula="of:=[.Q29]+0.00256*COS(RADIANS(125.04-1934.136*[.G29]))" office:value-type="float" office:value="23.4383554924792" calcext:value-type="float">
            <text:p>23.4383554924792</text:p>
          </table:table-cell>
          <table:table-cell table:formula="of:=DEGREES(ATAN2(COS(RADIANS([.P29]));COS(RADIANS([.R29]))*SIN(RADIANS([.P29]))))" office:value-type="float" office:value="-87.2818436807586" calcext:value-type="float">
            <text:p>-87.2818436807586</text:p>
          </table:table-cell>
          <table:table-cell table:formula="of:=DEGREES(ASIN(SIN(RADIANS([.R29]))*SIN(RADIANS([.P29]))))" office:value-type="float" office:value="-23.4148258026165" calcext:value-type="float">
            <text:p>-23.4148258026165</text:p>
          </table:table-cell>
          <table:table-cell table:formula="of:=TAN(RADIANS([.R29]/2))*TAN(RADIANS([.R29]/2))" office:value-type="float" office:value="0.0430309960278005" calcext:value-type="float">
            <text:p>0.0430309960278005</text:p>
          </table:table-cell>
          <table:table-cell table:formula="of:=4*DEGREES([.U29]*SIN(2*RADIANS([.I29]))-2*[.K29]*SIN(RADIANS([.J29]))+4*[.K29]*[.U29]*SIN(RADIANS([.J29]))*COS(2*RADIANS([.I29]))-0.5*[.U29]*[.U29]*SIN(4*RADIANS([.I29]))-1.25*[.K29]*[.K29]*SIN(2*RADIANS([.J29])))" office:value-type="float" office:value="0.523652184176624" calcext:value-type="float">
            <text:p>0.523652184176624</text:p>
          </table:table-cell>
          <table:table-cell table:formula="of:=DEGREES(ACOS(COS(RADIANS(90.833))/(COS(RADIANS([.$B$3]))*COS(RADIANS([.T29])))-TAN(RADIANS([.$B$3]))*TAN(RADIANS([.T29]))))" office:value-type="float" office:value="61.4867829938307" calcext:value-type="float">
            <text:p>61.4867829938307</text:p>
          </table:table-cell>
          <table:table-cell table:style-name="ce8" table:formula="of:=(720-4*[.$B$4]-[.V29]+[.$B$5]*60)/1440" office:value-type="time" office:time-value="PT11H53M02.713668949S" calcext:value-type="time">
            <text:p>11:53:02</text:p>
          </table:table-cell>
          <table:table-cell table:style-name="ce8" table:formula="of:=[.X29]-[.W29]*4/1440" office:value-type="time" office:time-value="PT07H47M05.88575043S" calcext:value-type="time">
            <text:p>7:47:05</text:p>
          </table:table-cell>
          <table:table-cell table:style-name="ce8" table:formula="of:=[.X29]+[.W29]*4/1440" office:value-type="time" office:time-value="PT15H58M59.541587469S" calcext:value-type="time">
            <text:p>15:58:59</text:p>
          </table:table-cell>
          <table:table-cell table:style-name="ce11" table:formula="of:=8*[.W29]" office:value-type="float" office:value="491.894263950646" calcext:value-type="float">
            <text:p>491.894263950646</text:p>
          </table:table-cell>
          <table:table-cell table:formula="of:=MOD([.E29]*1440+[.V29]+4*[.$B$4]-60*[.$B$5];1440)" office:value-type="float" office:value="174.954772184177" calcext:value-type="float">
            <text:p>174.954772184177</text:p>
          </table:table-cell>
          <table:table-cell table:formula="of:=IF([.AB29]/4&lt;0;[.AB29]/4+180;[.AB29]/4-180)" office:value-type="float" office:value="-136.261306953956" calcext:value-type="float">
            <text:p>-136.261306953956</text:p>
          </table:table-cell>
          <table:table-cell table:formula="of:=DEGREES(ACOS(SIN(RADIANS([.$B$3]))*SIN(RADIANS([.T29]))+COS(RADIANS([.$B$3]))*COS(RADIANS([.T29]))*COS(RADIANS([.AC29]))))" office:value-type="float" office:value="137.227767734818" calcext:value-type="float">
            <text:p>137.227767734818</text:p>
          </table:table-cell>
          <table:table-cell table:formula="of:=90-[.AD29]" office:value-type="float" office:value="-47.2277677348182" calcext:value-type="float">
            <text:p>-47.2277677348182</text:p>
          </table:table-cell>
          <table:table-cell table:formula="of:=IF([.AE29]&gt;85;0;IF([.AE29]&gt;5;58.1/TAN(RADIANS([.AE29]))-0.07/POWER(TAN(RADIANS([.AE29]));3)+0.000086/POWER(TAN(RADIANS([.AE29]));5);IF([.AE29]&gt;-0.575;1735+[.AE29]*(-518.2+[.AE29]*(103.4+[.AE29]*(-12.79+[.AE29]*0.711)));-20.772/TAN(RADIANS([.AE29])))))/3600" office:value-type="float" office:value="0.00533788668300197" calcext:value-type="float">
            <text:p>0.00533788668300197</text:p>
          </table:table-cell>
          <table:table-cell table:formula="of:=[.AE29]+[.AF29]" office:value-type="float" office:value="-47.2224298481352" calcext:value-type="float">
            <text:p>-47.2224298481352</text:p>
          </table:table-cell>
          <table:table-cell table:formula="of:=IF([.AC29]&gt;0;MOD(DEGREES(ACOS(((SIN(RADIANS([.$B$3]))*COS(RADIANS([.AD29])))-SIN(RADIANS([.T29])))/(COS(RADIANS([.$B$3]))*SIN(RADIANS([.AD29])))))+180;360);MOD(540-DEGREES(ACOS(((SIN(RADIANS([.$B$3]))*COS(RADIANS([.AD29])))-SIN(RADIANS([.T29])))/(COS(RADIANS([.$B$3]))*SIN(RADIANS([.AD29])))));360))" office:value-type="float" office:value="69.1077018009354" calcext:value-type="float">
            <text:p>69.107701800935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29]+0.1/24" office:value-type="time" office:time-value="PT02H54M00S" calcext:value-type="time">
            <text:p>2:54:00</text:p>
          </table:table-cell>
          <table:table-cell table:style-name="ce9" table:formula="of:=[.D30]+2415018.5+[.E30]-[.$B$5]/24" office:value-type="float" office:value="2461033.57916667" calcext:value-type="float">
            <text:p>2461033.58</text:p>
          </table:table-cell>
          <table:table-cell table:style-name="ce10" table:formula="of:=([.F30]-2451545)/36525" office:value-type="float" office:value="0.259783139402234" calcext:value-type="float">
            <text:p>0.25978314</text:p>
          </table:table-cell>
          <table:table-cell/>
          <table:table-cell table:formula="of:=MOD(280.46646+[.G30]*(36000.76983+[.G30]*0.0003032);360)" office:value-type="float" office:value="272.859487796779" calcext:value-type="float">
            <text:p>272.859487796779</text:p>
          </table:table-cell>
          <table:table-cell table:formula="of:=357.52911+[.G30]*(35999.05029-0.0001537*[.G30])" office:value-type="float" office:value="9709.47539946231" calcext:value-type="float">
            <text:p>9709.47539946231</text:p>
          </table:table-cell>
          <table:table-cell table:formula="of:=0.016708634-[.G30]*(0.000042037+0.0000001267*[.G30])" office:value-type="float" office:value="0.0166977049455306" calcext:value-type="float">
            <text:p>0.0166977049455306</text:p>
          </table:table-cell>
          <table:table-cell table:formula="of:=SIN(RADIANS([.J30]))*(1.914602-[.G30]*(0.004817+0.000014*[.G30]))+SIN(RADIANS(2*[.J30]))*(0.019993-0.000101*[.G30])+SIN(RADIANS(3*[.J30]))*0.000289" office:value-type="float" office:value="-0.356810783652352" calcext:value-type="float">
            <text:p>-0.356810783652352</text:p>
          </table:table-cell>
          <table:table-cell table:formula="of:=[.I30]+[.L30]" office:value-type="float" office:value="272.502677013127" calcext:value-type="float">
            <text:p>272.502677013127</text:p>
          </table:table-cell>
          <table:table-cell table:formula="of:=[.J30]+[.L30]" office:value-type="float" office:value="9709.11858867866" calcext:value-type="float">
            <text:p>9709.11858867866</text:p>
          </table:table-cell>
          <table:table-cell table:formula="of:=(1.000001018*(1-[.K30]*[.K30]))/(1+[.K30]*COS(RADIANS([.N30])))" office:value-type="float" office:value="0.983593745229778" calcext:value-type="float">
            <text:p>0.983593745229778</text:p>
          </table:table-cell>
          <table:table-cell table:formula="of:=[.M30]-0.00569-0.00478*SIN(RADIANS(125.04-1934.136*[.G30]))" office:value-type="float" office:value="272.498417695604" calcext:value-type="float">
            <text:p>272.498417695604</text:p>
          </table:table-cell>
          <table:table-cell table:formula="of:=23+(26+((21.448-[.G30]*(46.815+[.G30]*(0.00059-[.G30]*0.001813))))/60)/60" office:value-type="float" office:value="23.4359128456381" calcext:value-type="float">
            <text:p>23.4359128456381</text:p>
          </table:table-cell>
          <table:table-cell table:formula="of:=[.Q30]+0.00256*COS(RADIANS(125.04-1934.136*[.G30]))" office:value-type="float" office:value="23.4383554880451" calcext:value-type="float">
            <text:p>23.4383554880451</text:p>
          </table:table-cell>
          <table:table-cell table:formula="of:=DEGREES(ATAN2(COS(RADIANS([.P30]));COS(RADIANS([.R30]))*SIN(RADIANS([.P30]))))" office:value-type="float" office:value="-87.2772191830823" calcext:value-type="float">
            <text:p>-87.2772191830823</text:p>
          </table:table-cell>
          <table:table-cell table:formula="of:=DEGREES(ASIN(SIN(RADIANS([.R30]))*SIN(RADIANS([.P30]))))" office:value-type="float" office:value="-23.4147456670302" calcext:value-type="float">
            <text:p>-23.4147456670302</text:p>
          </table:table-cell>
          <table:table-cell table:formula="of:=TAN(RADIANS([.R30]/2))*TAN(RADIANS([.R30]/2))" office:value-type="float" office:value="0.043030996011056" calcext:value-type="float">
            <text:p>0.043030996011056</text:p>
          </table:table-cell>
          <table:table-cell table:formula="of:=4*DEGREES([.U30]*SIN(2*RADIANS([.I30]))-2*[.K30]*SIN(RADIANS([.J30]))+4*[.K30]*[.U30]*SIN(RADIANS([.J30]))*COS(2*RADIANS([.I30]))-0.5*[.U30]*[.U30]*SIN(4*RADIANS([.I30]))-1.25*[.K30]*[.K30]*SIN(2*RADIANS([.J30])))" office:value-type="float" office:value="0.521587868985472" calcext:value-type="float">
            <text:p>0.521587868985472</text:p>
          </table:table-cell>
          <table:table-cell table:formula="of:=DEGREES(ACOS(COS(RADIANS(90.833))/(COS(RADIANS([.$B$3]))*COS(RADIANS([.T30])))-TAN(RADIANS([.$B$3]))*TAN(RADIANS([.T30]))))" office:value-type="float" office:value="61.4869074812431" calcext:value-type="float">
            <text:p>61.4869074812431</text:p>
          </table:table-cell>
          <table:table-cell table:style-name="ce8" table:formula="of:=(720-4*[.$B$4]-[.V30]+[.$B$5]*60)/1440" office:value-type="time" office:time-value="PT11H53M02.837527861S" calcext:value-type="time">
            <text:p>11:53:02</text:p>
          </table:table-cell>
          <table:table-cell table:style-name="ce8" table:formula="of:=[.X30]-[.W30]*4/1440" office:value-type="time" office:time-value="PT07H47M05.979732363S" calcext:value-type="time">
            <text:p>7:47:05</text:p>
          </table:table-cell>
          <table:table-cell table:style-name="ce8" table:formula="of:=[.X30]+[.W30]*4/1440" office:value-type="time" office:time-value="PT15H58M59.695323359S" calcext:value-type="time">
            <text:p>15:58:59</text:p>
          </table:table-cell>
          <table:table-cell table:style-name="ce11" table:formula="of:=8*[.W30]" office:value-type="float" office:value="491.895259849945" calcext:value-type="float">
            <text:p>491.895259849945</text:p>
          </table:table-cell>
          <table:table-cell table:formula="of:=MOD([.E30]*1440+[.V30]+4*[.$B$4]-60*[.$B$5];1440)" office:value-type="float" office:value="180.952707868985" calcext:value-type="float">
            <text:p>180.952707868985</text:p>
          </table:table-cell>
          <table:table-cell table:formula="of:=IF([.AB30]/4&lt;0;[.AB30]/4+180;[.AB30]/4-180)" office:value-type="float" office:value="-134.761823032754" calcext:value-type="float">
            <text:p>-134.761823032754</text:p>
          </table:table-cell>
          <table:table-cell table:formula="of:=DEGREES(ACOS(SIN(RADIANS([.$B$3]))*SIN(RADIANS([.T30]))+COS(RADIANS([.$B$3]))*COS(RADIANS([.T30]))*COS(RADIANS([.AC30]))))" office:value-type="float" office:value="136.307776260982" calcext:value-type="float">
            <text:p>136.307776260982</text:p>
          </table:table-cell>
          <table:table-cell table:formula="of:=90-[.AD30]" office:value-type="float" office:value="-46.307776260982" calcext:value-type="float">
            <text:p>-46.307776260982</text:p>
          </table:table-cell>
          <table:table-cell table:formula="of:=IF([.AE30]&gt;85;0;IF([.AE30]&gt;5;58.1/TAN(RADIANS([.AE30]))-0.07/POWER(TAN(RADIANS([.AE30]));3)+0.000086/POWER(TAN(RADIANS([.AE30]));5);IF([.AE30]&gt;-0.575;1735+[.AE30]*(-518.2+[.AE30]*(103.4+[.AE30]*(-12.79+[.AE30]*0.711)));-20.772/TAN(RADIANS([.AE30])))))/3600" office:value-type="float" office:value="0.00551243370175003" calcext:value-type="float">
            <text:p>0.00551243370175003</text:p>
          </table:table-cell>
          <table:table-cell table:formula="of:=[.AE30]+[.AF30]" office:value-type="float" office:value="-46.3022638272803" calcext:value-type="float">
            <text:p>-46.3022638272803</text:p>
          </table:table-cell>
          <table:table-cell table:formula="of:=IF([.AC30]&gt;0;MOD(DEGREES(ACOS(((SIN(RADIANS([.$B$3]))*COS(RADIANS([.AD30])))-SIN(RADIANS([.T30])))/(COS(RADIANS([.$B$3]))*SIN(RADIANS([.AD30])))))+180;360);MOD(540-DEGREES(ACOS(((SIN(RADIANS([.$B$3]))*COS(RADIANS([.AD30])))-SIN(RADIANS([.T30])))/(COS(RADIANS([.$B$3]))*SIN(RADIANS([.AD30])))));360))" office:value-type="float" office:value="70.6016460775733" calcext:value-type="float">
            <text:p>70.601646077573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30]+0.1/24" office:value-type="time" office:time-value="PT03H00M00S" calcext:value-type="time">
            <text:p>3:00:00</text:p>
          </table:table-cell>
          <table:table-cell table:style-name="ce9" table:formula="of:=[.D31]+2415018.5+[.E31]-[.$B$5]/24" office:value-type="float" office:value="2461033.58333333" calcext:value-type="float">
            <text:p>2461033.58</text:p>
          </table:table-cell>
          <table:table-cell table:style-name="ce10" table:formula="of:=([.F31]-2451545)/36525" office:value-type="float" office:value="0.259783253479356" calcext:value-type="float">
            <text:p>0.25978325</text:p>
          </table:table-cell>
          <table:table-cell/>
          <table:table-cell table:formula="of:=MOD(280.46646+[.G31]*(36000.76983+[.G31]*0.0003032);360)" office:value-type="float" office:value="272.86359466101" calcext:value-type="float">
            <text:p>272.86359466101</text:p>
          </table:table-cell>
          <table:table-cell table:formula="of:=357.52911+[.G31]*(35999.05029-0.0001537*[.G31])" office:value-type="float" office:value="9709.47950613036" calcext:value-type="float">
            <text:p>9709.47950613036</text:p>
          </table:table-cell>
          <table:table-cell table:formula="of:=0.016708634-[.G31]*(0.000042037+0.0000001267*[.G31])" office:value-type="float" office:value="0.0166977049407277" calcext:value-type="float">
            <text:p>0.0166977049407277</text:p>
          </table:table-cell>
          <table:table-cell table:formula="of:=SIN(RADIANS([.J31]))*(1.914602-[.G31]*(0.004817+0.000014*[.G31]))+SIN(RADIANS(2*[.J31]))*(0.019993-0.000101*[.G31])+SIN(RADIANS(3*[.J31]))*0.000289" office:value-type="float" office:value="-0.356673226433089" calcext:value-type="float">
            <text:p>-0.356673226433089</text:p>
          </table:table-cell>
          <table:table-cell table:formula="of:=[.I31]+[.L31]" office:value-type="float" office:value="272.506921434577" calcext:value-type="float">
            <text:p>272.506921434577</text:p>
          </table:table-cell>
          <table:table-cell table:formula="of:=[.J31]+[.L31]" office:value-type="float" office:value="9709.12283290393" calcext:value-type="float">
            <text:p>9709.12283290393</text:p>
          </table:table-cell>
          <table:table-cell table:formula="of:=(1.000001018*(1-[.K31]*[.K31]))/(1+[.K31]*COS(RADIANS([.N31])))" office:value-type="float" office:value="0.983593519317084" calcext:value-type="float">
            <text:p>0.983593519317084</text:p>
          </table:table-cell>
          <table:table-cell table:formula="of:=[.M31]-0.00569-0.00478*SIN(RADIANS(125.04-1934.136*[.G31]))" office:value-type="float" office:value="272.502662134618" calcext:value-type="float">
            <text:p>272.502662134618</text:p>
          </table:table-cell>
          <table:table-cell table:formula="of:=23+(26+((21.448-[.G31]*(46.815+[.G31]*(0.00059-[.G31]*0.001813))))/60)/60" office:value-type="float" office:value="23.4359128441546" calcext:value-type="float">
            <text:p>23.4359128441546</text:p>
          </table:table-cell>
          <table:table-cell table:formula="of:=[.Q31]+0.00256*COS(RADIANS(125.04-1934.136*[.G31]))" office:value-type="float" office:value="23.438355483611" calcext:value-type="float">
            <text:p>23.438355483611</text:p>
          </table:table-cell>
          <table:table-cell table:formula="of:=DEGREES(ATAN2(COS(RADIANS([.P31]));COS(RADIANS([.R31]))*SIN(RADIANS([.P31]))))" office:value-type="float" office:value="-87.2725946883722" calcext:value-type="float">
            <text:p>-87.2725946883722</text:p>
          </table:table-cell>
          <table:table-cell table:formula="of:=DEGREES(ASIN(SIN(RADIANS([.R31]))*SIN(RADIANS([.P31]))))" office:value-type="float" office:value="-23.4146653952865" calcext:value-type="float">
            <text:p>-23.4146653952865</text:p>
          </table:table-cell>
          <table:table-cell table:formula="of:=TAN(RADIANS([.R31]/2))*TAN(RADIANS([.R31]/2))" office:value-type="float" office:value="0.0430309959943114" calcext:value-type="float">
            <text:p>0.0430309959943114</text:p>
          </table:table-cell>
          <table:table-cell table:formula="of:=4*DEGREES([.U31]*SIN(2*RADIANS([.I31]))-2*[.K31]*SIN(RADIANS([.J31]))+4*[.K31]*[.U31]*SIN(RADIANS([.J31]))*COS(2*RADIANS([.I31]))-0.5*[.U31]*[.U31]*SIN(4*RADIANS([.I31]))-1.25*[.K31]*[.K31]*SIN(2*RADIANS([.J31])))" office:value-type="float" office:value="0.519523567700154" calcext:value-type="float">
            <text:p>0.519523567700154</text:p>
          </table:table-cell>
          <table:table-cell table:formula="of:=DEGREES(ACOS(COS(RADIANS(90.833))/(COS(RADIANS([.$B$3]))*COS(RADIANS([.T31])))-TAN(RADIANS([.$B$3]))*TAN(RADIANS([.T31]))))" office:value-type="float" office:value="61.487032179875" calcext:value-type="float">
            <text:p>61.487032179875</text:p>
          </table:table-cell>
          <table:table-cell table:style-name="ce8" table:formula="of:=(720-4*[.$B$4]-[.V31]+[.$B$5]*60)/1440" office:value-type="time" office:time-value="PT11H53M02.961385938S" calcext:value-type="time">
            <text:p>11:53:02</text:p>
          </table:table-cell>
          <table:table-cell table:style-name="ce8" table:formula="of:=[.X31]-[.W31]*4/1440" office:value-type="time" office:time-value="PT07H47M06.073662768S" calcext:value-type="time">
            <text:p>7:47:06</text:p>
          </table:table-cell>
          <table:table-cell table:style-name="ce8" table:formula="of:=[.X31]+[.W31]*4/1440" office:value-type="time" office:time-value="PT15H58M59.849109108S" calcext:value-type="time">
            <text:p>15:58:59</text:p>
          </table:table-cell>
          <table:table-cell table:style-name="ce11" table:formula="of:=8*[.W31]" office:value-type="float" office:value="491.896257439" calcext:value-type="float">
            <text:p>491.896257439</text:p>
          </table:table-cell>
          <table:table-cell table:formula="of:=MOD([.E31]*1440+[.V31]+4*[.$B$4]-60*[.$B$5];1440)" office:value-type="float" office:value="186.9506435677" calcext:value-type="float">
            <text:p>186.9506435677</text:p>
          </table:table-cell>
          <table:table-cell table:formula="of:=IF([.AB31]/4&lt;0;[.AB31]/4+180;[.AB31]/4-180)" office:value-type="float" office:value="-133.262339108075" calcext:value-type="float">
            <text:p>-133.262339108075</text:p>
          </table:table-cell>
          <table:table-cell table:formula="of:=DEGREES(ACOS(SIN(RADIANS([.$B$3]))*SIN(RADIANS([.T31]))+COS(RADIANS([.$B$3]))*COS(RADIANS([.T31]))*COS(RADIANS([.AC31]))))" office:value-type="float" office:value="135.379399002048" calcext:value-type="float">
            <text:p>135.379399002048</text:p>
          </table:table-cell>
          <table:table-cell table:formula="of:=90-[.AD31]" office:value-type="float" office:value="-45.379399002048" calcext:value-type="float">
            <text:p>-45.379399002048</text:p>
          </table:table-cell>
          <table:table-cell table:formula="of:=IF([.AE31]&gt;85;0;IF([.AE31]&gt;5;58.1/TAN(RADIANS([.AE31]))-0.07/POWER(TAN(RADIANS([.AE31]));3)+0.000086/POWER(TAN(RADIANS([.AE31]));5);IF([.AE31]&gt;-0.575;1735+[.AE31]*(-518.2+[.AE31]*(103.4+[.AE31]*(-12.79+[.AE31]*0.711)));-20.772/TAN(RADIANS([.AE31])))))/3600" office:value-type="float" office:value="0.00569408644118963" calcext:value-type="float">
            <text:p>0.00569408644118963</text:p>
          </table:table-cell>
          <table:table-cell table:formula="of:=[.AE31]+[.AF31]" office:value-type="float" office:value="-45.3737049156069" calcext:value-type="float">
            <text:p>-45.3737049156069</text:p>
          </table:table-cell>
          <table:table-cell table:formula="of:=IF([.AC31]&gt;0;MOD(DEGREES(ACOS(((SIN(RADIANS([.$B$3]))*COS(RADIANS([.AD31])))-SIN(RADIANS([.T31])))/(COS(RADIANS([.$B$3]))*SIN(RADIANS([.AD31])))))+180;360);MOD(540-DEGREES(ACOS(((SIN(RADIANS([.$B$3]))*COS(RADIANS([.AD31])))-SIN(RADIANS([.T31])))/(COS(RADIANS([.$B$3]))*SIN(RADIANS([.AD31])))));360))" office:value-type="float" office:value="72.0596633706081" calcext:value-type="float">
            <text:p>72.059663370608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31]+0.1/24" office:value-type="time" office:time-value="PT03H06M00S" calcext:value-type="time">
            <text:p>3:06:00</text:p>
          </table:table-cell>
          <table:table-cell table:style-name="ce9" table:formula="of:=[.D32]+2415018.5+[.E32]-[.$B$5]/24" office:value-type="float" office:value="2461033.5875" calcext:value-type="float">
            <text:p>2461033.59</text:p>
          </table:table-cell>
          <table:table-cell table:style-name="ce10" table:formula="of:=([.F32]-2451545)/36525" office:value-type="float" office:value="0.259783367556478" calcext:value-type="float">
            <text:p>0.25978337</text:p>
          </table:table-cell>
          <table:table-cell/>
          <table:table-cell table:formula="of:=MOD(280.46646+[.G32]*(36000.76983+[.G32]*0.0003032);360)" office:value-type="float" office:value="272.867701525245" calcext:value-type="float">
            <text:p>272.867701525245</text:p>
          </table:table-cell>
          <table:table-cell table:formula="of:=357.52911+[.G32]*(35999.05029-0.0001537*[.G32])" office:value-type="float" office:value="9709.48361279841" calcext:value-type="float">
            <text:p>9709.48361279841</text:p>
          </table:table-cell>
          <table:table-cell table:formula="of:=0.016708634-[.G32]*(0.000042037+0.0000001267*[.G32])" office:value-type="float" office:value="0.0166977049359247" calcext:value-type="float">
            <text:p>0.0166977049359247</text:p>
          </table:table-cell>
          <table:table-cell table:formula="of:=SIN(RADIANS([.J32]))*(1.914602-[.G32]*(0.004817+0.000014*[.G32]))+SIN(RADIANS(2*[.J32]))*(0.019993-0.000101*[.G32])+SIN(RADIANS(3*[.J32]))*0.000289" office:value-type="float" office:value="-0.356535667264873" calcext:value-type="float">
            <text:p>-0.356535667264873</text:p>
          </table:table-cell>
          <table:table-cell table:formula="of:=[.I32]+[.L32]" office:value-type="float" office:value="272.51116585798" calcext:value-type="float">
            <text:p>272.51116585798</text:p>
          </table:table-cell>
          <table:table-cell table:formula="of:=[.J32]+[.L32]" office:value-type="float" office:value="9709.12707713114" calcext:value-type="float">
            <text:p>9709.12707713114</text:p>
          </table:table-cell>
          <table:table-cell table:formula="of:=(1.000001018*(1-[.K32]*[.K32]))/(1+[.K32]*COS(RADIANS([.N32])))" office:value-type="float" office:value="0.983593293491464" calcext:value-type="float">
            <text:p>0.983593293491464</text:p>
          </table:table-cell>
          <table:table-cell table:formula="of:=[.M32]-0.00569-0.00478*SIN(RADIANS(125.04-1934.136*[.G32]))" office:value-type="float" office:value="272.506906575585" calcext:value-type="float">
            <text:p>272.506906575585</text:p>
          </table:table-cell>
          <table:table-cell table:formula="of:=23+(26+((21.448-[.G32]*(46.815+[.G32]*(0.00059-[.G32]*0.001813))))/60)/60" office:value-type="float" office:value="23.4359128426711" calcext:value-type="float">
            <text:p>23.4359128426711</text:p>
          </table:table-cell>
          <table:table-cell table:formula="of:=[.Q32]+0.00256*COS(RADIANS(125.04-1934.136*[.G32]))" office:value-type="float" office:value="23.4383554791768" calcext:value-type="float">
            <text:p>23.4383554791768</text:p>
          </table:table-cell>
          <table:table-cell table:formula="of:=DEGREES(ATAN2(COS(RADIANS([.P32]));COS(RADIANS([.R32]))*SIN(RADIANS([.P32]))))" office:value-type="float" office:value="-87.2679701971509" calcext:value-type="float">
            <text:p>-87.2679701971509</text:p>
          </table:table-cell>
          <table:table-cell table:formula="of:=DEGREES(ASIN(SIN(RADIANS([.R32]))*SIN(RADIANS([.P32]))))" office:value-type="float" office:value="-23.4145849873949" calcext:value-type="float">
            <text:p>-23.4145849873949</text:p>
          </table:table-cell>
          <table:table-cell table:formula="of:=TAN(RADIANS([.R32]/2))*TAN(RADIANS([.R32]/2))" office:value-type="float" office:value="0.0430309959775666" calcext:value-type="float">
            <text:p>0.0430309959775666</text:p>
          </table:table-cell>
          <table:table-cell table:formula="of:=4*DEGREES([.U32]*SIN(2*RADIANS([.I32]))-2*[.K32]*SIN(RADIANS([.J32]))+4*[.K32]*[.U32]*SIN(RADIANS([.J32]))*COS(2*RADIANS([.I32]))-0.5*[.U32]*[.U32]*SIN(4*RADIANS([.I32]))-1.25*[.K32]*[.K32]*SIN(2*RADIANS([.J32])))" office:value-type="float" office:value="0.517459280589834" calcext:value-type="float">
            <text:p>0.517459280589834</text:p>
          </table:table-cell>
          <table:table-cell table:formula="of:=DEGREES(ACOS(COS(RADIANS(90.833))/(COS(RADIANS([.$B$3]))*COS(RADIANS([.T32])))-TAN(RADIANS([.$B$3]))*TAN(RADIANS([.T32]))))" office:value-type="float" office:value="61.4871570897104" calcext:value-type="float">
            <text:p>61.4871570897104</text:p>
          </table:table-cell>
          <table:table-cell table:style-name="ce8" table:formula="of:=(720-4*[.$B$4]-[.V32]+[.$B$5]*60)/1440" office:value-type="time" office:time-value="PT11H53M03.085243165S" calcext:value-type="time">
            <text:p>11:53:03</text:p>
          </table:table-cell>
          <table:table-cell table:style-name="ce8" table:formula="of:=[.X32]-[.W32]*4/1440" office:value-type="time" office:time-value="PT07H47M06.167541634S" calcext:value-type="time">
            <text:p>7:47:06</text:p>
          </table:table-cell>
          <table:table-cell table:style-name="ce8" table:formula="of:=[.X32]+[.W32]*4/1440" office:value-type="time" office:time-value="PT15H59M00.002944695S" calcext:value-type="time">
            <text:p>15:59:00</text:p>
          </table:table-cell>
          <table:table-cell table:style-name="ce11" table:formula="of:=8*[.W32]" office:value-type="float" office:value="491.897256717683" calcext:value-type="float">
            <text:p>491.897256717683</text:p>
          </table:table-cell>
          <table:table-cell table:formula="of:=MOD([.E32]*1440+[.V32]+4*[.$B$4]-60*[.$B$5];1440)" office:value-type="float" office:value="192.94857928059" calcext:value-type="float">
            <text:p>192.94857928059</text:p>
          </table:table-cell>
          <table:table-cell table:formula="of:=IF([.AB32]/4&lt;0;[.AB32]/4+180;[.AB32]/4-180)" office:value-type="float" office:value="-131.762855179852" calcext:value-type="float">
            <text:p>-131.762855179852</text:p>
          </table:table-cell>
          <table:table-cell table:formula="of:=DEGREES(ACOS(SIN(RADIANS([.$B$3]))*SIN(RADIANS([.T32]))+COS(RADIANS([.$B$3]))*COS(RADIANS([.T32]))*COS(RADIANS([.AC32]))))" office:value-type="float" office:value="134.443427999788" calcext:value-type="float">
            <text:p>134.443427999788</text:p>
          </table:table-cell>
          <table:table-cell table:formula="of:=90-[.AD32]" office:value-type="float" office:value="-44.4434279997882" calcext:value-type="float">
            <text:p>-44.4434279997882</text:p>
          </table:table-cell>
          <table:table-cell table:formula="of:=IF([.AE32]&gt;85;0;IF([.AE32]&gt;5;58.1/TAN(RADIANS([.AE32]))-0.07/POWER(TAN(RADIANS([.AE32]));3)+0.000086/POWER(TAN(RADIANS([.AE32]));5);IF([.AE32]&gt;-0.575;1735+[.AE32]*(-518.2+[.AE32]*(103.4+[.AE32]*(-12.79+[.AE32]*0.711)));-20.772/TAN(RADIANS([.AE32])))))/3600" office:value-type="float" office:value="0.00588320293634075" calcext:value-type="float">
            <text:p>0.00588320293634075</text:p>
          </table:table-cell>
          <table:table-cell table:formula="of:=[.AE32]+[.AF32]" office:value-type="float" office:value="-44.4375447968518" calcext:value-type="float">
            <text:p>-44.4375447968518</text:p>
          </table:table-cell>
          <table:table-cell table:formula="of:=IF([.AC32]&gt;0;MOD(DEGREES(ACOS(((SIN(RADIANS([.$B$3]))*COS(RADIANS([.AD32])))-SIN(RADIANS([.T32])))/(COS(RADIANS([.$B$3]))*SIN(RADIANS([.AD32])))))+180;360);MOD(540-DEGREES(ACOS(((SIN(RADIANS([.$B$3]))*COS(RADIANS([.AD32])))-SIN(RADIANS([.T32])))/(COS(RADIANS([.$B$3]))*SIN(RADIANS([.AD32])))));360))" office:value-type="float" office:value="73.4839625908906" calcext:value-type="float">
            <text:p>73.483962590890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32]+0.1/24" office:value-type="time" office:time-value="PT03H12M00S" calcext:value-type="time">
            <text:p>3:12:00</text:p>
          </table:table-cell>
          <table:table-cell table:style-name="ce9" table:formula="of:=[.D33]+2415018.5+[.E33]-[.$B$5]/24" office:value-type="float" office:value="2461033.59166667" calcext:value-type="float">
            <text:p>2461033.59</text:p>
          </table:table-cell>
          <table:table-cell table:style-name="ce10" table:formula="of:=([.F33]-2451545)/36525" office:value-type="float" office:value="0.259783481633588" calcext:value-type="float">
            <text:p>0.25978348</text:p>
          </table:table-cell>
          <table:table-cell/>
          <table:table-cell table:formula="of:=MOD(280.46646+[.G33]*(36000.76983+[.G33]*0.0003032);360)" office:value-type="float" office:value="272.87180838902" calcext:value-type="float">
            <text:p>272.87180838902</text:p>
          </table:table-cell>
          <table:table-cell table:formula="of:=357.52911+[.G33]*(35999.05029-0.0001537*[.G33])" office:value-type="float" office:value="9709.48771946599" calcext:value-type="float">
            <text:p>9709.48771946599</text:p>
          </table:table-cell>
          <table:table-cell table:formula="of:=0.016708634-[.G33]*(0.000042037+0.0000001267*[.G33])" office:value-type="float" office:value="0.0166977049311217" calcext:value-type="float">
            <text:p>0.0166977049311217</text:p>
          </table:table-cell>
          <table:table-cell table:formula="of:=SIN(RADIANS([.J33]))*(1.914602-[.G33]*(0.004817+0.000014*[.G33]))+SIN(RADIANS(2*[.J33]))*(0.019993-0.000101*[.G33])+SIN(RADIANS(3*[.J33]))*0.000289" office:value-type="float" office:value="-0.356398106163782" calcext:value-type="float">
            <text:p>-0.356398106163782</text:p>
          </table:table-cell>
          <table:table-cell table:formula="of:=[.I33]+[.L33]" office:value-type="float" office:value="272.515410282856" calcext:value-type="float">
            <text:p>272.515410282856</text:p>
          </table:table-cell>
          <table:table-cell table:formula="of:=[.J33]+[.L33]" office:value-type="float" office:value="9709.13132135983" calcext:value-type="float">
            <text:p>9709.13132135983</text:p>
          </table:table-cell>
          <table:table-cell table:formula="of:=(1.000001018*(1-[.K33]*[.K33]))/(1+[.K33]*COS(RADIANS([.N33])))" office:value-type="float" office:value="0.983593067752945" calcext:value-type="float">
            <text:p>0.983593067752945</text:p>
          </table:table-cell>
          <table:table-cell table:formula="of:=[.M33]-0.00569-0.00478*SIN(RADIANS(125.04-1934.136*[.G33]))" office:value-type="float" office:value="272.511151018024" calcext:value-type="float">
            <text:p>272.511151018024</text:p>
          </table:table-cell>
          <table:table-cell table:formula="of:=23+(26+((21.448-[.G33]*(46.815+[.G33]*(0.00059-[.G33]*0.001813))))/60)/60" office:value-type="float" office:value="23.4359128411876" calcext:value-type="float">
            <text:p>23.4359128411876</text:p>
          </table:table-cell>
          <table:table-cell table:formula="of:=[.Q33]+0.00256*COS(RADIANS(125.04-1934.136*[.G33]))" office:value-type="float" office:value="23.4383554747426" calcext:value-type="float">
            <text:p>23.4383554747426</text:p>
          </table:table-cell>
          <table:table-cell table:formula="of:=DEGREES(ATAN2(COS(RADIANS([.P33]));COS(RADIANS([.R33]))*SIN(RADIANS([.P33]))))" office:value-type="float" office:value="-87.2633457099505" calcext:value-type="float">
            <text:p>-87.2633457099505</text:p>
          </table:table-cell>
          <table:table-cell table:formula="of:=DEGREES(ASIN(SIN(RADIANS([.R33]))*SIN(RADIANS([.P33]))))" office:value-type="float" office:value="-23.414504443365" calcext:value-type="float">
            <text:p>-23.414504443365</text:p>
          </table:table-cell>
          <table:table-cell table:formula="of:=TAN(RADIANS([.R33]/2))*TAN(RADIANS([.R33]/2))" office:value-type="float" office:value="0.0430309959608217" calcext:value-type="float">
            <text:p>0.0430309959608217</text:p>
          </table:table-cell>
          <table:table-cell table:formula="of:=4*DEGREES([.U33]*SIN(2*RADIANS([.I33]))-2*[.K33]*SIN(RADIANS([.J33]))+4*[.K33]*[.U33]*SIN(RADIANS([.J33]))*COS(2*RADIANS([.I33]))-0.5*[.U33]*[.U33]*SIN(4*RADIANS([.I33]))-1.25*[.K33]*[.K33]*SIN(2*RADIANS([.J33])))" office:value-type="float" office:value="0.515395007926702" calcext:value-type="float">
            <text:p>0.515395007926702</text:p>
          </table:table-cell>
          <table:table-cell table:formula="of:=DEGREES(ACOS(COS(RADIANS(90.833))/(COS(RADIANS([.$B$3]))*COS(RADIANS([.T33])))-TAN(RADIANS([.$B$3]))*TAN(RADIANS([.T33]))))" office:value-type="float" office:value="61.4872822107327" calcext:value-type="float">
            <text:p>61.4872822107327</text:p>
          </table:table-cell>
          <table:table-cell table:style-name="ce8" table:formula="of:=(720-4*[.$B$4]-[.V33]+[.$B$5]*60)/1440" office:value-type="time" office:time-value="PT11H53M03.209099524S" calcext:value-type="time">
            <text:p>11:53:03</text:p>
          </table:table-cell>
          <table:table-cell table:style-name="ce8" table:formula="of:=[.X33]-[.W33]*4/1440" office:value-type="time" office:time-value="PT07H47M06.261368949S" calcext:value-type="time">
            <text:p>7:47:06</text:p>
          </table:table-cell>
          <table:table-cell table:style-name="ce8" table:formula="of:=[.X33]+[.W33]*4/1440" office:value-type="time" office:time-value="PT15H59M00.1568301S" calcext:value-type="time">
            <text:p>15:59:00</text:p>
          </table:table-cell>
          <table:table-cell table:style-name="ce11" table:formula="of:=8*[.W33]" office:value-type="float" office:value="491.898257685862" calcext:value-type="float">
            <text:p>491.898257685862</text:p>
          </table:table-cell>
          <table:table-cell table:formula="of:=MOD([.E33]*1440+[.V33]+4*[.$B$4]-60*[.$B$5];1440)" office:value-type="float" office:value="198.946515007926" calcext:value-type="float">
            <text:p>198.946515007926</text:p>
          </table:table-cell>
          <table:table-cell table:formula="of:=IF([.AB33]/4&lt;0;[.AB33]/4+180;[.AB33]/4-180)" office:value-type="float" office:value="-130.263371248018" calcext:value-type="float">
            <text:p>-130.263371248018</text:p>
          </table:table-cell>
          <table:table-cell table:formula="of:=DEGREES(ACOS(SIN(RADIANS([.$B$3]))*SIN(RADIANS([.T33]))+COS(RADIANS([.$B$3]))*COS(RADIANS([.T33]))*COS(RADIANS([.AC33]))))" office:value-type="float" office:value="133.500607322749" calcext:value-type="float">
            <text:p>133.500607322749</text:p>
          </table:table-cell>
          <table:table-cell table:formula="of:=90-[.AD33]" office:value-type="float" office:value="-43.5006073227492" calcext:value-type="float">
            <text:p>-43.5006073227492</text:p>
          </table:table-cell>
          <table:table-cell table:formula="of:=IF([.AE33]&gt;85;0;IF([.AE33]&gt;5;58.1/TAN(RADIANS([.AE33]))-0.07/POWER(TAN(RADIANS([.AE33]));3)+0.000086/POWER(TAN(RADIANS([.AE33]));5);IF([.AE33]&gt;-0.575;1735+[.AE33]*(-518.2+[.AE33]*(103.4+[.AE33]*(-12.79+[.AE33]*0.711)));-20.772/TAN(RADIANS([.AE33])))))/3600" office:value-type="float" office:value="0.00608018224747347" calcext:value-type="float">
            <text:p>0.00608018224747347</text:p>
          </table:table-cell>
          <table:table-cell table:formula="of:=[.AE33]+[.AF33]" office:value-type="float" office:value="-43.4945271405017" calcext:value-type="float">
            <text:p>-43.4945271405017</text:p>
          </table:table-cell>
          <table:table-cell table:formula="of:=IF([.AC33]&gt;0;MOD(DEGREES(ACOS(((SIN(RADIANS([.$B$3]))*COS(RADIANS([.AD33])))-SIN(RADIANS([.T33])))/(COS(RADIANS([.$B$3]))*SIN(RADIANS([.AD33])))))+180;360);MOD(540-DEGREES(ACOS(((SIN(RADIANS([.$B$3]))*COS(RADIANS([.AD33])))-SIN(RADIANS([.T33])))/(COS(RADIANS([.$B$3]))*SIN(RADIANS([.AD33])))));360))" office:value-type="float" office:value="74.8766475880979" calcext:value-type="float">
            <text:p>74.876647588097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33]+0.1/24" office:value-type="time" office:time-value="PT03H18M00S" calcext:value-type="time">
            <text:p>3:18:00</text:p>
          </table:table-cell>
          <table:table-cell table:style-name="ce9" table:formula="of:=[.D34]+2415018.5+[.E34]-[.$B$5]/24" office:value-type="float" office:value="2461033.59583333" calcext:value-type="float">
            <text:p>2461033.60</text:p>
          </table:table-cell>
          <table:table-cell table:style-name="ce10" table:formula="of:=([.F34]-2451545)/36525" office:value-type="float" office:value="0.25978359571071" calcext:value-type="float">
            <text:p>0.25978360</text:p>
          </table:table-cell>
          <table:table-cell/>
          <table:table-cell table:formula="of:=MOD(280.46646+[.G34]*(36000.76983+[.G34]*0.0003032);360)" office:value-type="float" office:value="272.875915253253" calcext:value-type="float">
            <text:p>272.875915253253</text:p>
          </table:table-cell>
          <table:table-cell table:formula="of:=357.52911+[.G34]*(35999.05029-0.0001537*[.G34])" office:value-type="float" office:value="9709.49182613404" calcext:value-type="float">
            <text:p>9709.49182613404</text:p>
          </table:table-cell>
          <table:table-cell table:formula="of:=0.016708634-[.G34]*(0.000042037+0.0000001267*[.G34])" office:value-type="float" office:value="0.0166977049263188" calcext:value-type="float">
            <text:p>0.0166977049263188</text:p>
          </table:table-cell>
          <table:table-cell table:formula="of:=SIN(RADIANS([.J34]))*(1.914602-[.G34]*(0.004817+0.000014*[.G34]))+SIN(RADIANS(2*[.J34]))*(0.019993-0.000101*[.G34])+SIN(RADIANS(3*[.J34]))*0.000289" office:value-type="float" office:value="-0.356260543099909" calcext:value-type="float">
            <text:p>-0.356260543099909</text:p>
          </table:table-cell>
          <table:table-cell table:formula="of:=[.I34]+[.L34]" office:value-type="float" office:value="272.519654710153" calcext:value-type="float">
            <text:p>272.519654710153</text:p>
          </table:table-cell>
          <table:table-cell table:formula="of:=[.J34]+[.L34]" office:value-type="float" office:value="9709.13556559094" calcext:value-type="float">
            <text:p>9709.13556559094</text:p>
          </table:table-cell>
          <table:table-cell table:formula="of:=(1.000001018*(1-[.K34]*[.K34]))/(1+[.K34]*COS(RADIANS([.N34])))" office:value-type="float" office:value="0.983592842101477" calcext:value-type="float">
            <text:p>0.983592842101477</text:p>
          </table:table-cell>
          <table:table-cell table:formula="of:=[.M34]-0.00569-0.00478*SIN(RADIANS(125.04-1934.136*[.G34]))" office:value-type="float" office:value="272.515395462884" calcext:value-type="float">
            <text:p>272.515395462884</text:p>
          </table:table-cell>
          <table:table-cell table:formula="of:=23+(26+((21.448-[.G34]*(46.815+[.G34]*(0.00059-[.G34]*0.001813))))/60)/60" office:value-type="float" office:value="23.4359128397042" calcext:value-type="float">
            <text:p>23.4359128397042</text:p>
          </table:table-cell>
          <table:table-cell table:formula="of:=[.Q34]+0.00256*COS(RADIANS(125.04-1934.136*[.G34]))" office:value-type="float" office:value="23.4383554703083" calcext:value-type="float">
            <text:p>23.4383554703083</text:p>
          </table:table-cell>
          <table:table-cell table:formula="of:=DEGREES(ATAN2(COS(RADIANS([.P34]));COS(RADIANS([.R34]))*SIN(RADIANS([.P34]))))" office:value-type="float" office:value="-87.2587212257472" calcext:value-type="float">
            <text:p>-87.2587212257472</text:p>
          </table:table-cell>
          <table:table-cell table:formula="of:=DEGREES(ASIN(SIN(RADIANS([.R34]))*SIN(RADIANS([.P34]))))" office:value-type="float" office:value="-23.4144237631792" calcext:value-type="float">
            <text:p>-23.4144237631792</text:p>
          </table:table-cell>
          <table:table-cell table:formula="of:=TAN(RADIANS([.R34]/2))*TAN(RADIANS([.R34]/2))" office:value-type="float" office:value="0.0430309959440767" calcext:value-type="float">
            <text:p>0.0430309959440767</text:p>
          </table:table-cell>
          <table:table-cell table:formula="of:=4*DEGREES([.U34]*SIN(2*RADIANS([.I34]))-2*[.K34]*SIN(RADIANS([.J34]))+4*[.K34]*[.U34]*SIN(RADIANS([.J34]))*COS(2*RADIANS([.I34]))-0.5*[.U34]*[.U34]*SIN(4*RADIANS([.I34]))-1.25*[.K34]*[.K34]*SIN(2*RADIANS([.J34])))" office:value-type="float" office:value="0.513330749289489" calcext:value-type="float">
            <text:p>0.513330749289489</text:p>
          </table:table-cell>
          <table:table-cell table:formula="of:=DEGREES(ACOS(COS(RADIANS(90.833))/(COS(RADIANS([.$B$3]))*COS(RADIANS([.T34])))-TAN(RADIANS([.$B$3]))*TAN(RADIANS([.T34]))))" office:value-type="float" office:value="61.4874075429677" calcext:value-type="float">
            <text:p>61.4874075429677</text:p>
          </table:table-cell>
          <table:table-cell table:style-name="ce8" table:formula="of:=(720-4*[.$B$4]-[.V34]+[.$B$5]*60)/1440" office:value-type="time" office:time-value="PT11H53M03.332955043S" calcext:value-type="time">
            <text:p>11:53:03</text:p>
          </table:table-cell>
          <table:table-cell table:style-name="ce8" table:formula="of:=[.X34]-[.W34]*4/1440" office:value-type="time" office:time-value="PT07H47M06.35514473S" calcext:value-type="time">
            <text:p>7:47:06</text:p>
          </table:table-cell>
          <table:table-cell table:style-name="ce8" table:formula="of:=[.X34]+[.W34]*4/1440" office:value-type="time" office:time-value="PT15H59M00.310765355S" calcext:value-type="time">
            <text:p>15:59:00</text:p>
          </table:table-cell>
          <table:table-cell table:style-name="ce11" table:formula="of:=8*[.W34]" office:value-type="float" office:value="491.899260343742" calcext:value-type="float">
            <text:p>491.899260343742</text:p>
          </table:table-cell>
          <table:table-cell table:formula="of:=MOD([.E34]*1440+[.V34]+4*[.$B$4]-60*[.$B$5];1440)" office:value-type="float" office:value="204.94445074929" calcext:value-type="float">
            <text:p>204.94445074929</text:p>
          </table:table-cell>
          <table:table-cell table:formula="of:=IF([.AB34]/4&lt;0;[.AB34]/4+180;[.AB34]/4-180)" office:value-type="float" office:value="-128.763887312678" calcext:value-type="float">
            <text:p>-128.763887312678</text:p>
          </table:table-cell>
          <table:table-cell table:formula="of:=DEGREES(ACOS(SIN(RADIANS([.$B$3]))*SIN(RADIANS([.T34]))+COS(RADIANS([.$B$3]))*COS(RADIANS([.T34]))*COS(RADIANS([.AC34]))))" office:value-type="float" office:value="132.551636951087" calcext:value-type="float">
            <text:p>132.551636951087</text:p>
          </table:table-cell>
          <table:table-cell table:formula="of:=90-[.AD34]" office:value-type="float" office:value="-42.5516369510873" calcext:value-type="float">
            <text:p>-42.5516369510873</text:p>
          </table:table-cell>
          <table:table-cell table:formula="of:=IF([.AE34]&gt;85;0;IF([.AE34]&gt;5;58.1/TAN(RADIANS([.AE34]))-0.07/POWER(TAN(RADIANS([.AE34]));3)+0.000086/POWER(TAN(RADIANS([.AE34]));5);IF([.AE34]&gt;-0.575;1735+[.AE34]*(-518.2+[.AE34]*(103.4+[.AE34]*(-12.79+[.AE34]*0.711)));-20.772/TAN(RADIANS([.AE34])))))/3600" office:value-type="float" office:value="0.006285468006968" calcext:value-type="float">
            <text:p>0.006285468006968</text:p>
          </table:table-cell>
          <table:table-cell table:formula="of:=[.AE34]+[.AF34]" office:value-type="float" office:value="-42.5453514830803" calcext:value-type="float">
            <text:p>-42.5453514830803</text:p>
          </table:table-cell>
          <table:table-cell table:formula="of:=IF([.AC34]&gt;0;MOD(DEGREES(ACOS(((SIN(RADIANS([.$B$3]))*COS(RADIANS([.AD34])))-SIN(RADIANS([.T34])))/(COS(RADIANS([.$B$3]))*SIN(RADIANS([.AD34])))))+180;360);MOD(540-DEGREES(ACOS(((SIN(RADIANS([.$B$3]))*COS(RADIANS([.AD34])))-SIN(RADIANS([.T34])))/(COS(RADIANS([.$B$3]))*SIN(RADIANS([.AD34])))));360))" office:value-type="float" office:value="76.2397193804023" calcext:value-type="float">
            <text:p>76.2397193804023</text:p>
          </table:table-cell>
          <table:table-cell table:number-columns-repeated="990"/>
        </table:table-row>
        <table:table-row table:style-name="ro2">
          <table:table-cell>
            <draw:frame table:end-cell-address="Calculations.C49" table:end-x="1.1756in" table:end-y="0.0031in" draw:z-index="1" draw:style-name="gr1" draw:text-style-name="P1" svg:width="3.2358in" svg:height="2.6in" svg:x="0.0315in" svg:y="0.0862in">
              <draw:object draw:notify-on-update-of-ranges="Calculations.E2:Calculations.E241 Calculations.AG1:Calculations.AG1 Calculations.AG2:Calculations.AG24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34]+0.1/24" office:value-type="time" office:time-value="PT03H24M00S" calcext:value-type="time">
            <text:p>3:24:00</text:p>
          </table:table-cell>
          <table:table-cell table:style-name="ce9" table:formula="of:=[.D35]+2415018.5+[.E35]-[.$B$5]/24" office:value-type="float" office:value="2461033.6" calcext:value-type="float">
            <text:p>2461033.60</text:p>
          </table:table-cell>
          <table:table-cell table:style-name="ce10" table:formula="of:=([.F35]-2451545)/36525" office:value-type="float" office:value="0.259783709787819" calcext:value-type="float">
            <text:p>0.25978371</text:p>
          </table:table-cell>
          <table:table-cell/>
          <table:table-cell table:formula="of:=MOD(280.46646+[.G35]*(36000.76983+[.G35]*0.0003032);360)" office:value-type="float" office:value="272.880022117026" calcext:value-type="float">
            <text:p>272.880022117026</text:p>
          </table:table-cell>
          <table:table-cell table:formula="of:=357.52911+[.G35]*(35999.05029-0.0001537*[.G35])" office:value-type="float" office:value="9709.49593280163" calcext:value-type="float">
            <text:p>9709.49593280163</text:p>
          </table:table-cell>
          <table:table-cell table:formula="of:=0.016708634-[.G35]*(0.000042037+0.0000001267*[.G35])" office:value-type="float" office:value="0.0166977049215158" calcext:value-type="float">
            <text:p>0.0166977049215158</text:p>
          </table:table-cell>
          <table:table-cell table:formula="of:=SIN(RADIANS([.J35]))*(1.914602-[.G35]*(0.004817+0.000014*[.G35]))+SIN(RADIANS(2*[.J35]))*(0.019993-0.000101*[.G35])+SIN(RADIANS(3*[.J35]))*0.000289" office:value-type="float" office:value="-0.356122978104715" calcext:value-type="float">
            <text:p>-0.356122978104715</text:p>
          </table:table-cell>
          <table:table-cell table:formula="of:=[.I35]+[.L35]" office:value-type="float" office:value="272.523899138921" calcext:value-type="float">
            <text:p>272.523899138921</text:p>
          </table:table-cell>
          <table:table-cell table:formula="of:=[.J35]+[.L35]" office:value-type="float" office:value="9709.13980982352" calcext:value-type="float">
            <text:p>9709.13980982352</text:p>
          </table:table-cell>
          <table:table-cell table:formula="of:=(1.000001018*(1-[.K35]*[.K35]))/(1+[.K35]*COS(RADIANS([.N35])))" office:value-type="float" office:value="0.983592616537112" calcext:value-type="float">
            <text:p>0.983592616537112</text:p>
          </table:table-cell>
          <table:table-cell table:formula="of:=[.M35]-0.00569-0.00478*SIN(RADIANS(125.04-1934.136*[.G35]))" office:value-type="float" office:value="272.519639909216" calcext:value-type="float">
            <text:p>272.519639909216</text:p>
          </table:table-cell>
          <table:table-cell table:formula="of:=23+(26+((21.448-[.G35]*(46.815+[.G35]*(0.00059-[.G35]*0.001813))))/60)/60" office:value-type="float" office:value="23.4359128382207" calcext:value-type="float">
            <text:p>23.4359128382207</text:p>
          </table:table-cell>
          <table:table-cell table:formula="of:=[.Q35]+0.00256*COS(RADIANS(125.04-1934.136*[.G35]))" office:value-type="float" office:value="23.438355465874" calcext:value-type="float">
            <text:p>23.438355465874</text:p>
          </table:table-cell>
          <table:table-cell table:formula="of:=DEGREES(ATAN2(COS(RADIANS([.P35]));COS(RADIANS([.R35]))*SIN(RADIANS([.P35]))))" office:value-type="float" office:value="-87.2540967455857" calcext:value-type="float">
            <text:p>-87.2540967455857</text:p>
          </table:table-cell>
          <table:table-cell table:formula="of:=DEGREES(ASIN(SIN(RADIANS([.R35]))*SIN(RADIANS([.P35]))))" office:value-type="float" office:value="-23.4143429468562" calcext:value-type="float">
            <text:p>-23.4143429468562</text:p>
          </table:table-cell>
          <table:table-cell table:formula="of:=TAN(RADIANS([.R35]/2))*TAN(RADIANS([.R35]/2))" office:value-type="float" office:value="0.0430309959273315" calcext:value-type="float">
            <text:p>0.0430309959273315</text:p>
          </table:table-cell>
          <table:table-cell table:formula="of:=4*DEGREES([.U35]*SIN(2*RADIANS([.I35]))-2*[.K35]*SIN(RADIANS([.J35]))+4*[.K35]*[.U35]*SIN(RADIANS([.J35]))*COS(2*RADIANS([.I35]))-0.5*[.U35]*[.U35]*SIN(4*RADIANS([.I35]))-1.25*[.K35]*[.K35]*SIN(2*RADIANS([.J35])))" office:value-type="float" office:value="0.511266505179574" calcext:value-type="float">
            <text:p>0.511266505179574</text:p>
          </table:table-cell>
          <table:table-cell table:formula="of:=DEGREES(ACOS(COS(RADIANS(90.833))/(COS(RADIANS([.$B$3]))*COS(RADIANS([.T35])))-TAN(RADIANS([.$B$3]))*TAN(RADIANS([.T35]))))" office:value-type="float" office:value="61.4875330863851" calcext:value-type="float">
            <text:p>61.4875330863851</text:p>
          </table:table-cell>
          <table:table-cell table:style-name="ce8" table:formula="of:=(720-4*[.$B$4]-[.V35]+[.$B$5]*60)/1440" office:value-type="time" office:time-value="PT11H53M03.456809689S" calcext:value-type="time">
            <text:p>11:53:03</text:p>
          </table:table-cell>
          <table:table-cell table:style-name="ce8" table:formula="of:=[.X35]-[.W35]*4/1440" office:value-type="time" office:time-value="PT07H47M06.448868957S" calcext:value-type="time">
            <text:p>7:47:06</text:p>
          </table:table-cell>
          <table:table-cell table:style-name="ce8" table:formula="of:=[.X35]+[.W35]*4/1440" office:value-type="time" office:time-value="PT15H59M00.464750422S" calcext:value-type="time">
            <text:p>15:59:00</text:p>
          </table:table-cell>
          <table:table-cell table:style-name="ce11" table:formula="of:=8*[.W35]" office:value-type="float" office:value="491.900264691081" calcext:value-type="float">
            <text:p>491.900264691081</text:p>
          </table:table-cell>
          <table:table-cell table:formula="of:=MOD([.E35]*1440+[.V35]+4*[.$B$4]-60*[.$B$5];1440)" office:value-type="float" office:value="210.94238650518" calcext:value-type="float">
            <text:p>210.94238650518</text:p>
          </table:table-cell>
          <table:table-cell table:formula="of:=IF([.AB35]/4&lt;0;[.AB35]/4+180;[.AB35]/4-180)" office:value-type="float" office:value="-127.264403373705" calcext:value-type="float">
            <text:p>-127.264403373705</text:p>
          </table:table-cell>
          <table:table-cell table:formula="of:=DEGREES(ACOS(SIN(RADIANS([.$B$3]))*SIN(RADIANS([.T35]))+COS(RADIANS([.$B$3]))*COS(RADIANS([.T35]))*COS(RADIANS([.AC35]))))" office:value-type="float" office:value="131.597176422203" calcext:value-type="float">
            <text:p>131.597176422203</text:p>
          </table:table-cell>
          <table:table-cell table:formula="of:=90-[.AD35]" office:value-type="float" office:value="-41.5971764222031" calcext:value-type="float">
            <text:p>-41.5971764222031</text:p>
          </table:table-cell>
          <table:table-cell table:formula="of:=IF([.AE35]&gt;85;0;IF([.AE35]&gt;5;58.1/TAN(RADIANS([.AE35]))-0.07/POWER(TAN(RADIANS([.AE35]));3)+0.000086/POWER(TAN(RADIANS([.AE35]));5);IF([.AE35]&gt;-0.575;1735+[.AE35]*(-518.2+[.AE35]*(103.4+[.AE35]*(-12.79+[.AE35]*0.711)));-20.772/TAN(RADIANS([.AE35])))))/3600" office:value-type="float" office:value="0.00649955252401916" calcext:value-type="float">
            <text:p>0.00649955252401916</text:p>
          </table:table-cell>
          <table:table-cell table:formula="of:=[.AE35]+[.AF35]" office:value-type="float" office:value="-41.590676869679" calcext:value-type="float">
            <text:p>-41.590676869679</text:p>
          </table:table-cell>
          <table:table-cell table:formula="of:=IF([.AC35]&gt;0;MOD(DEGREES(ACOS(((SIN(RADIANS([.$B$3]))*COS(RADIANS([.AD35])))-SIN(RADIANS([.T35])))/(COS(RADIANS([.$B$3]))*SIN(RADIANS([.AD35])))))+180;360);MOD(540-DEGREES(ACOS(((SIN(RADIANS([.$B$3]))*COS(RADIANS([.AD35])))-SIN(RADIANS([.T35])))/(COS(RADIANS([.$B$3]))*SIN(RADIANS([.AD35])))));360))" office:value-type="float" office:value="77.5750792200503" calcext:value-type="float">
            <text:p>77.575079220050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35]+0.1/24" office:value-type="time" office:time-value="PT03H30M00S" calcext:value-type="time">
            <text:p>3:30:00</text:p>
          </table:table-cell>
          <table:table-cell table:style-name="ce9" table:formula="of:=[.D36]+2415018.5+[.E36]-[.$B$5]/24" office:value-type="float" office:value="2461033.60416667" calcext:value-type="float">
            <text:p>2461033.60</text:p>
          </table:table-cell>
          <table:table-cell table:style-name="ce10" table:formula="of:=([.F36]-2451545)/36525" office:value-type="float" office:value="0.259783823864941" calcext:value-type="float">
            <text:p>0.25978382</text:p>
          </table:table-cell>
          <table:table-cell/>
          <table:table-cell table:formula="of:=MOD(280.46646+[.G36]*(36000.76983+[.G36]*0.0003032);360)" office:value-type="float" office:value="272.884128981259" calcext:value-type="float">
            <text:p>272.884128981259</text:p>
          </table:table-cell>
          <table:table-cell table:formula="of:=357.52911+[.G36]*(35999.05029-0.0001537*[.G36])" office:value-type="float" office:value="9709.50003946967" calcext:value-type="float">
            <text:p>9709.50003946967</text:p>
          </table:table-cell>
          <table:table-cell table:formula="of:=0.016708634-[.G36]*(0.000042037+0.0000001267*[.G36])" office:value-type="float" office:value="0.0166977049167128" calcext:value-type="float">
            <text:p>0.0166977049167128</text:p>
          </table:table-cell>
          <table:table-cell table:formula="of:=SIN(RADIANS([.J36]))*(1.914602-[.G36]*(0.004817+0.000014*[.G36]))+SIN(RADIANS(2*[.J36]))*(0.019993-0.000101*[.G36])+SIN(RADIANS(3*[.J36]))*0.000289" office:value-type="float" office:value="-0.355985411148186" calcext:value-type="float">
            <text:p>-0.355985411148186</text:p>
          </table:table-cell>
          <table:table-cell table:formula="of:=[.I36]+[.L36]" office:value-type="float" office:value="272.528143570111" calcext:value-type="float">
            <text:p>272.528143570111</text:p>
          </table:table-cell>
          <table:table-cell table:formula="of:=[.J36]+[.L36]" office:value-type="float" office:value="9709.14405405852" calcext:value-type="float">
            <text:p>9709.14405405852</text:p>
          </table:table-cell>
          <table:table-cell table:formula="of:=(1.000001018*(1-[.K36]*[.K36]))/(1+[.K36]*COS(RADIANS([.N36])))" office:value-type="float" office:value="0.9835923910598" calcext:value-type="float">
            <text:p>0.9835923910598</text:p>
          </table:table-cell>
          <table:table-cell table:formula="of:=[.M36]-0.00569-0.00478*SIN(RADIANS(125.04-1934.136*[.G36]))" office:value-type="float" office:value="272.523884357969" calcext:value-type="float">
            <text:p>272.523884357969</text:p>
          </table:table-cell>
          <table:table-cell table:formula="of:=23+(26+((21.448-[.G36]*(46.815+[.G36]*(0.00059-[.G36]*0.001813))))/60)/60" office:value-type="float" office:value="23.4359128367372" calcext:value-type="float">
            <text:p>23.4359128367372</text:p>
          </table:table-cell>
          <table:table-cell table:formula="of:=[.Q36]+0.00256*COS(RADIANS(125.04-1934.136*[.G36]))" office:value-type="float" office:value="23.4383554614397" calcext:value-type="float">
            <text:p>23.4383554614397</text:p>
          </table:table-cell>
          <table:table-cell table:formula="of:=DEGREES(ATAN2(COS(RADIANS([.P36]));COS(RADIANS([.R36]))*SIN(RADIANS([.P36]))))" office:value-type="float" office:value="-87.2494722684398" calcext:value-type="float">
            <text:p>-87.2494722684398</text:p>
          </table:table-cell>
          <table:table-cell table:formula="of:=DEGREES(ASIN(SIN(RADIANS([.R36]))*SIN(RADIANS([.P36]))))" office:value-type="float" office:value="-23.4142619943784" calcext:value-type="float">
            <text:p>-23.4142619943784</text:p>
          </table:table-cell>
          <table:table-cell table:formula="of:=TAN(RADIANS([.R36]/2))*TAN(RADIANS([.R36]/2))" office:value-type="float" office:value="0.0430309959105862" calcext:value-type="float">
            <text:p>0.0430309959105862</text:p>
          </table:table-cell>
          <table:table-cell table:formula="of:=4*DEGREES([.U36]*SIN(2*RADIANS([.I36]))-2*[.K36]*SIN(RADIANS([.J36]))+4*[.K36]*[.U36]*SIN(RADIANS([.J36]))*COS(2*RADIANS([.I36]))-0.5*[.U36]*[.U36]*SIN(4*RADIANS([.I36]))-1.25*[.K36]*[.K36]*SIN(2*RADIANS([.J36])))" office:value-type="float" office:value="0.509202275174601" calcext:value-type="float">
            <text:p>0.509202275174601</text:p>
          </table:table-cell>
          <table:table-cell table:formula="of:=DEGREES(ACOS(COS(RADIANS(90.833))/(COS(RADIANS([.$B$3]))*COS(RADIANS([.T36])))-TAN(RADIANS([.$B$3]))*TAN(RADIANS([.T36]))))" office:value-type="float" office:value="61.4876588410106" calcext:value-type="float">
            <text:p>61.4876588410106</text:p>
          </table:table-cell>
          <table:table-cell table:style-name="ce8" table:formula="of:=(720-4*[.$B$4]-[.V36]+[.$B$5]*60)/1440" office:value-type="time" office:time-value="PT11H53M03.58066349S" calcext:value-type="time">
            <text:p>11:53:03</text:p>
          </table:table-cell>
          <table:table-cell table:style-name="ce8" table:formula="of:=[.X36]-[.W36]*4/1440" office:value-type="time" office:time-value="PT07H47M06.542541647S" calcext:value-type="time">
            <text:p>7:47:06</text:p>
          </table:table-cell>
          <table:table-cell table:style-name="ce8" table:formula="of:=[.X36]+[.W36]*4/1440" office:value-type="time" office:time-value="PT15H59M00.618785332S" calcext:value-type="time">
            <text:p>15:59:00</text:p>
          </table:table-cell>
          <table:table-cell table:style-name="ce11" table:formula="of:=8*[.W36]" office:value-type="float" office:value="491.901270728085" calcext:value-type="float">
            <text:p>491.901270728085</text:p>
          </table:table-cell>
          <table:table-cell table:formula="of:=MOD([.E36]*1440+[.V36]+4*[.$B$4]-60*[.$B$5];1440)" office:value-type="float" office:value="216.940322275174" calcext:value-type="float">
            <text:p>216.940322275174</text:p>
          </table:table-cell>
          <table:table-cell table:formula="of:=IF([.AB36]/4&lt;0;[.AB36]/4+180;[.AB36]/4-180)" office:value-type="float" office:value="-125.764919431206" calcext:value-type="float">
            <text:p>-125.764919431206</text:p>
          </table:table-cell>
          <table:table-cell table:formula="of:=DEGREES(ACOS(SIN(RADIANS([.$B$3]))*SIN(RADIANS([.T36]))+COS(RADIANS([.$B$3]))*COS(RADIANS([.T36]))*COS(RADIANS([.AC36]))))" office:value-type="float" office:value="130.637848238808" calcext:value-type="float">
            <text:p>130.637848238808</text:p>
          </table:table-cell>
          <table:table-cell table:formula="of:=90-[.AD36]" office:value-type="float" office:value="-40.6378482388076" calcext:value-type="float">
            <text:p>-40.6378482388076</text:p>
          </table:table-cell>
          <table:table-cell table:formula="of:=IF([.AE36]&gt;85;0;IF([.AE36]&gt;5;58.1/TAN(RADIANS([.AE36]))-0.07/POWER(TAN(RADIANS([.AE36]));3)+0.000086/POWER(TAN(RADIANS([.AE36]));5);IF([.AE36]&gt;-0.575;1735+[.AE36]*(-518.2+[.AE36]*(103.4+[.AE36]*(-12.79+[.AE36]*0.711)));-20.772/TAN(RADIANS([.AE36])))))/3600" office:value-type="float" office:value="0.00672298153080941" calcext:value-type="float">
            <text:p>0.00672298153080941</text:p>
          </table:table-cell>
          <table:table-cell table:formula="of:=[.AE36]+[.AF36]" office:value-type="float" office:value="-40.6311252572768" calcext:value-type="float">
            <text:p>-40.6311252572768</text:p>
          </table:table-cell>
          <table:table-cell table:formula="of:=IF([.AC36]&gt;0;MOD(DEGREES(ACOS(((SIN(RADIANS([.$B$3]))*COS(RADIANS([.AD36])))-SIN(RADIANS([.T36])))/(COS(RADIANS([.$B$3]))*SIN(RADIANS([.AD36])))))+180;360);MOD(540-DEGREES(ACOS(((SIN(RADIANS([.$B$3]))*COS(RADIANS([.AD36])))-SIN(RADIANS([.T36])))/(COS(RADIANS([.$B$3]))*SIN(RADIANS([.AD36])))));360))" office:value-type="float" office:value="78.8845322533638" calcext:value-type="float">
            <text:p>78.884532253363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36]+0.1/24" office:value-type="time" office:time-value="PT03H36M00S" calcext:value-type="time">
            <text:p>3:36:00</text:p>
          </table:table-cell>
          <table:table-cell table:style-name="ce9" table:formula="of:=[.D37]+2415018.5+[.E37]-[.$B$5]/24" office:value-type="float" office:value="2461033.60833333" calcext:value-type="float">
            <text:p>2461033.61</text:p>
          </table:table-cell>
          <table:table-cell table:style-name="ce10" table:formula="of:=([.F37]-2451545)/36525" office:value-type="float" office:value="0.259783937942051" calcext:value-type="float">
            <text:p>0.25978394</text:p>
          </table:table-cell>
          <table:table-cell/>
          <table:table-cell table:formula="of:=MOD(280.46646+[.G37]*(36000.76983+[.G37]*0.0003032);360)" office:value-type="float" office:value="272.888235845032" calcext:value-type="float">
            <text:p>272.888235845032</text:p>
          </table:table-cell>
          <table:table-cell table:formula="of:=357.52911+[.G37]*(35999.05029-0.0001537*[.G37])" office:value-type="float" office:value="9709.50414613726" calcext:value-type="float">
            <text:p>9709.50414613726</text:p>
          </table:table-cell>
          <table:table-cell table:formula="of:=0.016708634-[.G37]*(0.000042037+0.0000001267*[.G37])" office:value-type="float" office:value="0.0166977049119098" calcext:value-type="float">
            <text:p>0.0166977049119098</text:p>
          </table:table-cell>
          <table:table-cell table:formula="of:=SIN(RADIANS([.J37]))*(1.914602-[.G37]*(0.004817+0.000014*[.G37]))+SIN(RADIANS(2*[.J37]))*(0.019993-0.000101*[.G37])+SIN(RADIANS(3*[.J37]))*0.000289" office:value-type="float" office:value="-0.355847842261837" calcext:value-type="float">
            <text:p>-0.355847842261837</text:p>
          </table:table-cell>
          <table:table-cell table:formula="of:=[.I37]+[.L37]" office:value-type="float" office:value="272.53238800277" calcext:value-type="float">
            <text:p>272.53238800277</text:p>
          </table:table-cell>
          <table:table-cell table:formula="of:=[.J37]+[.L37]" office:value-type="float" office:value="9709.148298295" calcext:value-type="float">
            <text:p>9709.148298295</text:p>
          </table:table-cell>
          <table:table-cell table:formula="of:=(1.000001018*(1-[.K37]*[.K37]))/(1+[.K37]*COS(RADIANS([.N37])))" office:value-type="float" office:value="0.983592165669594" calcext:value-type="float">
            <text:p>0.983592165669594</text:p>
          </table:table-cell>
          <table:table-cell table:formula="of:=[.M37]-0.00569-0.00478*SIN(RADIANS(125.04-1934.136*[.G37]))" office:value-type="float" office:value="272.528128808192" calcext:value-type="float">
            <text:p>272.528128808192</text:p>
          </table:table-cell>
          <table:table-cell table:formula="of:=23+(26+((21.448-[.G37]*(46.815+[.G37]*(0.00059-[.G37]*0.001813))))/60)/60" office:value-type="float" office:value="23.4359128352537" calcext:value-type="float">
            <text:p>23.4359128352537</text:p>
          </table:table-cell>
          <table:table-cell table:formula="of:=[.Q37]+0.00256*COS(RADIANS(125.04-1934.136*[.G37]))" office:value-type="float" office:value="23.4383554570053" calcext:value-type="float">
            <text:p>23.4383554570053</text:p>
          </table:table-cell>
          <table:table-cell table:formula="of:=DEGREES(ATAN2(COS(RADIANS([.P37]));COS(RADIANS([.R37]))*SIN(RADIANS([.P37]))))" office:value-type="float" office:value="-87.2448477953564" calcext:value-type="float">
            <text:p>-87.2448477953564</text:p>
          </table:table-cell>
          <table:table-cell table:formula="of:=DEGREES(ASIN(SIN(RADIANS([.R37]))*SIN(RADIANS([.P37]))))" office:value-type="float" office:value="-23.4141809057644" calcext:value-type="float">
            <text:p>-23.4141809057644</text:p>
          </table:table-cell>
          <table:table-cell table:formula="of:=TAN(RADIANS([.R37]/2))*TAN(RADIANS([.R37]/2))" office:value-type="float" office:value="0.0430309958938407" calcext:value-type="float">
            <text:p>0.0430309958938407</text:p>
          </table:table-cell>
          <table:table-cell table:formula="of:=4*DEGREES([.U37]*SIN(2*RADIANS([.I37]))-2*[.K37]*SIN(RADIANS([.J37]))+4*[.K37]*[.U37]*SIN(RADIANS([.J37]))*COS(2*RADIANS([.I37]))-0.5*[.U37]*[.U37]*SIN(4*RADIANS([.I37]))-1.25*[.K37]*[.K37]*SIN(2*RADIANS([.J37])))" office:value-type="float" office:value="0.507138059776833" calcext:value-type="float">
            <text:p>0.507138059776833</text:p>
          </table:table-cell>
          <table:table-cell table:formula="of:=DEGREES(ACOS(COS(RADIANS(90.833))/(COS(RADIANS([.$B$3]))*COS(RADIANS([.T37])))-TAN(RADIANS([.$B$3]))*TAN(RADIANS([.T37]))))" office:value-type="float" office:value="61.4877848068138" calcext:value-type="float">
            <text:p>61.4877848068138</text:p>
          </table:table-cell>
          <table:table-cell table:style-name="ce8" table:formula="of:=(720-4*[.$B$4]-[.V37]+[.$B$5]*60)/1440" office:value-type="time" office:time-value="PT11H53M03.704516413S" calcext:value-type="time">
            <text:p>11:53:03</text:p>
          </table:table-cell>
          <table:table-cell table:style-name="ce8" table:formula="of:=[.X37]-[.W37]*4/1440" office:value-type="time" office:time-value="PT07H47M06.636162778S" calcext:value-type="time">
            <text:p>7:47:06</text:p>
          </table:table-cell>
          <table:table-cell table:style-name="ce8" table:formula="of:=[.X37]+[.W37]*4/1440" office:value-type="time" office:time-value="PT15H59M00.772870049S" calcext:value-type="time">
            <text:p>15:59:00</text:p>
          </table:table-cell>
          <table:table-cell table:style-name="ce11" table:formula="of:=8*[.W37]" office:value-type="float" office:value="491.90227845451" calcext:value-type="float">
            <text:p>491.90227845451</text:p>
          </table:table-cell>
          <table:table-cell table:formula="of:=MOD([.E37]*1440+[.V37]+4*[.$B$4]-60*[.$B$5];1440)" office:value-type="float" office:value="222.938258059777" calcext:value-type="float">
            <text:p>222.938258059777</text:p>
          </table:table-cell>
          <table:table-cell table:formula="of:=IF([.AB37]/4&lt;0;[.AB37]/4+180;[.AB37]/4-180)" office:value-type="float" office:value="-124.265435485056" calcext:value-type="float">
            <text:p>-124.265435485056</text:p>
          </table:table-cell>
          <table:table-cell table:formula="of:=DEGREES(ACOS(SIN(RADIANS([.$B$3]))*SIN(RADIANS([.T37]))+COS(RADIANS([.$B$3]))*COS(RADIANS([.T37]))*COS(RADIANS([.AC37]))))" office:value-type="float" office:value="129.67424104387" calcext:value-type="float">
            <text:p>129.67424104387</text:p>
          </table:table-cell>
          <table:table-cell table:formula="of:=90-[.AD37]" office:value-type="float" office:value="-39.6742410438696" calcext:value-type="float">
            <text:p>-39.6742410438696</text:p>
          </table:table-cell>
          <table:table-cell table:formula="of:=IF([.AE37]&gt;85;0;IF([.AE37]&gt;5;58.1/TAN(RADIANS([.AE37]))-0.07/POWER(TAN(RADIANS([.AE37]));3)+0.000086/POWER(TAN(RADIANS([.AE37]));5);IF([.AE37]&gt;-0.575;1735+[.AE37]*(-518.2+[.AE37]*(103.4+[.AE37]*(-12.79+[.AE37]*0.711)));-20.772/TAN(RADIANS([.AE37])))))/3600" office:value-type="float" office:value="0.00695635966949937" calcext:value-type="float">
            <text:p>0.00695635966949937</text:p>
          </table:table-cell>
          <table:table-cell table:formula="of:=[.AE37]+[.AF37]" office:value-type="float" office:value="-39.6672846842001" calcext:value-type="float">
            <text:p>-39.6672846842001</text:p>
          </table:table-cell>
          <table:table-cell table:formula="of:=IF([.AC37]&gt;0;MOD(DEGREES(ACOS(((SIN(RADIANS([.$B$3]))*COS(RADIANS([.AD37])))-SIN(RADIANS([.T37])))/(COS(RADIANS([.$B$3]))*SIN(RADIANS([.AD37])))))+180;360);MOD(540-DEGREES(ACOS(((SIN(RADIANS([.$B$3]))*COS(RADIANS([.AD37])))-SIN(RADIANS([.T37])))/(COS(RADIANS([.$B$3]))*SIN(RADIANS([.AD37])))));360))" office:value-type="float" office:value="80.1697915845551" calcext:value-type="float">
            <text:p>80.169791584555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37]+0.1/24" office:value-type="time" office:time-value="PT03H42M00S" calcext:value-type="time">
            <text:p>3:42:00</text:p>
          </table:table-cell>
          <table:table-cell table:style-name="ce9" table:formula="of:=[.D38]+2415018.5+[.E38]-[.$B$5]/24" office:value-type="float" office:value="2461033.6125" calcext:value-type="float">
            <text:p>2461033.61</text:p>
          </table:table-cell>
          <table:table-cell table:style-name="ce10" table:formula="of:=([.F38]-2451545)/36525" office:value-type="float" office:value="0.259784052019173" calcext:value-type="float">
            <text:p>0.25978405</text:p>
          </table:table-cell>
          <table:table-cell/>
          <table:table-cell table:formula="of:=MOD(280.46646+[.G38]*(36000.76983+[.G38]*0.0003032);360)" office:value-type="float" office:value="272.892342709265" calcext:value-type="float">
            <text:p>272.892342709265</text:p>
          </table:table-cell>
          <table:table-cell table:formula="of:=357.52911+[.G38]*(35999.05029-0.0001537*[.G38])" office:value-type="float" office:value="9709.5082528053" calcext:value-type="float">
            <text:p>9709.5082528053</text:p>
          </table:table-cell>
          <table:table-cell table:formula="of:=0.016708634-[.G38]*(0.000042037+0.0000001267*[.G38])" office:value-type="float" office:value="0.0166977049071069" calcext:value-type="float">
            <text:p>0.0166977049071069</text:p>
          </table:table-cell>
          <table:table-cell table:formula="of:=SIN(RADIANS([.J38]))*(1.914602-[.G38]*(0.004817+0.000014*[.G38]))+SIN(RADIANS(2*[.J38]))*(0.019993-0.000101*[.G38])+SIN(RADIANS(3*[.J38]))*0.000289" office:value-type="float" office:value="-0.355710271415705" calcext:value-type="float">
            <text:p>-0.355710271415705</text:p>
          </table:table-cell>
          <table:table-cell table:formula="of:=[.I38]+[.L38]" office:value-type="float" office:value="272.536632437849" calcext:value-type="float">
            <text:p>272.536632437849</text:p>
          </table:table-cell>
          <table:table-cell table:formula="of:=[.J38]+[.L38]" office:value-type="float" office:value="9709.15254253389" calcext:value-type="float">
            <text:p>9709.15254253389</text:p>
          </table:table-cell>
          <table:table-cell table:formula="of:=(1.000001018*(1-[.K38]*[.K38]))/(1+[.K38]*COS(RADIANS([.N38])))" office:value-type="float" office:value="0.983591940366444" calcext:value-type="float">
            <text:p>0.983591940366444</text:p>
          </table:table-cell>
          <table:table-cell table:formula="of:=[.M38]-0.00569-0.00478*SIN(RADIANS(125.04-1934.136*[.G38]))" office:value-type="float" office:value="272.532373260834" calcext:value-type="float">
            <text:p>272.532373260834</text:p>
          </table:table-cell>
          <table:table-cell table:formula="of:=23+(26+((21.448-[.G38]*(46.815+[.G38]*(0.00059-[.G38]*0.001813))))/60)/60" office:value-type="float" office:value="23.4359128337703" calcext:value-type="float">
            <text:p>23.4359128337703</text:p>
          </table:table-cell>
          <table:table-cell table:formula="of:=[.Q38]+0.00256*COS(RADIANS(125.04-1934.136*[.G38]))" office:value-type="float" office:value="23.4383554525709" calcext:value-type="float">
            <text:p>23.4383554525709</text:p>
          </table:table-cell>
          <table:table-cell table:formula="of:=DEGREES(ATAN2(COS(RADIANS([.P38]));COS(RADIANS([.R38]))*SIN(RADIANS([.P38]))))" office:value-type="float" office:value="-87.2402233253093" calcext:value-type="float">
            <text:p>-87.2402233253093</text:p>
          </table:table-cell>
          <table:table-cell table:formula="of:=DEGREES(ASIN(SIN(RADIANS([.R38]))*SIN(RADIANS([.P38]))))" office:value-type="float" office:value="-23.4140996809966" calcext:value-type="float">
            <text:p>-23.4140996809966</text:p>
          </table:table-cell>
          <table:table-cell table:formula="of:=TAN(RADIANS([.R38]/2))*TAN(RADIANS([.R38]/2))" office:value-type="float" office:value="0.0430309958770952" calcext:value-type="float">
            <text:p>0.0430309958770952</text:p>
          </table:table-cell>
          <table:table-cell table:formula="of:=4*DEGREES([.U38]*SIN(2*RADIANS([.I38]))-2*[.K38]*SIN(RADIANS([.J38]))+4*[.K38]*[.U38]*SIN(RADIANS([.J38]))*COS(2*RADIANS([.I38]))-0.5*[.U38]*[.U38]*SIN(4*RADIANS([.I38]))-1.25*[.K38]*[.K38]*SIN(2*RADIANS([.J38])))" office:value-type="float" office:value="0.50507385856412" calcext:value-type="float">
            <text:p>0.50507385856412</text:p>
          </table:table-cell>
          <table:table-cell table:formula="of:=DEGREES(ACOS(COS(RADIANS(90.833))/(COS(RADIANS([.$B$3]))*COS(RADIANS([.T38])))-TAN(RADIANS([.$B$3]))*TAN(RADIANS([.T38]))))" office:value-type="float" office:value="61.4879109838205" calcext:value-type="float">
            <text:p>61.4879109838205</text:p>
          </table:table-cell>
          <table:table-cell table:style-name="ce8" table:formula="of:=(720-4*[.$B$4]-[.V38]+[.$B$5]*60)/1440" office:value-type="time" office:time-value="PT11H53M03.828368486S" calcext:value-type="time">
            <text:p>11:53:03</text:p>
          </table:table-cell>
          <table:table-cell table:style-name="ce8" table:formula="of:=[.X38]-[.W38]*4/1440" office:value-type="time" office:time-value="PT07H47M06.729732369S" calcext:value-type="time">
            <text:p>7:47:06</text:p>
          </table:table-cell>
          <table:table-cell table:style-name="ce8" table:formula="of:=[.X38]+[.W38]*4/1440" office:value-type="time" office:time-value="PT15H59M00.927004603S" calcext:value-type="time">
            <text:p>15:59:00</text:p>
          </table:table-cell>
          <table:table-cell table:style-name="ce11" table:formula="of:=8*[.W38]" office:value-type="float" office:value="491.903287870564" calcext:value-type="float">
            <text:p>491.903287870564</text:p>
          </table:table-cell>
          <table:table-cell table:formula="of:=MOD([.E38]*1440+[.V38]+4*[.$B$4]-60*[.$B$5];1440)" office:value-type="float" office:value="228.936193858565" calcext:value-type="float">
            <text:p>228.936193858565</text:p>
          </table:table-cell>
          <table:table-cell table:formula="of:=IF([.AB38]/4&lt;0;[.AB38]/4+180;[.AB38]/4-180)" office:value-type="float" office:value="-122.765951535359" calcext:value-type="float">
            <text:p>-122.765951535359</text:p>
          </table:table-cell>
          <table:table-cell table:formula="of:=DEGREES(ACOS(SIN(RADIANS([.$B$3]))*SIN(RADIANS([.T38]))+COS(RADIANS([.$B$3]))*COS(RADIANS([.T38]))*COS(RADIANS([.AC38]))))" office:value-type="float" office:value="128.706912571929" calcext:value-type="float">
            <text:p>128.706912571929</text:p>
          </table:table-cell>
          <table:table-cell table:formula="of:=90-[.AD38]" office:value-type="float" office:value="-38.7069125719292" calcext:value-type="float">
            <text:p>-38.7069125719292</text:p>
          </table:table-cell>
          <table:table-cell table:formula="of:=IF([.AE38]&gt;85;0;IF([.AE38]&gt;5;58.1/TAN(RADIANS([.AE38]))-0.07/POWER(TAN(RADIANS([.AE38]));3)+0.000086/POWER(TAN(RADIANS([.AE38]));5);IF([.AE38]&gt;-0.575;1735+[.AE38]*(-518.2+[.AE38]*(103.4+[.AE38]*(-12.79+[.AE38]*0.711)));-20.772/TAN(RADIANS([.AE38])))))/3600" office:value-type="float" office:value="0.00720035683783516" calcext:value-type="float">
            <text:p>0.00720035683783516</text:p>
          </table:table-cell>
          <table:table-cell table:formula="of:=[.AE38]+[.AF38]" office:value-type="float" office:value="-38.6997122150914" calcext:value-type="float">
            <text:p>-38.6997122150914</text:p>
          </table:table-cell>
          <table:table-cell table:formula="of:=IF([.AC38]&gt;0;MOD(DEGREES(ACOS(((SIN(RADIANS([.$B$3]))*COS(RADIANS([.AD38])))-SIN(RADIANS([.T38])))/(COS(RADIANS([.$B$3]))*SIN(RADIANS([.AD38])))))+180;360);MOD(540-DEGREES(ACOS(((SIN(RADIANS([.$B$3]))*COS(RADIANS([.AD38])))-SIN(RADIANS([.T38])))/(COS(RADIANS([.$B$3]))*SIN(RADIANS([.AD38])))));360))" office:value-type="float" office:value="81.432482588561" calcext:value-type="float">
            <text:p>81.43248258856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38]+0.1/24" office:value-type="time" office:time-value="PT03H48M00S" calcext:value-type="time">
            <text:p>3:48:00</text:p>
          </table:table-cell>
          <table:table-cell table:style-name="ce9" table:formula="of:=[.D39]+2415018.5+[.E39]-[.$B$5]/24" office:value-type="float" office:value="2461033.61666667" calcext:value-type="float">
            <text:p>2461033.62</text:p>
          </table:table-cell>
          <table:table-cell table:style-name="ce10" table:formula="of:=([.F39]-2451545)/36525" office:value-type="float" office:value="0.259784166096282" calcext:value-type="float">
            <text:p>0.25978417</text:p>
          </table:table-cell>
          <table:table-cell/>
          <table:table-cell table:formula="of:=MOD(280.46646+[.G39]*(36000.76983+[.G39]*0.0003032);360)" office:value-type="float" office:value="272.896449573038" calcext:value-type="float">
            <text:p>272.896449573038</text:p>
          </table:table-cell>
          <table:table-cell table:formula="of:=357.52911+[.G39]*(35999.05029-0.0001537*[.G39])" office:value-type="float" office:value="9709.51235947289" calcext:value-type="float">
            <text:p>9709.51235947289</text:p>
          </table:table-cell>
          <table:table-cell table:formula="of:=0.016708634-[.G39]*(0.000042037+0.0000001267*[.G39])" office:value-type="float" office:value="0.0166977049023039" calcext:value-type="float">
            <text:p>0.0166977049023039</text:p>
          </table:table-cell>
          <table:table-cell table:formula="of:=SIN(RADIANS([.J39]))*(1.914602-[.G39]*(0.004817+0.000014*[.G39]))+SIN(RADIANS(2*[.J39]))*(0.019993-0.000101*[.G39])+SIN(RADIANS(3*[.J39]))*0.000289" office:value-type="float" office:value="-0.355572698641146" calcext:value-type="float">
            <text:p>-0.355572698641146</text:p>
          </table:table-cell>
          <table:table-cell table:formula="of:=[.I39]+[.L39]" office:value-type="float" office:value="272.540876874397" calcext:value-type="float">
            <text:p>272.540876874397</text:p>
          </table:table-cell>
          <table:table-cell table:formula="of:=[.J39]+[.L39]" office:value-type="float" office:value="9709.15678677425" calcext:value-type="float">
            <text:p>9709.15678677425</text:p>
          </table:table-cell>
          <table:table-cell table:formula="of:=(1.000001018*(1-[.K39]*[.K39]))/(1+[.K39]*COS(RADIANS([.N39])))" office:value-type="float" office:value="0.983591715150402" calcext:value-type="float">
            <text:p>0.983591715150402</text:p>
          </table:table-cell>
          <table:table-cell table:formula="of:=[.M39]-0.00569-0.00478*SIN(RADIANS(125.04-1934.136*[.G39]))" office:value-type="float" office:value="272.536617714945" calcext:value-type="float">
            <text:p>272.536617714945</text:p>
          </table:table-cell>
          <table:table-cell table:formula="of:=23+(26+((21.448-[.G39]*(46.815+[.G39]*(0.00059-[.G39]*0.001813))))/60)/60" office:value-type="float" office:value="23.4359128322868" calcext:value-type="float">
            <text:p>23.4359128322868</text:p>
          </table:table-cell>
          <table:table-cell table:formula="of:=[.Q39]+0.00256*COS(RADIANS(125.04-1934.136*[.G39]))" office:value-type="float" office:value="23.4383554481365" calcext:value-type="float">
            <text:p>23.4383554481365</text:p>
          </table:table-cell>
          <table:table-cell table:formula="of:=DEGREES(ATAN2(COS(RADIANS([.P39]));COS(RADIANS([.R39]))*SIN(RADIANS([.P39]))))" office:value-type="float" office:value="-87.2355988593451" calcext:value-type="float">
            <text:p>-87.2355988593451</text:p>
          </table:table-cell>
          <table:table-cell table:formula="of:=DEGREES(ASIN(SIN(RADIANS([.R39]))*SIN(RADIANS([.P39]))))" office:value-type="float" office:value="-23.4140183200936" calcext:value-type="float">
            <text:p>-23.4140183200936</text:p>
          </table:table-cell>
          <table:table-cell table:formula="of:=TAN(RADIANS([.R39]/2))*TAN(RADIANS([.R39]/2))" office:value-type="float" office:value="0.0430309958603494" calcext:value-type="float">
            <text:p>0.0430309958603494</text:p>
          </table:table-cell>
          <table:table-cell table:formula="of:=4*DEGREES([.U39]*SIN(2*RADIANS([.I39]))-2*[.K39]*SIN(RADIANS([.J39]))+4*[.K39]*[.U39]*SIN(RADIANS([.J39]))*COS(2*RADIANS([.I39]))-0.5*[.U39]*[.U39]*SIN(4*RADIANS([.I39]))-1.25*[.K39]*[.K39]*SIN(2*RADIANS([.J39])))" office:value-type="float" office:value="0.503009672038023" calcext:value-type="float">
            <text:p>0.503009672038023</text:p>
          </table:table-cell>
          <table:table-cell table:formula="of:=DEGREES(ACOS(COS(RADIANS(90.833))/(COS(RADIANS([.$B$3]))*COS(RADIANS([.T39])))-TAN(RADIANS([.$B$3]))*TAN(RADIANS([.T39]))))" office:value-type="float" office:value="61.4880373720001" calcext:value-type="float">
            <text:p>61.4880373720001</text:p>
          </table:table-cell>
          <table:table-cell table:style-name="ce8" table:formula="of:=(720-4*[.$B$4]-[.V39]+[.$B$5]*60)/1440" office:value-type="time" office:time-value="PT11H53M03.952219678S" calcext:value-type="time">
            <text:p>11:53:03</text:p>
          </table:table-cell>
          <table:table-cell table:style-name="ce8" table:formula="of:=[.X39]-[.W39]*4/1440" office:value-type="time" office:time-value="PT07H47M06.823250398S" calcext:value-type="time">
            <text:p>7:47:06</text:p>
          </table:table-cell>
          <table:table-cell table:style-name="ce8" table:formula="of:=[.X39]+[.W39]*4/1440" office:value-type="time" office:time-value="PT15H59M01.081188958S" calcext:value-type="time">
            <text:p>15:59:01</text:p>
          </table:table-cell>
          <table:table-cell table:style-name="ce11" table:formula="of:=8*[.W39]" office:value-type="float" office:value="491.904298976001" calcext:value-type="float">
            <text:p>491.904298976001</text:p>
          </table:table-cell>
          <table:table-cell table:formula="of:=MOD([.E39]*1440+[.V39]+4*[.$B$4]-60*[.$B$5];1440)" office:value-type="float" office:value="234.934129672038" calcext:value-type="float">
            <text:p>234.934129672038</text:p>
          </table:table-cell>
          <table:table-cell table:formula="of:=IF([.AB39]/4&lt;0;[.AB39]/4+180;[.AB39]/4-180)" office:value-type="float" office:value="-121.266467581991" calcext:value-type="float">
            <text:p>-121.266467581991</text:p>
          </table:table-cell>
          <table:table-cell table:formula="of:=DEGREES(ACOS(SIN(RADIANS([.$B$3]))*SIN(RADIANS([.T39]))+COS(RADIANS([.$B$3]))*COS(RADIANS([.T39]))*COS(RADIANS([.AC39]))))" office:value-type="float" office:value="127.736392386406" calcext:value-type="float">
            <text:p>127.736392386406</text:p>
          </table:table-cell>
          <table:table-cell table:formula="of:=90-[.AD39]" office:value-type="float" office:value="-37.7363923864058" calcext:value-type="float">
            <text:p>-37.7363923864058</text:p>
          </table:table-cell>
          <table:table-cell table:formula="of:=IF([.AE39]&gt;85;0;IF([.AE39]&gt;5;58.1/TAN(RADIANS([.AE39]))-0.07/POWER(TAN(RADIANS([.AE39]));3)+0.000086/POWER(TAN(RADIANS([.AE39]));5);IF([.AE39]&gt;-0.575;1735+[.AE39]*(-518.2+[.AE39]*(103.4+[.AE39]*(-12.79+[.AE39]*0.711)));-20.772/TAN(RADIANS([.AE39])))))/3600" office:value-type="float" office:value="0.00745571553479301" calcext:value-type="float">
            <text:p>0.00745571553479301</text:p>
          </table:table-cell>
          <table:table-cell table:formula="of:=[.AE39]+[.AF39]" office:value-type="float" office:value="-37.728936670871" calcext:value-type="float">
            <text:p>-37.728936670871</text:p>
          </table:table-cell>
          <table:table-cell table:formula="of:=IF([.AC39]&gt;0;MOD(DEGREES(ACOS(((SIN(RADIANS([.$B$3]))*COS(RADIANS([.AD39])))-SIN(RADIANS([.T39])))/(COS(RADIANS([.$B$3]))*SIN(RADIANS([.AD39])))))+180;360);MOD(540-DEGREES(ACOS(((SIN(RADIANS([.$B$3]))*COS(RADIANS([.AD39])))-SIN(RADIANS([.T39])))/(COS(RADIANS([.$B$3]))*SIN(RADIANS([.AD39])))));360))" office:value-type="float" office:value="82.6741473547089" calcext:value-type="float">
            <text:p>82.674147354708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39]+0.1/24" office:value-type="time" office:time-value="PT03H54M00S" calcext:value-type="time">
            <text:p>3:54:00</text:p>
          </table:table-cell>
          <table:table-cell table:style-name="ce9" table:formula="of:=[.D40]+2415018.5+[.E40]-[.$B$5]/24" office:value-type="float" office:value="2461033.62083333" calcext:value-type="float">
            <text:p>2461033.62</text:p>
          </table:table-cell>
          <table:table-cell table:style-name="ce10" table:formula="of:=([.F40]-2451545)/36525" office:value-type="float" office:value="0.259784280173404" calcext:value-type="float">
            <text:p>0.25978428</text:p>
          </table:table-cell>
          <table:table-cell/>
          <table:table-cell table:formula="of:=MOD(280.46646+[.G40]*(36000.76983+[.G40]*0.0003032);360)" office:value-type="float" office:value="272.900556437271" calcext:value-type="float">
            <text:p>272.900556437271</text:p>
          </table:table-cell>
          <table:table-cell table:formula="of:=357.52911+[.G40]*(35999.05029-0.0001537*[.G40])" office:value-type="float" office:value="9709.51646614093" calcext:value-type="float">
            <text:p>9709.51646614093</text:p>
          </table:table-cell>
          <table:table-cell table:formula="of:=0.016708634-[.G40]*(0.000042037+0.0000001267*[.G40])" office:value-type="float" office:value="0.0166977048975009" calcext:value-type="float">
            <text:p>0.0166977048975009</text:p>
          </table:table-cell>
          <table:table-cell table:formula="of:=SIN(RADIANS([.J40]))*(1.914602-[.G40]*(0.004817+0.000014*[.G40]))+SIN(RADIANS(2*[.J40]))*(0.019993-0.000101*[.G40])+SIN(RADIANS(3*[.J40]))*0.000289" office:value-type="float" office:value="-0.355435123908358" calcext:value-type="float">
            <text:p>-0.355435123908358</text:p>
          </table:table-cell>
          <table:table-cell table:formula="of:=[.I40]+[.L40]" office:value-type="float" office:value="272.545121313363" calcext:value-type="float">
            <text:p>272.545121313363</text:p>
          </table:table-cell>
          <table:table-cell table:formula="of:=[.J40]+[.L40]" office:value-type="float" office:value="9709.16103101702" calcext:value-type="float">
            <text:p>9709.16103101702</text:p>
          </table:table-cell>
          <table:table-cell table:formula="of:=(1.000001018*(1-[.K40]*[.K40]))/(1+[.K40]*COS(RADIANS([.N40])))" office:value-type="float" office:value="0.98359149002142" calcext:value-type="float">
            <text:p>0.98359149002142</text:p>
          </table:table-cell>
          <table:table-cell table:formula="of:=[.M40]-0.00569-0.00478*SIN(RADIANS(125.04-1934.136*[.G40]))" office:value-type="float" office:value="272.540862171474" calcext:value-type="float">
            <text:p>272.540862171474</text:p>
          </table:table-cell>
          <table:table-cell table:formula="of:=23+(26+((21.448-[.G40]*(46.815+[.G40]*(0.00059-[.G40]*0.001813))))/60)/60" office:value-type="float" office:value="23.4359128308033" calcext:value-type="float">
            <text:p>23.4359128308033</text:p>
          </table:table-cell>
          <table:table-cell table:formula="of:=[.Q40]+0.00256*COS(RADIANS(125.04-1934.136*[.G40]))" office:value-type="float" office:value="23.438355443702" calcext:value-type="float">
            <text:p>23.438355443702</text:p>
          </table:table-cell>
          <table:table-cell table:formula="of:=DEGREES(ATAN2(COS(RADIANS([.P40]));COS(RADIANS([.R40]))*SIN(RADIANS([.P40]))))" office:value-type="float" office:value="-87.230974396438" calcext:value-type="float">
            <text:p>-87.230974396438</text:p>
          </table:table-cell>
          <table:table-cell table:formula="of:=DEGREES(ASIN(SIN(RADIANS([.R40]))*SIN(RADIANS([.P40]))))" office:value-type="float" office:value="-23.4139368230379" calcext:value-type="float">
            <text:p>-23.4139368230379</text:p>
          </table:table-cell>
          <table:table-cell table:formula="of:=TAN(RADIANS([.R40]/2))*TAN(RADIANS([.R40]/2))" office:value-type="float" office:value="0.0430309958436036" calcext:value-type="float">
            <text:p>0.0430309958436036</text:p>
          </table:table-cell>
          <table:table-cell table:formula="of:=4*DEGREES([.U40]*SIN(2*RADIANS([.I40]))-2*[.K40]*SIN(RADIANS([.J40]))+4*[.K40]*[.U40]*SIN(RADIANS([.J40]))*COS(2*RADIANS([.I40]))-0.5*[.U40]*[.U40]*SIN(4*RADIANS([.I40]))-1.25*[.K40]*[.K40]*SIN(2*RADIANS([.J40])))" office:value-type="float" office:value="0.500945499777109" calcext:value-type="float">
            <text:p>0.500945499777109</text:p>
          </table:table-cell>
          <table:table-cell table:formula="of:=DEGREES(ACOS(COS(RADIANS(90.833))/(COS(RADIANS([.$B$3]))*COS(RADIANS([.T40])))-TAN(RADIANS([.$B$3]))*TAN(RADIANS([.T40]))))" office:value-type="float" office:value="61.4881639713786" calcext:value-type="float">
            <text:p>61.4881639713786</text:p>
          </table:table-cell>
          <table:table-cell table:style-name="ce8" table:formula="of:=(720-4*[.$B$4]-[.V40]+[.$B$5]*60)/1440" office:value-type="time" office:time-value="PT11H53M04.076070013S" calcext:value-type="time">
            <text:p>11:53:04</text:p>
          </table:table-cell>
          <table:table-cell table:style-name="ce8" table:formula="of:=[.X40]-[.W40]*4/1440" office:value-type="time" office:time-value="PT07H47M06.916716883S" calcext:value-type="time">
            <text:p>7:47:06</text:p>
          </table:table-cell>
          <table:table-cell table:style-name="ce8" table:formula="of:=[.X40]+[.W40]*4/1440" office:value-type="time" office:time-value="PT15H59M01.235423144S" calcext:value-type="time">
            <text:p>15:59:01</text:p>
          </table:table-cell>
          <table:table-cell table:style-name="ce11" table:formula="of:=8*[.W40]" office:value-type="float" office:value="491.905311771029" calcext:value-type="float">
            <text:p>491.905311771029</text:p>
          </table:table-cell>
          <table:table-cell table:formula="of:=MOD([.E40]*1440+[.V40]+4*[.$B$4]-60*[.$B$5];1440)" office:value-type="float" office:value="240.932065499777" calcext:value-type="float">
            <text:p>240.932065499777</text:p>
          </table:table-cell>
          <table:table-cell table:formula="of:=IF([.AB40]/4&lt;0;[.AB40]/4+180;[.AB40]/4-180)" office:value-type="float" office:value="-119.766983625056" calcext:value-type="float">
            <text:p>-119.766983625056</text:p>
          </table:table-cell>
          <table:table-cell table:formula="of:=DEGREES(ACOS(SIN(RADIANS([.$B$3]))*SIN(RADIANS([.T40]))+COS(RADIANS([.$B$3]))*COS(RADIANS([.T40]))*COS(RADIANS([.AC40]))))" office:value-type="float" office:value="126.763184415768" calcext:value-type="float">
            <text:p>126.763184415768</text:p>
          </table:table-cell>
          <table:table-cell table:formula="of:=90-[.AD40]" office:value-type="float" office:value="-36.7631844157682" calcext:value-type="float">
            <text:p>-36.7631844157682</text:p>
          </table:table-cell>
          <table:table-cell table:formula="of:=IF([.AE40]&gt;85;0;IF([.AE40]&gt;5;58.1/TAN(RADIANS([.AE40]))-0.07/POWER(TAN(RADIANS([.AE40]));3)+0.000086/POWER(TAN(RADIANS([.AE40]));5);IF([.AE40]&gt;-0.575;1735+[.AE40]*(-518.2+[.AE40]*(103.4+[.AE40]*(-12.79+[.AE40]*0.711)));-20.772/TAN(RADIANS([.AE40])))))/3600" office:value-type="float" office:value="0.00772325937572255" calcext:value-type="float">
            <text:p>0.00772325937572255</text:p>
          </table:table-cell>
          <table:table-cell table:formula="of:=[.AE40]+[.AF40]" office:value-type="float" office:value="-36.7554611563924" calcext:value-type="float">
            <text:p>-36.7554611563924</text:p>
          </table:table-cell>
          <table:table-cell table:formula="of:=IF([.AC40]&gt;0;MOD(DEGREES(ACOS(((SIN(RADIANS([.$B$3]))*COS(RADIANS([.AD40])))-SIN(RADIANS([.T40])))/(COS(RADIANS([.$B$3]))*SIN(RADIANS([.AD40])))))+180;360);MOD(540-DEGREES(ACOS(((SIN(RADIANS([.$B$3]))*COS(RADIANS([.AD40])))-SIN(RADIANS([.T40])))/(COS(RADIANS([.$B$3]))*SIN(RADIANS([.AD40])))));360))" office:value-type="float" office:value="83.8962491661907" calcext:value-type="float">
            <text:p>83.896249166190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40]+0.1/24" office:value-type="time" office:time-value="PT04H00M00S" calcext:value-type="time">
            <text:p>4:00:00</text:p>
          </table:table-cell>
          <table:table-cell table:style-name="ce9" table:formula="of:=[.D41]+2415018.5+[.E41]-[.$B$5]/24" office:value-type="float" office:value="2461033.625" calcext:value-type="float">
            <text:p>2461033.63</text:p>
          </table:table-cell>
          <table:table-cell table:style-name="ce10" table:formula="of:=([.F41]-2451545)/36525" office:value-type="float" office:value="0.259784394250513" calcext:value-type="float">
            <text:p>0.25978439</text:p>
          </table:table-cell>
          <table:table-cell/>
          <table:table-cell table:formula="of:=MOD(280.46646+[.G41]*(36000.76983+[.G41]*0.0003032);360)" office:value-type="float" office:value="272.904663301048" calcext:value-type="float">
            <text:p>272.904663301048</text:p>
          </table:table-cell>
          <table:table-cell table:formula="of:=357.52911+[.G41]*(35999.05029-0.0001537*[.G41])" office:value-type="float" office:value="9709.52057280852" calcext:value-type="float">
            <text:p>9709.52057280852</text:p>
          </table:table-cell>
          <table:table-cell table:formula="of:=0.016708634-[.G41]*(0.000042037+0.0000001267*[.G41])" office:value-type="float" office:value="0.016697704892698" calcext:value-type="float">
            <text:p>0.016697704892698</text:p>
          </table:table-cell>
          <table:table-cell table:formula="of:=SIN(RADIANS([.J41]))*(1.914602-[.G41]*(0.004817+0.000014*[.G41]))+SIN(RADIANS(2*[.J41]))*(0.019993-0.000101*[.G41])+SIN(RADIANS(3*[.J41]))*0.000289" office:value-type="float" office:value="-0.355297547248589" calcext:value-type="float">
            <text:p>-0.355297547248589</text:p>
          </table:table-cell>
          <table:table-cell table:formula="of:=[.I41]+[.L41]" office:value-type="float" office:value="272.549365753799" calcext:value-type="float">
            <text:p>272.549365753799</text:p>
          </table:table-cell>
          <table:table-cell table:formula="of:=[.J41]+[.L41]" office:value-type="float" office:value="9709.16527526127" calcext:value-type="float">
            <text:p>9709.16527526127</text:p>
          </table:table-cell>
          <table:table-cell table:formula="of:=(1.000001018*(1-[.K41]*[.K41]))/(1+[.K41]*COS(RADIANS([.N41])))" office:value-type="float" office:value="0.983591264979547" calcext:value-type="float">
            <text:p>0.983591264979547</text:p>
          </table:table-cell>
          <table:table-cell table:formula="of:=[.M41]-0.00569-0.00478*SIN(RADIANS(125.04-1934.136*[.G41]))" office:value-type="float" office:value="272.545106629474" calcext:value-type="float">
            <text:p>272.545106629474</text:p>
          </table:table-cell>
          <table:table-cell table:formula="of:=23+(26+((21.448-[.G41]*(46.815+[.G41]*(0.00059-[.G41]*0.001813))))/60)/60" office:value-type="float" office:value="23.4359128293198" calcext:value-type="float">
            <text:p>23.4359128293198</text:p>
          </table:table-cell>
          <table:table-cell table:formula="of:=[.Q41]+0.00256*COS(RADIANS(125.04-1934.136*[.G41]))" office:value-type="float" office:value="23.4383554392675" calcext:value-type="float">
            <text:p>23.4383554392675</text:p>
          </table:table-cell>
          <table:table-cell table:formula="of:=DEGREES(ATAN2(COS(RADIANS([.P41]));COS(RADIANS([.R41]))*SIN(RADIANS([.P41]))))" office:value-type="float" office:value="-87.2263499376303" calcext:value-type="float">
            <text:p>-87.2263499376303</text:p>
          </table:table-cell>
          <table:table-cell table:formula="of:=DEGREES(ASIN(SIN(RADIANS([.R41]))*SIN(RADIANS([.P41]))))" office:value-type="float" office:value="-23.413855189848" calcext:value-type="float">
            <text:p>-23.413855189848</text:p>
          </table:table-cell>
          <table:table-cell table:formula="of:=TAN(RADIANS([.R41]/2))*TAN(RADIANS([.R41]/2))" office:value-type="float" office:value="0.0430309958268576" calcext:value-type="float">
            <text:p>0.0430309958268576</text:p>
          </table:table-cell>
          <table:table-cell table:formula="of:=4*DEGREES([.U41]*SIN(2*RADIANS([.I41]))-2*[.K41]*SIN(RADIANS([.J41]))+4*[.K41]*[.U41]*SIN(RADIANS([.J41]))*COS(2*RADIANS([.I41]))-0.5*[.U41]*[.U41]*SIN(4*RADIANS([.I41]))-1.25*[.K41]*[.K41]*SIN(2*RADIANS([.J41])))" office:value-type="float" office:value="0.498881342281151" calcext:value-type="float">
            <text:p>0.498881342281151</text:p>
          </table:table-cell>
          <table:table-cell table:formula="of:=DEGREES(ACOS(COS(RADIANS(90.833))/(COS(RADIANS([.$B$3]))*COS(RADIANS([.T41])))-TAN(RADIANS([.$B$3]))*TAN(RADIANS([.T41]))))" office:value-type="float" office:value="61.4882907819255" calcext:value-type="float">
            <text:p>61.4882907819255</text:p>
          </table:table-cell>
          <table:table-cell table:style-name="ce8" table:formula="of:=(720-4*[.$B$4]-[.V41]+[.$B$5]*60)/1440" office:value-type="time" office:time-value="PT11H53M04.199919463S" calcext:value-type="time">
            <text:p>11:53:04</text:p>
          </table:table-cell>
          <table:table-cell table:style-name="ce8" table:formula="of:=[.X41]-[.W41]*4/1440" office:value-type="time" office:time-value="PT07H47M07.010131801S" calcext:value-type="time">
            <text:p>7:47:07</text:p>
          </table:table-cell>
          <table:table-cell table:style-name="ce8" table:formula="of:=[.X41]+[.W41]*4/1440" office:value-type="time" office:time-value="PT15H59M01.389707125S" calcext:value-type="time">
            <text:p>15:59:01</text:p>
          </table:table-cell>
          <table:table-cell table:style-name="ce11" table:formula="of:=8*[.W41]" office:value-type="float" office:value="491.906326255404" calcext:value-type="float">
            <text:p>491.906326255404</text:p>
          </table:table-cell>
          <table:table-cell table:formula="of:=MOD([.E41]*1440+[.V41]+4*[.$B$4]-60*[.$B$5];1440)" office:value-type="float" office:value="246.930001342282" calcext:value-type="float">
            <text:p>246.930001342282</text:p>
          </table:table-cell>
          <table:table-cell table:formula="of:=IF([.AB41]/4&lt;0;[.AB41]/4+180;[.AB41]/4-180)" office:value-type="float" office:value="-118.26749966443" calcext:value-type="float">
            <text:p>-118.26749966443</text:p>
          </table:table-cell>
          <table:table-cell table:formula="of:=DEGREES(ACOS(SIN(RADIANS([.$B$3]))*SIN(RADIANS([.T41]))+COS(RADIANS([.$B$3]))*COS(RADIANS([.T41]))*COS(RADIANS([.AC41]))))" office:value-type="float" office:value="125.787769300148" calcext:value-type="float">
            <text:p>125.787769300148</text:p>
          </table:table-cell>
          <table:table-cell table:formula="of:=90-[.AD41]" office:value-type="float" office:value="-35.7877693001476" calcext:value-type="float">
            <text:p>-35.7877693001476</text:p>
          </table:table-cell>
          <table:table-cell table:formula="of:=IF([.AE41]&gt;85;0;IF([.AE41]&gt;5;58.1/TAN(RADIANS([.AE41]))-0.07/POWER(TAN(RADIANS([.AE41]));3)+0.000086/POWER(TAN(RADIANS([.AE41]));5);IF([.AE41]&gt;-0.575;1735+[.AE41]*(-518.2+[.AE41]*(103.4+[.AE41]*(-12.79+[.AE41]*0.711)));-20.772/TAN(RADIANS([.AE41])))))/3600" office:value-type="float" office:value="0.00800390298210912" calcext:value-type="float">
            <text:p>0.00800390298210912</text:p>
          </table:table-cell>
          <table:table-cell table:formula="of:=[.AE41]+[.AF41]" office:value-type="float" office:value="-35.7797653971655" calcext:value-type="float">
            <text:p>-35.7797653971655</text:p>
          </table:table-cell>
          <table:table-cell table:formula="of:=IF([.AC41]&gt;0;MOD(DEGREES(ACOS(((SIN(RADIANS([.$B$3]))*COS(RADIANS([.AD41])))-SIN(RADIANS([.T41])))/(COS(RADIANS([.$B$3]))*SIN(RADIANS([.AD41])))))+180;360);MOD(540-DEGREES(ACOS(((SIN(RADIANS([.$B$3]))*COS(RADIANS([.AD41])))-SIN(RADIANS([.T41])))/(COS(RADIANS([.$B$3]))*SIN(RADIANS([.AD41])))));360))" office:value-type="float" office:value="85.1001769459155" calcext:value-type="float">
            <text:p>85.100176945915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41]+0.1/24" office:value-type="time" office:time-value="PT04H06M00S" calcext:value-type="time">
            <text:p>4:06:00</text:p>
          </table:table-cell>
          <table:table-cell table:style-name="ce9" table:formula="of:=[.D42]+2415018.5+[.E42]-[.$B$5]/24" office:value-type="float" office:value="2461033.62916667" calcext:value-type="float">
            <text:p>2461033.63</text:p>
          </table:table-cell>
          <table:table-cell table:style-name="ce10" table:formula="of:=([.F42]-2451545)/36525" office:value-type="float" office:value="0.259784508327635" calcext:value-type="float">
            <text:p>0.25978451</text:p>
          </table:table-cell>
          <table:table-cell/>
          <table:table-cell table:formula="of:=MOD(280.46646+[.G42]*(36000.76983+[.G42]*0.0003032);360)" office:value-type="float" office:value="272.908770165281" calcext:value-type="float">
            <text:p>272.908770165281</text:p>
          </table:table-cell>
          <table:table-cell table:formula="of:=357.52911+[.G42]*(35999.05029-0.0001537*[.G42])" office:value-type="float" office:value="9709.52467947657" calcext:value-type="float">
            <text:p>9709.52467947657</text:p>
          </table:table-cell>
          <table:table-cell table:formula="of:=0.016708634-[.G42]*(0.000042037+0.0000001267*[.G42])" office:value-type="float" office:value="0.016697704887895" calcext:value-type="float">
            <text:p>0.016697704887895</text:p>
          </table:table-cell>
          <table:table-cell table:formula="of:=SIN(RADIANS([.J42]))*(1.914602-[.G42]*(0.004817+0.000014*[.G42]))+SIN(RADIANS(2*[.J42]))*(0.019993-0.000101*[.G42])+SIN(RADIANS(3*[.J42]))*0.000289" office:value-type="float" office:value="-0.355159968632092" calcext:value-type="float">
            <text:p>-0.355159968632092</text:p>
          </table:table-cell>
          <table:table-cell table:formula="of:=[.I42]+[.L42]" office:value-type="float" office:value="272.553610196649" calcext:value-type="float">
            <text:p>272.553610196649</text:p>
          </table:table-cell>
          <table:table-cell table:formula="of:=[.J42]+[.L42]" office:value-type="float" office:value="9709.16951950794" calcext:value-type="float">
            <text:p>9709.16951950794</text:p>
          </table:table-cell>
          <table:table-cell table:formula="of:=(1.000001018*(1-[.K42]*[.K42]))/(1+[.K42]*COS(RADIANS([.N42])))" office:value-type="float" office:value="0.983591040024736" calcext:value-type="float">
            <text:p>0.983591040024736</text:p>
          </table:table-cell>
          <table:table-cell table:formula="of:=[.M42]-0.00569-0.00478*SIN(RADIANS(125.04-1934.136*[.G42]))" office:value-type="float" office:value="272.549351089886" calcext:value-type="float">
            <text:p>272.549351089886</text:p>
          </table:table-cell>
          <table:table-cell table:formula="of:=23+(26+((21.448-[.G42]*(46.815+[.G42]*(0.00059-[.G42]*0.001813))))/60)/60" office:value-type="float" office:value="23.4359128278363" calcext:value-type="float">
            <text:p>23.4359128278363</text:p>
          </table:table-cell>
          <table:table-cell table:formula="of:=[.Q42]+0.00256*COS(RADIANS(125.04-1934.136*[.G42]))" office:value-type="float" office:value="23.4383554348329" calcext:value-type="float">
            <text:p>23.4383554348329</text:p>
          </table:table-cell>
          <table:table-cell table:formula="of:=DEGREES(ATAN2(COS(RADIANS([.P42]));COS(RADIANS([.R42]))*SIN(RADIANS([.P42]))))" office:value-type="float" office:value="-87.2217254819043" calcext:value-type="float">
            <text:p>-87.2217254819043</text:p>
          </table:table-cell>
          <table:table-cell table:formula="of:=DEGREES(ASIN(SIN(RADIANS([.R42]))*SIN(RADIANS([.P42]))))" office:value-type="float" office:value="-23.4137734205065" calcext:value-type="float">
            <text:p>-23.4137734205065</text:p>
          </table:table-cell>
          <table:table-cell table:formula="of:=TAN(RADIANS([.R42]/2))*TAN(RADIANS([.R42]/2))" office:value-type="float" office:value="0.0430309958101115" calcext:value-type="float">
            <text:p>0.0430309958101115</text:p>
          </table:table-cell>
          <table:table-cell table:formula="of:=4*DEGREES([.U42]*SIN(2*RADIANS([.I42]))-2*[.K42]*SIN(RADIANS([.J42]))+4*[.K42]*[.U42]*SIN(RADIANS([.J42]))*COS(2*RADIANS([.I42]))-0.5*[.U42]*[.U42]*SIN(4*RADIANS([.I42]))-1.25*[.K42]*[.K42]*SIN(2*RADIANS([.J42])))" office:value-type="float" office:value="0.496817199131573" calcext:value-type="float">
            <text:p>0.496817199131573</text:p>
          </table:table-cell>
          <table:table-cell table:formula="of:=DEGREES(ACOS(COS(RADIANS(90.833))/(COS(RADIANS([.$B$3]))*COS(RADIANS([.T42])))-TAN(RADIANS([.$B$3]))*TAN(RADIANS([.T42]))))" office:value-type="float" office:value="61.4884178036665" calcext:value-type="float">
            <text:p>61.4884178036665</text:p>
          </table:table-cell>
          <table:table-cell table:style-name="ce8" table:formula="of:=(720-4*[.$B$4]-[.V42]+[.$B$5]*60)/1440" office:value-type="time" office:time-value="PT11H53M04.323768052S" calcext:value-type="time">
            <text:p>11:53:04</text:p>
          </table:table-cell>
          <table:table-cell table:style-name="ce8" table:formula="of:=[.X42]-[.W42]*4/1440" office:value-type="time" office:time-value="PT07H47M07.103495172S" calcext:value-type="time">
            <text:p>7:47:07</text:p>
          </table:table-cell>
          <table:table-cell table:style-name="ce8" table:formula="of:=[.X42]+[.W42]*4/1440" office:value-type="time" office:time-value="PT15H59M01.544040932S" calcext:value-type="time">
            <text:p>15:59:01</text:p>
          </table:table-cell>
          <table:table-cell table:style-name="ce11" table:formula="of:=8*[.W42]" office:value-type="float" office:value="491.907342429332" calcext:value-type="float">
            <text:p>491.907342429332</text:p>
          </table:table-cell>
          <table:table-cell table:formula="of:=MOD([.E42]*1440+[.V42]+4*[.$B$4]-60*[.$B$5];1440)" office:value-type="float" office:value="252.927937199131" calcext:value-type="float">
            <text:p>252.927937199131</text:p>
          </table:table-cell>
          <table:table-cell table:formula="of:=IF([.AB42]/4&lt;0;[.AB42]/4+180;[.AB42]/4-180)" office:value-type="float" office:value="-116.768015700217" calcext:value-type="float">
            <text:p>-116.768015700217</text:p>
          </table:table-cell>
          <table:table-cell table:formula="of:=DEGREES(ACOS(SIN(RADIANS([.$B$3]))*SIN(RADIANS([.T42]))+COS(RADIANS([.$B$3]))*COS(RADIANS([.T42]))*COS(RADIANS([.AC42]))))" office:value-type="float" office:value="124.810606562157" calcext:value-type="float">
            <text:p>124.810606562157</text:p>
          </table:table-cell>
          <table:table-cell table:formula="of:=90-[.AD42]" office:value-type="float" office:value="-34.8106065621575" calcext:value-type="float">
            <text:p>-34.8106065621575</text:p>
          </table:table-cell>
          <table:table-cell table:formula="of:=IF([.AE42]&gt;85;0;IF([.AE42]&gt;5;58.1/TAN(RADIANS([.AE42]))-0.07/POWER(TAN(RADIANS([.AE42]));3)+0.000086/POWER(TAN(RADIANS([.AE42]));5);IF([.AE42]&gt;-0.575;1735+[.AE42]*(-518.2+[.AE42]*(103.4+[.AE42]*(-12.79+[.AE42]*0.711)));-20.772/TAN(RADIANS([.AE42])))))/3600" office:value-type="float" office:value="0.00829866349413464" calcext:value-type="float">
            <text:p>0.00829866349413464</text:p>
          </table:table-cell>
          <table:table-cell table:formula="of:=[.AE42]+[.AF42]" office:value-type="float" office:value="-34.8023078986633" calcext:value-type="float">
            <text:p>-34.8023078986633</text:p>
          </table:table-cell>
          <table:table-cell table:formula="of:=IF([.AC42]&gt;0;MOD(DEGREES(ACOS(((SIN(RADIANS([.$B$3]))*COS(RADIANS([.AD42])))-SIN(RADIANS([.T42])))/(COS(RADIANS([.$B$3]))*SIN(RADIANS([.AD42])))))+180;360);MOD(540-DEGREES(ACOS(((SIN(RADIANS([.$B$3]))*COS(RADIANS([.AD42])))-SIN(RADIANS([.T42])))/(COS(RADIANS([.$B$3]))*SIN(RADIANS([.AD42])))));360))" office:value-type="float" office:value="86.287249613432" calcext:value-type="float">
            <text:p>86.28724961343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42]+0.1/24" office:value-type="time" office:time-value="PT04H12M00S" calcext:value-type="time">
            <text:p>4:12:00</text:p>
          </table:table-cell>
          <table:table-cell table:style-name="ce9" table:formula="of:=[.D43]+2415018.5+[.E43]-[.$B$5]/24" office:value-type="float" office:value="2461033.63333333" calcext:value-type="float">
            <text:p>2461033.63</text:p>
          </table:table-cell>
          <table:table-cell table:style-name="ce10" table:formula="of:=([.F43]-2451545)/36525" office:value-type="float" office:value="0.259784622404745" calcext:value-type="float">
            <text:p>0.25978462</text:p>
          </table:table-cell>
          <table:table-cell/>
          <table:table-cell table:formula="of:=MOD(280.46646+[.G43]*(36000.76983+[.G43]*0.0003032);360)" office:value-type="float" office:value="272.912877029052" calcext:value-type="float">
            <text:p>272.912877029052</text:p>
          </table:table-cell>
          <table:table-cell table:formula="of:=357.52911+[.G43]*(35999.05029-0.0001537*[.G43])" office:value-type="float" office:value="9709.52878614415" calcext:value-type="float">
            <text:p>9709.52878614415</text:p>
          </table:table-cell>
          <table:table-cell table:formula="of:=0.016708634-[.G43]*(0.000042037+0.0000001267*[.G43])" office:value-type="float" office:value="0.016697704883092" calcext:value-type="float">
            <text:p>0.016697704883092</text:p>
          </table:table-cell>
          <table:table-cell table:formula="of:=SIN(RADIANS([.J43]))*(1.914602-[.G43]*(0.004817+0.000014*[.G43]))+SIN(RADIANS(2*[.J43]))*(0.019993-0.000101*[.G43])+SIN(RADIANS(3*[.J43]))*0.000289" office:value-type="float" office:value="-0.355022388090386" calcext:value-type="float">
            <text:p>-0.355022388090386</text:p>
          </table:table-cell>
          <table:table-cell table:formula="of:=[.I43]+[.L43]" office:value-type="float" office:value="272.557854640961" calcext:value-type="float">
            <text:p>272.557854640961</text:p>
          </table:table-cell>
          <table:table-cell table:formula="of:=[.J43]+[.L43]" office:value-type="float" office:value="9709.17376375606" calcext:value-type="float">
            <text:p>9709.17376375606</text:p>
          </table:table-cell>
          <table:table-cell table:formula="of:=(1.000001018*(1-[.K43]*[.K43]))/(1+[.K43]*COS(RADIANS([.N43])))" office:value-type="float" office:value="0.983590815157038" calcext:value-type="float">
            <text:p>0.983590815157038</text:p>
          </table:table-cell>
          <table:table-cell table:formula="of:=[.M43]-0.00569-0.00478*SIN(RADIANS(125.04-1934.136*[.G43]))" office:value-type="float" office:value="272.553595551763" calcext:value-type="float">
            <text:p>272.553595551763</text:p>
          </table:table-cell>
          <table:table-cell table:formula="of:=23+(26+((21.448-[.G43]*(46.815+[.G43]*(0.00059-[.G43]*0.001813))))/60)/60" office:value-type="float" office:value="23.4359128263529" calcext:value-type="float">
            <text:p>23.4359128263529</text:p>
          </table:table-cell>
          <table:table-cell table:formula="of:=[.Q43]+0.00256*COS(RADIANS(125.04-1934.136*[.G43]))" office:value-type="float" office:value="23.4383554303984" calcext:value-type="float">
            <text:p>23.4383554303984</text:p>
          </table:table-cell>
          <table:table-cell table:formula="of:=DEGREES(ATAN2(COS(RADIANS([.P43]));COS(RADIANS([.R43]))*SIN(RADIANS([.P43]))))" office:value-type="float" office:value="-87.2171010303045" calcext:value-type="float">
            <text:p>-87.2171010303045</text:p>
          </table:table-cell>
          <table:table-cell table:formula="of:=DEGREES(ASIN(SIN(RADIANS([.R43]))*SIN(RADIANS([.P43]))))" office:value-type="float" office:value="-23.4136915150321" calcext:value-type="float">
            <text:p>-23.4136915150321</text:p>
          </table:table-cell>
          <table:table-cell table:formula="of:=TAN(RADIANS([.R43]/2))*TAN(RADIANS([.R43]/2))" office:value-type="float" office:value="0.0430309957933652" calcext:value-type="float">
            <text:p>0.0430309957933652</text:p>
          </table:table-cell>
          <table:table-cell table:formula="of:=4*DEGREES([.U43]*SIN(2*RADIANS([.I43]))-2*[.K43]*SIN(RADIANS([.J43]))+4*[.K43]*[.U43]*SIN(RADIANS([.J43]))*COS(2*RADIANS([.I43]))-0.5*[.U43]*[.U43]*SIN(4*RADIANS([.I43]))-1.25*[.K43]*[.K43]*SIN(2*RADIANS([.J43])))" office:value-type="float" office:value="0.49475307082996" calcext:value-type="float">
            <text:p>0.49475307082996</text:p>
          </table:table-cell>
          <table:table-cell table:formula="of:=DEGREES(ACOS(COS(RADIANS(90.833))/(COS(RADIANS([.$B$3]))*COS(RADIANS([.T43])))-TAN(RADIANS([.$B$3]))*TAN(RADIANS([.T43]))))" office:value-type="float" office:value="61.4885450365709" calcext:value-type="float">
            <text:p>61.4885450365709</text:p>
          </table:table-cell>
          <table:table-cell table:style-name="ce8" table:formula="of:=(720-4*[.$B$4]-[.V43]+[.$B$5]*60)/1440" office:value-type="time" office:time-value="PT11H53M04.44761575S" calcext:value-type="time">
            <text:p>11:53:04</text:p>
          </table:table-cell>
          <table:table-cell table:style-name="ce8" table:formula="of:=[.X43]-[.W43]*4/1440" office:value-type="time" office:time-value="PT07H47M07.196806973S" calcext:value-type="time">
            <text:p>7:47:07</text:p>
          </table:table-cell>
          <table:table-cell table:style-name="ce8" table:formula="of:=[.X43]+[.W43]*4/1440" office:value-type="time" office:time-value="PT15H59M01.698424527S" calcext:value-type="time">
            <text:p>15:59:01</text:p>
          </table:table-cell>
          <table:table-cell table:style-name="ce11" table:formula="of:=8*[.W43]" office:value-type="float" office:value="491.908360292567" calcext:value-type="float">
            <text:p>491.908360292567</text:p>
          </table:table-cell>
          <table:table-cell table:formula="of:=MOD([.E43]*1440+[.V43]+4*[.$B$4]-60*[.$B$5];1440)" office:value-type="float" office:value="258.92587307083" calcext:value-type="float">
            <text:p>258.92587307083</text:p>
          </table:table-cell>
          <table:table-cell table:formula="of:=IF([.AB43]/4&lt;0;[.AB43]/4+180;[.AB43]/4-180)" office:value-type="float" office:value="-115.268531732293" calcext:value-type="float">
            <text:p>-115.268531732293</text:p>
          </table:table-cell>
          <table:table-cell table:formula="of:=DEGREES(ACOS(SIN(RADIANS([.$B$3]))*SIN(RADIANS([.T43]))+COS(RADIANS([.$B$3]))*COS(RADIANS([.T43]))*COS(RADIANS([.AC43]))))" office:value-type="float" office:value="123.832136613604" calcext:value-type="float">
            <text:p>123.832136613604</text:p>
          </table:table-cell>
          <table:table-cell table:formula="of:=90-[.AD43]" office:value-type="float" office:value="-33.8321366136044" calcext:value-type="float">
            <text:p>-33.8321366136044</text:p>
          </table:table-cell>
          <table:table-cell table:formula="of:=IF([.AE43]&gt;85;0;IF([.AE43]&gt;5;58.1/TAN(RADIANS([.AE43]))-0.07/POWER(TAN(RADIANS([.AE43]));3)+0.000086/POWER(TAN(RADIANS([.AE43]));5);IF([.AE43]&gt;-0.575;1735+[.AE43]*(-518.2+[.AE43]*(103.4+[.AE43]*(-12.79+[.AE43]*0.711)));-20.772/TAN(RADIANS([.AE43])))))/3600" office:value-type="float" office:value="0.00860867400895701" calcext:value-type="float">
            <text:p>0.00860867400895701</text:p>
          </table:table-cell>
          <table:table-cell table:formula="of:=[.AE43]+[.AF43]" office:value-type="float" office:value="-33.8235279395954" calcext:value-type="float">
            <text:p>-33.8235279395954</text:p>
          </table:table-cell>
          <table:table-cell table:formula="of:=IF([.AC43]&gt;0;MOD(DEGREES(ACOS(((SIN(RADIANS([.$B$3]))*COS(RADIANS([.AD43])))-SIN(RADIANS([.T43])))/(COS(RADIANS([.$B$3]))*SIN(RADIANS([.AD43])))))+180;360);MOD(540-DEGREES(ACOS(((SIN(RADIANS([.$B$3]))*COS(RADIANS([.AD43])))-SIN(RADIANS([.T43])))/(COS(RADIANS([.$B$3]))*SIN(RADIANS([.AD43])))));360))" office:value-type="float" office:value="87.4587203153851" calcext:value-type="float">
            <text:p>87.458720315385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43]+0.1/24" office:value-type="time" office:time-value="PT04H18M00S" calcext:value-type="time">
            <text:p>4:18:00</text:p>
          </table:table-cell>
          <table:table-cell table:style-name="ce9" table:formula="of:=[.D44]+2415018.5+[.E44]-[.$B$5]/24" office:value-type="float" office:value="2461033.6375" calcext:value-type="float">
            <text:p>2461033.64</text:p>
          </table:table-cell>
          <table:table-cell table:style-name="ce10" table:formula="of:=([.F44]-2451545)/36525" office:value-type="float" office:value="0.259784736481867" calcext:value-type="float">
            <text:p>0.25978474</text:p>
          </table:table-cell>
          <table:table-cell/>
          <table:table-cell table:formula="of:=MOD(280.46646+[.G44]*(36000.76983+[.G44]*0.0003032);360)" office:value-type="float" office:value="272.916983893285" calcext:value-type="float">
            <text:p>272.916983893285</text:p>
          </table:table-cell>
          <table:table-cell table:formula="of:=357.52911+[.G44]*(35999.05029-0.0001537*[.G44])" office:value-type="float" office:value="9709.5328928122" calcext:value-type="float">
            <text:p>9709.5328928122</text:p>
          </table:table-cell>
          <table:table-cell table:formula="of:=0.016708634-[.G44]*(0.000042037+0.0000001267*[.G44])" office:value-type="float" office:value="0.0166977048782891" calcext:value-type="float">
            <text:p>0.0166977048782891</text:p>
          </table:table-cell>
          <table:table-cell table:formula="of:=SIN(RADIANS([.J44]))*(1.914602-[.G44]*(0.004817+0.000014*[.G44]))+SIN(RADIANS(2*[.J44]))*(0.019993-0.000101*[.G44])+SIN(RADIANS(3*[.J44]))*0.000289" office:value-type="float" office:value="-0.35488480559318" calcext:value-type="float">
            <text:p>-0.35488480559318</text:p>
          </table:table-cell>
          <table:table-cell table:formula="of:=[.I44]+[.L44]" office:value-type="float" office:value="272.562099087692" calcext:value-type="float">
            <text:p>272.562099087692</text:p>
          </table:table-cell>
          <table:table-cell table:formula="of:=[.J44]+[.L44]" office:value-type="float" office:value="9709.17800800661" calcext:value-type="float">
            <text:p>9709.17800800661</text:p>
          </table:table-cell>
          <table:table-cell table:formula="of:=(1.000001018*(1-[.K44]*[.K44]))/(1+[.K44]*COS(RADIANS([.N44])))" office:value-type="float" office:value="0.983590590376404" calcext:value-type="float">
            <text:p>0.983590590376404</text:p>
          </table:table-cell>
          <table:table-cell table:formula="of:=[.M44]-0.00569-0.00478*SIN(RADIANS(125.04-1934.136*[.G44]))" office:value-type="float" office:value="272.557840016056" calcext:value-type="float">
            <text:p>272.557840016056</text:p>
          </table:table-cell>
          <table:table-cell table:formula="of:=23+(26+((21.448-[.G44]*(46.815+[.G44]*(0.00059-[.G44]*0.001813))))/60)/60" office:value-type="float" office:value="23.4359128248694" calcext:value-type="float">
            <text:p>23.4359128248694</text:p>
          </table:table-cell>
          <table:table-cell table:formula="of:=[.Q44]+0.00256*COS(RADIANS(125.04-1934.136*[.G44]))" office:value-type="float" office:value="23.4383554259637" calcext:value-type="float">
            <text:p>23.4383554259637</text:p>
          </table:table-cell>
          <table:table-cell table:formula="of:=DEGREES(ATAN2(COS(RADIANS([.P44]));COS(RADIANS([.R44]))*SIN(RADIANS([.P44]))))" office:value-type="float" office:value="-87.2124765818009" calcext:value-type="float">
            <text:p>-87.2124765818009</text:p>
          </table:table-cell>
          <table:table-cell table:formula="of:=DEGREES(ASIN(SIN(RADIANS([.R44]))*SIN(RADIANS([.P44]))))" office:value-type="float" office:value="-23.4136094734068" calcext:value-type="float">
            <text:p>-23.4136094734068</text:p>
          </table:table-cell>
          <table:table-cell table:formula="of:=TAN(RADIANS([.R44]/2))*TAN(RADIANS([.R44]/2))" office:value-type="float" office:value="0.0430309957766188" calcext:value-type="float">
            <text:p>0.0430309957766188</text:p>
          </table:table-cell>
          <table:table-cell table:formula="of:=4*DEGREES([.U44]*SIN(2*RADIANS([.I44]))-2*[.K44]*SIN(RADIANS([.J44]))+4*[.K44]*[.U44]*SIN(RADIANS([.J44]))*COS(2*RADIANS([.I44]))-0.5*[.U44]*[.U44]*SIN(4*RADIANS([.I44]))-1.25*[.K44]*[.K44]*SIN(2*RADIANS([.J44])))" office:value-type="float" office:value="0.492688956951486" calcext:value-type="float">
            <text:p>0.492688956951486</text:p>
          </table:table-cell>
          <table:table-cell table:formula="of:=DEGREES(ACOS(COS(RADIANS(90.833))/(COS(RADIANS([.$B$3]))*COS(RADIANS([.T44])))-TAN(RADIANS([.$B$3]))*TAN(RADIANS([.T44]))))" office:value-type="float" office:value="61.488672480665" calcext:value-type="float">
            <text:p>61.488672480665</text:p>
          </table:table-cell>
          <table:table-cell table:style-name="ce8" table:formula="of:=(720-4*[.$B$4]-[.V44]+[.$B$5]*60)/1440" office:value-type="time" office:time-value="PT11H53M04.571462583S" calcext:value-type="time">
            <text:p>11:53:04</text:p>
          </table:table-cell>
          <table:table-cell table:style-name="ce8" table:formula="of:=[.X44]-[.W44]*4/1440" office:value-type="time" office:time-value="PT07H47M07.290067223S" calcext:value-type="time">
            <text:p>7:47:07</text:p>
          </table:table-cell>
          <table:table-cell table:style-name="ce8" table:formula="of:=[.X44]+[.W44]*4/1440" office:value-type="time" office:time-value="PT15H59M01.852857943S" calcext:value-type="time">
            <text:p>15:59:01</text:p>
          </table:table-cell>
          <table:table-cell table:style-name="ce11" table:formula="of:=8*[.W44]" office:value-type="float" office:value="491.90937984532" calcext:value-type="float">
            <text:p>491.90937984532</text:p>
          </table:table-cell>
          <table:table-cell table:formula="of:=MOD([.E44]*1440+[.V44]+4*[.$B$4]-60*[.$B$5];1440)" office:value-type="float" office:value="264.923808956952" calcext:value-type="float">
            <text:p>264.923808956952</text:p>
          </table:table-cell>
          <table:table-cell table:formula="of:=IF([.AB44]/4&lt;0;[.AB44]/4+180;[.AB44]/4-180)" office:value-type="float" office:value="-113.769047760762" calcext:value-type="float">
            <text:p>-113.769047760762</text:p>
          </table:table-cell>
          <table:table-cell table:formula="of:=DEGREES(ACOS(SIN(RADIANS([.$B$3]))*SIN(RADIANS([.T44]))+COS(RADIANS([.$B$3]))*COS(RADIANS([.T44]))*COS(RADIANS([.AC44]))))" office:value-type="float" office:value="122.852782611412" calcext:value-type="float">
            <text:p>122.852782611412</text:p>
          </table:table-cell>
          <table:table-cell table:formula="of:=90-[.AD44]" office:value-type="float" office:value="-32.852782611412" calcext:value-type="float">
            <text:p>-32.852782611412</text:p>
          </table:table-cell>
          <table:table-cell table:formula="of:=IF([.AE44]&gt;85;0;IF([.AE44]&gt;5;58.1/TAN(RADIANS([.AE44]))-0.07/POWER(TAN(RADIANS([.AE44]));3)+0.000086/POWER(TAN(RADIANS([.AE44]));5);IF([.AE44]&gt;-0.575;1735+[.AE44]*(-518.2+[.AE44]*(103.4+[.AE44]*(-12.79+[.AE44]*0.711)));-20.772/TAN(RADIANS([.AE44])))))/3600" office:value-type="float" office:value="0.00893519931486919" calcext:value-type="float">
            <text:p>0.00893519931486919</text:p>
          </table:table-cell>
          <table:table-cell table:formula="of:=[.AE44]+[.AF44]" office:value-type="float" office:value="-32.8438474120971" calcext:value-type="float">
            <text:p>-32.8438474120971</text:p>
          </table:table-cell>
          <table:table-cell table:formula="of:=IF([.AC44]&gt;0;MOD(DEGREES(ACOS(((SIN(RADIANS([.$B$3]))*COS(RADIANS([.AD44])))-SIN(RADIANS([.T44])))/(COS(RADIANS([.$B$3]))*SIN(RADIANS([.AD44])))))+180;360);MOD(540-DEGREES(ACOS(((SIN(RADIANS([.$B$3]))*COS(RADIANS([.AD44])))-SIN(RADIANS([.T44])))/(COS(RADIANS([.$B$3]))*SIN(RADIANS([.AD44])))));360))" office:value-type="float" office:value="88.6157804998057" calcext:value-type="float">
            <text:p>88.615780499805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44]+0.1/24" office:value-type="time" office:time-value="PT04H24M00S" calcext:value-type="time">
            <text:p>4:24:00</text:p>
          </table:table-cell>
          <table:table-cell table:style-name="ce9" table:formula="of:=[.D45]+2415018.5+[.E45]-[.$B$5]/24" office:value-type="float" office:value="2461033.64166667" calcext:value-type="float">
            <text:p>2461033.64</text:p>
          </table:table-cell>
          <table:table-cell table:style-name="ce10" table:formula="of:=([.F45]-2451545)/36525" office:value-type="float" office:value="0.259784850558976" calcext:value-type="float">
            <text:p>0.25978485</text:p>
          </table:table-cell>
          <table:table-cell/>
          <table:table-cell table:formula="of:=MOD(280.46646+[.G45]*(36000.76983+[.G45]*0.0003032);360)" office:value-type="float" office:value="272.92109075706" calcext:value-type="float">
            <text:p>272.92109075706</text:p>
          </table:table-cell>
          <table:table-cell table:formula="of:=357.52911+[.G45]*(35999.05029-0.0001537*[.G45])" office:value-type="float" office:value="9709.53699947978" calcext:value-type="float">
            <text:p>9709.53699947978</text:p>
          </table:table-cell>
          <table:table-cell table:formula="of:=0.016708634-[.G45]*(0.000042037+0.0000001267*[.G45])" office:value-type="float" office:value="0.0166977048734861" calcext:value-type="float">
            <text:p>0.0166977048734861</text:p>
          </table:table-cell>
          <table:table-cell table:formula="of:=SIN(RADIANS([.J45]))*(1.914602-[.G45]*(0.004817+0.000014*[.G45]))+SIN(RADIANS(2*[.J45]))*(0.019993-0.000101*[.G45])+SIN(RADIANS(3*[.J45]))*0.000289" office:value-type="float" office:value="-0.354747221172266" calcext:value-type="float">
            <text:p>-0.354747221172266</text:p>
          </table:table-cell>
          <table:table-cell table:formula="of:=[.I45]+[.L45]" office:value-type="float" office:value="272.566343535887" calcext:value-type="float">
            <text:p>272.566343535887</text:p>
          </table:table-cell>
          <table:table-cell table:formula="of:=[.J45]+[.L45]" office:value-type="float" office:value="9709.18225225861" calcext:value-type="float">
            <text:p>9709.18225225861</text:p>
          </table:table-cell>
          <table:table-cell table:formula="of:=(1.000001018*(1-[.K45]*[.K45]))/(1+[.K45]*COS(RADIANS([.N45])))" office:value-type="float" office:value="0.983590365682886" calcext:value-type="float">
            <text:p>0.983590365682886</text:p>
          </table:table-cell>
          <table:table-cell table:formula="of:=[.M45]-0.00569-0.00478*SIN(RADIANS(125.04-1934.136*[.G45]))" office:value-type="float" office:value="272.562084481815" calcext:value-type="float">
            <text:p>272.562084481815</text:p>
          </table:table-cell>
          <table:table-cell table:formula="of:=23+(26+((21.448-[.G45]*(46.815+[.G45]*(0.00059-[.G45]*0.001813))))/60)/60" office:value-type="float" office:value="23.4359128233859" calcext:value-type="float">
            <text:p>23.4359128233859</text:p>
          </table:table-cell>
          <table:table-cell table:formula="of:=[.Q45]+0.00256*COS(RADIANS(125.04-1934.136*[.G45]))" office:value-type="float" office:value="23.4383554215291" calcext:value-type="float">
            <text:p>23.4383554215291</text:p>
          </table:table-cell>
          <table:table-cell table:formula="of:=DEGREES(ATAN2(COS(RADIANS([.P45]));COS(RADIANS([.R45]))*SIN(RADIANS([.P45]))))" office:value-type="float" office:value="-87.2078521374401" calcext:value-type="float">
            <text:p>-87.2078521374401</text:p>
          </table:table-cell>
          <table:table-cell table:formula="of:=DEGREES(ASIN(SIN(RADIANS([.R45]))*SIN(RADIANS([.P45]))))" office:value-type="float" office:value="-23.4135272956497" calcext:value-type="float">
            <text:p>-23.4135272956497</text:p>
          </table:table-cell>
          <table:table-cell table:formula="of:=TAN(RADIANS([.R45]/2))*TAN(RADIANS([.R45]/2))" office:value-type="float" office:value="0.0430309957598722" calcext:value-type="float">
            <text:p>0.0430309957598722</text:p>
          </table:table-cell>
          <table:table-cell table:formula="of:=4*DEGREES([.U45]*SIN(2*RADIANS([.I45]))-2*[.K45]*SIN(RADIANS([.J45]))+4*[.K45]*[.U45]*SIN(RADIANS([.J45]))*COS(2*RADIANS([.I45]))-0.5*[.U45]*[.U45]*SIN(4*RADIANS([.I45]))-1.25*[.K45]*[.K45]*SIN(2*RADIANS([.J45])))" office:value-type="float" office:value="0.490624857999564" calcext:value-type="float">
            <text:p>0.490624857999564</text:p>
          </table:table-cell>
          <table:table-cell table:formula="of:=DEGREES(ACOS(COS(RADIANS(90.833))/(COS(RADIANS([.$B$3]))*COS(RADIANS([.T45])))-TAN(RADIANS([.$B$3]))*TAN(RADIANS([.T45]))))" office:value-type="float" office:value="61.4888001359179" calcext:value-type="float">
            <text:p>61.4888001359179</text:p>
          </table:table-cell>
          <table:table-cell table:style-name="ce8" table:formula="of:=(720-4*[.$B$4]-[.V45]+[.$B$5]*60)/1440" office:value-type="time" office:time-value="PT11H53M04.69530852S" calcext:value-type="time">
            <text:p>11:53:04</text:p>
          </table:table-cell>
          <table:table-cell table:style-name="ce8" table:formula="of:=[.X45]-[.W45]*4/1440" office:value-type="time" office:time-value="PT07H47M07.3832759S" calcext:value-type="time">
            <text:p>7:47:07</text:p>
          </table:table-cell>
          <table:table-cell table:style-name="ce8" table:formula="of:=[.X45]+[.W45]*4/1440" office:value-type="time" office:time-value="PT15H59M02.00734114S" calcext:value-type="time">
            <text:p>15:59:02</text:p>
          </table:table-cell>
          <table:table-cell table:style-name="ce11" table:formula="of:=8*[.W45]" office:value-type="float" office:value="491.910401087343" calcext:value-type="float">
            <text:p>491.910401087343</text:p>
          </table:table-cell>
          <table:table-cell table:formula="of:=MOD([.E45]*1440+[.V45]+4*[.$B$4]-60*[.$B$5];1440)" office:value-type="float" office:value="270.921744857999" calcext:value-type="float">
            <text:p>270.921744857999</text:p>
          </table:table-cell>
          <table:table-cell table:formula="of:=IF([.AB45]/4&lt;0;[.AB45]/4+180;[.AB45]/4-180)" office:value-type="float" office:value="-112.2695637855" calcext:value-type="float">
            <text:p>-112.2695637855</text:p>
          </table:table-cell>
          <table:table-cell table:formula="of:=DEGREES(ACOS(SIN(RADIANS([.$B$3]))*SIN(RADIANS([.T45]))+COS(RADIANS([.$B$3]))*COS(RADIANS([.T45]))*COS(RADIANS([.AC45]))))" office:value-type="float" office:value="121.872952173576" calcext:value-type="float">
            <text:p>121.872952173576</text:p>
          </table:table-cell>
          <table:table-cell table:formula="of:=90-[.AD45]" office:value-type="float" office:value="-31.8729521735763" calcext:value-type="float">
            <text:p>-31.8729521735763</text:p>
          </table:table-cell>
          <table:table-cell table:formula="of:=IF([.AE45]&gt;85;0;IF([.AE45]&gt;5;58.1/TAN(RADIANS([.AE45]))-0.07/POWER(TAN(RADIANS([.AE45]));3)+0.000086/POWER(TAN(RADIANS([.AE45]));5);IF([.AE45]&gt;-0.575;1735+[.AE45]*(-518.2+[.AE45]*(103.4+[.AE45]*(-12.79+[.AE45]*0.711)));-20.772/TAN(RADIANS([.AE45])))))/3600" office:value-type="float" office:value="0.00927965437735684" calcext:value-type="float">
            <text:p>0.00927965437735684</text:p>
          </table:table-cell>
          <table:table-cell table:formula="of:=[.AE45]+[.AF45]" office:value-type="float" office:value="-31.863672519199" calcext:value-type="float">
            <text:p>-31.863672519199</text:p>
          </table:table-cell>
          <table:table-cell table:formula="of:=IF([.AC45]&gt;0;MOD(DEGREES(ACOS(((SIN(RADIANS([.$B$3]))*COS(RADIANS([.AD45])))-SIN(RADIANS([.T45])))/(COS(RADIANS([.$B$3]))*SIN(RADIANS([.AD45])))))+180;360);MOD(540-DEGREES(ACOS(((SIN(RADIANS([.$B$3]))*COS(RADIANS([.AD45])))-SIN(RADIANS([.T45])))/(COS(RADIANS([.$B$3]))*SIN(RADIANS([.AD45])))));360))" office:value-type="float" office:value="89.7595638169528" calcext:value-type="float">
            <text:p>89.759563816952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45]+0.1/24" office:value-type="time" office:time-value="PT04H30M00S" calcext:value-type="time">
            <text:p>4:30:00</text:p>
          </table:table-cell>
          <table:table-cell table:style-name="ce9" table:formula="of:=[.D46]+2415018.5+[.E46]-[.$B$5]/24" office:value-type="float" office:value="2461033.64583333" calcext:value-type="float">
            <text:p>2461033.65</text:p>
          </table:table-cell>
          <table:table-cell table:style-name="ce10" table:formula="of:=([.F46]-2451545)/36525" office:value-type="float" office:value="0.259784964636098" calcext:value-type="float">
            <text:p>0.25978496</text:p>
          </table:table-cell>
          <table:table-cell/>
          <table:table-cell table:formula="of:=MOD(280.46646+[.G46]*(36000.76983+[.G46]*0.0003032);360)" office:value-type="float" office:value="272.925197621293" calcext:value-type="float">
            <text:p>272.925197621293</text:p>
          </table:table-cell>
          <table:table-cell table:formula="of:=357.52911+[.G46]*(35999.05029-0.0001537*[.G46])" office:value-type="float" office:value="9709.54110614783" calcext:value-type="float">
            <text:p>9709.54110614783</text:p>
          </table:table-cell>
          <table:table-cell table:formula="of:=0.016708634-[.G46]*(0.000042037+0.0000001267*[.G46])" office:value-type="float" office:value="0.0166977048686831" calcext:value-type="float">
            <text:p>0.0166977048686831</text:p>
          </table:table-cell>
          <table:table-cell table:formula="of:=SIN(RADIANS([.J46]))*(1.914602-[.G46]*(0.004817+0.000014*[.G46]))+SIN(RADIANS(2*[.J46]))*(0.019993-0.000101*[.G46])+SIN(RADIANS(3*[.J46]))*0.000289" office:value-type="float" office:value="-0.35460963479746" calcext:value-type="float">
            <text:p>-0.35460963479746</text:p>
          </table:table-cell>
          <table:table-cell table:formula="of:=[.I46]+[.L46]" office:value-type="float" office:value="272.570587986495" calcext:value-type="float">
            <text:p>272.570587986495</text:p>
          </table:table-cell>
          <table:table-cell table:formula="of:=[.J46]+[.L46]" office:value-type="float" office:value="9709.18649651303" calcext:value-type="float">
            <text:p>9709.18649651303</text:p>
          </table:table-cell>
          <table:table-cell table:formula="of:=(1.000001018*(1-[.K46]*[.K46]))/(1+[.K46]*COS(RADIANS([.N46])))" office:value-type="float" office:value="0.983590141076435" calcext:value-type="float">
            <text:p>0.983590141076435</text:p>
          </table:table-cell>
          <table:table-cell table:formula="of:=[.M46]-0.00569-0.00478*SIN(RADIANS(125.04-1934.136*[.G46]))" office:value-type="float" office:value="272.566328949986" calcext:value-type="float">
            <text:p>272.566328949986</text:p>
          </table:table-cell>
          <table:table-cell table:formula="of:=23+(26+((21.448-[.G46]*(46.815+[.G46]*(0.00059-[.G46]*0.001813))))/60)/60" office:value-type="float" office:value="23.4359128219024" calcext:value-type="float">
            <text:p>23.4359128219024</text:p>
          </table:table-cell>
          <table:table-cell table:formula="of:=[.Q46]+0.00256*COS(RADIANS(125.04-1934.136*[.G46]))" office:value-type="float" office:value="23.4383554170944" calcext:value-type="float">
            <text:p>23.4383554170944</text:p>
          </table:table-cell>
          <table:table-cell table:formula="of:=DEGREES(ATAN2(COS(RADIANS([.P46]));COS(RADIANS([.R46]))*SIN(RADIANS([.P46]))))" office:value-type="float" office:value="-87.2032276962001" calcext:value-type="float">
            <text:p>-87.2032276962001</text:p>
          </table:table-cell>
          <table:table-cell table:formula="of:=DEGREES(ASIN(SIN(RADIANS([.R46]))*SIN(RADIANS([.P46]))))" office:value-type="float" office:value="-23.4134449817429" calcext:value-type="float">
            <text:p>-23.4134449817429</text:p>
          </table:table-cell>
          <table:table-cell table:formula="of:=TAN(RADIANS([.R46]/2))*TAN(RADIANS([.R46]/2))" office:value-type="float" office:value="0.0430309957431256" calcext:value-type="float">
            <text:p>0.0430309957431256</text:p>
          </table:table-cell>
          <table:table-cell table:formula="of:=4*DEGREES([.U46]*SIN(2*RADIANS([.I46]))-2*[.K46]*SIN(RADIANS([.J46]))+4*[.K46]*[.U46]*SIN(RADIANS([.J46]))*COS(2*RADIANS([.I46]))-0.5*[.U46]*[.U46]*SIN(4*RADIANS([.I46]))-1.25*[.K46]*[.K46]*SIN(2*RADIANS([.J46])))" office:value-type="float" office:value="0.48856077355243" calcext:value-type="float">
            <text:p>0.48856077355243</text:p>
          </table:table-cell>
          <table:table-cell table:formula="of:=DEGREES(ACOS(COS(RADIANS(90.833))/(COS(RADIANS([.$B$3]))*COS(RADIANS([.T46])))-TAN(RADIANS([.$B$3]))*TAN(RADIANS([.T46]))))" office:value-type="float" office:value="61.4889280023556" calcext:value-type="float">
            <text:p>61.4889280023556</text:p>
          </table:table-cell>
          <table:table-cell table:style-name="ce8" table:formula="of:=(720-4*[.$B$4]-[.V46]+[.$B$5]*60)/1440" office:value-type="time" office:time-value="PT11H53M04.819153587S" calcext:value-type="time">
            <text:p>11:53:04</text:p>
          </table:table-cell>
          <table:table-cell table:style-name="ce8" table:formula="of:=[.X46]-[.W46]*4/1440" office:value-type="time" office:time-value="PT07H47M07.476433022S" calcext:value-type="time">
            <text:p>7:47:07</text:p>
          </table:table-cell>
          <table:table-cell table:style-name="ce8" table:formula="of:=[.X46]+[.W46]*4/1440" office:value-type="time" office:time-value="PT15H59M02.161874152S" calcext:value-type="time">
            <text:p>15:59:02</text:p>
          </table:table-cell>
          <table:table-cell table:style-name="ce11" table:formula="of:=8*[.W46]" office:value-type="float" office:value="491.911424018845" calcext:value-type="float">
            <text:p>491.911424018845</text:p>
          </table:table-cell>
          <table:table-cell table:formula="of:=MOD([.E46]*1440+[.V46]+4*[.$B$4]-60*[.$B$5];1440)" office:value-type="float" office:value="276.919680773552" calcext:value-type="float">
            <text:p>276.919680773552</text:p>
          </table:table-cell>
          <table:table-cell table:formula="of:=IF([.AB46]/4&lt;0;[.AB46]/4+180;[.AB46]/4-180)" office:value-type="float" office:value="-110.770079806612" calcext:value-type="float">
            <text:p>-110.770079806612</text:p>
          </table:table-cell>
          <table:table-cell table:formula="of:=DEGREES(ACOS(SIN(RADIANS([.$B$3]))*SIN(RADIANS([.T46]))+COS(RADIANS([.$B$3]))*COS(RADIANS([.T46]))*COS(RADIANS([.AC46]))))" office:value-type="float" office:value="120.893038967367" calcext:value-type="float">
            <text:p>120.893038967367</text:p>
          </table:table-cell>
          <table:table-cell table:formula="of:=90-[.AD46]" office:value-type="float" office:value="-30.8930389673665" calcext:value-type="float">
            <text:p>-30.8930389673665</text:p>
          </table:table-cell>
          <table:table-cell table:formula="of:=IF([.AE46]&gt;85;0;IF([.AE46]&gt;5;58.1/TAN(RADIANS([.AE46]))-0.07/POWER(TAN(RADIANS([.AE46]));3)+0.000086/POWER(TAN(RADIANS([.AE46]));5);IF([.AE46]&gt;-0.575;1735+[.AE46]*(-518.2+[.AE46]*(103.4+[.AE46]*(-12.79+[.AE46]*0.711)));-20.772/TAN(RADIANS([.AE46])))))/3600" office:value-type="float" office:value="0.00964362614032842" calcext:value-type="float">
            <text:p>0.00964362614032842</text:p>
          </table:table-cell>
          <table:table-cell table:formula="of:=[.AE46]+[.AF46]" office:value-type="float" office:value="-30.8833953412262" calcext:value-type="float">
            <text:p>-30.8833953412262</text:p>
          </table:table-cell>
          <table:table-cell table:formula="of:=IF([.AC46]&gt;0;MOD(DEGREES(ACOS(((SIN(RADIANS([.$B$3]))*COS(RADIANS([.AD46])))-SIN(RADIANS([.T46])))/(COS(RADIANS([.$B$3]))*SIN(RADIANS([.AD46])))))+180;360);MOD(540-DEGREES(ACOS(((SIN(RADIANS([.$B$3]))*COS(RADIANS([.AD46])))-SIN(RADIANS([.T46])))/(COS(RADIANS([.$B$3]))*SIN(RADIANS([.AD46])))));360))" office:value-type="float" office:value="90.8911498330101" calcext:value-type="float">
            <text:p>90.891149833010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46]+0.1/24" office:value-type="time" office:time-value="PT04H36M00S" calcext:value-type="time">
            <text:p>4:36:00</text:p>
          </table:table-cell>
          <table:table-cell table:style-name="ce9" table:formula="of:=[.D47]+2415018.5+[.E47]-[.$B$5]/24" office:value-type="float" office:value="2461033.65" calcext:value-type="float">
            <text:p>2461033.65</text:p>
          </table:table-cell>
          <table:table-cell table:style-name="ce10" table:formula="of:=([.F47]-2451545)/36525" office:value-type="float" office:value="0.25978507871322" calcext:value-type="float">
            <text:p>0.25978508</text:p>
          </table:table-cell>
          <table:table-cell/>
          <table:table-cell table:formula="of:=MOD(280.46646+[.G47]*(36000.76983+[.G47]*0.0003032);360)" office:value-type="float" office:value="272.929304485524" calcext:value-type="float">
            <text:p>272.929304485524</text:p>
          </table:table-cell>
          <table:table-cell table:formula="of:=357.52911+[.G47]*(35999.05029-0.0001537*[.G47])" office:value-type="float" office:value="9709.54521281588" calcext:value-type="float">
            <text:p>9709.54521281588</text:p>
          </table:table-cell>
          <table:table-cell table:formula="of:=0.016708634-[.G47]*(0.000042037+0.0000001267*[.G47])" office:value-type="float" office:value="0.0166977048638802" calcext:value-type="float">
            <text:p>0.0166977048638802</text:p>
          </table:table-cell>
          <table:table-cell table:formula="of:=SIN(RADIANS([.J47]))*(1.914602-[.G47]*(0.004817+0.000014*[.G47]))+SIN(RADIANS(2*[.J47]))*(0.019993-0.000101*[.G47])+SIN(RADIANS(3*[.J47]))*0.000289" office:value-type="float" office:value="-0.354472046484843" calcext:value-type="float">
            <text:p>-0.354472046484843</text:p>
          </table:table-cell>
          <table:table-cell table:formula="of:=[.I47]+[.L47]" office:value-type="float" office:value="272.574832439039" calcext:value-type="float">
            <text:p>272.574832439039</text:p>
          </table:table-cell>
          <table:table-cell table:formula="of:=[.J47]+[.L47]" office:value-type="float" office:value="9709.19074076939" calcext:value-type="float">
            <text:p>9709.19074076939</text:p>
          </table:table-cell>
          <table:table-cell table:formula="of:=(1.000001018*(1-[.K47]*[.K47]))/(1+[.K47]*COS(RADIANS([.N47])))" office:value-type="float" office:value="0.983589916557075" calcext:value-type="float">
            <text:p>0.983589916557075</text:p>
          </table:table-cell>
          <table:table-cell table:formula="of:=[.M47]-0.00569-0.00478*SIN(RADIANS(125.04-1934.136*[.G47]))" office:value-type="float" office:value="272.570573420093" calcext:value-type="float">
            <text:p>272.570573420093</text:p>
          </table:table-cell>
          <table:table-cell table:formula="of:=23+(26+((21.448-[.G47]*(46.815+[.G47]*(0.00059-[.G47]*0.001813))))/60)/60" office:value-type="float" office:value="23.435912820419" calcext:value-type="float">
            <text:p>23.435912820419</text:p>
          </table:table-cell>
          <table:table-cell table:formula="of:=[.Q47]+0.00256*COS(RADIANS(125.04-1934.136*[.G47]))" office:value-type="float" office:value="23.4383554126597" calcext:value-type="float">
            <text:p>23.4383554126597</text:p>
          </table:table-cell>
          <table:table-cell table:formula="of:=DEGREES(ATAN2(COS(RADIANS([.P47]));COS(RADIANS([.R47]))*SIN(RADIANS([.P47]))))" office:value-type="float" office:value="-87.1986032586093" calcext:value-type="float">
            <text:p>-87.1986032586093</text:p>
          </table:table-cell>
          <table:table-cell table:formula="of:=DEGREES(ASIN(SIN(RADIANS([.R47]))*SIN(RADIANS([.P47]))))" office:value-type="float" office:value="-23.4133625316961" calcext:value-type="float">
            <text:p>-23.4133625316961</text:p>
          </table:table-cell>
          <table:table-cell table:formula="of:=TAN(RADIANS([.R47]/2))*TAN(RADIANS([.R47]/2))" office:value-type="float" office:value="0.0430309957263787" calcext:value-type="float">
            <text:p>0.0430309957263787</text:p>
          </table:table-cell>
          <table:table-cell table:formula="of:=4*DEGREES([.U47]*SIN(2*RADIANS([.I47]))-2*[.K47]*SIN(RADIANS([.J47]))+4*[.K47]*[.U47]*SIN(RADIANS([.J47]))*COS(2*RADIANS([.I47]))-0.5*[.U47]*[.U47]*SIN(4*RADIANS([.I47]))-1.25*[.K47]*[.K47]*SIN(2*RADIANS([.J47])))" office:value-type="float" office:value="0.48649670388094" calcext:value-type="float">
            <text:p>0.48649670388094</text:p>
          </table:table-cell>
          <table:table-cell table:formula="of:=DEGREES(ACOS(COS(RADIANS(90.833))/(COS(RADIANS([.$B$3]))*COS(RADIANS([.T47])))-TAN(RADIANS([.$B$3]))*TAN(RADIANS([.T47]))))" office:value-type="float" office:value="61.4890560799616" calcext:value-type="float">
            <text:p>61.4890560799616</text:p>
          </table:table-cell>
          <table:table-cell table:style-name="ce8" table:formula="of:=(720-4*[.$B$4]-[.V47]+[.$B$5]*60)/1440" office:value-type="time" office:time-value="PT11H53M04.942997767S" calcext:value-type="time">
            <text:p>11:53:04</text:p>
          </table:table-cell>
          <table:table-cell table:style-name="ce8" table:formula="of:=[.X47]-[.W47]*4/1440" office:value-type="time" office:time-value="PT07H47M07.569538576S" calcext:value-type="time">
            <text:p>7:47:07</text:p>
          </table:table-cell>
          <table:table-cell table:style-name="ce8" table:formula="of:=[.X47]+[.W47]*4/1440" office:value-type="time" office:time-value="PT15H59M02.316456958S" calcext:value-type="time">
            <text:p>15:59:02</text:p>
          </table:table-cell>
          <table:table-cell table:style-name="ce11" table:formula="of:=8*[.W47]" office:value-type="float" office:value="491.912448639692" calcext:value-type="float">
            <text:p>491.912448639692</text:p>
          </table:table-cell>
          <table:table-cell table:formula="of:=MOD([.E47]*1440+[.V47]+4*[.$B$4]-60*[.$B$5];1440)" office:value-type="float" office:value="282.917616703882" calcext:value-type="float">
            <text:p>282.917616703882</text:p>
          </table:table-cell>
          <table:table-cell table:formula="of:=IF([.AB47]/4&lt;0;[.AB47]/4+180;[.AB47]/4-180)" office:value-type="float" office:value="-109.27059582403" calcext:value-type="float">
            <text:p>-109.27059582403</text:p>
          </table:table-cell>
          <table:table-cell table:formula="of:=DEGREES(ACOS(SIN(RADIANS([.$B$3]))*SIN(RADIANS([.T47]))+COS(RADIANS([.$B$3]))*COS(RADIANS([.T47]))*COS(RADIANS([.AC47]))))" office:value-type="float" office:value="119.913424179337" calcext:value-type="float">
            <text:p>119.913424179337</text:p>
          </table:table-cell>
          <table:table-cell table:formula="of:=90-[.AD47]" office:value-type="float" office:value="-29.9134241793375" calcext:value-type="float">
            <text:p>-29.9134241793375</text:p>
          </table:table-cell>
          <table:table-cell table:formula="of:=IF([.AE47]&gt;85;0;IF([.AE47]&gt;5;58.1/TAN(RADIANS([.AE47]))-0.07/POWER(TAN(RADIANS([.AE47]));3)+0.000086/POWER(TAN(RADIANS([.AE47]));5);IF([.AE47]&gt;-0.575;1735+[.AE47]*(-518.2+[.AE47]*(103.4+[.AE47]*(-12.79+[.AE47]*0.711)));-20.772/TAN(RADIANS([.AE47])))))/3600" office:value-type="float" office:value="0.0100288993437797" calcext:value-type="float">
            <text:p>0.0100288993437797</text:p>
          </table:table-cell>
          <table:table-cell table:formula="of:=[.AE47]+[.AF47]" office:value-type="float" office:value="-29.9033952799937" calcext:value-type="float">
            <text:p>-29.9033952799937</text:p>
          </table:table-cell>
          <table:table-cell table:formula="of:=IF([.AC47]&gt;0;MOD(DEGREES(ACOS(((SIN(RADIANS([.$B$3]))*COS(RADIANS([.AD47])))-SIN(RADIANS([.T47])))/(COS(RADIANS([.$B$3]))*SIN(RADIANS([.AD47])))))+180;360);MOD(540-DEGREES(ACOS(((SIN(RADIANS([.$B$3]))*COS(RADIANS([.AD47])))-SIN(RADIANS([.T47])))/(COS(RADIANS([.$B$3]))*SIN(RADIANS([.AD47])))));360))" office:value-type="float" office:value="92.0115675517095" calcext:value-type="float">
            <text:p>92.011567551709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47]+0.1/24" office:value-type="time" office:time-value="PT04H42M00S" calcext:value-type="time">
            <text:p>4:42:00</text:p>
          </table:table-cell>
          <table:table-cell table:style-name="ce9" table:formula="of:=[.D48]+2415018.5+[.E48]-[.$B$5]/24" office:value-type="float" office:value="2461033.65416667" calcext:value-type="float">
            <text:p>2461033.65</text:p>
          </table:table-cell>
          <table:table-cell table:style-name="ce10" table:formula="of:=([.F48]-2451545)/36525" office:value-type="float" office:value="0.25978519279033" calcext:value-type="float">
            <text:p>0.25978519</text:p>
          </table:table-cell>
          <table:table-cell/>
          <table:table-cell table:formula="of:=MOD(280.46646+[.G48]*(36000.76983+[.G48]*0.0003032);360)" office:value-type="float" office:value="272.933411349297" calcext:value-type="float">
            <text:p>272.933411349297</text:p>
          </table:table-cell>
          <table:table-cell table:formula="of:=357.52911+[.G48]*(35999.05029-0.0001537*[.G48])" office:value-type="float" office:value="9709.54931948346" calcext:value-type="float">
            <text:p>9709.54931948346</text:p>
          </table:table-cell>
          <table:table-cell table:formula="of:=0.016708634-[.G48]*(0.000042037+0.0000001267*[.G48])" office:value-type="float" office:value="0.0166977048590772" calcext:value-type="float">
            <text:p>0.0166977048590772</text:p>
          </table:table-cell>
          <table:table-cell table:formula="of:=SIN(RADIANS([.J48]))*(1.914602-[.G48]*(0.004817+0.000014*[.G48]))+SIN(RADIANS(2*[.J48]))*(0.019993-0.000101*[.G48])+SIN(RADIANS(3*[.J48]))*0.000289" office:value-type="float" office:value="-0.354334456250879" calcext:value-type="float">
            <text:p>-0.354334456250879</text:p>
          </table:table-cell>
          <table:table-cell table:formula="of:=[.I48]+[.L48]" office:value-type="float" office:value="272.579076893046" calcext:value-type="float">
            <text:p>272.579076893046</text:p>
          </table:table-cell>
          <table:table-cell table:formula="of:=[.J48]+[.L48]" office:value-type="float" office:value="9709.19498502721" calcext:value-type="float">
            <text:p>9709.19498502721</text:p>
          </table:table-cell>
          <table:table-cell table:formula="of:=(1.000001018*(1-[.K48]*[.K48]))/(1+[.K48]*COS(RADIANS([.N48])))" office:value-type="float" office:value="0.983589692124836" calcext:value-type="float">
            <text:p>0.983589692124836</text:p>
          </table:table-cell>
          <table:table-cell table:formula="of:=[.M48]-0.00569-0.00478*SIN(RADIANS(125.04-1934.136*[.G48]))" office:value-type="float" office:value="272.574817891663" calcext:value-type="float">
            <text:p>272.574817891663</text:p>
          </table:table-cell>
          <table:table-cell table:formula="of:=23+(26+((21.448-[.G48]*(46.815+[.G48]*(0.00059-[.G48]*0.001813))))/60)/60" office:value-type="float" office:value="23.4359128189355" calcext:value-type="float">
            <text:p>23.4359128189355</text:p>
          </table:table-cell>
          <table:table-cell table:formula="of:=[.Q48]+0.00256*COS(RADIANS(125.04-1934.136*[.G48]))" office:value-type="float" office:value="23.4383554082249" calcext:value-type="float">
            <text:p>23.4383554082249</text:p>
          </table:table-cell>
          <table:table-cell table:formula="of:=DEGREES(ATAN2(COS(RADIANS([.P48]));COS(RADIANS([.R48]))*SIN(RADIANS([.P48]))))" office:value-type="float" office:value="-87.1939788251924" calcext:value-type="float">
            <text:p>-87.1939788251924</text:p>
          </table:table-cell>
          <table:table-cell table:formula="of:=DEGREES(ASIN(SIN(RADIANS([.R48]))*SIN(RADIANS([.P48]))))" office:value-type="float" office:value="-23.4132799455191" calcext:value-type="float">
            <text:p>-23.4132799455191</text:p>
          </table:table-cell>
          <table:table-cell table:formula="of:=TAN(RADIANS([.R48]/2))*TAN(RADIANS([.R48]/2))" office:value-type="float" office:value="0.0430309957096318" calcext:value-type="float">
            <text:p>0.0430309957096318</text:p>
          </table:table-cell>
          <table:table-cell table:formula="of:=4*DEGREES([.U48]*SIN(2*RADIANS([.I48]))-2*[.K48]*SIN(RADIANS([.J48]))+4*[.K48]*[.U48]*SIN(RADIANS([.J48]))*COS(2*RADIANS([.I48]))-0.5*[.U48]*[.U48]*SIN(4*RADIANS([.I48]))-1.25*[.K48]*[.K48]*SIN(2*RADIANS([.J48])))" office:value-type="float" office:value="0.48443264925627" calcext:value-type="float">
            <text:p>0.48443264925627</text:p>
          </table:table-cell>
          <table:table-cell table:formula="of:=DEGREES(ACOS(COS(RADIANS(90.833))/(COS(RADIANS([.$B$3]))*COS(RADIANS([.T48])))-TAN(RADIANS([.$B$3]))*TAN(RADIANS([.T48]))))" office:value-type="float" office:value="61.4891843687191" calcext:value-type="float">
            <text:p>61.4891843687191</text:p>
          </table:table-cell>
          <table:table-cell table:style-name="ce8" table:formula="of:=(720-4*[.$B$4]-[.V48]+[.$B$5]*60)/1440" office:value-type="time" office:time-value="PT11H53M05.066841045S" calcext:value-type="time">
            <text:p>11:53:05</text:p>
          </table:table-cell>
          <table:table-cell table:style-name="ce8" table:formula="of:=[.X48]-[.W48]*4/1440" office:value-type="time" office:time-value="PT07H47M07.662592552S" calcext:value-type="time">
            <text:p>7:47:07</text:p>
          </table:table-cell>
          <table:table-cell table:style-name="ce8" table:formula="of:=[.X48]+[.W48]*4/1440" office:value-type="time" office:time-value="PT15H59M02.471089537S" calcext:value-type="time">
            <text:p>15:59:02</text:p>
          </table:table-cell>
          <table:table-cell table:style-name="ce11" table:formula="of:=8*[.W48]" office:value-type="float" office:value="491.913474949753" calcext:value-type="float">
            <text:p>491.913474949753</text:p>
          </table:table-cell>
          <table:table-cell table:formula="of:=MOD([.E48]*1440+[.V48]+4*[.$B$4]-60*[.$B$5];1440)" office:value-type="float" office:value="288.915552649257" calcext:value-type="float">
            <text:p>288.915552649257</text:p>
          </table:table-cell>
          <table:table-cell table:formula="of:=IF([.AB48]/4&lt;0;[.AB48]/4+180;[.AB48]/4-180)" office:value-type="float" office:value="-107.771111837686" calcext:value-type="float">
            <text:p>-107.771111837686</text:p>
          </table:table-cell>
          <table:table-cell table:formula="of:=DEGREES(ACOS(SIN(RADIANS([.$B$3]))*SIN(RADIANS([.T48]))+COS(RADIANS([.$B$3]))*COS(RADIANS([.T48]))*COS(RADIANS([.AC48]))))" office:value-type="float" office:value="118.934477877765" calcext:value-type="float">
            <text:p>118.934477877765</text:p>
          </table:table-cell>
          <table:table-cell table:formula="of:=90-[.AD48]" office:value-type="float" office:value="-28.9344778777647" calcext:value-type="float">
            <text:p>-28.9344778777647</text:p>
          </table:table-cell>
          <table:table-cell table:formula="of:=IF([.AE48]&gt;85;0;IF([.AE48]&gt;5;58.1/TAN(RADIANS([.AE48]))-0.07/POWER(TAN(RADIANS([.AE48]));3)+0.000086/POWER(TAN(RADIANS([.AE48]));5);IF([.AE48]&gt;-0.575;1735+[.AE48]*(-518.2+[.AE48]*(103.4+[.AE48]*(-12.79+[.AE48]*0.711)));-20.772/TAN(RADIANS([.AE48])))))/3600" office:value-type="float" office:value="0.0104374872346129" calcext:value-type="float">
            <text:p>0.0104374872346129</text:p>
          </table:table-cell>
          <table:table-cell table:formula="of:=[.AE48]+[.AF48]" office:value-type="float" office:value="-28.9240403905301" calcext:value-type="float">
            <text:p>-28.9240403905301</text:p>
          </table:table-cell>
          <table:table-cell table:formula="of:=IF([.AC48]&gt;0;MOD(DEGREES(ACOS(((SIN(RADIANS([.$B$3]))*COS(RADIANS([.AD48])))-SIN(RADIANS([.T48])))/(COS(RADIANS([.$B$3]))*SIN(RADIANS([.AD48])))))+180;360);MOD(540-DEGREES(ACOS(((SIN(RADIANS([.$B$3]))*COS(RADIANS([.AD48])))-SIN(RADIANS([.T48])))/(COS(RADIANS([.$B$3]))*SIN(RADIANS([.AD48])))));360))" office:value-type="float" office:value="93.1217987401751" calcext:value-type="float">
            <text:p>93.121798740175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48]+0.1/24" office:value-type="time" office:time-value="PT04H48M00S" calcext:value-type="time">
            <text:p>4:48:00</text:p>
          </table:table-cell>
          <table:table-cell table:style-name="ce9" table:formula="of:=[.D49]+2415018.5+[.E49]-[.$B$5]/24" office:value-type="float" office:value="2461033.65833333" calcext:value-type="float">
            <text:p>2461033.66</text:p>
          </table:table-cell>
          <table:table-cell table:style-name="ce10" table:formula="of:=([.F49]-2451545)/36525" office:value-type="float" office:value="0.259785306867452" calcext:value-type="float">
            <text:p>0.25978531</text:p>
          </table:table-cell>
          <table:table-cell/>
          <table:table-cell table:formula="of:=MOD(280.46646+[.G49]*(36000.76983+[.G49]*0.0003032);360)" office:value-type="float" office:value="272.937518213532" calcext:value-type="float">
            <text:p>272.937518213532</text:p>
          </table:table-cell>
          <table:table-cell table:formula="of:=357.52911+[.G49]*(35999.05029-0.0001537*[.G49])" office:value-type="float" office:value="9709.55342615151" calcext:value-type="float">
            <text:p>9709.55342615151</text:p>
          </table:table-cell>
          <table:table-cell table:formula="of:=0.016708634-[.G49]*(0.000042037+0.0000001267*[.G49])" office:value-type="float" office:value="0.0166977048542742" calcext:value-type="float">
            <text:p>0.0166977048542742</text:p>
          </table:table-cell>
          <table:table-cell table:formula="of:=SIN(RADIANS([.J49]))*(1.914602-[.G49]*(0.004817+0.000014*[.G49]))+SIN(RADIANS(2*[.J49]))*(0.019993-0.000101*[.G49])+SIN(RADIANS(3*[.J49]))*0.000289" office:value-type="float" office:value="-0.354196864065218" calcext:value-type="float">
            <text:p>-0.354196864065218</text:p>
          </table:table-cell>
          <table:table-cell table:formula="of:=[.I49]+[.L49]" office:value-type="float" office:value="272.583321349467" calcext:value-type="float">
            <text:p>272.583321349467</text:p>
          </table:table-cell>
          <table:table-cell table:formula="of:=[.J49]+[.L49]" office:value-type="float" office:value="9709.19922928744" calcext:value-type="float">
            <text:p>9709.19922928744</text:p>
          </table:table-cell>
          <table:table-cell table:formula="of:=(1.000001018*(1-[.K49]*[.K49]))/(1+[.K49]*COS(RADIANS([.N49])))" office:value-type="float" office:value="0.983589467779667" calcext:value-type="float">
            <text:p>0.983589467779667</text:p>
          </table:table-cell>
          <table:table-cell table:formula="of:=[.M49]-0.00569-0.00478*SIN(RADIANS(125.04-1934.136*[.G49]))" office:value-type="float" office:value="272.579062365647" calcext:value-type="float">
            <text:p>272.579062365647</text:p>
          </table:table-cell>
          <table:table-cell table:formula="of:=23+(26+((21.448-[.G49]*(46.815+[.G49]*(0.00059-[.G49]*0.001813))))/60)/60" office:value-type="float" office:value="23.435912817452" calcext:value-type="float">
            <text:p>23.435912817452</text:p>
          </table:table-cell>
          <table:table-cell table:formula="of:=[.Q49]+0.00256*COS(RADIANS(125.04-1934.136*[.G49]))" office:value-type="float" office:value="23.4383554037901" calcext:value-type="float">
            <text:p>23.4383554037901</text:p>
          </table:table-cell>
          <table:table-cell table:formula="of:=DEGREES(ATAN2(COS(RADIANS([.P49]));COS(RADIANS([.R49]))*SIN(RADIANS([.P49]))))" office:value-type="float" office:value="-87.1893543949232" calcext:value-type="float">
            <text:p>-87.1893543949232</text:p>
          </table:table-cell>
          <table:table-cell table:formula="of:=DEGREES(ASIN(SIN(RADIANS([.R49]))*SIN(RADIANS([.P49]))))" office:value-type="float" office:value="-23.4131972231939" calcext:value-type="float">
            <text:p>-23.4131972231939</text:p>
          </table:table-cell>
          <table:table-cell table:formula="of:=TAN(RADIANS([.R49]/2))*TAN(RADIANS([.R49]/2))" office:value-type="float" office:value="0.0430309956928847" calcext:value-type="float">
            <text:p>0.0430309956928847</text:p>
          </table:table-cell>
          <table:table-cell table:formula="of:=4*DEGREES([.U49]*SIN(2*RADIANS([.I49]))-2*[.K49]*SIN(RADIANS([.J49]))+4*[.K49]*[.U49]*SIN(RADIANS([.J49]))*COS(2*RADIANS([.I49]))-0.5*[.U49]*[.U49]*SIN(4*RADIANS([.I49]))-1.25*[.K49]*[.K49]*SIN(2*RADIANS([.J49])))" office:value-type="float" office:value="0.482368609254681" calcext:value-type="float">
            <text:p>0.482368609254681</text:p>
          </table:table-cell>
          <table:table-cell table:formula="of:=DEGREES(ACOS(COS(RADIANS(90.833))/(COS(RADIANS([.$B$3]))*COS(RADIANS([.T49])))-TAN(RADIANS([.$B$3]))*TAN(RADIANS([.T49]))))" office:value-type="float" office:value="61.4893128686546" calcext:value-type="float">
            <text:p>61.4893128686546</text:p>
          </table:table-cell>
          <table:table-cell table:style-name="ce8" table:formula="of:=(720-4*[.$B$4]-[.V49]+[.$B$5]*60)/1440" office:value-type="time" office:time-value="PT11H53M05.190683445S" calcext:value-type="time">
            <text:p>11:53:05</text:p>
          </table:table-cell>
          <table:table-cell table:style-name="ce8" table:formula="of:=[.X49]-[.W49]*4/1440" office:value-type="time" office:time-value="PT07H47M07.755594968S" calcext:value-type="time">
            <text:p>7:47:07</text:p>
          </table:table-cell>
          <table:table-cell table:style-name="ce8" table:formula="of:=[.X49]+[.W49]*4/1440" office:value-type="time" office:time-value="PT15H59M02.625771922S" calcext:value-type="time">
            <text:p>15:59:02</text:p>
          </table:table-cell>
          <table:table-cell table:style-name="ce11" table:formula="of:=8*[.W49]" office:value-type="float" office:value="491.914502949236" calcext:value-type="float">
            <text:p>491.914502949236</text:p>
          </table:table-cell>
          <table:table-cell table:formula="of:=MOD([.E49]*1440+[.V49]+4*[.$B$4]-60*[.$B$5];1440)" office:value-type="float" office:value="294.913488609255" calcext:value-type="float">
            <text:p>294.913488609255</text:p>
          </table:table-cell>
          <table:table-cell table:formula="of:=IF([.AB49]/4&lt;0;[.AB49]/4+180;[.AB49]/4-180)" office:value-type="float" office:value="-106.271627847686" calcext:value-type="float">
            <text:p>-106.271627847686</text:p>
          </table:table-cell>
          <table:table-cell table:formula="of:=DEGREES(ACOS(SIN(RADIANS([.$B$3]))*SIN(RADIANS([.T49]))+COS(RADIANS([.$B$3]))*COS(RADIANS([.T49]))*COS(RADIANS([.AC49]))))" office:value-type="float" office:value="117.956560276311" calcext:value-type="float">
            <text:p>117.956560276311</text:p>
          </table:table-cell>
          <table:table-cell table:formula="of:=90-[.AD49]" office:value-type="float" office:value="-27.9565602763114" calcext:value-type="float">
            <text:p>-27.9565602763114</text:p>
          </table:table-cell>
          <table:table-cell table:formula="of:=IF([.AE49]&gt;85;0;IF([.AE49]&gt;5;58.1/TAN(RADIANS([.AE49]))-0.07/POWER(TAN(RADIANS([.AE49]));3)+0.000086/POWER(TAN(RADIANS([.AE49]));5);IF([.AE49]&gt;-0.575;1735+[.AE49]*(-518.2+[.AE49]*(103.4+[.AE49]*(-12.79+[.AE49]*0.711)));-20.772/TAN(RADIANS([.AE49])))))/3600" office:value-type="float" office:value="0.0108716682749393" calcext:value-type="float">
            <text:p>0.0108716682749393</text:p>
          </table:table-cell>
          <table:table-cell table:formula="of:=[.AE49]+[.AF49]" office:value-type="float" office:value="-27.9456886080365" calcext:value-type="float">
            <text:p>-27.9456886080365</text:p>
          </table:table-cell>
          <table:table-cell table:formula="of:=IF([.AC49]&gt;0;MOD(DEGREES(ACOS(((SIN(RADIANS([.$B$3]))*COS(RADIANS([.AD49])))-SIN(RADIANS([.T49])))/(COS(RADIANS([.$B$3]))*SIN(RADIANS([.AD49])))))+180;360);MOD(540-DEGREES(ACOS(((SIN(RADIANS([.$B$3]))*COS(RADIANS([.AD49])))-SIN(RADIANS([.T49])))/(COS(RADIANS([.$B$3]))*SIN(RADIANS([.AD49])))));360))" office:value-type="float" office:value="94.2227810602434" calcext:value-type="float">
            <text:p>94.222781060243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49]+0.1/24" office:value-type="time" office:time-value="PT04H54M00S" calcext:value-type="time">
            <text:p>4:54:00</text:p>
          </table:table-cell>
          <table:table-cell table:style-name="ce9" table:formula="of:=[.D50]+2415018.5+[.E50]-[.$B$5]/24" office:value-type="float" office:value="2461033.6625" calcext:value-type="float">
            <text:p>2461033.66</text:p>
          </table:table-cell>
          <table:table-cell table:style-name="ce10" table:formula="of:=([.F50]-2451545)/36525" office:value-type="float" office:value="0.259785420944561" calcext:value-type="float">
            <text:p>0.25978542</text:p>
          </table:table-cell>
          <table:table-cell/>
          <table:table-cell table:formula="of:=MOD(280.46646+[.G50]*(36000.76983+[.G50]*0.0003032);360)" office:value-type="float" office:value="272.941625077307" calcext:value-type="float">
            <text:p>272.941625077307</text:p>
          </table:table-cell>
          <table:table-cell table:formula="of:=357.52911+[.G50]*(35999.05029-0.0001537*[.G50])" office:value-type="float" office:value="9709.5575328191" calcext:value-type="float">
            <text:p>9709.5575328191</text:p>
          </table:table-cell>
          <table:table-cell table:formula="of:=0.016708634-[.G50]*(0.000042037+0.0000001267*[.G50])" office:value-type="float" office:value="0.0166977048494712" calcext:value-type="float">
            <text:p>0.0166977048494712</text:p>
          </table:table-cell>
          <table:table-cell table:formula="of:=SIN(RADIANS([.J50]))*(1.914602-[.G50]*(0.004817+0.000014*[.G50]))+SIN(RADIANS(2*[.J50]))*(0.019993-0.000101*[.G50])+SIN(RADIANS(3*[.J50]))*0.000289" office:value-type="float" office:value="-0.354059269959439" calcext:value-type="float">
            <text:p>-0.354059269959439</text:p>
          </table:table-cell>
          <table:table-cell table:formula="of:=[.I50]+[.L50]" office:value-type="float" office:value="272.587565807347" calcext:value-type="float">
            <text:p>272.587565807347</text:p>
          </table:table-cell>
          <table:table-cell table:formula="of:=[.J50]+[.L50]" office:value-type="float" office:value="9709.20347354914" calcext:value-type="float">
            <text:p>9709.20347354914</text:p>
          </table:table-cell>
          <table:table-cell table:formula="of:=(1.000001018*(1-[.K50]*[.K50]))/(1+[.K50]*COS(RADIANS([.N50])))" office:value-type="float" office:value="0.98358924352162" calcext:value-type="float">
            <text:p>0.98358924352162</text:p>
          </table:table-cell>
          <table:table-cell table:formula="of:=[.M50]-0.00569-0.00478*SIN(RADIANS(125.04-1934.136*[.G50]))" office:value-type="float" office:value="272.58330684109" calcext:value-type="float">
            <text:p>272.58330684109</text:p>
          </table:table-cell>
          <table:table-cell table:formula="of:=23+(26+((21.448-[.G50]*(46.815+[.G50]*(0.00059-[.G50]*0.001813))))/60)/60" office:value-type="float" office:value="23.4359128159685" calcext:value-type="float">
            <text:p>23.4359128159685</text:p>
          </table:table-cell>
          <table:table-cell table:formula="of:=[.Q50]+0.00256*COS(RADIANS(125.04-1934.136*[.G50]))" office:value-type="float" office:value="23.4383553993553" calcext:value-type="float">
            <text:p>23.4383553993553</text:p>
          </table:table-cell>
          <table:table-cell table:formula="of:=DEGREES(ATAN2(COS(RADIANS([.P50]));COS(RADIANS([.R50]))*SIN(RADIANS([.P50]))))" office:value-type="float" office:value="-87.1847299688503" calcext:value-type="float">
            <text:p>-87.1847299688503</text:p>
          </table:table-cell>
          <table:table-cell table:formula="of:=DEGREES(ASIN(SIN(RADIANS([.R50]))*SIN(RADIANS([.P50]))))" office:value-type="float" office:value="-23.4131143647397" calcext:value-type="float">
            <text:p>-23.4131143647397</text:p>
          </table:table-cell>
          <table:table-cell table:formula="of:=TAN(RADIANS([.R50]/2))*TAN(RADIANS([.R50]/2))" office:value-type="float" office:value="0.0430309956761375" calcext:value-type="float">
            <text:p>0.0430309956761375</text:p>
          </table:table-cell>
          <table:table-cell table:formula="of:=4*DEGREES([.U50]*SIN(2*RADIANS([.I50]))-2*[.K50]*SIN(RADIANS([.J50]))+4*[.K50]*[.U50]*SIN(RADIANS([.J50]))*COS(2*RADIANS([.I50]))-0.5*[.U50]*[.U50]*SIN(4*RADIANS([.I50]))-1.25*[.K50]*[.K50]*SIN(2*RADIANS([.J50])))" office:value-type="float" office:value="0.480304584379295" calcext:value-type="float">
            <text:p>0.480304584379295</text:p>
          </table:table-cell>
          <table:table-cell table:formula="of:=DEGREES(ACOS(COS(RADIANS(90.833))/(COS(RADIANS([.$B$3]))*COS(RADIANS([.T50])))-TAN(RADIANS([.$B$3]))*TAN(RADIANS([.T50]))))" office:value-type="float" office:value="61.4894415797367" calcext:value-type="float">
            <text:p>61.4894415797367</text:p>
          </table:table-cell>
          <table:table-cell table:style-name="ce8" table:formula="of:=(720-4*[.$B$4]-[.V50]+[.$B$5]*60)/1440" office:value-type="time" office:time-value="PT11H53M05.314524937S" calcext:value-type="time">
            <text:p>11:53:05</text:p>
          </table:table-cell>
          <table:table-cell table:style-name="ce8" table:formula="of:=[.X50]-[.W50]*4/1440" office:value-type="time" office:time-value="PT07H47M07.8485458S" calcext:value-type="time">
            <text:p>7:47:07</text:p>
          </table:table-cell>
          <table:table-cell table:style-name="ce8" table:formula="of:=[.X50]+[.W50]*4/1440" office:value-type="time" office:time-value="PT15H59M02.780504074S" calcext:value-type="time">
            <text:p>15:59:02</text:p>
          </table:table-cell>
          <table:table-cell table:style-name="ce11" table:formula="of:=8*[.W50]" office:value-type="float" office:value="491.915532637894" calcext:value-type="float">
            <text:p>491.915532637894</text:p>
          </table:table-cell>
          <table:table-cell table:formula="of:=MOD([.E50]*1440+[.V50]+4*[.$B$4]-60*[.$B$5];1440)" office:value-type="float" office:value="300.91142458438" calcext:value-type="float">
            <text:p>300.91142458438</text:p>
          </table:table-cell>
          <table:table-cell table:formula="of:=IF([.AB50]/4&lt;0;[.AB50]/4+180;[.AB50]/4-180)" office:value-type="float" office:value="-104.772143853905" calcext:value-type="float">
            <text:p>-104.772143853905</text:p>
          </table:table-cell>
          <table:table-cell table:formula="of:=DEGREES(ACOS(SIN(RADIANS([.$B$3]))*SIN(RADIANS([.T50]))+COS(RADIANS([.$B$3]))*COS(RADIANS([.T50]))*COS(RADIANS([.AC50]))))" office:value-type="float" office:value="116.980022907025" calcext:value-type="float">
            <text:p>116.980022907025</text:p>
          </table:table-cell>
          <table:table-cell table:formula="of:=90-[.AD50]" office:value-type="float" office:value="-26.9800229070251" calcext:value-type="float">
            <text:p>-26.9800229070251</text:p>
          </table:table-cell>
          <table:table-cell table:formula="of:=IF([.AE50]&gt;85;0;IF([.AE50]&gt;5;58.1/TAN(RADIANS([.AE50]))-0.07/POWER(TAN(RADIANS([.AE50]));3)+0.000086/POWER(TAN(RADIANS([.AE50]));5);IF([.AE50]&gt;-0.575;1735+[.AE50]*(-518.2+[.AE50]*(103.4+[.AE50]*(-12.79+[.AE50]*0.711)));-20.772/TAN(RADIANS([.AE50])))))/3600" office:value-type="float" office:value="0.0113340302478214" calcext:value-type="float">
            <text:p>0.0113340302478214</text:p>
          </table:table-cell>
          <table:table-cell table:formula="of:=[.AE50]+[.AF50]" office:value-type="float" office:value="-26.9686888767773" calcext:value-type="float">
            <text:p>-26.9686888767773</text:p>
          </table:table-cell>
          <table:table-cell table:formula="of:=IF([.AC50]&gt;0;MOD(DEGREES(ACOS(((SIN(RADIANS([.$B$3]))*COS(RADIANS([.AD50])))-SIN(RADIANS([.T50])))/(COS(RADIANS([.$B$3]))*SIN(RADIANS([.AD50])))))+180;360);MOD(540-DEGREES(ACOS(((SIN(RADIANS([.$B$3]))*COS(RADIANS([.AD50])))-SIN(RADIANS([.T50])))/(COS(RADIANS([.$B$3]))*SIN(RADIANS([.AD50])))));360))" office:value-type="float" office:value="95.3154110087893" calcext:value-type="float">
            <text:p>95.315411008789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50]+0.1/24" office:value-type="time" office:time-value="PT05H00M00S" calcext:value-type="time">
            <text:p>5:00:00</text:p>
          </table:table-cell>
          <table:table-cell table:style-name="ce9" table:formula="of:=[.D51]+2415018.5+[.E51]-[.$B$5]/24" office:value-type="float" office:value="2461033.66666667" calcext:value-type="float">
            <text:p>2461033.67</text:p>
          </table:table-cell>
          <table:table-cell table:style-name="ce10" table:formula="of:=([.F51]-2451545)/36525" office:value-type="float" office:value="0.259785535021683" calcext:value-type="float">
            <text:p>0.25978554</text:p>
          </table:table-cell>
          <table:table-cell/>
          <table:table-cell table:formula="of:=MOD(280.46646+[.G51]*(36000.76983+[.G51]*0.0003032);360)" office:value-type="float" office:value="272.94573194154" calcext:value-type="float">
            <text:p>272.94573194154</text:p>
          </table:table-cell>
          <table:table-cell table:formula="of:=357.52911+[.G51]*(35999.05029-0.0001537*[.G51])" office:value-type="float" office:value="9709.56163948714" calcext:value-type="float">
            <text:p>9709.56163948714</text:p>
          </table:table-cell>
          <table:table-cell table:formula="of:=0.016708634-[.G51]*(0.000042037+0.0000001267*[.G51])" office:value-type="float" office:value="0.0166977048446683" calcext:value-type="float">
            <text:p>0.0166977048446683</text:p>
          </table:table-cell>
          <table:table-cell table:formula="of:=SIN(RADIANS([.J51]))*(1.914602-[.G51]*(0.004817+0.000014*[.G51]))+SIN(RADIANS(2*[.J51]))*(0.019993-0.000101*[.G51])+SIN(RADIANS(3*[.J51]))*0.000289" office:value-type="float" office:value="-0.353921673903572" calcext:value-type="float">
            <text:p>-0.353921673903572</text:p>
          </table:table-cell>
          <table:table-cell table:formula="of:=[.I51]+[.L51]" office:value-type="float" office:value="272.591810267636" calcext:value-type="float">
            <text:p>272.591810267636</text:p>
          </table:table-cell>
          <table:table-cell table:formula="of:=[.J51]+[.L51]" office:value-type="float" office:value="9709.20771781324" calcext:value-type="float">
            <text:p>9709.20771781324</text:p>
          </table:table-cell>
          <table:table-cell table:formula="of:=(1.000001018*(1-[.K51]*[.K51]))/(1+[.K51]*COS(RADIANS([.N51])))" office:value-type="float" office:value="0.983589019350646" calcext:value-type="float">
            <text:p>0.983589019350646</text:p>
          </table:table-cell>
          <table:table-cell table:formula="of:=[.M51]-0.00569-0.00478*SIN(RADIANS(125.04-1934.136*[.G51]))" office:value-type="float" office:value="272.587551318942" calcext:value-type="float">
            <text:p>272.587551318942</text:p>
          </table:table-cell>
          <table:table-cell table:formula="of:=23+(26+((21.448-[.G51]*(46.815+[.G51]*(0.00059-[.G51]*0.001813))))/60)/60" office:value-type="float" office:value="23.4359128144851" calcext:value-type="float">
            <text:p>23.4359128144851</text:p>
          </table:table-cell>
          <table:table-cell table:formula="of:=[.Q51]+0.00256*COS(RADIANS(125.04-1934.136*[.G51]))" office:value-type="float" office:value="23.4383553949204" calcext:value-type="float">
            <text:p>23.4383553949204</text:p>
          </table:table-cell>
          <table:table-cell table:formula="of:=DEGREES(ATAN2(COS(RADIANS([.P51]));COS(RADIANS([.R51]))*SIN(RADIANS([.P51]))))" office:value-type="float" office:value="-87.1801055459499" calcext:value-type="float">
            <text:p>-87.1801055459499</text:p>
          </table:table-cell>
          <table:table-cell table:formula="of:=DEGREES(ASIN(SIN(RADIANS([.R51]))*SIN(RADIANS([.P51]))))" office:value-type="float" office:value="-23.4130313701383" calcext:value-type="float">
            <text:p>-23.4130313701383</text:p>
          </table:table-cell>
          <table:table-cell table:formula="of:=TAN(RADIANS([.R51]/2))*TAN(RADIANS([.R51]/2))" office:value-type="float" office:value="0.0430309956593901" calcext:value-type="float">
            <text:p>0.0430309956593901</text:p>
          </table:table-cell>
          <table:table-cell table:formula="of:=4*DEGREES([.U51]*SIN(2*RADIANS([.I51]))-2*[.K51]*SIN(RADIANS([.J51]))+4*[.K51]*[.U51]*SIN(RADIANS([.J51]))*COS(2*RADIANS([.I51]))-0.5*[.U51]*[.U51]*SIN(4*RADIANS([.I51]))-1.25*[.K51]*[.K51]*SIN(2*RADIANS([.J51])))" office:value-type="float" office:value="0.478240574208596" calcext:value-type="float">
            <text:p>0.478240574208596</text:p>
          </table:table-cell>
          <table:table-cell table:formula="of:=DEGREES(ACOS(COS(RADIANS(90.833))/(COS(RADIANS([.$B$3]))*COS(RADIANS([.T51])))-TAN(RADIANS([.$B$3]))*TAN(RADIANS([.T51]))))" office:value-type="float" office:value="61.4895705019921" calcext:value-type="float">
            <text:p>61.4895705019921</text:p>
          </table:table-cell>
          <table:table-cell table:style-name="ce8" table:formula="of:=(720-4*[.$B$4]-[.V51]+[.$B$5]*60)/1440" office:value-type="time" office:time-value="PT11H53M05.438365547S" calcext:value-type="time">
            <text:p>11:53:05</text:p>
          </table:table-cell>
          <table:table-cell table:style-name="ce8" table:formula="of:=[.X51]-[.W51]*4/1440" office:value-type="time" office:time-value="PT07H47M07.941445069S" calcext:value-type="time">
            <text:p>7:47:07</text:p>
          </table:table-cell>
          <table:table-cell table:style-name="ce8" table:formula="of:=[.X51]+[.W51]*4/1440" office:value-type="time" office:time-value="PT15H59M02.935286026S" calcext:value-type="time">
            <text:p>15:59:02</text:p>
          </table:table-cell>
          <table:table-cell table:style-name="ce11" table:formula="of:=8*[.W51]" office:value-type="float" office:value="491.916564015936" calcext:value-type="float">
            <text:p>491.916564015936</text:p>
          </table:table-cell>
          <table:table-cell table:formula="of:=MOD([.E51]*1440+[.V51]+4*[.$B$4]-60*[.$B$5];1440)" office:value-type="float" office:value="306.90936057421" calcext:value-type="float">
            <text:p>306.90936057421</text:p>
          </table:table-cell>
          <table:table-cell table:formula="of:=IF([.AB51]/4&lt;0;[.AB51]/4+180;[.AB51]/4-180)" office:value-type="float" office:value="-103.272659856448" calcext:value-type="float">
            <text:p>-103.272659856448</text:p>
          </table:table-cell>
          <table:table-cell table:formula="of:=DEGREES(ACOS(SIN(RADIANS([.$B$3]))*SIN(RADIANS([.T51]))+COS(RADIANS([.$B$3]))*COS(RADIANS([.T51]))*COS(RADIANS([.AC51]))))" office:value-type="float" office:value="116.005209711179" calcext:value-type="float">
            <text:p>116.005209711179</text:p>
          </table:table-cell>
          <table:table-cell table:formula="of:=90-[.AD51]" office:value-type="float" office:value="-26.005209711179" calcext:value-type="float">
            <text:p>-26.005209711179</text:p>
          </table:table-cell>
          <table:table-cell table:formula="of:=IF([.AE51]&gt;85;0;IF([.AE51]&gt;5;58.1/TAN(RADIANS([.AE51]))-0.07/POWER(TAN(RADIANS([.AE51]));3)+0.000086/POWER(TAN(RADIANS([.AE51]));5);IF([.AE51]&gt;-0.575;1735+[.AE51]*(-518.2+[.AE51]*(103.4+[.AE51]*(-12.79+[.AE51]*0.711)));-20.772/TAN(RADIANS([.AE51])))))/3600" office:value-type="float" office:value="0.0118275235474356" calcext:value-type="float">
            <text:p>0.0118275235474356</text:p>
          </table:table-cell>
          <table:table-cell table:formula="of:=[.AE51]+[.AF51]" office:value-type="float" office:value="-25.9933821876316" calcext:value-type="float">
            <text:p>-25.9933821876316</text:p>
          </table:table-cell>
          <table:table-cell table:formula="of:=IF([.AC51]&gt;0;MOD(DEGREES(ACOS(((SIN(RADIANS([.$B$3]))*COS(RADIANS([.AD51])))-SIN(RADIANS([.T51])))/(COS(RADIANS([.$B$3]))*SIN(RADIANS([.AD51])))))+180;360);MOD(540-DEGREES(ACOS(((SIN(RADIANS([.$B$3]))*COS(RADIANS([.AD51])))-SIN(RADIANS([.T51])))/(COS(RADIANS([.$B$3]))*SIN(RADIANS([.AD51])))));360))" office:value-type="float" office:value="96.4005466704911" calcext:value-type="float">
            <text:p>96.400546670491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51]+0.1/24" office:value-type="time" office:time-value="PT05H06M00S" calcext:value-type="time">
            <text:p>5:06:00</text:p>
          </table:table-cell>
          <table:table-cell table:style-name="ce9" table:formula="of:=[.D52]+2415018.5+[.E52]-[.$B$5]/24" office:value-type="float" office:value="2461033.67083333" calcext:value-type="float">
            <text:p>2461033.67</text:p>
          </table:table-cell>
          <table:table-cell table:style-name="ce10" table:formula="of:=([.F52]-2451545)/36525" office:value-type="float" office:value="0.259785649098793" calcext:value-type="float">
            <text:p>0.25978565</text:p>
          </table:table-cell>
          <table:table-cell/>
          <table:table-cell table:formula="of:=MOD(280.46646+[.G52]*(36000.76983+[.G52]*0.0003032);360)" office:value-type="float" office:value="272.949838805313" calcext:value-type="float">
            <text:p>272.949838805313</text:p>
          </table:table-cell>
          <table:table-cell table:formula="of:=357.52911+[.G52]*(35999.05029-0.0001537*[.G52])" office:value-type="float" office:value="9709.56574615473" calcext:value-type="float">
            <text:p>9709.56574615473</text:p>
          </table:table-cell>
          <table:table-cell table:formula="of:=0.016708634-[.G52]*(0.000042037+0.0000001267*[.G52])" office:value-type="float" office:value="0.0166977048398653" calcext:value-type="float">
            <text:p>0.0166977048398653</text:p>
          </table:table-cell>
          <table:table-cell table:formula="of:=SIN(RADIANS([.J52]))*(1.914602-[.G52]*(0.004817+0.000014*[.G52]))+SIN(RADIANS(2*[.J52]))*(0.019993-0.000101*[.G52])+SIN(RADIANS(3*[.J52]))*0.000289" office:value-type="float" office:value="-0.353784075929196" calcext:value-type="float">
            <text:p>-0.353784075929196</text:p>
          </table:table-cell>
          <table:table-cell table:formula="of:=[.I52]+[.L52]" office:value-type="float" office:value="272.596054729383" calcext:value-type="float">
            <text:p>272.596054729383</text:p>
          </table:table-cell>
          <table:table-cell table:formula="of:=[.J52]+[.L52]" office:value-type="float" office:value="9709.2119620788" calcext:value-type="float">
            <text:p>9709.2119620788</text:p>
          </table:table-cell>
          <table:table-cell table:formula="of:=(1.000001018*(1-[.K52]*[.K52]))/(1+[.K52]*COS(RADIANS([.N52])))" office:value-type="float" office:value="0.983588795266797" calcext:value-type="float">
            <text:p>0.983588795266797</text:p>
          </table:table-cell>
          <table:table-cell table:formula="of:=[.M52]-0.00569-0.00478*SIN(RADIANS(125.04-1934.136*[.G52]))" office:value-type="float" office:value="272.591795798253" calcext:value-type="float">
            <text:p>272.591795798253</text:p>
          </table:table-cell>
          <table:table-cell table:formula="of:=23+(26+((21.448-[.G52]*(46.815+[.G52]*(0.00059-[.G52]*0.001813))))/60)/60" office:value-type="float" office:value="23.4359128130016" calcext:value-type="float">
            <text:p>23.4359128130016</text:p>
          </table:table-cell>
          <table:table-cell table:formula="of:=[.Q52]+0.00256*COS(RADIANS(125.04-1934.136*[.G52]))" office:value-type="float" office:value="23.4383553904855" calcext:value-type="float">
            <text:p>23.4383553904855</text:p>
          </table:table-cell>
          <table:table-cell table:formula="of:=DEGREES(ATAN2(COS(RADIANS([.P52]));COS(RADIANS([.R52]))*SIN(RADIANS([.P52]))))" office:value-type="float" office:value="-87.1754811272663" calcext:value-type="float">
            <text:p>-87.1754811272663</text:p>
          </table:table-cell>
          <table:table-cell table:formula="of:=DEGREES(ASIN(SIN(RADIANS([.R52]))*SIN(RADIANS([.P52]))))" office:value-type="float" office:value="-23.4129482394089" calcext:value-type="float">
            <text:p>-23.4129482394089</text:p>
          </table:table-cell>
          <table:table-cell table:formula="of:=TAN(RADIANS([.R52]/2))*TAN(RADIANS([.R52]/2))" office:value-type="float" office:value="0.0430309956426426" calcext:value-type="float">
            <text:p>0.0430309956426426</text:p>
          </table:table-cell>
          <table:table-cell table:formula="of:=4*DEGREES([.U52]*SIN(2*RADIANS([.I52]))-2*[.K52]*SIN(RADIANS([.J52]))+4*[.K52]*[.U52]*SIN(RADIANS([.J52]))*COS(2*RADIANS([.I52]))-0.5*[.U52]*[.U52]*SIN(4*RADIANS([.I52]))-1.25*[.K52]*[.K52]*SIN(2*RADIANS([.J52])))" office:value-type="float" office:value="0.476176579244442" calcext:value-type="float">
            <text:p>0.476176579244442</text:p>
          </table:table-cell>
          <table:table-cell table:formula="of:=DEGREES(ACOS(COS(RADIANS(90.833))/(COS(RADIANS([.$B$3]))*COS(RADIANS([.T52])))-TAN(RADIANS([.$B$3]))*TAN(RADIANS([.T52]))))" office:value-type="float" office:value="61.4896996353892" calcext:value-type="float">
            <text:p>61.4896996353892</text:p>
          </table:table-cell>
          <table:table-cell table:style-name="ce8" table:formula="of:=(720-4*[.$B$4]-[.V52]+[.$B$5]*60)/1440" office:value-type="time" office:time-value="PT11H53M05.562205245S" calcext:value-type="time">
            <text:p>11:53:05</text:p>
          </table:table-cell>
          <table:table-cell table:style-name="ce8" table:formula="of:=[.X52]-[.W52]*4/1440" office:value-type="time" office:time-value="PT07H47M08.034292752S" calcext:value-type="time">
            <text:p>7:47:08</text:p>
          </table:table-cell>
          <table:table-cell table:style-name="ce8" table:formula="of:=[.X52]+[.W52]*4/1440" office:value-type="time" office:time-value="PT15H59M03.090117739S" calcext:value-type="time">
            <text:p>15:59:03</text:p>
          </table:table-cell>
          <table:table-cell table:style-name="ce11" table:formula="of:=8*[.W52]" office:value-type="float" office:value="491.917597083114" calcext:value-type="float">
            <text:p>491.917597083114</text:p>
          </table:table-cell>
          <table:table-cell table:formula="of:=MOD([.E52]*1440+[.V52]+4*[.$B$4]-60*[.$B$5];1440)" office:value-type="float" office:value="312.907296579245" calcext:value-type="float">
            <text:p>312.907296579245</text:p>
          </table:table-cell>
          <table:table-cell table:formula="of:=IF([.AB52]/4&lt;0;[.AB52]/4+180;[.AB52]/4-180)" office:value-type="float" office:value="-101.773175855189" calcext:value-type="float">
            <text:p>-101.773175855189</text:p>
          </table:table-cell>
          <table:table-cell table:formula="of:=DEGREES(ACOS(SIN(RADIANS([.$B$3]))*SIN(RADIANS([.T52]))+COS(RADIANS([.$B$3]))*COS(RADIANS([.T52]))*COS(RADIANS([.AC52]))))" office:value-type="float" office:value="115.032458054058" calcext:value-type="float">
            <text:p>115.032458054058</text:p>
          </table:table-cell>
          <table:table-cell table:formula="of:=90-[.AD52]" office:value-type="float" office:value="-25.0324580540578" calcext:value-type="float">
            <text:p>-25.0324580540578</text:p>
          </table:table-cell>
          <table:table-cell table:formula="of:=IF([.AE52]&gt;85;0;IF([.AE52]&gt;5;58.1/TAN(RADIANS([.AE52]))-0.07/POWER(TAN(RADIANS([.AE52]));3)+0.000086/POWER(TAN(RADIANS([.AE52]));5);IF([.AE52]&gt;-0.575;1735+[.AE52]*(-518.2+[.AE52]*(103.4+[.AE52]*(-12.79+[.AE52]*0.711)));-20.772/TAN(RADIANS([.AE52])))))/3600" office:value-type="float" office:value="0.012355525953788" calcext:value-type="float">
            <text:p>0.012355525953788</text:p>
          </table:table-cell>
          <table:table-cell table:formula="of:=[.AE52]+[.AF52]" office:value-type="float" office:value="-25.020102528104" calcext:value-type="float">
            <text:p>-25.020102528104</text:p>
          </table:table-cell>
          <table:table-cell table:formula="of:=IF([.AC52]&gt;0;MOD(DEGREES(ACOS(((SIN(RADIANS([.$B$3]))*COS(RADIANS([.AD52])))-SIN(RADIANS([.T52])))/(COS(RADIANS([.$B$3]))*SIN(RADIANS([.AD52])))))+180;360);MOD(540-DEGREES(ACOS(((SIN(RADIANS([.$B$3]))*COS(RADIANS([.AD52])))-SIN(RADIANS([.T52])))/(COS(RADIANS([.$B$3]))*SIN(RADIANS([.AD52])))));360))" office:value-type="float" office:value="97.4790102904147" calcext:value-type="float">
            <text:p>97.479010290414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52]+0.1/24" office:value-type="time" office:time-value="PT05H12M00S" calcext:value-type="time">
            <text:p>5:12:00</text:p>
          </table:table-cell>
          <table:table-cell table:style-name="ce9" table:formula="of:=[.D53]+2415018.5+[.E53]-[.$B$5]/24" office:value-type="float" office:value="2461033.675" calcext:value-type="float">
            <text:p>2461033.68</text:p>
          </table:table-cell>
          <table:table-cell table:style-name="ce10" table:formula="of:=([.F53]-2451545)/36525" office:value-type="float" office:value="0.259785763175915" calcext:value-type="float">
            <text:p>0.25978576</text:p>
          </table:table-cell>
          <table:table-cell/>
          <table:table-cell table:formula="of:=MOD(280.46646+[.G53]*(36000.76983+[.G53]*0.0003032);360)" office:value-type="float" office:value="272.953945669546" calcext:value-type="float">
            <text:p>272.953945669546</text:p>
          </table:table-cell>
          <table:table-cell table:formula="of:=357.52911+[.G53]*(35999.05029-0.0001537*[.G53])" office:value-type="float" office:value="9709.56985282277" calcext:value-type="float">
            <text:p>9709.56985282277</text:p>
          </table:table-cell>
          <table:table-cell table:formula="of:=0.016708634-[.G53]*(0.000042037+0.0000001267*[.G53])" office:value-type="float" office:value="0.0166977048350623" calcext:value-type="float">
            <text:p>0.0166977048350623</text:p>
          </table:table-cell>
          <table:table-cell table:formula="of:=SIN(RADIANS([.J53]))*(1.914602-[.G53]*(0.004817+0.000014*[.G53]))+SIN(RADIANS(2*[.J53]))*(0.019993-0.000101*[.G53])+SIN(RADIANS(3*[.J53]))*0.000289" office:value-type="float" office:value="-0.353646476006287" calcext:value-type="float">
            <text:p>-0.353646476006287</text:p>
          </table:table-cell>
          <table:table-cell table:formula="of:=[.I53]+[.L53]" office:value-type="float" office:value="272.600299193539" calcext:value-type="float">
            <text:p>272.600299193539</text:p>
          </table:table-cell>
          <table:table-cell table:formula="of:=[.J53]+[.L53]" office:value-type="float" office:value="9709.21620634677" calcext:value-type="float">
            <text:p>9709.21620634677</text:p>
          </table:table-cell>
          <table:table-cell table:formula="of:=(1.000001018*(1-[.K53]*[.K53]))/(1+[.K53]*COS(RADIANS([.N53])))" office:value-type="float" office:value="0.983588571270023" calcext:value-type="float">
            <text:p>0.983588571270023</text:p>
          </table:table-cell>
          <table:table-cell table:formula="of:=[.M53]-0.00569-0.00478*SIN(RADIANS(125.04-1934.136*[.G53]))" office:value-type="float" office:value="272.596040279972" calcext:value-type="float">
            <text:p>272.596040279972</text:p>
          </table:table-cell>
          <table:table-cell table:formula="of:=23+(26+((21.448-[.G53]*(46.815+[.G53]*(0.00059-[.G53]*0.001813))))/60)/60" office:value-type="float" office:value="23.4359128115181" calcext:value-type="float">
            <text:p>23.4359128115181</text:p>
          </table:table-cell>
          <table:table-cell table:formula="of:=[.Q53]+0.00256*COS(RADIANS(125.04-1934.136*[.G53]))" office:value-type="float" office:value="23.4383553860505" calcext:value-type="float">
            <text:p>23.4383553860505</text:p>
          </table:table-cell>
          <table:table-cell table:formula="of:=DEGREES(ATAN2(COS(RADIANS([.P53]));COS(RADIANS([.R53]))*SIN(RADIANS([.P53]))))" office:value-type="float" office:value="-87.1708567117738" calcext:value-type="float">
            <text:p>-87.1708567117738</text:p>
          </table:table-cell>
          <table:table-cell table:formula="of:=DEGREES(ASIN(SIN(RADIANS([.R53]))*SIN(RADIANS([.P53]))))" office:value-type="float" office:value="-23.4128649725335" calcext:value-type="float">
            <text:p>-23.4128649725335</text:p>
          </table:table-cell>
          <table:table-cell table:formula="of:=TAN(RADIANS([.R53]/2))*TAN(RADIANS([.R53]/2))" office:value-type="float" office:value="0.043030995625895" calcext:value-type="float">
            <text:p>0.043030995625895</text:p>
          </table:table-cell>
          <table:table-cell table:formula="of:=4*DEGREES([.U53]*SIN(2*RADIANS([.I53]))-2*[.K53]*SIN(RADIANS([.J53]))+4*[.K53]*[.U53]*SIN(RADIANS([.J53]))*COS(2*RADIANS([.I53]))-0.5*[.U53]*[.U53]*SIN(4*RADIANS([.I53]))-1.25*[.K53]*[.K53]*SIN(2*RADIANS([.J53])))" office:value-type="float" office:value="0.474112599064489" calcext:value-type="float">
            <text:p>0.474112599064489</text:p>
          </table:table-cell>
          <table:table-cell table:formula="of:=DEGREES(ACOS(COS(RADIANS(90.833))/(COS(RADIANS([.$B$3]))*COS(RADIANS([.T53])))-TAN(RADIANS([.$B$3]))*TAN(RADIANS([.T53]))))" office:value-type="float" office:value="61.4898289799549" calcext:value-type="float">
            <text:p>61.4898289799549</text:p>
          </table:table-cell>
          <table:table-cell table:style-name="ce8" table:formula="of:=(720-4*[.$B$4]-[.V53]+[.$B$5]*60)/1440" office:value-type="time" office:time-value="PT11H53M05.686044056S" calcext:value-type="time">
            <text:p>11:53:05</text:p>
          </table:table-cell>
          <table:table-cell table:style-name="ce8" table:formula="of:=[.X53]-[.W53]*4/1440" office:value-type="time" office:time-value="PT07H47M08.127088867S" calcext:value-type="time">
            <text:p>7:47:08</text:p>
          </table:table-cell>
          <table:table-cell table:style-name="ce8" table:formula="of:=[.X53]+[.W53]*4/1440" office:value-type="time" office:time-value="PT15H59M03.244999245S" calcext:value-type="time">
            <text:p>15:59:03</text:p>
          </table:table-cell>
          <table:table-cell table:style-name="ce11" table:formula="of:=8*[.W53]" office:value-type="float" office:value="491.918631839639" calcext:value-type="float">
            <text:p>491.918631839639</text:p>
          </table:table-cell>
          <table:table-cell table:formula="of:=MOD([.E53]*1440+[.V53]+4*[.$B$4]-60*[.$B$5];1440)" office:value-type="float" office:value="318.905232599065" calcext:value-type="float">
            <text:p>318.905232599065</text:p>
          </table:table-cell>
          <table:table-cell table:formula="of:=IF([.AB53]/4&lt;0;[.AB53]/4+180;[.AB53]/4-180)" office:value-type="float" office:value="-100.273691850234" calcext:value-type="float">
            <text:p>-100.273691850234</text:p>
          </table:table-cell>
          <table:table-cell table:formula="of:=DEGREES(ACOS(SIN(RADIANS([.$B$3]))*SIN(RADIANS([.T53]))+COS(RADIANS([.$B$3]))*COS(RADIANS([.T53]))*COS(RADIANS([.AC53]))))" office:value-type="float" office:value="114.062099671127" calcext:value-type="float">
            <text:p>114.062099671127</text:p>
          </table:table-cell>
          <table:table-cell table:formula="of:=90-[.AD53]" office:value-type="float" office:value="-24.0620996711272" calcext:value-type="float">
            <text:p>-24.0620996711272</text:p>
          </table:table-cell>
          <table:table-cell table:formula="of:=IF([.AE53]&gt;85;0;IF([.AE53]&gt;5;58.1/TAN(RADIANS([.AE53]))-0.07/POWER(TAN(RADIANS([.AE53]));3)+0.000086/POWER(TAN(RADIANS([.AE53]));5);IF([.AE53]&gt;-0.575;1735+[.AE53]*(-518.2+[.AE53]*(103.4+[.AE53]*(-12.79+[.AE53]*0.711)));-20.772/TAN(RADIANS([.AE53])))))/3600" office:value-type="float" office:value="0.0129219218748296" calcext:value-type="float">
            <text:p>0.0129219218748296</text:p>
          </table:table-cell>
          <table:table-cell table:formula="of:=[.AE53]+[.AF53]" office:value-type="float" office:value="-24.0491777492524" calcext:value-type="float">
            <text:p>-24.0491777492524</text:p>
          </table:table-cell>
          <table:table-cell table:formula="of:=IF([.AC53]&gt;0;MOD(DEGREES(ACOS(((SIN(RADIANS([.$B$3]))*COS(RADIANS([.AD53])))-SIN(RADIANS([.T53])))/(COS(RADIANS([.$B$3]))*SIN(RADIANS([.AD53])))))+180;360);MOD(540-DEGREES(ACOS(((SIN(RADIANS([.$B$3]))*COS(RADIANS([.AD53])))-SIN(RADIANS([.T53])))/(COS(RADIANS([.$B$3]))*SIN(RADIANS([.AD53])))));360))" office:value-type="float" office:value="98.551590671386" calcext:value-type="float">
            <text:p>98.55159067138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53]+0.1/24" office:value-type="time" office:time-value="PT05H18M00S" calcext:value-type="time">
            <text:p>5:18:00</text:p>
          </table:table-cell>
          <table:table-cell table:style-name="ce9" table:formula="of:=[.D54]+2415018.5+[.E54]-[.$B$5]/24" office:value-type="float" office:value="2461033.67916667" calcext:value-type="float">
            <text:p>2461033.68</text:p>
          </table:table-cell>
          <table:table-cell table:style-name="ce10" table:formula="of:=([.F54]-2451545)/36525" office:value-type="float" office:value="0.259785877253024" calcext:value-type="float">
            <text:p>0.25978588</text:p>
          </table:table-cell>
          <table:table-cell/>
          <table:table-cell table:formula="of:=MOD(280.46646+[.G54]*(36000.76983+[.G54]*0.0003032);360)" office:value-type="float" office:value="272.958052533319" calcext:value-type="float">
            <text:p>272.958052533319</text:p>
          </table:table-cell>
          <table:table-cell table:formula="of:=357.52911+[.G54]*(35999.05029-0.0001537*[.G54])" office:value-type="float" office:value="9709.57395949036" calcext:value-type="float">
            <text:p>9709.57395949036</text:p>
          </table:table-cell>
          <table:table-cell table:formula="of:=0.016708634-[.G54]*(0.000042037+0.0000001267*[.G54])" office:value-type="float" office:value="0.0166977048302594" calcext:value-type="float">
            <text:p>0.0166977048302594</text:p>
          </table:table-cell>
          <table:table-cell table:formula="of:=SIN(RADIANS([.J54]))*(1.914602-[.G54]*(0.004817+0.000014*[.G54]))+SIN(RADIANS(2*[.J54]))*(0.019993-0.000101*[.G54])+SIN(RADIANS(3*[.J54]))*0.000289" office:value-type="float" office:value="-0.353508874166207" calcext:value-type="float">
            <text:p>-0.353508874166207</text:p>
          </table:table-cell>
          <table:table-cell table:formula="of:=[.I54]+[.L54]" office:value-type="float" office:value="272.604543659152" calcext:value-type="float">
            <text:p>272.604543659152</text:p>
          </table:table-cell>
          <table:table-cell table:formula="of:=[.J54]+[.L54]" office:value-type="float" office:value="9709.22045061619" calcext:value-type="float">
            <text:p>9709.22045061619</text:p>
          </table:table-cell>
          <table:table-cell table:formula="of:=(1.000001018*(1-[.K54]*[.K54]))/(1+[.K54]*COS(RADIANS([.N54])))" office:value-type="float" office:value="0.983588347360375" calcext:value-type="float">
            <text:p>0.983588347360375</text:p>
          </table:table-cell>
          <table:table-cell table:formula="of:=[.M54]-0.00569-0.00478*SIN(RADIANS(125.04-1934.136*[.G54]))" office:value-type="float" office:value="272.600284763148" calcext:value-type="float">
            <text:p>272.600284763148</text:p>
          </table:table-cell>
          <table:table-cell table:formula="of:=23+(26+((21.448-[.G54]*(46.815+[.G54]*(0.00059-[.G54]*0.001813))))/60)/60" office:value-type="float" office:value="23.4359128100346" calcext:value-type="float">
            <text:p>23.4359128100346</text:p>
          </table:table-cell>
          <table:table-cell table:formula="of:=[.Q54]+0.00256*COS(RADIANS(125.04-1934.136*[.G54]))" office:value-type="float" office:value="23.4383553816156" calcext:value-type="float">
            <text:p>23.4383553816156</text:p>
          </table:table-cell>
          <table:table-cell table:formula="of:=DEGREES(ATAN2(COS(RADIANS([.P54]));COS(RADIANS([.R54]))*SIN(RADIANS([.P54]))))" office:value-type="float" office:value="-87.1662323005188" calcext:value-type="float">
            <text:p>-87.1662323005188</text:p>
          </table:table-cell>
          <table:table-cell table:formula="of:=DEGREES(ASIN(SIN(RADIANS([.R54]))*SIN(RADIANS([.P54]))))" office:value-type="float" office:value="-23.4127815695312" calcext:value-type="float">
            <text:p>-23.4127815695312</text:p>
          </table:table-cell>
          <table:table-cell table:formula="of:=TAN(RADIANS([.R54]/2))*TAN(RADIANS([.R54]/2))" office:value-type="float" office:value="0.0430309956091472" calcext:value-type="float">
            <text:p>0.0430309956091472</text:p>
          </table:table-cell>
          <table:table-cell table:formula="of:=4*DEGREES([.U54]*SIN(2*RADIANS([.I54]))-2*[.K54]*SIN(RADIANS([.J54]))+4*[.K54]*[.U54]*SIN(RADIANS([.J54]))*COS(2*RADIANS([.I54]))-0.5*[.U54]*[.U54]*SIN(4*RADIANS([.I54]))-1.25*[.K54]*[.K54]*SIN(2*RADIANS([.J54])))" office:value-type="float" office:value="0.472048634170183" calcext:value-type="float">
            <text:p>0.472048634170183</text:p>
          </table:table-cell>
          <table:table-cell table:formula="of:=DEGREES(ACOS(COS(RADIANS(90.833))/(COS(RADIANS([.$B$3]))*COS(RADIANS([.T54])))-TAN(RADIANS([.$B$3]))*TAN(RADIANS([.T54]))))" office:value-type="float" office:value="61.4899585356575" calcext:value-type="float">
            <text:p>61.4899585356575</text:p>
          </table:table-cell>
          <table:table-cell table:style-name="ce8" table:formula="of:=(720-4*[.$B$4]-[.V54]+[.$B$5]*60)/1440" office:value-type="time" office:time-value="PT11H53M05.80988195S" calcext:value-type="time">
            <text:p>11:53:05</text:p>
          </table:table-cell>
          <table:table-cell table:style-name="ce8" table:formula="of:=[.X54]-[.W54]*4/1440" office:value-type="time" office:time-value="PT07H47M08.219833392S" calcext:value-type="time">
            <text:p>7:47:08</text:p>
          </table:table-cell>
          <table:table-cell table:style-name="ce8" table:formula="of:=[.X54]+[.W54]*4/1440" office:value-type="time" office:time-value="PT15H59M03.399930508S" calcext:value-type="time">
            <text:p>15:59:03</text:p>
          </table:table-cell>
          <table:table-cell table:style-name="ce11" table:formula="of:=8*[.W54]" office:value-type="float" office:value="491.91966828526" calcext:value-type="float">
            <text:p>491.91966828526</text:p>
          </table:table-cell>
          <table:table-cell table:formula="of:=MOD([.E54]*1440+[.V54]+4*[.$B$4]-60*[.$B$5];1440)" office:value-type="float" office:value="324.903168634171" calcext:value-type="float">
            <text:p>324.903168634171</text:p>
          </table:table-cell>
          <table:table-cell table:formula="of:=IF([.AB54]/4&lt;0;[.AB54]/4+180;[.AB54]/4-180)" office:value-type="float" office:value="-98.7742078414572" calcext:value-type="float">
            <text:p>-98.7742078414572</text:p>
          </table:table-cell>
          <table:table-cell table:formula="of:=DEGREES(ACOS(SIN(RADIANS([.$B$3]))*SIN(RADIANS([.T54]))+COS(RADIANS([.$B$3]))*COS(RADIANS([.T54]))*COS(RADIANS([.AC54]))))" office:value-type="float" office:value="113.094461550451" calcext:value-type="float">
            <text:p>113.094461550451</text:p>
          </table:table-cell>
          <table:table-cell table:formula="of:=90-[.AD54]" office:value-type="float" office:value="-23.0944615504506" calcext:value-type="float">
            <text:p>-23.0944615504506</text:p>
          </table:table-cell>
          <table:table-cell table:formula="of:=IF([.AE54]&gt;85;0;IF([.AE54]&gt;5;58.1/TAN(RADIANS([.AE54]))-0.07/POWER(TAN(RADIANS([.AE54]));3)+0.000086/POWER(TAN(RADIANS([.AE54]));5);IF([.AE54]&gt;-0.575;1735+[.AE54]*(-518.2+[.AE54]*(103.4+[.AE54]*(-12.79+[.AE54]*0.711)));-20.772/TAN(RADIANS([.AE54])))))/3600" office:value-type="float" office:value="0.0135311999607096" calcext:value-type="float">
            <text:p>0.0135311999607096</text:p>
          </table:table-cell>
          <table:table-cell table:formula="of:=[.AE54]+[.AF54]" office:value-type="float" office:value="-23.0809303504899" calcext:value-type="float">
            <text:p>-23.0809303504899</text:p>
          </table:table-cell>
          <table:table-cell table:formula="of:=IF([.AC54]&gt;0;MOD(DEGREES(ACOS(((SIN(RADIANS([.$B$3]))*COS(RADIANS([.AD54])))-SIN(RADIANS([.T54])))/(COS(RADIANS([.$B$3]))*SIN(RADIANS([.AD54])))))+180;360);MOD(540-DEGREES(ACOS(((SIN(RADIANS([.$B$3]))*COS(RADIANS([.AD54])))-SIN(RADIANS([.T54])))/(COS(RADIANS([.$B$3]))*SIN(RADIANS([.AD54])))));360))" office:value-type="float" office:value="99.6190454046953" calcext:value-type="float">
            <text:p>99.619045404695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54]+0.1/24" office:value-type="time" office:time-value="PT05H24M00S" calcext:value-type="time">
            <text:p>5:24:00</text:p>
          </table:table-cell>
          <table:table-cell table:style-name="ce9" table:formula="of:=[.D55]+2415018.5+[.E55]-[.$B$5]/24" office:value-type="float" office:value="2461033.68333333" calcext:value-type="float">
            <text:p>2461033.68</text:p>
          </table:table-cell>
          <table:table-cell table:style-name="ce10" table:formula="of:=([.F55]-2451545)/36525" office:value-type="float" office:value="0.259785991330146" calcext:value-type="float">
            <text:p>0.25978599</text:p>
          </table:table-cell>
          <table:table-cell/>
          <table:table-cell table:formula="of:=MOD(280.46646+[.G55]*(36000.76983+[.G55]*0.0003032);360)" office:value-type="float" office:value="272.962159397552" calcext:value-type="float">
            <text:p>272.962159397552</text:p>
          </table:table-cell>
          <table:table-cell table:formula="of:=357.52911+[.G55]*(35999.05029-0.0001537*[.G55])" office:value-type="float" office:value="9709.57806615841" calcext:value-type="float">
            <text:p>9709.57806615841</text:p>
          </table:table-cell>
          <table:table-cell table:formula="of:=0.016708634-[.G55]*(0.000042037+0.0000001267*[.G55])" office:value-type="float" office:value="0.0166977048254564" calcext:value-type="float">
            <text:p>0.0166977048254564</text:p>
          </table:table-cell>
          <table:table-cell table:formula="of:=SIN(RADIANS([.J55]))*(1.914602-[.G55]*(0.004817+0.000014*[.G55]))+SIN(RADIANS(2*[.J55]))*(0.019993-0.000101*[.G55])+SIN(RADIANS(3*[.J55]))*0.000289" office:value-type="float" office:value="-0.353371270379149" calcext:value-type="float">
            <text:p>-0.353371270379149</text:p>
          </table:table-cell>
          <table:table-cell table:formula="of:=[.I55]+[.L55]" office:value-type="float" office:value="272.608788127173" calcext:value-type="float">
            <text:p>272.608788127173</text:p>
          </table:table-cell>
          <table:table-cell table:formula="of:=[.J55]+[.L55]" office:value-type="float" office:value="9709.22469488803" calcext:value-type="float">
            <text:p>9709.22469488803</text:p>
          </table:table-cell>
          <table:table-cell table:formula="of:=(1.000001018*(1-[.K55]*[.K55]))/(1+[.K55]*COS(RADIANS([.N55])))" office:value-type="float" office:value="0.983588123537806" calcext:value-type="float">
            <text:p>0.983588123537806</text:p>
          </table:table-cell>
          <table:table-cell table:formula="of:=[.M55]-0.00569-0.00478*SIN(RADIANS(125.04-1934.136*[.G55]))" office:value-type="float" office:value="272.604529248731" calcext:value-type="float">
            <text:p>272.604529248731</text:p>
          </table:table-cell>
          <table:table-cell table:formula="of:=23+(26+((21.448-[.G55]*(46.815+[.G55]*(0.00059-[.G55]*0.001813))))/60)/60" office:value-type="float" office:value="23.4359128085512" calcext:value-type="float">
            <text:p>23.4359128085512</text:p>
          </table:table-cell>
          <table:table-cell table:formula="of:=[.Q55]+0.00256*COS(RADIANS(125.04-1934.136*[.G55]))" office:value-type="float" office:value="23.4383553771805" calcext:value-type="float">
            <text:p>23.4383553771805</text:p>
          </table:table-cell>
          <table:table-cell table:formula="of:=DEGREES(ATAN2(COS(RADIANS([.P55]));COS(RADIANS([.R55]))*SIN(RADIANS([.P55]))))" office:value-type="float" office:value="-87.1616078924755" calcext:value-type="float">
            <text:p>-87.1616078924755</text:p>
          </table:table-cell>
          <table:table-cell table:formula="of:=DEGREES(ASIN(SIN(RADIANS([.R55]))*SIN(RADIANS([.P55]))))" office:value-type="float" office:value="-23.4126980303839" calcext:value-type="float">
            <text:p>-23.4126980303839</text:p>
          </table:table-cell>
          <table:table-cell table:formula="of:=TAN(RADIANS([.R55]/2))*TAN(RADIANS([.R55]/2))" office:value-type="float" office:value="0.0430309955923993" calcext:value-type="float">
            <text:p>0.0430309955923993</text:p>
          </table:table-cell>
          <table:table-cell table:formula="of:=4*DEGREES([.U55]*SIN(2*RADIANS([.I55]))-2*[.K55]*SIN(RADIANS([.J55]))+4*[.K55]*[.U55]*SIN(RADIANS([.J55]))*COS(2*RADIANS([.I55]))-0.5*[.U55]*[.U55]*SIN(4*RADIANS([.I55]))-1.25*[.K55]*[.K55]*SIN(2*RADIANS([.J55])))" office:value-type="float" office:value="0.469984684140188" calcext:value-type="float">
            <text:p>0.469984684140188</text:p>
          </table:table-cell>
          <table:table-cell table:formula="of:=DEGREES(ACOS(COS(RADIANS(90.833))/(COS(RADIANS([.$B$3]))*COS(RADIANS([.T55])))-TAN(RADIANS([.$B$3]))*TAN(RADIANS([.T55]))))" office:value-type="float" office:value="61.4900883025239" calcext:value-type="float">
            <text:p>61.4900883025239</text:p>
          </table:table-cell>
          <table:table-cell table:style-name="ce8" table:formula="of:=(720-4*[.$B$4]-[.V55]+[.$B$5]*60)/1440" office:value-type="time" office:time-value="PT11H53M05.933718952S" calcext:value-type="time">
            <text:p>11:53:05</text:p>
          </table:table-cell>
          <table:table-cell table:style-name="ce8" table:formula="of:=[.X55]-[.W55]*4/1440" office:value-type="time" office:time-value="PT07H47M08.312526346S" calcext:value-type="time">
            <text:p>7:47:08</text:p>
          </table:table-cell>
          <table:table-cell table:style-name="ce8" table:formula="of:=[.X55]+[.W55]*4/1440" office:value-type="time" office:time-value="PT15H59M03.554911557S" calcext:value-type="time">
            <text:p>15:59:03</text:p>
          </table:table-cell>
          <table:table-cell table:style-name="ce11" table:formula="of:=8*[.W55]" office:value-type="float" office:value="491.920706420191" calcext:value-type="float">
            <text:p>491.920706420191</text:p>
          </table:table-cell>
          <table:table-cell table:formula="of:=MOD([.E55]*1440+[.V55]+4*[.$B$4]-60*[.$B$5];1440)" office:value-type="float" office:value="330.90110468414" calcext:value-type="float">
            <text:p>330.90110468414</text:p>
          </table:table-cell>
          <table:table-cell table:formula="of:=IF([.AB55]/4&lt;0;[.AB55]/4+180;[.AB55]/4-180)" office:value-type="float" office:value="-97.274723828965" calcext:value-type="float">
            <text:p>-97.274723828965</text:p>
          </table:table-cell>
          <table:table-cell table:formula="of:=DEGREES(ACOS(SIN(RADIANS([.$B$3]))*SIN(RADIANS([.T55]))+COS(RADIANS([.$B$3]))*COS(RADIANS([.T55]))*COS(RADIANS([.AC55]))))" office:value-type="float" office:value="112.129866757628" calcext:value-type="float">
            <text:p>112.129866757628</text:p>
          </table:table-cell>
          <table:table-cell table:formula="of:=90-[.AD55]" office:value-type="float" office:value="-22.1298667576278" calcext:value-type="float">
            <text:p>-22.1298667576278</text:p>
          </table:table-cell>
          <table:table-cell table:formula="of:=IF([.AE55]&gt;85;0;IF([.AE55]&gt;5;58.1/TAN(RADIANS([.AE55]))-0.07/POWER(TAN(RADIANS([.AE55]));3)+0.000086/POWER(TAN(RADIANS([.AE55]));5);IF([.AE55]&gt;-0.575;1735+[.AE55]*(-518.2+[.AE55]*(103.4+[.AE55]*(-12.79+[.AE55]*0.711)));-20.772/TAN(RADIANS([.AE55])))))/3600" office:value-type="float" office:value="0.0141885742472921" calcext:value-type="float">
            <text:p>0.0141885742472921</text:p>
          </table:table-cell>
          <table:table-cell table:formula="of:=[.AE55]+[.AF55]" office:value-type="float" office:value="-22.1156781833805" calcext:value-type="float">
            <text:p>-22.1156781833805</text:p>
          </table:table-cell>
          <table:table-cell table:formula="of:=IF([.AC55]&gt;0;MOD(DEGREES(ACOS(((SIN(RADIANS([.$B$3]))*COS(RADIANS([.AD55])))-SIN(RADIANS([.T55])))/(COS(RADIANS([.$B$3]))*SIN(RADIANS([.AD55])))))+180;360);MOD(540-DEGREES(ACOS(((SIN(RADIANS([.$B$3]))*COS(RADIANS([.AD55])))-SIN(RADIANS([.T55])))/(COS(RADIANS([.$B$3]))*SIN(RADIANS([.AD55])))));360))" office:value-type="float" office:value="100.682102939717" calcext:value-type="float">
            <text:p>100.68210293971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55]+0.1/24" office:value-type="time" office:time-value="PT05H30M00S" calcext:value-type="time">
            <text:p>5:30:00</text:p>
          </table:table-cell>
          <table:table-cell table:style-name="ce9" table:formula="of:=[.D56]+2415018.5+[.E56]-[.$B$5]/24" office:value-type="float" office:value="2461033.6875" calcext:value-type="float">
            <text:p>2461033.69</text:p>
          </table:table-cell>
          <table:table-cell table:style-name="ce10" table:formula="of:=([.F56]-2451545)/36525" office:value-type="float" office:value="0.259786105407255" calcext:value-type="float">
            <text:p>0.25978611</text:p>
          </table:table-cell>
          <table:table-cell/>
          <table:table-cell table:formula="of:=MOD(280.46646+[.G56]*(36000.76983+[.G56]*0.0003032);360)" office:value-type="float" office:value="272.966266261326" calcext:value-type="float">
            <text:p>272.966266261326</text:p>
          </table:table-cell>
          <table:table-cell table:formula="of:=357.52911+[.G56]*(35999.05029-0.0001537*[.G56])" office:value-type="float" office:value="9709.58217282599" calcext:value-type="float">
            <text:p>9709.58217282599</text:p>
          </table:table-cell>
          <table:table-cell table:formula="of:=0.016708634-[.G56]*(0.000042037+0.0000001267*[.G56])" office:value-type="float" office:value="0.0166977048206534" calcext:value-type="float">
            <text:p>0.0166977048206534</text:p>
          </table:table-cell>
          <table:table-cell table:formula="of:=SIN(RADIANS([.J56]))*(1.914602-[.G56]*(0.004817+0.000014*[.G56]))+SIN(RADIANS(2*[.J56]))*(0.019993-0.000101*[.G56])+SIN(RADIANS(3*[.J56]))*0.000289" office:value-type="float" office:value="-0.353233664676475" calcext:value-type="float">
            <text:p>-0.353233664676475</text:p>
          </table:table-cell>
          <table:table-cell table:formula="of:=[.I56]+[.L56]" office:value-type="float" office:value="272.61303259665" calcext:value-type="float">
            <text:p>272.61303259665</text:p>
          </table:table-cell>
          <table:table-cell table:formula="of:=[.J56]+[.L56]" office:value-type="float" office:value="9709.22893916132" calcext:value-type="float">
            <text:p>9709.22893916132</text:p>
          </table:table-cell>
          <table:table-cell table:formula="of:=(1.000001018*(1-[.K56]*[.K56]))/(1+[.K56]*COS(RADIANS([.N56])))" office:value-type="float" office:value="0.983587899802367" calcext:value-type="float">
            <text:p>0.983587899802367</text:p>
          </table:table-cell>
          <table:table-cell table:formula="of:=[.M56]-0.00569-0.00478*SIN(RADIANS(125.04-1934.136*[.G56]))" office:value-type="float" office:value="272.608773735771" calcext:value-type="float">
            <text:p>272.608773735771</text:p>
          </table:table-cell>
          <table:table-cell table:formula="of:=23+(26+((21.448-[.G56]*(46.815+[.G56]*(0.00059-[.G56]*0.001813))))/60)/60" office:value-type="float" office:value="23.4359128070677" calcext:value-type="float">
            <text:p>23.4359128070677</text:p>
          </table:table-cell>
          <table:table-cell table:formula="of:=[.Q56]+0.00256*COS(RADIANS(125.04-1934.136*[.G56]))" office:value-type="float" office:value="23.4383553727455" calcext:value-type="float">
            <text:p>23.4383553727455</text:p>
          </table:table-cell>
          <table:table-cell table:formula="of:=DEGREES(ATAN2(COS(RADIANS([.P56]));COS(RADIANS([.R56]))*SIN(RADIANS([.P56]))))" office:value-type="float" office:value="-87.1569834886884" calcext:value-type="float">
            <text:p>-87.1569834886884</text:p>
          </table:table-cell>
          <table:table-cell table:formula="of:=DEGREES(ASIN(SIN(RADIANS([.R56]))*SIN(RADIANS([.P56]))))" office:value-type="float" office:value="-23.4126143551109" calcext:value-type="float">
            <text:p>-23.4126143551109</text:p>
          </table:table-cell>
          <table:table-cell table:formula="of:=TAN(RADIANS([.R56]/2))*TAN(RADIANS([.R56]/2))" office:value-type="float" office:value="0.0430309955756513" calcext:value-type="float">
            <text:p>0.0430309955756513</text:p>
          </table:table-cell>
          <table:table-cell table:formula="of:=4*DEGREES([.U56]*SIN(2*RADIANS([.I56]))-2*[.K56]*SIN(RADIANS([.J56]))+4*[.K56]*[.U56]*SIN(RADIANS([.J56]))*COS(2*RADIANS([.I56]))-0.5*[.U56]*[.U56]*SIN(4*RADIANS([.I56]))-1.25*[.K56]*[.K56]*SIN(2*RADIANS([.J56])))" office:value-type="float" office:value="0.467920749475324" calcext:value-type="float">
            <text:p>0.467920749475324</text:p>
          </table:table-cell>
          <table:table-cell table:formula="of:=DEGREES(ACOS(COS(RADIANS(90.833))/(COS(RADIANS([.$B$3]))*COS(RADIANS([.T56])))-TAN(RADIANS([.$B$3]))*TAN(RADIANS([.T56]))))" office:value-type="float" office:value="61.4902182805225" calcext:value-type="float">
            <text:p>61.4902182805225</text:p>
          </table:table-cell>
          <table:table-cell table:style-name="ce8" table:formula="of:=(720-4*[.$B$4]-[.V56]+[.$B$5]*60)/1440" office:value-type="time" office:time-value="PT11H53M06.057555031S" calcext:value-type="time">
            <text:p>11:53:06</text:p>
          </table:table-cell>
          <table:table-cell table:style-name="ce8" table:formula="of:=[.X56]-[.W56]*4/1440" office:value-type="time" office:time-value="PT07H47M08.405167706S" calcext:value-type="time">
            <text:p>7:47:08</text:p>
          </table:table-cell>
          <table:table-cell table:style-name="ce8" table:formula="of:=[.X56]+[.W56]*4/1440" office:value-type="time" office:time-value="PT15H59M03.709942357S" calcext:value-type="time">
            <text:p>15:59:03</text:p>
          </table:table-cell>
          <table:table-cell table:style-name="ce11" table:formula="of:=8*[.W56]" office:value-type="float" office:value="491.92174624418" calcext:value-type="float">
            <text:p>491.92174624418</text:p>
          </table:table-cell>
          <table:table-cell table:formula="of:=MOD([.E56]*1440+[.V56]+4*[.$B$4]-60*[.$B$5];1440)" office:value-type="float" office:value="336.899040749476" calcext:value-type="float">
            <text:p>336.899040749476</text:p>
          </table:table-cell>
          <table:table-cell table:formula="of:=IF([.AB56]/4&lt;0;[.AB56]/4+180;[.AB56]/4-180)" office:value-type="float" office:value="-95.7752398126311" calcext:value-type="float">
            <text:p>-95.7752398126311</text:p>
          </table:table-cell>
          <table:table-cell table:formula="of:=DEGREES(ACOS(SIN(RADIANS([.$B$3]))*SIN(RADIANS([.T56]))+COS(RADIANS([.$B$3]))*COS(RADIANS([.T56]))*COS(RADIANS([.AC56]))))" office:value-type="float" office:value="111.168635207044" calcext:value-type="float">
            <text:p>111.168635207044</text:p>
          </table:table-cell>
          <table:table-cell table:formula="of:=90-[.AD56]" office:value-type="float" office:value="-21.1686352070441" calcext:value-type="float">
            <text:p>-21.1686352070441</text:p>
          </table:table-cell>
          <table:table-cell table:formula="of:=IF([.AE56]&gt;85;0;IF([.AE56]&gt;5;58.1/TAN(RADIANS([.AE56]))-0.07/POWER(TAN(RADIANS([.AE56]));3)+0.000086/POWER(TAN(RADIANS([.AE56]));5);IF([.AE56]&gt;-0.575;1735+[.AE56]*(-518.2+[.AE56]*(103.4+[.AE56]*(-12.79+[.AE56]*0.711)));-20.772/TAN(RADIANS([.AE56])))))/3600" office:value-type="float" office:value="0.0149001357120848" calcext:value-type="float">
            <text:p>0.0149001357120848</text:p>
          </table:table-cell>
          <table:table-cell table:formula="of:=[.AE56]+[.AF56]" office:value-type="float" office:value="-21.153735071332" calcext:value-type="float">
            <text:p>-21.153735071332</text:p>
          </table:table-cell>
          <table:table-cell table:formula="of:=IF([.AC56]&gt;0;MOD(DEGREES(ACOS(((SIN(RADIANS([.$B$3]))*COS(RADIANS([.AD56])))-SIN(RADIANS([.T56])))/(COS(RADIANS([.$B$3]))*SIN(RADIANS([.AD56])))))+180;360);MOD(540-DEGREES(ACOS(((SIN(RADIANS([.$B$3]))*COS(RADIANS([.AD56])))-SIN(RADIANS([.T56])))/(COS(RADIANS([.$B$3]))*SIN(RADIANS([.AD56])))));360))" office:value-type="float" office:value="101.741464501117" calcext:value-type="float">
            <text:p>101.74146450111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56]+0.1/24" office:value-type="time" office:time-value="PT05H36M00S" calcext:value-type="time">
            <text:p>5:36:00</text:p>
          </table:table-cell>
          <table:table-cell table:style-name="ce9" table:formula="of:=[.D57]+2415018.5+[.E57]-[.$B$5]/24" office:value-type="float" office:value="2461033.69166667" calcext:value-type="float">
            <text:p>2461033.69</text:p>
          </table:table-cell>
          <table:table-cell table:style-name="ce10" table:formula="of:=([.F57]-2451545)/36525" office:value-type="float" office:value="0.259786219484377" calcext:value-type="float">
            <text:p>0.25978622</text:p>
          </table:table-cell>
          <table:table-cell/>
          <table:table-cell table:formula="of:=MOD(280.46646+[.G57]*(36000.76983+[.G57]*0.0003032);360)" office:value-type="float" office:value="272.97037312556" calcext:value-type="float">
            <text:p>272.97037312556</text:p>
          </table:table-cell>
          <table:table-cell table:formula="of:=357.52911+[.G57]*(35999.05029-0.0001537*[.G57])" office:value-type="float" office:value="9709.58627949404" calcext:value-type="float">
            <text:p>9709.58627949404</text:p>
          </table:table-cell>
          <table:table-cell table:formula="of:=0.016708634-[.G57]*(0.000042037+0.0000001267*[.G57])" office:value-type="float" office:value="0.0166977048158505" calcext:value-type="float">
            <text:p>0.0166977048158505</text:p>
          </table:table-cell>
          <table:table-cell table:formula="of:=SIN(RADIANS([.J57]))*(1.914602-[.G57]*(0.004817+0.000014*[.G57]))+SIN(RADIANS(2*[.J57]))*(0.019993-0.000101*[.G57])+SIN(RADIANS(3*[.J57]))*0.000289" office:value-type="float" office:value="-0.353096057028106" calcext:value-type="float">
            <text:p>-0.353096057028106</text:p>
          </table:table-cell>
          <table:table-cell table:formula="of:=[.I57]+[.L57]" office:value-type="float" office:value="272.617277068531" calcext:value-type="float">
            <text:p>272.617277068531</text:p>
          </table:table-cell>
          <table:table-cell table:formula="of:=[.J57]+[.L57]" office:value-type="float" office:value="9709.23318343701" calcext:value-type="float">
            <text:p>9709.23318343701</text:p>
          </table:table-cell>
          <table:table-cell table:formula="of:=(1.000001018*(1-[.K57]*[.K57]))/(1+[.K57]*COS(RADIANS([.N57])))" office:value-type="float" office:value="0.983587676154007" calcext:value-type="float">
            <text:p>0.983587676154007</text:p>
          </table:table-cell>
          <table:table-cell table:formula="of:=[.M57]-0.00569-0.00478*SIN(RADIANS(125.04-1934.136*[.G57]))" office:value-type="float" office:value="272.613018225215" calcext:value-type="float">
            <text:p>272.613018225215</text:p>
          </table:table-cell>
          <table:table-cell table:formula="of:=23+(26+((21.448-[.G57]*(46.815+[.G57]*(0.00059-[.G57]*0.001813))))/60)/60" office:value-type="float" office:value="23.4359128055842" calcext:value-type="float">
            <text:p>23.4359128055842</text:p>
          </table:table-cell>
          <table:table-cell table:formula="of:=[.Q57]+0.00256*COS(RADIANS(125.04-1934.136*[.G57]))" office:value-type="float" office:value="23.4383553683104" calcext:value-type="float">
            <text:p>23.4383553683104</text:p>
          </table:table-cell>
          <table:table-cell table:formula="of:=DEGREES(ATAN2(COS(RADIANS([.P57]));COS(RADIANS([.R57]))*SIN(RADIANS([.P57]))))" office:value-type="float" office:value="-87.1523590881354" calcext:value-type="float">
            <text:p>-87.1523590881354</text:p>
          </table:table-cell>
          <table:table-cell table:formula="of:=DEGREES(ASIN(SIN(RADIANS([.R57]))*SIN(RADIANS([.P57]))))" office:value-type="float" office:value="-23.4125305436939" calcext:value-type="float">
            <text:p>-23.4125305436939</text:p>
          </table:table-cell>
          <table:table-cell table:formula="of:=TAN(RADIANS([.R57]/2))*TAN(RADIANS([.R57]/2))" office:value-type="float" office:value="0.0430309955589031" calcext:value-type="float">
            <text:p>0.0430309955589031</text:p>
          </table:table-cell>
          <table:table-cell table:formula="of:=4*DEGREES([.U57]*SIN(2*RADIANS([.I57]))-2*[.K57]*SIN(RADIANS([.J57]))+4*[.K57]*[.U57]*SIN(RADIANS([.J57]))*COS(2*RADIANS([.I57]))-0.5*[.U57]*[.U57]*SIN(4*RADIANS([.I57]))-1.25*[.K57]*[.K57]*SIN(2*RADIANS([.J57])))" office:value-type="float" office:value="0.465856829754332" calcext:value-type="float">
            <text:p>0.465856829754332</text:p>
          </table:table-cell>
          <table:table-cell table:formula="of:=DEGREES(ACOS(COS(RADIANS(90.833))/(COS(RADIANS([.$B$3]))*COS(RADIANS([.T57])))-TAN(RADIANS([.$B$3]))*TAN(RADIANS([.T57]))))" office:value-type="float" office:value="61.4903484696799" calcext:value-type="float">
            <text:p>61.4903484696799</text:p>
          </table:table-cell>
          <table:table-cell table:style-name="ce8" table:formula="of:=(720-4*[.$B$4]-[.V57]+[.$B$5]*60)/1440" office:value-type="time" office:time-value="PT11H53M06.181390215S" calcext:value-type="time">
            <text:p>11:53:06</text:p>
          </table:table-cell>
          <table:table-cell table:style-name="ce8" table:formula="of:=[.X57]-[.W57]*4/1440" office:value-type="time" office:time-value="PT07H47M08.497757492S" calcext:value-type="time">
            <text:p>7:47:08</text:p>
          </table:table-cell>
          <table:table-cell table:style-name="ce8" table:formula="of:=[.X57]+[.W57]*4/1440" office:value-type="time" office:time-value="PT15H59M03.865022938S" calcext:value-type="time">
            <text:p>15:59:03</text:p>
          </table:table-cell>
          <table:table-cell table:style-name="ce11" table:formula="of:=8*[.W57]" office:value-type="float" office:value="491.922787757439" calcext:value-type="float">
            <text:p>491.922787757439</text:p>
          </table:table-cell>
          <table:table-cell table:formula="of:=MOD([.E57]*1440+[.V57]+4*[.$B$4]-60*[.$B$5];1440)" office:value-type="float" office:value="342.896976829755" calcext:value-type="float">
            <text:p>342.896976829755</text:p>
          </table:table-cell>
          <table:table-cell table:formula="of:=IF([.AB57]/4&lt;0;[.AB57]/4+180;[.AB57]/4-180)" office:value-type="float" office:value="-94.2757557925612" calcext:value-type="float">
            <text:p>-94.2757557925612</text:p>
          </table:table-cell>
          <table:table-cell table:formula="of:=DEGREES(ACOS(SIN(RADIANS([.$B$3]))*SIN(RADIANS([.T57]))+COS(RADIANS([.$B$3]))*COS(RADIANS([.T57]))*COS(RADIANS([.AC57]))))" office:value-type="float" office:value="110.211084384687" calcext:value-type="float">
            <text:p>110.211084384687</text:p>
          </table:table-cell>
          <table:table-cell table:formula="of:=90-[.AD57]" office:value-type="float" office:value="-20.2110843846873" calcext:value-type="float">
            <text:p>-20.2110843846873</text:p>
          </table:table-cell>
          <table:table-cell table:formula="of:=IF([.AE57]&gt;85;0;IF([.AE57]&gt;5;58.1/TAN(RADIANS([.AE57]))-0.07/POWER(TAN(RADIANS([.AE57]));3)+0.000086/POWER(TAN(RADIANS([.AE57]));5);IF([.AE57]&gt;-0.575;1735+[.AE57]*(-518.2+[.AE57]*(103.4+[.AE57]*(-12.79+[.AE57]*0.711)));-20.772/TAN(RADIANS([.AE57])))))/3600" office:value-type="float" office:value="0.015673043526604" calcext:value-type="float">
            <text:p>0.015673043526604</text:p>
          </table:table-cell>
          <table:table-cell table:formula="of:=[.AE57]+[.AF57]" office:value-type="float" office:value="-20.1954113411607" calcext:value-type="float">
            <text:p>-20.1954113411607</text:p>
          </table:table-cell>
          <table:table-cell table:formula="of:=IF([.AC57]&gt;0;MOD(DEGREES(ACOS(((SIN(RADIANS([.$B$3]))*COS(RADIANS([.AD57])))-SIN(RADIANS([.T57])))/(COS(RADIANS([.$B$3]))*SIN(RADIANS([.AD57])))))+180;360);MOD(540-DEGREES(ACOS(((SIN(RADIANS([.$B$3]))*COS(RADIANS([.AD57])))-SIN(RADIANS([.T57])))/(COS(RADIANS([.$B$3]))*SIN(RADIANS([.AD57])))));360))" office:value-type="float" office:value="102.797805859079" calcext:value-type="float">
            <text:p>102.79780585907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57]+0.1/24" office:value-type="time" office:time-value="PT05H42M00S" calcext:value-type="time">
            <text:p>5:42:00</text:p>
          </table:table-cell>
          <table:table-cell table:style-name="ce9" table:formula="of:=[.D58]+2415018.5+[.E58]-[.$B$5]/24" office:value-type="float" office:value="2461033.69583333" calcext:value-type="float">
            <text:p>2461033.70</text:p>
          </table:table-cell>
          <table:table-cell table:style-name="ce10" table:formula="of:=([.F58]-2451545)/36525" office:value-type="float" office:value="0.259786333561487" calcext:value-type="float">
            <text:p>0.25978633</text:p>
          </table:table-cell>
          <table:table-cell/>
          <table:table-cell table:formula="of:=MOD(280.46646+[.G58]*(36000.76983+[.G58]*0.0003032);360)" office:value-type="float" office:value="272.974479989334" calcext:value-type="float">
            <text:p>272.974479989334</text:p>
          </table:table-cell>
          <table:table-cell table:formula="of:=357.52911+[.G58]*(35999.05029-0.0001537*[.G58])" office:value-type="float" office:value="9709.59038616162" calcext:value-type="float">
            <text:p>9709.59038616162</text:p>
          </table:table-cell>
          <table:table-cell table:formula="of:=0.016708634-[.G58]*(0.000042037+0.0000001267*[.G58])" office:value-type="float" office:value="0.0166977048110475" calcext:value-type="float">
            <text:p>0.0166977048110475</text:p>
          </table:table-cell>
          <table:table-cell table:formula="of:=SIN(RADIANS([.J58]))*(1.914602-[.G58]*(0.004817+0.000014*[.G58]))+SIN(RADIANS(2*[.J58]))*(0.019993-0.000101*[.G58])+SIN(RADIANS(3*[.J58]))*0.000289" office:value-type="float" office:value="-0.352958447465893" calcext:value-type="float">
            <text:p>-0.352958447465893</text:p>
          </table:table-cell>
          <table:table-cell table:formula="of:=[.I58]+[.L58]" office:value-type="float" office:value="272.621521541868" calcext:value-type="float">
            <text:p>272.621521541868</text:p>
          </table:table-cell>
          <table:table-cell table:formula="of:=[.J58]+[.L58]" office:value-type="float" office:value="9709.23742771416" calcext:value-type="float">
            <text:p>9709.23742771416</text:p>
          </table:table-cell>
          <table:table-cell table:formula="of:=(1.000001018*(1-[.K58]*[.K58]))/(1+[.K58]*COS(RADIANS([.N58])))" office:value-type="float" office:value="0.983587452592781" calcext:value-type="float">
            <text:p>0.983587452592781</text:p>
          </table:table-cell>
          <table:table-cell table:formula="of:=[.M58]-0.00569-0.00478*SIN(RADIANS(125.04-1934.136*[.G58]))" office:value-type="float" office:value="272.617262716115" calcext:value-type="float">
            <text:p>272.617262716115</text:p>
          </table:table-cell>
          <table:table-cell table:formula="of:=23+(26+((21.448-[.G58]*(46.815+[.G58]*(0.00059-[.G58]*0.001813))))/60)/60" office:value-type="float" office:value="23.4359128041007" calcext:value-type="float">
            <text:p>23.4359128041007</text:p>
          </table:table-cell>
          <table:table-cell table:formula="of:=[.Q58]+0.00256*COS(RADIANS(125.04-1934.136*[.G58]))" office:value-type="float" office:value="23.4383553638753" calcext:value-type="float">
            <text:p>23.4383553638753</text:p>
          </table:table-cell>
          <table:table-cell table:formula="of:=DEGREES(ATAN2(COS(RADIANS([.P58]));COS(RADIANS([.R58]))*SIN(RADIANS([.P58]))))" office:value-type="float" office:value="-87.1477346918594" calcext:value-type="float">
            <text:p>-87.1477346918594</text:p>
          </table:table-cell>
          <table:table-cell table:formula="of:=DEGREES(ASIN(SIN(RADIANS([.R58]))*SIN(RADIANS([.P58]))))" office:value-type="float" office:value="-23.4124465961522" calcext:value-type="float">
            <text:p>-23.4124465961522</text:p>
          </table:table-cell>
          <table:table-cell table:formula="of:=TAN(RADIANS([.R58]/2))*TAN(RADIANS([.R58]/2))" office:value-type="float" office:value="0.0430309955421548" calcext:value-type="float">
            <text:p>0.0430309955421548</text:p>
          </table:table-cell>
          <table:table-cell table:formula="of:=4*DEGREES([.U58]*SIN(2*RADIANS([.I58]))-2*[.K58]*SIN(RADIANS([.J58]))+4*[.K58]*[.U58]*SIN(RADIANS([.J58]))*COS(2*RADIANS([.I58]))-0.5*[.U58]*[.U58]*SIN(4*RADIANS([.I58]))-1.25*[.K58]*[.K58]*SIN(2*RADIANS([.J58])))" office:value-type="float" office:value="0.463792925479516" calcext:value-type="float">
            <text:p>0.463792925479516</text:p>
          </table:table-cell>
          <table:table-cell table:formula="of:=DEGREES(ACOS(COS(RADIANS(90.833))/(COS(RADIANS([.$B$3]))*COS(RADIANS([.T58])))-TAN(RADIANS([.$B$3]))*TAN(RADIANS([.T58]))))" office:value-type="float" office:value="61.4904788699647" calcext:value-type="float">
            <text:p>61.4904788699647</text:p>
          </table:table-cell>
          <table:table-cell table:style-name="ce8" table:formula="of:=(720-4*[.$B$4]-[.V58]+[.$B$5]*60)/1440" office:value-type="time" office:time-value="PT11H53M06.305224471S" calcext:value-type="time">
            <text:p>11:53:06</text:p>
          </table:table-cell>
          <table:table-cell table:style-name="ce8" table:formula="of:=[.X58]-[.W58]*4/1440" office:value-type="time" office:time-value="PT07H47M08.59029568S" calcext:value-type="time">
            <text:p>7:47:08</text:p>
          </table:table-cell>
          <table:table-cell table:style-name="ce8" table:formula="of:=[.X58]+[.W58]*4/1440" office:value-type="time" office:time-value="PT15H59M04.020153263S" calcext:value-type="time">
            <text:p>15:59:04</text:p>
          </table:table-cell>
          <table:table-cell table:style-name="ce11" table:formula="of:=8*[.W58]" office:value-type="float" office:value="491.923830959717" calcext:value-type="float">
            <text:p>491.923830959717</text:p>
          </table:table-cell>
          <table:table-cell table:formula="of:=MOD([.E58]*1440+[.V58]+4*[.$B$4]-60*[.$B$5];1440)" office:value-type="float" office:value="348.89491292548" calcext:value-type="float">
            <text:p>348.89491292548</text:p>
          </table:table-cell>
          <table:table-cell table:formula="of:=IF([.AB58]/4&lt;0;[.AB58]/4+180;[.AB58]/4-180)" office:value-type="float" office:value="-92.7762717686301" calcext:value-type="float">
            <text:p>-92.7762717686301</text:p>
          </table:table-cell>
          <table:table-cell table:formula="of:=DEGREES(ACOS(SIN(RADIANS([.$B$3]))*SIN(RADIANS([.T58]))+COS(RADIANS([.$B$3]))*COS(RADIANS([.T58]))*COS(RADIANS([.AC58]))))" office:value-type="float" office:value="109.257530025374" calcext:value-type="float">
            <text:p>109.257530025374</text:p>
          </table:table-cell>
          <table:table-cell table:formula="of:=90-[.AD58]" office:value-type="float" office:value="-19.2575300253735" calcext:value-type="float">
            <text:p>-19.2575300253735</text:p>
          </table:table-cell>
          <table:table-cell table:formula="of:=IF([.AE58]&gt;85;0;IF([.AE58]&gt;5;58.1/TAN(RADIANS([.AE58]))-0.07/POWER(TAN(RADIANS([.AE58]));3)+0.000086/POWER(TAN(RADIANS([.AE58]));5);IF([.AE58]&gt;-0.575;1735+[.AE58]*(-518.2+[.AE58]*(103.4+[.AE58]*(-12.79+[.AE58]*0.711)));-20.772/TAN(RADIANS([.AE58])))))/3600" office:value-type="float" office:value="0.0165157686785806" calcext:value-type="float">
            <text:p>0.0165157686785806</text:p>
          </table:table-cell>
          <table:table-cell table:formula="of:=[.AE58]+[.AF58]" office:value-type="float" office:value="-19.2410142566949" calcext:value-type="float">
            <text:p>-19.2410142566949</text:p>
          </table:table-cell>
          <table:table-cell table:formula="of:=IF([.AC58]&gt;0;MOD(DEGREES(ACOS(((SIN(RADIANS([.$B$3]))*COS(RADIANS([.AD58])))-SIN(RADIANS([.T58])))/(COS(RADIANS([.$B$3]))*SIN(RADIANS([.AD58])))))+180;360);MOD(540-DEGREES(ACOS(((SIN(RADIANS([.$B$3]))*COS(RADIANS([.AD58])))-SIN(RADIANS([.T58])))/(COS(RADIANS([.$B$3]))*SIN(RADIANS([.AD58])))));360))" office:value-type="float" office:value="103.851778960779" calcext:value-type="float">
            <text:p>103.85177896077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58]+0.1/24" office:value-type="time" office:time-value="PT05H48M00S" calcext:value-type="time">
            <text:p>5:48:00</text:p>
          </table:table-cell>
          <table:table-cell table:style-name="ce9" table:formula="of:=[.D59]+2415018.5+[.E59]-[.$B$5]/24" office:value-type="float" office:value="2461033.7" calcext:value-type="float">
            <text:p>2461033.70</text:p>
          </table:table-cell>
          <table:table-cell table:style-name="ce10" table:formula="of:=([.F59]-2451545)/36525" office:value-type="float" office:value="0.259786447638609" calcext:value-type="float">
            <text:p>0.25978645</text:p>
          </table:table-cell>
          <table:table-cell/>
          <table:table-cell table:formula="of:=MOD(280.46646+[.G59]*(36000.76983+[.G59]*0.0003032);360)" office:value-type="float" office:value="272.978586853567" calcext:value-type="float">
            <text:p>272.978586853567</text:p>
          </table:table-cell>
          <table:table-cell table:formula="of:=357.52911+[.G59]*(35999.05029-0.0001537*[.G59])" office:value-type="float" office:value="9709.59449282967" calcext:value-type="float">
            <text:p>9709.59449282967</text:p>
          </table:table-cell>
          <table:table-cell table:formula="of:=0.016708634-[.G59]*(0.000042037+0.0000001267*[.G59])" office:value-type="float" office:value="0.0166977048062445" calcext:value-type="float">
            <text:p>0.0166977048062445</text:p>
          </table:table-cell>
          <table:table-cell table:formula="of:=SIN(RADIANS([.J59]))*(1.914602-[.G59]*(0.004817+0.000014*[.G59]))+SIN(RADIANS(2*[.J59]))*(0.019993-0.000101*[.G59])+SIN(RADIANS(3*[.J59]))*0.000289" office:value-type="float" office:value="-0.352820835959431" calcext:value-type="float">
            <text:p>-0.352820835959431</text:p>
          </table:table-cell>
          <table:table-cell table:formula="of:=[.I59]+[.L59]" office:value-type="float" office:value="272.625766017608" calcext:value-type="float">
            <text:p>272.625766017608</text:p>
          </table:table-cell>
          <table:table-cell table:formula="of:=[.J59]+[.L59]" office:value-type="float" office:value="9709.24167199371" calcext:value-type="float">
            <text:p>9709.24167199371</text:p>
          </table:table-cell>
          <table:table-cell table:formula="of:=(1.000001018*(1-[.K59]*[.K59]))/(1+[.K59]*COS(RADIANS([.N59])))" office:value-type="float" office:value="0.983587229118637" calcext:value-type="float">
            <text:p>0.983587229118637</text:p>
          </table:table-cell>
          <table:table-cell table:formula="of:=[.M59]-0.00569-0.00478*SIN(RADIANS(125.04-1934.136*[.G59]))" office:value-type="float" office:value="272.621507209418" calcext:value-type="float">
            <text:p>272.621507209418</text:p>
          </table:table-cell>
          <table:table-cell table:formula="of:=23+(26+((21.448-[.G59]*(46.815+[.G59]*(0.00059-[.G59]*0.001813))))/60)/60" office:value-type="float" office:value="23.4359128026173" calcext:value-type="float">
            <text:p>23.4359128026173</text:p>
          </table:table-cell>
          <table:table-cell table:formula="of:=[.Q59]+0.00256*COS(RADIANS(125.04-1934.136*[.G59]))" office:value-type="float" office:value="23.4383553594401" calcext:value-type="float">
            <text:p>23.4383553594401</text:p>
          </table:table-cell>
          <table:table-cell table:formula="of:=DEGREES(ATAN2(COS(RADIANS([.P59]));COS(RADIANS([.R59]))*SIN(RADIANS([.P59]))))" office:value-type="float" office:value="-87.1431102988381" calcext:value-type="float">
            <text:p>-87.1431102988381</text:p>
          </table:table-cell>
          <table:table-cell table:formula="of:=DEGREES(ASIN(SIN(RADIANS([.R59]))*SIN(RADIANS([.P59]))))" office:value-type="float" office:value="-23.4123625124677" calcext:value-type="float">
            <text:p>-23.4123625124677</text:p>
          </table:table-cell>
          <table:table-cell table:formula="of:=TAN(RADIANS([.R59]/2))*TAN(RADIANS([.R59]/2))" office:value-type="float" office:value="0.0430309955254063" calcext:value-type="float">
            <text:p>0.0430309955254063</text:p>
          </table:table-cell>
          <table:table-cell table:formula="of:=4*DEGREES([.U59]*SIN(2*RADIANS([.I59]))-2*[.K59]*SIN(RADIANS([.J59]))+4*[.K59]*[.U59]*SIN(RADIANS([.J59]))*COS(2*RADIANS([.I59]))-0.5*[.U59]*[.U59]*SIN(4*RADIANS([.I59]))-1.25*[.K59]*[.K59]*SIN(2*RADIANS([.J59])))" office:value-type="float" office:value="0.461729036228204" calcext:value-type="float">
            <text:p>0.461729036228204</text:p>
          </table:table-cell>
          <table:table-cell table:formula="of:=DEGREES(ACOS(COS(RADIANS(90.833))/(COS(RADIANS([.$B$3]))*COS(RADIANS([.T59])))-TAN(RADIANS([.$B$3]))*TAN(RADIANS([.T59]))))" office:value-type="float" office:value="61.4906094814035" calcext:value-type="float">
            <text:p>61.4906094814035</text:p>
          </table:table-cell>
          <table:table-cell table:style-name="ce8" table:formula="of:=(720-4*[.$B$4]-[.V59]+[.$B$5]*60)/1440" office:value-type="time" office:time-value="PT11H53M06.429057826S" calcext:value-type="time">
            <text:p>11:53:06</text:p>
          </table:table-cell>
          <table:table-cell table:style-name="ce8" table:formula="of:=[.X59]-[.W59]*4/1440" office:value-type="time" office:time-value="PT07H47M08.682782289S" calcext:value-type="time">
            <text:p>7:47:08</text:p>
          </table:table-cell>
          <table:table-cell table:style-name="ce8" table:formula="of:=[.X59]+[.W59]*4/1440" office:value-type="time" office:time-value="PT15H59M04.175333363S" calcext:value-type="time">
            <text:p>15:59:04</text:p>
          </table:table-cell>
          <table:table-cell table:style-name="ce11" table:formula="of:=8*[.W59]" office:value-type="float" office:value="491.924875851228" calcext:value-type="float">
            <text:p>491.924875851228</text:p>
          </table:table-cell>
          <table:table-cell table:formula="of:=MOD([.E59]*1440+[.V59]+4*[.$B$4]-60*[.$B$5];1440)" office:value-type="float" office:value="354.892849036229" calcext:value-type="float">
            <text:p>354.892849036229</text:p>
          </table:table-cell>
          <table:table-cell table:formula="of:=IF([.AB59]/4&lt;0;[.AB59]/4+180;[.AB59]/4-180)" office:value-type="float" office:value="-91.2767877409428" calcext:value-type="float">
            <text:p>-91.2767877409428</text:p>
          </table:table-cell>
          <table:table-cell table:formula="of:=DEGREES(ACOS(SIN(RADIANS([.$B$3]))*SIN(RADIANS([.T59]))+COS(RADIANS([.$B$3]))*COS(RADIANS([.T59]))*COS(RADIANS([.AC59]))))" office:value-type="float" office:value="108.30828674874" calcext:value-type="float">
            <text:p>108.30828674874</text:p>
          </table:table-cell>
          <table:table-cell table:formula="of:=90-[.AD59]" office:value-type="float" office:value="-18.3082867487404" calcext:value-type="float">
            <text:p>-18.3082867487404</text:p>
          </table:table-cell>
          <table:table-cell table:formula="of:=IF([.AE59]&gt;85;0;IF([.AE59]&gt;5;58.1/TAN(RADIANS([.AE59]))-0.07/POWER(TAN(RADIANS([.AE59]));3)+0.000086/POWER(TAN(RADIANS([.AE59]));5);IF([.AE59]&gt;-0.575;1735+[.AE59]*(-518.2+[.AE59]*(103.4+[.AE59]*(-12.79+[.AE59]*0.711)));-20.772/TAN(RADIANS([.AE59])))))/3600" office:value-type="float" office:value="0.0174384074813474" calcext:value-type="float">
            <text:p>0.0174384074813474</text:p>
          </table:table-cell>
          <table:table-cell table:formula="of:=[.AE59]+[.AF59]" office:value-type="float" office:value="-18.2908483412591" calcext:value-type="float">
            <text:p>-18.2908483412591</text:p>
          </table:table-cell>
          <table:table-cell table:formula="of:=IF([.AC59]&gt;0;MOD(DEGREES(ACOS(((SIN(RADIANS([.$B$3]))*COS(RADIANS([.AD59])))-SIN(RADIANS([.T59])))/(COS(RADIANS([.$B$3]))*SIN(RADIANS([.AD59])))))+180;360);MOD(540-DEGREES(ACOS(((SIN(RADIANS([.$B$3]))*COS(RADIANS([.AD59])))-SIN(RADIANS([.T59])))/(COS(RADIANS([.$B$3]))*SIN(RADIANS([.AD59])))));360))" office:value-type="float" office:value="104.904013427969" calcext:value-type="float">
            <text:p>104.90401342796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59]+0.1/24" office:value-type="time" office:time-value="PT05H54M00S" calcext:value-type="time">
            <text:p>5:54:00</text:p>
          </table:table-cell>
          <table:table-cell table:style-name="ce9" table:formula="of:=[.D60]+2415018.5+[.E60]-[.$B$5]/24" office:value-type="float" office:value="2461033.70416667" calcext:value-type="float">
            <text:p>2461033.70</text:p>
          </table:table-cell>
          <table:table-cell table:style-name="ce10" table:formula="of:=([.F60]-2451545)/36525" office:value-type="float" office:value="0.259786561715718" calcext:value-type="float">
            <text:p>0.25978656</text:p>
          </table:table-cell>
          <table:table-cell/>
          <table:table-cell table:formula="of:=MOD(280.46646+[.G60]*(36000.76983+[.G60]*0.0003032);360)" office:value-type="float" office:value="272.982693717338" calcext:value-type="float">
            <text:p>272.982693717338</text:p>
          </table:table-cell>
          <table:table-cell table:formula="of:=357.52911+[.G60]*(35999.05029-0.0001537*[.G60])" office:value-type="float" office:value="9709.59859949726" calcext:value-type="float">
            <text:p>9709.59859949726</text:p>
          </table:table-cell>
          <table:table-cell table:formula="of:=0.016708634-[.G60]*(0.000042037+0.0000001267*[.G60])" office:value-type="float" office:value="0.0166977048014416" calcext:value-type="float">
            <text:p>0.0166977048014416</text:p>
          </table:table-cell>
          <table:table-cell table:formula="of:=SIN(RADIANS([.J60]))*(1.914602-[.G60]*(0.004817+0.000014*[.G60]))+SIN(RADIANS(2*[.J60]))*(0.019993-0.000101*[.G60])+SIN(RADIANS(3*[.J60]))*0.000289" office:value-type="float" office:value="-0.352683222540519" calcext:value-type="float">
            <text:p>-0.352683222540519</text:p>
          </table:table-cell>
          <table:table-cell table:formula="of:=[.I60]+[.L60]" office:value-type="float" office:value="272.630010494798" calcext:value-type="float">
            <text:p>272.630010494798</text:p>
          </table:table-cell>
          <table:table-cell table:formula="of:=[.J60]+[.L60]" office:value-type="float" office:value="9709.24591627472" calcext:value-type="float">
            <text:p>9709.24591627472</text:p>
          </table:table-cell>
          <table:table-cell table:formula="of:=(1.000001018*(1-[.K60]*[.K60]))/(1+[.K60]*COS(RADIANS([.N60])))" office:value-type="float" office:value="0.983587005731627" calcext:value-type="float">
            <text:p>0.983587005731627</text:p>
          </table:table-cell>
          <table:table-cell table:formula="of:=[.M60]-0.00569-0.00478*SIN(RADIANS(125.04-1934.136*[.G60]))" office:value-type="float" office:value="272.625751704171" calcext:value-type="float">
            <text:p>272.625751704171</text:p>
          </table:table-cell>
          <table:table-cell table:formula="of:=23+(26+((21.448-[.G60]*(46.815+[.G60]*(0.00059-[.G60]*0.001813))))/60)/60" office:value-type="float" office:value="23.4359128011338" calcext:value-type="float">
            <text:p>23.4359128011338</text:p>
          </table:table-cell>
          <table:table-cell table:formula="of:=[.Q60]+0.00256*COS(RADIANS(125.04-1934.136*[.G60]))" office:value-type="float" office:value="23.4383553550049" calcext:value-type="float">
            <text:p>23.4383553550049</text:p>
          </table:table-cell>
          <table:table-cell table:formula="of:=DEGREES(ATAN2(COS(RADIANS([.P60]));COS(RADIANS([.R60]))*SIN(RADIANS([.P60]))))" office:value-type="float" office:value="-87.1384859101183" calcext:value-type="float">
            <text:p>-87.1384859101183</text:p>
          </table:table-cell>
          <table:table-cell table:formula="of:=DEGREES(ASIN(SIN(RADIANS([.R60]))*SIN(RADIANS([.P60]))))" office:value-type="float" office:value="-23.4122782926597" calcext:value-type="float">
            <text:p>-23.4122782926597</text:p>
          </table:table-cell>
          <table:table-cell table:formula="of:=TAN(RADIANS([.R60]/2))*TAN(RADIANS([.R60]/2))" office:value-type="float" office:value="0.0430309955086577" calcext:value-type="float">
            <text:p>0.0430309955086577</text:p>
          </table:table-cell>
          <table:table-cell table:formula="of:=4*DEGREES([.U60]*SIN(2*RADIANS([.I60]))-2*[.K60]*SIN(RADIANS([.J60]))+4*[.K60]*[.U60]*SIN(RADIANS([.J60]))*COS(2*RADIANS([.I60]))-0.5*[.U60]*[.U60]*SIN(4*RADIANS([.I60]))-1.25*[.K60]*[.K60]*SIN(2*RADIANS([.J60])))" office:value-type="float" office:value="0.459665162503765" calcext:value-type="float">
            <text:p>0.459665162503765</text:p>
          </table:table-cell>
          <table:table-cell table:formula="of:=DEGREES(ACOS(COS(RADIANS(90.833))/(COS(RADIANS([.$B$3]))*COS(RADIANS([.T60])))-TAN(RADIANS([.$B$3]))*TAN(RADIANS([.T60]))))" office:value-type="float" office:value="61.4907403039647" calcext:value-type="float">
            <text:p>61.4907403039647</text:p>
          </table:table-cell>
          <table:table-cell table:style-name="ce8" table:formula="of:=(720-4*[.$B$4]-[.V60]+[.$B$5]*60)/1440" office:value-type="time" office:time-value="PT11H53M06.55289025S" calcext:value-type="time">
            <text:p>11:53:06</text:p>
          </table:table-cell>
          <table:table-cell table:style-name="ce8" table:formula="of:=[.X60]-[.W60]*4/1440" office:value-type="time" office:time-value="PT07H47M08.775217298S" calcext:value-type="time">
            <text:p>7:47:08</text:p>
          </table:table-cell>
          <table:table-cell table:style-name="ce8" table:formula="of:=[.X60]+[.W60]*4/1440" office:value-type="time" office:time-value="PT15H59M04.330563201S" calcext:value-type="time">
            <text:p>15:59:04</text:p>
          </table:table-cell>
          <table:table-cell table:style-name="ce11" table:formula="of:=8*[.W60]" office:value-type="float" office:value="491.925922431718" calcext:value-type="float">
            <text:p>491.925922431718</text:p>
          </table:table-cell>
          <table:table-cell table:formula="of:=MOD([.E60]*1440+[.V60]+4*[.$B$4]-60*[.$B$5];1440)" office:value-type="float" office:value="360.890785162505" calcext:value-type="float">
            <text:p>360.890785162505</text:p>
          </table:table-cell>
          <table:table-cell table:formula="of:=IF([.AB60]/4&lt;0;[.AB60]/4+180;[.AB60]/4-180)" office:value-type="float" office:value="-89.7773037093738" calcext:value-type="float">
            <text:p>-89.7773037093738</text:p>
          </table:table-cell>
          <table:table-cell table:formula="of:=DEGREES(ACOS(SIN(RADIANS([.$B$3]))*SIN(RADIANS([.T60]))+COS(RADIANS([.$B$3]))*COS(RADIANS([.T60]))*COS(RADIANS([.AC60]))))" office:value-type="float" office:value="107.363668656032" calcext:value-type="float">
            <text:p>107.363668656032</text:p>
          </table:table-cell>
          <table:table-cell table:formula="of:=90-[.AD60]" office:value-type="float" office:value="-17.3636686560316" calcext:value-type="float">
            <text:p>-17.3636686560316</text:p>
          </table:table-cell>
          <table:table-cell table:formula="of:=IF([.AE60]&gt;85;0;IF([.AE60]&gt;5;58.1/TAN(RADIANS([.AE60]))-0.07/POWER(TAN(RADIANS([.AE60]));3)+0.000086/POWER(TAN(RADIANS([.AE60]));5);IF([.AE60]&gt;-0.575;1735+[.AE60]*(-518.2+[.AE60]*(103.4+[.AE60]*(-12.79+[.AE60]*0.711)));-20.772/TAN(RADIANS([.AE60])))))/3600" office:value-type="float" office:value="0.0184530895232096" calcext:value-type="float">
            <text:p>0.0184530895232096</text:p>
          </table:table-cell>
          <table:table-cell table:formula="of:=[.AE60]+[.AF60]" office:value-type="float" office:value="-17.3452155665084" calcext:value-type="float">
            <text:p>-17.3452155665084</text:p>
          </table:table-cell>
          <table:table-cell table:formula="of:=IF([.AC60]&gt;0;MOD(DEGREES(ACOS(((SIN(RADIANS([.$B$3]))*COS(RADIANS([.AD60])))-SIN(RADIANS([.T60])))/(COS(RADIANS([.$B$3]))*SIN(RADIANS([.AD60])))))+180;360);MOD(540-DEGREES(ACOS(((SIN(RADIANS([.$B$3]))*COS(RADIANS([.AD60])))-SIN(RADIANS([.T60])))/(COS(RADIANS([.$B$3]))*SIN(RADIANS([.AD60])))));360))" office:value-type="float" office:value="105.955117928166" calcext:value-type="float">
            <text:p>105.95511792816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60]+0.1/24" office:value-type="time" office:time-value="PT06H00M00S" calcext:value-type="time">
            <text:p>6:00:00</text:p>
          </table:table-cell>
          <table:table-cell table:style-name="ce9" table:formula="of:=[.D61]+2415018.5+[.E61]-[.$B$5]/24" office:value-type="float" office:value="2461033.70833333" calcext:value-type="float">
            <text:p>2461033.71</text:p>
          </table:table-cell>
          <table:table-cell table:style-name="ce10" table:formula="of:=([.F61]-2451545)/36525" office:value-type="float" office:value="0.25978667579284" calcext:value-type="float">
            <text:p>0.25978668</text:p>
          </table:table-cell>
          <table:table-cell/>
          <table:table-cell table:formula="of:=MOD(280.46646+[.G61]*(36000.76983+[.G61]*0.0003032);360)" office:value-type="float" office:value="272.986800581572" calcext:value-type="float">
            <text:p>272.986800581572</text:p>
          </table:table-cell>
          <table:table-cell table:formula="of:=357.52911+[.G61]*(35999.05029-0.0001537*[.G61])" office:value-type="float" office:value="9709.6027061653" calcext:value-type="float">
            <text:p>9709.6027061653</text:p>
          </table:table-cell>
          <table:table-cell table:formula="of:=0.016708634-[.G61]*(0.000042037+0.0000001267*[.G61])" office:value-type="float" office:value="0.0166977047966386" calcext:value-type="float">
            <text:p>0.0166977047966386</text:p>
          </table:table-cell>
          <table:table-cell table:formula="of:=SIN(RADIANS([.J61]))*(1.914602-[.G61]*(0.004817+0.000014*[.G61]))+SIN(RADIANS(2*[.J61]))*(0.019993-0.000101*[.G61])+SIN(RADIANS(3*[.J61]))*0.000289" office:value-type="float" office:value="-0.352545607178911" calcext:value-type="float">
            <text:p>-0.352545607178911</text:p>
          </table:table-cell>
          <table:table-cell table:formula="of:=[.I61]+[.L61]" office:value-type="float" office:value="272.634254974393" calcext:value-type="float">
            <text:p>272.634254974393</text:p>
          </table:table-cell>
          <table:table-cell table:formula="of:=[.J61]+[.L61]" office:value-type="float" office:value="9709.25016055812" calcext:value-type="float">
            <text:p>9709.25016055812</text:p>
          </table:table-cell>
          <table:table-cell table:formula="of:=(1.000001018*(1-[.K61]*[.K61]))/(1+[.K61]*COS(RADIANS([.N61])))" office:value-type="float" office:value="0.983586782431704" calcext:value-type="float">
            <text:p>0.983586782431704</text:p>
          </table:table-cell>
          <table:table-cell table:formula="of:=[.M61]-0.00569-0.00478*SIN(RADIANS(125.04-1934.136*[.G61]))" office:value-type="float" office:value="272.629996201328" calcext:value-type="float">
            <text:p>272.629996201328</text:p>
          </table:table-cell>
          <table:table-cell table:formula="of:=23+(26+((21.448-[.G61]*(46.815+[.G61]*(0.00059-[.G61]*0.001813))))/60)/60" office:value-type="float" office:value="23.4359127996503" calcext:value-type="float">
            <text:p>23.4359127996503</text:p>
          </table:table-cell>
          <table:table-cell table:formula="of:=[.Q61]+0.00256*COS(RADIANS(125.04-1934.136*[.G61]))" office:value-type="float" office:value="23.4383553505697" calcext:value-type="float">
            <text:p>23.4383553505697</text:p>
          </table:table-cell>
          <table:table-cell table:formula="of:=DEGREES(ATAN2(COS(RADIANS([.P61]));COS(RADIANS([.R61]))*SIN(RADIANS([.P61]))))" office:value-type="float" office:value="-87.1338615246698" calcext:value-type="float">
            <text:p>-87.1338615246698</text:p>
          </table:table-cell>
          <table:table-cell table:formula="of:=DEGREES(ASIN(SIN(RADIANS([.R61]))*SIN(RADIANS([.P61]))))" office:value-type="float" office:value="-23.4121939367099" calcext:value-type="float">
            <text:p>-23.4121939367099</text:p>
          </table:table-cell>
          <table:table-cell table:formula="of:=TAN(RADIANS([.R61]/2))*TAN(RADIANS([.R61]/2))" office:value-type="float" office:value="0.043030995491909" calcext:value-type="float">
            <text:p>0.043030995491909</text:p>
          </table:table-cell>
          <table:table-cell table:formula="of:=4*DEGREES([.U61]*SIN(2*RADIANS([.I61]))-2*[.K61]*SIN(RADIANS([.J61]))+4*[.K61]*[.U61]*SIN(RADIANS([.J61]))*COS(2*RADIANS([.I61]))-0.5*[.U61]*[.U61]*SIN(4*RADIANS([.I61]))-1.25*[.K61]*[.K61]*SIN(2*RADIANS([.J61])))" office:value-type="float" office:value="0.457601303881605" calcext:value-type="float">
            <text:p>0.457601303881605</text:p>
          </table:table-cell>
          <table:table-cell table:formula="of:=DEGREES(ACOS(COS(RADIANS(90.833))/(COS(RADIANS([.$B$3]))*COS(RADIANS([.T61])))-TAN(RADIANS([.$B$3]))*TAN(RADIANS([.T61]))))" office:value-type="float" office:value="61.4908713376752" calcext:value-type="float">
            <text:p>61.4908713376752</text:p>
          </table:table-cell>
          <table:table-cell table:style-name="ce8" table:formula="of:=(720-4*[.$B$4]-[.V61]+[.$B$5]*60)/1440" office:value-type="time" office:time-value="PT11H53M06.676721767S" calcext:value-type="time">
            <text:p>11:53:06</text:p>
          </table:table-cell>
          <table:table-cell table:style-name="ce8" table:formula="of:=[.X61]-[.W61]*4/1440" office:value-type="time" office:time-value="PT07H47M08.867600725S" calcext:value-type="time">
            <text:p>7:47:08</text:p>
          </table:table-cell>
          <table:table-cell table:style-name="ce8" table:formula="of:=[.X61]+[.W61]*4/1440" office:value-type="time" office:time-value="PT15H59M04.485842809S" calcext:value-type="time">
            <text:p>15:59:04</text:p>
          </table:table-cell>
          <table:table-cell table:style-name="ce11" table:formula="of:=8*[.W61]" office:value-type="float" office:value="491.926970701402" calcext:value-type="float">
            <text:p>491.926970701402</text:p>
          </table:table-cell>
          <table:table-cell table:formula="of:=MOD([.E61]*1440+[.V61]+4*[.$B$4]-60*[.$B$5];1440)" office:value-type="float" office:value="366.888721303882" calcext:value-type="float">
            <text:p>366.888721303882</text:p>
          </table:table-cell>
          <table:table-cell table:formula="of:=IF([.AB61]/4&lt;0;[.AB61]/4+180;[.AB61]/4-180)" office:value-type="float" office:value="-88.2778196740296" calcext:value-type="float">
            <text:p>-88.2778196740296</text:p>
          </table:table-cell>
          <table:table-cell table:formula="of:=DEGREES(ACOS(SIN(RADIANS([.$B$3]))*SIN(RADIANS([.T61]))+COS(RADIANS([.$B$3]))*COS(RADIANS([.T61]))*COS(RADIANS([.AC61]))))" office:value-type="float" office:value="106.423989891234" calcext:value-type="float">
            <text:p>106.423989891234</text:p>
          </table:table-cell>
          <table:table-cell table:formula="of:=90-[.AD61]" office:value-type="float" office:value="-16.4239898912339" calcext:value-type="float">
            <text:p>-16.4239898912339</text:p>
          </table:table-cell>
          <table:table-cell table:formula="of:=IF([.AE61]&gt;85;0;IF([.AE61]&gt;5;58.1/TAN(RADIANS([.AE61]))-0.07/POWER(TAN(RADIANS([.AE61]));3)+0.000086/POWER(TAN(RADIANS([.AE61]));5);IF([.AE61]&gt;-0.575;1735+[.AE61]*(-518.2+[.AE61]*(103.4+[.AE61]*(-12.79+[.AE61]*0.711)));-20.772/TAN(RADIANS([.AE61])))))/3600" office:value-type="float" office:value="0.0195745149870201" calcext:value-type="float">
            <text:p>0.0195745149870201</text:p>
          </table:table-cell>
          <table:table-cell table:formula="of:=[.AE61]+[.AF61]" office:value-type="float" office:value="-16.4044153762469" calcext:value-type="float">
            <text:p>-16.4044153762469</text:p>
          </table:table-cell>
          <table:table-cell table:formula="of:=IF([.AC61]&gt;0;MOD(DEGREES(ACOS(((SIN(RADIANS([.$B$3]))*COS(RADIANS([.AD61])))-SIN(RADIANS([.T61])))/(COS(RADIANS([.$B$3]))*SIN(RADIANS([.AD61])))))+180;360);MOD(540-DEGREES(ACOS(((SIN(RADIANS([.$B$3]))*COS(RADIANS([.AD61])))-SIN(RADIANS([.T61])))/(COS(RADIANS([.$B$3]))*SIN(RADIANS([.AD61])))));360))" office:value-type="float" office:value="107.005681423497" calcext:value-type="float">
            <text:p>107.00568142349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61]+0.1/24" office:value-type="time" office:time-value="PT06H06M00S" calcext:value-type="time">
            <text:p>6:06:00</text:p>
          </table:table-cell>
          <table:table-cell table:style-name="ce9" table:formula="of:=[.D62]+2415018.5+[.E62]-[.$B$5]/24" office:value-type="float" office:value="2461033.7125" calcext:value-type="float">
            <text:p>2461033.71</text:p>
          </table:table-cell>
          <table:table-cell table:style-name="ce10" table:formula="of:=([.F62]-2451545)/36525" office:value-type="float" office:value="0.259786789869962" calcext:value-type="float">
            <text:p>0.25978679</text:p>
          </table:table-cell>
          <table:table-cell/>
          <table:table-cell table:formula="of:=MOD(280.46646+[.G62]*(36000.76983+[.G62]*0.0003032);360)" office:value-type="float" office:value="272.990907445805" calcext:value-type="float">
            <text:p>272.990907445805</text:p>
          </table:table-cell>
          <table:table-cell table:formula="of:=357.52911+[.G62]*(35999.05029-0.0001537*[.G62])" office:value-type="float" office:value="9709.60681283335" calcext:value-type="float">
            <text:p>9709.60681283335</text:p>
          </table:table-cell>
          <table:table-cell table:formula="of:=0.016708634-[.G62]*(0.000042037+0.0000001267*[.G62])" office:value-type="float" office:value="0.0166977047918356" calcext:value-type="float">
            <text:p>0.0166977047918356</text:p>
          </table:table-cell>
          <table:table-cell table:formula="of:=SIN(RADIANS([.J62]))*(1.914602-[.G62]*(0.004817+0.000014*[.G62]))+SIN(RADIANS(2*[.J62]))*(0.019993-0.000101*[.G62])+SIN(RADIANS(3*[.J62]))*0.000289" office:value-type="float" office:value="-0.352407989890966" calcext:value-type="float">
            <text:p>-0.352407989890966</text:p>
          </table:table-cell>
          <table:table-cell table:formula="of:=[.I62]+[.L62]" office:value-type="float" office:value="272.638499455914" calcext:value-type="float">
            <text:p>272.638499455914</text:p>
          </table:table-cell>
          <table:table-cell table:formula="of:=[.J62]+[.L62]" office:value-type="float" office:value="9709.25440484346" calcext:value-type="float">
            <text:p>9709.25440484346</text:p>
          </table:table-cell>
          <table:table-cell table:formula="of:=(1.000001018*(1-[.K62]*[.K62]))/(1+[.K62]*COS(RADIANS([.N62])))" office:value-type="float" office:value="0.983586559218892" calcext:value-type="float">
            <text:p>0.983586559218892</text:p>
          </table:table-cell>
          <table:table-cell table:formula="of:=[.M62]-0.00569-0.00478*SIN(RADIANS(125.04-1934.136*[.G62]))" office:value-type="float" office:value="272.634240700412" calcext:value-type="float">
            <text:p>272.634240700412</text:p>
          </table:table-cell>
          <table:table-cell table:formula="of:=23+(26+((21.448-[.G62]*(46.815+[.G62]*(0.00059-[.G62]*0.001813))))/60)/60" office:value-type="float" office:value="23.4359127981668" calcext:value-type="float">
            <text:p>23.4359127981668</text:p>
          </table:table-cell>
          <table:table-cell table:formula="of:=[.Q62]+0.00256*COS(RADIANS(125.04-1934.136*[.G62]))" office:value-type="float" office:value="23.4383553461344" calcext:value-type="float">
            <text:p>23.4383553461344</text:p>
          </table:table-cell>
          <table:table-cell table:formula="of:=DEGREES(ATAN2(COS(RADIANS([.P62]));COS(RADIANS([.R62]))*SIN(RADIANS([.P62]))))" office:value-type="float" office:value="-87.1292371430234" calcext:value-type="float">
            <text:p>-87.1292371430234</text:p>
          </table:table-cell>
          <table:table-cell table:formula="of:=DEGREES(ASIN(SIN(RADIANS([.R62]))*SIN(RADIANS([.P62]))))" office:value-type="float" office:value="-23.4121094446283" calcext:value-type="float">
            <text:p>-23.4121094446283</text:p>
          </table:table-cell>
          <table:table-cell table:formula="of:=TAN(RADIANS([.R62]/2))*TAN(RADIANS([.R62]/2))" office:value-type="float" office:value="0.0430309954751601" calcext:value-type="float">
            <text:p>0.0430309954751601</text:p>
          </table:table-cell>
          <table:table-cell table:formula="of:=4*DEGREES([.U62]*SIN(2*RADIANS([.I62]))-2*[.K62]*SIN(RADIANS([.J62]))+4*[.K62]*[.U62]*SIN(RADIANS([.J62]))*COS(2*RADIANS([.I62]))-0.5*[.U62]*[.U62]*SIN(4*RADIANS([.I62]))-1.25*[.K62]*[.K62]*SIN(2*RADIANS([.J62])))" office:value-type="float" office:value="0.455537460634416" calcext:value-type="float">
            <text:p>0.455537460634416</text:p>
          </table:table-cell>
          <table:table-cell table:formula="of:=DEGREES(ACOS(COS(RADIANS(90.833))/(COS(RADIANS([.$B$3]))*COS(RADIANS([.T62])))-TAN(RADIANS([.$B$3]))*TAN(RADIANS([.T62]))))" office:value-type="float" office:value="61.491002582518" calcext:value-type="float">
            <text:p>61.491002582518</text:p>
          </table:table-cell>
          <table:table-cell table:style-name="ce8" table:formula="of:=(720-4*[.$B$4]-[.V62]+[.$B$5]*60)/1440" office:value-type="time" office:time-value="PT11H53M06.800552362S" calcext:value-type="time">
            <text:p>11:53:06</text:p>
          </table:table-cell>
          <table:table-cell table:style-name="ce8" table:formula="of:=[.X62]-[.W62]*4/1440" office:value-type="time" office:time-value="PT07H47M08.959932558S" calcext:value-type="time">
            <text:p>7:47:08</text:p>
          </table:table-cell>
          <table:table-cell table:style-name="ce8" table:formula="of:=[.X62]+[.W62]*4/1440" office:value-type="time" office:time-value="PT15H59M04.641172166S" calcext:value-type="time">
            <text:p>15:59:04</text:p>
          </table:table-cell>
          <table:table-cell table:style-name="ce11" table:formula="of:=8*[.W62]" office:value-type="float" office:value="491.928020660144" calcext:value-type="float">
            <text:p>491.928020660144</text:p>
          </table:table-cell>
          <table:table-cell table:formula="of:=MOD([.E62]*1440+[.V62]+4*[.$B$4]-60*[.$B$5];1440)" office:value-type="float" office:value="372.886657460635" calcext:value-type="float">
            <text:p>372.886657460635</text:p>
          </table:table-cell>
          <table:table-cell table:formula="of:=IF([.AB62]/4&lt;0;[.AB62]/4+180;[.AB62]/4-180)" office:value-type="float" office:value="-86.7783356348413" calcext:value-type="float">
            <text:p>-86.7783356348413</text:p>
          </table:table-cell>
          <table:table-cell table:formula="of:=DEGREES(ACOS(SIN(RADIANS([.$B$3]))*SIN(RADIANS([.T62]))+COS(RADIANS([.$B$3]))*COS(RADIANS([.T62]))*COS(RADIANS([.AC62]))))" office:value-type="float" office:value="105.489565167896" calcext:value-type="float">
            <text:p>105.489565167896</text:p>
          </table:table-cell>
          <table:table-cell table:formula="of:=90-[.AD62]" office:value-type="float" office:value="-15.4895651678964" calcext:value-type="float">
            <text:p>-15.4895651678964</text:p>
          </table:table-cell>
          <table:table-cell table:formula="of:=IF([.AE62]&gt;85;0;IF([.AE62]&gt;5;58.1/TAN(RADIANS([.AE62]))-0.07/POWER(TAN(RADIANS([.AE62]));3)+0.000086/POWER(TAN(RADIANS([.AE62]));5);IF([.AE62]&gt;-0.575;1735+[.AE62]*(-518.2+[.AE62]*(103.4+[.AE62]*(-12.79+[.AE62]*0.711)));-20.772/TAN(RADIANS([.AE62])))))/3600" office:value-type="float" office:value="0.0208206718623054" calcext:value-type="float">
            <text:p>0.0208206718623054</text:p>
          </table:table-cell>
          <table:table-cell table:formula="of:=[.AE62]+[.AF62]" office:value-type="float" office:value="-15.4687444960341" calcext:value-type="float">
            <text:p>-15.4687444960341</text:p>
          </table:table-cell>
          <table:table-cell table:formula="of:=IF([.AC62]&gt;0;MOD(DEGREES(ACOS(((SIN(RADIANS([.$B$3]))*COS(RADIANS([.AD62])))-SIN(RADIANS([.T62])))/(COS(RADIANS([.$B$3]))*SIN(RADIANS([.AD62])))))+180;360);MOD(540-DEGREES(ACOS(((SIN(RADIANS([.$B$3]))*COS(RADIANS([.AD62])))-SIN(RADIANS([.T62])))/(COS(RADIANS([.$B$3]))*SIN(RADIANS([.AD62])))));360))" office:value-type="float" office:value="108.056274303823" calcext:value-type="float">
            <text:p>108.05627430382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62]+0.1/24" office:value-type="time" office:time-value="PT06H12M00S" calcext:value-type="time">
            <text:p>6:12:00</text:p>
          </table:table-cell>
          <table:table-cell table:style-name="ce9" table:formula="of:=[.D63]+2415018.5+[.E63]-[.$B$5]/24" office:value-type="float" office:value="2461033.71666667" calcext:value-type="float">
            <text:p>2461033.72</text:p>
          </table:table-cell>
          <table:table-cell table:style-name="ce10" table:formula="of:=([.F63]-2451545)/36525" office:value-type="float" office:value="0.259786903947072" calcext:value-type="float">
            <text:p>0.25978690</text:p>
          </table:table-cell>
          <table:table-cell/>
          <table:table-cell table:formula="of:=MOD(280.46646+[.G63]*(36000.76983+[.G63]*0.0003032);360)" office:value-type="float" office:value="272.995014309579" calcext:value-type="float">
            <text:p>272.995014309579</text:p>
          </table:table-cell>
          <table:table-cell table:formula="of:=357.52911+[.G63]*(35999.05029-0.0001537*[.G63])" office:value-type="float" office:value="9709.61091950093" calcext:value-type="float">
            <text:p>9709.61091950093</text:p>
          </table:table-cell>
          <table:table-cell table:formula="of:=0.016708634-[.G63]*(0.000042037+0.0000001267*[.G63])" office:value-type="float" office:value="0.0166977047870326" calcext:value-type="float">
            <text:p>0.0166977047870326</text:p>
          </table:table-cell>
          <table:table-cell table:formula="of:=SIN(RADIANS([.J63]))*(1.914602-[.G63]*(0.004817+0.000014*[.G63]))+SIN(RADIANS(2*[.J63]))*(0.019993-0.000101*[.G63])+SIN(RADIANS(3*[.J63]))*0.000289" office:value-type="float" office:value="-0.352270370692604" calcext:value-type="float">
            <text:p>-0.352270370692604</text:p>
          </table:table-cell>
          <table:table-cell table:formula="of:=[.I63]+[.L63]" office:value-type="float" office:value="272.642743938887" calcext:value-type="float">
            <text:p>272.642743938887</text:p>
          </table:table-cell>
          <table:table-cell table:formula="of:=[.J63]+[.L63]" office:value-type="float" office:value="9709.25864913024" calcext:value-type="float">
            <text:p>9709.25864913024</text:p>
          </table:table-cell>
          <table:table-cell table:formula="of:=(1.000001018*(1-[.K63]*[.K63]))/(1+[.K63]*COS(RADIANS([.N63])))" office:value-type="float" office:value="0.983586336093219" calcext:value-type="float">
            <text:p>0.983586336093219</text:p>
          </table:table-cell>
          <table:table-cell table:formula="of:=[.M63]-0.00569-0.00478*SIN(RADIANS(125.04-1934.136*[.G63]))" office:value-type="float" office:value="272.638485200948" calcext:value-type="float">
            <text:p>272.638485200948</text:p>
          </table:table-cell>
          <table:table-cell table:formula="of:=23+(26+((21.448-[.G63]*(46.815+[.G63]*(0.00059-[.G63]*0.001813))))/60)/60" office:value-type="float" office:value="23.4359127966834" calcext:value-type="float">
            <text:p>23.4359127966834</text:p>
          </table:table-cell>
          <table:table-cell table:formula="of:=[.Q63]+0.00256*COS(RADIANS(125.04-1934.136*[.G63]))" office:value-type="float" office:value="23.4383553416991" calcext:value-type="float">
            <text:p>23.4383553416991</text:p>
          </table:table-cell>
          <table:table-cell table:formula="of:=DEGREES(ATAN2(COS(RADIANS([.P63]));COS(RADIANS([.R63]))*SIN(RADIANS([.P63]))))" office:value-type="float" office:value="-87.1246127657052" calcext:value-type="float">
            <text:p>-87.1246127657052</text:p>
          </table:table-cell>
          <table:table-cell table:formula="of:=DEGREES(ASIN(SIN(RADIANS([.R63]))*SIN(RADIANS([.P63]))))" office:value-type="float" office:value="-23.4120248164248" calcext:value-type="float">
            <text:p>-23.4120248164248</text:p>
          </table:table-cell>
          <table:table-cell table:formula="of:=TAN(RADIANS([.R63]/2))*TAN(RADIANS([.R63]/2))" office:value-type="float" office:value="0.0430309954584111" calcext:value-type="float">
            <text:p>0.0430309954584111</text:p>
          </table:table-cell>
          <table:table-cell table:formula="of:=4*DEGREES([.U63]*SIN(2*RADIANS([.I63]))-2*[.K63]*SIN(RADIANS([.J63]))+4*[.K63]*[.U63]*SIN(RADIANS([.J63]))*COS(2*RADIANS([.I63]))-0.5*[.U63]*[.U63]*SIN(4*RADIANS([.I63]))-1.25*[.K63]*[.K63]*SIN(2*RADIANS([.J63])))" office:value-type="float" office:value="0.453473633031633" calcext:value-type="float">
            <text:p>0.453473633031633</text:p>
          </table:table-cell>
          <table:table-cell table:formula="of:=DEGREES(ACOS(COS(RADIANS(90.833))/(COS(RADIANS([.$B$3]))*COS(RADIANS([.T63])))-TAN(RADIANS([.$B$3]))*TAN(RADIANS([.T63]))))" office:value-type="float" office:value="61.4911340384758" calcext:value-type="float">
            <text:p>61.4911340384758</text:p>
          </table:table-cell>
          <table:table-cell table:style-name="ce8" table:formula="of:=(720-4*[.$B$4]-[.V63]+[.$B$5]*60)/1440" office:value-type="time" office:time-value="PT11H53M06.924382018S" calcext:value-type="time">
            <text:p>11:53:06</text:p>
          </table:table-cell>
          <table:table-cell table:style-name="ce8" table:formula="of:=[.X63]-[.W63]*4/1440" office:value-type="time" office:time-value="PT07H47M09.052212784S" calcext:value-type="time">
            <text:p>7:47:09</text:p>
          </table:table-cell>
          <table:table-cell table:style-name="ce8" table:formula="of:=[.X63]+[.W63]*4/1440" office:value-type="time" office:time-value="PT15H59M04.796551252S" calcext:value-type="time">
            <text:p>15:59:04</text:p>
          </table:table-cell>
          <table:table-cell table:style-name="ce11" table:formula="of:=8*[.W63]" office:value-type="float" office:value="491.929072307806" calcext:value-type="float">
            <text:p>491.929072307806</text:p>
          </table:table-cell>
          <table:table-cell table:formula="of:=MOD([.E63]*1440+[.V63]+4*[.$B$4]-60*[.$B$5];1440)" office:value-type="float" office:value="378.884593633033" calcext:value-type="float">
            <text:p>378.884593633033</text:p>
          </table:table-cell>
          <table:table-cell table:formula="of:=IF([.AB63]/4&lt;0;[.AB63]/4+180;[.AB63]/4-180)" office:value-type="float" office:value="-85.2788515917418" calcext:value-type="float">
            <text:p>-85.2788515917418</text:p>
          </table:table-cell>
          <table:table-cell table:formula="of:=DEGREES(ACOS(SIN(RADIANS([.$B$3]))*SIN(RADIANS([.T63]))+COS(RADIANS([.$B$3]))*COS(RADIANS([.T63]))*COS(RADIANS([.AC63]))))" office:value-type="float" office:value="104.560710264295" calcext:value-type="float">
            <text:p>104.560710264295</text:p>
          </table:table-cell>
          <table:table-cell table:formula="of:=90-[.AD63]" office:value-type="float" office:value="-14.5607102642951" calcext:value-type="float">
            <text:p>-14.5607102642951</text:p>
          </table:table-cell>
          <table:table-cell table:formula="of:=IF([.AE63]&gt;85;0;IF([.AE63]&gt;5;58.1/TAN(RADIANS([.AE63]))-0.07/POWER(TAN(RADIANS([.AE63]));3)+0.000086/POWER(TAN(RADIANS([.AE63]));5);IF([.AE63]&gt;-0.575;1735+[.AE63]*(-518.2+[.AE63]*(103.4+[.AE63]*(-12.79+[.AE63]*0.711)));-20.772/TAN(RADIANS([.AE63])))))/3600" office:value-type="float" office:value="0.0222138074514448" calcext:value-type="float">
            <text:p>0.0222138074514448</text:p>
          </table:table-cell>
          <table:table-cell table:formula="of:=[.AE63]+[.AF63]" office:value-type="float" office:value="-14.5384964568437" calcext:value-type="float">
            <text:p>-14.5384964568437</text:p>
          </table:table-cell>
          <table:table-cell table:formula="of:=IF([.AC63]&gt;0;MOD(DEGREES(ACOS(((SIN(RADIANS([.$B$3]))*COS(RADIANS([.AD63])))-SIN(RADIANS([.T63])))/(COS(RADIANS([.$B$3]))*SIN(RADIANS([.AD63])))))+180;360);MOD(540-DEGREES(ACOS(((SIN(RADIANS([.$B$3]))*COS(RADIANS([.AD63])))-SIN(RADIANS([.T63])))/(COS(RADIANS([.$B$3]))*SIN(RADIANS([.AD63])))));360))" office:value-type="float" office:value="109.107449407617" calcext:value-type="float">
            <text:p>109.10744940761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63]+0.1/24" office:value-type="time" office:time-value="PT06H18M00S" calcext:value-type="time">
            <text:p>6:18:00</text:p>
          </table:table-cell>
          <table:table-cell table:style-name="ce9" table:formula="of:=[.D64]+2415018.5+[.E64]-[.$B$5]/24" office:value-type="float" office:value="2461033.72083333" calcext:value-type="float">
            <text:p>2461033.72</text:p>
          </table:table-cell>
          <table:table-cell table:style-name="ce10" table:formula="of:=([.F64]-2451545)/36525" office:value-type="float" office:value="0.259787018024194" calcext:value-type="float">
            <text:p>0.25978702</text:p>
          </table:table-cell>
          <table:table-cell/>
          <table:table-cell table:formula="of:=MOD(280.46646+[.G64]*(36000.76983+[.G64]*0.0003032);360)" office:value-type="float" office:value="272.999121173811" calcext:value-type="float">
            <text:p>272.999121173811</text:p>
          </table:table-cell>
          <table:table-cell table:formula="of:=357.52911+[.G64]*(35999.05029-0.0001537*[.G64])" office:value-type="float" office:value="9709.61502616898" calcext:value-type="float">
            <text:p>9709.61502616898</text:p>
          </table:table-cell>
          <table:table-cell table:formula="of:=0.016708634-[.G64]*(0.000042037+0.0000001267*[.G64])" office:value-type="float" office:value="0.0166977047822297" calcext:value-type="float">
            <text:p>0.0166977047822297</text:p>
          </table:table-cell>
          <table:table-cell table:formula="of:=SIN(RADIANS([.J64]))*(1.914602-[.G64]*(0.004817+0.000014*[.G64]))+SIN(RADIANS(2*[.J64]))*(0.019993-0.000101*[.G64])+SIN(RADIANS(3*[.J64]))*0.000289" office:value-type="float" office:value="-0.352132749554015" calcext:value-type="float">
            <text:p>-0.352132749554015</text:p>
          </table:table-cell>
          <table:table-cell table:formula="of:=[.I64]+[.L64]" office:value-type="float" office:value="272.646988424257" calcext:value-type="float">
            <text:p>272.646988424257</text:p>
          </table:table-cell>
          <table:table-cell table:formula="of:=[.J64]+[.L64]" office:value-type="float" office:value="9709.26289341943" calcext:value-type="float">
            <text:p>9709.26289341943</text:p>
          </table:table-cell>
          <table:table-cell table:formula="of:=(1.000001018*(1-[.K64]*[.K64]))/(1+[.K64]*COS(RADIANS([.N64])))" office:value-type="float" office:value="0.983586113054635" calcext:value-type="float">
            <text:p>0.983586113054635</text:p>
          </table:table-cell>
          <table:table-cell table:formula="of:=[.M64]-0.00569-0.00478*SIN(RADIANS(125.04-1934.136*[.G64]))" office:value-type="float" office:value="272.642729703881" calcext:value-type="float">
            <text:p>272.642729703881</text:p>
          </table:table-cell>
          <table:table-cell table:formula="of:=23+(26+((21.448-[.G64]*(46.815+[.G64]*(0.00059-[.G64]*0.001813))))/60)/60" office:value-type="float" office:value="23.4359127951999" calcext:value-type="float">
            <text:p>23.4359127951999</text:p>
          </table:table-cell>
          <table:table-cell table:formula="of:=[.Q64]+0.00256*COS(RADIANS(125.04-1934.136*[.G64]))" office:value-type="float" office:value="23.4383553372638" calcext:value-type="float">
            <text:p>23.4383553372638</text:p>
          </table:table-cell>
          <table:table-cell table:formula="of:=DEGREES(ATAN2(COS(RADIANS([.P64]));COS(RADIANS([.R64]))*SIN(RADIANS([.P64]))))" office:value-type="float" office:value="-87.1199883916954" calcext:value-type="float">
            <text:p>-87.1199883916954</text:p>
          </table:table-cell>
          <table:table-cell table:formula="of:=DEGREES(ASIN(SIN(RADIANS([.R64]))*SIN(RADIANS([.P64]))))" office:value-type="float" office:value="-23.4119400520812" calcext:value-type="float">
            <text:p>-23.4119400520812</text:p>
          </table:table-cell>
          <table:table-cell table:formula="of:=TAN(RADIANS([.R64]/2))*TAN(RADIANS([.R64]/2))" office:value-type="float" office:value="0.043030995441662" calcext:value-type="float">
            <text:p>0.043030995441662</text:p>
          </table:table-cell>
          <table:table-cell table:formula="of:=4*DEGREES([.U64]*SIN(2*RADIANS([.I64]))-2*[.K64]*SIN(RADIANS([.J64]))+4*[.K64]*[.U64]*SIN(RADIANS([.J64]))*COS(2*RADIANS([.I64]))-0.5*[.U64]*[.U64]*SIN(4*RADIANS([.I64]))-1.25*[.K64]*[.K64]*SIN(2*RADIANS([.J64])))" office:value-type="float" office:value="0.451409820653849" calcext:value-type="float">
            <text:p>0.451409820653849</text:p>
          </table:table-cell>
          <table:table-cell table:formula="of:=DEGREES(ACOS(COS(RADIANS(90.833))/(COS(RADIANS([.$B$3]))*COS(RADIANS([.T64])))-TAN(RADIANS([.$B$3]))*TAN(RADIANS([.T64]))))" office:value-type="float" office:value="61.4912657055756" calcext:value-type="float">
            <text:p>61.4912657055756</text:p>
          </table:table-cell>
          <table:table-cell table:style-name="ce8" table:formula="of:=(720-4*[.$B$4]-[.V64]+[.$B$5]*60)/1440" office:value-type="time" office:time-value="PT11H53M07.048210761S" calcext:value-type="time">
            <text:p>11:53:07</text:p>
          </table:table-cell>
          <table:table-cell table:style-name="ce8" table:formula="of:=[.X64]-[.W64]*4/1440" office:value-type="time" office:time-value="PT07H47M09.144441423S" calcext:value-type="time">
            <text:p>7:47:09</text:p>
          </table:table-cell>
          <table:table-cell table:style-name="ce8" table:formula="of:=[.X64]+[.W64]*4/1440" office:value-type="time" office:time-value="PT15H59M04.951980099S" calcext:value-type="time">
            <text:p>15:59:04</text:p>
          </table:table-cell>
          <table:table-cell table:style-name="ce11" table:formula="of:=8*[.W64]" office:value-type="float" office:value="491.930125644604" calcext:value-type="float">
            <text:p>491.930125644604</text:p>
          </table:table-cell>
          <table:table-cell table:formula="of:=MOD([.E64]*1440+[.V64]+4*[.$B$4]-60*[.$B$5];1440)" office:value-type="float" office:value="384.882529820654" calcext:value-type="float">
            <text:p>384.882529820654</text:p>
          </table:table-cell>
          <table:table-cell table:formula="of:=IF([.AB64]/4&lt;0;[.AB64]/4+180;[.AB64]/4-180)" office:value-type="float" office:value="-83.7793675448365" calcext:value-type="float">
            <text:p>-83.7793675448365</text:p>
          </table:table-cell>
          <table:table-cell table:formula="of:=DEGREES(ACOS(SIN(RADIANS([.$B$3]))*SIN(RADIANS([.T64]))+COS(RADIANS([.$B$3]))*COS(RADIANS([.T64]))*COS(RADIANS([.AC64]))))" office:value-type="float" office:value="103.637742488234" calcext:value-type="float">
            <text:p>103.637742488234</text:p>
          </table:table-cell>
          <table:table-cell table:formula="of:=90-[.AD64]" office:value-type="float" office:value="-13.6377424882338" calcext:value-type="float">
            <text:p>-13.6377424882338</text:p>
          </table:table-cell>
          <table:table-cell table:formula="of:=IF([.AE64]&gt;85;0;IF([.AE64]&gt;5;58.1/TAN(RADIANS([.AE64]))-0.07/POWER(TAN(RADIANS([.AE64]));3)+0.000086/POWER(TAN(RADIANS([.AE64]));5);IF([.AE64]&gt;-0.575;1735+[.AE64]*(-518.2+[.AE64]*(103.4+[.AE64]*(-12.79+[.AE64]*0.711)));-20.772/TAN(RADIANS([.AE64])))))/3600" office:value-type="float" office:value="0.0237817659496418" calcext:value-type="float">
            <text:p>0.0237817659496418</text:p>
          </table:table-cell>
          <table:table-cell table:formula="of:=[.AE64]+[.AF64]" office:value-type="float" office:value="-13.6139607222842" calcext:value-type="float">
            <text:p>-13.6139607222842</text:p>
          </table:table-cell>
          <table:table-cell table:formula="of:=IF([.AC64]&gt;0;MOD(DEGREES(ACOS(((SIN(RADIANS([.$B$3]))*COS(RADIANS([.AD64])))-SIN(RADIANS([.T64])))/(COS(RADIANS([.$B$3]))*SIN(RADIANS([.AD64])))))+180;360);MOD(540-DEGREES(ACOS(((SIN(RADIANS([.$B$3]))*COS(RADIANS([.AD64])))-SIN(RADIANS([.T64])))/(COS(RADIANS([.$B$3]))*SIN(RADIANS([.AD64])))));360))" office:value-type="float" office:value="110.159742935369" calcext:value-type="float">
            <text:p>110.15974293536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64]+0.1/24" office:value-type="time" office:time-value="PT06H24M00S" calcext:value-type="time">
            <text:p>6:24:00</text:p>
          </table:table-cell>
          <table:table-cell table:style-name="ce9" table:formula="of:=[.D65]+2415018.5+[.E65]-[.$B$5]/24" office:value-type="float" office:value="2461033.725" calcext:value-type="float">
            <text:p>2461033.73</text:p>
          </table:table-cell>
          <table:table-cell table:style-name="ce10" table:formula="of:=([.F65]-2451545)/36525" office:value-type="float" office:value="0.259787132101303" calcext:value-type="float">
            <text:p>0.25978713</text:p>
          </table:table-cell>
          <table:table-cell/>
          <table:table-cell table:formula="of:=MOD(280.46646+[.G65]*(36000.76983+[.G65]*0.0003032);360)" office:value-type="float" office:value="273.003228037587" calcext:value-type="float">
            <text:p>273.003228037587</text:p>
          </table:table-cell>
          <table:table-cell table:formula="of:=357.52911+[.G65]*(35999.05029-0.0001537*[.G65])" office:value-type="float" office:value="9709.61913283657" calcext:value-type="float">
            <text:p>9709.61913283657</text:p>
          </table:table-cell>
          <table:table-cell table:formula="of:=0.016708634-[.G65]*(0.000042037+0.0000001267*[.G65])" office:value-type="float" office:value="0.0166977047774267" calcext:value-type="float">
            <text:p>0.0166977047774267</text:p>
          </table:table-cell>
          <table:table-cell table:formula="of:=SIN(RADIANS([.J65]))*(1.914602-[.G65]*(0.004817+0.000014*[.G65]))+SIN(RADIANS(2*[.J65]))*(0.019993-0.000101*[.G65])+SIN(RADIANS(3*[.J65]))*0.000289" office:value-type="float" office:value="-0.351995126506456" calcext:value-type="float">
            <text:p>-0.351995126506456</text:p>
          </table:table-cell>
          <table:table-cell table:formula="of:=[.I65]+[.L65]" office:value-type="float" office:value="272.651232911081" calcext:value-type="float">
            <text:p>272.651232911081</text:p>
          </table:table-cell>
          <table:table-cell table:formula="of:=[.J65]+[.L65]" office:value-type="float" office:value="9709.26713771006" calcext:value-type="float">
            <text:p>9709.26713771006</text:p>
          </table:table-cell>
          <table:table-cell table:formula="of:=(1.000001018*(1-[.K65]*[.K65]))/(1+[.K65]*COS(RADIANS([.N65])))" office:value-type="float" office:value="0.983585890103192" calcext:value-type="float">
            <text:p>0.983585890103192</text:p>
          </table:table-cell>
          <table:table-cell table:formula="of:=[.M65]-0.00569-0.00478*SIN(RADIANS(125.04-1934.136*[.G65]))" office:value-type="float" office:value="272.646974208267" calcext:value-type="float">
            <text:p>272.646974208267</text:p>
          </table:table-cell>
          <table:table-cell table:formula="of:=23+(26+((21.448-[.G65]*(46.815+[.G65]*(0.00059-[.G65]*0.001813))))/60)/60" office:value-type="float" office:value="23.4359127937164" calcext:value-type="float">
            <text:p>23.4359127937164</text:p>
          </table:table-cell>
          <table:table-cell table:formula="of:=[.Q65]+0.00256*COS(RADIANS(125.04-1934.136*[.G65]))" office:value-type="float" office:value="23.4383553328284" calcext:value-type="float">
            <text:p>23.4383553328284</text:p>
          </table:table-cell>
          <table:table-cell table:formula="of:=DEGREES(ATAN2(COS(RADIANS([.P65]));COS(RADIANS([.R65]))*SIN(RADIANS([.P65]))))" office:value-type="float" office:value="-87.1153640220305" calcext:value-type="float">
            <text:p>-87.1153640220305</text:p>
          </table:table-cell>
          <table:table-cell table:formula="of:=DEGREES(ASIN(SIN(RADIANS([.R65]))*SIN(RADIANS([.P65]))))" office:value-type="float" office:value="-23.4118551516168" calcext:value-type="float">
            <text:p>-23.4118551516168</text:p>
          </table:table-cell>
          <table:table-cell table:formula="of:=TAN(RADIANS([.R65]/2))*TAN(RADIANS([.R65]/2))" office:value-type="float" office:value="0.0430309954249127" calcext:value-type="float">
            <text:p>0.0430309954249127</text:p>
          </table:table-cell>
          <table:table-cell table:formula="of:=4*DEGREES([.U65]*SIN(2*RADIANS([.I65]))-2*[.K65]*SIN(RADIANS([.J65]))+4*[.K65]*[.U65]*SIN(RADIANS([.J65]))*COS(2*RADIANS([.I65]))-0.5*[.U65]*[.U65]*SIN(4*RADIANS([.I65]))-1.25*[.K65]*[.K65]*SIN(2*RADIANS([.J65])))" office:value-type="float" office:value="0.449346023998778" calcext:value-type="float">
            <text:p>0.449346023998778</text:p>
          </table:table-cell>
          <table:table-cell table:formula="of:=DEGREES(ACOS(COS(RADIANS(90.833))/(COS(RADIANS([.$B$3]))*COS(RADIANS([.T65])))-TAN(RADIANS([.$B$3]))*TAN(RADIANS([.T65]))))" office:value-type="float" office:value="61.4913975837856" calcext:value-type="float">
            <text:p>61.4913975837856</text:p>
          </table:table-cell>
          <table:table-cell table:style-name="ce8" table:formula="of:=(720-4*[.$B$4]-[.V65]+[.$B$5]*60)/1440" office:value-type="time" office:time-value="PT11H53M07.17203856S" calcext:value-type="time">
            <text:p>11:53:07</text:p>
          </table:table-cell>
          <table:table-cell table:style-name="ce8" table:formula="of:=[.X65]-[.W65]*4/1440" office:value-type="time" office:time-value="PT07H47M09.236618452S" calcext:value-type="time">
            <text:p>7:47:09</text:p>
          </table:table-cell>
          <table:table-cell table:style-name="ce8" table:formula="of:=[.X65]+[.W65]*4/1440" office:value-type="time" office:time-value="PT15H59M05.107458669S" calcext:value-type="time">
            <text:p>15:59:05</text:p>
          </table:table-cell>
          <table:table-cell table:style-name="ce11" table:formula="of:=8*[.W65]" office:value-type="float" office:value="491.931180670285" calcext:value-type="float">
            <text:p>491.931180670285</text:p>
          </table:table-cell>
          <table:table-cell table:formula="of:=MOD([.E65]*1440+[.V65]+4*[.$B$4]-60*[.$B$5];1440)" office:value-type="float" office:value="390.880466023999" calcext:value-type="float">
            <text:p>390.880466023999</text:p>
          </table:table-cell>
          <table:table-cell table:formula="of:=IF([.AB65]/4&lt;0;[.AB65]/4+180;[.AB65]/4-180)" office:value-type="float" office:value="-82.2798834940002" calcext:value-type="float">
            <text:p>-82.2798834940002</text:p>
          </table:table-cell>
          <table:table-cell table:formula="of:=DEGREES(ACOS(SIN(RADIANS([.$B$3]))*SIN(RADIANS([.T65]))+COS(RADIANS([.$B$3]))*COS(RADIANS([.T65]))*COS(RADIANS([.AC65]))))" office:value-type="float" office:value="102.720981112504" calcext:value-type="float">
            <text:p>102.720981112504</text:p>
          </table:table-cell>
          <table:table-cell table:formula="of:=90-[.AD65]" office:value-type="float" office:value="-12.7209811125037" calcext:value-type="float">
            <text:p>-12.7209811125037</text:p>
          </table:table-cell>
          <table:table-cell table:formula="of:=IF([.AE65]&gt;85;0;IF([.AE65]&gt;5;58.1/TAN(RADIANS([.AE65]))-0.07/POWER(TAN(RADIANS([.AE65]));3)+0.000086/POWER(TAN(RADIANS([.AE65]));5);IF([.AE65]&gt;-0.575;1735+[.AE65]*(-518.2+[.AE65]*(103.4+[.AE65]*(-12.79+[.AE65]*0.711)));-20.772/TAN(RADIANS([.AE65])))))/3600" office:value-type="float" office:value="0.0255598637954451" calcext:value-type="float">
            <text:p>0.0255598637954451</text:p>
          </table:table-cell>
          <table:table-cell table:formula="of:=[.AE65]+[.AF65]" office:value-type="float" office:value="-12.6954212487083" calcext:value-type="float">
            <text:p>-12.6954212487083</text:p>
          </table:table-cell>
          <table:table-cell table:formula="of:=IF([.AC65]&gt;0;MOD(DEGREES(ACOS(((SIN(RADIANS([.$B$3]))*COS(RADIANS([.AD65])))-SIN(RADIANS([.T65])))/(COS(RADIANS([.$B$3]))*SIN(RADIANS([.AD65])))))+180;360);MOD(540-DEGREES(ACOS(((SIN(RADIANS([.$B$3]))*COS(RADIANS([.AD65])))-SIN(RADIANS([.T65])))/(COS(RADIANS([.$B$3]))*SIN(RADIANS([.AD65])))));360))" office:value-type="float" office:value="111.213675259783" calcext:value-type="float">
            <text:p>111.21367525978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65]+0.1/24" office:value-type="time" office:time-value="PT06H30M00S" calcext:value-type="time">
            <text:p>6:30:00</text:p>
          </table:table-cell>
          <table:table-cell table:style-name="ce9" table:formula="of:=[.D66]+2415018.5+[.E66]-[.$B$5]/24" office:value-type="float" office:value="2461033.72916667" calcext:value-type="float">
            <text:p>2461033.73</text:p>
          </table:table-cell>
          <table:table-cell table:style-name="ce10" table:formula="of:=([.F66]-2451545)/36525" office:value-type="float" office:value="0.259787246178425" calcext:value-type="float">
            <text:p>0.25978725</text:p>
          </table:table-cell>
          <table:table-cell/>
          <table:table-cell table:formula="of:=MOD(280.46646+[.G66]*(36000.76983+[.G66]*0.0003032);360)" office:value-type="float" office:value="273.00733490182" calcext:value-type="float">
            <text:p>273.00733490182</text:p>
          </table:table-cell>
          <table:table-cell table:formula="of:=357.52911+[.G66]*(35999.05029-0.0001537*[.G66])" office:value-type="float" office:value="9709.62323950461" calcext:value-type="float">
            <text:p>9709.62323950461</text:p>
          </table:table-cell>
          <table:table-cell table:formula="of:=0.016708634-[.G66]*(0.000042037+0.0000001267*[.G66])" office:value-type="float" office:value="0.0166977047726237" calcext:value-type="float">
            <text:p>0.0166977047726237</text:p>
          </table:table-cell>
          <table:table-cell table:formula="of:=SIN(RADIANS([.J66]))*(1.914602-[.G66]*(0.004817+0.000014*[.G66]))+SIN(RADIANS(2*[.J66]))*(0.019993-0.000101*[.G66])+SIN(RADIANS(3*[.J66]))*0.000289" office:value-type="float" office:value="-0.351857501520172" calcext:value-type="float">
            <text:p>-0.351857501520172</text:p>
          </table:table-cell>
          <table:table-cell table:formula="of:=[.I66]+[.L66]" office:value-type="float" office:value="272.6554774003" calcext:value-type="float">
            <text:p>272.6554774003</text:p>
          </table:table-cell>
          <table:table-cell table:formula="of:=[.J66]+[.L66]" office:value-type="float" office:value="9709.27138200309" calcext:value-type="float">
            <text:p>9709.27138200309</text:p>
          </table:table-cell>
          <table:table-cell table:formula="of:=(1.000001018*(1-[.K66]*[.K66]))/(1+[.K66]*COS(RADIANS([.N66])))" office:value-type="float" office:value="0.983585667238841" calcext:value-type="float">
            <text:p>0.983585667238841</text:p>
          </table:table-cell>
          <table:table-cell table:formula="of:=[.M66]-0.00569-0.00478*SIN(RADIANS(125.04-1934.136*[.G66]))" office:value-type="float" office:value="272.65121871505" calcext:value-type="float">
            <text:p>272.65121871505</text:p>
          </table:table-cell>
          <table:table-cell table:formula="of:=23+(26+((21.448-[.G66]*(46.815+[.G66]*(0.00059-[.G66]*0.001813))))/60)/60" office:value-type="float" office:value="23.4359127922329" calcext:value-type="float">
            <text:p>23.4359127922329</text:p>
          </table:table-cell>
          <table:table-cell table:formula="of:=[.Q66]+0.00256*COS(RADIANS(125.04-1934.136*[.G66]))" office:value-type="float" office:value="23.438355328393" calcext:value-type="float">
            <text:p>23.438355328393</text:p>
          </table:table-cell>
          <table:table-cell table:formula="of:=DEGREES(ATAN2(COS(RADIANS([.P66]));COS(RADIANS([.R66]))*SIN(RADIANS([.P66]))))" office:value-type="float" office:value="-87.1107396556947" calcext:value-type="float">
            <text:p>-87.1107396556947</text:p>
          </table:table-cell>
          <table:table-cell table:formula="of:=DEGREES(ASIN(SIN(RADIANS([.R66]))*SIN(RADIANS([.P66]))))" office:value-type="float" office:value="-23.4117701150134" calcext:value-type="float">
            <text:p>-23.4117701150134</text:p>
          </table:table-cell>
          <table:table-cell table:formula="of:=TAN(RADIANS([.R66]/2))*TAN(RADIANS([.R66]/2))" office:value-type="float" office:value="0.0430309954081633" calcext:value-type="float">
            <text:p>0.0430309954081633</text:p>
          </table:table-cell>
          <table:table-cell table:formula="of:=4*DEGREES([.U66]*SIN(2*RADIANS([.I66]))-2*[.K66]*SIN(RADIANS([.J66]))+4*[.K66]*[.U66]*SIN(RADIANS([.J66]))*COS(2*RADIANS([.I66]))-0.5*[.U66]*[.U66]*SIN(4*RADIANS([.I66]))-1.25*[.K66]*[.K66]*SIN(2*RADIANS([.J66])))" office:value-type="float" office:value="0.447282242648567" calcext:value-type="float">
            <text:p>0.447282242648567</text:p>
          </table:table-cell>
          <table:table-cell table:formula="of:=DEGREES(ACOS(COS(RADIANS(90.833))/(COS(RADIANS([.$B$3]))*COS(RADIANS([.T66])))-TAN(RADIANS([.$B$3]))*TAN(RADIANS([.T66]))))" office:value-type="float" office:value="61.4915296731327" calcext:value-type="float">
            <text:p>61.4915296731327</text:p>
          </table:table-cell>
          <table:table-cell table:style-name="ce8" table:formula="of:=(720-4*[.$B$4]-[.V66]+[.$B$5]*60)/1440" office:value-type="time" office:time-value="PT11H53M07.295865441S" calcext:value-type="time">
            <text:p>11:53:07</text:p>
          </table:table-cell>
          <table:table-cell table:style-name="ce8" table:formula="of:=[.X66]-[.W66]*4/1440" office:value-type="time" office:time-value="PT07H47M09.328743889S" calcext:value-type="time">
            <text:p>7:47:09</text:p>
          </table:table-cell>
          <table:table-cell table:style-name="ce8" table:formula="of:=[.X66]+[.W66]*4/1440" office:value-type="time" office:time-value="PT15H59M05.262986993S" calcext:value-type="time">
            <text:p>15:59:05</text:p>
          </table:table-cell>
          <table:table-cell table:style-name="ce11" table:formula="of:=8*[.W66]" office:value-type="float" office:value="491.932237385061" calcext:value-type="float">
            <text:p>491.932237385061</text:p>
          </table:table-cell>
          <table:table-cell table:formula="of:=MOD([.E66]*1440+[.V66]+4*[.$B$4]-60*[.$B$5];1440)" office:value-type="float" office:value="396.87840224265" calcext:value-type="float">
            <text:p>396.87840224265</text:p>
          </table:table-cell>
          <table:table-cell table:formula="of:=IF([.AB66]/4&lt;0;[.AB66]/4+180;[.AB66]/4-180)" office:value-type="float" office:value="-80.7803994393376" calcext:value-type="float">
            <text:p>-80.7803994393376</text:p>
          </table:table-cell>
          <table:table-cell table:formula="of:=DEGREES(ACOS(SIN(RADIANS([.$B$3]))*SIN(RADIANS([.T66]))+COS(RADIANS([.$B$3]))*COS(RADIANS([.T66]))*COS(RADIANS([.AC66]))))" office:value-type="float" office:value="101.810747782726" calcext:value-type="float">
            <text:p>101.810747782726</text:p>
          </table:table-cell>
          <table:table-cell table:formula="of:=90-[.AD66]" office:value-type="float" office:value="-11.8107477827258" calcext:value-type="float">
            <text:p>-11.8107477827258</text:p>
          </table:table-cell>
          <table:table-cell table:formula="of:=IF([.AE66]&gt;85;0;IF([.AE66]&gt;5;58.1/TAN(RADIANS([.AE66]))-0.07/POWER(TAN(RADIANS([.AE66]));3)+0.000086/POWER(TAN(RADIANS([.AE66]));5);IF([.AE66]&gt;-0.575;1735+[.AE66]*(-518.2+[.AE66]*(103.4+[.AE66]*(-12.79+[.AE66]*0.711)));-20.772/TAN(RADIANS([.AE66])))))/3600" office:value-type="float" office:value="0.0275935731297836" calcext:value-type="float">
            <text:p>0.0275935731297836</text:p>
          </table:table-cell>
          <table:table-cell table:formula="of:=[.AE66]+[.AF66]" office:value-type="float" office:value="-11.783154209596" calcext:value-type="float">
            <text:p>-11.783154209596</text:p>
          </table:table-cell>
          <table:table-cell table:formula="of:=IF([.AC66]&gt;0;MOD(DEGREES(ACOS(((SIN(RADIANS([.$B$3]))*COS(RADIANS([.AD66])))-SIN(RADIANS([.T66])))/(COS(RADIANS([.$B$3]))*SIN(RADIANS([.AD66])))))+180;360);MOD(540-DEGREES(ACOS(((SIN(RADIANS([.$B$3]))*COS(RADIANS([.AD66])))-SIN(RADIANS([.T66])))/(COS(RADIANS([.$B$3]))*SIN(RADIANS([.AD66])))));360))" office:value-type="float" office:value="112.269751635031" calcext:value-type="float">
            <text:p>112.26975163503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66]+0.1/24" office:value-type="time" office:time-value="PT06H36M00S" calcext:value-type="time">
            <text:p>6:36:00</text:p>
          </table:table-cell>
          <table:table-cell table:style-name="ce9" table:formula="of:=[.D67]+2415018.5+[.E67]-[.$B$5]/24" office:value-type="float" office:value="2461033.73333333" calcext:value-type="float">
            <text:p>2461033.73</text:p>
          </table:table-cell>
          <table:table-cell table:style-name="ce10" table:formula="of:=([.F67]-2451545)/36525" office:value-type="float" office:value="0.259787360255534" calcext:value-type="float">
            <text:p>0.25978736</text:p>
          </table:table-cell>
          <table:table-cell/>
          <table:table-cell table:formula="of:=MOD(280.46646+[.G67]*(36000.76983+[.G67]*0.0003032);360)" office:value-type="float" office:value="273.011441765593" calcext:value-type="float">
            <text:p>273.011441765593</text:p>
          </table:table-cell>
          <table:table-cell table:formula="of:=357.52911+[.G67]*(35999.05029-0.0001537*[.G67])" office:value-type="float" office:value="9709.6273461722" calcext:value-type="float">
            <text:p>9709.6273461722</text:p>
          </table:table-cell>
          <table:table-cell table:formula="of:=0.016708634-[.G67]*(0.000042037+0.0000001267*[.G67])" office:value-type="float" office:value="0.0166977047678208" calcext:value-type="float">
            <text:p>0.0166977047678208</text:p>
          </table:table-cell>
          <table:table-cell table:formula="of:=SIN(RADIANS([.J67]))*(1.914602-[.G67]*(0.004817+0.000014*[.G67]))+SIN(RADIANS(2*[.J67]))*(0.019993-0.000101*[.G67])+SIN(RADIANS(3*[.J67]))*0.000289" office:value-type="float" office:value="-0.351719874626692" calcext:value-type="float">
            <text:p>-0.351719874626692</text:p>
          </table:table-cell>
          <table:table-cell table:formula="of:=[.I67]+[.L67]" office:value-type="float" office:value="272.659721890967" calcext:value-type="float">
            <text:p>272.659721890967</text:p>
          </table:table-cell>
          <table:table-cell table:formula="of:=[.J67]+[.L67]" office:value-type="float" office:value="9709.27562629757" calcext:value-type="float">
            <text:p>9709.27562629757</text:p>
          </table:table-cell>
          <table:table-cell table:formula="of:=(1.000001018*(1-[.K67]*[.K67]))/(1+[.K67]*COS(RADIANS([.N67])))" office:value-type="float" office:value="0.983585444461634" calcext:value-type="float">
            <text:p>0.983585444461634</text:p>
          </table:table-cell>
          <table:table-cell table:formula="of:=[.M67]-0.00569-0.00478*SIN(RADIANS(125.04-1934.136*[.G67]))" office:value-type="float" office:value="272.655463223279" calcext:value-type="float">
            <text:p>272.655463223279</text:p>
          </table:table-cell>
          <table:table-cell table:formula="of:=23+(26+((21.448-[.G67]*(46.815+[.G67]*(0.00059-[.G67]*0.001813))))/60)/60" office:value-type="float" office:value="23.4359127907494" calcext:value-type="float">
            <text:p>23.4359127907494</text:p>
          </table:table-cell>
          <table:table-cell table:formula="of:=[.Q67]+0.00256*COS(RADIANS(125.04-1934.136*[.G67]))" office:value-type="float" office:value="23.4383553239575" calcext:value-type="float">
            <text:p>23.4383553239575</text:p>
          </table:table-cell>
          <table:table-cell table:formula="of:=DEGREES(ATAN2(COS(RADIANS([.P67]));COS(RADIANS([.R67]))*SIN(RADIANS([.P67]))))" office:value-type="float" office:value="-87.1061152937304" calcext:value-type="float">
            <text:p>-87.1061152937304</text:p>
          </table:table-cell>
          <table:table-cell table:formula="of:=DEGREES(ASIN(SIN(RADIANS([.R67]))*SIN(RADIANS([.P67]))))" office:value-type="float" office:value="-23.4116849422906" calcext:value-type="float">
            <text:p>-23.4116849422906</text:p>
          </table:table-cell>
          <table:table-cell table:formula="of:=TAN(RADIANS([.R67]/2))*TAN(RADIANS([.R67]/2))" office:value-type="float" office:value="0.0430309953914137" calcext:value-type="float">
            <text:p>0.0430309953914137</text:p>
          </table:table-cell>
          <table:table-cell table:formula="of:=4*DEGREES([.U67]*SIN(2*RADIANS([.I67]))-2*[.K67]*SIN(RADIANS([.J67]))+4*[.K67]*[.U67]*SIN(RADIANS([.J67]))*COS(2*RADIANS([.I67]))-0.5*[.U67]*[.U67]*SIN(4*RADIANS([.I67]))-1.25*[.K67]*[.K67]*SIN(2*RADIANS([.J67])))" office:value-type="float" office:value="0.445218477104066" calcext:value-type="float">
            <text:p>0.445218477104066</text:p>
          </table:table-cell>
          <table:table-cell table:formula="of:=DEGREES(ACOS(COS(RADIANS(90.833))/(COS(RADIANS([.$B$3]))*COS(RADIANS([.T67])))-TAN(RADIANS([.$B$3]))*TAN(RADIANS([.T67]))))" office:value-type="float" office:value="61.4916619735849" calcext:value-type="float">
            <text:p>61.4916619735849</text:p>
          </table:table-cell>
          <table:table-cell table:style-name="ce8" table:formula="of:=(720-4*[.$B$4]-[.V67]+[.$B$5]*60)/1440" office:value-type="time" office:time-value="PT11H53M07.419691374S" calcext:value-type="time">
            <text:p>11:53:07</text:p>
          </table:table-cell>
          <table:table-cell table:style-name="ce8" table:formula="of:=[.X67]-[.W67]*4/1440" office:value-type="time" office:time-value="PT07H47M09.420817713S" calcext:value-type="time">
            <text:p>7:47:09</text:p>
          </table:table-cell>
          <table:table-cell table:style-name="ce8" table:formula="of:=[.X67]+[.W67]*4/1440" office:value-type="time" office:time-value="PT15H59M05.418565034S" calcext:value-type="time">
            <text:p>15:59:05</text:p>
          </table:table-cell>
          <table:table-cell table:style-name="ce11" table:formula="of:=8*[.W67]" office:value-type="float" office:value="491.933295788679" calcext:value-type="float">
            <text:p>491.933295788679</text:p>
          </table:table-cell>
          <table:table-cell table:formula="of:=MOD([.E67]*1440+[.V67]+4*[.$B$4]-60*[.$B$5];1440)" office:value-type="float" office:value="402.876338477104" calcext:value-type="float">
            <text:p>402.876338477104</text:p>
          </table:table-cell>
          <table:table-cell table:formula="of:=IF([.AB67]/4&lt;0;[.AB67]/4+180;[.AB67]/4-180)" office:value-type="float" office:value="-79.280915380724" calcext:value-type="float">
            <text:p>-79.280915380724</text:p>
          </table:table-cell>
          <table:table-cell table:formula="of:=DEGREES(ACOS(SIN(RADIANS([.$B$3]))*SIN(RADIANS([.T67]))+COS(RADIANS([.$B$3]))*COS(RADIANS([.T67]))*COS(RADIANS([.AC67]))))" office:value-type="float" office:value="100.907366897434" calcext:value-type="float">
            <text:p>100.907366897434</text:p>
          </table:table-cell>
          <table:table-cell table:formula="of:=90-[.AD67]" office:value-type="float" office:value="-10.9073668974341" calcext:value-type="float">
            <text:p>-10.9073668974341</text:p>
          </table:table-cell>
          <table:table-cell table:formula="of:=IF([.AE67]&gt;85;0;IF([.AE67]&gt;5;58.1/TAN(RADIANS([.AE67]))-0.07/POWER(TAN(RADIANS([.AE67]));3)+0.000086/POWER(TAN(RADIANS([.AE67]));5);IF([.AE67]&gt;-0.575;1735+[.AE67]*(-518.2+[.AE67]*(103.4+[.AE67]*(-12.79+[.AE67]*0.711)));-20.772/TAN(RADIANS([.AE67])))))/3600" office:value-type="float" office:value="0.0299424510361348" calcext:value-type="float">
            <text:p>0.0299424510361348</text:p>
          </table:table-cell>
          <table:table-cell table:formula="of:=[.AE67]+[.AF67]" office:value-type="float" office:value="-10.8774244463979" calcext:value-type="float">
            <text:p>-10.8774244463979</text:p>
          </table:table-cell>
          <table:table-cell table:formula="of:=IF([.AC67]&gt;0;MOD(DEGREES(ACOS(((SIN(RADIANS([.$B$3]))*COS(RADIANS([.AD67])))-SIN(RADIANS([.T67])))/(COS(RADIANS([.$B$3]))*SIN(RADIANS([.AD67])))))+180;360);MOD(540-DEGREES(ACOS(((SIN(RADIANS([.$B$3]))*COS(RADIANS([.AD67])))-SIN(RADIANS([.T67])))/(COS(RADIANS([.$B$3]))*SIN(RADIANS([.AD67])))));360))" office:value-type="float" office:value="113.328462809558" calcext:value-type="float">
            <text:p>113.32846280955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67]+0.1/24" office:value-type="time" office:time-value="PT06H42M00S" calcext:value-type="time">
            <text:p>6:42:00</text:p>
          </table:table-cell>
          <table:table-cell table:style-name="ce9" table:formula="of:=[.D68]+2415018.5+[.E68]-[.$B$5]/24" office:value-type="float" office:value="2461033.7375" calcext:value-type="float">
            <text:p>2461033.74</text:p>
          </table:table-cell>
          <table:table-cell table:style-name="ce10" table:formula="of:=([.F68]-2451545)/36525" office:value-type="float" office:value="0.259787474332657" calcext:value-type="float">
            <text:p>0.25978747</text:p>
          </table:table-cell>
          <table:table-cell/>
          <table:table-cell table:formula="of:=MOD(280.46646+[.G68]*(36000.76983+[.G68]*0.0003032);360)" office:value-type="float" office:value="273.015548629825" calcext:value-type="float">
            <text:p>273.015548629825</text:p>
          </table:table-cell>
          <table:table-cell table:formula="of:=357.52911+[.G68]*(35999.05029-0.0001537*[.G68])" office:value-type="float" office:value="9709.63145284025" calcext:value-type="float">
            <text:p>9709.63145284025</text:p>
          </table:table-cell>
          <table:table-cell table:formula="of:=0.016708634-[.G68]*(0.000042037+0.0000001267*[.G68])" office:value-type="float" office:value="0.0166977047630178" calcext:value-type="float">
            <text:p>0.0166977047630178</text:p>
          </table:table-cell>
          <table:table-cell table:formula="of:=SIN(RADIANS([.J68]))*(1.914602-[.G68]*(0.004817+0.000014*[.G68]))+SIN(RADIANS(2*[.J68]))*(0.019993-0.000101*[.G68])+SIN(RADIANS(3*[.J68]))*0.000289" office:value-type="float" office:value="-0.351582245795713" calcext:value-type="float">
            <text:p>-0.351582245795713</text:p>
          </table:table-cell>
          <table:table-cell table:formula="of:=[.I68]+[.L68]" office:value-type="float" office:value="272.663966384029" calcext:value-type="float">
            <text:p>272.663966384029</text:p>
          </table:table-cell>
          <table:table-cell table:formula="of:=[.J68]+[.L68]" office:value-type="float" office:value="9709.27987059445" calcext:value-type="float">
            <text:p>9709.27987059445</text:p>
          </table:table-cell>
          <table:table-cell table:formula="of:=(1.000001018*(1-[.K68]*[.K68]))/(1+[.K68]*COS(RADIANS([.N68])))" office:value-type="float" office:value="0.98358522177152" calcext:value-type="float">
            <text:p>0.98358522177152</text:p>
          </table:table-cell>
          <table:table-cell table:formula="of:=[.M68]-0.00569-0.00478*SIN(RADIANS(125.04-1934.136*[.G68]))" office:value-type="float" office:value="272.659707733904" calcext:value-type="float">
            <text:p>272.659707733904</text:p>
          </table:table-cell>
          <table:table-cell table:formula="of:=23+(26+((21.448-[.G68]*(46.815+[.G68]*(0.00059-[.G68]*0.001813))))/60)/60" office:value-type="float" office:value="23.435912789266" calcext:value-type="float">
            <text:p>23.435912789266</text:p>
          </table:table-cell>
          <table:table-cell table:formula="of:=[.Q68]+0.00256*COS(RADIANS(125.04-1934.136*[.G68]))" office:value-type="float" office:value="23.438355319522" calcext:value-type="float">
            <text:p>23.438355319522</text:p>
          </table:table-cell>
          <table:table-cell table:formula="of:=DEGREES(ATAN2(COS(RADIANS([.P68]));COS(RADIANS([.R68]))*SIN(RADIANS([.P68]))))" office:value-type="float" office:value="-87.1014909351137" calcext:value-type="float">
            <text:p>-87.1014909351137</text:p>
          </table:table-cell>
          <table:table-cell table:formula="of:=DEGREES(ASIN(SIN(RADIANS([.R68]))*SIN(RADIANS([.P68]))))" office:value-type="float" office:value="-23.4115996334297" calcext:value-type="float">
            <text:p>-23.4115996334297</text:p>
          </table:table-cell>
          <table:table-cell table:formula="of:=TAN(RADIANS([.R68]/2))*TAN(RADIANS([.R68]/2))" office:value-type="float" office:value="0.0430309953746641" calcext:value-type="float">
            <text:p>0.0430309953746641</text:p>
          </table:table-cell>
          <table:table-cell table:formula="of:=4*DEGREES([.U68]*SIN(2*RADIANS([.I68]))-2*[.K68]*SIN(RADIANS([.J68]))+4*[.K68]*[.U68]*SIN(RADIANS([.J68]))*COS(2*RADIANS([.I68]))-0.5*[.U68]*[.U68]*SIN(4*RADIANS([.I68]))-1.25*[.K68]*[.K68]*SIN(2*RADIANS([.J68])))" office:value-type="float" office:value="0.443154726942426" calcext:value-type="float">
            <text:p>0.443154726942426</text:p>
          </table:table-cell>
          <table:table-cell table:formula="of:=DEGREES(ACOS(COS(RADIANS(90.833))/(COS(RADIANS([.$B$3]))*COS(RADIANS([.T68])))-TAN(RADIANS([.$B$3]))*TAN(RADIANS([.T68]))))" office:value-type="float" office:value="61.4917944851694" calcext:value-type="float">
            <text:p>61.4917944851694</text:p>
          </table:table-cell>
          <table:table-cell table:style-name="ce8" table:formula="of:=(720-4*[.$B$4]-[.V68]+[.$B$5]*60)/1440" office:value-type="time" office:time-value="PT11H53M07.543516383S" calcext:value-type="time">
            <text:p>11:53:07</text:p>
          </table:table-cell>
          <table:table-cell table:style-name="ce8" table:formula="of:=[.X68]-[.W68]*4/1440" office:value-type="time" office:time-value="PT07H47M09.512839943S" calcext:value-type="time">
            <text:p>7:47:09</text:p>
          </table:table-cell>
          <table:table-cell table:style-name="ce8" table:formula="of:=[.X68]+[.W68]*4/1440" office:value-type="time" office:time-value="PT15H59M05.574192824S" calcext:value-type="time">
            <text:p>15:59:05</text:p>
          </table:table-cell>
          <table:table-cell table:style-name="ce11" table:formula="of:=8*[.W68]" office:value-type="float" office:value="491.934355881355" calcext:value-type="float">
            <text:p>491.934355881355</text:p>
          </table:table-cell>
          <table:table-cell table:formula="of:=MOD([.E68]*1440+[.V68]+4*[.$B$4]-60*[.$B$5];1440)" office:value-type="float" office:value="408.874274726943" calcext:value-type="float">
            <text:p>408.874274726943</text:p>
          </table:table-cell>
          <table:table-cell table:formula="of:=IF([.AB68]/4&lt;0;[.AB68]/4+180;[.AB68]/4-180)" office:value-type="float" office:value="-77.7814313182643" calcext:value-type="float">
            <text:p>-77.7814313182643</text:p>
          </table:table-cell>
          <table:table-cell table:formula="of:=DEGREES(ACOS(SIN(RADIANS([.$B$3]))*SIN(RADIANS([.T68]))+COS(RADIANS([.$B$3]))*COS(RADIANS([.T68]))*COS(RADIANS([.AC68]))))" office:value-type="float" office:value="100.011165961775" calcext:value-type="float">
            <text:p>100.011165961775</text:p>
          </table:table-cell>
          <table:table-cell table:formula="of:=90-[.AD68]" office:value-type="float" office:value="-10.0111659617746" calcext:value-type="float">
            <text:p>-10.0111659617746</text:p>
          </table:table-cell>
          <table:table-cell table:formula="of:=IF([.AE68]&gt;85;0;IF([.AE68]&gt;5;58.1/TAN(RADIANS([.AE68]))-0.07/POWER(TAN(RADIANS([.AE68]));3)+0.000086/POWER(TAN(RADIANS([.AE68]));5);IF([.AE68]&gt;-0.575;1735+[.AE68]*(-518.2+[.AE68]*(103.4+[.AE68]*(-12.79+[.AE68]*0.711)));-20.772/TAN(RADIANS([.AE68])))))/3600" office:value-type="float" office:value="0.0326860458544559" calcext:value-type="float">
            <text:p>0.0326860458544559</text:p>
          </table:table-cell>
          <table:table-cell table:formula="of:=[.AE68]+[.AF68]" office:value-type="float" office:value="-9.97847991592011" calcext:value-type="float">
            <text:p>-9.97847991592011</text:p>
          </table:table-cell>
          <table:table-cell table:formula="of:=IF([.AC68]&gt;0;MOD(DEGREES(ACOS(((SIN(RADIANS([.$B$3]))*COS(RADIANS([.AD68])))-SIN(RADIANS([.T68])))/(COS(RADIANS([.$B$3]))*SIN(RADIANS([.AD68])))))+180;360);MOD(540-DEGREES(ACOS(((SIN(RADIANS([.$B$3]))*COS(RADIANS([.AD68])))-SIN(RADIANS([.T68])))/(COS(RADIANS([.$B$3]))*SIN(RADIANS([.AD68])))));360))" office:value-type="float" office:value="114.390285543593" calcext:value-type="float">
            <text:p>114.39028554359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68]+0.1/24" office:value-type="time" office:time-value="PT06H48M00S" calcext:value-type="time">
            <text:p>6:48:00</text:p>
          </table:table-cell>
          <table:table-cell table:style-name="ce9" table:formula="of:=[.D69]+2415018.5+[.E69]-[.$B$5]/24" office:value-type="float" office:value="2461033.74166667" calcext:value-type="float">
            <text:p>2461033.74</text:p>
          </table:table-cell>
          <table:table-cell table:style-name="ce10" table:formula="of:=([.F69]-2451545)/36525" office:value-type="float" office:value="0.259787588409766" calcext:value-type="float">
            <text:p>0.25978759</text:p>
          </table:table-cell>
          <table:table-cell/>
          <table:table-cell table:formula="of:=MOD(280.46646+[.G69]*(36000.76983+[.G69]*0.0003032);360)" office:value-type="float" office:value="273.019655493599" calcext:value-type="float">
            <text:p>273.019655493599</text:p>
          </table:table-cell>
          <table:table-cell table:formula="of:=357.52911+[.G69]*(35999.05029-0.0001537*[.G69])" office:value-type="float" office:value="9709.63555950783" calcext:value-type="float">
            <text:p>9709.63555950783</text:p>
          </table:table-cell>
          <table:table-cell table:formula="of:=0.016708634-[.G69]*(0.000042037+0.0000001267*[.G69])" office:value-type="float" office:value="0.0166977047582148" calcext:value-type="float">
            <text:p>0.0166977047582148</text:p>
          </table:table-cell>
          <table:table-cell table:formula="of:=SIN(RADIANS([.J69]))*(1.914602-[.G69]*(0.004817+0.000014*[.G69]))+SIN(RADIANS(2*[.J69]))*(0.019993-0.000101*[.G69])+SIN(RADIANS(3*[.J69]))*0.000289" office:value-type="float" office:value="-0.351444615058986" calcext:value-type="float">
            <text:p>-0.351444615058986</text:p>
          </table:table-cell>
          <table:table-cell table:formula="of:=[.I69]+[.L69]" office:value-type="float" office:value="272.66821087854" calcext:value-type="float">
            <text:p>272.66821087854</text:p>
          </table:table-cell>
          <table:table-cell table:formula="of:=[.J69]+[.L69]" office:value-type="float" office:value="9709.28411489277" calcext:value-type="float">
            <text:p>9709.28411489277</text:p>
          </table:table-cell>
          <table:table-cell table:formula="of:=(1.000001018*(1-[.K69]*[.K69]))/(1+[.K69]*COS(RADIANS([.N69])))" office:value-type="float" office:value="0.983584999168553" calcext:value-type="float">
            <text:p>0.983584999168553</text:p>
          </table:table-cell>
          <table:table-cell table:formula="of:=[.M69]-0.00569-0.00478*SIN(RADIANS(125.04-1934.136*[.G69]))" office:value-type="float" office:value="272.663952245978" calcext:value-type="float">
            <text:p>272.663952245978</text:p>
          </table:table-cell>
          <table:table-cell table:formula="of:=23+(26+((21.448-[.G69]*(46.815+[.G69]*(0.00059-[.G69]*0.001813))))/60)/60" office:value-type="float" office:value="23.4359127877825" calcext:value-type="float">
            <text:p>23.4359127877825</text:p>
          </table:table-cell>
          <table:table-cell table:formula="of:=[.Q69]+0.00256*COS(RADIANS(125.04-1934.136*[.G69]))" office:value-type="float" office:value="23.4383553150865" calcext:value-type="float">
            <text:p>23.4383553150865</text:p>
          </table:table-cell>
          <table:table-cell table:formula="of:=DEGREES(ATAN2(COS(RADIANS([.P69]));COS(RADIANS([.R69]))*SIN(RADIANS([.P69]))))" office:value-type="float" office:value="-87.0968665808852" calcext:value-type="float">
            <text:p>-87.0968665808852</text:p>
          </table:table-cell>
          <table:table-cell table:formula="of:=DEGREES(ASIN(SIN(RADIANS([.R69]))*SIN(RADIANS([.P69]))))" office:value-type="float" office:value="-23.4115141884504" calcext:value-type="float">
            <text:p>-23.4115141884504</text:p>
          </table:table-cell>
          <table:table-cell table:formula="of:=TAN(RADIANS([.R69]/2))*TAN(RADIANS([.R69]/2))" office:value-type="float" office:value="0.0430309953579142" calcext:value-type="float">
            <text:p>0.0430309953579142</text:p>
          </table:table-cell>
          <table:table-cell table:formula="of:=4*DEGREES([.U69]*SIN(2*RADIANS([.I69]))-2*[.K69]*SIN(RADIANS([.J69]))+4*[.K69]*[.U69]*SIN(RADIANS([.J69]))*COS(2*RADIANS([.I69]))-0.5*[.U69]*[.U69]*SIN(4*RADIANS([.I69]))-1.25*[.K69]*[.K69]*SIN(2*RADIANS([.J69])))" office:value-type="float" office:value="0.441090992664837" calcext:value-type="float">
            <text:p>0.441090992664837</text:p>
          </table:table-cell>
          <table:table-cell table:formula="of:=DEGREES(ACOS(COS(RADIANS(90.833))/(COS(RADIANS([.$B$3]))*COS(RADIANS([.T69])))-TAN(RADIANS([.$B$3]))*TAN(RADIANS([.T69]))))" office:value-type="float" office:value="61.4919272078541" calcext:value-type="float">
            <text:p>61.4919272078541</text:p>
          </table:table-cell>
          <table:table-cell table:style-name="ce8" table:formula="of:=(720-4*[.$B$4]-[.V69]+[.$B$5]*60)/1440" office:value-type="time" office:time-value="PT11H53M07.66734044S" calcext:value-type="time">
            <text:p>11:53:07</text:p>
          </table:table-cell>
          <table:table-cell table:style-name="ce8" table:formula="of:=[.X69]-[.W69]*4/1440" office:value-type="time" office:time-value="PT07H47M09.604810555S" calcext:value-type="time">
            <text:p>7:47:09</text:p>
          </table:table-cell>
          <table:table-cell table:style-name="ce8" table:formula="of:=[.X69]+[.W69]*4/1440" office:value-type="time" office:time-value="PT15H59M05.729870325S" calcext:value-type="time">
            <text:p>15:59:05</text:p>
          </table:table-cell>
          <table:table-cell table:style-name="ce11" table:formula="of:=8*[.W69]" office:value-type="float" office:value="491.935417662833" calcext:value-type="float">
            <text:p>491.935417662833</text:p>
          </table:table-cell>
          <table:table-cell table:formula="of:=MOD([.E69]*1440+[.V69]+4*[.$B$4]-60*[.$B$5];1440)" office:value-type="float" office:value="414.872210992666" calcext:value-type="float">
            <text:p>414.872210992666</text:p>
          </table:table-cell>
          <table:table-cell table:formula="of:=IF([.AB69]/4&lt;0;[.AB69]/4+180;[.AB69]/4-180)" office:value-type="float" office:value="-76.2819472518335" calcext:value-type="float">
            <text:p>-76.2819472518335</text:p>
          </table:table-cell>
          <table:table-cell table:formula="of:=DEGREES(ACOS(SIN(RADIANS([.$B$3]))*SIN(RADIANS([.T69]))+COS(RADIANS([.$B$3]))*COS(RADIANS([.T69]))*COS(RADIANS([.AC69]))))" office:value-type="float" office:value="99.1224759141559" calcext:value-type="float">
            <text:p>99.1224759141559</text:p>
          </table:table-cell>
          <table:table-cell table:formula="of:=90-[.AD69]" office:value-type="float" office:value="-9.12247591415591" calcext:value-type="float">
            <text:p>-9.12247591415591</text:p>
          </table:table-cell>
          <table:table-cell table:formula="of:=IF([.AE69]&gt;85;0;IF([.AE69]&gt;5;58.1/TAN(RADIANS([.AE69]))-0.07/POWER(TAN(RADIANS([.AE69]));3)+0.000086/POWER(TAN(RADIANS([.AE69]));5);IF([.AE69]&gt;-0.575;1735+[.AE69]*(-518.2+[.AE69]*(103.4+[.AE69]*(-12.79+[.AE69]*0.711)));-20.772/TAN(RADIANS([.AE69])))))/3600" office:value-type="float" office:value="0.0359330473816354" calcext:value-type="float">
            <text:p>0.0359330473816354</text:p>
          </table:table-cell>
          <table:table-cell table:formula="of:=[.AE69]+[.AF69]" office:value-type="float" office:value="-9.08654286677428" calcext:value-type="float">
            <text:p>-9.08654286677428</text:p>
          </table:table-cell>
          <table:table-cell table:formula="of:=IF([.AC69]&gt;0;MOD(DEGREES(ACOS(((SIN(RADIANS([.$B$3]))*COS(RADIANS([.AD69])))-SIN(RADIANS([.T69])))/(COS(RADIANS([.$B$3]))*SIN(RADIANS([.AD69])))))+180;360);MOD(540-DEGREES(ACOS(((SIN(RADIANS([.$B$3]))*COS(RADIANS([.AD69])))-SIN(RADIANS([.T69])))/(COS(RADIANS([.$B$3]))*SIN(RADIANS([.AD69])))));360))" office:value-type="float" office:value="115.455683035232" calcext:value-type="float">
            <text:p>115.45568303523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69]+0.1/24" office:value-type="time" office:time-value="PT06H54M00S" calcext:value-type="time">
            <text:p>6:54:00</text:p>
          </table:table-cell>
          <table:table-cell table:style-name="ce9" table:formula="of:=[.D70]+2415018.5+[.E70]-[.$B$5]/24" office:value-type="float" office:value="2461033.74583333" calcext:value-type="float">
            <text:p>2461033.75</text:p>
          </table:table-cell>
          <table:table-cell table:style-name="ce10" table:formula="of:=([.F70]-2451545)/36525" office:value-type="float" office:value="0.259787702486888" calcext:value-type="float">
            <text:p>0.25978770</text:p>
          </table:table-cell>
          <table:table-cell/>
          <table:table-cell table:formula="of:=MOD(280.46646+[.G70]*(36000.76983+[.G70]*0.0003032);360)" office:value-type="float" office:value="273.023762357832" calcext:value-type="float">
            <text:p>273.023762357832</text:p>
          </table:table-cell>
          <table:table-cell table:formula="of:=357.52911+[.G70]*(35999.05029-0.0001537*[.G70])" office:value-type="float" office:value="9709.63966617588" calcext:value-type="float">
            <text:p>9709.63966617588</text:p>
          </table:table-cell>
          <table:table-cell table:formula="of:=0.016708634-[.G70]*(0.000042037+0.0000001267*[.G70])" office:value-type="float" office:value="0.0166977047534119" calcext:value-type="float">
            <text:p>0.0166977047534119</text:p>
          </table:table-cell>
          <table:table-cell table:formula="of:=SIN(RADIANS([.J70]))*(1.914602-[.G70]*(0.004817+0.000014*[.G70]))+SIN(RADIANS(2*[.J70]))*(0.019993-0.000101*[.G70])+SIN(RADIANS(3*[.J70]))*0.000289" office:value-type="float" office:value="-0.351306982386479" calcext:value-type="float">
            <text:p>-0.351306982386479</text:p>
          </table:table-cell>
          <table:table-cell table:formula="of:=[.I70]+[.L70]" office:value-type="float" office:value="272.672455375446" calcext:value-type="float">
            <text:p>272.672455375446</text:p>
          </table:table-cell>
          <table:table-cell table:formula="of:=[.J70]+[.L70]" office:value-type="float" office:value="9709.28835919349" calcext:value-type="float">
            <text:p>9709.28835919349</text:p>
          </table:table-cell>
          <table:table-cell table:formula="of:=(1.000001018*(1-[.K70]*[.K70]))/(1+[.K70]*COS(RADIANS([.N70])))" office:value-type="float" office:value="0.983584776652683" calcext:value-type="float">
            <text:p>0.983584776652683</text:p>
          </table:table-cell>
          <table:table-cell table:formula="of:=[.M70]-0.00569-0.00478*SIN(RADIANS(125.04-1934.136*[.G70]))" office:value-type="float" office:value="272.668196760446" calcext:value-type="float">
            <text:p>272.668196760446</text:p>
          </table:table-cell>
          <table:table-cell table:formula="of:=23+(26+((21.448-[.G70]*(46.815+[.G70]*(0.00059-[.G70]*0.001813))))/60)/60" office:value-type="float" office:value="23.435912786299" calcext:value-type="float">
            <text:p>23.435912786299</text:p>
          </table:table-cell>
          <table:table-cell table:formula="of:=[.Q70]+0.00256*COS(RADIANS(125.04-1934.136*[.G70]))" office:value-type="float" office:value="23.4383553106509" calcext:value-type="float">
            <text:p>23.4383553106509</text:p>
          </table:table-cell>
          <table:table-cell table:formula="of:=DEGREES(ATAN2(COS(RADIANS([.P70]));COS(RADIANS([.R70]))*SIN(RADIANS([.P70]))))" office:value-type="float" office:value="-87.0922422300249" calcext:value-type="float">
            <text:p>-87.0922422300249</text:p>
          </table:table-cell>
          <table:table-cell table:formula="of:=DEGREES(ASIN(SIN(RADIANS([.R70]))*SIN(RADIANS([.P70]))))" office:value-type="float" office:value="-23.4114286073341" calcext:value-type="float">
            <text:p>-23.4114286073341</text:p>
          </table:table-cell>
          <table:table-cell table:formula="of:=TAN(RADIANS([.R70]/2))*TAN(RADIANS([.R70]/2))" office:value-type="float" office:value="0.0430309953411643" calcext:value-type="float">
            <text:p>0.0430309953411643</text:p>
          </table:table-cell>
          <table:table-cell table:formula="of:=4*DEGREES([.U70]*SIN(2*RADIANS([.I70]))-2*[.K70]*SIN(RADIANS([.J70]))+4*[.K70]*[.U70]*SIN(RADIANS([.J70]))*COS(2*RADIANS([.I70]))-0.5*[.U70]*[.U70]*SIN(4*RADIANS([.I70]))-1.25*[.K70]*[.K70]*SIN(2*RADIANS([.J70])))" office:value-type="float" office:value="0.439027273850891" calcext:value-type="float">
            <text:p>0.439027273850891</text:p>
          </table:table-cell>
          <table:table-cell table:formula="of:=DEGREES(ACOS(COS(RADIANS(90.833))/(COS(RADIANS([.$B$3]))*COS(RADIANS([.T70])))-TAN(RADIANS([.$B$3]))*TAN(RADIANS([.T70]))))" office:value-type="float" office:value="61.4920601416662" calcext:value-type="float">
            <text:p>61.4920601416662</text:p>
          </table:table-cell>
          <table:table-cell table:style-name="ce8" table:formula="of:=(720-4*[.$B$4]-[.V70]+[.$B$5]*60)/1440" office:value-type="time" office:time-value="PT11H53M07.791163569S" calcext:value-type="time">
            <text:p>11:53:07</text:p>
          </table:table-cell>
          <table:table-cell table:style-name="ce8" table:formula="of:=[.X70]-[.W70]*4/1440" office:value-type="time" office:time-value="PT07H47M09.696729569S" calcext:value-type="time">
            <text:p>7:47:09</text:p>
          </table:table-cell>
          <table:table-cell table:style-name="ce8" table:formula="of:=[.X70]+[.W70]*4/1440" office:value-type="time" office:time-value="PT15H59M05.885597569S" calcext:value-type="time">
            <text:p>15:59:05</text:p>
          </table:table-cell>
          <table:table-cell table:style-name="ce11" table:formula="of:=8*[.W70]" office:value-type="float" office:value="491.93648113333" calcext:value-type="float">
            <text:p>491.93648113333</text:p>
          </table:table-cell>
          <table:table-cell table:formula="of:=MOD([.E70]*1440+[.V70]+4*[.$B$4]-60*[.$B$5];1440)" office:value-type="float" office:value="420.870147273851" calcext:value-type="float">
            <text:p>420.870147273851</text:p>
          </table:table-cell>
          <table:table-cell table:formula="of:=IF([.AB70]/4&lt;0;[.AB70]/4+180;[.AB70]/4-180)" office:value-type="float" office:value="-74.7824631815373" calcext:value-type="float">
            <text:p>-74.7824631815373</text:p>
          </table:table-cell>
          <table:table-cell table:formula="of:=DEGREES(ACOS(SIN(RADIANS([.$B$3]))*SIN(RADIANS([.T70]))+COS(RADIANS([.$B$3]))*COS(RADIANS([.T70]))*COS(RADIANS([.AC70]))))" office:value-type="float" office:value="98.2416314267095" calcext:value-type="float">
            <text:p>98.2416314267095</text:p>
          </table:table-cell>
          <table:table-cell table:formula="of:=90-[.AD70]" office:value-type="float" office:value="-8.24163142670953" calcext:value-type="float">
            <text:p>-8.24163142670953</text:p>
          </table:table-cell>
          <table:table-cell table:formula="of:=IF([.AE70]&gt;85;0;IF([.AE70]&gt;5;58.1/TAN(RADIANS([.AE70]))-0.07/POWER(TAN(RADIANS([.AE70]));3)+0.000086/POWER(TAN(RADIANS([.AE70]));5);IF([.AE70]&gt;-0.575;1735+[.AE70]*(-518.2+[.AE70]*(103.4+[.AE70]*(-12.79+[.AE70]*0.711)));-20.772/TAN(RADIANS([.AE70])))))/3600" office:value-type="float" office:value="0.0398359689042654" calcext:value-type="float">
            <text:p>0.0398359689042654</text:p>
          </table:table-cell>
          <table:table-cell table:formula="of:=[.AE70]+[.AF70]" office:value-type="float" office:value="-8.20179545780527" calcext:value-type="float">
            <text:p>-8.20179545780527</text:p>
          </table:table-cell>
          <table:table-cell table:formula="of:=IF([.AC70]&gt;0;MOD(DEGREES(ACOS(((SIN(RADIANS([.$B$3]))*COS(RADIANS([.AD70])))-SIN(RADIANS([.T70])))/(COS(RADIANS([.$B$3]))*SIN(RADIANS([.AD70])))))+180;360);MOD(540-DEGREES(ACOS(((SIN(RADIANS([.$B$3]))*COS(RADIANS([.AD70])))-SIN(RADIANS([.T70])))/(COS(RADIANS([.$B$3]))*SIN(RADIANS([.AD70])))));360))" office:value-type="float" office:value="116.525105255629" calcext:value-type="float">
            <text:p>116.52510525562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70]+0.1/24" office:value-type="time" office:time-value="PT07H00M00S" calcext:value-type="time">
            <text:p>7:00:00</text:p>
          </table:table-cell>
          <table:table-cell table:style-name="ce9" table:formula="of:=[.D71]+2415018.5+[.E71]-[.$B$5]/24" office:value-type="float" office:value="2461033.75" calcext:value-type="float">
            <text:p>2461033.75</text:p>
          </table:table-cell>
          <table:table-cell table:style-name="ce10" table:formula="of:=([.F71]-2451545)/36525" office:value-type="float" office:value="0.259787816563997" calcext:value-type="float">
            <text:p>0.25978782</text:p>
          </table:table-cell>
          <table:table-cell/>
          <table:table-cell table:formula="of:=MOD(280.46646+[.G71]*(36000.76983+[.G71]*0.0003032);360)" office:value-type="float" office:value="273.027869221605" calcext:value-type="float">
            <text:p>273.027869221605</text:p>
          </table:table-cell>
          <table:table-cell table:formula="of:=357.52911+[.G71]*(35999.05029-0.0001537*[.G71])" office:value-type="float" office:value="9709.64377284346" calcext:value-type="float">
            <text:p>9709.64377284346</text:p>
          </table:table-cell>
          <table:table-cell table:formula="of:=0.016708634-[.G71]*(0.000042037+0.0000001267*[.G71])" office:value-type="float" office:value="0.0166977047486089" calcext:value-type="float">
            <text:p>0.0166977047486089</text:p>
          </table:table-cell>
          <table:table-cell table:formula="of:=SIN(RADIANS([.J71]))*(1.914602-[.G71]*(0.004817+0.000014*[.G71]))+SIN(RADIANS(2*[.J71]))*(0.019993-0.000101*[.G71])+SIN(RADIANS(3*[.J71]))*0.000289" office:value-type="float" office:value="-0.351169347809561" calcext:value-type="float">
            <text:p>-0.351169347809561</text:p>
          </table:table-cell>
          <table:table-cell table:formula="of:=[.I71]+[.L71]" office:value-type="float" office:value="272.676699873796" calcext:value-type="float">
            <text:p>272.676699873796</text:p>
          </table:table-cell>
          <table:table-cell table:formula="of:=[.J71]+[.L71]" office:value-type="float" office:value="9709.29260349565" calcext:value-type="float">
            <text:p>9709.29260349565</text:p>
          </table:table-cell>
          <table:table-cell table:formula="of:=(1.000001018*(1-[.K71]*[.K71]))/(1+[.K71]*COS(RADIANS([.N71])))" office:value-type="float" office:value="0.983584554223962" calcext:value-type="float">
            <text:p>0.983584554223962</text:p>
          </table:table-cell>
          <table:table-cell table:formula="of:=[.M71]-0.00569-0.00478*SIN(RADIANS(125.04-1934.136*[.G71]))" office:value-type="float" office:value="272.672441276358" calcext:value-type="float">
            <text:p>272.672441276358</text:p>
          </table:table-cell>
          <table:table-cell table:formula="of:=23+(26+((21.448-[.G71]*(46.815+[.G71]*(0.00059-[.G71]*0.001813))))/60)/60" office:value-type="float" office:value="23.4359127848155" calcext:value-type="float">
            <text:p>23.4359127848155</text:p>
          </table:table-cell>
          <table:table-cell table:formula="of:=[.Q71]+0.00256*COS(RADIANS(125.04-1934.136*[.G71]))" office:value-type="float" office:value="23.4383553062153" calcext:value-type="float">
            <text:p>23.4383553062153</text:p>
          </table:table-cell>
          <table:table-cell table:formula="of:=DEGREES(ATAN2(COS(RADIANS([.P71]));COS(RADIANS([.R71]))*SIN(RADIANS([.P71]))))" office:value-type="float" office:value="-87.0876178835773" calcext:value-type="float">
            <text:p>-87.0876178835773</text:p>
          </table:table-cell>
          <table:table-cell table:formula="of:=DEGREES(ASIN(SIN(RADIANS([.R71]))*SIN(RADIANS([.P71]))))" office:value-type="float" office:value="-23.4113428901007" calcext:value-type="float">
            <text:p>-23.4113428901007</text:p>
          </table:table-cell>
          <table:table-cell table:formula="of:=TAN(RADIANS([.R71]/2))*TAN(RADIANS([.R71]/2))" office:value-type="float" office:value="0.0430309953244142" calcext:value-type="float">
            <text:p>0.0430309953244142</text:p>
          </table:table-cell>
          <table:table-cell table:formula="of:=4*DEGREES([.U71]*SIN(2*RADIANS([.I71]))-2*[.K71]*SIN(RADIANS([.J71]))+4*[.K71]*[.U71]*SIN(RADIANS([.J71]))*COS(2*RADIANS([.I71]))-0.5*[.U71]*[.U71]*SIN(4*RADIANS([.I71]))-1.25*[.K71]*[.K71]*SIN(2*RADIANS([.J71])))" office:value-type="float" office:value="0.436963571001424" calcext:value-type="float">
            <text:p>0.436963571001424</text:p>
          </table:table-cell>
          <table:table-cell table:formula="of:=DEGREES(ACOS(COS(RADIANS(90.833))/(COS(RADIANS([.$B$3]))*COS(RADIANS([.T71])))-TAN(RADIANS([.$B$3]))*TAN(RADIANS([.T71]))))" office:value-type="float" office:value="61.4921932865735" calcext:value-type="float">
            <text:p>61.4921932865735</text:p>
          </table:table-cell>
          <table:table-cell table:style-name="ce8" table:formula="of:=(720-4*[.$B$4]-[.V71]+[.$B$5]*60)/1440" office:value-type="time" office:time-value="PT11H53M07.91498574S" calcext:value-type="time">
            <text:p>11:53:07</text:p>
          </table:table-cell>
          <table:table-cell table:style-name="ce8" table:formula="of:=[.X71]-[.W71]*4/1440" office:value-type="time" office:time-value="PT07H47M09.788596962S" calcext:value-type="time">
            <text:p>7:47:09</text:p>
          </table:table-cell>
          <table:table-cell table:style-name="ce8" table:formula="of:=[.X71]+[.W71]*4/1440" office:value-type="time" office:time-value="PT15H59M06.041374518S" calcext:value-type="time">
            <text:p>15:59:06</text:p>
          </table:table-cell>
          <table:table-cell table:style-name="ce11" table:formula="of:=8*[.W71]" office:value-type="float" office:value="491.937546292588" calcext:value-type="float">
            <text:p>491.937546292588</text:p>
          </table:table-cell>
          <table:table-cell table:formula="of:=MOD([.E71]*1440+[.V71]+4*[.$B$4]-60*[.$B$5];1440)" office:value-type="float" office:value="426.868083571002" calcext:value-type="float">
            <text:p>426.868083571002</text:p>
          </table:table-cell>
          <table:table-cell table:formula="of:=IF([.AB71]/4&lt;0;[.AB71]/4+180;[.AB71]/4-180)" office:value-type="float" office:value="-73.2829791072495" calcext:value-type="float">
            <text:p>-73.2829791072495</text:p>
          </table:table-cell>
          <table:table-cell table:formula="of:=DEGREES(ACOS(SIN(RADIANS([.$B$3]))*SIN(RADIANS([.T71]))+COS(RADIANS([.$B$3]))*COS(RADIANS([.T71]))*COS(RADIANS([.AC71]))))" office:value-type="float" office:value="97.368971178437" calcext:value-type="float">
            <text:p>97.368971178437</text:p>
          </table:table-cell>
          <table:table-cell table:formula="of:=90-[.AD71]" office:value-type="float" office:value="-7.36897117843704" calcext:value-type="float">
            <text:p>-7.36897117843704</text:p>
          </table:table-cell>
          <table:table-cell table:formula="of:=IF([.AE71]&gt;85;0;IF([.AE71]&gt;5;58.1/TAN(RADIANS([.AE71]))-0.07/POWER(TAN(RADIANS([.AE71]));3)+0.000086/POWER(TAN(RADIANS([.AE71]));5);IF([.AE71]&gt;-0.575;1735+[.AE71]*(-518.2+[.AE71]*(103.4+[.AE71]*(-12.79+[.AE71]*0.711)));-20.772/TAN(RADIANS([.AE71])))))/3600" office:value-type="float" office:value="0.0446156999043768" calcext:value-type="float">
            <text:p>0.0446156999043768</text:p>
          </table:table-cell>
          <table:table-cell table:formula="of:=[.AE71]+[.AF71]" office:value-type="float" office:value="-7.32435547853266" calcext:value-type="float">
            <text:p>-7.32435547853266</text:p>
          </table:table-cell>
          <table:table-cell table:formula="of:=IF([.AC71]&gt;0;MOD(DEGREES(ACOS(((SIN(RADIANS([.$B$3]))*COS(RADIANS([.AD71])))-SIN(RADIANS([.T71])))/(COS(RADIANS([.$B$3]))*SIN(RADIANS([.AD71])))))+180;360);MOD(540-DEGREES(ACOS(((SIN(RADIANS([.$B$3]))*COS(RADIANS([.AD71])))-SIN(RADIANS([.T71])))/(COS(RADIANS([.$B$3]))*SIN(RADIANS([.AD71])))));360))" office:value-type="float" office:value="117.5989891966" calcext:value-type="float">
            <text:p>117.598989196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71]+0.1/24" office:value-type="time" office:time-value="PT07H06M00S" calcext:value-type="time">
            <text:p>7:06:00</text:p>
          </table:table-cell>
          <table:table-cell table:style-name="ce9" table:formula="of:=[.D72]+2415018.5+[.E72]-[.$B$5]/24" office:value-type="float" office:value="2461033.75416667" calcext:value-type="float">
            <text:p>2461033.75</text:p>
          </table:table-cell>
          <table:table-cell table:style-name="ce10" table:formula="of:=([.F72]-2451545)/36525" office:value-type="float" office:value="0.259787930641119" calcext:value-type="float">
            <text:p>0.25978793</text:p>
          </table:table-cell>
          <table:table-cell/>
          <table:table-cell table:formula="of:=MOD(280.46646+[.G72]*(36000.76983+[.G72]*0.0003032);360)" office:value-type="float" office:value="273.031976085838" calcext:value-type="float">
            <text:p>273.031976085838</text:p>
          </table:table-cell>
          <table:table-cell table:formula="of:=357.52911+[.G72]*(35999.05029-0.0001537*[.G72])" office:value-type="float" office:value="9709.64787951151" calcext:value-type="float">
            <text:p>9709.64787951151</text:p>
          </table:table-cell>
          <table:table-cell table:formula="of:=0.016708634-[.G72]*(0.000042037+0.0000001267*[.G72])" office:value-type="float" office:value="0.0166977047438059" calcext:value-type="float">
            <text:p>0.0166977047438059</text:p>
          </table:table-cell>
          <table:table-cell table:formula="of:=SIN(RADIANS([.J72]))*(1.914602-[.G72]*(0.004817+0.000014*[.G72]))+SIN(RADIANS(2*[.J72]))*(0.019993-0.000101*[.G72])+SIN(RADIANS(3*[.J72]))*0.000289" office:value-type="float" office:value="-0.351031711298419" calcext:value-type="float">
            <text:p>-0.351031711298419</text:p>
          </table:table-cell>
          <table:table-cell table:formula="of:=[.I72]+[.L72]" office:value-type="float" office:value="272.68094437454" calcext:value-type="float">
            <text:p>272.68094437454</text:p>
          </table:table-cell>
          <table:table-cell table:formula="of:=[.J72]+[.L72]" office:value-type="float" office:value="9709.29684780021" calcext:value-type="float">
            <text:p>9709.29684780021</text:p>
          </table:table-cell>
          <table:table-cell table:formula="of:=(1.000001018*(1-[.K72]*[.K72]))/(1+[.K72]*COS(RADIANS([.N72])))" office:value-type="float" office:value="0.98358433188234" calcext:value-type="float">
            <text:p>0.98358433188234</text:p>
          </table:table-cell>
          <table:table-cell table:formula="of:=[.M72]-0.00569-0.00478*SIN(RADIANS(125.04-1934.136*[.G72]))" office:value-type="float" office:value="272.676685794665" calcext:value-type="float">
            <text:p>272.676685794665</text:p>
          </table:table-cell>
          <table:table-cell table:formula="of:=23+(26+((21.448-[.G72]*(46.815+[.G72]*(0.00059-[.G72]*0.001813))))/60)/60" office:value-type="float" office:value="23.4359127833321" calcext:value-type="float">
            <text:p>23.4359127833321</text:p>
          </table:table-cell>
          <table:table-cell table:formula="of:=[.Q72]+0.00256*COS(RADIANS(125.04-1934.136*[.G72]))" office:value-type="float" office:value="23.4383553017797" calcext:value-type="float">
            <text:p>23.4383553017797</text:p>
          </table:table-cell>
          <table:table-cell table:formula="of:=DEGREES(ATAN2(COS(RADIANS([.P72]));COS(RADIANS([.R72]))*SIN(RADIANS([.P72]))))" office:value-type="float" office:value="-87.0829935405167" calcext:value-type="float">
            <text:p>-87.0829935405167</text:p>
          </table:table-cell>
          <table:table-cell table:formula="of:=DEGREES(ASIN(SIN(RADIANS([.R72]))*SIN(RADIANS([.P72]))))" office:value-type="float" office:value="-23.4112570367315" calcext:value-type="float">
            <text:p>-23.4112570367315</text:p>
          </table:table-cell>
          <table:table-cell table:formula="of:=TAN(RADIANS([.R72]/2))*TAN(RADIANS([.R72]/2))" office:value-type="float" office:value="0.043030995307664" calcext:value-type="float">
            <text:p>0.043030995307664</text:p>
          </table:table-cell>
          <table:table-cell table:formula="of:=4*DEGREES([.U72]*SIN(2*RADIANS([.I72]))-2*[.K72]*SIN(RADIANS([.J72]))+4*[.K72]*[.U72]*SIN(RADIANS([.J72]))*COS(2*RADIANS([.I72]))-0.5*[.U72]*[.U72]*SIN(4*RADIANS([.I72]))-1.25*[.K72]*[.K72]*SIN(2*RADIANS([.J72])))" office:value-type="float" office:value="0.434899883695071" calcext:value-type="float">
            <text:p>0.434899883695071</text:p>
          </table:table-cell>
          <table:table-cell table:formula="of:=DEGREES(ACOS(COS(RADIANS(90.833))/(COS(RADIANS([.$B$3]))*COS(RADIANS([.T72])))-TAN(RADIANS([.$B$3]))*TAN(RADIANS([.T72]))))" office:value-type="float" office:value="61.4923266426032" calcext:value-type="float">
            <text:p>61.4923266426032</text:p>
          </table:table-cell>
          <table:table-cell table:style-name="ce8" table:formula="of:=(720-4*[.$B$4]-[.V72]+[.$B$5]*60)/1440" office:value-type="time" office:time-value="PT11H53M08.038806978S" calcext:value-type="time">
            <text:p>11:53:08</text:p>
          </table:table-cell>
          <table:table-cell table:style-name="ce8" table:formula="of:=[.X72]-[.W72]*4/1440" office:value-type="time" office:time-value="PT07H47M09.880412754S" calcext:value-type="time">
            <text:p>7:47:09</text:p>
          </table:table-cell>
          <table:table-cell table:style-name="ce8" table:formula="of:=[.X72]+[.W72]*4/1440" office:value-type="time" office:time-value="PT15H59M06.197201203S" calcext:value-type="time">
            <text:p>15:59:06</text:p>
          </table:table-cell>
          <table:table-cell table:style-name="ce11" table:formula="of:=8*[.W72]" office:value-type="float" office:value="491.938613140826" calcext:value-type="float">
            <text:p>491.938613140826</text:p>
          </table:table-cell>
          <table:table-cell table:formula="of:=MOD([.E72]*1440+[.V72]+4*[.$B$4]-60*[.$B$5];1440)" office:value-type="float" office:value="432.866019883695" calcext:value-type="float">
            <text:p>432.866019883695</text:p>
          </table:table-cell>
          <table:table-cell table:formula="of:=IF([.AB72]/4&lt;0;[.AB72]/4+180;[.AB72]/4-180)" office:value-type="float" office:value="-71.7834950290763" calcext:value-type="float">
            <text:p>-71.7834950290763</text:p>
          </table:table-cell>
          <table:table-cell table:formula="of:=DEGREES(ACOS(SIN(RADIANS([.$B$3]))*SIN(RADIANS([.T72]))+COS(RADIANS([.$B$3]))*COS(RADIANS([.T72]))*COS(RADIANS([.AC72]))))" office:value-type="float" office:value="96.5048381014254" calcext:value-type="float">
            <text:p>96.5048381014254</text:p>
          </table:table-cell>
          <table:table-cell table:formula="of:=90-[.AD72]" office:value-type="float" office:value="-6.50483810142542" calcext:value-type="float">
            <text:p>-6.50483810142542</text:p>
          </table:table-cell>
          <table:table-cell table:formula="of:=IF([.AE72]&gt;85;0;IF([.AE72]&gt;5;58.1/TAN(RADIANS([.AE72]))-0.07/POWER(TAN(RADIANS([.AE72]));3)+0.000086/POWER(TAN(RADIANS([.AE72]));5);IF([.AE72]&gt;-0.575;1735+[.AE72]*(-518.2+[.AE72]*(103.4+[.AE72]*(-12.79+[.AE72]*0.711)));-20.772/TAN(RADIANS([.AE72])))))/3600" office:value-type="float" office:value="0.0506046483349562" calcext:value-type="float">
            <text:p>0.0506046483349562</text:p>
          </table:table-cell>
          <table:table-cell table:formula="of:=[.AE72]+[.AF72]" office:value-type="float" office:value="-6.45423345309046" calcext:value-type="float">
            <text:p>-6.45423345309046</text:p>
          </table:table-cell>
          <table:table-cell table:formula="of:=IF([.AC72]&gt;0;MOD(DEGREES(ACOS(((SIN(RADIANS([.$B$3]))*COS(RADIANS([.AD72])))-SIN(RADIANS([.T72])))/(COS(RADIANS([.$B$3]))*SIN(RADIANS([.AD72])))))+180;360);MOD(540-DEGREES(ACOS(((SIN(RADIANS([.$B$3]))*COS(RADIANS([.AD72])))-SIN(RADIANS([.T72])))/(COS(RADIANS([.$B$3]))*SIN(RADIANS([.AD72])))));360))" office:value-type="float" office:value="118.677759030689" calcext:value-type="float">
            <text:p>118.67775903068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72]+0.1/24" office:value-type="time" office:time-value="PT07H12M00S" calcext:value-type="time">
            <text:p>7:12:00</text:p>
          </table:table-cell>
          <table:table-cell table:style-name="ce9" table:formula="of:=[.D73]+2415018.5+[.E73]-[.$B$5]/24" office:value-type="float" office:value="2461033.75833333" calcext:value-type="float">
            <text:p>2461033.76</text:p>
          </table:table-cell>
          <table:table-cell table:style-name="ce10" table:formula="of:=([.F73]-2451545)/36525" office:value-type="float" office:value="0.259788044718229" calcext:value-type="float">
            <text:p>0.25978804</text:p>
          </table:table-cell>
          <table:table-cell/>
          <table:table-cell table:formula="of:=MOD(280.46646+[.G73]*(36000.76983+[.G73]*0.0003032);360)" office:value-type="float" office:value="273.036082949613" calcext:value-type="float">
            <text:p>273.036082949613</text:p>
          </table:table-cell>
          <table:table-cell table:formula="of:=357.52911+[.G73]*(35999.05029-0.0001537*[.G73])" office:value-type="float" office:value="9709.6519861791" calcext:value-type="float">
            <text:p>9709.6519861791</text:p>
          </table:table-cell>
          <table:table-cell table:formula="of:=0.016708634-[.G73]*(0.000042037+0.0000001267*[.G73])" office:value-type="float" office:value="0.016697704739003" calcext:value-type="float">
            <text:p>0.016697704739003</text:p>
          </table:table-cell>
          <table:table-cell table:formula="of:=SIN(RADIANS([.J73]))*(1.914602-[.G73]*(0.004817+0.000014*[.G73]))+SIN(RADIANS(2*[.J73]))*(0.019993-0.000101*[.G73])+SIN(RADIANS(3*[.J73]))*0.000289" office:value-type="float" office:value="-0.350894072884312" calcext:value-type="float">
            <text:p>-0.350894072884312</text:p>
          </table:table-cell>
          <table:table-cell table:formula="of:=[.I73]+[.L73]" office:value-type="float" office:value="272.685188876729" calcext:value-type="float">
            <text:p>272.685188876729</text:p>
          </table:table-cell>
          <table:table-cell table:formula="of:=[.J73]+[.L73]" office:value-type="float" office:value="9709.30109210621" calcext:value-type="float">
            <text:p>9709.30109210621</text:p>
          </table:table-cell>
          <table:table-cell table:formula="of:=(1.000001018*(1-[.K73]*[.K73]))/(1+[.K73]*COS(RADIANS([.N73])))" office:value-type="float" office:value="0.983584109627868" calcext:value-type="float">
            <text:p>0.983584109627868</text:p>
          </table:table-cell>
          <table:table-cell table:formula="of:=[.M73]-0.00569-0.00478*SIN(RADIANS(125.04-1934.136*[.G73]))" office:value-type="float" office:value="272.680930314417" calcext:value-type="float">
            <text:p>272.680930314417</text:p>
          </table:table-cell>
          <table:table-cell table:formula="of:=23+(26+((21.448-[.G73]*(46.815+[.G73]*(0.00059-[.G73]*0.001813))))/60)/60" office:value-type="float" office:value="23.4359127818486" calcext:value-type="float">
            <text:p>23.4359127818486</text:p>
          </table:table-cell>
          <table:table-cell table:formula="of:=[.Q73]+0.00256*COS(RADIANS(125.04-1934.136*[.G73]))" office:value-type="float" office:value="23.438355297344" calcext:value-type="float">
            <text:p>23.438355297344</text:p>
          </table:table-cell>
          <table:table-cell table:formula="of:=DEGREES(ATAN2(COS(RADIANS([.P73]));COS(RADIANS([.R73]))*SIN(RADIANS([.P73]))))" office:value-type="float" office:value="-87.0783692018873" calcext:value-type="float">
            <text:p>-87.0783692018873</text:p>
          </table:table-cell>
          <table:table-cell table:formula="of:=DEGREES(ASIN(SIN(RADIANS([.R73]))*SIN(RADIANS([.P73]))))" office:value-type="float" office:value="-23.4111710472462" calcext:value-type="float">
            <text:p>-23.4111710472462</text:p>
          </table:table-cell>
          <table:table-cell table:formula="of:=TAN(RADIANS([.R73]/2))*TAN(RADIANS([.R73]/2))" office:value-type="float" office:value="0.0430309952909136" calcext:value-type="float">
            <text:p>0.0430309952909136</text:p>
          </table:table-cell>
          <table:table-cell table:formula="of:=4*DEGREES([.U73]*SIN(2*RADIANS([.I73]))-2*[.K73]*SIN(RADIANS([.J73]))+4*[.K73]*[.U73]*SIN(RADIANS([.J73]))*COS(2*RADIANS([.I73]))-0.5*[.U73]*[.U73]*SIN(4*RADIANS([.I73]))-1.25*[.K73]*[.K73]*SIN(2*RADIANS([.J73])))" office:value-type="float" office:value="0.43283621243213" calcext:value-type="float">
            <text:p>0.43283621243213</text:p>
          </table:table-cell>
          <table:table-cell table:formula="of:=DEGREES(ACOS(COS(RADIANS(90.833))/(COS(RADIANS([.$B$3]))*COS(RADIANS([.T73])))-TAN(RADIANS([.$B$3]))*TAN(RADIANS([.T73]))))" office:value-type="float" office:value="61.4924602097232" calcext:value-type="float">
            <text:p>61.4924602097232</text:p>
          </table:table-cell>
          <table:table-cell table:style-name="ce8" table:formula="of:=(720-4*[.$B$4]-[.V73]+[.$B$5]*60)/1440" office:value-type="time" office:time-value="PT11H53M08.162627254S" calcext:value-type="time">
            <text:p>11:53:08</text:p>
          </table:table-cell>
          <table:table-cell table:style-name="ce8" table:formula="of:=[.X73]-[.W73]*4/1440" office:value-type="time" office:time-value="PT07H47M09.972176921S" calcext:value-type="time">
            <text:p>7:47:09</text:p>
          </table:table-cell>
          <table:table-cell table:style-name="ce8" table:formula="of:=[.X73]+[.W73]*4/1440" office:value-type="time" office:time-value="PT15H59M06.353077588S" calcext:value-type="time">
            <text:p>15:59:06</text:p>
          </table:table-cell>
          <table:table-cell table:style-name="ce11" table:formula="of:=8*[.W73]" office:value-type="float" office:value="491.939681677786" calcext:value-type="float">
            <text:p>491.939681677786</text:p>
          </table:table-cell>
          <table:table-cell table:formula="of:=MOD([.E73]*1440+[.V73]+4*[.$B$4]-60*[.$B$5];1440)" office:value-type="float" office:value="438.863956212432" calcext:value-type="float">
            <text:p>438.863956212432</text:p>
          </table:table-cell>
          <table:table-cell table:formula="of:=IF([.AB73]/4&lt;0;[.AB73]/4+180;[.AB73]/4-180)" office:value-type="float" office:value="-70.284010946892" calcext:value-type="float">
            <text:p>-70.284010946892</text:p>
          </table:table-cell>
          <table:table-cell table:formula="of:=DEGREES(ACOS(SIN(RADIANS([.$B$3]))*SIN(RADIANS([.T73]))+COS(RADIANS([.$B$3]))*COS(RADIANS([.T73]))*COS(RADIANS([.AC73]))))" office:value-type="float" office:value="95.6495795985788" calcext:value-type="float">
            <text:p>95.6495795985788</text:p>
          </table:table-cell>
          <table:table-cell table:formula="of:=90-[.AD73]" office:value-type="float" office:value="-5.64957959857881" calcext:value-type="float">
            <text:p>-5.64957959857881</text:p>
          </table:table-cell>
          <table:table-cell table:formula="of:=IF([.AE73]&gt;85;0;IF([.AE73]&gt;5;58.1/TAN(RADIANS([.AE73]))-0.07/POWER(TAN(RADIANS([.AE73]));3)+0.000086/POWER(TAN(RADIANS([.AE73]));5);IF([.AE73]&gt;-0.575;1735+[.AE73]*(-518.2+[.AE73]*(103.4+[.AE73]*(-12.79+[.AE73]*0.711)));-20.772/TAN(RADIANS([.AE73])))))/3600" office:value-type="float" office:value="0.0583272641726391" calcext:value-type="float">
            <text:p>0.0583272641726391</text:p>
          </table:table-cell>
          <table:table-cell table:formula="of:=[.AE73]+[.AF73]" office:value-type="float" office:value="-5.59125233440617" calcext:value-type="float">
            <text:p>-5.59125233440617</text:p>
          </table:table-cell>
          <table:table-cell table:formula="of:=IF([.AC73]&gt;0;MOD(DEGREES(ACOS(((SIN(RADIANS([.$B$3]))*COS(RADIANS([.AD73])))-SIN(RADIANS([.T73])))/(COS(RADIANS([.$B$3]))*SIN(RADIANS([.AD73])))))+180;360);MOD(540-DEGREES(ACOS(((SIN(RADIANS([.$B$3]))*COS(RADIANS([.AD73])))-SIN(RADIANS([.T73])))/(COS(RADIANS([.$B$3]))*SIN(RADIANS([.AD73])))));360))" office:value-type="float" office:value="119.761826186635" calcext:value-type="float">
            <text:p>119.76182618663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73]+0.1/24" office:value-type="time" office:time-value="PT07H18M00S" calcext:value-type="time">
            <text:p>7:18:00</text:p>
          </table:table-cell>
          <table:table-cell table:style-name="ce9" table:formula="of:=[.D74]+2415018.5+[.E74]-[.$B$5]/24" office:value-type="float" office:value="2461033.7625" calcext:value-type="float">
            <text:p>2461033.76</text:p>
          </table:table-cell>
          <table:table-cell table:style-name="ce10" table:formula="of:=([.F74]-2451545)/36525" office:value-type="float" office:value="0.259788158795351" calcext:value-type="float">
            <text:p>0.25978816</text:p>
          </table:table-cell>
          <table:table-cell/>
          <table:table-cell table:formula="of:=MOD(280.46646+[.G74]*(36000.76983+[.G74]*0.0003032);360)" office:value-type="float" office:value="273.040189813846" calcext:value-type="float">
            <text:p>273.040189813846</text:p>
          </table:table-cell>
          <table:table-cell table:formula="of:=357.52911+[.G74]*(35999.05029-0.0001537*[.G74])" office:value-type="float" office:value="9709.65609284714" calcext:value-type="float">
            <text:p>9709.65609284714</text:p>
          </table:table-cell>
          <table:table-cell table:formula="of:=0.016708634-[.G74]*(0.000042037+0.0000001267*[.G74])" office:value-type="float" office:value="0.0166977047342" calcext:value-type="float">
            <text:p>0.0166977047342</text:p>
          </table:table-cell>
          <table:table-cell table:formula="of:=SIN(RADIANS([.J74]))*(1.914602-[.G74]*(0.004817+0.000014*[.G74]))+SIN(RADIANS(2*[.J74]))*(0.019993-0.000101*[.G74])+SIN(RADIANS(3*[.J74]))*0.000289" office:value-type="float" office:value="-0.350756432537482" calcext:value-type="float">
            <text:p>-0.350756432537482</text:p>
          </table:table-cell>
          <table:table-cell table:formula="of:=[.I74]+[.L74]" office:value-type="float" office:value="272.689433381309" calcext:value-type="float">
            <text:p>272.689433381309</text:p>
          </table:table-cell>
          <table:table-cell table:formula="of:=[.J74]+[.L74]" office:value-type="float" office:value="9709.30533641461" calcext:value-type="float">
            <text:p>9709.30533641461</text:p>
          </table:table-cell>
          <table:table-cell table:formula="of:=(1.000001018*(1-[.K74]*[.K74]))/(1+[.K74]*COS(RADIANS([.N74])))" office:value-type="float" office:value="0.983583887460499" calcext:value-type="float">
            <text:p>0.983583887460499</text:p>
          </table:table-cell>
          <table:table-cell table:formula="of:=[.M74]-0.00569-0.00478*SIN(RADIANS(125.04-1934.136*[.G74]))" office:value-type="float" office:value="272.685174836559" calcext:value-type="float">
            <text:p>272.685174836559</text:p>
          </table:table-cell>
          <table:table-cell table:formula="of:=23+(26+((21.448-[.G74]*(46.815+[.G74]*(0.00059-[.G74]*0.001813))))/60)/60" office:value-type="float" office:value="23.4359127803651" calcext:value-type="float">
            <text:p>23.4359127803651</text:p>
          </table:table-cell>
          <table:table-cell table:formula="of:=[.Q74]+0.00256*COS(RADIANS(125.04-1934.136*[.G74]))" office:value-type="float" office:value="23.4383552929083" calcext:value-type="float">
            <text:p>23.4383552929083</text:p>
          </table:table-cell>
          <table:table-cell table:formula="of:=DEGREES(ATAN2(COS(RADIANS([.P74]));COS(RADIANS([.R74]))*SIN(RADIANS([.P74]))))" office:value-type="float" office:value="-87.0737448666674" calcext:value-type="float">
            <text:p>-87.0737448666674</text:p>
          </table:table-cell>
          <table:table-cell table:formula="of:=DEGREES(ASIN(SIN(RADIANS([.R74]))*SIN(RADIANS([.P74]))))" office:value-type="float" office:value="-23.4110849216262" calcext:value-type="float">
            <text:p>-23.4110849216262</text:p>
          </table:table-cell>
          <table:table-cell table:formula="of:=TAN(RADIANS([.R74]/2))*TAN(RADIANS([.R74]/2))" office:value-type="float" office:value="0.0430309952741631" calcext:value-type="float">
            <text:p>0.0430309952741631</text:p>
          </table:table-cell>
          <table:table-cell table:formula="of:=4*DEGREES([.U74]*SIN(2*RADIANS([.I74]))-2*[.K74]*SIN(RADIANS([.J74]))+4*[.K74]*[.U74]*SIN(RADIANS([.J74]))*COS(2*RADIANS([.I74]))-0.5*[.U74]*[.U74]*SIN(4*RADIANS([.I74]))-1.25*[.K74]*[.K74]*SIN(2*RADIANS([.J74])))" office:value-type="float" office:value="0.430772556792808" calcext:value-type="float">
            <text:p>0.430772556792808</text:p>
          </table:table-cell>
          <table:table-cell table:formula="of:=DEGREES(ACOS(COS(RADIANS(90.833))/(COS(RADIANS([.$B$3]))*COS(RADIANS([.T74])))-TAN(RADIANS([.$B$3]))*TAN(RADIANS([.T74]))))" office:value-type="float" office:value="61.4925939879607" calcext:value-type="float">
            <text:p>61.4925939879607</text:p>
          </table:table-cell>
          <table:table-cell table:style-name="ce8" table:formula="of:=(720-4*[.$B$4]-[.V74]+[.$B$5]*60)/1440" office:value-type="time" office:time-value="PT11H53M08.286446592S" calcext:value-type="time">
            <text:p>11:53:08</text:p>
          </table:table-cell>
          <table:table-cell table:style-name="ce8" table:formula="of:=[.X74]-[.W74]*4/1440" office:value-type="time" office:time-value="PT07H47M10.063889482S" calcext:value-type="time">
            <text:p>7:47:10</text:p>
          </table:table-cell>
          <table:table-cell table:style-name="ce8" table:formula="of:=[.X74]+[.W74]*4/1440" office:value-type="time" office:time-value="PT15H59M06.509003703S" calcext:value-type="time">
            <text:p>15:59:06</text:p>
          </table:table-cell>
          <table:table-cell table:style-name="ce11" table:formula="of:=8*[.W74]" office:value-type="float" office:value="491.940751903686" calcext:value-type="float">
            <text:p>491.940751903686</text:p>
          </table:table-cell>
          <table:table-cell table:formula="of:=MOD([.E74]*1440+[.V74]+4*[.$B$4]-60*[.$B$5];1440)" office:value-type="float" office:value="444.861892556793" calcext:value-type="float">
            <text:p>444.861892556793</text:p>
          </table:table-cell>
          <table:table-cell table:formula="of:=IF([.AB74]/4&lt;0;[.AB74]/4+180;[.AB74]/4-180)" office:value-type="float" office:value="-68.7845268608017" calcext:value-type="float">
            <text:p>-68.7845268608017</text:p>
          </table:table-cell>
          <table:table-cell table:formula="of:=DEGREES(ACOS(SIN(RADIANS([.$B$3]))*SIN(RADIANS([.T74]))+COS(RADIANS([.$B$3]))*COS(RADIANS([.T74]))*COS(RADIANS([.AC74]))))" office:value-type="float" office:value="94.8035477327995" calcext:value-type="float">
            <text:p>94.8035477327995</text:p>
          </table:table-cell>
          <table:table-cell table:formula="of:=90-[.AD74]" office:value-type="float" office:value="-4.80354773279954" calcext:value-type="float">
            <text:p>-4.80354773279954</text:p>
          </table:table-cell>
          <table:table-cell table:formula="of:=IF([.AE74]&gt;85;0;IF([.AE74]&gt;5;58.1/TAN(RADIANS([.AE74]))-0.07/POWER(TAN(RADIANS([.AE74]));3)+0.000086/POWER(TAN(RADIANS([.AE74]));5);IF([.AE74]&gt;-0.575;1735+[.AE74]*(-518.2+[.AE74]*(103.4+[.AE74]*(-12.79+[.AE74]*0.711)));-20.772/TAN(RADIANS([.AE74])))))/3600" office:value-type="float" office:value="0.0686621099688441" calcext:value-type="float">
            <text:p>0.0686621099688441</text:p>
          </table:table-cell>
          <table:table-cell table:formula="of:=[.AE74]+[.AF74]" office:value-type="float" office:value="-4.7348856228307" calcext:value-type="float">
            <text:p>-4.7348856228307</text:p>
          </table:table-cell>
          <table:table-cell table:formula="of:=IF([.AC74]&gt;0;MOD(DEGREES(ACOS(((SIN(RADIANS([.$B$3]))*COS(RADIANS([.AD74])))-SIN(RADIANS([.T74])))/(COS(RADIANS([.$B$3]))*SIN(RADIANS([.AD74])))))+180;360);MOD(540-DEGREES(ACOS(((SIN(RADIANS([.$B$3]))*COS(RADIANS([.AD74])))-SIN(RADIANS([.T74])))/(COS(RADIANS([.$B$3]))*SIN(RADIANS([.AD74])))));360))" office:value-type="float" office:value="120.851589339978" calcext:value-type="float">
            <text:p>120.85158933997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74]+0.1/24" office:value-type="time" office:time-value="PT07H24M00S" calcext:value-type="time">
            <text:p>7:24:00</text:p>
          </table:table-cell>
          <table:table-cell table:style-name="ce9" table:formula="of:=[.D75]+2415018.5+[.E75]-[.$B$5]/24" office:value-type="float" office:value="2461033.76666667" calcext:value-type="float">
            <text:p>2461033.77</text:p>
          </table:table-cell>
          <table:table-cell table:style-name="ce10" table:formula="of:=([.F75]-2451545)/36525" office:value-type="float" office:value="0.25978827287246" calcext:value-type="float">
            <text:p>0.25978827</text:p>
          </table:table-cell>
          <table:table-cell/>
          <table:table-cell table:formula="of:=MOD(280.46646+[.G75]*(36000.76983+[.G75]*0.0003032);360)" office:value-type="float" office:value="273.044296677621" calcext:value-type="float">
            <text:p>273.044296677621</text:p>
          </table:table-cell>
          <table:table-cell table:formula="of:=357.52911+[.G75]*(35999.05029-0.0001537*[.G75])" office:value-type="float" office:value="9709.66019951473" calcext:value-type="float">
            <text:p>9709.66019951473</text:p>
          </table:table-cell>
          <table:table-cell table:formula="of:=0.016708634-[.G75]*(0.000042037+0.0000001267*[.G75])" office:value-type="float" office:value="0.016697704729397" calcext:value-type="float">
            <text:p>0.016697704729397</text:p>
          </table:table-cell>
          <table:table-cell table:formula="of:=SIN(RADIANS([.J75]))*(1.914602-[.G75]*(0.004817+0.000014*[.G75]))+SIN(RADIANS(2*[.J75]))*(0.019993-0.000101*[.G75])+SIN(RADIANS(3*[.J75]))*0.000289" office:value-type="float" office:value="-0.350618790289352" calcext:value-type="float">
            <text:p>-0.350618790289352</text:p>
          </table:table-cell>
          <table:table-cell table:formula="of:=[.I75]+[.L75]" office:value-type="float" office:value="272.693677887332" calcext:value-type="float">
            <text:p>272.693677887332</text:p>
          </table:table-cell>
          <table:table-cell table:formula="of:=[.J75]+[.L75]" office:value-type="float" office:value="9709.30958072444" calcext:value-type="float">
            <text:p>9709.30958072444</text:p>
          </table:table-cell>
          <table:table-cell table:formula="of:=(1.000001018*(1-[.K75]*[.K75]))/(1+[.K75]*COS(RADIANS([.N75])))" office:value-type="float" office:value="0.983583665380284" calcext:value-type="float">
            <text:p>0.983583665380284</text:p>
          </table:table-cell>
          <table:table-cell table:formula="of:=[.M75]-0.00569-0.00478*SIN(RADIANS(125.04-1934.136*[.G75]))" office:value-type="float" office:value="272.689419360145" calcext:value-type="float">
            <text:p>272.689419360145</text:p>
          </table:table-cell>
          <table:table-cell table:formula="of:=23+(26+((21.448-[.G75]*(46.815+[.G75]*(0.00059-[.G75]*0.001813))))/60)/60" office:value-type="float" office:value="23.4359127788816" calcext:value-type="float">
            <text:p>23.4359127788816</text:p>
          </table:table-cell>
          <table:table-cell table:formula="of:=[.Q75]+0.00256*COS(RADIANS(125.04-1934.136*[.G75]))" office:value-type="float" office:value="23.4383552884726" calcext:value-type="float">
            <text:p>23.4383552884726</text:p>
          </table:table-cell>
          <table:table-cell table:formula="of:=DEGREES(ATAN2(COS(RADIANS([.P75]));COS(RADIANS([.R75]))*SIN(RADIANS([.P75]))))" office:value-type="float" office:value="-87.0691205358995" calcext:value-type="float">
            <text:p>-87.0691205358995</text:p>
          </table:table-cell>
          <table:table-cell table:formula="of:=DEGREES(ASIN(SIN(RADIANS([.R75]))*SIN(RADIANS([.P75]))))" office:value-type="float" office:value="-23.4109986598913" calcext:value-type="float">
            <text:p>-23.4109986598913</text:p>
          </table:table-cell>
          <table:table-cell table:formula="of:=TAN(RADIANS([.R75]/2))*TAN(RADIANS([.R75]/2))" office:value-type="float" office:value="0.0430309952574124" calcext:value-type="float">
            <text:p>0.0430309952574124</text:p>
          </table:table-cell>
          <table:table-cell table:formula="of:=4*DEGREES([.U75]*SIN(2*RADIANS([.I75]))-2*[.K75]*SIN(RADIANS([.J75]))+4*[.K75]*[.U75]*SIN(RADIANS([.J75]))*COS(2*RADIANS([.I75]))-0.5*[.U75]*[.U75]*SIN(4*RADIANS([.I75]))-1.25*[.K75]*[.K75]*SIN(2*RADIANS([.J75])))" office:value-type="float" office:value="0.428708917277468" calcext:value-type="float">
            <text:p>0.428708917277468</text:p>
          </table:table-cell>
          <table:table-cell table:formula="of:=DEGREES(ACOS(COS(RADIANS(90.833))/(COS(RADIANS([.$B$3]))*COS(RADIANS([.T75])))-TAN(RADIANS([.$B$3]))*TAN(RADIANS([.T75]))))" office:value-type="float" office:value="61.4927279772834" calcext:value-type="float">
            <text:p>61.4927279772834</text:p>
          </table:table-cell>
          <table:table-cell table:style-name="ce8" table:formula="of:=(720-4*[.$B$4]-[.V75]+[.$B$5]*60)/1440" office:value-type="time" office:time-value="PT11H53M08.410264963S" calcext:value-type="time">
            <text:p>11:53:08</text:p>
          </table:table-cell>
          <table:table-cell table:style-name="ce8" table:formula="of:=[.X75]-[.W75]*4/1440" office:value-type="time" office:time-value="PT07H47M10.155550415S" calcext:value-type="time">
            <text:p>7:47:10</text:p>
          </table:table-cell>
          <table:table-cell table:style-name="ce8" table:formula="of:=[.X75]+[.W75]*4/1440" office:value-type="time" office:time-value="PT15H59M06.664979511S" calcext:value-type="time">
            <text:p>15:59:06</text:p>
          </table:table-cell>
          <table:table-cell table:style-name="ce11" table:formula="of:=8*[.W75]" office:value-type="float" office:value="491.941823818267" calcext:value-type="float">
            <text:p>491.941823818267</text:p>
          </table:table-cell>
          <table:table-cell table:formula="of:=MOD([.E75]*1440+[.V75]+4*[.$B$4]-60*[.$B$5];1440)" office:value-type="float" office:value="450.859828917277" calcext:value-type="float">
            <text:p>450.859828917277</text:p>
          </table:table-cell>
          <table:table-cell table:formula="of:=IF([.AB75]/4&lt;0;[.AB75]/4+180;[.AB75]/4-180)" office:value-type="float" office:value="-67.2850427706808" calcext:value-type="float">
            <text:p>-67.2850427706808</text:p>
          </table:table-cell>
          <table:table-cell table:formula="of:=DEGREES(ACOS(SIN(RADIANS([.$B$3]))*SIN(RADIANS([.T75]))+COS(RADIANS([.$B$3]))*COS(RADIANS([.T75]))*COS(RADIANS([.AC75]))))" office:value-type="float" office:value="93.9670993856808" calcext:value-type="float">
            <text:p>93.9670993856808</text:p>
          </table:table-cell>
          <table:table-cell table:formula="of:=90-[.AD75]" office:value-type="float" office:value="-3.9670993856808" calcext:value-type="float">
            <text:p>-3.9670993856808</text:p>
          </table:table-cell>
          <table:table-cell table:formula="of:=IF([.AE75]&gt;85;0;IF([.AE75]&gt;5;58.1/TAN(RADIANS([.AE75]))-0.07/POWER(TAN(RADIANS([.AE75]));3)+0.000086/POWER(TAN(RADIANS([.AE75]));5);IF([.AE75]&gt;-0.575;1735+[.AE75]*(-518.2+[.AE75]*(103.4+[.AE75]*(-12.79+[.AE75]*0.711)));-20.772/TAN(RADIANS([.AE75])))))/3600" office:value-type="float" office:value="0.0832013896927286" calcext:value-type="float">
            <text:p>0.0832013896927286</text:p>
          </table:table-cell>
          <table:table-cell table:formula="of:=[.AE75]+[.AF75]" office:value-type="float" office:value="-3.88389799598807" calcext:value-type="float">
            <text:p>-3.88389799598807</text:p>
          </table:table-cell>
          <table:table-cell table:formula="of:=IF([.AC75]&gt;0;MOD(DEGREES(ACOS(((SIN(RADIANS([.$B$3]))*COS(RADIANS([.AD75])))-SIN(RADIANS([.T75])))/(COS(RADIANS([.$B$3]))*SIN(RADIANS([.AD75])))))+180;360);MOD(540-DEGREES(ACOS(((SIN(RADIANS([.$B$3]))*COS(RADIANS([.AD75])))-SIN(RADIANS([.T75])))/(COS(RADIANS([.$B$3]))*SIN(RADIANS([.AD75])))));360))" office:value-type="float" office:value="121.947434321545" calcext:value-type="float">
            <text:p>121.94743432154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75]+0.1/24" office:value-type="time" office:time-value="PT07H30M00S" calcext:value-type="time">
            <text:p>7:30:00</text:p>
          </table:table-cell>
          <table:table-cell table:style-name="ce9" table:formula="of:=[.D76]+2415018.5+[.E76]-[.$B$5]/24" office:value-type="float" office:value="2461033.77083333" calcext:value-type="float">
            <text:p>2461033.77</text:p>
          </table:table-cell>
          <table:table-cell table:style-name="ce10" table:formula="of:=([.F76]-2451545)/36525" office:value-type="float" office:value="0.259788386949582" calcext:value-type="float">
            <text:p>0.25978839</text:p>
          </table:table-cell>
          <table:table-cell/>
          <table:table-cell table:formula="of:=MOD(280.46646+[.G76]*(36000.76983+[.G76]*0.0003032);360)" office:value-type="float" office:value="273.048403541852" calcext:value-type="float">
            <text:p>273.048403541852</text:p>
          </table:table-cell>
          <table:table-cell table:formula="of:=357.52911+[.G76]*(35999.05029-0.0001537*[.G76])" office:value-type="float" office:value="9709.66430618277" calcext:value-type="float">
            <text:p>9709.66430618277</text:p>
          </table:table-cell>
          <table:table-cell table:formula="of:=0.016708634-[.G76]*(0.000042037+0.0000001267*[.G76])" office:value-type="float" office:value="0.016697704724594" calcext:value-type="float">
            <text:p>0.016697704724594</text:p>
          </table:table-cell>
          <table:table-cell table:formula="of:=SIN(RADIANS([.J76]))*(1.914602-[.G76]*(0.004817+0.000014*[.G76]))+SIN(RADIANS(2*[.J76]))*(0.019993-0.000101*[.G76])+SIN(RADIANS(3*[.J76]))*0.000289" office:value-type="float" office:value="-0.350481146109891" calcext:value-type="float">
            <text:p>-0.350481146109891</text:p>
          </table:table-cell>
          <table:table-cell table:formula="of:=[.I76]+[.L76]" office:value-type="float" office:value="272.697922395742" calcext:value-type="float">
            <text:p>272.697922395742</text:p>
          </table:table-cell>
          <table:table-cell table:formula="of:=[.J76]+[.L76]" office:value-type="float" office:value="9709.31382503667" calcext:value-type="float">
            <text:p>9709.31382503667</text:p>
          </table:table-cell>
          <table:table-cell table:formula="of:=(1.000001018*(1-[.K76]*[.K76]))/(1+[.K76]*COS(RADIANS([.N76])))" office:value-type="float" office:value="0.983583443387173" calcext:value-type="float">
            <text:p>0.983583443387173</text:p>
          </table:table-cell>
          <table:table-cell table:formula="of:=[.M76]-0.00569-0.00478*SIN(RADIANS(125.04-1934.136*[.G76]))" office:value-type="float" office:value="272.693663886118" calcext:value-type="float">
            <text:p>272.693663886118</text:p>
          </table:table-cell>
          <table:table-cell table:formula="of:=23+(26+((21.448-[.G76]*(46.815+[.G76]*(0.00059-[.G76]*0.001813))))/60)/60" office:value-type="float" office:value="23.4359127773982" calcext:value-type="float">
            <text:p>23.4359127773982</text:p>
          </table:table-cell>
          <table:table-cell table:formula="of:=[.Q76]+0.00256*COS(RADIANS(125.04-1934.136*[.G76]))" office:value-type="float" office:value="23.4383552840368" calcext:value-type="float">
            <text:p>23.4383552840368</text:p>
          </table:table-cell>
          <table:table-cell table:formula="of:=DEGREES(ATAN2(COS(RADIANS([.P76]));COS(RADIANS([.R76]))*SIN(RADIANS([.P76]))))" office:value-type="float" office:value="-87.0644962085636" calcext:value-type="float">
            <text:p>-87.0644962085636</text:p>
          </table:table-cell>
          <table:table-cell table:formula="of:=DEGREES(ASIN(SIN(RADIANS([.R76]))*SIN(RADIANS([.P76]))))" office:value-type="float" office:value="-23.4109122620229" calcext:value-type="float">
            <text:p>-23.4109122620229</text:p>
          </table:table-cell>
          <table:table-cell table:formula="of:=TAN(RADIANS([.R76]/2))*TAN(RADIANS([.R76]/2))" office:value-type="float" office:value="0.0430309952406616" calcext:value-type="float">
            <text:p>0.0430309952406616</text:p>
          </table:table-cell>
          <table:table-cell table:formula="of:=4*DEGREES([.U76]*SIN(2*RADIANS([.I76]))-2*[.K76]*SIN(RADIANS([.J76]))+4*[.K76]*[.U76]*SIN(RADIANS([.J76]))*COS(2*RADIANS([.I76]))-0.5*[.U76]*[.U76]*SIN(4*RADIANS([.I76]))-1.25*[.K76]*[.K76]*SIN(2*RADIANS([.J76])))" office:value-type="float" office:value="0.426645293465738" calcext:value-type="float">
            <text:p>0.426645293465738</text:p>
          </table:table-cell>
          <table:table-cell table:formula="of:=DEGREES(ACOS(COS(RADIANS(90.833))/(COS(RADIANS([.$B$3]))*COS(RADIANS([.T76])))-TAN(RADIANS([.$B$3]))*TAN(RADIANS([.T76]))))" office:value-type="float" office:value="61.4928621777186" calcext:value-type="float">
            <text:p>61.4928621777186</text:p>
          </table:table-cell>
          <table:table-cell table:style-name="ce8" table:formula="of:=(720-4*[.$B$4]-[.V76]+[.$B$5]*60)/1440" office:value-type="time" office:time-value="PT11H53M08.534082392S" calcext:value-type="time">
            <text:p>11:53:08</text:p>
          </table:table-cell>
          <table:table-cell table:style-name="ce8" table:formula="of:=[.X76]-[.W76]*4/1440" office:value-type="time" office:time-value="PT07H47M10.24715974S" calcext:value-type="time">
            <text:p>7:47:10</text:p>
          </table:table-cell>
          <table:table-cell table:style-name="ce8" table:formula="of:=[.X76]+[.W76]*4/1440" office:value-type="time" office:time-value="PT15H59M06.821005045S" calcext:value-type="time">
            <text:p>15:59:06</text:p>
          </table:table-cell>
          <table:table-cell table:style-name="ce11" table:formula="of:=8*[.W76]" office:value-type="float" office:value="491.942897421749" calcext:value-type="float">
            <text:p>491.942897421749</text:p>
          </table:table-cell>
          <table:table-cell table:formula="of:=MOD([.E76]*1440+[.V76]+4*[.$B$4]-60*[.$B$5];1440)" office:value-type="float" office:value="456.857765293466" calcext:value-type="float">
            <text:p>456.857765293466</text:p>
          </table:table-cell>
          <table:table-cell table:formula="of:=IF([.AB76]/4&lt;0;[.AB76]/4+180;[.AB76]/4-180)" office:value-type="float" office:value="-65.7855586766336" calcext:value-type="float">
            <text:p>-65.7855586766336</text:p>
          </table:table-cell>
          <table:table-cell table:formula="of:=DEGREES(ACOS(SIN(RADIANS([.$B$3]))*SIN(RADIANS([.T76]))+COS(RADIANS([.$B$3]))*COS(RADIANS([.T76]))*COS(RADIANS([.AC76]))))" office:value-type="float" office:value="93.1405963852191" calcext:value-type="float">
            <text:p>93.1405963852191</text:p>
          </table:table-cell>
          <table:table-cell table:formula="of:=90-[.AD76]" office:value-type="float" office:value="-3.14059638521908" calcext:value-type="float">
            <text:p>-3.14059638521908</text:p>
          </table:table-cell>
          <table:table-cell table:formula="of:=IF([.AE76]&gt;85;0;IF([.AE76]&gt;5;58.1/TAN(RADIANS([.AE76]))-0.07/POWER(TAN(RADIANS([.AE76]));3)+0.000086/POWER(TAN(RADIANS([.AE76]));5);IF([.AE76]&gt;-0.575;1735+[.AE76]*(-518.2+[.AE76]*(103.4+[.AE76]*(-12.79+[.AE76]*0.711)));-20.772/TAN(RADIANS([.AE76])))))/3600" office:value-type="float" office:value="0.105160117133945" calcext:value-type="float">
            <text:p>0.105160117133945</text:p>
          </table:table-cell>
          <table:table-cell table:formula="of:=[.AE76]+[.AF76]" office:value-type="float" office:value="-3.03543626808514" calcext:value-type="float">
            <text:p>-3.03543626808514</text:p>
          </table:table-cell>
          <table:table-cell table:formula="of:=IF([.AC76]&gt;0;MOD(DEGREES(ACOS(((SIN(RADIANS([.$B$3]))*COS(RADIANS([.AD76])))-SIN(RADIANS([.T76])))/(COS(RADIANS([.$B$3]))*SIN(RADIANS([.AD76])))))+180;360);MOD(540-DEGREES(ACOS(((SIN(RADIANS([.$B$3]))*COS(RADIANS([.AD76])))-SIN(RADIANS([.T76])))/(COS(RADIANS([.$B$3]))*SIN(RADIANS([.AD76])))));360))" office:value-type="float" office:value="123.049733943458" calcext:value-type="float">
            <text:p>123.04973394345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76]+0.1/24" office:value-type="time" office:time-value="PT07H36M00S" calcext:value-type="time">
            <text:p>7:36:00</text:p>
          </table:table-cell>
          <table:table-cell table:style-name="ce9" table:formula="of:=[.D77]+2415018.5+[.E77]-[.$B$5]/24" office:value-type="float" office:value="2461033.775" calcext:value-type="float">
            <text:p>2461033.78</text:p>
          </table:table-cell>
          <table:table-cell table:style-name="ce10" table:formula="of:=([.F77]-2451545)/36525" office:value-type="float" office:value="0.259788501026704" calcext:value-type="float">
            <text:p>0.25978850</text:p>
          </table:table-cell>
          <table:table-cell/>
          <table:table-cell table:formula="of:=MOD(280.46646+[.G77]*(36000.76983+[.G77]*0.0003032);360)" office:value-type="float" office:value="273.052510406085" calcext:value-type="float">
            <text:p>273.052510406085</text:p>
          </table:table-cell>
          <table:table-cell table:formula="of:=357.52911+[.G77]*(35999.05029-0.0001537*[.G77])" office:value-type="float" office:value="9709.66841285082" calcext:value-type="float">
            <text:p>9709.66841285082</text:p>
          </table:table-cell>
          <table:table-cell table:formula="of:=0.016708634-[.G77]*(0.000042037+0.0000001267*[.G77])" office:value-type="float" office:value="0.0166977047197911" calcext:value-type="float">
            <text:p>0.0166977047197911</text:p>
          </table:table-cell>
          <table:table-cell table:formula="of:=SIN(RADIANS([.J77]))*(1.914602-[.G77]*(0.004817+0.000014*[.G77]))+SIN(RADIANS(2*[.J77]))*(0.019993-0.000101*[.G77])+SIN(RADIANS(3*[.J77]))*0.000289" office:value-type="float" office:value="-0.350343500015294" calcext:value-type="float">
            <text:p>-0.350343500015294</text:p>
          </table:table-cell>
          <table:table-cell table:formula="of:=[.I77]+[.L77]" office:value-type="float" office:value="272.70216690607" calcext:value-type="float">
            <text:p>272.70216690607</text:p>
          </table:table-cell>
          <table:table-cell table:formula="of:=[.J77]+[.L77]" office:value-type="float" office:value="9709.3180693508" calcext:value-type="float">
            <text:p>9709.3180693508</text:p>
          </table:table-cell>
          <table:table-cell table:formula="of:=(1.000001018*(1-[.K77]*[.K77]))/(1+[.K77]*COS(RADIANS([.N77])))" office:value-type="float" office:value="0.983583221481193" calcext:value-type="float">
            <text:p>0.983583221481193</text:p>
          </table:table-cell>
          <table:table-cell table:formula="of:=[.M77]-0.00569-0.00478*SIN(RADIANS(125.04-1934.136*[.G77]))" office:value-type="float" office:value="272.697908414008" calcext:value-type="float">
            <text:p>272.697908414008</text:p>
          </table:table-cell>
          <table:table-cell table:formula="of:=23+(26+((21.448-[.G77]*(46.815+[.G77]*(0.00059-[.G77]*0.001813))))/60)/60" office:value-type="float" office:value="23.4359127759147" calcext:value-type="float">
            <text:p>23.4359127759147</text:p>
          </table:table-cell>
          <table:table-cell table:formula="of:=[.Q77]+0.00256*COS(RADIANS(125.04-1934.136*[.G77]))" office:value-type="float" office:value="23.438355279601" calcext:value-type="float">
            <text:p>23.438355279601</text:p>
          </table:table-cell>
          <table:table-cell table:formula="of:=DEGREES(ATAN2(COS(RADIANS([.P77]));COS(RADIANS([.R77]))*SIN(RADIANS([.P77]))))" office:value-type="float" office:value="-87.0598718851823" calcext:value-type="float">
            <text:p>-87.0598718851823</text:p>
          </table:table-cell>
          <table:table-cell table:formula="of:=DEGREES(ASIN(SIN(RADIANS([.R77]))*SIN(RADIANS([.P77]))))" office:value-type="float" office:value="-23.410825728031" calcext:value-type="float">
            <text:p>-23.410825728031</text:p>
          </table:table-cell>
          <table:table-cell table:formula="of:=TAN(RADIANS([.R77]/2))*TAN(RADIANS([.R77]/2))" office:value-type="float" office:value="0.0430309952239107" calcext:value-type="float">
            <text:p>0.0430309952239107</text:p>
          </table:table-cell>
          <table:table-cell table:formula="of:=4*DEGREES([.U77]*SIN(2*RADIANS([.I77]))-2*[.K77]*SIN(RADIANS([.J77]))+4*[.K77]*[.U77]*SIN(RADIANS([.J77]))*COS(2*RADIANS([.I77]))-0.5*[.U77]*[.U77]*SIN(4*RADIANS([.I77]))-1.25*[.K77]*[.K77]*SIN(2*RADIANS([.J77])))" office:value-type="float" office:value="0.42458168562695" calcext:value-type="float">
            <text:p>0.42458168562695</text:p>
          </table:table-cell>
          <table:table-cell table:formula="of:=DEGREES(ACOS(COS(RADIANS(90.833))/(COS(RADIANS([.$B$3]))*COS(RADIANS([.T77])))-TAN(RADIANS([.$B$3]))*TAN(RADIANS([.T77]))))" office:value-type="float" office:value="61.4929965892489" calcext:value-type="float">
            <text:p>61.4929965892489</text:p>
          </table:table-cell>
          <table:table-cell table:style-name="ce8" table:formula="of:=(720-4*[.$B$4]-[.V77]+[.$B$5]*60)/1440" office:value-type="time" office:time-value="PT11H53M08.657898862S" calcext:value-type="time">
            <text:p>11:53:08</text:p>
          </table:table-cell>
          <table:table-cell table:style-name="ce8" table:formula="of:=[.X77]-[.W77]*4/1440" office:value-type="time" office:time-value="PT07H47M10.338717443S" calcext:value-type="time">
            <text:p>7:47:10</text:p>
          </table:table-cell>
          <table:table-cell table:style-name="ce8" table:formula="of:=[.X77]+[.W77]*4/1440" office:value-type="time" office:time-value="PT15H59M06.977080282S" calcext:value-type="time">
            <text:p>15:59:06</text:p>
          </table:table-cell>
          <table:table-cell table:style-name="ce11" table:formula="of:=8*[.W77]" office:value-type="float" office:value="491.943972713992" calcext:value-type="float">
            <text:p>491.943972713992</text:p>
          </table:table-cell>
          <table:table-cell table:formula="of:=MOD([.E77]*1440+[.V77]+4*[.$B$4]-60*[.$B$5];1440)" office:value-type="float" office:value="462.855701685627" calcext:value-type="float">
            <text:p>462.855701685627</text:p>
          </table:table-cell>
          <table:table-cell table:formula="of:=IF([.AB77]/4&lt;0;[.AB77]/4+180;[.AB77]/4-180)" office:value-type="float" office:value="-64.2860745785931" calcext:value-type="float">
            <text:p>-64.2860745785931</text:p>
          </table:table-cell>
          <table:table-cell table:formula="of:=DEGREES(ACOS(SIN(RADIANS([.$B$3]))*SIN(RADIANS([.T77]))+COS(RADIANS([.$B$3]))*COS(RADIANS([.T77]))*COS(RADIANS([.AC77]))))" office:value-type="float" office:value="92.3244056002924" calcext:value-type="float">
            <text:p>92.3244056002924</text:p>
          </table:table-cell>
          <table:table-cell table:formula="of:=90-[.AD77]" office:value-type="float" office:value="-2.32440560029237" calcext:value-type="float">
            <text:p>-2.32440560029237</text:p>
          </table:table-cell>
          <table:table-cell table:formula="of:=IF([.AE77]&gt;85;0;IF([.AE77]&gt;5;58.1/TAN(RADIANS([.AE77]))-0.07/POWER(TAN(RADIANS([.AE77]));3)+0.000086/POWER(TAN(RADIANS([.AE77]));5);IF([.AE77]&gt;-0.575;1735+[.AE77]*(-518.2+[.AE77]*(103.4+[.AE77]*(-12.79+[.AE77]*0.711)));-20.772/TAN(RADIANS([.AE77])))))/3600" office:value-type="float" office:value="0.142150432737482" calcext:value-type="float">
            <text:p>0.142150432737482</text:p>
          </table:table-cell>
          <table:table-cell table:formula="of:=[.AE77]+[.AF77]" office:value-type="float" office:value="-2.18225516755488" calcext:value-type="float">
            <text:p>-2.18225516755488</text:p>
          </table:table-cell>
          <table:table-cell table:formula="of:=IF([.AC77]&gt;0;MOD(DEGREES(ACOS(((SIN(RADIANS([.$B$3]))*COS(RADIANS([.AD77])))-SIN(RADIANS([.T77])))/(COS(RADIANS([.$B$3]))*SIN(RADIANS([.AD77])))))+180;360);MOD(540-DEGREES(ACOS(((SIN(RADIANS([.$B$3]))*COS(RADIANS([.AD77])))-SIN(RADIANS([.T77])))/(COS(RADIANS([.$B$3]))*SIN(RADIANS([.AD77])))));360))" office:value-type="float" office:value="124.158847745393" calcext:value-type="float">
            <text:p>124.15884774539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77]+0.1/24" office:value-type="time" office:time-value="PT07H42M00S" calcext:value-type="time">
            <text:p>7:42:00</text:p>
          </table:table-cell>
          <table:table-cell table:style-name="ce9" table:formula="of:=[.D78]+2415018.5+[.E78]-[.$B$5]/24" office:value-type="float" office:value="2461033.77916667" calcext:value-type="float">
            <text:p>2461033.78</text:p>
          </table:table-cell>
          <table:table-cell table:style-name="ce10" table:formula="of:=([.F78]-2451545)/36525" office:value-type="float" office:value="0.259788615103814" calcext:value-type="float">
            <text:p>0.25978862</text:p>
          </table:table-cell>
          <table:table-cell/>
          <table:table-cell table:formula="of:=MOD(280.46646+[.G78]*(36000.76983+[.G78]*0.0003032);360)" office:value-type="float" office:value="273.056617269858" calcext:value-type="float">
            <text:p>273.056617269858</text:p>
          </table:table-cell>
          <table:table-cell table:formula="of:=357.52911+[.G78]*(35999.05029-0.0001537*[.G78])" office:value-type="float" office:value="9709.67251951841" calcext:value-type="float">
            <text:p>9709.67251951841</text:p>
          </table:table-cell>
          <table:table-cell table:formula="of:=0.016708634-[.G78]*(0.000042037+0.0000001267*[.G78])" office:value-type="float" office:value="0.0166977047149881" calcext:value-type="float">
            <text:p>0.0166977047149881</text:p>
          </table:table-cell>
          <table:table-cell table:formula="of:=SIN(RADIANS([.J78]))*(1.914602-[.G78]*(0.004817+0.000014*[.G78]))+SIN(RADIANS(2*[.J78]))*(0.019993-0.000101*[.G78])+SIN(RADIANS(3*[.J78]))*0.000289" office:value-type="float" office:value="-0.350205852021541" calcext:value-type="float">
            <text:p>-0.350205852021541</text:p>
          </table:table-cell>
          <table:table-cell table:formula="of:=[.I78]+[.L78]" office:value-type="float" office:value="272.706411417837" calcext:value-type="float">
            <text:p>272.706411417837</text:p>
          </table:table-cell>
          <table:table-cell table:formula="of:=[.J78]+[.L78]" office:value-type="float" office:value="9709.32231366639" calcext:value-type="float">
            <text:p>9709.32231366639</text:p>
          </table:table-cell>
          <table:table-cell table:formula="of:=(1.000001018*(1-[.K78]*[.K78]))/(1+[.K78]*COS(RADIANS([.N78])))" office:value-type="float" office:value="0.98358299966237" calcext:value-type="float">
            <text:p>0.98358299966237</text:p>
          </table:table-cell>
          <table:table-cell table:formula="of:=[.M78]-0.00569-0.00478*SIN(RADIANS(125.04-1934.136*[.G78]))" office:value-type="float" office:value="272.702152943337" calcext:value-type="float">
            <text:p>272.702152943337</text:p>
          </table:table-cell>
          <table:table-cell table:formula="of:=23+(26+((21.448-[.G78]*(46.815+[.G78]*(0.00059-[.G78]*0.001813))))/60)/60" office:value-type="float" office:value="23.4359127744312" calcext:value-type="float">
            <text:p>23.4359127744312</text:p>
          </table:table-cell>
          <table:table-cell table:formula="of:=[.Q78]+0.00256*COS(RADIANS(125.04-1934.136*[.G78]))" office:value-type="float" office:value="23.4383552751652" calcext:value-type="float">
            <text:p>23.4383552751652</text:p>
          </table:table-cell>
          <table:table-cell table:formula="of:=DEGREES(ATAN2(COS(RADIANS([.P78]));COS(RADIANS([.R78]))*SIN(RADIANS([.P78]))))" office:value-type="float" office:value="-87.0552475662857" calcext:value-type="float">
            <text:p>-87.0552475662857</text:p>
          </table:table-cell>
          <table:table-cell table:formula="of:=DEGREES(ASIN(SIN(RADIANS([.R78]))*SIN(RADIANS([.P78]))))" office:value-type="float" office:value="-23.4107390579261" calcext:value-type="float">
            <text:p>-23.4107390579261</text:p>
          </table:table-cell>
          <table:table-cell table:formula="of:=TAN(RADIANS([.R78]/2))*TAN(RADIANS([.R78]/2))" office:value-type="float" office:value="0.0430309952071597" calcext:value-type="float">
            <text:p>0.0430309952071597</text:p>
          </table:table-cell>
          <table:table-cell table:formula="of:=4*DEGREES([.U78]*SIN(2*RADIANS([.I78]))-2*[.K78]*SIN(RADIANS([.J78]))+4*[.K78]*[.U78]*SIN(RADIANS([.J78]))*COS(2*RADIANS([.I78]))-0.5*[.U78]*[.U78]*SIN(4*RADIANS([.I78]))-1.25*[.K78]*[.K78]*SIN(2*RADIANS([.J78])))" office:value-type="float" office:value="0.422518094032083" calcext:value-type="float">
            <text:p>0.422518094032083</text:p>
          </table:table-cell>
          <table:table-cell table:formula="of:=DEGREES(ACOS(COS(RADIANS(90.833))/(COS(RADIANS([.$B$3]))*COS(RADIANS([.T78])))-TAN(RADIANS([.$B$3]))*TAN(RADIANS([.T78]))))" office:value-type="float" office:value="61.4931312118569" calcext:value-type="float">
            <text:p>61.4931312118569</text:p>
          </table:table-cell>
          <table:table-cell table:style-name="ce8" table:formula="of:=(720-4*[.$B$4]-[.V78]+[.$B$5]*60)/1440" office:value-type="time" office:time-value="PT11H53M08.781714358S" calcext:value-type="time">
            <text:p>11:53:08</text:p>
          </table:table-cell>
          <table:table-cell table:style-name="ce8" table:formula="of:=[.X78]-[.W78]*4/1440" office:value-type="time" office:time-value="PT07H47M10.430223512S" calcext:value-type="time">
            <text:p>7:47:10</text:p>
          </table:table-cell>
          <table:table-cell table:style-name="ce8" table:formula="of:=[.X78]+[.W78]*4/1440" office:value-type="time" office:time-value="PT15H59M07.133205204S" calcext:value-type="time">
            <text:p>15:59:07</text:p>
          </table:table-cell>
          <table:table-cell table:style-name="ce11" table:formula="of:=8*[.W78]" office:value-type="float" office:value="491.945049694855" calcext:value-type="float">
            <text:p>491.945049694855</text:p>
          </table:table-cell>
          <table:table-cell table:formula="of:=MOD([.E78]*1440+[.V78]+4*[.$B$4]-60*[.$B$5];1440)" office:value-type="float" office:value="468.853638094032" calcext:value-type="float">
            <text:p>468.853638094032</text:p>
          </table:table-cell>
          <table:table-cell table:formula="of:=IF([.AB78]/4&lt;0;[.AB78]/4+180;[.AB78]/4-180)" office:value-type="float" office:value="-62.7865904764921" calcext:value-type="float">
            <text:p>-62.7865904764921</text:p>
          </table:table-cell>
          <table:table-cell table:formula="of:=DEGREES(ACOS(SIN(RADIANS([.$B$3]))*SIN(RADIANS([.T78]))+COS(RADIANS([.$B$3]))*COS(RADIANS([.T78]))*COS(RADIANS([.AC78]))))" office:value-type="float" office:value="91.5188990008659" calcext:value-type="float">
            <text:p>91.5188990008659</text:p>
          </table:table-cell>
          <table:table-cell table:formula="of:=90-[.AD78]" office:value-type="float" office:value="-1.5188990008659" calcext:value-type="float">
            <text:p>-1.5188990008659</text:p>
          </table:table-cell>
          <table:table-cell table:formula="of:=IF([.AE78]&gt;85;0;IF([.AE78]&gt;5;58.1/TAN(RADIANS([.AE78]))-0.07/POWER(TAN(RADIANS([.AE78]));3)+0.000086/POWER(TAN(RADIANS([.AE78]));5);IF([.AE78]&gt;-0.575;1735+[.AE78]*(-518.2+[.AE78]*(103.4+[.AE78]*(-12.79+[.AE78]*0.711)));-20.772/TAN(RADIANS([.AE78])))))/3600" office:value-type="float" office:value="0.217604461933971" calcext:value-type="float">
            <text:p>0.217604461933971</text:p>
          </table:table-cell>
          <table:table-cell table:formula="of:=[.AE78]+[.AF78]" office:value-type="float" office:value="-1.30129453893193" calcext:value-type="float">
            <text:p>-1.30129453893193</text:p>
          </table:table-cell>
          <table:table-cell table:formula="of:=IF([.AC78]&gt;0;MOD(DEGREES(ACOS(((SIN(RADIANS([.$B$3]))*COS(RADIANS([.AD78])))-SIN(RADIANS([.T78])))/(COS(RADIANS([.$B$3]))*SIN(RADIANS([.AD78])))))+180;360);MOD(540-DEGREES(ACOS(((SIN(RADIANS([.$B$3]))*COS(RADIANS([.AD78])))-SIN(RADIANS([.T78])))/(COS(RADIANS([.$B$3]))*SIN(RADIANS([.AD78])))));360))" office:value-type="float" office:value="125.275121661203" calcext:value-type="float">
            <text:p>125.27512166120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78]+0.1/24" office:value-type="time" office:time-value="PT07H48M00S" calcext:value-type="time">
            <text:p>7:48:00</text:p>
          </table:table-cell>
          <table:table-cell table:style-name="ce9" table:formula="of:=[.D79]+2415018.5+[.E79]-[.$B$5]/24" office:value-type="float" office:value="2461033.78333333" calcext:value-type="float">
            <text:p>2461033.78</text:p>
          </table:table-cell>
          <table:table-cell table:style-name="ce10" table:formula="of:=([.F79]-2451545)/36525" office:value-type="float" office:value="0.259788729180936" calcext:value-type="float">
            <text:p>0.25978873</text:p>
          </table:table-cell>
          <table:table-cell/>
          <table:table-cell table:formula="of:=MOD(280.46646+[.G79]*(36000.76983+[.G79]*0.0003032);360)" office:value-type="float" office:value="273.060724134093" calcext:value-type="float">
            <text:p>273.060724134093</text:p>
          </table:table-cell>
          <table:table-cell table:formula="of:=357.52911+[.G79]*(35999.05029-0.0001537*[.G79])" office:value-type="float" office:value="9709.67662618645" calcext:value-type="float">
            <text:p>9709.67662618645</text:p>
          </table:table-cell>
          <table:table-cell table:formula="of:=0.016708634-[.G79]*(0.000042037+0.0000001267*[.G79])" office:value-type="float" office:value="0.0166977047101851" calcext:value-type="float">
            <text:p>0.0166977047101851</text:p>
          </table:table-cell>
          <table:table-cell table:formula="of:=SIN(RADIANS([.J79]))*(1.914602-[.G79]*(0.004817+0.000014*[.G79]))+SIN(RADIANS(2*[.J79]))*(0.019993-0.000101*[.G79])+SIN(RADIANS(3*[.J79]))*0.000289" office:value-type="float" office:value="-0.350068202098762" calcext:value-type="float">
            <text:p>-0.350068202098762</text:p>
          </table:table-cell>
          <table:table-cell table:formula="of:=[.I79]+[.L79]" office:value-type="float" office:value="272.710655931994" calcext:value-type="float">
            <text:p>272.710655931994</text:p>
          </table:table-cell>
          <table:table-cell table:formula="of:=[.J79]+[.L79]" office:value-type="float" office:value="9709.32655798435" calcext:value-type="float">
            <text:p>9709.32655798435</text:p>
          </table:table-cell>
          <table:table-cell table:formula="of:=(1.000001018*(1-[.K79]*[.K79]))/(1+[.K79]*COS(RADIANS([.N79])))" office:value-type="float" office:value="0.983582777930655" calcext:value-type="float">
            <text:p>0.983582777930655</text:p>
          </table:table-cell>
          <table:table-cell table:formula="of:=[.M79]-0.00569-0.00478*SIN(RADIANS(125.04-1934.136*[.G79]))" office:value-type="float" office:value="272.706397475057" calcext:value-type="float">
            <text:p>272.706397475057</text:p>
          </table:table-cell>
          <table:table-cell table:formula="of:=23+(26+((21.448-[.G79]*(46.815+[.G79]*(0.00059-[.G79]*0.001813))))/60)/60" office:value-type="float" office:value="23.4359127729477" calcext:value-type="float">
            <text:p>23.4359127729477</text:p>
          </table:table-cell>
          <table:table-cell table:formula="of:=[.Q79]+0.00256*COS(RADIANS(125.04-1934.136*[.G79]))" office:value-type="float" office:value="23.4383552707293" calcext:value-type="float">
            <text:p>23.4383552707293</text:p>
          </table:table-cell>
          <table:table-cell table:formula="of:=DEGREES(ATAN2(COS(RADIANS([.P79]));COS(RADIANS([.R79]))*SIN(RADIANS([.P79]))))" office:value-type="float" office:value="-87.0506232508462" calcext:value-type="float">
            <text:p>-87.0506232508462</text:p>
          </table:table-cell>
          <table:table-cell table:formula="of:=DEGREES(ASIN(SIN(RADIANS([.R79]))*SIN(RADIANS([.P79]))))" office:value-type="float" office:value="-23.4106522516891" calcext:value-type="float">
            <text:p>-23.4106522516891</text:p>
          </table:table-cell>
          <table:table-cell table:formula="of:=TAN(RADIANS([.R79]/2))*TAN(RADIANS([.R79]/2))" office:value-type="float" office:value="0.0430309951904085" calcext:value-type="float">
            <text:p>0.0430309951904085</text:p>
          </table:table-cell>
          <table:table-cell table:formula="of:=4*DEGREES([.U79]*SIN(2*RADIANS([.I79]))-2*[.K79]*SIN(RADIANS([.J79]))+4*[.K79]*[.U79]*SIN(RADIANS([.J79]))*COS(2*RADIANS([.I79]))-0.5*[.U79]*[.U79]*SIN(4*RADIANS([.I79]))-1.25*[.K79]*[.K79]*SIN(2*RADIANS([.J79])))" office:value-type="float" office:value="0.420454518258901" calcext:value-type="float">
            <text:p>0.420454518258901</text:p>
          </table:table-cell>
          <table:table-cell table:formula="of:=DEGREES(ACOS(COS(RADIANS(90.833))/(COS(RADIANS([.$B$3]))*COS(RADIANS([.T79])))-TAN(RADIANS([.$B$3]))*TAN(RADIANS([.T79]))))" office:value-type="float" office:value="61.49326604557" calcext:value-type="float">
            <text:p>61.49326604557</text:p>
          </table:table-cell>
          <table:table-cell table:style-name="ce8" table:formula="of:=(720-4*[.$B$4]-[.V79]+[.$B$5]*60)/1440" office:value-type="time" office:time-value="PT11H53M08.905528904S" calcext:value-type="time">
            <text:p>11:53:08</text:p>
          </table:table-cell>
          <table:table-cell table:style-name="ce8" table:formula="of:=[.X79]-[.W79]*4/1440" office:value-type="time" office:time-value="PT07H47M10.521677968S" calcext:value-type="time">
            <text:p>7:47:10</text:p>
          </table:table-cell>
          <table:table-cell table:style-name="ce8" table:formula="of:=[.X79]+[.W79]*4/1440" office:value-type="time" office:time-value="PT15H59M07.289379841S" calcext:value-type="time">
            <text:p>15:59:07</text:p>
          </table:table-cell>
          <table:table-cell table:style-name="ce11" table:formula="of:=8*[.W79]" office:value-type="float" office:value="491.94612836456" calcext:value-type="float">
            <text:p>491.94612836456</text:p>
          </table:table-cell>
          <table:table-cell table:formula="of:=MOD([.E79]*1440+[.V79]+4*[.$B$4]-60*[.$B$5];1440)" office:value-type="float" office:value="474.851574518259" calcext:value-type="float">
            <text:p>474.851574518259</text:p>
          </table:table-cell>
          <table:table-cell table:formula="of:=IF([.AB79]/4&lt;0;[.AB79]/4+180;[.AB79]/4-180)" office:value-type="float" office:value="-61.2871063704353" calcext:value-type="float">
            <text:p>-61.2871063704353</text:p>
          </table:table-cell>
          <table:table-cell table:formula="of:=DEGREES(ACOS(SIN(RADIANS([.$B$3]))*SIN(RADIANS([.T79]))+COS(RADIANS([.$B$3]))*COS(RADIANS([.T79]))*COS(RADIANS([.AC79]))))" office:value-type="float" office:value="90.7244536818636" calcext:value-type="float">
            <text:p>90.7244536818636</text:p>
          </table:table-cell>
          <table:table-cell table:formula="of:=90-[.AD79]" office:value-type="float" office:value="-0.724453681863579" calcext:value-type="float">
            <text:p>-0.724453681863579</text:p>
          </table:table-cell>
          <table:table-cell table:formula="of:=IF([.AE79]&gt;85;0;IF([.AE79]&gt;5;58.1/TAN(RADIANS([.AE79]))-0.07/POWER(TAN(RADIANS([.AE79]));3)+0.000086/POWER(TAN(RADIANS([.AE79]));5);IF([.AE79]&gt;-0.575;1735+[.AE79]*(-518.2+[.AE79]*(103.4+[.AE79]*(-12.79+[.AE79]*0.711)));-20.772/TAN(RADIANS([.AE79])))))/3600" office:value-type="float" office:value="0.45631492808697" calcext:value-type="float">
            <text:p>0.45631492808697</text:p>
          </table:table-cell>
          <table:table-cell table:formula="of:=[.AE79]+[.AF79]" office:value-type="float" office:value="-0.268138753776609" calcext:value-type="float">
            <text:p>-0.268138753776609</text:p>
          </table:table-cell>
          <table:table-cell table:formula="of:=IF([.AC79]&gt;0;MOD(DEGREES(ACOS(((SIN(RADIANS([.$B$3]))*COS(RADIANS([.AD79])))-SIN(RADIANS([.T79])))/(COS(RADIANS([.$B$3]))*SIN(RADIANS([.AD79])))))+180;360);MOD(540-DEGREES(ACOS(((SIN(RADIANS([.$B$3]))*COS(RADIANS([.AD79])))-SIN(RADIANS([.T79])))/(COS(RADIANS([.$B$3]))*SIN(RADIANS([.AD79])))));360))" office:value-type="float" office:value="126.398887607896" calcext:value-type="float">
            <text:p>126.39888760789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79]+0.1/24" office:value-type="time" office:time-value="PT07H54M00S" calcext:value-type="time">
            <text:p>7:54:00</text:p>
          </table:table-cell>
          <table:table-cell table:style-name="ce9" table:formula="of:=[.D80]+2415018.5+[.E80]-[.$B$5]/24" office:value-type="float" office:value="2461033.7875" calcext:value-type="float">
            <text:p>2461033.79</text:p>
          </table:table-cell>
          <table:table-cell table:style-name="ce10" table:formula="of:=([.F80]-2451545)/36525" office:value-type="float" office:value="0.259788843258045" calcext:value-type="float">
            <text:p>0.25978884</text:p>
          </table:table-cell>
          <table:table-cell/>
          <table:table-cell table:formula="of:=MOD(280.46646+[.G80]*(36000.76983+[.G80]*0.0003032);360)" office:value-type="float" office:value="273.064830997864" calcext:value-type="float">
            <text:p>273.064830997864</text:p>
          </table:table-cell>
          <table:table-cell table:formula="of:=357.52911+[.G80]*(35999.05029-0.0001537*[.G80])" office:value-type="float" office:value="9709.68073285404" calcext:value-type="float">
            <text:p>9709.68073285404</text:p>
          </table:table-cell>
          <table:table-cell table:formula="of:=0.016708634-[.G80]*(0.000042037+0.0000001267*[.G80])" office:value-type="float" office:value="0.0166977047053822" calcext:value-type="float">
            <text:p>0.0166977047053822</text:p>
          </table:table-cell>
          <table:table-cell table:formula="of:=SIN(RADIANS([.J80]))*(1.914602-[.G80]*(0.004817+0.000014*[.G80]))+SIN(RADIANS(2*[.J80]))*(0.019993-0.000101*[.G80])+SIN(RADIANS(3*[.J80]))*0.000289" office:value-type="float" office:value="-0.349930550278547" calcext:value-type="float">
            <text:p>-0.349930550278547</text:p>
          </table:table-cell>
          <table:table-cell table:formula="of:=[.I80]+[.L80]" office:value-type="float" office:value="272.714900447586" calcext:value-type="float">
            <text:p>272.714900447586</text:p>
          </table:table-cell>
          <table:table-cell table:formula="of:=[.J80]+[.L80]" office:value-type="float" office:value="9709.33080230376" calcext:value-type="float">
            <text:p>9709.33080230376</text:p>
          </table:table-cell>
          <table:table-cell table:formula="of:=(1.000001018*(1-[.K80]*[.K80]))/(1+[.K80]*COS(RADIANS([.N80])))" office:value-type="float" office:value="0.983582556286101" calcext:value-type="float">
            <text:p>0.983582556286101</text:p>
          </table:table-cell>
          <table:table-cell table:formula="of:=[.M80]-0.00569-0.00478*SIN(RADIANS(125.04-1934.136*[.G80]))" office:value-type="float" office:value="272.710642008211" calcext:value-type="float">
            <text:p>272.710642008211</text:p>
          </table:table-cell>
          <table:table-cell table:formula="of:=23+(26+((21.448-[.G80]*(46.815+[.G80]*(0.00059-[.G80]*0.001813))))/60)/60" office:value-type="float" office:value="23.4359127714643" calcext:value-type="float">
            <text:p>23.4359127714643</text:p>
          </table:table-cell>
          <table:table-cell table:formula="of:=[.Q80]+0.00256*COS(RADIANS(125.04-1934.136*[.G80]))" office:value-type="float" office:value="23.4383552662933" calcext:value-type="float">
            <text:p>23.4383552662933</text:p>
          </table:table-cell>
          <table:table-cell table:formula="of:=DEGREES(ATAN2(COS(RADIANS([.P80]));COS(RADIANS([.R80]))*SIN(RADIANS([.P80]))))" office:value-type="float" office:value="-87.0459989399163" calcext:value-type="float">
            <text:p>-87.0459989399163</text:p>
          </table:table-cell>
          <table:table-cell table:formula="of:=DEGREES(ASIN(SIN(RADIANS([.R80]))*SIN(RADIANS([.P80]))))" office:value-type="float" office:value="-23.4105653093403" calcext:value-type="float">
            <text:p>-23.4105653093403</text:p>
          </table:table-cell>
          <table:table-cell table:formula="of:=TAN(RADIANS([.R80]/2))*TAN(RADIANS([.R80]/2))" office:value-type="float" office:value="0.0430309951736572" calcext:value-type="float">
            <text:p>0.0430309951736572</text:p>
          </table:table-cell>
          <table:table-cell table:formula="of:=4*DEGREES([.U80]*SIN(2*RADIANS([.I80]))-2*[.K80]*SIN(RADIANS([.J80]))+4*[.K80]*[.U80]*SIN(RADIANS([.J80]))*COS(2*RADIANS([.I80]))-0.5*[.U80]*[.U80]*SIN(4*RADIANS([.I80]))-1.25*[.K80]*[.K80]*SIN(2*RADIANS([.J80])))" office:value-type="float" office:value="0.418390958811711" calcext:value-type="float">
            <text:p>0.418390958811711</text:p>
          </table:table-cell>
          <table:table-cell table:formula="of:=DEGREES(ACOS(COS(RADIANS(90.833))/(COS(RADIANS([.$B$3]))*COS(RADIANS([.T80])))-TAN(RADIANS([.$B$3]))*TAN(RADIANS([.T80]))))" office:value-type="float" office:value="61.4934010903555" calcext:value-type="float">
            <text:p>61.4934010903555</text:p>
          </table:table-cell>
          <table:table-cell table:style-name="ce8" table:formula="of:=(720-4*[.$B$4]-[.V80]+[.$B$5]*60)/1440" office:value-type="time" office:time-value="PT11H53M09.029342471S" calcext:value-type="time">
            <text:p>11:53:09</text:p>
          </table:table-cell>
          <table:table-cell table:style-name="ce8" table:formula="of:=[.X80]-[.W80]*4/1440" office:value-type="time" office:time-value="PT07H47M10.613080786S" calcext:value-type="time">
            <text:p>7:47:10</text:p>
          </table:table-cell>
          <table:table-cell table:style-name="ce8" table:formula="of:=[.X80]+[.W80]*4/1440" office:value-type="time" office:time-value="PT15H59M07.445604157S" calcext:value-type="time">
            <text:p>15:59:07</text:p>
          </table:table-cell>
          <table:table-cell table:style-name="ce11" table:formula="of:=8*[.W80]" office:value-type="float" office:value="491.947208722844" calcext:value-type="float">
            <text:p>491.947208722844</text:p>
          </table:table-cell>
          <table:table-cell table:formula="of:=MOD([.E80]*1440+[.V80]+4*[.$B$4]-60*[.$B$5];1440)" office:value-type="float" office:value="480.849510958812" calcext:value-type="float">
            <text:p>480.849510958812</text:p>
          </table:table-cell>
          <table:table-cell table:formula="of:=IF([.AB80]/4&lt;0;[.AB80]/4+180;[.AB80]/4-180)" office:value-type="float" office:value="-59.787622260297" calcext:value-type="float">
            <text:p>-59.787622260297</text:p>
          </table:table-cell>
          <table:table-cell table:formula="of:=DEGREES(ACOS(SIN(RADIANS([.$B$3]))*SIN(RADIANS([.T80]))+COS(RADIANS([.$B$3]))*COS(RADIANS([.T80]))*COS(RADIANS([.AC80]))))" office:value-type="float" office:value="89.9414518485393" calcext:value-type="float">
            <text:p>89.9414518485393</text:p>
          </table:table-cell>
          <table:table-cell table:formula="of:=90-[.AD80]" office:value-type="float" office:value="0.0585481514606983" calcext:value-type="float">
            <text:p>0.0585481514606983</text:p>
          </table:table-cell>
          <table:table-cell table:formula="of:=IF([.AE80]&gt;85;0;IF([.AE80]&gt;5;58.1/TAN(RADIANS([.AE80]))-0.07/POWER(TAN(RADIANS([.AE80]));3)+0.000086/POWER(TAN(RADIANS([.AE80]));5);IF([.AE80]&gt;-0.575;1735+[.AE80]*(-518.2+[.AE80]*(103.4+[.AE80]*(-12.79+[.AE80]*0.711)));-20.772/TAN(RADIANS([.AE80])))))/3600" office:value-type="float" office:value="0.473614509104789" calcext:value-type="float">
            <text:p>0.473614509104789</text:p>
          </table:table-cell>
          <table:table-cell table:formula="of:=[.AE80]+[.AF80]" office:value-type="float" office:value="0.532162660565488" calcext:value-type="float">
            <text:p>0.532162660565488</text:p>
          </table:table-cell>
          <table:table-cell table:formula="of:=IF([.AC80]&gt;0;MOD(DEGREES(ACOS(((SIN(RADIANS([.$B$3]))*COS(RADIANS([.AD80])))-SIN(RADIANS([.T80])))/(COS(RADIANS([.$B$3]))*SIN(RADIANS([.AD80])))))+180;360);MOD(540-DEGREES(ACOS(((SIN(RADIANS([.$B$3]))*COS(RADIANS([.AD80])))-SIN(RADIANS([.T80])))/(COS(RADIANS([.$B$3]))*SIN(RADIANS([.AD80])))));360))" office:value-type="float" office:value="127.530462999189" calcext:value-type="float">
            <text:p>127.53046299918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80]+0.1/24" office:value-type="time" office:time-value="PT08H00M00S" calcext:value-type="time">
            <text:p>8:00:00</text:p>
          </table:table-cell>
          <table:table-cell table:style-name="ce9" table:formula="of:=[.D81]+2415018.5+[.E81]-[.$B$5]/24" office:value-type="float" office:value="2461033.79166667" calcext:value-type="float">
            <text:p>2461033.79</text:p>
          </table:table-cell>
          <table:table-cell table:style-name="ce10" table:formula="of:=([.F81]-2451545)/36525" office:value-type="float" office:value="0.259788957335167" calcext:value-type="float">
            <text:p>0.25978896</text:p>
          </table:table-cell>
          <table:table-cell/>
          <table:table-cell table:formula="of:=MOD(280.46646+[.G81]*(36000.76983+[.G81]*0.0003032);360)" office:value-type="float" office:value="273.068937862097" calcext:value-type="float">
            <text:p>273.068937862097</text:p>
          </table:table-cell>
          <table:table-cell table:formula="of:=357.52911+[.G81]*(35999.05029-0.0001537*[.G81])" office:value-type="float" office:value="9709.68483952208" calcext:value-type="float">
            <text:p>9709.68483952208</text:p>
          </table:table-cell>
          <table:table-cell table:formula="of:=0.016708634-[.G81]*(0.000042037+0.0000001267*[.G81])" office:value-type="float" office:value="0.0166977047005792" calcext:value-type="float">
            <text:p>0.0166977047005792</text:p>
          </table:table-cell>
          <table:table-cell table:formula="of:=SIN(RADIANS([.J81]))*(1.914602-[.G81]*(0.004817+0.000014*[.G81]))+SIN(RADIANS(2*[.J81]))*(0.019993-0.000101*[.G81])+SIN(RADIANS(3*[.J81]))*0.000289" office:value-type="float" office:value="-0.349792896530534" calcext:value-type="float">
            <text:p>-0.349792896530534</text:p>
          </table:table-cell>
          <table:table-cell table:formula="of:=[.I81]+[.L81]" office:value-type="float" office:value="272.719144965567" calcext:value-type="float">
            <text:p>272.719144965567</text:p>
          </table:table-cell>
          <table:table-cell table:formula="of:=[.J81]+[.L81]" office:value-type="float" office:value="9709.33504662555" calcext:value-type="float">
            <text:p>9709.33504662555</text:p>
          </table:table-cell>
          <table:table-cell table:formula="of:=(1.000001018*(1-[.K81]*[.K81]))/(1+[.K81]*COS(RADIANS([.N81])))" office:value-type="float" office:value="0.983582334728657" calcext:value-type="float">
            <text:p>0.983582334728657</text:p>
          </table:table-cell>
          <table:table-cell table:formula="of:=[.M81]-0.00569-0.00478*SIN(RADIANS(125.04-1934.136*[.G81]))" office:value-type="float" office:value="272.714886543755" calcext:value-type="float">
            <text:p>272.714886543755</text:p>
          </table:table-cell>
          <table:table-cell table:formula="of:=23+(26+((21.448-[.G81]*(46.815+[.G81]*(0.00059-[.G81]*0.001813))))/60)/60" office:value-type="float" office:value="23.4359127699808" calcext:value-type="float">
            <text:p>23.4359127699808</text:p>
          </table:table-cell>
          <table:table-cell table:formula="of:=[.Q81]+0.00256*COS(RADIANS(125.04-1934.136*[.G81]))" office:value-type="float" office:value="23.4383552618574" calcext:value-type="float">
            <text:p>23.4383552618574</text:p>
          </table:table-cell>
          <table:table-cell table:formula="of:=DEGREES(ATAN2(COS(RADIANS([.P81]));COS(RADIANS([.R81]))*SIN(RADIANS([.P81]))))" office:value-type="float" office:value="-87.0413746324636" calcext:value-type="float">
            <text:p>-87.0413746324636</text:p>
          </table:table-cell>
          <table:table-cell table:formula="of:=DEGREES(ASIN(SIN(RADIANS([.R81]))*SIN(RADIANS([.P81]))))" office:value-type="float" office:value="-23.4104782308606" calcext:value-type="float">
            <text:p>-23.4104782308606</text:p>
          </table:table-cell>
          <table:table-cell table:formula="of:=TAN(RADIANS([.R81]/2))*TAN(RADIANS([.R81]/2))" office:value-type="float" office:value="0.0430309951569057" calcext:value-type="float">
            <text:p>0.0430309951569057</text:p>
          </table:table-cell>
          <table:table-cell table:formula="of:=4*DEGREES([.U81]*SIN(2*RADIANS([.I81]))-2*[.K81]*SIN(RADIANS([.J81]))+4*[.K81]*[.U81]*SIN(RADIANS([.J81]))*COS(2*RADIANS([.I81]))-0.5*[.U81]*[.U81]*SIN(4*RADIANS([.I81]))-1.25*[.K81]*[.K81]*SIN(2*RADIANS([.J81])))" office:value-type="float" office:value="0.416327415264865" calcext:value-type="float">
            <text:p>0.416327415264865</text:p>
          </table:table-cell>
          <table:table-cell table:formula="of:=DEGREES(ACOS(COS(RADIANS(90.833))/(COS(RADIANS([.$B$3]))*COS(RADIANS([.T81])))-TAN(RADIANS([.$B$3]))*TAN(RADIANS([.T81]))))" office:value-type="float" office:value="61.4935363462413" calcext:value-type="float">
            <text:p>61.4935363462413</text:p>
          </table:table-cell>
          <table:table-cell table:style-name="ce8" table:formula="of:=(720-4*[.$B$4]-[.V81]+[.$B$5]*60)/1440" office:value-type="time" office:time-value="PT11H53M09.153155084S" calcext:value-type="time">
            <text:p>11:53:09</text:p>
          </table:table-cell>
          <table:table-cell table:style-name="ce8" table:formula="of:=[.X81]-[.W81]*4/1440" office:value-type="time" office:time-value="PT07H47M10.704431986S" calcext:value-type="time">
            <text:p>7:47:10</text:p>
          </table:table-cell>
          <table:table-cell table:style-name="ce8" table:formula="of:=[.X81]+[.W81]*4/1440" office:value-type="time" office:time-value="PT15H59M07.601878182S" calcext:value-type="time">
            <text:p>15:59:07</text:p>
          </table:table-cell>
          <table:table-cell table:style-name="ce11" table:formula="of:=8*[.W81]" office:value-type="float" office:value="491.94829076993" calcext:value-type="float">
            <text:p>491.94829076993</text:p>
          </table:table-cell>
          <table:table-cell table:formula="of:=MOD([.E81]*1440+[.V81]+4*[.$B$4]-60*[.$B$5];1440)" office:value-type="float" office:value="486.847447415264" calcext:value-type="float">
            <text:p>486.847447415264</text:p>
          </table:table-cell>
          <table:table-cell table:formula="of:=IF([.AB81]/4&lt;0;[.AB81]/4+180;[.AB81]/4-180)" office:value-type="float" office:value="-58.2881381461839" calcext:value-type="float">
            <text:p>-58.2881381461839</text:p>
          </table:table-cell>
          <table:table-cell table:formula="of:=DEGREES(ACOS(SIN(RADIANS([.$B$3]))*SIN(RADIANS([.T81]))+COS(RADIANS([.$B$3]))*COS(RADIANS([.T81]))*COS(RADIANS([.AC81]))))" office:value-type="float" office:value="89.1702807618488" calcext:value-type="float">
            <text:p>89.1702807618488</text:p>
          </table:table-cell>
          <table:table-cell table:formula="of:=90-[.AD81]" office:value-type="float" office:value="0.829719238151228" calcext:value-type="float">
            <text:p>0.829719238151228</text:p>
          </table:table-cell>
          <table:table-cell table:formula="of:=IF([.AE81]&gt;85;0;IF([.AE81]&gt;5;58.1/TAN(RADIANS([.AE81]))-0.07/POWER(TAN(RADIANS([.AE81]));3)+0.000086/POWER(TAN(RADIANS([.AE81]));5);IF([.AE81]&gt;-0.575;1735+[.AE81]*(-518.2+[.AE81]*(103.4+[.AE81]*(-12.79+[.AE81]*0.711)));-20.772/TAN(RADIANS([.AE81])))))/3600" office:value-type="float" office:value="0.380348556485424" calcext:value-type="float">
            <text:p>0.380348556485424</text:p>
          </table:table-cell>
          <table:table-cell table:formula="of:=[.AE81]+[.AF81]" office:value-type="float" office:value="1.21006779463665" calcext:value-type="float">
            <text:p>1.21006779463665</text:p>
          </table:table-cell>
          <table:table-cell table:formula="of:=IF([.AC81]&gt;0;MOD(DEGREES(ACOS(((SIN(RADIANS([.$B$3]))*COS(RADIANS([.AD81])))-SIN(RADIANS([.T81])))/(COS(RADIANS([.$B$3]))*SIN(RADIANS([.AD81])))))+180;360);MOD(540-DEGREES(ACOS(((SIN(RADIANS([.$B$3]))*COS(RADIANS([.AD81])))-SIN(RADIANS([.T81])))/(COS(RADIANS([.$B$3]))*SIN(RADIANS([.AD81])))));360))" office:value-type="float" office:value="128.670150184473" calcext:value-type="float">
            <text:p>128.67015018447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81]+0.1/24" office:value-type="time" office:time-value="PT08H06M00S" calcext:value-type="time">
            <text:p>8:06:00</text:p>
          </table:table-cell>
          <table:table-cell table:style-name="ce9" table:formula="of:=[.D82]+2415018.5+[.E82]-[.$B$5]/24" office:value-type="float" office:value="2461033.79583333" calcext:value-type="float">
            <text:p>2461033.80</text:p>
          </table:table-cell>
          <table:table-cell table:style-name="ce10" table:formula="of:=([.F82]-2451545)/36525" office:value-type="float" office:value="0.259789071412276" calcext:value-type="float">
            <text:p>0.25978907</text:p>
          </table:table-cell>
          <table:table-cell/>
          <table:table-cell table:formula="of:=MOD(280.46646+[.G82]*(36000.76983+[.G82]*0.0003032);360)" office:value-type="float" office:value="273.073044725874" calcext:value-type="float">
            <text:p>273.073044725874</text:p>
          </table:table-cell>
          <table:table-cell table:formula="of:=357.52911+[.G82]*(35999.05029-0.0001537*[.G82])" office:value-type="float" office:value="9709.68894618967" calcext:value-type="float">
            <text:p>9709.68894618967</text:p>
          </table:table-cell>
          <table:table-cell table:formula="of:=0.016708634-[.G82]*(0.000042037+0.0000001267*[.G82])" office:value-type="float" office:value="0.0166977046957762" calcext:value-type="float">
            <text:p>0.0166977046957762</text:p>
          </table:table-cell>
          <table:table-cell table:formula="of:=SIN(RADIANS([.J82]))*(1.914602-[.G82]*(0.004817+0.000014*[.G82]))+SIN(RADIANS(2*[.J82]))*(0.019993-0.000101*[.G82])+SIN(RADIANS(3*[.J82]))*0.000289" office:value-type="float" office:value="-0.349655240886641" calcext:value-type="float">
            <text:p>-0.349655240886641</text:p>
          </table:table-cell>
          <table:table-cell table:formula="of:=[.I82]+[.L82]" office:value-type="float" office:value="272.723389484987" calcext:value-type="float">
            <text:p>272.723389484987</text:p>
          </table:table-cell>
          <table:table-cell table:formula="of:=[.J82]+[.L82]" office:value-type="float" office:value="9709.33929094878" calcext:value-type="float">
            <text:p>9709.33929094878</text:p>
          </table:table-cell>
          <table:table-cell table:formula="of:=(1.000001018*(1-[.K82]*[.K82]))/(1+[.K82]*COS(RADIANS([.N82])))" office:value-type="float" office:value="0.983582113258375" calcext:value-type="float">
            <text:p>0.983582113258375</text:p>
          </table:table-cell>
          <table:table-cell table:formula="of:=[.M82]-0.00569-0.00478*SIN(RADIANS(125.04-1934.136*[.G82]))" office:value-type="float" office:value="272.719131080737" calcext:value-type="float">
            <text:p>272.719131080737</text:p>
          </table:table-cell>
          <table:table-cell table:formula="of:=23+(26+((21.448-[.G82]*(46.815+[.G82]*(0.00059-[.G82]*0.001813))))/60)/60" office:value-type="float" office:value="23.4359127684973" calcext:value-type="float">
            <text:p>23.4359127684973</text:p>
          </table:table-cell>
          <table:table-cell table:formula="of:=[.Q82]+0.00256*COS(RADIANS(125.04-1934.136*[.G82]))" office:value-type="float" office:value="23.4383552574214" calcext:value-type="float">
            <text:p>23.4383552574214</text:p>
          </table:table-cell>
          <table:table-cell table:formula="of:=DEGREES(ATAN2(COS(RADIANS([.P82]));COS(RADIANS([.R82]))*SIN(RADIANS([.P82]))))" office:value-type="float" office:value="-87.0367503295335" calcext:value-type="float">
            <text:p>-87.0367503295335</text:p>
          </table:table-cell>
          <table:table-cell table:formula="of:=DEGREES(ASIN(SIN(RADIANS([.R82]))*SIN(RADIANS([.P82]))))" office:value-type="float" office:value="-23.4103910162702" calcext:value-type="float">
            <text:p>-23.4103910162702</text:p>
          </table:table-cell>
          <table:table-cell table:formula="of:=TAN(RADIANS([.R82]/2))*TAN(RADIANS([.R82]/2))" office:value-type="float" office:value="0.0430309951401541" calcext:value-type="float">
            <text:p>0.0430309951401541</text:p>
          </table:table-cell>
          <table:table-cell table:formula="of:=4*DEGREES([.U82]*SIN(2*RADIANS([.I82]))-2*[.K82]*SIN(RADIANS([.J82]))+4*[.K82]*[.U82]*SIN(RADIANS([.J82]))*COS(2*RADIANS([.I82]))-0.5*[.U82]*[.U82]*SIN(4*RADIANS([.I82]))-1.25*[.K82]*[.K82]*SIN(2*RADIANS([.J82])))" office:value-type="float" office:value="0.41426388812148" calcext:value-type="float">
            <text:p>0.41426388812148</text:p>
          </table:table-cell>
          <table:table-cell table:formula="of:=DEGREES(ACOS(COS(RADIANS(90.833))/(COS(RADIANS([.$B$3]))*COS(RADIANS([.T82])))-TAN(RADIANS([.$B$3]))*TAN(RADIANS([.T82]))))" office:value-type="float" office:value="61.4936718131945" calcext:value-type="float">
            <text:p>61.4936718131945</text:p>
          </table:table-cell>
          <table:table-cell table:style-name="ce8" table:formula="of:=(720-4*[.$B$4]-[.V82]+[.$B$5]*60)/1440" office:value-type="time" office:time-value="PT11H53M09.276966713S" calcext:value-type="time">
            <text:p>11:53:09</text:p>
          </table:table-cell>
          <table:table-cell table:style-name="ce8" table:formula="of:=[.X82]-[.W82]*4/1440" office:value-type="time" office:time-value="PT07H47M10.795731546S" calcext:value-type="time">
            <text:p>7:47:10</text:p>
          </table:table-cell>
          <table:table-cell table:style-name="ce8" table:formula="of:=[.X82]+[.W82]*4/1440" office:value-type="time" office:time-value="PT15H59M07.758201879S" calcext:value-type="time">
            <text:p>15:59:07</text:p>
          </table:table-cell>
          <table:table-cell table:style-name="ce11" table:formula="of:=8*[.W82]" office:value-type="float" office:value="491.949374505556" calcext:value-type="float">
            <text:p>491.949374505556</text:p>
          </table:table-cell>
          <table:table-cell table:formula="of:=MOD([.E82]*1440+[.V82]+4*[.$B$4]-60*[.$B$5];1440)" office:value-type="float" office:value="492.845383888122" calcext:value-type="float">
            <text:p>492.845383888122</text:p>
          </table:table-cell>
          <table:table-cell table:formula="of:=IF([.AB82]/4&lt;0;[.AB82]/4+180;[.AB82]/4-180)" office:value-type="float" office:value="-56.7886540279696" calcext:value-type="float">
            <text:p>-56.7886540279696</text:p>
          </table:table-cell>
          <table:table-cell table:formula="of:=DEGREES(ACOS(SIN(RADIANS([.$B$3]))*SIN(RADIANS([.T82]))+COS(RADIANS([.$B$3]))*COS(RADIANS([.T82]))*COS(RADIANS([.AC82]))))" office:value-type="float" office:value="88.4113326409556" calcext:value-type="float">
            <text:p>88.4113326409556</text:p>
          </table:table-cell>
          <table:table-cell table:formula="of:=90-[.AD82]" office:value-type="float" office:value="1.58866735904437" calcext:value-type="float">
            <text:p>1.58866735904437</text:p>
          </table:table-cell>
          <table:table-cell table:formula="of:=IF([.AE82]&gt;85;0;IF([.AE82]&gt;5;58.1/TAN(RADIANS([.AE82]))-0.07/POWER(TAN(RADIANS([.AE82]));3)+0.000086/POWER(TAN(RADIANS([.AE82]));5);IF([.AE82]&gt;-0.575;1735+[.AE82]*(-518.2+[.AE82]*(103.4+[.AE82]*(-12.79+[.AE82]*0.711)));-20.772/TAN(RADIANS([.AE82])))))/3600" office:value-type="float" office:value="0.312768491358662" calcext:value-type="float">
            <text:p>0.312768491358662</text:p>
          </table:table-cell>
          <table:table-cell table:formula="of:=[.AE82]+[.AF82]" office:value-type="float" office:value="1.90143585040303" calcext:value-type="float">
            <text:p>1.90143585040303</text:p>
          </table:table-cell>
          <table:table-cell table:formula="of:=IF([.AC82]&gt;0;MOD(DEGREES(ACOS(((SIN(RADIANS([.$B$3]))*COS(RADIANS([.AD82])))-SIN(RADIANS([.T82])))/(COS(RADIANS([.$B$3]))*SIN(RADIANS([.AD82])))))+180;360);MOD(540-DEGREES(ACOS(((SIN(RADIANS([.$B$3]))*COS(RADIANS([.AD82])))-SIN(RADIANS([.T82])))/(COS(RADIANS([.$B$3]))*SIN(RADIANS([.AD82])))));360))" office:value-type="float" office:value="129.818235817162" calcext:value-type="float">
            <text:p>129.81823581716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82]+0.1/24" office:value-type="time" office:time-value="PT08H12M00S" calcext:value-type="time">
            <text:p>8:12:00</text:p>
          </table:table-cell>
          <table:table-cell table:style-name="ce9" table:formula="of:=[.D83]+2415018.5+[.E83]-[.$B$5]/24" office:value-type="float" office:value="2461033.8" calcext:value-type="float">
            <text:p>2461033.80</text:p>
          </table:table-cell>
          <table:table-cell table:style-name="ce10" table:formula="of:=([.F83]-2451545)/36525" office:value-type="float" office:value="0.259789185489399" calcext:value-type="float">
            <text:p>0.25978919</text:p>
          </table:table-cell>
          <table:table-cell/>
          <table:table-cell table:formula="of:=MOD(280.46646+[.G83]*(36000.76983+[.G83]*0.0003032);360)" office:value-type="float" office:value="273.077151590107" calcext:value-type="float">
            <text:p>273.077151590107</text:p>
          </table:table-cell>
          <table:table-cell table:formula="of:=357.52911+[.G83]*(35999.05029-0.0001537*[.G83])" office:value-type="float" office:value="9709.69305285772" calcext:value-type="float">
            <text:p>9709.69305285772</text:p>
          </table:table-cell>
          <table:table-cell table:formula="of:=0.016708634-[.G83]*(0.000042037+0.0000001267*[.G83])" office:value-type="float" office:value="0.0166977046909733" calcext:value-type="float">
            <text:p>0.0166977046909733</text:p>
          </table:table-cell>
          <table:table-cell table:formula="of:=SIN(RADIANS([.J83]))*(1.914602-[.G83]*(0.004817+0.000014*[.G83]))+SIN(RADIANS(2*[.J83]))*(0.019993-0.000101*[.G83])+SIN(RADIANS(3*[.J83]))*0.000289" office:value-type="float" office:value="-0.349517583316559" calcext:value-type="float">
            <text:p>-0.349517583316559</text:p>
          </table:table-cell>
          <table:table-cell table:formula="of:=[.I83]+[.L83]" office:value-type="float" office:value="272.72763400679" calcext:value-type="float">
            <text:p>272.72763400679</text:p>
          </table:table-cell>
          <table:table-cell table:formula="of:=[.J83]+[.L83]" office:value-type="float" office:value="9709.3435352744" calcext:value-type="float">
            <text:p>9709.3435352744</text:p>
          </table:table-cell>
          <table:table-cell table:formula="of:=(1.000001018*(1-[.K83]*[.K83]))/(1+[.K83]*COS(RADIANS([.N83])))" office:value-type="float" office:value="0.983581891875207" calcext:value-type="float">
            <text:p>0.983581891875207</text:p>
          </table:table-cell>
          <table:table-cell table:formula="of:=[.M83]-0.00569-0.00478*SIN(RADIANS(125.04-1934.136*[.G83]))" office:value-type="float" office:value="272.723375620103" calcext:value-type="float">
            <text:p>272.723375620103</text:p>
          </table:table-cell>
          <table:table-cell table:formula="of:=23+(26+((21.448-[.G83]*(46.815+[.G83]*(0.00059-[.G83]*0.001813))))/60)/60" office:value-type="float" office:value="23.4359127670138" calcext:value-type="float">
            <text:p>23.4359127670138</text:p>
          </table:table-cell>
          <table:table-cell table:formula="of:=[.Q83]+0.00256*COS(RADIANS(125.04-1934.136*[.G83]))" office:value-type="float" office:value="23.4383552529854" calcext:value-type="float">
            <text:p>23.4383552529854</text:p>
          </table:table-cell>
          <table:table-cell table:formula="of:=DEGREES(ATAN2(COS(RADIANS([.P83]));COS(RADIANS([.R83]))*SIN(RADIANS([.P83]))))" office:value-type="float" office:value="-87.0321260301073" calcext:value-type="float">
            <text:p>-87.0321260301073</text:p>
          </table:table-cell>
          <table:table-cell table:formula="of:=DEGREES(ASIN(SIN(RADIANS([.R83]))*SIN(RADIANS([.P83]))))" office:value-type="float" office:value="-23.4103036655501" calcext:value-type="float">
            <text:p>-23.4103036655501</text:p>
          </table:table-cell>
          <table:table-cell table:formula="of:=TAN(RADIANS([.R83]/2))*TAN(RADIANS([.R83]/2))" office:value-type="float" office:value="0.0430309951234023" calcext:value-type="float">
            <text:p>0.0430309951234023</text:p>
          </table:table-cell>
          <table:table-cell table:formula="of:=4*DEGREES([.U83]*SIN(2*RADIANS([.I83]))-2*[.K83]*SIN(RADIANS([.J83]))+4*[.K83]*[.U83]*SIN(RADIANS([.J83]))*COS(2*RADIANS([.I83]))-0.5*[.U83]*[.U83]*SIN(4*RADIANS([.I83]))-1.25*[.K83]*[.K83]*SIN(2*RADIANS([.J83])))" office:value-type="float" office:value="0.412200376960677" calcext:value-type="float">
            <text:p>0.412200376960677</text:p>
          </table:table-cell>
          <table:table-cell table:formula="of:=DEGREES(ACOS(COS(RADIANS(90.833))/(COS(RADIANS([.$B$3]))*COS(RADIANS([.T83])))-TAN(RADIANS([.$B$3]))*TAN(RADIANS([.T83]))))" office:value-type="float" office:value="61.4938074912429" calcext:value-type="float">
            <text:p>61.4938074912429</text:p>
          </table:table-cell>
          <table:table-cell table:style-name="ce8" table:formula="of:=(720-4*[.$B$4]-[.V83]+[.$B$5]*60)/1440" office:value-type="time" office:time-value="PT11H53M09.400777382S" calcext:value-type="time">
            <text:p>11:53:09</text:p>
          </table:table-cell>
          <table:table-cell table:style-name="ce8" table:formula="of:=[.X83]-[.W83]*4/1440" office:value-type="time" office:time-value="PT07H47M10.886979484S" calcext:value-type="time">
            <text:p>7:47:10</text:p>
          </table:table-cell>
          <table:table-cell table:style-name="ce8" table:formula="of:=[.X83]+[.W83]*4/1440" office:value-type="time" office:time-value="PT15H59M07.914575281S" calcext:value-type="time">
            <text:p>15:59:07</text:p>
          </table:table-cell>
          <table:table-cell table:style-name="ce11" table:formula="of:=8*[.W83]" office:value-type="float" office:value="491.950459929943" calcext:value-type="float">
            <text:p>491.950459929943</text:p>
          </table:table-cell>
          <table:table-cell table:formula="of:=MOD([.E83]*1440+[.V83]+4*[.$B$4]-60*[.$B$5];1440)" office:value-type="float" office:value="498.843320376961" calcext:value-type="float">
            <text:p>498.843320376961</text:p>
          </table:table-cell>
          <table:table-cell table:formula="of:=IF([.AB83]/4&lt;0;[.AB83]/4+180;[.AB83]/4-180)" office:value-type="float" office:value="-55.2891699057597" calcext:value-type="float">
            <text:p>-55.2891699057597</text:p>
          </table:table-cell>
          <table:table-cell table:formula="of:=DEGREES(ACOS(SIN(RADIANS([.$B$3]))*SIN(RADIANS([.T83]))+COS(RADIANS([.$B$3]))*COS(RADIANS([.T83]))*COS(RADIANS([.AC83]))))" office:value-type="float" office:value="87.6650045213482" calcext:value-type="float">
            <text:p>87.6650045213482</text:p>
          </table:table-cell>
          <table:table-cell table:formula="of:=90-[.AD83]" office:value-type="float" office:value="2.33499547865181" calcext:value-type="float">
            <text:p>2.33499547865181</text:p>
          </table:table-cell>
          <table:table-cell table:formula="of:=IF([.AE83]&gt;85;0;IF([.AE83]&gt;5;58.1/TAN(RADIANS([.AE83]))-0.07/POWER(TAN(RADIANS([.AE83]));3)+0.000086/POWER(TAN(RADIANS([.AE83]));5);IF([.AE83]&gt;-0.575;1735+[.AE83]*(-518.2+[.AE83]*(103.4+[.AE83]*(-12.79+[.AE83]*0.711)));-20.772/TAN(RADIANS([.AE83])))))/3600" office:value-type="float" office:value="0.263075261132191" calcext:value-type="float">
            <text:p>0.263075261132191</text:p>
          </table:table-cell>
          <table:table-cell table:formula="of:=[.AE83]+[.AF83]" office:value-type="float" office:value="2.598070739784" calcext:value-type="float">
            <text:p>2.598070739784</text:p>
          </table:table-cell>
          <table:table-cell table:formula="of:=IF([.AC83]&gt;0;MOD(DEGREES(ACOS(((SIN(RADIANS([.$B$3]))*COS(RADIANS([.AD83])))-SIN(RADIANS([.T83])))/(COS(RADIANS([.$B$3]))*SIN(RADIANS([.AD83])))))+180;360);MOD(540-DEGREES(ACOS(((SIN(RADIANS([.$B$3]))*COS(RADIANS([.AD83])))-SIN(RADIANS([.T83])))/(COS(RADIANS([.$B$3]))*SIN(RADIANS([.AD83])))));360))" office:value-type="float" office:value="130.974990153755" calcext:value-type="float">
            <text:p>130.97499015375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83]+0.1/24" office:value-type="time" office:time-value="PT08H18M00S" calcext:value-type="time">
            <text:p>8:18:00</text:p>
          </table:table-cell>
          <table:table-cell table:style-name="ce9" table:formula="of:=[.D84]+2415018.5+[.E84]-[.$B$5]/24" office:value-type="float" office:value="2461033.80416667" calcext:value-type="float">
            <text:p>2461033.80</text:p>
          </table:table-cell>
          <table:table-cell table:style-name="ce10" table:formula="of:=([.F84]-2451545)/36525" office:value-type="float" office:value="0.259789299566508" calcext:value-type="float">
            <text:p>0.25978930</text:p>
          </table:table-cell>
          <table:table-cell/>
          <table:table-cell table:formula="of:=MOD(280.46646+[.G84]*(36000.76983+[.G84]*0.0003032);360)" office:value-type="float" office:value="273.081258453878" calcext:value-type="float">
            <text:p>273.081258453878</text:p>
          </table:table-cell>
          <table:table-cell table:formula="of:=357.52911+[.G84]*(35999.05029-0.0001537*[.G84])" office:value-type="float" office:value="9709.6971595253" calcext:value-type="float">
            <text:p>9709.6971595253</text:p>
          </table:table-cell>
          <table:table-cell table:formula="of:=0.016708634-[.G84]*(0.000042037+0.0000001267*[.G84])" office:value-type="float" office:value="0.0166977046861703" calcext:value-type="float">
            <text:p>0.0166977046861703</text:p>
          </table:table-cell>
          <table:table-cell table:formula="of:=SIN(RADIANS([.J84]))*(1.914602-[.G84]*(0.004817+0.000014*[.G84]))+SIN(RADIANS(2*[.J84]))*(0.019993-0.000101*[.G84])+SIN(RADIANS(3*[.J84]))*0.000289" office:value-type="float" office:value="-0.349379923852045" calcext:value-type="float">
            <text:p>-0.349379923852045</text:p>
          </table:table-cell>
          <table:table-cell table:formula="of:=[.I84]+[.L84]" office:value-type="float" office:value="272.731878530026" calcext:value-type="float">
            <text:p>272.731878530026</text:p>
          </table:table-cell>
          <table:table-cell table:formula="of:=[.J84]+[.L84]" office:value-type="float" office:value="9709.34777960145" calcext:value-type="float">
            <text:p>9709.34777960145</text:p>
          </table:table-cell>
          <table:table-cell table:formula="of:=(1.000001018*(1-[.K84]*[.K84]))/(1+[.K84]*COS(RADIANS([.N84])))" office:value-type="float" office:value="0.983581670579203" calcext:value-type="float">
            <text:p>0.983581670579203</text:p>
          </table:table-cell>
          <table:table-cell table:formula="of:=[.M84]-0.00569-0.00478*SIN(RADIANS(125.04-1934.136*[.G84]))" office:value-type="float" office:value="272.727620160901" calcext:value-type="float">
            <text:p>272.727620160901</text:p>
          </table:table-cell>
          <table:table-cell table:formula="of:=23+(26+((21.448-[.G84]*(46.815+[.G84]*(0.00059-[.G84]*0.001813))))/60)/60" office:value-type="float" office:value="23.4359127655304" calcext:value-type="float">
            <text:p>23.4359127655304</text:p>
          </table:table-cell>
          <table:table-cell table:formula="of:=[.Q84]+0.00256*COS(RADIANS(125.04-1934.136*[.G84]))" office:value-type="float" office:value="23.4383552485493" calcext:value-type="float">
            <text:p>23.4383552485493</text:p>
          </table:table-cell>
          <table:table-cell table:formula="of:=DEGREES(ATAN2(COS(RADIANS([.P84]));COS(RADIANS([.R84]))*SIN(RADIANS([.P84]))))" office:value-type="float" office:value="-87.0275017352299" calcext:value-type="float">
            <text:p>-87.0275017352299</text:p>
          </table:table-cell>
          <table:table-cell table:formula="of:=DEGREES(ASIN(SIN(RADIANS([.R84]))*SIN(RADIANS([.P84]))))" office:value-type="float" office:value="-23.4102161787205" calcext:value-type="float">
            <text:p>-23.4102161787205</text:p>
          </table:table-cell>
          <table:table-cell table:formula="of:=TAN(RADIANS([.R84]/2))*TAN(RADIANS([.R84]/2))" office:value-type="float" office:value="0.0430309951066505" calcext:value-type="float">
            <text:p>0.0430309951066505</text:p>
          </table:table-cell>
          <table:table-cell table:formula="of:=4*DEGREES([.U84]*SIN(2*RADIANS([.I84]))-2*[.K84]*SIN(RADIANS([.J84]))+4*[.K84]*[.U84]*SIN(RADIANS([.J84]))*COS(2*RADIANS([.I84]))-0.5*[.U84]*[.U84]*SIN(4*RADIANS([.I84]))-1.25*[.K84]*[.K84]*SIN(2*RADIANS([.J84])))" office:value-type="float" office:value="0.410136882284891" calcext:value-type="float">
            <text:p>0.410136882284891</text:p>
          </table:table-cell>
          <table:table-cell table:formula="of:=DEGREES(ACOS(COS(RADIANS(90.833))/(COS(RADIANS([.$B$3]))*COS(RADIANS([.T84])))-TAN(RADIANS([.$B$3]))*TAN(RADIANS([.T84]))))" office:value-type="float" office:value="61.4939433803533" calcext:value-type="float">
            <text:p>61.4939433803533</text:p>
          </table:table-cell>
          <table:table-cell table:style-name="ce8" table:formula="of:=(720-4*[.$B$4]-[.V84]+[.$B$5]*60)/1440" office:value-type="time" office:time-value="PT11H53M09.524587063S" calcext:value-type="time">
            <text:p>11:53:09</text:p>
          </table:table-cell>
          <table:table-cell table:style-name="ce8" table:formula="of:=[.X84]-[.W84]*4/1440" office:value-type="time" office:time-value="PT07H47M10.978175778S" calcext:value-type="time">
            <text:p>7:47:10</text:p>
          </table:table-cell>
          <table:table-cell table:style-name="ce8" table:formula="of:=[.X84]+[.W84]*4/1440" office:value-type="time" office:time-value="PT15H59M08.070998348S" calcext:value-type="time">
            <text:p>15:59:08</text:p>
          </table:table-cell>
          <table:table-cell table:style-name="ce11" table:formula="of:=8*[.W84]" office:value-type="float" office:value="491.951547042827" calcext:value-type="float">
            <text:p>491.951547042827</text:p>
          </table:table-cell>
          <table:table-cell table:formula="of:=MOD([.E84]*1440+[.V84]+4*[.$B$4]-60*[.$B$5];1440)" office:value-type="float" office:value="504.841256882284" calcext:value-type="float">
            <text:p>504.841256882284</text:p>
          </table:table-cell>
          <table:table-cell table:formula="of:=IF([.AB84]/4&lt;0;[.AB84]/4+180;[.AB84]/4-180)" office:value-type="float" office:value="-53.7896857794289" calcext:value-type="float">
            <text:p>-53.7896857794289</text:p>
          </table:table-cell>
          <table:table-cell table:formula="of:=DEGREES(ACOS(SIN(RADIANS([.$B$3]))*SIN(RADIANS([.T84]))+COS(RADIANS([.$B$3]))*COS(RADIANS([.T84]))*COS(RADIANS([.AC84]))))" office:value-type="float" office:value="86.9316980655875" calcext:value-type="float">
            <text:p>86.9316980655875</text:p>
          </table:table-cell>
          <table:table-cell table:formula="of:=90-[.AD84]" office:value-type="float" office:value="3.0683019344125" calcext:value-type="float">
            <text:p>3.0683019344125</text:p>
          </table:table-cell>
          <table:table-cell table:formula="of:=IF([.AE84]&gt;85;0;IF([.AE84]&gt;5;58.1/TAN(RADIANS([.AE84]))-0.07/POWER(TAN(RADIANS([.AE84]));3)+0.000086/POWER(TAN(RADIANS([.AE84]));5);IF([.AE84]&gt;-0.575;1735+[.AE84]*(-518.2+[.AE84]*(103.4+[.AE84]*(-12.79+[.AE84]*0.711)));-20.772/TAN(RADIANS([.AE84])))))/3600" office:value-type="float" office:value="0.22556185091963" calcext:value-type="float">
            <text:p>0.22556185091963</text:p>
          </table:table-cell>
          <table:table-cell table:formula="of:=[.AE84]+[.AF84]" office:value-type="float" office:value="3.29386378533213" calcext:value-type="float">
            <text:p>3.29386378533213</text:p>
          </table:table-cell>
          <table:table-cell table:formula="of:=IF([.AC84]&gt;0;MOD(DEGREES(ACOS(((SIN(RADIANS([.$B$3]))*COS(RADIANS([.AD84])))-SIN(RADIANS([.T84])))/(COS(RADIANS([.$B$3]))*SIN(RADIANS([.AD84])))))+180;360);MOD(540-DEGREES(ACOS(((SIN(RADIANS([.$B$3]))*COS(RADIANS([.AD84])))-SIN(RADIANS([.T84])))/(COS(RADIANS([.$B$3]))*SIN(RADIANS([.AD84])))));360))" office:value-type="float" office:value="132.140666288656" calcext:value-type="float">
            <text:p>132.14066628865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84]+0.1/24" office:value-type="time" office:time-value="PT08H24M00S" calcext:value-type="time">
            <text:p>8:24:00</text:p>
          </table:table-cell>
          <table:table-cell table:style-name="ce9" table:formula="of:=[.D85]+2415018.5+[.E85]-[.$B$5]/24" office:value-type="float" office:value="2461033.80833333" calcext:value-type="float">
            <text:p>2461033.81</text:p>
          </table:table-cell>
          <table:table-cell table:style-name="ce10" table:formula="of:=([.F85]-2451545)/36525" office:value-type="float" office:value="0.25978941364363" calcext:value-type="float">
            <text:p>0.25978941</text:p>
          </table:table-cell>
          <table:table-cell/>
          <table:table-cell table:formula="of:=MOD(280.46646+[.G85]*(36000.76983+[.G85]*0.0003032);360)" office:value-type="float" office:value="273.085365318111" calcext:value-type="float">
            <text:p>273.085365318111</text:p>
          </table:table-cell>
          <table:table-cell table:formula="of:=357.52911+[.G85]*(35999.05029-0.0001537*[.G85])" office:value-type="float" office:value="9709.70126619335" calcext:value-type="float">
            <text:p>9709.70126619335</text:p>
          </table:table-cell>
          <table:table-cell table:formula="of:=0.016708634-[.G85]*(0.000042037+0.0000001267*[.G85])" office:value-type="float" office:value="0.0166977046813673" calcext:value-type="float">
            <text:p>0.0166977046813673</text:p>
          </table:table-cell>
          <table:table-cell table:formula="of:=SIN(RADIANS([.J85]))*(1.914602-[.G85]*(0.004817+0.000014*[.G85]))+SIN(RADIANS(2*[.J85]))*(0.019993-0.000101*[.G85])+SIN(RADIANS(3*[.J85]))*0.000289" office:value-type="float" office:value="-0.349242262462844" calcext:value-type="float">
            <text:p>-0.349242262462844</text:p>
          </table:table-cell>
          <table:table-cell table:formula="of:=[.I85]+[.L85]" office:value-type="float" office:value="272.736123055648" calcext:value-type="float">
            <text:p>272.736123055648</text:p>
          </table:table-cell>
          <table:table-cell table:formula="of:=[.J85]+[.L85]" office:value-type="float" office:value="9709.35202393089" calcext:value-type="float">
            <text:p>9709.35202393089</text:p>
          </table:table-cell>
          <table:table-cell table:formula="of:=(1.000001018*(1-[.K85]*[.K85]))/(1+[.K85]*COS(RADIANS([.N85])))" office:value-type="float" office:value="0.983581449370316" calcext:value-type="float">
            <text:p>0.983581449370316</text:p>
          </table:table-cell>
          <table:table-cell table:formula="of:=[.M85]-0.00569-0.00478*SIN(RADIANS(125.04-1934.136*[.G85]))" office:value-type="float" office:value="272.731864704086" calcext:value-type="float">
            <text:p>272.731864704086</text:p>
          </table:table-cell>
          <table:table-cell table:formula="of:=23+(26+((21.448-[.G85]*(46.815+[.G85]*(0.00059-[.G85]*0.001813))))/60)/60" office:value-type="float" office:value="23.4359127640469" calcext:value-type="float">
            <text:p>23.4359127640469</text:p>
          </table:table-cell>
          <table:table-cell table:formula="of:=[.Q85]+0.00256*COS(RADIANS(125.04-1934.136*[.G85]))" office:value-type="float" office:value="23.4383552441132" calcext:value-type="float">
            <text:p>23.4383552441132</text:p>
          </table:table-cell>
          <table:table-cell table:formula="of:=DEGREES(ATAN2(COS(RADIANS([.P85]));COS(RADIANS([.R85]))*SIN(RADIANS([.P85]))))" office:value-type="float" office:value="-87.022877443871" calcext:value-type="float">
            <text:p>-87.022877443871</text:p>
          </table:table-cell>
          <table:table-cell table:formula="of:=DEGREES(ASIN(SIN(RADIANS([.R85]))*SIN(RADIANS([.P85]))))" office:value-type="float" office:value="-23.4101285557622" calcext:value-type="float">
            <text:p>-23.4101285557622</text:p>
          </table:table-cell>
          <table:table-cell table:formula="of:=TAN(RADIANS([.R85]/2))*TAN(RADIANS([.R85]/2))" office:value-type="float" office:value="0.0430309950898985" calcext:value-type="float">
            <text:p>0.0430309950898985</text:p>
          </table:table-cell>
          <table:table-cell table:formula="of:=4*DEGREES([.U85]*SIN(2*RADIANS([.I85]))-2*[.K85]*SIN(RADIANS([.J85]))+4*[.K85]*[.U85]*SIN(RADIANS([.J85]))*COS(2*RADIANS([.I85]))-0.5*[.U85]*[.U85]*SIN(4*RADIANS([.I85]))-1.25*[.K85]*[.K85]*SIN(2*RADIANS([.J85])))" office:value-type="float" office:value="0.408073403669577" calcext:value-type="float">
            <text:p>0.408073403669577</text:p>
          </table:table-cell>
          <table:table-cell table:formula="of:=DEGREES(ACOS(COS(RADIANS(90.833))/(COS(RADIANS([.$B$3]))*COS(RADIANS([.T85])))-TAN(RADIANS([.$B$3]))*TAN(RADIANS([.T85]))))" office:value-type="float" office:value="61.494079480554" calcext:value-type="float">
            <text:p>61.494079480554</text:p>
          </table:table-cell>
          <table:table-cell table:style-name="ce8" table:formula="of:=(720-4*[.$B$4]-[.V85]+[.$B$5]*60)/1440" office:value-type="time" office:time-value="PT11H53M09.64839578S" calcext:value-type="time">
            <text:p>11:53:09</text:p>
          </table:table-cell>
          <table:table-cell table:style-name="ce8" table:formula="of:=[.X85]-[.W85]*4/1440" office:value-type="time" office:time-value="PT07H47M11.069320447S" calcext:value-type="time">
            <text:p>7:47:11</text:p>
          </table:table-cell>
          <table:table-cell table:style-name="ce8" table:formula="of:=[.X85]+[.W85]*4/1440" office:value-type="time" office:time-value="PT15H59M08.227471113S" calcext:value-type="time">
            <text:p>15:59:08</text:p>
          </table:table-cell>
          <table:table-cell table:style-name="ce11" table:formula="of:=8*[.W85]" office:value-type="float" office:value="491.952635844432" calcext:value-type="float">
            <text:p>491.952635844432</text:p>
          </table:table-cell>
          <table:table-cell table:formula="of:=MOD([.E85]*1440+[.V85]+4*[.$B$4]-60*[.$B$5];1440)" office:value-type="float" office:value="510.839193403669" calcext:value-type="float">
            <text:p>510.839193403669</text:p>
          </table:table-cell>
          <table:table-cell table:formula="of:=IF([.AB85]/4&lt;0;[.AB85]/4+180;[.AB85]/4-180)" office:value-type="float" office:value="-52.2902016490826" calcext:value-type="float">
            <text:p>-52.2902016490826</text:p>
          </table:table-cell>
          <table:table-cell table:formula="of:=DEGREES(ACOS(SIN(RADIANS([.$B$3]))*SIN(RADIANS([.T85]))+COS(RADIANS([.$B$3]))*COS(RADIANS([.T85]))*COS(RADIANS([.AC85]))))" office:value-type="float" office:value="86.2118193250728" calcext:value-type="float">
            <text:p>86.2118193250728</text:p>
          </table:table-cell>
          <table:table-cell table:formula="of:=90-[.AD85]" office:value-type="float" office:value="3.78818067492723" calcext:value-type="float">
            <text:p>3.78818067492723</text:p>
          </table:table-cell>
          <table:table-cell table:formula="of:=IF([.AE85]&gt;85;0;IF([.AE85]&gt;5;58.1/TAN(RADIANS([.AE85]))-0.07/POWER(TAN(RADIANS([.AE85]));3)+0.000086/POWER(TAN(RADIANS([.AE85]));5);IF([.AE85]&gt;-0.575;1735+[.AE85]*(-518.2+[.AE85]*(103.4+[.AE85]*(-12.79+[.AE85]*0.711)));-20.772/TAN(RADIANS([.AE85])))))/3600" office:value-type="float" office:value="0.196366617314633" calcext:value-type="float">
            <text:p>0.196366617314633</text:p>
          </table:table-cell>
          <table:table-cell table:formula="of:=[.AE85]+[.AF85]" office:value-type="float" office:value="3.98454729224187" calcext:value-type="float">
            <text:p>3.98454729224187</text:p>
          </table:table-cell>
          <table:table-cell table:formula="of:=IF([.AC85]&gt;0;MOD(DEGREES(ACOS(((SIN(RADIANS([.$B$3]))*COS(RADIANS([.AD85])))-SIN(RADIANS([.T85])))/(COS(RADIANS([.$B$3]))*SIN(RADIANS([.AD85])))))+180;360);MOD(540-DEGREES(ACOS(((SIN(RADIANS([.$B$3]))*COS(RADIANS([.AD85])))-SIN(RADIANS([.T85])))/(COS(RADIANS([.$B$3]))*SIN(RADIANS([.AD85])))));360))" office:value-type="float" office:value="133.315499327272" calcext:value-type="float">
            <text:p>133.31549932727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85]+0.1/24" office:value-type="time" office:time-value="PT08H30M00S" calcext:value-type="time">
            <text:p>8:30:00</text:p>
          </table:table-cell>
          <table:table-cell table:style-name="ce9" table:formula="of:=[.D86]+2415018.5+[.E86]-[.$B$5]/24" office:value-type="float" office:value="2461033.8125" calcext:value-type="float">
            <text:p>2461033.81</text:p>
          </table:table-cell>
          <table:table-cell table:style-name="ce10" table:formula="of:=([.F86]-2451545)/36525" office:value-type="float" office:value="0.259789527720739" calcext:value-type="float">
            <text:p>0.25978953</text:p>
          </table:table-cell>
          <table:table-cell/>
          <table:table-cell table:formula="of:=MOD(280.46646+[.G86]*(36000.76983+[.G86]*0.0003032);360)" office:value-type="float" office:value="273.089472181886" calcext:value-type="float">
            <text:p>273.089472181886</text:p>
          </table:table-cell>
          <table:table-cell table:formula="of:=357.52911+[.G86]*(35999.05029-0.0001537*[.G86])" office:value-type="float" office:value="9709.70537286094" calcext:value-type="float">
            <text:p>9709.70537286094</text:p>
          </table:table-cell>
          <table:table-cell table:formula="of:=0.016708634-[.G86]*(0.000042037+0.0000001267*[.G86])" office:value-type="float" office:value="0.0166977046765643" calcext:value-type="float">
            <text:p>0.0166977046765643</text:p>
          </table:table-cell>
          <table:table-cell table:formula="of:=SIN(RADIANS([.J86]))*(1.914602-[.G86]*(0.004817+0.000014*[.G86]))+SIN(RADIANS(2*[.J86]))*(0.019993-0.000101*[.G86])+SIN(RADIANS(3*[.J86]))*0.000289" office:value-type="float" office:value="-0.349104599180657" calcext:value-type="float">
            <text:p>-0.349104599180657</text:p>
          </table:table-cell>
          <table:table-cell table:formula="of:=[.I86]+[.L86]" office:value-type="float" office:value="272.740367582705" calcext:value-type="float">
            <text:p>272.740367582705</text:p>
          </table:table-cell>
          <table:table-cell table:formula="of:=[.J86]+[.L86]" office:value-type="float" office:value="9709.35626826175" calcext:value-type="float">
            <text:p>9709.35626826175</text:p>
          </table:table-cell>
          <table:table-cell table:formula="of:=(1.000001018*(1-[.K86]*[.K86]))/(1+[.K86]*COS(RADIANS([.N86])))" office:value-type="float" office:value="0.983581228248596" calcext:value-type="float">
            <text:p>0.983581228248596</text:p>
          </table:table-cell>
          <table:table-cell table:formula="of:=[.M86]-0.00569-0.00478*SIN(RADIANS(125.04-1934.136*[.G86]))" office:value-type="float" office:value="272.736109248705" calcext:value-type="float">
            <text:p>272.736109248705</text:p>
          </table:table-cell>
          <table:table-cell table:formula="of:=23+(26+((21.448-[.G86]*(46.815+[.G86]*(0.00059-[.G86]*0.001813))))/60)/60" office:value-type="float" office:value="23.4359127625634" calcext:value-type="float">
            <text:p>23.4359127625634</text:p>
          </table:table-cell>
          <table:table-cell table:formula="of:=[.Q86]+0.00256*COS(RADIANS(125.04-1934.136*[.G86]))" office:value-type="float" office:value="23.4383552396771" calcext:value-type="float">
            <text:p>23.4383552396771</text:p>
          </table:table-cell>
          <table:table-cell table:formula="of:=DEGREES(ATAN2(COS(RADIANS([.P86]));COS(RADIANS([.R86]))*SIN(RADIANS([.P86]))))" office:value-type="float" office:value="-87.0182531570777" calcext:value-type="float">
            <text:p>-87.0182531570777</text:p>
          </table:table-cell>
          <table:table-cell table:formula="of:=DEGREES(ASIN(SIN(RADIANS([.R86]))*SIN(RADIANS([.P86]))))" office:value-type="float" office:value="-23.4100407966956" calcext:value-type="float">
            <text:p>-23.4100407966956</text:p>
          </table:table-cell>
          <table:table-cell table:formula="of:=TAN(RADIANS([.R86]/2))*TAN(RADIANS([.R86]/2))" office:value-type="float" office:value="0.0430309950731463" calcext:value-type="float">
            <text:p>0.0430309950731463</text:p>
          </table:table-cell>
          <table:table-cell table:formula="of:=4*DEGREES([.U86]*SIN(2*RADIANS([.I86]))-2*[.K86]*SIN(RADIANS([.J86]))+4*[.K86]*[.U86]*SIN(RADIANS([.J86]))*COS(2*RADIANS([.I86]))-0.5*[.U86]*[.U86]*SIN(4*RADIANS([.I86]))-1.25*[.K86]*[.K86]*SIN(2*RADIANS([.J86])))" office:value-type="float" office:value="0.406009941617562" calcext:value-type="float">
            <text:p>0.406009941617562</text:p>
          </table:table-cell>
          <table:table-cell table:formula="of:=DEGREES(ACOS(COS(RADIANS(90.833))/(COS(RADIANS([.$B$3]))*COS(RADIANS([.T86])))-TAN(RADIANS([.$B$3]))*TAN(RADIANS([.T86]))))" office:value-type="float" office:value="61.494215791812" calcext:value-type="float">
            <text:p>61.494215791812</text:p>
          </table:table-cell>
          <table:table-cell table:style-name="ce8" table:formula="of:=(720-4*[.$B$4]-[.V86]+[.$B$5]*60)/1440" office:value-type="time" office:time-value="PT11H53M09.772203503S" calcext:value-type="time">
            <text:p>11:53:09</text:p>
          </table:table-cell>
          <table:table-cell table:style-name="ce8" table:formula="of:=[.X86]-[.W86]*4/1440" office:value-type="time" office:time-value="PT07H47M11.160413468S" calcext:value-type="time">
            <text:p>7:47:11</text:p>
          </table:table-cell>
          <table:table-cell table:style-name="ce8" table:formula="of:=[.X86]+[.W86]*4/1440" office:value-type="time" office:time-value="PT15H59M08.383993538S" calcext:value-type="time">
            <text:p>15:59:08</text:p>
          </table:table-cell>
          <table:table-cell table:style-name="ce11" table:formula="of:=8*[.W86]" office:value-type="float" office:value="491.953726334496" calcext:value-type="float">
            <text:p>491.953726334496</text:p>
          </table:table-cell>
          <table:table-cell table:formula="of:=MOD([.E86]*1440+[.V86]+4*[.$B$4]-60*[.$B$5];1440)" office:value-type="float" office:value="516.837129941618" calcext:value-type="float">
            <text:p>516.837129941618</text:p>
          </table:table-cell>
          <table:table-cell table:formula="of:=IF([.AB86]/4&lt;0;[.AB86]/4+180;[.AB86]/4-180)" office:value-type="float" office:value="-50.7907175145955" calcext:value-type="float">
            <text:p>-50.7907175145955</text:p>
          </table:table-cell>
          <table:table-cell table:formula="of:=DEGREES(ACOS(SIN(RADIANS([.$B$3]))*SIN(RADIANS([.T86]))+COS(RADIANS([.$B$3]))*COS(RADIANS([.T86]))*COS(RADIANS([.AC86]))))" office:value-type="float" office:value="85.5057784499023" calcext:value-type="float">
            <text:p>85.5057784499023</text:p>
          </table:table-cell>
          <table:table-cell table:formula="of:=90-[.AD86]" office:value-type="float" office:value="4.49422155009768" calcext:value-type="float">
            <text:p>4.49422155009768</text:p>
          </table:table-cell>
          <table:table-cell table:formula="of:=IF([.AE86]&gt;85;0;IF([.AE86]&gt;5;58.1/TAN(RADIANS([.AE86]))-0.07/POWER(TAN(RADIANS([.AE86]));3)+0.000086/POWER(TAN(RADIANS([.AE86]));5);IF([.AE86]&gt;-0.575;1735+[.AE86]*(-518.2+[.AE86]*(103.4+[.AE86]*(-12.79+[.AE86]*0.711)));-20.772/TAN(RADIANS([.AE86])))))/3600" office:value-type="float" office:value="0.173229305139711" calcext:value-type="float">
            <text:p>0.173229305139711</text:p>
          </table:table-cell>
          <table:table-cell table:formula="of:=[.AE86]+[.AF86]" office:value-type="float" office:value="4.66745085523739" calcext:value-type="float">
            <text:p>4.66745085523739</text:p>
          </table:table-cell>
          <table:table-cell table:formula="of:=IF([.AC86]&gt;0;MOD(DEGREES(ACOS(((SIN(RADIANS([.$B$3]))*COS(RADIANS([.AD86])))-SIN(RADIANS([.T86])))/(COS(RADIANS([.$B$3]))*SIN(RADIANS([.AD86])))))+180;360);MOD(540-DEGREES(ACOS(((SIN(RADIANS([.$B$3]))*COS(RADIANS([.AD86])))-SIN(RADIANS([.T86])))/(COS(RADIANS([.$B$3]))*SIN(RADIANS([.AD86])))));360))" office:value-type="float" office:value="134.499705503772" calcext:value-type="float">
            <text:p>134.49970550377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86]+0.1/24" office:value-type="time" office:time-value="PT08H36M00S" calcext:value-type="time">
            <text:p>8:36:00</text:p>
          </table:table-cell>
          <table:table-cell table:style-name="ce9" table:formula="of:=[.D87]+2415018.5+[.E87]-[.$B$5]/24" office:value-type="float" office:value="2461033.81666667" calcext:value-type="float">
            <text:p>2461033.82</text:p>
          </table:table-cell>
          <table:table-cell table:style-name="ce10" table:formula="of:=([.F87]-2451545)/36525" office:value-type="float" office:value="0.259789641797861" calcext:value-type="float">
            <text:p>0.25978964</text:p>
          </table:table-cell>
          <table:table-cell/>
          <table:table-cell table:formula="of:=MOD(280.46646+[.G87]*(36000.76983+[.G87]*0.0003032);360)" office:value-type="float" office:value="273.093579046119" calcext:value-type="float">
            <text:p>273.093579046119</text:p>
          </table:table-cell>
          <table:table-cell table:formula="of:=357.52911+[.G87]*(35999.05029-0.0001537*[.G87])" office:value-type="float" office:value="9709.70947952898" calcext:value-type="float">
            <text:p>9709.70947952898</text:p>
          </table:table-cell>
          <table:table-cell table:formula="of:=0.016708634-[.G87]*(0.000042037+0.0000001267*[.G87])" office:value-type="float" office:value="0.0166977046717614" calcext:value-type="float">
            <text:p>0.0166977046717614</text:p>
          </table:table-cell>
          <table:table-cell table:formula="of:=SIN(RADIANS([.J87]))*(1.914602-[.G87]*(0.004817+0.000014*[.G87]))+SIN(RADIANS(2*[.J87]))*(0.019993-0.000101*[.G87])+SIN(RADIANS(3*[.J87]))*0.000289" office:value-type="float" office:value="-0.348966933975393" calcext:value-type="float">
            <text:p>-0.348966933975393</text:p>
          </table:table-cell>
          <table:table-cell table:formula="of:=[.I87]+[.L87]" office:value-type="float" office:value="272.744612112144" calcext:value-type="float">
            <text:p>272.744612112144</text:p>
          </table:table-cell>
          <table:table-cell table:formula="of:=[.J87]+[.L87]" office:value-type="float" office:value="9709.360512595" calcext:value-type="float">
            <text:p>9709.360512595</text:p>
          </table:table-cell>
          <table:table-cell table:formula="of:=(1.000001018*(1-[.K87]*[.K87]))/(1+[.K87]*COS(RADIANS([.N87])))" office:value-type="float" office:value="0.983581007213994" calcext:value-type="float">
            <text:p>0.983581007213994</text:p>
          </table:table-cell>
          <table:table-cell table:formula="of:=[.M87]-0.00569-0.00478*SIN(RADIANS(125.04-1934.136*[.G87]))" office:value-type="float" office:value="272.740353795705" calcext:value-type="float">
            <text:p>272.740353795705</text:p>
          </table:table-cell>
          <table:table-cell table:formula="of:=23+(26+((21.448-[.G87]*(46.815+[.G87]*(0.00059-[.G87]*0.001813))))/60)/60" office:value-type="float" office:value="23.4359127610799" calcext:value-type="float">
            <text:p>23.4359127610799</text:p>
          </table:table-cell>
          <table:table-cell table:formula="of:=[.Q87]+0.00256*COS(RADIANS(125.04-1934.136*[.G87]))" office:value-type="float" office:value="23.4383552352409" calcext:value-type="float">
            <text:p>23.4383552352409</text:p>
          </table:table-cell>
          <table:table-cell table:formula="of:=DEGREES(ATAN2(COS(RADIANS([.P87]));COS(RADIANS([.R87]))*SIN(RADIANS([.P87]))))" office:value-type="float" office:value="-87.0136288738278" calcext:value-type="float">
            <text:p>-87.0136288738278</text:p>
          </table:table-cell>
          <table:table-cell table:formula="of:=DEGREES(ASIN(SIN(RADIANS([.R87]))*SIN(RADIANS([.P87]))))" office:value-type="float" office:value="-23.4099529015016" calcext:value-type="float">
            <text:p>-23.4099529015016</text:p>
          </table:table-cell>
          <table:table-cell table:formula="of:=TAN(RADIANS([.R87]/2))*TAN(RADIANS([.R87]/2))" office:value-type="float" office:value="0.043030995056394" calcext:value-type="float">
            <text:p>0.043030995056394</text:p>
          </table:table-cell>
          <table:table-cell table:formula="of:=4*DEGREES([.U87]*SIN(2*RADIANS([.I87]))-2*[.K87]*SIN(RADIANS([.J87]))+4*[.K87]*[.U87]*SIN(RADIANS([.J87]))*COS(2*RADIANS([.I87]))-0.5*[.U87]*[.U87]*SIN(4*RADIANS([.I87]))-1.25*[.K87]*[.K87]*SIN(2*RADIANS([.J87])))" office:value-type="float" office:value="0.403946495707671" calcext:value-type="float">
            <text:p>0.403946495707671</text:p>
          </table:table-cell>
          <table:table-cell table:formula="of:=DEGREES(ACOS(COS(RADIANS(90.833))/(COS(RADIANS([.$B$3]))*COS(RADIANS([.T87])))-TAN(RADIANS([.$B$3]))*TAN(RADIANS([.T87]))))" office:value-type="float" office:value="61.4943523141549" calcext:value-type="float">
            <text:p>61.4943523141549</text:p>
          </table:table-cell>
          <table:table-cell table:style-name="ce8" table:formula="of:=(720-4*[.$B$4]-[.V87]+[.$B$5]*60)/1440" office:value-type="time" office:time-value="PT11H53M09.896010258S" calcext:value-type="time">
            <text:p>11:53:09</text:p>
          </table:table-cell>
          <table:table-cell table:style-name="ce8" table:formula="of:=[.X87]-[.W87]*4/1440" office:value-type="time" office:time-value="PT07H47M11.25145486S" calcext:value-type="time">
            <text:p>7:47:11</text:p>
          </table:table-cell>
          <table:table-cell table:style-name="ce8" table:formula="of:=[.X87]+[.W87]*4/1440" office:value-type="time" office:time-value="PT15H59M08.540565655S" calcext:value-type="time">
            <text:p>15:59:08</text:p>
          </table:table-cell>
          <table:table-cell table:style-name="ce11" table:formula="of:=8*[.W87]" office:value-type="float" office:value="491.954818513239" calcext:value-type="float">
            <text:p>491.954818513239</text:p>
          </table:table-cell>
          <table:table-cell table:formula="of:=MOD([.E87]*1440+[.V87]+4*[.$B$4]-60*[.$B$5];1440)" office:value-type="float" office:value="522.835066495707" calcext:value-type="float">
            <text:p>522.835066495707</text:p>
          </table:table-cell>
          <table:table-cell table:formula="of:=IF([.AB87]/4&lt;0;[.AB87]/4+180;[.AB87]/4-180)" office:value-type="float" office:value="-49.2912333760732" calcext:value-type="float">
            <text:p>-49.2912333760732</text:p>
          </table:table-cell>
          <table:table-cell table:formula="of:=DEGREES(ACOS(SIN(RADIANS([.$B$3]))*SIN(RADIANS([.T87]))+COS(RADIANS([.$B$3]))*COS(RADIANS([.T87]))*COS(RADIANS([.AC87]))))" office:value-type="float" office:value="84.8139893452694" calcext:value-type="float">
            <text:p>84.8139893452694</text:p>
          </table:table-cell>
          <table:table-cell table:formula="of:=90-[.AD87]" office:value-type="float" office:value="5.18601065473057" calcext:value-type="float">
            <text:p>5.18601065473057</text:p>
          </table:table-cell>
          <table:table-cell table:formula="of:=IF([.AE87]&gt;85;0;IF([.AE87]&gt;5;58.1/TAN(RADIANS([.AE87]))-0.07/POWER(TAN(RADIANS([.AE87]));3)+0.000086/POWER(TAN(RADIANS([.AE87]));5);IF([.AE87]&gt;-0.575;1735+[.AE87]*(-518.2+[.AE87]*(103.4+[.AE87]*(-12.79+[.AE87]*0.711)));-20.772/TAN(RADIANS([.AE87])))))/3600" office:value-type="float" office:value="0.155688877566291" calcext:value-type="float">
            <text:p>0.155688877566291</text:p>
          </table:table-cell>
          <table:table-cell table:formula="of:=[.AE87]+[.AF87]" office:value-type="float" office:value="5.34169953229686" calcext:value-type="float">
            <text:p>5.34169953229686</text:p>
          </table:table-cell>
          <table:table-cell table:formula="of:=IF([.AC87]&gt;0;MOD(DEGREES(ACOS(((SIN(RADIANS([.$B$3]))*COS(RADIANS([.AD87])))-SIN(RADIANS([.T87])))/(COS(RADIANS([.$B$3]))*SIN(RADIANS([.AD87])))))+180;360);MOD(540-DEGREES(ACOS(((SIN(RADIANS([.$B$3]))*COS(RADIANS([.AD87])))-SIN(RADIANS([.T87])))/(COS(RADIANS([.$B$3]))*SIN(RADIANS([.AD87])))));360))" office:value-type="float" office:value="135.693481247501" calcext:value-type="float">
            <text:p>135.69348124750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87]+0.1/24" office:value-type="time" office:time-value="PT08H42M00S" calcext:value-type="time">
            <text:p>8:42:00</text:p>
          </table:table-cell>
          <table:table-cell table:style-name="ce9" table:formula="of:=[.D88]+2415018.5+[.E88]-[.$B$5]/24" office:value-type="float" office:value="2461033.82083333" calcext:value-type="float">
            <text:p>2461033.82</text:p>
          </table:table-cell>
          <table:table-cell table:style-name="ce10" table:formula="of:=([.F88]-2451545)/36525" office:value-type="float" office:value="0.259789755874971" calcext:value-type="float">
            <text:p>0.25978976</text:p>
          </table:table-cell>
          <table:table-cell/>
          <table:table-cell table:formula="of:=MOD(280.46646+[.G88]*(36000.76983+[.G88]*0.0003032);360)" office:value-type="float" office:value="273.09768590989" calcext:value-type="float">
            <text:p>273.09768590989</text:p>
          </table:table-cell>
          <table:table-cell table:formula="of:=357.52911+[.G88]*(35999.05029-0.0001537*[.G88])" office:value-type="float" office:value="9709.71358619657" calcext:value-type="float">
            <text:p>9709.71358619657</text:p>
          </table:table-cell>
          <table:table-cell table:formula="of:=0.016708634-[.G88]*(0.000042037+0.0000001267*[.G88])" office:value-type="float" office:value="0.0166977046669584" calcext:value-type="float">
            <text:p>0.0166977046669584</text:p>
          </table:table-cell>
          <table:table-cell table:formula="of:=SIN(RADIANS([.J88]))*(1.914602-[.G88]*(0.004817+0.000014*[.G88]))+SIN(RADIANS(2*[.J88]))*(0.019993-0.000101*[.G88])+SIN(RADIANS(3*[.J88]))*0.000289" office:value-type="float" office:value="-0.348829266878591" calcext:value-type="float">
            <text:p>-0.348829266878591</text:p>
          </table:table-cell>
          <table:table-cell table:formula="of:=[.I88]+[.L88]" office:value-type="float" office:value="272.748856643012" calcext:value-type="float">
            <text:p>272.748856643012</text:p>
          </table:table-cell>
          <table:table-cell table:formula="of:=[.J88]+[.L88]" office:value-type="float" office:value="9709.36475692969" calcext:value-type="float">
            <text:p>9709.36475692969</text:p>
          </table:table-cell>
          <table:table-cell table:formula="of:=(1.000001018*(1-[.K88]*[.K88]))/(1+[.K88]*COS(RADIANS([.N88])))" office:value-type="float" office:value="0.983580786266562" calcext:value-type="float">
            <text:p>0.983580786266562</text:p>
          </table:table-cell>
          <table:table-cell table:formula="of:=[.M88]-0.00569-0.00478*SIN(RADIANS(125.04-1934.136*[.G88]))" office:value-type="float" office:value="272.744598344136" calcext:value-type="float">
            <text:p>272.744598344136</text:p>
          </table:table-cell>
          <table:table-cell table:formula="of:=23+(26+((21.448-[.G88]*(46.815+[.G88]*(0.00059-[.G88]*0.001813))))/60)/60" office:value-type="float" office:value="23.4359127595965" calcext:value-type="float">
            <text:p>23.4359127595965</text:p>
          </table:table-cell>
          <table:table-cell table:formula="of:=[.Q88]+0.00256*COS(RADIANS(125.04-1934.136*[.G88]))" office:value-type="float" office:value="23.4383552308047" calcext:value-type="float">
            <text:p>23.4383552308047</text:p>
          </table:table-cell>
          <table:table-cell table:formula="of:=DEGREES(ATAN2(COS(RADIANS([.P88]));COS(RADIANS([.R88]))*SIN(RADIANS([.P88]))))" office:value-type="float" office:value="-87.0090045951677" calcext:value-type="float">
            <text:p>-87.0090045951677</text:p>
          </table:table-cell>
          <table:table-cell table:formula="of:=DEGREES(ASIN(SIN(RADIANS([.R88]))*SIN(RADIANS([.P88]))))" office:value-type="float" office:value="-23.4098648702005" calcext:value-type="float">
            <text:p>-23.4098648702005</text:p>
          </table:table-cell>
          <table:table-cell table:formula="of:=TAN(RADIANS([.R88]/2))*TAN(RADIANS([.R88]/2))" office:value-type="float" office:value="0.0430309950396416" calcext:value-type="float">
            <text:p>0.0430309950396416</text:p>
          </table:table-cell>
          <table:table-cell table:formula="of:=4*DEGREES([.U88]*SIN(2*RADIANS([.I88]))-2*[.K88]*SIN(RADIANS([.J88]))+4*[.K88]*[.U88]*SIN(RADIANS([.J88]))*COS(2*RADIANS([.I88]))-0.5*[.U88]*[.U88]*SIN(4*RADIANS([.I88]))-1.25*[.K88]*[.K88]*SIN(2*RADIANS([.J88])))" office:value-type="float" office:value="0.40188306644192" calcext:value-type="float">
            <text:p>0.40188306644192</text:p>
          </table:table-cell>
          <table:table-cell table:formula="of:=DEGREES(ACOS(COS(RADIANS(90.833))/(COS(RADIANS([.$B$3]))*COS(RADIANS([.T88])))-TAN(RADIANS([.$B$3]))*TAN(RADIANS([.T88]))))" office:value-type="float" office:value="61.4944890475498" calcext:value-type="float">
            <text:p>61.4944890475498</text:p>
          </table:table-cell>
          <table:table-cell table:style-name="ce8" table:formula="of:=(720-4*[.$B$4]-[.V88]+[.$B$5]*60)/1440" office:value-type="time" office:time-value="PT11H53M10.019816013S" calcext:value-type="time">
            <text:p>11:53:10</text:p>
          </table:table-cell>
          <table:table-cell table:style-name="ce8" table:formula="of:=[.X88]-[.W88]*4/1440" office:value-type="time" office:time-value="PT07H47M11.342444602S" calcext:value-type="time">
            <text:p>7:47:11</text:p>
          </table:table-cell>
          <table:table-cell table:style-name="ce8" table:formula="of:=[.X88]+[.W88]*4/1440" office:value-type="time" office:time-value="PT15H59M08.697187425S" calcext:value-type="time">
            <text:p>15:59:08</text:p>
          </table:table-cell>
          <table:table-cell table:style-name="ce11" table:formula="of:=8*[.W88]" office:value-type="float" office:value="491.955912380398" calcext:value-type="float">
            <text:p>491.955912380398</text:p>
          </table:table-cell>
          <table:table-cell table:formula="of:=MOD([.E88]*1440+[.V88]+4*[.$B$4]-60*[.$B$5];1440)" office:value-type="float" office:value="528.833003066442" calcext:value-type="float">
            <text:p>528.833003066442</text:p>
          </table:table-cell>
          <table:table-cell table:formula="of:=IF([.AB88]/4&lt;0;[.AB88]/4+180;[.AB88]/4-180)" office:value-type="float" office:value="-47.7917492333895" calcext:value-type="float">
            <text:p>-47.7917492333895</text:p>
          </table:table-cell>
          <table:table-cell table:formula="of:=DEGREES(ACOS(SIN(RADIANS([.$B$3]))*SIN(RADIANS([.T88]))+COS(RADIANS([.$B$3]))*COS(RADIANS([.T88]))*COS(RADIANS([.AC88]))))" office:value-type="float" office:value="84.1368692716905" calcext:value-type="float">
            <text:p>84.1368692716905</text:p>
          </table:table-cell>
          <table:table-cell table:formula="of:=90-[.AD88]" office:value-type="float" office:value="5.86313072830947" calcext:value-type="float">
            <text:p>5.86313072830947</text:p>
          </table:table-cell>
          <table:table-cell table:formula="of:=IF([.AE88]&gt;85;0;IF([.AE88]&gt;5;58.1/TAN(RADIANS([.AE88]))-0.07/POWER(TAN(RADIANS([.AE88]));3)+0.000086/POWER(TAN(RADIANS([.AE88]));5);IF([.AE88]&gt;-0.575;1735+[.AE88]*(-518.2+[.AE88]*(103.4+[.AE88]*(-12.79+[.AE88]*0.711)));-20.772/TAN(RADIANS([.AE88])))))/3600" office:value-type="float" office:value="0.141297570291059" calcext:value-type="float">
            <text:p>0.141297570291059</text:p>
          </table:table-cell>
          <table:table-cell table:formula="of:=[.AE88]+[.AF88]" office:value-type="float" office:value="6.00442829860053" calcext:value-type="float">
            <text:p>6.00442829860053</text:p>
          </table:table-cell>
          <table:table-cell table:formula="of:=IF([.AC88]&gt;0;MOD(DEGREES(ACOS(((SIN(RADIANS([.$B$3]))*COS(RADIANS([.AD88])))-SIN(RADIANS([.T88])))/(COS(RADIANS([.$B$3]))*SIN(RADIANS([.AD88])))))+180;360);MOD(540-DEGREES(ACOS(((SIN(RADIANS([.$B$3]))*COS(RADIANS([.AD88])))-SIN(RADIANS([.T88])))/(COS(RADIANS([.$B$3]))*SIN(RADIANS([.AD88])))));360))" office:value-type="float" office:value="136.897002206106" calcext:value-type="float">
            <text:p>136.89700220610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88]+0.1/24" office:value-type="time" office:time-value="PT08H48M00S" calcext:value-type="time">
            <text:p>8:48:00</text:p>
          </table:table-cell>
          <table:table-cell table:style-name="ce9" table:formula="of:=[.D89]+2415018.5+[.E89]-[.$B$5]/24" office:value-type="float" office:value="2461033.825" calcext:value-type="float">
            <text:p>2461033.83</text:p>
          </table:table-cell>
          <table:table-cell table:style-name="ce10" table:formula="of:=([.F89]-2451545)/36525" office:value-type="float" office:value="0.259789869952093" calcext:value-type="float">
            <text:p>0.25978987</text:p>
          </table:table-cell>
          <table:table-cell/>
          <table:table-cell table:formula="of:=MOD(280.46646+[.G89]*(36000.76983+[.G89]*0.0003032);360)" office:value-type="float" office:value="273.101792774125" calcext:value-type="float">
            <text:p>273.101792774125</text:p>
          </table:table-cell>
          <table:table-cell table:formula="of:=357.52911+[.G89]*(35999.05029-0.0001537*[.G89])" office:value-type="float" office:value="9709.71769286461" calcext:value-type="float">
            <text:p>9709.71769286461</text:p>
          </table:table-cell>
          <table:table-cell table:formula="of:=0.016708634-[.G89]*(0.000042037+0.0000001267*[.G89])" office:value-type="float" office:value="0.0166977046621554" calcext:value-type="float">
            <text:p>0.0166977046621554</text:p>
          </table:table-cell>
          <table:table-cell table:formula="of:=SIN(RADIANS([.J89]))*(1.914602-[.G89]*(0.004817+0.000014*[.G89]))+SIN(RADIANS(2*[.J89]))*(0.019993-0.000101*[.G89])+SIN(RADIANS(3*[.J89]))*0.000289" office:value-type="float" office:value="-0.348691597860268" calcext:value-type="float">
            <text:p>-0.348691597860268</text:p>
          </table:table-cell>
          <table:table-cell table:formula="of:=[.I89]+[.L89]" office:value-type="float" office:value="272.753101176265" calcext:value-type="float">
            <text:p>272.753101176265</text:p>
          </table:table-cell>
          <table:table-cell table:formula="of:=[.J89]+[.L89]" office:value-type="float" office:value="9709.36900126675" calcext:value-type="float">
            <text:p>9709.36900126675</text:p>
          </table:table-cell>
          <table:table-cell table:formula="of:=(1.000001018*(1-[.K89]*[.K89]))/(1+[.K89]*COS(RADIANS([.N89])))" office:value-type="float" office:value="0.983580565406251" calcext:value-type="float">
            <text:p>0.983580565406251</text:p>
          </table:table-cell>
          <table:table-cell table:formula="of:=[.M89]-0.00569-0.00478*SIN(RADIANS(125.04-1934.136*[.G89]))" office:value-type="float" office:value="272.748842894951" calcext:value-type="float">
            <text:p>272.748842894951</text:p>
          </table:table-cell>
          <table:table-cell table:formula="of:=23+(26+((21.448-[.G89]*(46.815+[.G89]*(0.00059-[.G89]*0.001813))))/60)/60" office:value-type="float" office:value="23.435912758113" calcext:value-type="float">
            <text:p>23.435912758113</text:p>
          </table:table-cell>
          <table:table-cell table:formula="of:=[.Q89]+0.00256*COS(RADIANS(125.04-1934.136*[.G89]))" office:value-type="float" office:value="23.4383552263684" calcext:value-type="float">
            <text:p>23.4383552263684</text:p>
          </table:table-cell>
          <table:table-cell table:formula="of:=DEGREES(ATAN2(COS(RADIANS([.P89]));COS(RADIANS([.R89]))*SIN(RADIANS([.P89]))))" office:value-type="float" office:value="-87.0043803200657" calcext:value-type="float">
            <text:p>-87.0043803200657</text:p>
          </table:table-cell>
          <table:table-cell table:formula="of:=DEGREES(ASIN(SIN(RADIANS([.R89]))*SIN(RADIANS([.P89]))))" office:value-type="float" office:value="-23.4097767027731" calcext:value-type="float">
            <text:p>-23.4097767027731</text:p>
          </table:table-cell>
          <table:table-cell table:formula="of:=TAN(RADIANS([.R89]/2))*TAN(RADIANS([.R89]/2))" office:value-type="float" office:value="0.0430309950228891" calcext:value-type="float">
            <text:p>0.0430309950228891</text:p>
          </table:table-cell>
          <table:table-cell table:formula="of:=4*DEGREES([.U89]*SIN(2*RADIANS([.I89]))-2*[.K89]*SIN(RADIANS([.J89]))+4*[.K89]*[.U89]*SIN(RADIANS([.J89]))*COS(2*RADIANS([.I89]))-0.5*[.U89]*[.U89]*SIN(4*RADIANS([.I89]))-1.25*[.K89]*[.K89]*SIN(2*RADIANS([.J89])))" office:value-type="float" office:value="0.399819653396397" calcext:value-type="float">
            <text:p>0.399819653396397</text:p>
          </table:table-cell>
          <table:table-cell table:formula="of:=DEGREES(ACOS(COS(RADIANS(90.833))/(COS(RADIANS([.$B$3]))*COS(RADIANS([.T89])))-TAN(RADIANS([.$B$3]))*TAN(RADIANS([.T89]))))" office:value-type="float" office:value="61.4946259920249" calcext:value-type="float">
            <text:p>61.4946259920249</text:p>
          </table:table-cell>
          <table:table-cell table:style-name="ce8" table:formula="of:=(720-4*[.$B$4]-[.V89]+[.$B$5]*60)/1440" office:value-type="time" office:time-value="PT11H53M10.143620796S" calcext:value-type="time">
            <text:p>11:53:10</text:p>
          </table:table-cell>
          <table:table-cell table:style-name="ce8" table:formula="of:=[.X89]-[.W89]*4/1440" office:value-type="time" office:time-value="PT07H47M11.43338271S" calcext:value-type="time">
            <text:p>7:47:11</text:p>
          </table:table-cell>
          <table:table-cell table:style-name="ce8" table:formula="of:=[.X89]+[.W89]*4/1440" office:value-type="time" office:time-value="PT15H59M08.853858882S" calcext:value-type="time">
            <text:p>15:59:08</text:p>
          </table:table-cell>
          <table:table-cell table:style-name="ce11" table:formula="of:=8*[.W89]" office:value-type="float" office:value="491.957007936199" calcext:value-type="float">
            <text:p>491.957007936199</text:p>
          </table:table-cell>
          <table:table-cell table:formula="of:=MOD([.E89]*1440+[.V89]+4*[.$B$4]-60*[.$B$5];1440)" office:value-type="float" office:value="534.830939653397" calcext:value-type="float">
            <text:p>534.830939653397</text:p>
          </table:table-cell>
          <table:table-cell table:formula="of:=IF([.AB89]/4&lt;0;[.AB89]/4+180;[.AB89]/4-180)" office:value-type="float" office:value="-46.2922650866508" calcext:value-type="float">
            <text:p>-46.2922650866508</text:p>
          </table:table-cell>
          <table:table-cell table:formula="of:=DEGREES(ACOS(SIN(RADIANS([.$B$3]))*SIN(RADIANS([.T89]))+COS(RADIANS([.$B$3]))*COS(RADIANS([.T89]))*COS(RADIANS([.AC89]))))" office:value-type="float" office:value="83.4748383877481" calcext:value-type="float">
            <text:p>83.4748383877481</text:p>
          </table:table-cell>
          <table:table-cell table:formula="of:=90-[.AD89]" office:value-type="float" office:value="6.52516161225191" calcext:value-type="float">
            <text:p>6.52516161225191</text:p>
          </table:table-cell>
          <table:table-cell table:formula="of:=IF([.AE89]&gt;85;0;IF([.AE89]&gt;5;58.1/TAN(RADIANS([.AE89]))-0.07/POWER(TAN(RADIANS([.AE89]));3)+0.000086/POWER(TAN(RADIANS([.AE89]));5);IF([.AE89]&gt;-0.575;1735+[.AE89]*(-518.2+[.AE89]*(103.4+[.AE89]*(-12.79+[.AE89]*0.711)));-20.772/TAN(RADIANS([.AE89])))))/3600" office:value-type="float" office:value="0.129324581788671" calcext:value-type="float">
            <text:p>0.129324581788671</text:p>
          </table:table-cell>
          <table:table-cell table:formula="of:=[.AE89]+[.AF89]" office:value-type="float" office:value="6.65448619404058" calcext:value-type="float">
            <text:p>6.65448619404058</text:p>
          </table:table-cell>
          <table:table-cell table:formula="of:=IF([.AC89]&gt;0;MOD(DEGREES(ACOS(((SIN(RADIANS([.$B$3]))*COS(RADIANS([.AD89])))-SIN(RADIANS([.T89])))/(COS(RADIANS([.$B$3]))*SIN(RADIANS([.AD89])))))+180;360);MOD(540-DEGREES(ACOS(((SIN(RADIANS([.$B$3]))*COS(RADIANS([.AD89])))-SIN(RADIANS([.T89])))/(COS(RADIANS([.$B$3]))*SIN(RADIANS([.AD89])))));360))" office:value-type="float" office:value="138.110422231126" calcext:value-type="float">
            <text:p>138.11042223112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89]+0.1/24" office:value-type="time" office:time-value="PT08H54M00S" calcext:value-type="time">
            <text:p>8:54:00</text:p>
          </table:table-cell>
          <table:table-cell table:style-name="ce9" table:formula="of:=[.D90]+2415018.5+[.E90]-[.$B$5]/24" office:value-type="float" office:value="2461033.82916667" calcext:value-type="float">
            <text:p>2461033.83</text:p>
          </table:table-cell>
          <table:table-cell table:style-name="ce10" table:formula="of:=([.F90]-2451545)/36525" office:value-type="float" office:value="0.259789984029202" calcext:value-type="float">
            <text:p>0.25978998</text:p>
          </table:table-cell>
          <table:table-cell/>
          <table:table-cell table:formula="of:=MOD(280.46646+[.G90]*(36000.76983+[.G90]*0.0003032);360)" office:value-type="float" office:value="273.1058996379" calcext:value-type="float">
            <text:p>273.1058996379</text:p>
          </table:table-cell>
          <table:table-cell table:formula="of:=357.52911+[.G90]*(35999.05029-0.0001537*[.G90])" office:value-type="float" office:value="9709.7217995322" calcext:value-type="float">
            <text:p>9709.7217995322</text:p>
          </table:table-cell>
          <table:table-cell table:formula="of:=0.016708634-[.G90]*(0.000042037+0.0000001267*[.G90])" office:value-type="float" office:value="0.0166977046573525" calcext:value-type="float">
            <text:p>0.0166977046573525</text:p>
          </table:table-cell>
          <table:table-cell table:formula="of:=SIN(RADIANS([.J90]))*(1.914602-[.G90]*(0.004817+0.000014*[.G90]))+SIN(RADIANS(2*[.J90]))*(0.019993-0.000101*[.G90])+SIN(RADIANS(3*[.J90]))*0.000289" office:value-type="float" office:value="-0.348553926951798" calcext:value-type="float">
            <text:p>-0.348553926951798</text:p>
          </table:table-cell>
          <table:table-cell table:formula="of:=[.I90]+[.L90]" office:value-type="float" office:value="272.757345710948" calcext:value-type="float">
            <text:p>272.757345710948</text:p>
          </table:table-cell>
          <table:table-cell table:formula="of:=[.J90]+[.L90]" office:value-type="float" office:value="9709.37324560525" calcext:value-type="float">
            <text:p>9709.37324560525</text:p>
          </table:table-cell>
          <table:table-cell table:formula="of:=(1.000001018*(1-[.K90]*[.K90]))/(1+[.K90]*COS(RADIANS([.N90])))" office:value-type="float" office:value="0.983580344633112" calcext:value-type="float">
            <text:p>0.983580344633112</text:p>
          </table:table-cell>
          <table:table-cell table:formula="of:=[.M90]-0.00569-0.00478*SIN(RADIANS(125.04-1934.136*[.G90]))" office:value-type="float" office:value="272.753087447197" calcext:value-type="float">
            <text:p>272.753087447197</text:p>
          </table:table-cell>
          <table:table-cell table:formula="of:=23+(26+((21.448-[.G90]*(46.815+[.G90]*(0.00059-[.G90]*0.001813))))/60)/60" office:value-type="float" office:value="23.4359127566295" calcext:value-type="float">
            <text:p>23.4359127566295</text:p>
          </table:table-cell>
          <table:table-cell table:formula="of:=[.Q90]+0.00256*COS(RADIANS(125.04-1934.136*[.G90]))" office:value-type="float" office:value="23.4383552219321" calcext:value-type="float">
            <text:p>23.4383552219321</text:p>
          </table:table-cell>
          <table:table-cell table:formula="of:=DEGREES(ATAN2(COS(RADIANS([.P90]));COS(RADIANS([.R90]))*SIN(RADIANS([.P90]))))" office:value-type="float" office:value="-86.9997560495721" calcext:value-type="float">
            <text:p>-86.9997560495721</text:p>
          </table:table-cell>
          <table:table-cell table:formula="of:=DEGREES(ASIN(SIN(RADIANS([.R90]))*SIN(RADIANS([.P90]))))" office:value-type="float" office:value="-23.4096883992396" calcext:value-type="float">
            <text:p>-23.4096883992396</text:p>
          </table:table-cell>
          <table:table-cell table:formula="of:=TAN(RADIANS([.R90]/2))*TAN(RADIANS([.R90]/2))" office:value-type="float" office:value="0.0430309950061364" calcext:value-type="float">
            <text:p>0.0430309950061364</text:p>
          </table:table-cell>
          <table:table-cell table:formula="of:=4*DEGREES([.U90]*SIN(2*RADIANS([.I90]))-2*[.K90]*SIN(RADIANS([.J90]))+4*[.K90]*[.U90]*SIN(RADIANS([.J90]))*COS(2*RADIANS([.I90]))-0.5*[.U90]*[.U90]*SIN(4*RADIANS([.I90]))-1.25*[.K90]*[.K90]*SIN(2*RADIANS([.J90])))" office:value-type="float" office:value="0.397756257073763" calcext:value-type="float">
            <text:p>0.397756257073763</text:p>
          </table:table-cell>
          <table:table-cell table:formula="of:=DEGREES(ACOS(COS(RADIANS(90.833))/(COS(RADIANS([.$B$3]))*COS(RADIANS([.T90])))-TAN(RADIANS([.$B$3]))*TAN(RADIANS([.T90]))))" office:value-type="float" office:value="61.4947631475467" calcext:value-type="float">
            <text:p>61.4947631475467</text:p>
          </table:table-cell>
          <table:table-cell table:style-name="ce8" table:formula="of:=(720-4*[.$B$4]-[.V90]+[.$B$5]*60)/1440" office:value-type="time" office:time-value="PT11H53M10.267424576S" calcext:value-type="time">
            <text:p>11:53:10</text:p>
          </table:table-cell>
          <table:table-cell table:style-name="ce8" table:formula="of:=[.X90]-[.W90]*4/1440" office:value-type="time" office:time-value="PT07H47M11.524269164S" calcext:value-type="time">
            <text:p>7:47:11</text:p>
          </table:table-cell>
          <table:table-cell table:style-name="ce8" table:formula="of:=[.X90]+[.W90]*4/1440" office:value-type="time" office:time-value="PT15H59M09.010579987S" calcext:value-type="time">
            <text:p>15:59:09</text:p>
          </table:table-cell>
          <table:table-cell table:style-name="ce11" table:formula="of:=8*[.W90]" office:value-type="float" office:value="491.958105180374" calcext:value-type="float">
            <text:p>491.958105180374</text:p>
          </table:table-cell>
          <table:table-cell table:formula="of:=MOD([.E90]*1440+[.V90]+4*[.$B$4]-60*[.$B$5];1440)" office:value-type="float" office:value="540.828876257073" calcext:value-type="float">
            <text:p>540.828876257073</text:p>
          </table:table-cell>
          <table:table-cell table:formula="of:=IF([.AB90]/4&lt;0;[.AB90]/4+180;[.AB90]/4-180)" office:value-type="float" office:value="-44.7927809357317" calcext:value-type="float">
            <text:p>-44.7927809357317</text:p>
          </table:table-cell>
          <table:table-cell table:formula="of:=DEGREES(ACOS(SIN(RADIANS([.$B$3]))*SIN(RADIANS([.T90]))+COS(RADIANS([.$B$3]))*COS(RADIANS([.T90]))*COS(RADIANS([.AC90]))))" office:value-type="float" office:value="82.8283192330645" calcext:value-type="float">
            <text:p>82.8283192330645</text:p>
          </table:table-cell>
          <table:table-cell table:formula="of:=90-[.AD90]" office:value-type="float" office:value="7.17168076693548" calcext:value-type="float">
            <text:p>7.17168076693548</text:p>
          </table:table-cell>
          <table:table-cell table:formula="of:=IF([.AE90]&gt;85;0;IF([.AE90]&gt;5;58.1/TAN(RADIANS([.AE90]))-0.07/POWER(TAN(RADIANS([.AE90]));3)+0.000086/POWER(TAN(RADIANS([.AE90]));5);IF([.AE90]&gt;-0.575;1735+[.AE90]*(-518.2+[.AE90]*(103.4+[.AE90]*(-12.79+[.AE90]*0.711)));-20.772/TAN(RADIANS([.AE90])))))/3600" office:value-type="float" office:value="0.119259174363945" calcext:value-type="float">
            <text:p>0.119259174363945</text:p>
          </table:table-cell>
          <table:table-cell table:formula="of:=[.AE90]+[.AF90]" office:value-type="float" office:value="7.29093994129943" calcext:value-type="float">
            <text:p>7.29093994129943</text:p>
          </table:table-cell>
          <table:table-cell table:formula="of:=IF([.AC90]&gt;0;MOD(DEGREES(ACOS(((SIN(RADIANS([.$B$3]))*COS(RADIANS([.AD90])))-SIN(RADIANS([.T90])))/(COS(RADIANS([.$B$3]))*SIN(RADIANS([.AD90])))))+180;360);MOD(540-DEGREES(ACOS(((SIN(RADIANS([.$B$3]))*COS(RADIANS([.AD90])))-SIN(RADIANS([.T90])))/(COS(RADIANS([.$B$3]))*SIN(RADIANS([.AD90])))));360))" office:value-type="float" office:value="139.333872336021" calcext:value-type="float">
            <text:p>139.33387233602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90]+0.1/24" office:value-type="time" office:time-value="PT09H00M00S" calcext:value-type="time">
            <text:p>9:00:00</text:p>
          </table:table-cell>
          <table:table-cell table:style-name="ce9" table:formula="of:=[.D91]+2415018.5+[.E91]-[.$B$5]/24" office:value-type="float" office:value="2461033.83333333" calcext:value-type="float">
            <text:p>2461033.83</text:p>
          </table:table-cell>
          <table:table-cell table:style-name="ce10" table:formula="of:=([.F91]-2451545)/36525" office:value-type="float" office:value="0.259790098106324" calcext:value-type="float">
            <text:p>0.25979010</text:p>
          </table:table-cell>
          <table:table-cell/>
          <table:table-cell table:formula="of:=MOD(280.46646+[.G91]*(36000.76983+[.G91]*0.0003032);360)" office:value-type="float" office:value="273.110006502133" calcext:value-type="float">
            <text:p>273.110006502133</text:p>
          </table:table-cell>
          <table:table-cell table:formula="of:=357.52911+[.G91]*(35999.05029-0.0001537*[.G91])" office:value-type="float" office:value="9709.72590620025" calcext:value-type="float">
            <text:p>9709.72590620025</text:p>
          </table:table-cell>
          <table:table-cell table:formula="of:=0.016708634-[.G91]*(0.000042037+0.0000001267*[.G91])" office:value-type="float" office:value="0.0166977046525495" calcext:value-type="float">
            <text:p>0.0166977046525495</text:p>
          </table:table-cell>
          <table:table-cell table:formula="of:=SIN(RADIANS([.J91]))*(1.914602-[.G91]*(0.004817+0.000014*[.G91]))+SIN(RADIANS(2*[.J91]))*(0.019993-0.000101*[.G91])+SIN(RADIANS(3*[.J91]))*0.000289" office:value-type="float" office:value="-0.348416254123254" calcext:value-type="float">
            <text:p>-0.348416254123254</text:p>
          </table:table-cell>
          <table:table-cell table:formula="of:=[.I91]+[.L91]" office:value-type="float" office:value="272.76159024801" calcext:value-type="float">
            <text:p>272.76159024801</text:p>
          </table:table-cell>
          <table:table-cell table:formula="of:=[.J91]+[.L91]" office:value-type="float" office:value="9709.37748994612" calcext:value-type="float">
            <text:p>9709.37748994612</text:p>
          </table:table-cell>
          <table:table-cell table:formula="of:=(1.000001018*(1-[.K91]*[.K91]))/(1+[.K91]*COS(RADIANS([.N91])))" office:value-type="float" office:value="0.983580123947096" calcext:value-type="float">
            <text:p>0.983580123947096</text:p>
          </table:table-cell>
          <table:table-cell table:formula="of:=[.M91]-0.00569-0.00478*SIN(RADIANS(125.04-1934.136*[.G91]))" office:value-type="float" office:value="272.75733200182" calcext:value-type="float">
            <text:p>272.75733200182</text:p>
          </table:table-cell>
          <table:table-cell table:formula="of:=23+(26+((21.448-[.G91]*(46.815+[.G91]*(0.00059-[.G91]*0.001813))))/60)/60" office:value-type="float" office:value="23.435912755146" calcext:value-type="float">
            <text:p>23.435912755146</text:p>
          </table:table-cell>
          <table:table-cell table:formula="of:=[.Q91]+0.00256*COS(RADIANS(125.04-1934.136*[.G91]))" office:value-type="float" office:value="23.4383552174958" calcext:value-type="float">
            <text:p>23.4383552174958</text:p>
          </table:table-cell>
          <table:table-cell table:formula="of:=DEGREES(ATAN2(COS(RADIANS([.P91]));COS(RADIANS([.R91]))*SIN(RADIANS([.P91]))))" office:value-type="float" office:value="-86.995131782663" calcext:value-type="float">
            <text:p>-86.995131782663</text:p>
          </table:table-cell>
          <table:table-cell table:formula="of:=DEGREES(ASIN(SIN(RADIANS([.R91]))*SIN(RADIANS([.P91]))))" office:value-type="float" office:value="-23.4095999595811" calcext:value-type="float">
            <text:p>-23.4095999595811</text:p>
          </table:table-cell>
          <table:table-cell table:formula="of:=TAN(RADIANS([.R91]/2))*TAN(RADIANS([.R91]/2))" office:value-type="float" office:value="0.0430309949893835" calcext:value-type="float">
            <text:p>0.0430309949893835</text:p>
          </table:table-cell>
          <table:table-cell table:formula="of:=4*DEGREES([.U91]*SIN(2*RADIANS([.I91]))-2*[.K91]*SIN(RADIANS([.J91]))+4*[.K91]*[.U91]*SIN(RADIANS([.J91]))*COS(2*RADIANS([.I91]))-0.5*[.U91]*[.U91]*SIN(4*RADIANS([.I91]))-1.25*[.K91]*[.K91]*SIN(2*RADIANS([.J91])))" office:value-type="float" office:value="0.395692877052856" calcext:value-type="float">
            <text:p>0.395692877052856</text:p>
          </table:table-cell>
          <table:table-cell table:formula="of:=DEGREES(ACOS(COS(RADIANS(90.833))/(COS(RADIANS([.$B$3]))*COS(RADIANS([.T91])))-TAN(RADIANS([.$B$3]))*TAN(RADIANS([.T91]))))" office:value-type="float" office:value="61.4949005141435" calcext:value-type="float">
            <text:p>61.4949005141435</text:p>
          </table:table-cell>
          <table:table-cell table:style-name="ce8" table:formula="of:=(720-4*[.$B$4]-[.V91]+[.$B$5]*60)/1440" office:value-type="time" office:time-value="PT11H53M10.391227377S" calcext:value-type="time">
            <text:p>11:53:10</text:p>
          </table:table-cell>
          <table:table-cell table:style-name="ce8" table:formula="of:=[.X91]-[.W91]*4/1440" office:value-type="time" office:time-value="PT07H47M11.615103982S" calcext:value-type="time">
            <text:p>7:47:11</text:p>
          </table:table-cell>
          <table:table-cell table:style-name="ce8" table:formula="of:=[.X91]+[.W91]*4/1440" office:value-type="time" office:time-value="PT15H59M09.167350771S" calcext:value-type="time">
            <text:p>15:59:09</text:p>
          </table:table-cell>
          <table:table-cell table:style-name="ce11" table:formula="of:=8*[.W91]" office:value-type="float" office:value="491.959204113148" calcext:value-type="float">
            <text:p>491.959204113148</text:p>
          </table:table-cell>
          <table:table-cell table:formula="of:=MOD([.E91]*1440+[.V91]+4*[.$B$4]-60*[.$B$5];1440)" office:value-type="float" office:value="546.826812877053" calcext:value-type="float">
            <text:p>546.826812877053</text:p>
          </table:table-cell>
          <table:table-cell table:formula="of:=IF([.AB91]/4&lt;0;[.AB91]/4+180;[.AB91]/4-180)" office:value-type="float" office:value="-43.2932967807368" calcext:value-type="float">
            <text:p>-43.2932967807368</text:p>
          </table:table-cell>
          <table:table-cell table:formula="of:=DEGREES(ACOS(SIN(RADIANS([.$B$3]))*SIN(RADIANS([.T91]))+COS(RADIANS([.$B$3]))*COS(RADIANS([.T91]))*COS(RADIANS([.AC91]))))" office:value-type="float" office:value="82.1977361506436" calcext:value-type="float">
            <text:p>82.1977361506436</text:p>
          </table:table-cell>
          <table:table-cell table:formula="of:=90-[.AD91]" office:value-type="float" office:value="7.80226384935641" calcext:value-type="float">
            <text:p>7.80226384935641</text:p>
          </table:table-cell>
          <table:table-cell table:formula="of:=IF([.AE91]&gt;85;0;IF([.AE91]&gt;5;58.1/TAN(RADIANS([.AE91]))-0.07/POWER(TAN(RADIANS([.AE91]));3)+0.000086/POWER(TAN(RADIANS([.AE91]));5);IF([.AE91]&gt;-0.575;1735+[.AE91]*(-518.2+[.AE91]*(103.4+[.AE91]*(-12.79+[.AE91]*0.711)));-20.772/TAN(RADIANS([.AE91])))))/3600" office:value-type="float" office:value="0.110718610278808" calcext:value-type="float">
            <text:p>0.110718610278808</text:p>
          </table:table-cell>
          <table:table-cell table:formula="of:=[.AE91]+[.AF91]" office:value-type="float" office:value="7.91298245963522" calcext:value-type="float">
            <text:p>7.91298245963522</text:p>
          </table:table-cell>
          <table:table-cell table:formula="of:=IF([.AC91]&gt;0;MOD(DEGREES(ACOS(((SIN(RADIANS([.$B$3]))*COS(RADIANS([.AD91])))-SIN(RADIANS([.T91])))/(COS(RADIANS([.$B$3]))*SIN(RADIANS([.AD91])))))+180;360);MOD(540-DEGREES(ACOS(((SIN(RADIANS([.$B$3]))*COS(RADIANS([.AD91])))-SIN(RADIANS([.T91])))/(COS(RADIANS([.$B$3]))*SIN(RADIANS([.AD91])))));360))" office:value-type="float" office:value="140.567459634368" calcext:value-type="float">
            <text:p>140.56745963436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91]+0.1/24" office:value-type="time" office:time-value="PT09H06M00S" calcext:value-type="time">
            <text:p>9:06:00</text:p>
          </table:table-cell>
          <table:table-cell table:style-name="ce9" table:formula="of:=[.D92]+2415018.5+[.E92]-[.$B$5]/24" office:value-type="float" office:value="2461033.8375" calcext:value-type="float">
            <text:p>2461033.84</text:p>
          </table:table-cell>
          <table:table-cell table:style-name="ce10" table:formula="of:=([.F92]-2451545)/36525" office:value-type="float" office:value="0.259790212183446" calcext:value-type="float">
            <text:p>0.25979021</text:p>
          </table:table-cell>
          <table:table-cell/>
          <table:table-cell table:formula="of:=MOD(280.46646+[.G92]*(36000.76983+[.G92]*0.0003032);360)" office:value-type="float" office:value="273.114113366364" calcext:value-type="float">
            <text:p>273.114113366364</text:p>
          </table:table-cell>
          <table:table-cell table:formula="of:=357.52911+[.G92]*(35999.05029-0.0001537*[.G92])" office:value-type="float" office:value="9709.73001286829" calcext:value-type="float">
            <text:p>9709.73001286829</text:p>
          </table:table-cell>
          <table:table-cell table:formula="of:=0.016708634-[.G92]*(0.000042037+0.0000001267*[.G92])" office:value-type="float" office:value="0.0166977046477465" calcext:value-type="float">
            <text:p>0.0166977046477465</text:p>
          </table:table-cell>
          <table:table-cell table:formula="of:=SIN(RADIANS([.J92]))*(1.914602-[.G92]*(0.004817+0.000014*[.G92]))+SIN(RADIANS(2*[.J92]))*(0.019993-0.000101*[.G92])+SIN(RADIANS(3*[.J92]))*0.000289" office:value-type="float" office:value="-0.348278579390889" calcext:value-type="float">
            <text:p>-0.348278579390889</text:p>
          </table:table-cell>
          <table:table-cell table:formula="of:=[.I92]+[.L92]" office:value-type="float" office:value="272.765834786973" calcext:value-type="float">
            <text:p>272.765834786973</text:p>
          </table:table-cell>
          <table:table-cell table:formula="of:=[.J92]+[.L92]" office:value-type="float" office:value="9709.3817342889" calcext:value-type="float">
            <text:p>9709.3817342889</text:p>
          </table:table-cell>
          <table:table-cell table:formula="of:=(1.000001018*(1-[.K92]*[.K92]))/(1+[.K92]*COS(RADIANS([.N92])))" office:value-type="float" office:value="0.983579903348231" calcext:value-type="float">
            <text:p>0.983579903348231</text:p>
          </table:table-cell>
          <table:table-cell table:formula="of:=[.M92]-0.00569-0.00478*SIN(RADIANS(125.04-1934.136*[.G92]))" office:value-type="float" office:value="272.761576558346" calcext:value-type="float">
            <text:p>272.761576558346</text:p>
          </table:table-cell>
          <table:table-cell table:formula="of:=23+(26+((21.448-[.G92]*(46.815+[.G92]*(0.00059-[.G92]*0.001813))))/60)/60" office:value-type="float" office:value="23.4359127536626" calcext:value-type="float">
            <text:p>23.4359127536626</text:p>
          </table:table-cell>
          <table:table-cell table:formula="of:=[.Q92]+0.00256*COS(RADIANS(125.04-1934.136*[.G92]))" office:value-type="float" office:value="23.4383552130595" calcext:value-type="float">
            <text:p>23.4383552130595</text:p>
          </table:table-cell>
          <table:table-cell table:formula="of:=DEGREES(ATAN2(COS(RADIANS([.P92]));COS(RADIANS([.R92]))*SIN(RADIANS([.P92]))))" office:value-type="float" office:value="-86.9905075198671" calcext:value-type="float">
            <text:p>-86.9905075198671</text:p>
          </table:table-cell>
          <table:table-cell table:formula="of:=DEGREES(ASIN(SIN(RADIANS([.R92]))*SIN(RADIANS([.P92]))))" office:value-type="float" office:value="-23.4095113838079" calcext:value-type="float">
            <text:p>-23.4095113838079</text:p>
          </table:table-cell>
          <table:table-cell table:formula="of:=TAN(RADIANS([.R92]/2))*TAN(RADIANS([.R92]/2))" office:value-type="float" office:value="0.0430309949726306" calcext:value-type="float">
            <text:p>0.0430309949726306</text:p>
          </table:table-cell>
          <table:table-cell table:formula="of:=4*DEGREES([.U92]*SIN(2*RADIANS([.I92]))-2*[.K92]*SIN(RADIANS([.J92]))+4*[.K92]*[.U92]*SIN(RADIANS([.J92]))*COS(2*RADIANS([.I92]))-0.5*[.U92]*[.U92]*SIN(4*RADIANS([.I92]))-1.25*[.K92]*[.K92]*SIN(2*RADIANS([.J92])))" office:value-type="float" office:value="0.393629513605172" calcext:value-type="float">
            <text:p>0.393629513605172</text:p>
          </table:table-cell>
          <table:table-cell table:formula="of:=DEGREES(ACOS(COS(RADIANS(90.833))/(COS(RADIANS([.$B$3]))*COS(RADIANS([.T92])))-TAN(RADIANS([.$B$3]))*TAN(RADIANS([.T92]))))" office:value-type="float" office:value="61.4950380917973" calcext:value-type="float">
            <text:p>61.4950380917973</text:p>
          </table:table-cell>
          <table:table-cell table:style-name="ce8" table:formula="of:=(720-4*[.$B$4]-[.V92]+[.$B$5]*60)/1440" office:value-type="time" office:time-value="PT11H53M10.515029184S" calcext:value-type="time">
            <text:p>11:53:10</text:p>
          </table:table-cell>
          <table:table-cell table:style-name="ce8" table:formula="of:=[.X92]-[.W92]*4/1440" office:value-type="time" office:time-value="PT07H47M11.705887152S" calcext:value-type="time">
            <text:p>7:47:11</text:p>
          </table:table-cell>
          <table:table-cell table:style-name="ce8" table:formula="of:=[.X92]+[.W92]*4/1440" office:value-type="time" office:time-value="PT15H59M09.324171215S" calcext:value-type="time">
            <text:p>15:59:09</text:p>
          </table:table-cell>
          <table:table-cell table:style-name="ce11" table:formula="of:=8*[.W92]" office:value-type="float" office:value="491.960304734378" calcext:value-type="float">
            <text:p>491.960304734378</text:p>
          </table:table-cell>
          <table:table-cell table:formula="of:=MOD([.E92]*1440+[.V92]+4*[.$B$4]-60*[.$B$5];1440)" office:value-type="float" office:value="552.824749513606" calcext:value-type="float">
            <text:p>552.824749513606</text:p>
          </table:table-cell>
          <table:table-cell table:formula="of:=IF([.AB92]/4&lt;0;[.AB92]/4+180;[.AB92]/4-180)" office:value-type="float" office:value="-41.7938126215986" calcext:value-type="float">
            <text:p>-41.7938126215986</text:p>
          </table:table-cell>
          <table:table-cell table:formula="of:=DEGREES(ACOS(SIN(RADIANS([.$B$3]))*SIN(RADIANS([.T92]))+COS(RADIANS([.$B$3]))*COS(RADIANS([.T92]))*COS(RADIANS([.AC92]))))" office:value-type="float" office:value="81.5835146469717" calcext:value-type="float">
            <text:p>81.5835146469717</text:p>
          </table:table-cell>
          <table:table-cell table:formula="of:=90-[.AD92]" office:value-type="float" office:value="8.41648535302828" calcext:value-type="float">
            <text:p>8.41648535302828</text:p>
          </table:table-cell>
          <table:table-cell table:formula="of:=IF([.AE92]&gt;85;0;IF([.AE92]&gt;5;58.1/TAN(RADIANS([.AE92]))-0.07/POWER(TAN(RADIANS([.AE92]));3)+0.000086/POWER(TAN(RADIANS([.AE92]));5);IF([.AE92]&gt;-0.575;1735+[.AE92]*(-518.2+[.AE92]*(103.4+[.AE92]*(-12.79+[.AE92]*0.711)));-20.772/TAN(RADIANS([.AE92])))))/3600" office:value-type="float" office:value="0.103409256738188" calcext:value-type="float">
            <text:p>0.103409256738188</text:p>
          </table:table-cell>
          <table:table-cell table:formula="of:=[.AE92]+[.AF92]" office:value-type="float" office:value="8.51989460976647" calcext:value-type="float">
            <text:p>8.51989460976647</text:p>
          </table:table-cell>
          <table:table-cell table:formula="of:=IF([.AC92]&gt;0;MOD(DEGREES(ACOS(((SIN(RADIANS([.$B$3]))*COS(RADIANS([.AD92])))-SIN(RADIANS([.T92])))/(COS(RADIANS([.$B$3]))*SIN(RADIANS([.AD92])))))+180;360);MOD(540-DEGREES(ACOS(((SIN(RADIANS([.$B$3]))*COS(RADIANS([.AD92])))-SIN(RADIANS([.T92])))/(COS(RADIANS([.$B$3]))*SIN(RADIANS([.AD92])))));360))" office:value-type="float" office:value="141.811266270243" calcext:value-type="float">
            <text:p>141.81126627024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92]+0.1/24" office:value-type="time" office:time-value="PT09H12M00S" calcext:value-type="time">
            <text:p>9:12:00</text:p>
          </table:table-cell>
          <table:table-cell table:style-name="ce9" table:formula="of:=[.D93]+2415018.5+[.E93]-[.$B$5]/24" office:value-type="float" office:value="2461033.84166667" calcext:value-type="float">
            <text:p>2461033.84</text:p>
          </table:table-cell>
          <table:table-cell table:style-name="ce10" table:formula="of:=([.F93]-2451545)/36525" office:value-type="float" office:value="0.259790326260556" calcext:value-type="float">
            <text:p>0.25979033</text:p>
          </table:table-cell>
          <table:table-cell/>
          <table:table-cell table:formula="of:=MOD(280.46646+[.G93]*(36000.76983+[.G93]*0.0003032);360)" office:value-type="float" office:value="273.118220230139" calcext:value-type="float">
            <text:p>273.118220230139</text:p>
          </table:table-cell>
          <table:table-cell table:formula="of:=357.52911+[.G93]*(35999.05029-0.0001537*[.G93])" office:value-type="float" office:value="9709.73411953588" calcext:value-type="float">
            <text:p>9709.73411953588</text:p>
          </table:table-cell>
          <table:table-cell table:formula="of:=0.016708634-[.G93]*(0.000042037+0.0000001267*[.G93])" office:value-type="float" office:value="0.0166977046429436" calcext:value-type="float">
            <text:p>0.0166977046429436</text:p>
          </table:table-cell>
          <table:table-cell table:formula="of:=SIN(RADIANS([.J93]))*(1.914602-[.G93]*(0.004817+0.000014*[.G93]))+SIN(RADIANS(2*[.J93]))*(0.019993-0.000101*[.G93])+SIN(RADIANS(3*[.J93]))*0.000289" office:value-type="float" office:value="-0.348140902770687" calcext:value-type="float">
            <text:p>-0.348140902770687</text:p>
          </table:table-cell>
          <table:table-cell table:formula="of:=[.I93]+[.L93]" office:value-type="float" office:value="272.770079327368" calcext:value-type="float">
            <text:p>272.770079327368</text:p>
          </table:table-cell>
          <table:table-cell table:formula="of:=[.J93]+[.L93]" office:value-type="float" office:value="9709.38597863311" calcext:value-type="float">
            <text:p>9709.38597863311</text:p>
          </table:table-cell>
          <table:table-cell table:formula="of:=(1.000001018*(1-[.K93]*[.K93]))/(1+[.K93]*COS(RADIANS([.N93])))" office:value-type="float" office:value="0.983579682836541" calcext:value-type="float">
            <text:p>0.983579682836541</text:p>
          </table:table-cell>
          <table:table-cell table:formula="of:=[.M93]-0.00569-0.00478*SIN(RADIANS(125.04-1934.136*[.G93]))" office:value-type="float" office:value="272.765821116303" calcext:value-type="float">
            <text:p>272.765821116303</text:p>
          </table:table-cell>
          <table:table-cell table:formula="of:=23+(26+((21.448-[.G93]*(46.815+[.G93]*(0.00059-[.G93]*0.001813))))/60)/60" office:value-type="float" office:value="23.4359127521791" calcext:value-type="float">
            <text:p>23.4359127521791</text:p>
          </table:table-cell>
          <table:table-cell table:formula="of:=[.Q93]+0.00256*COS(RADIANS(125.04-1934.136*[.G93]))" office:value-type="float" office:value="23.4383552086231" calcext:value-type="float">
            <text:p>23.4383552086231</text:p>
          </table:table-cell>
          <table:table-cell table:formula="of:=DEGREES(ATAN2(COS(RADIANS([.P93]));COS(RADIANS([.R93]))*SIN(RADIANS([.P93]))))" office:value-type="float" office:value="-86.9858832617066" calcext:value-type="float">
            <text:p>-86.9858832617066</text:p>
          </table:table-cell>
          <table:table-cell table:formula="of:=DEGREES(ASIN(SIN(RADIANS([.R93]))*SIN(RADIANS([.P93]))))" office:value-type="float" office:value="-23.4094226719306" calcext:value-type="float">
            <text:p>-23.4094226719306</text:p>
          </table:table-cell>
          <table:table-cell table:formula="of:=TAN(RADIANS([.R93]/2))*TAN(RADIANS([.R93]/2))" office:value-type="float" office:value="0.0430309949558775" calcext:value-type="float">
            <text:p>0.0430309949558775</text:p>
          </table:table-cell>
          <table:table-cell table:formula="of:=4*DEGREES([.U93]*SIN(2*RADIANS([.I93]))-2*[.K93]*SIN(RADIANS([.J93]))+4*[.K93]*[.U93]*SIN(RADIANS([.J93]))*COS(2*RADIANS([.I93]))-0.5*[.U93]*[.U93]*SIN(4*RADIANS([.I93]))-1.25*[.K93]*[.K93]*SIN(2*RADIANS([.J93])))" office:value-type="float" office:value="0.39156616699905" calcext:value-type="float">
            <text:p>0.39156616699905</text:p>
          </table:table-cell>
          <table:table-cell table:formula="of:=DEGREES(ACOS(COS(RADIANS(90.833))/(COS(RADIANS([.$B$3]))*COS(RADIANS([.T93])))-TAN(RADIANS([.$B$3]))*TAN(RADIANS([.T93]))))" office:value-type="float" office:value="61.4951758804902" calcext:value-type="float">
            <text:p>61.4951758804902</text:p>
          </table:table-cell>
          <table:table-cell table:style-name="ce8" table:formula="of:=(720-4*[.$B$4]-[.V93]+[.$B$5]*60)/1440" office:value-type="time" office:time-value="PT11H53M10.63882998S" calcext:value-type="time">
            <text:p>11:53:10</text:p>
          </table:table-cell>
          <table:table-cell table:style-name="ce8" table:formula="of:=[.X93]-[.W93]*4/1440" office:value-type="time" office:time-value="PT07H47M11.796618662S" calcext:value-type="time">
            <text:p>7:47:11</text:p>
          </table:table-cell>
          <table:table-cell table:style-name="ce8" table:formula="of:=[.X93]+[.W93]*4/1440" office:value-type="time" office:time-value="PT15H59M09.481041298S" calcext:value-type="time">
            <text:p>15:59:09</text:p>
          </table:table-cell>
          <table:table-cell table:style-name="ce11" table:formula="of:=8*[.W93]" office:value-type="float" office:value="491.961407043922" calcext:value-type="float">
            <text:p>491.961407043922</text:p>
          </table:table-cell>
          <table:table-cell table:formula="of:=MOD([.E93]*1440+[.V93]+4*[.$B$4]-60*[.$B$5];1440)" office:value-type="float" office:value="558.822686166999" calcext:value-type="float">
            <text:p>558.822686166999</text:p>
          </table:table-cell>
          <table:table-cell table:formula="of:=IF([.AB93]/4&lt;0;[.AB93]/4+180;[.AB93]/4-180)" office:value-type="float" office:value="-40.2943284582504" calcext:value-type="float">
            <text:p>-40.2943284582504</text:p>
          </table:table-cell>
          <table:table-cell table:formula="of:=DEGREES(ACOS(SIN(RADIANS([.$B$3]))*SIN(RADIANS([.T93]))+COS(RADIANS([.$B$3]))*COS(RADIANS([.T93]))*COS(RADIANS([.AC93]))))" office:value-type="float" office:value="80.9860806896082" calcext:value-type="float">
            <text:p>80.9860806896082</text:p>
          </table:table-cell>
          <table:table-cell table:formula="of:=90-[.AD93]" office:value-type="float" office:value="9.01391931039177" calcext:value-type="float">
            <text:p>9.01391931039177</text:p>
          </table:table-cell>
          <table:table-cell table:formula="of:=IF([.AE93]&gt;85;0;IF([.AE93]&gt;5;58.1/TAN(RADIANS([.AE93]))-0.07/POWER(TAN(RADIANS([.AE93]));3)+0.000086/POWER(TAN(RADIANS([.AE93]));5);IF([.AE93]&gt;-0.575;1735+[.AE93]*(-518.2+[.AE93]*(103.4+[.AE93]*(-12.79+[.AE93]*0.711)));-20.772/TAN(RADIANS([.AE93])))))/3600" office:value-type="float" office:value="0.0971038499830747" calcext:value-type="float">
            <text:p>0.0971038499830747</text:p>
          </table:table-cell>
          <table:table-cell table:formula="of:=[.AE93]+[.AF93]" office:value-type="float" office:value="9.11102316037485" calcext:value-type="float">
            <text:p>9.11102316037485</text:p>
          </table:table-cell>
          <table:table-cell table:formula="of:=IF([.AC93]&gt;0;MOD(DEGREES(ACOS(((SIN(RADIANS([.$B$3]))*COS(RADIANS([.AD93])))-SIN(RADIANS([.T93])))/(COS(RADIANS([.$B$3]))*SIN(RADIANS([.AD93])))))+180;360);MOD(540-DEGREES(ACOS(((SIN(RADIANS([.$B$3]))*COS(RADIANS([.AD93])))-SIN(RADIANS([.T93])))/(COS(RADIANS([.$B$3]))*SIN(RADIANS([.AD93])))));360))" office:value-type="float" office:value="143.065348350967" calcext:value-type="float">
            <text:p>143.06534835096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93]+0.1/24" office:value-type="time" office:time-value="PT09H18M00S" calcext:value-type="time">
            <text:p>9:18:00</text:p>
          </table:table-cell>
          <table:table-cell table:style-name="ce9" table:formula="of:=[.D94]+2415018.5+[.E94]-[.$B$5]/24" office:value-type="float" office:value="2461033.84583333" calcext:value-type="float">
            <text:p>2461033.85</text:p>
          </table:table-cell>
          <table:table-cell table:style-name="ce10" table:formula="of:=([.F94]-2451545)/36525" office:value-type="float" office:value="0.259790440337678" calcext:value-type="float">
            <text:p>0.25979044</text:p>
          </table:table-cell>
          <table:table-cell/>
          <table:table-cell table:formula="of:=MOD(280.46646+[.G94]*(36000.76983+[.G94]*0.0003032);360)" office:value-type="float" office:value="273.122327094372" calcext:value-type="float">
            <text:p>273.122327094372</text:p>
          </table:table-cell>
          <table:table-cell table:formula="of:=357.52911+[.G94]*(35999.05029-0.0001537*[.G94])" office:value-type="float" office:value="9709.73822620392" calcext:value-type="float">
            <text:p>9709.73822620392</text:p>
          </table:table-cell>
          <table:table-cell table:formula="of:=0.016708634-[.G94]*(0.000042037+0.0000001267*[.G94])" office:value-type="float" office:value="0.0166977046381406" calcext:value-type="float">
            <text:p>0.0166977046381406</text:p>
          </table:table-cell>
          <table:table-cell table:formula="of:=SIN(RADIANS([.J94]))*(1.914602-[.G94]*(0.004817+0.000014*[.G94]))+SIN(RADIANS(2*[.J94]))*(0.019993-0.000101*[.G94])+SIN(RADIANS(3*[.J94]))*0.000289" office:value-type="float" office:value="-0.348003224232661" calcext:value-type="float">
            <text:p>-0.348003224232661</text:p>
          </table:table-cell>
          <table:table-cell table:formula="of:=[.I94]+[.L94]" office:value-type="float" office:value="272.774323870139" calcext:value-type="float">
            <text:p>272.774323870139</text:p>
          </table:table-cell>
          <table:table-cell table:formula="of:=[.J94]+[.L94]" office:value-type="float" office:value="9709.39022297969" calcext:value-type="float">
            <text:p>9709.39022297969</text:p>
          </table:table-cell>
          <table:table-cell table:formula="of:=(1.000001018*(1-[.K94]*[.K94]))/(1+[.K94]*COS(RADIANS([.N94])))" office:value-type="float" office:value="0.983579462411979" calcext:value-type="float">
            <text:p>0.983579462411979</text:p>
          </table:table-cell>
          <table:table-cell table:formula="of:=[.M94]-0.00569-0.00478*SIN(RADIANS(125.04-1934.136*[.G94]))" office:value-type="float" office:value="272.770065676637" calcext:value-type="float">
            <text:p>272.770065676637</text:p>
          </table:table-cell>
          <table:table-cell table:formula="of:=23+(26+((21.448-[.G94]*(46.815+[.G94]*(0.00059-[.G94]*0.001813))))/60)/60" office:value-type="float" office:value="23.4359127506956" calcext:value-type="float">
            <text:p>23.4359127506956</text:p>
          </table:table-cell>
          <table:table-cell table:formula="of:=[.Q94]+0.00256*COS(RADIANS(125.04-1934.136*[.G94]))" office:value-type="float" office:value="23.4383552041866" calcext:value-type="float">
            <text:p>23.4383552041866</text:p>
          </table:table-cell>
          <table:table-cell table:formula="of:=DEGREES(ATAN2(COS(RADIANS([.P94]));COS(RADIANS([.R94]))*SIN(RADIANS([.P94]))))" office:value-type="float" office:value="-86.9812590071617" calcext:value-type="float">
            <text:p>-86.9812590071617</text:p>
          </table:table-cell>
          <table:table-cell table:formula="of:=DEGREES(ASIN(SIN(RADIANS([.R94]))*SIN(RADIANS([.P94]))))" office:value-type="float" office:value="-23.4093338239298" calcext:value-type="float">
            <text:p>-23.4093338239298</text:p>
          </table:table-cell>
          <table:table-cell table:formula="of:=TAN(RADIANS([.R94]/2))*TAN(RADIANS([.R94]/2))" office:value-type="float" office:value="0.0430309949391242" calcext:value-type="float">
            <text:p>0.0430309949391242</text:p>
          </table:table-cell>
          <table:table-cell table:formula="of:=4*DEGREES([.U94]*SIN(2*RADIANS([.I94]))-2*[.K94]*SIN(RADIANS([.J94]))+4*[.K94]*[.U94]*SIN(RADIANS([.J94]))*COS(2*RADIANS([.I94]))-0.5*[.U94]*[.U94]*SIN(4*RADIANS([.I94]))-1.25*[.K94]*[.K94]*SIN(2*RADIANS([.J94])))" office:value-type="float" office:value="0.389502836814411" calcext:value-type="float">
            <text:p>0.389502836814411</text:p>
          </table:table-cell>
          <table:table-cell table:formula="of:=DEGREES(ACOS(COS(RADIANS(90.833))/(COS(RADIANS([.$B$3]))*COS(RADIANS([.T94])))-TAN(RADIANS([.$B$3]))*TAN(RADIANS([.T94]))))" office:value-type="float" office:value="61.4953138802504" calcext:value-type="float">
            <text:p>61.4953138802504</text:p>
          </table:table-cell>
          <table:table-cell table:style-name="ce8" table:formula="of:=(720-4*[.$B$4]-[.V94]+[.$B$5]*60)/1440" office:value-type="time" office:time-value="PT11H53M10.762629791S" calcext:value-type="time">
            <text:p>11:53:10</text:p>
          </table:table-cell>
          <table:table-cell table:style-name="ce8" table:formula="of:=[.X94]-[.W94]*4/1440" office:value-type="time" office:time-value="PT07H47M11.887298531S" calcext:value-type="time">
            <text:p>7:47:11</text:p>
          </table:table-cell>
          <table:table-cell table:style-name="ce8" table:formula="of:=[.X94]+[.W94]*4/1440" office:value-type="time" office:time-value="PT15H59M09.637961051S" calcext:value-type="time">
            <text:p>15:59:09</text:p>
          </table:table-cell>
          <table:table-cell table:style-name="ce11" table:formula="of:=8*[.W94]" office:value-type="float" office:value="491.962511042003" calcext:value-type="float">
            <text:p>491.962511042003</text:p>
          </table:table-cell>
          <table:table-cell table:formula="of:=MOD([.E94]*1440+[.V94]+4*[.$B$4]-60*[.$B$5];1440)" office:value-type="float" office:value="564.820622836814" calcext:value-type="float">
            <text:p>564.820622836814</text:p>
          </table:table-cell>
          <table:table-cell table:formula="of:=IF([.AB94]/4&lt;0;[.AB94]/4+180;[.AB94]/4-180)" office:value-type="float" office:value="-38.7948442907964" calcext:value-type="float">
            <text:p>-38.7948442907964</text:p>
          </table:table-cell>
          <table:table-cell table:formula="of:=DEGREES(ACOS(SIN(RADIANS([.$B$3]))*SIN(RADIANS([.T94]))+COS(RADIANS([.$B$3]))*COS(RADIANS([.T94]))*COS(RADIANS([.AC94]))))" office:value-type="float" office:value="80.4058599418723" calcext:value-type="float">
            <text:p>80.4058599418723</text:p>
          </table:table-cell>
          <table:table-cell table:formula="of:=90-[.AD94]" office:value-type="float" office:value="9.59414005812774" calcext:value-type="float">
            <text:p>9.59414005812774</text:p>
          </table:table-cell>
          <table:table-cell table:formula="of:=IF([.AE94]&gt;85;0;IF([.AE94]&gt;5;58.1/TAN(RADIANS([.AE94]))-0.07/POWER(TAN(RADIANS([.AE94]));3)+0.000086/POWER(TAN(RADIANS([.AE94]));5);IF([.AE94]&gt;-0.575;1735+[.AE94]*(-518.2+[.AE94]*(103.4+[.AE94]*(-12.79+[.AE94]*0.711)));-20.772/TAN(RADIANS([.AE94])))))/3600" office:value-type="float" office:value="0.0916252179667704" calcext:value-type="float">
            <text:p>0.0916252179667704</text:p>
          </table:table-cell>
          <table:table-cell table:formula="of:=[.AE94]+[.AF94]" office:value-type="float" office:value="9.68576527609451" calcext:value-type="float">
            <text:p>9.68576527609451</text:p>
          </table:table-cell>
          <table:table-cell table:formula="of:=IF([.AC94]&gt;0;MOD(DEGREES(ACOS(((SIN(RADIANS([.$B$3]))*COS(RADIANS([.AD94])))-SIN(RADIANS([.T94])))/(COS(RADIANS([.$B$3]))*SIN(RADIANS([.AD94])))))+180;360);MOD(540-DEGREES(ACOS(((SIN(RADIANS([.$B$3]))*COS(RADIANS([.AD94])))-SIN(RADIANS([.T94])))/(COS(RADIANS([.$B$3]))*SIN(RADIANS([.AD94])))));360))" office:value-type="float" office:value="144.32973489525" calcext:value-type="float">
            <text:p>144.3297348952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94]+0.1/24" office:value-type="time" office:time-value="PT09H24M00S" calcext:value-type="time">
            <text:p>9:24:00</text:p>
          </table:table-cell>
          <table:table-cell table:style-name="ce9" table:formula="of:=[.D95]+2415018.5+[.E95]-[.$B$5]/24" office:value-type="float" office:value="2461033.85" calcext:value-type="float">
            <text:p>2461033.85</text:p>
          </table:table-cell>
          <table:table-cell table:style-name="ce10" table:formula="of:=([.F95]-2451545)/36525" office:value-type="float" office:value="0.259790554414787" calcext:value-type="float">
            <text:p>0.25979055</text:p>
          </table:table-cell>
          <table:table-cell/>
          <table:table-cell table:formula="of:=MOD(280.46646+[.G95]*(36000.76983+[.G95]*0.0003032);360)" office:value-type="float" office:value="273.126433958145" calcext:value-type="float">
            <text:p>273.126433958145</text:p>
          </table:table-cell>
          <table:table-cell table:formula="of:=357.52911+[.G95]*(35999.05029-0.0001537*[.G95])" office:value-type="float" office:value="9709.74233287151" calcext:value-type="float">
            <text:p>9709.74233287151</text:p>
          </table:table-cell>
          <table:table-cell table:formula="of:=0.016708634-[.G95]*(0.000042037+0.0000001267*[.G95])" office:value-type="float" office:value="0.0166977046333376" calcext:value-type="float">
            <text:p>0.0166977046333376</text:p>
          </table:table-cell>
          <table:table-cell table:formula="of:=SIN(RADIANS([.J95]))*(1.914602-[.G95]*(0.004817+0.000014*[.G95]))+SIN(RADIANS(2*[.J95]))*(0.019993-0.000101*[.G95])+SIN(RADIANS(3*[.J95]))*0.000289" office:value-type="float" office:value="-0.347865543808353" calcext:value-type="float">
            <text:p>-0.347865543808353</text:p>
          </table:table-cell>
          <table:table-cell table:formula="of:=[.I95]+[.L95]" office:value-type="float" office:value="272.778568414337" calcext:value-type="float">
            <text:p>272.778568414337</text:p>
          </table:table-cell>
          <table:table-cell table:formula="of:=[.J95]+[.L95]" office:value-type="float" office:value="9709.3944673277" calcext:value-type="float">
            <text:p>9709.3944673277</text:p>
          </table:table-cell>
          <table:table-cell table:formula="of:=(1.000001018*(1-[.K95]*[.K95]))/(1+[.K95]*COS(RADIANS([.N95])))" office:value-type="float" office:value="0.983579242074595" calcext:value-type="float">
            <text:p>0.983579242074595</text:p>
          </table:table-cell>
          <table:table-cell table:formula="of:=[.M95]-0.00569-0.00478*SIN(RADIANS(125.04-1934.136*[.G95]))" office:value-type="float" office:value="272.774310238396" calcext:value-type="float">
            <text:p>272.774310238396</text:p>
          </table:table-cell>
          <table:table-cell table:formula="of:=23+(26+((21.448-[.G95]*(46.815+[.G95]*(0.00059-[.G95]*0.001813))))/60)/60" office:value-type="float" office:value="23.4359127492121" calcext:value-type="float">
            <text:p>23.4359127492121</text:p>
          </table:table-cell>
          <table:table-cell table:formula="of:=[.Q95]+0.00256*COS(RADIANS(125.04-1934.136*[.G95]))" office:value-type="float" office:value="23.4383551997502" calcext:value-type="float">
            <text:p>23.4383551997502</text:p>
          </table:table-cell>
          <table:table-cell table:formula="of:=DEGREES(ATAN2(COS(RADIANS([.P95]));COS(RADIANS([.R95]))*SIN(RADIANS([.P95]))))" office:value-type="float" office:value="-86.9766347572766" calcext:value-type="float">
            <text:p>-86.9766347572766</text:p>
          </table:table-cell>
          <table:table-cell table:formula="of:=DEGREES(ASIN(SIN(RADIANS([.R95]))*SIN(RADIANS([.P95]))))" office:value-type="float" office:value="-23.4092448398262" calcext:value-type="float">
            <text:p>-23.4092448398262</text:p>
          </table:table-cell>
          <table:table-cell table:formula="of:=TAN(RADIANS([.R95]/2))*TAN(RADIANS([.R95]/2))" office:value-type="float" office:value="0.0430309949223708" calcext:value-type="float">
            <text:p>0.0430309949223708</text:p>
          </table:table-cell>
          <table:table-cell table:formula="of:=4*DEGREES([.U95]*SIN(2*RADIANS([.I95]))-2*[.K95]*SIN(RADIANS([.J95]))+4*[.K95]*[.U95]*SIN(RADIANS([.J95]))*COS(2*RADIANS([.I95]))-0.5*[.U95]*[.U95]*SIN(4*RADIANS([.I95]))-1.25*[.K95]*[.K95]*SIN(2*RADIANS([.J95])))" office:value-type="float" office:value="0.387439523552658" calcext:value-type="float">
            <text:p>0.387439523552658</text:p>
          </table:table-cell>
          <table:table-cell table:formula="of:=DEGREES(ACOS(COS(RADIANS(90.833))/(COS(RADIANS([.$B$3]))*COS(RADIANS([.T95])))-TAN(RADIANS([.$B$3]))*TAN(RADIANS([.T95]))))" office:value-type="float" office:value="61.4954520910444" calcext:value-type="float">
            <text:p>61.4954520910444</text:p>
          </table:table-cell>
          <table:table-cell table:style-name="ce8" table:formula="of:=(720-4*[.$B$4]-[.V95]+[.$B$5]*60)/1440" office:value-type="time" office:time-value="PT11H53M10.886428587S" calcext:value-type="time">
            <text:p>11:53:10</text:p>
          </table:table-cell>
          <table:table-cell table:style-name="ce8" table:formula="of:=[.X95]-[.W95]*4/1440" office:value-type="time" office:time-value="PT07H47M11.977926736S" calcext:value-type="time">
            <text:p>7:47:11</text:p>
          </table:table-cell>
          <table:table-cell table:style-name="ce8" table:formula="of:=[.X95]+[.W95]*4/1440" office:value-type="time" office:time-value="PT15H59M09.794930438S" calcext:value-type="time">
            <text:p>15:59:09</text:p>
          </table:table-cell>
          <table:table-cell table:style-name="ce11" table:formula="of:=8*[.W95]" office:value-type="float" office:value="491.963616728355" calcext:value-type="float">
            <text:p>491.963616728355</text:p>
          </table:table-cell>
          <table:table-cell table:formula="of:=MOD([.E95]*1440+[.V95]+4*[.$B$4]-60*[.$B$5];1440)" office:value-type="float" office:value="570.818559523552" calcext:value-type="float">
            <text:p>570.818559523552</text:p>
          </table:table-cell>
          <table:table-cell table:formula="of:=IF([.AB95]/4&lt;0;[.AB95]/4+180;[.AB95]/4-180)" office:value-type="float" office:value="-37.2953601191121" calcext:value-type="float">
            <text:p>-37.2953601191121</text:p>
          </table:table-cell>
          <table:table-cell table:formula="of:=DEGREES(ACOS(SIN(RADIANS([.$B$3]))*SIN(RADIANS([.T95]))+COS(RADIANS([.$B$3]))*COS(RADIANS([.T95]))*COS(RADIANS([.AC95]))))" office:value-type="float" office:value="79.8432769348256" calcext:value-type="float">
            <text:p>79.8432769348256</text:p>
          </table:table-cell>
          <table:table-cell table:formula="of:=90-[.AD95]" office:value-type="float" office:value="10.1567230651744" calcext:value-type="float">
            <text:p>10.1567230651744</text:p>
          </table:table-cell>
          <table:table-cell table:formula="of:=IF([.AE95]&gt;85;0;IF([.AE95]&gt;5;58.1/TAN(RADIANS([.AE95]))-0.07/POWER(TAN(RADIANS([.AE95]));3)+0.000086/POWER(TAN(RADIANS([.AE95]));5);IF([.AE95]&gt;-0.575;1735+[.AE95]*(-518.2+[.AE95]*(103.4+[.AE95]*(-12.79+[.AE95]*0.711)));-20.772/TAN(RADIANS([.AE95])))))/3600" office:value-type="float" office:value="0.0868341469701297" calcext:value-type="float">
            <text:p>0.0868341469701297</text:p>
          </table:table-cell>
          <table:table-cell table:formula="of:=[.AE95]+[.AF95]" office:value-type="float" office:value="10.2435572121445" calcext:value-type="float">
            <text:p>10.2435572121445</text:p>
          </table:table-cell>
          <table:table-cell table:formula="of:=IF([.AC95]&gt;0;MOD(DEGREES(ACOS(((SIN(RADIANS([.$B$3]))*COS(RADIANS([.AD95])))-SIN(RADIANS([.T95])))/(COS(RADIANS([.$B$3]))*SIN(RADIANS([.AD95])))))+180;360);MOD(540-DEGREES(ACOS(((SIN(RADIANS([.$B$3]))*COS(RADIANS([.AD95])))-SIN(RADIANS([.T95])))/(COS(RADIANS([.$B$3]))*SIN(RADIANS([.AD95])))));360))" office:value-type="float" office:value="145.604426810793" calcext:value-type="float">
            <text:p>145.60442681079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95]+0.1/24" office:value-type="time" office:time-value="PT09H30M00S" calcext:value-type="time">
            <text:p>9:30:00</text:p>
          </table:table-cell>
          <table:table-cell table:style-name="ce9" table:formula="of:=[.D96]+2415018.5+[.E96]-[.$B$5]/24" office:value-type="float" office:value="2461033.85416667" calcext:value-type="float">
            <text:p>2461033.85</text:p>
          </table:table-cell>
          <table:table-cell table:style-name="ce10" table:formula="of:=([.F96]-2451545)/36525" office:value-type="float" office:value="0.259790668491909" calcext:value-type="float">
            <text:p>0.25979067</text:p>
          </table:table-cell>
          <table:table-cell/>
          <table:table-cell table:formula="of:=MOD(280.46646+[.G96]*(36000.76983+[.G96]*0.0003032);360)" office:value-type="float" office:value="273.130540822378" calcext:value-type="float">
            <text:p>273.130540822378</text:p>
          </table:table-cell>
          <table:table-cell table:formula="of:=357.52911+[.G96]*(35999.05029-0.0001537*[.G96])" office:value-type="float" office:value="9709.74643953956" calcext:value-type="float">
            <text:p>9709.74643953956</text:p>
          </table:table-cell>
          <table:table-cell table:formula="of:=0.016708634-[.G96]*(0.000042037+0.0000001267*[.G96])" office:value-type="float" office:value="0.0166977046285347" calcext:value-type="float">
            <text:p>0.0166977046285347</text:p>
          </table:table-cell>
          <table:table-cell table:formula="of:=SIN(RADIANS([.J96]))*(1.914602-[.G96]*(0.004817+0.000014*[.G96]))+SIN(RADIANS(2*[.J96]))*(0.019993-0.000101*[.G96])+SIN(RADIANS(3*[.J96]))*0.000289" office:value-type="float" office:value="-0.347727861467723" calcext:value-type="float">
            <text:p>-0.347727861467723</text:p>
          </table:table-cell>
          <table:table-cell table:formula="of:=[.I96]+[.L96]" office:value-type="float" office:value="272.78281296091" calcext:value-type="float">
            <text:p>272.78281296091</text:p>
          </table:table-cell>
          <table:table-cell table:formula="of:=[.J96]+[.L96]" office:value-type="float" office:value="9709.39871167809" calcext:value-type="float">
            <text:p>9709.39871167809</text:p>
          </table:table-cell>
          <table:table-cell table:formula="of:=(1.000001018*(1-[.K96]*[.K96]))/(1+[.K96]*COS(RADIANS([.N96])))" office:value-type="float" office:value="0.98357902182434" calcext:value-type="float">
            <text:p>0.98357902182434</text:p>
          </table:table-cell>
          <table:table-cell table:formula="of:=[.M96]-0.00569-0.00478*SIN(RADIANS(125.04-1934.136*[.G96]))" office:value-type="float" office:value="272.778554802532" calcext:value-type="float">
            <text:p>272.778554802532</text:p>
          </table:table-cell>
          <table:table-cell table:formula="of:=23+(26+((21.448-[.G96]*(46.815+[.G96]*(0.00059-[.G96]*0.001813))))/60)/60" office:value-type="float" office:value="23.4359127477286" calcext:value-type="float">
            <text:p>23.4359127477286</text:p>
          </table:table-cell>
          <table:table-cell table:formula="of:=[.Q96]+0.00256*COS(RADIANS(125.04-1934.136*[.G96]))" office:value-type="float" office:value="23.4383551953137" calcext:value-type="float">
            <text:p>23.4383551953137</text:p>
          </table:table-cell>
          <table:table-cell table:formula="of:=DEGREES(ATAN2(COS(RADIANS([.P96]));COS(RADIANS([.R96]))*SIN(RADIANS([.P96]))))" office:value-type="float" office:value="-86.9720105110258" calcext:value-type="float">
            <text:p>-86.9720105110258</text:p>
          </table:table-cell>
          <table:table-cell table:formula="of:=DEGREES(ASIN(SIN(RADIANS([.R96]))*SIN(RADIANS([.P96]))))" office:value-type="float" office:value="-23.4091557196003" calcext:value-type="float">
            <text:p>-23.4091557196003</text:p>
          </table:table-cell>
          <table:table-cell table:formula="of:=TAN(RADIANS([.R96]/2))*TAN(RADIANS([.R96]/2))" office:value-type="float" office:value="0.0430309949056173" calcext:value-type="float">
            <text:p>0.0430309949056173</text:p>
          </table:table-cell>
          <table:table-cell table:formula="of:=4*DEGREES([.U96]*SIN(2*RADIANS([.I96]))-2*[.K96]*SIN(RADIANS([.J96]))+4*[.K96]*[.U96]*SIN(RADIANS([.J96]))*COS(2*RADIANS([.I96]))-0.5*[.U96]*[.U96]*SIN(4*RADIANS([.I96]))-1.25*[.K96]*[.K96]*SIN(2*RADIANS([.J96])))" office:value-type="float" office:value="0.385376226791555" calcext:value-type="float">
            <text:p>0.385376226791555</text:p>
          </table:table-cell>
          <table:table-cell table:formula="of:=DEGREES(ACOS(COS(RADIANS(90.833))/(COS(RADIANS([.$B$3]))*COS(RADIANS([.T96])))-TAN(RADIANS([.$B$3]))*TAN(RADIANS([.T96]))))" office:value-type="float" office:value="61.4955905129006" calcext:value-type="float">
            <text:p>61.4955905129006</text:p>
          </table:table-cell>
          <table:table-cell table:style-name="ce8" table:formula="of:=(720-4*[.$B$4]-[.V96]+[.$B$5]*60)/1440" office:value-type="time" office:time-value="PT11H53M11.010226393S" calcext:value-type="time">
            <text:p>11:53:11</text:p>
          </table:table-cell>
          <table:table-cell table:style-name="ce8" table:formula="of:=[.X96]-[.W96]*4/1440" office:value-type="time" office:time-value="PT07H47M12.068503296S" calcext:value-type="time">
            <text:p>7:47:12</text:p>
          </table:table-cell>
          <table:table-cell table:style-name="ce8" table:formula="of:=[.X96]+[.W96]*4/1440" office:value-type="time" office:time-value="PT15H59M09.951949489S" calcext:value-type="time">
            <text:p>15:59:09</text:p>
          </table:table-cell>
          <table:table-cell table:style-name="ce11" table:formula="of:=8*[.W96]" office:value-type="float" office:value="491.964724103205" calcext:value-type="float">
            <text:p>491.964724103205</text:p>
          </table:table-cell>
          <table:table-cell table:formula="of:=MOD([.E96]*1440+[.V96]+4*[.$B$4]-60*[.$B$5];1440)" office:value-type="float" office:value="576.816496226791" calcext:value-type="float">
            <text:p>576.816496226791</text:p>
          </table:table-cell>
          <table:table-cell table:formula="of:=IF([.AB96]/4&lt;0;[.AB96]/4+180;[.AB96]/4-180)" office:value-type="float" office:value="-35.7958759433022" calcext:value-type="float">
            <text:p>-35.7958759433022</text:p>
          </table:table-cell>
          <table:table-cell table:formula="of:=DEGREES(ACOS(SIN(RADIANS([.$B$3]))*SIN(RADIANS([.T96]))+COS(RADIANS([.$B$3]))*COS(RADIANS([.T96]))*COS(RADIANS([.AC96]))))" office:value-type="float" office:value="79.2987541778061" calcext:value-type="float">
            <text:p>79.2987541778061</text:p>
          </table:table-cell>
          <table:table-cell table:formula="of:=90-[.AD96]" office:value-type="float" office:value="10.7012458221939" calcext:value-type="float">
            <text:p>10.7012458221939</text:p>
          </table:table-cell>
          <table:table-cell table:formula="of:=IF([.AE96]&gt;85;0;IF([.AE96]&gt;5;58.1/TAN(RADIANS([.AE96]))-0.07/POWER(TAN(RADIANS([.AE96]));3)+0.000086/POWER(TAN(RADIANS([.AE96]));5);IF([.AE96]&gt;-0.575;1735+[.AE96]*(-518.2+[.AE96]*(103.4+[.AE96]*(-12.79+[.AE96]*0.711)));-20.772/TAN(RADIANS([.AE96])))))/3600" office:value-type="float" office:value="0.0826203177453107" calcext:value-type="float">
            <text:p>0.0826203177453107</text:p>
          </table:table-cell>
          <table:table-cell table:formula="of:=[.AE96]+[.AF96]" office:value-type="float" office:value="10.7838661399392" calcext:value-type="float">
            <text:p>10.7838661399392</text:p>
          </table:table-cell>
          <table:table-cell table:formula="of:=IF([.AC96]&gt;0;MOD(DEGREES(ACOS(((SIN(RADIANS([.$B$3]))*COS(RADIANS([.AD96])))-SIN(RADIANS([.T96])))/(COS(RADIANS([.$B$3]))*SIN(RADIANS([.AD96])))))+180;360);MOD(540-DEGREES(ACOS(((SIN(RADIANS([.$B$3]))*COS(RADIANS([.AD96])))-SIN(RADIANS([.T96])))/(COS(RADIANS([.$B$3]))*SIN(RADIANS([.AD96])))));360))" office:value-type="float" office:value="146.889395914487" calcext:value-type="float">
            <text:p>146.88939591448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96]+0.1/24" office:value-type="time" office:time-value="PT09H36M00S" calcext:value-type="time">
            <text:p>9:36:00</text:p>
          </table:table-cell>
          <table:table-cell table:style-name="ce9" table:formula="of:=[.D97]+2415018.5+[.E97]-[.$B$5]/24" office:value-type="float" office:value="2461033.85833333" calcext:value-type="float">
            <text:p>2461033.86</text:p>
          </table:table-cell>
          <table:table-cell table:style-name="ce10" table:formula="of:=([.F97]-2451545)/36525" office:value-type="float" office:value="0.259790782569018" calcext:value-type="float">
            <text:p>0.25979078</text:p>
          </table:table-cell>
          <table:table-cell/>
          <table:table-cell table:formula="of:=MOD(280.46646+[.G97]*(36000.76983+[.G97]*0.0003032);360)" office:value-type="float" office:value="273.134647686151" calcext:value-type="float">
            <text:p>273.134647686151</text:p>
          </table:table-cell>
          <table:table-cell table:formula="of:=357.52911+[.G97]*(35999.05029-0.0001537*[.G97])" office:value-type="float" office:value="9709.75054620714" calcext:value-type="float">
            <text:p>9709.75054620714</text:p>
          </table:table-cell>
          <table:table-cell table:formula="of:=0.016708634-[.G97]*(0.000042037+0.0000001267*[.G97])" office:value-type="float" office:value="0.0166977046237317" calcext:value-type="float">
            <text:p>0.0166977046237317</text:p>
          </table:table-cell>
          <table:table-cell table:formula="of:=SIN(RADIANS([.J97]))*(1.914602-[.G97]*(0.004817+0.000014*[.G97]))+SIN(RADIANS(2*[.J97]))*(0.019993-0.000101*[.G97])+SIN(RADIANS(3*[.J97]))*0.000289" office:value-type="float" office:value="-0.347590177242314" calcext:value-type="float">
            <text:p>-0.347590177242314</text:p>
          </table:table-cell>
          <table:table-cell table:formula="of:=[.I97]+[.L97]" office:value-type="float" office:value="272.787057508909" calcext:value-type="float">
            <text:p>272.787057508909</text:p>
          </table:table-cell>
          <table:table-cell table:formula="of:=[.J97]+[.L97]" office:value-type="float" office:value="9709.4029560299" calcext:value-type="float">
            <text:p>9709.4029560299</text:p>
          </table:table-cell>
          <table:table-cell table:formula="of:=(1.000001018*(1-[.K97]*[.K97]))/(1+[.K97]*COS(RADIANS([.N97])))" office:value-type="float" office:value="0.983578801661267" calcext:value-type="float">
            <text:p>0.983578801661267</text:p>
          </table:table-cell>
          <table:table-cell table:formula="of:=[.M97]-0.00569-0.00478*SIN(RADIANS(125.04-1934.136*[.G97]))" office:value-type="float" office:value="272.782799368092" calcext:value-type="float">
            <text:p>272.782799368092</text:p>
          </table:table-cell>
          <table:table-cell table:formula="of:=23+(26+((21.448-[.G97]*(46.815+[.G97]*(0.00059-[.G97]*0.001813))))/60)/60" office:value-type="float" office:value="23.4359127462452" calcext:value-type="float">
            <text:p>23.4359127462452</text:p>
          </table:table-cell>
          <table:table-cell table:formula="of:=[.Q97]+0.00256*COS(RADIANS(125.04-1934.136*[.G97]))" office:value-type="float" office:value="23.4383551908771" calcext:value-type="float">
            <text:p>23.4383551908771</text:p>
          </table:table-cell>
          <table:table-cell table:formula="of:=DEGREES(ATAN2(COS(RADIANS([.P97]));COS(RADIANS([.R97]))*SIN(RADIANS([.P97]))))" office:value-type="float" office:value="-86.9673862694555" calcext:value-type="float">
            <text:p>-86.9673862694555</text:p>
          </table:table-cell>
          <table:table-cell table:formula="of:=DEGREES(ASIN(SIN(RADIANS([.R97]))*SIN(RADIANS([.P97]))))" office:value-type="float" office:value="-23.4090664632727" calcext:value-type="float">
            <text:p>-23.4090664632727</text:p>
          </table:table-cell>
          <table:table-cell table:formula="of:=TAN(RADIANS([.R97]/2))*TAN(RADIANS([.R97]/2))" office:value-type="float" office:value="0.0430309948888637" calcext:value-type="float">
            <text:p>0.0430309948888637</text:p>
          </table:table-cell>
          <table:table-cell table:formula="of:=4*DEGREES([.U97]*SIN(2*RADIANS([.I97]))-2*[.K97]*SIN(RADIANS([.J97]))+4*[.K97]*[.U97]*SIN(RADIANS([.J97]))*COS(2*RADIANS([.I97]))-0.5*[.U97]*[.U97]*SIN(4*RADIANS([.I97]))-1.25*[.K97]*[.K97]*SIN(2*RADIANS([.J97])))" office:value-type="float" office:value="0.383312947033168" calcext:value-type="float">
            <text:p>0.383312947033168</text:p>
          </table:table-cell>
          <table:table-cell table:formula="of:=DEGREES(ACOS(COS(RADIANS(90.833))/(COS(RADIANS([.$B$3]))*COS(RADIANS([.T97])))-TAN(RADIANS([.$B$3]))*TAN(RADIANS([.T97]))))" office:value-type="float" office:value="61.4957291457854" calcext:value-type="float">
            <text:p>61.4957291457854</text:p>
          </table:table-cell>
          <table:table-cell table:style-name="ce8" table:formula="of:=(720-4*[.$B$4]-[.V97]+[.$B$5]*60)/1440" office:value-type="time" office:time-value="PT11H53M11.134023178S" calcext:value-type="time">
            <text:p>11:53:11</text:p>
          </table:table-cell>
          <table:table-cell table:style-name="ce8" table:formula="of:=[.X97]-[.W97]*4/1440" office:value-type="time" office:time-value="PT07H47M12.15902819S" calcext:value-type="time">
            <text:p>7:47:12</text:p>
          </table:table-cell>
          <table:table-cell table:style-name="ce8" table:formula="of:=[.X97]+[.W97]*4/1440" office:value-type="time" office:time-value="PT15H59M10.109018167S" calcext:value-type="time">
            <text:p>15:59:10</text:p>
          </table:table-cell>
          <table:table-cell table:style-name="ce11" table:formula="of:=8*[.W97]" office:value-type="float" office:value="491.965833166283" calcext:value-type="float">
            <text:p>491.965833166283</text:p>
          </table:table-cell>
          <table:table-cell table:formula="of:=MOD([.E97]*1440+[.V97]+4*[.$B$4]-60*[.$B$5];1440)" office:value-type="float" office:value="582.814432947033" calcext:value-type="float">
            <text:p>582.814432947033</text:p>
          </table:table-cell>
          <table:table-cell table:formula="of:=IF([.AB97]/4&lt;0;[.AB97]/4+180;[.AB97]/4-180)" office:value-type="float" office:value="-34.2963917632417" calcext:value-type="float">
            <text:p>-34.2963917632417</text:p>
          </table:table-cell>
          <table:table-cell table:formula="of:=DEGREES(ACOS(SIN(RADIANS([.$B$3]))*SIN(RADIANS([.T97]))+COS(RADIANS([.$B$3]))*COS(RADIANS([.T97]))*COS(RADIANS([.AC97]))))" office:value-type="float" office:value="78.77271120869" calcext:value-type="float">
            <text:p>78.77271120869</text:p>
          </table:table-cell>
          <table:table-cell table:formula="of:=90-[.AD97]" office:value-type="float" office:value="11.22728879131" calcext:value-type="float">
            <text:p>11.22728879131</text:p>
          </table:table-cell>
          <table:table-cell table:formula="of:=IF([.AE97]&gt;85;0;IF([.AE97]&gt;5;58.1/TAN(RADIANS([.AE97]))-0.07/POWER(TAN(RADIANS([.AE97]));3)+0.000086/POWER(TAN(RADIANS([.AE97]));5);IF([.AE97]&gt;-0.575;1735+[.AE97]*(-518.2+[.AE97]*(103.4+[.AE97]*(-12.79+[.AE97]*0.711)));-20.772/TAN(RADIANS([.AE97])))))/3600" office:value-type="float" office:value="0.0788955449658429" calcext:value-type="float">
            <text:p>0.0788955449658429</text:p>
          </table:table-cell>
          <table:table-cell table:formula="of:=[.AE97]+[.AF97]" office:value-type="float" office:value="11.3061843362759" calcext:value-type="float">
            <text:p>11.3061843362759</text:p>
          </table:table-cell>
          <table:table-cell table:formula="of:=IF([.AC97]&gt;0;MOD(DEGREES(ACOS(((SIN(RADIANS([.$B$3]))*COS(RADIANS([.AD97])))-SIN(RADIANS([.T97])))/(COS(RADIANS([.$B$3]))*SIN(RADIANS([.AD97])))))+180;360);MOD(540-DEGREES(ACOS(((SIN(RADIANS([.$B$3]))*COS(RADIANS([.AD97])))-SIN(RADIANS([.T97])))/(COS(RADIANS([.$B$3]))*SIN(RADIANS([.AD97])))));360))" office:value-type="float" office:value="148.184584012167" calcext:value-type="float">
            <text:p>148.18458401216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97]+0.1/24" office:value-type="time" office:time-value="PT09H42M00S" calcext:value-type="time">
            <text:p>9:42:00</text:p>
          </table:table-cell>
          <table:table-cell table:style-name="ce9" table:formula="of:=[.D98]+2415018.5+[.E98]-[.$B$5]/24" office:value-type="float" office:value="2461033.8625" calcext:value-type="float">
            <text:p>2461033.86</text:p>
          </table:table-cell>
          <table:table-cell table:style-name="ce10" table:formula="of:=([.F98]-2451545)/36525" office:value-type="float" office:value="0.25979089664614" calcext:value-type="float">
            <text:p>0.25979090</text:p>
          </table:table-cell>
          <table:table-cell/>
          <table:table-cell table:formula="of:=MOD(280.46646+[.G98]*(36000.76983+[.G98]*0.0003032);360)" office:value-type="float" office:value="273.138754550384" calcext:value-type="float">
            <text:p>273.138754550384</text:p>
          </table:table-cell>
          <table:table-cell table:formula="of:=357.52911+[.G98]*(35999.05029-0.0001537*[.G98])" office:value-type="float" office:value="9709.75465287519" calcext:value-type="float">
            <text:p>9709.75465287519</text:p>
          </table:table-cell>
          <table:table-cell table:formula="of:=0.016708634-[.G98]*(0.000042037+0.0000001267*[.G98])" office:value-type="float" office:value="0.0166977046189287" calcext:value-type="float">
            <text:p>0.0166977046189287</text:p>
          </table:table-cell>
          <table:table-cell table:formula="of:=SIN(RADIANS([.J98]))*(1.914602-[.G98]*(0.004817+0.000014*[.G98]))+SIN(RADIANS(2*[.J98]))*(0.019993-0.000101*[.G98])+SIN(RADIANS(3*[.J98]))*0.000289" office:value-type="float" office:value="-0.347452491102084" calcext:value-type="float">
            <text:p>-0.347452491102084</text:p>
          </table:table-cell>
          <table:table-cell table:formula="of:=[.I98]+[.L98]" office:value-type="float" office:value="272.791302059282" calcext:value-type="float">
            <text:p>272.791302059282</text:p>
          </table:table-cell>
          <table:table-cell table:formula="of:=[.J98]+[.L98]" office:value-type="float" office:value="9709.40720038409" calcext:value-type="float">
            <text:p>9709.40720038409</text:p>
          </table:table-cell>
          <table:table-cell table:formula="of:=(1.000001018*(1-[.K98]*[.K98]))/(1+[.K98]*COS(RADIANS([.N98])))" office:value-type="float" office:value="0.983578581585326" calcext:value-type="float">
            <text:p>0.983578581585326</text:p>
          </table:table-cell>
          <table:table-cell table:formula="of:=[.M98]-0.00569-0.00478*SIN(RADIANS(125.04-1934.136*[.G98]))" office:value-type="float" office:value="272.787043936028" calcext:value-type="float">
            <text:p>272.787043936028</text:p>
          </table:table-cell>
          <table:table-cell table:formula="of:=23+(26+((21.448-[.G98]*(46.815+[.G98]*(0.00059-[.G98]*0.001813))))/60)/60" office:value-type="float" office:value="23.4359127447617" calcext:value-type="float">
            <text:p>23.4359127447617</text:p>
          </table:table-cell>
          <table:table-cell table:formula="of:=[.Q98]+0.00256*COS(RADIANS(125.04-1934.136*[.G98]))" office:value-type="float" office:value="23.4383551864405" calcext:value-type="float">
            <text:p>23.4383551864405</text:p>
          </table:table-cell>
          <table:table-cell table:formula="of:=DEGREES(ATAN2(COS(RADIANS([.P98]));COS(RADIANS([.R98]))*SIN(RADIANS([.P98]))))" office:value-type="float" office:value="-86.96276203154" calcext:value-type="float">
            <text:p>-86.96276203154</text:p>
          </table:table-cell>
          <table:table-cell table:formula="of:=DEGREES(ASIN(SIN(RADIANS([.R98]))*SIN(RADIANS([.P98]))))" office:value-type="float" office:value="-23.408977070824" calcext:value-type="float">
            <text:p>-23.408977070824</text:p>
          </table:table-cell>
          <table:table-cell table:formula="of:=TAN(RADIANS([.R98]/2))*TAN(RADIANS([.R98]/2))" office:value-type="float" office:value="0.0430309948721099" calcext:value-type="float">
            <text:p>0.0430309948721099</text:p>
          </table:table-cell>
          <table:table-cell table:formula="of:=4*DEGREES([.U98]*SIN(2*RADIANS([.I98]))-2*[.K98]*SIN(RADIANS([.J98]))+4*[.K98]*[.U98]*SIN(RADIANS([.J98]))*COS(2*RADIANS([.I98]))-0.5*[.U98]*[.U98]*SIN(4*RADIANS([.I98]))-1.25*[.K98]*[.K98]*SIN(2*RADIANS([.J98])))" office:value-type="float" office:value="0.381249683855267" calcext:value-type="float">
            <text:p>0.381249683855267</text:p>
          </table:table-cell>
          <table:table-cell table:formula="of:=DEGREES(ACOS(COS(RADIANS(90.833))/(COS(RADIANS([.$B$3]))*COS(RADIANS([.T98])))-TAN(RADIANS([.$B$3]))*TAN(RADIANS([.T98]))))" office:value-type="float" office:value="61.4958679897273" calcext:value-type="float">
            <text:p>61.4958679897273</text:p>
          </table:table-cell>
          <table:table-cell table:style-name="ce8" table:formula="of:=(720-4*[.$B$4]-[.V98]+[.$B$5]*60)/1440" office:value-type="time" office:time-value="PT11H53M11.257818969S" calcext:value-type="time">
            <text:p>11:53:11</text:p>
          </table:table-cell>
          <table:table-cell table:style-name="ce8" table:formula="of:=[.X98]-[.W98]*4/1440" office:value-type="time" office:time-value="PT07H47M12.249501434S" calcext:value-type="time">
            <text:p>7:47:12</text:p>
          </table:table-cell>
          <table:table-cell table:style-name="ce8" table:formula="of:=[.X98]+[.W98]*4/1440" office:value-type="time" office:time-value="PT15H59M10.266136503S" calcext:value-type="time">
            <text:p>15:59:10</text:p>
          </table:table-cell>
          <table:table-cell table:style-name="ce11" table:formula="of:=8*[.W98]" office:value-type="float" office:value="491.966943917818" calcext:value-type="float">
            <text:p>491.966943917818</text:p>
          </table:table-cell>
          <table:table-cell table:formula="of:=MOD([.E98]*1440+[.V98]+4*[.$B$4]-60*[.$B$5];1440)" office:value-type="float" office:value="588.812369683854" calcext:value-type="float">
            <text:p>588.812369683854</text:p>
          </table:table-cell>
          <table:table-cell table:formula="of:=IF([.AB98]/4&lt;0;[.AB98]/4+180;[.AB98]/4-180)" office:value-type="float" office:value="-32.7969075790364" calcext:value-type="float">
            <text:p>-32.7969075790364</text:p>
          </table:table-cell>
          <table:table-cell table:formula="of:=DEGREES(ACOS(SIN(RADIANS([.$B$3]))*SIN(RADIANS([.T98]))+COS(RADIANS([.$B$3]))*COS(RADIANS([.T98]))*COS(RADIANS([.AC98]))))" office:value-type="float" office:value="78.2655635865884" calcext:value-type="float">
            <text:p>78.2655635865884</text:p>
          </table:table-cell>
          <table:table-cell table:formula="of:=90-[.AD98]" office:value-type="float" office:value="11.7344364134116" calcext:value-type="float">
            <text:p>11.7344364134116</text:p>
          </table:table-cell>
          <table:table-cell table:formula="of:=IF([.AE98]&gt;85;0;IF([.AE98]&gt;5;58.1/TAN(RADIANS([.AE98]))-0.07/POWER(TAN(RADIANS([.AE98]));3)+0.000086/POWER(TAN(RADIANS([.AE98]));5);IF([.AE98]&gt;-0.575;1735+[.AE98]*(-518.2+[.AE98]*(103.4+[.AE98]*(-12.79+[.AE98]*0.711)));-20.772/TAN(RADIANS([.AE98])))))/3600" office:value-type="float" office:value="0.0755887286718613" calcext:value-type="float">
            <text:p>0.0755887286718613</text:p>
          </table:table-cell>
          <table:table-cell table:formula="of:=[.AE98]+[.AF98]" office:value-type="float" office:value="11.8100251420834" calcext:value-type="float">
            <text:p>11.8100251420834</text:p>
          </table:table-cell>
          <table:table-cell table:formula="of:=IF([.AC98]&gt;0;MOD(DEGREES(ACOS(((SIN(RADIANS([.$B$3]))*COS(RADIANS([.AD98])))-SIN(RADIANS([.T98])))/(COS(RADIANS([.$B$3]))*SIN(RADIANS([.AD98])))))+180;360);MOD(540-DEGREES(ACOS(((SIN(RADIANS([.$B$3]))*COS(RADIANS([.AD98])))-SIN(RADIANS([.T98])))/(COS(RADIANS([.$B$3]))*SIN(RADIANS([.AD98])))));360))" office:value-type="float" office:value="149.489902052231" calcext:value-type="float">
            <text:p>149.48990205223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98]+0.1/24" office:value-type="time" office:time-value="PT09H48M00S" calcext:value-type="time">
            <text:p>9:48:00</text:p>
          </table:table-cell>
          <table:table-cell table:style-name="ce9" table:formula="of:=[.D99]+2415018.5+[.E99]-[.$B$5]/24" office:value-type="float" office:value="2461033.86666667" calcext:value-type="float">
            <text:p>2461033.87</text:p>
          </table:table-cell>
          <table:table-cell table:style-name="ce10" table:formula="of:=([.F99]-2451545)/36525" office:value-type="float" office:value="0.25979101072325" calcext:value-type="float">
            <text:p>0.25979101</text:p>
          </table:table-cell>
          <table:table-cell/>
          <table:table-cell table:formula="of:=MOD(280.46646+[.G99]*(36000.76983+[.G99]*0.0003032);360)" office:value-type="float" office:value="273.142861414161" calcext:value-type="float">
            <text:p>273.142861414161</text:p>
          </table:table-cell>
          <table:table-cell table:formula="of:=357.52911+[.G99]*(35999.05029-0.0001537*[.G99])" office:value-type="float" office:value="9709.75875954277" calcext:value-type="float">
            <text:p>9709.75875954277</text:p>
          </table:table-cell>
          <table:table-cell table:formula="of:=0.016708634-[.G99]*(0.000042037+0.0000001267*[.G99])" office:value-type="float" office:value="0.0166977046141257" calcext:value-type="float">
            <text:p>0.0166977046141257</text:p>
          </table:table-cell>
          <table:table-cell table:formula="of:=SIN(RADIANS([.J99]))*(1.914602-[.G99]*(0.004817+0.000014*[.G99]))+SIN(RADIANS(2*[.J99]))*(0.019993-0.000101*[.G99])+SIN(RADIANS(3*[.J99]))*0.000289" office:value-type="float" office:value="-0.347314803078523" calcext:value-type="float">
            <text:p>-0.347314803078523</text:p>
          </table:table-cell>
          <table:table-cell table:formula="of:=[.I99]+[.L99]" office:value-type="float" office:value="272.795546611082" calcext:value-type="float">
            <text:p>272.795546611082</text:p>
          </table:table-cell>
          <table:table-cell table:formula="of:=[.J99]+[.L99]" office:value-type="float" office:value="9709.4114447397" calcext:value-type="float">
            <text:p>9709.4114447397</text:p>
          </table:table-cell>
          <table:table-cell table:formula="of:=(1.000001018*(1-[.K99]*[.K99]))/(1+[.K99]*COS(RADIANS([.N99])))" office:value-type="float" office:value="0.983578361596568" calcext:value-type="float">
            <text:p>0.983578361596568</text:p>
          </table:table-cell>
          <table:table-cell table:formula="of:=[.M99]-0.00569-0.00478*SIN(RADIANS(125.04-1934.136*[.G99]))" office:value-type="float" office:value="272.79128850539" calcext:value-type="float">
            <text:p>272.79128850539</text:p>
          </table:table-cell>
          <table:table-cell table:formula="of:=23+(26+((21.448-[.G99]*(46.815+[.G99]*(0.00059-[.G99]*0.001813))))/60)/60" office:value-type="float" office:value="23.4359127432782" calcext:value-type="float">
            <text:p>23.4359127432782</text:p>
          </table:table-cell>
          <table:table-cell table:formula="of:=[.Q99]+0.00256*COS(RADIANS(125.04-1934.136*[.G99]))" office:value-type="float" office:value="23.4383551820039" calcext:value-type="float">
            <text:p>23.4383551820039</text:p>
          </table:table-cell>
          <table:table-cell table:formula="of:=DEGREES(ATAN2(COS(RADIANS([.P99]));COS(RADIANS([.R99]))*SIN(RADIANS([.P99]))))" office:value-type="float" office:value="-86.9581377983216" calcext:value-type="float">
            <text:p>-86.9581377983216</text:p>
          </table:table-cell>
          <table:table-cell table:formula="of:=DEGREES(ASIN(SIN(RADIANS([.R99]))*SIN(RADIANS([.P99]))))" office:value-type="float" office:value="-23.4088875422748" calcext:value-type="float">
            <text:p>-23.4088875422748</text:p>
          </table:table-cell>
          <table:table-cell table:formula="of:=TAN(RADIANS([.R99]/2))*TAN(RADIANS([.R99]/2))" office:value-type="float" office:value="0.0430309948553559" calcext:value-type="float">
            <text:p>0.0430309948553559</text:p>
          </table:table-cell>
          <table:table-cell table:formula="of:=4*DEGREES([.U99]*SIN(2*RADIANS([.I99]))-2*[.K99]*SIN(RADIANS([.J99]))+4*[.K99]*[.U99]*SIN(RADIANS([.J99]))*COS(2*RADIANS([.I99]))-0.5*[.U99]*[.U99]*SIN(4*RADIANS([.I99]))-1.25*[.K99]*[.K99]*SIN(2*RADIANS([.J99])))" office:value-type="float" office:value="0.37918643775833" calcext:value-type="float">
            <text:p>0.37918643775833</text:p>
          </table:table-cell>
          <table:table-cell table:formula="of:=DEGREES(ACOS(COS(RADIANS(90.833))/(COS(RADIANS([.$B$3]))*COS(RADIANS([.T99])))-TAN(RADIANS([.$B$3]))*TAN(RADIANS([.T99]))))" office:value-type="float" office:value="61.4960070446926" calcext:value-type="float">
            <text:p>61.4960070446926</text:p>
          </table:table-cell>
          <table:table-cell table:style-name="ce8" table:formula="of:=(720-4*[.$B$4]-[.V99]+[.$B$5]*60)/1440" office:value-type="time" office:time-value="PT11H53M11.381613735S" calcext:value-type="time">
            <text:p>11:53:11</text:p>
          </table:table-cell>
          <table:table-cell table:style-name="ce8" table:formula="of:=[.X99]-[.W99]*4/1440" office:value-type="time" office:time-value="PT07H47M12.339923008S" calcext:value-type="time">
            <text:p>7:47:12</text:p>
          </table:table-cell>
          <table:table-cell table:style-name="ce8" table:formula="of:=[.X99]+[.W99]*4/1440" office:value-type="time" office:time-value="PT15H59M10.423304461S" calcext:value-type="time">
            <text:p>15:59:10</text:p>
          </table:table-cell>
          <table:table-cell table:style-name="ce11" table:formula="of:=8*[.W99]" office:value-type="float" office:value="491.968056357541" calcext:value-type="float">
            <text:p>491.968056357541</text:p>
          </table:table-cell>
          <table:table-cell table:formula="of:=MOD([.E99]*1440+[.V99]+4*[.$B$4]-60*[.$B$5];1440)" office:value-type="float" office:value="594.810306437758" calcext:value-type="float">
            <text:p>594.810306437758</text:p>
          </table:table-cell>
          <table:table-cell table:formula="of:=IF([.AB99]/4&lt;0;[.AB99]/4+180;[.AB99]/4-180)" office:value-type="float" office:value="-31.2974233905605" calcext:value-type="float">
            <text:p>-31.2974233905605</text:p>
          </table:table-cell>
          <table:table-cell table:formula="of:=DEGREES(ACOS(SIN(RADIANS([.$B$3]))*SIN(RADIANS([.T99]))+COS(RADIANS([.$B$3]))*COS(RADIANS([.T99]))*COS(RADIANS([.AC99]))))" office:value-type="float" office:value="77.7777218296838" calcext:value-type="float">
            <text:p>77.7777218296838</text:p>
          </table:table-cell>
          <table:table-cell table:formula="of:=90-[.AD99]" office:value-type="float" office:value="12.2222781703162" calcext:value-type="float">
            <text:p>12.2222781703162</text:p>
          </table:table-cell>
          <table:table-cell table:formula="of:=IF([.AE99]&gt;85;0;IF([.AE99]&gt;5;58.1/TAN(RADIANS([.AE99]))-0.07/POWER(TAN(RADIANS([.AE99]));3)+0.000086/POWER(TAN(RADIANS([.AE99]));5);IF([.AE99]&gt;-0.575;1735+[.AE99]*(-518.2+[.AE99]*(103.4+[.AE99]*(-12.79+[.AE99]*0.711)));-20.772/TAN(RADIANS([.AE99])))))/3600" office:value-type="float" office:value="0.0726420688601267" calcext:value-type="float">
            <text:p>0.0726420688601267</text:p>
          </table:table-cell>
          <table:table-cell table:formula="of:=[.AE99]+[.AF99]" office:value-type="float" office:value="12.2949202391763" calcext:value-type="float">
            <text:p>12.2949202391763</text:p>
          </table:table-cell>
          <table:table-cell table:formula="of:=IF([.AC99]&gt;0;MOD(DEGREES(ACOS(((SIN(RADIANS([.$B$3]))*COS(RADIANS([.AD99])))-SIN(RADIANS([.T99])))/(COS(RADIANS([.$B$3]))*SIN(RADIANS([.AD99])))))+180;360);MOD(540-DEGREES(ACOS(((SIN(RADIANS([.$B$3]))*COS(RADIANS([.AD99])))-SIN(RADIANS([.T99])))/(COS(RADIANS([.$B$3]))*SIN(RADIANS([.AD99])))));360))" office:value-type="float" office:value="150.805229371414" calcext:value-type="float">
            <text:p>150.80522937141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99]+0.1/24" office:value-type="time" office:time-value="PT09H54M00S" calcext:value-type="time">
            <text:p>9:54:00</text:p>
          </table:table-cell>
          <table:table-cell table:style-name="ce9" table:formula="of:=[.D100]+2415018.5+[.E100]-[.$B$5]/24" office:value-type="float" office:value="2461033.87083333" calcext:value-type="float">
            <text:p>2461033.87</text:p>
          </table:table-cell>
          <table:table-cell table:style-name="ce10" table:formula="of:=([.F100]-2451545)/36525" office:value-type="float" office:value="0.259791124800372" calcext:value-type="float">
            <text:p>0.25979112</text:p>
          </table:table-cell>
          <table:table-cell/>
          <table:table-cell table:formula="of:=MOD(280.46646+[.G100]*(36000.76983+[.G100]*0.0003032);360)" office:value-type="float" office:value="273.146968278392" calcext:value-type="float">
            <text:p>273.146968278392</text:p>
          </table:table-cell>
          <table:table-cell table:formula="of:=357.52911+[.G100]*(35999.05029-0.0001537*[.G100])" office:value-type="float" office:value="9709.76286621082" calcext:value-type="float">
            <text:p>9709.76286621082</text:p>
          </table:table-cell>
          <table:table-cell table:formula="of:=0.016708634-[.G100]*(0.000042037+0.0000001267*[.G100])" office:value-type="float" office:value="0.0166977046093228" calcext:value-type="float">
            <text:p>0.0166977046093228</text:p>
          </table:table-cell>
          <table:table-cell table:formula="of:=SIN(RADIANS([.J100]))*(1.914602-[.G100]*(0.004817+0.000014*[.G100]))+SIN(RADIANS(2*[.J100]))*(0.019993-0.000101*[.G100])+SIN(RADIANS(3*[.J100]))*0.000289" office:value-type="float" office:value="-0.347177113141696" calcext:value-type="float">
            <text:p>-0.347177113141696</text:p>
          </table:table-cell>
          <table:table-cell table:formula="of:=[.I100]+[.L100]" office:value-type="float" office:value="272.79979116525" calcext:value-type="float">
            <text:p>272.79979116525</text:p>
          </table:table-cell>
          <table:table-cell table:formula="of:=[.J100]+[.L100]" office:value-type="float" office:value="9709.41568909768" calcext:value-type="float">
            <text:p>9709.41568909768</text:p>
          </table:table-cell>
          <table:table-cell table:formula="of:=(1.000001018*(1-[.K100]*[.K100]))/(1+[.K100]*COS(RADIANS([.N100])))" office:value-type="float" office:value="0.983578141694945" calcext:value-type="float">
            <text:p>0.983578141694945</text:p>
          </table:table-cell>
          <table:table-cell table:formula="of:=[.M100]-0.00569-0.00478*SIN(RADIANS(125.04-1934.136*[.G100]))" office:value-type="float" office:value="272.79553307712" calcext:value-type="float">
            <text:p>272.79553307712</text:p>
          </table:table-cell>
          <table:table-cell table:formula="of:=23+(26+((21.448-[.G100]*(46.815+[.G100]*(0.00059-[.G100]*0.001813))))/60)/60" office:value-type="float" office:value="23.4359127417947" calcext:value-type="float">
            <text:p>23.4359127417947</text:p>
          </table:table-cell>
          <table:table-cell table:formula="of:=[.Q100]+0.00256*COS(RADIANS(125.04-1934.136*[.G100]))" office:value-type="float" office:value="23.4383551775673" calcext:value-type="float">
            <text:p>23.4383551775673</text:p>
          </table:table-cell>
          <table:table-cell table:formula="of:=DEGREES(ATAN2(COS(RADIANS([.P100]));COS(RADIANS([.R100]))*SIN(RADIANS([.P100]))))" office:value-type="float" office:value="-86.9535135687846" calcext:value-type="float">
            <text:p>-86.9535135687846</text:p>
          </table:table-cell>
          <table:table-cell table:formula="of:=DEGREES(ASIN(SIN(RADIANS([.R100]))*SIN(RADIANS([.P100]))))" office:value-type="float" office:value="-23.4087978776058" calcext:value-type="float">
            <text:p>-23.4087978776058</text:p>
          </table:table-cell>
          <table:table-cell table:formula="of:=TAN(RADIANS([.R100]/2))*TAN(RADIANS([.R100]/2))" office:value-type="float" office:value="0.0430309948386019" calcext:value-type="float">
            <text:p>0.0430309948386019</text:p>
          </table:table-cell>
          <table:table-cell table:formula="of:=4*DEGREES([.U100]*SIN(2*RADIANS([.I100]))-2*[.K100]*SIN(RADIANS([.J100]))+4*[.K100]*[.U100]*SIN(RADIANS([.J100]))*COS(2*RADIANS([.I100]))-0.5*[.U100]*[.U100]*SIN(4*RADIANS([.I100]))-1.25*[.K100]*[.K100]*SIN(2*RADIANS([.J100])))" office:value-type="float" office:value="0.377123208323894" calcext:value-type="float">
            <text:p>0.377123208323894</text:p>
          </table:table-cell>
          <table:table-cell table:formula="of:=DEGREES(ACOS(COS(RADIANS(90.833))/(COS(RADIANS([.$B$3]))*COS(RADIANS([.T100])))-TAN(RADIANS([.$B$3]))*TAN(RADIANS([.T100]))))" office:value-type="float" office:value="61.4961463107097" calcext:value-type="float">
            <text:p>61.4961463107097</text:p>
          </table:table-cell>
          <table:table-cell table:style-name="ce8" table:formula="of:=(720-4*[.$B$4]-[.V100]+[.$B$5]*60)/1440" office:value-type="time" office:time-value="PT11H53M11.505407501S" calcext:value-type="time">
            <text:p>11:53:11</text:p>
          </table:table-cell>
          <table:table-cell table:style-name="ce8" table:formula="of:=[.X100]-[.W100]*4/1440" office:value-type="time" office:time-value="PT07H47M12.43029293S" calcext:value-type="time">
            <text:p>7:47:12</text:p>
          </table:table-cell>
          <table:table-cell table:style-name="ce8" table:formula="of:=[.X100]+[.W100]*4/1440" office:value-type="time" office:time-value="PT15H59M10.580522071S" calcext:value-type="time">
            <text:p>15:59:10</text:p>
          </table:table-cell>
          <table:table-cell table:style-name="ce11" table:formula="of:=8*[.W100]" office:value-type="float" office:value="491.969170485677" calcext:value-type="float">
            <text:p>491.969170485677</text:p>
          </table:table-cell>
          <table:table-cell table:formula="of:=MOD([.E100]*1440+[.V100]+4*[.$B$4]-60*[.$B$5];1440)" office:value-type="float" office:value="600.808243208324" calcext:value-type="float">
            <text:p>600.808243208324</text:p>
          </table:table-cell>
          <table:table-cell table:formula="of:=IF([.AB100]/4&lt;0;[.AB100]/4+180;[.AB100]/4-180)" office:value-type="float" office:value="-29.7979391979191" calcext:value-type="float">
            <text:p>-29.7979391979191</text:p>
          </table:table-cell>
          <table:table-cell table:formula="of:=DEGREES(ACOS(SIN(RADIANS([.$B$3]))*SIN(RADIANS([.T100]))+COS(RADIANS([.$B$3]))*COS(RADIANS([.T100]))*COS(RADIANS([.AC100]))))" office:value-type="float" office:value="77.3095903024602" calcext:value-type="float">
            <text:p>77.3095903024602</text:p>
          </table:table-cell>
          <table:table-cell table:formula="of:=90-[.AD100]" office:value-type="float" office:value="12.6904096975398" calcext:value-type="float">
            <text:p>12.6904096975398</text:p>
          </table:table-cell>
          <table:table-cell table:formula="of:=IF([.AE100]&gt;85;0;IF([.AE100]&gt;5;58.1/TAN(RADIANS([.AE100]))-0.07/POWER(TAN(RADIANS([.AE100]));3)+0.000086/POWER(TAN(RADIANS([.AE100]));5);IF([.AE100]&gt;-0.575;1735+[.AE100]*(-518.2+[.AE100]*(103.4+[.AE100]*(-12.79+[.AE100]*0.711)));-20.772/TAN(RADIANS([.AE100])))))/3600" office:value-type="float" office:value="0.0700082099746589" calcext:value-type="float">
            <text:p>0.0700082099746589</text:p>
          </table:table-cell>
          <table:table-cell table:formula="of:=[.AE100]+[.AF100]" office:value-type="float" office:value="12.7604179075144" calcext:value-type="float">
            <text:p>12.7604179075144</text:p>
          </table:table-cell>
          <table:table-cell table:formula="of:=IF([.AC100]&gt;0;MOD(DEGREES(ACOS(((SIN(RADIANS([.$B$3]))*COS(RADIANS([.AD100])))-SIN(RADIANS([.T100])))/(COS(RADIANS([.$B$3]))*SIN(RADIANS([.AD100])))))+180;360);MOD(540-DEGREES(ACOS(((SIN(RADIANS([.$B$3]))*COS(RADIANS([.AD100])))-SIN(RADIANS([.T100])))/(COS(RADIANS([.$B$3]))*SIN(RADIANS([.AD100])))));360))" office:value-type="float" office:value="152.130413047907" calcext:value-type="float">
            <text:p>152.13041304790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00]+0.1/24" office:value-type="time" office:time-value="PT10H00M00S" calcext:value-type="time">
            <text:p>10:00:00</text:p>
          </table:table-cell>
          <table:table-cell table:style-name="ce9" table:formula="of:=[.D101]+2415018.5+[.E101]-[.$B$5]/24" office:value-type="float" office:value="2461033.875" calcext:value-type="float">
            <text:p>2461033.88</text:p>
          </table:table-cell>
          <table:table-cell table:style-name="ce10" table:formula="of:=([.F101]-2451545)/36525" office:value-type="float" office:value="0.259791238877481" calcext:value-type="float">
            <text:p>0.25979124</text:p>
          </table:table-cell>
          <table:table-cell/>
          <table:table-cell table:formula="of:=MOD(280.46646+[.G101]*(36000.76983+[.G101]*0.0003032);360)" office:value-type="float" office:value="273.151075142165" calcext:value-type="float">
            <text:p>273.151075142165</text:p>
          </table:table-cell>
          <table:table-cell table:formula="of:=357.52911+[.G101]*(35999.05029-0.0001537*[.G101])" office:value-type="float" office:value="9709.7669728784" calcext:value-type="float">
            <text:p>9709.7669728784</text:p>
          </table:table-cell>
          <table:table-cell table:formula="of:=0.016708634-[.G101]*(0.000042037+0.0000001267*[.G101])" office:value-type="float" office:value="0.0166977046045198" calcext:value-type="float">
            <text:p>0.0166977046045198</text:p>
          </table:table-cell>
          <table:table-cell table:formula="of:=SIN(RADIANS([.J101]))*(1.914602-[.G101]*(0.004817+0.000014*[.G101]))+SIN(RADIANS(2*[.J101]))*(0.019993-0.000101*[.G101])+SIN(RADIANS(3*[.J101]))*0.000289" office:value-type="float" office:value="-0.347039421323203" calcext:value-type="float">
            <text:p>-0.347039421323203</text:p>
          </table:table-cell>
          <table:table-cell table:formula="of:=[.I101]+[.L101]" office:value-type="float" office:value="272.804035720842" calcext:value-type="float">
            <text:p>272.804035720842</text:p>
          </table:table-cell>
          <table:table-cell table:formula="of:=[.J101]+[.L101]" office:value-type="float" office:value="9709.41993345708" calcext:value-type="float">
            <text:p>9709.41993345708</text:p>
          </table:table-cell>
          <table:table-cell table:formula="of:=(1.000001018*(1-[.K101]*[.K101]))/(1+[.K101]*COS(RADIANS([.N101])))" office:value-type="float" office:value="0.983577921880508" calcext:value-type="float">
            <text:p>0.983577921880508</text:p>
          </table:table-cell>
          <table:table-cell table:formula="of:=[.M101]-0.00569-0.00478*SIN(RADIANS(125.04-1934.136*[.G101]))" office:value-type="float" office:value="272.799777650273" calcext:value-type="float">
            <text:p>272.799777650273</text:p>
          </table:table-cell>
          <table:table-cell table:formula="of:=23+(26+((21.448-[.G101]*(46.815+[.G101]*(0.00059-[.G101]*0.001813))))/60)/60" office:value-type="float" office:value="23.4359127403113" calcext:value-type="float">
            <text:p>23.4359127403113</text:p>
          </table:table-cell>
          <table:table-cell table:formula="of:=[.Q101]+0.00256*COS(RADIANS(125.04-1934.136*[.G101]))" office:value-type="float" office:value="23.4383551731306" calcext:value-type="float">
            <text:p>23.4383551731306</text:p>
          </table:table-cell>
          <table:table-cell table:formula="of:=DEGREES(ATAN2(COS(RADIANS([.P101]));COS(RADIANS([.R101]))*SIN(RADIANS([.P101]))))" office:value-type="float" office:value="-86.9488893439674" calcext:value-type="float">
            <text:p>-86.9488893439674</text:p>
          </table:table-cell>
          <table:table-cell table:formula="of:=DEGREES(ASIN(SIN(RADIANS([.R101]))*SIN(RADIANS([.P101]))))" office:value-type="float" office:value="-23.4087080768375" calcext:value-type="float">
            <text:p>-23.4087080768375</text:p>
          </table:table-cell>
          <table:table-cell table:formula="of:=TAN(RADIANS([.R101]/2))*TAN(RADIANS([.R101]/2))" office:value-type="float" office:value="0.0430309948218477" calcext:value-type="float">
            <text:p>0.0430309948218477</text:p>
          </table:table-cell>
          <table:table-cell table:formula="of:=4*DEGREES([.U101]*SIN(2*RADIANS([.I101]))-2*[.K101]*SIN(RADIANS([.J101]))+4*[.K101]*[.U101]*SIN(RADIANS([.J101]))*COS(2*RADIANS([.I101]))-0.5*[.U101]*[.U101]*SIN(4*RADIANS([.I101]))-1.25*[.K101]*[.K101]*SIN(2*RADIANS([.J101])))" office:value-type="float" office:value="0.375059996051593" calcext:value-type="float">
            <text:p>0.375059996051593</text:p>
          </table:table-cell>
          <table:table-cell table:formula="of:=DEGREES(ACOS(COS(RADIANS(90.833))/(COS(RADIANS([.$B$3]))*COS(RADIANS([.T101])))-TAN(RADIANS([.$B$3]))*TAN(RADIANS([.T101]))))" office:value-type="float" office:value="61.4962857877449" calcext:value-type="float">
            <text:p>61.4962857877449</text:p>
          </table:table-cell>
          <table:table-cell table:style-name="ce8" table:formula="of:=(720-4*[.$B$4]-[.V101]+[.$B$5]*60)/1440" office:value-type="time" office:time-value="PT11H53M11.629200237S" calcext:value-type="time">
            <text:p>11:53:11</text:p>
          </table:table-cell>
          <table:table-cell table:style-name="ce8" table:formula="of:=[.X101]-[.W101]*4/1440" office:value-type="time" office:time-value="PT07H47M12.520611178S" calcext:value-type="time">
            <text:p>7:47:12</text:p>
          </table:table-cell>
          <table:table-cell table:style-name="ce8" table:formula="of:=[.X101]+[.W101]*4/1440" office:value-type="time" office:time-value="PT15H59M10.737789296S" calcext:value-type="time">
            <text:p>15:59:10</text:p>
          </table:table-cell>
          <table:table-cell table:style-name="ce11" table:formula="of:=8*[.W101]" office:value-type="float" office:value="491.970286301959" calcext:value-type="float">
            <text:p>491.970286301959</text:p>
          </table:table-cell>
          <table:table-cell table:formula="of:=MOD([.E101]*1440+[.V101]+4*[.$B$4]-60*[.$B$5];1440)" office:value-type="float" office:value="606.806179996051" calcext:value-type="float">
            <text:p>606.806179996051</text:p>
          </table:table-cell>
          <table:table-cell table:formula="of:=IF([.AB101]/4&lt;0;[.AB101]/4+180;[.AB101]/4-180)" office:value-type="float" office:value="-28.2984550009873" calcext:value-type="float">
            <text:p>-28.2984550009873</text:p>
          </table:table-cell>
          <table:table-cell table:formula="of:=DEGREES(ACOS(SIN(RADIANS([.$B$3]))*SIN(RADIANS([.T101]))+COS(RADIANS([.$B$3]))*COS(RADIANS([.T101]))*COS(RADIANS([.AC101]))))" office:value-type="float" office:value="76.861566056755" calcext:value-type="float">
            <text:p>76.861566056755</text:p>
          </table:table-cell>
          <table:table-cell table:formula="of:=90-[.AD101]" office:value-type="float" office:value="13.138433943245" calcext:value-type="float">
            <text:p>13.138433943245</text:p>
          </table:table-cell>
          <table:table-cell table:formula="of:=IF([.AE101]&gt;85;0;IF([.AE101]&gt;5;58.1/TAN(RADIANS([.AE101]))-0.07/POWER(TAN(RADIANS([.AE101]));3)+0.000086/POWER(TAN(RADIANS([.AE101]));5);IF([.AE101]&gt;-0.575;1735+[.AE101]*(-518.2+[.AE101]*(103.4+[.AE101]*(-12.79+[.AE101]*0.711)));-20.772/TAN(RADIANS([.AE101])))))/3600" office:value-type="float" office:value="0.0676480712449463" calcext:value-type="float">
            <text:p>0.0676480712449463</text:p>
          </table:table-cell>
          <table:table-cell table:formula="of:=[.AE101]+[.AF101]" office:value-type="float" office:value="13.20608201449" calcext:value-type="float">
            <text:p>13.20608201449</text:p>
          </table:table-cell>
          <table:table-cell table:formula="of:=IF([.AC101]&gt;0;MOD(DEGREES(ACOS(((SIN(RADIANS([.$B$3]))*COS(RADIANS([.AD101])))-SIN(RADIANS([.T101])))/(COS(RADIANS([.$B$3]))*SIN(RADIANS([.AD101])))))+180;360);MOD(540-DEGREES(ACOS(((SIN(RADIANS([.$B$3]))*COS(RADIANS([.AD101])))-SIN(RADIANS([.T101])))/(COS(RADIANS([.$B$3]))*SIN(RADIANS([.AD101])))));360))" office:value-type="float" office:value="153.465267380578" calcext:value-type="float">
            <text:p>153.46526738057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01]+0.1/24" office:value-type="time" office:time-value="PT10H06M00S" calcext:value-type="time">
            <text:p>10:06:00</text:p>
          </table:table-cell>
          <table:table-cell table:style-name="ce9" table:formula="of:=[.D102]+2415018.5+[.E102]-[.$B$5]/24" office:value-type="float" office:value="2461033.87916667" calcext:value-type="float">
            <text:p>2461033.88</text:p>
          </table:table-cell>
          <table:table-cell table:style-name="ce10" table:formula="of:=([.F102]-2451545)/36525" office:value-type="float" office:value="0.259791352954603" calcext:value-type="float">
            <text:p>0.25979135</text:p>
          </table:table-cell>
          <table:table-cell/>
          <table:table-cell table:formula="of:=MOD(280.46646+[.G102]*(36000.76983+[.G102]*0.0003032);360)" office:value-type="float" office:value="273.155182006398" calcext:value-type="float">
            <text:p>273.155182006398</text:p>
          </table:table-cell>
          <table:table-cell table:formula="of:=357.52911+[.G102]*(35999.05029-0.0001537*[.G102])" office:value-type="float" office:value="9709.77107954645" calcext:value-type="float">
            <text:p>9709.77107954645</text:p>
          </table:table-cell>
          <table:table-cell table:formula="of:=0.016708634-[.G102]*(0.000042037+0.0000001267*[.G102])" office:value-type="float" office:value="0.0166977045997168" calcext:value-type="float">
            <text:p>0.0166977045997168</text:p>
          </table:table-cell>
          <table:table-cell table:formula="of:=SIN(RADIANS([.J102]))*(1.914602-[.G102]*(0.004817+0.000014*[.G102]))+SIN(RADIANS(2*[.J102]))*(0.019993-0.000101*[.G102])+SIN(RADIANS(3*[.J102]))*0.000289" office:value-type="float" office:value="-0.346901727592674" calcext:value-type="float">
            <text:p>-0.346901727592674</text:p>
          </table:table-cell>
          <table:table-cell table:formula="of:=[.I102]+[.L102]" office:value-type="float" office:value="272.808280278805" calcext:value-type="float">
            <text:p>272.808280278805</text:p>
          </table:table-cell>
          <table:table-cell table:formula="of:=[.J102]+[.L102]" office:value-type="float" office:value="9709.42417781886" calcext:value-type="float">
            <text:p>9709.42417781886</text:p>
          </table:table-cell>
          <table:table-cell table:formula="of:=(1.000001018*(1-[.K102]*[.K102]))/(1+[.K102]*COS(RADIANS([.N102])))" office:value-type="float" office:value="0.983577702153209" calcext:value-type="float">
            <text:p>0.983577702153209</text:p>
          </table:table-cell>
          <table:table-cell table:formula="of:=[.M102]-0.00569-0.00478*SIN(RADIANS(125.04-1934.136*[.G102]))" office:value-type="float" office:value="272.804022225799" calcext:value-type="float">
            <text:p>272.804022225799</text:p>
          </table:table-cell>
          <table:table-cell table:formula="of:=23+(26+((21.448-[.G102]*(46.815+[.G102]*(0.00059-[.G102]*0.001813))))/60)/60" office:value-type="float" office:value="23.4359127388278" calcext:value-type="float">
            <text:p>23.4359127388278</text:p>
          </table:table-cell>
          <table:table-cell table:formula="of:=[.Q102]+0.00256*COS(RADIANS(125.04-1934.136*[.G102]))" office:value-type="float" office:value="23.4383551686939" calcext:value-type="float">
            <text:p>23.4383551686939</text:p>
          </table:table-cell>
          <table:table-cell table:formula="of:=DEGREES(ATAN2(COS(RADIANS([.P102]));COS(RADIANS([.R102]))*SIN(RADIANS([.P102]))))" office:value-type="float" office:value="-86.9442651228461" calcext:value-type="float">
            <text:p>-86.9442651228461</text:p>
          </table:table-cell>
          <table:table-cell table:formula="of:=DEGREES(ASIN(SIN(RADIANS([.R102]))*SIN(RADIANS([.P102]))))" office:value-type="float" office:value="-23.4086181399504" calcext:value-type="float">
            <text:p>-23.4086181399504</text:p>
          </table:table-cell>
          <table:table-cell table:formula="of:=TAN(RADIANS([.R102]/2))*TAN(RADIANS([.R102]/2))" office:value-type="float" office:value="0.0430309948050933" calcext:value-type="float">
            <text:p>0.0430309948050933</text:p>
          </table:table-cell>
          <table:table-cell table:formula="of:=4*DEGREES([.U102]*SIN(2*RADIANS([.I102]))-2*[.K102]*SIN(RADIANS([.J102]))+4*[.K102]*[.U102]*SIN(RADIANS([.J102]))*COS(2*RADIANS([.I102]))-0.5*[.U102]*[.U102]*SIN(4*RADIANS([.I102]))-1.25*[.K102]*[.K102]*SIN(2*RADIANS([.J102])))" office:value-type="float" office:value="0.372996800518459" calcext:value-type="float">
            <text:p>0.372996800518459</text:p>
          </table:table-cell>
          <table:table-cell table:formula="of:=DEGREES(ACOS(COS(RADIANS(90.833))/(COS(RADIANS([.$B$3]))*COS(RADIANS([.T102])))-TAN(RADIANS([.$B$3]))*TAN(RADIANS([.T102]))))" office:value-type="float" office:value="61.4964254758268" calcext:value-type="float">
            <text:p>61.4964254758268</text:p>
          </table:table-cell>
          <table:table-cell table:style-name="ce8" table:formula="of:=(720-4*[.$B$4]-[.V102]+[.$B$5]*60)/1440" office:value-type="time" office:time-value="PT11H53M11.752991969S" calcext:value-type="time">
            <text:p>11:53:11</text:p>
          </table:table-cell>
          <table:table-cell table:style-name="ce8" table:formula="of:=[.X102]-[.W102]*4/1440" office:value-type="time" office:time-value="PT07H47M12.61087777S" calcext:value-type="time">
            <text:p>7:47:12</text:p>
          </table:table-cell>
          <table:table-cell table:style-name="ce8" table:formula="of:=[.X102]+[.W102]*4/1440" office:value-type="time" office:time-value="PT15H59M10.895106167S" calcext:value-type="time">
            <text:p>15:59:10</text:p>
          </table:table-cell>
          <table:table-cell table:style-name="ce11" table:formula="of:=8*[.W102]" office:value-type="float" office:value="491.971403806614" calcext:value-type="float">
            <text:p>491.971403806614</text:p>
          </table:table-cell>
          <table:table-cell table:formula="of:=MOD([.E102]*1440+[.V102]+4*[.$B$4]-60*[.$B$5];1440)" office:value-type="float" office:value="612.804116800518" calcext:value-type="float">
            <text:p>612.804116800518</text:p>
          </table:table-cell>
          <table:table-cell table:formula="of:=IF([.AB102]/4&lt;0;[.AB102]/4+180;[.AB102]/4-180)" office:value-type="float" office:value="-26.7989707998705" calcext:value-type="float">
            <text:p>-26.7989707998705</text:p>
          </table:table-cell>
          <table:table-cell table:formula="of:=DEGREES(ACOS(SIN(RADIANS([.$B$3]))*SIN(RADIANS([.T102]))+COS(RADIANS([.$B$3]))*COS(RADIANS([.T102]))*COS(RADIANS([.AC102]))))" office:value-type="float" office:value="76.4340376325607" calcext:value-type="float">
            <text:p>76.4340376325607</text:p>
          </table:table-cell>
          <table:table-cell table:formula="of:=90-[.AD102]" office:value-type="float" office:value="13.5659623674393" calcext:value-type="float">
            <text:p>13.5659623674393</text:p>
          </table:table-cell>
          <table:table-cell table:formula="of:=IF([.AE102]&gt;85;0;IF([.AE102]&gt;5;58.1/TAN(RADIANS([.AE102]))-0.07/POWER(TAN(RADIANS([.AE102]));3)+0.000086/POWER(TAN(RADIANS([.AE102]));5);IF([.AE102]&gt;-0.575;1735+[.AE102]*(-518.2+[.AE102]*(103.4+[.AE102]*(-12.79+[.AE102]*0.711)));-20.772/TAN(RADIANS([.AE102])))))/3600" office:value-type="float" office:value="0.065529185209086" calcext:value-type="float">
            <text:p>0.065529185209086</text:p>
          </table:table-cell>
          <table:table-cell table:formula="of:=[.AE102]+[.AF102]" office:value-type="float" office:value="13.6314915526484" calcext:value-type="float">
            <text:p>13.6314915526484</text:p>
          </table:table-cell>
          <table:table-cell table:formula="of:=IF([.AC102]&gt;0;MOD(DEGREES(ACOS(((SIN(RADIANS([.$B$3]))*COS(RADIANS([.AD102])))-SIN(RADIANS([.T102])))/(COS(RADIANS([.$B$3]))*SIN(RADIANS([.AD102])))))+180;360);MOD(540-DEGREES(ACOS(((SIN(RADIANS([.$B$3]))*COS(RADIANS([.AD102])))-SIN(RADIANS([.T102])))/(COS(RADIANS([.$B$3]))*SIN(RADIANS([.AD102])))));360))" office:value-type="float" office:value="154.809573509434" calcext:value-type="float">
            <text:p>154.80957350943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02]+0.1/24" office:value-type="time" office:time-value="PT10H12M00S" calcext:value-type="time">
            <text:p>10:12:00</text:p>
          </table:table-cell>
          <table:table-cell table:style-name="ce9" table:formula="of:=[.D103]+2415018.5+[.E103]-[.$B$5]/24" office:value-type="float" office:value="2461033.88333333" calcext:value-type="float">
            <text:p>2461033.88</text:p>
          </table:table-cell>
          <table:table-cell table:style-name="ce10" table:formula="of:=([.F103]-2451545)/36525" office:value-type="float" office:value="0.259791467031713" calcext:value-type="float">
            <text:p>0.25979147</text:p>
          </table:table-cell>
          <table:table-cell/>
          <table:table-cell table:formula="of:=MOD(280.46646+[.G103]*(36000.76983+[.G103]*0.0003032);360)" office:value-type="float" office:value="273.159288870173" calcext:value-type="float">
            <text:p>273.159288870173</text:p>
          </table:table-cell>
          <table:table-cell table:formula="of:=357.52911+[.G103]*(35999.05029-0.0001537*[.G103])" office:value-type="float" office:value="9709.77518621404" calcext:value-type="float">
            <text:p>9709.77518621404</text:p>
          </table:table-cell>
          <table:table-cell table:formula="of:=0.016708634-[.G103]*(0.000042037+0.0000001267*[.G103])" office:value-type="float" office:value="0.0166977045949139" calcext:value-type="float">
            <text:p>0.0166977045949139</text:p>
          </table:table-cell>
          <table:table-cell table:formula="of:=SIN(RADIANS([.J103]))*(1.914602-[.G103]*(0.004817+0.000014*[.G103]))+SIN(RADIANS(2*[.J103]))*(0.019993-0.000101*[.G103])+SIN(RADIANS(3*[.J103]))*0.000289" office:value-type="float" office:value="-0.346764031981981" calcext:value-type="float">
            <text:p>-0.346764031981981</text:p>
          </table:table-cell>
          <table:table-cell table:formula="of:=[.I103]+[.L103]" office:value-type="float" office:value="272.812524838191" calcext:value-type="float">
            <text:p>272.812524838191</text:p>
          </table:table-cell>
          <table:table-cell table:formula="of:=[.J103]+[.L103]" office:value-type="float" office:value="9709.42842218206" calcext:value-type="float">
            <text:p>9709.42842218206</text:p>
          </table:table-cell>
          <table:table-cell table:formula="of:=(1.000001018*(1-[.K103]*[.K103]))/(1+[.K103]*COS(RADIANS([.N103])))" office:value-type="float" office:value="0.983577482513097" calcext:value-type="float">
            <text:p>0.983577482513097</text:p>
          </table:table-cell>
          <table:table-cell table:formula="of:=[.M103]-0.00569-0.00478*SIN(RADIANS(125.04-1934.136*[.G103]))" office:value-type="float" office:value="272.808266802746" calcext:value-type="float">
            <text:p>272.808266802746</text:p>
          </table:table-cell>
          <table:table-cell table:formula="of:=23+(26+((21.448-[.G103]*(46.815+[.G103]*(0.00059-[.G103]*0.001813))))/60)/60" office:value-type="float" office:value="23.4359127373443" calcext:value-type="float">
            <text:p>23.4359127373443</text:p>
          </table:table-cell>
          <table:table-cell table:formula="of:=[.Q103]+0.00256*COS(RADIANS(125.04-1934.136*[.G103]))" office:value-type="float" office:value="23.4383551642571" calcext:value-type="float">
            <text:p>23.4383551642571</text:p>
          </table:table-cell>
          <table:table-cell table:formula="of:=DEGREES(ATAN2(COS(RADIANS([.P103]));COS(RADIANS([.R103]))*SIN(RADIANS([.P103]))))" office:value-type="float" office:value="-86.9396409064652" calcext:value-type="float">
            <text:p>-86.9396409064652</text:p>
          </table:table-cell>
          <table:table-cell table:formula="of:=DEGREES(ASIN(SIN(RADIANS([.R103]))*SIN(RADIANS([.P103]))))" office:value-type="float" office:value="-23.4085280669654" calcext:value-type="float">
            <text:p>-23.4085280669654</text:p>
          </table:table-cell>
          <table:table-cell table:formula="of:=TAN(RADIANS([.R103]/2))*TAN(RADIANS([.R103]/2))" office:value-type="float" office:value="0.0430309947883389" calcext:value-type="float">
            <text:p>0.0430309947883389</text:p>
          </table:table-cell>
          <table:table-cell table:formula="of:=4*DEGREES([.U103]*SIN(2*RADIANS([.I103]))-2*[.K103]*SIN(RADIANS([.J103]))+4*[.K103]*[.U103]*SIN(RADIANS([.J103]))*COS(2*RADIANS([.I103]))-0.5*[.U103]*[.U103]*SIN(4*RADIANS([.I103]))-1.25*[.K103]*[.K103]*SIN(2*RADIANS([.J103])))" office:value-type="float" office:value="0.370933622227265" calcext:value-type="float">
            <text:p>0.370933622227265</text:p>
          </table:table-cell>
          <table:table-cell table:formula="of:=DEGREES(ACOS(COS(RADIANS(90.833))/(COS(RADIANS([.$B$3]))*COS(RADIANS([.T103])))-TAN(RADIANS([.$B$3]))*TAN(RADIANS([.T103]))))" office:value-type="float" office:value="61.4965653749215" calcext:value-type="float">
            <text:p>61.4965653749215</text:p>
          </table:table-cell>
          <table:table-cell table:style-name="ce8" table:formula="of:=(720-4*[.$B$4]-[.V103]+[.$B$5]*60)/1440" office:value-type="time" office:time-value="PT11H53M11.876782666S" calcext:value-type="time">
            <text:p>11:53:11</text:p>
          </table:table-cell>
          <table:table-cell table:style-name="ce8" table:formula="of:=[.X103]-[.W103]*4/1440" office:value-type="time" office:time-value="PT07H47M12.701092685S" calcext:value-type="time">
            <text:p>7:47:12</text:p>
          </table:table-cell>
          <table:table-cell table:style-name="ce8" table:formula="of:=[.X103]+[.W103]*4/1440" office:value-type="time" office:time-value="PT15H59M11.052472648S" calcext:value-type="time">
            <text:p>15:59:11</text:p>
          </table:table-cell>
          <table:table-cell table:style-name="ce11" table:formula="of:=8*[.W103]" office:value-type="float" office:value="491.972522999372" calcext:value-type="float">
            <text:p>491.972522999372</text:p>
          </table:table-cell>
          <table:table-cell table:formula="of:=MOD([.E103]*1440+[.V103]+4*[.$B$4]-60*[.$B$5];1440)" office:value-type="float" office:value="618.802053622227" calcext:value-type="float">
            <text:p>618.802053622227</text:p>
          </table:table-cell>
          <table:table-cell table:formula="of:=IF([.AB103]/4&lt;0;[.AB103]/4+180;[.AB103]/4-180)" office:value-type="float" office:value="-25.2994865944432" calcext:value-type="float">
            <text:p>-25.2994865944432</text:p>
          </table:table-cell>
          <table:table-cell table:formula="of:=DEGREES(ACOS(SIN(RADIANS([.$B$3]))*SIN(RADIANS([.T103]))+COS(RADIANS([.$B$3]))*COS(RADIANS([.T103]))*COS(RADIANS([.AC103]))))" office:value-type="float" office:value="76.0273838248156" calcext:value-type="float">
            <text:p>76.0273838248156</text:p>
          </table:table-cell>
          <table:table-cell table:formula="of:=90-[.AD103]" office:value-type="float" office:value="13.9726161751844" calcext:value-type="float">
            <text:p>13.9726161751844</text:p>
          </table:table-cell>
          <table:table-cell table:formula="of:=IF([.AE103]&gt;85;0;IF([.AE103]&gt;5;58.1/TAN(RADIANS([.AE103]))-0.07/POWER(TAN(RADIANS([.AE103]));3)+0.000086/POWER(TAN(RADIANS([.AE103]));5);IF([.AE103]&gt;-0.575;1735+[.AE103]*(-518.2+[.AE103]*(103.4+[.AE103]*(-12.79+[.AE103]*0.711)));-20.772/TAN(RADIANS([.AE103])))))/3600" office:value-type="float" office:value="0.0636244151631146" calcext:value-type="float">
            <text:p>0.0636244151631146</text:p>
          </table:table-cell>
          <table:table-cell table:formula="of:=[.AE103]+[.AF103]" office:value-type="float" office:value="14.0362405903476" calcext:value-type="float">
            <text:p>14.0362405903476</text:p>
          </table:table-cell>
          <table:table-cell table:formula="of:=IF([.AC103]&gt;0;MOD(DEGREES(ACOS(((SIN(RADIANS([.$B$3]))*COS(RADIANS([.AD103])))-SIN(RADIANS([.T103])))/(COS(RADIANS([.$B$3]))*SIN(RADIANS([.AD103])))))+180;360);MOD(540-DEGREES(ACOS(((SIN(RADIANS([.$B$3]))*COS(RADIANS([.AD103])))-SIN(RADIANS([.T103])))/(COS(RADIANS([.$B$3]))*SIN(RADIANS([.AD103])))));360))" office:value-type="float" office:value="156.163079195475" calcext:value-type="float">
            <text:p>156.16307919547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03]+0.1/24" office:value-type="time" office:time-value="PT10H18M00S" calcext:value-type="time">
            <text:p>10:18:00</text:p>
          </table:table-cell>
          <table:table-cell table:style-name="ce9" table:formula="of:=[.D104]+2415018.5+[.E104]-[.$B$5]/24" office:value-type="float" office:value="2461033.8875" calcext:value-type="float">
            <text:p>2461033.89</text:p>
          </table:table-cell>
          <table:table-cell table:style-name="ce10" table:formula="of:=([.F104]-2451545)/36525" office:value-type="float" office:value="0.259791581108835" calcext:value-type="float">
            <text:p>0.25979158</text:p>
          </table:table-cell>
          <table:table-cell/>
          <table:table-cell table:formula="of:=MOD(280.46646+[.G104]*(36000.76983+[.G104]*0.0003032);360)" office:value-type="float" office:value="273.163395734404" calcext:value-type="float">
            <text:p>273.163395734404</text:p>
          </table:table-cell>
          <table:table-cell table:formula="of:=357.52911+[.G104]*(35999.05029-0.0001537*[.G104])" office:value-type="float" office:value="9709.77929288208" calcext:value-type="float">
            <text:p>9709.77929288208</text:p>
          </table:table-cell>
          <table:table-cell table:formula="of:=0.016708634-[.G104]*(0.000042037+0.0000001267*[.G104])" office:value-type="float" office:value="0.0166977045901109" calcext:value-type="float">
            <text:p>0.0166977045901109</text:p>
          </table:table-cell>
          <table:table-cell table:formula="of:=SIN(RADIANS([.J104]))*(1.914602-[.G104]*(0.004817+0.000014*[.G104]))+SIN(RADIANS(2*[.J104]))*(0.019993-0.000101*[.G104])+SIN(RADIANS(3*[.J104]))*0.000289" office:value-type="float" office:value="-0.34662633446108" calcext:value-type="float">
            <text:p>-0.34662633446108</text:p>
          </table:table-cell>
          <table:table-cell table:formula="of:=[.I104]+[.L104]" office:value-type="float" office:value="272.816769399943" calcext:value-type="float">
            <text:p>272.816769399943</text:p>
          </table:table-cell>
          <table:table-cell table:formula="of:=[.J104]+[.L104]" office:value-type="float" office:value="9709.43266654762" calcext:value-type="float">
            <text:p>9709.43266654762</text:p>
          </table:table-cell>
          <table:table-cell table:formula="of:=(1.000001018*(1-[.K104]*[.K104]))/(1+[.K104]*COS(RADIANS([.N104])))" office:value-type="float" office:value="0.983577262960126" calcext:value-type="float">
            <text:p>0.983577262960126</text:p>
          </table:table-cell>
          <table:table-cell table:formula="of:=[.M104]-0.00569-0.00478*SIN(RADIANS(125.04-1934.136*[.G104]))" office:value-type="float" office:value="272.81251138206" calcext:value-type="float">
            <text:p>272.81251138206</text:p>
          </table:table-cell>
          <table:table-cell table:formula="of:=23+(26+((21.448-[.G104]*(46.815+[.G104]*(0.00059-[.G104]*0.001813))))/60)/60" office:value-type="float" office:value="23.4359127358608" calcext:value-type="float">
            <text:p>23.4359127358608</text:p>
          </table:table-cell>
          <table:table-cell table:formula="of:=[.Q104]+0.00256*COS(RADIANS(125.04-1934.136*[.G104]))" office:value-type="float" office:value="23.4383551598203" calcext:value-type="float">
            <text:p>23.4383551598203</text:p>
          </table:table-cell>
          <table:table-cell table:formula="of:=DEGREES(ATAN2(COS(RADIANS([.P104]));COS(RADIANS([.R104]))*SIN(RADIANS([.P104]))))" office:value-type="float" office:value="-86.9350166938048" calcext:value-type="float">
            <text:p>-86.9350166938048</text:p>
          </table:table-cell>
          <table:table-cell table:formula="of:=DEGREES(ASIN(SIN(RADIANS([.R104]))*SIN(RADIANS([.P104]))))" office:value-type="float" office:value="-23.4084378578628" calcext:value-type="float">
            <text:p>-23.4084378578628</text:p>
          </table:table-cell>
          <table:table-cell table:formula="of:=TAN(RADIANS([.R104]/2))*TAN(RADIANS([.R104]/2))" office:value-type="float" office:value="0.0430309947715843" calcext:value-type="float">
            <text:p>0.0430309947715843</text:p>
          </table:table-cell>
          <table:table-cell table:formula="of:=4*DEGREES([.U104]*SIN(2*RADIANS([.I104]))-2*[.K104]*SIN(RADIANS([.J104]))+4*[.K104]*[.U104]*SIN(RADIANS([.J104]))*COS(2*RADIANS([.I104]))-0.5*[.U104]*[.U104]*SIN(4*RADIANS([.I104]))-1.25*[.K104]*[.K104]*SIN(2*RADIANS([.J104])))" office:value-type="float" office:value="0.36887046075776" calcext:value-type="float">
            <text:p>0.36887046075776</text:p>
          </table:table-cell>
          <table:table-cell table:formula="of:=DEGREES(ACOS(COS(RADIANS(90.833))/(COS(RADIANS([.$B$3]))*COS(RADIANS([.T104])))-TAN(RADIANS([.$B$3]))*TAN(RADIANS([.T104]))))" office:value-type="float" office:value="61.4967054850577" calcext:value-type="float">
            <text:p>61.4967054850577</text:p>
          </table:table-cell>
          <table:table-cell table:style-name="ce8" table:formula="of:=(720-4*[.$B$4]-[.V104]+[.$B$5]*60)/1440" office:value-type="time" office:time-value="PT11H53M12.000572355S" calcext:value-type="time">
            <text:p>11:53:12</text:p>
          </table:table-cell>
          <table:table-cell table:style-name="ce8" table:formula="of:=[.X104]-[.W104]*4/1440" office:value-type="time" office:time-value="PT07H47M12.791255941S" calcext:value-type="time">
            <text:p>7:47:12</text:p>
          </table:table-cell>
          <table:table-cell table:style-name="ce8" table:formula="of:=[.X104]+[.W104]*4/1440" office:value-type="time" office:time-value="PT15H59M11.209888768S" calcext:value-type="time">
            <text:p>15:59:11</text:p>
          </table:table-cell>
          <table:table-cell table:style-name="ce11" table:formula="of:=8*[.W104]" office:value-type="float" office:value="491.973643880462" calcext:value-type="float">
            <text:p>491.973643880462</text:p>
          </table:table-cell>
          <table:table-cell table:formula="of:=MOD([.E104]*1440+[.V104]+4*[.$B$4]-60*[.$B$5];1440)" office:value-type="float" office:value="624.799990460757" calcext:value-type="float">
            <text:p>624.799990460757</text:p>
          </table:table-cell>
          <table:table-cell table:formula="of:=IF([.AB104]/4&lt;0;[.AB104]/4+180;[.AB104]/4-180)" office:value-type="float" office:value="-23.8000023848108" calcext:value-type="float">
            <text:p>-23.8000023848108</text:p>
          </table:table-cell>
          <table:table-cell table:formula="of:=DEGREES(ACOS(SIN(RADIANS([.$B$3]))*SIN(RADIANS([.T104]))+COS(RADIANS([.$B$3]))*COS(RADIANS([.T104]))*COS(RADIANS([.AC104]))))" office:value-type="float" office:value="75.6419724238067" calcext:value-type="float">
            <text:p>75.6419724238067</text:p>
          </table:table-cell>
          <table:table-cell table:formula="of:=90-[.AD104]" office:value-type="float" office:value="14.3580275761933" calcext:value-type="float">
            <text:p>14.3580275761933</text:p>
          </table:table-cell>
          <table:table-cell table:formula="of:=IF([.AE104]&gt;85;0;IF([.AE104]&gt;5;58.1/TAN(RADIANS([.AE104]))-0.07/POWER(TAN(RADIANS([.AE104]));3)+0.000086/POWER(TAN(RADIANS([.AE104]));5);IF([.AE104]&gt;-0.575;1735+[.AE104]*(-518.2+[.AE104]*(103.4+[.AE104]*(-12.79+[.AE104]*0.711)));-20.772/TAN(RADIANS([.AE104])))))/3600" office:value-type="float" office:value="0.0619109572321924" calcext:value-type="float">
            <text:p>0.0619109572321924</text:p>
          </table:table-cell>
          <table:table-cell table:formula="of:=[.AE104]+[.AF104]" office:value-type="float" office:value="14.4199385334255" calcext:value-type="float">
            <text:p>14.4199385334255</text:p>
          </table:table-cell>
          <table:table-cell table:formula="of:=IF([.AC104]&gt;0;MOD(DEGREES(ACOS(((SIN(RADIANS([.$B$3]))*COS(RADIANS([.AD104])))-SIN(RADIANS([.T104])))/(COS(RADIANS([.$B$3]))*SIN(RADIANS([.AD104])))))+180;360);MOD(540-DEGREES(ACOS(((SIN(RADIANS([.$B$3]))*COS(RADIANS([.AD104])))-SIN(RADIANS([.T104])))/(COS(RADIANS([.$B$3]))*SIN(RADIANS([.AD104])))));360))" office:value-type="float" office:value="157.525498773819" calcext:value-type="float">
            <text:p>157.52549877381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04]+0.1/24" office:value-type="time" office:time-value="PT10H24M00S" calcext:value-type="time">
            <text:p>10:24:00</text:p>
          </table:table-cell>
          <table:table-cell table:style-name="ce9" table:formula="of:=[.D105]+2415018.5+[.E105]-[.$B$5]/24" office:value-type="float" office:value="2461033.89166667" calcext:value-type="float">
            <text:p>2461033.89</text:p>
          </table:table-cell>
          <table:table-cell table:style-name="ce10" table:formula="of:=([.F105]-2451545)/36525" office:value-type="float" office:value="0.259791695185944" calcext:value-type="float">
            <text:p>0.25979170</text:p>
          </table:table-cell>
          <table:table-cell/>
          <table:table-cell table:formula="of:=MOD(280.46646+[.G105]*(36000.76983+[.G105]*0.0003032);360)" office:value-type="float" office:value="273.16750259818" calcext:value-type="float">
            <text:p>273.16750259818</text:p>
          </table:table-cell>
          <table:table-cell table:formula="of:=357.52911+[.G105]*(35999.05029-0.0001537*[.G105])" office:value-type="float" office:value="9709.78339954967" calcext:value-type="float">
            <text:p>9709.78339954967</text:p>
          </table:table-cell>
          <table:table-cell table:formula="of:=0.016708634-[.G105]*(0.000042037+0.0000001267*[.G105])" office:value-type="float" office:value="0.0166977045853079" calcext:value-type="float">
            <text:p>0.0166977045853079</text:p>
          </table:table-cell>
          <table:table-cell table:formula="of:=SIN(RADIANS([.J105]))*(1.914602-[.G105]*(0.004817+0.000014*[.G105]))+SIN(RADIANS(2*[.J105]))*(0.019993-0.000101*[.G105])+SIN(RADIANS(3*[.J105]))*0.000289" office:value-type="float" office:value="-0.34648863506119" calcext:value-type="float">
            <text:p>-0.34648863506119</text:p>
          </table:table-cell>
          <table:table-cell table:formula="of:=[.I105]+[.L105]" office:value-type="float" office:value="272.821013963119" calcext:value-type="float">
            <text:p>272.821013963119</text:p>
          </table:table-cell>
          <table:table-cell table:formula="of:=[.J105]+[.L105]" office:value-type="float" office:value="9709.43691091461" calcext:value-type="float">
            <text:p>9709.43691091461</text:p>
          </table:table-cell>
          <table:table-cell table:formula="of:=(1.000001018*(1-[.K105]*[.K105]))/(1+[.K105]*COS(RADIANS([.N105])))" office:value-type="float" office:value="0.983577043494344" calcext:value-type="float">
            <text:p>0.983577043494344</text:p>
          </table:table-cell>
          <table:table-cell table:formula="of:=[.M105]-0.00569-0.00478*SIN(RADIANS(125.04-1934.136*[.G105]))" office:value-type="float" office:value="272.816755962799" calcext:value-type="float">
            <text:p>272.816755962799</text:p>
          </table:table-cell>
          <table:table-cell table:formula="of:=23+(26+((21.448-[.G105]*(46.815+[.G105]*(0.00059-[.G105]*0.001813))))/60)/60" office:value-type="float" office:value="23.4359127343774" calcext:value-type="float">
            <text:p>23.4359127343774</text:p>
          </table:table-cell>
          <table:table-cell table:formula="of:=[.Q105]+0.00256*COS(RADIANS(125.04-1934.136*[.G105]))" office:value-type="float" office:value="23.4383551553835" calcext:value-type="float">
            <text:p>23.4383551553835</text:p>
          </table:table-cell>
          <table:table-cell table:formula="of:=DEGREES(ATAN2(COS(RADIANS([.P105]));COS(RADIANS([.R105]))*SIN(RADIANS([.P105]))))" office:value-type="float" office:value="-86.9303924859015" calcext:value-type="float">
            <text:p>-86.9303924859015</text:p>
          </table:table-cell>
          <table:table-cell table:formula="of:=DEGREES(ASIN(SIN(RADIANS([.R105]))*SIN(RADIANS([.P105]))))" office:value-type="float" office:value="-23.4083475126634" calcext:value-type="float">
            <text:p>-23.4083475126634</text:p>
          </table:table-cell>
          <table:table-cell table:formula="of:=TAN(RADIANS([.R105]/2))*TAN(RADIANS([.R105]/2))" office:value-type="float" office:value="0.0430309947548295" calcext:value-type="float">
            <text:p>0.0430309947548295</text:p>
          </table:table-cell>
          <table:table-cell table:formula="of:=4*DEGREES([.U105]*SIN(2*RADIANS([.I105]))-2*[.K105]*SIN(RADIANS([.J105]))+4*[.K105]*[.U105]*SIN(RADIANS([.J105]))*COS(2*RADIANS([.I105]))-0.5*[.U105]*[.U105]*SIN(4*RADIANS([.I105]))-1.25*[.K105]*[.K105]*SIN(2*RADIANS([.J105])))" office:value-type="float" office:value="0.366807316607304" calcext:value-type="float">
            <text:p>0.366807316607304</text:p>
          </table:table-cell>
          <table:table-cell table:formula="of:=DEGREES(ACOS(COS(RADIANS(90.833))/(COS(RADIANS([.$B$3]))*COS(RADIANS([.T105])))-TAN(RADIANS([.$B$3]))*TAN(RADIANS([.T105]))))" office:value-type="float" office:value="61.4968458062016" calcext:value-type="float">
            <text:p>61.4968458062016</text:p>
          </table:table-cell>
          <table:table-cell table:style-name="ce8" table:formula="of:=(720-4*[.$B$4]-[.V105]+[.$B$5]*60)/1440" office:value-type="time" office:time-value="PT11H53M12.124361004S" calcext:value-type="time">
            <text:p>11:53:12</text:p>
          </table:table-cell>
          <table:table-cell table:style-name="ce8" table:formula="of:=[.X105]-[.W105]*4/1440" office:value-type="time" office:time-value="PT07H47M12.881367515S" calcext:value-type="time">
            <text:p>7:47:12</text:p>
          </table:table-cell>
          <table:table-cell table:style-name="ce8" table:formula="of:=[.X105]+[.W105]*4/1440" office:value-type="time" office:time-value="PT15H59M11.367354492S" calcext:value-type="time">
            <text:p>15:59:11</text:p>
          </table:table-cell>
          <table:table-cell table:style-name="ce11" table:formula="of:=8*[.W105]" office:value-type="float" office:value="491.974766449613" calcext:value-type="float">
            <text:p>491.974766449613</text:p>
          </table:table-cell>
          <table:table-cell table:formula="of:=MOD([.E105]*1440+[.V105]+4*[.$B$4]-60*[.$B$5];1440)" office:value-type="float" office:value="630.797927316607" calcext:value-type="float">
            <text:p>630.797927316607</text:p>
          </table:table-cell>
          <table:table-cell table:formula="of:=IF([.AB105]/4&lt;0;[.AB105]/4+180;[.AB105]/4-180)" office:value-type="float" office:value="-22.3005181708483" calcext:value-type="float">
            <text:p>-22.3005181708483</text:p>
          </table:table-cell>
          <table:table-cell table:formula="of:=DEGREES(ACOS(SIN(RADIANS([.$B$3]))*SIN(RADIANS([.T105]))+COS(RADIANS([.$B$3]))*COS(RADIANS([.T105]))*COS(RADIANS([.AC105]))))" office:value-type="float" office:value="75.2781589371853" calcext:value-type="float">
            <text:p>75.2781589371853</text:p>
          </table:table-cell>
          <table:table-cell table:formula="of:=90-[.AD105]" office:value-type="float" office:value="14.7218410628147" calcext:value-type="float">
            <text:p>14.7218410628147</text:p>
          </table:table-cell>
          <table:table-cell table:formula="of:=IF([.AE105]&gt;85;0;IF([.AE105]&gt;5;58.1/TAN(RADIANS([.AE105]))-0.07/POWER(TAN(RADIANS([.AE105]));3)+0.000086/POWER(TAN(RADIANS([.AE105]));5);IF([.AE105]&gt;-0.575;1735+[.AE105]*(-518.2+[.AE105]*(103.4+[.AE105]*(-12.79+[.AE105]*0.711)));-20.772/TAN(RADIANS([.AE105])))))/3600" office:value-type="float" office:value="0.0603695579154852" calcext:value-type="float">
            <text:p>0.0603695579154852</text:p>
          </table:table-cell>
          <table:table-cell table:formula="of:=[.AE105]+[.AF105]" office:value-type="float" office:value="14.7822106207301" calcext:value-type="float">
            <text:p>14.7822106207301</text:p>
          </table:table-cell>
          <table:table-cell table:formula="of:=IF([.AC105]&gt;0;MOD(DEGREES(ACOS(((SIN(RADIANS([.$B$3]))*COS(RADIANS([.AD105])))-SIN(RADIANS([.T105])))/(COS(RADIANS([.$B$3]))*SIN(RADIANS([.AD105])))))+180;360);MOD(540-DEGREES(ACOS(((SIN(RADIANS([.$B$3]))*COS(RADIANS([.AD105])))-SIN(RADIANS([.T105])))/(COS(RADIANS([.$B$3]))*SIN(RADIANS([.AD105])))));360))" office:value-type="float" office:value="158.896513296369" calcext:value-type="float">
            <text:p>158.89651329636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05]+0.1/24" office:value-type="time" office:time-value="PT10H30M00S" calcext:value-type="time">
            <text:p>10:30:00</text:p>
          </table:table-cell>
          <table:table-cell table:style-name="ce9" table:formula="of:=[.D106]+2415018.5+[.E106]-[.$B$5]/24" office:value-type="float" office:value="2461033.89583333" calcext:value-type="float">
            <text:p>2461033.90</text:p>
          </table:table-cell>
          <table:table-cell table:style-name="ce10" table:formula="of:=([.F106]-2451545)/36525" office:value-type="float" office:value="0.259791809263066" calcext:value-type="float">
            <text:p>0.25979181</text:p>
          </table:table-cell>
          <table:table-cell/>
          <table:table-cell table:formula="of:=MOD(280.46646+[.G106]*(36000.76983+[.G106]*0.0003032);360)" office:value-type="float" office:value="273.171609462412" calcext:value-type="float">
            <text:p>273.171609462412</text:p>
          </table:table-cell>
          <table:table-cell table:formula="of:=357.52911+[.G106]*(35999.05029-0.0001537*[.G106])" office:value-type="float" office:value="9709.78750621771" calcext:value-type="float">
            <text:p>9709.78750621771</text:p>
          </table:table-cell>
          <table:table-cell table:formula="of:=0.016708634-[.G106]*(0.000042037+0.0000001267*[.G106])" office:value-type="float" office:value="0.016697704580505" calcext:value-type="float">
            <text:p>0.016697704580505</text:p>
          </table:table-cell>
          <table:table-cell table:formula="of:=SIN(RADIANS([.J106]))*(1.914602-[.G106]*(0.004817+0.000014*[.G106]))+SIN(RADIANS(2*[.J106]))*(0.019993-0.000101*[.G106])+SIN(RADIANS(3*[.J106]))*0.000289" office:value-type="float" office:value="-0.346350933752703" calcext:value-type="float">
            <text:p>-0.346350933752703</text:p>
          </table:table-cell>
          <table:table-cell table:formula="of:=[.I106]+[.L106]" office:value-type="float" office:value="272.825258528659" calcext:value-type="float">
            <text:p>272.825258528659</text:p>
          </table:table-cell>
          <table:table-cell table:formula="of:=[.J106]+[.L106]" office:value-type="float" office:value="9709.44115528396" calcext:value-type="float">
            <text:p>9709.44115528396</text:p>
          </table:table-cell>
          <table:table-cell table:formula="of:=(1.000001018*(1-[.K106]*[.K106]))/(1+[.K106]*COS(RADIANS([.N106])))" office:value-type="float" office:value="0.983576824115706" calcext:value-type="float">
            <text:p>0.983576824115706</text:p>
          </table:table-cell>
          <table:table-cell table:formula="of:=[.M106]-0.00569-0.00478*SIN(RADIANS(125.04-1934.136*[.G106]))" office:value-type="float" office:value="272.8210005459" calcext:value-type="float">
            <text:p>272.8210005459</text:p>
          </table:table-cell>
          <table:table-cell table:formula="of:=23+(26+((21.448-[.G106]*(46.815+[.G106]*(0.00059-[.G106]*0.001813))))/60)/60" office:value-type="float" office:value="23.4359127328939" calcext:value-type="float">
            <text:p>23.4359127328939</text:p>
          </table:table-cell>
          <table:table-cell table:formula="of:=[.Q106]+0.00256*COS(RADIANS(125.04-1934.136*[.G106]))" office:value-type="float" office:value="23.4383551509466" calcext:value-type="float">
            <text:p>23.4383551509466</text:p>
          </table:table-cell>
          <table:table-cell table:formula="of:=DEGREES(ATAN2(COS(RADIANS([.P106]));COS(RADIANS([.R106]))*SIN(RADIANS([.P106]))))" office:value-type="float" office:value="-86.9257682817413" calcext:value-type="float">
            <text:p>-86.9257682817413</text:p>
          </table:table-cell>
          <table:table-cell table:formula="of:=DEGREES(ASIN(SIN(RADIANS([.R106]))*SIN(RADIANS([.P106]))))" office:value-type="float" office:value="-23.4082570313477" calcext:value-type="float">
            <text:p>-23.4082570313477</text:p>
          </table:table-cell>
          <table:table-cell table:formula="of:=TAN(RADIANS([.R106]/2))*TAN(RADIANS([.R106]/2))" office:value-type="float" office:value="0.0430309947380746" calcext:value-type="float">
            <text:p>0.0430309947380746</text:p>
          </table:table-cell>
          <table:table-cell table:formula="of:=4*DEGREES([.U106]*SIN(2*RADIANS([.I106]))-2*[.K106]*SIN(RADIANS([.J106]))+4*[.K106]*[.U106]*SIN(RADIANS([.J106]))*COS(2*RADIANS([.I106]))-0.5*[.U106]*[.U106]*SIN(4*RADIANS([.I106]))-1.25*[.K106]*[.K106]*SIN(2*RADIANS([.J106])))" office:value-type="float" office:value="0.364744189359454" calcext:value-type="float">
            <text:p>0.364744189359454</text:p>
          </table:table-cell>
          <table:table-cell table:formula="of:=DEGREES(ACOS(COS(RADIANS(90.833))/(COS(RADIANS([.$B$3]))*COS(RADIANS([.T106])))-TAN(RADIANS([.$B$3]))*TAN(RADIANS([.T106]))))" office:value-type="float" office:value="61.4969863383816" calcext:value-type="float">
            <text:p>61.4969863383816</text:p>
          </table:table-cell>
          <table:table-cell table:style-name="ce8" table:formula="of:=(720-4*[.$B$4]-[.V106]+[.$B$5]*60)/1440" office:value-type="time" office:time-value="PT11H53M12.248148638S" calcext:value-type="time">
            <text:p>11:53:12</text:p>
          </table:table-cell>
          <table:table-cell table:style-name="ce8" table:formula="of:=[.X106]-[.W106]*4/1440" office:value-type="time" office:time-value="PT07H47M12.971427427S" calcext:value-type="time">
            <text:p>7:47:12</text:p>
          </table:table-cell>
          <table:table-cell table:style-name="ce8" table:formula="of:=[.X106]+[.W106]*4/1440" office:value-type="time" office:time-value="PT15H59M11.52486985S" calcext:value-type="time">
            <text:p>15:59:11</text:p>
          </table:table-cell>
          <table:table-cell table:style-name="ce11" table:formula="of:=8*[.W106]" office:value-type="float" office:value="491.975890707053" calcext:value-type="float">
            <text:p>491.975890707053</text:p>
          </table:table-cell>
          <table:table-cell table:formula="of:=MOD([.E106]*1440+[.V106]+4*[.$B$4]-60*[.$B$5];1440)" office:value-type="float" office:value="636.79586418936" calcext:value-type="float">
            <text:p>636.79586418936</text:p>
          </table:table-cell>
          <table:table-cell table:formula="of:=IF([.AB106]/4&lt;0;[.AB106]/4+180;[.AB106]/4-180)" office:value-type="float" office:value="-20.8010339526601" calcext:value-type="float">
            <text:p>-20.8010339526601</text:p>
          </table:table-cell>
          <table:table-cell table:formula="of:=DEGREES(ACOS(SIN(RADIANS([.$B$3]))*SIN(RADIANS([.T106]))+COS(RADIANS([.$B$3]))*COS(RADIANS([.T106]))*COS(RADIANS([.AC106]))))" office:value-type="float" office:value="74.9362853027964" calcext:value-type="float">
            <text:p>74.9362853027964</text:p>
          </table:table-cell>
          <table:table-cell table:formula="of:=90-[.AD106]" office:value-type="float" office:value="15.0637146972036" calcext:value-type="float">
            <text:p>15.0637146972036</text:p>
          </table:table-cell>
          <table:table-cell table:formula="of:=IF([.AE106]&gt;85;0;IF([.AE106]&gt;5;58.1/TAN(RADIANS([.AE106]))-0.07/POWER(TAN(RADIANS([.AE106]));3)+0.000086/POWER(TAN(RADIANS([.AE106]));5);IF([.AE106]&gt;-0.575;1735+[.AE106]*(-518.2+[.AE106]*(103.4+[.AE106]*(-12.79+[.AE106]*0.711)));-20.772/TAN(RADIANS([.AE106])))))/3600" office:value-type="float" office:value="0.0589838960896486" calcext:value-type="float">
            <text:p>0.0589838960896486</text:p>
          </table:table-cell>
          <table:table-cell table:formula="of:=[.AE106]+[.AF106]" office:value-type="float" office:value="15.1226985932932" calcext:value-type="float">
            <text:p>15.1226985932932</text:p>
          </table:table-cell>
          <table:table-cell table:formula="of:=IF([.AC106]&gt;0;MOD(DEGREES(ACOS(((SIN(RADIANS([.$B$3]))*COS(RADIANS([.AD106])))-SIN(RADIANS([.T106])))/(COS(RADIANS([.$B$3]))*SIN(RADIANS([.AD106])))))+180;360);MOD(540-DEGREES(ACOS(((SIN(RADIANS([.$B$3]))*COS(RADIANS([.AD106])))-SIN(RADIANS([.T106])))/(COS(RADIANS([.$B$3]))*SIN(RADIANS([.AD106])))));360))" office:value-type="float" office:value="160.275770875253" calcext:value-type="float">
            <text:p>160.27577087525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06]+0.1/24" office:value-type="time" office:time-value="PT10H36M00S" calcext:value-type="time">
            <text:p>10:36:00</text:p>
          </table:table-cell>
          <table:table-cell table:style-name="ce9" table:formula="of:=[.D107]+2415018.5+[.E107]-[.$B$5]/24" office:value-type="float" office:value="2461033.9" calcext:value-type="float">
            <text:p>2461033.90</text:p>
          </table:table-cell>
          <table:table-cell table:style-name="ce10" table:formula="of:=([.F107]-2451545)/36525" office:value-type="float" office:value="0.259791923340188" calcext:value-type="float">
            <text:p>0.25979192</text:p>
          </table:table-cell>
          <table:table-cell/>
          <table:table-cell table:formula="of:=MOD(280.46646+[.G107]*(36000.76983+[.G107]*0.0003032);360)" office:value-type="float" office:value="273.175716326645" calcext:value-type="float">
            <text:p>273.175716326645</text:p>
          </table:table-cell>
          <table:table-cell table:formula="of:=357.52911+[.G107]*(35999.05029-0.0001537*[.G107])" office:value-type="float" office:value="9709.79161288576" calcext:value-type="float">
            <text:p>9709.79161288576</text:p>
          </table:table-cell>
          <table:table-cell table:formula="of:=0.016708634-[.G107]*(0.000042037+0.0000001267*[.G107])" office:value-type="float" office:value="0.016697704575702" calcext:value-type="float">
            <text:p>0.016697704575702</text:p>
          </table:table-cell>
          <table:table-cell table:formula="of:=SIN(RADIANS([.J107]))*(1.914602-[.G107]*(0.004817+0.000014*[.G107]))+SIN(RADIANS(2*[.J107]))*(0.019993-0.000101*[.G107])+SIN(RADIANS(3*[.J107]))*0.000289" office:value-type="float" office:value="-0.346213230551385" calcext:value-type="float">
            <text:p>-0.346213230551385</text:p>
          </table:table-cell>
          <table:table-cell table:formula="of:=[.I107]+[.L107]" office:value-type="float" office:value="272.829503096093" calcext:value-type="float">
            <text:p>272.829503096093</text:p>
          </table:table-cell>
          <table:table-cell table:formula="of:=[.J107]+[.L107]" office:value-type="float" office:value="9709.44539965521" calcext:value-type="float">
            <text:p>9709.44539965521</text:p>
          </table:table-cell>
          <table:table-cell table:formula="of:=(1.000001018*(1-[.K107]*[.K107]))/(1+[.K107]*COS(RADIANS([.N107])))" office:value-type="float" office:value="0.983576604824236" calcext:value-type="float">
            <text:p>0.983576604824236</text:p>
          </table:table-cell>
          <table:table-cell table:formula="of:=[.M107]-0.00569-0.00478*SIN(RADIANS(125.04-1934.136*[.G107]))" office:value-type="float" office:value="272.825245130897" calcext:value-type="float">
            <text:p>272.825245130897</text:p>
          </table:table-cell>
          <table:table-cell table:formula="of:=23+(26+((21.448-[.G107]*(46.815+[.G107]*(0.00059-[.G107]*0.001813))))/60)/60" office:value-type="float" office:value="23.4359127314104" calcext:value-type="float">
            <text:p>23.4359127314104</text:p>
          </table:table-cell>
          <table:table-cell table:formula="of:=[.Q107]+0.00256*COS(RADIANS(125.04-1934.136*[.G107]))" office:value-type="float" office:value="23.4383551465097" calcext:value-type="float">
            <text:p>23.4383551465097</text:p>
          </table:table-cell>
          <table:table-cell table:formula="of:=DEGREES(ATAN2(COS(RADIANS([.P107]));COS(RADIANS([.R107]))*SIN(RADIANS([.P107]))))" office:value-type="float" office:value="-86.9211440818445" calcext:value-type="float">
            <text:p>-86.9211440818445</text:p>
          </table:table-cell>
          <table:table-cell table:formula="of:=DEGREES(ASIN(SIN(RADIANS([.R107]))*SIN(RADIANS([.P107]))))" office:value-type="float" office:value="-23.4081664139263" calcext:value-type="float">
            <text:p>-23.4081664139263</text:p>
          </table:table-cell>
          <table:table-cell table:formula="of:=TAN(RADIANS([.R107]/2))*TAN(RADIANS([.R107]/2))" office:value-type="float" office:value="0.0430309947213196" calcext:value-type="float">
            <text:p>0.0430309947213196</text:p>
          </table:table-cell>
          <table:table-cell table:formula="of:=4*DEGREES([.U107]*SIN(2*RADIANS([.I107]))-2*[.K107]*SIN(RADIANS([.J107]))+4*[.K107]*[.U107]*SIN(RADIANS([.J107]))*COS(2*RADIANS([.I107]))-0.5*[.U107]*[.U107]*SIN(4*RADIANS([.I107]))-1.25*[.K107]*[.K107]*SIN(2*RADIANS([.J107])))" office:value-type="float" office:value="0.362681079280938" calcext:value-type="float">
            <text:p>0.362681079280938</text:p>
          </table:table-cell>
          <table:table-cell table:formula="of:=DEGREES(ACOS(COS(RADIANS(90.833))/(COS(RADIANS([.$B$3]))*COS(RADIANS([.T107])))-TAN(RADIANS([.$B$3]))*TAN(RADIANS([.T107]))))" office:value-type="float" office:value="61.4971270815796" calcext:value-type="float">
            <text:p>61.4971270815796</text:p>
          </table:table-cell>
          <table:table-cell table:style-name="ce8" table:formula="of:=(720-4*[.$B$4]-[.V107]+[.$B$5]*60)/1440" office:value-type="time" office:time-value="PT11H53M12.371935243S" calcext:value-type="time">
            <text:p>11:53:12</text:p>
          </table:table-cell>
          <table:table-cell table:style-name="ce8" table:formula="of:=[.X107]-[.W107]*4/1440" office:value-type="time" office:time-value="PT07H47M13.061435664S" calcext:value-type="time">
            <text:p>7:47:13</text:p>
          </table:table-cell>
          <table:table-cell table:style-name="ce8" table:formula="of:=[.X107]+[.W107]*4/1440" office:value-type="time" office:time-value="PT15H59M11.682434822S" calcext:value-type="time">
            <text:p>15:59:11</text:p>
          </table:table-cell>
          <table:table-cell table:style-name="ce11" table:formula="of:=8*[.W107]" office:value-type="float" office:value="491.977016652637" calcext:value-type="float">
            <text:p>491.977016652637</text:p>
          </table:table-cell>
          <table:table-cell table:formula="of:=MOD([.E107]*1440+[.V107]+4*[.$B$4]-60*[.$B$5];1440)" office:value-type="float" office:value="642.79380107928" calcext:value-type="float">
            <text:p>642.79380107928</text:p>
          </table:table-cell>
          <table:table-cell table:formula="of:=IF([.AB107]/4&lt;0;[.AB107]/4+180;[.AB107]/4-180)" office:value-type="float" office:value="-19.30154973018" calcext:value-type="float">
            <text:p>-19.30154973018</text:p>
          </table:table-cell>
          <table:table-cell table:formula="of:=DEGREES(ACOS(SIN(RADIANS([.$B$3]))*SIN(RADIANS([.T107]))+COS(RADIANS([.$B$3]))*COS(RADIANS([.T107]))*COS(RADIANS([.AC107]))))" office:value-type="float" office:value="74.6166786018859" calcext:value-type="float">
            <text:p>74.6166786018859</text:p>
          </table:table-cell>
          <table:table-cell table:formula="of:=90-[.AD107]" office:value-type="float" office:value="15.3833213981141" calcext:value-type="float">
            <text:p>15.3833213981141</text:p>
          </table:table-cell>
          <table:table-cell table:formula="of:=IF([.AE107]&gt;85;0;IF([.AE107]&gt;5;58.1/TAN(RADIANS([.AE107]))-0.07/POWER(TAN(RADIANS([.AE107]));3)+0.000086/POWER(TAN(RADIANS([.AE107]));5);IF([.AE107]&gt;-0.575;1735+[.AE107]*(-518.2+[.AE107]*(103.4+[.AE107]*(-12.79+[.AE107]*0.711)));-20.772/TAN(RADIANS([.AE107])))))/3600" office:value-type="float" office:value="0.0577400915710527" calcext:value-type="float">
            <text:p>0.0577400915710527</text:p>
          </table:table-cell>
          <table:table-cell table:formula="of:=[.AE107]+[.AF107]" office:value-type="float" office:value="15.4410614896851" calcext:value-type="float">
            <text:p>15.4410614896851</text:p>
          </table:table-cell>
          <table:table-cell table:formula="of:=IF([.AC107]&gt;0;MOD(DEGREES(ACOS(((SIN(RADIANS([.$B$3]))*COS(RADIANS([.AD107])))-SIN(RADIANS([.T107])))/(COS(RADIANS([.$B$3]))*SIN(RADIANS([.AD107])))))+180;360);MOD(540-DEGREES(ACOS(((SIN(RADIANS([.$B$3]))*COS(RADIANS([.AD107])))-SIN(RADIANS([.T107])))/(COS(RADIANS([.$B$3]))*SIN(RADIANS([.AD107])))));360))" office:value-type="float" office:value="161.66288723994" calcext:value-type="float">
            <text:p>161.6628872399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07]+0.1/24" office:value-type="time" office:time-value="PT10H42M00S" calcext:value-type="time">
            <text:p>10:42:00</text:p>
          </table:table-cell>
          <table:table-cell table:style-name="ce9" table:formula="of:=[.D108]+2415018.5+[.E108]-[.$B$5]/24" office:value-type="float" office:value="2461033.90416667" calcext:value-type="float">
            <text:p>2461033.90</text:p>
          </table:table-cell>
          <table:table-cell table:style-name="ce10" table:formula="of:=([.F108]-2451545)/36525" office:value-type="float" office:value="0.259792037417298" calcext:value-type="float">
            <text:p>0.25979204</text:p>
          </table:table-cell>
          <table:table-cell/>
          <table:table-cell table:formula="of:=MOD(280.46646+[.G108]*(36000.76983+[.G108]*0.0003032);360)" office:value-type="float" office:value="273.179823190418" calcext:value-type="float">
            <text:p>273.179823190418</text:p>
          </table:table-cell>
          <table:table-cell table:formula="of:=357.52911+[.G108]*(35999.05029-0.0001537*[.G108])" office:value-type="float" office:value="9709.79571955335" calcext:value-type="float">
            <text:p>9709.79571955335</text:p>
          </table:table-cell>
          <table:table-cell table:formula="of:=0.016708634-[.G108]*(0.000042037+0.0000001267*[.G108])" office:value-type="float" office:value="0.016697704570899" calcext:value-type="float">
            <text:p>0.016697704570899</text:p>
          </table:table-cell>
          <table:table-cell table:formula="of:=SIN(RADIANS([.J108]))*(1.914602-[.G108]*(0.004817+0.000014*[.G108]))+SIN(RADIANS(2*[.J108]))*(0.019993-0.000101*[.G108])+SIN(RADIANS(3*[.J108]))*0.000289" office:value-type="float" office:value="-0.346075525473551" calcext:value-type="float">
            <text:p>-0.346075525473551</text:p>
          </table:table-cell>
          <table:table-cell table:formula="of:=[.I108]+[.L108]" office:value-type="float" office:value="272.833747664944" calcext:value-type="float">
            <text:p>272.833747664944</text:p>
          </table:table-cell>
          <table:table-cell table:formula="of:=[.J108]+[.L108]" office:value-type="float" office:value="9709.44964402788" calcext:value-type="float">
            <text:p>9709.44964402788</text:p>
          </table:table-cell>
          <table:table-cell table:formula="of:=(1.000001018*(1-[.K108]*[.K108]))/(1+[.K108]*COS(RADIANS([.N108])))" office:value-type="float" office:value="0.98357638561996" calcext:value-type="float">
            <text:p>0.98357638561996</text:p>
          </table:table-cell>
          <table:table-cell table:formula="of:=[.M108]-0.00569-0.00478*SIN(RADIANS(125.04-1934.136*[.G108]))" office:value-type="float" office:value="272.829489717309" calcext:value-type="float">
            <text:p>272.829489717309</text:p>
          </table:table-cell>
          <table:table-cell table:formula="of:=23+(26+((21.448-[.G108]*(46.815+[.G108]*(0.00059-[.G108]*0.001813))))/60)/60" office:value-type="float" office:value="23.4359127299269" calcext:value-type="float">
            <text:p>23.4359127299269</text:p>
          </table:table-cell>
          <table:table-cell table:formula="of:=[.Q108]+0.00256*COS(RADIANS(125.04-1934.136*[.G108]))" office:value-type="float" office:value="23.4383551420728" calcext:value-type="float">
            <text:p>23.4383551420728</text:p>
          </table:table-cell>
          <table:table-cell table:formula="of:=DEGREES(ATAN2(COS(RADIANS([.P108]));COS(RADIANS([.R108]))*SIN(RADIANS([.P108]))))" office:value-type="float" office:value="-86.9165198867416" calcext:value-type="float">
            <text:p>-86.9165198867416</text:p>
          </table:table-cell>
          <table:table-cell table:formula="of:=DEGREES(ASIN(SIN(RADIANS([.R108]))*SIN(RADIANS([.P108]))))" office:value-type="float" office:value="-23.4080756604101" calcext:value-type="float">
            <text:p>-23.4080756604101</text:p>
          </table:table-cell>
          <table:table-cell table:formula="of:=TAN(RADIANS([.R108]/2))*TAN(RADIANS([.R108]/2))" office:value-type="float" office:value="0.0430309947045645" calcext:value-type="float">
            <text:p>0.0430309947045645</text:p>
          </table:table-cell>
          <table:table-cell table:formula="of:=4*DEGREES([.U108]*SIN(2*RADIANS([.I108]))-2*[.K108]*SIN(RADIANS([.J108]))+4*[.K108]*[.U108]*SIN(RADIANS([.J108]))*COS(2*RADIANS([.I108]))-0.5*[.U108]*[.U108]*SIN(4*RADIANS([.I108]))-1.25*[.K108]*[.K108]*SIN(2*RADIANS([.J108])))" office:value-type="float" office:value="0.360617986644041" calcext:value-type="float">
            <text:p>0.360617986644041</text:p>
          </table:table-cell>
          <table:table-cell table:formula="of:=DEGREES(ACOS(COS(RADIANS(90.833))/(COS(RADIANS([.$B$3]))*COS(RADIANS([.T108])))-TAN(RADIANS([.$B$3]))*TAN(RADIANS([.T108]))))" office:value-type="float" office:value="61.4972680357771" calcext:value-type="float">
            <text:p>61.4972680357771</text:p>
          </table:table-cell>
          <table:table-cell table:style-name="ce8" table:formula="of:=(720-4*[.$B$4]-[.V108]+[.$B$5]*60)/1440" office:value-type="time" office:time-value="PT11H53M12.495720801S" calcext:value-type="time">
            <text:p>11:53:12</text:p>
          </table:table-cell>
          <table:table-cell table:style-name="ce8" table:formula="of:=[.X108]-[.W108]*4/1440" office:value-type="time" office:time-value="PT07H47M13.151392215S" calcext:value-type="time">
            <text:p>7:47:13</text:p>
          </table:table-cell>
          <table:table-cell table:style-name="ce8" table:formula="of:=[.X108]+[.W108]*4/1440" office:value-type="time" office:time-value="PT15H59M11.840049388S" calcext:value-type="time">
            <text:p>15:59:11</text:p>
          </table:table-cell>
          <table:table-cell table:style-name="ce11" table:formula="of:=8*[.W108]" office:value-type="float" office:value="491.978144286217" calcext:value-type="float">
            <text:p>491.978144286217</text:p>
          </table:table-cell>
          <table:table-cell table:formula="of:=MOD([.E108]*1440+[.V108]+4*[.$B$4]-60*[.$B$5];1440)" office:value-type="float" office:value="648.791737986644" calcext:value-type="float">
            <text:p>648.791737986644</text:p>
          </table:table-cell>
          <table:table-cell table:formula="of:=IF([.AB108]/4&lt;0;[.AB108]/4+180;[.AB108]/4-180)" office:value-type="float" office:value="-17.8020655033391" calcext:value-type="float">
            <text:p>-17.8020655033391</text:p>
          </table:table-cell>
          <table:table-cell table:formula="of:=DEGREES(ACOS(SIN(RADIANS([.$B$3]))*SIN(RADIANS([.T108]))+COS(RADIANS([.$B$3]))*COS(RADIANS([.T108]))*COS(RADIANS([.AC108]))))" office:value-type="float" office:value="74.3196497831603" calcext:value-type="float">
            <text:p>74.3196497831603</text:p>
          </table:table-cell>
          <table:table-cell table:formula="of:=90-[.AD108]" office:value-type="float" office:value="15.6803502168397" calcext:value-type="float">
            <text:p>15.6803502168397</text:p>
          </table:table-cell>
          <table:table-cell table:formula="of:=IF([.AE108]&gt;85;0;IF([.AE108]&gt;5;58.1/TAN(RADIANS([.AE108]))-0.07/POWER(TAN(RADIANS([.AE108]));3)+0.000086/POWER(TAN(RADIANS([.AE108]));5);IF([.AE108]&gt;-0.575;1735+[.AE108]*(-518.2+[.AE108]*(103.4+[.AE108]*(-12.79+[.AE108]*0.711)));-20.772/TAN(RADIANS([.AE108])))))/3600" office:value-type="float" office:value="0.0566263118801376" calcext:value-type="float">
            <text:p>0.0566263118801376</text:p>
          </table:table-cell>
          <table:table-cell table:formula="of:=[.AE108]+[.AF108]" office:value-type="float" office:value="15.7369765287198" calcext:value-type="float">
            <text:p>15.7369765287198</text:p>
          </table:table-cell>
          <table:table-cell table:formula="of:=IF([.AC108]&gt;0;MOD(DEGREES(ACOS(((SIN(RADIANS([.$B$3]))*COS(RADIANS([.AD108])))-SIN(RADIANS([.T108])))/(COS(RADIANS([.$B$3]))*SIN(RADIANS([.AD108])))))+180;360);MOD(540-DEGREES(ACOS(((SIN(RADIANS([.$B$3]))*COS(RADIANS([.AD108])))-SIN(RADIANS([.T108])))/(COS(RADIANS([.$B$3]))*SIN(RADIANS([.AD108])))));360))" office:value-type="float" office:value="163.057446515588" calcext:value-type="float">
            <text:p>163.05744651558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08]+0.1/24" office:value-type="time" office:time-value="PT10H48M00S" calcext:value-type="time">
            <text:p>10:48:00</text:p>
          </table:table-cell>
          <table:table-cell table:style-name="ce9" table:formula="of:=[.D109]+2415018.5+[.E109]-[.$B$5]/24" office:value-type="float" office:value="2461033.90833333" calcext:value-type="float">
            <text:p>2461033.91</text:p>
          </table:table-cell>
          <table:table-cell table:style-name="ce10" table:formula="of:=([.F109]-2451545)/36525" office:value-type="float" office:value="0.25979215149442" calcext:value-type="float">
            <text:p>0.25979215</text:p>
          </table:table-cell>
          <table:table-cell/>
          <table:table-cell table:formula="of:=MOD(280.46646+[.G109]*(36000.76983+[.G109]*0.0003032);360)" office:value-type="float" office:value="273.183930054651" calcext:value-type="float">
            <text:p>273.183930054651</text:p>
          </table:table-cell>
          <table:table-cell table:formula="of:=357.52911+[.G109]*(35999.05029-0.0001537*[.G109])" office:value-type="float" office:value="9709.79982622139" calcext:value-type="float">
            <text:p>9709.79982622139</text:p>
          </table:table-cell>
          <table:table-cell table:formula="of:=0.016708634-[.G109]*(0.000042037+0.0000001267*[.G109])" office:value-type="float" office:value="0.016697704566096" calcext:value-type="float">
            <text:p>0.016697704566096</text:p>
          </table:table-cell>
          <table:table-cell table:formula="of:=SIN(RADIANS([.J109]))*(1.914602-[.G109]*(0.004817+0.000014*[.G109]))+SIN(RADIANS(2*[.J109]))*(0.019993-0.000101*[.G109])+SIN(RADIANS(3*[.J109]))*0.000289" office:value-type="float" office:value="-0.345937818489208" calcext:value-type="float">
            <text:p>-0.345937818489208</text:p>
          </table:table-cell>
          <table:table-cell table:formula="of:=[.I109]+[.L109]" office:value-type="float" office:value="272.837992236162" calcext:value-type="float">
            <text:p>272.837992236162</text:p>
          </table:table-cell>
          <table:table-cell table:formula="of:=[.J109]+[.L109]" office:value-type="float" office:value="9709.4538884029" calcext:value-type="float">
            <text:p>9709.4538884029</text:p>
          </table:table-cell>
          <table:table-cell table:formula="of:=(1.000001018*(1-[.K109]*[.K109]))/(1+[.K109]*COS(RADIANS([.N109])))" office:value-type="float" office:value="0.983576166502831" calcext:value-type="float">
            <text:p>0.983576166502831</text:p>
          </table:table-cell>
          <table:table-cell table:formula="of:=[.M109]-0.00569-0.00478*SIN(RADIANS(125.04-1934.136*[.G109]))" office:value-type="float" office:value="272.833734306088" calcext:value-type="float">
            <text:p>272.833734306088</text:p>
          </table:table-cell>
          <table:table-cell table:formula="of:=23+(26+((21.448-[.G109]*(46.815+[.G109]*(0.00059-[.G109]*0.001813))))/60)/60" office:value-type="float" office:value="23.4359127284435" calcext:value-type="float">
            <text:p>23.4359127284435</text:p>
          </table:table-cell>
          <table:table-cell table:formula="of:=[.Q109]+0.00256*COS(RADIANS(125.04-1934.136*[.G109]))" office:value-type="float" office:value="23.4383551376358" calcext:value-type="float">
            <text:p>23.4383551376358</text:p>
          </table:table-cell>
          <table:table-cell table:formula="of:=DEGREES(ATAN2(COS(RADIANS([.P109]));COS(RADIANS([.R109]))*SIN(RADIANS([.P109]))))" office:value-type="float" office:value="-86.9118956954068" calcext:value-type="float">
            <text:p>-86.9118956954068</text:p>
          </table:table-cell>
          <table:table-cell table:formula="of:=DEGREES(ASIN(SIN(RADIANS([.R109]))*SIN(RADIANS([.P109]))))" office:value-type="float" office:value="-23.4079847707792" calcext:value-type="float">
            <text:p>-23.4079847707792</text:p>
          </table:table-cell>
          <table:table-cell table:formula="of:=TAN(RADIANS([.R109]/2))*TAN(RADIANS([.R109]/2))" office:value-type="float" office:value="0.0430309946878092" calcext:value-type="float">
            <text:p>0.0430309946878092</text:p>
          </table:table-cell>
          <table:table-cell table:formula="of:=4*DEGREES([.U109]*SIN(2*RADIANS([.I109]))-2*[.K109]*SIN(RADIANS([.J109]))+4*[.K109]*[.U109]*SIN(RADIANS([.J109]))*COS(2*RADIANS([.I109]))-0.5*[.U109]*[.U109]*SIN(4*RADIANS([.I109]))-1.25*[.K109]*[.K109]*SIN(2*RADIANS([.J109])))" office:value-type="float" office:value="0.358554911026821" calcext:value-type="float">
            <text:p>0.358554911026821</text:p>
          </table:table-cell>
          <table:table-cell table:formula="of:=DEGREES(ACOS(COS(RADIANS(90.833))/(COS(RADIANS([.$B$3]))*COS(RADIANS([.T109])))-TAN(RADIANS([.$B$3]))*TAN(RADIANS([.T109]))))" office:value-type="float" office:value="61.4974092010031" calcext:value-type="float">
            <text:p>61.4974092010031</text:p>
          </table:table-cell>
          <table:table-cell table:style-name="ce8" table:formula="of:=(720-4*[.$B$4]-[.V109]+[.$B$5]*60)/1440" office:value-type="time" office:time-value="PT11H53M12.619505338S" calcext:value-type="time">
            <text:p>11:53:12</text:p>
          </table:table-cell>
          <table:table-cell table:style-name="ce8" table:formula="of:=[.X109]-[.W109]*4/1440" office:value-type="time" office:time-value="PT07H47M13.241297098S" calcext:value-type="time">
            <text:p>7:47:13</text:p>
          </table:table-cell>
          <table:table-cell table:style-name="ce8" table:formula="of:=[.X109]+[.W109]*4/1440" office:value-type="time" office:time-value="PT15H59M11.997713579S" calcext:value-type="time">
            <text:p>15:59:11</text:p>
          </table:table-cell>
          <table:table-cell table:style-name="ce11" table:formula="of:=8*[.W109]" office:value-type="float" office:value="491.979273608025" calcext:value-type="float">
            <text:p>491.979273608025</text:p>
          </table:table-cell>
          <table:table-cell table:formula="of:=MOD([.E109]*1440+[.V109]+4*[.$B$4]-60*[.$B$5];1440)" office:value-type="float" office:value="654.789674911027" calcext:value-type="float">
            <text:p>654.789674911027</text:p>
          </table:table-cell>
          <table:table-cell table:formula="of:=IF([.AB109]/4&lt;0;[.AB109]/4+180;[.AB109]/4-180)" office:value-type="float" office:value="-16.3025812722433" calcext:value-type="float">
            <text:p>-16.3025812722433</text:p>
          </table:table-cell>
          <table:table-cell table:formula="of:=DEGREES(ACOS(SIN(RADIANS([.$B$3]))*SIN(RADIANS([.T109]))+COS(RADIANS([.$B$3]))*COS(RADIANS([.T109]))*COS(RADIANS([.AC109]))))" office:value-type="float" office:value="74.0454924084975" calcext:value-type="float">
            <text:p>74.0454924084975</text:p>
          </table:table-cell>
          <table:table-cell table:formula="of:=90-[.AD109]" office:value-type="float" office:value="15.9545075915025" calcext:value-type="float">
            <text:p>15.9545075915025</text:p>
          </table:table-cell>
          <table:table-cell table:formula="of:=IF([.AE109]&gt;85;0;IF([.AE109]&gt;5;58.1/TAN(RADIANS([.AE109]))-0.07/POWER(TAN(RADIANS([.AE109]));3)+0.000086/POWER(TAN(RADIANS([.AE109]));5);IF([.AE109]&gt;-0.575;1735+[.AE109]*(-518.2+[.AE109]*(103.4+[.AE109]*(-12.79+[.AE109]*0.711)));-20.772/TAN(RADIANS([.AE109])))))/3600" office:value-type="float" office:value="0.0556324558375432" calcext:value-type="float">
            <text:p>0.0556324558375432</text:p>
          </table:table-cell>
          <table:table-cell table:formula="of:=[.AE109]+[.AF109]" office:value-type="float" office:value="16.01014004734" calcext:value-type="float">
            <text:p>16.01014004734</text:p>
          </table:table-cell>
          <table:table-cell table:formula="of:=IF([.AC109]&gt;0;MOD(DEGREES(ACOS(((SIN(RADIANS([.$B$3]))*COS(RADIANS([.AD109])))-SIN(RADIANS([.T109])))/(COS(RADIANS([.$B$3]))*SIN(RADIANS([.AD109])))))+180;360);MOD(540-DEGREES(ACOS(((SIN(RADIANS([.$B$3]))*COS(RADIANS([.AD109])))-SIN(RADIANS([.T109])))/(COS(RADIANS([.$B$3]))*SIN(RADIANS([.AD109])))));360))" office:value-type="float" office:value="164.459002229617" calcext:value-type="float">
            <text:p>164.45900222961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09]+0.1/24" office:value-type="time" office:time-value="PT10H54M00S" calcext:value-type="time">
            <text:p>10:54:00</text:p>
          </table:table-cell>
          <table:table-cell table:style-name="ce9" table:formula="of:=[.D110]+2415018.5+[.E110]-[.$B$5]/24" office:value-type="float" office:value="2461033.9125" calcext:value-type="float">
            <text:p>2461033.91</text:p>
          </table:table-cell>
          <table:table-cell table:style-name="ce10" table:formula="of:=([.F110]-2451545)/36525" office:value-type="float" office:value="0.259792265571529" calcext:value-type="float">
            <text:p>0.25979227</text:p>
          </table:table-cell>
          <table:table-cell/>
          <table:table-cell table:formula="of:=MOD(280.46646+[.G110]*(36000.76983+[.G110]*0.0003032);360)" office:value-type="float" office:value="273.188036918426" calcext:value-type="float">
            <text:p>273.188036918426</text:p>
          </table:table-cell>
          <table:table-cell table:formula="of:=357.52911+[.G110]*(35999.05029-0.0001537*[.G110])" office:value-type="float" office:value="9709.80393288898" calcext:value-type="float">
            <text:p>9709.80393288898</text:p>
          </table:table-cell>
          <table:table-cell table:formula="of:=0.016708634-[.G110]*(0.000042037+0.0000001267*[.G110])" office:value-type="float" office:value="0.0166977045612931" calcext:value-type="float">
            <text:p>0.0166977045612931</text:p>
          </table:table-cell>
          <table:table-cell table:formula="of:=SIN(RADIANS([.J110]))*(1.914602-[.G110]*(0.004817+0.000014*[.G110]))+SIN(RADIANS(2*[.J110]))*(0.019993-0.000101*[.G110])+SIN(RADIANS(3*[.J110]))*0.000289" office:value-type="float" office:value="-0.34580010962985" calcext:value-type="float">
            <text:p>-0.34580010962985</text:p>
          </table:table-cell>
          <table:table-cell table:formula="of:=[.I110]+[.L110]" office:value-type="float" office:value="272.842236808796" calcext:value-type="float">
            <text:p>272.842236808796</text:p>
          </table:table-cell>
          <table:table-cell table:formula="of:=[.J110]+[.L110]" office:value-type="float" office:value="9709.45813277935" calcext:value-type="float">
            <text:p>9709.45813277935</text:p>
          </table:table-cell>
          <table:table-cell table:formula="of:=(1.000001018*(1-[.K110]*[.K110]))/(1+[.K110]*COS(RADIANS([.N110])))" office:value-type="float" office:value="0.983575947472898" calcext:value-type="float">
            <text:p>0.983575947472898</text:p>
          </table:table-cell>
          <table:table-cell table:formula="of:=[.M110]-0.00569-0.00478*SIN(RADIANS(125.04-1934.136*[.G110]))" office:value-type="float" office:value="272.837978896284" calcext:value-type="float">
            <text:p>272.837978896284</text:p>
          </table:table-cell>
          <table:table-cell table:formula="of:=23+(26+((21.448-[.G110]*(46.815+[.G110]*(0.00059-[.G110]*0.001813))))/60)/60" office:value-type="float" office:value="23.43591272696" calcext:value-type="float">
            <text:p>23.43591272696</text:p>
          </table:table-cell>
          <table:table-cell table:formula="of:=[.Q110]+0.00256*COS(RADIANS(125.04-1934.136*[.G110]))" office:value-type="float" office:value="23.4383551331988" calcext:value-type="float">
            <text:p>23.4383551331988</text:p>
          </table:table-cell>
          <table:table-cell table:formula="of:=DEGREES(ATAN2(COS(RADIANS([.P110]));COS(RADIANS([.R110]))*SIN(RADIANS([.P110]))))" office:value-type="float" office:value="-86.9072715088845" calcext:value-type="float">
            <text:p>-86.9072715088845</text:p>
          </table:table-cell>
          <table:table-cell table:formula="of:=DEGREES(ASIN(SIN(RADIANS([.R110]))*SIN(RADIANS([.P110]))))" office:value-type="float" office:value="-23.4078937450547" calcext:value-type="float">
            <text:p>-23.4078937450547</text:p>
          </table:table-cell>
          <table:table-cell table:formula="of:=TAN(RADIANS([.R110]/2))*TAN(RADIANS([.R110]/2))" office:value-type="float" office:value="0.0430309946710537" calcext:value-type="float">
            <text:p>0.0430309946710537</text:p>
          </table:table-cell>
          <table:table-cell table:formula="of:=4*DEGREES([.U110]*SIN(2*RADIANS([.I110]))-2*[.K110]*SIN(RADIANS([.J110]))+4*[.K110]*[.U110]*SIN(RADIANS([.J110]))*COS(2*RADIANS([.I110]))-0.5*[.U110]*[.U110]*SIN(4*RADIANS([.I110]))-1.25*[.K110]*[.K110]*SIN(2*RADIANS([.J110])))" office:value-type="float" office:value="0.35649185293036" calcext:value-type="float">
            <text:p>0.35649185293036</text:p>
          </table:table-cell>
          <table:table-cell table:formula="of:=DEGREES(ACOS(COS(RADIANS(90.833))/(COS(RADIANS([.$B$3]))*COS(RADIANS([.T110])))-TAN(RADIANS([.$B$3]))*TAN(RADIANS([.T110]))))" office:value-type="float" office:value="61.4975505772233" calcext:value-type="float">
            <text:p>61.4975505772233</text:p>
          </table:table-cell>
          <table:table-cell table:style-name="ce8" table:formula="of:=(720-4*[.$B$4]-[.V110]+[.$B$5]*60)/1440" office:value-type="time" office:time-value="PT11H53M12.743288824S" calcext:value-type="time">
            <text:p>11:53:12</text:p>
          </table:table-cell>
          <table:table-cell table:style-name="ce8" table:formula="of:=[.X110]-[.W110]*4/1440" office:value-type="time" office:time-value="PT07H47M13.331150291S" calcext:value-type="time">
            <text:p>7:47:13</text:p>
          </table:table-cell>
          <table:table-cell table:style-name="ce8" table:formula="of:=[.X110]+[.W110]*4/1440" office:value-type="time" office:time-value="PT15H59M12.155427358S" calcext:value-type="time">
            <text:p>15:59:12</text:p>
          </table:table-cell>
          <table:table-cell table:style-name="ce11" table:formula="of:=8*[.W110]" office:value-type="float" office:value="491.980404617787" calcext:value-type="float">
            <text:p>491.980404617787</text:p>
          </table:table-cell>
          <table:table-cell table:formula="of:=MOD([.E110]*1440+[.V110]+4*[.$B$4]-60*[.$B$5];1440)" office:value-type="float" office:value="660.787611852929" calcext:value-type="float">
            <text:p>660.787611852929</text:p>
          </table:table-cell>
          <table:table-cell table:formula="of:=IF([.AB110]/4&lt;0;[.AB110]/4+180;[.AB110]/4-180)" office:value-type="float" office:value="-14.8030970367676" calcext:value-type="float">
            <text:p>-14.8030970367676</text:p>
          </table:table-cell>
          <table:table-cell table:formula="of:=DEGREES(ACOS(SIN(RADIANS([.$B$3]))*SIN(RADIANS([.T110]))+COS(RADIANS([.$B$3]))*COS(RADIANS([.T110]))*COS(RADIANS([.AC110]))))" office:value-type="float" office:value="73.7944814315552" calcext:value-type="float">
            <text:p>73.7944814315552</text:p>
          </table:table-cell>
          <table:table-cell table:formula="of:=90-[.AD110]" office:value-type="float" office:value="16.2055185684448" calcext:value-type="float">
            <text:p>16.2055185684448</text:p>
          </table:table-cell>
          <table:table-cell table:formula="of:=IF([.AE110]&gt;85;0;IF([.AE110]&gt;5;58.1/TAN(RADIANS([.AE110]))-0.07/POWER(TAN(RADIANS([.AE110]));3)+0.000086/POWER(TAN(RADIANS([.AE110]));5);IF([.AE110]&gt;-0.575;1735+[.AE110]*(-518.2+[.AE110]*(103.4+[.AE110]*(-12.79+[.AE110]*0.711)));-20.772/TAN(RADIANS([.AE110])))))/3600" office:value-type="float" office:value="0.0547498977752902" calcext:value-type="float">
            <text:p>0.0547498977752902</text:p>
          </table:table-cell>
          <table:table-cell table:formula="of:=[.AE110]+[.AF110]" office:value-type="float" office:value="16.2602684662201" calcext:value-type="float">
            <text:p>16.2602684662201</text:p>
          </table:table-cell>
          <table:table-cell table:formula="of:=IF([.AC110]&gt;0;MOD(DEGREES(ACOS(((SIN(RADIANS([.$B$3]))*COS(RADIANS([.AD110])))-SIN(RADIANS([.T110])))/(COS(RADIANS([.$B$3]))*SIN(RADIANS([.AD110])))))+180;360);MOD(540-DEGREES(ACOS(((SIN(RADIANS([.$B$3]))*COS(RADIANS([.AD110])))-SIN(RADIANS([.T110])))/(COS(RADIANS([.$B$3]))*SIN(RADIANS([.AD110])))));360))" office:value-type="float" office:value="165.86707855064" calcext:value-type="float">
            <text:p>165.8670785506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10]+0.1/24" office:value-type="time" office:time-value="PT11H00M00S" calcext:value-type="time">
            <text:p>11:00:00</text:p>
          </table:table-cell>
          <table:table-cell table:style-name="ce9" table:formula="of:=[.D111]+2415018.5+[.E111]-[.$B$5]/24" office:value-type="float" office:value="2461033.91666667" calcext:value-type="float">
            <text:p>2461033.92</text:p>
          </table:table-cell>
          <table:table-cell table:style-name="ce10" table:formula="of:=([.F111]-2451545)/36525" office:value-type="float" office:value="0.259792379648651" calcext:value-type="float">
            <text:p>0.25979238</text:p>
          </table:table-cell>
          <table:table-cell/>
          <table:table-cell table:formula="of:=MOD(280.46646+[.G111]*(36000.76983+[.G111]*0.0003032);360)" office:value-type="float" office:value="273.192143782659" calcext:value-type="float">
            <text:p>273.192143782659</text:p>
          </table:table-cell>
          <table:table-cell table:formula="of:=357.52911+[.G111]*(35999.05029-0.0001537*[.G111])" office:value-type="float" office:value="9709.80803955703" calcext:value-type="float">
            <text:p>9709.80803955703</text:p>
          </table:table-cell>
          <table:table-cell table:formula="of:=0.016708634-[.G111]*(0.000042037+0.0000001267*[.G111])" office:value-type="float" office:value="0.0166977045564901" calcext:value-type="float">
            <text:p>0.0166977045564901</text:p>
          </table:table-cell>
          <table:table-cell table:formula="of:=SIN(RADIANS([.J111]))*(1.914602-[.G111]*(0.004817+0.000014*[.G111]))+SIN(RADIANS(2*[.J111]))*(0.019993-0.000101*[.G111])+SIN(RADIANS(3*[.J111]))*0.000289" office:value-type="float" office:value="-0.34566239886543" calcext:value-type="float">
            <text:p>-0.34566239886543</text:p>
          </table:table-cell>
          <table:table-cell table:formula="of:=[.I111]+[.L111]" office:value-type="float" office:value="272.846481383793" calcext:value-type="float">
            <text:p>272.846481383793</text:p>
          </table:table-cell>
          <table:table-cell table:formula="of:=[.J111]+[.L111]" office:value-type="float" office:value="9709.46237715816" calcext:value-type="float">
            <text:p>9709.46237715816</text:p>
          </table:table-cell>
          <table:table-cell table:formula="of:=(1.000001018*(1-[.K111]*[.K111]))/(1+[.K111]*COS(RADIANS([.N111])))" office:value-type="float" office:value="0.983575728530114" calcext:value-type="float">
            <text:p>0.983575728530114</text:p>
          </table:table-cell>
          <table:table-cell table:formula="of:=[.M111]-0.00569-0.00478*SIN(RADIANS(125.04-1934.136*[.G111]))" office:value-type="float" office:value="272.842223488844" calcext:value-type="float">
            <text:p>272.842223488844</text:p>
          </table:table-cell>
          <table:table-cell table:formula="of:=23+(26+((21.448-[.G111]*(46.815+[.G111]*(0.00059-[.G111]*0.001813))))/60)/60" office:value-type="float" office:value="23.4359127254765" calcext:value-type="float">
            <text:p>23.4359127254765</text:p>
          </table:table-cell>
          <table:table-cell table:formula="of:=[.Q111]+0.00256*COS(RADIANS(125.04-1934.136*[.G111]))" office:value-type="float" office:value="23.4383551287618" calcext:value-type="float">
            <text:p>23.4383551287618</text:p>
          </table:table-cell>
          <table:table-cell table:formula="of:=DEGREES(ATAN2(COS(RADIANS([.P111]));COS(RADIANS([.R111]))*SIN(RADIANS([.P111]))))" office:value-type="float" office:value="-86.9026473261527" calcext:value-type="float">
            <text:p>-86.9026473261527</text:p>
          </table:table-cell>
          <table:table-cell table:formula="of:=DEGREES(ASIN(SIN(RADIANS([.R111]))*SIN(RADIANS([.P111]))))" office:value-type="float" office:value="-23.4078025832168" calcext:value-type="float">
            <text:p>-23.4078025832168</text:p>
          </table:table-cell>
          <table:table-cell table:formula="of:=TAN(RADIANS([.R111]/2))*TAN(RADIANS([.R111]/2))" office:value-type="float" office:value="0.0430309946542982" calcext:value-type="float">
            <text:p>0.0430309946542982</text:p>
          </table:table-cell>
          <table:table-cell table:formula="of:=4*DEGREES([.U111]*SIN(2*RADIANS([.I111]))-2*[.K111]*SIN(RADIANS([.J111]))+4*[.K111]*[.U111]*SIN(RADIANS([.J111]))*COS(2*RADIANS([.I111]))-0.5*[.U111]*[.U111]*SIN(4*RADIANS([.I111]))-1.25*[.K111]*[.K111]*SIN(2*RADIANS([.J111])))" office:value-type="float" office:value="0.354428811933794" calcext:value-type="float">
            <text:p>0.354428811933794</text:p>
          </table:table-cell>
          <table:table-cell table:formula="of:=DEGREES(ACOS(COS(RADIANS(90.833))/(COS(RADIANS([.$B$3]))*COS(RADIANS([.T111])))-TAN(RADIANS([.$B$3]))*TAN(RADIANS([.T111]))))" office:value-type="float" office:value="61.4976921644667" calcext:value-type="float">
            <text:p>61.4976921644667</text:p>
          </table:table-cell>
          <table:table-cell table:style-name="ce8" table:formula="of:=(720-4*[.$B$4]-[.V111]+[.$B$5]*60)/1440" office:value-type="time" office:time-value="PT11H53M12.867071284S" calcext:value-type="time">
            <text:p>11:53:12</text:p>
          </table:table-cell>
          <table:table-cell table:style-name="ce8" table:formula="of:=[.X111]-[.W111]*4/1440" office:value-type="time" office:time-value="PT07H47M13.420951812S" calcext:value-type="time">
            <text:p>7:47:13</text:p>
          </table:table-cell>
          <table:table-cell table:style-name="ce8" table:formula="of:=[.X111]+[.W111]*4/1440" office:value-type="time" office:time-value="PT15H59M12.313190756S" calcext:value-type="time">
            <text:p>15:59:12</text:p>
          </table:table-cell>
          <table:table-cell table:style-name="ce11" table:formula="of:=8*[.W111]" office:value-type="float" office:value="491.981537315734" calcext:value-type="float">
            <text:p>491.981537315734</text:p>
          </table:table-cell>
          <table:table-cell table:formula="of:=MOD([.E111]*1440+[.V111]+4*[.$B$4]-60*[.$B$5];1440)" office:value-type="float" office:value="666.785548811933" calcext:value-type="float">
            <text:p>666.785548811933</text:p>
          </table:table-cell>
          <table:table-cell table:formula="of:=IF([.AB111]/4&lt;0;[.AB111]/4+180;[.AB111]/4-180)" office:value-type="float" office:value="-13.3036127970167" calcext:value-type="float">
            <text:p>-13.3036127970167</text:p>
          </table:table-cell>
          <table:table-cell table:formula="of:=DEGREES(ACOS(SIN(RADIANS([.$B$3]))*SIN(RADIANS([.T111]))+COS(RADIANS([.$B$3]))*COS(RADIANS([.T111]))*COS(RADIANS([.AC111]))))" office:value-type="float" office:value="73.5668720207616" calcext:value-type="float">
            <text:p>73.5668720207616</text:p>
          </table:table-cell>
          <table:table-cell table:formula="of:=90-[.AD111]" office:value-type="float" office:value="16.4331279792384" calcext:value-type="float">
            <text:p>16.4331279792384</text:p>
          </table:table-cell>
          <table:table-cell table:formula="of:=IF([.AE111]&gt;85;0;IF([.AE111]&gt;5;58.1/TAN(RADIANS([.AE111]))-0.07/POWER(TAN(RADIANS([.AE111]));3)+0.000086/POWER(TAN(RADIANS([.AE111]));5);IF([.AE111]&gt;-0.575;1735+[.AE111]*(-518.2+[.AE111]*(103.4+[.AE111]*(-12.79+[.AE111]*0.711)));-20.772/TAN(RADIANS([.AE111])))))/3600" office:value-type="float" office:value="0.0539712799763503" calcext:value-type="float">
            <text:p>0.0539712799763503</text:p>
          </table:table-cell>
          <table:table-cell table:formula="of:=[.AE111]+[.AF111]" office:value-type="float" office:value="16.4870992592147" calcext:value-type="float">
            <text:p>16.4870992592147</text:p>
          </table:table-cell>
          <table:table-cell table:formula="of:=IF([.AC111]&gt;0;MOD(DEGREES(ACOS(((SIN(RADIANS([.$B$3]))*COS(RADIANS([.AD111])))-SIN(RADIANS([.T111])))/(COS(RADIANS([.$B$3]))*SIN(RADIANS([.AD111])))))+180;360);MOD(540-DEGREES(ACOS(((SIN(RADIANS([.$B$3]))*COS(RADIANS([.AD111])))-SIN(RADIANS([.T111])))/(COS(RADIANS([.$B$3]))*SIN(RADIANS([.AD111])))));360))" office:value-type="float" office:value="167.281171758829" calcext:value-type="float">
            <text:p>167.28117175882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11]+0.1/24" office:value-type="time" office:time-value="PT11H06M00S" calcext:value-type="time">
            <text:p>11:06:00</text:p>
          </table:table-cell>
          <table:table-cell table:style-name="ce9" table:formula="of:=[.D112]+2415018.5+[.E112]-[.$B$5]/24" office:value-type="float" office:value="2461033.92083333" calcext:value-type="float">
            <text:p>2461033.92</text:p>
          </table:table-cell>
          <table:table-cell table:style-name="ce10" table:formula="of:=([.F112]-2451545)/36525" office:value-type="float" office:value="0.25979249372576" calcext:value-type="float">
            <text:p>0.25979249</text:p>
          </table:table-cell>
          <table:table-cell/>
          <table:table-cell table:formula="of:=MOD(280.46646+[.G112]*(36000.76983+[.G112]*0.0003032);360)" office:value-type="float" office:value="273.19625064643" calcext:value-type="float">
            <text:p>273.19625064643</text:p>
          </table:table-cell>
          <table:table-cell table:formula="of:=357.52911+[.G112]*(35999.05029-0.0001537*[.G112])" office:value-type="float" office:value="9709.81214622461" calcext:value-type="float">
            <text:p>9709.81214622461</text:p>
          </table:table-cell>
          <table:table-cell table:formula="of:=0.016708634-[.G112]*(0.000042037+0.0000001267*[.G112])" office:value-type="float" office:value="0.0166977045516871" calcext:value-type="float">
            <text:p>0.0166977045516871</text:p>
          </table:table-cell>
          <table:table-cell table:formula="of:=SIN(RADIANS([.J112]))*(1.914602-[.G112]*(0.004817+0.000014*[.G112]))+SIN(RADIANS(2*[.J112]))*(0.019993-0.000101*[.G112])+SIN(RADIANS(3*[.J112]))*0.000289" office:value-type="float" office:value="-0.345524686227498" calcext:value-type="float">
            <text:p>-0.345524686227498</text:p>
          </table:table-cell>
          <table:table-cell table:formula="of:=[.I112]+[.L112]" office:value-type="float" office:value="272.850725960202" calcext:value-type="float">
            <text:p>272.850725960202</text:p>
          </table:table-cell>
          <table:table-cell table:formula="of:=[.J112]+[.L112]" office:value-type="float" office:value="9709.46662153839" calcext:value-type="float">
            <text:p>9709.46662153839</text:p>
          </table:table-cell>
          <table:table-cell table:formula="of:=(1.000001018*(1-[.K112]*[.K112]))/(1+[.K112]*COS(RADIANS([.N112])))" office:value-type="float" office:value="0.98357550967453" calcext:value-type="float">
            <text:p>0.98357550967453</text:p>
          </table:table-cell>
          <table:table-cell table:formula="of:=[.M112]-0.00569-0.00478*SIN(RADIANS(125.04-1934.136*[.G112]))" office:value-type="float" office:value="272.846468082814" calcext:value-type="float">
            <text:p>272.846468082814</text:p>
          </table:table-cell>
          <table:table-cell table:formula="of:=23+(26+((21.448-[.G112]*(46.815+[.G112]*(0.00059-[.G112]*0.001813))))/60)/60" office:value-type="float" office:value="23.435912723993" calcext:value-type="float">
            <text:p>23.435912723993</text:p>
          </table:table-cell>
          <table:table-cell table:formula="of:=[.Q112]+0.00256*COS(RADIANS(125.04-1934.136*[.G112]))" office:value-type="float" office:value="23.4383551243247" calcext:value-type="float">
            <text:p>23.4383551243247</text:p>
          </table:table-cell>
          <table:table-cell table:formula="of:=DEGREES(ATAN2(COS(RADIANS([.P112]));COS(RADIANS([.R112]))*SIN(RADIANS([.P112]))))" office:value-type="float" office:value="-86.8980231482581" calcext:value-type="float">
            <text:p>-86.8980231482581</text:p>
          </table:table-cell>
          <table:table-cell table:formula="of:=DEGREES(ASIN(SIN(RADIANS([.R112]))*SIN(RADIANS([.P112]))))" office:value-type="float" office:value="-23.4077112852867" calcext:value-type="float">
            <text:p>-23.4077112852867</text:p>
          </table:table-cell>
          <table:table-cell table:formula="of:=TAN(RADIANS([.R112]/2))*TAN(RADIANS([.R112]/2))" office:value-type="float" office:value="0.0430309946375425" calcext:value-type="float">
            <text:p>0.0430309946375425</text:p>
          </table:table-cell>
          <table:table-cell table:formula="of:=4*DEGREES([.U112]*SIN(2*RADIANS([.I112]))-2*[.K112]*SIN(RADIANS([.J112]))+4*[.K112]*[.U112]*SIN(RADIANS([.J112]))*COS(2*RADIANS([.I112]))-0.5*[.U112]*[.U112]*SIN(4*RADIANS([.I112]))-1.25*[.K112]*[.K112]*SIN(2*RADIANS([.J112])))" office:value-type="float" office:value="0.35236578853907" calcext:value-type="float">
            <text:p>0.35236578853907</text:p>
          </table:table-cell>
          <table:table-cell table:formula="of:=DEGREES(ACOS(COS(RADIANS(90.833))/(COS(RADIANS([.$B$3]))*COS(RADIANS([.T112])))-TAN(RADIANS([.$B$3]))*TAN(RADIANS([.T112]))))" office:value-type="float" office:value="61.4978339626988" calcext:value-type="float">
            <text:p>61.4978339626988</text:p>
          </table:table-cell>
          <table:table-cell table:style-name="ce8" table:formula="of:=(720-4*[.$B$4]-[.V112]+[.$B$5]*60)/1440" office:value-type="time" office:time-value="PT11H53M12.990852688S" calcext:value-type="time">
            <text:p>11:53:12</text:p>
          </table:table-cell>
          <table:table-cell table:style-name="ce8" table:formula="of:=[.X112]-[.W112]*4/1440" office:value-type="time" office:time-value="PT07H47M13.51070164S" calcext:value-type="time">
            <text:p>7:47:13</text:p>
          </table:table-cell>
          <table:table-cell table:style-name="ce8" table:formula="of:=[.X112]+[.W112]*4/1440" office:value-type="time" office:time-value="PT15H59M12.471003735S" calcext:value-type="time">
            <text:p>15:59:12</text:p>
          </table:table-cell>
          <table:table-cell table:style-name="ce11" table:formula="of:=8*[.W112]" office:value-type="float" office:value="491.982671701591" calcext:value-type="float">
            <text:p>491.982671701591</text:p>
          </table:table-cell>
          <table:table-cell table:formula="of:=MOD([.E112]*1440+[.V112]+4*[.$B$4]-60*[.$B$5];1440)" office:value-type="float" office:value="672.783485788539" calcext:value-type="float">
            <text:p>672.783485788539</text:p>
          </table:table-cell>
          <table:table-cell table:formula="of:=IF([.AB112]/4&lt;0;[.AB112]/4+180;[.AB112]/4-180)" office:value-type="float" office:value="-11.8041285528653" calcext:value-type="float">
            <text:p>-11.8041285528653</text:p>
          </table:table-cell>
          <table:table-cell table:formula="of:=DEGREES(ACOS(SIN(RADIANS([.$B$3]))*SIN(RADIANS([.T112]))+COS(RADIANS([.$B$3]))*COS(RADIANS([.T112]))*COS(RADIANS([.AC112]))))" office:value-type="float" office:value="73.362898438191" calcext:value-type="float">
            <text:p>73.362898438191</text:p>
          </table:table-cell>
          <table:table-cell table:formula="of:=90-[.AD112]" office:value-type="float" office:value="16.637101561809" calcext:value-type="float">
            <text:p>16.637101561809</text:p>
          </table:table-cell>
          <table:table-cell table:formula="of:=IF([.AE112]&gt;85;0;IF([.AE112]&gt;5;58.1/TAN(RADIANS([.AE112]))-0.07/POWER(TAN(RADIANS([.AE112]));3)+0.000086/POWER(TAN(RADIANS([.AE112]));5);IF([.AE112]&gt;-0.575;1735+[.AE112]*(-518.2+[.AE112]*(103.4+[.AE112]*(-12.79+[.AE112]*0.711)));-20.772/TAN(RADIANS([.AE112])))))/3600" office:value-type="float" office:value="0.0532903438251682" calcext:value-type="float">
            <text:p>0.0532903438251682</text:p>
          </table:table-cell>
          <table:table-cell table:formula="of:=[.AE112]+[.AF112]" office:value-type="float" office:value="16.6903919056341" calcext:value-type="float">
            <text:p>16.6903919056341</text:p>
          </table:table-cell>
          <table:table-cell table:formula="of:=IF([.AC112]&gt;0;MOD(DEGREES(ACOS(((SIN(RADIANS([.$B$3]))*COS(RADIANS([.AD112])))-SIN(RADIANS([.T112])))/(COS(RADIANS([.$B$3]))*SIN(RADIANS([.AD112])))))+180;360);MOD(540-DEGREES(ACOS(((SIN(RADIANS([.$B$3]))*COS(RADIANS([.AD112])))-SIN(RADIANS([.T112])))/(COS(RADIANS([.$B$3]))*SIN(RADIANS([.AD112])))));360))" office:value-type="float" office:value="168.700751946585" calcext:value-type="float">
            <text:p>168.70075194658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12]+0.1/24" office:value-type="time" office:time-value="PT11H12M00S" calcext:value-type="time">
            <text:p>11:12:00</text:p>
          </table:table-cell>
          <table:table-cell table:style-name="ce9" table:formula="of:=[.D113]+2415018.5+[.E113]-[.$B$5]/24" office:value-type="float" office:value="2461033.925" calcext:value-type="float">
            <text:p>2461033.93</text:p>
          </table:table-cell>
          <table:table-cell table:style-name="ce10" table:formula="of:=([.F113]-2451545)/36525" office:value-type="float" office:value="0.259792607802882" calcext:value-type="float">
            <text:p>0.25979261</text:p>
          </table:table-cell>
          <table:table-cell/>
          <table:table-cell table:formula="of:=MOD(280.46646+[.G113]*(36000.76983+[.G113]*0.0003032);360)" office:value-type="float" office:value="273.200357510665" calcext:value-type="float">
            <text:p>273.200357510665</text:p>
          </table:table-cell>
          <table:table-cell table:formula="of:=357.52911+[.G113]*(35999.05029-0.0001537*[.G113])" office:value-type="float" office:value="9709.81625289266" calcext:value-type="float">
            <text:p>9709.81625289266</text:p>
          </table:table-cell>
          <table:table-cell table:formula="of:=0.016708634-[.G113]*(0.000042037+0.0000001267*[.G113])" office:value-type="float" office:value="0.0166977045468842" calcext:value-type="float">
            <text:p>0.0166977045468842</text:p>
          </table:table-cell>
          <table:table-cell table:formula="of:=SIN(RADIANS([.J113]))*(1.914602-[.G113]*(0.004817+0.000014*[.G113]))+SIN(RADIANS(2*[.J113]))*(0.019993-0.000101*[.G113])+SIN(RADIANS(3*[.J113]))*0.000289" office:value-type="float" office:value="-0.345386971685952" calcext:value-type="float">
            <text:p>-0.345386971685952</text:p>
          </table:table-cell>
          <table:table-cell table:formula="of:=[.I113]+[.L113]" office:value-type="float" office:value="272.854970538979" calcext:value-type="float">
            <text:p>272.854970538979</text:p>
          </table:table-cell>
          <table:table-cell table:formula="of:=[.J113]+[.L113]" office:value-type="float" office:value="9709.47086592097" calcext:value-type="float">
            <text:p>9709.47086592097</text:p>
          </table:table-cell>
          <table:table-cell table:formula="of:=(1.000001018*(1-[.K113]*[.K113]))/(1+[.K113]*COS(RADIANS([.N113])))" office:value-type="float" office:value="0.983575290906096" calcext:value-type="float">
            <text:p>0.983575290906096</text:p>
          </table:table-cell>
          <table:table-cell table:formula="of:=[.M113]-0.00569-0.00478*SIN(RADIANS(125.04-1934.136*[.G113]))" office:value-type="float" office:value="272.850712679153" calcext:value-type="float">
            <text:p>272.850712679153</text:p>
          </table:table-cell>
          <table:table-cell table:formula="of:=23+(26+((21.448-[.G113]*(46.815+[.G113]*(0.00059-[.G113]*0.001813))))/60)/60" office:value-type="float" office:value="23.4359127225096" calcext:value-type="float">
            <text:p>23.4359127225096</text:p>
          </table:table-cell>
          <table:table-cell table:formula="of:=[.Q113]+0.00256*COS(RADIANS(125.04-1934.136*[.G113]))" office:value-type="float" office:value="23.4383551198876" calcext:value-type="float">
            <text:p>23.4383551198876</text:p>
          </table:table-cell>
          <table:table-cell table:formula="of:=DEGREES(ATAN2(COS(RADIANS([.P113]));COS(RADIANS([.R113]))*SIN(RADIANS([.P113]))))" office:value-type="float" office:value="-86.8933989741686" calcext:value-type="float">
            <text:p>-86.8933989741686</text:p>
          </table:table-cell>
          <table:table-cell table:formula="of:=DEGREES(ASIN(SIN(RADIANS([.R113]))*SIN(RADIANS([.P113]))))" office:value-type="float" office:value="-23.4076198512442" calcext:value-type="float">
            <text:p>-23.4076198512442</text:p>
          </table:table-cell>
          <table:table-cell table:formula="of:=TAN(RADIANS([.R113]/2))*TAN(RADIANS([.R113]/2))" office:value-type="float" office:value="0.0430309946207866" calcext:value-type="float">
            <text:p>0.0430309946207866</text:p>
          </table:table-cell>
          <table:table-cell table:formula="of:=4*DEGREES([.U113]*SIN(2*RADIANS([.I113]))-2*[.K113]*SIN(RADIANS([.J113]))+4*[.K113]*[.U113]*SIN(RADIANS([.J113]))*COS(2*RADIANS([.I113]))-0.5*[.U113]*[.U113]*SIN(4*RADIANS([.I113]))-1.25*[.K113]*[.K113]*SIN(2*RADIANS([.J113])))" office:value-type="float" office:value="0.350302782321859" calcext:value-type="float">
            <text:p>0.350302782321859</text:p>
          </table:table-cell>
          <table:table-cell table:formula="of:=DEGREES(ACOS(COS(RADIANS(90.833))/(COS(RADIANS([.$B$3]))*COS(RADIANS([.T113])))-TAN(RADIANS([.$B$3]))*TAN(RADIANS([.T113]))))" office:value-type="float" office:value="61.497975971949" calcext:value-type="float">
            <text:p>61.497975971949</text:p>
          </table:table-cell>
          <table:table-cell table:style-name="ce8" table:formula="of:=(720-4*[.$B$4]-[.V113]+[.$B$5]*60)/1440" office:value-type="time" office:time-value="PT11H53M13.114633061S" calcext:value-type="time">
            <text:p>11:53:13</text:p>
          </table:table-cell>
          <table:table-cell table:style-name="ce8" table:formula="of:=[.X113]-[.W113]*4/1440" office:value-type="time" office:time-value="PT07H47M13.600399793S" calcext:value-type="time">
            <text:p>7:47:13</text:p>
          </table:table-cell>
          <table:table-cell table:style-name="ce8" table:formula="of:=[.X113]+[.W113]*4/1440" office:value-type="time" office:time-value="PT15H59M12.628866328S" calcext:value-type="time">
            <text:p>15:59:12</text:p>
          </table:table-cell>
          <table:table-cell table:style-name="ce11" table:formula="of:=8*[.W113]" office:value-type="float" office:value="491.983807775592" calcext:value-type="float">
            <text:p>491.983807775592</text:p>
          </table:table-cell>
          <table:table-cell table:formula="of:=MOD([.E113]*1440+[.V113]+4*[.$B$4]-60*[.$B$5];1440)" office:value-type="float" office:value="678.781422782321" calcext:value-type="float">
            <text:p>678.781422782321</text:p>
          </table:table-cell>
          <table:table-cell table:formula="of:=IF([.AB113]/4&lt;0;[.AB113]/4+180;[.AB113]/4-180)" office:value-type="float" office:value="-10.3046443044198" calcext:value-type="float">
            <text:p>-10.3046443044198</text:p>
          </table:table-cell>
          <table:table-cell table:formula="of:=DEGREES(ACOS(SIN(RADIANS([.$B$3]))*SIN(RADIANS([.T113]))+COS(RADIANS([.$B$3]))*COS(RADIANS([.T113]))*COS(RADIANS([.AC113]))))" office:value-type="float" office:value="73.1827729856967" calcext:value-type="float">
            <text:p>73.1827729856967</text:p>
          </table:table-cell>
          <table:table-cell table:formula="of:=90-[.AD113]" office:value-type="float" office:value="16.8172270143033" calcext:value-type="float">
            <text:p>16.8172270143033</text:p>
          </table:table-cell>
          <table:table-cell table:formula="of:=IF([.AE113]&gt;85;0;IF([.AE113]&gt;5;58.1/TAN(RADIANS([.AE113]))-0.07/POWER(TAN(RADIANS([.AE113]));3)+0.000086/POWER(TAN(RADIANS([.AE113]));5);IF([.AE113]&gt;-0.575;1735+[.AE113]*(-518.2+[.AE113]*(103.4+[.AE113]*(-12.79+[.AE113]*0.711)));-20.772/TAN(RADIANS([.AE113])))))/3600" office:value-type="float" office:value="0.0527017923193966" calcext:value-type="float">
            <text:p>0.0527017923193966</text:p>
          </table:table-cell>
          <table:table-cell table:formula="of:=[.AE113]+[.AF113]" office:value-type="float" office:value="16.8699288066227" calcext:value-type="float">
            <text:p>16.8699288066227</text:p>
          </table:table-cell>
          <table:table-cell table:formula="of:=IF([.AC113]&gt;0;MOD(DEGREES(ACOS(((SIN(RADIANS([.$B$3]))*COS(RADIANS([.AD113])))-SIN(RADIANS([.T113])))/(COS(RADIANS([.$B$3]))*SIN(RADIANS([.AD113])))))+180;360);MOD(540-DEGREES(ACOS(((SIN(RADIANS([.$B$3]))*COS(RADIANS([.AD113])))-SIN(RADIANS([.T113])))/(COS(RADIANS([.$B$3]))*SIN(RADIANS([.AD113])))));360))" office:value-type="float" office:value="170.125264941444" calcext:value-type="float">
            <text:p>170.12526494144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13]+0.1/24" office:value-type="time" office:time-value="PT11H18M00S" calcext:value-type="time">
            <text:p>11:18:00</text:p>
          </table:table-cell>
          <table:table-cell table:style-name="ce9" table:formula="of:=[.D114]+2415018.5+[.E114]-[.$B$5]/24" office:value-type="float" office:value="2461033.92916667" calcext:value-type="float">
            <text:p>2461033.93</text:p>
          </table:table-cell>
          <table:table-cell table:style-name="ce10" table:formula="of:=([.F114]-2451545)/36525" office:value-type="float" office:value="0.259792721879992" calcext:value-type="float">
            <text:p>0.25979272</text:p>
          </table:table-cell>
          <table:table-cell/>
          <table:table-cell table:formula="of:=MOD(280.46646+[.G114]*(36000.76983+[.G114]*0.0003032);360)" office:value-type="float" office:value="273.204464374439" calcext:value-type="float">
            <text:p>273.204464374439</text:p>
          </table:table-cell>
          <table:table-cell table:formula="of:=357.52911+[.G114]*(35999.05029-0.0001537*[.G114])" office:value-type="float" office:value="9709.82035956024" calcext:value-type="float">
            <text:p>9709.82035956024</text:p>
          </table:table-cell>
          <table:table-cell table:formula="of:=0.016708634-[.G114]*(0.000042037+0.0000001267*[.G114])" office:value-type="float" office:value="0.0166977045420812" calcext:value-type="float">
            <text:p>0.0166977045420812</text:p>
          </table:table-cell>
          <table:table-cell table:formula="of:=SIN(RADIANS([.J114]))*(1.914602-[.G114]*(0.004817+0.000014*[.G114]))+SIN(RADIANS(2*[.J114]))*(0.019993-0.000101*[.G114])+SIN(RADIANS(3*[.J114]))*0.000289" office:value-type="float" office:value="-0.345249255272504" calcext:value-type="float">
            <text:p>-0.345249255272504</text:p>
          </table:table-cell>
          <table:table-cell table:formula="of:=[.I114]+[.L114]" office:value-type="float" office:value="272.859215119167" calcext:value-type="float">
            <text:p>272.859215119167</text:p>
          </table:table-cell>
          <table:table-cell table:formula="of:=[.J114]+[.L114]" office:value-type="float" office:value="9709.47511030497" calcext:value-type="float">
            <text:p>9709.47511030497</text:p>
          </table:table-cell>
          <table:table-cell table:formula="of:=(1.000001018*(1-[.K114]*[.K114]))/(1+[.K114]*COS(RADIANS([.N114])))" office:value-type="float" office:value="0.983575072224864" calcext:value-type="float">
            <text:p>0.983575072224864</text:p>
          </table:table-cell>
          <table:table-cell table:formula="of:=[.M114]-0.00569-0.00478*SIN(RADIANS(125.04-1934.136*[.G114]))" office:value-type="float" office:value="272.854957276902" calcext:value-type="float">
            <text:p>272.854957276902</text:p>
          </table:table-cell>
          <table:table-cell table:formula="of:=23+(26+((21.448-[.G114]*(46.815+[.G114]*(0.00059-[.G114]*0.001813))))/60)/60" office:value-type="float" office:value="23.4359127210261" calcext:value-type="float">
            <text:p>23.4359127210261</text:p>
          </table:table-cell>
          <table:table-cell table:formula="of:=[.Q114]+0.00256*COS(RADIANS(125.04-1934.136*[.G114]))" office:value-type="float" office:value="23.4383551154504" calcext:value-type="float">
            <text:p>23.4383551154504</text:p>
          </table:table-cell>
          <table:table-cell table:formula="of:=DEGREES(ATAN2(COS(RADIANS([.P114]));COS(RADIANS([.R114]))*SIN(RADIANS([.P114]))))" office:value-type="float" office:value="-86.8887748049349" calcext:value-type="float">
            <text:p>-86.8887748049349</text:p>
          </table:table-cell>
          <table:table-cell table:formula="of:=DEGREES(ASIN(SIN(RADIANS([.R114]))*SIN(RADIANS([.P114]))))" office:value-type="float" office:value="-23.4075282811107" calcext:value-type="float">
            <text:p>-23.4075282811107</text:p>
          </table:table-cell>
          <table:table-cell table:formula="of:=TAN(RADIANS([.R114]/2))*TAN(RADIANS([.R114]/2))" office:value-type="float" office:value="0.0430309946040306" calcext:value-type="float">
            <text:p>0.0430309946040306</text:p>
          </table:table-cell>
          <table:table-cell table:formula="of:=4*DEGREES([.U114]*SIN(2*RADIANS([.I114]))-2*[.K114]*SIN(RADIANS([.J114]))+4*[.K114]*[.U114]*SIN(RADIANS([.J114]))*COS(2*RADIANS([.I114]))-0.5*[.U114]*[.U114]*SIN(4*RADIANS([.I114]))-1.25*[.K114]*[.K114]*SIN(2*RADIANS([.J114])))" office:value-type="float" office:value="0.348239793786116" calcext:value-type="float">
            <text:p>0.348239793786116</text:p>
          </table:table-cell>
          <table:table-cell table:formula="of:=DEGREES(ACOS(COS(RADIANS(90.833))/(COS(RADIANS([.$B$3]))*COS(RADIANS([.T114])))-TAN(RADIANS([.$B$3]))*TAN(RADIANS([.T114]))))" office:value-type="float" office:value="61.4981181921826" calcext:value-type="float">
            <text:p>61.4981181921826</text:p>
          </table:table-cell>
          <table:table-cell table:style-name="ce8" table:formula="of:=(720-4*[.$B$4]-[.V114]+[.$B$5]*60)/1440" office:value-type="time" office:time-value="PT11H53M13.238412373S" calcext:value-type="time">
            <text:p>11:53:13</text:p>
          </table:table-cell>
          <table:table-cell table:style-name="ce8" table:formula="of:=[.X114]-[.W114]*4/1440" office:value-type="time" office:time-value="PT07H47M13.690046249S" calcext:value-type="time">
            <text:p>7:47:13</text:p>
          </table:table-cell>
          <table:table-cell table:style-name="ce8" table:formula="of:=[.X114]+[.W114]*4/1440" office:value-type="time" office:time-value="PT15H59M12.786778497S" calcext:value-type="time">
            <text:p>15:59:12</text:p>
          </table:table-cell>
          <table:table-cell table:style-name="ce11" table:formula="of:=8*[.W114]" office:value-type="float" office:value="491.984945537461" calcext:value-type="float">
            <text:p>491.984945537461</text:p>
          </table:table-cell>
          <table:table-cell table:formula="of:=MOD([.E114]*1440+[.V114]+4*[.$B$4]-60*[.$B$5];1440)" office:value-type="float" office:value="684.779359793786" calcext:value-type="float">
            <text:p>684.779359793786</text:p>
          </table:table-cell>
          <table:table-cell table:formula="of:=IF([.AB114]/4&lt;0;[.AB114]/4+180;[.AB114]/4-180)" office:value-type="float" office:value="-8.8051600515536" calcext:value-type="float">
            <text:p>-8.8051600515536</text:p>
          </table:table-cell>
          <table:table-cell table:formula="of:=DEGREES(ACOS(SIN(RADIANS([.$B$3]))*SIN(RADIANS([.T114]))+COS(RADIANS([.$B$3]))*COS(RADIANS([.T114]))*COS(RADIANS([.AC114]))))" office:value-type="float" office:value="73.026685029413" calcext:value-type="float">
            <text:p>73.026685029413</text:p>
          </table:table-cell>
          <table:table-cell table:formula="of:=90-[.AD114]" office:value-type="float" office:value="16.973314970587" calcext:value-type="float">
            <text:p>16.973314970587</text:p>
          </table:table-cell>
          <table:table-cell table:formula="of:=IF([.AE114]&gt;85;0;IF([.AE114]&gt;5;58.1/TAN(RADIANS([.AE114]))-0.07/POWER(TAN(RADIANS([.AE114]));3)+0.000086/POWER(TAN(RADIANS([.AE114]));5);IF([.AE114]&gt;-0.575;1735+[.AE114]*(-518.2+[.AE114]*(103.4+[.AE114]*(-12.79+[.AE114]*0.711)));-20.772/TAN(RADIANS([.AE114])))))/3600" office:value-type="float" office:value="0.0522011782453934" calcext:value-type="float">
            <text:p>0.0522011782453934</text:p>
          </table:table-cell>
          <table:table-cell table:formula="of:=[.AE114]+[.AF114]" office:value-type="float" office:value="17.0255161488324" calcext:value-type="float">
            <text:p>17.0255161488324</text:p>
          </table:table-cell>
          <table:table-cell table:formula="of:=IF([.AC114]&gt;0;MOD(DEGREES(ACOS(((SIN(RADIANS([.$B$3]))*COS(RADIANS([.AD114])))-SIN(RADIANS([.T114])))/(COS(RADIANS([.$B$3]))*SIN(RADIANS([.AD114])))))+180;360);MOD(540-DEGREES(ACOS(((SIN(RADIANS([.$B$3]))*COS(RADIANS([.AD114])))-SIN(RADIANS([.T114])))/(COS(RADIANS([.$B$3]))*SIN(RADIANS([.AD114])))));360))" office:value-type="float" office:value="171.554134443139" calcext:value-type="float">
            <text:p>171.55413444313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14]+0.1/24" office:value-type="time" office:time-value="PT11H24M00S" calcext:value-type="time">
            <text:p>11:24:00</text:p>
          </table:table-cell>
          <table:table-cell table:style-name="ce9" table:formula="of:=[.D115]+2415018.5+[.E115]-[.$B$5]/24" office:value-type="float" office:value="2461033.93333333" calcext:value-type="float">
            <text:p>2461033.93</text:p>
          </table:table-cell>
          <table:table-cell table:style-name="ce10" table:formula="of:=([.F115]-2451545)/36525" office:value-type="float" office:value="0.259792835957114" calcext:value-type="float">
            <text:p>0.25979284</text:p>
          </table:table-cell>
          <table:table-cell/>
          <table:table-cell table:formula="of:=MOD(280.46646+[.G115]*(36000.76983+[.G115]*0.0003032);360)" office:value-type="float" office:value="273.208571238671" calcext:value-type="float">
            <text:p>273.208571238671</text:p>
          </table:table-cell>
          <table:table-cell table:formula="of:=357.52911+[.G115]*(35999.05029-0.0001537*[.G115])" office:value-type="float" office:value="9709.82446622829" calcext:value-type="float">
            <text:p>9709.82446622829</text:p>
          </table:table-cell>
          <table:table-cell table:formula="of:=0.016708634-[.G115]*(0.000042037+0.0000001267*[.G115])" office:value-type="float" office:value="0.0166977045372782" calcext:value-type="float">
            <text:p>0.0166977045372782</text:p>
          </table:table-cell>
          <table:table-cell table:formula="of:=SIN(RADIANS([.J115]))*(1.914602-[.G115]*(0.004817+0.000014*[.G115]))+SIN(RADIANS(2*[.J115]))*(0.019993-0.000101*[.G115])+SIN(RADIANS(3*[.J115]))*0.000289" office:value-type="float" office:value="-0.345111536956889" calcext:value-type="float">
            <text:p>-0.345111536956889</text:p>
          </table:table-cell>
          <table:table-cell table:formula="of:=[.I115]+[.L115]" office:value-type="float" office:value="272.863459701714" calcext:value-type="float">
            <text:p>272.863459701714</text:p>
          </table:table-cell>
          <table:table-cell table:formula="of:=[.J115]+[.L115]" office:value-type="float" office:value="9709.47935469133" calcext:value-type="float">
            <text:p>9709.47935469133</text:p>
          </table:table-cell>
          <table:table-cell table:formula="of:=(1.000001018*(1-[.K115]*[.K115]))/(1+[.K115]*COS(RADIANS([.N115])))" office:value-type="float" office:value="0.983574853630787" calcext:value-type="float">
            <text:p>0.983574853630787</text:p>
          </table:table-cell>
          <table:table-cell table:formula="of:=[.M115]-0.00569-0.00478*SIN(RADIANS(125.04-1934.136*[.G115]))" office:value-type="float" office:value="272.859201877011" calcext:value-type="float">
            <text:p>272.859201877011</text:p>
          </table:table-cell>
          <table:table-cell table:formula="of:=23+(26+((21.448-[.G115]*(46.815+[.G115]*(0.00059-[.G115]*0.001813))))/60)/60" office:value-type="float" office:value="23.4359127195426" calcext:value-type="float">
            <text:p>23.4359127195426</text:p>
          </table:table-cell>
          <table:table-cell table:formula="of:=[.Q115]+0.00256*COS(RADIANS(125.04-1934.136*[.G115]))" office:value-type="float" office:value="23.4383551110132" calcext:value-type="float">
            <text:p>23.4383551110132</text:p>
          </table:table-cell>
          <table:table-cell table:formula="of:=DEGREES(ATAN2(COS(RADIANS([.P115]));COS(RADIANS([.R115]))*SIN(RADIANS([.P115]))))" office:value-type="float" office:value="-86.8841506395349" calcext:value-type="float">
            <text:p>-86.8841506395349</text:p>
          </table:table-cell>
          <table:table-cell table:formula="of:=DEGREES(ASIN(SIN(RADIANS([.R115]))*SIN(RADIANS([.P115]))))" office:value-type="float" office:value="-23.4074365748662" calcext:value-type="float">
            <text:p>-23.4074365748662</text:p>
          </table:table-cell>
          <table:table-cell table:formula="of:=TAN(RADIANS([.R115]/2))*TAN(RADIANS([.R115]/2))" office:value-type="float" office:value="0.0430309945872745" calcext:value-type="float">
            <text:p>0.0430309945872745</text:p>
          </table:table-cell>
          <table:table-cell table:formula="of:=4*DEGREES([.U115]*SIN(2*RADIANS([.I115]))-2*[.K115]*SIN(RADIANS([.J115]))+4*[.K115]*[.U115]*SIN(RADIANS([.J115]))*COS(2*RADIANS([.I115]))-0.5*[.U115]*[.U115]*SIN(4*RADIANS([.I115]))-1.25*[.K115]*[.K115]*SIN(2*RADIANS([.J115])))" office:value-type="float" office:value="0.346176822510044" calcext:value-type="float">
            <text:p>0.346176822510044</text:p>
          </table:table-cell>
          <table:table-cell table:formula="of:=DEGREES(ACOS(COS(RADIANS(90.833))/(COS(RADIANS([.$B$3]))*COS(RADIANS([.T115])))-TAN(RADIANS([.$B$3]))*TAN(RADIANS([.T115]))))" office:value-type="float" office:value="61.4982606234287" calcext:value-type="float">
            <text:p>61.4982606234287</text:p>
          </table:table-cell>
          <table:table-cell table:style-name="ce8" table:formula="of:=(720-4*[.$B$4]-[.V115]+[.$B$5]*60)/1440" office:value-type="time" office:time-value="PT11H53M13.362190649S" calcext:value-type="time">
            <text:p>11:53:13</text:p>
          </table:table-cell>
          <table:table-cell table:style-name="ce8" table:formula="of:=[.X115]-[.W115]*4/1440" office:value-type="time" office:time-value="PT07H47M13.779641027S" calcext:value-type="time">
            <text:p>7:47:13</text:p>
          </table:table-cell>
          <table:table-cell table:style-name="ce8" table:formula="of:=[.X115]+[.W115]*4/1440" office:value-type="time" office:time-value="PT15H59M12.944740272S" calcext:value-type="time">
            <text:p>15:59:12</text:p>
          </table:table-cell>
          <table:table-cell table:style-name="ce11" table:formula="of:=8*[.W115]" office:value-type="float" office:value="491.98608498743" calcext:value-type="float">
            <text:p>491.98608498743</text:p>
          </table:table-cell>
          <table:table-cell table:formula="of:=MOD([.E115]*1440+[.V115]+4*[.$B$4]-60*[.$B$5];1440)" office:value-type="float" office:value="690.77729682251" calcext:value-type="float">
            <text:p>690.77729682251</text:p>
          </table:table-cell>
          <table:table-cell table:formula="of:=IF([.AB115]/4&lt;0;[.AB115]/4+180;[.AB115]/4-180)" office:value-type="float" office:value="-7.30567579437249" calcext:value-type="float">
            <text:p>-7.30567579437249</text:p>
          </table:table-cell>
          <table:table-cell table:formula="of:=DEGREES(ACOS(SIN(RADIANS([.$B$3]))*SIN(RADIANS([.T115]))+COS(RADIANS([.$B$3]))*COS(RADIANS([.T115]))*COS(RADIANS([.AC115]))))" office:value-type="float" office:value="72.8948001131032" calcext:value-type="float">
            <text:p>72.8948001131032</text:p>
          </table:table-cell>
          <table:table-cell table:formula="of:=90-[.AD115]" office:value-type="float" office:value="17.1051998868968" calcext:value-type="float">
            <text:p>17.1051998868968</text:p>
          </table:table-cell>
          <table:table-cell table:formula="of:=IF([.AE115]&gt;85;0;IF([.AE115]&gt;5;58.1/TAN(RADIANS([.AE115]))-0.07/POWER(TAN(RADIANS([.AE115]));3)+0.000086/POWER(TAN(RADIANS([.AE115]));5);IF([.AE115]&gt;-0.575;1735+[.AE115]*(-518.2+[.AE115]*(103.4+[.AE115]*(-12.79+[.AE115]*0.711)));-20.772/TAN(RADIANS([.AE115])))))/3600" office:value-type="float" office:value="0.0517848135909034" calcext:value-type="float">
            <text:p>0.0517848135909034</text:p>
          </table:table-cell>
          <table:table-cell table:formula="of:=[.AE115]+[.AF115]" office:value-type="float" office:value="17.1569847004877" calcext:value-type="float">
            <text:p>17.1569847004877</text:p>
          </table:table-cell>
          <table:table-cell table:formula="of:=IF([.AC115]&gt;0;MOD(DEGREES(ACOS(((SIN(RADIANS([.$B$3]))*COS(RADIANS([.AD115])))-SIN(RADIANS([.T115])))/(COS(RADIANS([.$B$3]))*SIN(RADIANS([.AD115])))))+180;360);MOD(540-DEGREES(ACOS(((SIN(RADIANS([.$B$3]))*COS(RADIANS([.AD115])))-SIN(RADIANS([.T115])))/(COS(RADIANS([.$B$3]))*SIN(RADIANS([.AD115])))));360))" office:value-type="float" office:value="172.986764359683" calcext:value-type="float">
            <text:p>172.98676435968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15]+0.1/24" office:value-type="time" office:time-value="PT11H30M00S" calcext:value-type="time">
            <text:p>11:30:00</text:p>
          </table:table-cell>
          <table:table-cell table:style-name="ce9" table:formula="of:=[.D116]+2415018.5+[.E116]-[.$B$5]/24" office:value-type="float" office:value="2461033.9375" calcext:value-type="float">
            <text:p>2461033.94</text:p>
          </table:table-cell>
          <table:table-cell table:style-name="ce10" table:formula="of:=([.F116]-2451545)/36525" office:value-type="float" office:value="0.259792950034223" calcext:value-type="float">
            <text:p>0.25979295</text:p>
          </table:table-cell>
          <table:table-cell/>
          <table:table-cell table:formula="of:=MOD(280.46646+[.G116]*(36000.76983+[.G116]*0.0003032);360)" office:value-type="float" office:value="273.212678102445" calcext:value-type="float">
            <text:p>273.212678102445</text:p>
          </table:table-cell>
          <table:table-cell table:formula="of:=357.52911+[.G116]*(35999.05029-0.0001537*[.G116])" office:value-type="float" office:value="9709.82857289588" calcext:value-type="float">
            <text:p>9709.82857289588</text:p>
          </table:table-cell>
          <table:table-cell table:formula="of:=0.016708634-[.G116]*(0.000042037+0.0000001267*[.G116])" office:value-type="float" office:value="0.0166977045324753" calcext:value-type="float">
            <text:p>0.0166977045324753</text:p>
          </table:table-cell>
          <table:table-cell table:formula="of:=SIN(RADIANS([.J116]))*(1.914602-[.G116]*(0.004817+0.000014*[.G116]))+SIN(RADIANS(2*[.J116]))*(0.019993-0.000101*[.G116])+SIN(RADIANS(3*[.J116]))*0.000289" office:value-type="float" office:value="-0.344973816770876" calcext:value-type="float">
            <text:p>-0.344973816770876</text:p>
          </table:table-cell>
          <table:table-cell table:formula="of:=[.I116]+[.L116]" office:value-type="float" office:value="272.867704285674" calcext:value-type="float">
            <text:p>272.867704285674</text:p>
          </table:table-cell>
          <table:table-cell table:formula="of:=[.J116]+[.L116]" office:value-type="float" office:value="9709.48359907911" calcext:value-type="float">
            <text:p>9709.48359907911</text:p>
          </table:table-cell>
          <table:table-cell table:formula="of:=(1.000001018*(1-[.K116]*[.K116]))/(1+[.K116]*COS(RADIANS([.N116])))" office:value-type="float" office:value="0.983574635123913" calcext:value-type="float">
            <text:p>0.983574635123913</text:p>
          </table:table-cell>
          <table:table-cell table:formula="of:=[.M116]-0.00569-0.00478*SIN(RADIANS(125.04-1934.136*[.G116]))" office:value-type="float" office:value="272.863446478533" calcext:value-type="float">
            <text:p>272.863446478533</text:p>
          </table:table-cell>
          <table:table-cell table:formula="of:=23+(26+((21.448-[.G116]*(46.815+[.G116]*(0.00059-[.G116]*0.001813))))/60)/60" office:value-type="float" office:value="23.4359127180591" calcext:value-type="float">
            <text:p>23.4359127180591</text:p>
          </table:table-cell>
          <table:table-cell table:formula="of:=[.Q116]+0.00256*COS(RADIANS(125.04-1934.136*[.G116]))" office:value-type="float" office:value="23.438355106576" calcext:value-type="float">
            <text:p>23.438355106576</text:p>
          </table:table-cell>
          <table:table-cell table:formula="of:=DEGREES(ATAN2(COS(RADIANS([.P116]));COS(RADIANS([.R116]))*SIN(RADIANS([.P116]))))" office:value-type="float" office:value="-86.8795264790073" calcext:value-type="float">
            <text:p>-86.8795264790073</text:p>
          </table:table-cell>
          <table:table-cell table:formula="of:=DEGREES(ASIN(SIN(RADIANS([.R116]))*SIN(RADIANS([.P116]))))" office:value-type="float" office:value="-23.4073447325318" calcext:value-type="float">
            <text:p>-23.4073447325318</text:p>
          </table:table-cell>
          <table:table-cell table:formula="of:=TAN(RADIANS([.R116]/2))*TAN(RADIANS([.R116]/2))" office:value-type="float" office:value="0.0430309945705183" calcext:value-type="float">
            <text:p>0.0430309945705183</text:p>
          </table:table-cell>
          <table:table-cell table:formula="of:=4*DEGREES([.U116]*SIN(2*RADIANS([.I116]))-2*[.K116]*SIN(RADIANS([.J116]))+4*[.K116]*[.U116]*SIN(RADIANS([.J116]))*COS(2*RADIANS([.I116]))-0.5*[.U116]*[.U116]*SIN(4*RADIANS([.I116]))-1.25*[.K116]*[.K116]*SIN(2*RADIANS([.J116])))" office:value-type="float" office:value="0.344113868993936" calcext:value-type="float">
            <text:p>0.344113868993936</text:p>
          </table:table-cell>
          <table:table-cell table:formula="of:=DEGREES(ACOS(COS(RADIANS(90.833))/(COS(RADIANS([.$B$3]))*COS(RADIANS([.T116])))-TAN(RADIANS([.$B$3]))*TAN(RADIANS([.T116]))))" office:value-type="float" office:value="61.498403265653" calcext:value-type="float">
            <text:p>61.498403265653</text:p>
          </table:table-cell>
          <table:table-cell table:style-name="ce8" table:formula="of:=(720-4*[.$B$4]-[.V116]+[.$B$5]*60)/1440" office:value-type="time" office:time-value="PT11H53M13.48596786S" calcext:value-type="time">
            <text:p>11:53:13</text:p>
          </table:table-cell>
          <table:table-cell table:style-name="ce8" table:formula="of:=[.X116]-[.W116]*4/1440" office:value-type="time" office:time-value="PT07H47M13.869184104S" calcext:value-type="time">
            <text:p>7:47:13</text:p>
          </table:table-cell>
          <table:table-cell table:style-name="ce8" table:formula="of:=[.X116]+[.W116]*4/1440" office:value-type="time" office:time-value="PT15H59M13.102751617S" calcext:value-type="time">
            <text:p>15:59:13</text:p>
          </table:table-cell>
          <table:table-cell table:style-name="ce11" table:formula="of:=8*[.W116]" office:value-type="float" office:value="491.987226125224" calcext:value-type="float">
            <text:p>491.987226125224</text:p>
          </table:table-cell>
          <table:table-cell table:formula="of:=MOD([.E116]*1440+[.V116]+4*[.$B$4]-60*[.$B$5];1440)" office:value-type="float" office:value="696.775233868993" calcext:value-type="float">
            <text:p>696.775233868993</text:p>
          </table:table-cell>
          <table:table-cell table:formula="of:=IF([.AB116]/4&lt;0;[.AB116]/4+180;[.AB116]/4-180)" office:value-type="float" office:value="-5.80619153275174" calcext:value-type="float">
            <text:p>-5.80619153275174</text:p>
          </table:table-cell>
          <table:table-cell table:formula="of:=DEGREES(ACOS(SIN(RADIANS([.$B$3]))*SIN(RADIANS([.T116]))+COS(RADIANS([.$B$3]))*COS(RADIANS([.T116]))*COS(RADIANS([.AC116]))))" office:value-type="float" office:value="72.7872591702971" calcext:value-type="float">
            <text:p>72.7872591702971</text:p>
          </table:table-cell>
          <table:table-cell table:formula="of:=90-[.AD116]" office:value-type="float" office:value="17.2127408297029" calcext:value-type="float">
            <text:p>17.2127408297029</text:p>
          </table:table-cell>
          <table:table-cell table:formula="of:=IF([.AE116]&gt;85;0;IF([.AE116]&gt;5;58.1/TAN(RADIANS([.AE116]))-0.07/POWER(TAN(RADIANS([.AE116]));3)+0.000086/POWER(TAN(RADIANS([.AE116]));5);IF([.AE116]&gt;-0.575;1735+[.AE116]*(-518.2+[.AE116]*(103.4+[.AE116]*(-12.79+[.AE116]*0.711)));-20.772/TAN(RADIANS([.AE116])))))/3600" office:value-type="float" office:value="0.0514496967576582" calcext:value-type="float">
            <text:p>0.0514496967576582</text:p>
          </table:table-cell>
          <table:table-cell table:formula="of:=[.AE116]+[.AF116]" office:value-type="float" office:value="17.2641905264606" calcext:value-type="float">
            <text:p>17.2641905264606</text:p>
          </table:table-cell>
          <table:table-cell table:formula="of:=IF([.AC116]&gt;0;MOD(DEGREES(ACOS(((SIN(RADIANS([.$B$3]))*COS(RADIANS([.AD116])))-SIN(RADIANS([.T116])))/(COS(RADIANS([.$B$3]))*SIN(RADIANS([.AD116])))))+180;360);MOD(540-DEGREES(ACOS(((SIN(RADIANS([.$B$3]))*COS(RADIANS([.AD116])))-SIN(RADIANS([.T116])))/(COS(RADIANS([.$B$3]))*SIN(RADIANS([.AD116])))));360))" office:value-type="float" office:value="174.422541327488" calcext:value-type="float">
            <text:p>174.42254132748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16]+0.1/24" office:value-type="time" office:time-value="PT11H36M00S" calcext:value-type="time">
            <text:p>11:36:00</text:p>
          </table:table-cell>
          <table:table-cell table:style-name="ce9" table:formula="of:=[.D117]+2415018.5+[.E117]-[.$B$5]/24" office:value-type="float" office:value="2461033.94166667" calcext:value-type="float">
            <text:p>2461033.94</text:p>
          </table:table-cell>
          <table:table-cell table:style-name="ce10" table:formula="of:=([.F117]-2451545)/36525" office:value-type="float" office:value="0.259793064111345" calcext:value-type="float">
            <text:p>0.25979306</text:p>
          </table:table-cell>
          <table:table-cell/>
          <table:table-cell table:formula="of:=MOD(280.46646+[.G117]*(36000.76983+[.G117]*0.0003032);360)" office:value-type="float" office:value="273.216784966678" calcext:value-type="float">
            <text:p>273.216784966678</text:p>
          </table:table-cell>
          <table:table-cell table:formula="of:=357.52911+[.G117]*(35999.05029-0.0001537*[.G117])" office:value-type="float" office:value="9709.83267956392" calcext:value-type="float">
            <text:p>9709.83267956392</text:p>
          </table:table-cell>
          <table:table-cell table:formula="of:=0.016708634-[.G117]*(0.000042037+0.0000001267*[.G117])" office:value-type="float" office:value="0.0166977045276723" calcext:value-type="float">
            <text:p>0.0166977045276723</text:p>
          </table:table-cell>
          <table:table-cell table:formula="of:=SIN(RADIANS([.J117]))*(1.914602-[.G117]*(0.004817+0.000014*[.G117]))+SIN(RADIANS(2*[.J117]))*(0.019993-0.000101*[.G117])+SIN(RADIANS(3*[.J117]))*0.000289" office:value-type="float" office:value="-0.344836094684252" calcext:value-type="float">
            <text:p>-0.344836094684252</text:p>
          </table:table-cell>
          <table:table-cell table:formula="of:=[.I117]+[.L117]" office:value-type="float" office:value="272.871948871994" calcext:value-type="float">
            <text:p>272.871948871994</text:p>
          </table:table-cell>
          <table:table-cell table:formula="of:=[.J117]+[.L117]" office:value-type="float" office:value="9709.48784346924" calcext:value-type="float">
            <text:p>9709.48784346924</text:p>
          </table:table-cell>
          <table:table-cell table:formula="of:=(1.000001018*(1-[.K117]*[.K117]))/(1+[.K117]*COS(RADIANS([.N117])))" office:value-type="float" office:value="0.983574416704195" calcext:value-type="float">
            <text:p>0.983574416704195</text:p>
          </table:table-cell>
          <table:table-cell table:formula="of:=[.M117]-0.00569-0.00478*SIN(RADIANS(125.04-1934.136*[.G117]))" office:value-type="float" office:value="272.867691082415" calcext:value-type="float">
            <text:p>272.867691082415</text:p>
          </table:table-cell>
          <table:table-cell table:formula="of:=23+(26+((21.448-[.G117]*(46.815+[.G117]*(0.00059-[.G117]*0.001813))))/60)/60" office:value-type="float" office:value="23.4359127165757" calcext:value-type="float">
            <text:p>23.4359127165757</text:p>
          </table:table-cell>
          <table:table-cell table:formula="of:=[.Q117]+0.00256*COS(RADIANS(125.04-1934.136*[.G117]))" office:value-type="float" office:value="23.4383551021387" calcext:value-type="float">
            <text:p>23.4383551021387</text:p>
          </table:table-cell>
          <table:table-cell table:formula="of:=DEGREES(ATAN2(COS(RADIANS([.P117]));COS(RADIANS([.R117]))*SIN(RADIANS([.P117]))))" office:value-type="float" office:value="-86.874902322332" calcext:value-type="float">
            <text:p>-86.874902322332</text:p>
          </table:table-cell>
          <table:table-cell table:formula="of:=DEGREES(ASIN(SIN(RADIANS([.R117]))*SIN(RADIANS([.P117]))))" office:value-type="float" office:value="-23.4072527540878" calcext:value-type="float">
            <text:p>-23.4072527540878</text:p>
          </table:table-cell>
          <table:table-cell table:formula="of:=TAN(RADIANS([.R117]/2))*TAN(RADIANS([.R117]/2))" office:value-type="float" office:value="0.0430309945537619" calcext:value-type="float">
            <text:p>0.0430309945537619</text:p>
          </table:table-cell>
          <table:table-cell table:formula="of:=4*DEGREES([.U117]*SIN(2*RADIANS([.I117]))-2*[.K117]*SIN(RADIANS([.J117]))+4*[.K117]*[.U117]*SIN(RADIANS([.J117]))*COS(2*RADIANS([.I117]))-0.5*[.U117]*[.U117]*SIN(4*RADIANS([.I117]))-1.25*[.K117]*[.K117]*SIN(2*RADIANS([.J117])))" office:value-type="float" office:value="0.342050932816837" calcext:value-type="float">
            <text:p>0.342050932816837</text:p>
          </table:table-cell>
          <table:table-cell table:formula="of:=DEGREES(ACOS(COS(RADIANS(90.833))/(COS(RADIANS([.$B$3]))*COS(RADIANS([.T117])))-TAN(RADIANS([.$B$3]))*TAN(RADIANS([.T117]))))" office:value-type="float" office:value="61.4985461188845" calcext:value-type="float">
            <text:p>61.4985461188845</text:p>
          </table:table-cell>
          <table:table-cell table:style-name="ce8" table:formula="of:=(720-4*[.$B$4]-[.V117]+[.$B$5]*60)/1440" office:value-type="time" office:time-value="PT11H53M13.609744031S" calcext:value-type="time">
            <text:p>11:53:13</text:p>
          </table:table-cell>
          <table:table-cell table:style-name="ce8" table:formula="of:=[.X117]-[.W117]*4/1440" office:value-type="time" office:time-value="PT07H47M13.958675499S" calcext:value-type="time">
            <text:p>7:47:13</text:p>
          </table:table-cell>
          <table:table-cell table:style-name="ce8" table:formula="of:=[.X117]+[.W117]*4/1440" office:value-type="time" office:time-value="PT15H59M13.260812563S" calcext:value-type="time">
            <text:p>15:59:13</text:p>
          </table:table-cell>
          <table:table-cell table:style-name="ce11" table:formula="of:=8*[.W117]" office:value-type="float" office:value="491.988368951076" calcext:value-type="float">
            <text:p>491.988368951076</text:p>
          </table:table-cell>
          <table:table-cell table:formula="of:=MOD([.E117]*1440+[.V117]+4*[.$B$4]-60*[.$B$5];1440)" office:value-type="float" office:value="702.773170932816" calcext:value-type="float">
            <text:p>702.773170932816</text:p>
          </table:table-cell>
          <table:table-cell table:formula="of:=IF([.AB117]/4&lt;0;[.AB117]/4+180;[.AB117]/4-180)" office:value-type="float" office:value="-4.30670726679591" calcext:value-type="float">
            <text:p>-4.30670726679591</text:p>
          </table:table-cell>
          <table:table-cell table:formula="of:=DEGREES(ACOS(SIN(RADIANS([.$B$3]))*SIN(RADIANS([.T117]))+COS(RADIANS([.$B$3]))*COS(RADIANS([.T117]))*COS(RADIANS([.AC117]))))" office:value-type="float" office:value="72.7041778440289" calcext:value-type="float">
            <text:p>72.7041778440289</text:p>
          </table:table-cell>
          <table:table-cell table:formula="of:=90-[.AD117]" office:value-type="float" office:value="17.2958221559711" calcext:value-type="float">
            <text:p>17.2958221559711</text:p>
          </table:table-cell>
          <table:table-cell table:formula="of:=IF([.AE117]&gt;85;0;IF([.AE117]&gt;5;58.1/TAN(RADIANS([.AE117]))-0.07/POWER(TAN(RADIANS([.AE117]));3)+0.000086/POWER(TAN(RADIANS([.AE117]));5);IF([.AE117]&gt;-0.575;1735+[.AE117]*(-518.2+[.AE117]*(103.4+[.AE117]*(-12.79+[.AE117]*0.711)));-20.772/TAN(RADIANS([.AE117])))))/3600" office:value-type="float" office:value="0.0511934549145405" calcext:value-type="float">
            <text:p>0.0511934549145405</text:p>
          </table:table-cell>
          <table:table-cell table:formula="of:=[.AE117]+[.AF117]" office:value-type="float" office:value="17.3470156108856" calcext:value-type="float">
            <text:p>17.3470156108856</text:p>
          </table:table-cell>
          <table:table-cell table:formula="of:=IF([.AC117]&gt;0;MOD(DEGREES(ACOS(((SIN(RADIANS([.$B$3]))*COS(RADIANS([.AD117])))-SIN(RADIANS([.T117])))/(COS(RADIANS([.$B$3]))*SIN(RADIANS([.AD117])))))+180;360);MOD(540-DEGREES(ACOS(((SIN(RADIANS([.$B$3]))*COS(RADIANS([.AD117])))-SIN(RADIANS([.T117])))/(COS(RADIANS([.$B$3]))*SIN(RADIANS([.AD117])))));360))" office:value-type="float" office:value="175.860837393734" calcext:value-type="float">
            <text:p>175.86083739373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17]+0.1/24" office:value-type="time" office:time-value="PT11H42M00S" calcext:value-type="time">
            <text:p>11:42:00</text:p>
          </table:table-cell>
          <table:table-cell table:style-name="ce9" table:formula="of:=[.D118]+2415018.5+[.E118]-[.$B$5]/24" office:value-type="float" office:value="2461033.94583333" calcext:value-type="float">
            <text:p>2461033.95</text:p>
          </table:table-cell>
          <table:table-cell table:style-name="ce10" table:formula="of:=([.F118]-2451545)/36525" office:value-type="float" office:value="0.259793178188455" calcext:value-type="float">
            <text:p>0.25979318</text:p>
          </table:table-cell>
          <table:table-cell/>
          <table:table-cell table:formula="of:=MOD(280.46646+[.G118]*(36000.76983+[.G118]*0.0003032);360)" office:value-type="float" office:value="273.220891830451" calcext:value-type="float">
            <text:p>273.220891830451</text:p>
          </table:table-cell>
          <table:table-cell table:formula="of:=357.52911+[.G118]*(35999.05029-0.0001537*[.G118])" office:value-type="float" office:value="9709.83678623151" calcext:value-type="float">
            <text:p>9709.83678623151</text:p>
          </table:table-cell>
          <table:table-cell table:formula="of:=0.016708634-[.G118]*(0.000042037+0.0000001267*[.G118])" office:value-type="float" office:value="0.0166977045228693" calcext:value-type="float">
            <text:p>0.0166977045228693</text:p>
          </table:table-cell>
          <table:table-cell table:formula="of:=SIN(RADIANS([.J118]))*(1.914602-[.G118]*(0.004817+0.000014*[.G118]))+SIN(RADIANS(2*[.J118]))*(0.019993-0.000101*[.G118])+SIN(RADIANS(3*[.J118]))*0.000289" office:value-type="float" office:value="-0.344698370728568" calcext:value-type="float">
            <text:p>-0.344698370728568</text:p>
          </table:table-cell>
          <table:table-cell table:formula="of:=[.I118]+[.L118]" office:value-type="float" office:value="272.876193459723" calcext:value-type="float">
            <text:p>272.876193459723</text:p>
          </table:table-cell>
          <table:table-cell table:formula="of:=[.J118]+[.L118]" office:value-type="float" office:value="9709.49208786078" calcext:value-type="float">
            <text:p>9709.49208786078</text:p>
          </table:table-cell>
          <table:table-cell table:formula="of:=(1.000001018*(1-[.K118]*[.K118]))/(1+[.K118]*COS(RADIANS([.N118])))" office:value-type="float" office:value="0.983574198371684" calcext:value-type="float">
            <text:p>0.983574198371684</text:p>
          </table:table-cell>
          <table:table-cell table:formula="of:=[.M118]-0.00569-0.00478*SIN(RADIANS(125.04-1934.136*[.G118]))" office:value-type="float" office:value="272.871935687705" calcext:value-type="float">
            <text:p>272.871935687705</text:p>
          </table:table-cell>
          <table:table-cell table:formula="of:=23+(26+((21.448-[.G118]*(46.815+[.G118]*(0.00059-[.G118]*0.001813))))/60)/60" office:value-type="float" office:value="23.4359127150922" calcext:value-type="float">
            <text:p>23.4359127150922</text:p>
          </table:table-cell>
          <table:table-cell table:formula="of:=[.Q118]+0.00256*COS(RADIANS(125.04-1934.136*[.G118]))" office:value-type="float" office:value="23.4383550977015" calcext:value-type="float">
            <text:p>23.4383550977015</text:p>
          </table:table-cell>
          <table:table-cell table:formula="of:=DEGREES(ATAN2(COS(RADIANS([.P118]));COS(RADIANS([.R118]))*SIN(RADIANS([.P118]))))" office:value-type="float" office:value="-86.8702781705535" calcext:value-type="float">
            <text:p>-86.8702781705535</text:p>
          </table:table-cell>
          <table:table-cell table:formula="of:=DEGREES(ASIN(SIN(RADIANS([.R118]))*SIN(RADIANS([.P118]))))" office:value-type="float" office:value="-23.4071606395551" calcext:value-type="float">
            <text:p>-23.4071606395551</text:p>
          </table:table-cell>
          <table:table-cell table:formula="of:=TAN(RADIANS([.R118]/2))*TAN(RADIANS([.R118]/2))" office:value-type="float" office:value="0.0430309945370054" calcext:value-type="float">
            <text:p>0.0430309945370054</text:p>
          </table:table-cell>
          <table:table-cell table:formula="of:=4*DEGREES([.U118]*SIN(2*RADIANS([.I118]))-2*[.K118]*SIN(RADIANS([.J118]))+4*[.K118]*[.U118]*SIN(RADIANS([.J118]))*COS(2*RADIANS([.I118]))-0.5*[.U118]*[.U118]*SIN(4*RADIANS([.I118]))-1.25*[.K118]*[.K118]*SIN(2*RADIANS([.J118])))" office:value-type="float" office:value="0.339988014480085" calcext:value-type="float">
            <text:p>0.339988014480085</text:p>
          </table:table-cell>
          <table:table-cell table:formula="of:=DEGREES(ACOS(COS(RADIANS(90.833))/(COS(RADIANS([.$B$3]))*COS(RADIANS([.T118])))-TAN(RADIANS([.$B$3]))*TAN(RADIANS([.T118]))))" office:value-type="float" office:value="61.4986891830887" calcext:value-type="float">
            <text:p>61.4986891830887</text:p>
          </table:table-cell>
          <table:table-cell table:style-name="ce8" table:formula="of:=(720-4*[.$B$4]-[.V118]+[.$B$5]*60)/1440" office:value-type="time" office:time-value="PT11H53M13.733519131S" calcext:value-type="time">
            <text:p>11:53:13</text:p>
          </table:table-cell>
          <table:table-cell table:style-name="ce8" table:formula="of:=[.X118]-[.W118]*4/1440" office:value-type="time" office:time-value="PT07H47M14.04811519S" calcext:value-type="time">
            <text:p>7:47:14</text:p>
          </table:table-cell>
          <table:table-cell table:style-name="ce8" table:formula="of:=[.X118]+[.W118]*4/1440" office:value-type="time" office:time-value="PT15H59M13.418923072S" calcext:value-type="time">
            <text:p>15:59:13</text:p>
          </table:table-cell>
          <table:table-cell table:style-name="ce11" table:formula="of:=8*[.W118]" office:value-type="float" office:value="491.989513464709" calcext:value-type="float">
            <text:p>491.989513464709</text:p>
          </table:table-cell>
          <table:table-cell table:formula="of:=MOD([.E118]*1440+[.V118]+4*[.$B$4]-60*[.$B$5];1440)" office:value-type="float" office:value="708.77110801448" calcext:value-type="float">
            <text:p>708.77110801448</text:p>
          </table:table-cell>
          <table:table-cell table:formula="of:=IF([.AB118]/4&lt;0;[.AB118]/4+180;[.AB118]/4-180)" office:value-type="float" office:value="-2.80722299637998" calcext:value-type="float">
            <text:p>-2.80722299637998</text:p>
          </table:table-cell>
          <table:table-cell table:formula="of:=DEGREES(ACOS(SIN(RADIANS([.$B$3]))*SIN(RADIANS([.T118]))+COS(RADIANS([.$B$3]))*COS(RADIANS([.T118]))*COS(RADIANS([.AC118]))))" office:value-type="float" office:value="72.6456459222064" calcext:value-type="float">
            <text:p>72.6456459222064</text:p>
          </table:table-cell>
          <table:table-cell table:formula="of:=90-[.AD118]" office:value-type="float" office:value="17.3543540777936" calcext:value-type="float">
            <text:p>17.3543540777936</text:p>
          </table:table-cell>
          <table:table-cell table:formula="of:=IF([.AE118]&gt;85;0;IF([.AE118]&gt;5;58.1/TAN(RADIANS([.AE118]))-0.07/POWER(TAN(RADIANS([.AE118]));3)+0.000086/POWER(TAN(RADIANS([.AE118]));5);IF([.AE118]&gt;-0.575;1735+[.AE118]*(-518.2+[.AE118]*(103.4+[.AE118]*(-12.79+[.AE118]*0.711)));-20.772/TAN(RADIANS([.AE118])))))/3600" office:value-type="float" office:value="0.0510142994554829" calcext:value-type="float">
            <text:p>0.0510142994554829</text:p>
          </table:table-cell>
          <table:table-cell table:formula="of:=[.AE118]+[.AF118]" office:value-type="float" office:value="17.4053683772491" calcext:value-type="float">
            <text:p>17.4053683772491</text:p>
          </table:table-cell>
          <table:table-cell table:formula="of:=IF([.AC118]&gt;0;MOD(DEGREES(ACOS(((SIN(RADIANS([.$B$3]))*COS(RADIANS([.AD118])))-SIN(RADIANS([.T118])))/(COS(RADIANS([.$B$3]))*SIN(RADIANS([.AD118])))))+180;360);MOD(540-DEGREES(ACOS(((SIN(RADIANS([.$B$3]))*COS(RADIANS([.AD118])))-SIN(RADIANS([.T118])))/(COS(RADIANS([.$B$3]))*SIN(RADIANS([.AD118])))));360))" office:value-type="float" office:value="177.301012839808" calcext:value-type="float">
            <text:p>177.30101283980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18]+0.1/24" office:value-type="time" office:time-value="PT11H48M00S" calcext:value-type="time">
            <text:p>11:48:00</text:p>
          </table:table-cell>
          <table:table-cell table:style-name="ce9" table:formula="of:=[.D119]+2415018.5+[.E119]-[.$B$5]/24" office:value-type="float" office:value="2461033.95" calcext:value-type="float">
            <text:p>2461033.95</text:p>
          </table:table-cell>
          <table:table-cell table:style-name="ce10" table:formula="of:=([.F119]-2451545)/36525" office:value-type="float" office:value="0.259793292265577" calcext:value-type="float">
            <text:p>0.25979329</text:p>
          </table:table-cell>
          <table:table-cell/>
          <table:table-cell table:formula="of:=MOD(280.46646+[.G119]*(36000.76983+[.G119]*0.0003032);360)" office:value-type="float" office:value="273.224998694685" calcext:value-type="float">
            <text:p>273.224998694685</text:p>
          </table:table-cell>
          <table:table-cell table:formula="of:=357.52911+[.G119]*(35999.05029-0.0001537*[.G119])" office:value-type="float" office:value="9709.84089289955" calcext:value-type="float">
            <text:p>9709.84089289955</text:p>
          </table:table-cell>
          <table:table-cell table:formula="of:=0.016708634-[.G119]*(0.000042037+0.0000001267*[.G119])" office:value-type="float" office:value="0.0166977045180664" calcext:value-type="float">
            <text:p>0.0166977045180664</text:p>
          </table:table-cell>
          <table:table-cell table:formula="of:=SIN(RADIANS([.J119]))*(1.914602-[.G119]*(0.004817+0.000014*[.G119]))+SIN(RADIANS(2*[.J119]))*(0.019993-0.000101*[.G119])+SIN(RADIANS(3*[.J119]))*0.000289" office:value-type="float" office:value="-0.344560644873939" calcext:value-type="float">
            <text:p>-0.344560644873939</text:p>
          </table:table-cell>
          <table:table-cell table:formula="of:=[.I119]+[.L119]" office:value-type="float" office:value="272.880438049811" calcext:value-type="float">
            <text:p>272.880438049811</text:p>
          </table:table-cell>
          <table:table-cell table:formula="of:=[.J119]+[.L119]" office:value-type="float" office:value="9709.49633225468" calcext:value-type="float">
            <text:p>9709.49633225468</text:p>
          </table:table-cell>
          <table:table-cell table:formula="of:=(1.000001018*(1-[.K119]*[.K119]))/(1+[.K119]*COS(RADIANS([.N119])))" office:value-type="float" office:value="0.983573980126332" calcext:value-type="float">
            <text:p>0.983573980126332</text:p>
          </table:table-cell>
          <table:table-cell table:formula="of:=[.M119]-0.00569-0.00478*SIN(RADIANS(125.04-1934.136*[.G119]))" office:value-type="float" office:value="272.876180295354" calcext:value-type="float">
            <text:p>272.876180295354</text:p>
          </table:table-cell>
          <table:table-cell table:formula="of:=23+(26+((21.448-[.G119]*(46.815+[.G119]*(0.00059-[.G119]*0.001813))))/60)/60" office:value-type="float" office:value="23.4359127136087" calcext:value-type="float">
            <text:p>23.4359127136087</text:p>
          </table:table-cell>
          <table:table-cell table:formula="of:=[.Q119]+0.00256*COS(RADIANS(125.04-1934.136*[.G119]))" office:value-type="float" office:value="23.4383550932641" calcext:value-type="float">
            <text:p>23.4383550932641</text:p>
          </table:table-cell>
          <table:table-cell table:formula="of:=DEGREES(ATAN2(COS(RADIANS([.P119]));COS(RADIANS([.R119]))*SIN(RADIANS([.P119]))))" office:value-type="float" office:value="-86.8656540226462" calcext:value-type="float">
            <text:p>-86.8656540226462</text:p>
          </table:table-cell>
          <table:table-cell table:formula="of:=DEGREES(ASIN(SIN(RADIANS([.R119]))*SIN(RADIANS([.P119]))))" office:value-type="float" office:value="-23.4070683889139" calcext:value-type="float">
            <text:p>-23.4070683889139</text:p>
          </table:table-cell>
          <table:table-cell table:formula="of:=TAN(RADIANS([.R119]/2))*TAN(RADIANS([.R119]/2))" office:value-type="float" office:value="0.0430309945202487" calcext:value-type="float">
            <text:p>0.0430309945202487</text:p>
          </table:table-cell>
          <table:table-cell table:formula="of:=4*DEGREES([.U119]*SIN(2*RADIANS([.I119]))-2*[.K119]*SIN(RADIANS([.J119]))+4*[.K119]*[.U119]*SIN(RADIANS([.J119]))*COS(2*RADIANS([.I119]))-0.5*[.U119]*[.U119]*SIN(4*RADIANS([.I119]))-1.25*[.K119]*[.K119]*SIN(2*RADIANS([.J119])))" office:value-type="float" office:value="0.337925113562207" calcext:value-type="float">
            <text:p>0.337925113562207</text:p>
          </table:table-cell>
          <table:table-cell table:formula="of:=DEGREES(ACOS(COS(RADIANS(90.833))/(COS(RADIANS([.$B$3]))*COS(RADIANS([.T119])))-TAN(RADIANS([.$B$3]))*TAN(RADIANS([.T119]))))" office:value-type="float" office:value="61.4988324582948" calcext:value-type="float">
            <text:p>61.4988324582948</text:p>
          </table:table-cell>
          <table:table-cell table:style-name="ce8" table:formula="of:=(720-4*[.$B$4]-[.V119]+[.$B$5]*60)/1440" office:value-type="time" office:time-value="PT11H53M13.857293186S" calcext:value-type="time">
            <text:p>11:53:13</text:p>
          </table:table-cell>
          <table:table-cell table:style-name="ce8" table:formula="of:=[.X119]-[.W119]*4/1440" office:value-type="time" office:time-value="PT07H47M14.137503196S" calcext:value-type="time">
            <text:p>7:47:14</text:p>
          </table:table-cell>
          <table:table-cell table:style-name="ce8" table:formula="of:=[.X119]+[.W119]*4/1440" office:value-type="time" office:time-value="PT15H59M13.577083177S" calcext:value-type="time">
            <text:p>15:59:13</text:p>
          </table:table-cell>
          <table:table-cell table:style-name="ce11" table:formula="of:=8*[.W119]" office:value-type="float" office:value="491.990659666358" calcext:value-type="float">
            <text:p>491.990659666358</text:p>
          </table:table-cell>
          <table:table-cell table:formula="of:=MOD([.E119]*1440+[.V119]+4*[.$B$4]-60*[.$B$5];1440)" office:value-type="float" office:value="714.769045113561" calcext:value-type="float">
            <text:p>714.769045113561</text:p>
          </table:table-cell>
          <table:table-cell table:formula="of:=IF([.AB119]/4&lt;0;[.AB119]/4+180;[.AB119]/4-180)" office:value-type="float" office:value="-1.30773872160972" calcext:value-type="float">
            <text:p>-1.30773872160972</text:p>
          </table:table-cell>
          <table:table-cell table:formula="of:=DEGREES(ACOS(SIN(RADIANS([.$B$3]))*SIN(RADIANS([.T119]))+COS(RADIANS([.$B$3]))*COS(RADIANS([.T119]))*COS(RADIANS([.AC119]))))" office:value-type="float" office:value="72.6117268950507" calcext:value-type="float">
            <text:p>72.6117268950507</text:p>
          </table:table-cell>
          <table:table-cell table:formula="of:=90-[.AD119]" office:value-type="float" office:value="17.3882731049494" calcext:value-type="float">
            <text:p>17.3882731049494</text:p>
          </table:table-cell>
          <table:table-cell table:formula="of:=IF([.AE119]&gt;85;0;IF([.AE119]&gt;5;58.1/TAN(RADIANS([.AE119]))-0.07/POWER(TAN(RADIANS([.AE119]));3)+0.000086/POWER(TAN(RADIANS([.AE119]));5);IF([.AE119]&gt;-0.575;1735+[.AE119]*(-518.2+[.AE119]*(103.4+[.AE119]*(-12.79+[.AE119]*0.711)));-20.772/TAN(RADIANS([.AE119])))))/3600" office:value-type="float" office:value="0.0509109930324359" calcext:value-type="float">
            <text:p>0.0509109930324359</text:p>
          </table:table-cell>
          <table:table-cell table:formula="of:=[.AE119]+[.AF119]" office:value-type="float" office:value="17.4391840979818" calcext:value-type="float">
            <text:p>17.4391840979818</text:p>
          </table:table-cell>
          <table:table-cell table:formula="of:=IF([.AC119]&gt;0;MOD(DEGREES(ACOS(((SIN(RADIANS([.$B$3]))*COS(RADIANS([.AD119])))-SIN(RADIANS([.T119])))/(COS(RADIANS([.$B$3]))*SIN(RADIANS([.AD119])))))+180;360);MOD(540-DEGREES(ACOS(((SIN(RADIANS([.$B$3]))*COS(RADIANS([.AD119])))-SIN(RADIANS([.T119])))/(COS(RADIANS([.$B$3]))*SIN(RADIANS([.AD119])))));360))" office:value-type="float" office:value="178.742419118489" calcext:value-type="float">
            <text:p>178.74241911848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19]+0.1/24" office:value-type="time" office:time-value="PT11H54M00S" calcext:value-type="time">
            <text:p>11:54:00</text:p>
          </table:table-cell>
          <table:table-cell table:style-name="ce9" table:formula="of:=[.D120]+2415018.5+[.E120]-[.$B$5]/24" office:value-type="float" office:value="2461033.95416667" calcext:value-type="float">
            <text:p>2461033.95</text:p>
          </table:table-cell>
          <table:table-cell table:style-name="ce10" table:formula="of:=([.F120]-2451545)/36525" office:value-type="float" office:value="0.259793406342686" calcext:value-type="float">
            <text:p>0.25979341</text:p>
          </table:table-cell>
          <table:table-cell/>
          <table:table-cell table:formula="of:=MOD(280.46646+[.G120]*(36000.76983+[.G120]*0.0003032);360)" office:value-type="float" office:value="273.229105558459" calcext:value-type="float">
            <text:p>273.229105558459</text:p>
          </table:table-cell>
          <table:table-cell table:formula="of:=357.52911+[.G120]*(35999.05029-0.0001537*[.G120])" office:value-type="float" office:value="9709.84499956714" calcext:value-type="float">
            <text:p>9709.84499956714</text:p>
          </table:table-cell>
          <table:table-cell table:formula="of:=0.016708634-[.G120]*(0.000042037+0.0000001267*[.G120])" office:value-type="float" office:value="0.0166977045132634" calcext:value-type="float">
            <text:p>0.0166977045132634</text:p>
          </table:table-cell>
          <table:table-cell table:formula="of:=SIN(RADIANS([.J120]))*(1.914602-[.G120]*(0.004817+0.000014*[.G120]))+SIN(RADIANS(2*[.J120]))*(0.019993-0.000101*[.G120])+SIN(RADIANS(3*[.J120]))*0.000289" office:value-type="float" office:value="-0.344422917151698" calcext:value-type="float">
            <text:p>-0.344422917151698</text:p>
          </table:table-cell>
          <table:table-cell table:formula="of:=[.I120]+[.L120]" office:value-type="float" office:value="272.884682641308" calcext:value-type="float">
            <text:p>272.884682641308</text:p>
          </table:table-cell>
          <table:table-cell table:formula="of:=[.J120]+[.L120]" office:value-type="float" office:value="9709.50057664999" calcext:value-type="float">
            <text:p>9709.50057664999</text:p>
          </table:table-cell>
          <table:table-cell table:formula="of:=(1.000001018*(1-[.K120]*[.K120]))/(1+[.K120]*COS(RADIANS([.N120])))" office:value-type="float" office:value="0.983573761968189" calcext:value-type="float">
            <text:p>0.983573761968189</text:p>
          </table:table-cell>
          <table:table-cell table:formula="of:=[.M120]-0.00569-0.00478*SIN(RADIANS(125.04-1934.136*[.G120]))" office:value-type="float" office:value="272.880424904413" calcext:value-type="float">
            <text:p>272.880424904413</text:p>
          </table:table-cell>
          <table:table-cell table:formula="of:=23+(26+((21.448-[.G120]*(46.815+[.G120]*(0.00059-[.G120]*0.001813))))/60)/60" office:value-type="float" office:value="23.4359127121252" calcext:value-type="float">
            <text:p>23.4359127121252</text:p>
          </table:table-cell>
          <table:table-cell table:formula="of:=[.Q120]+0.00256*COS(RADIANS(125.04-1934.136*[.G120]))" office:value-type="float" office:value="23.4383550888267" calcext:value-type="float">
            <text:p>23.4383550888267</text:p>
          </table:table-cell>
          <table:table-cell table:formula="of:=DEGREES(ATAN2(COS(RADIANS([.P120]));COS(RADIANS([.R120]))*SIN(RADIANS([.P120]))))" office:value-type="float" office:value="-86.8610298796541" calcext:value-type="float">
            <text:p>-86.8610298796541</text:p>
          </table:table-cell>
          <table:table-cell table:formula="of:=DEGREES(ASIN(SIN(RADIANS([.R120]))*SIN(RADIANS([.P120]))))" office:value-type="float" office:value="-23.4069760021854" calcext:value-type="float">
            <text:p>-23.4069760021854</text:p>
          </table:table-cell>
          <table:table-cell table:formula="of:=TAN(RADIANS([.R120]/2))*TAN(RADIANS([.R120]/2))" office:value-type="float" office:value="0.0430309945034919" calcext:value-type="float">
            <text:p>0.0430309945034919</text:p>
          </table:table-cell>
          <table:table-cell table:formula="of:=4*DEGREES([.U120]*SIN(2*RADIANS([.I120]))-2*[.K120]*SIN(RADIANS([.J120]))+4*[.K120]*[.U120]*SIN(RADIANS([.J120]))*COS(2*RADIANS([.I120]))-0.5*[.U120]*[.U120]*SIN(4*RADIANS([.I120]))-1.25*[.K120]*[.K120]*SIN(2*RADIANS([.J120])))" office:value-type="float" office:value="0.335862230563584" calcext:value-type="float">
            <text:p>0.335862230563584</text:p>
          </table:table-cell>
          <table:table-cell table:formula="of:=DEGREES(ACOS(COS(RADIANS(90.833))/(COS(RADIANS([.$B$3]))*COS(RADIANS([.T120])))-TAN(RADIANS([.$B$3]))*TAN(RADIANS([.T120]))))" office:value-type="float" office:value="61.4989759444682" calcext:value-type="float">
            <text:p>61.4989759444682</text:p>
          </table:table-cell>
          <table:table-cell table:style-name="ce8" table:formula="of:=(720-4*[.$B$4]-[.V120]+[.$B$5]*60)/1440" office:value-type="time" office:time-value="PT11H53M13.981066166S" calcext:value-type="time">
            <text:p>11:53:13</text:p>
          </table:table-cell>
          <table:table-cell table:style-name="ce8" table:formula="of:=[.X120]-[.W120]*4/1440" office:value-type="time" office:time-value="PT07H47M14.226839494S" calcext:value-type="time">
            <text:p>7:47:14</text:p>
          </table:table-cell>
          <table:table-cell table:style-name="ce8" table:formula="of:=[.X120]+[.W120]*4/1440" office:value-type="time" office:time-value="PT15H59M13.735292839S" calcext:value-type="time">
            <text:p>15:59:13</text:p>
          </table:table-cell>
          <table:table-cell table:style-name="ce11" table:formula="of:=8*[.W120]" office:value-type="float" office:value="491.991807555746" calcext:value-type="float">
            <text:p>491.991807555746</text:p>
          </table:table-cell>
          <table:table-cell table:formula="of:=MOD([.E120]*1440+[.V120]+4*[.$B$4]-60*[.$B$5];1440)" office:value-type="float" office:value="720.766982230563" calcext:value-type="float">
            <text:p>720.766982230563</text:p>
          </table:table-cell>
          <table:table-cell table:formula="of:=IF([.AB120]/4&lt;0;[.AB120]/4+180;[.AB120]/4-180)" office:value-type="float" office:value="0.191745557640786" calcext:value-type="float">
            <text:p>0.191745557640786</text:p>
          </table:table-cell>
          <table:table-cell table:formula="of:=DEGREES(ACOS(SIN(RADIANS([.$B$3]))*SIN(RADIANS([.T120]))+COS(RADIANS([.$B$3]))*COS(RADIANS([.T120]))*COS(RADIANS([.AC120]))))" office:value-type="float" office:value="72.6024576400964" calcext:value-type="float">
            <text:p>72.6024576400964</text:p>
          </table:table-cell>
          <table:table-cell table:formula="of:=90-[.AD120]" office:value-type="float" office:value="17.3975423599036" calcext:value-type="float">
            <text:p>17.3975423599036</text:p>
          </table:table-cell>
          <table:table-cell table:formula="of:=IF([.AE120]&gt;85;0;IF([.AE120]&gt;5;58.1/TAN(RADIANS([.AE120]))-0.07/POWER(TAN(RADIANS([.AE120]));3)+0.000086/POWER(TAN(RADIANS([.AE120]));5);IF([.AE120]&gt;-0.575;1735+[.AE120]*(-518.2+[.AE120]*(103.4+[.AE120]*(-12.79+[.AE120]*0.711)));-20.772/TAN(RADIANS([.AE120])))))/3600" office:value-type="float" office:value="0.0508828270584486" calcext:value-type="float">
            <text:p>0.0508828270584486</text:p>
          </table:table-cell>
          <table:table-cell table:formula="of:=[.AE120]+[.AF120]" office:value-type="float" office:value="17.4484251869621" calcext:value-type="float">
            <text:p>17.4484251869621</text:p>
          </table:table-cell>
          <table:table-cell table:formula="of:=IF([.AC120]&gt;0;MOD(DEGREES(ACOS(((SIN(RADIANS([.$B$3]))*COS(RADIANS([.AD120])))-SIN(RADIANS([.T120])))/(COS(RADIANS([.$B$3]))*SIN(RADIANS([.AD120])))))+180;360);MOD(540-DEGREES(ACOS(((SIN(RADIANS([.$B$3]))*COS(RADIANS([.AD120])))-SIN(RADIANS([.T120])))/(COS(RADIANS([.$B$3]))*SIN(RADIANS([.AD120])))));360))" office:value-type="float" office:value="180.18440187899" calcext:value-type="float">
            <text:p>180.1844018789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20]+0.1/24" office:value-type="time" office:time-value="PT12H00M00S" calcext:value-type="time">
            <text:p>12:00:00</text:p>
          </table:table-cell>
          <table:table-cell table:style-name="ce9" table:formula="of:=[.D121]+2415018.5+[.E121]-[.$B$5]/24" office:value-type="float" office:value="2461033.95833333" calcext:value-type="float">
            <text:p>2461033.96</text:p>
          </table:table-cell>
          <table:table-cell table:style-name="ce10" table:formula="of:=([.F121]-2451545)/36525" office:value-type="float" office:value="0.259793520419808" calcext:value-type="float">
            <text:p>0.25979352</text:p>
          </table:table-cell>
          <table:table-cell/>
          <table:table-cell table:formula="of:=MOD(280.46646+[.G121]*(36000.76983+[.G121]*0.0003032);360)" office:value-type="float" office:value="273.233212422691" calcext:value-type="float">
            <text:p>273.233212422691</text:p>
          </table:table-cell>
          <table:table-cell table:formula="of:=357.52911+[.G121]*(35999.05029-0.0001537*[.G121])" office:value-type="float" office:value="9709.84910623519" calcext:value-type="float">
            <text:p>9709.84910623519</text:p>
          </table:table-cell>
          <table:table-cell table:formula="of:=0.016708634-[.G121]*(0.000042037+0.0000001267*[.G121])" office:value-type="float" office:value="0.0166977045084604" calcext:value-type="float">
            <text:p>0.0166977045084604</text:p>
          </table:table-cell>
          <table:table-cell table:formula="of:=SIN(RADIANS([.J121]))*(1.914602-[.G121]*(0.004817+0.000014*[.G121]))+SIN(RADIANS(2*[.J121]))*(0.019993-0.000101*[.G121])+SIN(RADIANS(3*[.J121]))*0.000289" office:value-type="float" office:value="-0.344285187532013" calcext:value-type="float">
            <text:p>-0.344285187532013</text:p>
          </table:table-cell>
          <table:table-cell table:formula="of:=[.I121]+[.L121]" office:value-type="float" office:value="272.888927235158" calcext:value-type="float">
            <text:p>272.888927235158</text:p>
          </table:table-cell>
          <table:table-cell table:formula="of:=[.J121]+[.L121]" office:value-type="float" office:value="9709.50482104765" calcext:value-type="float">
            <text:p>9709.50482104765</text:p>
          </table:table-cell>
          <table:table-cell table:formula="of:=(1.000001018*(1-[.K121]*[.K121]))/(1+[.K121]*COS(RADIANS([.N121])))" office:value-type="float" office:value="0.983573543897207" calcext:value-type="float">
            <text:p>0.983573543897207</text:p>
          </table:table-cell>
          <table:table-cell table:formula="of:=[.M121]-0.00569-0.00478*SIN(RADIANS(125.04-1934.136*[.G121]))" office:value-type="float" office:value="272.884669515825" calcext:value-type="float">
            <text:p>272.884669515825</text:p>
          </table:table-cell>
          <table:table-cell table:formula="of:=23+(26+((21.448-[.G121]*(46.815+[.G121]*(0.00059-[.G121]*0.001813))))/60)/60" office:value-type="float" office:value="23.4359127106418" calcext:value-type="float">
            <text:p>23.4359127106418</text:p>
          </table:table-cell>
          <table:table-cell table:formula="of:=[.Q121]+0.00256*COS(RADIANS(125.04-1934.136*[.G121]))" office:value-type="float" office:value="23.4383550843893" calcext:value-type="float">
            <text:p>23.4383550843893</text:p>
          </table:table-cell>
          <table:table-cell table:formula="of:=DEGREES(ATAN2(COS(RADIANS([.P121]));COS(RADIANS([.R121]))*SIN(RADIANS([.P121]))))" office:value-type="float" office:value="-86.8564057405579" calcext:value-type="float">
            <text:p>-86.8564057405579</text:p>
          </table:table-cell>
          <table:table-cell table:formula="of:=DEGREES(ASIN(SIN(RADIANS([.R121]))*SIN(RADIANS([.P121]))))" office:value-type="float" office:value="-23.4068834793497" calcext:value-type="float">
            <text:p>-23.4068834793497</text:p>
          </table:table-cell>
          <table:table-cell table:formula="of:=TAN(RADIANS([.R121]/2))*TAN(RADIANS([.R121]/2))" office:value-type="float" office:value="0.043030994486735" calcext:value-type="float">
            <text:p>0.043030994486735</text:p>
          </table:table-cell>
          <table:table-cell table:formula="of:=4*DEGREES([.U121]*SIN(2*RADIANS([.I121]))-2*[.K121]*SIN(RADIANS([.J121]))+4*[.K121]*[.U121]*SIN(RADIANS([.J121]))*COS(2*RADIANS([.I121]))-0.5*[.U121]*[.U121]*SIN(4*RADIANS([.I121]))-1.25*[.K121]*[.K121]*SIN(2*RADIANS([.J121])))" office:value-type="float" office:value="0.333799365064929" calcext:value-type="float">
            <text:p>0.333799365064929</text:p>
          </table:table-cell>
          <table:table-cell table:formula="of:=DEGREES(ACOS(COS(RADIANS(90.833))/(COS(RADIANS([.$B$3]))*COS(RADIANS([.T121])))-TAN(RADIANS([.$B$3]))*TAN(RADIANS([.T121]))))" office:value-type="float" office:value="61.4991196416381" calcext:value-type="float">
            <text:p>61.4991196416381</text:p>
          </table:table-cell>
          <table:table-cell table:style-name="ce8" table:formula="of:=(720-4*[.$B$4]-[.V121]+[.$B$5]*60)/1440" office:value-type="time" office:time-value="PT11H53M14.104838096S" calcext:value-type="time">
            <text:p>11:53:14</text:p>
          </table:table-cell>
          <table:table-cell table:style-name="ce8" table:formula="of:=[.X121]-[.W121]*4/1440" office:value-type="time" office:time-value="PT07H47M14.316124103S" calcext:value-type="time">
            <text:p>7:47:14</text:p>
          </table:table-cell>
          <table:table-cell table:style-name="ce8" table:formula="of:=[.X121]+[.W121]*4/1440" office:value-type="time" office:time-value="PT15H59M13.893552089S" calcext:value-type="time">
            <text:p>15:59:13</text:p>
          </table:table-cell>
          <table:table-cell table:style-name="ce11" table:formula="of:=8*[.W121]" office:value-type="float" office:value="491.992957133105" calcext:value-type="float">
            <text:p>491.992957133105</text:p>
          </table:table-cell>
          <table:table-cell table:formula="of:=MOD([.E121]*1440+[.V121]+4*[.$B$4]-60*[.$B$5];1440)" office:value-type="float" office:value="726.764919365065" calcext:value-type="float">
            <text:p>726.764919365065</text:p>
          </table:table-cell>
          <table:table-cell table:formula="of:=IF([.AB121]/4&lt;0;[.AB121]/4+180;[.AB121]/4-180)" office:value-type="float" office:value="1.69122984126622" calcext:value-type="float">
            <text:p>1.69122984126622</text:p>
          </table:table-cell>
          <table:table-cell table:formula="of:=DEGREES(ACOS(SIN(RADIANS([.$B$3]))*SIN(RADIANS([.T121]))+COS(RADIANS([.$B$3]))*COS(RADIANS([.T121]))*COS(RADIANS([.AC121]))))" office:value-type="float" office:value="72.6178482382768" calcext:value-type="float">
            <text:p>72.6178482382768</text:p>
          </table:table-cell>
          <table:table-cell table:formula="of:=90-[.AD121]" office:value-type="float" office:value="17.3821517617232" calcext:value-type="float">
            <text:p>17.3821517617232</text:p>
          </table:table-cell>
          <table:table-cell table:formula="of:=IF([.AE121]&gt;85;0;IF([.AE121]&gt;5;58.1/TAN(RADIANS([.AE121]))-0.07/POWER(TAN(RADIANS([.AE121]));3)+0.000086/POWER(TAN(RADIANS([.AE121]));5);IF([.AE121]&gt;-0.575;1735+[.AE121]*(-518.2+[.AE121]*(103.4+[.AE121]*(-12.79+[.AE121]*0.711)));-20.772/TAN(RADIANS([.AE121])))))/3600" office:value-type="float" office:value="0.05092960893871" calcext:value-type="float">
            <text:p>0.05092960893871</text:p>
          </table:table-cell>
          <table:table-cell table:formula="of:=[.AE121]+[.AF121]" office:value-type="float" office:value="17.4330813706619" calcext:value-type="float">
            <text:p>17.4330813706619</text:p>
          </table:table-cell>
          <table:table-cell table:formula="of:=IF([.AC121]&gt;0;MOD(DEGREES(ACOS(((SIN(RADIANS([.$B$3]))*COS(RADIANS([.AD121])))-SIN(RADIANS([.T121])))/(COS(RADIANS([.$B$3]))*SIN(RADIANS([.AD121])))))+180;360);MOD(540-DEGREES(ACOS(((SIN(RADIANS([.$B$3]))*COS(RADIANS([.AD121])))-SIN(RADIANS([.T121])))/(COS(RADIANS([.$B$3]))*SIN(RADIANS([.AD121])))));360))" office:value-type="float" office:value="181.626304048655" calcext:value-type="float">
            <text:p>181.62630404865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21]+0.1/24" office:value-type="time" office:time-value="PT12H06M00S" calcext:value-type="time">
            <text:p>12:06:00</text:p>
          </table:table-cell>
          <table:table-cell table:style-name="ce9" table:formula="of:=[.D122]+2415018.5+[.E122]-[.$B$5]/24" office:value-type="float" office:value="2461033.9625" calcext:value-type="float">
            <text:p>2461033.96</text:p>
          </table:table-cell>
          <table:table-cell table:style-name="ce10" table:formula="of:=([.F122]-2451545)/36525" office:value-type="float" office:value="0.25979363449693" calcext:value-type="float">
            <text:p>0.25979363</text:p>
          </table:table-cell>
          <table:table-cell/>
          <table:table-cell table:formula="of:=MOD(280.46646+[.G122]*(36000.76983+[.G122]*0.0003032);360)" office:value-type="float" office:value="273.237319286924" calcext:value-type="float">
            <text:p>273.237319286924</text:p>
          </table:table-cell>
          <table:table-cell table:formula="of:=357.52911+[.G122]*(35999.05029-0.0001537*[.G122])" office:value-type="float" office:value="9709.85321290323" calcext:value-type="float">
            <text:p>9709.85321290323</text:p>
          </table:table-cell>
          <table:table-cell table:formula="of:=0.016708634-[.G122]*(0.000042037+0.0000001267*[.G122])" office:value-type="float" office:value="0.0166977045036574" calcext:value-type="float">
            <text:p>0.0166977045036574</text:p>
          </table:table-cell>
          <table:table-cell table:formula="of:=SIN(RADIANS([.J122]))*(1.914602-[.G122]*(0.004817+0.000014*[.G122]))+SIN(RADIANS(2*[.J122]))*(0.019993-0.000101*[.G122])+SIN(RADIANS(3*[.J122]))*0.000289" office:value-type="float" office:value="-0.344147456030873" calcext:value-type="float">
            <text:p>-0.344147456030873</text:p>
          </table:table-cell>
          <table:table-cell table:formula="of:=[.I122]+[.L122]" office:value-type="float" office:value="272.893171830893" calcext:value-type="float">
            <text:p>272.893171830893</text:p>
          </table:table-cell>
          <table:table-cell table:formula="of:=[.J122]+[.L122]" office:value-type="float" office:value="9709.5090654472" calcext:value-type="float">
            <text:p>9709.5090654472</text:p>
          </table:table-cell>
          <table:table-cell table:formula="of:=(1.000001018*(1-[.K122]*[.K122]))/(1+[.K122]*COS(RADIANS([.N122])))" office:value-type="float" office:value="0.983573325913412" calcext:value-type="float">
            <text:p>0.983573325913412</text:p>
          </table:table-cell>
          <table:table-cell table:formula="of:=[.M122]-0.00569-0.00478*SIN(RADIANS(125.04-1934.136*[.G122]))" office:value-type="float" office:value="272.888914129121" calcext:value-type="float">
            <text:p>272.888914129121</text:p>
          </table:table-cell>
          <table:table-cell table:formula="of:=23+(26+((21.448-[.G122]*(46.815+[.G122]*(0.00059-[.G122]*0.001813))))/60)/60" office:value-type="float" office:value="23.4359127091583" calcext:value-type="float">
            <text:p>23.4359127091583</text:p>
          </table:table-cell>
          <table:table-cell table:formula="of:=[.Q122]+0.00256*COS(RADIANS(125.04-1934.136*[.G122]))" office:value-type="float" office:value="23.4383550799519" calcext:value-type="float">
            <text:p>23.4383550799519</text:p>
          </table:table-cell>
          <table:table-cell table:formula="of:=DEGREES(ATAN2(COS(RADIANS([.P122]));COS(RADIANS([.R122]))*SIN(RADIANS([.P122]))))" office:value-type="float" office:value="-86.8517816058794" calcext:value-type="float">
            <text:p>-86.8517816058794</text:p>
          </table:table-cell>
          <table:table-cell table:formula="of:=DEGREES(ASIN(SIN(RADIANS([.R122]))*SIN(RADIANS([.P122]))))" office:value-type="float" office:value="-23.4067908204175" calcext:value-type="float">
            <text:p>-23.4067908204175</text:p>
          </table:table-cell>
          <table:table-cell table:formula="of:=TAN(RADIANS([.R122]/2))*TAN(RADIANS([.R122]/2))" office:value-type="float" office:value="0.0430309944699779" calcext:value-type="float">
            <text:p>0.0430309944699779</text:p>
          </table:table-cell>
          <table:table-cell table:formula="of:=4*DEGREES([.U122]*SIN(2*RADIANS([.I122]))-2*[.K122]*SIN(RADIANS([.J122]))+4*[.K122]*[.U122]*SIN(RADIANS([.J122]))*COS(2*RADIANS([.I122]))-0.5*[.U122]*[.U122]*SIN(4*RADIANS([.I122]))-1.25*[.K122]*[.K122]*SIN(2*RADIANS([.J122])))" office:value-type="float" office:value="0.33173651733448" calcext:value-type="float">
            <text:p>0.33173651733448</text:p>
          </table:table-cell>
          <table:table-cell table:formula="of:=DEGREES(ACOS(COS(RADIANS(90.833))/(COS(RADIANS([.$B$3]))*COS(RADIANS([.T122])))-TAN(RADIANS([.$B$3]))*TAN(RADIANS([.T122]))))" office:value-type="float" office:value="61.499263549786" calcext:value-type="float">
            <text:p>61.499263549786</text:p>
          </table:table-cell>
          <table:table-cell table:style-name="ce8" table:formula="of:=(720-4*[.$B$4]-[.V122]+[.$B$5]*60)/1440" office:value-type="time" office:time-value="PT11H53M14.22860896S" calcext:value-type="time">
            <text:p>11:53:14</text:p>
          </table:table-cell>
          <table:table-cell table:style-name="ce8" table:formula="of:=[.X122]-[.W122]*4/1440" office:value-type="time" office:time-value="PT07H47M14.405357011S" calcext:value-type="time">
            <text:p>7:47:14</text:p>
          </table:table-cell>
          <table:table-cell table:style-name="ce8" table:formula="of:=[.X122]+[.W122]*4/1440" office:value-type="time" office:time-value="PT15H59M14.051860909S" calcext:value-type="time">
            <text:p>15:59:14</text:p>
          </table:table-cell>
          <table:table-cell table:style-name="ce11" table:formula="of:=8*[.W122]" office:value-type="float" office:value="491.994108398288" calcext:value-type="float">
            <text:p>491.994108398288</text:p>
          </table:table-cell>
          <table:table-cell table:formula="of:=MOD([.E122]*1440+[.V122]+4*[.$B$4]-60*[.$B$5];1440)" office:value-type="float" office:value="732.762856517333" calcext:value-type="float">
            <text:p>732.762856517333</text:p>
          </table:table-cell>
          <table:table-cell table:formula="of:=IF([.AB122]/4&lt;0;[.AB122]/4+180;[.AB122]/4-180)" office:value-type="float" office:value="3.19071412933334" calcext:value-type="float">
            <text:p>3.19071412933334</text:p>
          </table:table-cell>
          <table:table-cell table:formula="of:=DEGREES(ACOS(SIN(RADIANS([.$B$3]))*SIN(RADIANS([.T122]))+COS(RADIANS([.$B$3]))*COS(RADIANS([.T122]))*COS(RADIANS([.AC122]))))" office:value-type="float" office:value="72.6578819235878" calcext:value-type="float">
            <text:p>72.6578819235878</text:p>
          </table:table-cell>
          <table:table-cell table:formula="of:=90-[.AD122]" office:value-type="float" office:value="17.3421180764122" calcext:value-type="float">
            <text:p>17.3421180764122</text:p>
          </table:table-cell>
          <table:table-cell table:formula="of:=IF([.AE122]&gt;85;0;IF([.AE122]&gt;5;58.1/TAN(RADIANS([.AE122]))-0.07/POWER(TAN(RADIANS([.AE122]));3)+0.000086/POWER(TAN(RADIANS([.AE122]));5);IF([.AE122]&gt;-0.575;1735+[.AE122]*(-518.2+[.AE122]*(103.4+[.AE122]*(-12.79+[.AE122]*0.711)));-20.772/TAN(RADIANS([.AE122])))))/3600" office:value-type="float" office:value="0.0510516586144787" calcext:value-type="float">
            <text:p>0.0510516586144787</text:p>
          </table:table-cell>
          <table:table-cell table:formula="of:=[.AE122]+[.AF122]" office:value-type="float" office:value="17.3931697350267" calcext:value-type="float">
            <text:p>17.3931697350267</text:p>
          </table:table-cell>
          <table:table-cell table:formula="of:=IF([.AC122]&gt;0;MOD(DEGREES(ACOS(((SIN(RADIANS([.$B$3]))*COS(RADIANS([.AD122])))-SIN(RADIANS([.T122])))/(COS(RADIANS([.$B$3]))*SIN(RADIANS([.AD122])))))+180;360);MOD(540-DEGREES(ACOS(((SIN(RADIANS([.$B$3]))*COS(RADIANS([.AD122])))-SIN(RADIANS([.T122])))/(COS(RADIANS([.$B$3]))*SIN(RADIANS([.AD122])))));360))" office:value-type="float" office:value="183.067468942678" calcext:value-type="float">
            <text:p>183.06746894267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22]+0.1/24" office:value-type="time" office:time-value="PT12H12M00S" calcext:value-type="time">
            <text:p>12:12:00</text:p>
          </table:table-cell>
          <table:table-cell table:style-name="ce9" table:formula="of:=[.D123]+2415018.5+[.E123]-[.$B$5]/24" office:value-type="float" office:value="2461033.96666667" calcext:value-type="float">
            <text:p>2461033.97</text:p>
          </table:table-cell>
          <table:table-cell table:style-name="ce10" table:formula="of:=([.F123]-2451545)/36525" office:value-type="float" office:value="0.25979374857404" calcext:value-type="float">
            <text:p>0.25979375</text:p>
          </table:table-cell>
          <table:table-cell/>
          <table:table-cell table:formula="of:=MOD(280.46646+[.G123]*(36000.76983+[.G123]*0.0003032);360)" office:value-type="float" office:value="273.2414261507" calcext:value-type="float">
            <text:p>273.2414261507</text:p>
          </table:table-cell>
          <table:table-cell table:formula="of:=357.52911+[.G123]*(35999.05029-0.0001537*[.G123])" office:value-type="float" office:value="9709.85731957082" calcext:value-type="float">
            <text:p>9709.85731957082</text:p>
          </table:table-cell>
          <table:table-cell table:formula="of:=0.016708634-[.G123]*(0.000042037+0.0000001267*[.G123])" office:value-type="float" office:value="0.0166977044988545" calcext:value-type="float">
            <text:p>0.0166977044988545</text:p>
          </table:table-cell>
          <table:table-cell table:formula="of:=SIN(RADIANS([.J123]))*(1.914602-[.G123]*(0.004817+0.000014*[.G123]))+SIN(RADIANS(2*[.J123]))*(0.019993-0.000101*[.G123])+SIN(RADIANS(3*[.J123]))*0.000289" office:value-type="float" office:value="-0.34400972266443" calcext:value-type="float">
            <text:p>-0.34400972266443</text:p>
          </table:table-cell>
          <table:table-cell table:formula="of:=[.I123]+[.L123]" office:value-type="float" office:value="272.897416428036" calcext:value-type="float">
            <text:p>272.897416428036</text:p>
          </table:table-cell>
          <table:table-cell table:formula="of:=[.J123]+[.L123]" office:value-type="float" office:value="9709.51330984816" calcext:value-type="float">
            <text:p>9709.51330984816</text:p>
          </table:table-cell>
          <table:table-cell table:formula="of:=(1.000001018*(1-[.K123]*[.K123]))/(1+[.K123]*COS(RADIANS([.N123])))" office:value-type="float" office:value="0.98357310801683" calcext:value-type="float">
            <text:p>0.98357310801683</text:p>
          </table:table-cell>
          <table:table-cell table:formula="of:=[.M123]-0.00569-0.00478*SIN(RADIANS(125.04-1934.136*[.G123]))" office:value-type="float" office:value="272.893158743826" calcext:value-type="float">
            <text:p>272.893158743826</text:p>
          </table:table-cell>
          <table:table-cell table:formula="of:=23+(26+((21.448-[.G123]*(46.815+[.G123]*(0.00059-[.G123]*0.001813))))/60)/60" office:value-type="float" office:value="23.4359127076748" calcext:value-type="float">
            <text:p>23.4359127076748</text:p>
          </table:table-cell>
          <table:table-cell table:formula="of:=[.Q123]+0.00256*COS(RADIANS(125.04-1934.136*[.G123]))" office:value-type="float" office:value="23.4383550755144" calcext:value-type="float">
            <text:p>23.4383550755144</text:p>
          </table:table-cell>
          <table:table-cell table:formula="of:=DEGREES(ATAN2(COS(RADIANS([.P123]));COS(RADIANS([.R123]))*SIN(RADIANS([.P123]))))" office:value-type="float" office:value="-86.8471574761453" calcext:value-type="float">
            <text:p>-86.8471574761453</text:p>
          </table:table-cell>
          <table:table-cell table:formula="of:=DEGREES(ASIN(SIN(RADIANS([.R123]))*SIN(RADIANS([.P123]))))" office:value-type="float" office:value="-23.4066980253999" calcext:value-type="float">
            <text:p>-23.4066980253999</text:p>
          </table:table-cell>
          <table:table-cell table:formula="of:=TAN(RADIANS([.R123]/2))*TAN(RADIANS([.R123]/2))" office:value-type="float" office:value="0.0430309944532207" calcext:value-type="float">
            <text:p>0.0430309944532207</text:p>
          </table:table-cell>
          <table:table-cell table:formula="of:=4*DEGREES([.U123]*SIN(2*RADIANS([.I123]))-2*[.K123]*SIN(RADIANS([.J123]))+4*[.K123]*[.U123]*SIN(RADIANS([.J123]))*COS(2*RADIANS([.I123]))-0.5*[.U123]*[.U123]*SIN(4*RADIANS([.I123]))-1.25*[.K123]*[.K123]*SIN(2*RADIANS([.J123])))" office:value-type="float" office:value="0.329673687642535" calcext:value-type="float">
            <text:p>0.329673687642535</text:p>
          </table:table-cell>
          <table:table-cell table:formula="of:=DEGREES(ACOS(COS(RADIANS(90.833))/(COS(RADIANS([.$B$3]))*COS(RADIANS([.T123])))-TAN(RADIANS([.$B$3]))*TAN(RADIANS([.T123]))))" office:value-type="float" office:value="61.4994076688929" calcext:value-type="float">
            <text:p>61.4994076688929</text:p>
          </table:table-cell>
          <table:table-cell table:style-name="ce8" table:formula="of:=(720-4*[.$B$4]-[.V123]+[.$B$5]*60)/1440" office:value-type="time" office:time-value="PT11H53M14.352378741S" calcext:value-type="time">
            <text:p>11:53:14</text:p>
          </table:table-cell>
          <table:table-cell table:style-name="ce8" table:formula="of:=[.X123]-[.W123]*4/1440" office:value-type="time" office:time-value="PT07H47M14.494538207S" calcext:value-type="time">
            <text:p>7:47:14</text:p>
          </table:table-cell>
          <table:table-cell table:style-name="ce8" table:formula="of:=[.X123]+[.W123]*4/1440" office:value-type="time" office:time-value="PT15H59M14.210219276S" calcext:value-type="time">
            <text:p>15:59:14</text:p>
          </table:table-cell>
          <table:table-cell table:style-name="ce11" table:formula="of:=8*[.W123]" office:value-type="float" office:value="491.995261351143" calcext:value-type="float">
            <text:p>491.995261351143</text:p>
          </table:table-cell>
          <table:table-cell table:formula="of:=MOD([.E123]*1440+[.V123]+4*[.$B$4]-60*[.$B$5];1440)" office:value-type="float" office:value="738.760793687642" calcext:value-type="float">
            <text:p>738.760793687642</text:p>
          </table:table-cell>
          <table:table-cell table:formula="of:=IF([.AB123]/4&lt;0;[.AB123]/4+180;[.AB123]/4-180)" office:value-type="float" office:value="4.69019842191048" calcext:value-type="float">
            <text:p>4.69019842191048</text:p>
          </table:table-cell>
          <table:table-cell table:formula="of:=DEGREES(ACOS(SIN(RADIANS([.$B$3]))*SIN(RADIANS([.T123]))+COS(RADIANS([.$B$3]))*COS(RADIANS([.T123]))*COS(RADIANS([.AC123]))))" office:value-type="float" office:value="72.7225151667109" calcext:value-type="float">
            <text:p>72.7225151667109</text:p>
          </table:table-cell>
          <table:table-cell table:formula="of:=90-[.AD123]" office:value-type="float" office:value="17.2774848332891" calcext:value-type="float">
            <text:p>17.2774848332891</text:p>
          </table:table-cell>
          <table:table-cell table:formula="of:=IF([.AE123]&gt;85;0;IF([.AE123]&gt;5;58.1/TAN(RADIANS([.AE123]))-0.07/POWER(TAN(RADIANS([.AE123]));3)+0.000086/POWER(TAN(RADIANS([.AE123]));5);IF([.AE123]&gt;-0.575;1735+[.AE123]*(-518.2+[.AE123]*(103.4+[.AE123]*(-12.79+[.AE123]*0.711)));-20.772/TAN(RADIANS([.AE123])))))/3600" office:value-type="float" office:value="0.0512498143072263" calcext:value-type="float">
            <text:p>0.0512498143072263</text:p>
          </table:table-cell>
          <table:table-cell table:formula="of:=[.AE123]+[.AF123]" office:value-type="float" office:value="17.3287346475963" calcext:value-type="float">
            <text:p>17.3287346475963</text:p>
          </table:table-cell>
          <table:table-cell table:formula="of:=IF([.AC123]&gt;0;MOD(DEGREES(ACOS(((SIN(RADIANS([.$B$3]))*COS(RADIANS([.AD123])))-SIN(RADIANS([.T123])))/(COS(RADIANS([.$B$3]))*SIN(RADIANS([.AD123])))))+180;360);MOD(540-DEGREES(ACOS(((SIN(RADIANS([.$B$3]))*COS(RADIANS([.AD123])))-SIN(RADIANS([.T123])))/(COS(RADIANS([.$B$3]))*SIN(RADIANS([.AD123])))));360))" office:value-type="float" office:value="184.507243369351" calcext:value-type="float">
            <text:p>184.50724336935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23]+0.1/24" office:value-type="time" office:time-value="PT12H18M00S" calcext:value-type="time">
            <text:p>12:18:00</text:p>
          </table:table-cell>
          <table:table-cell table:style-name="ce9" table:formula="of:=[.D124]+2415018.5+[.E124]-[.$B$5]/24" office:value-type="float" office:value="2461033.97083333" calcext:value-type="float">
            <text:p>2461033.97</text:p>
          </table:table-cell>
          <table:table-cell table:style-name="ce10" table:formula="of:=([.F124]-2451545)/36525" office:value-type="float" office:value="0.259793862651162" calcext:value-type="float">
            <text:p>0.25979386</text:p>
          </table:table-cell>
          <table:table-cell/>
          <table:table-cell table:formula="of:=MOD(280.46646+[.G124]*(36000.76983+[.G124]*0.0003032);360)" office:value-type="float" office:value="273.245533014933" calcext:value-type="float">
            <text:p>273.245533014933</text:p>
          </table:table-cell>
          <table:table-cell table:formula="of:=357.52911+[.G124]*(35999.05029-0.0001537*[.G124])" office:value-type="float" office:value="9709.86142623887" calcext:value-type="float">
            <text:p>9709.86142623887</text:p>
          </table:table-cell>
          <table:table-cell table:formula="of:=0.016708634-[.G124]*(0.000042037+0.0000001267*[.G124])" office:value-type="float" office:value="0.0166977044940515" calcext:value-type="float">
            <text:p>0.0166977044940515</text:p>
          </table:table-cell>
          <table:table-cell table:formula="of:=SIN(RADIANS([.J124]))*(1.914602-[.G124]*(0.004817+0.000014*[.G124]))+SIN(RADIANS(2*[.J124]))*(0.019993-0.000101*[.G124])+SIN(RADIANS(3*[.J124]))*0.000289" office:value-type="float" office:value="-0.343871987402741" calcext:value-type="float">
            <text:p>-0.343871987402741</text:p>
          </table:table-cell>
          <table:table-cell table:formula="of:=[.I124]+[.L124]" office:value-type="float" office:value="272.901661027531" calcext:value-type="float">
            <text:p>272.901661027531</text:p>
          </table:table-cell>
          <table:table-cell table:formula="of:=[.J124]+[.L124]" office:value-type="float" office:value="9709.51755425146" calcext:value-type="float">
            <text:p>9709.51755425146</text:p>
          </table:table-cell>
          <table:table-cell table:formula="of:=(1.000001018*(1-[.K124]*[.K124]))/(1+[.K124]*COS(RADIANS([.N124])))" office:value-type="float" office:value="0.983572890207412" calcext:value-type="float">
            <text:p>0.983572890207412</text:p>
          </table:table-cell>
          <table:table-cell table:formula="of:=[.M124]-0.00569-0.00478*SIN(RADIANS(125.04-1934.136*[.G124]))" office:value-type="float" office:value="272.897403360882" calcext:value-type="float">
            <text:p>272.897403360882</text:p>
          </table:table-cell>
          <table:table-cell table:formula="of:=23+(26+((21.448-[.G124]*(46.815+[.G124]*(0.00059-[.G124]*0.001813))))/60)/60" office:value-type="float" office:value="23.4359127061913" calcext:value-type="float">
            <text:p>23.4359127061913</text:p>
          </table:table-cell>
          <table:table-cell table:formula="of:=[.Q124]+0.00256*COS(RADIANS(125.04-1934.136*[.G124]))" office:value-type="float" office:value="23.4383550710769" calcext:value-type="float">
            <text:p>23.4383550710769</text:p>
          </table:table-cell>
          <table:table-cell table:formula="of:=DEGREES(ATAN2(COS(RADIANS([.P124]));COS(RADIANS([.R124]))*SIN(RADIANS([.P124]))))" office:value-type="float" office:value="-86.8425333503377" calcext:value-type="float">
            <text:p>-86.8425333503377</text:p>
          </table:table-cell>
          <table:table-cell table:formula="of:=DEGREES(ASIN(SIN(RADIANS([.R124]))*SIN(RADIANS([.P124]))))" office:value-type="float" office:value="-23.4066050942769" calcext:value-type="float">
            <text:p>-23.4066050942769</text:p>
          </table:table-cell>
          <table:table-cell table:formula="of:=TAN(RADIANS([.R124]/2))*TAN(RADIANS([.R124]/2))" office:value-type="float" office:value="0.0430309944364633" calcext:value-type="float">
            <text:p>0.0430309944364633</text:p>
          </table:table-cell>
          <table:table-cell table:formula="of:=4*DEGREES([.U124]*SIN(2*RADIANS([.I124]))-2*[.K124]*SIN(RADIANS([.J124]))+4*[.K124]*[.U124]*SIN(RADIANS([.J124]))*COS(2*RADIANS([.I124]))-0.5*[.U124]*[.U124]*SIN(4*RADIANS([.I124]))-1.25*[.K124]*[.K124]*SIN(2*RADIANS([.J124])))" office:value-type="float" office:value="0.327610875569999" calcext:value-type="float">
            <text:p>0.327610875569999</text:p>
          </table:table-cell>
          <table:table-cell table:formula="of:=DEGREES(ACOS(COS(RADIANS(90.833))/(COS(RADIANS([.$B$3]))*COS(RADIANS([.T124])))-TAN(RADIANS([.$B$3]))*TAN(RADIANS([.T124]))))" office:value-type="float" office:value="61.4995519989884" calcext:value-type="float">
            <text:p>61.4995519989884</text:p>
          </table:table-cell>
          <table:table-cell table:style-name="ce8" table:formula="of:=(720-4*[.$B$4]-[.V124]+[.$B$5]*60)/1440" office:value-type="time" office:time-value="PT11H53M14.476147466S" calcext:value-type="time">
            <text:p>11:53:14</text:p>
          </table:table-cell>
          <table:table-cell table:style-name="ce8" table:formula="of:=[.X124]-[.W124]*4/1440" office:value-type="time" office:time-value="PT07H47M14.583667709S" calcext:value-type="time">
            <text:p>7:47:14</text:p>
          </table:table-cell>
          <table:table-cell table:style-name="ce8" table:formula="of:=[.X124]+[.W124]*4/1440" office:value-type="time" office:time-value="PT15H59M14.368627223S" calcext:value-type="time">
            <text:p>15:59:14</text:p>
          </table:table-cell>
          <table:table-cell table:style-name="ce11" table:formula="of:=8*[.W124]" office:value-type="float" office:value="491.996415991907" calcext:value-type="float">
            <text:p>491.996415991907</text:p>
          </table:table-cell>
          <table:table-cell table:formula="of:=MOD([.E124]*1440+[.V124]+4*[.$B$4]-60*[.$B$5];1440)" office:value-type="float" office:value="744.758730875569" calcext:value-type="float">
            <text:p>744.758730875569</text:p>
          </table:table-cell>
          <table:table-cell table:formula="of:=IF([.AB124]/4&lt;0;[.AB124]/4+180;[.AB124]/4-180)" office:value-type="float" office:value="6.18968271889213" calcext:value-type="float">
            <text:p>6.18968271889213</text:p>
          </table:table-cell>
          <table:table-cell table:formula="of:=DEGREES(ACOS(SIN(RADIANS([.$B$3]))*SIN(RADIANS([.T124]))+COS(RADIANS([.$B$3]))*COS(RADIANS([.T124]))*COS(RADIANS([.AC124]))))" office:value-type="float" office:value="72.811677891656" calcext:value-type="float">
            <text:p>72.811677891656</text:p>
          </table:table-cell>
          <table:table-cell table:formula="of:=90-[.AD124]" office:value-type="float" office:value="17.188322108344" calcext:value-type="float">
            <text:p>17.188322108344</text:p>
          </table:table-cell>
          <table:table-cell table:formula="of:=IF([.AE124]&gt;85;0;IF([.AE124]&gt;5;58.1/TAN(RADIANS([.AE124]))-0.07/POWER(TAN(RADIANS([.AE124]));3)+0.000086/POWER(TAN(RADIANS([.AE124]));5);IF([.AE124]&gt;-0.575;1735+[.AE124]*(-518.2+[.AE124]*(103.4+[.AE124]*(-12.79+[.AE124]*0.711)));-20.772/TAN(RADIANS([.AE124])))))/3600" office:value-type="float" office:value="0.0515254476494362" calcext:value-type="float">
            <text:p>0.0515254476494362</text:p>
          </table:table-cell>
          <table:table-cell table:formula="of:=[.AE124]+[.AF124]" office:value-type="float" office:value="17.2398475559935" calcext:value-type="float">
            <text:p>17.2398475559935</text:p>
          </table:table-cell>
          <table:table-cell table:formula="of:=IF([.AC124]&gt;0;MOD(DEGREES(ACOS(((SIN(RADIANS([.$B$3]))*COS(RADIANS([.AD124])))-SIN(RADIANS([.T124])))/(COS(RADIANS([.$B$3]))*SIN(RADIANS([.AD124])))))+180;360);MOD(540-DEGREES(ACOS(((SIN(RADIANS([.$B$3]))*COS(RADIANS([.AD124])))-SIN(RADIANS([.T124])))/(COS(RADIANS([.$B$3]))*SIN(RADIANS([.AD124])))));360))" office:value-type="float" office:value="185.944980700584" calcext:value-type="float">
            <text:p>185.94498070058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24]+0.1/24" office:value-type="time" office:time-value="PT12H24M00S" calcext:value-type="time">
            <text:p>12:24:00</text:p>
          </table:table-cell>
          <table:table-cell table:style-name="ce9" table:formula="of:=[.D125]+2415018.5+[.E125]-[.$B$5]/24" office:value-type="float" office:value="2461033.975" calcext:value-type="float">
            <text:p>2461033.98</text:p>
          </table:table-cell>
          <table:table-cell table:style-name="ce10" table:formula="of:=([.F125]-2451545)/36525" office:value-type="float" office:value="0.259793976728271" calcext:value-type="float">
            <text:p>0.25979398</text:p>
          </table:table-cell>
          <table:table-cell/>
          <table:table-cell table:formula="of:=MOD(280.46646+[.G125]*(36000.76983+[.G125]*0.0003032);360)" office:value-type="float" office:value="273.249639878704" calcext:value-type="float">
            <text:p>273.249639878704</text:p>
          </table:table-cell>
          <table:table-cell table:formula="of:=357.52911+[.G125]*(35999.05029-0.0001537*[.G125])" office:value-type="float" office:value="9709.86553290645" calcext:value-type="float">
            <text:p>9709.86553290645</text:p>
          </table:table-cell>
          <table:table-cell table:formula="of:=0.016708634-[.G125]*(0.000042037+0.0000001267*[.G125])" office:value-type="float" office:value="0.0166977044892485" calcext:value-type="float">
            <text:p>0.0166977044892485</text:p>
          </table:table-cell>
          <table:table-cell table:formula="of:=SIN(RADIANS([.J125]))*(1.914602-[.G125]*(0.004817+0.000014*[.G125]))+SIN(RADIANS(2*[.J125]))*(0.019993-0.000101*[.G125])+SIN(RADIANS(3*[.J125]))*0.000289" office:value-type="float" office:value="-0.343734250277307" calcext:value-type="float">
            <text:p>-0.343734250277307</text:p>
          </table:table-cell>
          <table:table-cell table:formula="of:=[.I125]+[.L125]" office:value-type="float" office:value="272.905905628427" calcext:value-type="float">
            <text:p>272.905905628427</text:p>
          </table:table-cell>
          <table:table-cell table:formula="of:=[.J125]+[.L125]" office:value-type="float" office:value="9709.52179865618" calcext:value-type="float">
            <text:p>9709.52179865618</text:p>
          </table:table-cell>
          <table:table-cell table:formula="of:=(1.000001018*(1-[.K125]*[.K125]))/(1+[.K125]*COS(RADIANS([.N125])))" office:value-type="float" office:value="0.98357267248521" calcext:value-type="float">
            <text:p>0.98357267248521</text:p>
          </table:table-cell>
          <table:table-cell table:formula="of:=[.M125]-0.00569-0.00478*SIN(RADIANS(125.04-1934.136*[.G125]))" office:value-type="float" office:value="272.90164797934" calcext:value-type="float">
            <text:p>272.90164797934</text:p>
          </table:table-cell>
          <table:table-cell table:formula="of:=23+(26+((21.448-[.G125]*(46.815+[.G125]*(0.00059-[.G125]*0.001813))))/60)/60" office:value-type="float" office:value="23.4359127047078" calcext:value-type="float">
            <text:p>23.4359127047078</text:p>
          </table:table-cell>
          <table:table-cell table:formula="of:=[.Q125]+0.00256*COS(RADIANS(125.04-1934.136*[.G125]))" office:value-type="float" office:value="23.4383550666393" calcext:value-type="float">
            <text:p>23.4383550666393</text:p>
          </table:table-cell>
          <table:table-cell table:formula="of:=DEGREES(ATAN2(COS(RADIANS([.P125]));COS(RADIANS([.R125]))*SIN(RADIANS([.P125]))))" office:value-type="float" office:value="-86.837909229501" calcext:value-type="float">
            <text:p>-86.837909229501</text:p>
          </table:table-cell>
          <table:table-cell table:formula="of:=DEGREES(ASIN(SIN(RADIANS([.R125]))*SIN(RADIANS([.P125]))))" office:value-type="float" office:value="-23.4065120270699" calcext:value-type="float">
            <text:p>-23.4065120270699</text:p>
          </table:table-cell>
          <table:table-cell table:formula="of:=TAN(RADIANS([.R125]/2))*TAN(RADIANS([.R125]/2))" office:value-type="float" office:value="0.0430309944197058" calcext:value-type="float">
            <text:p>0.0430309944197058</text:p>
          </table:table-cell>
          <table:table-cell table:formula="of:=4*DEGREES([.U125]*SIN(2*RADIANS([.I125]))-2*[.K125]*SIN(RADIANS([.J125]))+4*[.K125]*[.U125]*SIN(RADIANS([.J125]))*COS(2*RADIANS([.I125]))-0.5*[.U125]*[.U125]*SIN(4*RADIANS([.I125]))-1.25*[.K125]*[.K125]*SIN(2*RADIANS([.J125])))" office:value-type="float" office:value="0.325548081617884" calcext:value-type="float">
            <text:p>0.325548081617884</text:p>
          </table:table-cell>
          <table:table-cell table:formula="of:=DEGREES(ACOS(COS(RADIANS(90.833))/(COS(RADIANS([.$B$3]))*COS(RADIANS([.T125])))-TAN(RADIANS([.$B$3]))*TAN(RADIANS([.T125]))))" office:value-type="float" office:value="61.4996965400373" calcext:value-type="float">
            <text:p>61.4996965400373</text:p>
          </table:table-cell>
          <table:table-cell table:style-name="ce8" table:formula="of:=(720-4*[.$B$4]-[.V125]+[.$B$5]*60)/1440" office:value-type="time" office:time-value="PT11H53M14.599915103S" calcext:value-type="time">
            <text:p>11:53:14</text:p>
          </table:table-cell>
          <table:table-cell table:style-name="ce8" table:formula="of:=[.X125]-[.W125]*4/1440" office:value-type="time" office:time-value="PT07H47M14.672745494S" calcext:value-type="time">
            <text:p>7:47:14</text:p>
          </table:table-cell>
          <table:table-cell table:style-name="ce8" table:formula="of:=[.X125]+[.W125]*4/1440" office:value-type="time" office:time-value="PT15H59M14.527084712S" calcext:value-type="time">
            <text:p>15:59:14</text:p>
          </table:table-cell>
          <table:table-cell table:style-name="ce11" table:formula="of:=8*[.W125]" office:value-type="float" office:value="491.997572320298" calcext:value-type="float">
            <text:p>491.997572320298</text:p>
          </table:table-cell>
          <table:table-cell table:formula="of:=MOD([.E125]*1440+[.V125]+4*[.$B$4]-60*[.$B$5];1440)" office:value-type="float" office:value="750.756668081617" calcext:value-type="float">
            <text:p>750.756668081617</text:p>
          </table:table-cell>
          <table:table-cell table:formula="of:=IF([.AB125]/4&lt;0;[.AB125]/4+180;[.AB125]/4-180)" office:value-type="float" office:value="7.68916702040423" calcext:value-type="float">
            <text:p>7.68916702040423</text:p>
          </table:table-cell>
          <table:table-cell table:formula="of:=DEGREES(ACOS(SIN(RADIANS([.$B$3]))*SIN(RADIANS([.T125]))+COS(RADIANS([.$B$3]))*COS(RADIANS([.T125]))*COS(RADIANS([.AC125]))))" office:value-type="float" office:value="72.9252738229632" calcext:value-type="float">
            <text:p>72.9252738229632</text:p>
          </table:table-cell>
          <table:table-cell table:formula="of:=90-[.AD125]" office:value-type="float" office:value="17.0747261770368" calcext:value-type="float">
            <text:p>17.0747261770368</text:p>
          </table:table-cell>
          <table:table-cell table:formula="of:=IF([.AE125]&gt;85;0;IF([.AE125]&gt;5;58.1/TAN(RADIANS([.AE125]))-0.07/POWER(TAN(RADIANS([.AE125]));3)+0.000086/POWER(TAN(RADIANS([.AE125]));5);IF([.AE125]&gt;-0.575;1735+[.AE125]*(-518.2+[.AE125]*(103.4+[.AE125]*(-12.79+[.AE125]*0.711)));-20.772/TAN(RADIANS([.AE125])))))/3600" office:value-type="float" office:value="0.0518804886965149" calcext:value-type="float">
            <text:p>0.0518804886965149</text:p>
          </table:table-cell>
          <table:table-cell table:formula="of:=[.AE125]+[.AF125]" office:value-type="float" office:value="17.1266066657333" calcext:value-type="float">
            <text:p>17.1266066657333</text:p>
          </table:table-cell>
          <table:table-cell table:formula="of:=IF([.AC125]&gt;0;MOD(DEGREES(ACOS(((SIN(RADIANS([.$B$3]))*COS(RADIANS([.AD125])))-SIN(RADIANS([.T125])))/(COS(RADIANS([.$B$3]))*SIN(RADIANS([.AD125])))))+180;360);MOD(540-DEGREES(ACOS(((SIN(RADIANS([.$B$3]))*COS(RADIANS([.AD125])))-SIN(RADIANS([.T125])))/(COS(RADIANS([.$B$3]))*SIN(RADIANS([.AD125])))));360))" office:value-type="float" office:value="187.380043877959" calcext:value-type="float">
            <text:p>187.38004387795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25]+0.1/24" office:value-type="time" office:time-value="PT12H30M00S" calcext:value-type="time">
            <text:p>12:30:00</text:p>
          </table:table-cell>
          <table:table-cell table:style-name="ce9" table:formula="of:=[.D126]+2415018.5+[.E126]-[.$B$5]/24" office:value-type="float" office:value="2461033.97916667" calcext:value-type="float">
            <text:p>2461033.98</text:p>
          </table:table-cell>
          <table:table-cell table:style-name="ce10" table:formula="of:=([.F126]-2451545)/36525" office:value-type="float" office:value="0.259794090805393" calcext:value-type="float">
            <text:p>0.25979409</text:p>
          </table:table-cell>
          <table:table-cell/>
          <table:table-cell table:formula="of:=MOD(280.46646+[.G126]*(36000.76983+[.G126]*0.0003032);360)" office:value-type="float" office:value="273.253746742937" calcext:value-type="float">
            <text:p>273.253746742937</text:p>
          </table:table-cell>
          <table:table-cell table:formula="of:=357.52911+[.G126]*(35999.05029-0.0001537*[.G126])" office:value-type="float" office:value="9709.8696395745" calcext:value-type="float">
            <text:p>9709.8696395745</text:p>
          </table:table-cell>
          <table:table-cell table:formula="of:=0.016708634-[.G126]*(0.000042037+0.0000001267*[.G126])" office:value-type="float" office:value="0.0166977044844456" calcext:value-type="float">
            <text:p>0.0166977044844456</text:p>
          </table:table-cell>
          <table:table-cell table:formula="of:=SIN(RADIANS([.J126]))*(1.914602-[.G126]*(0.004817+0.000014*[.G126]))+SIN(RADIANS(2*[.J126]))*(0.019993-0.000101*[.G126])+SIN(RADIANS(3*[.J126]))*0.000289" office:value-type="float" office:value="-0.343596511258074" calcext:value-type="float">
            <text:p>-0.343596511258074</text:p>
          </table:table-cell>
          <table:table-cell table:formula="of:=[.I126]+[.L126]" office:value-type="float" office:value="272.910150231679" calcext:value-type="float">
            <text:p>272.910150231679</text:p>
          </table:table-cell>
          <table:table-cell table:formula="of:=[.J126]+[.L126]" office:value-type="float" office:value="9709.52604306324" calcext:value-type="float">
            <text:p>9709.52604306324</text:p>
          </table:table-cell>
          <table:table-cell table:formula="of:=(1.000001018*(1-[.K126]*[.K126]))/(1+[.K126]*COS(RADIANS([.N126])))" office:value-type="float" office:value="0.983572454850176" calcext:value-type="float">
            <text:p>0.983572454850176</text:p>
          </table:table-cell>
          <table:table-cell table:formula="of:=[.M126]-0.00569-0.00478*SIN(RADIANS(125.04-1934.136*[.G126]))" office:value-type="float" office:value="272.905892600154" calcext:value-type="float">
            <text:p>272.905892600154</text:p>
          </table:table-cell>
          <table:table-cell table:formula="of:=23+(26+((21.448-[.G126]*(46.815+[.G126]*(0.00059-[.G126]*0.001813))))/60)/60" office:value-type="float" office:value="23.4359127032244" calcext:value-type="float">
            <text:p>23.4359127032244</text:p>
          </table:table-cell>
          <table:table-cell table:formula="of:=[.Q126]+0.00256*COS(RADIANS(125.04-1934.136*[.G126]))" office:value-type="float" office:value="23.4383550622018" calcext:value-type="float">
            <text:p>23.4383550622018</text:p>
          </table:table-cell>
          <table:table-cell table:formula="of:=DEGREES(ATAN2(COS(RADIANS([.P126]));COS(RADIANS([.R126]))*SIN(RADIANS([.P126]))))" office:value-type="float" office:value="-86.8332851126054" calcext:value-type="float">
            <text:p>-86.8332851126054</text:p>
          </table:table-cell>
          <table:table-cell table:formula="of:=DEGREES(ASIN(SIN(RADIANS([.R126]))*SIN(RADIANS([.P126]))))" office:value-type="float" office:value="-23.4064188237587" calcext:value-type="float">
            <text:p>-23.4064188237587</text:p>
          </table:table-cell>
          <table:table-cell table:formula="of:=TAN(RADIANS([.R126]/2))*TAN(RADIANS([.R126]/2))" office:value-type="float" office:value="0.0430309944029482" calcext:value-type="float">
            <text:p>0.0430309944029482</text:p>
          </table:table-cell>
          <table:table-cell table:formula="of:=4*DEGREES([.U126]*SIN(2*RADIANS([.I126]))-2*[.K126]*SIN(RADIANS([.J126]))+4*[.K126]*[.U126]*SIN(RADIANS([.J126]))*COS(2*RADIANS([.I126]))-0.5*[.U126]*[.U126]*SIN(4*RADIANS([.I126]))-1.25*[.K126]*[.K126]*SIN(2*RADIANS([.J126])))" office:value-type="float" office:value="0.323485305362778" calcext:value-type="float">
            <text:p>0.323485305362778</text:p>
          </table:table-cell>
          <table:table-cell table:formula="of:=DEGREES(ACOS(COS(RADIANS(90.833))/(COS(RADIANS([.$B$3]))*COS(RADIANS([.T126])))-TAN(RADIANS([.$B$3]))*TAN(RADIANS([.T126]))))" office:value-type="float" office:value="61.4998412920694" calcext:value-type="float">
            <text:p>61.4998412920694</text:p>
          </table:table-cell>
          <table:table-cell table:style-name="ce8" table:formula="of:=(720-4*[.$B$4]-[.V126]+[.$B$5]*60)/1440" office:value-type="time" office:time-value="PT11H53M14.723681678S" calcext:value-type="time">
            <text:p>11:53:14</text:p>
          </table:table-cell>
          <table:table-cell table:style-name="ce8" table:formula="of:=[.X126]-[.W126]*4/1440" office:value-type="time" office:time-value="PT07H47M14.761771582S" calcext:value-type="time">
            <text:p>7:47:14</text:p>
          </table:table-cell>
          <table:table-cell table:style-name="ce8" table:formula="of:=[.X126]+[.W126]*4/1440" office:value-type="time" office:time-value="PT15H59M14.685591775S" calcext:value-type="time">
            <text:p>15:59:14</text:p>
          </table:table-cell>
          <table:table-cell table:style-name="ce11" table:formula="of:=8*[.W126]" office:value-type="float" office:value="491.998730336555" calcext:value-type="float">
            <text:p>491.998730336555</text:p>
          </table:table-cell>
          <table:table-cell table:formula="of:=MOD([.E126]*1440+[.V126]+4*[.$B$4]-60*[.$B$5];1440)" office:value-type="float" office:value="756.754605305362" calcext:value-type="float">
            <text:p>756.754605305362</text:p>
          </table:table-cell>
          <table:table-cell table:formula="of:=IF([.AB126]/4&lt;0;[.AB126]/4+180;[.AB126]/4-180)" office:value-type="float" office:value="9.18865132634056" calcext:value-type="float">
            <text:p>9.18865132634056</text:p>
          </table:table-cell>
          <table:table-cell table:formula="of:=DEGREES(ACOS(SIN(RADIANS([.$B$3]))*SIN(RADIANS([.T126]))+COS(RADIANS([.$B$3]))*COS(RADIANS([.T126]))*COS(RADIANS([.AC126]))))" office:value-type="float" office:value="73.0631809589685" calcext:value-type="float">
            <text:p>73.0631809589685</text:p>
          </table:table-cell>
          <table:table-cell table:formula="of:=90-[.AD126]" office:value-type="float" office:value="16.9368190410315" calcext:value-type="float">
            <text:p>16.9368190410315</text:p>
          </table:table-cell>
          <table:table-cell table:formula="of:=IF([.AE126]&gt;85;0;IF([.AE126]&gt;5;58.1/TAN(RADIANS([.AE126]))-0.07/POWER(TAN(RADIANS([.AE126]));3)+0.000086/POWER(TAN(RADIANS([.AE126]));5);IF([.AE126]&gt;-0.575;1735+[.AE126]*(-518.2+[.AE126]*(103.4+[.AE126]*(-12.79+[.AE126]*0.711)));-20.772/TAN(RADIANS([.AE126])))))/3600" office:value-type="float" office:value="0.0523174616461334" calcext:value-type="float">
            <text:p>0.0523174616461334</text:p>
          </table:table-cell>
          <table:table-cell table:formula="of:=[.AE126]+[.AF126]" office:value-type="float" office:value="16.9891365026776" calcext:value-type="float">
            <text:p>16.9891365026776</text:p>
          </table:table-cell>
          <table:table-cell table:formula="of:=IF([.AC126]&gt;0;MOD(DEGREES(ACOS(((SIN(RADIANS([.$B$3]))*COS(RADIANS([.AD126])))-SIN(RADIANS([.T126])))/(COS(RADIANS([.$B$3]))*SIN(RADIANS([.AD126])))))+180;360);MOD(540-DEGREES(ACOS(((SIN(RADIANS([.$B$3]))*COS(RADIANS([.AD126])))-SIN(RADIANS([.T126])))/(COS(RADIANS([.$B$3]))*SIN(RADIANS([.AD126])))));360))" office:value-type="float" office:value="188.811808323954" calcext:value-type="float">
            <text:p>188.81180832395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26]+0.1/24" office:value-type="time" office:time-value="PT12H36M00S" calcext:value-type="time">
            <text:p>12:36:00</text:p>
          </table:table-cell>
          <table:table-cell table:style-name="ce9" table:formula="of:=[.D127]+2415018.5+[.E127]-[.$B$5]/24" office:value-type="float" office:value="2461033.98333333" calcext:value-type="float">
            <text:p>2461033.98</text:p>
          </table:table-cell>
          <table:table-cell table:style-name="ce10" table:formula="of:=([.F127]-2451545)/36525" office:value-type="float" office:value="0.259794204882502" calcext:value-type="float">
            <text:p>0.25979420</text:p>
          </table:table-cell>
          <table:table-cell/>
          <table:table-cell table:formula="of:=MOD(280.46646+[.G127]*(36000.76983+[.G127]*0.0003032);360)" office:value-type="float" office:value="273.257853606712" calcext:value-type="float">
            <text:p>273.257853606712</text:p>
          </table:table-cell>
          <table:table-cell table:formula="of:=357.52911+[.G127]*(35999.05029-0.0001537*[.G127])" office:value-type="float" office:value="9709.87374624208" calcext:value-type="float">
            <text:p>9709.87374624208</text:p>
          </table:table-cell>
          <table:table-cell table:formula="of:=0.016708634-[.G127]*(0.000042037+0.0000001267*[.G127])" office:value-type="float" office:value="0.0166977044796426" calcext:value-type="float">
            <text:p>0.0166977044796426</text:p>
          </table:table-cell>
          <table:table-cell table:formula="of:=SIN(RADIANS([.J127]))*(1.914602-[.G127]*(0.004817+0.000014*[.G127]))+SIN(RADIANS(2*[.J127]))*(0.019993-0.000101*[.G127])+SIN(RADIANS(3*[.J127]))*0.000289" office:value-type="float" office:value="-0.343458770376599" calcext:value-type="float">
            <text:p>-0.343458770376599</text:p>
          </table:table-cell>
          <table:table-cell table:formula="of:=[.I127]+[.L127]" office:value-type="float" office:value="272.914394836336" calcext:value-type="float">
            <text:p>272.914394836336</text:p>
          </table:table-cell>
          <table:table-cell table:formula="of:=[.J127]+[.L127]" office:value-type="float" office:value="9709.53028747171" calcext:value-type="float">
            <text:p>9709.53028747171</text:p>
          </table:table-cell>
          <table:table-cell table:formula="of:=(1.000001018*(1-[.K127]*[.K127]))/(1+[.K127]*COS(RADIANS([.N127])))" office:value-type="float" office:value="0.983572237302359" calcext:value-type="float">
            <text:p>0.983572237302359</text:p>
          </table:table-cell>
          <table:table-cell table:formula="of:=[.M127]-0.00569-0.00478*SIN(RADIANS(125.04-1934.136*[.G127]))" office:value-type="float" office:value="272.910137222372" calcext:value-type="float">
            <text:p>272.910137222372</text:p>
          </table:table-cell>
          <table:table-cell table:formula="of:=23+(26+((21.448-[.G127]*(46.815+[.G127]*(0.00059-[.G127]*0.001813))))/60)/60" office:value-type="float" office:value="23.4359127017409" calcext:value-type="float">
            <text:p>23.4359127017409</text:p>
          </table:table-cell>
          <table:table-cell table:formula="of:=[.Q127]+0.00256*COS(RADIANS(125.04-1934.136*[.G127]))" office:value-type="float" office:value="23.4383550577641" calcext:value-type="float">
            <text:p>23.4383550577641</text:p>
          </table:table-cell>
          <table:table-cell table:formula="of:=DEGREES(ATAN2(COS(RADIANS([.P127]));COS(RADIANS([.R127]))*SIN(RADIANS([.P127]))))" office:value-type="float" office:value="-86.8286610006974" calcext:value-type="float">
            <text:p>-86.8286610006974</text:p>
          </table:table-cell>
          <table:table-cell table:formula="of:=DEGREES(ASIN(SIN(RADIANS([.R127]))*SIN(RADIANS([.P127]))))" office:value-type="float" office:value="-23.4063254843646" calcext:value-type="float">
            <text:p>-23.4063254843646</text:p>
          </table:table-cell>
          <table:table-cell table:formula="of:=TAN(RADIANS([.R127]/2))*TAN(RADIANS([.R127]/2))" office:value-type="float" office:value="0.0430309943861905" calcext:value-type="float">
            <text:p>0.0430309943861905</text:p>
          </table:table-cell>
          <table:table-cell table:formula="of:=4*DEGREES([.U127]*SIN(2*RADIANS([.I127]))-2*[.K127]*SIN(RADIANS([.J127]))+4*[.K127]*[.U127]*SIN(RADIANS([.J127]))*COS(2*RADIANS([.I127]))-0.5*[.U127]*[.U127]*SIN(4*RADIANS([.I127]))-1.25*[.K127]*[.K127]*SIN(2*RADIANS([.J127])))" office:value-type="float" office:value="0.321422547306611" calcext:value-type="float">
            <text:p>0.321422547306611</text:p>
          </table:table-cell>
          <table:table-cell table:formula="of:=DEGREES(ACOS(COS(RADIANS(90.833))/(COS(RADIANS([.$B$3]))*COS(RADIANS([.T127])))-TAN(RADIANS([.$B$3]))*TAN(RADIANS([.T127]))))" office:value-type="float" office:value="61.4999862550497" calcext:value-type="float">
            <text:p>61.4999862550497</text:p>
          </table:table-cell>
          <table:table-cell table:style-name="ce8" table:formula="of:=(720-4*[.$B$4]-[.V127]+[.$B$5]*60)/1440" office:value-type="time" office:time-value="PT11H53M14.847447162S" calcext:value-type="time">
            <text:p>11:53:14</text:p>
          </table:table-cell>
          <table:table-cell table:style-name="ce8" table:formula="of:=[.X127]-[.W127]*4/1440" office:value-type="time" office:time-value="PT07H47M14.85074595S" calcext:value-type="time">
            <text:p>7:47:14</text:p>
          </table:table-cell>
          <table:table-cell table:style-name="ce8" table:formula="of:=[.X127]+[.W127]*4/1440" office:value-type="time" office:time-value="PT15H59M14.844148374S" calcext:value-type="time">
            <text:p>15:59:14</text:p>
          </table:table-cell>
          <table:table-cell table:style-name="ce11" table:formula="of:=8*[.W127]" office:value-type="float" office:value="491.999890040397" calcext:value-type="float">
            <text:p>491.999890040397</text:p>
          </table:table-cell>
          <table:table-cell table:formula="of:=MOD([.E127]*1440+[.V127]+4*[.$B$4]-60*[.$B$5];1440)" office:value-type="float" office:value="762.752542547305" calcext:value-type="float">
            <text:p>762.752542547305</text:p>
          </table:table-cell>
          <table:table-cell table:formula="of:=IF([.AB127]/4&lt;0;[.AB127]/4+180;[.AB127]/4-180)" office:value-type="float" office:value="10.6881356368263" calcext:value-type="float">
            <text:p>10.6881356368263</text:p>
          </table:table-cell>
          <table:table-cell table:formula="of:=DEGREES(ACOS(SIN(RADIANS([.$B$3]))*SIN(RADIANS([.T127]))+COS(RADIANS([.$B$3]))*COS(RADIANS([.T127]))*COS(RADIANS([.AC127]))))" office:value-type="float" office:value="73.2252521659476" calcext:value-type="float">
            <text:p>73.2252521659476</text:p>
          </table:table-cell>
          <table:table-cell table:formula="of:=90-[.AD127]" office:value-type="float" office:value="16.7747478340524" calcext:value-type="float">
            <text:p>16.7747478340524</text:p>
          </table:table-cell>
          <table:table-cell table:formula="of:=IF([.AE127]&gt;85;0;IF([.AE127]&gt;5;58.1/TAN(RADIANS([.AE127]))-0.07/POWER(TAN(RADIANS([.AE127]));3)+0.000086/POWER(TAN(RADIANS([.AE127]));5);IF([.AE127]&gt;-0.575;1735+[.AE127]*(-518.2+[.AE127]*(103.4+[.AE127]*(-12.79+[.AE127]*0.711)));-20.772/TAN(RADIANS([.AE127])))))/3600" office:value-type="float" office:value="0.0528395324706132" calcext:value-type="float">
            <text:p>0.0528395324706132</text:p>
          </table:table-cell>
          <table:table-cell table:formula="of:=[.AE127]+[.AF127]" office:value-type="float" office:value="16.827587366523" calcext:value-type="float">
            <text:p>16.827587366523</text:p>
          </table:table-cell>
          <table:table-cell table:formula="of:=IF([.AC127]&gt;0;MOD(DEGREES(ACOS(((SIN(RADIANS([.$B$3]))*COS(RADIANS([.AD127])))-SIN(RADIANS([.T127])))/(COS(RADIANS([.$B$3]))*SIN(RADIANS([.AD127])))))+180;360);MOD(540-DEGREES(ACOS(((SIN(RADIANS([.$B$3]))*COS(RADIANS([.AD127])))-SIN(RADIANS([.T127])))/(COS(RADIANS([.$B$3]))*SIN(RADIANS([.AD127])))));360))" office:value-type="float" office:value="190.239664732852" calcext:value-type="float">
            <text:p>190.23966473285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27]+0.1/24" office:value-type="time" office:time-value="PT12H42M00S" calcext:value-type="time">
            <text:p>12:42:00</text:p>
          </table:table-cell>
          <table:table-cell table:style-name="ce9" table:formula="of:=[.D128]+2415018.5+[.E128]-[.$B$5]/24" office:value-type="float" office:value="2461033.9875" calcext:value-type="float">
            <text:p>2461033.99</text:p>
          </table:table-cell>
          <table:table-cell table:style-name="ce10" table:formula="of:=([.F128]-2451545)/36525" office:value-type="float" office:value="0.259794318959624" calcext:value-type="float">
            <text:p>0.25979432</text:p>
          </table:table-cell>
          <table:table-cell/>
          <table:table-cell table:formula="of:=MOD(280.46646+[.G128]*(36000.76983+[.G128]*0.0003032);360)" office:value-type="float" office:value="273.261960470945" calcext:value-type="float">
            <text:p>273.261960470945</text:p>
          </table:table-cell>
          <table:table-cell table:formula="of:=357.52911+[.G128]*(35999.05029-0.0001537*[.G128])" office:value-type="float" office:value="9709.87785291013" calcext:value-type="float">
            <text:p>9709.87785291013</text:p>
          </table:table-cell>
          <table:table-cell table:formula="of:=0.016708634-[.G128]*(0.000042037+0.0000001267*[.G128])" office:value-type="float" office:value="0.0166977044748396" calcext:value-type="float">
            <text:p>0.0166977044748396</text:p>
          </table:table-cell>
          <table:table-cell table:formula="of:=SIN(RADIANS([.J128]))*(1.914602-[.G128]*(0.004817+0.000014*[.G128]))+SIN(RADIANS(2*[.J128]))*(0.019993-0.000101*[.G128])+SIN(RADIANS(3*[.J128]))*0.000289" office:value-type="float" office:value="-0.343321027602937" calcext:value-type="float">
            <text:p>-0.343321027602937</text:p>
          </table:table-cell>
          <table:table-cell table:formula="of:=[.I128]+[.L128]" office:value-type="float" office:value="272.918639443342" calcext:value-type="float">
            <text:p>272.918639443342</text:p>
          </table:table-cell>
          <table:table-cell table:formula="of:=[.J128]+[.L128]" office:value-type="float" office:value="9709.53453188252" calcext:value-type="float">
            <text:p>9709.53453188252</text:p>
          </table:table-cell>
          <table:table-cell table:formula="of:=(1.000001018*(1-[.K128]*[.K128]))/(1+[.K128]*COS(RADIANS([.N128])))" office:value-type="float" office:value="0.983572019841712" calcext:value-type="float">
            <text:p>0.983572019841712</text:p>
          </table:table-cell>
          <table:table-cell table:formula="of:=[.M128]-0.00569-0.00478*SIN(RADIANS(125.04-1934.136*[.G128]))" office:value-type="float" office:value="272.91438184694" calcext:value-type="float">
            <text:p>272.91438184694</text:p>
          </table:table-cell>
          <table:table-cell table:formula="of:=23+(26+((21.448-[.G128]*(46.815+[.G128]*(0.00059-[.G128]*0.001813))))/60)/60" office:value-type="float" office:value="23.4359127002574" calcext:value-type="float">
            <text:p>23.4359127002574</text:p>
          </table:table-cell>
          <table:table-cell table:formula="of:=[.Q128]+0.00256*COS(RADIANS(125.04-1934.136*[.G128]))" office:value-type="float" office:value="23.4383550533265" calcext:value-type="float">
            <text:p>23.4383550533265</text:p>
          </table:table-cell>
          <table:table-cell table:formula="of:=DEGREES(ATAN2(COS(RADIANS([.P128]));COS(RADIANS([.R128]))*SIN(RADIANS([.P128]))))" office:value-type="float" office:value="-86.8240368927551" calcext:value-type="float">
            <text:p>-86.8240368927551</text:p>
          </table:table-cell>
          <table:table-cell table:formula="of:=DEGREES(ASIN(SIN(RADIANS([.R128]))*SIN(RADIANS([.P128]))))" office:value-type="float" office:value="-23.4062320088676" calcext:value-type="float">
            <text:p>-23.4062320088676</text:p>
          </table:table-cell>
          <table:table-cell table:formula="of:=TAN(RADIANS([.R128]/2))*TAN(RADIANS([.R128]/2))" office:value-type="float" office:value="0.0430309943694326" calcext:value-type="float">
            <text:p>0.0430309943694326</text:p>
          </table:table-cell>
          <table:table-cell table:formula="of:=4*DEGREES([.U128]*SIN(2*RADIANS([.I128]))-2*[.K128]*SIN(RADIANS([.J128]))+4*[.K128]*[.U128]*SIN(RADIANS([.J128]))*COS(2*RADIANS([.I128]))-0.5*[.U128]*[.U128]*SIN(4*RADIANS([.I128]))-1.25*[.K128]*[.K128]*SIN(2*RADIANS([.J128])))" office:value-type="float" office:value="0.319359807028994" calcext:value-type="float">
            <text:p>0.319359807028994</text:p>
          </table:table-cell>
          <table:table-cell table:formula="of:=DEGREES(ACOS(COS(RADIANS(90.833))/(COS(RADIANS([.$B$3]))*COS(RADIANS([.T128])))-TAN(RADIANS([.$B$3]))*TAN(RADIANS([.T128]))))" office:value-type="float" office:value="61.5001314290076" calcext:value-type="float">
            <text:p>61.5001314290076</text:p>
          </table:table-cell>
          <table:table-cell table:style-name="ce8" table:formula="of:=(720-4*[.$B$4]-[.V128]+[.$B$5]*60)/1440" office:value-type="time" office:time-value="PT11H53M14.971211578S" calcext:value-type="time">
            <text:p>11:53:14</text:p>
          </table:table-cell>
          <table:table-cell table:style-name="ce8" table:formula="of:=[.X128]-[.W128]*4/1440" office:value-type="time" office:time-value="PT07H47M14.939668616S" calcext:value-type="time">
            <text:p>7:47:14</text:p>
          </table:table-cell>
          <table:table-cell table:style-name="ce8" table:formula="of:=[.X128]+[.W128]*4/1440" office:value-type="time" office:time-value="PT15H59M15.00275454S" calcext:value-type="time">
            <text:p>15:59:15</text:p>
          </table:table-cell>
          <table:table-cell table:style-name="ce11" table:formula="of:=8*[.W128]" office:value-type="float" office:value="492.001051432061" calcext:value-type="float">
            <text:p>492.001051432061</text:p>
          </table:table-cell>
          <table:table-cell table:formula="of:=MOD([.E128]*1440+[.V128]+4*[.$B$4]-60*[.$B$5];1440)" office:value-type="float" office:value="768.750479807028" calcext:value-type="float">
            <text:p>768.750479807028</text:p>
          </table:table-cell>
          <table:table-cell table:formula="of:=IF([.AB128]/4&lt;0;[.AB128]/4+180;[.AB128]/4-180)" office:value-type="float" office:value="12.187619951757" calcext:value-type="float">
            <text:p>12.187619951757</text:p>
          </table:table-cell>
          <table:table-cell table:formula="of:=DEGREES(ACOS(SIN(RADIANS([.$B$3]))*SIN(RADIANS([.T128]))+COS(RADIANS([.$B$3]))*COS(RADIANS([.T128]))*COS(RADIANS([.AC128]))))" office:value-type="float" office:value="73.411315885712" calcext:value-type="float">
            <text:p>73.411315885712</text:p>
          </table:table-cell>
          <table:table-cell table:formula="of:=90-[.AD128]" office:value-type="float" office:value="16.588684114288" calcext:value-type="float">
            <text:p>16.588684114288</text:p>
          </table:table-cell>
          <table:table-cell table:formula="of:=IF([.AE128]&gt;85;0;IF([.AE128]&gt;5;58.1/TAN(RADIANS([.AE128]))-0.07/POWER(TAN(RADIANS([.AE128]));3)+0.000086/POWER(TAN(RADIANS([.AE128]));5);IF([.AE128]&gt;-0.575;1735+[.AE128]*(-518.2+[.AE128]*(103.4+[.AE128]*(-12.79+[.AE128]*0.711)));-20.772/TAN(RADIANS([.AE128])))))/3600" office:value-type="float" office:value="0.0534505701068274" calcext:value-type="float">
            <text:p>0.0534505701068274</text:p>
          </table:table-cell>
          <table:table-cell table:formula="of:=[.AE128]+[.AF128]" office:value-type="float" office:value="16.6421346843948" calcext:value-type="float">
            <text:p>16.6421346843948</text:p>
          </table:table-cell>
          <table:table-cell table:formula="of:=IF([.AC128]&gt;0;MOD(DEGREES(ACOS(((SIN(RADIANS([.$B$3]))*COS(RADIANS([.AD128])))-SIN(RADIANS([.T128])))/(COS(RADIANS([.$B$3]))*SIN(RADIANS([.AD128])))))+180;360);MOD(540-DEGREES(ACOS(((SIN(RADIANS([.$B$3]))*COS(RADIANS([.AD128])))-SIN(RADIANS([.T128])))/(COS(RADIANS([.$B$3]))*SIN(RADIANS([.AD128])))));360))" office:value-type="float" office:value="191.663021714621" calcext:value-type="float">
            <text:p>191.66302171462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28]+0.1/24" office:value-type="time" office:time-value="PT12H48M00S" calcext:value-type="time">
            <text:p>12:48:00</text:p>
          </table:table-cell>
          <table:table-cell table:style-name="ce9" table:formula="of:=[.D129]+2415018.5+[.E129]-[.$B$5]/24" office:value-type="float" office:value="2461033.99166667" calcext:value-type="float">
            <text:p>2461033.99</text:p>
          </table:table-cell>
          <table:table-cell table:style-name="ce10" table:formula="of:=([.F129]-2451545)/36525" office:value-type="float" office:value="0.259794433036734" calcext:value-type="float">
            <text:p>0.25979443</text:p>
          </table:table-cell>
          <table:table-cell/>
          <table:table-cell table:formula="of:=MOD(280.46646+[.G129]*(36000.76983+[.G129]*0.0003032);360)" office:value-type="float" office:value="273.266067334716" calcext:value-type="float">
            <text:p>273.266067334716</text:p>
          </table:table-cell>
          <table:table-cell table:formula="of:=357.52911+[.G129]*(35999.05029-0.0001537*[.G129])" office:value-type="float" office:value="9709.88195957772" calcext:value-type="float">
            <text:p>9709.88195957772</text:p>
          </table:table-cell>
          <table:table-cell table:formula="of:=0.016708634-[.G129]*(0.000042037+0.0000001267*[.G129])" office:value-type="float" office:value="0.0166977044700367" calcext:value-type="float">
            <text:p>0.0166977044700367</text:p>
          </table:table-cell>
          <table:table-cell table:formula="of:=SIN(RADIANS([.J129]))*(1.914602-[.G129]*(0.004817+0.000014*[.G129]))+SIN(RADIANS(2*[.J129]))*(0.019993-0.000101*[.G129])+SIN(RADIANS(3*[.J129]))*0.000289" office:value-type="float" office:value="-0.343183282968371" calcext:value-type="float">
            <text:p>-0.343183282968371</text:p>
          </table:table-cell>
          <table:table-cell table:formula="of:=[.I129]+[.L129]" office:value-type="float" office:value="272.922884051748" calcext:value-type="float">
            <text:p>272.922884051748</text:p>
          </table:table-cell>
          <table:table-cell table:formula="of:=[.J129]+[.L129]" office:value-type="float" office:value="9709.53877629475" calcext:value-type="float">
            <text:p>9709.53877629475</text:p>
          </table:table-cell>
          <table:table-cell table:formula="of:=(1.000001018*(1-[.K129]*[.K129]))/(1+[.K129]*COS(RADIANS([.N129])))" office:value-type="float" office:value="0.983571802468285" calcext:value-type="float">
            <text:p>0.983571802468285</text:p>
          </table:table-cell>
          <table:table-cell table:formula="of:=[.M129]-0.00569-0.00478*SIN(RADIANS(125.04-1934.136*[.G129]))" office:value-type="float" office:value="272.918626472907" calcext:value-type="float">
            <text:p>272.918626472907</text:p>
          </table:table-cell>
          <table:table-cell table:formula="of:=23+(26+((21.448-[.G129]*(46.815+[.G129]*(0.00059-[.G129]*0.001813))))/60)/60" office:value-type="float" office:value="23.4359126987739" calcext:value-type="float">
            <text:p>23.4359126987739</text:p>
          </table:table-cell>
          <table:table-cell table:formula="of:=[.Q129]+0.00256*COS(RADIANS(125.04-1934.136*[.G129]))" office:value-type="float" office:value="23.4383550488888" calcext:value-type="float">
            <text:p>23.4383550488888</text:p>
          </table:table-cell>
          <table:table-cell table:formula="of:=DEGREES(ATAN2(COS(RADIANS([.P129]));COS(RADIANS([.R129]))*SIN(RADIANS([.P129]))))" office:value-type="float" office:value="-86.8194127898247" calcext:value-type="float">
            <text:p>-86.8194127898247</text:p>
          </table:table-cell>
          <table:table-cell table:formula="of:=DEGREES(ASIN(SIN(RADIANS([.R129]))*SIN(RADIANS([.P129]))))" office:value-type="float" office:value="-23.4061383972891" calcext:value-type="float">
            <text:p>-23.4061383972891</text:p>
          </table:table-cell>
          <table:table-cell table:formula="of:=TAN(RADIANS([.R129]/2))*TAN(RADIANS([.R129]/2))" office:value-type="float" office:value="0.0430309943526746" calcext:value-type="float">
            <text:p>0.0430309943526746</text:p>
          </table:table-cell>
          <table:table-cell table:formula="of:=4*DEGREES([.U129]*SIN(2*RADIANS([.I129]))-2*[.K129]*SIN(RADIANS([.J129]))+4*[.K129]*[.U129]*SIN(RADIANS([.J129]))*COS(2*RADIANS([.I129]))-0.5*[.U129]*[.U129]*SIN(4*RADIANS([.I129]))-1.25*[.K129]*[.K129]*SIN(2*RADIANS([.J129])))" office:value-type="float" office:value="0.317297085030648" calcext:value-type="float">
            <text:p>0.317297085030648</text:p>
          </table:table-cell>
          <table:table-cell table:formula="of:=DEGREES(ACOS(COS(RADIANS(90.833))/(COS(RADIANS([.$B$3]))*COS(RADIANS([.T129])))-TAN(RADIANS([.$B$3]))*TAN(RADIANS([.T129]))))" office:value-type="float" office:value="61.5002768139081" calcext:value-type="float">
            <text:p>61.5002768139081</text:p>
          </table:table-cell>
          <table:table-cell table:style-name="ce8" table:formula="of:=(720-4*[.$B$4]-[.V129]+[.$B$5]*60)/1440" office:value-type="time" office:time-value="PT11H53M15.094974898S" calcext:value-type="time">
            <text:p>11:53:15</text:p>
          </table:table-cell>
          <table:table-cell table:style-name="ce8" table:formula="of:=[.X129]-[.W129]*4/1440" office:value-type="time" office:time-value="PT07H47M15.02853956S" calcext:value-type="time">
            <text:p>7:47:15</text:p>
          </table:table-cell>
          <table:table-cell table:style-name="ce8" table:formula="of:=[.X129]+[.W129]*4/1440" office:value-type="time" office:time-value="PT15H59M15.161410236S" calcext:value-type="time">
            <text:p>15:59:15</text:p>
          </table:table-cell>
          <table:table-cell table:style-name="ce11" table:formula="of:=8*[.W129]" office:value-type="float" office:value="492.002214511265" calcext:value-type="float">
            <text:p>492.002214511265</text:p>
          </table:table-cell>
          <table:table-cell table:formula="of:=MOD([.E129]*1440+[.V129]+4*[.$B$4]-60*[.$B$5];1440)" office:value-type="float" office:value="774.74841708503" calcext:value-type="float">
            <text:p>774.74841708503</text:p>
          </table:table-cell>
          <table:table-cell table:formula="of:=IF([.AB129]/4&lt;0;[.AB129]/4+180;[.AB129]/4-180)" office:value-type="float" office:value="13.6871042712575" calcext:value-type="float">
            <text:p>13.6871042712575</text:p>
          </table:table-cell>
          <table:table-cell table:formula="of:=DEGREES(ACOS(SIN(RADIANS([.$B$3]))*SIN(RADIANS([.T129]))+COS(RADIANS([.$B$3]))*COS(RADIANS([.T129]))*COS(RADIANS([.AC129]))))" office:value-type="float" office:value="73.6211769490076" calcext:value-type="float">
            <text:p>73.6211769490076</text:p>
          </table:table-cell>
          <table:table-cell table:formula="of:=90-[.AD129]" office:value-type="float" office:value="16.3788230509924" calcext:value-type="float">
            <text:p>16.3788230509924</text:p>
          </table:table-cell>
          <table:table-cell table:formula="of:=IF([.AE129]&gt;85;0;IF([.AE129]&gt;5;58.1/TAN(RADIANS([.AE129]))-0.07/POWER(TAN(RADIANS([.AE129]));3)+0.000086/POWER(TAN(RADIANS([.AE129]));5);IF([.AE129]&gt;-0.575;1735+[.AE129]*(-518.2+[.AE129]*(103.4+[.AE129]*(-12.79+[.AE129]*0.711)));-20.772/TAN(RADIANS([.AE129])))))/3600" office:value-type="float" office:value="0.0541552233838022" calcext:value-type="float">
            <text:p>0.0541552233838022</text:p>
          </table:table-cell>
          <table:table-cell table:formula="of:=[.AE129]+[.AF129]" office:value-type="float" office:value="16.4329782743762" calcext:value-type="float">
            <text:p>16.4329782743762</text:p>
          </table:table-cell>
          <table:table-cell table:formula="of:=IF([.AC129]&gt;0;MOD(DEGREES(ACOS(((SIN(RADIANS([.$B$3]))*COS(RADIANS([.AD129])))-SIN(RADIANS([.T129])))/(COS(RADIANS([.$B$3]))*SIN(RADIANS([.AD129])))))+180;360);MOD(540-DEGREES(ACOS(((SIN(RADIANS([.$B$3]))*COS(RADIANS([.AD129])))-SIN(RADIANS([.T129])))/(COS(RADIANS([.$B$3]))*SIN(RADIANS([.AD129])))));360))" office:value-type="float" office:value="193.081308271278" calcext:value-type="float">
            <text:p>193.08130827127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29]+0.1/24" office:value-type="time" office:time-value="PT12H54M00S" calcext:value-type="time">
            <text:p>12:54:00</text:p>
          </table:table-cell>
          <table:table-cell table:style-name="ce9" table:formula="of:=[.D130]+2415018.5+[.E130]-[.$B$5]/24" office:value-type="float" office:value="2461033.99583333" calcext:value-type="float">
            <text:p>2461034.00</text:p>
          </table:table-cell>
          <table:table-cell table:style-name="ce10" table:formula="of:=([.F130]-2451545)/36525" office:value-type="float" office:value="0.259794547113856" calcext:value-type="float">
            <text:p>0.25979455</text:p>
          </table:table-cell>
          <table:table-cell/>
          <table:table-cell table:formula="of:=MOD(280.46646+[.G130]*(36000.76983+[.G130]*0.0003032);360)" office:value-type="float" office:value="273.270174198951" calcext:value-type="float">
            <text:p>273.270174198951</text:p>
          </table:table-cell>
          <table:table-cell table:formula="of:=357.52911+[.G130]*(35999.05029-0.0001537*[.G130])" office:value-type="float" office:value="9709.88606624576" calcext:value-type="float">
            <text:p>9709.88606624576</text:p>
          </table:table-cell>
          <table:table-cell table:formula="of:=0.016708634-[.G130]*(0.000042037+0.0000001267*[.G130])" office:value-type="float" office:value="0.0166977044652337" calcext:value-type="float">
            <text:p>0.0166977044652337</text:p>
          </table:table-cell>
          <table:table-cell table:formula="of:=SIN(RADIANS([.J130]))*(1.914602-[.G130]*(0.004817+0.000014*[.G130]))+SIN(RADIANS(2*[.J130]))*(0.019993-0.000101*[.G130])+SIN(RADIANS(3*[.J130]))*0.000289" office:value-type="float" office:value="-0.343045536443065" calcext:value-type="float">
            <text:p>-0.343045536443065</text:p>
          </table:table-cell>
          <table:table-cell table:formula="of:=[.I130]+[.L130]" office:value-type="float" office:value="272.927128662508" calcext:value-type="float">
            <text:p>272.927128662508</text:p>
          </table:table-cell>
          <table:table-cell table:formula="of:=[.J130]+[.L130]" office:value-type="float" office:value="9709.54302070932" calcext:value-type="float">
            <text:p>9709.54302070932</text:p>
          </table:table-cell>
          <table:table-cell table:formula="of:=(1.000001018*(1-[.K130]*[.K130]))/(1+[.K130]*COS(RADIANS([.N130])))" office:value-type="float" office:value="0.98357158518203" calcext:value-type="float">
            <text:p>0.98357158518203</text:p>
          </table:table-cell>
          <table:table-cell table:formula="of:=[.M130]-0.00569-0.00478*SIN(RADIANS(125.04-1934.136*[.G130]))" office:value-type="float" office:value="272.922871101228" calcext:value-type="float">
            <text:p>272.922871101228</text:p>
          </table:table-cell>
          <table:table-cell table:formula="of:=23+(26+((21.448-[.G130]*(46.815+[.G130]*(0.00059-[.G130]*0.001813))))/60)/60" office:value-type="float" office:value="23.4359126972905" calcext:value-type="float">
            <text:p>23.4359126972905</text:p>
          </table:table-cell>
          <table:table-cell table:formula="of:=[.Q130]+0.00256*COS(RADIANS(125.04-1934.136*[.G130]))" office:value-type="float" office:value="23.438355044451" calcext:value-type="float">
            <text:p>23.438355044451</text:p>
          </table:table-cell>
          <table:table-cell table:formula="of:=DEGREES(ATAN2(COS(RADIANS([.P130]));COS(RADIANS([.R130]))*SIN(RADIANS([.P130]))))" office:value-type="float" office:value="-86.8147886908746" calcext:value-type="float">
            <text:p>-86.8147886908746</text:p>
          </table:table-cell>
          <table:table-cell table:formula="of:=DEGREES(ASIN(SIN(RADIANS([.R130]))*SIN(RADIANS([.P130]))))" office:value-type="float" office:value="-23.4060446496088" calcext:value-type="float">
            <text:p>-23.4060446496088</text:p>
          </table:table-cell>
          <table:table-cell table:formula="of:=TAN(RADIANS([.R130]/2))*TAN(RADIANS([.R130]/2))" office:value-type="float" office:value="0.0430309943359164" calcext:value-type="float">
            <text:p>0.0430309943359164</text:p>
          </table:table-cell>
          <table:table-cell table:formula="of:=4*DEGREES([.U130]*SIN(2*RADIANS([.I130]))-2*[.K130]*SIN(RADIANS([.J130]))+4*[.K130]*[.U130]*SIN(RADIANS([.J130]))*COS(2*RADIANS([.I130]))-0.5*[.U130]*[.U130]*SIN(4*RADIANS([.I130]))-1.25*[.K130]*[.K130]*SIN(2*RADIANS([.J130])))" office:value-type="float" office:value="0.315234380888445" calcext:value-type="float">
            <text:p>0.315234380888445</text:p>
          </table:table-cell>
          <table:table-cell table:formula="of:=DEGREES(ACOS(COS(RADIANS(90.833))/(COS(RADIANS([.$B$3]))*COS(RADIANS([.T130])))-TAN(RADIANS([.$B$3]))*TAN(RADIANS([.T130]))))" office:value-type="float" office:value="61.500422409781" calcext:value-type="float">
            <text:p>61.500422409781</text:p>
          </table:table-cell>
          <table:table-cell table:style-name="ce8" table:formula="of:=(720-4*[.$B$4]-[.V130]+[.$B$5]*60)/1440" office:value-type="time" office:time-value="PT11H53M15.218737147S" calcext:value-type="time">
            <text:p>11:53:15</text:p>
          </table:table-cell>
          <table:table-cell table:style-name="ce8" table:formula="of:=[.X130]-[.W130]*4/1440" office:value-type="time" office:time-value="PT07H47M15.117358799S" calcext:value-type="time">
            <text:p>7:47:15</text:p>
          </table:table-cell>
          <table:table-cell table:style-name="ce8" table:formula="of:=[.X130]+[.W130]*4/1440" office:value-type="time" office:time-value="PT15H59M15.320115494S" calcext:value-type="time">
            <text:p>15:59:15</text:p>
          </table:table-cell>
          <table:table-cell table:style-name="ce11" table:formula="of:=8*[.W130]" office:value-type="float" office:value="492.003379278248" calcext:value-type="float">
            <text:p>492.003379278248</text:p>
          </table:table-cell>
          <table:table-cell table:formula="of:=MOD([.E130]*1440+[.V130]+4*[.$B$4]-60*[.$B$5];1440)" office:value-type="float" office:value="780.746354380887" calcext:value-type="float">
            <text:p>780.746354380887</text:p>
          </table:table-cell>
          <table:table-cell table:formula="of:=IF([.AB130]/4&lt;0;[.AB130]/4+180;[.AB130]/4-180)" office:value-type="float" office:value="15.1865885952217" calcext:value-type="float">
            <text:p>15.1865885952217</text:p>
          </table:table-cell>
          <table:table-cell table:formula="of:=DEGREES(ACOS(SIN(RADIANS([.$B$3]))*SIN(RADIANS([.T130]))+COS(RADIANS([.$B$3]))*COS(RADIANS([.T130]))*COS(RADIANS([.AC130]))))" office:value-type="float" office:value="73.8546174850025" calcext:value-type="float">
            <text:p>73.8546174850025</text:p>
          </table:table-cell>
          <table:table-cell table:formula="of:=90-[.AD130]" office:value-type="float" office:value="16.1453825149976" calcext:value-type="float">
            <text:p>16.1453825149976</text:p>
          </table:table-cell>
          <table:table-cell table:formula="of:=IF([.AE130]&gt;85;0;IF([.AE130]&gt;5;58.1/TAN(RADIANS([.AE130]))-0.07/POWER(TAN(RADIANS([.AE130]));3)+0.000086/POWER(TAN(RADIANS([.AE130]));5);IF([.AE130]&gt;-0.575;1735+[.AE130]*(-518.2+[.AE130]*(103.4+[.AE130]*(-12.79+[.AE130]*0.711)));-20.772/TAN(RADIANS([.AE130])))))/3600" office:value-type="float" office:value="0.0549590165219387" calcext:value-type="float">
            <text:p>0.0549590165219387</text:p>
          </table:table-cell>
          <table:table-cell table:formula="of:=[.AE130]+[.AF130]" office:value-type="float" office:value="16.2003415315195" calcext:value-type="float">
            <text:p>16.2003415315195</text:p>
          </table:table-cell>
          <table:table-cell table:formula="of:=IF([.AC130]&gt;0;MOD(DEGREES(ACOS(((SIN(RADIANS([.$B$3]))*COS(RADIANS([.AD130])))-SIN(RADIANS([.T130])))/(COS(RADIANS([.$B$3]))*SIN(RADIANS([.AD130])))))+180;360);MOD(540-DEGREES(ACOS(((SIN(RADIANS([.$B$3]))*COS(RADIANS([.AD130])))-SIN(RADIANS([.T130])))/(COS(RADIANS([.$B$3]))*SIN(RADIANS([.AD130])))));360))" office:value-type="float" office:value="194.493976084772" calcext:value-type="float">
            <text:p>194.49397608477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30]+0.1/24" office:value-type="time" office:time-value="PT13H00M00S" calcext:value-type="time">
            <text:p>13:00:00</text:p>
          </table:table-cell>
          <table:table-cell table:style-name="ce9" table:formula="of:=[.D131]+2415018.5+[.E131]-[.$B$5]/24" office:value-type="float" office:value="2461034" calcext:value-type="float">
            <text:p>2461034.00</text:p>
          </table:table-cell>
          <table:table-cell table:style-name="ce10" table:formula="of:=([.F131]-2451545)/36525" office:value-type="float" office:value="0.259794661190965" calcext:value-type="float">
            <text:p>0.25979466</text:p>
          </table:table-cell>
          <table:table-cell/>
          <table:table-cell table:formula="of:=MOD(280.46646+[.G131]*(36000.76983+[.G131]*0.0003032);360)" office:value-type="float" office:value="273.274281062726" calcext:value-type="float">
            <text:p>273.274281062726</text:p>
          </table:table-cell>
          <table:table-cell table:formula="of:=357.52911+[.G131]*(35999.05029-0.0001537*[.G131])" office:value-type="float" office:value="9709.89017291335" calcext:value-type="float">
            <text:p>9709.89017291335</text:p>
          </table:table-cell>
          <table:table-cell table:formula="of:=0.016708634-[.G131]*(0.000042037+0.0000001267*[.G131])" office:value-type="float" office:value="0.0166977044604307" calcext:value-type="float">
            <text:p>0.0166977044604307</text:p>
          </table:table-cell>
          <table:table-cell table:formula="of:=SIN(RADIANS([.J131]))*(1.914602-[.G131]*(0.004817+0.000014*[.G131]))+SIN(RADIANS(2*[.J131]))*(0.019993-0.000101*[.G131])+SIN(RADIANS(3*[.J131]))*0.000289" office:value-type="float" office:value="-0.342907788058467" calcext:value-type="float">
            <text:p>-0.342907788058467</text:p>
          </table:table-cell>
          <table:table-cell table:formula="of:=[.I131]+[.L131]" office:value-type="float" office:value="272.931373274668" calcext:value-type="float">
            <text:p>272.931373274668</text:p>
          </table:table-cell>
          <table:table-cell table:formula="of:=[.J131]+[.L131]" office:value-type="float" office:value="9709.54726512529" calcext:value-type="float">
            <text:p>9709.54726512529</text:p>
          </table:table-cell>
          <table:table-cell table:formula="of:=(1.000001018*(1-[.K131]*[.K131]))/(1+[.K131]*COS(RADIANS([.N131])))" office:value-type="float" office:value="0.983571367982998" calcext:value-type="float">
            <text:p>0.983571367982998</text:p>
          </table:table-cell>
          <table:table-cell table:formula="of:=[.M131]-0.00569-0.00478*SIN(RADIANS(125.04-1934.136*[.G131]))" office:value-type="float" office:value="272.927115730949" calcext:value-type="float">
            <text:p>272.927115730949</text:p>
          </table:table-cell>
          <table:table-cell table:formula="of:=23+(26+((21.448-[.G131]*(46.815+[.G131]*(0.00059-[.G131]*0.001813))))/60)/60" office:value-type="float" office:value="23.435912695807" calcext:value-type="float">
            <text:p>23.435912695807</text:p>
          </table:table-cell>
          <table:table-cell table:formula="of:=[.Q131]+0.00256*COS(RADIANS(125.04-1934.136*[.G131]))" office:value-type="float" office:value="23.4383550400133" calcext:value-type="float">
            <text:p>23.4383550400133</text:p>
          </table:table-cell>
          <table:table-cell table:formula="of:=DEGREES(ATAN2(COS(RADIANS([.P131]));COS(RADIANS([.R131]))*SIN(RADIANS([.P131]))))" office:value-type="float" office:value="-86.8101645969553" calcext:value-type="float">
            <text:p>-86.8101645969553</text:p>
          </table:table-cell>
          <table:table-cell table:formula="of:=DEGREES(ASIN(SIN(RADIANS([.R131]))*SIN(RADIANS([.P131]))))" office:value-type="float" office:value="-23.4059507658484" calcext:value-type="float">
            <text:p>-23.4059507658484</text:p>
          </table:table-cell>
          <table:table-cell table:formula="of:=TAN(RADIANS([.R131]/2))*TAN(RADIANS([.R131]/2))" office:value-type="float" office:value="0.0430309943191581" calcext:value-type="float">
            <text:p>0.0430309943191581</text:p>
          </table:table-cell>
          <table:table-cell table:formula="of:=4*DEGREES([.U131]*SIN(2*RADIANS([.I131]))-2*[.K131]*SIN(RADIANS([.J131]))+4*[.K131]*[.U131]*SIN(RADIANS([.J131]))*COS(2*RADIANS([.I131]))-0.5*[.U131]*[.U131]*SIN(4*RADIANS([.I131]))-1.25*[.K131]*[.K131]*SIN(2*RADIANS([.J131])))" office:value-type="float" office:value="0.313171695105097" calcext:value-type="float">
            <text:p>0.313171695105097</text:p>
          </table:table-cell>
          <table:table-cell table:formula="of:=DEGREES(ACOS(COS(RADIANS(90.833))/(COS(RADIANS([.$B$3]))*COS(RADIANS([.T131])))-TAN(RADIANS([.$B$3]))*TAN(RADIANS([.T131]))))" office:value-type="float" office:value="61.5005682165909" calcext:value-type="float">
            <text:p>61.5005682165909</text:p>
          </table:table-cell>
          <table:table-cell table:style-name="ce8" table:formula="of:=(720-4*[.$B$4]-[.V131]+[.$B$5]*60)/1440" office:value-type="time" office:time-value="PT11H53M15.342498294S" calcext:value-type="time">
            <text:p>11:53:15</text:p>
          </table:table-cell>
          <table:table-cell table:style-name="ce8" table:formula="of:=[.X131]-[.W131]*4/1440" office:value-type="time" office:time-value="PT07H47M15.206126312S" calcext:value-type="time">
            <text:p>7:47:15</text:p>
          </table:table-cell>
          <table:table-cell table:style-name="ce8" table:formula="of:=[.X131]+[.W131]*4/1440" office:value-type="time" office:time-value="PT15H59M15.478870276S" calcext:value-type="time">
            <text:p>15:59:15</text:p>
          </table:table-cell>
          <table:table-cell table:style-name="ce11" table:formula="of:=8*[.W131]" office:value-type="float" office:value="492.004545732727" calcext:value-type="float">
            <text:p>492.004545732727</text:p>
          </table:table-cell>
          <table:table-cell table:formula="of:=MOD([.E131]*1440+[.V131]+4*[.$B$4]-60*[.$B$5];1440)" office:value-type="float" office:value="786.744291695104" calcext:value-type="float">
            <text:p>786.744291695104</text:p>
          </table:table-cell>
          <table:table-cell table:formula="of:=IF([.AB131]/4&lt;0;[.AB131]/4+180;[.AB131]/4-180)" office:value-type="float" office:value="16.686072923776" calcext:value-type="float">
            <text:p>16.686072923776</text:p>
          </table:table-cell>
          <table:table-cell table:formula="of:=DEGREES(ACOS(SIN(RADIANS([.$B$3]))*SIN(RADIANS([.T131]))+COS(RADIANS([.$B$3]))*COS(RADIANS([.T131]))*COS(RADIANS([.AC131]))))" office:value-type="float" office:value="74.1113979173886" calcext:value-type="float">
            <text:p>74.1113979173886</text:p>
          </table:table-cell>
          <table:table-cell table:formula="of:=90-[.AD131]" office:value-type="float" office:value="15.8886020826114" calcext:value-type="float">
            <text:p>15.8886020826114</text:p>
          </table:table-cell>
          <table:table-cell table:formula="of:=IF([.AE131]&gt;85;0;IF([.AE131]&gt;5;58.1/TAN(RADIANS([.AE131]))-0.07/POWER(TAN(RADIANS([.AE131]));3)+0.000086/POWER(TAN(RADIANS([.AE131]));5);IF([.AE131]&gt;-0.575;1735+[.AE131]*(-518.2+[.AE131]*(103.4+[.AE131]*(-12.79+[.AE131]*0.711)));-20.772/TAN(RADIANS([.AE131])))))/3600" office:value-type="float" office:value="0.0558684668664555" calcext:value-type="float">
            <text:p>0.0558684668664555</text:p>
          </table:table-cell>
          <table:table-cell table:formula="of:=[.AE131]+[.AF131]" office:value-type="float" office:value="15.9444705494779" calcext:value-type="float">
            <text:p>15.9444705494779</text:p>
          </table:table-cell>
          <table:table-cell table:formula="of:=IF([.AC131]&gt;0;MOD(DEGREES(ACOS(((SIN(RADIANS([.$B$3]))*COS(RADIANS([.AD131])))-SIN(RADIANS([.T131])))/(COS(RADIANS([.$B$3]))*SIN(RADIANS([.AD131])))))+180;360);MOD(540-DEGREES(ACOS(((SIN(RADIANS([.$B$3]))*COS(RADIANS([.AD131])))-SIN(RADIANS([.T131])))/(COS(RADIANS([.$B$3]))*SIN(RADIANS([.AD131])))));360))" office:value-type="float" office:value="195.900501602165" calcext:value-type="float">
            <text:p>195.90050160216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31]+0.1/24" office:value-type="time" office:time-value="PT13H06M00S" calcext:value-type="time">
            <text:p>13:06:00</text:p>
          </table:table-cell>
          <table:table-cell table:style-name="ce9" table:formula="of:=[.D132]+2415018.5+[.E132]-[.$B$5]/24" office:value-type="float" office:value="2461034.00416667" calcext:value-type="float">
            <text:p>2461034.00</text:p>
          </table:table-cell>
          <table:table-cell table:style-name="ce10" table:formula="of:=([.F132]-2451545)/36525" office:value-type="float" office:value="0.259794775268087" calcext:value-type="float">
            <text:p>0.25979478</text:p>
          </table:table-cell>
          <table:table-cell/>
          <table:table-cell table:formula="of:=MOD(280.46646+[.G132]*(36000.76983+[.G132]*0.0003032);360)" office:value-type="float" office:value="273.278387926959" calcext:value-type="float">
            <text:p>273.278387926959</text:p>
          </table:table-cell>
          <table:table-cell table:formula="of:=357.52911+[.G132]*(35999.05029-0.0001537*[.G132])" office:value-type="float" office:value="9709.8942795814" calcext:value-type="float">
            <text:p>9709.8942795814</text:p>
          </table:table-cell>
          <table:table-cell table:formula="of:=0.016708634-[.G132]*(0.000042037+0.0000001267*[.G132])" office:value-type="float" office:value="0.0166977044556277" calcext:value-type="float">
            <text:p>0.0166977044556277</text:p>
          </table:table-cell>
          <table:table-cell table:formula="of:=SIN(RADIANS([.J132]))*(1.914602-[.G132]*(0.004817+0.000014*[.G132]))+SIN(RADIANS(2*[.J132]))*(0.019993-0.000101*[.G132])+SIN(RADIANS(3*[.J132]))*0.000289" office:value-type="float" office:value="-0.342770037784632" calcext:value-type="float">
            <text:p>-0.342770037784632</text:p>
          </table:table-cell>
          <table:table-cell table:formula="of:=[.I132]+[.L132]" office:value-type="float" office:value="272.935617889174" calcext:value-type="float">
            <text:p>272.935617889174</text:p>
          </table:table-cell>
          <table:table-cell table:formula="of:=[.J132]+[.L132]" office:value-type="float" office:value="9709.55150954361" calcext:value-type="float">
            <text:p>9709.55150954361</text:p>
          </table:table-cell>
          <table:table-cell table:formula="of:=(1.000001018*(1-[.K132]*[.K132]))/(1+[.K132]*COS(RADIANS([.N132])))" office:value-type="float" office:value="0.983571150871141" calcext:value-type="float">
            <text:p>0.983571150871141</text:p>
          </table:table-cell>
          <table:table-cell table:formula="of:=[.M132]-0.00569-0.00478*SIN(RADIANS(125.04-1934.136*[.G132]))" office:value-type="float" office:value="272.931360363017" calcext:value-type="float">
            <text:p>272.931360363017</text:p>
          </table:table-cell>
          <table:table-cell table:formula="of:=23+(26+((21.448-[.G132]*(46.815+[.G132]*(0.00059-[.G132]*0.001813))))/60)/60" office:value-type="float" office:value="23.4359126943235" calcext:value-type="float">
            <text:p>23.4359126943235</text:p>
          </table:table-cell>
          <table:table-cell table:formula="of:=[.Q132]+0.00256*COS(RADIANS(125.04-1934.136*[.G132]))" office:value-type="float" office:value="23.4383550355755" calcext:value-type="float">
            <text:p>23.4383550355755</text:p>
          </table:table-cell>
          <table:table-cell table:formula="of:=DEGREES(ATAN2(COS(RADIANS([.P132]));COS(RADIANS([.R132]))*SIN(RADIANS([.P132]))))" office:value-type="float" office:value="-86.8055405070427" calcext:value-type="float">
            <text:p>-86.8055405070427</text:p>
          </table:table-cell>
          <table:table-cell table:formula="of:=DEGREES(ASIN(SIN(RADIANS([.R132]))*SIN(RADIANS([.P132]))))" office:value-type="float" office:value="-23.4058567459875" calcext:value-type="float">
            <text:p>-23.4058567459875</text:p>
          </table:table-cell>
          <table:table-cell table:formula="of:=TAN(RADIANS([.R132]/2))*TAN(RADIANS([.R132]/2))" office:value-type="float" office:value="0.0430309943023997" calcext:value-type="float">
            <text:p>0.0430309943023997</text:p>
          </table:table-cell>
          <table:table-cell table:formula="of:=4*DEGREES([.U132]*SIN(2*RADIANS([.I132]))-2*[.K132]*SIN(RADIANS([.J132]))+4*[.K132]*[.U132]*SIN(RADIANS([.J132]))*COS(2*RADIANS([.I132]))-0.5*[.U132]*[.U132]*SIN(4*RADIANS([.I132]))-1.25*[.K132]*[.K132]*SIN(2*RADIANS([.J132])))" office:value-type="float" office:value="0.311109027259608" calcext:value-type="float">
            <text:p>0.311109027259608</text:p>
          </table:table-cell>
          <table:table-cell table:formula="of:=DEGREES(ACOS(COS(RADIANS(90.833))/(COS(RADIANS([.$B$3]))*COS(RADIANS([.T132])))-TAN(RADIANS([.$B$3]))*TAN(RADIANS([.T132]))))" office:value-type="float" office:value="61.5007142343676" calcext:value-type="float">
            <text:p>61.5007142343676</text:p>
          </table:table-cell>
          <table:table-cell table:style-name="ce8" table:formula="of:=(720-4*[.$B$4]-[.V132]+[.$B$5]*60)/1440" office:value-type="time" office:time-value="PT11H53M15.466258364S" calcext:value-type="time">
            <text:p>11:53:15</text:p>
          </table:table-cell>
          <table:table-cell table:style-name="ce8" table:formula="of:=[.X132]-[.W132]*4/1440" office:value-type="time" office:time-value="PT07H47M15.294842116S" calcext:value-type="time">
            <text:p>7:47:15</text:p>
          </table:table-cell>
          <table:table-cell table:style-name="ce8" table:formula="of:=[.X132]+[.W132]*4/1440" office:value-type="time" office:time-value="PT15H59M15.637674613S" calcext:value-type="time">
            <text:p>15:59:15</text:p>
          </table:table-cell>
          <table:table-cell table:style-name="ce11" table:formula="of:=8*[.W132]" office:value-type="float" office:value="492.005713874941" calcext:value-type="float">
            <text:p>492.005713874941</text:p>
          </table:table-cell>
          <table:table-cell table:formula="of:=MOD([.E132]*1440+[.V132]+4*[.$B$4]-60*[.$B$5];1440)" office:value-type="float" office:value="792.742229027259" calcext:value-type="float">
            <text:p>792.742229027259</text:p>
          </table:table-cell>
          <table:table-cell table:formula="of:=IF([.AB132]/4&lt;0;[.AB132]/4+180;[.AB132]/4-180)" office:value-type="float" office:value="18.1855572568147" calcext:value-type="float">
            <text:p>18.1855572568147</text:p>
          </table:table-cell>
          <table:table-cell table:formula="of:=DEGREES(ACOS(SIN(RADIANS([.$B$3]))*SIN(RADIANS([.T132]))+COS(RADIANS([.$B$3]))*COS(RADIANS([.T132]))*COS(RADIANS([.AC132]))))" office:value-type="float" office:value="74.3912580358096" calcext:value-type="float">
            <text:p>74.3912580358096</text:p>
          </table:table-cell>
          <table:table-cell table:formula="of:=90-[.AD132]" office:value-type="float" office:value="15.6087419641904" calcext:value-type="float">
            <text:p>15.6087419641904</text:p>
          </table:table-cell>
          <table:table-cell table:formula="of:=IF([.AE132]&gt;85;0;IF([.AE132]&gt;5;58.1/TAN(RADIANS([.AE132]))-0.07/POWER(TAN(RADIANS([.AE132]));3)+0.000086/POWER(TAN(RADIANS([.AE132]));5);IF([.AE132]&gt;-0.575;1735+[.AE132]*(-518.2+[.AE132]*(103.4+[.AE132]*(-12.79+[.AE132]*0.711)));-20.772/TAN(RADIANS([.AE132])))))/3600" office:value-type="float" office:value="0.0568912295649814" calcext:value-type="float">
            <text:p>0.0568912295649814</text:p>
          </table:table-cell>
          <table:table-cell table:formula="of:=[.AE132]+[.AF132]" office:value-type="float" office:value="15.6656331937554" calcext:value-type="float">
            <text:p>15.6656331937554</text:p>
          </table:table-cell>
          <table:table-cell table:formula="of:=IF([.AC132]&gt;0;MOD(DEGREES(ACOS(((SIN(RADIANS([.$B$3]))*COS(RADIANS([.AD132])))-SIN(RADIANS([.T132])))/(COS(RADIANS([.$B$3]))*SIN(RADIANS([.AD132])))))+180;360);MOD(540-DEGREES(ACOS(((SIN(RADIANS([.$B$3]))*COS(RADIANS([.AD132])))-SIN(RADIANS([.T132])))/(COS(RADIANS([.$B$3]))*SIN(RADIANS([.AD132])))));360))" office:value-type="float" office:value="197.300387903921" calcext:value-type="float">
            <text:p>197.30038790392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32]+0.1/24" office:value-type="time" office:time-value="PT13H12M00S" calcext:value-type="time">
            <text:p>13:12:00</text:p>
          </table:table-cell>
          <table:table-cell table:style-name="ce9" table:formula="of:=[.D133]+2415018.5+[.E133]-[.$B$5]/24" office:value-type="float" office:value="2461034.00833333" calcext:value-type="float">
            <text:p>2461034.01</text:p>
          </table:table-cell>
          <table:table-cell table:style-name="ce10" table:formula="of:=([.F133]-2451545)/36525" office:value-type="float" office:value="0.259794889345197" calcext:value-type="float">
            <text:p>0.25979489</text:p>
          </table:table-cell>
          <table:table-cell/>
          <table:table-cell table:formula="of:=MOD(280.46646+[.G133]*(36000.76983+[.G133]*0.0003032);360)" office:value-type="float" office:value="273.282494790732" calcext:value-type="float">
            <text:p>273.282494790732</text:p>
          </table:table-cell>
          <table:table-cell table:formula="of:=357.52911+[.G133]*(35999.05029-0.0001537*[.G133])" office:value-type="float" office:value="9709.89838624898" calcext:value-type="float">
            <text:p>9709.89838624898</text:p>
          </table:table-cell>
          <table:table-cell table:formula="of:=0.016708634-[.G133]*(0.000042037+0.0000001267*[.G133])" office:value-type="float" office:value="0.0166977044508248" calcext:value-type="float">
            <text:p>0.0166977044508248</text:p>
          </table:table-cell>
          <table:table-cell table:formula="of:=SIN(RADIANS([.J133]))*(1.914602-[.G133]*(0.004817+0.000014*[.G133]))+SIN(RADIANS(2*[.J133]))*(0.019993-0.000101*[.G133])+SIN(RADIANS(3*[.J133]))*0.000289" office:value-type="float" office:value="-0.342632285653063" calcext:value-type="float">
            <text:p>-0.342632285653063</text:p>
          </table:table-cell>
          <table:table-cell table:formula="of:=[.I133]+[.L133]" office:value-type="float" office:value="272.939862505079" calcext:value-type="float">
            <text:p>272.939862505079</text:p>
          </table:table-cell>
          <table:table-cell table:formula="of:=[.J133]+[.L133]" office:value-type="float" office:value="9709.55575396333" calcext:value-type="float">
            <text:p>9709.55575396333</text:p>
          </table:table-cell>
          <table:table-cell table:formula="of:=(1.000001018*(1-[.K133]*[.K133]))/(1+[.K133]*COS(RADIANS([.N133])))" office:value-type="float" office:value="0.983570933846509" calcext:value-type="float">
            <text:p>0.983570933846509</text:p>
          </table:table-cell>
          <table:table-cell table:formula="of:=[.M133]-0.00569-0.00478*SIN(RADIANS(125.04-1934.136*[.G133]))" office:value-type="float" office:value="272.935604996483" calcext:value-type="float">
            <text:p>272.935604996483</text:p>
          </table:table-cell>
          <table:table-cell table:formula="of:=23+(26+((21.448-[.G133]*(46.815+[.G133]*(0.00059-[.G133]*0.001813))))/60)/60" office:value-type="float" office:value="23.43591269284" calcext:value-type="float">
            <text:p>23.43591269284</text:p>
          </table:table-cell>
          <table:table-cell table:formula="of:=[.Q133]+0.00256*COS(RADIANS(125.04-1934.136*[.G133]))" office:value-type="float" office:value="23.4383550311376" calcext:value-type="float">
            <text:p>23.4383550311376</text:p>
          </table:table-cell>
          <table:table-cell table:formula="of:=DEGREES(ATAN2(COS(RADIANS([.P133]));COS(RADIANS([.R133]))*SIN(RADIANS([.P133]))))" office:value-type="float" office:value="-86.8009164221814" calcext:value-type="float">
            <text:p>-86.8009164221814</text:p>
          </table:table-cell>
          <table:table-cell table:formula="of:=DEGREES(ASIN(SIN(RADIANS([.R133]))*SIN(RADIANS([.P133]))))" office:value-type="float" office:value="-23.4057625900478" calcext:value-type="float">
            <text:p>-23.4057625900478</text:p>
          </table:table-cell>
          <table:table-cell table:formula="of:=TAN(RADIANS([.R133]/2))*TAN(RADIANS([.R133]/2))" office:value-type="float" office:value="0.0430309942856411" calcext:value-type="float">
            <text:p>0.0430309942856411</text:p>
          </table:table-cell>
          <table:table-cell table:formula="of:=4*DEGREES([.U133]*SIN(2*RADIANS([.I133]))-2*[.K133]*SIN(RADIANS([.J133]))+4*[.K133]*[.U133]*SIN(RADIANS([.J133]))*COS(2*RADIANS([.I133]))-0.5*[.U133]*[.U133]*SIN(4*RADIANS([.I133]))-1.25*[.K133]*[.K133]*SIN(2*RADIANS([.J133])))" office:value-type="float" office:value="0.309046377852993" calcext:value-type="float">
            <text:p>0.309046377852993</text:p>
          </table:table-cell>
          <table:table-cell table:formula="of:=DEGREES(ACOS(COS(RADIANS(90.833))/(COS(RADIANS([.$B$3]))*COS(RADIANS([.T133])))-TAN(RADIANS([.$B$3]))*TAN(RADIANS([.T133]))))" office:value-type="float" office:value="61.5008604630758" calcext:value-type="float">
            <text:p>61.5008604630758</text:p>
          </table:table-cell>
          <table:table-cell table:style-name="ce8" table:formula="of:=(720-4*[.$B$4]-[.V133]+[.$B$5]*60)/1440" office:value-type="time" office:time-value="PT11H53M15.590017329S" calcext:value-type="time">
            <text:p>11:53:15</text:p>
          </table:table-cell>
          <table:table-cell table:style-name="ce8" table:formula="of:=[.X133]-[.W133]*4/1440" office:value-type="time" office:time-value="PT07H47M15.383506191S" calcext:value-type="time">
            <text:p>7:47:15</text:p>
          </table:table-cell>
          <table:table-cell table:style-name="ce8" table:formula="of:=[.X133]+[.W133]*4/1440" office:value-type="time" office:time-value="PT15H59M15.796528467S" calcext:value-type="time">
            <text:p>15:59:15</text:p>
          </table:table-cell>
          <table:table-cell table:style-name="ce11" table:formula="of:=8*[.W133]" office:value-type="float" office:value="492.006883704607" calcext:value-type="float">
            <text:p>492.006883704607</text:p>
          </table:table-cell>
          <table:table-cell table:formula="of:=MOD([.E133]*1440+[.V133]+4*[.$B$4]-60*[.$B$5];1440)" office:value-type="float" office:value="798.740166377852" calcext:value-type="float">
            <text:p>798.740166377852</text:p>
          </table:table-cell>
          <table:table-cell table:formula="of:=IF([.AB133]/4&lt;0;[.AB133]/4+180;[.AB133]/4-180)" office:value-type="float" office:value="19.6850415944629" calcext:value-type="float">
            <text:p>19.6850415944629</text:p>
          </table:table-cell>
          <table:table-cell table:formula="of:=DEGREES(ACOS(SIN(RADIANS([.$B$3]))*SIN(RADIANS([.T133]))+COS(RADIANS([.$B$3]))*COS(RADIANS([.T133]))*COS(RADIANS([.AC133]))))" office:value-type="float" office:value="74.6939181320691" calcext:value-type="float">
            <text:p>74.6939181320691</text:p>
          </table:table-cell>
          <table:table-cell table:formula="of:=90-[.AD133]" office:value-type="float" office:value="15.3060818679309" calcext:value-type="float">
            <text:p>15.3060818679309</text:p>
          </table:table-cell>
          <table:table-cell table:formula="of:=IF([.AE133]&gt;85;0;IF([.AE133]&gt;5;58.1/TAN(RADIANS([.AE133]))-0.07/POWER(TAN(RADIANS([.AE133]));3)+0.000086/POWER(TAN(RADIANS([.AE133]));5);IF([.AE133]&gt;-0.575;1735+[.AE133]*(-518.2+[.AE133]*(103.4+[.AE133]*(-12.79+[.AE133]*0.711)));-20.772/TAN(RADIANS([.AE133])))))/3600" office:value-type="float" office:value="0.0580362752586859" calcext:value-type="float">
            <text:p>0.0580362752586859</text:p>
          </table:table-cell>
          <table:table-cell table:formula="of:=[.AE133]+[.AF133]" office:value-type="float" office:value="15.3641181431896" calcext:value-type="float">
            <text:p>15.3641181431896</text:p>
          </table:table-cell>
          <table:table-cell table:formula="of:=IF([.AC133]&gt;0;MOD(DEGREES(ACOS(((SIN(RADIANS([.$B$3]))*COS(RADIANS([.AD133])))-SIN(RADIANS([.T133])))/(COS(RADIANS([.$B$3]))*SIN(RADIANS([.AD133])))))+180;360);MOD(540-DEGREES(ACOS(((SIN(RADIANS([.$B$3]))*COS(RADIANS([.AD133])))-SIN(RADIANS([.T133])))/(COS(RADIANS([.$B$3]))*SIN(RADIANS([.AD133])))));360))" office:value-type="float" office:value="198.693166348031" calcext:value-type="float">
            <text:p>198.69316634803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33]+0.1/24" office:value-type="time" office:time-value="PT13H18M00S" calcext:value-type="time">
            <text:p>13:18:00</text:p>
          </table:table-cell>
          <table:table-cell table:style-name="ce9" table:formula="of:=[.D134]+2415018.5+[.E134]-[.$B$5]/24" office:value-type="float" office:value="2461034.0125" calcext:value-type="float">
            <text:p>2461034.01</text:p>
          </table:table-cell>
          <table:table-cell table:style-name="ce10" table:formula="of:=([.F134]-2451545)/36525" office:value-type="float" office:value="0.259795003422319" calcext:value-type="float">
            <text:p>0.25979500</text:p>
          </table:table-cell>
          <table:table-cell/>
          <table:table-cell table:formula="of:=MOD(280.46646+[.G134]*(36000.76983+[.G134]*0.0003032);360)" office:value-type="float" office:value="273.286601654965" calcext:value-type="float">
            <text:p>273.286601654965</text:p>
          </table:table-cell>
          <table:table-cell table:formula="of:=357.52911+[.G134]*(35999.05029-0.0001537*[.G134])" office:value-type="float" office:value="9709.90249291703" calcext:value-type="float">
            <text:p>9709.90249291703</text:p>
          </table:table-cell>
          <table:table-cell table:formula="of:=0.016708634-[.G134]*(0.000042037+0.0000001267*[.G134])" office:value-type="float" office:value="0.0166977044460218" calcext:value-type="float">
            <text:p>0.0166977044460218</text:p>
          </table:table-cell>
          <table:table-cell table:formula="of:=SIN(RADIANS([.J134]))*(1.914602-[.G134]*(0.004817+0.000014*[.G134]))+SIN(RADIANS(2*[.J134]))*(0.019993-0.000101*[.G134])+SIN(RADIANS(3*[.J134]))*0.000289" office:value-type="float" office:value="-0.342494531633704" calcext:value-type="float">
            <text:p>-0.342494531633704</text:p>
          </table:table-cell>
          <table:table-cell table:formula="of:=[.I134]+[.L134]" office:value-type="float" office:value="272.944107123331" calcext:value-type="float">
            <text:p>272.944107123331</text:p>
          </table:table-cell>
          <table:table-cell table:formula="of:=[.J134]+[.L134]" office:value-type="float" office:value="9709.55999838539" calcext:value-type="float">
            <text:p>9709.55999838539</text:p>
          </table:table-cell>
          <table:table-cell table:formula="of:=(1.000001018*(1-[.K134]*[.K134]))/(1+[.K134]*COS(RADIANS([.N134])))" office:value-type="float" office:value="0.983570716909054" calcext:value-type="float">
            <text:p>0.983570716909054</text:p>
          </table:table-cell>
          <table:table-cell table:formula="of:=[.M134]-0.00569-0.00478*SIN(RADIANS(125.04-1934.136*[.G134]))" office:value-type="float" office:value="272.939849632297" calcext:value-type="float">
            <text:p>272.939849632297</text:p>
          </table:table-cell>
          <table:table-cell table:formula="of:=23+(26+((21.448-[.G134]*(46.815+[.G134]*(0.00059-[.G134]*0.001813))))/60)/60" office:value-type="float" office:value="23.4359126913566" calcext:value-type="float">
            <text:p>23.4359126913566</text:p>
          </table:table-cell>
          <table:table-cell table:formula="of:=[.Q134]+0.00256*COS(RADIANS(125.04-1934.136*[.G134]))" office:value-type="float" office:value="23.4383550266997" calcext:value-type="float">
            <text:p>23.4383550266997</text:p>
          </table:table-cell>
          <table:table-cell table:formula="of:=DEGREES(ATAN2(COS(RADIANS([.P134]));COS(RADIANS([.R134]))*SIN(RADIANS([.P134]))))" office:value-type="float" office:value="-86.7962923413456" calcext:value-type="float">
            <text:p>-86.7962923413456</text:p>
          </table:table-cell>
          <table:table-cell table:formula="of:=DEGREES(ASIN(SIN(RADIANS([.R134]))*SIN(RADIANS([.P134]))))" office:value-type="float" office:value="-23.4056682980088" calcext:value-type="float">
            <text:p>-23.4056682980088</text:p>
          </table:table-cell>
          <table:table-cell table:formula="of:=TAN(RADIANS([.R134]/2))*TAN(RADIANS([.R134]/2))" office:value-type="float" office:value="0.0430309942688823" calcext:value-type="float">
            <text:p>0.0430309942688823</text:p>
          </table:table-cell>
          <table:table-cell table:formula="of:=4*DEGREES([.U134]*SIN(2*RADIANS([.I134]))-2*[.K134]*SIN(RADIANS([.J134]))+4*[.K134]*[.U134]*SIN(RADIANS([.J134]))*COS(2*RADIANS([.I134]))-0.5*[.U134]*[.U134]*SIN(4*RADIANS([.I134]))-1.25*[.K134]*[.K134]*SIN(2*RADIANS([.J134])))" office:value-type="float" office:value="0.306983746463134" calcext:value-type="float">
            <text:p>0.306983746463134</text:p>
          </table:table-cell>
          <table:table-cell table:formula="of:=DEGREES(ACOS(COS(RADIANS(90.833))/(COS(RADIANS([.$B$3]))*COS(RADIANS([.T134])))-TAN(RADIANS([.$B$3]))*TAN(RADIANS([.T134]))))" office:value-type="float" office:value="61.5010069027455" calcext:value-type="float">
            <text:p>61.5010069027455</text:p>
          </table:table-cell>
          <table:table-cell table:style-name="ce8" table:formula="of:=(720-4*[.$B$4]-[.V134]+[.$B$5]*60)/1440" office:value-type="time" office:time-value="PT11H53M15.713775212S" calcext:value-type="time">
            <text:p>11:53:15</text:p>
          </table:table-cell>
          <table:table-cell table:style-name="ce8" table:formula="of:=[.X134]-[.W134]*4/1440" office:value-type="time" office:time-value="PT07H47M15.472118553S" calcext:value-type="time">
            <text:p>7:47:15</text:p>
          </table:table-cell>
          <table:table-cell table:style-name="ce8" table:formula="of:=[.X134]+[.W134]*4/1440" office:value-type="time" office:time-value="PT15H59M15.955431871S" calcext:value-type="time">
            <text:p>15:59:15</text:p>
          </table:table-cell>
          <table:table-cell table:style-name="ce11" table:formula="of:=8*[.W134]" office:value-type="float" office:value="492.008055221964" calcext:value-type="float">
            <text:p>492.008055221964</text:p>
          </table:table-cell>
          <table:table-cell table:formula="of:=MOD([.E134]*1440+[.V134]+4*[.$B$4]-60*[.$B$5];1440)" office:value-type="float" office:value="804.738103746462" calcext:value-type="float">
            <text:p>804.738103746462</text:p>
          </table:table-cell>
          <table:table-cell table:formula="of:=IF([.AB134]/4&lt;0;[.AB134]/4+180;[.AB134]/4-180)" office:value-type="float" office:value="21.1845259366156" calcext:value-type="float">
            <text:p>21.1845259366156</text:p>
          </table:table-cell>
          <table:table-cell table:formula="of:=DEGREES(ACOS(SIN(RADIANS([.$B$3]))*SIN(RADIANS([.T134]))+COS(RADIANS([.$B$3]))*COS(RADIANS([.T134]))*COS(RADIANS([.AC134]))))" office:value-type="float" office:value="75.0190801890369" calcext:value-type="float">
            <text:p>75.0190801890369</text:p>
          </table:table-cell>
          <table:table-cell table:formula="of:=90-[.AD134]" office:value-type="float" office:value="14.9809198109631" calcext:value-type="float">
            <text:p>14.9809198109631</text:p>
          </table:table-cell>
          <table:table-cell table:formula="of:=IF([.AE134]&gt;85;0;IF([.AE134]&gt;5;58.1/TAN(RADIANS([.AE134]))-0.07/POWER(TAN(RADIANS([.AE134]));3)+0.000086/POWER(TAN(RADIANS([.AE134]));5);IF([.AE134]&gt;-0.575;1735+[.AE134]*(-518.2+[.AE134]*(103.4+[.AE134]*(-12.79+[.AE134]*0.711)));-20.772/TAN(RADIANS([.AE134])))))/3600" office:value-type="float" office:value="0.0593141086175713" calcext:value-type="float">
            <text:p>0.0593141086175713</text:p>
          </table:table-cell>
          <table:table-cell table:formula="of:=[.AE134]+[.AF134]" office:value-type="float" office:value="15.0402339195806" calcext:value-type="float">
            <text:p>15.0402339195806</text:p>
          </table:table-cell>
          <table:table-cell table:formula="of:=IF([.AC134]&gt;0;MOD(DEGREES(ACOS(((SIN(RADIANS([.$B$3]))*COS(RADIANS([.AD134])))-SIN(RADIANS([.T134])))/(COS(RADIANS([.$B$3]))*SIN(RADIANS([.AD134])))))+180;360);MOD(540-DEGREES(ACOS(((SIN(RADIANS([.$B$3]))*COS(RADIANS([.AD134])))-SIN(RADIANS([.T134])))/(COS(RADIANS([.$B$3]))*SIN(RADIANS([.AD134])))));360))" office:value-type="float" office:value="200.07839798286" calcext:value-type="float">
            <text:p>200.0783979828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34]+0.1/24" office:value-type="time" office:time-value="PT13H24M00S" calcext:value-type="time">
            <text:p>13:24:00</text:p>
          </table:table-cell>
          <table:table-cell table:style-name="ce9" table:formula="of:=[.D135]+2415018.5+[.E135]-[.$B$5]/24" office:value-type="float" office:value="2461034.01666667" calcext:value-type="float">
            <text:p>2461034.02</text:p>
          </table:table-cell>
          <table:table-cell table:style-name="ce10" table:formula="of:=([.F135]-2451545)/36525" office:value-type="float" office:value="0.259795117499428" calcext:value-type="float">
            <text:p>0.25979512</text:p>
          </table:table-cell>
          <table:table-cell/>
          <table:table-cell table:formula="of:=MOD(280.46646+[.G135]*(36000.76983+[.G135]*0.0003032);360)" office:value-type="float" office:value="273.290708518738" calcext:value-type="float">
            <text:p>273.290708518738</text:p>
          </table:table-cell>
          <table:table-cell table:formula="of:=357.52911+[.G135]*(35999.05029-0.0001537*[.G135])" office:value-type="float" office:value="9709.90659958461" calcext:value-type="float">
            <text:p>9709.90659958461</text:p>
          </table:table-cell>
          <table:table-cell table:formula="of:=0.016708634-[.G135]*(0.000042037+0.0000001267*[.G135])" office:value-type="float" office:value="0.0166977044412188" calcext:value-type="float">
            <text:p>0.0166977044412188</text:p>
          </table:table-cell>
          <table:table-cell table:formula="of:=SIN(RADIANS([.J135]))*(1.914602-[.G135]*(0.004817+0.000014*[.G135]))+SIN(RADIANS(2*[.J135]))*(0.019993-0.000101*[.G135])+SIN(RADIANS(3*[.J135]))*0.000289" office:value-type="float" office:value="-0.342356775758114" calcext:value-type="float">
            <text:p>-0.342356775758114</text:p>
          </table:table-cell>
          <table:table-cell table:formula="of:=[.I135]+[.L135]" office:value-type="float" office:value="272.94835174298" calcext:value-type="float">
            <text:p>272.94835174298</text:p>
          </table:table-cell>
          <table:table-cell table:formula="of:=[.J135]+[.L135]" office:value-type="float" office:value="9709.56424280885" calcext:value-type="float">
            <text:p>9709.56424280885</text:p>
          </table:table-cell>
          <table:table-cell table:formula="of:=(1.000001018*(1-[.K135]*[.K135]))/(1+[.K135]*COS(RADIANS([.N135])))" office:value-type="float" office:value="0.983570500058827" calcext:value-type="float">
            <text:p>0.983570500058827</text:p>
          </table:table-cell>
          <table:table-cell table:formula="of:=[.M135]-0.00569-0.00478*SIN(RADIANS(125.04-1934.136*[.G135]))" office:value-type="float" office:value="272.944094269507" calcext:value-type="float">
            <text:p>272.944094269507</text:p>
          </table:table-cell>
          <table:table-cell table:formula="of:=23+(26+((21.448-[.G135]*(46.815+[.G135]*(0.00059-[.G135]*0.001813))))/60)/60" office:value-type="float" office:value="23.4359126898731" calcext:value-type="float">
            <text:p>23.4359126898731</text:p>
          </table:table-cell>
          <table:table-cell table:formula="of:=[.Q135]+0.00256*COS(RADIANS(125.04-1934.136*[.G135]))" office:value-type="float" office:value="23.4383550222618" calcext:value-type="float">
            <text:p>23.4383550222618</text:p>
          </table:table-cell>
          <table:table-cell table:formula="of:=DEGREES(ATAN2(COS(RADIANS([.P135]));COS(RADIANS([.R135]))*SIN(RADIANS([.P135]))))" office:value-type="float" office:value="-86.7916682655817" calcext:value-type="float">
            <text:p>-86.7916682655817</text:p>
          </table:table-cell>
          <table:table-cell table:formula="of:=DEGREES(ASIN(SIN(RADIANS([.R135]))*SIN(RADIANS([.P135]))))" office:value-type="float" office:value="-23.4055738698923" calcext:value-type="float">
            <text:p>-23.4055738698923</text:p>
          </table:table-cell>
          <table:table-cell table:formula="of:=TAN(RADIANS([.R135]/2))*TAN(RADIANS([.R135]/2))" office:value-type="float" office:value="0.0430309942521235" calcext:value-type="float">
            <text:p>0.0430309942521235</text:p>
          </table:table-cell>
          <table:table-cell table:formula="of:=4*DEGREES([.U135]*SIN(2*RADIANS([.I135]))-2*[.K135]*SIN(RADIANS([.J135]))+4*[.K135]*[.U135]*SIN(RADIANS([.J135]))*COS(2*RADIANS([.I135]))-0.5*[.U135]*[.U135]*SIN(4*RADIANS([.I135]))-1.25*[.K135]*[.K135]*SIN(2*RADIANS([.J135])))" office:value-type="float" office:value="0.304921133591906" calcext:value-type="float">
            <text:p>0.304921133591906</text:p>
          </table:table-cell>
          <table:table-cell table:formula="of:=DEGREES(ACOS(COS(RADIANS(90.833))/(COS(RADIANS([.$B$3]))*COS(RADIANS([.T135])))-TAN(RADIANS([.$B$3]))*TAN(RADIANS([.T135]))))" office:value-type="float" office:value="61.501153553341" calcext:value-type="float">
            <text:p>61.501153553341</text:p>
          </table:table-cell>
          <table:table-cell table:style-name="ce8" table:formula="of:=(720-4*[.$B$4]-[.V135]+[.$B$5]*60)/1440" office:value-type="time" office:time-value="PT11H53M15.837531984S" calcext:value-type="time">
            <text:p>11:53:15</text:p>
          </table:table-cell>
          <table:table-cell table:style-name="ce8" table:formula="of:=[.X135]-[.W135]*4/1440" office:value-type="time" office:time-value="PT07H47M15.560679183S" calcext:value-type="time">
            <text:p>7:47:15</text:p>
          </table:table-cell>
          <table:table-cell table:style-name="ce8" table:formula="of:=[.X135]+[.W135]*4/1440" office:value-type="time" office:time-value="PT15H59M16.114384786S" calcext:value-type="time">
            <text:p>15:59:16</text:p>
          </table:table-cell>
          <table:table-cell table:style-name="ce11" table:formula="of:=8*[.W135]" office:value-type="float" office:value="492.009228426728" calcext:value-type="float">
            <text:p>492.009228426728</text:p>
          </table:table-cell>
          <table:table-cell table:formula="of:=MOD([.E135]*1440+[.V135]+4*[.$B$4]-60*[.$B$5];1440)" office:value-type="float" office:value="810.736041133592" calcext:value-type="float">
            <text:p>810.736041133592</text:p>
          </table:table-cell>
          <table:table-cell table:formula="of:=IF([.AB135]/4&lt;0;[.AB135]/4+180;[.AB135]/4-180)" office:value-type="float" office:value="22.6840102833979" calcext:value-type="float">
            <text:p>22.6840102833979</text:p>
          </table:table-cell>
          <table:table-cell table:formula="of:=DEGREES(ACOS(SIN(RADIANS([.$B$3]))*SIN(RADIANS([.T135]))+COS(RADIANS([.$B$3]))*COS(RADIANS([.T135]))*COS(RADIANS([.AC135]))))" office:value-type="float" office:value="75.3664291114063" calcext:value-type="float">
            <text:p>75.3664291114063</text:p>
          </table:table-cell>
          <table:table-cell table:formula="of:=90-[.AD135]" office:value-type="float" office:value="14.6335708885937" calcext:value-type="float">
            <text:p>14.6335708885937</text:p>
          </table:table-cell>
          <table:table-cell table:formula="of:=IF([.AE135]&gt;85;0;IF([.AE135]&gt;5;58.1/TAN(RADIANS([.AE135]))-0.07/POWER(TAN(RADIANS([.AE135]));3)+0.000086/POWER(TAN(RADIANS([.AE135]));5);IF([.AE135]&gt;-0.575;1735+[.AE135]*(-518.2+[.AE135]*(103.4+[.AE135]*(-12.79+[.AE135]*0.711)));-20.772/TAN(RADIANS([.AE135])))))/3600" office:value-type="float" office:value="0.0607370378772256" calcext:value-type="float">
            <text:p>0.0607370378772256</text:p>
          </table:table-cell>
          <table:table-cell table:formula="of:=[.AE135]+[.AF135]" office:value-type="float" office:value="14.6943079264709" calcext:value-type="float">
            <text:p>14.6943079264709</text:p>
          </table:table-cell>
          <table:table-cell table:formula="of:=IF([.AC135]&gt;0;MOD(DEGREES(ACOS(((SIN(RADIANS([.$B$3]))*COS(RADIANS([.AD135])))-SIN(RADIANS([.T135])))/(COS(RADIANS([.$B$3]))*SIN(RADIANS([.AD135])))))+180;360);MOD(540-DEGREES(ACOS(((SIN(RADIANS([.$B$3]))*COS(RADIANS([.AD135])))-SIN(RADIANS([.T135])))/(COS(RADIANS([.$B$3]))*SIN(RADIANS([.AD135])))));360))" office:value-type="float" office:value="201.45567472836" calcext:value-type="float">
            <text:p>201.4556747283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35]+0.1/24" office:value-type="time" office:time-value="PT13H30M00S" calcext:value-type="time">
            <text:p>13:30:00</text:p>
          </table:table-cell>
          <table:table-cell table:style-name="ce9" table:formula="of:=[.D136]+2415018.5+[.E136]-[.$B$5]/24" office:value-type="float" office:value="2461034.02083333" calcext:value-type="float">
            <text:p>2461034.02</text:p>
          </table:table-cell>
          <table:table-cell table:style-name="ce10" table:formula="of:=([.F136]-2451545)/36525" office:value-type="float" office:value="0.25979523157655" calcext:value-type="float">
            <text:p>0.25979523</text:p>
          </table:table-cell>
          <table:table-cell/>
          <table:table-cell table:formula="of:=MOD(280.46646+[.G136]*(36000.76983+[.G136]*0.0003032);360)" office:value-type="float" office:value="273.294815382973" calcext:value-type="float">
            <text:p>273.294815382973</text:p>
          </table:table-cell>
          <table:table-cell table:formula="of:=357.52911+[.G136]*(35999.05029-0.0001537*[.G136])" office:value-type="float" office:value="9709.91070625266" calcext:value-type="float">
            <text:p>9709.91070625266</text:p>
          </table:table-cell>
          <table:table-cell table:formula="of:=0.016708634-[.G136]*(0.000042037+0.0000001267*[.G136])" office:value-type="float" office:value="0.0166977044364159" calcext:value-type="float">
            <text:p>0.0166977044364159</text:p>
          </table:table-cell>
          <table:table-cell table:formula="of:=SIN(RADIANS([.J136]))*(1.914602-[.G136]*(0.004817+0.000014*[.G136]))+SIN(RADIANS(2*[.J136]))*(0.019993-0.000101*[.G136])+SIN(RADIANS(3*[.J136]))*0.000289" office:value-type="float" office:value="-0.342219017996236" calcext:value-type="float">
            <text:p>-0.342219017996236</text:p>
          </table:table-cell>
          <table:table-cell table:formula="of:=[.I136]+[.L136]" office:value-type="float" office:value="272.952596364977" calcext:value-type="float">
            <text:p>272.952596364977</text:p>
          </table:table-cell>
          <table:table-cell table:formula="of:=[.J136]+[.L136]" office:value-type="float" office:value="9709.56848723466" calcext:value-type="float">
            <text:p>9709.56848723466</text:p>
          </table:table-cell>
          <table:table-cell table:formula="of:=(1.000001018*(1-[.K136]*[.K136]))/(1+[.K136]*COS(RADIANS([.N136])))" office:value-type="float" office:value="0.983570283295779" calcext:value-type="float">
            <text:p>0.983570283295779</text:p>
          </table:table-cell>
          <table:table-cell table:formula="of:=[.M136]-0.00569-0.00478*SIN(RADIANS(125.04-1934.136*[.G136]))" office:value-type="float" office:value="272.948338909065" calcext:value-type="float">
            <text:p>272.948338909065</text:p>
          </table:table-cell>
          <table:table-cell table:formula="of:=23+(26+((21.448-[.G136]*(46.815+[.G136]*(0.00059-[.G136]*0.001813))))/60)/60" office:value-type="float" office:value="23.4359126883896" calcext:value-type="float">
            <text:p>23.4359126883896</text:p>
          </table:table-cell>
          <table:table-cell table:formula="of:=[.Q136]+0.00256*COS(RADIANS(125.04-1934.136*[.G136]))" office:value-type="float" office:value="23.4383550178239" calcext:value-type="float">
            <text:p>23.4383550178239</text:p>
          </table:table-cell>
          <table:table-cell table:formula="of:=DEGREES(ATAN2(COS(RADIANS([.P136]));COS(RADIANS([.R136]))*SIN(RADIANS([.P136]))))" office:value-type="float" office:value="-86.7870441938617" calcext:value-type="float">
            <text:p>-86.7870441938617</text:p>
          </table:table-cell>
          <table:table-cell table:formula="of:=DEGREES(ASIN(SIN(RADIANS([.R136]))*SIN(RADIANS([.P136]))))" office:value-type="float" office:value="-23.4054793056777" calcext:value-type="float">
            <text:p>-23.4054793056777</text:p>
          </table:table-cell>
          <table:table-cell table:formula="of:=TAN(RADIANS([.R136]/2))*TAN(RADIANS([.R136]/2))" office:value-type="float" office:value="0.0430309942353645" calcext:value-type="float">
            <text:p>0.0430309942353645</text:p>
          </table:table-cell>
          <table:table-cell table:formula="of:=4*DEGREES([.U136]*SIN(2*RADIANS([.I136]))-2*[.K136]*SIN(RADIANS([.J136]))+4*[.K136]*[.U136]*SIN(RADIANS([.J136]))*COS(2*RADIANS([.I136]))-0.5*[.U136]*[.U136]*SIN(4*RADIANS([.I136]))-1.25*[.K136]*[.K136]*SIN(2*RADIANS([.J136])))" office:value-type="float" office:value="0.302858538816513" calcext:value-type="float">
            <text:p>0.302858538816513</text:p>
          </table:table-cell>
          <table:table-cell table:formula="of:=DEGREES(ACOS(COS(RADIANS(90.833))/(COS(RADIANS([.$B$3]))*COS(RADIANS([.T136])))-TAN(RADIANS([.$B$3]))*TAN(RADIANS([.T136]))))" office:value-type="float" office:value="61.5013004148925" calcext:value-type="float">
            <text:p>61.5013004148925</text:p>
          </table:table-cell>
          <table:table-cell table:style-name="ce8" table:formula="of:=(720-4*[.$B$4]-[.V136]+[.$B$5]*60)/1440" office:value-type="time" office:time-value="PT11H53M15.961287671S" calcext:value-type="time">
            <text:p>11:53:15</text:p>
          </table:table-cell>
          <table:table-cell table:style-name="ce8" table:formula="of:=[.X136]-[.W136]*4/1440" office:value-type="time" office:time-value="PT07H47M15.649188097S" calcext:value-type="time">
            <text:p>7:47:15</text:p>
          </table:table-cell>
          <table:table-cell table:style-name="ce8" table:formula="of:=[.X136]+[.W136]*4/1440" office:value-type="time" office:time-value="PT15H59M16.273387245S" calcext:value-type="time">
            <text:p>15:59:16</text:p>
          </table:table-cell>
          <table:table-cell table:style-name="ce11" table:formula="of:=8*[.W136]" office:value-type="float" office:value="492.01040331914" calcext:value-type="float">
            <text:p>492.01040331914</text:p>
          </table:table-cell>
          <table:table-cell table:formula="of:=MOD([.E136]*1440+[.V136]+4*[.$B$4]-60*[.$B$5];1440)" office:value-type="float" office:value="816.733978538815" calcext:value-type="float">
            <text:p>816.733978538815</text:p>
          </table:table-cell>
          <table:table-cell table:formula="of:=IF([.AB136]/4&lt;0;[.AB136]/4+180;[.AB136]/4-180)" office:value-type="float" office:value="24.1834946347038" calcext:value-type="float">
            <text:p>24.1834946347038</text:p>
          </table:table-cell>
          <table:table-cell table:formula="of:=DEGREES(ACOS(SIN(RADIANS([.$B$3]))*SIN(RADIANS([.T136]))+COS(RADIANS([.$B$3]))*COS(RADIANS([.T136]))*COS(RADIANS([.AC136]))))" office:value-type="float" office:value="75.7356339861792" calcext:value-type="float">
            <text:p>75.7356339861792</text:p>
          </table:table-cell>
          <table:table-cell table:formula="of:=90-[.AD136]" office:value-type="float" office:value="14.2643660138208" calcext:value-type="float">
            <text:p>14.2643660138208</text:p>
          </table:table-cell>
          <table:table-cell table:formula="of:=IF([.AE136]&gt;85;0;IF([.AE136]&gt;5;58.1/TAN(RADIANS([.AE136]))-0.07/POWER(TAN(RADIANS([.AE136]));3)+0.000086/POWER(TAN(RADIANS([.AE136]));5);IF([.AE136]&gt;-0.575;1735+[.AE136]*(-518.2+[.AE136]*(103.4+[.AE136]*(-12.79+[.AE136]*0.711)));-20.772/TAN(RADIANS([.AE136])))))/3600" office:value-type="float" office:value="0.0623195086091898" calcext:value-type="float">
            <text:p>0.0623195086091898</text:p>
          </table:table-cell>
          <table:table-cell table:formula="of:=[.AE136]+[.AF136]" office:value-type="float" office:value="14.32668552243" calcext:value-type="float">
            <text:p>14.32668552243</text:p>
          </table:table-cell>
          <table:table-cell table:formula="of:=IF([.AC136]&gt;0;MOD(DEGREES(ACOS(((SIN(RADIANS([.$B$3]))*COS(RADIANS([.AD136])))-SIN(RADIANS([.T136])))/(COS(RADIANS([.$B$3]))*SIN(RADIANS([.AD136])))))+180;360);MOD(540-DEGREES(ACOS(((SIN(RADIANS([.$B$3]))*COS(RADIANS([.AD136])))-SIN(RADIANS([.T136])))/(COS(RADIANS([.$B$3]))*SIN(RADIANS([.AD136])))));360))" office:value-type="float" office:value="202.824620325292" calcext:value-type="float">
            <text:p>202.82462032529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36]+0.1/24" office:value-type="time" office:time-value="PT13H36M00S" calcext:value-type="time">
            <text:p>13:36:00</text:p>
          </table:table-cell>
          <table:table-cell table:style-name="ce9" table:formula="of:=[.D137]+2415018.5+[.E137]-[.$B$5]/24" office:value-type="float" office:value="2461034.025" calcext:value-type="float">
            <text:p>2461034.03</text:p>
          </table:table-cell>
          <table:table-cell table:style-name="ce10" table:formula="of:=([.F137]-2451545)/36525" office:value-type="float" office:value="0.259795345653672" calcext:value-type="float">
            <text:p>0.25979535</text:p>
          </table:table-cell>
          <table:table-cell/>
          <table:table-cell table:formula="of:=MOD(280.46646+[.G137]*(36000.76983+[.G137]*0.0003032);360)" office:value-type="float" office:value="273.298922247204" calcext:value-type="float">
            <text:p>273.298922247204</text:p>
          </table:table-cell>
          <table:table-cell table:formula="of:=357.52911+[.G137]*(35999.05029-0.0001537*[.G137])" office:value-type="float" office:value="9709.9148129207" calcext:value-type="float">
            <text:p>9709.9148129207</text:p>
          </table:table-cell>
          <table:table-cell table:formula="of:=0.016708634-[.G137]*(0.000042037+0.0000001267*[.G137])" office:value-type="float" office:value="0.0166977044316129" calcext:value-type="float">
            <text:p>0.0166977044316129</text:p>
          </table:table-cell>
          <table:table-cell table:formula="of:=SIN(RADIANS([.J137]))*(1.914602-[.G137]*(0.004817+0.000014*[.G137]))+SIN(RADIANS(2*[.J137]))*(0.019993-0.000101*[.G137])+SIN(RADIANS(3*[.J137]))*0.000289" office:value-type="float" office:value="-0.342081258364225" calcext:value-type="float">
            <text:p>-0.342081258364225</text:p>
          </table:table-cell>
          <table:table-cell table:formula="of:=[.I137]+[.L137]" office:value-type="float" office:value="272.95684098884" calcext:value-type="float">
            <text:p>272.95684098884</text:p>
          </table:table-cell>
          <table:table-cell table:formula="of:=[.J137]+[.L137]" office:value-type="float" office:value="9709.57273166234" calcext:value-type="float">
            <text:p>9709.57273166234</text:p>
          </table:table-cell>
          <table:table-cell table:formula="of:=(1.000001018*(1-[.K137]*[.K137]))/(1+[.K137]*COS(RADIANS([.N137])))" office:value-type="float" office:value="0.983570066619937" calcext:value-type="float">
            <text:p>0.983570066619937</text:p>
          </table:table-cell>
          <table:table-cell table:formula="of:=[.M137]-0.00569-0.00478*SIN(RADIANS(125.04-1934.136*[.G137]))" office:value-type="float" office:value="272.952583550489" calcext:value-type="float">
            <text:p>272.952583550489</text:p>
          </table:table-cell>
          <table:table-cell table:formula="of:=23+(26+((21.448-[.G137]*(46.815+[.G137]*(0.00059-[.G137]*0.001813))))/60)/60" office:value-type="float" office:value="23.4359126869061" calcext:value-type="float">
            <text:p>23.4359126869061</text:p>
          </table:table-cell>
          <table:table-cell table:formula="of:=[.Q137]+0.00256*COS(RADIANS(125.04-1934.136*[.G137]))" office:value-type="float" office:value="23.4383550133859" calcext:value-type="float">
            <text:p>23.4383550133859</text:p>
          </table:table-cell>
          <table:table-cell table:formula="of:=DEGREES(ATAN2(COS(RADIANS([.P137]));COS(RADIANS([.R137]))*SIN(RADIANS([.P137]))))" office:value-type="float" office:value="-86.7824201267201" calcext:value-type="float">
            <text:p>-86.7824201267201</text:p>
          </table:table-cell>
          <table:table-cell table:formula="of:=DEGREES(ASIN(SIN(RADIANS([.R137]))*SIN(RADIANS([.P137]))))" office:value-type="float" office:value="-23.4053846053765" calcext:value-type="float">
            <text:p>-23.4053846053765</text:p>
          </table:table-cell>
          <table:table-cell table:formula="of:=TAN(RADIANS([.R137]/2))*TAN(RADIANS([.R137]/2))" office:value-type="float" office:value="0.0430309942186054" calcext:value-type="float">
            <text:p>0.0430309942186054</text:p>
          </table:table-cell>
          <table:table-cell table:formula="of:=4*DEGREES([.U137]*SIN(2*RADIANS([.I137]))-2*[.K137]*SIN(RADIANS([.J137]))+4*[.K137]*[.U137]*SIN(RADIANS([.J137]))*COS(2*RADIANS([.I137]))-0.5*[.U137]*[.U137]*SIN(4*RADIANS([.I137]))-1.25*[.K137]*[.K137]*SIN(2*RADIANS([.J137])))" office:value-type="float" office:value="0.300795962409835" calcext:value-type="float">
            <text:p>0.300795962409835</text:p>
          </table:table-cell>
          <table:table-cell table:formula="of:=DEGREES(ACOS(COS(RADIANS(90.833))/(COS(RADIANS([.$B$3]))*COS(RADIANS([.T137])))-TAN(RADIANS([.$B$3]))*TAN(RADIANS([.T137]))))" office:value-type="float" office:value="61.5014474873807" calcext:value-type="float">
            <text:p>61.5014474873807</text:p>
          </table:table-cell>
          <table:table-cell table:style-name="ce8" table:formula="of:=(720-4*[.$B$4]-[.V137]+[.$B$5]*60)/1440" office:value-type="time" office:time-value="PT11H53M16.085042255S" calcext:value-type="time">
            <text:p>11:53:16</text:p>
          </table:table-cell>
          <table:table-cell table:style-name="ce8" table:formula="of:=[.X137]-[.W137]*4/1440" office:value-type="time" office:time-value="PT07H47M15.737645284S" calcext:value-type="time">
            <text:p>7:47:15</text:p>
          </table:table-cell>
          <table:table-cell table:style-name="ce8" table:formula="of:=[.X137]+[.W137]*4/1440" office:value-type="time" office:time-value="PT15H59M16.432439227S" calcext:value-type="time">
            <text:p>15:59:16</text:p>
          </table:table-cell>
          <table:table-cell table:style-name="ce11" table:formula="of:=8*[.W137]" office:value-type="float" office:value="492.011579899046" calcext:value-type="float">
            <text:p>492.011579899046</text:p>
          </table:table-cell>
          <table:table-cell table:formula="of:=MOD([.E137]*1440+[.V137]+4*[.$B$4]-60*[.$B$5];1440)" office:value-type="float" office:value="822.731915962409" calcext:value-type="float">
            <text:p>822.731915962409</text:p>
          </table:table-cell>
          <table:table-cell table:formula="of:=IF([.AB137]/4&lt;0;[.AB137]/4+180;[.AB137]/4-180)" office:value-type="float" office:value="25.6829789906022" calcext:value-type="float">
            <text:p>25.6829789906022</text:p>
          </table:table-cell>
          <table:table-cell table:formula="of:=DEGREES(ACOS(SIN(RADIANS([.$B$3]))*SIN(RADIANS([.T137]))+COS(RADIANS([.$B$3]))*COS(RADIANS([.T137]))*COS(RADIANS([.AC137]))))" office:value-type="float" office:value="76.1263493624236" calcext:value-type="float">
            <text:p>76.1263493624236</text:p>
          </table:table-cell>
          <table:table-cell table:formula="of:=90-[.AD137]" office:value-type="float" office:value="13.8736506375764" calcext:value-type="float">
            <text:p>13.8736506375764</text:p>
          </table:table-cell>
          <table:table-cell table:formula="of:=IF([.AE137]&gt;85;0;IF([.AE137]&gt;5;58.1/TAN(RADIANS([.AE137]))-0.07/POWER(TAN(RADIANS([.AE137]));3)+0.000086/POWER(TAN(RADIANS([.AE137]));5);IF([.AE137]&gt;-0.575;1735+[.AE137]*(-518.2+[.AE137]*(103.4+[.AE137]*(-12.79+[.AE137]*0.711)));-20.772/TAN(RADIANS([.AE137])))))/3600" office:value-type="float" office:value="0.0640785190819469" calcext:value-type="float">
            <text:p>0.0640785190819469</text:p>
          </table:table-cell>
          <table:table-cell table:formula="of:=[.AE137]+[.AF137]" office:value-type="float" office:value="13.9377291566584" calcext:value-type="float">
            <text:p>13.9377291566584</text:p>
          </table:table-cell>
          <table:table-cell table:formula="of:=IF([.AC137]&gt;0;MOD(DEGREES(ACOS(((SIN(RADIANS([.$B$3]))*COS(RADIANS([.AD137])))-SIN(RADIANS([.T137])))/(COS(RADIANS([.$B$3]))*SIN(RADIANS([.AD137])))))+180;360);MOD(540-DEGREES(ACOS(((SIN(RADIANS([.$B$3]))*COS(RADIANS([.AD137])))-SIN(RADIANS([.T137])))/(COS(RADIANS([.$B$3]))*SIN(RADIANS([.AD137])))));360))" office:value-type="float" office:value="204.184891058322" calcext:value-type="float">
            <text:p>204.18489105832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37]+0.1/24" office:value-type="time" office:time-value="PT13H42M00S" calcext:value-type="time">
            <text:p>13:42:00</text:p>
          </table:table-cell>
          <table:table-cell table:style-name="ce9" table:formula="of:=[.D138]+2415018.5+[.E138]-[.$B$5]/24" office:value-type="float" office:value="2461034.02916667" calcext:value-type="float">
            <text:p>2461034.03</text:p>
          </table:table-cell>
          <table:table-cell table:style-name="ce10" table:formula="of:=([.F138]-2451545)/36525" office:value-type="float" office:value="0.259795459730781" calcext:value-type="float">
            <text:p>0.25979546</text:p>
          </table:table-cell>
          <table:table-cell/>
          <table:table-cell table:formula="of:=MOD(280.46646+[.G138]*(36000.76983+[.G138]*0.0003032);360)" office:value-type="float" office:value="273.303029110977" calcext:value-type="float">
            <text:p>273.303029110977</text:p>
          </table:table-cell>
          <table:table-cell table:formula="of:=357.52911+[.G138]*(35999.05029-0.0001537*[.G138])" office:value-type="float" office:value="9709.91891958829" calcext:value-type="float">
            <text:p>9709.91891958829</text:p>
          </table:table-cell>
          <table:table-cell table:formula="of:=0.016708634-[.G138]*(0.000042037+0.0000001267*[.G138])" office:value-type="float" office:value="0.0166977044268099" calcext:value-type="float">
            <text:p>0.0166977044268099</text:p>
          </table:table-cell>
          <table:table-cell table:formula="of:=SIN(RADIANS([.J138]))*(1.914602-[.G138]*(0.004817+0.000014*[.G138]))+SIN(RADIANS(2*[.J138]))*(0.019993-0.000101*[.G138])+SIN(RADIANS(3*[.J138]))*0.000289" office:value-type="float" office:value="-0.341943496878292" calcext:value-type="float">
            <text:p>-0.341943496878292</text:p>
          </table:table-cell>
          <table:table-cell table:formula="of:=[.I138]+[.L138]" office:value-type="float" office:value="272.961085614099" calcext:value-type="float">
            <text:p>272.961085614099</text:p>
          </table:table-cell>
          <table:table-cell table:formula="of:=[.J138]+[.L138]" office:value-type="float" office:value="9709.57697609141" calcext:value-type="float">
            <text:p>9709.57697609141</text:p>
          </table:table-cell>
          <table:table-cell table:formula="of:=(1.000001018*(1-[.K138]*[.K138]))/(1+[.K138]*COS(RADIANS([.N138])))" office:value-type="float" office:value="0.983569850031326" calcext:value-type="float">
            <text:p>0.983569850031326</text:p>
          </table:table-cell>
          <table:table-cell table:formula="of:=[.M138]-0.00569-0.00478*SIN(RADIANS(125.04-1934.136*[.G138]))" office:value-type="float" office:value="272.956828193309" calcext:value-type="float">
            <text:p>272.956828193309</text:p>
          </table:table-cell>
          <table:table-cell table:formula="of:=23+(26+((21.448-[.G138]*(46.815+[.G138]*(0.00059-[.G138]*0.001813))))/60)/60" office:value-type="float" office:value="23.4359126854227" calcext:value-type="float">
            <text:p>23.4359126854227</text:p>
          </table:table-cell>
          <table:table-cell table:formula="of:=[.Q138]+0.00256*COS(RADIANS(125.04-1934.136*[.G138]))" office:value-type="float" office:value="23.4383550089479" calcext:value-type="float">
            <text:p>23.4383550089479</text:p>
          </table:table-cell>
          <table:table-cell table:formula="of:=DEGREES(ATAN2(COS(RADIANS([.P138]));COS(RADIANS([.R138]))*SIN(RADIANS([.P138]))))" office:value-type="float" office:value="-86.7777960646794" calcext:value-type="float">
            <text:p>-86.7777960646794</text:p>
          </table:table-cell>
          <table:table-cell table:formula="of:=DEGREES(ASIN(SIN(RADIANS([.R138]))*SIN(RADIANS([.P138]))))" office:value-type="float" office:value="-23.4052897689997" calcext:value-type="float">
            <text:p>-23.4052897689997</text:p>
          </table:table-cell>
          <table:table-cell table:formula="of:=TAN(RADIANS([.R138]/2))*TAN(RADIANS([.R138]/2))" office:value-type="float" office:value="0.0430309942018461" calcext:value-type="float">
            <text:p>0.0430309942018461</text:p>
          </table:table-cell>
          <table:table-cell table:formula="of:=4*DEGREES([.U138]*SIN(2*RADIANS([.I138]))-2*[.K138]*SIN(RADIANS([.J138]))+4*[.K138]*[.U138]*SIN(RADIANS([.J138]))*COS(2*RADIANS([.I138]))-0.5*[.U138]*[.U138]*SIN(4*RADIANS([.I138]))-1.25*[.K138]*[.K138]*SIN(2*RADIANS([.J138])))" office:value-type="float" office:value="0.298733404640971" calcext:value-type="float">
            <text:p>0.298733404640971</text:p>
          </table:table-cell>
          <table:table-cell table:formula="of:=DEGREES(ACOS(COS(RADIANS(90.833))/(COS(RADIANS([.$B$3]))*COS(RADIANS([.T138])))-TAN(RADIANS([.$B$3]))*TAN(RADIANS([.T138]))))" office:value-type="float" office:value="61.5015947707865" calcext:value-type="float">
            <text:p>61.5015947707865</text:p>
          </table:table-cell>
          <table:table-cell table:style-name="ce8" table:formula="of:=(720-4*[.$B$4]-[.V138]+[.$B$5]*60)/1440" office:value-type="time" office:time-value="PT11H53M16.208795722S" calcext:value-type="time">
            <text:p>11:53:16</text:p>
          </table:table-cell>
          <table:table-cell table:style-name="ce8" table:formula="of:=[.X138]-[.W138]*4/1440" office:value-type="time" office:time-value="PT07H47M15.826050733S" calcext:value-type="time">
            <text:p>7:47:15</text:p>
          </table:table-cell>
          <table:table-cell table:style-name="ce8" table:formula="of:=[.X138]+[.W138]*4/1440" office:value-type="time" office:time-value="PT15H59M16.59154071S" calcext:value-type="time">
            <text:p>15:59:16</text:p>
          </table:table-cell>
          <table:table-cell table:style-name="ce11" table:formula="of:=8*[.W138]" office:value-type="float" office:value="492.012758166292" calcext:value-type="float">
            <text:p>492.012758166292</text:p>
          </table:table-cell>
          <table:table-cell table:formula="of:=MOD([.E138]*1440+[.V138]+4*[.$B$4]-60*[.$B$5];1440)" office:value-type="float" office:value="828.72985340464" calcext:value-type="float">
            <text:p>828.72985340464</text:p>
          </table:table-cell>
          <table:table-cell table:formula="of:=IF([.AB138]/4&lt;0;[.AB138]/4+180;[.AB138]/4-180)" office:value-type="float" office:value="27.1824633511601" calcext:value-type="float">
            <text:p>27.1824633511601</text:p>
          </table:table-cell>
          <table:table-cell table:formula="of:=DEGREES(ACOS(SIN(RADIANS([.$B$3]))*SIN(RADIANS([.T138]))+COS(RADIANS([.$B$3]))*COS(RADIANS([.T138]))*COS(RADIANS([.AC138]))))" office:value-type="float" office:value="76.5382165389745" calcext:value-type="float">
            <text:p>76.5382165389745</text:p>
          </table:table-cell>
          <table:table-cell table:formula="of:=90-[.AD138]" office:value-type="float" office:value="13.4617834610255" calcext:value-type="float">
            <text:p>13.4617834610255</text:p>
          </table:table-cell>
          <table:table-cell table:formula="of:=IF([.AE138]&gt;85;0;IF([.AE138]&gt;5;58.1/TAN(RADIANS([.AE138]))-0.07/POWER(TAN(RADIANS([.AE138]));3)+0.000086/POWER(TAN(RADIANS([.AE138]));5);IF([.AE138]&gt;-0.575;1735+[.AE138]*(-518.2+[.AE138]*(103.4+[.AE138]*(-12.79+[.AE138]*0.711)));-20.772/TAN(RADIANS([.AE138])))))/3600" office:value-type="float" office:value="0.0660341401179019" calcext:value-type="float">
            <text:p>0.0660341401179019</text:p>
          </table:table-cell>
          <table:table-cell table:formula="of:=[.AE138]+[.AF138]" office:value-type="float" office:value="13.5278176011434" calcext:value-type="float">
            <text:p>13.5278176011434</text:p>
          </table:table-cell>
          <table:table-cell table:formula="of:=IF([.AC138]&gt;0;MOD(DEGREES(ACOS(((SIN(RADIANS([.$B$3]))*COS(RADIANS([.AD138])))-SIN(RADIANS([.T138])))/(COS(RADIANS([.$B$3]))*SIN(RADIANS([.AD138])))))+180;360);MOD(540-DEGREES(ACOS(((SIN(RADIANS([.$B$3]))*COS(RADIANS([.AD138])))-SIN(RADIANS([.T138])))/(COS(RADIANS([.$B$3]))*SIN(RADIANS([.AD138])))));360))" office:value-type="float" office:value="205.536176258818" calcext:value-type="float">
            <text:p>205.53617625881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38]+0.1/24" office:value-type="time" office:time-value="PT13H48M00S" calcext:value-type="time">
            <text:p>13:48:00</text:p>
          </table:table-cell>
          <table:table-cell table:style-name="ce9" table:formula="of:=[.D139]+2415018.5+[.E139]-[.$B$5]/24" office:value-type="float" office:value="2461034.03333333" calcext:value-type="float">
            <text:p>2461034.03</text:p>
          </table:table-cell>
          <table:table-cell table:style-name="ce10" table:formula="of:=([.F139]-2451545)/36525" office:value-type="float" office:value="0.259795573807903" calcext:value-type="float">
            <text:p>0.25979557</text:p>
          </table:table-cell>
          <table:table-cell/>
          <table:table-cell table:formula="of:=MOD(280.46646+[.G139]*(36000.76983+[.G139]*0.0003032);360)" office:value-type="float" office:value="273.30713597521" calcext:value-type="float">
            <text:p>273.30713597521</text:p>
          </table:table-cell>
          <table:table-cell table:formula="of:=357.52911+[.G139]*(35999.05029-0.0001537*[.G139])" office:value-type="float" office:value="9709.92302625634" calcext:value-type="float">
            <text:p>9709.92302625634</text:p>
          </table:table-cell>
          <table:table-cell table:formula="of:=0.016708634-[.G139]*(0.000042037+0.0000001267*[.G139])" office:value-type="float" office:value="0.016697704422007" calcext:value-type="float">
            <text:p>0.016697704422007</text:p>
          </table:table-cell>
          <table:table-cell table:formula="of:=SIN(RADIANS([.J139]))*(1.914602-[.G139]*(0.004817+0.000014*[.G139]))+SIN(RADIANS(2*[.J139]))*(0.019993-0.000101*[.G139])+SIN(RADIANS(3*[.J139]))*0.000289" office:value-type="float" office:value="-0.341805733508161" calcext:value-type="float">
            <text:p>-0.341805733508161</text:p>
          </table:table-cell>
          <table:table-cell table:formula="of:=[.I139]+[.L139]" office:value-type="float" office:value="272.965330241702" calcext:value-type="float">
            <text:p>272.965330241702</text:p>
          </table:table-cell>
          <table:table-cell table:formula="of:=[.J139]+[.L139]" office:value-type="float" office:value="9709.58122052283" calcext:value-type="float">
            <text:p>9709.58122052283</text:p>
          </table:table-cell>
          <table:table-cell table:formula="of:=(1.000001018*(1-[.K139]*[.K139]))/(1+[.K139]*COS(RADIANS([.N139])))" office:value-type="float" office:value="0.983569633529899" calcext:value-type="float">
            <text:p>0.983569633529899</text:p>
          </table:table-cell>
          <table:table-cell table:formula="of:=[.M139]-0.00569-0.00478*SIN(RADIANS(125.04-1934.136*[.G139]))" office:value-type="float" office:value="272.961072838474" calcext:value-type="float">
            <text:p>272.961072838474</text:p>
          </table:table-cell>
          <table:table-cell table:formula="of:=23+(26+((21.448-[.G139]*(46.815+[.G139]*(0.00059-[.G139]*0.001813))))/60)/60" office:value-type="float" office:value="23.4359126839392" calcext:value-type="float">
            <text:p>23.4359126839392</text:p>
          </table:table-cell>
          <table:table-cell table:formula="of:=[.Q139]+0.00256*COS(RADIANS(125.04-1934.136*[.G139]))" office:value-type="float" office:value="23.4383550045098" calcext:value-type="float">
            <text:p>23.4383550045098</text:p>
          </table:table-cell>
          <table:table-cell table:formula="of:=DEGREES(ATAN2(COS(RADIANS([.P139]));COS(RADIANS([.R139]))*SIN(RADIANS([.P139]))))" office:value-type="float" office:value="-86.7731720067153" calcext:value-type="float">
            <text:p>-86.7731720067153</text:p>
          </table:table-cell>
          <table:table-cell table:formula="of:=DEGREES(ASIN(SIN(RADIANS([.R139]))*SIN(RADIANS([.P139]))))" office:value-type="float" office:value="-23.4051947965268" calcext:value-type="float">
            <text:p>-23.4051947965268</text:p>
          </table:table-cell>
          <table:table-cell table:formula="of:=TAN(RADIANS([.R139]/2))*TAN(RADIANS([.R139]/2))" office:value-type="float" office:value="0.0430309941850867" calcext:value-type="float">
            <text:p>0.0430309941850867</text:p>
          </table:table-cell>
          <table:table-cell table:formula="of:=4*DEGREES([.U139]*SIN(2*RADIANS([.I139]))-2*[.K139]*SIN(RADIANS([.J139]))+4*[.K139]*[.U139]*SIN(RADIANS([.J139]))*COS(2*RADIANS([.I139]))-0.5*[.U139]*[.U139]*SIN(4*RADIANS([.I139]))-1.25*[.K139]*[.K139]*SIN(2*RADIANS([.J139])))" office:value-type="float" office:value="0.296670865087583" calcext:value-type="float">
            <text:p>0.296670865087583</text:p>
          </table:table-cell>
          <table:table-cell table:formula="of:=DEGREES(ACOS(COS(RADIANS(90.833))/(COS(RADIANS([.$B$3]))*COS(RADIANS([.T139])))-TAN(RADIANS([.$B$3]))*TAN(RADIANS([.T139]))))" office:value-type="float" office:value="61.5017422651399" calcext:value-type="float">
            <text:p>61.5017422651399</text:p>
          </table:table-cell>
          <table:table-cell table:style-name="ce8" table:formula="of:=(720-4*[.$B$4]-[.V139]+[.$B$5]*60)/1440" office:value-type="time" office:time-value="PT11H53M16.332548095S" calcext:value-type="time">
            <text:p>11:53:16</text:p>
          </table:table-cell>
          <table:table-cell table:style-name="ce8" table:formula="of:=[.X139]-[.W139]*4/1440" office:value-type="time" office:time-value="PT07H47M15.914404461S" calcext:value-type="time">
            <text:p>7:47:15</text:p>
          </table:table-cell>
          <table:table-cell table:style-name="ce8" table:formula="of:=[.X139]+[.W139]*4/1440" office:value-type="time" office:time-value="PT15H59M16.750691728S" calcext:value-type="time">
            <text:p>15:59:16</text:p>
          </table:table-cell>
          <table:table-cell table:style-name="ce11" table:formula="of:=8*[.W139]" office:value-type="float" office:value="492.013938121119" calcext:value-type="float">
            <text:p>492.013938121119</text:p>
          </table:table-cell>
          <table:table-cell table:formula="of:=MOD([.E139]*1440+[.V139]+4*[.$B$4]-60*[.$B$5];1440)" office:value-type="float" office:value="834.727790865086" calcext:value-type="float">
            <text:p>834.727790865086</text:p>
          </table:table-cell>
          <table:table-cell table:formula="of:=IF([.AB139]/4&lt;0;[.AB139]/4+180;[.AB139]/4-180)" office:value-type="float" office:value="28.6819477162715" calcext:value-type="float">
            <text:p>28.6819477162715</text:p>
          </table:table-cell>
          <table:table-cell table:formula="of:=DEGREES(ACOS(SIN(RADIANS([.$B$3]))*SIN(RADIANS([.T139]))+COS(RADIANS([.$B$3]))*COS(RADIANS([.T139]))*COS(RADIANS([.AC139]))))" office:value-type="float" office:value="76.9708648500934" calcext:value-type="float">
            <text:p>76.9708648500934</text:p>
          </table:table-cell>
          <table:table-cell table:formula="of:=90-[.AD139]" office:value-type="float" office:value="13.0291351499066" calcext:value-type="float">
            <text:p>13.0291351499066</text:p>
          </table:table-cell>
          <table:table-cell table:formula="of:=IF([.AE139]&gt;85;0;IF([.AE139]&gt;5;58.1/TAN(RADIANS([.AE139]))-0.07/POWER(TAN(RADIANS([.AE139]));3)+0.000086/POWER(TAN(RADIANS([.AE139]));5);IF([.AE139]&gt;-0.575;1735+[.AE139]*(-518.2+[.AE139]*(103.4+[.AE139]*(-12.79+[.AE139]*0.711)));-20.772/TAN(RADIANS([.AE139])))))/3600" office:value-type="float" office:value="0.0682101698981449" calcext:value-type="float">
            <text:p>0.0682101698981449</text:p>
          </table:table-cell>
          <table:table-cell table:formula="of:=[.AE139]+[.AF139]" office:value-type="float" office:value="13.0973453198047" calcext:value-type="float">
            <text:p>13.0973453198047</text:p>
          </table:table-cell>
          <table:table-cell table:formula="of:=IF([.AC139]&gt;0;MOD(DEGREES(ACOS(((SIN(RADIANS([.$B$3]))*COS(RADIANS([.AD139])))-SIN(RADIANS([.T139])))/(COS(RADIANS([.$B$3]))*SIN(RADIANS([.AD139])))))+180;360);MOD(540-DEGREES(ACOS(((SIN(RADIANS([.$B$3]))*COS(RADIANS([.AD139])))-SIN(RADIANS([.T139])))/(COS(RADIANS([.$B$3]))*SIN(RADIANS([.AD139])))));360))" office:value-type="float" office:value="206.878198597423" calcext:value-type="float">
            <text:p>206.87819859742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39]+0.1/24" office:value-type="time" office:time-value="PT13H54M00S" calcext:value-type="time">
            <text:p>13:54:00</text:p>
          </table:table-cell>
          <table:table-cell table:style-name="ce9" table:formula="of:=[.D140]+2415018.5+[.E140]-[.$B$5]/24" office:value-type="float" office:value="2461034.0375" calcext:value-type="float">
            <text:p>2461034.04</text:p>
          </table:table-cell>
          <table:table-cell table:style-name="ce10" table:formula="of:=([.F140]-2451545)/36525" office:value-type="float" office:value="0.259795687885013" calcext:value-type="float">
            <text:p>0.25979569</text:p>
          </table:table-cell>
          <table:table-cell/>
          <table:table-cell table:formula="of:=MOD(280.46646+[.G140]*(36000.76983+[.G140]*0.0003032);360)" office:value-type="float" office:value="273.311242838987" calcext:value-type="float">
            <text:p>273.311242838987</text:p>
          </table:table-cell>
          <table:table-cell table:formula="of:=357.52911+[.G140]*(35999.05029-0.0001537*[.G140])" office:value-type="float" office:value="9709.92713292392" calcext:value-type="float">
            <text:p>9709.92713292392</text:p>
          </table:table-cell>
          <table:table-cell table:formula="of:=0.016708634-[.G140]*(0.000042037+0.0000001267*[.G140])" office:value-type="float" office:value="0.016697704417204" calcext:value-type="float">
            <text:p>0.016697704417204</text:p>
          </table:table-cell>
          <table:table-cell table:formula="of:=SIN(RADIANS([.J140]))*(1.914602-[.G140]*(0.004817+0.000014*[.G140]))+SIN(RADIANS(2*[.J140]))*(0.019993-0.000101*[.G140])+SIN(RADIANS(3*[.J140]))*0.000289" office:value-type="float" office:value="-0.341667968285665" calcext:value-type="float">
            <text:p>-0.341667968285665</text:p>
          </table:table-cell>
          <table:table-cell table:formula="of:=[.I140]+[.L140]" office:value-type="float" office:value="272.969574870701" calcext:value-type="float">
            <text:p>272.969574870701</text:p>
          </table:table-cell>
          <table:table-cell table:formula="of:=[.J140]+[.L140]" office:value-type="float" office:value="9709.58546495564" calcext:value-type="float">
            <text:p>9709.58546495564</text:p>
          </table:table-cell>
          <table:table-cell table:formula="of:=(1.000001018*(1-[.K140]*[.K140]))/(1+[.K140]*COS(RADIANS([.N140])))" office:value-type="float" office:value="0.983569417115705" calcext:value-type="float">
            <text:p>0.983569417115705</text:p>
          </table:table-cell>
          <table:table-cell table:formula="of:=[.M140]-0.00569-0.00478*SIN(RADIANS(125.04-1934.136*[.G140]))" office:value-type="float" office:value="272.965317485034" calcext:value-type="float">
            <text:p>272.965317485034</text:p>
          </table:table-cell>
          <table:table-cell table:formula="of:=23+(26+((21.448-[.G140]*(46.815+[.G140]*(0.00059-[.G140]*0.001813))))/60)/60" office:value-type="float" office:value="23.4359126824557" calcext:value-type="float">
            <text:p>23.4359126824557</text:p>
          </table:table-cell>
          <table:table-cell table:formula="of:=[.Q140]+0.00256*COS(RADIANS(125.04-1934.136*[.G140]))" office:value-type="float" office:value="23.4383550000717" calcext:value-type="float">
            <text:p>23.4383550000717</text:p>
          </table:table-cell>
          <table:table-cell table:formula="of:=DEGREES(ATAN2(COS(RADIANS([.P140]));COS(RADIANS([.R140]))*SIN(RADIANS([.P140]))))" office:value-type="float" office:value="-86.7685479538708" calcext:value-type="float">
            <text:p>-86.7685479538708</text:p>
          </table:table-cell>
          <table:table-cell table:formula="of:=DEGREES(ASIN(SIN(RADIANS([.R140]))*SIN(RADIANS([.P140]))))" office:value-type="float" office:value="-23.4050996879796" calcext:value-type="float">
            <text:p>-23.4050996879796</text:p>
          </table:table-cell>
          <table:table-cell table:formula="of:=TAN(RADIANS([.R140]/2))*TAN(RADIANS([.R140]/2))" office:value-type="float" office:value="0.0430309941683272" calcext:value-type="float">
            <text:p>0.0430309941683272</text:p>
          </table:table-cell>
          <table:table-cell table:formula="of:=4*DEGREES([.U140]*SIN(2*RADIANS([.I140]))-2*[.K140]*SIN(RADIANS([.J140]))+4*[.K140]*[.U140]*SIN(RADIANS([.J140]))*COS(2*RADIANS([.I140]))-0.5*[.U140]*[.U140]*SIN(4*RADIANS([.I140]))-1.25*[.K140]*[.K140]*SIN(2*RADIANS([.J140])))" office:value-type="float" office:value="0.294608344251379" calcext:value-type="float">
            <text:p>0.294608344251379</text:p>
          </table:table-cell>
          <table:table-cell table:formula="of:=DEGREES(ACOS(COS(RADIANS(90.833))/(COS(RADIANS([.$B$3]))*COS(RADIANS([.T140])))-TAN(RADIANS([.$B$3]))*TAN(RADIANS([.T140]))))" office:value-type="float" office:value="61.5018899704054" calcext:value-type="float">
            <text:p>61.5018899704054</text:p>
          </table:table-cell>
          <table:table-cell table:style-name="ce8" table:formula="of:=(720-4*[.$B$4]-[.V140]+[.$B$5]*60)/1440" office:value-type="time" office:time-value="PT11H53M16.456299345S" calcext:value-type="time">
            <text:p>11:53:16</text:p>
          </table:table-cell>
          <table:table-cell table:style-name="ce8" table:formula="of:=[.X140]-[.W140]*4/1440" office:value-type="time" office:time-value="PT07H47M16.002706448S" calcext:value-type="time">
            <text:p>7:47:16</text:p>
          </table:table-cell>
          <table:table-cell table:style-name="ce8" table:formula="of:=[.X140]+[.W140]*4/1440" office:value-type="time" office:time-value="PT15H59M16.909892242S" calcext:value-type="time">
            <text:p>15:59:16</text:p>
          </table:table-cell>
          <table:table-cell table:style-name="ce11" table:formula="of:=8*[.W140]" office:value-type="float" office:value="492.015119763243" calcext:value-type="float">
            <text:p>492.015119763243</text:p>
          </table:table-cell>
          <table:table-cell table:formula="of:=MOD([.E140]*1440+[.V140]+4*[.$B$4]-60*[.$B$5];1440)" office:value-type="float" office:value="840.725728344251" calcext:value-type="float">
            <text:p>840.725728344251</text:p>
          </table:table-cell>
          <table:table-cell table:formula="of:=IF([.AB140]/4&lt;0;[.AB140]/4+180;[.AB140]/4-180)" office:value-type="float" office:value="30.1814320860626" calcext:value-type="float">
            <text:p>30.1814320860626</text:p>
          </table:table-cell>
          <table:table-cell table:formula="of:=DEGREES(ACOS(SIN(RADIANS([.$B$3]))*SIN(RADIANS([.T140]))+COS(RADIANS([.$B$3]))*COS(RADIANS([.T140]))*COS(RADIANS([.AC140]))))" office:value-type="float" office:value="77.423912939806" calcext:value-type="float">
            <text:p>77.423912939806</text:p>
          </table:table-cell>
          <table:table-cell table:formula="of:=90-[.AD140]" office:value-type="float" office:value="12.576087060194" calcext:value-type="float">
            <text:p>12.576087060194</text:p>
          </table:table-cell>
          <table:table-cell table:formula="of:=IF([.AE140]&gt;85;0;IF([.AE140]&gt;5;58.1/TAN(RADIANS([.AE140]))-0.07/POWER(TAN(RADIANS([.AE140]));3)+0.000086/POWER(TAN(RADIANS([.AE140]));5);IF([.AE140]&gt;-0.575;1735+[.AE140]*(-518.2+[.AE140]*(103.4+[.AE140]*(-12.79+[.AE140]*0.711)));-20.772/TAN(RADIANS([.AE140])))))/3600" office:value-type="float" office:value="0.0706349644866561" calcext:value-type="float">
            <text:p>0.0706349644866561</text:p>
          </table:table-cell>
          <table:table-cell table:formula="of:=[.AE140]+[.AF140]" office:value-type="float" office:value="12.6467220246807" calcext:value-type="float">
            <text:p>12.6467220246807</text:p>
          </table:table-cell>
          <table:table-cell table:formula="of:=IF([.AC140]&gt;0;MOD(DEGREES(ACOS(((SIN(RADIANS([.$B$3]))*COS(RADIANS([.AD140])))-SIN(RADIANS([.T140])))/(COS(RADIANS([.$B$3]))*SIN(RADIANS([.AD140])))))+180;360);MOD(540-DEGREES(ACOS(((SIN(RADIANS([.$B$3]))*COS(RADIANS([.AD140])))-SIN(RADIANS([.T140])))/(COS(RADIANS([.$B$3]))*SIN(RADIANS([.AD140])))));360))" office:value-type="float" office:value="208.210714178508" calcext:value-type="float">
            <text:p>208.21071417850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40]+0.1/24" office:value-type="time" office:time-value="PT14H00M00S" calcext:value-type="time">
            <text:p>14:00:00</text:p>
          </table:table-cell>
          <table:table-cell table:style-name="ce9" table:formula="of:=[.D141]+2415018.5+[.E141]-[.$B$5]/24" office:value-type="float" office:value="2461034.04166667" calcext:value-type="float">
            <text:p>2461034.04</text:p>
          </table:table-cell>
          <table:table-cell table:style-name="ce10" table:formula="of:=([.F141]-2451545)/36525" office:value-type="float" office:value="0.259795801962135" calcext:value-type="float">
            <text:p>0.25979580</text:p>
          </table:table-cell>
          <table:table-cell/>
          <table:table-cell table:formula="of:=MOD(280.46646+[.G141]*(36000.76983+[.G141]*0.0003032);360)" office:value-type="float" office:value="273.315349703218" calcext:value-type="float">
            <text:p>273.315349703218</text:p>
          </table:table-cell>
          <table:table-cell table:formula="of:=357.52911+[.G141]*(35999.05029-0.0001537*[.G141])" office:value-type="float" office:value="9709.93123959197" calcext:value-type="float">
            <text:p>9709.93123959197</text:p>
          </table:table-cell>
          <table:table-cell table:formula="of:=0.016708634-[.G141]*(0.000042037+0.0000001267*[.G141])" office:value-type="float" office:value="0.016697704412401" calcext:value-type="float">
            <text:p>0.016697704412401</text:p>
          </table:table-cell>
          <table:table-cell table:formula="of:=SIN(RADIANS([.J141]))*(1.914602-[.G141]*(0.004817+0.000014*[.G141]))+SIN(RADIANS(2*[.J141]))*(0.019993-0.000101*[.G141])+SIN(RADIANS(3*[.J141]))*0.000289" office:value-type="float" office:value="-0.341530201180692" calcext:value-type="float">
            <text:p>-0.341530201180692</text:p>
          </table:table-cell>
          <table:table-cell table:formula="of:=[.I141]+[.L141]" office:value-type="float" office:value="272.973819502037" calcext:value-type="float">
            <text:p>272.973819502037</text:p>
          </table:table-cell>
          <table:table-cell table:formula="of:=[.J141]+[.L141]" office:value-type="float" office:value="9709.58970939079" calcext:value-type="float">
            <text:p>9709.58970939079</text:p>
          </table:table-cell>
          <table:table-cell table:formula="of:=(1.000001018*(1-[.K141]*[.K141]))/(1+[.K141]*COS(RADIANS([.N141])))" office:value-type="float" office:value="0.983569200788697" calcext:value-type="float">
            <text:p>0.983569200788697</text:p>
          </table:table-cell>
          <table:table-cell table:formula="of:=[.M141]-0.00569-0.00478*SIN(RADIANS(125.04-1934.136*[.G141]))" office:value-type="float" office:value="272.969562133931" calcext:value-type="float">
            <text:p>272.969562133931</text:p>
          </table:table-cell>
          <table:table-cell table:formula="of:=23+(26+((21.448-[.G141]*(46.815+[.G141]*(0.00059-[.G141]*0.001813))))/60)/60" office:value-type="float" office:value="23.4359126809722" calcext:value-type="float">
            <text:p>23.4359126809722</text:p>
          </table:table-cell>
          <table:table-cell table:formula="of:=[.Q141]+0.00256*COS(RADIANS(125.04-1934.136*[.G141]))" office:value-type="float" office:value="23.4383549956336" calcext:value-type="float">
            <text:p>23.4383549956336</text:p>
          </table:table-cell>
          <table:table-cell table:formula="of:=DEGREES(ATAN2(COS(RADIANS([.P141]));COS(RADIANS([.R141]))*SIN(RADIANS([.P141]))))" office:value-type="float" office:value="-86.7639239051296" calcext:value-type="float">
            <text:p>-86.7639239051296</text:p>
          </table:table-cell>
          <table:table-cell table:formula="of:=DEGREES(ASIN(SIN(RADIANS([.R141]))*SIN(RADIANS([.P141]))))" office:value-type="float" office:value="-23.4050044433378" calcext:value-type="float">
            <text:p>-23.4050044433378</text:p>
          </table:table-cell>
          <table:table-cell table:formula="of:=TAN(RADIANS([.R141]/2))*TAN(RADIANS([.R141]/2))" office:value-type="float" office:value="0.0430309941515675" calcext:value-type="float">
            <text:p>0.0430309941515675</text:p>
          </table:table-cell>
          <table:table-cell table:formula="of:=4*DEGREES([.U141]*SIN(2*RADIANS([.I141]))-2*[.K141]*SIN(RADIANS([.J141]))+4*[.K141]*[.U141]*SIN(RADIANS([.J141]))*COS(2*RADIANS([.I141]))-0.5*[.U141]*[.U141]*SIN(4*RADIANS([.I141]))-1.25*[.K141]*[.K141]*SIN(2*RADIANS([.J141])))" office:value-type="float" office:value="0.292545841713265" calcext:value-type="float">
            <text:p>0.292545841713265</text:p>
          </table:table-cell>
          <table:table-cell table:formula="of:=DEGREES(ACOS(COS(RADIANS(90.833))/(COS(RADIANS([.$B$3]))*COS(RADIANS([.T141])))-TAN(RADIANS([.$B$3]))*TAN(RADIANS([.T141]))))" office:value-type="float" office:value="61.5020378866128" calcext:value-type="float">
            <text:p>61.5020378866128</text:p>
          </table:table-cell>
          <table:table-cell table:style-name="ce8" table:formula="of:=(720-4*[.$B$4]-[.V141]+[.$B$5]*60)/1440" office:value-type="time" office:time-value="PT11H53M16.580049497S" calcext:value-type="time">
            <text:p>11:53:16</text:p>
          </table:table-cell>
          <table:table-cell table:style-name="ce8" table:formula="of:=[.X141]-[.W141]*4/1440" office:value-type="time" office:time-value="PT07H47M16.09095671S" calcext:value-type="time">
            <text:p>7:47:16</text:p>
          </table:table-cell>
          <table:table-cell table:style-name="ce8" table:formula="of:=[.X141]+[.W141]*4/1440" office:value-type="time" office:time-value="PT15H59M17.069142284S" calcext:value-type="time">
            <text:p>15:59:17</text:p>
          </table:table-cell>
          <table:table-cell table:style-name="ce11" table:formula="of:=8*[.W141]" office:value-type="float" office:value="492.016303092902" calcext:value-type="float">
            <text:p>492.016303092902</text:p>
          </table:table-cell>
          <table:table-cell table:formula="of:=MOD([.E141]*1440+[.V141]+4*[.$B$4]-60*[.$B$5];1440)" office:value-type="float" office:value="846.723665841711" calcext:value-type="float">
            <text:p>846.723665841711</text:p>
          </table:table-cell>
          <table:table-cell table:formula="of:=IF([.AB141]/4&lt;0;[.AB141]/4+180;[.AB141]/4-180)" office:value-type="float" office:value="31.6809164604279" calcext:value-type="float">
            <text:p>31.6809164604279</text:p>
          </table:table-cell>
          <table:table-cell table:formula="of:=DEGREES(ACOS(SIN(RADIANS([.$B$3]))*SIN(RADIANS([.T141]))+COS(RADIANS([.$B$3]))*COS(RADIANS([.T141]))*COS(RADIANS([.AC141]))))" office:value-type="float" office:value="77.8969700154362" calcext:value-type="float">
            <text:p>77.8969700154362</text:p>
          </table:table-cell>
          <table:table-cell table:formula="of:=90-[.AD141]" office:value-type="float" office:value="12.1030299845638" calcext:value-type="float">
            <text:p>12.1030299845638</text:p>
          </table:table-cell>
          <table:table-cell table:formula="of:=IF([.AE141]&gt;85;0;IF([.AE141]&gt;5;58.1/TAN(RADIANS([.AE141]))-0.07/POWER(TAN(RADIANS([.AE141]));3)+0.000086/POWER(TAN(RADIANS([.AE141]));5);IF([.AE141]&gt;-0.575;1735+[.AE141]*(-518.2+[.AE141]*(103.4+[.AE141]*(-12.79+[.AE141]*0.711)));-20.772/TAN(RADIANS([.AE141])))))/3600" office:value-type="float" office:value="0.0733424990472001" calcext:value-type="float">
            <text:p>0.0733424990472001</text:p>
          </table:table-cell>
          <table:table-cell table:formula="of:=[.AE141]+[.AF141]" office:value-type="float" office:value="12.176372483611" calcext:value-type="float">
            <text:p>12.176372483611</text:p>
          </table:table-cell>
          <table:table-cell table:formula="of:=IF([.AC141]&gt;0;MOD(DEGREES(ACOS(((SIN(RADIANS([.$B$3]))*COS(RADIANS([.AD141])))-SIN(RADIANS([.T141])))/(COS(RADIANS([.$B$3]))*SIN(RADIANS([.AD141])))))+180;360);MOD(540-DEGREES(ACOS(((SIN(RADIANS([.$B$3]))*COS(RADIANS([.AD141])))-SIN(RADIANS([.T141])))/(COS(RADIANS([.$B$3]))*SIN(RADIANS([.AD141])))));360))" office:value-type="float" office:value="209.533512448742" calcext:value-type="float">
            <text:p>209.53351244874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41]+0.1/24" office:value-type="time" office:time-value="PT14H06M00S" calcext:value-type="time">
            <text:p>14:06:00</text:p>
          </table:table-cell>
          <table:table-cell table:style-name="ce9" table:formula="of:=[.D142]+2415018.5+[.E142]-[.$B$5]/24" office:value-type="float" office:value="2461034.04583333" calcext:value-type="float">
            <text:p>2461034.05</text:p>
          </table:table-cell>
          <table:table-cell table:style-name="ce10" table:formula="of:=([.F142]-2451545)/36525" office:value-type="float" office:value="0.259795916039244" calcext:value-type="float">
            <text:p>0.25979592</text:p>
          </table:table-cell>
          <table:table-cell/>
          <table:table-cell table:formula="of:=MOD(280.46646+[.G142]*(36000.76983+[.G142]*0.0003032);360)" office:value-type="float" office:value="273.319456566991" calcext:value-type="float">
            <text:p>273.319456566991</text:p>
          </table:table-cell>
          <table:table-cell table:formula="of:=357.52911+[.G142]*(35999.05029-0.0001537*[.G142])" office:value-type="float" office:value="9709.93534625956" calcext:value-type="float">
            <text:p>9709.93534625956</text:p>
          </table:table-cell>
          <table:table-cell table:formula="of:=0.016708634-[.G142]*(0.000042037+0.0000001267*[.G142])" office:value-type="float" office:value="0.0166977044075981" calcext:value-type="float">
            <text:p>0.0166977044075981</text:p>
          </table:table-cell>
          <table:table-cell table:formula="of:=SIN(RADIANS([.J142]))*(1.914602-[.G142]*(0.004817+0.000014*[.G142]))+SIN(RADIANS(2*[.J142]))*(0.019993-0.000101*[.G142])+SIN(RADIANS(3*[.J142]))*0.000289" office:value-type="float" office:value="-0.34139243222464" calcext:value-type="float">
            <text:p>-0.34139243222464</text:p>
          </table:table-cell>
          <table:table-cell table:formula="of:=[.I142]+[.L142]" office:value-type="float" office:value="272.978064134766" calcext:value-type="float">
            <text:p>272.978064134766</text:p>
          </table:table-cell>
          <table:table-cell table:formula="of:=[.J142]+[.L142]" office:value-type="float" office:value="9709.59395382733" calcext:value-type="float">
            <text:p>9709.59395382733</text:p>
          </table:table-cell>
          <table:table-cell table:formula="of:=(1.000001018*(1-[.K142]*[.K142]))/(1+[.K142]*COS(RADIANS([.N142])))" office:value-type="float" office:value="0.983568984548925" calcext:value-type="float">
            <text:p>0.983568984548925</text:p>
          </table:table-cell>
          <table:table-cell table:formula="of:=[.M142]-0.00569-0.00478*SIN(RADIANS(125.04-1934.136*[.G142]))" office:value-type="float" office:value="272.973806784221" calcext:value-type="float">
            <text:p>272.973806784221</text:p>
          </table:table-cell>
          <table:table-cell table:formula="of:=23+(26+((21.448-[.G142]*(46.815+[.G142]*(0.00059-[.G142]*0.001813))))/60)/60" office:value-type="float" office:value="23.4359126794888" calcext:value-type="float">
            <text:p>23.4359126794888</text:p>
          </table:table-cell>
          <table:table-cell table:formula="of:=[.Q142]+0.00256*COS(RADIANS(125.04-1934.136*[.G142]))" office:value-type="float" office:value="23.4383549911954" calcext:value-type="float">
            <text:p>23.4383549911954</text:p>
          </table:table-cell>
          <table:table-cell table:formula="of:=DEGREES(ATAN2(COS(RADIANS([.P142]));COS(RADIANS([.R142]))*SIN(RADIANS([.P142]))))" office:value-type="float" office:value="-86.7592998615304" calcext:value-type="float">
            <text:p>-86.7592998615304</text:p>
          </table:table-cell>
          <table:table-cell table:formula="of:=DEGREES(ASIN(SIN(RADIANS([.R142]))*SIN(RADIANS([.P142]))))" office:value-type="float" office:value="-23.404909062623" calcext:value-type="float">
            <text:p>-23.404909062623</text:p>
          </table:table-cell>
          <table:table-cell table:formula="of:=TAN(RADIANS([.R142]/2))*TAN(RADIANS([.R142]/2))" office:value-type="float" office:value="0.0430309941348077" calcext:value-type="float">
            <text:p>0.0430309941348077</text:p>
          </table:table-cell>
          <table:table-cell table:formula="of:=4*DEGREES([.U142]*SIN(2*RADIANS([.I142]))-2*[.K142]*SIN(RADIANS([.J142]))+4*[.K142]*[.U142]*SIN(RADIANS([.J142]))*COS(2*RADIANS([.I142]))-0.5*[.U142]*[.U142]*SIN(4*RADIANS([.I142]))-1.25*[.K142]*[.K142]*SIN(2*RADIANS([.J142])))" office:value-type="float" office:value="0.290483357971811" calcext:value-type="float">
            <text:p>0.290483357971811</text:p>
          </table:table-cell>
          <table:table-cell table:formula="of:=DEGREES(ACOS(COS(RADIANS(90.833))/(COS(RADIANS([.$B$3]))*COS(RADIANS([.T142])))-TAN(RADIANS([.$B$3]))*TAN(RADIANS([.T142]))))" office:value-type="float" office:value="61.5021860137266" calcext:value-type="float">
            <text:p>61.5021860137266</text:p>
          </table:table-cell>
          <table:table-cell table:style-name="ce8" table:formula="of:=(720-4*[.$B$4]-[.V142]+[.$B$5]*60)/1440" office:value-type="time" office:time-value="PT11H53M16.703798522S" calcext:value-type="time">
            <text:p>11:53:16</text:p>
          </table:table-cell>
          <table:table-cell table:style-name="ce8" table:formula="of:=[.X142]-[.W142]*4/1440" office:value-type="time" office:time-value="PT07H47M16.179155227S" calcext:value-type="time">
            <text:p>7:47:16</text:p>
          </table:table-cell>
          <table:table-cell table:style-name="ce8" table:formula="of:=[.X142]+[.W142]*4/1440" office:value-type="time" office:time-value="PT15H59M17.228441816S" calcext:value-type="time">
            <text:p>15:59:17</text:p>
          </table:table-cell>
          <table:table-cell table:style-name="ce11" table:formula="of:=8*[.W142]" office:value-type="float" office:value="492.017488109813" calcext:value-type="float">
            <text:p>492.017488109813</text:p>
          </table:table-cell>
          <table:table-cell table:formula="of:=MOD([.E142]*1440+[.V142]+4*[.$B$4]-60*[.$B$5];1440)" office:value-type="float" office:value="852.72160335797" calcext:value-type="float">
            <text:p>852.72160335797</text:p>
          </table:table-cell>
          <table:table-cell table:formula="of:=IF([.AB142]/4&lt;0;[.AB142]/4+180;[.AB142]/4-180)" office:value-type="float" office:value="33.1804008394926" calcext:value-type="float">
            <text:p>33.1804008394926</text:p>
          </table:table-cell>
          <table:table-cell table:formula="of:=DEGREES(ACOS(SIN(RADIANS([.$B$3]))*SIN(RADIANS([.T142]))+COS(RADIANS([.$B$3]))*COS(RADIANS([.T142]))*COS(RADIANS([.AC142]))))" office:value-type="float" office:value="78.3896370731558" calcext:value-type="float">
            <text:p>78.3896370731558</text:p>
          </table:table-cell>
          <table:table-cell table:formula="of:=90-[.AD142]" office:value-type="float" office:value="11.6103629268442" calcext:value-type="float">
            <text:p>11.6103629268442</text:p>
          </table:table-cell>
          <table:table-cell table:formula="of:=IF([.AE142]&gt;85;0;IF([.AE142]&gt;5;58.1/TAN(RADIANS([.AE142]))-0.07/POWER(TAN(RADIANS([.AE142]));3)+0.000086/POWER(TAN(RADIANS([.AE142]));5);IF([.AE142]&gt;-0.575;1735+[.AE142]*(-518.2+[.AE142]*(103.4+[.AE142]*(-12.79+[.AE142]*0.711)));-20.772/TAN(RADIANS([.AE142])))))/3600" office:value-type="float" office:value="0.0763737343929187" calcext:value-type="float">
            <text:p>0.0763737343929187</text:p>
          </table:table-cell>
          <table:table-cell table:formula="of:=[.AE142]+[.AF142]" office:value-type="float" office:value="11.6867366612371" calcext:value-type="float">
            <text:p>11.6867366612371</text:p>
          </table:table-cell>
          <table:table-cell table:formula="of:=IF([.AC142]&gt;0;MOD(DEGREES(ACOS(((SIN(RADIANS([.$B$3]))*COS(RADIANS([.AD142])))-SIN(RADIANS([.T142])))/(COS(RADIANS([.$B$3]))*SIN(RADIANS([.AD142])))))+180;360);MOD(540-DEGREES(ACOS(((SIN(RADIANS([.$B$3]))*COS(RADIANS([.AD142])))-SIN(RADIANS([.T142])))/(COS(RADIANS([.$B$3]))*SIN(RADIANS([.AD142])))));360))" office:value-type="float" office:value="210.846415936069" calcext:value-type="float">
            <text:p>210.84641593606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42]+0.1/24" office:value-type="time" office:time-value="PT14H12M00S" calcext:value-type="time">
            <text:p>14:12:00</text:p>
          </table:table-cell>
          <table:table-cell table:style-name="ce9" table:formula="of:=[.D143]+2415018.5+[.E143]-[.$B$5]/24" office:value-type="float" office:value="2461034.05" calcext:value-type="float">
            <text:p>2461034.05</text:p>
          </table:table-cell>
          <table:table-cell table:style-name="ce10" table:formula="of:=([.F143]-2451545)/36525" office:value-type="float" office:value="0.259796030116366" calcext:value-type="float">
            <text:p>0.25979603</text:p>
          </table:table-cell>
          <table:table-cell/>
          <table:table-cell table:formula="of:=MOD(280.46646+[.G143]*(36000.76983+[.G143]*0.0003032);360)" office:value-type="float" office:value="273.323563431226" calcext:value-type="float">
            <text:p>273.323563431226</text:p>
          </table:table-cell>
          <table:table-cell table:formula="of:=357.52911+[.G143]*(35999.05029-0.0001537*[.G143])" office:value-type="float" office:value="9709.9394529276" calcext:value-type="float">
            <text:p>9709.9394529276</text:p>
          </table:table-cell>
          <table:table-cell table:formula="of:=0.016708634-[.G143]*(0.000042037+0.0000001267*[.G143])" office:value-type="float" office:value="0.0166977044027951" calcext:value-type="float">
            <text:p>0.0166977044027951</text:p>
          </table:table-cell>
          <table:table-cell table:formula="of:=SIN(RADIANS([.J143]))*(1.914602-[.G143]*(0.004817+0.000014*[.G143]))+SIN(RADIANS(2*[.J143]))*(0.019993-0.000101*[.G143])+SIN(RADIANS(3*[.J143]))*0.000289" office:value-type="float" office:value="-0.341254661387666" calcext:value-type="float">
            <text:p>-0.341254661387666</text:p>
          </table:table-cell>
          <table:table-cell table:formula="of:=[.I143]+[.L143]" office:value-type="float" office:value="272.982308769838" calcext:value-type="float">
            <text:p>272.982308769838</text:p>
          </table:table-cell>
          <table:table-cell table:formula="of:=[.J143]+[.L143]" office:value-type="float" office:value="9709.59819826621" calcext:value-type="float">
            <text:p>9709.59819826621</text:p>
          </table:table-cell>
          <table:table-cell table:formula="of:=(1.000001018*(1-[.K143]*[.K143]))/(1+[.K143]*COS(RADIANS([.N143])))" office:value-type="float" office:value="0.983568768396342" calcext:value-type="float">
            <text:p>0.983568768396342</text:p>
          </table:table-cell>
          <table:table-cell table:formula="of:=[.M143]-0.00569-0.00478*SIN(RADIANS(125.04-1934.136*[.G143]))" office:value-type="float" office:value="272.978051436854" calcext:value-type="float">
            <text:p>272.978051436854</text:p>
          </table:table-cell>
          <table:table-cell table:formula="of:=23+(26+((21.448-[.G143]*(46.815+[.G143]*(0.00059-[.G143]*0.001813))))/60)/60" office:value-type="float" office:value="23.4359126780053" calcext:value-type="float">
            <text:p>23.4359126780053</text:p>
          </table:table-cell>
          <table:table-cell table:formula="of:=[.Q143]+0.00256*COS(RADIANS(125.04-1934.136*[.G143]))" office:value-type="float" office:value="23.4383549867572" calcext:value-type="float">
            <text:p>23.4383549867572</text:p>
          </table:table-cell>
          <table:table-cell table:formula="of:=DEGREES(ATAN2(COS(RADIANS([.P143]));COS(RADIANS([.R143]))*SIN(RADIANS([.P143]))))" office:value-type="float" office:value="-86.7546758220472" calcext:value-type="float">
            <text:p>-86.7546758220472</text:p>
          </table:table-cell>
          <table:table-cell table:formula="of:=DEGREES(ASIN(SIN(RADIANS([.R143]))*SIN(RADIANS([.P143]))))" office:value-type="float" office:value="-23.4048135458147" calcext:value-type="float">
            <text:p>-23.4048135458147</text:p>
          </table:table-cell>
          <table:table-cell table:formula="of:=TAN(RADIANS([.R143]/2))*TAN(RADIANS([.R143]/2))" office:value-type="float" office:value="0.0430309941180478" calcext:value-type="float">
            <text:p>0.0430309941180478</text:p>
          </table:table-cell>
          <table:table-cell table:formula="of:=4*DEGREES([.U143]*SIN(2*RADIANS([.I143]))-2*[.K143]*SIN(RADIANS([.J143]))+4*[.K143]*[.U143]*SIN(RADIANS([.J143]))*COS(2*RADIANS([.I143]))-0.5*[.U143]*[.U143]*SIN(4*RADIANS([.I143]))-1.25*[.K143]*[.K143]*SIN(2*RADIANS([.J143])))" office:value-type="float" office:value="0.288420892605842" calcext:value-type="float">
            <text:p>0.288420892605842</text:p>
          </table:table-cell>
          <table:table-cell table:formula="of:=DEGREES(ACOS(COS(RADIANS(90.833))/(COS(RADIANS([.$B$3]))*COS(RADIANS([.T143])))-TAN(RADIANS([.$B$3]))*TAN(RADIANS([.T143]))))" office:value-type="float" office:value="61.502334351777" calcext:value-type="float">
            <text:p>61.502334351777</text:p>
          </table:table-cell>
          <table:table-cell table:style-name="ce8" table:formula="of:=(720-4*[.$B$4]-[.V143]+[.$B$5]*60)/1440" office:value-type="time" office:time-value="PT11H53M16.827546444S" calcext:value-type="time">
            <text:p>11:53:16</text:p>
          </table:table-cell>
          <table:table-cell table:style-name="ce8" table:formula="of:=[.X143]-[.W143]*4/1440" office:value-type="time" office:time-value="PT07H47M16.267302017S" calcext:value-type="time">
            <text:p>7:47:16</text:p>
          </table:table-cell>
          <table:table-cell table:style-name="ce8" table:formula="of:=[.X143]+[.W143]*4/1440" office:value-type="time" office:time-value="PT15H59M17.38779087S" calcext:value-type="time">
            <text:p>15:59:17</text:p>
          </table:table-cell>
          <table:table-cell table:style-name="ce11" table:formula="of:=8*[.W143]" office:value-type="float" office:value="492.018674814216" calcext:value-type="float">
            <text:p>492.018674814216</text:p>
          </table:table-cell>
          <table:table-cell table:formula="of:=MOD([.E143]*1440+[.V143]+4*[.$B$4]-60*[.$B$5];1440)" office:value-type="float" office:value="858.719540892605" calcext:value-type="float">
            <text:p>858.719540892605</text:p>
          </table:table-cell>
          <table:table-cell table:formula="of:=IF([.AB143]/4&lt;0;[.AB143]/4+180;[.AB143]/4-180)" office:value-type="float" office:value="34.6798852231512" calcext:value-type="float">
            <text:p>34.6798852231512</text:p>
          </table:table-cell>
          <table:table-cell table:formula="of:=DEGREES(ACOS(SIN(RADIANS([.$B$3]))*SIN(RADIANS([.T143]))+COS(RADIANS([.$B$3]))*COS(RADIANS([.T143]))*COS(RADIANS([.AC143]))))" office:value-type="float" office:value="78.9015080875043" calcext:value-type="float">
            <text:p>78.9015080875043</text:p>
          </table:table-cell>
          <table:table-cell table:formula="of:=90-[.AD143]" office:value-type="float" office:value="11.0984919124957" calcext:value-type="float">
            <text:p>11.0984919124957</text:p>
          </table:table-cell>
          <table:table-cell table:formula="of:=IF([.AE143]&gt;85;0;IF([.AE143]&gt;5;58.1/TAN(RADIANS([.AE143]))-0.07/POWER(TAN(RADIANS([.AE143]));3)+0.000086/POWER(TAN(RADIANS([.AE143]));5);IF([.AE143]&gt;-0.575;1735+[.AE143]*(-518.2+[.AE143]*(103.4+[.AE143]*(-12.79+[.AE143]*0.711)));-20.772/TAN(RADIANS([.AE143])))))/3600" office:value-type="float" office:value="0.0797783907948005" calcext:value-type="float">
            <text:p>0.0797783907948005</text:p>
          </table:table-cell>
          <table:table-cell table:formula="of:=[.AE143]+[.AF143]" office:value-type="float" office:value="11.1782703032905" calcext:value-type="float">
            <text:p>11.1782703032905</text:p>
          </table:table-cell>
          <table:table-cell table:formula="of:=IF([.AC143]&gt;0;MOD(DEGREES(ACOS(((SIN(RADIANS([.$B$3]))*COS(RADIANS([.AD143])))-SIN(RADIANS([.T143])))/(COS(RADIANS([.$B$3]))*SIN(RADIANS([.AD143])))))+180;360);MOD(540-DEGREES(ACOS(((SIN(RADIANS([.$B$3]))*COS(RADIANS([.AD143])))-SIN(RADIANS([.T143])))/(COS(RADIANS([.$B$3]))*SIN(RADIANS([.AD143])))));360))" office:value-type="float" office:value="212.149279833427" calcext:value-type="float">
            <text:p>212.14927983342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43]+0.1/24" office:value-type="time" office:time-value="PT14H18M00S" calcext:value-type="time">
            <text:p>14:18:00</text:p>
          </table:table-cell>
          <table:table-cell table:style-name="ce9" table:formula="of:=[.D144]+2415018.5+[.E144]-[.$B$5]/24" office:value-type="float" office:value="2461034.05416667" calcext:value-type="float">
            <text:p>2461034.05</text:p>
          </table:table-cell>
          <table:table-cell table:style-name="ce10" table:formula="of:=([.F144]-2451545)/36525" office:value-type="float" office:value="0.259796144193476" calcext:value-type="float">
            <text:p>0.25979614</text:p>
          </table:table-cell>
          <table:table-cell/>
          <table:table-cell table:formula="of:=MOD(280.46646+[.G144]*(36000.76983+[.G144]*0.0003032);360)" office:value-type="float" office:value="273.327670294999" calcext:value-type="float">
            <text:p>273.327670294999</text:p>
          </table:table-cell>
          <table:table-cell table:formula="of:=357.52911+[.G144]*(35999.05029-0.0001537*[.G144])" office:value-type="float" office:value="9709.94355959519" calcext:value-type="float">
            <text:p>9709.94355959519</text:p>
          </table:table-cell>
          <table:table-cell table:formula="of:=0.016708634-[.G144]*(0.000042037+0.0000001267*[.G144])" office:value-type="float" office:value="0.0166977043979921" calcext:value-type="float">
            <text:p>0.0166977043979921</text:p>
          </table:table-cell>
          <table:table-cell table:formula="of:=SIN(RADIANS([.J144]))*(1.914602-[.G144]*(0.004817+0.000014*[.G144]))+SIN(RADIANS(2*[.J144]))*(0.019993-0.000101*[.G144])+SIN(RADIANS(3*[.J144]))*0.000289" office:value-type="float" office:value="-0.341116888701117" calcext:value-type="float">
            <text:p>-0.341116888701117</text:p>
          </table:table-cell>
          <table:table-cell table:formula="of:=[.I144]+[.L144]" office:value-type="float" office:value="272.986553406298" calcext:value-type="float">
            <text:p>272.986553406298</text:p>
          </table:table-cell>
          <table:table-cell table:formula="of:=[.J144]+[.L144]" office:value-type="float" office:value="9709.60244270649" calcext:value-type="float">
            <text:p>9709.60244270649</text:p>
          </table:table-cell>
          <table:table-cell table:formula="of:=(1.000001018*(1-[.K144]*[.K144]))/(1+[.K144]*COS(RADIANS([.N144])))" office:value-type="float" office:value="0.983568552330996" calcext:value-type="float">
            <text:p>0.983568552330996</text:p>
          </table:table-cell>
          <table:table-cell table:formula="of:=[.M144]-0.00569-0.00478*SIN(RADIANS(125.04-1934.136*[.G144]))" office:value-type="float" office:value="272.982296090875" calcext:value-type="float">
            <text:p>272.982296090875</text:p>
          </table:table-cell>
          <table:table-cell table:formula="of:=23+(26+((21.448-[.G144]*(46.815+[.G144]*(0.00059-[.G144]*0.001813))))/60)/60" office:value-type="float" office:value="23.4359126765218" calcext:value-type="float">
            <text:p>23.4359126765218</text:p>
          </table:table-cell>
          <table:table-cell table:formula="of:=[.Q144]+0.00256*COS(RADIANS(125.04-1934.136*[.G144]))" office:value-type="float" office:value="23.438354982319" calcext:value-type="float">
            <text:p>23.438354982319</text:p>
          </table:table-cell>
          <table:table-cell table:formula="of:=DEGREES(ATAN2(COS(RADIANS([.P144]));COS(RADIANS([.R144]))*SIN(RADIANS([.P144]))))" office:value-type="float" office:value="-86.7500517877306" calcext:value-type="float">
            <text:p>-86.7500517877306</text:p>
          </table:table-cell>
          <table:table-cell table:formula="of:=DEGREES(ASIN(SIN(RADIANS([.R144]))*SIN(RADIANS([.P144]))))" office:value-type="float" office:value="-23.4047178929348" calcext:value-type="float">
            <text:p>-23.4047178929348</text:p>
          </table:table-cell>
          <table:table-cell table:formula="of:=TAN(RADIANS([.R144]/2))*TAN(RADIANS([.R144]/2))" office:value-type="float" office:value="0.0430309941012877" calcext:value-type="float">
            <text:p>0.0430309941012877</text:p>
          </table:table-cell>
          <table:table-cell table:formula="of:=4*DEGREES([.U144]*SIN(2*RADIANS([.I144]))-2*[.K144]*SIN(RADIANS([.J144]))+4*[.K144]*[.U144]*SIN(RADIANS([.J144]))*COS(2*RADIANS([.I144]))-0.5*[.U144]*[.U144]*SIN(4*RADIANS([.I144]))-1.25*[.K144]*[.K144]*SIN(2*RADIANS([.J144])))" office:value-type="float" office:value="0.286358446117533" calcext:value-type="float">
            <text:p>0.286358446117533</text:p>
          </table:table-cell>
          <table:table-cell table:formula="of:=DEGREES(ACOS(COS(RADIANS(90.833))/(COS(RADIANS([.$B$3]))*COS(RADIANS([.T144])))-TAN(RADIANS([.$B$3]))*TAN(RADIANS([.T144]))))" office:value-type="float" office:value="61.502482900728" calcext:value-type="float">
            <text:p>61.502482900728</text:p>
          </table:table-cell>
          <table:table-cell table:style-name="ce8" table:formula="of:=(720-4*[.$B$4]-[.V144]+[.$B$5]*60)/1440" office:value-type="time" office:time-value="PT11H53M16.951293233S" calcext:value-type="time">
            <text:p>11:53:16</text:p>
          </table:table-cell>
          <table:table-cell table:style-name="ce8" table:formula="of:=[.X144]-[.W144]*4/1440" office:value-type="time" office:time-value="PT07H47M16.355397058S" calcext:value-type="time">
            <text:p>7:47:16</text:p>
          </table:table-cell>
          <table:table-cell table:style-name="ce8" table:formula="of:=[.X144]+[.W144]*4/1440" office:value-type="time" office:time-value="PT15H59M17.547189408S" calcext:value-type="time">
            <text:p>15:59:17</text:p>
          </table:table-cell>
          <table:table-cell table:style-name="ce11" table:formula="of:=8*[.W144]" office:value-type="float" office:value="492.019863205824" calcext:value-type="float">
            <text:p>492.019863205824</text:p>
          </table:table-cell>
          <table:table-cell table:formula="of:=MOD([.E144]*1440+[.V144]+4*[.$B$4]-60*[.$B$5];1440)" office:value-type="float" office:value="864.717478446116" calcext:value-type="float">
            <text:p>864.717478446116</text:p>
          </table:table-cell>
          <table:table-cell table:formula="of:=IF([.AB144]/4&lt;0;[.AB144]/4+180;[.AB144]/4-180)" office:value-type="float" office:value="36.1793696115289" calcext:value-type="float">
            <text:p>36.1793696115289</text:p>
          </table:table-cell>
          <table:table-cell table:formula="of:=DEGREES(ACOS(SIN(RADIANS([.$B$3]))*SIN(RADIANS([.T144]))+COS(RADIANS([.$B$3]))*COS(RADIANS([.T144]))*COS(RADIANS([.AC144]))))" office:value-type="float" office:value="79.4321711594889" calcext:value-type="float">
            <text:p>79.4321711594889</text:p>
          </table:table-cell>
          <table:table-cell table:formula="of:=90-[.AD144]" office:value-type="float" office:value="10.5678288405111" calcext:value-type="float">
            <text:p>10.5678288405111</text:p>
          </table:table-cell>
          <table:table-cell table:formula="of:=IF([.AE144]&gt;85;0;IF([.AE144]&gt;5;58.1/TAN(RADIANS([.AE144]))-0.07/POWER(TAN(RADIANS([.AE144]));3)+0.000086/POWER(TAN(RADIANS([.AE144]));5);IF([.AE144]&gt;-0.575;1735+[.AE144]*(-518.2+[.AE144]*(103.4+[.AE144]*(-12.79+[.AE144]*0.711)));-20.772/TAN(RADIANS([.AE144])))))/3600" office:value-type="float" office:value="0.0836172688937529" calcext:value-type="float">
            <text:p>0.0836172688937529</text:p>
          </table:table-cell>
          <table:table-cell table:formula="of:=[.AE144]+[.AF144]" office:value-type="float" office:value="10.6514461094048" calcext:value-type="float">
            <text:p>10.6514461094048</text:p>
          </table:table-cell>
          <table:table-cell table:formula="of:=IF([.AC144]&gt;0;MOD(DEGREES(ACOS(((SIN(RADIANS([.$B$3]))*COS(RADIANS([.AD144])))-SIN(RADIANS([.T144])))/(COS(RADIANS([.$B$3]))*SIN(RADIANS([.AD144])))))+180;360);MOD(540-DEGREES(ACOS(((SIN(RADIANS([.$B$3]))*COS(RADIANS([.AD144])))-SIN(RADIANS([.T144])))/(COS(RADIANS([.$B$3]))*SIN(RADIANS([.AD144])))));360))" office:value-type="float" office:value="213.441991445286" calcext:value-type="float">
            <text:p>213.44199144528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44]+0.1/24" office:value-type="time" office:time-value="PT14H24M00S" calcext:value-type="time">
            <text:p>14:24:00</text:p>
          </table:table-cell>
          <table:table-cell table:style-name="ce9" table:formula="of:=[.D145]+2415018.5+[.E145]-[.$B$5]/24" office:value-type="float" office:value="2461034.05833333" calcext:value-type="float">
            <text:p>2461034.06</text:p>
          </table:table-cell>
          <table:table-cell table:style-name="ce10" table:formula="of:=([.F145]-2451545)/36525" office:value-type="float" office:value="0.259796258270598" calcext:value-type="float">
            <text:p>0.25979626</text:p>
          </table:table-cell>
          <table:table-cell/>
          <table:table-cell table:formula="of:=MOD(280.46646+[.G145]*(36000.76983+[.G145]*0.0003032);360)" office:value-type="float" office:value="273.33177715923" calcext:value-type="float">
            <text:p>273.33177715923</text:p>
          </table:table-cell>
          <table:table-cell table:formula="of:=357.52911+[.G145]*(35999.05029-0.0001537*[.G145])" office:value-type="float" office:value="9709.94766626323" calcext:value-type="float">
            <text:p>9709.94766626323</text:p>
          </table:table-cell>
          <table:table-cell table:formula="of:=0.016708634-[.G145]*(0.000042037+0.0000001267*[.G145])" office:value-type="float" office:value="0.0166977043931891" calcext:value-type="float">
            <text:p>0.0166977043931891</text:p>
          </table:table-cell>
          <table:table-cell table:formula="of:=SIN(RADIANS([.J145]))*(1.914602-[.G145]*(0.004817+0.000014*[.G145]))+SIN(RADIANS(2*[.J145]))*(0.019993-0.000101*[.G145])+SIN(RADIANS(3*[.J145]))*0.000289" office:value-type="float" office:value="-0.340979114135149" calcext:value-type="float">
            <text:p>-0.340979114135149</text:p>
          </table:table-cell>
          <table:table-cell table:formula="of:=[.I145]+[.L145]" office:value-type="float" office:value="272.990798045095" calcext:value-type="float">
            <text:p>272.990798045095</text:p>
          </table:table-cell>
          <table:table-cell table:formula="of:=[.J145]+[.L145]" office:value-type="float" office:value="9709.6066871491" calcext:value-type="float">
            <text:p>9709.6066871491</text:p>
          </table:table-cell>
          <table:table-cell table:formula="of:=(1.000001018*(1-[.K145]*[.K145]))/(1+[.K145]*COS(RADIANS([.N145])))" office:value-type="float" office:value="0.983568336352842" calcext:value-type="float">
            <text:p>0.983568336352842</text:p>
          </table:table-cell>
          <table:table-cell table:formula="of:=[.M145]-0.00569-0.00478*SIN(RADIANS(125.04-1934.136*[.G145]))" office:value-type="float" office:value="272.986540747233" calcext:value-type="float">
            <text:p>272.986540747233</text:p>
          </table:table-cell>
          <table:table-cell table:formula="of:=23+(26+((21.448-[.G145]*(46.815+[.G145]*(0.00059-[.G145]*0.001813))))/60)/60" office:value-type="float" office:value="23.4359126750383" calcext:value-type="float">
            <text:p>23.4359126750383</text:p>
          </table:table-cell>
          <table:table-cell table:formula="of:=[.Q145]+0.00256*COS(RADIANS(125.04-1934.136*[.G145]))" office:value-type="float" office:value="23.4383549778807" calcext:value-type="float">
            <text:p>23.4383549778807</text:p>
          </table:table-cell>
          <table:table-cell table:formula="of:=DEGREES(ATAN2(COS(RADIANS([.P145]));COS(RADIANS([.R145]))*SIN(RADIANS([.P145]))))" office:value-type="float" office:value="-86.7454277575546" calcext:value-type="float">
            <text:p>-86.7454277575546</text:p>
          </table:table-cell>
          <table:table-cell table:formula="of:=DEGREES(ASIN(SIN(RADIANS([.R145]))*SIN(RADIANS([.P145]))))" office:value-type="float" office:value="-23.4046221039628" calcext:value-type="float">
            <text:p>-23.4046221039628</text:p>
          </table:table-cell>
          <table:table-cell table:formula="of:=TAN(RADIANS([.R145]/2))*TAN(RADIANS([.R145]/2))" office:value-type="float" office:value="0.0430309940845275" calcext:value-type="float">
            <text:p>0.0430309940845275</text:p>
          </table:table-cell>
          <table:table-cell table:formula="of:=4*DEGREES([.U145]*SIN(2*RADIANS([.I145]))-2*[.K145]*SIN(RADIANS([.J145]))+4*[.K145]*[.U145]*SIN(RADIANS([.J145]))*COS(2*RADIANS([.I145]))-0.5*[.U145]*[.U145]*SIN(4*RADIANS([.I145]))-1.25*[.K145]*[.K145]*SIN(2*RADIANS([.J145])))" office:value-type="float" office:value="0.284296018085789" calcext:value-type="float">
            <text:p>0.284296018085789</text:p>
          </table:table-cell>
          <table:table-cell table:formula="of:=DEGREES(ACOS(COS(RADIANS(90.833))/(COS(RADIANS([.$B$3]))*COS(RADIANS([.T145])))-TAN(RADIANS([.$B$3]))*TAN(RADIANS([.T145]))))" office:value-type="float" office:value="61.50263166061" calcext:value-type="float">
            <text:p>61.50263166061</text:p>
          </table:table-cell>
          <table:table-cell table:style-name="ce8" table:formula="of:=(720-4*[.$B$4]-[.V145]+[.$B$5]*60)/1440" office:value-type="time" office:time-value="PT11H53M17.075038915S" calcext:value-type="time">
            <text:p>11:53:17</text:p>
          </table:table-cell>
          <table:table-cell table:style-name="ce8" table:formula="of:=[.X145]-[.W145]*4/1440" office:value-type="time" office:time-value="PT07H47M16.443440368S" calcext:value-type="time">
            <text:p>7:47:16</text:p>
          </table:table-cell>
          <table:table-cell table:style-name="ce8" table:formula="of:=[.X145]+[.W145]*4/1440" office:value-type="time" office:time-value="PT15H59M17.706637461S" calcext:value-type="time">
            <text:p>15:59:17</text:p>
          </table:table-cell>
          <table:table-cell table:style-name="ce11" table:formula="of:=8*[.W145]" office:value-type="float" office:value="492.02105328488" calcext:value-type="float">
            <text:p>492.02105328488</text:p>
          </table:table-cell>
          <table:table-cell table:formula="of:=MOD([.E145]*1440+[.V145]+4*[.$B$4]-60*[.$B$5];1440)" office:value-type="float" office:value="870.715416018084" calcext:value-type="float">
            <text:p>870.715416018084</text:p>
          </table:table-cell>
          <table:table-cell table:formula="of:=IF([.AB145]/4&lt;0;[.AB145]/4+180;[.AB145]/4-180)" office:value-type="float" office:value="37.6788540045211" calcext:value-type="float">
            <text:p>37.6788540045211</text:p>
          </table:table-cell>
          <table:table-cell table:formula="of:=DEGREES(ACOS(SIN(RADIANS([.$B$3]))*SIN(RADIANS([.T145]))+COS(RADIANS([.$B$3]))*COS(RADIANS([.T145]))*COS(RADIANS([.AC145]))))" office:value-type="float" office:value="79.9812096169309" calcext:value-type="float">
            <text:p>79.9812096169309</text:p>
          </table:table-cell>
          <table:table-cell table:formula="of:=90-[.AD145]" office:value-type="float" office:value="10.0187903830691" calcext:value-type="float">
            <text:p>10.0187903830691</text:p>
          </table:table-cell>
          <table:table-cell table:formula="of:=IF([.AE145]&gt;85;0;IF([.AE145]&gt;5;58.1/TAN(RADIANS([.AE145]))-0.07/POWER(TAN(RADIANS([.AE145]));3)+0.000086/POWER(TAN(RADIANS([.AE145]));5);IF([.AE145]&gt;-0.575;1735+[.AE145]*(-518.2+[.AE145]*(103.4+[.AE145]*(-12.79+[.AE145]*0.711)));-20.772/TAN(RADIANS([.AE145])))))/3600" office:value-type="float" office:value="0.0879653099639283" calcext:value-type="float">
            <text:p>0.0879653099639283</text:p>
          </table:table-cell>
          <table:table-cell table:formula="of:=[.AE145]+[.AF145]" office:value-type="float" office:value="10.106755693033" calcext:value-type="float">
            <text:p>10.106755693033</text:p>
          </table:table-cell>
          <table:table-cell table:formula="of:=IF([.AC145]&gt;0;MOD(DEGREES(ACOS(((SIN(RADIANS([.$B$3]))*COS(RADIANS([.AD145])))-SIN(RADIANS([.T145])))/(COS(RADIANS([.$B$3]))*SIN(RADIANS([.AD145])))))+180;360);MOD(540-DEGREES(ACOS(((SIN(RADIANS([.$B$3]))*COS(RADIANS([.AD145])))-SIN(RADIANS([.T145])))/(COS(RADIANS([.$B$3]))*SIN(RADIANS([.AD145])))));360))" office:value-type="float" office:value="214.724469512425" calcext:value-type="float">
            <text:p>214.72446951242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45]+0.1/24" office:value-type="time" office:time-value="PT14H30M00S" calcext:value-type="time">
            <text:p>14:30:00</text:p>
          </table:table-cell>
          <table:table-cell table:style-name="ce9" table:formula="of:=[.D146]+2415018.5+[.E146]-[.$B$5]/24" office:value-type="float" office:value="2461034.0625" calcext:value-type="float">
            <text:p>2461034.06</text:p>
          </table:table-cell>
          <table:table-cell table:style-name="ce10" table:formula="of:=([.F146]-2451545)/36525" office:value-type="float" office:value="0.259796372347707" calcext:value-type="float">
            <text:p>0.25979637</text:p>
          </table:table-cell>
          <table:table-cell/>
          <table:table-cell table:formula="of:=MOD(280.46646+[.G146]*(36000.76983+[.G146]*0.0003032);360)" office:value-type="float" office:value="273.335884023005" calcext:value-type="float">
            <text:p>273.335884023005</text:p>
          </table:table-cell>
          <table:table-cell table:formula="of:=357.52911+[.G146]*(35999.05029-0.0001537*[.G146])" office:value-type="float" office:value="9709.95177293082" calcext:value-type="float">
            <text:p>9709.95177293082</text:p>
          </table:table-cell>
          <table:table-cell table:formula="of:=0.016708634-[.G146]*(0.000042037+0.0000001267*[.G146])" office:value-type="float" office:value="0.0166977043883862" calcext:value-type="float">
            <text:p>0.0166977043883862</text:p>
          </table:table-cell>
          <table:table-cell table:formula="of:=SIN(RADIANS([.J146]))*(1.914602-[.G146]*(0.004817+0.000014*[.G146]))+SIN(RADIANS(2*[.J146]))*(0.019993-0.000101*[.G146])+SIN(RADIANS(3*[.J146]))*0.000289" office:value-type="float" office:value="-0.340841337721163" calcext:value-type="float">
            <text:p>-0.340841337721163</text:p>
          </table:table-cell>
          <table:table-cell table:formula="of:=[.I146]+[.L146]" office:value-type="float" office:value="272.995042685284" calcext:value-type="float">
            <text:p>272.995042685284</text:p>
          </table:table-cell>
          <table:table-cell table:formula="of:=[.J146]+[.L146]" office:value-type="float" office:value="9709.6109315931" calcext:value-type="float">
            <text:p>9709.6109315931</text:p>
          </table:table-cell>
          <table:table-cell table:formula="of:=(1.000001018*(1-[.K146]*[.K146]))/(1+[.K146]*COS(RADIANS([.N146])))" office:value-type="float" office:value="0.983568120461929" calcext:value-type="float">
            <text:p>0.983568120461929</text:p>
          </table:table-cell>
          <table:table-cell table:formula="of:=[.M146]-0.00569-0.00478*SIN(RADIANS(125.04-1934.136*[.G146]))" office:value-type="float" office:value="272.990785404983" calcext:value-type="float">
            <text:p>272.990785404983</text:p>
          </table:table-cell>
          <table:table-cell table:formula="of:=23+(26+((21.448-[.G146]*(46.815+[.G146]*(0.00059-[.G146]*0.001813))))/60)/60" office:value-type="float" office:value="23.4359126735549" calcext:value-type="float">
            <text:p>23.4359126735549</text:p>
          </table:table-cell>
          <table:table-cell table:formula="of:=[.Q146]+0.00256*COS(RADIANS(125.04-1934.136*[.G146]))" office:value-type="float" office:value="23.4383549734424" calcext:value-type="float">
            <text:p>23.4383549734424</text:p>
          </table:table-cell>
          <table:table-cell table:formula="of:=DEGREES(ATAN2(COS(RADIANS([.P146]));COS(RADIANS([.R146]))*SIN(RADIANS([.P146]))))" office:value-type="float" office:value="-86.7408037325597" calcext:value-type="float">
            <text:p>-86.7408037325597</text:p>
          </table:table-cell>
          <table:table-cell table:formula="of:=DEGREES(ASIN(SIN(RADIANS([.R146]))*SIN(RADIANS([.P146]))))" office:value-type="float" office:value="-23.4045261789205" calcext:value-type="float">
            <text:p>-23.4045261789205</text:p>
          </table:table-cell>
          <table:table-cell table:formula="of:=TAN(RADIANS([.R146]/2))*TAN(RADIANS([.R146]/2))" office:value-type="float" office:value="0.0430309940677671" calcext:value-type="float">
            <text:p>0.0430309940677671</text:p>
          </table:table-cell>
          <table:table-cell table:formula="of:=4*DEGREES([.U146]*SIN(2*RADIANS([.I146]))-2*[.K146]*SIN(RADIANS([.J146]))+4*[.K146]*[.U146]*SIN(RADIANS([.J146]))*COS(2*RADIANS([.I146]))-0.5*[.U146]*[.U146]*SIN(4*RADIANS([.I146]))-1.25*[.K146]*[.K146]*SIN(2*RADIANS([.J146])))" office:value-type="float" office:value="0.282233609009778" calcext:value-type="float">
            <text:p>0.282233609009778</text:p>
          </table:table-cell>
          <table:table-cell table:formula="of:=DEGREES(ACOS(COS(RADIANS(90.833))/(COS(RADIANS([.$B$3]))*COS(RADIANS([.T146])))-TAN(RADIANS([.$B$3]))*TAN(RADIANS([.T146]))))" office:value-type="float" office:value="61.5027806313871" calcext:value-type="float">
            <text:p>61.5027806313871</text:p>
          </table:table-cell>
          <table:table-cell table:style-name="ce8" table:formula="of:=(720-4*[.$B$4]-[.V146]+[.$B$5]*60)/1440" office:value-type="time" office:time-value="PT11H53M17.198783459S" calcext:value-type="time">
            <text:p>11:53:17</text:p>
          </table:table-cell>
          <table:table-cell table:style-name="ce8" table:formula="of:=[.X146]-[.W146]*4/1440" office:value-type="time" office:time-value="PT07H47M16.531431927S" calcext:value-type="time">
            <text:p>7:47:16</text:p>
          </table:table-cell>
          <table:table-cell table:style-name="ce8" table:formula="of:=[.X146]+[.W146]*4/1440" office:value-type="time" office:time-value="PT15H59M17.866134992S" calcext:value-type="time">
            <text:p>15:59:17</text:p>
          </table:table-cell>
          <table:table-cell table:style-name="ce11" table:formula="of:=8*[.W146]" office:value-type="float" office:value="492.022245051097" calcext:value-type="float">
            <text:p>492.022245051097</text:p>
          </table:table-cell>
          <table:table-cell table:formula="of:=MOD([.E146]*1440+[.V146]+4*[.$B$4]-60*[.$B$5];1440)" office:value-type="float" office:value="876.713353609009" calcext:value-type="float">
            <text:p>876.713353609009</text:p>
          </table:table-cell>
          <table:table-cell table:formula="of:=IF([.AB146]/4&lt;0;[.AB146]/4+180;[.AB146]/4-180)" office:value-type="float" office:value="39.1783384022522" calcext:value-type="float">
            <text:p>39.1783384022522</text:p>
          </table:table-cell>
          <table:table-cell table:formula="of:=DEGREES(ACOS(SIN(RADIANS([.$B$3]))*SIN(RADIANS([.T146]))+COS(RADIANS([.$B$3]))*COS(RADIANS([.T146]))*COS(RADIANS([.AC146]))))" office:value-type="float" office:value="80.5482030634613" calcext:value-type="float">
            <text:p>80.5482030634613</text:p>
          </table:table-cell>
          <table:table-cell table:formula="of:=90-[.AD146]" office:value-type="float" office:value="9.45179693653871" calcext:value-type="float">
            <text:p>9.45179693653871</text:p>
          </table:table-cell>
          <table:table-cell table:formula="of:=IF([.AE146]&gt;85;0;IF([.AE146]&gt;5;58.1/TAN(RADIANS([.AE146]))-0.07/POWER(TAN(RADIANS([.AE146]));3)+0.000086/POWER(TAN(RADIANS([.AE146]));5);IF([.AE146]&gt;-0.575;1735+[.AE146]*(-518.2+[.AE146]*(103.4+[.AE146]*(-12.79+[.AE146]*0.711)));-20.772/TAN(RADIANS([.AE146])))))/3600" office:value-type="float" office:value="0.0929156593869636" calcext:value-type="float">
            <text:p>0.0929156593869636</text:p>
          </table:table-cell>
          <table:table-cell table:formula="of:=[.AE146]+[.AF146]" office:value-type="float" office:value="9.54471259592568" calcext:value-type="float">
            <text:p>9.54471259592568</text:p>
          </table:table-cell>
          <table:table-cell table:formula="of:=IF([.AC146]&gt;0;MOD(DEGREES(ACOS(((SIN(RADIANS([.$B$3]))*COS(RADIANS([.AD146])))-SIN(RADIANS([.T146])))/(COS(RADIANS([.$B$3]))*SIN(RADIANS([.AD146])))))+180;360);MOD(540-DEGREES(ACOS(((SIN(RADIANS([.$B$3]))*COS(RADIANS([.AD146])))-SIN(RADIANS([.T146])))/(COS(RADIANS([.$B$3]))*SIN(RADIANS([.AD146])))));360))" office:value-type="float" office:value="215.996663433478" calcext:value-type="float">
            <text:p>215.99666343347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46]+0.1/24" office:value-type="time" office:time-value="PT14H36M00S" calcext:value-type="time">
            <text:p>14:36:00</text:p>
          </table:table-cell>
          <table:table-cell table:style-name="ce9" table:formula="of:=[.D147]+2415018.5+[.E147]-[.$B$5]/24" office:value-type="float" office:value="2461034.06666667" calcext:value-type="float">
            <text:p>2461034.07</text:p>
          </table:table-cell>
          <table:table-cell table:style-name="ce10" table:formula="of:=([.F147]-2451545)/36525" office:value-type="float" office:value="0.259796486424829" calcext:value-type="float">
            <text:p>0.25979649</text:p>
          </table:table-cell>
          <table:table-cell/>
          <table:table-cell table:formula="of:=MOD(280.46646+[.G147]*(36000.76983+[.G147]*0.0003032);360)" office:value-type="float" office:value="273.339990887238" calcext:value-type="float">
            <text:p>273.339990887238</text:p>
          </table:table-cell>
          <table:table-cell table:formula="of:=357.52911+[.G147]*(35999.05029-0.0001537*[.G147])" office:value-type="float" office:value="9709.95587959887" calcext:value-type="float">
            <text:p>9709.95587959887</text:p>
          </table:table-cell>
          <table:table-cell table:formula="of:=0.016708634-[.G147]*(0.000042037+0.0000001267*[.G147])" office:value-type="float" office:value="0.0166977043835832" calcext:value-type="float">
            <text:p>0.0166977043835832</text:p>
          </table:table-cell>
          <table:table-cell table:formula="of:=SIN(RADIANS([.J147]))*(1.914602-[.G147]*(0.004817+0.000014*[.G147]))+SIN(RADIANS(2*[.J147]))*(0.019993-0.000101*[.G147])+SIN(RADIANS(3*[.J147]))*0.000289" office:value-type="float" office:value="-0.340703559429096" calcext:value-type="float">
            <text:p>-0.340703559429096</text:p>
          </table:table-cell>
          <table:table-cell table:formula="of:=[.I147]+[.L147]" office:value-type="float" office:value="272.999287327809" calcext:value-type="float">
            <text:p>272.999287327809</text:p>
          </table:table-cell>
          <table:table-cell table:formula="of:=[.J147]+[.L147]" office:value-type="float" office:value="9709.61517603944" calcext:value-type="float">
            <text:p>9709.61517603944</text:p>
          </table:table-cell>
          <table:table-cell table:formula="of:=(1.000001018*(1-[.K147]*[.K147]))/(1+[.K147]*COS(RADIANS([.N147])))" office:value-type="float" office:value="0.983567904658209" calcext:value-type="float">
            <text:p>0.983567904658209</text:p>
          </table:table-cell>
          <table:table-cell table:formula="of:=[.M147]-0.00569-0.00478*SIN(RADIANS(125.04-1934.136*[.G147]))" office:value-type="float" office:value="272.995030065069" calcext:value-type="float">
            <text:p>272.995030065069</text:p>
          </table:table-cell>
          <table:table-cell table:formula="of:=23+(26+((21.448-[.G147]*(46.815+[.G147]*(0.00059-[.G147]*0.001813))))/60)/60" office:value-type="float" office:value="23.4359126720714" calcext:value-type="float">
            <text:p>23.4359126720714</text:p>
          </table:table-cell>
          <table:table-cell table:formula="of:=[.Q147]+0.00256*COS(RADIANS(125.04-1934.136*[.G147]))" office:value-type="float" office:value="23.438354969004" calcext:value-type="float">
            <text:p>23.438354969004</text:p>
          </table:table-cell>
          <table:table-cell table:formula="of:=DEGREES(ATAN2(COS(RADIANS([.P147]));COS(RADIANS([.R147]))*SIN(RADIANS([.P147]))))" office:value-type="float" office:value="-86.7361797117258" calcext:value-type="float">
            <text:p>-86.7361797117258</text:p>
          </table:table-cell>
          <table:table-cell table:formula="of:=DEGREES(ASIN(SIN(RADIANS([.R147]))*SIN(RADIANS([.P147]))))" office:value-type="float" office:value="-23.4044301177873" calcext:value-type="float">
            <text:p>-23.4044301177873</text:p>
          </table:table-cell>
          <table:table-cell table:formula="of:=TAN(RADIANS([.R147]/2))*TAN(RADIANS([.R147]/2))" office:value-type="float" office:value="0.0430309940510066" calcext:value-type="float">
            <text:p>0.0430309940510066</text:p>
          </table:table-cell>
          <table:table-cell table:formula="of:=4*DEGREES([.U147]*SIN(2*RADIANS([.I147]))-2*[.K147]*SIN(RADIANS([.J147]))+4*[.K147]*[.U147]*SIN(RADIANS([.J147]))*COS(2*RADIANS([.I147]))-0.5*[.U147]*[.U147]*SIN(4*RADIANS([.I147]))-1.25*[.K147]*[.K147]*SIN(2*RADIANS([.J147])))" office:value-type="float" office:value="0.280171218469338" calcext:value-type="float">
            <text:p>0.280171218469338</text:p>
          </table:table-cell>
          <table:table-cell table:formula="of:=DEGREES(ACOS(COS(RADIANS(90.833))/(COS(RADIANS([.$B$3]))*COS(RADIANS([.T147])))-TAN(RADIANS([.$B$3]))*TAN(RADIANS([.T147]))))" office:value-type="float" office:value="61.5029298130896" calcext:value-type="float">
            <text:p>61.5029298130896</text:p>
          </table:table-cell>
          <table:table-cell table:style-name="ce8" table:formula="of:=(720-4*[.$B$4]-[.V147]+[.$B$5]*60)/1440" office:value-type="time" office:time-value="PT11H53M17.322526892S" calcext:value-type="time">
            <text:p>11:53:17</text:p>
          </table:table-cell>
          <table:table-cell table:style-name="ce8" table:formula="of:=[.X147]-[.W147]*4/1440" office:value-type="time" office:time-value="PT07H47M16.61937175S" calcext:value-type="time">
            <text:p>7:47:16</text:p>
          </table:table-cell>
          <table:table-cell table:style-name="ce8" table:formula="of:=[.X147]+[.W147]*4/1440" office:value-type="time" office:time-value="PT15H59M18.025682033S" calcext:value-type="time">
            <text:p>15:59:18</text:p>
          </table:table-cell>
          <table:table-cell table:style-name="ce11" table:formula="of:=8*[.W147]" office:value-type="float" office:value="492.023438504717" calcext:value-type="float">
            <text:p>492.023438504717</text:p>
          </table:table-cell>
          <table:table-cell table:formula="of:=MOD([.E147]*1440+[.V147]+4*[.$B$4]-60*[.$B$5];1440)" office:value-type="float" office:value="882.711291218467" calcext:value-type="float">
            <text:p>882.711291218467</text:p>
          </table:table-cell>
          <table:table-cell table:formula="of:=IF([.AB147]/4&lt;0;[.AB147]/4+180;[.AB147]/4-180)" office:value-type="float" office:value="40.6778228046168" calcext:value-type="float">
            <text:p>40.6778228046168</text:p>
          </table:table-cell>
          <table:table-cell table:formula="of:=DEGREES(ACOS(SIN(RADIANS([.$B$3]))*SIN(RADIANS([.T147]))+COS(RADIANS([.$B$3]))*COS(RADIANS([.T147]))*COS(RADIANS([.AC147]))))" office:value-type="float" office:value="81.132728371508" calcext:value-type="float">
            <text:p>81.132728371508</text:p>
          </table:table-cell>
          <table:table-cell table:formula="of:=90-[.AD147]" office:value-type="float" office:value="8.86727162849199" calcext:value-type="float">
            <text:p>8.86727162849199</text:p>
          </table:table-cell>
          <table:table-cell table:formula="of:=IF([.AE147]&gt;85;0;IF([.AE147]&gt;5;58.1/TAN(RADIANS([.AE147]))-0.07/POWER(TAN(RADIANS([.AE147]));3)+0.000086/POWER(TAN(RADIANS([.AE147]));5);IF([.AE147]&gt;-0.575;1735+[.AE147]*(-518.2+[.AE147]*(103.4+[.AE147]*(-12.79+[.AE147]*0.711)));-20.772/TAN(RADIANS([.AE147])))))/3600" office:value-type="float" office:value="0.0985850926818983" calcext:value-type="float">
            <text:p>0.0985850926818983</text:p>
          </table:table-cell>
          <table:table-cell table:formula="of:=[.AE147]+[.AF147]" office:value-type="float" office:value="8.96585672117389" calcext:value-type="float">
            <text:p>8.96585672117389</text:p>
          </table:table-cell>
          <table:table-cell table:formula="of:=IF([.AC147]&gt;0;MOD(DEGREES(ACOS(((SIN(RADIANS([.$B$3]))*COS(RADIANS([.AD147])))-SIN(RADIANS([.T147])))/(COS(RADIANS([.$B$3]))*SIN(RADIANS([.AD147])))))+180;360);MOD(540-DEGREES(ACOS(((SIN(RADIANS([.$B$3]))*COS(RADIANS([.AD147])))-SIN(RADIANS([.T147])))/(COS(RADIANS([.$B$3]))*SIN(RADIANS([.AD147])))));360))" office:value-type="float" office:value="217.258552398615" calcext:value-type="float">
            <text:p>217.25855239861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47]+0.1/24" office:value-type="time" office:time-value="PT14H42M00S" calcext:value-type="time">
            <text:p>14:42:00</text:p>
          </table:table-cell>
          <table:table-cell table:style-name="ce9" table:formula="of:=[.D148]+2415018.5+[.E148]-[.$B$5]/24" office:value-type="float" office:value="2461034.07083333" calcext:value-type="float">
            <text:p>2461034.07</text:p>
          </table:table-cell>
          <table:table-cell table:style-name="ce10" table:formula="of:=([.F148]-2451545)/36525" office:value-type="float" office:value="0.259796600501939" calcext:value-type="float">
            <text:p>0.25979660</text:p>
          </table:table-cell>
          <table:table-cell/>
          <table:table-cell table:formula="of:=MOD(280.46646+[.G148]*(36000.76983+[.G148]*0.0003032);360)" office:value-type="float" office:value="273.344097751013" calcext:value-type="float">
            <text:p>273.344097751013</text:p>
          </table:table-cell>
          <table:table-cell table:formula="of:=357.52911+[.G148]*(35999.05029-0.0001537*[.G148])" office:value-type="float" office:value="9709.95998626645" calcext:value-type="float">
            <text:p>9709.95998626645</text:p>
          </table:table-cell>
          <table:table-cell table:formula="of:=0.016708634-[.G148]*(0.000042037+0.0000001267*[.G148])" office:value-type="float" office:value="0.0166977043787802" calcext:value-type="float">
            <text:p>0.0166977043787802</text:p>
          </table:table-cell>
          <table:table-cell table:formula="of:=SIN(RADIANS([.J148]))*(1.914602-[.G148]*(0.004817+0.000014*[.G148]))+SIN(RADIANS(2*[.J148]))*(0.019993-0.000101*[.G148])+SIN(RADIANS(3*[.J148]))*0.000289" office:value-type="float" office:value="-0.340565779290679" calcext:value-type="float">
            <text:p>-0.340565779290679</text:p>
          </table:table-cell>
          <table:table-cell table:formula="of:=[.I148]+[.L148]" office:value-type="float" office:value="273.003531971722" calcext:value-type="float">
            <text:p>273.003531971722</text:p>
          </table:table-cell>
          <table:table-cell table:formula="of:=[.J148]+[.L148]" office:value-type="float" office:value="9709.61942048716" calcext:value-type="float">
            <text:p>9709.61942048716</text:p>
          </table:table-cell>
          <table:table-cell table:formula="of:=(1.000001018*(1-[.K148]*[.K148]))/(1+[.K148]*COS(RADIANS([.N148])))" office:value-type="float" office:value="0.983567688941732" calcext:value-type="float">
            <text:p>0.983567688941732</text:p>
          </table:table-cell>
          <table:table-cell table:formula="of:=[.M148]-0.00569-0.00478*SIN(RADIANS(125.04-1934.136*[.G148]))" office:value-type="float" office:value="272.999274726543" calcext:value-type="float">
            <text:p>272.999274726543</text:p>
          </table:table-cell>
          <table:table-cell table:formula="of:=23+(26+((21.448-[.G148]*(46.815+[.G148]*(0.00059-[.G148]*0.001813))))/60)/60" office:value-type="float" office:value="23.4359126705879" calcext:value-type="float">
            <text:p>23.4359126705879</text:p>
          </table:table-cell>
          <table:table-cell table:formula="of:=[.Q148]+0.00256*COS(RADIANS(125.04-1934.136*[.G148]))" office:value-type="float" office:value="23.4383549645656" calcext:value-type="float">
            <text:p>23.4383549645656</text:p>
          </table:table-cell>
          <table:table-cell table:formula="of:=DEGREES(ATAN2(COS(RADIANS([.P148]));COS(RADIANS([.R148]))*SIN(RADIANS([.P148]))))" office:value-type="float" office:value="-86.7315556960959" calcext:value-type="float">
            <text:p>-86.7315556960959</text:p>
          </table:table-cell>
          <table:table-cell table:formula="of:=DEGREES(ASIN(SIN(RADIANS([.R148]))*SIN(RADIANS([.P148]))))" office:value-type="float" office:value="-23.4043339205852" calcext:value-type="float">
            <text:p>-23.4043339205852</text:p>
          </table:table-cell>
          <table:table-cell table:formula="of:=TAN(RADIANS([.R148]/2))*TAN(RADIANS([.R148]/2))" office:value-type="float" office:value="0.043030994034246" calcext:value-type="float">
            <text:p>0.043030994034246</text:p>
          </table:table-cell>
          <table:table-cell table:formula="of:=4*DEGREES([.U148]*SIN(2*RADIANS([.I148]))-2*[.K148]*SIN(RADIANS([.J148]))+4*[.K148]*[.U148]*SIN(RADIANS([.J148]))*COS(2*RADIANS([.I148]))-0.5*[.U148]*[.U148]*SIN(4*RADIANS([.I148]))-1.25*[.K148]*[.K148]*SIN(2*RADIANS([.J148])))" office:value-type="float" office:value="0.278108846965736" calcext:value-type="float">
            <text:p>0.278108846965736</text:p>
          </table:table-cell>
          <table:table-cell table:formula="of:=DEGREES(ACOS(COS(RADIANS(90.833))/(COS(RADIANS([.$B$3]))*COS(RADIANS([.T148])))-TAN(RADIANS([.$B$3]))*TAN(RADIANS([.T148]))))" office:value-type="float" office:value="61.5030792056815" calcext:value-type="float">
            <text:p>61.5030792056815</text:p>
          </table:table-cell>
          <table:table-cell table:style-name="ce8" table:formula="of:=(720-4*[.$B$4]-[.V148]+[.$B$5]*60)/1440" office:value-type="time" office:time-value="PT11H53M17.446269182S" calcext:value-type="time">
            <text:p>11:53:17</text:p>
          </table:table-cell>
          <table:table-cell table:style-name="ce8" table:formula="of:=[.X148]-[.W148]*4/1440" office:value-type="time" office:time-value="PT07H47M16.707259819S" calcext:value-type="time">
            <text:p>7:47:16</text:p>
          </table:table-cell>
          <table:table-cell table:style-name="ce8" table:formula="of:=[.X148]+[.W148]*4/1440" office:value-type="time" office:time-value="PT15H59M18.185278546S" calcext:value-type="time">
            <text:p>15:59:18</text:p>
          </table:table-cell>
          <table:table-cell table:style-name="ce11" table:formula="of:=8*[.W148]" office:value-type="float" office:value="492.024633645452" calcext:value-type="float">
            <text:p>492.024633645452</text:p>
          </table:table-cell>
          <table:table-cell table:formula="of:=MOD([.E148]*1440+[.V148]+4*[.$B$4]-60*[.$B$5];1440)" office:value-type="float" office:value="888.709228846964" calcext:value-type="float">
            <text:p>888.709228846964</text:p>
          </table:table-cell>
          <table:table-cell table:formula="of:=IF([.AB148]/4&lt;0;[.AB148]/4+180;[.AB148]/4-180)" office:value-type="float" office:value="42.1773072117411" calcext:value-type="float">
            <text:p>42.1773072117411</text:p>
          </table:table-cell>
          <table:table-cell table:formula="of:=DEGREES(ACOS(SIN(RADIANS([.$B$3]))*SIN(RADIANS([.T148]))+COS(RADIANS([.$B$3]))*COS(RADIANS([.T148]))*COS(RADIANS([.AC148]))))" office:value-type="float" office:value="81.7343606173754" calcext:value-type="float">
            <text:p>81.7343606173754</text:p>
          </table:table-cell>
          <table:table-cell table:formula="of:=90-[.AD148]" office:value-type="float" office:value="8.26563938262463" calcext:value-type="float">
            <text:p>8.26563938262463</text:p>
          </table:table-cell>
          <table:table-cell table:formula="of:=IF([.AE148]&gt;85;0;IF([.AE148]&gt;5;58.1/TAN(RADIANS([.AE148]))-0.07/POWER(TAN(RADIANS([.AE148]));3)+0.000086/POWER(TAN(RADIANS([.AE148]));5);IF([.AE148]&gt;-0.575;1735+[.AE148]*(-518.2+[.AE148]*(103.4+[.AE148]*(-12.79+[.AE148]*0.711)));-20.772/TAN(RADIANS([.AE148])))))/3600" office:value-type="float" office:value="0.105121285782811" calcext:value-type="float">
            <text:p>0.105121285782811</text:p>
          </table:table-cell>
          <table:table-cell table:formula="of:=[.AE148]+[.AF148]" office:value-type="float" office:value="8.37076066840744" calcext:value-type="float">
            <text:p>8.37076066840744</text:p>
          </table:table-cell>
          <table:table-cell table:formula="of:=IF([.AC148]&gt;0;MOD(DEGREES(ACOS(((SIN(RADIANS([.$B$3]))*COS(RADIANS([.AD148])))-SIN(RADIANS([.T148])))/(COS(RADIANS([.$B$3]))*SIN(RADIANS([.AD148])))))+180;360);MOD(540-DEGREES(ACOS(((SIN(RADIANS([.$B$3]))*COS(RADIANS([.AD148])))-SIN(RADIANS([.T148])))/(COS(RADIANS([.$B$3]))*SIN(RADIANS([.AD148])))));360))" office:value-type="float" office:value="218.510144453265" calcext:value-type="float">
            <text:p>218.51014445326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48]+0.1/24" office:value-type="time" office:time-value="PT14H48M00S" calcext:value-type="time">
            <text:p>14:48:00</text:p>
          </table:table-cell>
          <table:table-cell table:style-name="ce9" table:formula="of:=[.D149]+2415018.5+[.E149]-[.$B$5]/24" office:value-type="float" office:value="2461034.075" calcext:value-type="float">
            <text:p>2461034.08</text:p>
          </table:table-cell>
          <table:table-cell table:style-name="ce10" table:formula="of:=([.F149]-2451545)/36525" office:value-type="float" office:value="0.259796714579061" calcext:value-type="float">
            <text:p>0.25979671</text:p>
          </table:table-cell>
          <table:table-cell/>
          <table:table-cell table:formula="of:=MOD(280.46646+[.G149]*(36000.76983+[.G149]*0.0003032);360)" office:value-type="float" office:value="273.348204615244" calcext:value-type="float">
            <text:p>273.348204615244</text:p>
          </table:table-cell>
          <table:table-cell table:formula="of:=357.52911+[.G149]*(35999.05029-0.0001537*[.G149])" office:value-type="float" office:value="9709.9640929345" calcext:value-type="float">
            <text:p>9709.9640929345</text:p>
          </table:table-cell>
          <table:table-cell table:formula="of:=0.016708634-[.G149]*(0.000042037+0.0000001267*[.G149])" office:value-type="float" office:value="0.0166977043739773" calcext:value-type="float">
            <text:p>0.0166977043739773</text:p>
          </table:table-cell>
          <table:table-cell table:formula="of:=SIN(RADIANS([.J149]))*(1.914602-[.G149]*(0.004817+0.000014*[.G149]))+SIN(RADIANS(2*[.J149]))*(0.019993-0.000101*[.G149])+SIN(RADIANS(3*[.J149]))*0.000289" office:value-type="float" office:value="-0.34042799727563" calcext:value-type="float">
            <text:p>-0.34042799727563</text:p>
          </table:table-cell>
          <table:table-cell table:formula="of:=[.I149]+[.L149]" office:value-type="float" office:value="273.007776617968" calcext:value-type="float">
            <text:p>273.007776617968</text:p>
          </table:table-cell>
          <table:table-cell table:formula="of:=[.J149]+[.L149]" office:value-type="float" office:value="9709.62366493722" calcext:value-type="float">
            <text:p>9709.62366493722</text:p>
          </table:table-cell>
          <table:table-cell table:formula="of:=(1.000001018*(1-[.K149]*[.K149]))/(1+[.K149]*COS(RADIANS([.N149])))" office:value-type="float" office:value="0.983567473312452" calcext:value-type="float">
            <text:p>0.983567473312452</text:p>
          </table:table-cell>
          <table:table-cell table:formula="of:=[.M149]-0.00569-0.00478*SIN(RADIANS(125.04-1934.136*[.G149]))" office:value-type="float" office:value="273.003519390351" calcext:value-type="float">
            <text:p>273.003519390351</text:p>
          </table:table-cell>
          <table:table-cell table:formula="of:=23+(26+((21.448-[.G149]*(46.815+[.G149]*(0.00059-[.G149]*0.001813))))/60)/60" office:value-type="float" office:value="23.4359126691044" calcext:value-type="float">
            <text:p>23.4359126691044</text:p>
          </table:table-cell>
          <table:table-cell table:formula="of:=[.Q149]+0.00256*COS(RADIANS(125.04-1934.136*[.G149]))" office:value-type="float" office:value="23.4383549601272" calcext:value-type="float">
            <text:p>23.4383549601272</text:p>
          </table:table-cell>
          <table:table-cell table:formula="of:=DEGREES(ATAN2(COS(RADIANS([.P149]));COS(RADIANS([.R149]))*SIN(RADIANS([.P149]))))" office:value-type="float" office:value="-86.7269316846496" calcext:value-type="float">
            <text:p>-86.7269316846496</text:p>
          </table:table-cell>
          <table:table-cell table:formula="of:=DEGREES(ASIN(SIN(RADIANS([.R149]))*SIN(RADIANS([.P149]))))" office:value-type="float" office:value="-23.4042375872935" calcext:value-type="float">
            <text:p>-23.4042375872935</text:p>
          </table:table-cell>
          <table:table-cell table:formula="of:=TAN(RADIANS([.R149]/2))*TAN(RADIANS([.R149]/2))" office:value-type="float" office:value="0.0430309940174852" calcext:value-type="float">
            <text:p>0.0430309940174852</text:p>
          </table:table-cell>
          <table:table-cell table:formula="of:=4*DEGREES([.U149]*SIN(2*RADIANS([.I149]))-2*[.K149]*SIN(RADIANS([.J149]))+4*[.K149]*[.U149]*SIN(RADIANS([.J149]))*COS(2*RADIANS([.I149]))-0.5*[.U149]*[.U149]*SIN(4*RADIANS([.I149]))-1.25*[.K149]*[.K149]*SIN(2*RADIANS([.J149])))" office:value-type="float" office:value="0.276046494077887" calcext:value-type="float">
            <text:p>0.276046494077887</text:p>
          </table:table-cell>
          <table:table-cell table:formula="of:=DEGREES(ACOS(COS(RADIANS(90.833))/(COS(RADIANS([.$B$3]))*COS(RADIANS([.T149])))-TAN(RADIANS([.$B$3]))*TAN(RADIANS([.T149]))))" office:value-type="float" office:value="61.5032288091931" calcext:value-type="float">
            <text:p>61.5032288091931</text:p>
          </table:table-cell>
          <table:table-cell table:style-name="ce8" table:formula="of:=(720-4*[.$B$4]-[.V149]+[.$B$5]*60)/1440" office:value-type="time" office:time-value="PT11H53M17.570010355S" calcext:value-type="time">
            <text:p>11:53:17</text:p>
          </table:table-cell>
          <table:table-cell table:style-name="ce8" table:formula="of:=[.X149]-[.W149]*4/1440" office:value-type="time" office:time-value="PT07H47M16.795096149S" calcext:value-type="time">
            <text:p>7:47:16</text:p>
          </table:table-cell>
          <table:table-cell table:style-name="ce8" table:formula="of:=[.X149]+[.W149]*4/1440" office:value-type="time" office:time-value="PT15H59M18.344924562S" calcext:value-type="time">
            <text:p>15:59:18</text:p>
          </table:table-cell>
          <table:table-cell table:style-name="ce11" table:formula="of:=8*[.W149]" office:value-type="float" office:value="492.025830473545" calcext:value-type="float">
            <text:p>492.025830473545</text:p>
          </table:table-cell>
          <table:table-cell table:formula="of:=MOD([.E149]*1440+[.V149]+4*[.$B$4]-60*[.$B$5];1440)" office:value-type="float" office:value="894.707166494077" calcext:value-type="float">
            <text:p>894.707166494077</text:p>
          </table:table-cell>
          <table:table-cell table:formula="of:=IF([.AB149]/4&lt;0;[.AB149]/4+180;[.AB149]/4-180)" office:value-type="float" office:value="43.6767916235192" calcext:value-type="float">
            <text:p>43.6767916235192</text:p>
          </table:table-cell>
          <table:table-cell table:formula="of:=DEGREES(ACOS(SIN(RADIANS([.$B$3]))*SIN(RADIANS([.T149]))+COS(RADIANS([.$B$3]))*COS(RADIANS([.T149]))*COS(RADIANS([.AC149]))))" office:value-type="float" office:value="82.3526739552845" calcext:value-type="float">
            <text:p>82.3526739552845</text:p>
          </table:table-cell>
          <table:table-cell table:formula="of:=90-[.AD149]" office:value-type="float" office:value="7.64732604471547" calcext:value-type="float">
            <text:p>7.64732604471547</text:p>
          </table:table-cell>
          <table:table-cell table:formula="of:=IF([.AE149]&gt;85;0;IF([.AE149]&gt;5;58.1/TAN(RADIANS([.AE149]))-0.07/POWER(TAN(RADIANS([.AE149]));3)+0.000086/POWER(TAN(RADIANS([.AE149]));5);IF([.AE149]&gt;-0.575;1735+[.AE149]*(-518.2+[.AE149]*(103.4+[.AE149]*(-12.79+[.AE149]*0.711)));-20.772/TAN(RADIANS([.AE149])))))/3600" office:value-type="float" office:value="0.112712560339435" calcext:value-type="float">
            <text:p>0.112712560339435</text:p>
          </table:table-cell>
          <table:table-cell table:formula="of:=[.AE149]+[.AF149]" office:value-type="float" office:value="7.76003860505491" calcext:value-type="float">
            <text:p>7.76003860505491</text:p>
          </table:table-cell>
          <table:table-cell table:formula="of:=IF([.AC149]&gt;0;MOD(DEGREES(ACOS(((SIN(RADIANS([.$B$3]))*COS(RADIANS([.AD149])))-SIN(RADIANS([.T149])))/(COS(RADIANS([.$B$3]))*SIN(RADIANS([.AD149])))))+180;360);MOD(540-DEGREES(ACOS(((SIN(RADIANS([.$B$3]))*COS(RADIANS([.AD149])))-SIN(RADIANS([.T149])))/(COS(RADIANS([.$B$3]))*SIN(RADIANS([.AD149])))));360))" office:value-type="float" office:value="219.751475506315" calcext:value-type="float">
            <text:p>219.75147550631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49]+0.1/24" office:value-type="time" office:time-value="PT14H54M00S" calcext:value-type="time">
            <text:p>14:54:00</text:p>
          </table:table-cell>
          <table:table-cell table:style-name="ce9" table:formula="of:=[.D150]+2415018.5+[.E150]-[.$B$5]/24" office:value-type="float" office:value="2461034.07916667" calcext:value-type="float">
            <text:p>2461034.08</text:p>
          </table:table-cell>
          <table:table-cell table:style-name="ce10" table:formula="of:=([.F150]-2451545)/36525" office:value-type="float" office:value="0.25979682865617" calcext:value-type="float">
            <text:p>0.25979683</text:p>
          </table:table-cell>
          <table:table-cell/>
          <table:table-cell table:formula="of:=MOD(280.46646+[.G150]*(36000.76983+[.G150]*0.0003032);360)" office:value-type="float" office:value="273.352311479019" calcext:value-type="float">
            <text:p>273.352311479019</text:p>
          </table:table-cell>
          <table:table-cell table:formula="of:=357.52911+[.G150]*(35999.05029-0.0001537*[.G150])" office:value-type="float" office:value="9709.96819960208" calcext:value-type="float">
            <text:p>9709.96819960208</text:p>
          </table:table-cell>
          <table:table-cell table:formula="of:=0.016708634-[.G150]*(0.000042037+0.0000001267*[.G150])" office:value-type="float" office:value="0.0166977043691743" calcext:value-type="float">
            <text:p>0.0166977043691743</text:p>
          </table:table-cell>
          <table:table-cell table:formula="of:=SIN(RADIANS([.J150]))*(1.914602-[.G150]*(0.004817+0.000014*[.G150]))+SIN(RADIANS(2*[.J150]))*(0.019993-0.000101*[.G150])+SIN(RADIANS(3*[.J150]))*0.000289" office:value-type="float" office:value="-0.340290213415732" calcext:value-type="float">
            <text:p>-0.340290213415732</text:p>
          </table:table-cell>
          <table:table-cell table:formula="of:=[.I150]+[.L150]" office:value-type="float" office:value="273.012021265603" calcext:value-type="float">
            <text:p>273.012021265603</text:p>
          </table:table-cell>
          <table:table-cell table:formula="of:=[.J150]+[.L150]" office:value-type="float" office:value="9709.62790938867" calcext:value-type="float">
            <text:p>9709.62790938867</text:p>
          </table:table-cell>
          <table:table-cell table:formula="of:=(1.000001018*(1-[.K150]*[.K150]))/(1+[.K150]*COS(RADIANS([.N150])))" office:value-type="float" office:value="0.983567257770416" calcext:value-type="float">
            <text:p>0.983567257770416</text:p>
          </table:table-cell>
          <table:table-cell table:formula="of:=[.M150]-0.00569-0.00478*SIN(RADIANS(125.04-1934.136*[.G150]))" office:value-type="float" office:value="273.007764055546" calcext:value-type="float">
            <text:p>273.007764055546</text:p>
          </table:table-cell>
          <table:table-cell table:formula="of:=23+(26+((21.448-[.G150]*(46.815+[.G150]*(0.00059-[.G150]*0.001813))))/60)/60" office:value-type="float" office:value="23.4359126676209" calcext:value-type="float">
            <text:p>23.4359126676209</text:p>
          </table:table-cell>
          <table:table-cell table:formula="of:=[.Q150]+0.00256*COS(RADIANS(125.04-1934.136*[.G150]))" office:value-type="float" office:value="23.4383549556888" calcext:value-type="float">
            <text:p>23.4383549556888</text:p>
          </table:table-cell>
          <table:table-cell table:formula="of:=DEGREES(ATAN2(COS(RADIANS([.P150]));COS(RADIANS([.R150]))*SIN(RADIANS([.P150]))))" office:value-type="float" office:value="-86.7223076784257" calcext:value-type="float">
            <text:p>-86.7223076784257</text:p>
          </table:table-cell>
          <table:table-cell table:formula="of:=DEGREES(ASIN(SIN(RADIANS([.R150]))*SIN(RADIANS([.P150]))))" office:value-type="float" office:value="-23.4041411179343" calcext:value-type="float">
            <text:p>-23.4041411179343</text:p>
          </table:table-cell>
          <table:table-cell table:formula="of:=TAN(RADIANS([.R150]/2))*TAN(RADIANS([.R150]/2))" office:value-type="float" office:value="0.0430309940007243" calcext:value-type="float">
            <text:p>0.0430309940007243</text:p>
          </table:table-cell>
          <table:table-cell table:formula="of:=4*DEGREES([.U150]*SIN(2*RADIANS([.I150]))-2*[.K150]*SIN(RADIANS([.J150]))+4*[.K150]*[.U150]*SIN(RADIANS([.J150]))*COS(2*RADIANS([.I150]))-0.5*[.U150]*[.U150]*SIN(4*RADIANS([.I150]))-1.25*[.K150]*[.K150]*SIN(2*RADIANS([.J150])))" office:value-type="float" office:value="0.273984160305924" calcext:value-type="float">
            <text:p>0.273984160305924</text:p>
          </table:table-cell>
          <table:table-cell table:formula="of:=DEGREES(ACOS(COS(RADIANS(90.833))/(COS(RADIANS([.$B$3]))*COS(RADIANS([.T150])))-TAN(RADIANS([.$B$3]))*TAN(RADIANS([.T150]))))" office:value-type="float" office:value="61.5033786235884" calcext:value-type="float">
            <text:p>61.5033786235884</text:p>
          </table:table-cell>
          <table:table-cell table:style-name="ce8" table:formula="of:=(720-4*[.$B$4]-[.V150]+[.$B$5]*60)/1440" office:value-type="time" office:time-value="PT11H53M17.693750382S" calcext:value-type="time">
            <text:p>11:53:17</text:p>
          </table:table-cell>
          <table:table-cell table:style-name="ce8" table:formula="of:=[.X150]-[.W150]*4/1440" office:value-type="time" office:time-value="PT07H47M16.88288072S" calcext:value-type="time">
            <text:p>7:47:16</text:p>
          </table:table-cell>
          <table:table-cell table:style-name="ce8" table:formula="of:=[.X150]+[.W150]*4/1440" office:value-type="time" office:time-value="PT15H59M18.504620043S" calcext:value-type="time">
            <text:p>15:59:18</text:p>
          </table:table-cell>
          <table:table-cell table:style-name="ce11" table:formula="of:=8*[.W150]" office:value-type="float" office:value="492.027028988707" calcext:value-type="float">
            <text:p>492.027028988707</text:p>
          </table:table-cell>
          <table:table-cell table:formula="of:=MOD([.E150]*1440+[.V150]+4*[.$B$4]-60*[.$B$5];1440)" office:value-type="float" office:value="900.705104160304" calcext:value-type="float">
            <text:p>900.705104160304</text:p>
          </table:table-cell>
          <table:table-cell table:formula="of:=IF([.AB150]/4&lt;0;[.AB150]/4+180;[.AB150]/4-180)" office:value-type="float" office:value="45.176276040076" calcext:value-type="float">
            <text:p>45.176276040076</text:p>
          </table:table-cell>
          <table:table-cell table:formula="of:=DEGREES(ACOS(SIN(RADIANS([.$B$3]))*SIN(RADIANS([.T150]))+COS(RADIANS([.$B$3]))*COS(RADIANS([.T150]))*COS(RADIANS([.AC150]))))" office:value-type="float" office:value="82.9872424299925" calcext:value-type="float">
            <text:p>82.9872424299925</text:p>
          </table:table-cell>
          <table:table-cell table:formula="of:=90-[.AD150]" office:value-type="float" office:value="7.01275757000749" calcext:value-type="float">
            <text:p>7.01275757000749</text:p>
          </table:table-cell>
          <table:table-cell table:formula="of:=IF([.AE150]&gt;85;0;IF([.AE150]&gt;5;58.1/TAN(RADIANS([.AE150]))-0.07/POWER(TAN(RADIANS([.AE150]));3)+0.000086/POWER(TAN(RADIANS([.AE150]));5);IF([.AE150]&gt;-0.575;1735+[.AE150]*(-518.2+[.AE150]*(103.4+[.AE150]*(-12.79+[.AE150]*0.711)));-20.772/TAN(RADIANS([.AE150])))))/3600" office:value-type="float" office:value="0.121600924382303" calcext:value-type="float">
            <text:p>0.121600924382303</text:p>
          </table:table-cell>
          <table:table-cell table:formula="of:=[.AE150]+[.AF150]" office:value-type="float" office:value="7.1343584943898" calcext:value-type="float">
            <text:p>7.1343584943898</text:p>
          </table:table-cell>
          <table:table-cell table:formula="of:=IF([.AC150]&gt;0;MOD(DEGREES(ACOS(((SIN(RADIANS([.$B$3]))*COS(RADIANS([.AD150])))-SIN(RADIANS([.T150])))/(COS(RADIANS([.$B$3]))*SIN(RADIANS([.AD150])))))+180;360);MOD(540-DEGREES(ACOS(((SIN(RADIANS([.$B$3]))*COS(RADIANS([.AD150])))-SIN(RADIANS([.T150])))/(COS(RADIANS([.$B$3]))*SIN(RADIANS([.AD150])))));360))" office:value-type="float" office:value="220.98260829929" calcext:value-type="float">
            <text:p>220.9826082992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50]+0.1/24" office:value-type="time" office:time-value="PT15H00M00S" calcext:value-type="time">
            <text:p>15:00:00</text:p>
          </table:table-cell>
          <table:table-cell table:style-name="ce9" table:formula="of:=[.D151]+2415018.5+[.E151]-[.$B$5]/24" office:value-type="float" office:value="2461034.08333333" calcext:value-type="float">
            <text:p>2461034.08</text:p>
          </table:table-cell>
          <table:table-cell table:style-name="ce10" table:formula="of:=([.F151]-2451545)/36525" office:value-type="float" office:value="0.259796942733292" calcext:value-type="float">
            <text:p>0.25979694</text:p>
          </table:table-cell>
          <table:table-cell/>
          <table:table-cell table:formula="of:=MOD(280.46646+[.G151]*(36000.76983+[.G151]*0.0003032);360)" office:value-type="float" office:value="273.356418343252" calcext:value-type="float">
            <text:p>273.356418343252</text:p>
          </table:table-cell>
          <table:table-cell table:formula="of:=357.52911+[.G151]*(35999.05029-0.0001537*[.G151])" office:value-type="float" office:value="9709.97230627013" calcext:value-type="float">
            <text:p>9709.97230627013</text:p>
          </table:table-cell>
          <table:table-cell table:formula="of:=0.016708634-[.G151]*(0.000042037+0.0000001267*[.G151])" office:value-type="float" office:value="0.0166977043643713" calcext:value-type="float">
            <text:p>0.0166977043643713</text:p>
          </table:table-cell>
          <table:table-cell table:formula="of:=SIN(RADIANS([.J151]))*(1.914602-[.G151]*(0.004817+0.000014*[.G151]))+SIN(RADIANS(2*[.J151]))*(0.019993-0.000101*[.G151])+SIN(RADIANS(3*[.J151]))*0.000289" office:value-type="float" office:value="-0.340152427680706" calcext:value-type="float">
            <text:p>-0.340152427680706</text:p>
          </table:table-cell>
          <table:table-cell table:formula="of:=[.I151]+[.L151]" office:value-type="float" office:value="273.016265915571" calcext:value-type="float">
            <text:p>273.016265915571</text:p>
          </table:table-cell>
          <table:table-cell table:formula="of:=[.J151]+[.L151]" office:value-type="float" office:value="9709.63215384245" calcext:value-type="float">
            <text:p>9709.63215384245</text:p>
          </table:table-cell>
          <table:table-cell table:formula="of:=(1.000001018*(1-[.K151]*[.K151]))/(1+[.K151]*COS(RADIANS([.N151])))" office:value-type="float" office:value="0.98356704231558" calcext:value-type="float">
            <text:p>0.98356704231558</text:p>
          </table:table-cell>
          <table:table-cell table:formula="of:=[.M151]-0.00569-0.00478*SIN(RADIANS(125.04-1934.136*[.G151]))" office:value-type="float" office:value="273.012008723075" calcext:value-type="float">
            <text:p>273.012008723075</text:p>
          </table:table-cell>
          <table:table-cell table:formula="of:=23+(26+((21.448-[.G151]*(46.815+[.G151]*(0.00059-[.G151]*0.001813))))/60)/60" office:value-type="float" office:value="23.4359126661375" calcext:value-type="float">
            <text:p>23.4359126661375</text:p>
          </table:table-cell>
          <table:table-cell table:formula="of:=[.Q151]+0.00256*COS(RADIANS(125.04-1934.136*[.G151]))" office:value-type="float" office:value="23.4383549512503" calcext:value-type="float">
            <text:p>23.4383549512503</text:p>
          </table:table-cell>
          <table:table-cell table:formula="of:=DEGREES(ATAN2(COS(RADIANS([.P151]));COS(RADIANS([.R151]))*SIN(RADIANS([.P151]))))" office:value-type="float" office:value="-86.717683676404" calcext:value-type="float">
            <text:p>-86.717683676404</text:p>
          </table:table-cell>
          <table:table-cell table:formula="of:=DEGREES(ASIN(SIN(RADIANS([.R151]))*SIN(RADIANS([.P151]))))" office:value-type="float" office:value="-23.4040445124868" calcext:value-type="float">
            <text:p>-23.4040445124868</text:p>
          </table:table-cell>
          <table:table-cell table:formula="of:=TAN(RADIANS([.R151]/2))*TAN(RADIANS([.R151]/2))" office:value-type="float" office:value="0.0430309939839633" calcext:value-type="float">
            <text:p>0.0430309939839633</text:p>
          </table:table-cell>
          <table:table-cell table:formula="of:=4*DEGREES([.U151]*SIN(2*RADIANS([.I151]))-2*[.K151]*SIN(RADIANS([.J151]))+4*[.K151]*[.U151]*SIN(RADIANS([.J151]))*COS(2*RADIANS([.I151]))-0.5*[.U151]*[.U151]*SIN(4*RADIANS([.I151]))-1.25*[.K151]*[.K151]*SIN(2*RADIANS([.J151])))" office:value-type="float" office:value="0.271921845228805" calcext:value-type="float">
            <text:p>0.271921845228805</text:p>
          </table:table-cell>
          <table:table-cell table:formula="of:=DEGREES(ACOS(COS(RADIANS(90.833))/(COS(RADIANS([.$B$3]))*COS(RADIANS([.T151])))-TAN(RADIANS([.$B$3]))*TAN(RADIANS([.T151]))))" office:value-type="float" office:value="61.5035286488979" calcext:value-type="float">
            <text:p>61.5035286488979</text:p>
          </table:table-cell>
          <table:table-cell table:style-name="ce8" table:formula="of:=(720-4*[.$B$4]-[.V151]+[.$B$5]*60)/1440" office:value-type="time" office:time-value="PT11H53M17.817489286S" calcext:value-type="time">
            <text:p>11:53:17</text:p>
          </table:table-cell>
          <table:table-cell table:style-name="ce8" table:formula="of:=[.X151]-[.W151]*4/1440" office:value-type="time" office:time-value="PT07H47M16.970613551S" calcext:value-type="time">
            <text:p>7:47:16</text:p>
          </table:table-cell>
          <table:table-cell table:style-name="ce8" table:formula="of:=[.X151]+[.W151]*4/1440" office:value-type="time" office:time-value="PT15H59M18.664365022S" calcext:value-type="time">
            <text:p>15:59:18</text:p>
          </table:table-cell>
          <table:table-cell table:style-name="ce11" table:formula="of:=8*[.W151]" office:value-type="float" office:value="492.028229191183" calcext:value-type="float">
            <text:p>492.028229191183</text:p>
          </table:table-cell>
          <table:table-cell table:formula="of:=MOD([.E151]*1440+[.V151]+4*[.$B$4]-60*[.$B$5];1440)" office:value-type="float" office:value="906.703041845227" calcext:value-type="float">
            <text:p>906.703041845227</text:p>
          </table:table-cell>
          <table:table-cell table:formula="of:=IF([.AB151]/4&lt;0;[.AB151]/4+180;[.AB151]/4-180)" office:value-type="float" office:value="46.6757604613068" calcext:value-type="float">
            <text:p>46.6757604613068</text:p>
          </table:table-cell>
          <table:table-cell table:formula="of:=DEGREES(ACOS(SIN(RADIANS([.$B$3]))*SIN(RADIANS([.T151]))+COS(RADIANS([.$B$3]))*COS(RADIANS([.T151]))*COS(RADIANS([.AC151]))))" office:value-type="float" office:value="83.6376407261752" calcext:value-type="float">
            <text:p>83.6376407261752</text:p>
          </table:table-cell>
          <table:table-cell table:formula="of:=90-[.AD151]" office:value-type="float" office:value="6.36235927382484" calcext:value-type="float">
            <text:p>6.36235927382484</text:p>
          </table:table-cell>
          <table:table-cell table:formula="of:=IF([.AE151]&gt;85;0;IF([.AE151]&gt;5;58.1/TAN(RADIANS([.AE151]))-0.07/POWER(TAN(RADIANS([.AE151]));3)+0.000086/POWER(TAN(RADIANS([.AE151]));5);IF([.AE151]&gt;-0.575;1735+[.AE151]*(-518.2+[.AE151]*(103.4+[.AE151]*(-12.79+[.AE151]*0.711)));-20.772/TAN(RADIANS([.AE151])))))/3600" office:value-type="float" office:value="0.132099633270503" calcext:value-type="float">
            <text:p>0.132099633270503</text:p>
          </table:table-cell>
          <table:table-cell table:formula="of:=[.AE151]+[.AF151]" office:value-type="float" office:value="6.49445890709534" calcext:value-type="float">
            <text:p>6.49445890709534</text:p>
          </table:table-cell>
          <table:table-cell table:formula="of:=IF([.AC151]&gt;0;MOD(DEGREES(ACOS(((SIN(RADIANS([.$B$3]))*COS(RADIANS([.AD151])))-SIN(RADIANS([.T151])))/(COS(RADIANS([.$B$3]))*SIN(RADIANS([.AD151])))))+180;360);MOD(540-DEGREES(ACOS(((SIN(RADIANS([.$B$3]))*COS(RADIANS([.AD151])))-SIN(RADIANS([.T151])))/(COS(RADIANS([.$B$3]))*SIN(RADIANS([.AD151])))));360))" office:value-type="float" office:value="222.203631349382" calcext:value-type="float">
            <text:p>222.20363134938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51]+0.1/24" office:value-type="time" office:time-value="PT15H06M00S" calcext:value-type="time">
            <text:p>15:06:00</text:p>
          </table:table-cell>
          <table:table-cell table:style-name="ce9" table:formula="of:=[.D152]+2415018.5+[.E152]-[.$B$5]/24" office:value-type="float" office:value="2461034.0875" calcext:value-type="float">
            <text:p>2461034.09</text:p>
          </table:table-cell>
          <table:table-cell table:style-name="ce10" table:formula="of:=([.F152]-2451545)/36525" office:value-type="float" office:value="0.259797056810414" calcext:value-type="float">
            <text:p>0.25979706</text:p>
          </table:table-cell>
          <table:table-cell/>
          <table:table-cell table:formula="of:=MOD(280.46646+[.G152]*(36000.76983+[.G152]*0.0003032);360)" office:value-type="float" office:value="273.360525207485" calcext:value-type="float">
            <text:p>273.360525207485</text:p>
          </table:table-cell>
          <table:table-cell table:formula="of:=357.52911+[.G152]*(35999.05029-0.0001537*[.G152])" office:value-type="float" office:value="9709.97641293818" calcext:value-type="float">
            <text:p>9709.97641293818</text:p>
          </table:table-cell>
          <table:table-cell table:formula="of:=0.016708634-[.G152]*(0.000042037+0.0000001267*[.G152])" office:value-type="float" office:value="0.0166977043595684" calcext:value-type="float">
            <text:p>0.0166977043595684</text:p>
          </table:table-cell>
          <table:table-cell table:formula="of:=SIN(RADIANS([.J152]))*(1.914602-[.G152]*(0.004817+0.000014*[.G152]))+SIN(RADIANS(2*[.J152]))*(0.019993-0.000101*[.G152])+SIN(RADIANS(3*[.J152]))*0.000289" office:value-type="float" office:value="-0.340014640086817" calcext:value-type="float">
            <text:p>-0.340014640086817</text:p>
          </table:table-cell>
          <table:table-cell table:formula="of:=[.I152]+[.L152]" office:value-type="float" office:value="273.020510567398" calcext:value-type="float">
            <text:p>273.020510567398</text:p>
          </table:table-cell>
          <table:table-cell table:formula="of:=[.J152]+[.L152]" office:value-type="float" office:value="9709.63639829809" calcext:value-type="float">
            <text:p>9709.63639829809</text:p>
          </table:table-cell>
          <table:table-cell table:formula="of:=(1.000001018*(1-[.K152]*[.K152]))/(1+[.K152]*COS(RADIANS([.N152])))" office:value-type="float" office:value="0.983566826947967" calcext:value-type="float">
            <text:p>0.983566826947967</text:p>
          </table:table-cell>
          <table:table-cell table:formula="of:=[.M152]-0.00569-0.00478*SIN(RADIANS(125.04-1934.136*[.G152]))" office:value-type="float" office:value="273.016253392463" calcext:value-type="float">
            <text:p>273.016253392463</text:p>
          </table:table-cell>
          <table:table-cell table:formula="of:=23+(26+((21.448-[.G152]*(46.815+[.G152]*(0.00059-[.G152]*0.001813))))/60)/60" office:value-type="float" office:value="23.435912664654" calcext:value-type="float">
            <text:p>23.435912664654</text:p>
          </table:table-cell>
          <table:table-cell table:formula="of:=[.Q152]+0.00256*COS(RADIANS(125.04-1934.136*[.G152]))" office:value-type="float" office:value="23.4383549468117" calcext:value-type="float">
            <text:p>23.4383549468117</text:p>
          </table:table-cell>
          <table:table-cell table:formula="of:=DEGREES(ATAN2(COS(RADIANS([.P152]));COS(RADIANS([.R152]))*SIN(RADIANS([.P152]))))" office:value-type="float" office:value="-86.713059679111" calcext:value-type="float">
            <text:p>-86.713059679111</text:p>
          </table:table-cell>
          <table:table-cell table:formula="of:=DEGREES(ASIN(SIN(RADIANS([.R152]))*SIN(RADIANS([.P152]))))" office:value-type="float" office:value="-23.4039477709623" calcext:value-type="float">
            <text:p>-23.4039477709623</text:p>
          </table:table-cell>
          <table:table-cell table:formula="of:=TAN(RADIANS([.R152]/2))*TAN(RADIANS([.R152]/2))" office:value-type="float" office:value="0.0430309939672022" calcext:value-type="float">
            <text:p>0.0430309939672022</text:p>
          </table:table-cell>
          <table:table-cell table:formula="of:=4*DEGREES([.U152]*SIN(2*RADIANS([.I152]))-2*[.K152]*SIN(RADIANS([.J152]))+4*[.K152]*[.U152]*SIN(RADIANS([.J152]))*COS(2*RADIANS([.I152]))-0.5*[.U152]*[.U152]*SIN(4*RADIANS([.I152]))-1.25*[.K152]*[.K152]*SIN(2*RADIANS([.J152])))" office:value-type="float" office:value="0.269859549117212" calcext:value-type="float">
            <text:p>0.269859549117212</text:p>
          </table:table-cell>
          <table:table-cell table:formula="of:=DEGREES(ACOS(COS(RADIANS(90.833))/(COS(RADIANS([.$B$3]))*COS(RADIANS([.T152])))-TAN(RADIANS([.$B$3]))*TAN(RADIANS([.T152]))))" office:value-type="float" office:value="61.5036788851021" calcext:value-type="float">
            <text:p>61.5036788851021</text:p>
          </table:table-cell>
          <table:table-cell table:style-name="ce8" table:formula="of:=(720-4*[.$B$4]-[.V152]+[.$B$5]*60)/1440" office:value-type="time" office:time-value="PT11H53M17.941227053S" calcext:value-type="time">
            <text:p>11:53:17</text:p>
          </table:table-cell>
          <table:table-cell table:style-name="ce8" table:formula="of:=[.X152]-[.W152]*4/1440" office:value-type="time" office:time-value="PT07H47M17.058294628S" calcext:value-type="time">
            <text:p>7:47:17</text:p>
          </table:table-cell>
          <table:table-cell table:style-name="ce8" table:formula="of:=[.X152]+[.W152]*4/1440" office:value-type="time" office:time-value="PT15H59M18.824159477S" calcext:value-type="time">
            <text:p>15:59:18</text:p>
          </table:table-cell>
          <table:table-cell table:style-name="ce11" table:formula="of:=8*[.W152]" office:value-type="float" office:value="492.029431080817" calcext:value-type="float">
            <text:p>492.029431080817</text:p>
          </table:table-cell>
          <table:table-cell table:formula="of:=MOD([.E152]*1440+[.V152]+4*[.$B$4]-60*[.$B$5];1440)" office:value-type="float" office:value="912.700979549116" calcext:value-type="float">
            <text:p>912.700979549116</text:p>
          </table:table-cell>
          <table:table-cell table:formula="of:=IF([.AB152]/4&lt;0;[.AB152]/4+180;[.AB152]/4-180)" office:value-type="float" office:value="48.175244887279" calcext:value-type="float">
            <text:p>48.175244887279</text:p>
          </table:table-cell>
          <table:table-cell table:formula="of:=DEGREES(ACOS(SIN(RADIANS([.$B$3]))*SIN(RADIANS([.T152]))+COS(RADIANS([.$B$3]))*COS(RADIANS([.T152]))*COS(RADIANS([.AC152]))))" office:value-type="float" office:value="84.3034448554224" calcext:value-type="float">
            <text:p>84.3034448554224</text:p>
          </table:table-cell>
          <table:table-cell table:formula="of:=90-[.AD152]" office:value-type="float" office:value="5.69655514457756" calcext:value-type="float">
            <text:p>5.69655514457756</text:p>
          </table:table-cell>
          <table:table-cell table:formula="of:=IF([.AE152]&gt;85;0;IF([.AE152]&gt;5;58.1/TAN(RADIANS([.AE152]))-0.07/POWER(TAN(RADIANS([.AE152]));3)+0.000086/POWER(TAN(RADIANS([.AE152]));5);IF([.AE152]&gt;-0.575;1735+[.AE152]*(-518.2+[.AE152]*(103.4+[.AE152]*(-12.79+[.AE152]*0.711)));-20.772/TAN(RADIANS([.AE152])))))/3600" office:value-type="float" office:value="0.144618398583002" calcext:value-type="float">
            <text:p>0.144618398583002</text:p>
          </table:table-cell>
          <table:table-cell table:formula="of:=[.AE152]+[.AF152]" office:value-type="float" office:value="5.84117354316056" calcext:value-type="float">
            <text:p>5.84117354316056</text:p>
          </table:table-cell>
          <table:table-cell table:formula="of:=IF([.AC152]&gt;0;MOD(DEGREES(ACOS(((SIN(RADIANS([.$B$3]))*COS(RADIANS([.AD152])))-SIN(RADIANS([.T152])))/(COS(RADIANS([.$B$3]))*SIN(RADIANS([.AD152])))))+180;360);MOD(540-DEGREES(ACOS(((SIN(RADIANS([.$B$3]))*COS(RADIANS([.AD152])))-SIN(RADIANS([.T152])))/(COS(RADIANS([.$B$3]))*SIN(RADIANS([.AD152])))));360))" office:value-type="float" office:value="223.414657880927" calcext:value-type="float">
            <text:p>223.41465788092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52]+0.1/24" office:value-type="time" office:time-value="PT15H12M00S" calcext:value-type="time">
            <text:p>15:12:00</text:p>
          </table:table-cell>
          <table:table-cell table:style-name="ce9" table:formula="of:=[.D153]+2415018.5+[.E153]-[.$B$5]/24" office:value-type="float" office:value="2461034.09166667" calcext:value-type="float">
            <text:p>2461034.09</text:p>
          </table:table-cell>
          <table:table-cell table:style-name="ce10" table:formula="of:=([.F153]-2451545)/36525" office:value-type="float" office:value="0.259797170887523" calcext:value-type="float">
            <text:p>0.25979717</text:p>
          </table:table-cell>
          <table:table-cell/>
          <table:table-cell table:formula="of:=MOD(280.46646+[.G153]*(36000.76983+[.G153]*0.0003032);360)" office:value-type="float" office:value="273.364632071258" calcext:value-type="float">
            <text:p>273.364632071258</text:p>
          </table:table-cell>
          <table:table-cell table:formula="of:=357.52911+[.G153]*(35999.05029-0.0001537*[.G153])" office:value-type="float" office:value="9709.98051960576" calcext:value-type="float">
            <text:p>9709.98051960576</text:p>
          </table:table-cell>
          <table:table-cell table:formula="of:=0.016708634-[.G153]*(0.000042037+0.0000001267*[.G153])" office:value-type="float" office:value="0.0166977043547654" calcext:value-type="float">
            <text:p>0.0166977043547654</text:p>
          </table:table-cell>
          <table:table-cell table:formula="of:=SIN(RADIANS([.J153]))*(1.914602-[.G153]*(0.004817+0.000014*[.G153]))+SIN(RADIANS(2*[.J153]))*(0.019993-0.000101*[.G153])+SIN(RADIANS(3*[.J153]))*0.000289" office:value-type="float" office:value="-0.339876850650391" calcext:value-type="float">
            <text:p>-0.339876850650391</text:p>
          </table:table-cell>
          <table:table-cell table:formula="of:=[.I153]+[.L153]" office:value-type="float" office:value="273.024755220607" calcext:value-type="float">
            <text:p>273.024755220607</text:p>
          </table:table-cell>
          <table:table-cell table:formula="of:=[.J153]+[.L153]" office:value-type="float" office:value="9709.64064275511" calcext:value-type="float">
            <text:p>9709.64064275511</text:p>
          </table:table-cell>
          <table:table-cell table:formula="of:=(1.000001018*(1-[.K153]*[.K153]))/(1+[.K153]*COS(RADIANS([.N153])))" office:value-type="float" office:value="0.983566611667603" calcext:value-type="float">
            <text:p>0.983566611667603</text:p>
          </table:table-cell>
          <table:table-cell table:formula="of:=[.M153]-0.00569-0.00478*SIN(RADIANS(125.04-1934.136*[.G153]))" office:value-type="float" office:value="273.020498063233" calcext:value-type="float">
            <text:p>273.020498063233</text:p>
          </table:table-cell>
          <table:table-cell table:formula="of:=23+(26+((21.448-[.G153]*(46.815+[.G153]*(0.00059-[.G153]*0.001813))))/60)/60" office:value-type="float" office:value="23.4359126631705" calcext:value-type="float">
            <text:p>23.4359126631705</text:p>
          </table:table-cell>
          <table:table-cell table:formula="of:=[.Q153]+0.00256*COS(RADIANS(125.04-1934.136*[.G153]))" office:value-type="float" office:value="23.4383549423732" calcext:value-type="float">
            <text:p>23.4383549423732</text:p>
          </table:table-cell>
          <table:table-cell table:formula="of:=DEGREES(ATAN2(COS(RADIANS([.P153]));COS(RADIANS([.R153]))*SIN(RADIANS([.P153]))))" office:value-type="float" office:value="-86.7084356870755" calcext:value-type="float">
            <text:p>-86.7084356870755</text:p>
          </table:table-cell>
          <table:table-cell table:formula="of:=DEGREES(ASIN(SIN(RADIANS([.R153]))*SIN(RADIANS([.P153]))))" office:value-type="float" office:value="-23.4038508933724" calcext:value-type="float">
            <text:p>-23.4038508933724</text:p>
          </table:table-cell>
          <table:table-cell table:formula="of:=TAN(RADIANS([.R153]/2))*TAN(RADIANS([.R153]/2))" office:value-type="float" office:value="0.0430309939504408" calcext:value-type="float">
            <text:p>0.0430309939504408</text:p>
          </table:table-cell>
          <table:table-cell table:formula="of:=4*DEGREES([.U153]*SIN(2*RADIANS([.I153]))-2*[.K153]*SIN(RADIANS([.J153]))+4*[.K153]*[.U153]*SIN(RADIANS([.J153]))*COS(2*RADIANS([.I153]))-0.5*[.U153]*[.U153]*SIN(4*RADIANS([.I153]))-1.25*[.K153]*[.K153]*SIN(2*RADIANS([.J153])))" office:value-type="float" office:value="0.267797272242652" calcext:value-type="float">
            <text:p>0.267797272242652</text:p>
          </table:table-cell>
          <table:table-cell table:formula="of:=DEGREES(ACOS(COS(RADIANS(90.833))/(COS(RADIANS([.$B$3]))*COS(RADIANS([.T153])))-TAN(RADIANS([.$B$3]))*TAN(RADIANS([.T153]))))" office:value-type="float" office:value="61.5038293321812" calcext:value-type="float">
            <text:p>61.5038293321812</text:p>
          </table:table-cell>
          <table:table-cell table:style-name="ce8" table:formula="of:=(720-4*[.$B$4]-[.V153]+[.$B$5]*60)/1440" office:value-type="time" office:time-value="PT11H53M18.064963665S" calcext:value-type="time">
            <text:p>11:53:18</text:p>
          </table:table-cell>
          <table:table-cell table:style-name="ce8" table:formula="of:=[.X153]-[.W153]*4/1440" office:value-type="time" office:time-value="PT07H47M17.145923942S" calcext:value-type="time">
            <text:p>7:47:17</text:p>
          </table:table-cell>
          <table:table-cell table:style-name="ce8" table:formula="of:=[.X153]+[.W153]*4/1440" office:value-type="time" office:time-value="PT15H59M18.984003389S" calcext:value-type="time">
            <text:p>15:59:18</text:p>
          </table:table-cell>
          <table:table-cell table:style-name="ce11" table:formula="of:=8*[.W153]" office:value-type="float" office:value="492.03063465745" calcext:value-type="float">
            <text:p>492.03063465745</text:p>
          </table:table-cell>
          <table:table-cell table:formula="of:=MOD([.E153]*1440+[.V153]+4*[.$B$4]-60*[.$B$5];1440)" office:value-type="float" office:value="918.698917272241" calcext:value-type="float">
            <text:p>918.698917272241</text:p>
          </table:table-cell>
          <table:table-cell table:formula="of:=IF([.AB153]/4&lt;0;[.AB153]/4+180;[.AB153]/4-180)" office:value-type="float" office:value="49.6747293180602" calcext:value-type="float">
            <text:p>49.6747293180602</text:p>
          </table:table-cell>
          <table:table-cell table:formula="of:=DEGREES(ACOS(SIN(RADIANS([.$B$3]))*SIN(RADIANS([.T153]))+COS(RADIANS([.$B$3]))*COS(RADIANS([.T153]))*COS(RADIANS([.AC153]))))" office:value-type="float" office:value="84.9842327803481" calcext:value-type="float">
            <text:p>84.9842327803481</text:p>
          </table:table-cell>
          <table:table-cell table:formula="of:=90-[.AD153]" office:value-type="float" office:value="5.01576721965188" calcext:value-type="float">
            <text:p>5.01576721965188</text:p>
          </table:table-cell>
          <table:table-cell table:formula="of:=IF([.AE153]&gt;85;0;IF([.AE153]&gt;5;58.1/TAN(RADIANS([.AE153]))-0.07/POWER(TAN(RADIANS([.AE153]));3)+0.000086/POWER(TAN(RADIANS([.AE153]));5);IF([.AE153]&gt;-0.575;1735+[.AE153]*(-518.2+[.AE153]*(103.4+[.AE153]*(-12.79+[.AE153]*0.711)));-20.772/TAN(RADIANS([.AE153])))))/3600" office:value-type="float" office:value="0.159711018524556" calcext:value-type="float">
            <text:p>0.159711018524556</text:p>
          </table:table-cell>
          <table:table-cell table:formula="of:=[.AE153]+[.AF153]" office:value-type="float" office:value="5.17547823817643" calcext:value-type="float">
            <text:p>5.17547823817643</text:p>
          </table:table-cell>
          <table:table-cell table:formula="of:=IF([.AC153]&gt;0;MOD(DEGREES(ACOS(((SIN(RADIANS([.$B$3]))*COS(RADIANS([.AD153])))-SIN(RADIANS([.T153])))/(COS(RADIANS([.$B$3]))*SIN(RADIANS([.AD153])))))+180;360);MOD(540-DEGREES(ACOS(((SIN(RADIANS([.$B$3]))*COS(RADIANS([.AD153])))-SIN(RADIANS([.T153])))/(COS(RADIANS([.$B$3]))*SIN(RADIANS([.AD153])))));360))" office:value-type="float" office:value="224.615824756527" calcext:value-type="float">
            <text:p>224.61582475652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53]+0.1/24" office:value-type="time" office:time-value="PT15H18M00S" calcext:value-type="time">
            <text:p>15:18:00</text:p>
          </table:table-cell>
          <table:table-cell table:style-name="ce9" table:formula="of:=[.D154]+2415018.5+[.E154]-[.$B$5]/24" office:value-type="float" office:value="2461034.09583333" calcext:value-type="float">
            <text:p>2461034.10</text:p>
          </table:table-cell>
          <table:table-cell table:style-name="ce10" table:formula="of:=([.F154]-2451545)/36525" office:value-type="float" office:value="0.259797284964645" calcext:value-type="float">
            <text:p>0.25979728</text:p>
          </table:table-cell>
          <table:table-cell/>
          <table:table-cell table:formula="of:=MOD(280.46646+[.G154]*(36000.76983+[.G154]*0.0003032);360)" office:value-type="float" office:value="273.368738935491" calcext:value-type="float">
            <text:p>273.368738935491</text:p>
          </table:table-cell>
          <table:table-cell table:formula="of:=357.52911+[.G154]*(35999.05029-0.0001537*[.G154])" office:value-type="float" office:value="9709.98462627381" calcext:value-type="float">
            <text:p>9709.98462627381</text:p>
          </table:table-cell>
          <table:table-cell table:formula="of:=0.016708634-[.G154]*(0.000042037+0.0000001267*[.G154])" office:value-type="float" office:value="0.0166977043499624" calcext:value-type="float">
            <text:p>0.0166977043499624</text:p>
          </table:table-cell>
          <table:table-cell table:formula="of:=SIN(RADIANS([.J154]))*(1.914602-[.G154]*(0.004817+0.000014*[.G154]))+SIN(RADIANS(2*[.J154]))*(0.019993-0.000101*[.G154])+SIN(RADIANS(3*[.J154]))*0.000289" office:value-type="float" office:value="-0.339739059341089" calcext:value-type="float">
            <text:p>-0.339739059341089</text:p>
          </table:table-cell>
          <table:table-cell table:formula="of:=[.I154]+[.L154]" office:value-type="float" office:value="273.02899987615" calcext:value-type="float">
            <text:p>273.02899987615</text:p>
          </table:table-cell>
          <table:table-cell table:formula="of:=[.J154]+[.L154]" office:value-type="float" office:value="9709.64488721447" calcext:value-type="float">
            <text:p>9709.64488721447</text:p>
          </table:table-cell>
          <table:table-cell table:formula="of:=(1.000001018*(1-[.K154]*[.K154]))/(1+[.K154]*COS(RADIANS([.N154])))" office:value-type="float" office:value="0.983566396474441" calcext:value-type="float">
            <text:p>0.983566396474441</text:p>
          </table:table-cell>
          <table:table-cell table:formula="of:=[.M154]-0.00569-0.00478*SIN(RADIANS(125.04-1934.136*[.G154]))" office:value-type="float" office:value="273.024742736337" calcext:value-type="float">
            <text:p>273.024742736337</text:p>
          </table:table-cell>
          <table:table-cell table:formula="of:=23+(26+((21.448-[.G154]*(46.815+[.G154]*(0.00059-[.G154]*0.001813))))/60)/60" office:value-type="float" office:value="23.435912661687" calcext:value-type="float">
            <text:p>23.435912661687</text:p>
          </table:table-cell>
          <table:table-cell table:formula="of:=[.Q154]+0.00256*COS(RADIANS(125.04-1934.136*[.G154]))" office:value-type="float" office:value="23.4383549379346" calcext:value-type="float">
            <text:p>23.4383549379346</text:p>
          </table:table-cell>
          <table:table-cell table:formula="of:=DEGREES(ATAN2(COS(RADIANS([.P154]));COS(RADIANS([.R154]))*SIN(RADIANS([.P154]))))" office:value-type="float" office:value="-86.7038116992709" calcext:value-type="float">
            <text:p>-86.7038116992709</text:p>
          </table:table-cell>
          <table:table-cell table:formula="of:=DEGREES(ASIN(SIN(RADIANS([.R154]))*SIN(RADIANS([.P154]))))" office:value-type="float" office:value="-23.403753879696" calcext:value-type="float">
            <text:p>-23.403753879696</text:p>
          </table:table-cell>
          <table:table-cell table:formula="of:=TAN(RADIANS([.R154]/2))*TAN(RADIANS([.R154]/2))" office:value-type="float" office:value="0.0430309939336794" calcext:value-type="float">
            <text:p>0.0430309939336794</text:p>
          </table:table-cell>
          <table:table-cell table:formula="of:=4*DEGREES([.U154]*SIN(2*RADIANS([.I154]))-2*[.K154]*SIN(RADIANS([.J154]))+4*[.K154]*[.U154]*SIN(RADIANS([.J154]))*COS(2*RADIANS([.I154]))-0.5*[.U154]*[.U154]*SIN(4*RADIANS([.I154]))-1.25*[.K154]*[.K154]*SIN(2*RADIANS([.J154])))" office:value-type="float" office:value="0.265735014181894" calcext:value-type="float">
            <text:p>0.265735014181894</text:p>
          </table:table-cell>
          <table:table-cell table:formula="of:=DEGREES(ACOS(COS(RADIANS(90.833))/(COS(RADIANS([.$B$3]))*COS(RADIANS([.T154])))-TAN(RADIANS([.$B$3]))*TAN(RADIANS([.T154]))))" office:value-type="float" office:value="61.5039799901662" calcext:value-type="float">
            <text:p>61.5039799901662</text:p>
          </table:table-cell>
          <table:table-cell table:style-name="ce8" table:formula="of:=(720-4*[.$B$4]-[.V154]+[.$B$5]*60)/1440" office:value-type="time" office:time-value="PT11H53M18.188699149S" calcext:value-type="time">
            <text:p>11:53:18</text:p>
          </table:table-cell>
          <table:table-cell table:style-name="ce8" table:formula="of:=[.X154]-[.W154]*4/1440" office:value-type="time" office:time-value="PT07H47M17.233501509S" calcext:value-type="time">
            <text:p>7:47:17</text:p>
          </table:table-cell>
          <table:table-cell table:style-name="ce8" table:formula="of:=[.X154]+[.W154]*4/1440" office:value-type="time" office:time-value="PT15H59M19.143896789S" calcext:value-type="time">
            <text:p>15:59:19</text:p>
          </table:table-cell>
          <table:table-cell table:style-name="ce11" table:formula="of:=8*[.W154]" office:value-type="float" office:value="492.03183992133" calcext:value-type="float">
            <text:p>492.03183992133</text:p>
          </table:table-cell>
          <table:table-cell table:formula="of:=MOD([.E154]*1440+[.V154]+4*[.$B$4]-60*[.$B$5];1440)" office:value-type="float" office:value="924.69685501418" calcext:value-type="float">
            <text:p>924.69685501418</text:p>
          </table:table-cell>
          <table:table-cell table:formula="of:=IF([.AB154]/4&lt;0;[.AB154]/4+180;[.AB154]/4-180)" office:value-type="float" office:value="51.1742137535451" calcext:value-type="float">
            <text:p>51.1742137535451</text:p>
          </table:table-cell>
          <table:table-cell table:formula="of:=DEGREES(ACOS(SIN(RADIANS([.$B$3]))*SIN(RADIANS([.T154]))+COS(RADIANS([.$B$3]))*COS(RADIANS([.T154]))*COS(RADIANS([.AC154]))))" office:value-type="float" office:value="85.6795849769263" calcext:value-type="float">
            <text:p>85.6795849769263</text:p>
          </table:table-cell>
          <table:table-cell table:formula="of:=90-[.AD154]" office:value-type="float" office:value="4.32041502307369" calcext:value-type="float">
            <text:p>4.32041502307369</text:p>
          </table:table-cell>
          <table:table-cell table:formula="of:=IF([.AE154]&gt;85;0;IF([.AE154]&gt;5;58.1/TAN(RADIANS([.AE154]))-0.07/POWER(TAN(RADIANS([.AE154]));3)+0.000086/POWER(TAN(RADIANS([.AE154]));5);IF([.AE154]&gt;-0.575;1735+[.AE154]*(-518.2+[.AE154]*(103.4+[.AE154]*(-12.79+[.AE154]*0.711)));-20.772/TAN(RADIANS([.AE154])))))/3600" office:value-type="float" office:value="0.178472984725689" calcext:value-type="float">
            <text:p>0.178472984725689</text:p>
          </table:table-cell>
          <table:table-cell table:formula="of:=[.AE154]+[.AF154]" office:value-type="float" office:value="4.49888800779938" calcext:value-type="float">
            <text:p>4.49888800779938</text:p>
          </table:table-cell>
          <table:table-cell table:formula="of:=IF([.AC154]&gt;0;MOD(DEGREES(ACOS(((SIN(RADIANS([.$B$3]))*COS(RADIANS([.AD154])))-SIN(RADIANS([.T154])))/(COS(RADIANS([.$B$3]))*SIN(RADIANS([.AD154])))))+180;360);MOD(540-DEGREES(ACOS(((SIN(RADIANS([.$B$3]))*COS(RADIANS([.AD154])))-SIN(RADIANS([.T154])))/(COS(RADIANS([.$B$3]))*SIN(RADIANS([.AD154])))));360))" office:value-type="float" office:value="225.807291419471" calcext:value-type="float">
            <text:p>225.80729141947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54]+0.1/24" office:value-type="time" office:time-value="PT15H24M00S" calcext:value-type="time">
            <text:p>15:24:00</text:p>
          </table:table-cell>
          <table:table-cell table:style-name="ce9" table:formula="of:=[.D155]+2415018.5+[.E155]-[.$B$5]/24" office:value-type="float" office:value="2461034.1" calcext:value-type="float">
            <text:p>2461034.10</text:p>
          </table:table-cell>
          <table:table-cell table:style-name="ce10" table:formula="of:=([.F155]-2451545)/36525" office:value-type="float" office:value="0.259797399041755" calcext:value-type="float">
            <text:p>0.25979740</text:p>
          </table:table-cell>
          <table:table-cell/>
          <table:table-cell table:formula="of:=MOD(280.46646+[.G155]*(36000.76983+[.G155]*0.0003032);360)" office:value-type="float" office:value="273.372845799264" calcext:value-type="float">
            <text:p>273.372845799264</text:p>
          </table:table-cell>
          <table:table-cell table:formula="of:=357.52911+[.G155]*(35999.05029-0.0001537*[.G155])" office:value-type="float" office:value="9709.98873294139" calcext:value-type="float">
            <text:p>9709.98873294139</text:p>
          </table:table-cell>
          <table:table-cell table:formula="of:=0.016708634-[.G155]*(0.000042037+0.0000001267*[.G155])" office:value-type="float" office:value="0.0166977043451594" calcext:value-type="float">
            <text:p>0.0166977043451594</text:p>
          </table:table-cell>
          <table:table-cell table:formula="of:=SIN(RADIANS([.J155]))*(1.914602-[.G155]*(0.004817+0.000014*[.G155]))+SIN(RADIANS(2*[.J155]))*(0.019993-0.000101*[.G155])+SIN(RADIANS(3*[.J155]))*0.000289" office:value-type="float" office:value="-0.339601266190589" calcext:value-type="float">
            <text:p>-0.339601266190589</text:p>
          </table:table-cell>
          <table:table-cell table:formula="of:=[.I155]+[.L155]" office:value-type="float" office:value="273.033244533073" calcext:value-type="float">
            <text:p>273.033244533073</text:p>
          </table:table-cell>
          <table:table-cell table:formula="of:=[.J155]+[.L155]" office:value-type="float" office:value="9709.6491316752" calcext:value-type="float">
            <text:p>9709.6491316752</text:p>
          </table:table-cell>
          <table:table-cell table:formula="of:=(1.000001018*(1-[.K155]*[.K155]))/(1+[.K155]*COS(RADIANS([.N155])))" office:value-type="float" office:value="0.983566181368531" calcext:value-type="float">
            <text:p>0.983566181368531</text:p>
          </table:table-cell>
          <table:table-cell table:formula="of:=[.M155]-0.00569-0.00478*SIN(RADIANS(125.04-1934.136*[.G155]))" office:value-type="float" office:value="273.028987410821" calcext:value-type="float">
            <text:p>273.028987410821</text:p>
          </table:table-cell>
          <table:table-cell table:formula="of:=23+(26+((21.448-[.G155]*(46.815+[.G155]*(0.00059-[.G155]*0.001813))))/60)/60" office:value-type="float" office:value="23.4359126602036" calcext:value-type="float">
            <text:p>23.4359126602036</text:p>
          </table:table-cell>
          <table:table-cell table:formula="of:=[.Q155]+0.00256*COS(RADIANS(125.04-1934.136*[.G155]))" office:value-type="float" office:value="23.4383549334959" calcext:value-type="float">
            <text:p>23.4383549334959</text:p>
          </table:table-cell>
          <table:table-cell table:formula="of:=DEGREES(ATAN2(COS(RADIANS([.P155]));COS(RADIANS([.R155]))*SIN(RADIANS([.P155]))))" office:value-type="float" office:value="-86.6991877167441" calcext:value-type="float">
            <text:p>-86.6991877167441</text:p>
          </table:table-cell>
          <table:table-cell table:formula="of:=DEGREES(ASIN(SIN(RADIANS([.R155]))*SIN(RADIANS([.P155]))))" office:value-type="float" office:value="-23.4036567299557" calcext:value-type="float">
            <text:p>-23.4036567299557</text:p>
          </table:table-cell>
          <table:table-cell table:formula="of:=TAN(RADIANS([.R155]/2))*TAN(RADIANS([.R155]/2))" office:value-type="float" office:value="0.0430309939169178" calcext:value-type="float">
            <text:p>0.0430309939169178</text:p>
          </table:table-cell>
          <table:table-cell table:formula="of:=4*DEGREES([.U155]*SIN(2*RADIANS([.I155]))-2*[.K155]*SIN(RADIANS([.J155]))+4*[.K155]*[.U155]*SIN(RADIANS([.J155]))*COS(2*RADIANS([.I155]))-0.5*[.U155]*[.U155]*SIN(4*RADIANS([.I155]))-1.25*[.K155]*[.K155]*SIN(2*RADIANS([.J155])))" office:value-type="float" office:value="0.263672775437225" calcext:value-type="float">
            <text:p>0.263672775437225</text:p>
          </table:table-cell>
          <table:table-cell table:formula="of:=DEGREES(ACOS(COS(RADIANS(90.833))/(COS(RADIANS([.$B$3]))*COS(RADIANS([.T155])))-TAN(RADIANS([.$B$3]))*TAN(RADIANS([.T155]))))" office:value-type="float" office:value="61.5041308590204" calcext:value-type="float">
            <text:p>61.5041308590204</text:p>
          </table:table-cell>
          <table:table-cell table:style-name="ce8" table:formula="of:=(720-4*[.$B$4]-[.V155]+[.$B$5]*60)/1440" office:value-type="time" office:time-value="PT11H53M18.312433474S" calcext:value-type="time">
            <text:p>11:53:18</text:p>
          </table:table-cell>
          <table:table-cell table:style-name="ce8" table:formula="of:=[.X155]-[.W155]*4/1440" office:value-type="time" office:time-value="PT07H47M17.321027309S" calcext:value-type="time">
            <text:p>7:47:17</text:p>
          </table:table-cell>
          <table:table-cell table:style-name="ce8" table:formula="of:=[.X155]+[.W155]*4/1440" office:value-type="time" office:time-value="PT15H59M19.303839639S" calcext:value-type="time">
            <text:p>15:59:19</text:p>
          </table:table-cell>
          <table:table-cell table:style-name="ce11" table:formula="of:=8*[.W155]" office:value-type="float" office:value="492.033046872163" calcext:value-type="float">
            <text:p>492.033046872163</text:p>
          </table:table-cell>
          <table:table-cell table:formula="of:=MOD([.E155]*1440+[.V155]+4*[.$B$4]-60*[.$B$5];1440)" office:value-type="float" office:value="930.694792775436" calcext:value-type="float">
            <text:p>930.694792775436</text:p>
          </table:table-cell>
          <table:table-cell table:formula="of:=IF([.AB155]/4&lt;0;[.AB155]/4+180;[.AB155]/4-180)" office:value-type="float" office:value="52.6736981938591" calcext:value-type="float">
            <text:p>52.6736981938591</text:p>
          </table:table-cell>
          <table:table-cell table:formula="of:=DEGREES(ACOS(SIN(RADIANS([.$B$3]))*SIN(RADIANS([.T155]))+COS(RADIANS([.$B$3]))*COS(RADIANS([.T155]))*COS(RADIANS([.AC155]))))" office:value-type="float" office:value="86.3890849366002" calcext:value-type="float">
            <text:p>86.3890849366002</text:p>
          </table:table-cell>
          <table:table-cell table:formula="of:=90-[.AD155]" office:value-type="float" office:value="3.61091506339976" calcext:value-type="float">
            <text:p>3.61091506339976</text:p>
          </table:table-cell>
          <table:table-cell table:formula="of:=IF([.AE155]&gt;85;0;IF([.AE155]&gt;5;58.1/TAN(RADIANS([.AE155]))-0.07/POWER(TAN(RADIANS([.AE155]));3)+0.000086/POWER(TAN(RADIANS([.AE155]));5);IF([.AE155]&gt;-0.575;1735+[.AE155]*(-518.2+[.AE155]*(103.4+[.AE155]*(-12.79+[.AE155]*0.711)));-20.772/TAN(RADIANS([.AE155])))))/3600" office:value-type="float" office:value="0.202979802648611" calcext:value-type="float">
            <text:p>0.202979802648611</text:p>
          </table:table-cell>
          <table:table-cell table:formula="of:=[.AE155]+[.AF155]" office:value-type="float" office:value="3.81389486604837" calcext:value-type="float">
            <text:p>3.81389486604837</text:p>
          </table:table-cell>
          <table:table-cell table:formula="of:=IF([.AC155]&gt;0;MOD(DEGREES(ACOS(((SIN(RADIANS([.$B$3]))*COS(RADIANS([.AD155])))-SIN(RADIANS([.T155])))/(COS(RADIANS([.$B$3]))*SIN(RADIANS([.AD155])))))+180;360);MOD(540-DEGREES(ACOS(((SIN(RADIANS([.$B$3]))*COS(RADIANS([.AD155])))-SIN(RADIANS([.T155])))/(COS(RADIANS([.$B$3]))*SIN(RADIANS([.AD155])))));360))" office:value-type="float" office:value="226.989238857998" calcext:value-type="float">
            <text:p>226.98923885799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55]+0.1/24" office:value-type="time" office:time-value="PT15H30M00S" calcext:value-type="time">
            <text:p>15:30:00</text:p>
          </table:table-cell>
          <table:table-cell table:style-name="ce9" table:formula="of:=[.D156]+2415018.5+[.E156]-[.$B$5]/24" office:value-type="float" office:value="2461034.10416667" calcext:value-type="float">
            <text:p>2461034.10</text:p>
          </table:table-cell>
          <table:table-cell table:style-name="ce10" table:formula="of:=([.F156]-2451545)/36525" office:value-type="float" office:value="0.259797513118877" calcext:value-type="float">
            <text:p>0.25979751</text:p>
          </table:table-cell>
          <table:table-cell/>
          <table:table-cell table:formula="of:=MOD(280.46646+[.G156]*(36000.76983+[.G156]*0.0003032);360)" office:value-type="float" office:value="273.376952663497" calcext:value-type="float">
            <text:p>273.376952663497</text:p>
          </table:table-cell>
          <table:table-cell table:formula="of:=357.52911+[.G156]*(35999.05029-0.0001537*[.G156])" office:value-type="float" office:value="9709.99283960944" calcext:value-type="float">
            <text:p>9709.99283960944</text:p>
          </table:table-cell>
          <table:table-cell table:formula="of:=0.016708634-[.G156]*(0.000042037+0.0000001267*[.G156])" office:value-type="float" office:value="0.0166977043403565" calcext:value-type="float">
            <text:p>0.0166977043403565</text:p>
          </table:table-cell>
          <table:table-cell table:formula="of:=SIN(RADIANS([.J156]))*(1.914602-[.G156]*(0.004817+0.000014*[.G156]))+SIN(RADIANS(2*[.J156]))*(0.019993-0.000101*[.G156])+SIN(RADIANS(3*[.J156]))*0.000289" office:value-type="float" office:value="-0.339463471168825" calcext:value-type="float">
            <text:p>-0.339463471168825</text:p>
          </table:table-cell>
          <table:table-cell table:formula="of:=[.I156]+[.L156]" office:value-type="float" office:value="273.037489192328" calcext:value-type="float">
            <text:p>273.037489192328</text:p>
          </table:table-cell>
          <table:table-cell table:formula="of:=[.J156]+[.L156]" office:value-type="float" office:value="9709.65337613827" calcext:value-type="float">
            <text:p>9709.65337613827</text:p>
          </table:table-cell>
          <table:table-cell table:formula="of:=(1.000001018*(1-[.K156]*[.K156]))/(1+[.K156]*COS(RADIANS([.N156])))" office:value-type="float" office:value="0.983565966349826" calcext:value-type="float">
            <text:p>0.983565966349826</text:p>
          </table:table-cell>
          <table:table-cell table:formula="of:=[.M156]-0.00569-0.00478*SIN(RADIANS(125.04-1934.136*[.G156]))" office:value-type="float" office:value="273.033232087637" calcext:value-type="float">
            <text:p>273.033232087637</text:p>
          </table:table-cell>
          <table:table-cell table:formula="of:=23+(26+((21.448-[.G156]*(46.815+[.G156]*(0.00059-[.G156]*0.001813))))/60)/60" office:value-type="float" office:value="23.4359126587201" calcext:value-type="float">
            <text:p>23.4359126587201</text:p>
          </table:table-cell>
          <table:table-cell table:formula="of:=[.Q156]+0.00256*COS(RADIANS(125.04-1934.136*[.G156]))" office:value-type="float" office:value="23.4383549290573" calcext:value-type="float">
            <text:p>23.4383549290573</text:p>
          </table:table-cell>
          <table:table-cell table:formula="of:=DEGREES(ATAN2(COS(RADIANS([.P156]));COS(RADIANS([.R156]))*SIN(RADIANS([.P156]))))" office:value-type="float" office:value="-86.6945637384691" calcext:value-type="float">
            <text:p>-86.6945637384691</text:p>
          </table:table-cell>
          <table:table-cell table:formula="of:=DEGREES(ASIN(SIN(RADIANS([.R156]))*SIN(RADIANS([.P156]))))" office:value-type="float" office:value="-23.4035594441302" calcext:value-type="float">
            <text:p>-23.4035594441302</text:p>
          </table:table-cell>
          <table:table-cell table:formula="of:=TAN(RADIANS([.R156]/2))*TAN(RADIANS([.R156]/2))" office:value-type="float" office:value="0.0430309939001561" calcext:value-type="float">
            <text:p>0.0430309939001561</text:p>
          </table:table-cell>
          <table:table-cell table:formula="of:=4*DEGREES([.U156]*SIN(2*RADIANS([.I156]))-2*[.K156]*SIN(RADIANS([.J156]))+4*[.K156]*[.U156]*SIN(RADIANS([.J156]))*COS(2*RADIANS([.I156]))-0.5*[.U156]*[.U156]*SIN(4*RADIANS([.I156]))-1.25*[.K156]*[.K156]*SIN(2*RADIANS([.J156])))" office:value-type="float" office:value="0.261610555586571" calcext:value-type="float">
            <text:p>0.261610555586571</text:p>
          </table:table-cell>
          <table:table-cell table:formula="of:=DEGREES(ACOS(COS(RADIANS(90.833))/(COS(RADIANS([.$B$3]))*COS(RADIANS([.T156])))-TAN(RADIANS([.$B$3]))*TAN(RADIANS([.T156]))))" office:value-type="float" office:value="61.5042819387748" calcext:value-type="float">
            <text:p>61.5042819387748</text:p>
          </table:table-cell>
          <table:table-cell table:style-name="ce8" table:formula="of:=(720-4*[.$B$4]-[.V156]+[.$B$5]*60)/1440" office:value-type="time" office:time-value="PT11H53M18.436166665S" calcext:value-type="time">
            <text:p>11:53:18</text:p>
          </table:table-cell>
          <table:table-cell table:style-name="ce8" table:formula="of:=[.X156]-[.W156]*4/1440" office:value-type="time" office:time-value="PT07H47M17.408501359S" calcext:value-type="time">
            <text:p>7:47:17</text:p>
          </table:table-cell>
          <table:table-cell table:style-name="ce8" table:formula="of:=[.X156]+[.W156]*4/1440" office:value-type="time" office:time-value="PT15H59M19.463831971S" calcext:value-type="time">
            <text:p>15:59:19</text:p>
          </table:table-cell>
          <table:table-cell table:style-name="ce11" table:formula="of:=8*[.W156]" office:value-type="float" office:value="492.034255510198" calcext:value-type="float">
            <text:p>492.034255510198</text:p>
          </table:table-cell>
          <table:table-cell table:formula="of:=MOD([.E156]*1440+[.V156]+4*[.$B$4]-60*[.$B$5];1440)" office:value-type="float" office:value="936.692730555585" calcext:value-type="float">
            <text:p>936.692730555585</text:p>
          </table:table-cell>
          <table:table-cell table:formula="of:=IF([.AB156]/4&lt;0;[.AB156]/4+180;[.AB156]/4-180)" office:value-type="float" office:value="54.1731826388962" calcext:value-type="float">
            <text:p>54.1731826388962</text:p>
          </table:table-cell>
          <table:table-cell table:formula="of:=DEGREES(ACOS(SIN(RADIANS([.$B$3]))*SIN(RADIANS([.T156]))+COS(RADIANS([.$B$3]))*COS(RADIANS([.T156]))*COS(RADIANS([.AC156]))))" office:value-type="float" office:value="87.1123196087624" calcext:value-type="float">
            <text:p>87.1123196087624</text:p>
          </table:table-cell>
          <table:table-cell table:formula="of:=90-[.AD156]" office:value-type="float" office:value="2.88768039123762" calcext:value-type="float">
            <text:p>2.88768039123762</text:p>
          </table:table-cell>
          <table:table-cell table:formula="of:=IF([.AE156]&gt;85;0;IF([.AE156]&gt;5;58.1/TAN(RADIANS([.AE156]))-0.07/POWER(TAN(RADIANS([.AE156]));3)+0.000086/POWER(TAN(RADIANS([.AE156]));5);IF([.AE156]&gt;-0.575;1735+[.AE156]*(-518.2+[.AE156]*(103.4+[.AE156]*(-12.79+[.AE156]*0.711)));-20.772/TAN(RADIANS([.AE156])))))/3600" office:value-type="float" office:value="0.233968681182149" calcext:value-type="float">
            <text:p>0.233968681182149</text:p>
          </table:table-cell>
          <table:table-cell table:formula="of:=[.AE156]+[.AF156]" office:value-type="float" office:value="3.12164907241977" calcext:value-type="float">
            <text:p>3.12164907241977</text:p>
          </table:table-cell>
          <table:table-cell table:formula="of:=IF([.AC156]&gt;0;MOD(DEGREES(ACOS(((SIN(RADIANS([.$B$3]))*COS(RADIANS([.AD156])))-SIN(RADIANS([.T156])))/(COS(RADIANS([.$B$3]))*SIN(RADIANS([.AD156])))))+180;360);MOD(540-DEGREES(ACOS(((SIN(RADIANS([.$B$3]))*COS(RADIANS([.AD156])))-SIN(RADIANS([.T156])))/(COS(RADIANS([.$B$3]))*SIN(RADIANS([.AD156])))));360))" office:value-type="float" office:value="228.161868599509" calcext:value-type="float">
            <text:p>228.16186859950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56]+0.1/24" office:value-type="time" office:time-value="PT15H36M00S" calcext:value-type="time">
            <text:p>15:36:00</text:p>
          </table:table-cell>
          <table:table-cell table:style-name="ce9" table:formula="of:=[.D157]+2415018.5+[.E157]-[.$B$5]/24" office:value-type="float" office:value="2461034.10833333" calcext:value-type="float">
            <text:p>2461034.11</text:p>
          </table:table-cell>
          <table:table-cell table:style-name="ce10" table:formula="of:=([.F157]-2451545)/36525" office:value-type="float" office:value="0.259797627195986" calcext:value-type="float">
            <text:p>0.25979763</text:p>
          </table:table-cell>
          <table:table-cell/>
          <table:table-cell table:formula="of:=MOD(280.46646+[.G157]*(36000.76983+[.G157]*0.0003032);360)" office:value-type="float" office:value="273.381059527272" calcext:value-type="float">
            <text:p>273.381059527272</text:p>
          </table:table-cell>
          <table:table-cell table:formula="of:=357.52911+[.G157]*(35999.05029-0.0001537*[.G157])" office:value-type="float" office:value="9709.99694627703" calcext:value-type="float">
            <text:p>9709.99694627703</text:p>
          </table:table-cell>
          <table:table-cell table:formula="of:=0.016708634-[.G157]*(0.000042037+0.0000001267*[.G157])" office:value-type="float" office:value="0.0166977043355535" calcext:value-type="float">
            <text:p>0.0166977043355535</text:p>
          </table:table-cell>
          <table:table-cell table:formula="of:=SIN(RADIANS([.J157]))*(1.914602-[.G157]*(0.004817+0.000014*[.G157]))+SIN(RADIANS(2*[.J157]))*(0.019993-0.000101*[.G157])+SIN(RADIANS(3*[.J157]))*0.000289" office:value-type="float" office:value="-0.339325674307256" calcext:value-type="float">
            <text:p>-0.339325674307256</text:p>
          </table:table-cell>
          <table:table-cell table:formula="of:=[.I157]+[.L157]" office:value-type="float" office:value="273.041733852964" calcext:value-type="float">
            <text:p>273.041733852964</text:p>
          </table:table-cell>
          <table:table-cell table:formula="of:=[.J157]+[.L157]" office:value-type="float" office:value="9709.65762060272" calcext:value-type="float">
            <text:p>9709.65762060272</text:p>
          </table:table-cell>
          <table:table-cell table:formula="of:=(1.000001018*(1-[.K157]*[.K157]))/(1+[.K157]*COS(RADIANS([.N157])))" office:value-type="float" office:value="0.983565751418374" calcext:value-type="float">
            <text:p>0.983565751418374</text:p>
          </table:table-cell>
          <table:table-cell table:formula="of:=[.M157]-0.00569-0.00478*SIN(RADIANS(125.04-1934.136*[.G157]))" office:value-type="float" office:value="273.037476765834" calcext:value-type="float">
            <text:p>273.037476765834</text:p>
          </table:table-cell>
          <table:table-cell table:formula="of:=23+(26+((21.448-[.G157]*(46.815+[.G157]*(0.00059-[.G157]*0.001813))))/60)/60" office:value-type="float" office:value="23.4359126572366" calcext:value-type="float">
            <text:p>23.4359126572366</text:p>
          </table:table-cell>
          <table:table-cell table:formula="of:=[.Q157]+0.00256*COS(RADIANS(125.04-1934.136*[.G157]))" office:value-type="float" office:value="23.4383549246185" calcext:value-type="float">
            <text:p>23.4383549246185</text:p>
          </table:table-cell>
          <table:table-cell table:formula="of:=DEGREES(ATAN2(COS(RADIANS([.P157]));COS(RADIANS([.R157]))*SIN(RADIANS([.P157]))))" office:value-type="float" office:value="-86.6899397654903" calcext:value-type="float">
            <text:p>-86.6899397654903</text:p>
          </table:table-cell>
          <table:table-cell table:formula="of:=DEGREES(ASIN(SIN(RADIANS([.R157]))*SIN(RADIANS([.P157]))))" office:value-type="float" office:value="-23.403462022242" calcext:value-type="float">
            <text:p>-23.403462022242</text:p>
          </table:table-cell>
          <table:table-cell table:formula="of:=TAN(RADIANS([.R157]/2))*TAN(RADIANS([.R157]/2))" office:value-type="float" office:value="0.0430309938833942" calcext:value-type="float">
            <text:p>0.0430309938833942</text:p>
          </table:table-cell>
          <table:table-cell table:formula="of:=4*DEGREES([.U157]*SIN(2*RADIANS([.I157]))-2*[.K157]*SIN(RADIANS([.J157]))+4*[.K157]*[.U157]*SIN(RADIANS([.J157]))*COS(2*RADIANS([.I157]))-0.5*[.U157]*[.U157]*SIN(4*RADIANS([.I157]))-1.25*[.K157]*[.K157]*SIN(2*RADIANS([.J157])))" office:value-type="float" office:value="0.25954835513057" calcext:value-type="float">
            <text:p>0.25954835513057</text:p>
          </table:table-cell>
          <table:table-cell table:formula="of:=DEGREES(ACOS(COS(RADIANS(90.833))/(COS(RADIANS([.$B$3]))*COS(RADIANS([.T157])))-TAN(RADIANS([.$B$3]))*TAN(RADIANS([.T157]))))" office:value-type="float" office:value="61.5044332293927" calcext:value-type="float">
            <text:p>61.5044332293927</text:p>
          </table:table-cell>
          <table:table-cell table:style-name="ce8" table:formula="of:=(720-4*[.$B$4]-[.V157]+[.$B$5]*60)/1440" office:value-type="time" office:time-value="PT11H53M18.559898692S" calcext:value-type="time">
            <text:p>11:53:18</text:p>
          </table:table-cell>
          <table:table-cell table:style-name="ce8" table:formula="of:=[.X157]-[.W157]*4/1440" office:value-type="time" office:time-value="PT07H47M17.495923638S" calcext:value-type="time">
            <text:p>7:47:17</text:p>
          </table:table-cell>
          <table:table-cell table:style-name="ce8" table:formula="of:=[.X157]+[.W157]*4/1440" office:value-type="time" office:time-value="PT15H59M19.623873746S" calcext:value-type="time">
            <text:p>15:59:19</text:p>
          </table:table-cell>
          <table:table-cell table:style-name="ce11" table:formula="of:=8*[.W157]" office:value-type="float" office:value="492.035465835142" calcext:value-type="float">
            <text:p>492.035465835142</text:p>
          </table:table-cell>
          <table:table-cell table:formula="of:=MOD([.E157]*1440+[.V157]+4*[.$B$4]-60*[.$B$5];1440)" office:value-type="float" office:value="942.690668355129" calcext:value-type="float">
            <text:p>942.690668355129</text:p>
          </table:table-cell>
          <table:table-cell table:formula="of:=IF([.AB157]/4&lt;0;[.AB157]/4+180;[.AB157]/4-180)" office:value-type="float" office:value="55.6726670887823" calcext:value-type="float">
            <text:p>55.6726670887823</text:p>
          </table:table-cell>
          <table:table-cell table:formula="of:=DEGREES(ACOS(SIN(RADIANS([.$B$3]))*SIN(RADIANS([.T157]))+COS(RADIANS([.$B$3]))*COS(RADIANS([.T157]))*COS(RADIANS([.AC157]))))" office:value-type="float" office:value="87.8488797864882" calcext:value-type="float">
            <text:p>87.8488797864882</text:p>
          </table:table-cell>
          <table:table-cell table:formula="of:=90-[.AD157]" office:value-type="float" office:value="2.15112021351176" calcext:value-type="float">
            <text:p>2.15112021351176</text:p>
          </table:table-cell>
          <table:table-cell table:formula="of:=IF([.AE157]&gt;85;0;IF([.AE157]&gt;5;58.1/TAN(RADIANS([.AE157]))-0.07/POWER(TAN(RADIANS([.AE157]));3)+0.000086/POWER(TAN(RADIANS([.AE157]));5);IF([.AE157]&gt;-0.575;1735+[.AE157]*(-518.2+[.AE157]*(103.4+[.AE157]*(-12.79+[.AE157]*0.711)));-20.772/TAN(RADIANS([.AE157])))))/3600" office:value-type="float" office:value="0.27407432829468" calcext:value-type="float">
            <text:p>0.27407432829468</text:p>
          </table:table-cell>
          <table:table-cell table:formula="of:=[.AE157]+[.AF157]" office:value-type="float" office:value="2.42519454180644" calcext:value-type="float">
            <text:p>2.42519454180644</text:p>
          </table:table-cell>
          <table:table-cell table:formula="of:=IF([.AC157]&gt;0;MOD(DEGREES(ACOS(((SIN(RADIANS([.$B$3]))*COS(RADIANS([.AD157])))-SIN(RADIANS([.T157])))/(COS(RADIANS([.$B$3]))*SIN(RADIANS([.AD157])))))+180;360);MOD(540-DEGREES(ACOS(((SIN(RADIANS([.$B$3]))*COS(RADIANS([.AD157])))-SIN(RADIANS([.T157])))/(COS(RADIANS([.$B$3]))*SIN(RADIANS([.AD157])))));360))" office:value-type="float" office:value="229.325401744073" calcext:value-type="float">
            <text:p>229.32540174407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57]+0.1/24" office:value-type="time" office:time-value="PT15H42M00S" calcext:value-type="time">
            <text:p>15:42:00</text:p>
          </table:table-cell>
          <table:table-cell table:style-name="ce9" table:formula="of:=[.D158]+2415018.5+[.E158]-[.$B$5]/24" office:value-type="float" office:value="2461034.1125" calcext:value-type="float">
            <text:p>2461034.11</text:p>
          </table:table-cell>
          <table:table-cell table:style-name="ce10" table:formula="of:=([.F158]-2451545)/36525" office:value-type="float" office:value="0.259797741273108" calcext:value-type="float">
            <text:p>0.25979774</text:p>
          </table:table-cell>
          <table:table-cell/>
          <table:table-cell table:formula="of:=MOD(280.46646+[.G158]*(36000.76983+[.G158]*0.0003032);360)" office:value-type="float" office:value="273.385166391505" calcext:value-type="float">
            <text:p>273.385166391505</text:p>
          </table:table-cell>
          <table:table-cell table:formula="of:=357.52911+[.G158]*(35999.05029-0.0001537*[.G158])" office:value-type="float" office:value="9710.00105294507" calcext:value-type="float">
            <text:p>9710.00105294507</text:p>
          </table:table-cell>
          <table:table-cell table:formula="of:=0.016708634-[.G158]*(0.000042037+0.0000001267*[.G158])" office:value-type="float" office:value="0.0166977043307505" calcext:value-type="float">
            <text:p>0.0166977043307505</text:p>
          </table:table-cell>
          <table:table-cell table:formula="of:=SIN(RADIANS([.J158]))*(1.914602-[.G158]*(0.004817+0.000014*[.G158]))+SIN(RADIANS(2*[.J158]))*(0.019993-0.000101*[.G158])+SIN(RADIANS(3*[.J158]))*0.000289" office:value-type="float" office:value="-0.339187875576091" calcext:value-type="float">
            <text:p>-0.339187875576091</text:p>
          </table:table-cell>
          <table:table-cell table:formula="of:=[.I158]+[.L158]" office:value-type="float" office:value="273.045978515929" calcext:value-type="float">
            <text:p>273.045978515929</text:p>
          </table:table-cell>
          <table:table-cell table:formula="of:=[.J158]+[.L158]" office:value-type="float" office:value="9709.6618650695" calcext:value-type="float">
            <text:p>9709.6618650695</text:p>
          </table:table-cell>
          <table:table-cell table:formula="of:=(1.000001018*(1-[.K158]*[.K158]))/(1+[.K158]*COS(RADIANS([.N158])))" office:value-type="float" office:value="0.98356553657413" calcext:value-type="float">
            <text:p>0.98356553657413</text:p>
          </table:table-cell>
          <table:table-cell table:formula="of:=[.M158]-0.00569-0.00478*SIN(RADIANS(125.04-1934.136*[.G158]))" office:value-type="float" office:value="273.041721446359" calcext:value-type="float">
            <text:p>273.041721446359</text:p>
          </table:table-cell>
          <table:table-cell table:formula="of:=23+(26+((21.448-[.G158]*(46.815+[.G158]*(0.00059-[.G158]*0.001813))))/60)/60" office:value-type="float" office:value="23.4359126557531" calcext:value-type="float">
            <text:p>23.4359126557531</text:p>
          </table:table-cell>
          <table:table-cell table:formula="of:=[.Q158]+0.00256*COS(RADIANS(125.04-1934.136*[.G158]))" office:value-type="float" office:value="23.4383549201798" calcext:value-type="float">
            <text:p>23.4383549201798</text:p>
          </table:table-cell>
          <table:table-cell table:formula="of:=DEGREES(ATAN2(COS(RADIANS([.P158]));COS(RADIANS([.R158]))*SIN(RADIANS([.P158]))))" office:value-type="float" office:value="-86.6853157967861" calcext:value-type="float">
            <text:p>-86.6853157967861</text:p>
          </table:table-cell>
          <table:table-cell table:formula="of:=DEGREES(ASIN(SIN(RADIANS([.R158]))*SIN(RADIANS([.P158]))))" office:value-type="float" office:value="-23.40336446427" calcext:value-type="float">
            <text:p>-23.40336446427</text:p>
          </table:table-cell>
          <table:table-cell table:formula="of:=TAN(RADIANS([.R158]/2))*TAN(RADIANS([.R158]/2))" office:value-type="float" office:value="0.0430309938666322" calcext:value-type="float">
            <text:p>0.0430309938666322</text:p>
          </table:table-cell>
          <table:table-cell table:formula="of:=4*DEGREES([.U158]*SIN(2*RADIANS([.I158]))-2*[.K158]*SIN(RADIANS([.J158]))+4*[.K158]*[.U158]*SIN(RADIANS([.J158]))*COS(2*RADIANS([.I158]))-0.5*[.U158]*[.U158]*SIN(4*RADIANS([.I158]))-1.25*[.K158]*[.K158]*SIN(2*RADIANS([.J158])))" office:value-type="float" office:value="0.257486173649682" calcext:value-type="float">
            <text:p>0.257486173649682</text:p>
          </table:table-cell>
          <table:table-cell table:formula="of:=DEGREES(ACOS(COS(RADIANS(90.833))/(COS(RADIANS([.$B$3]))*COS(RADIANS([.T158])))-TAN(RADIANS([.$B$3]))*TAN(RADIANS([.T158]))))" office:value-type="float" office:value="61.504584730905" calcext:value-type="float">
            <text:p>61.504584730905</text:p>
          </table:table-cell>
          <table:table-cell table:style-name="ce8" table:formula="of:=(720-4*[.$B$4]-[.V158]+[.$B$5]*60)/1440" office:value-type="time" office:time-value="PT11H53M18.683629581S" calcext:value-type="time">
            <text:p>11:53:18</text:p>
          </table:table-cell>
          <table:table-cell table:style-name="ce8" table:formula="of:=[.X158]-[.W158]*4/1440" office:value-type="time" office:time-value="PT07H47M17.583294164S" calcext:value-type="time">
            <text:p>7:47:17</text:p>
          </table:table-cell>
          <table:table-cell table:style-name="ce8" table:formula="of:=[.X158]+[.W158]*4/1440" office:value-type="time" office:time-value="PT15H59M19.783964998S" calcext:value-type="time">
            <text:p>15:59:19</text:p>
          </table:table-cell>
          <table:table-cell table:style-name="ce11" table:formula="of:=8*[.W158]" office:value-type="float" office:value="492.03667784724" calcext:value-type="float">
            <text:p>492.03667784724</text:p>
          </table:table-cell>
          <table:table-cell table:formula="of:=MOD([.E158]*1440+[.V158]+4*[.$B$4]-60*[.$B$5];1440)" office:value-type="float" office:value="948.688606173649" calcext:value-type="float">
            <text:p>948.688606173649</text:p>
          </table:table-cell>
          <table:table-cell table:formula="of:=IF([.AB158]/4&lt;0;[.AB158]/4+180;[.AB158]/4-180)" office:value-type="float" office:value="57.1721515434122" calcext:value-type="float">
            <text:p>57.1721515434122</text:p>
          </table:table-cell>
          <table:table-cell table:formula="of:=DEGREES(ACOS(SIN(RADIANS([.$B$3]))*SIN(RADIANS([.T158]))+COS(RADIANS([.$B$3]))*COS(RADIANS([.T158]))*COS(RADIANS([.AC158]))))" office:value-type="float" office:value="88.5983604363148" calcext:value-type="float">
            <text:p>88.5983604363148</text:p>
          </table:table-cell>
          <table:table-cell table:formula="of:=90-[.AD158]" office:value-type="float" office:value="1.40163956368525" calcext:value-type="float">
            <text:p>1.40163956368525</text:p>
          </table:table-cell>
          <table:table-cell table:formula="of:=IF([.AE158]&gt;85;0;IF([.AE158]&gt;5;58.1/TAN(RADIANS([.AE158]))-0.07/POWER(TAN(RADIANS([.AE158]));3)+0.000086/POWER(TAN(RADIANS([.AE158]));5);IF([.AE158]&gt;-0.575;1735+[.AE158]*(-518.2+[.AE158]*(103.4+[.AE158]*(-12.79+[.AE158]*0.711)));-20.772/TAN(RADIANS([.AE158])))))/3600" office:value-type="float" office:value="0.327592869306447" calcext:value-type="float">
            <text:p>0.327592869306447</text:p>
          </table:table-cell>
          <table:table-cell table:formula="of:=[.AE158]+[.AF158]" office:value-type="float" office:value="1.7292324329917" calcext:value-type="float">
            <text:p>1.7292324329917</text:p>
          </table:table-cell>
          <table:table-cell table:formula="of:=IF([.AC158]&gt;0;MOD(DEGREES(ACOS(((SIN(RADIANS([.$B$3]))*COS(RADIANS([.AD158])))-SIN(RADIANS([.T158])))/(COS(RADIANS([.$B$3]))*SIN(RADIANS([.AD158])))))+180;360);MOD(540-DEGREES(ACOS(((SIN(RADIANS([.$B$3]))*COS(RADIANS([.AD158])))-SIN(RADIANS([.T158])))/(COS(RADIANS([.$B$3]))*SIN(RADIANS([.AD158])))));360))" office:value-type="float" office:value="230.480078043087" calcext:value-type="float">
            <text:p>230.48007804308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58]+0.1/24" office:value-type="time" office:time-value="PT15H48M00S" calcext:value-type="time">
            <text:p>15:48:00</text:p>
          </table:table-cell>
          <table:table-cell table:style-name="ce9" table:formula="of:=[.D159]+2415018.5+[.E159]-[.$B$5]/24" office:value-type="float" office:value="2461034.11666667" calcext:value-type="float">
            <text:p>2461034.12</text:p>
          </table:table-cell>
          <table:table-cell table:style-name="ce10" table:formula="of:=([.F159]-2451545)/36525" office:value-type="float" office:value="0.259797855350218" calcext:value-type="float">
            <text:p>0.25979786</text:p>
          </table:table-cell>
          <table:table-cell/>
          <table:table-cell table:formula="of:=MOD(280.46646+[.G159]*(36000.76983+[.G159]*0.0003032);360)" office:value-type="float" office:value="273.389273255278" calcext:value-type="float">
            <text:p>273.389273255278</text:p>
          </table:table-cell>
          <table:table-cell table:formula="of:=357.52911+[.G159]*(35999.05029-0.0001537*[.G159])" office:value-type="float" office:value="9710.00515961266" calcext:value-type="float">
            <text:p>9710.00515961266</text:p>
          </table:table-cell>
          <table:table-cell table:formula="of:=0.016708634-[.G159]*(0.000042037+0.0000001267*[.G159])" office:value-type="float" office:value="0.0166977043259476" calcext:value-type="float">
            <text:p>0.0166977043259476</text:p>
          </table:table-cell>
          <table:table-cell table:formula="of:=SIN(RADIANS([.J159]))*(1.914602-[.G159]*(0.004817+0.000014*[.G159]))+SIN(RADIANS(2*[.J159]))*(0.019993-0.000101*[.G159])+SIN(RADIANS(3*[.J159]))*0.000289" office:value-type="float" office:value="-0.339050075006625" calcext:value-type="float">
            <text:p>-0.339050075006625</text:p>
          </table:table-cell>
          <table:table-cell table:formula="of:=[.I159]+[.L159]" office:value-type="float" office:value="273.050223180271" calcext:value-type="float">
            <text:p>273.050223180271</text:p>
          </table:table-cell>
          <table:table-cell table:formula="of:=[.J159]+[.L159]" office:value-type="float" office:value="9709.66610953765" calcext:value-type="float">
            <text:p>9709.66610953765</text:p>
          </table:table-cell>
          <table:table-cell table:formula="of:=(1.000001018*(1-[.K159]*[.K159]))/(1+[.K159]*COS(RADIANS([.N159])))" office:value-type="float" office:value="0.983565321817142" calcext:value-type="float">
            <text:p>0.983565321817142</text:p>
          </table:table-cell>
          <table:table-cell table:formula="of:=[.M159]-0.00569-0.00478*SIN(RADIANS(125.04-1934.136*[.G159]))" office:value-type="float" office:value="273.045966128262" calcext:value-type="float">
            <text:p>273.045966128262</text:p>
          </table:table-cell>
          <table:table-cell table:formula="of:=23+(26+((21.448-[.G159]*(46.815+[.G159]*(0.00059-[.G159]*0.001813))))/60)/60" office:value-type="float" office:value="23.4359126542697" calcext:value-type="float">
            <text:p>23.4359126542697</text:p>
          </table:table-cell>
          <table:table-cell table:formula="of:=[.Q159]+0.00256*COS(RADIANS(125.04-1934.136*[.G159]))" office:value-type="float" office:value="23.438354915741" calcext:value-type="float">
            <text:p>23.438354915741</text:p>
          </table:table-cell>
          <table:table-cell table:formula="of:=DEGREES(ATAN2(COS(RADIANS([.P159]));COS(RADIANS([.R159]))*SIN(RADIANS([.P159]))))" office:value-type="float" office:value="-86.6806918334006" calcext:value-type="float">
            <text:p>-86.6806918334006</text:p>
          </table:table-cell>
          <table:table-cell table:formula="of:=DEGREES(ASIN(SIN(RADIANS([.R159]))*SIN(RADIANS([.P159]))))" office:value-type="float" office:value="-23.4032667702368" calcext:value-type="float">
            <text:p>-23.4032667702368</text:p>
          </table:table-cell>
          <table:table-cell table:formula="of:=TAN(RADIANS([.R159]/2))*TAN(RADIANS([.R159]/2))" office:value-type="float" office:value="0.0430309938498701" calcext:value-type="float">
            <text:p>0.0430309938498701</text:p>
          </table:table-cell>
          <table:table-cell table:formula="of:=4*DEGREES([.U159]*SIN(2*RADIANS([.I159]))-2*[.K159]*SIN(RADIANS([.J159]))+4*[.K159]*[.U159]*SIN(RADIANS([.J159]))*COS(2*RADIANS([.I159]))-0.5*[.U159]*[.U159]*SIN(4*RADIANS([.I159]))-1.25*[.K159]*[.K159]*SIN(2*RADIANS([.J159])))" office:value-type="float" office:value="0.255424011643847" calcext:value-type="float">
            <text:p>0.255424011643847</text:p>
          </table:table-cell>
          <table:table-cell table:formula="of:=DEGREES(ACOS(COS(RADIANS(90.833))/(COS(RADIANS([.$B$3]))*COS(RADIANS([.T159])))-TAN(RADIANS([.$B$3]))*TAN(RADIANS([.T159]))))" office:value-type="float" office:value="61.5047364432751" calcext:value-type="float">
            <text:p>61.5047364432751</text:p>
          </table:table-cell>
          <table:table-cell table:style-name="ce8" table:formula="of:=(720-4*[.$B$4]-[.V159]+[.$B$5]*60)/1440" office:value-type="time" office:time-value="PT11H53M18.807359301S" calcext:value-type="time">
            <text:p>11:53:18</text:p>
          </table:table-cell>
          <table:table-cell table:style-name="ce8" table:formula="of:=[.X159]-[.W159]*4/1440" office:value-type="time" office:time-value="PT07H47M17.670612915S" calcext:value-type="time">
            <text:p>7:47:17</text:p>
          </table:table-cell>
          <table:table-cell table:style-name="ce8" table:formula="of:=[.X159]+[.W159]*4/1440" office:value-type="time" office:time-value="PT15H59M19.944105687S" calcext:value-type="time">
            <text:p>15:59:19</text:p>
          </table:table-cell>
          <table:table-cell table:style-name="ce11" table:formula="of:=8*[.W159]" office:value-type="float" office:value="492.0378915462" calcext:value-type="float">
            <text:p>492.0378915462</text:p>
          </table:table-cell>
          <table:table-cell table:formula="of:=MOD([.E159]*1440+[.V159]+4*[.$B$4]-60*[.$B$5];1440)" office:value-type="float" office:value="954.686544011642" calcext:value-type="float">
            <text:p>954.686544011642</text:p>
          </table:table-cell>
          <table:table-cell table:formula="of:=IF([.AB159]/4&lt;0;[.AB159]/4+180;[.AB159]/4-180)" office:value-type="float" office:value="58.6716360029105" calcext:value-type="float">
            <text:p>58.6716360029105</text:p>
          </table:table-cell>
          <table:table-cell table:formula="of:=DEGREES(ACOS(SIN(RADIANS([.$B$3]))*SIN(RADIANS([.T159]))+COS(RADIANS([.$B$3]))*COS(RADIANS([.T159]))*COS(RADIANS([.AC159]))))" office:value-type="float" office:value="89.3603609753671" calcext:value-type="float">
            <text:p>89.3603609753671</text:p>
          </table:table-cell>
          <table:table-cell table:formula="of:=90-[.AD159]" office:value-type="float" office:value="0.639639024632857" calcext:value-type="float">
            <text:p>0.639639024632857</text:p>
          </table:table-cell>
          <table:table-cell table:formula="of:=IF([.AE159]&gt;85;0;IF([.AE159]&gt;5;58.1/TAN(RADIANS([.AE159]))-0.07/POWER(TAN(RADIANS([.AE159]));3)+0.000086/POWER(TAN(RADIANS([.AE159]));5);IF([.AE159]&gt;-0.575;1735+[.AE159]*(-518.2+[.AE159]*(103.4+[.AE159]*(-12.79+[.AE159]*0.711)));-20.772/TAN(RADIANS([.AE159])))))/3600" office:value-type="float" office:value="0.400726611240609" calcext:value-type="float">
            <text:p>0.400726611240609</text:p>
          </table:table-cell>
          <table:table-cell table:formula="of:=[.AE159]+[.AF159]" office:value-type="float" office:value="1.04036563587347" calcext:value-type="float">
            <text:p>1.04036563587347</text:p>
          </table:table-cell>
          <table:table-cell table:formula="of:=IF([.AC159]&gt;0;MOD(DEGREES(ACOS(((SIN(RADIANS([.$B$3]))*COS(RADIANS([.AD159])))-SIN(RADIANS([.T159])))/(COS(RADIANS([.$B$3]))*SIN(RADIANS([.AD159])))))+180;360);MOD(540-DEGREES(ACOS(((SIN(RADIANS([.$B$3]))*COS(RADIANS([.AD159])))-SIN(RADIANS([.T159])))/(COS(RADIANS([.$B$3]))*SIN(RADIANS([.AD159])))));360))" office:value-type="float" office:value="231.62615503058" calcext:value-type="float">
            <text:p>231.6261550305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59]+0.1/24" office:value-type="time" office:time-value="PT15H54M00S" calcext:value-type="time">
            <text:p>15:54:00</text:p>
          </table:table-cell>
          <table:table-cell table:style-name="ce9" table:formula="of:=[.D160]+2415018.5+[.E160]-[.$B$5]/24" office:value-type="float" office:value="2461034.12083333" calcext:value-type="float">
            <text:p>2461034.12</text:p>
          </table:table-cell>
          <table:table-cell table:style-name="ce10" table:formula="of:=([.F160]-2451545)/36525" office:value-type="float" office:value="0.25979796942734" calcext:value-type="float">
            <text:p>0.25979797</text:p>
          </table:table-cell>
          <table:table-cell/>
          <table:table-cell table:formula="of:=MOD(280.46646+[.G160]*(36000.76983+[.G160]*0.0003032);360)" office:value-type="float" office:value="273.393380119513" calcext:value-type="float">
            <text:p>273.393380119513</text:p>
          </table:table-cell>
          <table:table-cell table:formula="of:=357.52911+[.G160]*(35999.05029-0.0001537*[.G160])" office:value-type="float" office:value="9710.0092662807" calcext:value-type="float">
            <text:p>9710.0092662807</text:p>
          </table:table-cell>
          <table:table-cell table:formula="of:=0.016708634-[.G160]*(0.000042037+0.0000001267*[.G160])" office:value-type="float" office:value="0.0166977043211446" calcext:value-type="float">
            <text:p>0.0166977043211446</text:p>
          </table:table-cell>
          <table:table-cell table:formula="of:=SIN(RADIANS([.J160]))*(1.914602-[.G160]*(0.004817+0.000014*[.G160]))+SIN(RADIANS(2*[.J160]))*(0.019993-0.000101*[.G160])+SIN(RADIANS(3*[.J160]))*0.000289" office:value-type="float" office:value="-0.338912272569009" calcext:value-type="float">
            <text:p>-0.338912272569009</text:p>
          </table:table-cell>
          <table:table-cell table:formula="of:=[.I160]+[.L160]" office:value-type="float" office:value="273.054467846944" calcext:value-type="float">
            <text:p>273.054467846944</text:p>
          </table:table-cell>
          <table:table-cell table:formula="of:=[.J160]+[.L160]" office:value-type="float" office:value="9709.67035400813" calcext:value-type="float">
            <text:p>9709.67035400813</text:p>
          </table:table-cell>
          <table:table-cell table:formula="of:=(1.000001018*(1-[.K160]*[.K160]))/(1+[.K160]*COS(RADIANS([.N160])))" office:value-type="float" office:value="0.983565107147364" calcext:value-type="float">
            <text:p>0.983565107147364</text:p>
          </table:table-cell>
          <table:table-cell table:formula="of:=[.M160]-0.00569-0.00478*SIN(RADIANS(125.04-1934.136*[.G160]))" office:value-type="float" office:value="273.050210812495" calcext:value-type="float">
            <text:p>273.050210812495</text:p>
          </table:table-cell>
          <table:table-cell table:formula="of:=23+(26+((21.448-[.G160]*(46.815+[.G160]*(0.00059-[.G160]*0.001813))))/60)/60" office:value-type="float" office:value="23.4359126527862" calcext:value-type="float">
            <text:p>23.4359126527862</text:p>
          </table:table-cell>
          <table:table-cell table:formula="of:=[.Q160]+0.00256*COS(RADIANS(125.04-1934.136*[.G160]))" office:value-type="float" office:value="23.4383549113022" calcext:value-type="float">
            <text:p>23.4383549113022</text:p>
          </table:table-cell>
          <table:table-cell table:formula="of:=DEGREES(ATAN2(COS(RADIANS([.P160]));COS(RADIANS([.R160]))*SIN(RADIANS([.P160]))))" office:value-type="float" office:value="-86.6760678743062" calcext:value-type="float">
            <text:p>-86.6760678743062</text:p>
          </table:table-cell>
          <table:table-cell table:formula="of:=DEGREES(ASIN(SIN(RADIANS([.R160]))*SIN(RADIANS([.P160]))))" office:value-type="float" office:value="-23.403168940121" calcext:value-type="float">
            <text:p>-23.403168940121</text:p>
          </table:table-cell>
          <table:table-cell table:formula="of:=TAN(RADIANS([.R160]/2))*TAN(RADIANS([.R160]/2))" office:value-type="float" office:value="0.0430309938331078" calcext:value-type="float">
            <text:p>0.0430309938331078</text:p>
          </table:table-cell>
          <table:table-cell table:formula="of:=4*DEGREES([.U160]*SIN(2*RADIANS([.I160]))-2*[.K160]*SIN(RADIANS([.J160]))+4*[.K160]*[.U160]*SIN(RADIANS([.J160]))*COS(2*RADIANS([.I160]))-0.5*[.U160]*[.U160]*SIN(4*RADIANS([.I160]))-1.25*[.K160]*[.K160]*SIN(2*RADIANS([.J160])))" office:value-type="float" office:value="0.253361868691329" calcext:value-type="float">
            <text:p>0.253361868691329</text:p>
          </table:table-cell>
          <table:table-cell table:formula="of:=DEGREES(ACOS(COS(RADIANS(90.833))/(COS(RADIANS([.$B$3]))*COS(RADIANS([.T160])))-TAN(RADIANS([.$B$3]))*TAN(RADIANS([.T160]))))" office:value-type="float" office:value="61.5048883665339" calcext:value-type="float">
            <text:p>61.5048883665339</text:p>
          </table:table-cell>
          <table:table-cell table:style-name="ce8" table:formula="of:=(720-4*[.$B$4]-[.V160]+[.$B$5]*60)/1440" office:value-type="time" office:time-value="PT11H53M18.931087879S" calcext:value-type="time">
            <text:p>11:53:18</text:p>
          </table:table-cell>
          <table:table-cell table:style-name="ce8" table:formula="of:=[.X160]-[.W160]*4/1440" office:value-type="time" office:time-value="PT07H47M17.75787991S" calcext:value-type="time">
            <text:p>7:47:17</text:p>
          </table:table-cell>
          <table:table-cell table:style-name="ce8" table:formula="of:=[.X160]+[.W160]*4/1440" office:value-type="time" office:time-value="PT15H59M20.104295847S" calcext:value-type="time">
            <text:p>15:59:20</text:p>
          </table:table-cell>
          <table:table-cell table:style-name="ce11" table:formula="of:=8*[.W160]" office:value-type="float" office:value="492.039106932271" calcext:value-type="float">
            <text:p>492.039106932271</text:p>
          </table:table-cell>
          <table:table-cell table:formula="of:=MOD([.E160]*1440+[.V160]+4*[.$B$4]-60*[.$B$5];1440)" office:value-type="float" office:value="960.68448186869" calcext:value-type="float">
            <text:p>960.68448186869</text:p>
          </table:table-cell>
          <table:table-cell table:formula="of:=IF([.AB160]/4&lt;0;[.AB160]/4+180;[.AB160]/4-180)" office:value-type="float" office:value="60.1711204671724" calcext:value-type="float">
            <text:p>60.1711204671724</text:p>
          </table:table-cell>
          <table:table-cell table:formula="of:=DEGREES(ACOS(SIN(RADIANS([.$B$3]))*SIN(RADIANS([.T160]))+COS(RADIANS([.$B$3]))*COS(RADIANS([.T160]))*COS(RADIANS([.AC160]))))" office:value-type="float" office:value="90.1344854968528" calcext:value-type="float">
            <text:p>90.1344854968528</text:p>
          </table:table-cell>
          <table:table-cell table:formula="of:=90-[.AD160]" office:value-type="float" office:value="-0.134485496852804" calcext:value-type="float">
            <text:p>-0.134485496852804</text:p>
          </table:table-cell>
          <table:table-cell table:formula="of:=IF([.AE160]&gt;85;0;IF([.AE160]&gt;5;58.1/TAN(RADIANS([.AE160]))-0.07/POWER(TAN(RADIANS([.AE160]));3)+0.000086/POWER(TAN(RADIANS([.AE160]));5);IF([.AE160]&gt;-0.575;1735+[.AE160]*(-518.2+[.AE160]*(103.4+[.AE160]*(-12.79+[.AE160]*0.711)));-20.772/TAN(RADIANS([.AE160])))))/3600" office:value-type="float" office:value="0.501831070916182" calcext:value-type="float">
            <text:p>0.501831070916182</text:p>
          </table:table-cell>
          <table:table-cell table:formula="of:=[.AE160]+[.AF160]" office:value-type="float" office:value="0.367345574063378" calcext:value-type="float">
            <text:p>0.367345574063378</text:p>
          </table:table-cell>
          <table:table-cell table:formula="of:=IF([.AC160]&gt;0;MOD(DEGREES(ACOS(((SIN(RADIANS([.$B$3]))*COS(RADIANS([.AD160])))-SIN(RADIANS([.T160])))/(COS(RADIANS([.$B$3]))*SIN(RADIANS([.AD160])))))+180;360);MOD(540-DEGREES(ACOS(((SIN(RADIANS([.$B$3]))*COS(RADIANS([.AD160])))-SIN(RADIANS([.T160])))/(COS(RADIANS([.$B$3]))*SIN(RADIANS([.AD160])))));360))" office:value-type="float" office:value="232.763907211308" calcext:value-type="float">
            <text:p>232.76390721130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60]+0.1/24" office:value-type="time" office:time-value="PT16H00M00S" calcext:value-type="time">
            <text:p>16:00:00</text:p>
          </table:table-cell>
          <table:table-cell table:style-name="ce9" table:formula="of:=[.D161]+2415018.5+[.E161]-[.$B$5]/24" office:value-type="float" office:value="2461034.125" calcext:value-type="float">
            <text:p>2461034.13</text:p>
          </table:table-cell>
          <table:table-cell table:style-name="ce10" table:formula="of:=([.F161]-2451545)/36525" office:value-type="float" office:value="0.259798083504449" calcext:value-type="float">
            <text:p>0.25979808</text:p>
          </table:table-cell>
          <table:table-cell/>
          <table:table-cell table:formula="of:=MOD(280.46646+[.G161]*(36000.76983+[.G161]*0.0003032);360)" office:value-type="float" office:value="273.397486983284" calcext:value-type="float">
            <text:p>273.397486983284</text:p>
          </table:table-cell>
          <table:table-cell table:formula="of:=357.52911+[.G161]*(35999.05029-0.0001537*[.G161])" office:value-type="float" office:value="9710.01337294829" calcext:value-type="float">
            <text:p>9710.01337294829</text:p>
          </table:table-cell>
          <table:table-cell table:formula="of:=0.016708634-[.G161]*(0.000042037+0.0000001267*[.G161])" office:value-type="float" office:value="0.0166977043163416" calcext:value-type="float">
            <text:p>0.0166977043163416</text:p>
          </table:table-cell>
          <table:table-cell table:formula="of:=SIN(RADIANS([.J161]))*(1.914602-[.G161]*(0.004817+0.000014*[.G161]))+SIN(RADIANS(2*[.J161]))*(0.019993-0.000101*[.G161])+SIN(RADIANS(3*[.J161]))*0.000289" office:value-type="float" office:value="-0.338774468294652" calcext:value-type="float">
            <text:p>-0.338774468294652</text:p>
          </table:table-cell>
          <table:table-cell table:formula="of:=[.I161]+[.L161]" office:value-type="float" office:value="273.058712514989" calcext:value-type="float">
            <text:p>273.058712514989</text:p>
          </table:table-cell>
          <table:table-cell table:formula="of:=[.J161]+[.L161]" office:value-type="float" office:value="9709.67459848" calcext:value-type="float">
            <text:p>9709.67459848</text:p>
          </table:table-cell>
          <table:table-cell table:formula="of:=(1.000001018*(1-[.K161]*[.K161]))/(1+[.K161]*COS(RADIANS([.N161])))" office:value-type="float" office:value="0.983564892564844" calcext:value-type="float">
            <text:p>0.983564892564844</text:p>
          </table:table-cell>
          <table:table-cell table:formula="of:=[.M161]-0.00569-0.00478*SIN(RADIANS(125.04-1934.136*[.G161]))" office:value-type="float" office:value="273.054455498101" calcext:value-type="float">
            <text:p>273.054455498101</text:p>
          </table:table-cell>
          <table:table-cell table:formula="of:=23+(26+((21.448-[.G161]*(46.815+[.G161]*(0.00059-[.G161]*0.001813))))/60)/60" office:value-type="float" office:value="23.4359126513027" calcext:value-type="float">
            <text:p>23.4359126513027</text:p>
          </table:table-cell>
          <table:table-cell table:formula="of:=[.Q161]+0.00256*COS(RADIANS(125.04-1934.136*[.G161]))" office:value-type="float" office:value="23.4383549068633" calcext:value-type="float">
            <text:p>23.4383549068633</text:p>
          </table:table-cell>
          <table:table-cell table:formula="of:=DEGREES(ATAN2(COS(RADIANS([.P161]));COS(RADIANS([.R161]))*SIN(RADIANS([.P161]))))" office:value-type="float" office:value="-86.6714439205552" calcext:value-type="float">
            <text:p>-86.6714439205552</text:p>
          </table:table-cell>
          <table:table-cell table:formula="of:=DEGREES(ASIN(SIN(RADIANS([.R161]))*SIN(RADIANS([.P161]))))" office:value-type="float" office:value="-23.4030709739454" calcext:value-type="float">
            <text:p>-23.4030709739454</text:p>
          </table:table-cell>
          <table:table-cell table:formula="of:=TAN(RADIANS([.R161]/2))*TAN(RADIANS([.R161]/2))" office:value-type="float" office:value="0.0430309938163454" calcext:value-type="float">
            <text:p>0.0430309938163454</text:p>
          </table:table-cell>
          <table:table-cell table:formula="of:=4*DEGREES([.U161]*SIN(2*RADIANS([.I161]))-2*[.K161]*SIN(RADIANS([.J161]))+4*[.K161]*[.U161]*SIN(RADIANS([.J161]))*COS(2*RADIANS([.I161]))-0.5*[.U161]*[.U161]*SIN(4*RADIANS([.I161]))-1.25*[.K161]*[.K161]*SIN(2*RADIANS([.J161])))" office:value-type="float" office:value="0.251299745295109" calcext:value-type="float">
            <text:p>0.251299745295109</text:p>
          </table:table-cell>
          <table:table-cell table:formula="of:=DEGREES(ACOS(COS(RADIANS(90.833))/(COS(RADIANS([.$B$3]))*COS(RADIANS([.T161])))-TAN(RADIANS([.$B$3]))*TAN(RADIANS([.T161]))))" office:value-type="float" office:value="61.5050405006446" calcext:value-type="float">
            <text:p>61.5050405006446</text:p>
          </table:table-cell>
          <table:table-cell table:style-name="ce8" table:formula="of:=(720-4*[.$B$4]-[.V161]+[.$B$5]*60)/1440" office:value-type="time" office:time-value="PT11H53M19.054815282S" calcext:value-type="time">
            <text:p>11:53:19</text:p>
          </table:table-cell>
          <table:table-cell table:style-name="ce8" table:formula="of:=[.X161]-[.W161]*4/1440" office:value-type="time" office:time-value="PT07H47M17.845095128S" calcext:value-type="time">
            <text:p>7:47:17</text:p>
          </table:table-cell>
          <table:table-cell table:style-name="ce8" table:formula="of:=[.X161]+[.W161]*4/1440" office:value-type="time" office:time-value="PT15H59M20.264535437S" calcext:value-type="time">
            <text:p>15:59:20</text:p>
          </table:table-cell>
          <table:table-cell table:style-name="ce11" table:formula="of:=8*[.W161]" office:value-type="float" office:value="492.040324005156" calcext:value-type="float">
            <text:p>492.040324005156</text:p>
          </table:table-cell>
          <table:table-cell table:formula="of:=MOD([.E161]*1440+[.V161]+4*[.$B$4]-60*[.$B$5];1440)" office:value-type="float" office:value="966.682419745293" calcext:value-type="float">
            <text:p>966.682419745293</text:p>
          </table:table-cell>
          <table:table-cell table:formula="of:=IF([.AB161]/4&lt;0;[.AB161]/4+180;[.AB161]/4-180)" office:value-type="float" office:value="61.6706049363232" calcext:value-type="float">
            <text:p>61.6706049363232</text:p>
          </table:table-cell>
          <table:table-cell table:formula="of:=DEGREES(ACOS(SIN(RADIANS([.$B$3]))*SIN(RADIANS([.T161]))+COS(RADIANS([.$B$3]))*COS(RADIANS([.T161]))*COS(RADIANS([.AC161]))))" office:value-type="float" office:value="90.9203429474082" calcext:value-type="float">
            <text:p>90.9203429474082</text:p>
          </table:table-cell>
          <table:table-cell table:formula="of:=90-[.AD161]" office:value-type="float" office:value="-0.92034294740823" calcext:value-type="float">
            <text:p>-0.92034294740823</text:p>
          </table:table-cell>
          <table:table-cell table:formula="of:=IF([.AE161]&gt;85;0;IF([.AE161]&gt;5;58.1/TAN(RADIANS([.AE161]))-0.07/POWER(TAN(RADIANS([.AE161]));3)+0.000086/POWER(TAN(RADIANS([.AE161]));5);IF([.AE161]&gt;-0.575;1735+[.AE161]*(-518.2+[.AE161]*(103.4+[.AE161]*(-12.79+[.AE161]*0.711)));-20.772/TAN(RADIANS([.AE161])))))/3600" office:value-type="float" office:value="0.359179384889128" calcext:value-type="float">
            <text:p>0.359179384889128</text:p>
          </table:table-cell>
          <table:table-cell table:formula="of:=[.AE161]+[.AF161]" office:value-type="float" office:value="-0.561163562519102" calcext:value-type="float">
            <text:p>-0.561163562519102</text:p>
          </table:table-cell>
          <table:table-cell table:formula="of:=IF([.AC161]&gt;0;MOD(DEGREES(ACOS(((SIN(RADIANS([.$B$3]))*COS(RADIANS([.AD161])))-SIN(RADIANS([.T161])))/(COS(RADIANS([.$B$3]))*SIN(RADIANS([.AD161])))))+180;360);MOD(540-DEGREES(ACOS(((SIN(RADIANS([.$B$3]))*COS(RADIANS([.AD161])))-SIN(RADIANS([.T161])))/(COS(RADIANS([.$B$3]))*SIN(RADIANS([.AD161])))));360))" office:value-type="float" office:value="233.893625311474" calcext:value-type="float">
            <text:p>233.89362531147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61]+0.1/24" office:value-type="time" office:time-value="PT16H06M00S" calcext:value-type="time">
            <text:p>16:06:00</text:p>
          </table:table-cell>
          <table:table-cell table:style-name="ce9" table:formula="of:=[.D162]+2415018.5+[.E162]-[.$B$5]/24" office:value-type="float" office:value="2461034.12916667" calcext:value-type="float">
            <text:p>2461034.13</text:p>
          </table:table-cell>
          <table:table-cell table:style-name="ce10" table:formula="of:=([.F162]-2451545)/36525" office:value-type="float" office:value="0.259798197581571" calcext:value-type="float">
            <text:p>0.25979820</text:p>
          </table:table-cell>
          <table:table-cell/>
          <table:table-cell table:formula="of:=MOD(280.46646+[.G162]*(36000.76983+[.G162]*0.0003032);360)" office:value-type="float" office:value="273.401593847517" calcext:value-type="float">
            <text:p>273.401593847517</text:p>
          </table:table-cell>
          <table:table-cell table:formula="of:=357.52911+[.G162]*(35999.05029-0.0001537*[.G162])" office:value-type="float" office:value="9710.01747961633" calcext:value-type="float">
            <text:p>9710.01747961633</text:p>
          </table:table-cell>
          <table:table-cell table:formula="of:=0.016708634-[.G162]*(0.000042037+0.0000001267*[.G162])" office:value-type="float" office:value="0.0166977043115387" calcext:value-type="float">
            <text:p>0.0166977043115387</text:p>
          </table:table-cell>
          <table:table-cell table:formula="of:=SIN(RADIANS([.J162]))*(1.914602-[.G162]*(0.004817+0.000014*[.G162]))+SIN(RADIANS(2*[.J162]))*(0.019993-0.000101*[.G162])+SIN(RADIANS(3*[.J162]))*0.000289" office:value-type="float" office:value="-0.338636662153593" calcext:value-type="float">
            <text:p>-0.338636662153593</text:p>
          </table:table-cell>
          <table:table-cell table:formula="of:=[.I162]+[.L162]" office:value-type="float" office:value="273.062957185363" calcext:value-type="float">
            <text:p>273.062957185363</text:p>
          </table:table-cell>
          <table:table-cell table:formula="of:=[.J162]+[.L162]" office:value-type="float" office:value="9709.67884295418" calcext:value-type="float">
            <text:p>9709.67884295418</text:p>
          </table:table-cell>
          <table:table-cell table:formula="of:=(1.000001018*(1-[.K162]*[.K162]))/(1+[.K162]*COS(RADIANS([.N162])))" office:value-type="float" office:value="0.983564678069537" calcext:value-type="float">
            <text:p>0.983564678069537</text:p>
          </table:table-cell>
          <table:table-cell table:formula="of:=[.M162]-0.00569-0.00478*SIN(RADIANS(125.04-1934.136*[.G162]))" office:value-type="float" office:value="273.058700186036" calcext:value-type="float">
            <text:p>273.058700186036</text:p>
          </table:table-cell>
          <table:table-cell table:formula="of:=23+(26+((21.448-[.G162]*(46.815+[.G162]*(0.00059-[.G162]*0.001813))))/60)/60" office:value-type="float" office:value="23.4359126498192" calcext:value-type="float">
            <text:p>23.4359126498192</text:p>
          </table:table-cell>
          <table:table-cell table:formula="of:=[.Q162]+0.00256*COS(RADIANS(125.04-1934.136*[.G162]))" office:value-type="float" office:value="23.4383549024244" calcext:value-type="float">
            <text:p>23.4383549024244</text:p>
          </table:table-cell>
          <table:table-cell table:formula="of:=DEGREES(ATAN2(COS(RADIANS([.P162]));COS(RADIANS([.R162]))*SIN(RADIANS([.P162]))))" office:value-type="float" office:value="-86.6668199711157" calcext:value-type="float">
            <text:p>-86.6668199711157</text:p>
          </table:table-cell>
          <table:table-cell table:formula="of:=DEGREES(ASIN(SIN(RADIANS([.R162]))*SIN(RADIANS([.P162]))))" office:value-type="float" office:value="-23.4029728716886" calcext:value-type="float">
            <text:p>-23.4029728716886</text:p>
          </table:table-cell>
          <table:table-cell table:formula="of:=TAN(RADIANS([.R162]/2))*TAN(RADIANS([.R162]/2))" office:value-type="float" office:value="0.0430309937995829" calcext:value-type="float">
            <text:p>0.0430309937995829</text:p>
          </table:table-cell>
          <table:table-cell table:formula="of:=4*DEGREES([.U162]*SIN(2*RADIANS([.I162]))-2*[.K162]*SIN(RADIANS([.J162]))+4*[.K162]*[.U162]*SIN(RADIANS([.J162]))*COS(2*RADIANS([.I162]))-0.5*[.U162]*[.U162]*SIN(4*RADIANS([.I162]))-1.25*[.K162]*[.K162]*SIN(2*RADIANS([.J162])))" office:value-type="float" office:value="0.249237641031702" calcext:value-type="float">
            <text:p>0.249237641031702</text:p>
          </table:table-cell>
          <table:table-cell table:formula="of:=DEGREES(ACOS(COS(RADIANS(90.833))/(COS(RADIANS([.$B$3]))*COS(RADIANS([.T162])))-TAN(RADIANS([.$B$3]))*TAN(RADIANS([.T162]))))" office:value-type="float" office:value="61.5051928456383" calcext:value-type="float">
            <text:p>61.5051928456383</text:p>
          </table:table-cell>
          <table:table-cell table:style-name="ce8" table:formula="of:=(720-4*[.$B$4]-[.V162]+[.$B$5]*60)/1440" office:value-type="time" office:time-value="PT11H53M19.178541538S" calcext:value-type="time">
            <text:p>11:53:19</text:p>
          </table:table-cell>
          <table:table-cell table:style-name="ce8" table:formula="of:=[.X162]-[.W162]*4/1440" office:value-type="time" office:time-value="PT07H47M17.932258585S" calcext:value-type="time">
            <text:p>7:47:17</text:p>
          </table:table-cell>
          <table:table-cell table:style-name="ce8" table:formula="of:=[.X162]+[.W162]*4/1440" office:value-type="time" office:time-value="PT15H59M20.424824491S" calcext:value-type="time">
            <text:p>15:59:20</text:p>
          </table:table-cell>
          <table:table-cell table:style-name="ce11" table:formula="of:=8*[.W162]" office:value-type="float" office:value="492.041542765107" calcext:value-type="float">
            <text:p>492.041542765107</text:p>
          </table:table-cell>
          <table:table-cell table:formula="of:=MOD([.E162]*1440+[.V162]+4*[.$B$4]-60*[.$B$5];1440)" office:value-type="float" office:value="972.68035764103" calcext:value-type="float">
            <text:p>972.68035764103</text:p>
          </table:table-cell>
          <table:table-cell table:formula="of:=IF([.AB162]/4&lt;0;[.AB162]/4+180;[.AB162]/4-180)" office:value-type="float" office:value="63.1700894102575" calcext:value-type="float">
            <text:p>63.1700894102575</text:p>
          </table:table-cell>
          <table:table-cell table:formula="of:=DEGREES(ACOS(SIN(RADIANS([.$B$3]))*SIN(RADIANS([.T162]))+COS(RADIANS([.$B$3]))*COS(RADIANS([.T162]))*COS(RADIANS([.AC162]))))" office:value-type="float" office:value="91.7175472573658" calcext:value-type="float">
            <text:p>91.7175472573658</text:p>
          </table:table-cell>
          <table:table-cell table:formula="of:=90-[.AD162]" office:value-type="float" office:value="-1.71754725736577" calcext:value-type="float">
            <text:p>-1.71754725736577</text:p>
          </table:table-cell>
          <table:table-cell table:formula="of:=IF([.AE162]&gt;85;0;IF([.AE162]&gt;5;58.1/TAN(RADIANS([.AE162]))-0.07/POWER(TAN(RADIANS([.AE162]));3)+0.000086/POWER(TAN(RADIANS([.AE162]));5);IF([.AE162]&gt;-0.575;1735+[.AE162]*(-518.2+[.AE162]*(103.4+[.AE162]*(-12.79+[.AE162]*0.711)));-20.772/TAN(RADIANS([.AE162])))))/3600" office:value-type="float" office:value="0.192424176058057" calcext:value-type="float">
            <text:p>0.192424176058057</text:p>
          </table:table-cell>
          <table:table-cell table:formula="of:=[.AE162]+[.AF162]" office:value-type="float" office:value="-1.52512308130771" calcext:value-type="float">
            <text:p>-1.52512308130771</text:p>
          </table:table-cell>
          <table:table-cell table:formula="of:=IF([.AC162]&gt;0;MOD(DEGREES(ACOS(((SIN(RADIANS([.$B$3]))*COS(RADIANS([.AD162])))-SIN(RADIANS([.T162])))/(COS(RADIANS([.$B$3]))*SIN(RADIANS([.AD162])))))+180;360);MOD(540-DEGREES(ACOS(((SIN(RADIANS([.$B$3]))*COS(RADIANS([.AD162])))-SIN(RADIANS([.T162])))/(COS(RADIANS([.$B$3]))*SIN(RADIANS([.AD162])))));360))" office:value-type="float" office:value="235.015615594806" calcext:value-type="float">
            <text:p>235.01561559480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62]+0.1/24" office:value-type="time" office:time-value="PT16H12M00S" calcext:value-type="time">
            <text:p>16:12:00</text:p>
          </table:table-cell>
          <table:table-cell table:style-name="ce9" table:formula="of:=[.D163]+2415018.5+[.E163]-[.$B$5]/24" office:value-type="float" office:value="2461034.13333333" calcext:value-type="float">
            <text:p>2461034.13</text:p>
          </table:table-cell>
          <table:table-cell table:style-name="ce10" table:formula="of:=([.F163]-2451545)/36525" office:value-type="float" office:value="0.25979831165868" calcext:value-type="float">
            <text:p>0.25979831</text:p>
          </table:table-cell>
          <table:table-cell/>
          <table:table-cell table:formula="of:=MOD(280.46646+[.G163]*(36000.76983+[.G163]*0.0003032);360)" office:value-type="float" office:value="273.405700711292" calcext:value-type="float">
            <text:p>273.405700711292</text:p>
          </table:table-cell>
          <table:table-cell table:formula="of:=357.52911+[.G163]*(35999.05029-0.0001537*[.G163])" office:value-type="float" office:value="9710.02158628392" calcext:value-type="float">
            <text:p>9710.02158628392</text:p>
          </table:table-cell>
          <table:table-cell table:formula="of:=0.016708634-[.G163]*(0.000042037+0.0000001267*[.G163])" office:value-type="float" office:value="0.0166977043067357" calcext:value-type="float">
            <text:p>0.0166977043067357</text:p>
          </table:table-cell>
          <table:table-cell table:formula="of:=SIN(RADIANS([.J163]))*(1.914602-[.G163]*(0.004817+0.000014*[.G163]))+SIN(RADIANS(2*[.J163]))*(0.019993-0.000101*[.G163])+SIN(RADIANS(3*[.J163]))*0.000289" office:value-type="float" office:value="-0.338498854177241" calcext:value-type="float">
            <text:p>-0.338498854177241</text:p>
          </table:table-cell>
          <table:table-cell table:formula="of:=[.I163]+[.L163]" office:value-type="float" office:value="273.067201857114" calcext:value-type="float">
            <text:p>273.067201857114</text:p>
          </table:table-cell>
          <table:table-cell table:formula="of:=[.J163]+[.L163]" office:value-type="float" office:value="9709.68308742975" calcext:value-type="float">
            <text:p>9709.68308742975</text:p>
          </table:table-cell>
          <table:table-cell table:formula="of:=(1.000001018*(1-[.K163]*[.K163]))/(1+[.K163]*COS(RADIANS([.N163])))" office:value-type="float" office:value="0.98356446366149" calcext:value-type="float">
            <text:p>0.98356446366149</text:p>
          </table:table-cell>
          <table:table-cell table:formula="of:=[.M163]-0.00569-0.00478*SIN(RADIANS(125.04-1934.136*[.G163]))" office:value-type="float" office:value="273.062944875348" calcext:value-type="float">
            <text:p>273.062944875348</text:p>
          </table:table-cell>
          <table:table-cell table:formula="of:=23+(26+((21.448-[.G163]*(46.815+[.G163]*(0.00059-[.G163]*0.001813))))/60)/60" office:value-type="float" office:value="23.4359126483358" calcext:value-type="float">
            <text:p>23.4359126483358</text:p>
          </table:table-cell>
          <table:table-cell table:formula="of:=[.Q163]+0.00256*COS(RADIANS(125.04-1934.136*[.G163]))" office:value-type="float" office:value="23.4383548979855" calcext:value-type="float">
            <text:p>23.4383548979855</text:p>
          </table:table-cell>
          <table:table-cell table:formula="of:=DEGREES(ATAN2(COS(RADIANS([.P163]));COS(RADIANS([.R163]))*SIN(RADIANS([.P163]))))" office:value-type="float" office:value="-86.6621960270343" calcext:value-type="float">
            <text:p>-86.6621960270343</text:p>
          </table:table-cell>
          <table:table-cell table:formula="of:=DEGREES(ASIN(SIN(RADIANS([.R163]))*SIN(RADIANS([.P163]))))" office:value-type="float" office:value="-23.4028746333733" calcext:value-type="float">
            <text:p>-23.4028746333733</text:p>
          </table:table-cell>
          <table:table-cell table:formula="of:=TAN(RADIANS([.R163]/2))*TAN(RADIANS([.R163]/2))" office:value-type="float" office:value="0.0430309937828202" calcext:value-type="float">
            <text:p>0.0430309937828202</text:p>
          </table:table-cell>
          <table:table-cell table:formula="of:=4*DEGREES([.U163]*SIN(2*RADIANS([.I163]))-2*[.K163]*SIN(RADIANS([.J163]))+4*[.K163]*[.U163]*SIN(RADIANS([.J163]))*COS(2*RADIANS([.I163]))-0.5*[.U163]*[.U163]*SIN(4*RADIANS([.I163]))-1.25*[.K163]*[.K163]*SIN(2*RADIANS([.J163])))" office:value-type="float" office:value="0.247175556402114" calcext:value-type="float">
            <text:p>0.247175556402114</text:p>
          </table:table-cell>
          <table:table-cell table:formula="of:=DEGREES(ACOS(COS(RADIANS(90.833))/(COS(RADIANS([.$B$3]))*COS(RADIANS([.T163])))-TAN(RADIANS([.$B$3]))*TAN(RADIANS([.T163]))))" office:value-type="float" office:value="61.5053454014782" calcext:value-type="float">
            <text:p>61.5053454014782</text:p>
          </table:table-cell>
          <table:table-cell table:style-name="ce8" table:formula="of:=(720-4*[.$B$4]-[.V163]+[.$B$5]*60)/1440" office:value-type="time" office:time-value="PT11H53M19.302266616S" calcext:value-type="time">
            <text:p>11:53:19</text:p>
          </table:table-cell>
          <table:table-cell table:style-name="ce8" table:formula="of:=[.X163]-[.W163]*4/1440" office:value-type="time" office:time-value="PT07H47M18.019370261S" calcext:value-type="time">
            <text:p>7:47:18</text:p>
          </table:table-cell>
          <table:table-cell table:style-name="ce8" table:formula="of:=[.X163]+[.W163]*4/1440" office:value-type="time" office:time-value="PT15H59M20.585162971S" calcext:value-type="time">
            <text:p>15:59:20</text:p>
          </table:table-cell>
          <table:table-cell table:style-name="ce11" table:formula="of:=8*[.W163]" office:value-type="float" office:value="492.042763211826" calcext:value-type="float">
            <text:p>492.042763211826</text:p>
          </table:table-cell>
          <table:table-cell table:formula="of:=MOD([.E163]*1440+[.V163]+4*[.$B$4]-60*[.$B$5];1440)" office:value-type="float" office:value="978.678295556401" calcext:value-type="float">
            <text:p>978.678295556401</text:p>
          </table:table-cell>
          <table:table-cell table:formula="of:=IF([.AB163]/4&lt;0;[.AB163]/4+180;[.AB163]/4-180)" office:value-type="float" office:value="64.6695738891002" calcext:value-type="float">
            <text:p>64.6695738891002</text:p>
          </table:table-cell>
          <table:table-cell table:formula="of:=DEGREES(ACOS(SIN(RADIANS([.$B$3]))*SIN(RADIANS([.T163]))+COS(RADIANS([.$B$3]))*COS(RADIANS([.T163]))*COS(RADIANS([.AC163]))))" office:value-type="float" office:value="92.5257174274533" calcext:value-type="float">
            <text:p>92.5257174274533</text:p>
          </table:table-cell>
          <table:table-cell table:formula="of:=90-[.AD163]" office:value-type="float" office:value="-2.52571742745329" calcext:value-type="float">
            <text:p>-2.52571742745329</text:p>
          </table:table-cell>
          <table:table-cell table:formula="of:=IF([.AE163]&gt;85;0;IF([.AE163]&gt;5;58.1/TAN(RADIANS([.AE163]))-0.07/POWER(TAN(RADIANS([.AE163]));3)+0.000086/POWER(TAN(RADIANS([.AE163]));5);IF([.AE163]&gt;-0.575;1735+[.AE163]*(-518.2+[.AE163]*(103.4+[.AE163]*(-12.79+[.AE163]*0.711)));-20.772/TAN(RADIANS([.AE163])))))/3600" office:value-type="float" office:value="0.130807379579761" calcext:value-type="float">
            <text:p>0.130807379579761</text:p>
          </table:table-cell>
          <table:table-cell table:formula="of:=[.AE163]+[.AF163]" office:value-type="float" office:value="-2.39491004787353" calcext:value-type="float">
            <text:p>-2.39491004787353</text:p>
          </table:table-cell>
          <table:table-cell table:formula="of:=IF([.AC163]&gt;0;MOD(DEGREES(ACOS(((SIN(RADIANS([.$B$3]))*COS(RADIANS([.AD163])))-SIN(RADIANS([.T163])))/(COS(RADIANS([.$B$3]))*SIN(RADIANS([.AD163])))))+180;360);MOD(540-DEGREES(ACOS(((SIN(RADIANS([.$B$3]))*COS(RADIANS([.AD163])))-SIN(RADIANS([.T163])))/(COS(RADIANS([.$B$3]))*SIN(RADIANS([.AD163])))));360))" office:value-type="float" office:value="236.130199248507" calcext:value-type="float">
            <text:p>236.13019924850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63]+0.1/24" office:value-type="time" office:time-value="PT16H18M00S" calcext:value-type="time">
            <text:p>16:18:00</text:p>
          </table:table-cell>
          <table:table-cell table:style-name="ce9" table:formula="of:=[.D164]+2415018.5+[.E164]-[.$B$5]/24" office:value-type="float" office:value="2461034.1375" calcext:value-type="float">
            <text:p>2461034.14</text:p>
          </table:table-cell>
          <table:table-cell table:style-name="ce10" table:formula="of:=([.F164]-2451545)/36525" office:value-type="float" office:value="0.259798425735803" calcext:value-type="float">
            <text:p>0.25979843</text:p>
          </table:table-cell>
          <table:table-cell/>
          <table:table-cell table:formula="of:=MOD(280.46646+[.G164]*(36000.76983+[.G164]*0.0003032);360)" office:value-type="float" office:value="273.409807575525" calcext:value-type="float">
            <text:p>273.409807575525</text:p>
          </table:table-cell>
          <table:table-cell table:formula="of:=357.52911+[.G164]*(35999.05029-0.0001537*[.G164])" office:value-type="float" office:value="9710.02569295197" calcext:value-type="float">
            <text:p>9710.02569295197</text:p>
          </table:table-cell>
          <table:table-cell table:formula="of:=0.016708634-[.G164]*(0.000042037+0.0000001267*[.G164])" office:value-type="float" office:value="0.0166977043019327" calcext:value-type="float">
            <text:p>0.0166977043019327</text:p>
          </table:table-cell>
          <table:table-cell table:formula="of:=SIN(RADIANS([.J164]))*(1.914602-[.G164]*(0.004817+0.000014*[.G164]))+SIN(RADIANS(2*[.J164]))*(0.019993-0.000101*[.G164])+SIN(RADIANS(3*[.J164]))*0.000289" office:value-type="float" office:value="-0.338361044335691" calcext:value-type="float">
            <text:p>-0.338361044335691</text:p>
          </table:table-cell>
          <table:table-cell table:formula="of:=[.I164]+[.L164]" office:value-type="float" office:value="273.071446531189" calcext:value-type="float">
            <text:p>273.071446531189</text:p>
          </table:table-cell>
          <table:table-cell table:formula="of:=[.J164]+[.L164]" office:value-type="float" office:value="9709.68733190763" calcext:value-type="float">
            <text:p>9709.68733190763</text:p>
          </table:table-cell>
          <table:table-cell table:formula="of:=(1.000001018*(1-[.K164]*[.K164]))/(1+[.K164]*COS(RADIANS([.N164])))" office:value-type="float" office:value="0.983564249340658" calcext:value-type="float">
            <text:p>0.983564249340658</text:p>
          </table:table-cell>
          <table:table-cell table:formula="of:=[.M164]-0.00569-0.00478*SIN(RADIANS(125.04-1934.136*[.G164]))" office:value-type="float" office:value="273.067189566983" calcext:value-type="float">
            <text:p>273.067189566983</text:p>
          </table:table-cell>
          <table:table-cell table:formula="of:=23+(26+((21.448-[.G164]*(46.815+[.G164]*(0.00059-[.G164]*0.001813))))/60)/60" office:value-type="float" office:value="23.4359126468523" calcext:value-type="float">
            <text:p>23.4359126468523</text:p>
          </table:table-cell>
          <table:table-cell table:formula="of:=[.Q164]+0.00256*COS(RADIANS(125.04-1934.136*[.G164]))" office:value-type="float" office:value="23.4383548935465" calcext:value-type="float">
            <text:p>23.4383548935465</text:p>
          </table:table-cell>
          <table:table-cell table:formula="of:=DEGREES(ATAN2(COS(RADIANS([.P164]));COS(RADIANS([.R164]))*SIN(RADIANS([.P164]))))" office:value-type="float" office:value="-86.6575720872889" calcext:value-type="float">
            <text:p>-86.6575720872889</text:p>
          </table:table-cell>
          <table:table-cell table:formula="of:=DEGREES(ASIN(SIN(RADIANS([.R164]))*SIN(RADIANS([.P164]))))" office:value-type="float" office:value="-23.4027762589781" calcext:value-type="float">
            <text:p>-23.4027762589781</text:p>
          </table:table-cell>
          <table:table-cell table:formula="of:=TAN(RADIANS([.R164]/2))*TAN(RADIANS([.R164]/2))" office:value-type="float" office:value="0.0430309937660574" calcext:value-type="float">
            <text:p>0.0430309937660574</text:p>
          </table:table-cell>
          <table:table-cell table:formula="of:=4*DEGREES([.U164]*SIN(2*RADIANS([.I164]))-2*[.K164]*SIN(RADIANS([.J164]))+4*[.K164]*[.U164]*SIN(RADIANS([.J164]))*COS(2*RADIANS([.I164]))-0.5*[.U164]*[.U164]*SIN(4*RADIANS([.I164]))-1.25*[.K164]*[.K164]*SIN(2*RADIANS([.J164])))" office:value-type="float" office:value="0.245113490986371" calcext:value-type="float">
            <text:p>0.245113490986371</text:p>
          </table:table-cell>
          <table:table-cell table:formula="of:=DEGREES(ACOS(COS(RADIANS(90.833))/(COS(RADIANS([.$B$3]))*COS(RADIANS([.T164])))-TAN(RADIANS([.$B$3]))*TAN(RADIANS([.T164]))))" office:value-type="float" office:value="61.5054981681954" calcext:value-type="float">
            <text:p>61.5054981681954</text:p>
          </table:table-cell>
          <table:table-cell table:style-name="ce8" table:formula="of:=(720-4*[.$B$4]-[.V164]+[.$B$5]*60)/1440" office:value-type="time" office:time-value="PT11H53M19.425990541S" calcext:value-type="time">
            <text:p>11:53:19</text:p>
          </table:table-cell>
          <table:table-cell table:style-name="ce8" table:formula="of:=[.X164]-[.W164]*4/1440" office:value-type="time" office:time-value="PT07H47M18.106430174S" calcext:value-type="time">
            <text:p>7:47:18</text:p>
          </table:table-cell>
          <table:table-cell table:style-name="ce8" table:formula="of:=[.X164]+[.W164]*4/1440" office:value-type="time" office:time-value="PT15H59M20.745550908S" calcext:value-type="time">
            <text:p>15:59:20</text:p>
          </table:table-cell>
          <table:table-cell table:style-name="ce11" table:formula="of:=8*[.W164]" office:value-type="float" office:value="492.043985345563" calcext:value-type="float">
            <text:p>492.043985345563</text:p>
          </table:table-cell>
          <table:table-cell table:formula="of:=MOD([.E164]*1440+[.V164]+4*[.$B$4]-60*[.$B$5];1440)" office:value-type="float" office:value="984.676233490984" calcext:value-type="float">
            <text:p>984.676233490984</text:p>
          </table:table-cell>
          <table:table-cell table:formula="of:=IF([.AB164]/4&lt;0;[.AB164]/4+180;[.AB164]/4-180)" office:value-type="float" office:value="66.169058372746" calcext:value-type="float">
            <text:p>66.169058372746</text:p>
          </table:table-cell>
          <table:table-cell table:formula="of:=DEGREES(ACOS(SIN(RADIANS([.$B$3]))*SIN(RADIANS([.T164]))+COS(RADIANS([.$B$3]))*COS(RADIANS([.T164]))*COS(RADIANS([.AC164]))))" office:value-type="float" office:value="93.3444775728938" calcext:value-type="float">
            <text:p>93.3444775728938</text:p>
          </table:table-cell>
          <table:table-cell table:formula="of:=90-[.AD164]" office:value-type="float" office:value="-3.34447757289382" calcext:value-type="float">
            <text:p>-3.34447757289382</text:p>
          </table:table-cell>
          <table:table-cell table:formula="of:=IF([.AE164]&gt;85;0;IF([.AE164]&gt;5;58.1/TAN(RADIANS([.AE164]))-0.07/POWER(TAN(RADIANS([.AE164]));3)+0.000086/POWER(TAN(RADIANS([.AE164]));5);IF([.AE164]&gt;-0.575;1735+[.AE164]*(-518.2+[.AE164]*(103.4+[.AE164]*(-12.79+[.AE164]*0.711)));-20.772/TAN(RADIANS([.AE164])))))/3600" office:value-type="float" office:value="0.098736222267851" calcext:value-type="float">
            <text:p>0.098736222267851</text:p>
          </table:table-cell>
          <table:table-cell table:formula="of:=[.AE164]+[.AF164]" office:value-type="float" office:value="-3.24574135062597" calcext:value-type="float">
            <text:p>-3.24574135062597</text:p>
          </table:table-cell>
          <table:table-cell table:formula="of:=IF([.AC164]&gt;0;MOD(DEGREES(ACOS(((SIN(RADIANS([.$B$3]))*COS(RADIANS([.AD164])))-SIN(RADIANS([.T164])))/(COS(RADIANS([.$B$3]))*SIN(RADIANS([.AD164])))))+180;360);MOD(540-DEGREES(ACOS(((SIN(RADIANS([.$B$3]))*COS(RADIANS([.AD164])))-SIN(RADIANS([.T164])))/(COS(RADIANS([.$B$3]))*SIN(RADIANS([.AD164])))));360))" office:value-type="float" office:value="237.237711840676" calcext:value-type="float">
            <text:p>237.23771184067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64]+0.1/24" office:value-type="time" office:time-value="PT16H24M00S" calcext:value-type="time">
            <text:p>16:24:00</text:p>
          </table:table-cell>
          <table:table-cell table:style-name="ce9" table:formula="of:=[.D165]+2415018.5+[.E165]-[.$B$5]/24" office:value-type="float" office:value="2461034.14166667" calcext:value-type="float">
            <text:p>2461034.14</text:p>
          </table:table-cell>
          <table:table-cell table:style-name="ce10" table:formula="of:=([.F165]-2451545)/36525" office:value-type="float" office:value="0.259798539812912" calcext:value-type="float">
            <text:p>0.25979854</text:p>
          </table:table-cell>
          <table:table-cell/>
          <table:table-cell table:formula="of:=MOD(280.46646+[.G165]*(36000.76983+[.G165]*0.0003032);360)" office:value-type="float" office:value="273.413914439298" calcext:value-type="float">
            <text:p>273.413914439298</text:p>
          </table:table-cell>
          <table:table-cell table:formula="of:=357.52911+[.G165]*(35999.05029-0.0001537*[.G165])" office:value-type="float" office:value="9710.02979961956" calcext:value-type="float">
            <text:p>9710.02979961956</text:p>
          </table:table-cell>
          <table:table-cell table:formula="of:=0.016708634-[.G165]*(0.000042037+0.0000001267*[.G165])" office:value-type="float" office:value="0.0166977042971297" calcext:value-type="float">
            <text:p>0.0166977042971297</text:p>
          </table:table-cell>
          <table:table-cell table:formula="of:=SIN(RADIANS([.J165]))*(1.914602-[.G165]*(0.004817+0.000014*[.G165]))+SIN(RADIANS(2*[.J165]))*(0.019993-0.000101*[.G165])+SIN(RADIANS(3*[.J165]))*0.000289" office:value-type="float" office:value="-0.338223232660406" calcext:value-type="float">
            <text:p>-0.338223232660406</text:p>
          </table:table-cell>
          <table:table-cell table:formula="of:=[.I165]+[.L165]" office:value-type="float" office:value="273.075691206637" calcext:value-type="float">
            <text:p>273.075691206637</text:p>
          </table:table-cell>
          <table:table-cell table:formula="of:=[.J165]+[.L165]" office:value-type="float" office:value="9709.6915763869" calcext:value-type="float">
            <text:p>9709.6915763869</text:p>
          </table:table-cell>
          <table:table-cell table:formula="of:=(1.000001018*(1-[.K165]*[.K165]))/(1+[.K165]*COS(RADIANS([.N165])))" office:value-type="float" office:value="0.98356403510709" calcext:value-type="float">
            <text:p>0.98356403510709</text:p>
          </table:table-cell>
          <table:table-cell table:formula="of:=[.M165]-0.00569-0.00478*SIN(RADIANS(125.04-1934.136*[.G165]))" office:value-type="float" office:value="273.071434259992" calcext:value-type="float">
            <text:p>273.071434259992</text:p>
          </table:table-cell>
          <table:table-cell table:formula="of:=23+(26+((21.448-[.G165]*(46.815+[.G165]*(0.00059-[.G165]*0.001813))))/60)/60" office:value-type="float" office:value="23.4359126453688" calcext:value-type="float">
            <text:p>23.4359126453688</text:p>
          </table:table-cell>
          <table:table-cell table:formula="of:=[.Q165]+0.00256*COS(RADIANS(125.04-1934.136*[.G165]))" office:value-type="float" office:value="23.4383548891075" calcext:value-type="float">
            <text:p>23.4383548891075</text:p>
          </table:table-cell>
          <table:table-cell table:formula="of:=DEGREES(ATAN2(COS(RADIANS([.P165]));COS(RADIANS([.R165]))*SIN(RADIANS([.P165]))))" office:value-type="float" office:value="-86.6529481529242" calcext:value-type="float">
            <text:p>-86.6529481529242</text:p>
          </table:table-cell>
          <table:table-cell table:formula="of:=DEGREES(ASIN(SIN(RADIANS([.R165]))*SIN(RADIANS([.P165]))))" office:value-type="float" office:value="-23.4026777485259" calcext:value-type="float">
            <text:p>-23.4026777485259</text:p>
          </table:table-cell>
          <table:table-cell table:formula="of:=TAN(RADIANS([.R165]/2))*TAN(RADIANS([.R165]/2))" office:value-type="float" office:value="0.0430309937492944" calcext:value-type="float">
            <text:p>0.0430309937492944</text:p>
          </table:table-cell>
          <table:table-cell table:formula="of:=4*DEGREES([.U165]*SIN(2*RADIANS([.I165]))-2*[.K165]*SIN(RADIANS([.J165]))+4*[.K165]*[.U165]*SIN(RADIANS([.J165]))*COS(2*RADIANS([.I165]))-0.5*[.U165]*[.U165]*SIN(4*RADIANS([.I165]))-1.25*[.K165]*[.K165]*SIN(2*RADIANS([.J165])))" office:value-type="float" office:value="0.243051445285054" calcext:value-type="float">
            <text:p>0.243051445285054</text:p>
          </table:table-cell>
          <table:table-cell table:formula="of:=DEGREES(ACOS(COS(RADIANS(90.833))/(COS(RADIANS([.$B$3]))*COS(RADIANS([.T165])))-TAN(RADIANS([.$B$3]))*TAN(RADIANS([.T165]))))" office:value-type="float" office:value="61.5056511457529" calcext:value-type="float">
            <text:p>61.5056511457529</text:p>
          </table:table-cell>
          <table:table-cell table:style-name="ce8" table:formula="of:=(720-4*[.$B$4]-[.V165]+[.$B$5]*60)/1440" office:value-type="time" office:time-value="PT11H53M19.549713283S" calcext:value-type="time">
            <text:p>11:53:19</text:p>
          </table:table-cell>
          <table:table-cell table:style-name="ce8" table:formula="of:=[.X165]-[.W165]*4/1440" office:value-type="time" office:time-value="PT07H47M18.193438302S" calcext:value-type="time">
            <text:p>7:47:18</text:p>
          </table:table-cell>
          <table:table-cell table:style-name="ce8" table:formula="of:=[.X165]+[.W165]*4/1440" office:value-type="time" office:time-value="PT15H59M20.905988264S" calcext:value-type="time">
            <text:p>15:59:20</text:p>
          </table:table-cell>
          <table:table-cell table:style-name="ce11" table:formula="of:=8*[.W165]" office:value-type="float" office:value="492.045209166023" calcext:value-type="float">
            <text:p>492.045209166023</text:p>
          </table:table-cell>
          <table:table-cell table:formula="of:=MOD([.E165]*1440+[.V165]+4*[.$B$4]-60*[.$B$5];1440)" office:value-type="float" office:value="990.674171445283" calcext:value-type="float">
            <text:p>990.674171445283</text:p>
          </table:table-cell>
          <table:table-cell table:formula="of:=IF([.AB165]/4&lt;0;[.AB165]/4+180;[.AB165]/4-180)" office:value-type="float" office:value="67.6685428613208" calcext:value-type="float">
            <text:p>67.6685428613208</text:p>
          </table:table-cell>
          <table:table-cell table:formula="of:=DEGREES(ACOS(SIN(RADIANS([.$B$3]))*SIN(RADIANS([.T165]))+COS(RADIANS([.$B$3]))*COS(RADIANS([.T165]))*COS(RADIANS([.AC165]))))" office:value-type="float" office:value="94.1734569283144" calcext:value-type="float">
            <text:p>94.1734569283144</text:p>
          </table:table-cell>
          <table:table-cell table:formula="of:=90-[.AD165]" office:value-type="float" office:value="-4.17345692831441" calcext:value-type="float">
            <text:p>-4.17345692831441</text:p>
          </table:table-cell>
          <table:table-cell table:formula="of:=IF([.AE165]&gt;85;0;IF([.AE165]&gt;5;58.1/TAN(RADIANS([.AE165]))-0.07/POWER(TAN(RADIANS([.AE165]));3)+0.000086/POWER(TAN(RADIANS([.AE165]));5);IF([.AE165]&gt;-0.575;1735+[.AE165]*(-518.2+[.AE165]*(103.4+[.AE165]*(-12.79+[.AE165]*0.711)));-20.772/TAN(RADIANS([.AE165])))))/3600" office:value-type="float" office:value="0.0790739569274078" calcext:value-type="float">
            <text:p>0.0790739569274078</text:p>
          </table:table-cell>
          <table:table-cell table:formula="of:=[.AE165]+[.AF165]" office:value-type="float" office:value="-4.094382971387" calcext:value-type="float">
            <text:p>-4.094382971387</text:p>
          </table:table-cell>
          <table:table-cell table:formula="of:=IF([.AC165]&gt;0;MOD(DEGREES(ACOS(((SIN(RADIANS([.$B$3]))*COS(RADIANS([.AD165])))-SIN(RADIANS([.T165])))/(COS(RADIANS([.$B$3]))*SIN(RADIANS([.AD165])))))+180;360);MOD(540-DEGREES(ACOS(((SIN(RADIANS([.$B$3]))*COS(RADIANS([.AD165])))-SIN(RADIANS([.T165])))/(COS(RADIANS([.$B$3]))*SIN(RADIANS([.AD165])))));360))" office:value-type="float" office:value="238.338502852725" calcext:value-type="float">
            <text:p>238.33850285272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65]+0.1/24" office:value-type="time" office:time-value="PT16H30M00S" calcext:value-type="time">
            <text:p>16:30:00</text:p>
          </table:table-cell>
          <table:table-cell table:style-name="ce9" table:formula="of:=[.D166]+2415018.5+[.E166]-[.$B$5]/24" office:value-type="float" office:value="2461034.14583333" calcext:value-type="float">
            <text:p>2461034.15</text:p>
          </table:table-cell>
          <table:table-cell table:style-name="ce10" table:formula="of:=([.F166]-2451545)/36525" office:value-type="float" office:value="0.259798653890034" calcext:value-type="float">
            <text:p>0.25979865</text:p>
          </table:table-cell>
          <table:table-cell/>
          <table:table-cell table:formula="of:=MOD(280.46646+[.G166]*(36000.76983+[.G166]*0.0003032);360)" office:value-type="float" office:value="273.418021303531" calcext:value-type="float">
            <text:p>273.418021303531</text:p>
          </table:table-cell>
          <table:table-cell table:formula="of:=357.52911+[.G166]*(35999.05029-0.0001537*[.G166])" office:value-type="float" office:value="9710.0339062876" calcext:value-type="float">
            <text:p>9710.0339062876</text:p>
          </table:table-cell>
          <table:table-cell table:formula="of:=0.016708634-[.G166]*(0.000042037+0.0000001267*[.G166])" office:value-type="float" office:value="0.0166977042923268" calcext:value-type="float">
            <text:p>0.0166977042923268</text:p>
          </table:table-cell>
          <table:table-cell table:formula="of:=SIN(RADIANS([.J166]))*(1.914602-[.G166]*(0.004817+0.000014*[.G166]))+SIN(RADIANS(2*[.J166]))*(0.019993-0.000101*[.G166])+SIN(RADIANS(3*[.J166]))*0.000289" office:value-type="float" office:value="-0.338085419121426" calcext:value-type="float">
            <text:p>-0.338085419121426</text:p>
          </table:table-cell>
          <table:table-cell table:formula="of:=[.I166]+[.L166]" office:value-type="float" office:value="273.079935884409" calcext:value-type="float">
            <text:p>273.079935884409</text:p>
          </table:table-cell>
          <table:table-cell table:formula="of:=[.J166]+[.L166]" office:value-type="float" office:value="9709.69582086848" calcext:value-type="float">
            <text:p>9709.69582086848</text:p>
          </table:table-cell>
          <table:table-cell table:formula="of:=(1.000001018*(1-[.K166]*[.K166]))/(1+[.K166]*COS(RADIANS([.N166])))" office:value-type="float" office:value="0.983563820960739" calcext:value-type="float">
            <text:p>0.983563820960739</text:p>
          </table:table-cell>
          <table:table-cell table:formula="of:=[.M166]-0.00569-0.00478*SIN(RADIANS(125.04-1934.136*[.G166]))" office:value-type="float" office:value="273.075678955325" calcext:value-type="float">
            <text:p>273.075678955325</text:p>
          </table:table-cell>
          <table:table-cell table:formula="of:=23+(26+((21.448-[.G166]*(46.815+[.G166]*(0.00059-[.G166]*0.001813))))/60)/60" office:value-type="float" office:value="23.4359126438853" calcext:value-type="float">
            <text:p>23.4359126438853</text:p>
          </table:table-cell>
          <table:table-cell table:formula="of:=[.Q166]+0.00256*COS(RADIANS(125.04-1934.136*[.G166]))" office:value-type="float" office:value="23.4383548846685" calcext:value-type="float">
            <text:p>23.4383548846685</text:p>
          </table:table-cell>
          <table:table-cell table:formula="of:=DEGREES(ATAN2(COS(RADIANS([.P166]));COS(RADIANS([.R166]))*SIN(RADIANS([.P166]))))" office:value-type="float" office:value="-86.6483242229141" calcext:value-type="float">
            <text:p>-86.6483242229141</text:p>
          </table:table-cell>
          <table:table-cell table:formula="of:=DEGREES(ASIN(SIN(RADIANS([.R166]))*SIN(RADIANS([.P166]))))" office:value-type="float" office:value="-23.4025791019951" calcext:value-type="float">
            <text:p>-23.4025791019951</text:p>
          </table:table-cell>
          <table:table-cell table:formula="of:=TAN(RADIANS([.R166]/2))*TAN(RADIANS([.R166]/2))" office:value-type="float" office:value="0.0430309937325313" calcext:value-type="float">
            <text:p>0.0430309937325313</text:p>
          </table:table-cell>
          <table:table-cell table:formula="of:=4*DEGREES([.U166]*SIN(2*RADIANS([.I166]))-2*[.K166]*SIN(RADIANS([.J166]))+4*[.K166]*[.U166]*SIN(RADIANS([.J166]))*COS(2*RADIANS([.I166]))-0.5*[.U166]*[.U166]*SIN(4*RADIANS([.I166]))-1.25*[.K166]*[.K166]*SIN(2*RADIANS([.J166])))" office:value-type="float" office:value="0.240989418876634" calcext:value-type="float">
            <text:p>0.240989418876634</text:p>
          </table:table-cell>
          <table:table-cell table:formula="of:=DEGREES(ACOS(COS(RADIANS(90.833))/(COS(RADIANS([.$B$3]))*COS(RADIANS([.T166])))-TAN(RADIANS([.$B$3]))*TAN(RADIANS([.T166]))))" office:value-type="float" office:value="61.5058043341819" calcext:value-type="float">
            <text:p>61.5058043341819</text:p>
          </table:table-cell>
          <table:table-cell table:style-name="ce8" table:formula="of:=(720-4*[.$B$4]-[.V166]+[.$B$5]*60)/1440" office:value-type="time" office:time-value="PT11H53M19.673434867S" calcext:value-type="time">
            <text:p>11:53:19</text:p>
          </table:table-cell>
          <table:table-cell table:style-name="ce8" table:formula="of:=[.X166]-[.W166]*4/1440" office:value-type="time" office:time-value="PT07H47M18.280394664S" calcext:value-type="time">
            <text:p>7:47:18</text:p>
          </table:table-cell>
          <table:table-cell table:style-name="ce8" table:formula="of:=[.X166]+[.W166]*4/1440" office:value-type="time" office:time-value="PT15H59M21.066475071S" calcext:value-type="time">
            <text:p>15:59:21</text:p>
          </table:table-cell>
          <table:table-cell table:style-name="ce11" table:formula="of:=8*[.W166]" office:value-type="float" office:value="492.046434673455" calcext:value-type="float">
            <text:p>492.046434673455</text:p>
          </table:table-cell>
          <table:table-cell table:formula="of:=MOD([.E166]*1440+[.V166]+4*[.$B$4]-60*[.$B$5];1440)" office:value-type="float" office:value="996.672109418875" calcext:value-type="float">
            <text:p>996.672109418875</text:p>
          </table:table-cell>
          <table:table-cell table:formula="of:=IF([.AB166]/4&lt;0;[.AB166]/4+180;[.AB166]/4-180)" office:value-type="float" office:value="69.1680273547188" calcext:value-type="float">
            <text:p>69.1680273547188</text:p>
          </table:table-cell>
          <table:table-cell table:formula="of:=DEGREES(ACOS(SIN(RADIANS([.$B$3]))*SIN(RADIANS([.T166]))+COS(RADIANS([.$B$3]))*COS(RADIANS([.T166]))*COS(RADIANS([.AC166]))))" office:value-type="float" office:value="95.0122898142219" calcext:value-type="float">
            <text:p>95.0122898142219</text:p>
          </table:table-cell>
          <table:table-cell table:formula="of:=90-[.AD166]" office:value-type="float" office:value="-5.01228981422192" calcext:value-type="float">
            <text:p>-5.01228981422192</text:p>
          </table:table-cell>
          <table:table-cell table:formula="of:=IF([.AE166]&gt;85;0;IF([.AE166]&gt;5;58.1/TAN(RADIANS([.AE166]))-0.07/POWER(TAN(RADIANS([.AE166]));3)+0.000086/POWER(TAN(RADIANS([.AE166]));5);IF([.AE166]&gt;-0.575;1735+[.AE166]*(-518.2+[.AE166]*(103.4+[.AE166]*(-12.79+[.AE166]*0.711)));-20.772/TAN(RADIANS([.AE166])))))/3600" office:value-type="float" office:value="0.065788868236148" calcext:value-type="float">
            <text:p>0.065788868236148</text:p>
          </table:table-cell>
          <table:table-cell table:formula="of:=[.AE166]+[.AF166]" office:value-type="float" office:value="-4.94650094598577" calcext:value-type="float">
            <text:p>-4.94650094598577</text:p>
          </table:table-cell>
          <table:table-cell table:formula="of:=IF([.AC166]&gt;0;MOD(DEGREES(ACOS(((SIN(RADIANS([.$B$3]))*COS(RADIANS([.AD166])))-SIN(RADIANS([.T166])))/(COS(RADIANS([.$B$3]))*SIN(RADIANS([.AD166])))))+180;360);MOD(540-DEGREES(ACOS(((SIN(RADIANS([.$B$3]))*COS(RADIANS([.AD166])))-SIN(RADIANS([.T166])))/(COS(RADIANS([.$B$3]))*SIN(RADIANS([.AD166])))));360))" office:value-type="float" office:value="239.432935287582" calcext:value-type="float">
            <text:p>239.43293528758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66]+0.1/24" office:value-type="time" office:time-value="PT16H36M00S" calcext:value-type="time">
            <text:p>16:36:00</text:p>
          </table:table-cell>
          <table:table-cell table:style-name="ce9" table:formula="of:=[.D167]+2415018.5+[.E167]-[.$B$5]/24" office:value-type="float" office:value="2461034.15" calcext:value-type="float">
            <text:p>2461034.15</text:p>
          </table:table-cell>
          <table:table-cell table:style-name="ce10" table:formula="of:=([.F167]-2451545)/36525" office:value-type="float" office:value="0.259798767967156" calcext:value-type="float">
            <text:p>0.25979877</text:p>
          </table:table-cell>
          <table:table-cell/>
          <table:table-cell table:formula="of:=MOD(280.46646+[.G167]*(36000.76983+[.G167]*0.0003032);360)" office:value-type="float" office:value="273.422128167766" calcext:value-type="float">
            <text:p>273.422128167766</text:p>
          </table:table-cell>
          <table:table-cell table:formula="of:=357.52911+[.G167]*(35999.05029-0.0001537*[.G167])" office:value-type="float" office:value="9710.03801295565" calcext:value-type="float">
            <text:p>9710.03801295565</text:p>
          </table:table-cell>
          <table:table-cell table:formula="of:=0.016708634-[.G167]*(0.000042037+0.0000001267*[.G167])" office:value-type="float" office:value="0.0166977042875238" calcext:value-type="float">
            <text:p>0.0166977042875238</text:p>
          </table:table-cell>
          <table:table-cell table:formula="of:=SIN(RADIANS([.J167]))*(1.914602-[.G167]*(0.004817+0.000014*[.G167]))+SIN(RADIANS(2*[.J167]))*(0.019993-0.000101*[.G167])+SIN(RADIANS(3*[.J167]))*0.000289" office:value-type="float" office:value="-0.337947603734913" calcext:value-type="float">
            <text:p>-0.337947603734913</text:p>
          </table:table-cell>
          <table:table-cell table:formula="of:=[.I167]+[.L167]" office:value-type="float" office:value="273.084180564031" calcext:value-type="float">
            <text:p>273.084180564031</text:p>
          </table:table-cell>
          <table:table-cell table:formula="of:=[.J167]+[.L167]" office:value-type="float" office:value="9709.70006535191" calcext:value-type="float">
            <text:p>9709.70006535191</text:p>
          </table:table-cell>
          <table:table-cell table:formula="of:=(1.000001018*(1-[.K167]*[.K167]))/(1+[.K167]*COS(RADIANS([.N167])))" office:value-type="float" office:value="0.983563606901629" calcext:value-type="float">
            <text:p>0.983563606901629</text:p>
          </table:table-cell>
          <table:table-cell table:formula="of:=[.M167]-0.00569-0.00478*SIN(RADIANS(125.04-1934.136*[.G167]))" office:value-type="float" office:value="273.079923652507" calcext:value-type="float">
            <text:p>273.079923652507</text:p>
          </table:table-cell>
          <table:table-cell table:formula="of:=23+(26+((21.448-[.G167]*(46.815+[.G167]*(0.00059-[.G167]*0.001813))))/60)/60" office:value-type="float" office:value="23.4359126424019" calcext:value-type="float">
            <text:p>23.4359126424019</text:p>
          </table:table-cell>
          <table:table-cell table:formula="of:=[.Q167]+0.00256*COS(RADIANS(125.04-1934.136*[.G167]))" office:value-type="float" office:value="23.4383548802294" calcext:value-type="float">
            <text:p>23.4383548802294</text:p>
          </table:table-cell>
          <table:table-cell table:formula="of:=DEGREES(ATAN2(COS(RADIANS([.P167]));COS(RADIANS([.R167]))*SIN(RADIANS([.P167]))))" office:value-type="float" office:value="-86.6437002977852" calcext:value-type="float">
            <text:p>-86.6437002977852</text:p>
          </table:table-cell>
          <table:table-cell table:formula="of:=DEGREES(ASIN(SIN(RADIANS([.R167]))*SIN(RADIANS([.P167]))))" office:value-type="float" office:value="-23.4024803193975" calcext:value-type="float">
            <text:p>-23.4024803193975</text:p>
          </table:table-cell>
          <table:table-cell table:formula="of:=TAN(RADIANS([.R167]/2))*TAN(RADIANS([.R167]/2))" office:value-type="float" office:value="0.0430309937157681" calcext:value-type="float">
            <text:p>0.0430309937157681</text:p>
          </table:table-cell>
          <table:table-cell table:formula="of:=4*DEGREES([.U167]*SIN(2*RADIANS([.I167]))-2*[.K167]*SIN(RADIANS([.J167]))+4*[.K167]*[.U167]*SIN(RADIANS([.J167]))*COS(2*RADIANS([.I167]))-0.5*[.U167]*[.U167]*SIN(4*RADIANS([.I167]))-1.25*[.K167]*[.K167]*SIN(2*RADIANS([.J167])))" office:value-type="float" office:value="0.238927412031274" calcext:value-type="float">
            <text:p>0.238927412031274</text:p>
          </table:table-cell>
          <table:table-cell table:formula="of:=DEGREES(ACOS(COS(RADIANS(90.833))/(COS(RADIANS([.$B$3]))*COS(RADIANS([.T167])))-TAN(RADIANS([.$B$3]))*TAN(RADIANS([.T167]))))" office:value-type="float" office:value="61.5059577334626" calcext:value-type="float">
            <text:p>61.5059577334626</text:p>
          </table:table-cell>
          <table:table-cell table:style-name="ce8" table:formula="of:=(720-4*[.$B$4]-[.V167]+[.$B$5]*60)/1440" office:value-type="time" office:time-value="PT11H53M19.797155278S" calcext:value-type="time">
            <text:p>11:53:19</text:p>
          </table:table-cell>
          <table:table-cell table:style-name="ce8" table:formula="of:=[.X167]-[.W167]*4/1440" office:value-type="time" office:time-value="PT07H47M18.367299247S" calcext:value-type="time">
            <text:p>7:47:18</text:p>
          </table:table-cell>
          <table:table-cell table:style-name="ce8" table:formula="of:=[.X167]+[.W167]*4/1440" office:value-type="time" office:time-value="PT15H59M21.227011309S" calcext:value-type="time">
            <text:p>15:59:21</text:p>
          </table:table-cell>
          <table:table-cell table:style-name="ce11" table:formula="of:=8*[.W167]" office:value-type="float" office:value="492.0476618677" calcext:value-type="float">
            <text:p>492.0476618677</text:p>
          </table:table-cell>
          <table:table-cell table:formula="of:=MOD([.E167]*1440+[.V167]+4*[.$B$4]-60*[.$B$5];1440)" office:value-type="float" office:value="1002.67004741203" calcext:value-type="float">
            <text:p>1002.67004741203</text:p>
          </table:table-cell>
          <table:table-cell table:formula="of:=IF([.AB167]/4&lt;0;[.AB167]/4+180;[.AB167]/4-180)" office:value-type="float" office:value="70.6675118530072" calcext:value-type="float">
            <text:p>70.6675118530072</text:p>
          </table:table-cell>
          <table:table-cell table:formula="of:=DEGREES(ACOS(SIN(RADIANS([.$B$3]))*SIN(RADIANS([.T167]))+COS(RADIANS([.$B$3]))*COS(RADIANS([.T167]))*COS(RADIANS([.AC167]))))" office:value-type="float" office:value="95.8606155682112" calcext:value-type="float">
            <text:p>95.8606155682112</text:p>
          </table:table-cell>
          <table:table-cell table:formula="of:=90-[.AD167]" office:value-type="float" office:value="-5.86061556821123" calcext:value-type="float">
            <text:p>-5.86061556821123</text:p>
          </table:table-cell>
          <table:table-cell table:formula="of:=IF([.AE167]&gt;85;0;IF([.AE167]&gt;5;58.1/TAN(RADIANS([.AE167]))-0.07/POWER(TAN(RADIANS([.AE167]));3)+0.000086/POWER(TAN(RADIANS([.AE167]));5);IF([.AE167]&gt;-0.575;1735+[.AE167]*(-518.2+[.AE167]*(103.4+[.AE167]*(-12.79+[.AE167]*0.711)));-20.772/TAN(RADIANS([.AE167])))))/3600" office:value-type="float" office:value="0.0562130151546128" calcext:value-type="float">
            <text:p>0.0562130151546128</text:p>
          </table:table-cell>
          <table:table-cell table:formula="of:=[.AE167]+[.AF167]" office:value-type="float" office:value="-5.80440255305662" calcext:value-type="float">
            <text:p>-5.80440255305662</text:p>
          </table:table-cell>
          <table:table-cell table:formula="of:=IF([.AC167]&gt;0;MOD(DEGREES(ACOS(((SIN(RADIANS([.$B$3]))*COS(RADIANS([.AD167])))-SIN(RADIANS([.T167])))/(COS(RADIANS([.$B$3]))*SIN(RADIANS([.AD167])))))+180;360);MOD(540-DEGREES(ACOS(((SIN(RADIANS([.$B$3]))*COS(RADIANS([.AD167])))-SIN(RADIANS([.T167])))/(COS(RADIANS([.$B$3]))*SIN(RADIANS([.AD167])))));360))" office:value-type="float" office:value="240.521385356491" calcext:value-type="float">
            <text:p>240.52138535649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67]+0.1/24" office:value-type="time" office:time-value="PT16H42M00S" calcext:value-type="time">
            <text:p>16:42:00</text:p>
          </table:table-cell>
          <table:table-cell table:style-name="ce9" table:formula="of:=[.D168]+2415018.5+[.E168]-[.$B$5]/24" office:value-type="float" office:value="2461034.15416667" calcext:value-type="float">
            <text:p>2461034.15</text:p>
          </table:table-cell>
          <table:table-cell table:style-name="ce10" table:formula="of:=([.F168]-2451545)/36525" office:value-type="float" office:value="0.259798882044265" calcext:value-type="float">
            <text:p>0.25979888</text:p>
          </table:table-cell>
          <table:table-cell/>
          <table:table-cell table:formula="of:=MOD(280.46646+[.G168]*(36000.76983+[.G168]*0.0003032);360)" office:value-type="float" office:value="273.426235031538" calcext:value-type="float">
            <text:p>273.426235031538</text:p>
          </table:table-cell>
          <table:table-cell table:formula="of:=357.52911+[.G168]*(35999.05029-0.0001537*[.G168])" office:value-type="float" office:value="9710.04211962323" calcext:value-type="float">
            <text:p>9710.04211962323</text:p>
          </table:table-cell>
          <table:table-cell table:formula="of:=0.016708634-[.G168]*(0.000042037+0.0000001267*[.G168])" office:value-type="float" office:value="0.0166977042827208" calcext:value-type="float">
            <text:p>0.0166977042827208</text:p>
          </table:table-cell>
          <table:table-cell table:formula="of:=SIN(RADIANS([.J168]))*(1.914602-[.G168]*(0.004817+0.000014*[.G168]))+SIN(RADIANS(2*[.J168]))*(0.019993-0.000101*[.G168])+SIN(RADIANS(3*[.J168]))*0.000289" office:value-type="float" office:value="-0.337809786516865" calcext:value-type="float">
            <text:p>-0.337809786516865</text:p>
          </table:table-cell>
          <table:table-cell table:formula="of:=[.I168]+[.L168]" office:value-type="float" office:value="273.088425245022" calcext:value-type="float">
            <text:p>273.088425245022</text:p>
          </table:table-cell>
          <table:table-cell table:formula="of:=[.J168]+[.L168]" office:value-type="float" office:value="9709.70430983672" calcext:value-type="float">
            <text:p>9709.70430983672</text:p>
          </table:table-cell>
          <table:table-cell table:formula="of:=(1.000001018*(1-[.K168]*[.K168]))/(1+[.K168]*COS(RADIANS([.N168])))" office:value-type="float" office:value="0.983563392929787" calcext:value-type="float">
            <text:p>0.983563392929787</text:p>
          </table:table-cell>
          <table:table-cell table:formula="of:=[.M168]-0.00569-0.00478*SIN(RADIANS(125.04-1934.136*[.G168]))" office:value-type="float" office:value="273.084168351058" calcext:value-type="float">
            <text:p>273.084168351058</text:p>
          </table:table-cell>
          <table:table-cell table:formula="of:=23+(26+((21.448-[.G168]*(46.815+[.G168]*(0.00059-[.G168]*0.001813))))/60)/60" office:value-type="float" office:value="23.4359126409184" calcext:value-type="float">
            <text:p>23.4359126409184</text:p>
          </table:table-cell>
          <table:table-cell table:formula="of:=[.Q168]+0.00256*COS(RADIANS(125.04-1934.136*[.G168]))" office:value-type="float" office:value="23.4383548757903" calcext:value-type="float">
            <text:p>23.4383548757903</text:p>
          </table:table-cell>
          <table:table-cell table:formula="of:=DEGREES(ATAN2(COS(RADIANS([.P168]));COS(RADIANS([.R168]))*SIN(RADIANS([.P168]))))" office:value-type="float" office:value="-86.6390763780696" calcext:value-type="float">
            <text:p>-86.6390763780696</text:p>
          </table:table-cell>
          <table:table-cell table:formula="of:=DEGREES(ASIN(SIN(RADIANS([.R168]))*SIN(RADIANS([.P168]))))" office:value-type="float" office:value="-23.402381400745" calcext:value-type="float">
            <text:p>-23.402381400745</text:p>
          </table:table-cell>
          <table:table-cell table:formula="of:=TAN(RADIANS([.R168]/2))*TAN(RADIANS([.R168]/2))" office:value-type="float" office:value="0.0430309936990047" calcext:value-type="float">
            <text:p>0.0430309936990047</text:p>
          </table:table-cell>
          <table:table-cell table:formula="of:=4*DEGREES([.U168]*SIN(2*RADIANS([.I168]))-2*[.K168]*SIN(RADIANS([.J168]))+4*[.K168]*[.U168]*SIN(RADIANS([.J168]))*COS(2*RADIANS([.I168]))-0.5*[.U168]*[.U168]*SIN(4*RADIANS([.I168]))-1.25*[.K168]*[.K168]*SIN(2*RADIANS([.J168])))" office:value-type="float" office:value="0.236865425020325" calcext:value-type="float">
            <text:p>0.236865425020325</text:p>
          </table:table-cell>
          <table:table-cell table:formula="of:=DEGREES(ACOS(COS(RADIANS(90.833))/(COS(RADIANS([.$B$3]))*COS(RADIANS([.T168])))-TAN(RADIANS([.$B$3]))*TAN(RADIANS([.T168]))))" office:value-type="float" office:value="61.5061113435746" calcext:value-type="float">
            <text:p>61.5061113435746</text:p>
          </table:table-cell>
          <table:table-cell table:style-name="ce8" table:formula="of:=(720-4*[.$B$4]-[.V168]+[.$B$5]*60)/1440" office:value-type="time" office:time-value="PT11H53M19.920874499S" calcext:value-type="time">
            <text:p>11:53:19</text:p>
          </table:table-cell>
          <table:table-cell table:style-name="ce8" table:formula="of:=[.X168]-[.W168]*4/1440" office:value-type="time" office:time-value="PT07H47M18.454152041S" calcext:value-type="time">
            <text:p>7:47:18</text:p>
          </table:table-cell>
          <table:table-cell table:style-name="ce8" table:formula="of:=[.X168]+[.W168]*4/1440" office:value-type="time" office:time-value="PT15H59M21.387596957S" calcext:value-type="time">
            <text:p>15:59:21</text:p>
          </table:table-cell>
          <table:table-cell table:style-name="ce11" table:formula="of:=8*[.W168]" office:value-type="float" office:value="492.048890748597" calcext:value-type="float">
            <text:p>492.048890748597</text:p>
          </table:table-cell>
          <table:table-cell table:formula="of:=MOD([.E168]*1440+[.V168]+4*[.$B$4]-60*[.$B$5];1440)" office:value-type="float" office:value="1008.66798542502" calcext:value-type="float">
            <text:p>1008.66798542502</text:p>
          </table:table-cell>
          <table:table-cell table:formula="of:=IF([.AB168]/4&lt;0;[.AB168]/4+180;[.AB168]/4-180)" office:value-type="float" office:value="72.1669963562546" calcext:value-type="float">
            <text:p>72.1669963562546</text:p>
          </table:table-cell>
          <table:table-cell table:formula="of:=DEGREES(ACOS(SIN(RADIANS([.$B$3]))*SIN(RADIANS([.T168]))+COS(RADIANS([.$B$3]))*COS(RADIANS([.T168]))*COS(RADIANS([.AC168]))))" office:value-type="float" office:value="96.718078441664" calcext:value-type="float">
            <text:p>96.718078441664</text:p>
          </table:table-cell>
          <table:table-cell table:formula="of:=90-[.AD168]" office:value-type="float" office:value="-6.71807844166395" calcext:value-type="float">
            <text:p>-6.71807844166395</text:p>
          </table:table-cell>
          <table:table-cell table:formula="of:=IF([.AE168]&gt;85;0;IF([.AE168]&gt;5;58.1/TAN(RADIANS([.AE168]))-0.07/POWER(TAN(RADIANS([.AE168]));3)+0.000086/POWER(TAN(RADIANS([.AE168]));5);IF([.AE168]&gt;-0.575;1735+[.AE168]*(-518.2+[.AE168]*(103.4+[.AE168]*(-12.79+[.AE168]*0.711)));-20.772/TAN(RADIANS([.AE168])))))/3600" office:value-type="float" office:value="0.0489842783649718" calcext:value-type="float">
            <text:p>0.0489842783649718</text:p>
          </table:table-cell>
          <table:table-cell table:formula="of:=[.AE168]+[.AF168]" office:value-type="float" office:value="-6.66909416329898" calcext:value-type="float">
            <text:p>-6.66909416329898</text:p>
          </table:table-cell>
          <table:table-cell table:formula="of:=IF([.AC168]&gt;0;MOD(DEGREES(ACOS(((SIN(RADIANS([.$B$3]))*COS(RADIANS([.AD168])))-SIN(RADIANS([.T168])))/(COS(RADIANS([.$B$3]))*SIN(RADIANS([.AD168])))))+180;360);MOD(540-DEGREES(ACOS(((SIN(RADIANS([.$B$3]))*COS(RADIANS([.AD168])))-SIN(RADIANS([.T168])))/(COS(RADIANS([.$B$3]))*SIN(RADIANS([.AD168])))));360))" office:value-type="float" office:value="241.604242244953" calcext:value-type="float">
            <text:p>241.60424224495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68]+0.1/24" office:value-type="time" office:time-value="PT16H48M00S" calcext:value-type="time">
            <text:p>16:48:00</text:p>
          </table:table-cell>
          <table:table-cell table:style-name="ce9" table:formula="of:=[.D169]+2415018.5+[.E169]-[.$B$5]/24" office:value-type="float" office:value="2461034.15833333" calcext:value-type="float">
            <text:p>2461034.16</text:p>
          </table:table-cell>
          <table:table-cell table:style-name="ce10" table:formula="of:=([.F169]-2451545)/36525" office:value-type="float" office:value="0.259798996121387" calcext:value-type="float">
            <text:p>0.25979900</text:p>
          </table:table-cell>
          <table:table-cell/>
          <table:table-cell table:formula="of:=MOD(280.46646+[.G169]*(36000.76983+[.G169]*0.0003032);360)" office:value-type="float" office:value="273.43034189577" calcext:value-type="float">
            <text:p>273.43034189577</text:p>
          </table:table-cell>
          <table:table-cell table:formula="of:=357.52911+[.G169]*(35999.05029-0.0001537*[.G169])" office:value-type="float" office:value="9710.04622629128" calcext:value-type="float">
            <text:p>9710.04622629128</text:p>
          </table:table-cell>
          <table:table-cell table:formula="of:=0.016708634-[.G169]*(0.000042037+0.0000001267*[.G169])" office:value-type="float" office:value="0.0166977042779179" calcext:value-type="float">
            <text:p>0.0166977042779179</text:p>
          </table:table-cell>
          <table:table-cell table:formula="of:=SIN(RADIANS([.J169]))*(1.914602-[.G169]*(0.004817+0.000014*[.G169]))+SIN(RADIANS(2*[.J169]))*(0.019993-0.000101*[.G169])+SIN(RADIANS(3*[.J169]))*0.000289" office:value-type="float" office:value="-0.337671967437377" calcext:value-type="float">
            <text:p>-0.337671967437377</text:p>
          </table:table-cell>
          <table:table-cell table:formula="of:=[.I169]+[.L169]" office:value-type="float" office:value="273.092669928332" calcext:value-type="float">
            <text:p>273.092669928332</text:p>
          </table:table-cell>
          <table:table-cell table:formula="of:=[.J169]+[.L169]" office:value-type="float" office:value="9709.70855432384" calcext:value-type="float">
            <text:p>9709.70855432384</text:p>
          </table:table-cell>
          <table:table-cell table:formula="of:=(1.000001018*(1-[.K169]*[.K169]))/(1+[.K169]*COS(RADIANS([.N169])))" office:value-type="float" office:value="0.983563179045165" calcext:value-type="float">
            <text:p>0.983563179045165</text:p>
          </table:table-cell>
          <table:table-cell table:formula="of:=[.M169]-0.00569-0.00478*SIN(RADIANS(125.04-1934.136*[.G169]))" office:value-type="float" office:value="273.08841305193" calcext:value-type="float">
            <text:p>273.08841305193</text:p>
          </table:table-cell>
          <table:table-cell table:formula="of:=23+(26+((21.448-[.G169]*(46.815+[.G169]*(0.00059-[.G169]*0.001813))))/60)/60" office:value-type="float" office:value="23.4359126394349" calcext:value-type="float">
            <text:p>23.4359126394349</text:p>
          </table:table-cell>
          <table:table-cell table:formula="of:=[.Q169]+0.00256*COS(RADIANS(125.04-1934.136*[.G169]))" office:value-type="float" office:value="23.4383548713512" calcext:value-type="float">
            <text:p>23.4383548713512</text:p>
          </table:table-cell>
          <table:table-cell table:formula="of:=DEGREES(ATAN2(COS(RADIANS([.P169]));COS(RADIANS([.R169]))*SIN(RADIANS([.P169]))))" office:value-type="float" office:value="-86.6344524627417" calcext:value-type="float">
            <text:p>-86.6344524627417</text:p>
          </table:table-cell>
          <table:table-cell table:formula="of:=DEGREES(ASIN(SIN(RADIANS([.R169]))*SIN(RADIANS([.P169]))))" office:value-type="float" office:value="-23.402282346016" calcext:value-type="float">
            <text:p>-23.402282346016</text:p>
          </table:table-cell>
          <table:table-cell table:formula="of:=TAN(RADIANS([.R169]/2))*TAN(RADIANS([.R169]/2))" office:value-type="float" office:value="0.0430309936822412" calcext:value-type="float">
            <text:p>0.0430309936822412</text:p>
          </table:table-cell>
          <table:table-cell table:formula="of:=4*DEGREES([.U169]*SIN(2*RADIANS([.I169]))-2*[.K169]*SIN(RADIANS([.J169]))+4*[.K169]*[.U169]*SIN(RADIANS([.J169]))*COS(2*RADIANS([.I169]))-0.5*[.U169]*[.U169]*SIN(4*RADIANS([.I169]))-1.25*[.K169]*[.K169]*SIN(2*RADIANS([.J169])))" office:value-type="float" office:value="0.234803457422524" calcext:value-type="float">
            <text:p>0.234803457422524</text:p>
          </table:table-cell>
          <table:table-cell table:formula="of:=DEGREES(ACOS(COS(RADIANS(90.833))/(COS(RADIANS([.$B$3]))*COS(RADIANS([.T169])))-TAN(RADIANS([.$B$3]))*TAN(RADIANS([.T169]))))" office:value-type="float" office:value="61.5062651645495" calcext:value-type="float">
            <text:p>61.5062651645495</text:p>
          </table:table-cell>
          <table:table-cell table:style-name="ce8" table:formula="of:=(720-4*[.$B$4]-[.V169]+[.$B$5]*60)/1440" office:value-type="time" office:time-value="PT11H53M20.044592555S" calcext:value-type="time">
            <text:p>11:53:20</text:p>
          </table:table-cell>
          <table:table-cell table:style-name="ce8" table:formula="of:=[.X169]-[.W169]*4/1440" office:value-type="time" office:time-value="PT07H47M18.540953063S" calcext:value-type="time">
            <text:p>7:47:18</text:p>
          </table:table-cell>
          <table:table-cell table:style-name="ce8" table:formula="of:=[.X169]+[.W169]*4/1440" office:value-type="time" office:time-value="PT15H59M21.548232047S" calcext:value-type="time">
            <text:p>15:59:21</text:p>
          </table:table-cell>
          <table:table-cell table:style-name="ce11" table:formula="of:=8*[.W169]" office:value-type="float" office:value="492.050121316396" calcext:value-type="float">
            <text:p>492.050121316396</text:p>
          </table:table-cell>
          <table:table-cell table:formula="of:=MOD([.E169]*1440+[.V169]+4*[.$B$4]-60*[.$B$5];1440)" office:value-type="float" office:value="1014.66592345742" calcext:value-type="float">
            <text:p>1014.66592345742</text:p>
          </table:table-cell>
          <table:table-cell table:formula="of:=IF([.AB169]/4&lt;0;[.AB169]/4+180;[.AB169]/4-180)" office:value-type="float" office:value="73.6664808643553" calcext:value-type="float">
            <text:p>73.6664808643553</text:p>
          </table:table-cell>
          <table:table-cell table:formula="of:=DEGREES(ACOS(SIN(RADIANS([.$B$3]))*SIN(RADIANS([.T169]))+COS(RADIANS([.$B$3]))*COS(RADIANS([.T169]))*COS(RADIANS([.AC169]))))" office:value-type="float" office:value="97.5843274639445" calcext:value-type="float">
            <text:p>97.5843274639445</text:p>
          </table:table-cell>
          <table:table-cell table:formula="of:=90-[.AD169]" office:value-type="float" office:value="-7.5843274639445" calcext:value-type="float">
            <text:p>-7.5843274639445</text:p>
          </table:table-cell>
          <table:table-cell table:formula="of:=IF([.AE169]&gt;85;0;IF([.AE169]&gt;5;58.1/TAN(RADIANS([.AE169]))-0.07/POWER(TAN(RADIANS([.AE169]));3)+0.000086/POWER(TAN(RADIANS([.AE169]));5);IF([.AE169]&gt;-0.575;1735+[.AE169]*(-518.2+[.AE169]*(103.4+[.AE169]*(-12.79+[.AE169]*0.711)));-20.772/TAN(RADIANS([.AE169])))))/3600" office:value-type="float" office:value="0.0433345556324453" calcext:value-type="float">
            <text:p>0.0433345556324453</text:p>
          </table:table-cell>
          <table:table-cell table:formula="of:=[.AE169]+[.AF169]" office:value-type="float" office:value="-7.54099290831206" calcext:value-type="float">
            <text:p>-7.54099290831206</text:p>
          </table:table-cell>
          <table:table-cell table:formula="of:=IF([.AC169]&gt;0;MOD(DEGREES(ACOS(((SIN(RADIANS([.$B$3]))*COS(RADIANS([.AD169])))-SIN(RADIANS([.T169])))/(COS(RADIANS([.$B$3]))*SIN(RADIANS([.AD169])))))+180;360);MOD(540-DEGREES(ACOS(((SIN(RADIANS([.$B$3]))*COS(RADIANS([.AD169])))-SIN(RADIANS([.T169])))/(COS(RADIANS([.$B$3]))*SIN(RADIANS([.AD169])))));360))" office:value-type="float" office:value="242.681907959457" calcext:value-type="float">
            <text:p>242.68190795945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69]+0.1/24" office:value-type="time" office:time-value="PT16H54M00S" calcext:value-type="time">
            <text:p>16:54:00</text:p>
          </table:table-cell>
          <table:table-cell table:style-name="ce9" table:formula="of:=[.D170]+2415018.5+[.E170]-[.$B$5]/24" office:value-type="float" office:value="2461034.1625" calcext:value-type="float">
            <text:p>2461034.16</text:p>
          </table:table-cell>
          <table:table-cell table:style-name="ce10" table:formula="of:=([.F170]-2451545)/36525" office:value-type="float" office:value="0.259799110198497" calcext:value-type="float">
            <text:p>0.25979911</text:p>
          </table:table-cell>
          <table:table-cell/>
          <table:table-cell table:formula="of:=MOD(280.46646+[.G170]*(36000.76983+[.G170]*0.0003032);360)" office:value-type="float" office:value="273.434448759544" calcext:value-type="float">
            <text:p>273.434448759544</text:p>
          </table:table-cell>
          <table:table-cell table:formula="of:=357.52911+[.G170]*(35999.05029-0.0001537*[.G170])" office:value-type="float" office:value="9710.05033295887" calcext:value-type="float">
            <text:p>9710.05033295887</text:p>
          </table:table-cell>
          <table:table-cell table:formula="of:=0.016708634-[.G170]*(0.000042037+0.0000001267*[.G170])" office:value-type="float" office:value="0.0166977042731149" calcext:value-type="float">
            <text:p>0.0166977042731149</text:p>
          </table:table-cell>
          <table:table-cell table:formula="of:=SIN(RADIANS([.J170]))*(1.914602-[.G170]*(0.004817+0.000014*[.G170]))+SIN(RADIANS(2*[.J170]))*(0.019993-0.000101*[.G170])+SIN(RADIANS(3*[.J170]))*0.000289" office:value-type="float" office:value="-0.337534146528023" calcext:value-type="float">
            <text:p>-0.337534146528023</text:p>
          </table:table-cell>
          <table:table-cell table:formula="of:=[.I170]+[.L170]" office:value-type="float" office:value="273.096914613016" calcext:value-type="float">
            <text:p>273.096914613016</text:p>
          </table:table-cell>
          <table:table-cell table:formula="of:=[.J170]+[.L170]" office:value-type="float" office:value="9709.71279881234" calcext:value-type="float">
            <text:p>9709.71279881234</text:p>
          </table:table-cell>
          <table:table-cell table:formula="of:=(1.000001018*(1-[.K170]*[.K170]))/(1+[.K170]*COS(RADIANS([.N170])))" office:value-type="float" office:value="0.983562965247814" calcext:value-type="float">
            <text:p>0.983562965247814</text:p>
          </table:table-cell>
          <table:table-cell table:formula="of:=[.M170]-0.00569-0.00478*SIN(RADIANS(125.04-1934.136*[.G170]))" office:value-type="float" office:value="273.092657754174" calcext:value-type="float">
            <text:p>273.092657754174</text:p>
          </table:table-cell>
          <table:table-cell table:formula="of:=23+(26+((21.448-[.G170]*(46.815+[.G170]*(0.00059-[.G170]*0.001813))))/60)/60" office:value-type="float" office:value="23.4359126379514" calcext:value-type="float">
            <text:p>23.4359126379514</text:p>
          </table:table-cell>
          <table:table-cell table:formula="of:=[.Q170]+0.00256*COS(RADIANS(125.04-1934.136*[.G170]))" office:value-type="float" office:value="23.438354866912" calcext:value-type="float">
            <text:p>23.438354866912</text:p>
          </table:table-cell>
          <table:table-cell table:formula="of:=DEGREES(ATAN2(COS(RADIANS([.P170]));COS(RADIANS([.R170]))*SIN(RADIANS([.P170]))))" office:value-type="float" office:value="-86.6298285528419" calcext:value-type="float">
            <text:p>-86.6298285528419</text:p>
          </table:table-cell>
          <table:table-cell table:formula="of:=DEGREES(ASIN(SIN(RADIANS([.R170]))*SIN(RADIANS([.P170]))))" office:value-type="float" office:value="-23.4021831552333" calcext:value-type="float">
            <text:p>-23.4021831552333</text:p>
          </table:table-cell>
          <table:table-cell table:formula="of:=TAN(RADIANS([.R170]/2))*TAN(RADIANS([.R170]/2))" office:value-type="float" office:value="0.0430309936654776" calcext:value-type="float">
            <text:p>0.0430309936654776</text:p>
          </table:table-cell>
          <table:table-cell table:formula="of:=4*DEGREES([.U170]*SIN(2*RADIANS([.I170]))-2*[.K170]*SIN(RADIANS([.J170]))+4*[.K170]*[.U170]*SIN(RADIANS([.J170]))*COS(2*RADIANS([.I170]))-0.5*[.U170]*[.U170]*SIN(4*RADIANS([.I170]))-1.25*[.K170]*[.K170]*SIN(2*RADIANS([.J170])))" office:value-type="float" office:value="0.232741509737591" calcext:value-type="float">
            <text:p>0.232741509737591</text:p>
          </table:table-cell>
          <table:table-cell table:formula="of:=DEGREES(ACOS(COS(RADIANS(90.833))/(COS(RADIANS([.$B$3]))*COS(RADIANS([.T170])))-TAN(RADIANS([.$B$3]))*TAN(RADIANS([.T170]))))" office:value-type="float" office:value="61.5064191963502" calcext:value-type="float">
            <text:p>61.5064191963502</text:p>
          </table:table-cell>
          <table:table-cell table:style-name="ce8" table:formula="of:=(720-4*[.$B$4]-[.V170]+[.$B$5]*60)/1440" office:value-type="time" office:time-value="PT11H53M20.168309416S" calcext:value-type="time">
            <text:p>11:53:20</text:p>
          </table:table-cell>
          <table:table-cell table:style-name="ce8" table:formula="of:=[.X170]-[.W170]*4/1440" office:value-type="time" office:time-value="PT07H47M18.627702292S" calcext:value-type="time">
            <text:p>7:47:18</text:p>
          </table:table-cell>
          <table:table-cell table:style-name="ce8" table:formula="of:=[.X170]+[.W170]*4/1440" office:value-type="time" office:time-value="PT15H59M21.70891654S" calcext:value-type="time">
            <text:p>15:59:21</text:p>
          </table:table-cell>
          <table:table-cell table:style-name="ce11" table:formula="of:=8*[.W170]" office:value-type="float" office:value="492.051353570801" calcext:value-type="float">
            <text:p>492.051353570801</text:p>
          </table:table-cell>
          <table:table-cell table:formula="of:=MOD([.E170]*1440+[.V170]+4*[.$B$4]-60*[.$B$5];1440)" office:value-type="float" office:value="1020.66386150974" calcext:value-type="float">
            <text:p>1020.66386150974</text:p>
          </table:table-cell>
          <table:table-cell table:formula="of:=IF([.AB170]/4&lt;0;[.AB170]/4+180;[.AB170]/4-180)" office:value-type="float" office:value="75.1659653774339" calcext:value-type="float">
            <text:p>75.1659653774339</text:p>
          </table:table-cell>
          <table:table-cell table:formula="of:=DEGREES(ACOS(SIN(RADIANS([.$B$3]))*SIN(RADIANS([.T170]))+COS(RADIANS([.$B$3]))*COS(RADIANS([.T170]))*COS(RADIANS([.AC170]))))" office:value-type="float" office:value="98.4590162759618" calcext:value-type="float">
            <text:p>98.4590162759618</text:p>
          </table:table-cell>
          <table:table-cell table:formula="of:=90-[.AD170]" office:value-type="float" office:value="-8.45901627596176" calcext:value-type="float">
            <text:p>-8.45901627596176</text:p>
          </table:table-cell>
          <table:table-cell table:formula="of:=IF([.AE170]&gt;85;0;IF([.AE170]&gt;5;58.1/TAN(RADIANS([.AE170]))-0.07/POWER(TAN(RADIANS([.AE170]));3)+0.000086/POWER(TAN(RADIANS([.AE170]));5);IF([.AE170]&gt;-0.575;1735+[.AE170]*(-518.2+[.AE170]*(103.4+[.AE170]*(-12.79+[.AE170]*0.711)));-20.772/TAN(RADIANS([.AE170])))))/3600" office:value-type="float" office:value="0.0387977924293039" calcext:value-type="float">
            <text:p>0.0387977924293039</text:p>
          </table:table-cell>
          <table:table-cell table:formula="of:=[.AE170]+[.AF170]" office:value-type="float" office:value="-8.42021848353246" calcext:value-type="float">
            <text:p>-8.42021848353246</text:p>
          </table:table-cell>
          <table:table-cell table:formula="of:=IF([.AC170]&gt;0;MOD(DEGREES(ACOS(((SIN(RADIANS([.$B$3]))*COS(RADIANS([.AD170])))-SIN(RADIANS([.T170])))/(COS(RADIANS([.$B$3]))*SIN(RADIANS([.AD170])))))+180;360);MOD(540-DEGREES(ACOS(((SIN(RADIANS([.$B$3]))*COS(RADIANS([.AD170])))-SIN(RADIANS([.T170])))/(COS(RADIANS([.$B$3]))*SIN(RADIANS([.AD170])))));360))" office:value-type="float" office:value="243.754797256577" calcext:value-type="float">
            <text:p>243.75479725657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70]+0.1/24" office:value-type="time" office:time-value="PT17H00M00S" calcext:value-type="time">
            <text:p>17:00:00</text:p>
          </table:table-cell>
          <table:table-cell table:style-name="ce9" table:formula="of:=[.D171]+2415018.5+[.E171]-[.$B$5]/24" office:value-type="float" office:value="2461034.16666667" calcext:value-type="float">
            <text:p>2461034.17</text:p>
          </table:table-cell>
          <table:table-cell table:style-name="ce10" table:formula="of:=([.F171]-2451545)/36525" office:value-type="float" office:value="0.259799224275619" calcext:value-type="float">
            <text:p>0.25979922</text:p>
          </table:table-cell>
          <table:table-cell/>
          <table:table-cell table:formula="of:=MOD(280.46646+[.G171]*(36000.76983+[.G171]*0.0003032);360)" office:value-type="float" office:value="273.438555623778" calcext:value-type="float">
            <text:p>273.438555623778</text:p>
          </table:table-cell>
          <table:table-cell table:formula="of:=357.52911+[.G171]*(35999.05029-0.0001537*[.G171])" office:value-type="float" office:value="9710.05443962691" calcext:value-type="float">
            <text:p>9710.05443962691</text:p>
          </table:table-cell>
          <table:table-cell table:formula="of:=0.016708634-[.G171]*(0.000042037+0.0000001267*[.G171])" office:value-type="float" office:value="0.0166977042683119" calcext:value-type="float">
            <text:p>0.0166977042683119</text:p>
          </table:table-cell>
          <table:table-cell table:formula="of:=SIN(RADIANS([.J171]))*(1.914602-[.G171]*(0.004817+0.000014*[.G171]))+SIN(RADIANS(2*[.J171]))*(0.019993-0.000101*[.G171])+SIN(RADIANS(3*[.J171]))*0.000289" office:value-type="float" office:value="-0.337396323758567" calcext:value-type="float">
            <text:p>-0.337396323758567</text:p>
          </table:table-cell>
          <table:table-cell table:formula="of:=[.I171]+[.L171]" office:value-type="float" office:value="273.101159300019" calcext:value-type="float">
            <text:p>273.101159300019</text:p>
          </table:table-cell>
          <table:table-cell table:formula="of:=[.J171]+[.L171]" office:value-type="float" office:value="9709.71704330315" calcext:value-type="float">
            <text:p>9709.71704330315</text:p>
          </table:table-cell>
          <table:table-cell table:formula="of:=(1.000001018*(1-[.K171]*[.K171]))/(1+[.K171]*COS(RADIANS([.N171])))" office:value-type="float" office:value="0.983562751537685" calcext:value-type="float">
            <text:p>0.983562751537685</text:p>
          </table:table-cell>
          <table:table-cell table:formula="of:=[.M171]-0.00569-0.00478*SIN(RADIANS(125.04-1934.136*[.G171]))" office:value-type="float" office:value="273.096902458737" calcext:value-type="float">
            <text:p>273.096902458737</text:p>
          </table:table-cell>
          <table:table-cell table:formula="of:=23+(26+((21.448-[.G171]*(46.815+[.G171]*(0.00059-[.G171]*0.001813))))/60)/60" office:value-type="float" office:value="23.435912636468" calcext:value-type="float">
            <text:p>23.435912636468</text:p>
          </table:table-cell>
          <table:table-cell table:formula="of:=[.Q171]+0.00256*COS(RADIANS(125.04-1934.136*[.G171]))" office:value-type="float" office:value="23.4383548624728" calcext:value-type="float">
            <text:p>23.4383548624728</text:p>
          </table:table-cell>
          <table:table-cell table:formula="of:=DEGREES(ATAN2(COS(RADIANS([.P171]));COS(RADIANS([.R171]))*SIN(RADIANS([.P171]))))" office:value-type="float" office:value="-86.62520464735" calcext:value-type="float">
            <text:p>-86.62520464735</text:p>
          </table:table-cell>
          <table:table-cell table:formula="of:=DEGREES(ASIN(SIN(RADIANS([.R171]))*SIN(RADIANS([.P171]))))" office:value-type="float" office:value="-23.4020838283755" calcext:value-type="float">
            <text:p>-23.4020838283755</text:p>
          </table:table-cell>
          <table:table-cell table:formula="of:=TAN(RADIANS([.R171]/2))*TAN(RADIANS([.R171]/2))" office:value-type="float" office:value="0.0430309936487138" calcext:value-type="float">
            <text:p>0.0430309936487138</text:p>
          </table:table-cell>
          <table:table-cell table:formula="of:=4*DEGREES([.U171]*SIN(2*RADIANS([.I171]))-2*[.K171]*SIN(RADIANS([.J171]))+4*[.K171]*[.U171]*SIN(RADIANS([.J171]))*COS(2*RADIANS([.I171]))-0.5*[.U171]*[.U171]*SIN(4*RADIANS([.I171]))-1.25*[.K171]*[.K171]*SIN(2*RADIANS([.J171])))" office:value-type="float" office:value="0.230679581544811" calcext:value-type="float">
            <text:p>0.230679581544811</text:p>
          </table:table-cell>
          <table:table-cell table:formula="of:=DEGREES(ACOS(COS(RADIANS(90.833))/(COS(RADIANS([.$B$3]))*COS(RADIANS([.T171])))-TAN(RADIANS([.$B$3]))*TAN(RADIANS([.T171]))))" office:value-type="float" office:value="61.5065734390079" calcext:value-type="float">
            <text:p>61.5065734390079</text:p>
          </table:table-cell>
          <table:table-cell table:style-name="ce8" table:formula="of:=(720-4*[.$B$4]-[.V171]+[.$B$5]*60)/1440" office:value-type="time" office:time-value="PT11H53M20.292025107S" calcext:value-type="time">
            <text:p>11:53:20</text:p>
          </table:table-cell>
          <table:table-cell table:style-name="ce8" table:formula="of:=[.X171]-[.W171]*4/1440" office:value-type="time" office:time-value="PT07H47M18.714399745S" calcext:value-type="time">
            <text:p>7:47:18</text:p>
          </table:table-cell>
          <table:table-cell table:style-name="ce8" table:formula="of:=[.X171]+[.W171]*4/1440" office:value-type="time" office:time-value="PT15H59M21.869650469S" calcext:value-type="time">
            <text:p>15:59:21</text:p>
          </table:table-cell>
          <table:table-cell table:style-name="ce11" table:formula="of:=8*[.W171]" office:value-type="float" office:value="492.052587512063" calcext:value-type="float">
            <text:p>492.052587512063</text:p>
          </table:table-cell>
          <table:table-cell table:formula="of:=MOD([.E171]*1440+[.V171]+4*[.$B$4]-60*[.$B$5];1440)" office:value-type="float" office:value="1026.66179958154" calcext:value-type="float">
            <text:p>1026.66179958154</text:p>
          </table:table-cell>
          <table:table-cell table:formula="of:=IF([.AB171]/4&lt;0;[.AB171]/4+180;[.AB171]/4-180)" office:value-type="float" office:value="76.6654498953857" calcext:value-type="float">
            <text:p>76.6654498953857</text:p>
          </table:table-cell>
          <table:table-cell table:formula="of:=DEGREES(ACOS(SIN(RADIANS([.$B$3]))*SIN(RADIANS([.T171]))+COS(RADIANS([.$B$3]))*COS(RADIANS([.T171]))*COS(RADIANS([.AC171]))))" office:value-type="float" office:value="99.3418029333028" calcext:value-type="float">
            <text:p>99.3418029333028</text:p>
          </table:table-cell>
          <table:table-cell table:formula="of:=90-[.AD171]" office:value-type="float" office:value="-9.34180293330279" calcext:value-type="float">
            <text:p>-9.34180293330279</text:p>
          </table:table-cell>
          <table:table-cell table:formula="of:=IF([.AE171]&gt;85;0;IF([.AE171]&gt;5;58.1/TAN(RADIANS([.AE171]))-0.07/POWER(TAN(RADIANS([.AE171]));3)+0.000086/POWER(TAN(RADIANS([.AE171]));5);IF([.AE171]&gt;-0.575;1735+[.AE171]*(-518.2+[.AE171]*(103.4+[.AE171]*(-12.79+[.AE171]*0.711)));-20.772/TAN(RADIANS([.AE171])))))/3600" office:value-type="float" office:value="0.0350748079697021" calcext:value-type="float">
            <text:p>0.0350748079697021</text:p>
          </table:table-cell>
          <table:table-cell table:formula="of:=[.AE171]+[.AF171]" office:value-type="float" office:value="-9.30672812533309" calcext:value-type="float">
            <text:p>-9.30672812533309</text:p>
          </table:table-cell>
          <table:table-cell table:formula="of:=IF([.AC171]&gt;0;MOD(DEGREES(ACOS(((SIN(RADIANS([.$B$3]))*COS(RADIANS([.AD171])))-SIN(RADIANS([.T171])))/(COS(RADIANS([.$B$3]))*SIN(RADIANS([.AD171])))))+180;360);MOD(540-DEGREES(ACOS(((SIN(RADIANS([.$B$3]))*COS(RADIANS([.AD171])))-SIN(RADIANS([.T171])))/(COS(RADIANS([.$B$3]))*SIN(RADIANS([.AD171])))));360))" office:value-type="float" office:value="244.82333765473" calcext:value-type="float">
            <text:p>244.8233376547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71]+0.1/24" office:value-type="time" office:time-value="PT17H06M00S" calcext:value-type="time">
            <text:p>17:06:00</text:p>
          </table:table-cell>
          <table:table-cell table:style-name="ce9" table:formula="of:=[.D172]+2415018.5+[.E172]-[.$B$5]/24" office:value-type="float" office:value="2461034.17083333" calcext:value-type="float">
            <text:p>2461034.17</text:p>
          </table:table-cell>
          <table:table-cell table:style-name="ce10" table:formula="of:=([.F172]-2451545)/36525" office:value-type="float" office:value="0.259799338352728" calcext:value-type="float">
            <text:p>0.25979934</text:p>
          </table:table-cell>
          <table:table-cell/>
          <table:table-cell table:formula="of:=MOD(280.46646+[.G172]*(36000.76983+[.G172]*0.0003032);360)" office:value-type="float" office:value="273.442662487551" calcext:value-type="float">
            <text:p>273.442662487551</text:p>
          </table:table-cell>
          <table:table-cell table:formula="of:=357.52911+[.G172]*(35999.05029-0.0001537*[.G172])" office:value-type="float" office:value="9710.0585462945" calcext:value-type="float">
            <text:p>9710.0585462945</text:p>
          </table:table-cell>
          <table:table-cell table:formula="of:=0.016708634-[.G172]*(0.000042037+0.0000001267*[.G172])" office:value-type="float" office:value="0.016697704263509" calcext:value-type="float">
            <text:p>0.016697704263509</text:p>
          </table:table-cell>
          <table:table-cell table:formula="of:=SIN(RADIANS([.J172]))*(1.914602-[.G172]*(0.004817+0.000014*[.G172]))+SIN(RADIANS(2*[.J172]))*(0.019993-0.000101*[.G172])+SIN(RADIANS(3*[.J172]))*0.000289" office:value-type="float" office:value="-0.337258499160858" calcext:value-type="float">
            <text:p>-0.337258499160858</text:p>
          </table:table-cell>
          <table:table-cell table:formula="of:=[.I172]+[.L172]" office:value-type="float" office:value="273.10540398839" calcext:value-type="float">
            <text:p>273.10540398839</text:p>
          </table:table-cell>
          <table:table-cell table:formula="of:=[.J172]+[.L172]" office:value-type="float" office:value="9709.72128779533" calcext:value-type="float">
            <text:p>9709.72128779533</text:p>
          </table:table-cell>
          <table:table-cell table:formula="of:=(1.000001018*(1-[.K172]*[.K172]))/(1+[.K172]*COS(RADIANS([.N172])))" office:value-type="float" office:value="0.983562537914828" calcext:value-type="float">
            <text:p>0.983562537914828</text:p>
          </table:table-cell>
          <table:table-cell table:formula="of:=[.M172]-0.00569-0.00478*SIN(RADIANS(125.04-1934.136*[.G172]))" office:value-type="float" office:value="273.101147164668" calcext:value-type="float">
            <text:p>273.101147164668</text:p>
          </table:table-cell>
          <table:table-cell table:formula="of:=23+(26+((21.448-[.G172]*(46.815+[.G172]*(0.00059-[.G172]*0.001813))))/60)/60" office:value-type="float" office:value="23.4359126349845" calcext:value-type="float">
            <text:p>23.4359126349845</text:p>
          </table:table-cell>
          <table:table-cell table:formula="of:=[.Q172]+0.00256*COS(RADIANS(125.04-1934.136*[.G172]))" office:value-type="float" office:value="23.4383548580335" calcext:value-type="float">
            <text:p>23.4383548580335</text:p>
          </table:table-cell>
          <table:table-cell table:formula="of:=DEGREES(ATAN2(COS(RADIANS([.P172]));COS(RADIANS([.R172]))*SIN(RADIANS([.P172]))))" office:value-type="float" office:value="-86.6205807473109" calcext:value-type="float">
            <text:p>-86.6205807473109</text:p>
          </table:table-cell>
          <table:table-cell table:formula="of:=DEGREES(ASIN(SIN(RADIANS([.R172]))*SIN(RADIANS([.P172]))))" office:value-type="float" office:value="-23.4019843654656" calcext:value-type="float">
            <text:p>-23.4019843654656</text:p>
          </table:table-cell>
          <table:table-cell table:formula="of:=TAN(RADIANS([.R172]/2))*TAN(RADIANS([.R172]/2))" office:value-type="float" office:value="0.0430309936319499" calcext:value-type="float">
            <text:p>0.0430309936319499</text:p>
          </table:table-cell>
          <table:table-cell table:formula="of:=4*DEGREES([.U172]*SIN(2*RADIANS([.I172]))-2*[.K172]*SIN(RADIANS([.J172]))+4*[.K172]*[.U172]*SIN(RADIANS([.J172]))*COS(2*RADIANS([.I172]))-0.5*[.U172]*[.U172]*SIN(4*RADIANS([.I172]))-1.25*[.K172]*[.K172]*SIN(2*RADIANS([.J172])))" office:value-type="float" office:value="0.228617673346387" calcext:value-type="float">
            <text:p>0.228617673346387</text:p>
          </table:table-cell>
          <table:table-cell table:formula="of:=DEGREES(ACOS(COS(RADIANS(90.833))/(COS(RADIANS([.$B$3]))*COS(RADIANS([.T172])))-TAN(RADIANS([.$B$3]))*TAN(RADIANS([.T172]))))" office:value-type="float" office:value="61.5067278924853" calcext:value-type="float">
            <text:p>61.5067278924853</text:p>
          </table:table-cell>
          <table:table-cell table:style-name="ce8" table:formula="of:=(720-4*[.$B$4]-[.V172]+[.$B$5]*60)/1440" office:value-type="time" office:time-value="PT11H53M20.415739599S" calcext:value-type="time">
            <text:p>11:53:20</text:p>
          </table:table-cell>
          <table:table-cell table:style-name="ce8" table:formula="of:=[.X172]-[.W172]*4/1440" office:value-type="time" office:time-value="PT07H47M18.801045403S" calcext:value-type="time">
            <text:p>7:47:18</text:p>
          </table:table-cell>
          <table:table-cell table:style-name="ce8" table:formula="of:=[.X172]+[.W172]*4/1440" office:value-type="time" office:time-value="PT15H59M22.030433796S" calcext:value-type="time">
            <text:p>15:59:22</text:p>
          </table:table-cell>
          <table:table-cell table:style-name="ce11" table:formula="of:=8*[.W172]" office:value-type="float" office:value="492.053823139882" calcext:value-type="float">
            <text:p>492.053823139882</text:p>
          </table:table-cell>
          <table:table-cell table:formula="of:=MOD([.E172]*1440+[.V172]+4*[.$B$4]-60*[.$B$5];1440)" office:value-type="float" office:value="1032.65973767335" calcext:value-type="float">
            <text:p>1032.65973767335</text:p>
          </table:table-cell>
          <table:table-cell table:formula="of:=IF([.AB172]/4&lt;0;[.AB172]/4+180;[.AB172]/4-180)" office:value-type="float" office:value="78.1649344183363" calcext:value-type="float">
            <text:p>78.1649344183363</text:p>
          </table:table-cell>
          <table:table-cell table:formula="of:=DEGREES(ACOS(SIN(RADIANS([.$B$3]))*SIN(RADIANS([.T172]))+COS(RADIANS([.$B$3]))*COS(RADIANS([.T172]))*COS(RADIANS([.AC172]))))" office:value-type="float" office:value="100.232349681297" calcext:value-type="float">
            <text:p>100.232349681297</text:p>
          </table:table-cell>
          <table:table-cell table:formula="of:=90-[.AD172]" office:value-type="float" office:value="-10.2323496812966" calcext:value-type="float">
            <text:p>-10.2323496812966</text:p>
          </table:table-cell>
          <table:table-cell table:formula="of:=IF([.AE172]&gt;85;0;IF([.AE172]&gt;5;58.1/TAN(RADIANS([.AE172]))-0.07/POWER(TAN(RADIANS([.AE172]));3)+0.000086/POWER(TAN(RADIANS([.AE172]));5);IF([.AE172]&gt;-0.575;1735+[.AE172]*(-518.2+[.AE172]*(103.4+[.AE172]*(-12.79+[.AE172]*0.711)));-20.772/TAN(RADIANS([.AE172])))))/3600" office:value-type="float" office:value="0.0319647497789966" calcext:value-type="float">
            <text:p>0.0319647497789966</text:p>
          </table:table-cell>
          <table:table-cell table:formula="of:=[.AE172]+[.AF172]" office:value-type="float" office:value="-10.2003849315176" calcext:value-type="float">
            <text:p>-10.2003849315176</text:p>
          </table:table-cell>
          <table:table-cell table:formula="of:=IF([.AC172]&gt;0;MOD(DEGREES(ACOS(((SIN(RADIANS([.$B$3]))*COS(RADIANS([.AD172])))-SIN(RADIANS([.T172])))/(COS(RADIANS([.$B$3]))*SIN(RADIANS([.AD172])))))+180;360);MOD(540-DEGREES(ACOS(((SIN(RADIANS([.$B$3]))*COS(RADIANS([.AD172])))-SIN(RADIANS([.T172])))/(COS(RADIANS([.$B$3]))*SIN(RADIANS([.AD172])))));360))" office:value-type="float" office:value="245.887969530894" calcext:value-type="float">
            <text:p>245.88796953089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72]+0.1/24" office:value-type="time" office:time-value="PT17H12M00S" calcext:value-type="time">
            <text:p>17:12:00</text:p>
          </table:table-cell>
          <table:table-cell table:style-name="ce9" table:formula="of:=[.D173]+2415018.5+[.E173]-[.$B$5]/24" office:value-type="float" office:value="2461034.175" calcext:value-type="float">
            <text:p>2461034.18</text:p>
          </table:table-cell>
          <table:table-cell table:style-name="ce10" table:formula="of:=([.F173]-2451545)/36525" office:value-type="float" office:value="0.25979945242985" calcext:value-type="float">
            <text:p>0.25979945</text:p>
          </table:table-cell>
          <table:table-cell/>
          <table:table-cell table:formula="of:=MOD(280.46646+[.G173]*(36000.76983+[.G173]*0.0003032);360)" office:value-type="float" office:value="273.446769351782" calcext:value-type="float">
            <text:p>273.446769351782</text:p>
          </table:table-cell>
          <table:table-cell table:formula="of:=357.52911+[.G173]*(35999.05029-0.0001537*[.G173])" office:value-type="float" office:value="9710.06265296254" calcext:value-type="float">
            <text:p>9710.06265296254</text:p>
          </table:table-cell>
          <table:table-cell table:formula="of:=0.016708634-[.G173]*(0.000042037+0.0000001267*[.G173])" office:value-type="float" office:value="0.016697704258706" calcext:value-type="float">
            <text:p>0.016697704258706</text:p>
          </table:table-cell>
          <table:table-cell table:formula="of:=SIN(RADIANS([.J173]))*(1.914602-[.G173]*(0.004817+0.000014*[.G173]))+SIN(RADIANS(2*[.J173]))*(0.019993-0.000101*[.G173])+SIN(RADIANS(3*[.J173]))*0.000289" office:value-type="float" office:value="-0.337120672704441" calcext:value-type="float">
            <text:p>-0.337120672704441</text:p>
          </table:table-cell>
          <table:table-cell table:formula="of:=[.I173]+[.L173]" office:value-type="float" office:value="273.109648679077" calcext:value-type="float">
            <text:p>273.109648679077</text:p>
          </table:table-cell>
          <table:table-cell table:formula="of:=[.J173]+[.L173]" office:value-type="float" office:value="9709.72553228984" calcext:value-type="float">
            <text:p>9709.72553228984</text:p>
          </table:table-cell>
          <table:table-cell table:formula="of:=(1.000001018*(1-[.K173]*[.K173]))/(1+[.K173]*COS(RADIANS([.N173])))" office:value-type="float" office:value="0.983562324379196" calcext:value-type="float">
            <text:p>0.983562324379196</text:p>
          </table:table-cell>
          <table:table-cell table:formula="of:=[.M173]-0.00569-0.00478*SIN(RADIANS(125.04-1934.136*[.G173]))" office:value-type="float" office:value="273.105391872916" calcext:value-type="float">
            <text:p>273.105391872916</text:p>
          </table:table-cell>
          <table:table-cell table:formula="of:=23+(26+((21.448-[.G173]*(46.815+[.G173]*(0.00059-[.G173]*0.001813))))/60)/60" office:value-type="float" office:value="23.435912633501" calcext:value-type="float">
            <text:p>23.435912633501</text:p>
          </table:table-cell>
          <table:table-cell table:formula="of:=[.Q173]+0.00256*COS(RADIANS(125.04-1934.136*[.G173]))" office:value-type="float" office:value="23.4383548535942" calcext:value-type="float">
            <text:p>23.4383548535942</text:p>
          </table:table-cell>
          <table:table-cell table:formula="of:=DEGREES(ATAN2(COS(RADIANS([.P173]));COS(RADIANS([.R173]))*SIN(RADIANS([.P173]))))" office:value-type="float" office:value="-86.6159568517003" calcext:value-type="float">
            <text:p>-86.6159568517003</text:p>
          </table:table-cell>
          <table:table-cell table:formula="of:=DEGREES(ASIN(SIN(RADIANS([.R173]))*SIN(RADIANS([.P173]))))" office:value-type="float" office:value="-23.4018847664819" calcext:value-type="float">
            <text:p>-23.4018847664819</text:p>
          </table:table-cell>
          <table:table-cell table:formula="of:=TAN(RADIANS([.R173]/2))*TAN(RADIANS([.R173]/2))" office:value-type="float" office:value="0.0430309936151859" calcext:value-type="float">
            <text:p>0.0430309936151859</text:p>
          </table:table-cell>
          <table:table-cell table:formula="of:=4*DEGREES([.U173]*SIN(2*RADIANS([.I173]))-2*[.K173]*SIN(RADIANS([.J173]))+4*[.K173]*[.U173]*SIN(RADIANS([.J173]))*COS(2*RADIANS([.I173]))-0.5*[.U173]*[.U173]*SIN(4*RADIANS([.I173]))-1.25*[.K173]*[.K173]*SIN(2*RADIANS([.J173])))" office:value-type="float" office:value="0.226555784719337" calcext:value-type="float">
            <text:p>0.226555784719337</text:p>
          </table:table-cell>
          <table:table-cell table:formula="of:=DEGREES(ACOS(COS(RADIANS(90.833))/(COS(RADIANS([.$B$3]))*COS(RADIANS([.T173])))-TAN(RADIANS([.$B$3]))*TAN(RADIANS([.T173]))))" office:value-type="float" office:value="61.506882556814" calcext:value-type="float">
            <text:p>61.506882556814</text:p>
          </table:table-cell>
          <table:table-cell table:style-name="ce8" table:formula="of:=(720-4*[.$B$4]-[.V173]+[.$B$5]*60)/1440" office:value-type="time" office:time-value="PT11H53M20.539452917S" calcext:value-type="time">
            <text:p>11:53:20</text:p>
          </table:table-cell>
          <table:table-cell table:style-name="ce8" table:formula="of:=[.X173]-[.W173]*4/1440" office:value-type="time" office:time-value="PT07H47M18.887639281S" calcext:value-type="time">
            <text:p>7:47:18</text:p>
          </table:table-cell>
          <table:table-cell table:style-name="ce8" table:formula="of:=[.X173]+[.W173]*4/1440" office:value-type="time" office:time-value="PT15H59M22.191266552S" calcext:value-type="time">
            <text:p>15:59:22</text:p>
          </table:table-cell>
          <table:table-cell table:style-name="ce11" table:formula="of:=8*[.W173]" office:value-type="float" office:value="492.055060454512" calcext:value-type="float">
            <text:p>492.055060454512</text:p>
          </table:table-cell>
          <table:table-cell table:formula="of:=MOD([.E173]*1440+[.V173]+4*[.$B$4]-60*[.$B$5];1440)" office:value-type="float" office:value="1038.65767578472" calcext:value-type="float">
            <text:p>1038.65767578472</text:p>
          </table:table-cell>
          <table:table-cell table:formula="of:=IF([.AB173]/4&lt;0;[.AB173]/4+180;[.AB173]/4-180)" office:value-type="float" office:value="79.6644189461792" calcext:value-type="float">
            <text:p>79.6644189461792</text:p>
          </table:table-cell>
          <table:table-cell table:formula="of:=DEGREES(ACOS(SIN(RADIANS([.$B$3]))*SIN(RADIANS([.T173]))+COS(RADIANS([.$B$3]))*COS(RADIANS([.T173]))*COS(RADIANS([.AC173]))))" office:value-type="float" office:value="101.130322701517" calcext:value-type="float">
            <text:p>101.130322701517</text:p>
          </table:table-cell>
          <table:table-cell table:formula="of:=90-[.AD173]" office:value-type="float" office:value="-11.1303227015168" calcext:value-type="float">
            <text:p>-11.1303227015168</text:p>
          </table:table-cell>
          <table:table-cell table:formula="of:=IF([.AE173]&gt;85;0;IF([.AE173]&gt;5;58.1/TAN(RADIANS([.AE173]))-0.07/POWER(TAN(RADIANS([.AE173]));3)+0.000086/POWER(TAN(RADIANS([.AE173]));5);IF([.AE173]&gt;-0.575;1735+[.AE173]*(-518.2+[.AE173]*(103.4+[.AE173]*(-12.79+[.AE173]*0.711)));-20.772/TAN(RADIANS([.AE173])))))/3600" office:value-type="float" office:value="0.0293277700703146" calcext:value-type="float">
            <text:p>0.0293277700703146</text:p>
          </table:table-cell>
          <table:table-cell table:formula="of:=[.AE173]+[.AF173]" office:value-type="float" office:value="-11.1009949314465" calcext:value-type="float">
            <text:p>-11.1009949314465</text:p>
          </table:table-cell>
          <table:table-cell table:formula="of:=IF([.AC173]&gt;0;MOD(DEGREES(ACOS(((SIN(RADIANS([.$B$3]))*COS(RADIANS([.AD173])))-SIN(RADIANS([.T173])))/(COS(RADIANS([.$B$3]))*SIN(RADIANS([.AD173])))))+180;360);MOD(540-DEGREES(ACOS(((SIN(RADIANS([.$B$3]))*COS(RADIANS([.AD173])))-SIN(RADIANS([.T173])))/(COS(RADIANS([.$B$3]))*SIN(RADIANS([.AD173])))));360))" office:value-type="float" office:value="246.949146302479" calcext:value-type="float">
            <text:p>246.94914630247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73]+0.1/24" office:value-type="time" office:time-value="PT17H18M00S" calcext:value-type="time">
            <text:p>17:18:00</text:p>
          </table:table-cell>
          <table:table-cell table:style-name="ce9" table:formula="of:=[.D174]+2415018.5+[.E174]-[.$B$5]/24" office:value-type="float" office:value="2461034.17916667" calcext:value-type="float">
            <text:p>2461034.18</text:p>
          </table:table-cell>
          <table:table-cell table:style-name="ce10" table:formula="of:=([.F174]-2451545)/36525" office:value-type="float" office:value="0.25979956650696" calcext:value-type="float">
            <text:p>0.25979957</text:p>
          </table:table-cell>
          <table:table-cell/>
          <table:table-cell table:formula="of:=MOD(280.46646+[.G174]*(36000.76983+[.G174]*0.0003032);360)" office:value-type="float" office:value="273.450876215558" calcext:value-type="float">
            <text:p>273.450876215558</text:p>
          </table:table-cell>
          <table:table-cell table:formula="of:=357.52911+[.G174]*(35999.05029-0.0001537*[.G174])" office:value-type="float" office:value="9710.06675963013" calcext:value-type="float">
            <text:p>9710.06675963013</text:p>
          </table:table-cell>
          <table:table-cell table:formula="of:=0.016708634-[.G174]*(0.000042037+0.0000001267*[.G174])" office:value-type="float" office:value="0.016697704253903" calcext:value-type="float">
            <text:p>0.016697704253903</text:p>
          </table:table-cell>
          <table:table-cell table:formula="of:=SIN(RADIANS([.J174]))*(1.914602-[.G174]*(0.004817+0.000014*[.G174]))+SIN(RADIANS(2*[.J174]))*(0.019993-0.000101*[.G174])+SIN(RADIANS(3*[.J174]))*0.000289" office:value-type="float" office:value="-0.33698284442122" calcext:value-type="float">
            <text:p>-0.33698284442122</text:p>
          </table:table-cell>
          <table:table-cell table:formula="of:=[.I174]+[.L174]" office:value-type="float" office:value="273.113893371137" calcext:value-type="float">
            <text:p>273.113893371137</text:p>
          </table:table-cell>
          <table:table-cell table:formula="of:=[.J174]+[.L174]" office:value-type="float" office:value="9709.72977678571" calcext:value-type="float">
            <text:p>9709.72977678571</text:p>
          </table:table-cell>
          <table:table-cell table:formula="of:=(1.000001018*(1-[.K174]*[.K174]))/(1+[.K174]*COS(RADIANS([.N174])))" office:value-type="float" office:value="0.983562110930839" calcext:value-type="float">
            <text:p>0.983562110930839</text:p>
          </table:table-cell>
          <table:table-cell table:formula="of:=[.M174]-0.00569-0.00478*SIN(RADIANS(125.04-1934.136*[.G174]))" office:value-type="float" office:value="273.109636582537" calcext:value-type="float">
            <text:p>273.109636582537</text:p>
          </table:table-cell>
          <table:table-cell table:formula="of:=23+(26+((21.448-[.G174]*(46.815+[.G174]*(0.00059-[.G174]*0.001813))))/60)/60" office:value-type="float" office:value="23.4359126320175" calcext:value-type="float">
            <text:p>23.4359126320175</text:p>
          </table:table-cell>
          <table:table-cell table:formula="of:=[.Q174]+0.00256*COS(RADIANS(125.04-1934.136*[.G174]))" office:value-type="float" office:value="23.4383548491549" calcext:value-type="float">
            <text:p>23.4383548491549</text:p>
          </table:table-cell>
          <table:table-cell table:formula="of:=DEGREES(ATAN2(COS(RADIANS([.P174]));COS(RADIANS([.R174]))*SIN(RADIANS([.P174]))))" office:value-type="float" office:value="-86.611332961557" calcext:value-type="float">
            <text:p>-86.611332961557</text:p>
          </table:table-cell>
          <table:table-cell table:formula="of:=DEGREES(ASIN(SIN(RADIANS([.R174]))*SIN(RADIANS([.P174]))))" office:value-type="float" office:value="-23.4017850314473" calcext:value-type="float">
            <text:p>-23.4017850314473</text:p>
          </table:table-cell>
          <table:table-cell table:formula="of:=TAN(RADIANS([.R174]/2))*TAN(RADIANS([.R174]/2))" office:value-type="float" office:value="0.0430309935984217" calcext:value-type="float">
            <text:p>0.0430309935984217</text:p>
          </table:table-cell>
          <table:table-cell table:formula="of:=4*DEGREES([.U174]*SIN(2*RADIANS([.I174]))-2*[.K174]*SIN(RADIANS([.J174]))+4*[.K174]*[.U174]*SIN(RADIANS([.J174]))*COS(2*RADIANS([.I174]))-0.5*[.U174]*[.U174]*SIN(4*RADIANS([.I174]))-1.25*[.K174]*[.K174]*SIN(2*RADIANS([.J174])))" office:value-type="float" office:value="0.224493916164164" calcext:value-type="float">
            <text:p>0.224493916164164</text:p>
          </table:table-cell>
          <table:table-cell table:formula="of:=DEGREES(ACOS(COS(RADIANS(90.833))/(COS(RADIANS([.$B$3]))*COS(RADIANS([.T174])))-TAN(RADIANS([.$B$3]))*TAN(RADIANS([.T174]))))" office:value-type="float" office:value="61.5070374319566" calcext:value-type="float">
            <text:p>61.5070374319566</text:p>
          </table:table-cell>
          <table:table-cell table:style-name="ce8" table:formula="of:=(720-4*[.$B$4]-[.V174]+[.$B$5]*60)/1440" office:value-type="time" office:time-value="PT11H53M20.66316503S" calcext:value-type="time">
            <text:p>11:53:20</text:p>
          </table:table-cell>
          <table:table-cell table:style-name="ce8" table:formula="of:=[.X174]-[.W174]*4/1440" office:value-type="time" office:time-value="PT07H47M18.974181361S" calcext:value-type="time">
            <text:p>7:47:18</text:p>
          </table:table-cell>
          <table:table-cell table:style-name="ce8" table:formula="of:=[.X174]+[.W174]*4/1440" office:value-type="time" office:time-value="PT15H59M22.3521487S" calcext:value-type="time">
            <text:p>15:59:22</text:p>
          </table:table-cell>
          <table:table-cell table:style-name="ce11" table:formula="of:=8*[.W174]" office:value-type="float" office:value="492.056299455652" calcext:value-type="float">
            <text:p>492.056299455652</text:p>
          </table:table-cell>
          <table:table-cell table:formula="of:=MOD([.E174]*1440+[.V174]+4*[.$B$4]-60*[.$B$5];1440)" office:value-type="float" office:value="1044.65561391616" calcext:value-type="float">
            <text:p>1044.65561391616</text:p>
          </table:table-cell>
          <table:table-cell table:formula="of:=IF([.AB174]/4&lt;0;[.AB174]/4+180;[.AB174]/4-180)" office:value-type="float" office:value="81.1639034790406" calcext:value-type="float">
            <text:p>81.1639034790406</text:p>
          </table:table-cell>
          <table:table-cell table:formula="of:=DEGREES(ACOS(SIN(RADIANS([.$B$3]))*SIN(RADIANS([.T174]))+COS(RADIANS([.$B$3]))*COS(RADIANS([.T174]))*COS(RADIANS([.AC174]))))" office:value-type="float" office:value="102.035391831727" calcext:value-type="float">
            <text:p>102.035391831727</text:p>
          </table:table-cell>
          <table:table-cell table:formula="of:=90-[.AD174]" office:value-type="float" office:value="-12.0353918317268" calcext:value-type="float">
            <text:p>-12.0353918317268</text:p>
          </table:table-cell>
          <table:table-cell table:formula="of:=IF([.AE174]&gt;85;0;IF([.AE174]&gt;5;58.1/TAN(RADIANS([.AE174]))-0.07/POWER(TAN(RADIANS([.AE174]));3)+0.000086/POWER(TAN(RADIANS([.AE174]));5);IF([.AE174]&gt;-0.575;1735+[.AE174]*(-518.2+[.AE174]*(103.4+[.AE174]*(-12.79+[.AE174]*0.711)));-20.772/TAN(RADIANS([.AE174])))))/3600" office:value-type="float" office:value="0.0270635031670488" calcext:value-type="float">
            <text:p>0.0270635031670488</text:p>
          </table:table-cell>
          <table:table-cell table:formula="of:=[.AE174]+[.AF174]" office:value-type="float" office:value="-12.0083283285598" calcext:value-type="float">
            <text:p>-12.0083283285598</text:p>
          </table:table-cell>
          <table:table-cell table:formula="of:=IF([.AC174]&gt;0;MOD(DEGREES(ACOS(((SIN(RADIANS([.$B$3]))*COS(RADIANS([.AD174])))-SIN(RADIANS([.T174])))/(COS(RADIANS([.$B$3]))*SIN(RADIANS([.AD174])))))+180;360);MOD(540-DEGREES(ACOS(((SIN(RADIANS([.$B$3]))*COS(RADIANS([.AD174])))-SIN(RADIANS([.T174])))/(COS(RADIANS([.$B$3]))*SIN(RADIANS([.AD174])))));360))" office:value-type="float" office:value="248.007334696895" calcext:value-type="float">
            <text:p>248.00733469689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74]+0.1/24" office:value-type="time" office:time-value="PT17H24M00S" calcext:value-type="time">
            <text:p>17:24:00</text:p>
          </table:table-cell>
          <table:table-cell table:style-name="ce9" table:formula="of:=[.D175]+2415018.5+[.E175]-[.$B$5]/24" office:value-type="float" office:value="2461034.18333333" calcext:value-type="float">
            <text:p>2461034.18</text:p>
          </table:table-cell>
          <table:table-cell table:style-name="ce10" table:formula="of:=([.F175]-2451545)/36525" office:value-type="float" office:value="0.259799680584082" calcext:value-type="float">
            <text:p>0.25979968</text:p>
          </table:table-cell>
          <table:table-cell/>
          <table:table-cell table:formula="of:=MOD(280.46646+[.G175]*(36000.76983+[.G175]*0.0003032);360)" office:value-type="float" office:value="273.454983079791" calcext:value-type="float">
            <text:p>273.454983079791</text:p>
          </table:table-cell>
          <table:table-cell table:formula="of:=357.52911+[.G175]*(35999.05029-0.0001537*[.G175])" office:value-type="float" office:value="9710.07086629817" calcext:value-type="float">
            <text:p>9710.07086629817</text:p>
          </table:table-cell>
          <table:table-cell table:formula="of:=0.016708634-[.G175]*(0.000042037+0.0000001267*[.G175])" office:value-type="float" office:value="0.0166977042491" calcext:value-type="float">
            <text:p>0.0166977042491</text:p>
          </table:table-cell>
          <table:table-cell table:formula="of:=SIN(RADIANS([.J175]))*(1.914602-[.G175]*(0.004817+0.000014*[.G175]))+SIN(RADIANS(2*[.J175]))*(0.019993-0.000101*[.G175])+SIN(RADIANS(3*[.J175]))*0.000289" office:value-type="float" office:value="-0.336845014281013" calcext:value-type="float">
            <text:p>-0.336845014281013</text:p>
          </table:table-cell>
          <table:table-cell table:formula="of:=[.I175]+[.L175]" office:value-type="float" office:value="273.11813806551" calcext:value-type="float">
            <text:p>273.11813806551</text:p>
          </table:table-cell>
          <table:table-cell table:formula="of:=[.J175]+[.L175]" office:value-type="float" office:value="9709.73402128389" calcext:value-type="float">
            <text:p>9709.73402128389</text:p>
          </table:table-cell>
          <table:table-cell table:formula="of:=(1.000001018*(1-[.K175]*[.K175]))/(1+[.K175]*COS(RADIANS([.N175])))" office:value-type="float" office:value="0.98356189756971" calcext:value-type="float">
            <text:p>0.98356189756971</text:p>
          </table:table-cell>
          <table:table-cell table:formula="of:=[.M175]-0.00569-0.00478*SIN(RADIANS(125.04-1934.136*[.G175]))" office:value-type="float" office:value="273.11388129447" calcext:value-type="float">
            <text:p>273.11388129447</text:p>
          </table:table-cell>
          <table:table-cell table:formula="of:=23+(26+((21.448-[.G175]*(46.815+[.G175]*(0.00059-[.G175]*0.001813))))/60)/60" office:value-type="float" office:value="23.4359126305341" calcext:value-type="float">
            <text:p>23.4359126305341</text:p>
          </table:table-cell>
          <table:table-cell table:formula="of:=[.Q175]+0.00256*COS(RADIANS(125.04-1934.136*[.G175]))" office:value-type="float" office:value="23.4383548447155" calcext:value-type="float">
            <text:p>23.4383548447155</text:p>
          </table:table-cell>
          <table:table-cell table:formula="of:=DEGREES(ATAN2(COS(RADIANS([.P175]));COS(RADIANS([.R175]))*SIN(RADIANS([.P175]))))" office:value-type="float" office:value="-86.606709075865" calcext:value-type="float">
            <text:p>-86.606709075865</text:p>
          </table:table-cell>
          <table:table-cell table:formula="of:=DEGREES(ASIN(SIN(RADIANS([.R175]))*SIN(RADIANS([.P175]))))" office:value-type="float" office:value="-23.4016851603403" calcext:value-type="float">
            <text:p>-23.4016851603403</text:p>
          </table:table-cell>
          <table:table-cell table:formula="of:=TAN(RADIANS([.R175]/2))*TAN(RADIANS([.R175]/2))" office:value-type="float" office:value="0.0430309935816574" calcext:value-type="float">
            <text:p>0.0430309935816574</text:p>
          </table:table-cell>
          <table:table-cell table:formula="of:=4*DEGREES([.U175]*SIN(2*RADIANS([.I175]))-2*[.K175]*SIN(RADIANS([.J175]))+4*[.K175]*[.U175]*SIN(RADIANS([.J175]))*COS(2*RADIANS([.I175]))-0.5*[.U175]*[.U175]*SIN(4*RADIANS([.I175]))-1.25*[.K175]*[.K175]*SIN(2*RADIANS([.J175])))" office:value-type="float" office:value="0.222432067261695" calcext:value-type="float">
            <text:p>0.222432067261695</text:p>
          </table:table-cell>
          <table:table-cell table:formula="of:=DEGREES(ACOS(COS(RADIANS(90.833))/(COS(RADIANS([.$B$3]))*COS(RADIANS([.T175])))-TAN(RADIANS([.$B$3]))*TAN(RADIANS([.T175]))))" office:value-type="float" office:value="61.5071925179446" calcext:value-type="float">
            <text:p>61.5071925179446</text:p>
          </table:table-cell>
          <table:table-cell table:style-name="ce8" table:formula="of:=(720-4*[.$B$4]-[.V175]+[.$B$5]*60)/1440" office:value-type="time" office:time-value="PT11H53M20.786875964S" calcext:value-type="time">
            <text:p>11:53:20</text:p>
          </table:table-cell>
          <table:table-cell table:style-name="ce8" table:formula="of:=[.X175]-[.W175]*4/1440" office:value-type="time" office:time-value="PT07H47M19.060671658S" calcext:value-type="time">
            <text:p>7:47:19</text:p>
          </table:table-cell>
          <table:table-cell table:style-name="ce8" table:formula="of:=[.X175]+[.W175]*4/1440" office:value-type="time" office:time-value="PT15H59M22.513080271S" calcext:value-type="time">
            <text:p>15:59:22</text:p>
          </table:table-cell>
          <table:table-cell table:style-name="ce11" table:formula="of:=8*[.W175]" office:value-type="float" office:value="492.057540143557" calcext:value-type="float">
            <text:p>492.057540143557</text:p>
          </table:table-cell>
          <table:table-cell table:formula="of:=MOD([.E175]*1440+[.V175]+4*[.$B$4]-60*[.$B$5];1440)" office:value-type="float" office:value="1050.65355206726" calcext:value-type="float">
            <text:p>1050.65355206726</text:p>
          </table:table-cell>
          <table:table-cell table:formula="of:=IF([.AB175]/4&lt;0;[.AB175]/4+180;[.AB175]/4-180)" office:value-type="float" office:value="82.6633880168151" calcext:value-type="float">
            <text:p>82.6633880168151</text:p>
          </table:table-cell>
          <table:table-cell table:formula="of:=DEGREES(ACOS(SIN(RADIANS([.$B$3]))*SIN(RADIANS([.T175]))+COS(RADIANS([.$B$3]))*COS(RADIANS([.T175]))*COS(RADIANS([.AC175]))))" office:value-type="float" office:value="102.94723025832" calcext:value-type="float">
            <text:p>102.94723025832</text:p>
          </table:table-cell>
          <table:table-cell table:formula="of:=90-[.AD175]" office:value-type="float" office:value="-12.9472302583196" calcext:value-type="float">
            <text:p>-12.9472302583196</text:p>
          </table:table-cell>
          <table:table-cell table:formula="of:=IF([.AE175]&gt;85;0;IF([.AE175]&gt;5;58.1/TAN(RADIANS([.AE175]))-0.07/POWER(TAN(RADIANS([.AE175]));3)+0.000086/POWER(TAN(RADIANS([.AE175]));5);IF([.AE175]&gt;-0.575;1735+[.AE175]*(-518.2+[.AE175]*(103.4+[.AE175]*(-12.79+[.AE175]*0.711)));-20.772/TAN(RADIANS([.AE175])))))/3600" office:value-type="float" office:value="0.0250980540492723" calcext:value-type="float">
            <text:p>0.0250980540492723</text:p>
          </table:table-cell>
          <table:table-cell table:formula="of:=[.AE175]+[.AF175]" office:value-type="float" office:value="-12.9221322042703" calcext:value-type="float">
            <text:p>-12.9221322042703</text:p>
          </table:table-cell>
          <table:table-cell table:formula="of:=IF([.AC175]&gt;0;MOD(DEGREES(ACOS(((SIN(RADIANS([.$B$3]))*COS(RADIANS([.AD175])))-SIN(RADIANS([.T175])))/(COS(RADIANS([.$B$3]))*SIN(RADIANS([.AD175])))))+180;360);MOD(540-DEGREES(ACOS(((SIN(RADIANS([.$B$3]))*COS(RADIANS([.AD175])))-SIN(RADIANS([.T175])))/(COS(RADIANS([.$B$3]))*SIN(RADIANS([.AD175])))));360))" office:value-type="float" office:value="249.063015109337" calcext:value-type="float">
            <text:p>249.06301510933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75]+0.1/24" office:value-type="time" office:time-value="PT17H30M00S" calcext:value-type="time">
            <text:p>17:30:00</text:p>
          </table:table-cell>
          <table:table-cell table:style-name="ce9" table:formula="of:=[.D176]+2415018.5+[.E176]-[.$B$5]/24" office:value-type="float" office:value="2461034.1875" calcext:value-type="float">
            <text:p>2461034.19</text:p>
          </table:table-cell>
          <table:table-cell table:style-name="ce10" table:formula="of:=([.F176]-2451545)/36525" office:value-type="float" office:value="0.259799794661191" calcext:value-type="float">
            <text:p>0.25979979</text:p>
          </table:table-cell>
          <table:table-cell/>
          <table:table-cell table:formula="of:=MOD(280.46646+[.G176]*(36000.76983+[.G176]*0.0003032);360)" office:value-type="float" office:value="273.459089943564" calcext:value-type="float">
            <text:p>273.459089943564</text:p>
          </table:table-cell>
          <table:table-cell table:formula="of:=357.52911+[.G176]*(35999.05029-0.0001537*[.G176])" office:value-type="float" office:value="9710.07497296576" calcext:value-type="float">
            <text:p>9710.07497296576</text:p>
          </table:table-cell>
          <table:table-cell table:formula="of:=0.016708634-[.G176]*(0.000042037+0.0000001267*[.G176])" office:value-type="float" office:value="0.0166977042442971" calcext:value-type="float">
            <text:p>0.0166977042442971</text:p>
          </table:table-cell>
          <table:table-cell table:formula="of:=SIN(RADIANS([.J176]))*(1.914602-[.G176]*(0.004817+0.000014*[.G176]))+SIN(RADIANS(2*[.J176]))*(0.019993-0.000101*[.G176])+SIN(RADIANS(3*[.J176]))*0.000289" office:value-type="float" office:value="-0.336707182315396" calcext:value-type="float">
            <text:p>-0.336707182315396</text:p>
          </table:table-cell>
          <table:table-cell table:formula="of:=[.I176]+[.L176]" office:value-type="float" office:value="273.122382761249" calcext:value-type="float">
            <text:p>273.122382761249</text:p>
          </table:table-cell>
          <table:table-cell table:formula="of:=[.J176]+[.L176]" office:value-type="float" office:value="9709.73826578345" calcext:value-type="float">
            <text:p>9709.73826578345</text:p>
          </table:table-cell>
          <table:table-cell table:formula="of:=(1.000001018*(1-[.K176]*[.K176]))/(1+[.K176]*COS(RADIANS([.N176])))" office:value-type="float" office:value="0.983561684295858" calcext:value-type="float">
            <text:p>0.983561684295858</text:p>
          </table:table-cell>
          <table:table-cell table:formula="of:=[.M176]-0.00569-0.00478*SIN(RADIANS(125.04-1934.136*[.G176]))" office:value-type="float" office:value="273.118126007769" calcext:value-type="float">
            <text:p>273.118126007769</text:p>
          </table:table-cell>
          <table:table-cell table:formula="of:=23+(26+((21.448-[.G176]*(46.815+[.G176]*(0.00059-[.G176]*0.001813))))/60)/60" office:value-type="float" office:value="23.4359126290506" calcext:value-type="float">
            <text:p>23.4359126290506</text:p>
          </table:table-cell>
          <table:table-cell table:formula="of:=[.Q176]+0.00256*COS(RADIANS(125.04-1934.136*[.G176]))" office:value-type="float" office:value="23.4383548402761" calcext:value-type="float">
            <text:p>23.4383548402761</text:p>
          </table:table-cell>
          <table:table-cell table:formula="of:=DEGREES(ATAN2(COS(RADIANS([.P176]));COS(RADIANS([.R176]))*SIN(RADIANS([.P176]))))" office:value-type="float" office:value="-86.6020851956667" calcext:value-type="float">
            <text:p>-86.6020851956667</text:p>
          </table:table-cell>
          <table:table-cell table:formula="of:=DEGREES(ASIN(SIN(RADIANS([.R176]))*SIN(RADIANS([.P176]))))" office:value-type="float" office:value="-23.401585153184" calcext:value-type="float">
            <text:p>-23.401585153184</text:p>
          </table:table-cell>
          <table:table-cell table:formula="of:=TAN(RADIANS([.R176]/2))*TAN(RADIANS([.R176]/2))" office:value-type="float" office:value="0.0430309935648929" calcext:value-type="float">
            <text:p>0.0430309935648929</text:p>
          </table:table-cell>
          <table:table-cell table:formula="of:=4*DEGREES([.U176]*SIN(2*RADIANS([.I176]))-2*[.K176]*SIN(RADIANS([.J176]))+4*[.K176]*[.U176]*SIN(RADIANS([.J176]))*COS(2*RADIANS([.I176]))-0.5*[.U176]*[.U176]*SIN(4*RADIANS([.I176]))-1.25*[.K176]*[.K176]*SIN(2*RADIANS([.J176])))" office:value-type="float" office:value="0.22037023851229" calcext:value-type="float">
            <text:p>0.22037023851229</text:p>
          </table:table-cell>
          <table:table-cell table:formula="of:=DEGREES(ACOS(COS(RADIANS(90.833))/(COS(RADIANS([.$B$3]))*COS(RADIANS([.T176])))-TAN(RADIANS([.$B$3]))*TAN(RADIANS([.T176]))))" office:value-type="float" office:value="61.5073478147404" calcext:value-type="float">
            <text:p>61.5073478147404</text:p>
          </table:table-cell>
          <table:table-cell table:style-name="ce8" table:formula="of:=(720-4*[.$B$4]-[.V176]+[.$B$5]*60)/1440" office:value-type="time" office:time-value="PT11H53M20.910585689S" calcext:value-type="time">
            <text:p>11:53:20</text:p>
          </table:table-cell>
          <table:table-cell table:style-name="ce8" table:formula="of:=[.X176]-[.W176]*4/1440" office:value-type="time" office:time-value="PT07H47M19.147110152S" calcext:value-type="time">
            <text:p>7:47:19</text:p>
          </table:table-cell>
          <table:table-cell table:style-name="ce8" table:formula="of:=[.X176]+[.W176]*4/1440" office:value-type="time" office:time-value="PT15H59M22.674061227S" calcext:value-type="time">
            <text:p>15:59:22</text:p>
          </table:table-cell>
          <table:table-cell table:style-name="ce11" table:formula="of:=8*[.W176]" office:value-type="float" office:value="492.058782517923" calcext:value-type="float">
            <text:p>492.058782517923</text:p>
          </table:table-cell>
          <table:table-cell table:formula="of:=MOD([.E176]*1440+[.V176]+4*[.$B$4]-60*[.$B$5];1440)" office:value-type="float" office:value="1056.65149023851" calcext:value-type="float">
            <text:p>1056.65149023851</text:p>
          </table:table-cell>
          <table:table-cell table:formula="of:=IF([.AB176]/4&lt;0;[.AB176]/4+180;[.AB176]/4-180)" office:value-type="float" office:value="84.1628725596274" calcext:value-type="float">
            <text:p>84.1628725596274</text:p>
          </table:table-cell>
          <table:table-cell table:formula="of:=DEGREES(ACOS(SIN(RADIANS([.$B$3]))*SIN(RADIANS([.T176]))+COS(RADIANS([.$B$3]))*COS(RADIANS([.T176]))*COS(RADIANS([.AC176]))))" office:value-type="float" office:value="103.865514182825" calcext:value-type="float">
            <text:p>103.865514182825</text:p>
          </table:table-cell>
          <table:table-cell table:formula="of:=90-[.AD176]" office:value-type="float" office:value="-13.8655141828246" calcext:value-type="float">
            <text:p>-13.8655141828246</text:p>
          </table:table-cell>
          <table:table-cell table:formula="of:=IF([.AE176]&gt;85;0;IF([.AE176]&gt;5;58.1/TAN(RADIANS([.AE176]))-0.07/POWER(TAN(RADIANS([.AE176]));3)+0.000086/POWER(TAN(RADIANS([.AE176]));5);IF([.AE176]&gt;-0.575;1735+[.AE176]*(-518.2+[.AE176]*(103.4+[.AE176]*(-12.79+[.AE176]*0.711)));-20.772/TAN(RADIANS([.AE176])))))/3600" office:value-type="float" office:value="0.0233758141496062" calcext:value-type="float">
            <text:p>0.0233758141496062</text:p>
          </table:table-cell>
          <table:table-cell table:formula="of:=[.AE176]+[.AF176]" office:value-type="float" office:value="-13.842138368675" calcext:value-type="float">
            <text:p>-13.842138368675</text:p>
          </table:table-cell>
          <table:table-cell table:formula="of:=IF([.AC176]&gt;0;MOD(DEGREES(ACOS(((SIN(RADIANS([.$B$3]))*COS(RADIANS([.AD176])))-SIN(RADIANS([.T176])))/(COS(RADIANS([.$B$3]))*SIN(RADIANS([.AD176])))))+180;360);MOD(540-DEGREES(ACOS(((SIN(RADIANS([.$B$3]))*COS(RADIANS([.AD176])))-SIN(RADIANS([.T176])))/(COS(RADIANS([.$B$3]))*SIN(RADIANS([.AD176])))));360))" office:value-type="float" office:value="250.116682051729" calcext:value-type="float">
            <text:p>250.11668205172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76]+0.1/24" office:value-type="time" office:time-value="PT17H36M00S" calcext:value-type="time">
            <text:p>17:36:00</text:p>
          </table:table-cell>
          <table:table-cell table:style-name="ce9" table:formula="of:=[.D177]+2415018.5+[.E177]-[.$B$5]/24" office:value-type="float" office:value="2461034.19166667" calcext:value-type="float">
            <text:p>2461034.19</text:p>
          </table:table-cell>
          <table:table-cell table:style-name="ce10" table:formula="of:=([.F177]-2451545)/36525" office:value-type="float" office:value="0.259799908738313" calcext:value-type="float">
            <text:p>0.25979991</text:p>
          </table:table-cell>
          <table:table-cell/>
          <table:table-cell table:formula="of:=MOD(280.46646+[.G177]*(36000.76983+[.G177]*0.0003032);360)" office:value-type="float" office:value="273.463196807797" calcext:value-type="float">
            <text:p>273.463196807797</text:p>
          </table:table-cell>
          <table:table-cell table:formula="of:=357.52911+[.G177]*(35999.05029-0.0001537*[.G177])" office:value-type="float" office:value="9710.07907963381" calcext:value-type="float">
            <text:p>9710.07907963381</text:p>
          </table:table-cell>
          <table:table-cell table:formula="of:=0.016708634-[.G177]*(0.000042037+0.0000001267*[.G177])" office:value-type="float" office:value="0.0166977042394941" calcext:value-type="float">
            <text:p>0.0166977042394941</text:p>
          </table:table-cell>
          <table:table-cell table:formula="of:=SIN(RADIANS([.J177]))*(1.914602-[.G177]*(0.004817+0.000014*[.G177]))+SIN(RADIANS(2*[.J177]))*(0.019993-0.000101*[.G177])+SIN(RADIANS(3*[.J177]))*0.000289" office:value-type="float" office:value="-0.336569348494352" calcext:value-type="float">
            <text:p>-0.336569348494352</text:p>
          </table:table-cell>
          <table:table-cell table:formula="of:=[.I177]+[.L177]" office:value-type="float" office:value="273.126627459303" calcext:value-type="float">
            <text:p>273.126627459303</text:p>
          </table:table-cell>
          <table:table-cell table:formula="of:=[.J177]+[.L177]" office:value-type="float" office:value="9709.74251028531" calcext:value-type="float">
            <text:p>9709.74251028531</text:p>
          </table:table-cell>
          <table:table-cell table:formula="of:=(1.000001018*(1-[.K177]*[.K177]))/(1+[.K177]*COS(RADIANS([.N177])))" office:value-type="float" office:value="0.983561471109236" calcext:value-type="float">
            <text:p>0.983561471109236</text:p>
          </table:table-cell>
          <table:table-cell table:formula="of:=[.M177]-0.00569-0.00478*SIN(RADIANS(125.04-1934.136*[.G177]))" office:value-type="float" office:value="273.122370723384" calcext:value-type="float">
            <text:p>273.122370723384</text:p>
          </table:table-cell>
          <table:table-cell table:formula="of:=23+(26+((21.448-[.G177]*(46.815+[.G177]*(0.00059-[.G177]*0.001813))))/60)/60" office:value-type="float" office:value="23.4359126275671" calcext:value-type="float">
            <text:p>23.4359126275671</text:p>
          </table:table-cell>
          <table:table-cell table:formula="of:=[.Q177]+0.00256*COS(RADIANS(125.04-1934.136*[.G177]))" office:value-type="float" office:value="23.4383548358367" calcext:value-type="float">
            <text:p>23.4383548358367</text:p>
          </table:table-cell>
          <table:table-cell table:formula="of:=DEGREES(ATAN2(COS(RADIANS([.P177]));COS(RADIANS([.R177]))*SIN(RADIANS([.P177]))))" office:value-type="float" office:value="-86.5974613199363" calcext:value-type="float">
            <text:p>-86.5974613199363</text:p>
          </table:table-cell>
          <table:table-cell table:formula="of:=DEGREES(ASIN(SIN(RADIANS([.R177]))*SIN(RADIANS([.P177]))))" office:value-type="float" office:value="-23.4014850099566" calcext:value-type="float">
            <text:p>-23.4014850099566</text:p>
          </table:table-cell>
          <table:table-cell table:formula="of:=TAN(RADIANS([.R177]/2))*TAN(RADIANS([.R177]/2))" office:value-type="float" office:value="0.0430309935481283" calcext:value-type="float">
            <text:p>0.0430309935481283</text:p>
          </table:table-cell>
          <table:table-cell table:formula="of:=4*DEGREES([.U177]*SIN(2*RADIANS([.I177]))-2*[.K177]*SIN(RADIANS([.J177]))+4*[.K177]*[.U177]*SIN(RADIANS([.J177]))*COS(2*RADIANS([.I177]))-0.5*[.U177]*[.U177]*SIN(4*RADIANS([.I177]))-1.25*[.K177]*[.K177]*SIN(2*RADIANS([.J177])))" office:value-type="float" office:value="0.218308429494188" calcext:value-type="float">
            <text:p>0.218308429494188</text:p>
          </table:table-cell>
          <table:table-cell table:formula="of:=DEGREES(ACOS(COS(RADIANS(90.833))/(COS(RADIANS([.$B$3]))*COS(RADIANS([.T177])))-TAN(RADIANS([.$B$3]))*TAN(RADIANS([.T177]))))" office:value-type="float" office:value="61.5075033223759" calcext:value-type="float">
            <text:p>61.5075033223759</text:p>
          </table:table-cell>
          <table:table-cell table:style-name="ce8" table:formula="of:=(720-4*[.$B$4]-[.V177]+[.$B$5]*60)/1440" office:value-type="time" office:time-value="PT11H53M21.03429423S" calcext:value-type="time">
            <text:p>11:53:21</text:p>
          </table:table-cell>
          <table:table-cell table:style-name="ce8" table:formula="of:=[.X177]-[.W177]*4/1440" office:value-type="time" office:time-value="PT07H47M19.23349686S" calcext:value-type="time">
            <text:p>7:47:19</text:p>
          </table:table-cell>
          <table:table-cell table:style-name="ce8" table:formula="of:=[.X177]+[.W177]*4/1440" office:value-type="time" office:time-value="PT15H59M22.835091601S" calcext:value-type="time">
            <text:p>15:59:22</text:p>
          </table:table-cell>
          <table:table-cell table:style-name="ce11" table:formula="of:=8*[.W177]" office:value-type="float" office:value="492.060026579007" calcext:value-type="float">
            <text:p>492.060026579007</text:p>
          </table:table-cell>
          <table:table-cell table:formula="of:=MOD([.E177]*1440+[.V177]+4*[.$B$4]-60*[.$B$5];1440)" office:value-type="float" office:value="1062.64942842949" calcext:value-type="float">
            <text:p>1062.64942842949</text:p>
          </table:table-cell>
          <table:table-cell table:formula="of:=IF([.AB177]/4&lt;0;[.AB177]/4+180;[.AB177]/4-180)" office:value-type="float" office:value="85.6623571073731" calcext:value-type="float">
            <text:p>85.6623571073731</text:p>
          </table:table-cell>
          <table:table-cell table:formula="of:=DEGREES(ACOS(SIN(RADIANS([.$B$3]))*SIN(RADIANS([.T177]))+COS(RADIANS([.$B$3]))*COS(RADIANS([.T177]))*COS(RADIANS([.AC177]))))" office:value-type="float" office:value="104.78992246106" calcext:value-type="float">
            <text:p>104.78992246106</text:p>
          </table:table-cell>
          <table:table-cell table:formula="of:=90-[.AD177]" office:value-type="float" office:value="-14.7899224610597" calcext:value-type="float">
            <text:p>-14.7899224610597</text:p>
          </table:table-cell>
          <table:table-cell table:formula="of:=IF([.AE177]&gt;85;0;IF([.AE177]&gt;5;58.1/TAN(RADIANS([.AE177]))-0.07/POWER(TAN(RADIANS([.AE177]));3)+0.000086/POWER(TAN(RADIANS([.AE177]));5);IF([.AE177]&gt;-0.575;1735+[.AE177]*(-518.2+[.AE177]*(103.4+[.AE177]*(-12.79+[.AE177]*0.711)));-20.772/TAN(RADIANS([.AE177])))))/3600" office:value-type="float" office:value="0.0218541366909794" calcext:value-type="float">
            <text:p>0.0218541366909794</text:p>
          </table:table-cell>
          <table:table-cell table:formula="of:=[.AE177]+[.AF177]" office:value-type="float" office:value="-14.7680683243687" calcext:value-type="float">
            <text:p>-14.7680683243687</text:p>
          </table:table-cell>
          <table:table-cell table:formula="of:=IF([.AC177]&gt;0;MOD(DEGREES(ACOS(((SIN(RADIANS([.$B$3]))*COS(RADIANS([.AD177])))-SIN(RADIANS([.T177])))/(COS(RADIANS([.$B$3]))*SIN(RADIANS([.AD177])))))+180;360);MOD(540-DEGREES(ACOS(((SIN(RADIANS([.$B$3]))*COS(RADIANS([.AD177])))-SIN(RADIANS([.T177])))/(COS(RADIANS([.$B$3]))*SIN(RADIANS([.AD177])))));360))" office:value-type="float" office:value="251.168844693859" calcext:value-type="float">
            <text:p>251.16884469385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77]+0.1/24" office:value-type="time" office:time-value="PT17H42M00S" calcext:value-type="time">
            <text:p>17:42:00</text:p>
          </table:table-cell>
          <table:table-cell table:style-name="ce9" table:formula="of:=[.D178]+2415018.5+[.E178]-[.$B$5]/24" office:value-type="float" office:value="2461034.19583333" calcext:value-type="float">
            <text:p>2461034.20</text:p>
          </table:table-cell>
          <table:table-cell table:style-name="ce10" table:formula="of:=([.F178]-2451545)/36525" office:value-type="float" office:value="0.259800022815422" calcext:value-type="float">
            <text:p>0.25980002</text:p>
          </table:table-cell>
          <table:table-cell/>
          <table:table-cell table:formula="of:=MOD(280.46646+[.G178]*(36000.76983+[.G178]*0.0003032);360)" office:value-type="float" office:value="273.46730367157" calcext:value-type="float">
            <text:p>273.46730367157</text:p>
          </table:table-cell>
          <table:table-cell table:formula="of:=357.52911+[.G178]*(35999.05029-0.0001537*[.G178])" office:value-type="float" office:value="9710.08318630139" calcext:value-type="float">
            <text:p>9710.08318630139</text:p>
          </table:table-cell>
          <table:table-cell table:formula="of:=0.016708634-[.G178]*(0.000042037+0.0000001267*[.G178])" office:value-type="float" office:value="0.0166977042346911" calcext:value-type="float">
            <text:p>0.0166977042346911</text:p>
          </table:table-cell>
          <table:table-cell table:formula="of:=SIN(RADIANS([.J178]))*(1.914602-[.G178]*(0.004817+0.000014*[.G178]))+SIN(RADIANS(2*[.J178]))*(0.019993-0.000101*[.G178])+SIN(RADIANS(3*[.J178]))*0.000289" office:value-type="float" office:value="-0.336431512849292" calcext:value-type="float">
            <text:p>-0.336431512849292</text:p>
          </table:table-cell>
          <table:table-cell table:formula="of:=[.I178]+[.L178]" office:value-type="float" office:value="273.130872158721" calcext:value-type="float">
            <text:p>273.130872158721</text:p>
          </table:table-cell>
          <table:table-cell table:formula="of:=[.J178]+[.L178]" office:value-type="float" office:value="9709.74675478854" calcext:value-type="float">
            <text:p>9709.74675478854</text:p>
          </table:table-cell>
          <table:table-cell table:formula="of:=(1.000001018*(1-[.K178]*[.K178]))/(1+[.K178]*COS(RADIANS([.N178])))" office:value-type="float" office:value="0.983561258009893" calcext:value-type="float">
            <text:p>0.983561258009893</text:p>
          </table:table-cell>
          <table:table-cell table:formula="of:=[.M178]-0.00569-0.00478*SIN(RADIANS(125.04-1934.136*[.G178]))" office:value-type="float" office:value="273.126615440362" calcext:value-type="float">
            <text:p>273.126615440362</text:p>
          </table:table-cell>
          <table:table-cell table:formula="of:=23+(26+((21.448-[.G178]*(46.815+[.G178]*(0.00059-[.G178]*0.001813))))/60)/60" office:value-type="float" office:value="23.4359126260836" calcext:value-type="float">
            <text:p>23.4359126260836</text:p>
          </table:table-cell>
          <table:table-cell table:formula="of:=[.Q178]+0.00256*COS(RADIANS(125.04-1934.136*[.G178]))" office:value-type="float" office:value="23.4383548313972" calcext:value-type="float">
            <text:p>23.4383548313972</text:p>
          </table:table-cell>
          <table:table-cell table:formula="of:=DEGREES(ATAN2(COS(RADIANS([.P178]));COS(RADIANS([.R178]))*SIN(RADIANS([.P178]))))" office:value-type="float" office:value="-86.59283744972" calcext:value-type="float">
            <text:p>-86.59283744972</text:p>
          </table:table-cell>
          <table:table-cell table:formula="of:=DEGREES(ASIN(SIN(RADIANS([.R178]))*SIN(RADIANS([.P178]))))" office:value-type="float" office:value="-23.4013847306814" calcext:value-type="float">
            <text:p>-23.4013847306814</text:p>
          </table:table-cell>
          <table:table-cell table:formula="of:=TAN(RADIANS([.R178]/2))*TAN(RADIANS([.R178]/2))" office:value-type="float" office:value="0.0430309935313636" calcext:value-type="float">
            <text:p>0.0430309935313636</text:p>
          </table:table-cell>
          <table:table-cell table:formula="of:=4*DEGREES([.U178]*SIN(2*RADIANS([.I178]))-2*[.K178]*SIN(RADIANS([.J178]))+4*[.K178]*[.U178]*SIN(RADIANS([.J178]))*COS(2*RADIANS([.I178]))-0.5*[.U178]*[.U178]*SIN(4*RADIANS([.I178]))-1.25*[.K178]*[.K178]*SIN(2*RADIANS([.J178])))" office:value-type="float" office:value="0.216246640708373" calcext:value-type="float">
            <text:p>0.216246640708373</text:p>
          </table:table-cell>
          <table:table-cell table:formula="of:=DEGREES(ACOS(COS(RADIANS(90.833))/(COS(RADIANS([.$B$3]))*COS(RADIANS([.T178])))-TAN(RADIANS([.$B$3]))*TAN(RADIANS([.T178]))))" office:value-type="float" office:value="61.5076590408132" calcext:value-type="float">
            <text:p>61.5076590408132</text:p>
          </table:table-cell>
          <table:table-cell table:style-name="ce8" table:formula="of:=(720-4*[.$B$4]-[.V178]+[.$B$5]*60)/1440" office:value-type="time" office:time-value="PT11H53M21.158001557S" calcext:value-type="time">
            <text:p>11:53:21</text:p>
          </table:table-cell>
          <table:table-cell table:style-name="ce8" table:formula="of:=[.X178]-[.W178]*4/1440" office:value-type="time" office:time-value="PT07H47M19.319831762S" calcext:value-type="time">
            <text:p>7:47:19</text:p>
          </table:table-cell>
          <table:table-cell table:style-name="ce8" table:formula="of:=[.X178]+[.W178]*4/1440" office:value-type="time" office:time-value="PT15H59M22.996171353S" calcext:value-type="time">
            <text:p>15:59:22</text:p>
          </table:table-cell>
          <table:table-cell table:style-name="ce11" table:formula="of:=8*[.W178]" office:value-type="float" office:value="492.061272326506" calcext:value-type="float">
            <text:p>492.061272326506</text:p>
          </table:table-cell>
          <table:table-cell table:formula="of:=MOD([.E178]*1440+[.V178]+4*[.$B$4]-60*[.$B$5];1440)" office:value-type="float" office:value="1068.64736664071" calcext:value-type="float">
            <text:p>1068.64736664071</text:p>
          </table:table-cell>
          <table:table-cell table:formula="of:=IF([.AB178]/4&lt;0;[.AB178]/4+180;[.AB178]/4-180)" office:value-type="float" office:value="87.1618416601767" calcext:value-type="float">
            <text:p>87.1618416601767</text:p>
          </table:table-cell>
          <table:table-cell table:formula="of:=DEGREES(ACOS(SIN(RADIANS([.$B$3]))*SIN(RADIANS([.T178]))+COS(RADIANS([.$B$3]))*COS(RADIANS([.T178]))*COS(RADIANS([.AC178]))))" office:value-type="float" office:value="105.720136216024" calcext:value-type="float">
            <text:p>105.720136216024</text:p>
          </table:table-cell>
          <table:table-cell table:formula="of:=90-[.AD178]" office:value-type="float" office:value="-15.7201362160242" calcext:value-type="float">
            <text:p>-15.7201362160242</text:p>
          </table:table-cell>
          <table:table-cell table:formula="of:=IF([.AE178]&gt;85;0;IF([.AE178]&gt;5;58.1/TAN(RADIANS([.AE178]))-0.07/POWER(TAN(RADIANS([.AE178]));3)+0.000086/POWER(TAN(RADIANS([.AE178]));5);IF([.AE178]&gt;-0.575;1735+[.AE178]*(-518.2+[.AE178]*(103.4+[.AE178]*(-12.79+[.AE178]*0.711)));-20.772/TAN(RADIANS([.AE178])))))/3600" office:value-type="float" office:value="0.0204997700829397" calcext:value-type="float">
            <text:p>0.0204997700829397</text:p>
          </table:table-cell>
          <table:table-cell table:formula="of:=[.AE178]+[.AF178]" office:value-type="float" office:value="-15.6996364459413" calcext:value-type="float">
            <text:p>-15.6996364459413</text:p>
          </table:table-cell>
          <table:table-cell table:formula="of:=IF([.AC178]&gt;0;MOD(DEGREES(ACOS(((SIN(RADIANS([.$B$3]))*COS(RADIANS([.AD178])))-SIN(RADIANS([.T178])))/(COS(RADIANS([.$B$3]))*SIN(RADIANS([.AD178])))))+180;360);MOD(540-DEGREES(ACOS(((SIN(RADIANS([.$B$3]))*COS(RADIANS([.AD178])))-SIN(RADIANS([.T178])))/(COS(RADIANS([.$B$3]))*SIN(RADIANS([.AD178])))));360))" office:value-type="float" office:value="252.220027500202" calcext:value-type="float">
            <text:p>252.22002750020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78]+0.1/24" office:value-type="time" office:time-value="PT17H48M00S" calcext:value-type="time">
            <text:p>17:48:00</text:p>
          </table:table-cell>
          <table:table-cell table:style-name="ce9" table:formula="of:=[.D179]+2415018.5+[.E179]-[.$B$5]/24" office:value-type="float" office:value="2461034.2" calcext:value-type="float">
            <text:p>2461034.20</text:p>
          </table:table-cell>
          <table:table-cell table:style-name="ce10" table:formula="of:=([.F179]-2451545)/36525" office:value-type="float" office:value="0.259800136892544" calcext:value-type="float">
            <text:p>0.25980014</text:p>
          </table:table-cell>
          <table:table-cell/>
          <table:table-cell table:formula="of:=MOD(280.46646+[.G179]*(36000.76983+[.G179]*0.0003032);360)" office:value-type="float" office:value="273.471410535803" calcext:value-type="float">
            <text:p>273.471410535803</text:p>
          </table:table-cell>
          <table:table-cell table:formula="of:=357.52911+[.G179]*(35999.05029-0.0001537*[.G179])" office:value-type="float" office:value="9710.08729296944" calcext:value-type="float">
            <text:p>9710.08729296944</text:p>
          </table:table-cell>
          <table:table-cell table:formula="of:=0.016708634-[.G179]*(0.000042037+0.0000001267*[.G179])" office:value-type="float" office:value="0.0166977042298882" calcext:value-type="float">
            <text:p>0.0166977042298882</text:p>
          </table:table-cell>
          <table:table-cell table:formula="of:=SIN(RADIANS([.J179]))*(1.914602-[.G179]*(0.004817+0.000014*[.G179]))+SIN(RADIANS(2*[.J179]))*(0.019993-0.000101*[.G179])+SIN(RADIANS(3*[.J179]))*0.000289" office:value-type="float" office:value="-0.336293675350308" calcext:value-type="float">
            <text:p>-0.336293675350308</text:p>
          </table:table-cell>
          <table:table-cell table:formula="of:=[.I179]+[.L179]" office:value-type="float" office:value="273.135116860453" calcext:value-type="float">
            <text:p>273.135116860453</text:p>
          </table:table-cell>
          <table:table-cell table:formula="of:=[.J179]+[.L179]" office:value-type="float" office:value="9709.75099929409" calcext:value-type="float">
            <text:p>9709.75099929409</text:p>
          </table:table-cell>
          <table:table-cell table:formula="of:=(1.000001018*(1-[.K179]*[.K179]))/(1+[.K179]*COS(RADIANS([.N179])))" office:value-type="float" office:value="0.983561044997783" calcext:value-type="float">
            <text:p>0.983561044997783</text:p>
          </table:table-cell>
          <table:table-cell table:formula="of:=[.M179]-0.00569-0.00478*SIN(RADIANS(125.04-1934.136*[.G179]))" office:value-type="float" office:value="273.130860159655" calcext:value-type="float">
            <text:p>273.130860159655</text:p>
          </table:table-cell>
          <table:table-cell table:formula="of:=23+(26+((21.448-[.G179]*(46.815+[.G179]*(0.00059-[.G179]*0.001813))))/60)/60" office:value-type="float" office:value="23.4359126246001" calcext:value-type="float">
            <text:p>23.4359126246001</text:p>
          </table:table-cell>
          <table:table-cell table:formula="of:=[.Q179]+0.00256*COS(RADIANS(125.04-1934.136*[.G179]))" office:value-type="float" office:value="23.4383548269577" calcext:value-type="float">
            <text:p>23.4383548269577</text:p>
          </table:table-cell>
          <table:table-cell table:formula="of:=DEGREES(ATAN2(COS(RADIANS([.P179]));COS(RADIANS([.R179]))*SIN(RADIANS([.P179]))))" office:value-type="float" office:value="-86.5882135839922" calcext:value-type="float">
            <text:p>-86.5882135839922</text:p>
          </table:table-cell>
          <table:table-cell table:formula="of:=DEGREES(ASIN(SIN(RADIANS([.R179]))*SIN(RADIANS([.P179]))))" office:value-type="float" office:value="-23.4012843153364" calcext:value-type="float">
            <text:p>-23.4012843153364</text:p>
          </table:table-cell>
          <table:table-cell table:formula="of:=TAN(RADIANS([.R179]/2))*TAN(RADIANS([.R179]/2))" office:value-type="float" office:value="0.0430309935145987" calcext:value-type="float">
            <text:p>0.0430309935145987</text:p>
          </table:table-cell>
          <table:table-cell table:formula="of:=4*DEGREES([.U179]*SIN(2*RADIANS([.I179]))-2*[.K179]*SIN(RADIANS([.J179]))+4*[.K179]*[.U179]*SIN(RADIANS([.J179]))*COS(2*RADIANS([.I179]))-0.5*[.U179]*[.U179]*SIN(4*RADIANS([.I179]))-1.25*[.K179]*[.K179]*SIN(2*RADIANS([.J179])))" office:value-type="float" office:value="0.214184871733601" calcext:value-type="float">
            <text:p>0.214184871733601</text:p>
          </table:table-cell>
          <table:table-cell table:formula="of:=DEGREES(ACOS(COS(RADIANS(90.833))/(COS(RADIANS([.$B$3]))*COS(RADIANS([.T179])))-TAN(RADIANS([.$B$3]))*TAN(RADIANS([.T179]))))" office:value-type="float" office:value="61.5078149700844" calcext:value-type="float">
            <text:p>61.5078149700844</text:p>
          </table:table-cell>
          <table:table-cell table:style-name="ce8" table:formula="of:=(720-4*[.$B$4]-[.V179]+[.$B$5]*60)/1440" office:value-type="time" office:time-value="PT11H53M21.281707696S" calcext:value-type="time">
            <text:p>11:53:21</text:p>
          </table:table-cell>
          <table:table-cell table:style-name="ce8" table:formula="of:=[.X179]-[.W179]*4/1440" office:value-type="time" office:time-value="PT07H47M19.406114876S" calcext:value-type="time">
            <text:p>7:47:19</text:p>
          </table:table-cell>
          <table:table-cell table:style-name="ce8" table:formula="of:=[.X179]+[.W179]*4/1440" office:value-type="time" office:time-value="PT15H59M23.157300516S" calcext:value-type="time">
            <text:p>15:59:23</text:p>
          </table:table-cell>
          <table:table-cell table:style-name="ce11" table:formula="of:=8*[.W179]" office:value-type="float" office:value="492.062519760675" calcext:value-type="float">
            <text:p>492.062519760675</text:p>
          </table:table-cell>
          <table:table-cell table:formula="of:=MOD([.E179]*1440+[.V179]+4*[.$B$4]-60*[.$B$5];1440)" office:value-type="float" office:value="1074.64530487173" calcext:value-type="float">
            <text:p>1074.64530487173</text:p>
          </table:table-cell>
          <table:table-cell table:formula="of:=IF([.AB179]/4&lt;0;[.AB179]/4+180;[.AB179]/4-180)" office:value-type="float" office:value="88.6613262179328" calcext:value-type="float">
            <text:p>88.6613262179328</text:p>
          </table:table-cell>
          <table:table-cell table:formula="of:=DEGREES(ACOS(SIN(RADIANS([.$B$3]))*SIN(RADIANS([.T179]))+COS(RADIANS([.$B$3]))*COS(RADIANS([.T179]))*COS(RADIANS([.AC179]))))" office:value-type="float" office:value="106.655838422603" calcext:value-type="float">
            <text:p>106.655838422603</text:p>
          </table:table-cell>
          <table:table-cell table:formula="of:=90-[.AD179]" office:value-type="float" office:value="-16.6558384226025" calcext:value-type="float">
            <text:p>-16.6558384226025</text:p>
          </table:table-cell>
          <table:table-cell table:formula="of:=IF([.AE179]&gt;85;0;IF([.AE179]&gt;5;58.1/TAN(RADIANS([.AE179]))-0.07/POWER(TAN(RADIANS([.AE179]));3)+0.000086/POWER(TAN(RADIANS([.AE179]));5);IF([.AE179]&gt;-0.575;1735+[.AE179]*(-518.2+[.AE179]*(103.4+[.AE179]*(-12.79+[.AE179]*0.711)));-20.772/TAN(RADIANS([.AE179])))))/3600" office:value-type="float" office:value="0.0192864075043771" calcext:value-type="float">
            <text:p>0.0192864075043771</text:p>
          </table:table-cell>
          <table:table-cell table:formula="of:=[.AE179]+[.AF179]" office:value-type="float" office:value="-16.6365520150982" calcext:value-type="float">
            <text:p>-16.6365520150982</text:p>
          </table:table-cell>
          <table:table-cell table:formula="of:=IF([.AC179]&gt;0;MOD(DEGREES(ACOS(((SIN(RADIANS([.$B$3]))*COS(RADIANS([.AD179])))-SIN(RADIANS([.T179])))/(COS(RADIANS([.$B$3]))*SIN(RADIANS([.AD179])))))+180;360);MOD(540-DEGREES(ACOS(((SIN(RADIANS([.$B$3]))*COS(RADIANS([.AD179])))-SIN(RADIANS([.T179])))/(COS(RADIANS([.$B$3]))*SIN(RADIANS([.AD179])))));360))" office:value-type="float" office:value="253.270770964116" calcext:value-type="float">
            <text:p>253.27077096411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79]+0.1/24" office:value-type="time" office:time-value="PT17H54M00S" calcext:value-type="time">
            <text:p>17:54:00</text:p>
          </table:table-cell>
          <table:table-cell table:style-name="ce9" table:formula="of:=[.D180]+2415018.5+[.E180]-[.$B$5]/24" office:value-type="float" office:value="2461034.20416667" calcext:value-type="float">
            <text:p>2461034.20</text:p>
          </table:table-cell>
          <table:table-cell table:style-name="ce10" table:formula="of:=([.F180]-2451545)/36525" office:value-type="float" office:value="0.259800250969654" calcext:value-type="float">
            <text:p>0.25980025</text:p>
          </table:table-cell>
          <table:table-cell/>
          <table:table-cell table:formula="of:=MOD(280.46646+[.G180]*(36000.76983+[.G180]*0.0003032);360)" office:value-type="float" office:value="273.47551739958" calcext:value-type="float">
            <text:p>273.47551739958</text:p>
          </table:table-cell>
          <table:table-cell table:formula="of:=357.52911+[.G180]*(35999.05029-0.0001537*[.G180])" office:value-type="float" office:value="9710.09139963703" calcext:value-type="float">
            <text:p>9710.09139963703</text:p>
          </table:table-cell>
          <table:table-cell table:formula="of:=0.016708634-[.G180]*(0.000042037+0.0000001267*[.G180])" office:value-type="float" office:value="0.0166977042250852" calcext:value-type="float">
            <text:p>0.0166977042250852</text:p>
          </table:table-cell>
          <table:table-cell table:formula="of:=SIN(RADIANS([.J180]))*(1.914602-[.G180]*(0.004817+0.000014*[.G180]))+SIN(RADIANS(2*[.J180]))*(0.019993-0.000101*[.G180])+SIN(RADIANS(3*[.J180]))*0.000289" office:value-type="float" office:value="-0.336155836028868" calcext:value-type="float">
            <text:p>-0.336155836028868</text:p>
          </table:table-cell>
          <table:table-cell table:formula="of:=[.I180]+[.L180]" office:value-type="float" office:value="273.139361563551" calcext:value-type="float">
            <text:p>273.139361563551</text:p>
          </table:table-cell>
          <table:table-cell table:formula="of:=[.J180]+[.L180]" office:value-type="float" office:value="9709.755243801" calcext:value-type="float">
            <text:p>9709.755243801</text:p>
          </table:table-cell>
          <table:table-cell table:formula="of:=(1.000001018*(1-[.K180]*[.K180]))/(1+[.K180]*COS(RADIANS([.N180])))" office:value-type="float" office:value="0.983560832072955" calcext:value-type="float">
            <text:p>0.983560832072955</text:p>
          </table:table-cell>
          <table:table-cell table:formula="of:=[.M180]-0.00569-0.00478*SIN(RADIANS(125.04-1934.136*[.G180]))" office:value-type="float" office:value="273.135104880313" calcext:value-type="float">
            <text:p>273.135104880313</text:p>
          </table:table-cell>
          <table:table-cell table:formula="of:=23+(26+((21.448-[.G180]*(46.815+[.G180]*(0.00059-[.G180]*0.001813))))/60)/60" office:value-type="float" office:value="23.4359126231167" calcext:value-type="float">
            <text:p>23.4359126231167</text:p>
          </table:table-cell>
          <table:table-cell table:formula="of:=[.Q180]+0.00256*COS(RADIANS(125.04-1934.136*[.G180]))" office:value-type="float" office:value="23.4383548225182" calcext:value-type="float">
            <text:p>23.4383548225182</text:p>
          </table:table-cell>
          <table:table-cell table:formula="of:=DEGREES(ATAN2(COS(RADIANS([.P180]));COS(RADIANS([.R180]))*SIN(RADIANS([.P180]))))" office:value-type="float" office:value="-86.5835897237954" calcext:value-type="float">
            <text:p>-86.5835897237954</text:p>
          </table:table-cell>
          <table:table-cell table:formula="of:=DEGREES(ASIN(SIN(RADIANS([.R180]))*SIN(RADIANS([.P180]))))" office:value-type="float" office:value="-23.4011837639448" calcext:value-type="float">
            <text:p>-23.4011837639448</text:p>
          </table:table-cell>
          <table:table-cell table:formula="of:=TAN(RADIANS([.R180]/2))*TAN(RADIANS([.R180]/2))" office:value-type="float" office:value="0.0430309934978337" calcext:value-type="float">
            <text:p>0.0430309934978337</text:p>
          </table:table-cell>
          <table:table-cell table:formula="of:=4*DEGREES([.U180]*SIN(2*RADIANS([.I180]))-2*[.K180]*SIN(RADIANS([.J180]))+4*[.K180]*[.U180]*SIN(RADIANS([.J180]))*COS(2*RADIANS([.I180]))-0.5*[.U180]*[.U180]*SIN(4*RADIANS([.I180]))-1.25*[.K180]*[.K180]*SIN(2*RADIANS([.J180])))" office:value-type="float" office:value="0.212123123069722" calcext:value-type="float">
            <text:p>0.212123123069722</text:p>
          </table:table-cell>
          <table:table-cell table:formula="of:=DEGREES(ACOS(COS(RADIANS(90.833))/(COS(RADIANS([.$B$3]))*COS(RADIANS([.T180])))-TAN(RADIANS([.$B$3]))*TAN(RADIANS([.T180]))))" office:value-type="float" office:value="61.5079711101516" calcext:value-type="float">
            <text:p>61.5079711101516</text:p>
          </table:table-cell>
          <table:table-cell table:style-name="ce8" table:formula="of:=(720-4*[.$B$4]-[.V180]+[.$B$5]*60)/1440" office:value-type="time" office:time-value="PT11H53M21.405412616S" calcext:value-type="time">
            <text:p>11:53:21</text:p>
          </table:table-cell>
          <table:table-cell table:style-name="ce8" table:formula="of:=[.X180]-[.W180]*4/1440" office:value-type="time" office:time-value="PT07H47M19.492346179S" calcext:value-type="time">
            <text:p>7:47:19</text:p>
          </table:table-cell>
          <table:table-cell table:style-name="ce8" table:formula="of:=[.X180]+[.W180]*4/1440" office:value-type="time" office:time-value="PT15H59M23.318479052S" calcext:value-type="time">
            <text:p>15:59:23</text:p>
          </table:table-cell>
          <table:table-cell table:style-name="ce11" table:formula="of:=8*[.W180]" office:value-type="float" office:value="492.063768881213" calcext:value-type="float">
            <text:p>492.063768881213</text:p>
          </table:table-cell>
          <table:table-cell table:formula="of:=MOD([.E180]*1440+[.V180]+4*[.$B$4]-60*[.$B$5];1440)" office:value-type="float" office:value="1080.64324312307" calcext:value-type="float">
            <text:p>1080.64324312307</text:p>
          </table:table-cell>
          <table:table-cell table:formula="of:=IF([.AB180]/4&lt;0;[.AB180]/4+180;[.AB180]/4-180)" office:value-type="float" office:value="90.160810780767" calcext:value-type="float">
            <text:p>90.160810780767</text:p>
          </table:table-cell>
          <table:table-cell table:formula="of:=DEGREES(ACOS(SIN(RADIANS([.$B$3]))*SIN(RADIANS([.T180]))+COS(RADIANS([.$B$3]))*COS(RADIANS([.T180]))*COS(RADIANS([.AC180]))))" office:value-type="float" office:value="107.596713464669" calcext:value-type="float">
            <text:p>107.596713464669</text:p>
          </table:table-cell>
          <table:table-cell table:formula="of:=90-[.AD180]" office:value-type="float" office:value="-17.5967134646686" calcext:value-type="float">
            <text:p>-17.5967134646686</text:p>
          </table:table-cell>
          <table:table-cell table:formula="of:=IF([.AE180]&gt;85;0;IF([.AE180]&gt;5;58.1/TAN(RADIANS([.AE180]))-0.07/POWER(TAN(RADIANS([.AE180]));3)+0.000086/POWER(TAN(RADIANS([.AE180]));5);IF([.AE180]&gt;-0.575;1735+[.AE180]*(-518.2+[.AE180]*(103.4+[.AE180]*(-12.79+[.AE180]*0.711)));-20.772/TAN(RADIANS([.AE180])))))/3600" office:value-type="float" office:value="0.0181929653484219" calcext:value-type="float">
            <text:p>0.0181929653484219</text:p>
          </table:table-cell>
          <table:table-cell table:formula="of:=[.AE180]+[.AF180]" office:value-type="float" office:value="-17.5785204993202" calcext:value-type="float">
            <text:p>-17.5785204993202</text:p>
          </table:table-cell>
          <table:table-cell table:formula="of:=IF([.AC180]&gt;0;MOD(DEGREES(ACOS(((SIN(RADIANS([.$B$3]))*COS(RADIANS([.AD180])))-SIN(RADIANS([.T180])))/(COS(RADIANS([.$B$3]))*SIN(RADIANS([.AD180])))))+180;360);MOD(540-DEGREES(ACOS(((SIN(RADIANS([.$B$3]))*COS(RADIANS([.AD180])))-SIN(RADIANS([.T180])))/(COS(RADIANS([.$B$3]))*SIN(RADIANS([.AD180])))));360))" office:value-type="float" office:value="254.321632443599" calcext:value-type="float">
            <text:p>254.32163244359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80]+0.1/24" office:value-type="time" office:time-value="PT18H00M00S" calcext:value-type="time">
            <text:p>18:00:00</text:p>
          </table:table-cell>
          <table:table-cell table:style-name="ce9" table:formula="of:=[.D181]+2415018.5+[.E181]-[.$B$5]/24" office:value-type="float" office:value="2461034.20833333" calcext:value-type="float">
            <text:p>2461034.21</text:p>
          </table:table-cell>
          <table:table-cell table:style-name="ce10" table:formula="of:=([.F181]-2451545)/36525" office:value-type="float" office:value="0.259800365046776" calcext:value-type="float">
            <text:p>0.25980037</text:p>
          </table:table-cell>
          <table:table-cell/>
          <table:table-cell table:formula="of:=MOD(280.46646+[.G181]*(36000.76983+[.G181]*0.0003032);360)" office:value-type="float" office:value="273.479624263811" calcext:value-type="float">
            <text:p>273.479624263811</text:p>
          </table:table-cell>
          <table:table-cell table:formula="of:=357.52911+[.G181]*(35999.05029-0.0001537*[.G181])" office:value-type="float" office:value="9710.09550630507" calcext:value-type="float">
            <text:p>9710.09550630507</text:p>
          </table:table-cell>
          <table:table-cell table:formula="of:=0.016708634-[.G181]*(0.000042037+0.0000001267*[.G181])" office:value-type="float" office:value="0.0166977042202822" calcext:value-type="float">
            <text:p>0.0166977042202822</text:p>
          </table:table-cell>
          <table:table-cell table:formula="of:=SIN(RADIANS([.J181]))*(1.914602-[.G181]*(0.004817+0.000014*[.G181]))+SIN(RADIANS(2*[.J181]))*(0.019993-0.000101*[.G181])+SIN(RADIANS(3*[.J181]))*0.000289" office:value-type="float" office:value="-0.336017994855006" calcext:value-type="float">
            <text:p>-0.336017994855006</text:p>
          </table:table-cell>
          <table:table-cell table:formula="of:=[.I181]+[.L181]" office:value-type="float" office:value="273.143606268956" calcext:value-type="float">
            <text:p>273.143606268956</text:p>
          </table:table-cell>
          <table:table-cell table:formula="of:=[.J181]+[.L181]" office:value-type="float" office:value="9709.75948831022" calcext:value-type="float">
            <text:p>9709.75948831022</text:p>
          </table:table-cell>
          <table:table-cell table:formula="of:=(1.000001018*(1-[.K181]*[.K181]))/(1+[.K181]*COS(RADIANS([.N181])))" office:value-type="float" office:value="0.983560619235362" calcext:value-type="float">
            <text:p>0.983560619235362</text:p>
          </table:table-cell>
          <table:table-cell table:formula="of:=[.M181]-0.00569-0.00478*SIN(RADIANS(125.04-1934.136*[.G181]))" office:value-type="float" office:value="273.139349603278" calcext:value-type="float">
            <text:p>273.139349603278</text:p>
          </table:table-cell>
          <table:table-cell table:formula="of:=23+(26+((21.448-[.G181]*(46.815+[.G181]*(0.00059-[.G181]*0.001813))))/60)/60" office:value-type="float" office:value="23.4359126216332" calcext:value-type="float">
            <text:p>23.4359126216332</text:p>
          </table:table-cell>
          <table:table-cell table:formula="of:=[.Q181]+0.00256*COS(RADIANS(125.04-1934.136*[.G181]))" office:value-type="float" office:value="23.4383548180786" calcext:value-type="float">
            <text:p>23.4383548180786</text:p>
          </table:table-cell>
          <table:table-cell table:formula="of:=DEGREES(ATAN2(COS(RADIANS([.P181]));COS(RADIANS([.R181]))*SIN(RADIANS([.P181]))))" office:value-type="float" office:value="-86.5789658681135" calcext:value-type="float">
            <text:p>-86.5789658681135</text:p>
          </table:table-cell>
          <table:table-cell table:formula="of:=DEGREES(ASIN(SIN(RADIANS([.R181]))*SIN(RADIANS([.P181]))))" office:value-type="float" office:value="-23.401083076485" calcext:value-type="float">
            <text:p>-23.401083076485</text:p>
          </table:table-cell>
          <table:table-cell table:formula="of:=TAN(RADIANS([.R181]/2))*TAN(RADIANS([.R181]/2))" office:value-type="float" office:value="0.0430309934810686" calcext:value-type="float">
            <text:p>0.0430309934810686</text:p>
          </table:table-cell>
          <table:table-cell table:formula="of:=4*DEGREES([.U181]*SIN(2*RADIANS([.I181]))-2*[.K181]*SIN(RADIANS([.J181]))+4*[.K181]*[.U181]*SIN(RADIANS([.J181]))*COS(2*RADIANS([.I181]))-0.5*[.U181]*[.U181]*SIN(4*RADIANS([.I181]))-1.25*[.K181]*[.K181]*SIN(2*RADIANS([.J181])))" office:value-type="float" office:value="0.210061394298528" calcext:value-type="float">
            <text:p>0.210061394298528</text:p>
          </table:table-cell>
          <table:table-cell table:formula="of:=DEGREES(ACOS(COS(RADIANS(90.833))/(COS(RADIANS([.$B$3]))*COS(RADIANS([.T181])))-TAN(RADIANS([.$B$3]))*TAN(RADIANS([.T181]))))" office:value-type="float" office:value="61.5081274610466" calcext:value-type="float">
            <text:p>61.5081274610466</text:p>
          </table:table-cell>
          <table:table-cell table:style-name="ce8" table:formula="of:=(720-4*[.$B$4]-[.V181]+[.$B$5]*60)/1440" office:value-type="time" office:time-value="PT11H53M21.529116342S" calcext:value-type="time">
            <text:p>11:53:21</text:p>
          </table:table-cell>
          <table:table-cell table:style-name="ce8" table:formula="of:=[.X181]-[.W181]*4/1440" office:value-type="time" office:time-value="PT07H47M19.578525691S" calcext:value-type="time">
            <text:p>7:47:19</text:p>
          </table:table-cell>
          <table:table-cell table:style-name="ce8" table:formula="of:=[.X181]+[.W181]*4/1440" office:value-type="time" office:time-value="PT15H59M23.479706993S" calcext:value-type="time">
            <text:p>15:59:23</text:p>
          </table:table-cell>
          <table:table-cell table:style-name="ce11" table:formula="of:=8*[.W181]" office:value-type="float" office:value="492.065019688373" calcext:value-type="float">
            <text:p>492.065019688373</text:p>
          </table:table-cell>
          <table:table-cell table:formula="of:=MOD([.E181]*1440+[.V181]+4*[.$B$4]-60*[.$B$5];1440)" office:value-type="float" office:value="1086.6411813943" calcext:value-type="float">
            <text:p>1086.6411813943</text:p>
          </table:table-cell>
          <table:table-cell table:formula="of:=IF([.AB181]/4&lt;0;[.AB181]/4+180;[.AB181]/4-180)" office:value-type="float" office:value="91.6602953485743" calcext:value-type="float">
            <text:p>91.6602953485743</text:p>
          </table:table-cell>
          <table:table-cell table:formula="of:=DEGREES(ACOS(SIN(RADIANS([.$B$3]))*SIN(RADIANS([.T181]))+COS(RADIANS([.$B$3]))*COS(RADIANS([.T181]))*COS(RADIANS([.AC181]))))" office:value-type="float" office:value="108.542446662101" calcext:value-type="float">
            <text:p>108.542446662101</text:p>
          </table:table-cell>
          <table:table-cell table:formula="of:=90-[.AD181]" office:value-type="float" office:value="-18.5424466621006" calcext:value-type="float">
            <text:p>-18.5424466621006</text:p>
          </table:table-cell>
          <table:table-cell table:formula="of:=IF([.AE181]&gt;85;0;IF([.AE181]&gt;5;58.1/TAN(RADIANS([.AE181]))-0.07/POWER(TAN(RADIANS([.AE181]));3)+0.000086/POWER(TAN(RADIANS([.AE181]));5);IF([.AE181]&gt;-0.575;1735+[.AE181]*(-518.2+[.AE181]*(103.4+[.AE181]*(-12.79+[.AE181]*0.711)));-20.772/TAN(RADIANS([.AE181])))))/3600" office:value-type="float" office:value="0.0172023495580208" calcext:value-type="float">
            <text:p>0.0172023495580208</text:p>
          </table:table-cell>
          <table:table-cell table:formula="of:=[.AE181]+[.AF181]" office:value-type="float" office:value="-18.5252443125426" calcext:value-type="float">
            <text:p>-18.5252443125426</text:p>
          </table:table-cell>
          <table:table-cell table:formula="of:=IF([.AC181]&gt;0;MOD(DEGREES(ACOS(((SIN(RADIANS([.$B$3]))*COS(RADIANS([.AD181])))-SIN(RADIANS([.T181])))/(COS(RADIANS([.$B$3]))*SIN(RADIANS([.AD181])))))+180;360);MOD(540-DEGREES(ACOS(((SIN(RADIANS([.$B$3]))*COS(RADIANS([.AD181])))-SIN(RADIANS([.T181])))/(COS(RADIANS([.$B$3]))*SIN(RADIANS([.AD181])))));360))" office:value-type="float" office:value="255.373187101059" calcext:value-type="float">
            <text:p>255.37318710105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81]+0.1/24" office:value-type="time" office:time-value="PT18H06M00S" calcext:value-type="time">
            <text:p>18:06:00</text:p>
          </table:table-cell>
          <table:table-cell table:style-name="ce9" table:formula="of:=[.D182]+2415018.5+[.E182]-[.$B$5]/24" office:value-type="float" office:value="2461034.2125" calcext:value-type="float">
            <text:p>2461034.21</text:p>
          </table:table-cell>
          <table:table-cell table:style-name="ce10" table:formula="of:=([.F182]-2451545)/36525" office:value-type="float" office:value="0.259800479123898" calcext:value-type="float">
            <text:p>0.25980048</text:p>
          </table:table-cell>
          <table:table-cell/>
          <table:table-cell table:formula="of:=MOD(280.46646+[.G182]*(36000.76983+[.G182]*0.0003032);360)" office:value-type="float" office:value="273.483731128043" calcext:value-type="float">
            <text:p>273.483731128043</text:p>
          </table:table-cell>
          <table:table-cell table:formula="of:=357.52911+[.G182]*(35999.05029-0.0001537*[.G182])" office:value-type="float" office:value="9710.09961297312" calcext:value-type="float">
            <text:p>9710.09961297312</text:p>
          </table:table-cell>
          <table:table-cell table:formula="of:=0.016708634-[.G182]*(0.000042037+0.0000001267*[.G182])" office:value-type="float" office:value="0.0166977042154793" calcext:value-type="float">
            <text:p>0.0166977042154793</text:p>
          </table:table-cell>
          <table:table-cell table:formula="of:=SIN(RADIANS([.J182]))*(1.914602-[.G182]*(0.004817+0.000014*[.G182]))+SIN(RADIANS(2*[.J182]))*(0.019993-0.000101*[.G182])+SIN(RADIANS(3*[.J182]))*0.000289" office:value-type="float" office:value="-0.335880151844942" calcext:value-type="float">
            <text:p>-0.335880151844942</text:p>
          </table:table-cell>
          <table:table-cell table:formula="of:=[.I182]+[.L182]" office:value-type="float" office:value="273.147850976198" calcext:value-type="float">
            <text:p>273.147850976198</text:p>
          </table:table-cell>
          <table:table-cell table:formula="of:=[.J182]+[.L182]" office:value-type="float" office:value="9709.76373282127" calcext:value-type="float">
            <text:p>9709.76373282127</text:p>
          </table:table-cell>
          <table:table-cell table:formula="of:=(1.000001018*(1-[.K182]*[.K182]))/(1+[.K182]*COS(RADIANS([.N182])))" office:value-type="float" office:value="0.983560406485029" calcext:value-type="float">
            <text:p>0.983560406485029</text:p>
          </table:table-cell>
          <table:table-cell table:formula="of:=[.M182]-0.00569-0.00478*SIN(RADIANS(125.04-1934.136*[.G182]))" office:value-type="float" office:value="273.14359432808" calcext:value-type="float">
            <text:p>273.14359432808</text:p>
          </table:table-cell>
          <table:table-cell table:formula="of:=23+(26+((21.448-[.G182]*(46.815+[.G182]*(0.00059-[.G182]*0.001813))))/60)/60" office:value-type="float" office:value="23.4359126201497" calcext:value-type="float">
            <text:p>23.4359126201497</text:p>
          </table:table-cell>
          <table:table-cell table:formula="of:=[.Q182]+0.00256*COS(RADIANS(125.04-1934.136*[.G182]))" office:value-type="float" office:value="23.438354813639" calcext:value-type="float">
            <text:p>23.438354813639</text:p>
          </table:table-cell>
          <table:table-cell table:formula="of:=DEGREES(ATAN2(COS(RADIANS([.P182]));COS(RADIANS([.R182]))*SIN(RADIANS([.P182]))))" office:value-type="float" office:value="-86.5743420174691" calcext:value-type="float">
            <text:p>-86.5743420174691</text:p>
          </table:table-cell>
          <table:table-cell table:formula="of:=DEGREES(ASIN(SIN(RADIANS([.R182]))*SIN(RADIANS([.P182]))))" office:value-type="float" office:value="-23.4009822529689" calcext:value-type="float">
            <text:p>-23.4009822529689</text:p>
          </table:table-cell>
          <table:table-cell table:formula="of:=TAN(RADIANS([.R182]/2))*TAN(RADIANS([.R182]/2))" office:value-type="float" office:value="0.0430309934643033" calcext:value-type="float">
            <text:p>0.0430309934643033</text:p>
          </table:table-cell>
          <table:table-cell table:formula="of:=4*DEGREES([.U182]*SIN(2*RADIANS([.I182]))-2*[.K182]*SIN(RADIANS([.J182]))+4*[.K182]*[.U182]*SIN(RADIANS([.J182]))*COS(2*RADIANS([.I182]))-0.5*[.U182]*[.U182]*SIN(4*RADIANS([.I182]))-1.25*[.K182]*[.K182]*SIN(2*RADIANS([.J182])))" office:value-type="float" office:value="0.207999685689087" calcext:value-type="float">
            <text:p>0.207999685689087</text:p>
          </table:table-cell>
          <table:table-cell table:formula="of:=DEGREES(ACOS(COS(RADIANS(90.833))/(COS(RADIANS([.$B$3]))*COS(RADIANS([.T182])))-TAN(RADIANS([.$B$3]))*TAN(RADIANS([.T182]))))" office:value-type="float" office:value="61.508284022749" calcext:value-type="float">
            <text:p>61.508284022749</text:p>
          </table:table-cell>
          <table:table-cell table:style-name="ce8" table:formula="of:=(720-4*[.$B$4]-[.V182]+[.$B$5]*60)/1440" office:value-type="time" office:time-value="PT11H53M21.652818859S" calcext:value-type="time">
            <text:p>11:53:21</text:p>
          </table:table-cell>
          <table:table-cell table:style-name="ce8" table:formula="of:=[.X182]-[.W182]*4/1440" office:value-type="time" office:time-value="PT07H47M19.664653399S" calcext:value-type="time">
            <text:p>7:47:19</text:p>
          </table:table-cell>
          <table:table-cell table:style-name="ce8" table:formula="of:=[.X182]+[.W182]*4/1440" office:value-type="time" office:time-value="PT15H59M23.640984318S" calcext:value-type="time">
            <text:p>15:59:23</text:p>
          </table:table-cell>
          <table:table-cell table:style-name="ce11" table:formula="of:=8*[.W182]" office:value-type="float" office:value="492.066272181992" calcext:value-type="float">
            <text:p>492.066272181992</text:p>
          </table:table-cell>
          <table:table-cell table:formula="of:=MOD([.E182]*1440+[.V182]+4*[.$B$4]-60*[.$B$5];1440)" office:value-type="float" office:value="1092.63911968569" calcext:value-type="float">
            <text:p>1092.63911968569</text:p>
          </table:table-cell>
          <table:table-cell table:formula="of:=IF([.AB182]/4&lt;0;[.AB182]/4+180;[.AB182]/4-180)" office:value-type="float" office:value="93.1597799214217" calcext:value-type="float">
            <text:p>93.1597799214217</text:p>
          </table:table-cell>
          <table:table-cell table:formula="of:=DEGREES(ACOS(SIN(RADIANS([.$B$3]))*SIN(RADIANS([.T182]))+COS(RADIANS([.$B$3]))*COS(RADIANS([.T182]))*COS(RADIANS([.AC182]))))" office:value-type="float" office:value="109.4927237677" calcext:value-type="float">
            <text:p>109.4927237677</text:p>
          </table:table-cell>
          <table:table-cell table:formula="of:=90-[.AD182]" office:value-type="float" office:value="-19.4927237677001" calcext:value-type="float">
            <text:p>-19.4927237677001</text:p>
          </table:table-cell>
          <table:table-cell table:formula="of:=IF([.AE182]&gt;85;0;IF([.AE182]&gt;5;58.1/TAN(RADIANS([.AE182]))-0.07/POWER(TAN(RADIANS([.AE182]));3)+0.000086/POWER(TAN(RADIANS([.AE182]));5);IF([.AE182]&gt;-0.575;1735+[.AE182]*(-518.2+[.AE182]*(103.4+[.AE182]*(-12.79+[.AE182]*0.711)));-20.772/TAN(RADIANS([.AE182])))))/3600" office:value-type="float" office:value="0.0163005558214648" calcext:value-type="float">
            <text:p>0.0163005558214648</text:p>
          </table:table-cell>
          <table:table-cell table:formula="of:=[.AE182]+[.AF182]" office:value-type="float" office:value="-19.4764232118786" calcext:value-type="float">
            <text:p>-19.4764232118786</text:p>
          </table:table-cell>
          <table:table-cell table:formula="of:=IF([.AC182]&gt;0;MOD(DEGREES(ACOS(((SIN(RADIANS([.$B$3]))*COS(RADIANS([.AD182])))-SIN(RADIANS([.T182])))/(COS(RADIANS([.$B$3]))*SIN(RADIANS([.AD182])))))+180;360);MOD(540-DEGREES(ACOS(((SIN(RADIANS([.$B$3]))*COS(RADIANS([.AD182])))-SIN(RADIANS([.T182])))/(COS(RADIANS([.$B$3]))*SIN(RADIANS([.AD182])))));360))" office:value-type="float" office:value="256.426028952041" calcext:value-type="float">
            <text:p>256.42602895204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82]+0.1/24" office:value-type="time" office:time-value="PT18H12M00S" calcext:value-type="time">
            <text:p>18:12:00</text:p>
          </table:table-cell>
          <table:table-cell table:style-name="ce9" table:formula="of:=[.D183]+2415018.5+[.E183]-[.$B$5]/24" office:value-type="float" office:value="2461034.21666667" calcext:value-type="float">
            <text:p>2461034.22</text:p>
          </table:table-cell>
          <table:table-cell table:style-name="ce10" table:formula="of:=([.F183]-2451545)/36525" office:value-type="float" office:value="0.259800593201007" calcext:value-type="float">
            <text:p>0.25980059</text:p>
          </table:table-cell>
          <table:table-cell/>
          <table:table-cell table:formula="of:=MOD(280.46646+[.G183]*(36000.76983+[.G183]*0.0003032);360)" office:value-type="float" office:value="273.487837991817" calcext:value-type="float">
            <text:p>273.487837991817</text:p>
          </table:table-cell>
          <table:table-cell table:formula="of:=357.52911+[.G183]*(35999.05029-0.0001537*[.G183])" office:value-type="float" office:value="9710.10371964071" calcext:value-type="float">
            <text:p>9710.10371964071</text:p>
          </table:table-cell>
          <table:table-cell table:formula="of:=0.016708634-[.G183]*(0.000042037+0.0000001267*[.G183])" office:value-type="float" office:value="0.0166977042106763" calcext:value-type="float">
            <text:p>0.0166977042106763</text:p>
          </table:table-cell>
          <table:table-cell table:formula="of:=SIN(RADIANS([.J183]))*(1.914602-[.G183]*(0.004817+0.000014*[.G183]))+SIN(RADIANS(2*[.J183]))*(0.019993-0.000101*[.G183])+SIN(RADIANS(3*[.J183]))*0.000289" office:value-type="float" office:value="-0.335742307014514" calcext:value-type="float">
            <text:p>-0.335742307014514</text:p>
          </table:table-cell>
          <table:table-cell table:formula="of:=[.I183]+[.L183]" office:value-type="float" office:value="273.152095684803" calcext:value-type="float">
            <text:p>273.152095684803</text:p>
          </table:table-cell>
          <table:table-cell table:formula="of:=[.J183]+[.L183]" office:value-type="float" office:value="9709.76797733369" calcext:value-type="float">
            <text:p>9709.76797733369</text:p>
          </table:table-cell>
          <table:table-cell table:formula="of:=(1.000001018*(1-[.K183]*[.K183]))/(1+[.K183]*COS(RADIANS([.N183])))" office:value-type="float" office:value="0.983560193821981" calcext:value-type="float">
            <text:p>0.983560193821981</text:p>
          </table:table-cell>
          <table:table-cell table:formula="of:=[.M183]-0.00569-0.00478*SIN(RADIANS(125.04-1934.136*[.G183]))" office:value-type="float" office:value="273.147839054245" calcext:value-type="float">
            <text:p>273.147839054245</text:p>
          </table:table-cell>
          <table:table-cell table:formula="of:=23+(26+((21.448-[.G183]*(46.815+[.G183]*(0.00059-[.G183]*0.001813))))/60)/60" office:value-type="float" office:value="23.4359126186662" calcext:value-type="float">
            <text:p>23.4359126186662</text:p>
          </table:table-cell>
          <table:table-cell table:formula="of:=[.Q183]+0.00256*COS(RADIANS(125.04-1934.136*[.G183]))" office:value-type="float" office:value="23.4383548091993" calcext:value-type="float">
            <text:p>23.4383548091993</text:p>
          </table:table-cell>
          <table:table-cell table:formula="of:=DEGREES(ATAN2(COS(RADIANS([.P183]));COS(RADIANS([.R183]))*SIN(RADIANS([.P183]))))" office:value-type="float" office:value="-86.5697181723862" calcext:value-type="float">
            <text:p>-86.5697181723862</text:p>
          </table:table-cell>
          <table:table-cell table:formula="of:=DEGREES(ASIN(SIN(RADIANS([.R183]))*SIN(RADIANS([.P183]))))" office:value-type="float" office:value="-23.4008812934084" calcext:value-type="float">
            <text:p>-23.4008812934084</text:p>
          </table:table-cell>
          <table:table-cell table:formula="of:=TAN(RADIANS([.R183]/2))*TAN(RADIANS([.R183]/2))" office:value-type="float" office:value="0.0430309934475378" calcext:value-type="float">
            <text:p>0.0430309934475378</text:p>
          </table:table-cell>
          <table:table-cell table:formula="of:=4*DEGREES([.U183]*SIN(2*RADIANS([.I183]))-2*[.K183]*SIN(RADIANS([.J183]))+4*[.K183]*[.U183]*SIN(RADIANS([.J183]))*COS(2*RADIANS([.I183]))-0.5*[.U183]*[.U183]*SIN(4*RADIANS([.I183]))-1.25*[.K183]*[.K183]*SIN(2*RADIANS([.J183])))" office:value-type="float" office:value="0.205937997509345" calcext:value-type="float">
            <text:p>0.205937997509345</text:p>
          </table:table-cell>
          <table:table-cell table:formula="of:=DEGREES(ACOS(COS(RADIANS(90.833))/(COS(RADIANS([.$B$3]))*COS(RADIANS([.T183])))-TAN(RADIANS([.$B$3]))*TAN(RADIANS([.T183]))))" office:value-type="float" office:value="61.5084407952384" calcext:value-type="float">
            <text:p>61.5084407952384</text:p>
          </table:table-cell>
          <table:table-cell table:style-name="ce8" table:formula="of:=(720-4*[.$B$4]-[.V183]+[.$B$5]*60)/1440" office:value-type="time" office:time-value="PT11H53M21.776520149S" calcext:value-type="time">
            <text:p>11:53:21</text:p>
          </table:table-cell>
          <table:table-cell table:style-name="ce8" table:formula="of:=[.X183]-[.W183]*4/1440" office:value-type="time" office:time-value="PT07H47M19.750729292S" calcext:value-type="time">
            <text:p>7:47:19</text:p>
          </table:table-cell>
          <table:table-cell table:style-name="ce8" table:formula="of:=[.X183]+[.W183]*4/1440" office:value-type="time" office:time-value="PT15H59M23.802311007S" calcext:value-type="time">
            <text:p>15:59:23</text:p>
          </table:table-cell>
          <table:table-cell table:style-name="ce11" table:formula="of:=8*[.W183]" office:value-type="float" office:value="492.067526361908" calcext:value-type="float">
            <text:p>492.067526361908</text:p>
          </table:table-cell>
          <table:table-cell table:formula="of:=MOD([.E183]*1440+[.V183]+4*[.$B$4]-60*[.$B$5];1440)" office:value-type="float" office:value="1098.63705799751" calcext:value-type="float">
            <text:p>1098.63705799751</text:p>
          </table:table-cell>
          <table:table-cell table:formula="of:=IF([.AB183]/4&lt;0;[.AB183]/4+180;[.AB183]/4-180)" office:value-type="float" office:value="94.6592644993768" calcext:value-type="float">
            <text:p>94.6592644993768</text:p>
          </table:table-cell>
          <table:table-cell table:formula="of:=DEGREES(ACOS(SIN(RADIANS([.$B$3]))*SIN(RADIANS([.T183]))+COS(RADIANS([.$B$3]))*COS(RADIANS([.T183]))*COS(RADIANS([.AC183]))))" office:value-type="float" office:value="110.447230431234" calcext:value-type="float">
            <text:p>110.447230431234</text:p>
          </table:table-cell>
          <table:table-cell table:formula="of:=90-[.AD183]" office:value-type="float" office:value="-20.4472304312341" calcext:value-type="float">
            <text:p>-20.4472304312341</text:p>
          </table:table-cell>
          <table:table-cell table:formula="of:=IF([.AE183]&gt;85;0;IF([.AE183]&gt;5;58.1/TAN(RADIANS([.AE183]))-0.07/POWER(TAN(RADIANS([.AE183]));3)+0.000086/POWER(TAN(RADIANS([.AE183]));5);IF([.AE183]&gt;-0.575;1735+[.AE183]*(-518.2+[.AE183]*(103.4+[.AE183]*(-12.79+[.AE183]*0.711)));-20.772/TAN(RADIANS([.AE183])))))/3600" office:value-type="float" office:value="0.0154760027766558" calcext:value-type="float">
            <text:p>0.0154760027766558</text:p>
          </table:table-cell>
          <table:table-cell table:formula="of:=[.AE183]+[.AF183]" office:value-type="float" office:value="-20.4317544284574" calcext:value-type="float">
            <text:p>-20.4317544284574</text:p>
          </table:table-cell>
          <table:table-cell table:formula="of:=IF([.AC183]&gt;0;MOD(DEGREES(ACOS(((SIN(RADIANS([.$B$3]))*COS(RADIANS([.AD183])))-SIN(RADIANS([.T183])))/(COS(RADIANS([.$B$3]))*SIN(RADIANS([.AD183])))))+180;360);MOD(540-DEGREES(ACOS(((SIN(RADIANS([.$B$3]))*COS(RADIANS([.AD183])))-SIN(RADIANS([.T183])))/(COS(RADIANS([.$B$3]))*SIN(RADIANS([.AD183])))));360))" office:value-type="float" office:value="257.480772026464" calcext:value-type="float">
            <text:p>257.48077202646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83]+0.1/24" office:value-type="time" office:time-value="PT18H18M00S" calcext:value-type="time">
            <text:p>18:18:00</text:p>
          </table:table-cell>
          <table:table-cell table:style-name="ce9" table:formula="of:=[.D184]+2415018.5+[.E184]-[.$B$5]/24" office:value-type="float" office:value="2461034.22083333" calcext:value-type="float">
            <text:p>2461034.22</text:p>
          </table:table-cell>
          <table:table-cell table:style-name="ce10" table:formula="of:=([.F184]-2451545)/36525" office:value-type="float" office:value="0.259800707278129" calcext:value-type="float">
            <text:p>0.25980071</text:p>
          </table:table-cell>
          <table:table-cell/>
          <table:table-cell table:formula="of:=MOD(280.46646+[.G184]*(36000.76983+[.G184]*0.0003032);360)" office:value-type="float" office:value="273.491944856052" calcext:value-type="float">
            <text:p>273.491944856052</text:p>
          </table:table-cell>
          <table:table-cell table:formula="of:=357.52911+[.G184]*(35999.05029-0.0001537*[.G184])" office:value-type="float" office:value="9710.10782630875" calcext:value-type="float">
            <text:p>9710.10782630875</text:p>
          </table:table-cell>
          <table:table-cell table:formula="of:=0.016708634-[.G184]*(0.000042037+0.0000001267*[.G184])" office:value-type="float" office:value="0.0166977042058733" calcext:value-type="float">
            <text:p>0.0166977042058733</text:p>
          </table:table-cell>
          <table:table-cell table:formula="of:=SIN(RADIANS([.J184]))*(1.914602-[.G184]*(0.004817+0.000014*[.G184]))+SIN(RADIANS(2*[.J184]))*(0.019993-0.000101*[.G184])+SIN(RADIANS(3*[.J184]))*0.000289" office:value-type="float" office:value="-0.335604460334029" calcext:value-type="float">
            <text:p>-0.335604460334029</text:p>
          </table:table-cell>
          <table:table-cell table:formula="of:=[.I184]+[.L184]" office:value-type="float" office:value="273.156340395718" calcext:value-type="float">
            <text:p>273.156340395718</text:p>
          </table:table-cell>
          <table:table-cell table:formula="of:=[.J184]+[.L184]" office:value-type="float" office:value="9709.77222184842" calcext:value-type="float">
            <text:p>9709.77222184842</text:p>
          </table:table-cell>
          <table:table-cell table:formula="of:=(1.000001018*(1-[.K184]*[.K184]))/(1+[.K184]*COS(RADIANS([.N184])))" office:value-type="float" office:value="0.983559981246172" calcext:value-type="float">
            <text:p>0.983559981246172</text:p>
          </table:table-cell>
          <table:table-cell table:formula="of:=[.M184]-0.00569-0.00478*SIN(RADIANS(125.04-1934.136*[.G184]))" office:value-type="float" office:value="273.152083782721" calcext:value-type="float">
            <text:p>273.152083782721</text:p>
          </table:table-cell>
          <table:table-cell table:formula="of:=23+(26+((21.448-[.G184]*(46.815+[.G184]*(0.00059-[.G184]*0.001813))))/60)/60" office:value-type="float" office:value="23.4359126171828" calcext:value-type="float">
            <text:p>23.4359126171828</text:p>
          </table:table-cell>
          <table:table-cell table:formula="of:=[.Q184]+0.00256*COS(RADIANS(125.04-1934.136*[.G184]))" office:value-type="float" office:value="23.4383548047596" calcext:value-type="float">
            <text:p>23.4383548047596</text:p>
          </table:table-cell>
          <table:table-cell table:formula="of:=DEGREES(ATAN2(COS(RADIANS([.P184]));COS(RADIANS([.R184]))*SIN(RADIANS([.P184]))))" office:value-type="float" office:value="-86.5650943318433" calcext:value-type="float">
            <text:p>-86.5650943318433</text:p>
          </table:table-cell>
          <table:table-cell table:formula="of:=DEGREES(ASIN(SIN(RADIANS([.R184]))*SIN(RADIANS([.P184]))))" office:value-type="float" office:value="-23.4007801977816" calcext:value-type="float">
            <text:p>-23.4007801977816</text:p>
          </table:table-cell>
          <table:table-cell table:formula="of:=TAN(RADIANS([.R184]/2))*TAN(RADIANS([.R184]/2))" office:value-type="float" office:value="0.0430309934307723" calcext:value-type="float">
            <text:p>0.0430309934307723</text:p>
          </table:table-cell>
          <table:table-cell table:formula="of:=4*DEGREES([.U184]*SIN(2*RADIANS([.I184]))-2*[.K184]*SIN(RADIANS([.J184]))+4*[.K184]*[.U184]*SIN(RADIANS([.J184]))*COS(2*RADIANS([.I184]))-0.5*[.U184]*[.U184]*SIN(4*RADIANS([.I184]))-1.25*[.K184]*[.K184]*SIN(2*RADIANS([.J184])))" office:value-type="float" office:value="0.203876329340364" calcext:value-type="float">
            <text:p>0.203876329340364</text:p>
          </table:table-cell>
          <table:table-cell table:formula="of:=DEGREES(ACOS(COS(RADIANS(90.833))/(COS(RADIANS([.$B$3]))*COS(RADIANS([.T184])))-TAN(RADIANS([.$B$3]))*TAN(RADIANS([.T184]))))" office:value-type="float" office:value="61.5085977785469" calcext:value-type="float">
            <text:p>61.5085977785469</text:p>
          </table:table-cell>
          <table:table-cell table:style-name="ce8" table:formula="of:=(720-4*[.$B$4]-[.V184]+[.$B$5]*60)/1440" office:value-type="time" office:time-value="PT11H53M21.90022024S" calcext:value-type="time">
            <text:p>11:53:21</text:p>
          </table:table-cell>
          <table:table-cell table:style-name="ce8" table:formula="of:=[.X184]-[.W184]*4/1440" office:value-type="time" office:time-value="PT07H47M19.836753388S" calcext:value-type="time">
            <text:p>7:47:19</text:p>
          </table:table-cell>
          <table:table-cell table:style-name="ce8" table:formula="of:=[.X184]+[.W184]*4/1440" office:value-type="time" office:time-value="PT15H59M23.963687091S" calcext:value-type="time">
            <text:p>15:59:23</text:p>
          </table:table-cell>
          <table:table-cell table:style-name="ce11" table:formula="of:=8*[.W184]" office:value-type="float" office:value="492.068782228376" calcext:value-type="float">
            <text:p>492.068782228376</text:p>
          </table:table-cell>
          <table:table-cell table:formula="of:=MOD([.E184]*1440+[.V184]+4*[.$B$4]-60*[.$B$5];1440)" office:value-type="float" office:value="1104.63499632934" calcext:value-type="float">
            <text:p>1104.63499632934</text:p>
          </table:table-cell>
          <table:table-cell table:formula="of:=IF([.AB184]/4&lt;0;[.AB184]/4+180;[.AB184]/4-180)" office:value-type="float" office:value="96.1587490823347" calcext:value-type="float">
            <text:p>96.1587490823347</text:p>
          </table:table-cell>
          <table:table-cell table:formula="of:=DEGREES(ACOS(SIN(RADIANS([.$B$3]))*SIN(RADIANS([.T184]))+COS(RADIANS([.$B$3]))*COS(RADIANS([.T184]))*COS(RADIANS([.AC184]))))" office:value-type="float" office:value="111.405651629036" calcext:value-type="float">
            <text:p>111.405651629036</text:p>
          </table:table-cell>
          <table:table-cell table:formula="of:=90-[.AD184]" office:value-type="float" office:value="-21.4056516290364" calcext:value-type="float">
            <text:p>-21.4056516290364</text:p>
          </table:table-cell>
          <table:table-cell table:formula="of:=IF([.AE184]&gt;85;0;IF([.AE184]&gt;5;58.1/TAN(RADIANS([.AE184]))-0.07/POWER(TAN(RADIANS([.AE184]));3)+0.000086/POWER(TAN(RADIANS([.AE184]));5);IF([.AE184]&gt;-0.575;1735+[.AE184]*(-518.2+[.AE184]*(103.4+[.AE184]*(-12.79+[.AE184]*0.711)));-20.772/TAN(RADIANS([.AE184])))))/3600" office:value-type="float" office:value="0.0147190307485026" calcext:value-type="float">
            <text:p>0.0147190307485026</text:p>
          </table:table-cell>
          <table:table-cell table:formula="of:=[.AE184]+[.AF184]" office:value-type="float" office:value="-21.3909325982879" calcext:value-type="float">
            <text:p>-21.3909325982879</text:p>
          </table:table-cell>
          <table:table-cell table:formula="of:=IF([.AC184]&gt;0;MOD(DEGREES(ACOS(((SIN(RADIANS([.$B$3]))*COS(RADIANS([.AD184])))-SIN(RADIANS([.T184])))/(COS(RADIANS([.$B$3]))*SIN(RADIANS([.AD184])))))+180;360);MOD(540-DEGREES(ACOS(((SIN(RADIANS([.$B$3]))*COS(RADIANS([.AD184])))-SIN(RADIANS([.T184])))/(COS(RADIANS([.$B$3]))*SIN(RADIANS([.AD184])))));360))" office:value-type="float" office:value="258.538051647454" calcext:value-type="float">
            <text:p>258.53805164745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84]+0.1/24" office:value-type="time" office:time-value="PT18H24M00S" calcext:value-type="time">
            <text:p>18:24:00</text:p>
          </table:table-cell>
          <table:table-cell table:style-name="ce9" table:formula="of:=[.D185]+2415018.5+[.E185]-[.$B$5]/24" office:value-type="float" office:value="2461034.225" calcext:value-type="float">
            <text:p>2461034.23</text:p>
          </table:table-cell>
          <table:table-cell table:style-name="ce10" table:formula="of:=([.F185]-2451545)/36525" office:value-type="float" office:value="0.259800821355239" calcext:value-type="float">
            <text:p>0.25980082</text:p>
          </table:table-cell>
          <table:table-cell/>
          <table:table-cell table:formula="of:=MOD(280.46646+[.G185]*(36000.76983+[.G185]*0.0003032);360)" office:value-type="float" office:value="273.496051719825" calcext:value-type="float">
            <text:p>273.496051719825</text:p>
          </table:table-cell>
          <table:table-cell table:formula="of:=357.52911+[.G185]*(35999.05029-0.0001537*[.G185])" office:value-type="float" office:value="9710.11193297634" calcext:value-type="float">
            <text:p>9710.11193297634</text:p>
          </table:table-cell>
          <table:table-cell table:formula="of:=0.016708634-[.G185]*(0.000042037+0.0000001267*[.G185])" office:value-type="float" office:value="0.0166977042010704" calcext:value-type="float">
            <text:p>0.0166977042010704</text:p>
          </table:table-cell>
          <table:table-cell table:formula="of:=SIN(RADIANS([.J185]))*(1.914602-[.G185]*(0.004817+0.000014*[.G185]))+SIN(RADIANS(2*[.J185]))*(0.019993-0.000101*[.G185])+SIN(RADIANS(3*[.J185]))*0.000289" office:value-type="float" office:value="-0.335466611834848" calcext:value-type="float">
            <text:p>-0.335466611834848</text:p>
          </table:table-cell>
          <table:table-cell table:formula="of:=[.I185]+[.L185]" office:value-type="float" office:value="273.16058510799" calcext:value-type="float">
            <text:p>273.16058510799</text:p>
          </table:table-cell>
          <table:table-cell table:formula="of:=[.J185]+[.L185]" office:value-type="float" office:value="9709.7764663645" calcext:value-type="float">
            <text:p>9709.7764663645</text:p>
          </table:table-cell>
          <table:table-cell table:formula="of:=(1.000001018*(1-[.K185]*[.K185]))/(1+[.K185]*COS(RADIANS([.N185])))" office:value-type="float" office:value="0.983559768757651" calcext:value-type="float">
            <text:p>0.983559768757651</text:p>
          </table:table-cell>
          <table:table-cell table:formula="of:=[.M185]-0.00569-0.00478*SIN(RADIANS(125.04-1934.136*[.G185]))" office:value-type="float" office:value="273.156328512553" calcext:value-type="float">
            <text:p>273.156328512553</text:p>
          </table:table-cell>
          <table:table-cell table:formula="of:=23+(26+((21.448-[.G185]*(46.815+[.G185]*(0.00059-[.G185]*0.001813))))/60)/60" office:value-type="float" office:value="23.4359126156993" calcext:value-type="float">
            <text:p>23.4359126156993</text:p>
          </table:table-cell>
          <table:table-cell table:formula="of:=[.Q185]+0.00256*COS(RADIANS(125.04-1934.136*[.G185]))" office:value-type="float" office:value="23.4383548003199" calcext:value-type="float">
            <text:p>23.4383548003199</text:p>
          </table:table-cell>
          <table:table-cell table:formula="of:=DEGREES(ATAN2(COS(RADIANS([.P185]));COS(RADIANS([.R185]))*SIN(RADIANS([.P185]))))" office:value-type="float" office:value="-86.5604704968886" calcext:value-type="float">
            <text:p>-86.5604704968886</text:p>
          </table:table-cell>
          <table:table-cell table:formula="of:=DEGREES(ASIN(SIN(RADIANS([.R185]))*SIN(RADIANS([.P185]))))" office:value-type="float" office:value="-23.400678966112" calcext:value-type="float">
            <text:p>-23.400678966112</text:p>
          </table:table-cell>
          <table:table-cell table:formula="of:=TAN(RADIANS([.R185]/2))*TAN(RADIANS([.R185]/2))" office:value-type="float" office:value="0.0430309934140066" calcext:value-type="float">
            <text:p>0.0430309934140066</text:p>
          </table:table-cell>
          <table:table-cell table:formula="of:=4*DEGREES([.U185]*SIN(2*RADIANS([.I185]))-2*[.K185]*SIN(RADIANS([.J185]))+4*[.K185]*[.U185]*SIN(RADIANS([.J185]))*COS(2*RADIANS([.I185]))-0.5*[.U185]*[.U185]*SIN(4*RADIANS([.I185]))-1.25*[.K185]*[.K185]*SIN(2*RADIANS([.J185])))" office:value-type="float" office:value="0.201814681683457" calcext:value-type="float">
            <text:p>0.201814681683457</text:p>
          </table:table-cell>
          <table:table-cell table:formula="of:=DEGREES(ACOS(COS(RADIANS(90.833))/(COS(RADIANS([.$B$3]))*COS(RADIANS([.T185])))-TAN(RADIANS([.$B$3]))*TAN(RADIANS([.T185]))))" office:value-type="float" office:value="61.5087549726363" calcext:value-type="float">
            <text:p>61.5087549726363</text:p>
          </table:table-cell>
          <table:table-cell table:style-name="ce8" table:formula="of:=(720-4*[.$B$4]-[.V185]+[.$B$5]*60)/1440" office:value-type="time" office:time-value="PT11H53M22.023919099S" calcext:value-type="time">
            <text:p>11:53:22</text:p>
          </table:table-cell>
          <table:table-cell table:style-name="ce8" table:formula="of:=[.X185]-[.W185]*4/1440" office:value-type="time" office:time-value="PT07H47M19.922725666S" calcext:value-type="time">
            <text:p>7:47:19</text:p>
          </table:table-cell>
          <table:table-cell table:style-name="ce8" table:formula="of:=[.X185]+[.W185]*4/1440" office:value-type="time" office:time-value="PT15H59M24.125112532S" calcext:value-type="time">
            <text:p>15:59:24</text:p>
          </table:table-cell>
          <table:table-cell table:style-name="ce11" table:formula="of:=8*[.W185]" office:value-type="float" office:value="492.07003978109" calcext:value-type="float">
            <text:p>492.07003978109</text:p>
          </table:table-cell>
          <table:table-cell table:formula="of:=MOD([.E185]*1440+[.V185]+4*[.$B$4]-60*[.$B$5];1440)" office:value-type="float" office:value="1110.63293468168" calcext:value-type="float">
            <text:p>1110.63293468168</text:p>
          </table:table-cell>
          <table:table-cell table:formula="of:=IF([.AB185]/4&lt;0;[.AB185]/4+180;[.AB185]/4-180)" office:value-type="float" office:value="97.6582336704203" calcext:value-type="float">
            <text:p>97.6582336704203</text:p>
          </table:table-cell>
          <table:table-cell table:formula="of:=DEGREES(ACOS(SIN(RADIANS([.$B$3]))*SIN(RADIANS([.T185]))+COS(RADIANS([.$B$3]))*COS(RADIANS([.T185]))*COS(RADIANS([.AC185]))))" office:value-type="float" office:value="112.367671057281" calcext:value-type="float">
            <text:p>112.367671057281</text:p>
          </table:table-cell>
          <table:table-cell table:formula="of:=90-[.AD185]" office:value-type="float" office:value="-22.3676710572809" calcext:value-type="float">
            <text:p>-22.3676710572809</text:p>
          </table:table-cell>
          <table:table-cell table:formula="of:=IF([.AE185]&gt;85;0;IF([.AE185]&gt;5;58.1/TAN(RADIANS([.AE185]))-0.07/POWER(TAN(RADIANS([.AE185]));3)+0.000086/POWER(TAN(RADIANS([.AE185]));5);IF([.AE185]&gt;-0.575;1735+[.AE185]*(-518.2+[.AE185]*(103.4+[.AE185]*(-12.79+[.AE185]*0.711)));-20.772/TAN(RADIANS([.AE185])))))/3600" office:value-type="float" office:value="0.014021519988254" calcext:value-type="float">
            <text:p>0.014021519988254</text:p>
          </table:table-cell>
          <table:table-cell table:formula="of:=[.AE185]+[.AF185]" office:value-type="float" office:value="-22.3536495372927" calcext:value-type="float">
            <text:p>-22.3536495372927</text:p>
          </table:table-cell>
          <table:table-cell table:formula="of:=IF([.AC185]&gt;0;MOD(DEGREES(ACOS(((SIN(RADIANS([.$B$3]))*COS(RADIANS([.AD185])))-SIN(RADIANS([.T185])))/(COS(RADIANS([.$B$3]))*SIN(RADIANS([.AD185])))))+180;360);MOD(540-DEGREES(ACOS(((SIN(RADIANS([.$B$3]))*COS(RADIANS([.AD185])))-SIN(RADIANS([.T185])))/(COS(RADIANS([.$B$3]))*SIN(RADIANS([.AD185])))));360))" office:value-type="float" office:value="259.598525833353" calcext:value-type="float">
            <text:p>259.59852583335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85]+0.1/24" office:value-type="time" office:time-value="PT18H30M00S" calcext:value-type="time">
            <text:p>18:30:00</text:p>
          </table:table-cell>
          <table:table-cell table:style-name="ce9" table:formula="of:=[.D186]+2415018.5+[.E186]-[.$B$5]/24" office:value-type="float" office:value="2461034.22916667" calcext:value-type="float">
            <text:p>2461034.23</text:p>
          </table:table-cell>
          <table:table-cell table:style-name="ce10" table:formula="of:=([.F186]-2451545)/36525" office:value-type="float" office:value="0.259800935432361" calcext:value-type="float">
            <text:p>0.25980094</text:p>
          </table:table-cell>
          <table:table-cell/>
          <table:table-cell table:formula="of:=MOD(280.46646+[.G186]*(36000.76983+[.G186]*0.0003032);360)" office:value-type="float" office:value="273.500158584056" calcext:value-type="float">
            <text:p>273.500158584056</text:p>
          </table:table-cell>
          <table:table-cell table:formula="of:=357.52911+[.G186]*(35999.05029-0.0001537*[.G186])" office:value-type="float" office:value="9710.11603964438" calcext:value-type="float">
            <text:p>9710.11603964438</text:p>
          </table:table-cell>
          <table:table-cell table:formula="of:=0.016708634-[.G186]*(0.000042037+0.0000001267*[.G186])" office:value-type="float" office:value="0.0166977041962674" calcext:value-type="float">
            <text:p>0.0166977041962674</text:p>
          </table:table-cell>
          <table:table-cell table:formula="of:=SIN(RADIANS([.J186]))*(1.914602-[.G186]*(0.004817+0.000014*[.G186]))+SIN(RADIANS(2*[.J186]))*(0.019993-0.000101*[.G186])+SIN(RADIANS(3*[.J186]))*0.000289" office:value-type="float" office:value="-0.335328761486894" calcext:value-type="float">
            <text:p>-0.335328761486894</text:p>
          </table:table-cell>
          <table:table-cell table:formula="of:=[.I186]+[.L186]" office:value-type="float" office:value="273.16482982257" calcext:value-type="float">
            <text:p>273.16482982257</text:p>
          </table:table-cell>
          <table:table-cell table:formula="of:=[.J186]+[.L186]" office:value-type="float" office:value="9709.7807108829" calcext:value-type="float">
            <text:p>9709.7807108829</text:p>
          </table:table-cell>
          <table:table-cell table:formula="of:=(1.000001018*(1-[.K186]*[.K186]))/(1+[.K186]*COS(RADIANS([.N186])))" office:value-type="float" office:value="0.983559556356371" calcext:value-type="float">
            <text:p>0.983559556356371</text:p>
          </table:table-cell>
          <table:table-cell table:formula="of:=[.M186]-0.00569-0.00478*SIN(RADIANS(125.04-1934.136*[.G186]))" office:value-type="float" office:value="273.160573244693" calcext:value-type="float">
            <text:p>273.160573244693</text:p>
          </table:table-cell>
          <table:table-cell table:formula="of:=23+(26+((21.448-[.G186]*(46.815+[.G186]*(0.00059-[.G186]*0.001813))))/60)/60" office:value-type="float" office:value="23.4359126142158" calcext:value-type="float">
            <text:p>23.4359126142158</text:p>
          </table:table-cell>
          <table:table-cell table:formula="of:=[.Q186]+0.00256*COS(RADIANS(125.04-1934.136*[.G186]))" office:value-type="float" office:value="23.4383547958802" calcext:value-type="float">
            <text:p>23.4383547958802</text:p>
          </table:table-cell>
          <table:table-cell table:formula="of:=DEGREES(ATAN2(COS(RADIANS([.P186]));COS(RADIANS([.R186]))*SIN(RADIANS([.P186]))))" office:value-type="float" office:value="-86.5558466664963" calcext:value-type="float">
            <text:p>-86.5558466664963</text:p>
          </table:table-cell>
          <table:table-cell table:formula="of:=DEGREES(ASIN(SIN(RADIANS([.R186]))*SIN(RADIANS([.P186]))))" office:value-type="float" office:value="-23.4005775983775" calcext:value-type="float">
            <text:p>-23.4005775983775</text:p>
          </table:table-cell>
          <table:table-cell table:formula="of:=TAN(RADIANS([.R186]/2))*TAN(RADIANS([.R186]/2))" office:value-type="float" office:value="0.0430309933972408" calcext:value-type="float">
            <text:p>0.0430309933972408</text:p>
          </table:table-cell>
          <table:table-cell table:formula="of:=4*DEGREES([.U186]*SIN(2*RADIANS([.I186]))-2*[.K186]*SIN(RADIANS([.J186]))+4*[.K186]*[.U186]*SIN(RADIANS([.J186]))*COS(2*RADIANS([.I186]))-0.5*[.U186]*[.U186]*SIN(4*RADIANS([.I186]))-1.25*[.K186]*[.K186]*SIN(2*RADIANS([.J186])))" office:value-type="float" office:value="0.199753054116692" calcext:value-type="float">
            <text:p>0.199753054116692</text:p>
          </table:table-cell>
          <table:table-cell table:formula="of:=DEGREES(ACOS(COS(RADIANS(90.833))/(COS(RADIANS([.$B$3]))*COS(RADIANS([.T186])))-TAN(RADIANS([.$B$3]))*TAN(RADIANS([.T186]))))" office:value-type="float" office:value="61.5089123775388" calcext:value-type="float">
            <text:p>61.5089123775388</text:p>
          </table:table-cell>
          <table:table-cell table:style-name="ce8" table:formula="of:=(720-4*[.$B$4]-[.V186]+[.$B$5]*60)/1440" office:value-type="time" office:time-value="PT11H53M22.147616753S" calcext:value-type="time">
            <text:p>11:53:22</text:p>
          </table:table-cell>
          <table:table-cell table:style-name="ce8" table:formula="of:=[.X186]-[.W186]*4/1440" office:value-type="time" office:time-value="PT07H47M20.008646144S" calcext:value-type="time">
            <text:p>7:47:20</text:p>
          </table:table-cell>
          <table:table-cell table:style-name="ce8" table:formula="of:=[.X186]+[.W186]*4/1440" office:value-type="time" office:time-value="PT15H59M24.286587362S" calcext:value-type="time">
            <text:p>15:59:24</text:p>
          </table:table-cell>
          <table:table-cell table:style-name="ce11" table:formula="of:=8*[.W186]" office:value-type="float" office:value="492.07129902031" calcext:value-type="float">
            <text:p>492.07129902031</text:p>
          </table:table-cell>
          <table:table-cell table:formula="of:=MOD([.E186]*1440+[.V186]+4*[.$B$4]-60*[.$B$5];1440)" office:value-type="float" office:value="1116.63087305411" calcext:value-type="float">
            <text:p>1116.63087305411</text:p>
          </table:table-cell>
          <table:table-cell table:formula="of:=IF([.AB186]/4&lt;0;[.AB186]/4+180;[.AB186]/4-180)" office:value-type="float" office:value="99.1577182635287" calcext:value-type="float">
            <text:p>99.1577182635287</text:p>
          </table:table-cell>
          <table:table-cell table:formula="of:=DEGREES(ACOS(SIN(RADIANS([.$B$3]))*SIN(RADIANS([.T186]))+COS(RADIANS([.$B$3]))*COS(RADIANS([.T186]))*COS(RADIANS([.AC186]))))" office:value-type="float" office:value="113.332970485105" calcext:value-type="float">
            <text:p>113.332970485105</text:p>
          </table:table-cell>
          <table:table-cell table:formula="of:=90-[.AD186]" office:value-type="float" office:value="-23.3329704851052" calcext:value-type="float">
            <text:p>-23.3329704851052</text:p>
          </table:table-cell>
          <table:table-cell table:formula="of:=IF([.AE186]&gt;85;0;IF([.AE186]&gt;5;58.1/TAN(RADIANS([.AE186]))-0.07/POWER(TAN(RADIANS([.AE186]));3)+0.000086/POWER(TAN(RADIANS([.AE186]));5);IF([.AE186]&gt;-0.575;1735+[.AE186]*(-518.2+[.AE186]*(103.4+[.AE186]*(-12.79+[.AE186]*0.711)));-20.772/TAN(RADIANS([.AE186])))))/3600" office:value-type="float" office:value="0.0133765964548746" calcext:value-type="float">
            <text:p>0.0133765964548746</text:p>
          </table:table-cell>
          <table:table-cell table:formula="of:=[.AE186]+[.AF186]" office:value-type="float" office:value="-23.3195938886503" calcext:value-type="float">
            <text:p>-23.3195938886503</text:p>
          </table:table-cell>
          <table:table-cell table:formula="of:=IF([.AC186]&gt;0;MOD(DEGREES(ACOS(((SIN(RADIANS([.$B$3]))*COS(RADIANS([.AD186])))-SIN(RADIANS([.T186])))/(COS(RADIANS([.$B$3]))*SIN(RADIANS([.AD186])))))+180;360);MOD(540-DEGREES(ACOS(((SIN(RADIANS([.$B$3]))*COS(RADIANS([.AD186])))-SIN(RADIANS([.T186])))/(COS(RADIANS([.$B$3]))*SIN(RADIANS([.AD186])))));360))" office:value-type="float" office:value="260.662876827735" calcext:value-type="float">
            <text:p>260.66287682773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86]+0.1/24" office:value-type="time" office:time-value="PT18H36M00S" calcext:value-type="time">
            <text:p>18:36:00</text:p>
          </table:table-cell>
          <table:table-cell table:style-name="ce9" table:formula="of:=[.D187]+2415018.5+[.E187]-[.$B$5]/24" office:value-type="float" office:value="2461034.23333333" calcext:value-type="float">
            <text:p>2461034.23</text:p>
          </table:table-cell>
          <table:table-cell table:style-name="ce10" table:formula="of:=([.F187]-2451545)/36525" office:value-type="float" office:value="0.25980104950947" calcext:value-type="float">
            <text:p>0.25980105</text:p>
          </table:table-cell>
          <table:table-cell/>
          <table:table-cell table:formula="of:=MOD(280.46646+[.G187]*(36000.76983+[.G187]*0.0003032);360)" office:value-type="float" office:value="273.504265447831" calcext:value-type="float">
            <text:p>273.504265447831</text:p>
          </table:table-cell>
          <table:table-cell table:formula="of:=357.52911+[.G187]*(35999.05029-0.0001537*[.G187])" office:value-type="float" office:value="9710.12014631197" calcext:value-type="float">
            <text:p>9710.12014631197</text:p>
          </table:table-cell>
          <table:table-cell table:formula="of:=0.016708634-[.G187]*(0.000042037+0.0000001267*[.G187])" office:value-type="float" office:value="0.0166977041914644" calcext:value-type="float">
            <text:p>0.0166977041914644</text:p>
          </table:table-cell>
          <table:table-cell table:formula="of:=SIN(RADIANS([.J187]))*(1.914602-[.G187]*(0.004817+0.000014*[.G187]))+SIN(RADIANS(2*[.J187]))*(0.019993-0.000101*[.G187])+SIN(RADIANS(3*[.J187]))*0.000289" office:value-type="float" office:value="-0.335190909321913" calcext:value-type="float">
            <text:p>-0.335190909321913</text:p>
          </table:table-cell>
          <table:table-cell table:formula="of:=[.I187]+[.L187]" office:value-type="float" office:value="273.169074538509" calcext:value-type="float">
            <text:p>273.169074538509</text:p>
          </table:table-cell>
          <table:table-cell table:formula="of:=[.J187]+[.L187]" office:value-type="float" office:value="9709.78495540265" calcext:value-type="float">
            <text:p>9709.78495540265</text:p>
          </table:table-cell>
          <table:table-cell table:formula="of:=(1.000001018*(1-[.K187]*[.K187]))/(1+[.K187]*COS(RADIANS([.N187])))" office:value-type="float" office:value="0.983559344042381" calcext:value-type="float">
            <text:p>0.983559344042381</text:p>
          </table:table-cell>
          <table:table-cell table:formula="of:=[.M187]-0.00569-0.00478*SIN(RADIANS(125.04-1934.136*[.G187]))" office:value-type="float" office:value="273.164817978193" calcext:value-type="float">
            <text:p>273.164817978193</text:p>
          </table:table-cell>
          <table:table-cell table:formula="of:=23+(26+((21.448-[.G187]*(46.815+[.G187]*(0.00059-[.G187]*0.001813))))/60)/60" office:value-type="float" office:value="23.4359126127323" calcext:value-type="float">
            <text:p>23.4359126127323</text:p>
          </table:table-cell>
          <table:table-cell table:formula="of:=[.Q187]+0.00256*COS(RADIANS(125.04-1934.136*[.G187]))" office:value-type="float" office:value="23.4383547914404" calcext:value-type="float">
            <text:p>23.4383547914404</text:p>
          </table:table-cell>
          <table:table-cell table:formula="of:=DEGREES(ATAN2(COS(RADIANS([.P187]));COS(RADIANS([.R187]))*SIN(RADIANS([.P187]))))" office:value-type="float" office:value="-86.551222841707" calcext:value-type="float">
            <text:p>-86.551222841707</text:p>
          </table:table-cell>
          <table:table-cell table:formula="of:=DEGREES(ASIN(SIN(RADIANS([.R187]))*SIN(RADIANS([.P187]))))" office:value-type="float" office:value="-23.4004760946016" calcext:value-type="float">
            <text:p>-23.4004760946016</text:p>
          </table:table-cell>
          <table:table-cell table:formula="of:=TAN(RADIANS([.R187]/2))*TAN(RADIANS([.R187]/2))" office:value-type="float" office:value="0.0430309933804748" calcext:value-type="float">
            <text:p>0.0430309933804748</text:p>
          </table:table-cell>
          <table:table-cell table:formula="of:=4*DEGREES([.U187]*SIN(2*RADIANS([.I187]))-2*[.K187]*SIN(RADIANS([.J187]))+4*[.K187]*[.U187]*SIN(RADIANS([.J187]))*COS(2*RADIANS([.I187]))-0.5*[.U187]*[.U187]*SIN(4*RADIANS([.I187]))-1.25*[.K187]*[.K187]*SIN(2*RADIANS([.J187])))" office:value-type="float" office:value="0.197691447140451" calcext:value-type="float">
            <text:p>0.197691447140451</text:p>
          </table:table-cell>
          <table:table-cell table:formula="of:=DEGREES(ACOS(COS(RADIANS(90.833))/(COS(RADIANS([.$B$3]))*COS(RADIANS([.T187])))-TAN(RADIANS([.$B$3]))*TAN(RADIANS([.T187]))))" office:value-type="float" office:value="61.5090699932162" calcext:value-type="float">
            <text:p>61.5090699932162</text:p>
          </table:table-cell>
          <table:table-cell table:style-name="ce8" table:formula="of:=(720-4*[.$B$4]-[.V187]+[.$B$5]*60)/1440" office:value-type="time" office:time-value="PT11H53M22.271313172S" calcext:value-type="time">
            <text:p>11:53:22</text:p>
          </table:table-cell>
          <table:table-cell table:style-name="ce8" table:formula="of:=[.X187]-[.W187]*4/1440" office:value-type="time" office:time-value="PT07H47M20.0945148S" calcext:value-type="time">
            <text:p>7:47:20</text:p>
          </table:table-cell>
          <table:table-cell table:style-name="ce8" table:formula="of:=[.X187]+[.W187]*4/1440" office:value-type="time" office:time-value="PT15H59M24.448111543S" calcext:value-type="time">
            <text:p>15:59:24</text:p>
          </table:table-cell>
          <table:table-cell table:style-name="ce11" table:formula="of:=8*[.W187]" office:value-type="float" office:value="492.07255994573" calcext:value-type="float">
            <text:p>492.07255994573</text:p>
          </table:table-cell>
          <table:table-cell table:formula="of:=MOD([.E187]*1440+[.V187]+4*[.$B$4]-60*[.$B$5];1440)" office:value-type="float" office:value="1122.62881144714" calcext:value-type="float">
            <text:p>1122.62881144714</text:p>
          </table:table-cell>
          <table:table-cell table:formula="of:=IF([.AB187]/4&lt;0;[.AB187]/4+180;[.AB187]/4-180)" office:value-type="float" office:value="100.657202861784" calcext:value-type="float">
            <text:p>100.657202861784</text:p>
          </table:table-cell>
          <table:table-cell table:formula="of:=DEGREES(ACOS(SIN(RADIANS([.$B$3]))*SIN(RADIANS([.T187]))+COS(RADIANS([.$B$3]))*COS(RADIANS([.T187]))*COS(RADIANS([.AC187]))))" office:value-type="float" office:value="114.301229065889" calcext:value-type="float">
            <text:p>114.301229065889</text:p>
          </table:table-cell>
          <table:table-cell table:formula="of:=90-[.AD187]" office:value-type="float" office:value="-24.3012290658887" calcext:value-type="float">
            <text:p>-24.3012290658887</text:p>
          </table:table-cell>
          <table:table-cell table:formula="of:=IF([.AE187]&gt;85;0;IF([.AE187]&gt;5;58.1/TAN(RADIANS([.AE187]))-0.07/POWER(TAN(RADIANS([.AE187]));3)+0.000086/POWER(TAN(RADIANS([.AE187]));5);IF([.AE187]&gt;-0.575;1735+[.AE187]*(-518.2+[.AE187]*(103.4+[.AE187]*(-12.79+[.AE187]*0.711)));-20.772/TAN(RADIANS([.AE187])))))/3600" office:value-type="float" office:value="0.0127784025864363" calcext:value-type="float">
            <text:p>0.0127784025864363</text:p>
          </table:table-cell>
          <table:table-cell table:formula="of:=[.AE187]+[.AF187]" office:value-type="float" office:value="-24.2884506633023" calcext:value-type="float">
            <text:p>-24.2884506633023</text:p>
          </table:table-cell>
          <table:table-cell table:formula="of:=IF([.AC187]&gt;0;MOD(DEGREES(ACOS(((SIN(RADIANS([.$B$3]))*COS(RADIANS([.AD187])))-SIN(RADIANS([.T187])))/(COS(RADIANS([.$B$3]))*SIN(RADIANS([.AD187])))))+180;360);MOD(540-DEGREES(ACOS(((SIN(RADIANS([.$B$3]))*COS(RADIANS([.AD187])))-SIN(RADIANS([.T187])))/(COS(RADIANS([.$B$3]))*SIN(RADIANS([.AD187])))));360))" office:value-type="float" office:value="261.731812764499" calcext:value-type="float">
            <text:p>261.73181276449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87]+0.1/24" office:value-type="time" office:time-value="PT18H42M00S" calcext:value-type="time">
            <text:p>18:42:00</text:p>
          </table:table-cell>
          <table:table-cell table:style-name="ce9" table:formula="of:=[.D188]+2415018.5+[.E188]-[.$B$5]/24" office:value-type="float" office:value="2461034.2375" calcext:value-type="float">
            <text:p>2461034.24</text:p>
          </table:table-cell>
          <table:table-cell table:style-name="ce10" table:formula="of:=([.F188]-2451545)/36525" office:value-type="float" office:value="0.259801163586592" calcext:value-type="float">
            <text:p>0.25980116</text:p>
          </table:table-cell>
          <table:table-cell/>
          <table:table-cell table:formula="of:=MOD(280.46646+[.G188]*(36000.76983+[.G188]*0.0003032);360)" office:value-type="float" office:value="273.508372312064" calcext:value-type="float">
            <text:p>273.508372312064</text:p>
          </table:table-cell>
          <table:table-cell table:formula="of:=357.52911+[.G188]*(35999.05029-0.0001537*[.G188])" office:value-type="float" office:value="9710.12425298001" calcext:value-type="float">
            <text:p>9710.12425298001</text:p>
          </table:table-cell>
          <table:table-cell table:formula="of:=0.016708634-[.G188]*(0.000042037+0.0000001267*[.G188])" office:value-type="float" office:value="0.0166977041866614" calcext:value-type="float">
            <text:p>0.0166977041866614</text:p>
          </table:table-cell>
          <table:table-cell table:formula="of:=SIN(RADIANS([.J188]))*(1.914602-[.G188]*(0.004817+0.000014*[.G188]))+SIN(RADIANS(2*[.J188]))*(0.019993-0.000101*[.G188])+SIN(RADIANS(3*[.J188]))*0.000289" office:value-type="float" office:value="-0.335053055309663" calcext:value-type="float">
            <text:p>-0.335053055309663</text:p>
          </table:table-cell>
          <table:table-cell table:formula="of:=[.I188]+[.L188]" office:value-type="float" office:value="273.173319256755" calcext:value-type="float">
            <text:p>273.173319256755</text:p>
          </table:table-cell>
          <table:table-cell table:formula="of:=[.J188]+[.L188]" office:value-type="float" office:value="9709.7891999247" calcext:value-type="float">
            <text:p>9709.7891999247</text:p>
          </table:table-cell>
          <table:table-cell table:formula="of:=(1.000001018*(1-[.K188]*[.K188]))/(1+[.K188]*COS(RADIANS([.N188])))" office:value-type="float" office:value="0.983559131815635" calcext:value-type="float">
            <text:p>0.983559131815635</text:p>
          </table:table-cell>
          <table:table-cell table:formula="of:=[.M188]-0.00569-0.00478*SIN(RADIANS(125.04-1934.136*[.G188]))" office:value-type="float" office:value="273.169062713998" calcext:value-type="float">
            <text:p>273.169062713998</text:p>
          </table:table-cell>
          <table:table-cell table:formula="of:=23+(26+((21.448-[.G188]*(46.815+[.G188]*(0.00059-[.G188]*0.001813))))/60)/60" office:value-type="float" office:value="23.4359126112489" calcext:value-type="float">
            <text:p>23.4359126112489</text:p>
          </table:table-cell>
          <table:table-cell table:formula="of:=[.Q188]+0.00256*COS(RADIANS(125.04-1934.136*[.G188]))" office:value-type="float" office:value="23.4383547870005" calcext:value-type="float">
            <text:p>23.4383547870005</text:p>
          </table:table-cell>
          <table:table-cell table:formula="of:=DEGREES(ATAN2(COS(RADIANS([.P188]));COS(RADIANS([.R188]))*SIN(RADIANS([.P188]))))" office:value-type="float" office:value="-86.5465990215005" calcext:value-type="float">
            <text:p>-86.5465990215005</text:p>
          </table:table-cell>
          <table:table-cell table:formula="of:=DEGREES(ASIN(SIN(RADIANS([.R188]))*SIN(RADIANS([.P188]))))" office:value-type="float" office:value="-23.4003744547621" calcext:value-type="float">
            <text:p>-23.4003744547621</text:p>
          </table:table-cell>
          <table:table-cell table:formula="of:=TAN(RADIANS([.R188]/2))*TAN(RADIANS([.R188]/2))" office:value-type="float" office:value="0.0430309933637087" calcext:value-type="float">
            <text:p>0.0430309933637087</text:p>
          </table:table-cell>
          <table:table-cell table:formula="of:=4*DEGREES([.U188]*SIN(2*RADIANS([.I188]))-2*[.K188]*SIN(RADIANS([.J188]))+4*[.K188]*[.U188]*SIN(RADIANS([.J188]))*COS(2*RADIANS([.I188]))-0.5*[.U188]*[.U188]*SIN(4*RADIANS([.I188]))-1.25*[.K188]*[.K188]*SIN(2*RADIANS([.J188])))" office:value-type="float" office:value="0.195629860334044" calcext:value-type="float">
            <text:p>0.195629860334044</text:p>
          </table:table-cell>
          <table:table-cell table:formula="of:=DEGREES(ACOS(COS(RADIANS(90.833))/(COS(RADIANS([.$B$3]))*COS(RADIANS([.T188])))-TAN(RADIANS([.$B$3]))*TAN(RADIANS([.T188]))))" office:value-type="float" office:value="61.5092278197008" calcext:value-type="float">
            <text:p>61.5092278197008</text:p>
          </table:table-cell>
          <table:table-cell table:style-name="ce8" table:formula="of:=(720-4*[.$B$4]-[.V188]+[.$B$5]*60)/1440" office:value-type="time" office:time-value="PT11H53M22.39500838S" calcext:value-type="time">
            <text:p>11:53:22</text:p>
          </table:table-cell>
          <table:table-cell table:style-name="ce8" table:formula="of:=[.X188]-[.W188]*4/1440" office:value-type="time" office:time-value="PT07H47M20.180331652S" calcext:value-type="time">
            <text:p>7:47:20</text:p>
          </table:table-cell>
          <table:table-cell table:style-name="ce8" table:formula="of:=[.X188]+[.W188]*4/1440" office:value-type="time" office:time-value="PT15H59M24.609685108S" calcext:value-type="time">
            <text:p>15:59:24</text:p>
          </table:table-cell>
          <table:table-cell table:style-name="ce11" table:formula="of:=8*[.W188]" office:value-type="float" office:value="492.073822557606" calcext:value-type="float">
            <text:p>492.073822557606</text:p>
          </table:table-cell>
          <table:table-cell table:formula="of:=MOD([.E188]*1440+[.V188]+4*[.$B$4]-60*[.$B$5];1440)" office:value-type="float" office:value="1128.62674986033" calcext:value-type="float">
            <text:p>1128.62674986033</text:p>
          </table:table-cell>
          <table:table-cell table:formula="of:=IF([.AB188]/4&lt;0;[.AB188]/4+180;[.AB188]/4-180)" office:value-type="float" office:value="102.156687465083" calcext:value-type="float">
            <text:p>102.156687465083</text:p>
          </table:table-cell>
          <table:table-cell table:formula="of:=DEGREES(ACOS(SIN(RADIANS([.$B$3]))*SIN(RADIANS([.T188]))+COS(RADIANS([.$B$3]))*COS(RADIANS([.T188]))*COS(RADIANS([.AC188]))))" office:value-type="float" office:value="115.272122601757" calcext:value-type="float">
            <text:p>115.272122601757</text:p>
          </table:table-cell>
          <table:table-cell table:formula="of:=90-[.AD188]" office:value-type="float" office:value="-25.2721226017572" calcext:value-type="float">
            <text:p>-25.2721226017572</text:p>
          </table:table-cell>
          <table:table-cell table:formula="of:=IF([.AE188]&gt;85;0;IF([.AE188]&gt;5;58.1/TAN(RADIANS([.AE188]))-0.07/POWER(TAN(RADIANS([.AE188]));3)+0.000086/POWER(TAN(RADIANS([.AE188]));5);IF([.AE188]&gt;-0.575;1735+[.AE188]*(-518.2+[.AE188]*(103.4+[.AE188]*(-12.79+[.AE188]*0.711)));-20.772/TAN(RADIANS([.AE188])))))/3600" office:value-type="float" office:value="0.0122219169154687" calcext:value-type="float">
            <text:p>0.0122219169154687</text:p>
          </table:table-cell>
          <table:table-cell table:formula="of:=[.AE188]+[.AF188]" office:value-type="float" office:value="-25.2599006848418" calcext:value-type="float">
            <text:p>-25.2599006848418</text:p>
          </table:table-cell>
          <table:table-cell table:formula="of:=IF([.AC188]&gt;0;MOD(DEGREES(ACOS(((SIN(RADIANS([.$B$3]))*COS(RADIANS([.AD188])))-SIN(RADIANS([.T188])))/(COS(RADIANS([.$B$3]))*SIN(RADIANS([.AD188])))))+180;360);MOD(540-DEGREES(ACOS(((SIN(RADIANS([.$B$3]))*COS(RADIANS([.AD188])))-SIN(RADIANS([.T188])))/(COS(RADIANS([.$B$3]))*SIN(RADIANS([.AD188])))));360))" office:value-type="float" office:value="262.806069473448" calcext:value-type="float">
            <text:p>262.80606947344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88]+0.1/24" office:value-type="time" office:time-value="PT18H48M00S" calcext:value-type="time">
            <text:p>18:48:00</text:p>
          </table:table-cell>
          <table:table-cell table:style-name="ce9" table:formula="of:=[.D189]+2415018.5+[.E189]-[.$B$5]/24" office:value-type="float" office:value="2461034.24166667" calcext:value-type="float">
            <text:p>2461034.24</text:p>
          </table:table-cell>
          <table:table-cell table:style-name="ce10" table:formula="of:=([.F189]-2451545)/36525" office:value-type="float" office:value="0.259801277663702" calcext:value-type="float">
            <text:p>0.25980128</text:p>
          </table:table-cell>
          <table:table-cell/>
          <table:table-cell table:formula="of:=MOD(280.46646+[.G189]*(36000.76983+[.G189]*0.0003032);360)" office:value-type="float" office:value="273.512479175839" calcext:value-type="float">
            <text:p>273.512479175839</text:p>
          </table:table-cell>
          <table:table-cell table:formula="of:=357.52911+[.G189]*(35999.05029-0.0001537*[.G189])" office:value-type="float" office:value="9710.1283596476" calcext:value-type="float">
            <text:p>9710.1283596476</text:p>
          </table:table-cell>
          <table:table-cell table:formula="of:=0.016708634-[.G189]*(0.000042037+0.0000001267*[.G189])" office:value-type="float" office:value="0.0166977041818585" calcext:value-type="float">
            <text:p>0.0166977041818585</text:p>
          </table:table-cell>
          <table:table-cell table:formula="of:=SIN(RADIANS([.J189]))*(1.914602-[.G189]*(0.004817+0.000014*[.G189]))+SIN(RADIANS(2*[.J189]))*(0.019993-0.000101*[.G189])+SIN(RADIANS(3*[.J189]))*0.000289" office:value-type="float" office:value="-0.334915199481725" calcext:value-type="float">
            <text:p>-0.334915199481725</text:p>
          </table:table-cell>
          <table:table-cell table:formula="of:=[.I189]+[.L189]" office:value-type="float" office:value="273.177563976357" calcext:value-type="float">
            <text:p>273.177563976357</text:p>
          </table:table-cell>
          <table:table-cell table:formula="of:=[.J189]+[.L189]" office:value-type="float" office:value="9709.79344444812" calcext:value-type="float">
            <text:p>9709.79344444812</text:p>
          </table:table-cell>
          <table:table-cell table:formula="of:=(1.000001018*(1-[.K189]*[.K189]))/(1+[.K189]*COS(RADIANS([.N189])))" office:value-type="float" office:value="0.983558919676181" calcext:value-type="float">
            <text:p>0.983558919676181</text:p>
          </table:table-cell>
          <table:table-cell table:formula="of:=[.M189]-0.00569-0.00478*SIN(RADIANS(125.04-1934.136*[.G189]))" office:value-type="float" office:value="273.173307451161" calcext:value-type="float">
            <text:p>273.173307451161</text:p>
          </table:table-cell>
          <table:table-cell table:formula="of:=23+(26+((21.448-[.G189]*(46.815+[.G189]*(0.00059-[.G189]*0.001813))))/60)/60" office:value-type="float" office:value="23.4359126097654" calcext:value-type="float">
            <text:p>23.4359126097654</text:p>
          </table:table-cell>
          <table:table-cell table:formula="of:=[.Q189]+0.00256*COS(RADIANS(125.04-1934.136*[.G189]))" office:value-type="float" office:value="23.4383547825607" calcext:value-type="float">
            <text:p>23.4383547825607</text:p>
          </table:table-cell>
          <table:table-cell table:formula="of:=DEGREES(ATAN2(COS(RADIANS([.P189]));COS(RADIANS([.R189]))*SIN(RADIANS([.P189]))))" office:value-type="float" office:value="-86.5419752069196" calcext:value-type="float">
            <text:p>-86.5419752069196</text:p>
          </table:table-cell>
          <table:table-cell table:formula="of:=DEGREES(ASIN(SIN(RADIANS([.R189]))*SIN(RADIANS([.P189]))))" office:value-type="float" office:value="-23.4002726788827" calcext:value-type="float">
            <text:p>-23.4002726788827</text:p>
          </table:table-cell>
          <table:table-cell table:formula="of:=TAN(RADIANS([.R189]/2))*TAN(RADIANS([.R189]/2))" office:value-type="float" office:value="0.0430309933469425" calcext:value-type="float">
            <text:p>0.0430309933469425</text:p>
          </table:table-cell>
          <table:table-cell table:formula="of:=4*DEGREES([.U189]*SIN(2*RADIANS([.I189]))-2*[.K189]*SIN(RADIANS([.J189]))+4*[.K189]*[.U189]*SIN(RADIANS([.J189]))*COS(2*RADIANS([.I189]))-0.5*[.U189]*[.U189]*SIN(4*RADIANS([.I189]))-1.25*[.K189]*[.K189]*SIN(2*RADIANS([.J189])))" office:value-type="float" office:value="0.1935682941978" calcext:value-type="float">
            <text:p>0.1935682941978</text:p>
          </table:table-cell>
          <table:table-cell table:formula="of:=DEGREES(ACOS(COS(RADIANS(90.833))/(COS(RADIANS([.$B$3]))*COS(RADIANS([.T189])))-TAN(RADIANS([.$B$3]))*TAN(RADIANS([.T189]))))" office:value-type="float" office:value="61.5093858569542" calcext:value-type="float">
            <text:p>61.5093858569542</text:p>
          </table:table-cell>
          <table:table-cell table:style-name="ce8" table:formula="of:=(720-4*[.$B$4]-[.V189]+[.$B$5]*60)/1440" office:value-type="time" office:time-value="PT11H53M22.518702348S" calcext:value-type="time">
            <text:p>11:53:22</text:p>
          </table:table-cell>
          <table:table-cell table:style-name="ce8" table:formula="of:=[.X189]-[.W189]*4/1440" office:value-type="time" office:time-value="PT07H47M20.266096679S" calcext:value-type="time">
            <text:p>7:47:20</text:p>
          </table:table-cell>
          <table:table-cell table:style-name="ce8" table:formula="of:=[.X189]+[.W189]*4/1440" office:value-type="time" office:time-value="PT15H59M24.771308017S" calcext:value-type="time">
            <text:p>15:59:24</text:p>
          </table:table-cell>
          <table:table-cell table:style-name="ce11" table:formula="of:=8*[.W189]" office:value-type="float" office:value="492.075086855634" calcext:value-type="float">
            <text:p>492.075086855634</text:p>
          </table:table-cell>
          <table:table-cell table:formula="of:=MOD([.E189]*1440+[.V189]+4*[.$B$4]-60*[.$B$5];1440)" office:value-type="float" office:value="1134.6246882942" calcext:value-type="float">
            <text:p>1134.6246882942</text:p>
          </table:table-cell>
          <table:table-cell table:formula="of:=IF([.AB189]/4&lt;0;[.AB189]/4+180;[.AB189]/4-180)" office:value-type="float" office:value="103.656172073549" calcext:value-type="float">
            <text:p>103.656172073549</text:p>
          </table:table-cell>
          <table:table-cell table:formula="of:=DEGREES(ACOS(SIN(RADIANS([.$B$3]))*SIN(RADIANS([.T189]))+COS(RADIANS([.$B$3]))*COS(RADIANS([.T189]))*COS(RADIANS([.AC189]))))" office:value-type="float" office:value="116.245322758818" calcext:value-type="float">
            <text:p>116.245322758818</text:p>
          </table:table-cell>
          <table:table-cell table:formula="of:=90-[.AD189]" office:value-type="float" office:value="-26.2453227588178" calcext:value-type="float">
            <text:p>-26.2453227588178</text:p>
          </table:table-cell>
          <table:table-cell table:formula="of:=IF([.AE189]&gt;85;0;IF([.AE189]&gt;5;58.1/TAN(RADIANS([.AE189]))-0.07/POWER(TAN(RADIANS([.AE189]));3)+0.000086/POWER(TAN(RADIANS([.AE189]));5);IF([.AE189]&gt;-0.575;1735+[.AE189]*(-518.2+[.AE189]*(103.4+[.AE189]*(-12.79+[.AE189]*0.711)));-20.772/TAN(RADIANS([.AE189])))))/3600" office:value-type="float" office:value="0.0117028108083869" calcext:value-type="float">
            <text:p>0.0117028108083869</text:p>
          </table:table-cell>
          <table:table-cell table:formula="of:=[.AE189]+[.AF189]" office:value-type="float" office:value="-26.2336199480094" calcext:value-type="float">
            <text:p>-26.2336199480094</text:p>
          </table:table-cell>
          <table:table-cell table:formula="of:=IF([.AC189]&gt;0;MOD(DEGREES(ACOS(((SIN(RADIANS([.$B$3]))*COS(RADIANS([.AD189])))-SIN(RADIANS([.T189])))/(COS(RADIANS([.$B$3]))*SIN(RADIANS([.AD189])))))+180;360);MOD(540-DEGREES(ACOS(((SIN(RADIANS([.$B$3]))*COS(RADIANS([.AD189])))-SIN(RADIANS([.T189])))/(COS(RADIANS([.$B$3]))*SIN(RADIANS([.AD189])))));360))" office:value-type="float" office:value="263.886412434118" calcext:value-type="float">
            <text:p>263.88641243411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89]+0.1/24" office:value-type="time" office:time-value="PT18H54M00S" calcext:value-type="time">
            <text:p>18:54:00</text:p>
          </table:table-cell>
          <table:table-cell table:style-name="ce9" table:formula="of:=[.D190]+2415018.5+[.E190]-[.$B$5]/24" office:value-type="float" office:value="2461034.24583333" calcext:value-type="float">
            <text:p>2461034.25</text:p>
          </table:table-cell>
          <table:table-cell table:style-name="ce10" table:formula="of:=([.F190]-2451545)/36525" office:value-type="float" office:value="0.259801391740824" calcext:value-type="float">
            <text:p>0.25980139</text:p>
          </table:table-cell>
          <table:table-cell/>
          <table:table-cell table:formula="of:=MOD(280.46646+[.G190]*(36000.76983+[.G190]*0.0003032);360)" office:value-type="float" office:value="273.51658604007" calcext:value-type="float">
            <text:p>273.51658604007</text:p>
          </table:table-cell>
          <table:table-cell table:formula="of:=357.52911+[.G190]*(35999.05029-0.0001537*[.G190])" office:value-type="float" office:value="9710.13246631565" calcext:value-type="float">
            <text:p>9710.13246631565</text:p>
          </table:table-cell>
          <table:table-cell table:formula="of:=0.016708634-[.G190]*(0.000042037+0.0000001267*[.G190])" office:value-type="float" office:value="0.0166977041770555" calcext:value-type="float">
            <text:p>0.0166977041770555</text:p>
          </table:table-cell>
          <table:table-cell table:formula="of:=SIN(RADIANS([.J190]))*(1.914602-[.G190]*(0.004817+0.000014*[.G190]))+SIN(RADIANS(2*[.J190]))*(0.019993-0.000101*[.G190])+SIN(RADIANS(3*[.J190]))*0.000289" office:value-type="float" office:value="-0.334777341808131" calcext:value-type="float">
            <text:p>-0.334777341808131</text:p>
          </table:table-cell>
          <table:table-cell table:formula="of:=[.I190]+[.L190]" office:value-type="float" office:value="273.181808698262" calcext:value-type="float">
            <text:p>273.181808698262</text:p>
          </table:table-cell>
          <table:table-cell table:formula="of:=[.J190]+[.L190]" office:value-type="float" office:value="9709.79768897384" calcext:value-type="float">
            <text:p>9709.79768897384</text:p>
          </table:table-cell>
          <table:table-cell table:formula="of:=(1.000001018*(1-[.K190]*[.K190]))/(1+[.K190]*COS(RADIANS([.N190])))" office:value-type="float" office:value="0.983558707623973" calcext:value-type="float">
            <text:p>0.983558707623973</text:p>
          </table:table-cell>
          <table:table-cell table:formula="of:=[.M190]-0.00569-0.00478*SIN(RADIANS(125.04-1934.136*[.G190]))" office:value-type="float" office:value="273.177552190626" calcext:value-type="float">
            <text:p>273.177552190626</text:p>
          </table:table-cell>
          <table:table-cell table:formula="of:=23+(26+((21.448-[.G190]*(46.815+[.G190]*(0.00059-[.G190]*0.001813))))/60)/60" office:value-type="float" office:value="23.4359126082819" calcext:value-type="float">
            <text:p>23.4359126082819</text:p>
          </table:table-cell>
          <table:table-cell table:formula="of:=[.Q190]+0.00256*COS(RADIANS(125.04-1934.136*[.G190]))" office:value-type="float" office:value="23.4383547781207" calcext:value-type="float">
            <text:p>23.4383547781207</text:p>
          </table:table-cell>
          <table:table-cell table:formula="of:=DEGREES(ATAN2(COS(RADIANS([.P190]));COS(RADIANS([.R190]))*SIN(RADIANS([.P190]))))" office:value-type="float" office:value="-86.5373513969441" calcext:value-type="float">
            <text:p>-86.5373513969441</text:p>
          </table:table-cell>
          <table:table-cell table:formula="of:=DEGREES(ASIN(SIN(RADIANS([.R190]))*SIN(RADIANS([.P190]))))" office:value-type="float" office:value="-23.4001707669413" calcext:value-type="float">
            <text:p>-23.4001707669413</text:p>
          </table:table-cell>
          <table:table-cell table:formula="of:=TAN(RADIANS([.R190]/2))*TAN(RADIANS([.R190]/2))" office:value-type="float" office:value="0.0430309933301761" calcext:value-type="float">
            <text:p>0.0430309933301761</text:p>
          </table:table-cell>
          <table:table-cell table:formula="of:=4*DEGREES([.U190]*SIN(2*RADIANS([.I190]))-2*[.K190]*SIN(RADIANS([.J190]))+4*[.K190]*[.U190]*SIN(RADIANS([.J190]))*COS(2*RADIANS([.I190]))-0.5*[.U190]*[.U190]*SIN(4*RADIANS([.I190]))-1.25*[.K190]*[.K190]*SIN(2*RADIANS([.J190])))" office:value-type="float" office:value="0.191506748312204" calcext:value-type="float">
            <text:p>0.191506748312204</text:p>
          </table:table-cell>
          <table:table-cell table:formula="of:=DEGREES(ACOS(COS(RADIANS(90.833))/(COS(RADIANS([.$B$3]))*COS(RADIANS([.T190])))-TAN(RADIANS([.$B$3]))*TAN(RADIANS([.T190]))))" office:value-type="float" office:value="61.5095441050088" calcext:value-type="float">
            <text:p>61.5095441050088</text:p>
          </table:table-cell>
          <table:table-cell table:style-name="ce8" table:formula="of:=(720-4*[.$B$4]-[.V190]+[.$B$5]*60)/1440" office:value-type="time" office:time-value="PT11H53M22.642395101S" calcext:value-type="time">
            <text:p>11:53:22</text:p>
          </table:table-cell>
          <table:table-cell table:style-name="ce8" table:formula="of:=[.X190]-[.W190]*4/1440" office:value-type="time" office:time-value="PT07H47M20.351809899S" calcext:value-type="time">
            <text:p>7:47:20</text:p>
          </table:table-cell>
          <table:table-cell table:style-name="ce8" table:formula="of:=[.X190]+[.W190]*4/1440" office:value-type="time" office:time-value="PT15H59M24.932980303S" calcext:value-type="time">
            <text:p>15:59:24</text:p>
          </table:table-cell>
          <table:table-cell table:style-name="ce11" table:formula="of:=8*[.W190]" office:value-type="float" office:value="492.07635284007" calcext:value-type="float">
            <text:p>492.07635284007</text:p>
          </table:table-cell>
          <table:table-cell table:formula="of:=MOD([.E190]*1440+[.V190]+4*[.$B$4]-60*[.$B$5];1440)" office:value-type="float" office:value="1140.62262674831" calcext:value-type="float">
            <text:p>1140.62262674831</text:p>
          </table:table-cell>
          <table:table-cell table:formula="of:=IF([.AB190]/4&lt;0;[.AB190]/4+180;[.AB190]/4-180)" office:value-type="float" office:value="105.155656687077" calcext:value-type="float">
            <text:p>105.155656687077</text:p>
          </table:table-cell>
          <table:table-cell table:formula="of:=DEGREES(ACOS(SIN(RADIANS([.$B$3]))*SIN(RADIANS([.T190]))+COS(RADIANS([.$B$3]))*COS(RADIANS([.T190]))*COS(RADIANS([.AC190]))))" office:value-type="float" office:value="117.220496227287" calcext:value-type="float">
            <text:p>117.220496227287</text:p>
          </table:table-cell>
          <table:table-cell table:formula="of:=90-[.AD190]" office:value-type="float" office:value="-27.2204962272872" calcext:value-type="float">
            <text:p>-27.2204962272872</text:p>
          </table:table-cell>
          <table:table-cell table:formula="of:=IF([.AE190]&gt;85;0;IF([.AE190]&gt;5;58.1/TAN(RADIANS([.AE190]))-0.07/POWER(TAN(RADIANS([.AE190]));3)+0.000086/POWER(TAN(RADIANS([.AE190]));5);IF([.AE190]&gt;-0.575;1735+[.AE190]*(-518.2+[.AE190]*(103.4+[.AE190]*(-12.79+[.AE190]*0.711)));-20.772/TAN(RADIANS([.AE190])))))/3600" office:value-type="float" office:value="0.0112173337183422" calcext:value-type="float">
            <text:p>0.0112173337183422</text:p>
          </table:table-cell>
          <table:table-cell table:formula="of:=[.AE190]+[.AF190]" office:value-type="float" office:value="-27.2092788935688" calcext:value-type="float">
            <text:p>-27.2092788935688</text:p>
          </table:table-cell>
          <table:table-cell table:formula="of:=IF([.AC190]&gt;0;MOD(DEGREES(ACOS(((SIN(RADIANS([.$B$3]))*COS(RADIANS([.AD190])))-SIN(RADIANS([.T190])))/(COS(RADIANS([.$B$3]))*SIN(RADIANS([.AD190])))))+180;360);MOD(540-DEGREES(ACOS(((SIN(RADIANS([.$B$3]))*COS(RADIANS([.AD190])))-SIN(RADIANS([.T190])))/(COS(RADIANS([.$B$3]))*SIN(RADIANS([.AD190])))));360))" office:value-type="float" office:value="264.973638883817" calcext:value-type="float">
            <text:p>264.97363888381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90]+0.1/24" office:value-type="time" office:time-value="PT19H00M00S" calcext:value-type="time">
            <text:p>19:00:00</text:p>
          </table:table-cell>
          <table:table-cell table:style-name="ce9" table:formula="of:=[.D191]+2415018.5+[.E191]-[.$B$5]/24" office:value-type="float" office:value="2461034.25" calcext:value-type="float">
            <text:p>2461034.25</text:p>
          </table:table-cell>
          <table:table-cell table:style-name="ce10" table:formula="of:=([.F191]-2451545)/36525" office:value-type="float" office:value="0.259801505817933" calcext:value-type="float">
            <text:p>0.25980151</text:p>
          </table:table-cell>
          <table:table-cell/>
          <table:table-cell table:formula="of:=MOD(280.46646+[.G191]*(36000.76983+[.G191]*0.0003032);360)" office:value-type="float" office:value="273.520692903845" calcext:value-type="float">
            <text:p>273.520692903845</text:p>
          </table:table-cell>
          <table:table-cell table:formula="of:=357.52911+[.G191]*(35999.05029-0.0001537*[.G191])" office:value-type="float" office:value="9710.13657298323" calcext:value-type="float">
            <text:p>9710.13657298323</text:p>
          </table:table-cell>
          <table:table-cell table:formula="of:=0.016708634-[.G191]*(0.000042037+0.0000001267*[.G191])" office:value-type="float" office:value="0.0166977041722525" calcext:value-type="float">
            <text:p>0.0166977041722525</text:p>
          </table:table-cell>
          <table:table-cell table:formula="of:=SIN(RADIANS([.J191]))*(1.914602-[.G191]*(0.004817+0.000014*[.G191]))+SIN(RADIANS(2*[.J191]))*(0.019993-0.000101*[.G191])+SIN(RADIANS(3*[.J191]))*0.000289" office:value-type="float" office:value="-0.334639482320409" calcext:value-type="float">
            <text:p>-0.334639482320409</text:p>
          </table:table-cell>
          <table:table-cell table:formula="of:=[.I191]+[.L191]" office:value-type="float" office:value="273.186053421525" calcext:value-type="float">
            <text:p>273.186053421525</text:p>
          </table:table-cell>
          <table:table-cell table:formula="of:=[.J191]+[.L191]" office:value-type="float" office:value="9709.80193350091" calcext:value-type="float">
            <text:p>9709.80193350091</text:p>
          </table:table-cell>
          <table:table-cell table:formula="of:=(1.000001018*(1-[.K191]*[.K191]))/(1+[.K191]*COS(RADIANS([.N191])))" office:value-type="float" office:value="0.983558495659059" calcext:value-type="float">
            <text:p>0.983558495659059</text:p>
          </table:table-cell>
          <table:table-cell table:formula="of:=[.M191]-0.00569-0.00478*SIN(RADIANS(125.04-1934.136*[.G191]))" office:value-type="float" office:value="273.181796931448" calcext:value-type="float">
            <text:p>273.181796931448</text:p>
          </table:table-cell>
          <table:table-cell table:formula="of:=23+(26+((21.448-[.G191]*(46.815+[.G191]*(0.00059-[.G191]*0.001813))))/60)/60" office:value-type="float" office:value="23.4359126067984" calcext:value-type="float">
            <text:p>23.4359126067984</text:p>
          </table:table-cell>
          <table:table-cell table:formula="of:=[.Q191]+0.00256*COS(RADIANS(125.04-1934.136*[.G191]))" office:value-type="float" office:value="23.4383547736808" calcext:value-type="float">
            <text:p>23.4383547736808</text:p>
          </table:table-cell>
          <table:table-cell table:formula="of:=DEGREES(ATAN2(COS(RADIANS([.P191]));COS(RADIANS([.R191]))*SIN(RADIANS([.P191]))))" office:value-type="float" office:value="-86.5327275926126" calcext:value-type="float">
            <text:p>-86.5327275926126</text:p>
          </table:table-cell>
          <table:table-cell table:formula="of:=DEGREES(ASIN(SIN(RADIANS([.R191]))*SIN(RADIANS([.P191]))))" office:value-type="float" office:value="-23.4000687189612" calcext:value-type="float">
            <text:p>-23.4000687189612</text:p>
          </table:table-cell>
          <table:table-cell table:formula="of:=TAN(RADIANS([.R191]/2))*TAN(RADIANS([.R191]/2))" office:value-type="float" office:value="0.0430309933134096" calcext:value-type="float">
            <text:p>0.0430309933134096</text:p>
          </table:table-cell>
          <table:table-cell table:formula="of:=4*DEGREES([.U191]*SIN(2*RADIANS([.I191]))-2*[.K191]*SIN(RADIANS([.J191]))+4*[.K191]*[.U191]*SIN(RADIANS([.J191]))*COS(2*RADIANS([.I191]))-0.5*[.U191]*[.U191]*SIN(4*RADIANS([.I191]))-1.25*[.K191]*[.K191]*SIN(2*RADIANS([.J191])))" office:value-type="float" office:value="0.189445223175996" calcext:value-type="float">
            <text:p>0.189445223175996</text:p>
          </table:table-cell>
          <table:table-cell table:formula="of:=DEGREES(ACOS(COS(RADIANS(90.833))/(COS(RADIANS([.$B$3]))*COS(RADIANS([.T191])))-TAN(RADIANS([.$B$3]))*TAN(RADIANS([.T191]))))" office:value-type="float" office:value="61.5097025638262" calcext:value-type="float">
            <text:p>61.5097025638262</text:p>
          </table:table-cell>
          <table:table-cell table:style-name="ce8" table:formula="of:=(720-4*[.$B$4]-[.V191]+[.$B$5]*60)/1440" office:value-type="time" office:time-value="PT11H53M22.766086609S" calcext:value-type="time">
            <text:p>11:53:22</text:p>
          </table:table-cell>
          <table:table-cell table:style-name="ce8" table:formula="of:=[.X191]-[.W191]*4/1440" office:value-type="time" office:time-value="PT07H47M20.437471291S" calcext:value-type="time">
            <text:p>7:47:20</text:p>
          </table:table-cell>
          <table:table-cell table:style-name="ce8" table:formula="of:=[.X191]+[.W191]*4/1440" office:value-type="time" office:time-value="PT15H59M25.094701928S" calcext:value-type="time">
            <text:p>15:59:25</text:p>
          </table:table-cell>
          <table:table-cell table:style-name="ce11" table:formula="of:=8*[.W191]" office:value-type="float" office:value="492.07762051061" calcext:value-type="float">
            <text:p>492.07762051061</text:p>
          </table:table-cell>
          <table:table-cell table:formula="of:=MOD([.E191]*1440+[.V191]+4*[.$B$4]-60*[.$B$5];1440)" office:value-type="float" office:value="1146.62056522317" calcext:value-type="float">
            <text:p>1146.62056522317</text:p>
          </table:table-cell>
          <table:table-cell table:formula="of:=IF([.AB191]/4&lt;0;[.AB191]/4+180;[.AB191]/4-180)" office:value-type="float" office:value="106.655141305793" calcext:value-type="float">
            <text:p>106.655141305793</text:p>
          </table:table-cell>
          <table:table-cell table:formula="of:=DEGREES(ACOS(SIN(RADIANS([.$B$3]))*SIN(RADIANS([.T191]))+COS(RADIANS([.$B$3]))*COS(RADIANS([.T191]))*COS(RADIANS([.AC191]))))" office:value-type="float" office:value="118.197303823063" calcext:value-type="float">
            <text:p>118.197303823063</text:p>
          </table:table-cell>
          <table:table-cell table:formula="of:=90-[.AD191]" office:value-type="float" office:value="-28.1973038230633" calcext:value-type="float">
            <text:p>-28.1973038230633</text:p>
          </table:table-cell>
          <table:table-cell table:formula="of:=IF([.AE191]&gt;85;0;IF([.AE191]&gt;5;58.1/TAN(RADIANS([.AE191]))-0.07/POWER(TAN(RADIANS([.AE191]));3)+0.000086/POWER(TAN(RADIANS([.AE191]));5);IF([.AE191]&gt;-0.575;1735+[.AE191]*(-518.2+[.AE191]*(103.4+[.AE191]*(-12.79+[.AE191]*0.711)));-20.772/TAN(RADIANS([.AE191])))))/3600" office:value-type="float" office:value="0.0107622205493375" calcext:value-type="float">
            <text:p>0.0107622205493375</text:p>
          </table:table-cell>
          <table:table-cell table:formula="of:=[.AE191]+[.AF191]" office:value-type="float" office:value="-28.186541602514" calcext:value-type="float">
            <text:p>-28.186541602514</text:p>
          </table:table-cell>
          <table:table-cell table:formula="of:=IF([.AC191]&gt;0;MOD(DEGREES(ACOS(((SIN(RADIANS([.$B$3]))*COS(RADIANS([.AD191])))-SIN(RADIANS([.T191])))/(COS(RADIANS([.$B$3]))*SIN(RADIANS([.AD191])))))+180;360);MOD(540-DEGREES(ACOS(((SIN(RADIANS([.$B$3]))*COS(RADIANS([.AD191])))-SIN(RADIANS([.T191])))/(COS(RADIANS([.$B$3]))*SIN(RADIANS([.AD191])))));360))" office:value-type="float" office:value="266.068580088015" calcext:value-type="float">
            <text:p>266.06858008801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91]+0.1/24" office:value-type="time" office:time-value="PT19H06M00S" calcext:value-type="time">
            <text:p>19:06:00</text:p>
          </table:table-cell>
          <table:table-cell table:style-name="ce9" table:formula="of:=[.D192]+2415018.5+[.E192]-[.$B$5]/24" office:value-type="float" office:value="2461034.25416667" calcext:value-type="float">
            <text:p>2461034.25</text:p>
          </table:table-cell>
          <table:table-cell table:style-name="ce10" table:formula="of:=([.F192]-2451545)/36525" office:value-type="float" office:value="0.259801619895055" calcext:value-type="float">
            <text:p>0.25980162</text:p>
          </table:table-cell>
          <table:table-cell/>
          <table:table-cell table:formula="of:=MOD(280.46646+[.G192]*(36000.76983+[.G192]*0.0003032);360)" office:value-type="float" office:value="273.524799768078" calcext:value-type="float">
            <text:p>273.524799768078</text:p>
          </table:table-cell>
          <table:table-cell table:formula="of:=357.52911+[.G192]*(35999.05029-0.0001537*[.G192])" office:value-type="float" office:value="9710.14067965128" calcext:value-type="float">
            <text:p>9710.14067965128</text:p>
          </table:table-cell>
          <table:table-cell table:formula="of:=0.016708634-[.G192]*(0.000042037+0.0000001267*[.G192])" office:value-type="float" office:value="0.0166977041674496" calcext:value-type="float">
            <text:p>0.0166977041674496</text:p>
          </table:table-cell>
          <table:table-cell table:formula="of:=SIN(RADIANS([.J192]))*(1.914602-[.G192]*(0.004817+0.000014*[.G192]))+SIN(RADIANS(2*[.J192]))*(0.019993-0.000101*[.G192])+SIN(RADIANS(3*[.J192]))*0.000289" office:value-type="float" office:value="-0.334501620988479" calcext:value-type="float">
            <text:p>-0.334501620988479</text:p>
          </table:table-cell>
          <table:table-cell table:formula="of:=[.I192]+[.L192]" office:value-type="float" office:value="273.19029814709" calcext:value-type="float">
            <text:p>273.19029814709</text:p>
          </table:table-cell>
          <table:table-cell table:formula="of:=[.J192]+[.L192]" office:value-type="float" office:value="9709.80617803029" calcext:value-type="float">
            <text:p>9709.80617803029</text:p>
          </table:table-cell>
          <table:table-cell table:formula="of:=(1.000001018*(1-[.K192]*[.K192]))/(1+[.K192]*COS(RADIANS([.N192])))" office:value-type="float" office:value="0.983558283781395" calcext:value-type="float">
            <text:p>0.983558283781395</text:p>
          </table:table-cell>
          <table:table-cell table:formula="of:=[.M192]-0.00569-0.00478*SIN(RADIANS(125.04-1934.136*[.G192]))" office:value-type="float" office:value="273.186041674573" calcext:value-type="float">
            <text:p>273.186041674573</text:p>
          </table:table-cell>
          <table:table-cell table:formula="of:=23+(26+((21.448-[.G192]*(46.815+[.G192]*(0.00059-[.G192]*0.001813))))/60)/60" office:value-type="float" office:value="23.435912605315" calcext:value-type="float">
            <text:p>23.435912605315</text:p>
          </table:table-cell>
          <table:table-cell table:formula="of:=[.Q192]+0.00256*COS(RADIANS(125.04-1934.136*[.G192]))" office:value-type="float" office:value="23.4383547692408" calcext:value-type="float">
            <text:p>23.4383547692408</text:p>
          </table:table-cell>
          <table:table-cell table:formula="of:=DEGREES(ATAN2(COS(RADIANS([.P192]));COS(RADIANS([.R192]))*SIN(RADIANS([.P192]))))" office:value-type="float" office:value="-86.5281037929052" calcext:value-type="float">
            <text:p>-86.5281037929052</text:p>
          </table:table-cell>
          <table:table-cell table:formula="of:=DEGREES(ASIN(SIN(RADIANS([.R192]))*SIN(RADIANS([.P192]))))" office:value-type="float" office:value="-23.3999665349206" calcext:value-type="float">
            <text:p>-23.3999665349206</text:p>
          </table:table-cell>
          <table:table-cell table:formula="of:=TAN(RADIANS([.R192]/2))*TAN(RADIANS([.R192]/2))" office:value-type="float" office:value="0.043030993296643" calcext:value-type="float">
            <text:p>0.043030993296643</text:p>
          </table:table-cell>
          <table:table-cell table:formula="of:=4*DEGREES([.U192]*SIN(2*RADIANS([.I192]))-2*[.K192]*SIN(RADIANS([.J192]))+4*[.K192]*[.U192]*SIN(RADIANS([.J192]))*COS(2*RADIANS([.I192]))-0.5*[.U192]*[.U192]*SIN(4*RADIANS([.I192]))-1.25*[.K192]*[.K192]*SIN(2*RADIANS([.J192])))" office:value-type="float" office:value="0.187383718369246" calcext:value-type="float">
            <text:p>0.187383718369246</text:p>
          </table:table-cell>
          <table:table-cell table:formula="of:=DEGREES(ACOS(COS(RADIANS(90.833))/(COS(RADIANS([.$B$3]))*COS(RADIANS([.T192])))-TAN(RADIANS([.$B$3]))*TAN(RADIANS([.T192]))))" office:value-type="float" office:value="61.5098612334389" calcext:value-type="float">
            <text:p>61.5098612334389</text:p>
          </table:table-cell>
          <table:table-cell table:style-name="ce8" table:formula="of:=(720-4*[.$B$4]-[.V192]+[.$B$5]*60)/1440" office:value-type="time" office:time-value="PT11H53M22.889776898S" calcext:value-type="time">
            <text:p>11:53:22</text:p>
          </table:table-cell>
          <table:table-cell table:style-name="ce8" table:formula="of:=[.X192]-[.W192]*4/1440" office:value-type="time" office:time-value="PT07H47M20.523080873S" calcext:value-type="time">
            <text:p>7:47:20</text:p>
          </table:table-cell>
          <table:table-cell table:style-name="ce8" table:formula="of:=[.X192]+[.W192]*4/1440" office:value-type="time" office:time-value="PT15H59M25.256472923S" calcext:value-type="time">
            <text:p>15:59:25</text:p>
          </table:table-cell>
          <table:table-cell table:style-name="ce11" table:formula="of:=8*[.W192]" office:value-type="float" office:value="492.078889867511" calcext:value-type="float">
            <text:p>492.078889867511</text:p>
          </table:table-cell>
          <table:table-cell table:formula="of:=MOD([.E192]*1440+[.V192]+4*[.$B$4]-60*[.$B$5];1440)" office:value-type="float" office:value="1152.61850371837" calcext:value-type="float">
            <text:p>1152.61850371837</text:p>
          </table:table-cell>
          <table:table-cell table:formula="of:=IF([.AB192]/4&lt;0;[.AB192]/4+180;[.AB192]/4-180)" office:value-type="float" office:value="108.154625929592" calcext:value-type="float">
            <text:p>108.154625929592</text:p>
          </table:table-cell>
          <table:table-cell table:formula="of:=DEGREES(ACOS(SIN(RADIANS([.$B$3]))*SIN(RADIANS([.T192]))+COS(RADIANS([.$B$3]))*COS(RADIANS([.T192]))*COS(RADIANS([.AC192]))))" office:value-type="float" office:value="119.175399523858" calcext:value-type="float">
            <text:p>119.175399523858</text:p>
          </table:table-cell>
          <table:table-cell table:formula="of:=90-[.AD192]" office:value-type="float" office:value="-29.1753995238584" calcext:value-type="float">
            <text:p>-29.1753995238584</text:p>
          </table:table-cell>
          <table:table-cell table:formula="of:=IF([.AE192]&gt;85;0;IF([.AE192]&gt;5;58.1/TAN(RADIANS([.AE192]))-0.07/POWER(TAN(RADIANS([.AE192]));3)+0.000086/POWER(TAN(RADIANS([.AE192]));5);IF([.AE192]&gt;-0.575;1735+[.AE192]*(-518.2+[.AE192]*(103.4+[.AE192]*(-12.79+[.AE192]*0.711)));-20.772/TAN(RADIANS([.AE192])))))/3600" office:value-type="float" office:value="0.0103346163230238" calcext:value-type="float">
            <text:p>0.0103346163230238</text:p>
          </table:table-cell>
          <table:table-cell table:formula="of:=[.AE192]+[.AF192]" office:value-type="float" office:value="-29.1650649075354" calcext:value-type="float">
            <text:p>-29.1650649075354</text:p>
          </table:table-cell>
          <table:table-cell table:formula="of:=IF([.AC192]&gt;0;MOD(DEGREES(ACOS(((SIN(RADIANS([.$B$3]))*COS(RADIANS([.AD192])))-SIN(RADIANS([.T192])))/(COS(RADIANS([.$B$3]))*SIN(RADIANS([.AD192])))))+180;360);MOD(540-DEGREES(ACOS(((SIN(RADIANS([.$B$3]))*COS(RADIANS([.AD192])))-SIN(RADIANS([.T192])))/(COS(RADIANS([.$B$3]))*SIN(RADIANS([.AD192])))));360))" office:value-type="float" office:value="267.172103779088" calcext:value-type="float">
            <text:p>267.17210377908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92]+0.1/24" office:value-type="time" office:time-value="PT19H12M00S" calcext:value-type="time">
            <text:p>19:12:00</text:p>
          </table:table-cell>
          <table:table-cell table:style-name="ce9" table:formula="of:=[.D193]+2415018.5+[.E193]-[.$B$5]/24" office:value-type="float" office:value="2461034.25833333" calcext:value-type="float">
            <text:p>2461034.26</text:p>
          </table:table-cell>
          <table:table-cell table:style-name="ce10" table:formula="of:=([.F193]-2451545)/36525" office:value-type="float" office:value="0.259801733972164" calcext:value-type="float">
            <text:p>0.25980173</text:p>
          </table:table-cell>
          <table:table-cell/>
          <table:table-cell table:formula="of:=MOD(280.46646+[.G193]*(36000.76983+[.G193]*0.0003032);360)" office:value-type="float" office:value="273.528906631853" calcext:value-type="float">
            <text:p>273.528906631853</text:p>
          </table:table-cell>
          <table:table-cell table:formula="of:=357.52911+[.G193]*(35999.05029-0.0001537*[.G193])" office:value-type="float" office:value="9710.14478631886" calcext:value-type="float">
            <text:p>9710.14478631886</text:p>
          </table:table-cell>
          <table:table-cell table:formula="of:=0.016708634-[.G193]*(0.000042037+0.0000001267*[.G193])" office:value-type="float" office:value="0.0166977041626466" calcext:value-type="float">
            <text:p>0.0166977041626466</text:p>
          </table:table-cell>
          <table:table-cell table:formula="of:=SIN(RADIANS([.J193]))*(1.914602-[.G193]*(0.004817+0.000014*[.G193]))+SIN(RADIANS(2*[.J193]))*(0.019993-0.000101*[.G193])+SIN(RADIANS(3*[.J193]))*0.000289" office:value-type="float" office:value="-0.334363757843925" calcext:value-type="float">
            <text:p>-0.334363757843925</text:p>
          </table:table-cell>
          <table:table-cell table:formula="of:=[.I193]+[.L193]" office:value-type="float" office:value="273.194542874009" calcext:value-type="float">
            <text:p>273.194542874009</text:p>
          </table:table-cell>
          <table:table-cell table:formula="of:=[.J193]+[.L193]" office:value-type="float" office:value="9709.81042256102" calcext:value-type="float">
            <text:p>9709.81042256102</text:p>
          </table:table-cell>
          <table:table-cell table:formula="of:=(1.000001018*(1-[.K193]*[.K193]))/(1+[.K193]*COS(RADIANS([.N193])))" office:value-type="float" office:value="0.983558071991028" calcext:value-type="float">
            <text:p>0.983558071991028</text:p>
          </table:table-cell>
          <table:table-cell table:formula="of:=[.M193]-0.00569-0.00478*SIN(RADIANS(125.04-1934.136*[.G193]))" office:value-type="float" office:value="273.190286419053" calcext:value-type="float">
            <text:p>273.190286419053</text:p>
          </table:table-cell>
          <table:table-cell table:formula="of:=23+(26+((21.448-[.G193]*(46.815+[.G193]*(0.00059-[.G193]*0.001813))))/60)/60" office:value-type="float" office:value="23.4359126038315" calcext:value-type="float">
            <text:p>23.4359126038315</text:p>
          </table:table-cell>
          <table:table-cell table:formula="of:=[.Q193]+0.00256*COS(RADIANS(125.04-1934.136*[.G193]))" office:value-type="float" office:value="23.4383547648008" calcext:value-type="float">
            <text:p>23.4383547648008</text:p>
          </table:table-cell>
          <table:table-cell table:formula="of:=DEGREES(ATAN2(COS(RADIANS([.P193]));COS(RADIANS([.R193]))*SIN(RADIANS([.P193]))))" office:value-type="float" office:value="-86.5234799988644" calcext:value-type="float">
            <text:p>-86.5234799988644</text:p>
          </table:table-cell>
          <table:table-cell table:formula="of:=DEGREES(ASIN(SIN(RADIANS([.R193]))*SIN(RADIANS([.P193]))))" office:value-type="float" office:value="-23.3998642148428" calcext:value-type="float">
            <text:p>-23.3998642148428</text:p>
          </table:table-cell>
          <table:table-cell table:formula="of:=TAN(RADIANS([.R193]/2))*TAN(RADIANS([.R193]/2))" office:value-type="float" office:value="0.0430309932798762" calcext:value-type="float">
            <text:p>0.0430309932798762</text:p>
          </table:table-cell>
          <table:table-cell table:formula="of:=4*DEGREES([.U193]*SIN(2*RADIANS([.I193]))-2*[.K193]*SIN(RADIANS([.J193]))+4*[.K193]*[.U193]*SIN(RADIANS([.J193]))*COS(2*RADIANS([.I193]))-0.5*[.U193]*[.U193]*SIN(4*RADIANS([.I193]))-1.25*[.K193]*[.K193]*SIN(2*RADIANS([.J193])))" office:value-type="float" office:value="0.18532223439221" calcext:value-type="float">
            <text:p>0.18532223439221</text:p>
          </table:table-cell>
          <table:table-cell table:formula="of:=DEGREES(ACOS(COS(RADIANS(90.833))/(COS(RADIANS([.$B$3]))*COS(RADIANS([.T193])))-TAN(RADIANS([.$B$3]))*TAN(RADIANS([.T193]))))" office:value-type="float" office:value="61.5100201138083" calcext:value-type="float">
            <text:p>61.5100201138083</text:p>
          </table:table-cell>
          <table:table-cell table:style-name="ce8" table:formula="of:=(720-4*[.$B$4]-[.V193]+[.$B$5]*60)/1440" office:value-type="time" office:time-value="PT11H53M23.013465936S" calcext:value-type="time">
            <text:p>11:53:23</text:p>
          </table:table-cell>
          <table:table-cell table:style-name="ce8" table:formula="of:=[.X193]-[.W193]*4/1440" office:value-type="time" office:time-value="PT07H47M20.608638622S" calcext:value-type="time">
            <text:p>7:47:20</text:p>
          </table:table-cell>
          <table:table-cell table:style-name="ce8" table:formula="of:=[.X193]+[.W193]*4/1440" office:value-type="time" office:time-value="PT15H59M25.41829325S" calcext:value-type="time">
            <text:p>15:59:25</text:p>
          </table:table-cell>
          <table:table-cell table:style-name="ce11" table:formula="of:=8*[.W193]" office:value-type="float" office:value="492.080160910466" calcext:value-type="float">
            <text:p>492.080160910466</text:p>
          </table:table-cell>
          <table:table-cell table:formula="of:=MOD([.E193]*1440+[.V193]+4*[.$B$4]-60*[.$B$5];1440)" office:value-type="float" office:value="1158.61644223439" calcext:value-type="float">
            <text:p>1158.61644223439</text:p>
          </table:table-cell>
          <table:table-cell table:formula="of:=IF([.AB193]/4&lt;0;[.AB193]/4+180;[.AB193]/4-180)" office:value-type="float" office:value="109.654110558597" calcext:value-type="float">
            <text:p>109.654110558597</text:p>
          </table:table-cell>
          <table:table-cell table:formula="of:=DEGREES(ACOS(SIN(RADIANS([.$B$3]))*SIN(RADIANS([.T193]))+COS(RADIANS([.$B$3]))*COS(RADIANS([.T193]))*COS(RADIANS([.AC193]))))" office:value-type="float" office:value="120.154429435357" calcext:value-type="float">
            <text:p>120.154429435357</text:p>
          </table:table-cell>
          <table:table-cell table:formula="of:=90-[.AD193]" office:value-type="float" office:value="-30.1544294353575" calcext:value-type="float">
            <text:p>-30.1544294353575</text:p>
          </table:table-cell>
          <table:table-cell table:formula="of:=IF([.AE193]&gt;85;0;IF([.AE193]&gt;5;58.1/TAN(RADIANS([.AE193]))-0.07/POWER(TAN(RADIANS([.AE193]));3)+0.000086/POWER(TAN(RADIANS([.AE193]));5);IF([.AE193]&gt;-0.575;1735+[.AE193]*(-518.2+[.AE193]*(103.4+[.AE193]*(-12.79+[.AE193]*0.711)));-20.772/TAN(RADIANS([.AE193])))))/3600" office:value-type="float" office:value="0.0099320144981493" calcext:value-type="float">
            <text:p>0.0099320144981493</text:p>
          </table:table-cell>
          <table:table-cell table:formula="of:=[.AE193]+[.AF193]" office:value-type="float" office:value="-30.1444974208593" calcext:value-type="float">
            <text:p>-30.1444974208593</text:p>
          </table:table-cell>
          <table:table-cell table:formula="of:=IF([.AC193]&gt;0;MOD(DEGREES(ACOS(((SIN(RADIANS([.$B$3]))*COS(RADIANS([.AD193])))-SIN(RADIANS([.T193])))/(COS(RADIANS([.$B$3]))*SIN(RADIANS([.AD193])))))+180;360);MOD(540-DEGREES(ACOS(((SIN(RADIANS([.$B$3]))*COS(RADIANS([.AD193])))-SIN(RADIANS([.T193])))/(COS(RADIANS([.$B$3]))*SIN(RADIANS([.AD193])))));360))" office:value-type="float" office:value="268.285116771326" calcext:value-type="float">
            <text:p>268.28511677132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93]+0.1/24" office:value-type="time" office:time-value="PT19H18M00S" calcext:value-type="time">
            <text:p>19:18:00</text:p>
          </table:table-cell>
          <table:table-cell table:style-name="ce9" table:formula="of:=[.D194]+2415018.5+[.E194]-[.$B$5]/24" office:value-type="float" office:value="2461034.2625" calcext:value-type="float">
            <text:p>2461034.26</text:p>
          </table:table-cell>
          <table:table-cell table:style-name="ce10" table:formula="of:=([.F194]-2451545)/36525" office:value-type="float" office:value="0.259801848049286" calcext:value-type="float">
            <text:p>0.25980185</text:p>
          </table:table-cell>
          <table:table-cell/>
          <table:table-cell table:formula="of:=MOD(280.46646+[.G194]*(36000.76983+[.G194]*0.0003032);360)" office:value-type="float" office:value="273.533013496084" calcext:value-type="float">
            <text:p>273.533013496084</text:p>
          </table:table-cell>
          <table:table-cell table:formula="of:=357.52911+[.G194]*(35999.05029-0.0001537*[.G194])" office:value-type="float" office:value="9710.14889298691" calcext:value-type="float">
            <text:p>9710.14889298691</text:p>
          </table:table-cell>
          <table:table-cell table:formula="of:=0.016708634-[.G194]*(0.000042037+0.0000001267*[.G194])" office:value-type="float" office:value="0.0166977041578436" calcext:value-type="float">
            <text:p>0.0166977041578436</text:p>
          </table:table-cell>
          <table:table-cell table:formula="of:=SIN(RADIANS([.J194]))*(1.914602-[.G194]*(0.004817+0.000014*[.G194]))+SIN(RADIANS(2*[.J194]))*(0.019993-0.000101*[.G194])+SIN(RADIANS(3*[.J194]))*0.000289" office:value-type="float" office:value="-0.334225892856722" calcext:value-type="float">
            <text:p>-0.334225892856722</text:p>
          </table:table-cell>
          <table:table-cell table:formula="of:=[.I194]+[.L194]" office:value-type="float" office:value="273.198787603227" calcext:value-type="float">
            <text:p>273.198787603227</text:p>
          </table:table-cell>
          <table:table-cell table:formula="of:=[.J194]+[.L194]" office:value-type="float" office:value="9709.81466709405" calcext:value-type="float">
            <text:p>9709.81466709405</text:p>
          </table:table-cell>
          <table:table-cell table:formula="of:=(1.000001018*(1-[.K194]*[.K194]))/(1+[.K194]*COS(RADIANS([.N194])))" office:value-type="float" office:value="0.983557860287911" calcext:value-type="float">
            <text:p>0.983557860287911</text:p>
          </table:table-cell>
          <table:table-cell table:formula="of:=[.M194]-0.00569-0.00478*SIN(RADIANS(125.04-1934.136*[.G194]))" office:value-type="float" office:value="273.194531165831" calcext:value-type="float">
            <text:p>273.194531165831</text:p>
          </table:table-cell>
          <table:table-cell table:formula="of:=23+(26+((21.448-[.G194]*(46.815+[.G194]*(0.00059-[.G194]*0.001813))))/60)/60" office:value-type="float" office:value="23.435912602348" calcext:value-type="float">
            <text:p>23.435912602348</text:p>
          </table:table-cell>
          <table:table-cell table:formula="of:=[.Q194]+0.00256*COS(RADIANS(125.04-1934.136*[.G194]))" office:value-type="float" office:value="23.4383547603608" calcext:value-type="float">
            <text:p>23.4383547603608</text:p>
          </table:table-cell>
          <table:table-cell table:formula="of:=DEGREES(ATAN2(COS(RADIANS([.P194]));COS(RADIANS([.R194]))*SIN(RADIANS([.P194]))))" office:value-type="float" office:value="-86.5188562094703" calcext:value-type="float">
            <text:p>-86.5188562094703</text:p>
          </table:table-cell>
          <table:table-cell table:formula="of:=DEGREES(ASIN(SIN(RADIANS([.R194]))*SIN(RADIANS([.P194]))))" office:value-type="float" office:value="-23.3997617587058" calcext:value-type="float">
            <text:p>-23.3997617587058</text:p>
          </table:table-cell>
          <table:table-cell table:formula="of:=TAN(RADIANS([.R194]/2))*TAN(RADIANS([.R194]/2))" office:value-type="float" office:value="0.0430309932631093" calcext:value-type="float">
            <text:p>0.0430309932631093</text:p>
          </table:table-cell>
          <table:table-cell table:formula="of:=4*DEGREES([.U194]*SIN(2*RADIANS([.I194]))-2*[.K194]*SIN(RADIANS([.J194]))+4*[.K194]*[.U194]*SIN(RADIANS([.J194]))*COS(2*RADIANS([.I194]))-0.5*[.U194]*[.U194]*SIN(4*RADIANS([.I194]))-1.25*[.K194]*[.K194]*SIN(2*RADIANS([.J194])))" office:value-type="float" office:value="0.183260770825187" calcext:value-type="float">
            <text:p>0.183260770825187</text:p>
          </table:table-cell>
          <table:table-cell table:formula="of:=DEGREES(ACOS(COS(RADIANS(90.833))/(COS(RADIANS([.$B$3]))*COS(RADIANS([.T194])))-TAN(RADIANS([.$B$3]))*TAN(RADIANS([.T194]))))" office:value-type="float" office:value="61.5101792049668" calcext:value-type="float">
            <text:p>61.5101792049668</text:p>
          </table:table-cell>
          <table:table-cell table:style-name="ce8" table:formula="of:=(720-4*[.$B$4]-[.V194]+[.$B$5]*60)/1440" office:value-type="time" office:time-value="PT11H53M23.13715375S" calcext:value-type="time">
            <text:p>11:53:23</text:p>
          </table:table-cell>
          <table:table-cell table:style-name="ce8" table:formula="of:=[.X194]-[.W194]*4/1440" office:value-type="time" office:time-value="PT07H47M20.694144558S" calcext:value-type="time">
            <text:p>7:47:20</text:p>
          </table:table-cell>
          <table:table-cell table:style-name="ce8" table:formula="of:=[.X194]+[.W194]*4/1440" office:value-type="time" office:time-value="PT15H59M25.580162943S" calcext:value-type="time">
            <text:p>15:59:25</text:p>
          </table:table-cell>
          <table:table-cell table:style-name="ce11" table:formula="of:=8*[.W194]" office:value-type="float" office:value="492.081433639735" calcext:value-type="float">
            <text:p>492.081433639735</text:p>
          </table:table-cell>
          <table:table-cell table:formula="of:=MOD([.E194]*1440+[.V194]+4*[.$B$4]-60*[.$B$5];1440)" office:value-type="float" office:value="1164.61438077082" calcext:value-type="float">
            <text:p>1164.61438077082</text:p>
          </table:table-cell>
          <table:table-cell table:formula="of:=IF([.AB194]/4&lt;0;[.AB194]/4+180;[.AB194]/4-180)" office:value-type="float" office:value="111.153595192706" calcext:value-type="float">
            <text:p>111.153595192706</text:p>
          </table:table-cell>
          <table:table-cell table:formula="of:=DEGREES(ACOS(SIN(RADIANS([.$B$3]))*SIN(RADIANS([.T194]))+COS(RADIANS([.$B$3]))*COS(RADIANS([.T194]))*COS(RADIANS([.AC194]))))" office:value-type="float" office:value="121.134030679348" calcext:value-type="float">
            <text:p>121.134030679348</text:p>
          </table:table-cell>
          <table:table-cell table:formula="of:=90-[.AD194]" office:value-type="float" office:value="-31.1340306793481" calcext:value-type="float">
            <text:p>-31.1340306793481</text:p>
          </table:table-cell>
          <table:table-cell table:formula="of:=IF([.AE194]&gt;85;0;IF([.AE194]&gt;5;58.1/TAN(RADIANS([.AE194]))-0.07/POWER(TAN(RADIANS([.AE194]));3)+0.000086/POWER(TAN(RADIANS([.AE194]));5);IF([.AE194]&gt;-0.575;1735+[.AE194]*(-518.2+[.AE194]*(103.4+[.AE194]*(-12.79+[.AE194]*0.711)));-20.772/TAN(RADIANS([.AE194])))))/3600" office:value-type="float" office:value="0.0095522061486025" calcext:value-type="float">
            <text:p>0.0095522061486025</text:p>
          </table:table-cell>
          <table:table-cell table:formula="of:=[.AE194]+[.AF194]" office:value-type="float" office:value="-31.1244784731995" calcext:value-type="float">
            <text:p>-31.1244784731995</text:p>
          </table:table-cell>
          <table:table-cell table:formula="of:=IF([.AC194]&gt;0;MOD(DEGREES(ACOS(((SIN(RADIANS([.$B$3]))*COS(RADIANS([.AD194])))-SIN(RADIANS([.T194])))/(COS(RADIANS([.$B$3]))*SIN(RADIANS([.AD194])))))+180;360);MOD(540-DEGREES(ACOS(((SIN(RADIANS([.$B$3]))*COS(RADIANS([.AD194])))-SIN(RADIANS([.T194])))/(COS(RADIANS([.$B$3]))*SIN(RADIANS([.AD194])))));360))" office:value-type="float" office:value="269.40856775747" calcext:value-type="float">
            <text:p>269.4085677574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94]+0.1/24" office:value-type="time" office:time-value="PT19H24M00S" calcext:value-type="time">
            <text:p>19:24:00</text:p>
          </table:table-cell>
          <table:table-cell table:style-name="ce9" table:formula="of:=[.D195]+2415018.5+[.E195]-[.$B$5]/24" office:value-type="float" office:value="2461034.26666667" calcext:value-type="float">
            <text:p>2461034.27</text:p>
          </table:table-cell>
          <table:table-cell table:style-name="ce10" table:formula="of:=([.F195]-2451545)/36525" office:value-type="float" office:value="0.259801962126396" calcext:value-type="float">
            <text:p>0.25980196</text:p>
          </table:table-cell>
          <table:table-cell/>
          <table:table-cell table:formula="of:=MOD(280.46646+[.G195]*(36000.76983+[.G195]*0.0003032);360)" office:value-type="float" office:value="273.537120359857" calcext:value-type="float">
            <text:p>273.537120359857</text:p>
          </table:table-cell>
          <table:table-cell table:formula="of:=357.52911+[.G195]*(35999.05029-0.0001537*[.G195])" office:value-type="float" office:value="9710.1529996545" calcext:value-type="float">
            <text:p>9710.1529996545</text:p>
          </table:table-cell>
          <table:table-cell table:formula="of:=0.016708634-[.G195]*(0.000042037+0.0000001267*[.G195])" office:value-type="float" office:value="0.0166977041530407" calcext:value-type="float">
            <text:p>0.0166977041530407</text:p>
          </table:table-cell>
          <table:table-cell table:formula="of:=SIN(RADIANS([.J195]))*(1.914602-[.G195]*(0.004817+0.000014*[.G195]))+SIN(RADIANS(2*[.J195]))*(0.019993-0.000101*[.G195])+SIN(RADIANS(3*[.J195]))*0.000289" office:value-type="float" office:value="-0.334088026058345" calcext:value-type="float">
            <text:p>-0.334088026058345</text:p>
          </table:table-cell>
          <table:table-cell table:formula="of:=[.I195]+[.L195]" office:value-type="float" office:value="273.203032333799" calcext:value-type="float">
            <text:p>273.203032333799</text:p>
          </table:table-cell>
          <table:table-cell table:formula="of:=[.J195]+[.L195]" office:value-type="float" office:value="9709.81891162844" calcext:value-type="float">
            <text:p>9709.81891162844</text:p>
          </table:table-cell>
          <table:table-cell table:formula="of:=(1.000001018*(1-[.K195]*[.K195]))/(1+[.K195]*COS(RADIANS([.N195])))" office:value-type="float" office:value="0.983557648672094" calcext:value-type="float">
            <text:p>0.983557648672094</text:p>
          </table:table-cell>
          <table:table-cell table:formula="of:=[.M195]-0.00569-0.00478*SIN(RADIANS(125.04-1934.136*[.G195]))" office:value-type="float" office:value="273.198775913963" calcext:value-type="float">
            <text:p>273.198775913963</text:p>
          </table:table-cell>
          <table:table-cell table:formula="of:=23+(26+((21.448-[.G195]*(46.815+[.G195]*(0.00059-[.G195]*0.001813))))/60)/60" office:value-type="float" office:value="23.4359126008645" calcext:value-type="float">
            <text:p>23.4359126008645</text:p>
          </table:table-cell>
          <table:table-cell table:formula="of:=[.Q195]+0.00256*COS(RADIANS(125.04-1934.136*[.G195]))" office:value-type="float" office:value="23.4383547559207" calcext:value-type="float">
            <text:p>23.4383547559207</text:p>
          </table:table-cell>
          <table:table-cell table:formula="of:=DEGREES(ATAN2(COS(RADIANS([.P195]));COS(RADIANS([.R195]))*SIN(RADIANS([.P195]))))" office:value-type="float" office:value="-86.5142324257632" calcext:value-type="float">
            <text:p>-86.5142324257632</text:p>
          </table:table-cell>
          <table:table-cell table:formula="of:=DEGREES(ASIN(SIN(RADIANS([.R195]))*SIN(RADIANS([.P195]))))" office:value-type="float" office:value="-23.3996591665332" calcext:value-type="float">
            <text:p>-23.3996591665332</text:p>
          </table:table-cell>
          <table:table-cell table:formula="of:=TAN(RADIANS([.R195]/2))*TAN(RADIANS([.R195]/2))" office:value-type="float" office:value="0.0430309932463422" calcext:value-type="float">
            <text:p>0.0430309932463422</text:p>
          </table:table-cell>
          <table:table-cell table:formula="of:=4*DEGREES([.U195]*SIN(2*RADIANS([.I195]))-2*[.K195]*SIN(RADIANS([.J195]))+4*[.K195]*[.U195]*SIN(RADIANS([.J195]))*COS(2*RADIANS([.I195]))-0.5*[.U195]*[.U195]*SIN(4*RADIANS([.I195]))-1.25*[.K195]*[.K195]*SIN(2*RADIANS([.J195])))" office:value-type="float" office:value="0.181199328167328" calcext:value-type="float">
            <text:p>0.181199328167328</text:p>
          </table:table-cell>
          <table:table-cell table:formula="of:=DEGREES(ACOS(COS(RADIANS(90.833))/(COS(RADIANS([.$B$3]))*COS(RADIANS([.T195])))-TAN(RADIANS([.$B$3]))*TAN(RADIANS([.T195]))))" office:value-type="float" office:value="61.510338506876" calcext:value-type="float">
            <text:p>61.510338506876</text:p>
          </table:table-cell>
          <table:table-cell table:style-name="ce8" table:formula="of:=(720-4*[.$B$4]-[.V195]+[.$B$5]*60)/1440" office:value-type="time" office:time-value="PT11H53M23.26084031S" calcext:value-type="time">
            <text:p>11:53:23</text:p>
          </table:table-cell>
          <table:table-cell table:style-name="ce8" table:formula="of:=[.X195]-[.W195]*4/1440" office:value-type="time" office:time-value="PT07H47M20.77959866S" calcext:value-type="time">
            <text:p>7:47:20</text:p>
          </table:table-cell>
          <table:table-cell table:style-name="ce8" table:formula="of:=[.X195]+[.W195]*4/1440" office:value-type="time" office:time-value="PT15H59M25.74208196S" calcext:value-type="time">
            <text:p>15:59:25</text:p>
          </table:table-cell>
          <table:table-cell table:style-name="ce11" table:formula="of:=8*[.W195]" office:value-type="float" office:value="492.082708055008" calcext:value-type="float">
            <text:p>492.082708055008</text:p>
          </table:table-cell>
          <table:table-cell table:formula="of:=MOD([.E195]*1440+[.V195]+4*[.$B$4]-60*[.$B$5];1440)" office:value-type="float" office:value="1170.61231932817" calcext:value-type="float">
            <text:p>1170.61231932817</text:p>
          </table:table-cell>
          <table:table-cell table:formula="of:=IF([.AB195]/4&lt;0;[.AB195]/4+180;[.AB195]/4-180)" office:value-type="float" office:value="112.653079832041" calcext:value-type="float">
            <text:p>112.653079832041</text:p>
          </table:table-cell>
          <table:table-cell table:formula="of:=DEGREES(ACOS(SIN(RADIANS([.$B$3]))*SIN(RADIANS([.T195]))+COS(RADIANS([.$B$3]))*COS(RADIANS([.T195]))*COS(RADIANS([.AC195]))))" office:value-type="float" office:value="122.113830198051" calcext:value-type="float">
            <text:p>122.113830198051</text:p>
          </table:table-cell>
          <table:table-cell table:formula="of:=90-[.AD195]" office:value-type="float" office:value="-32.1138301980512" calcext:value-type="float">
            <text:p>-32.1138301980512</text:p>
          </table:table-cell>
          <table:table-cell table:formula="of:=IF([.AE195]&gt;85;0;IF([.AE195]&gt;5;58.1/TAN(RADIANS([.AE195]))-0.07/POWER(TAN(RADIANS([.AE195]));3)+0.000086/POWER(TAN(RADIANS([.AE195]));5);IF([.AE195]&gt;-0.575;1735+[.AE195]*(-518.2+[.AE195]*(103.4+[.AE195]*(-12.79+[.AE195]*0.711)));-20.772/TAN(RADIANS([.AE195])))))/3600" office:value-type="float" office:value="0.00919323784058558" calcext:value-type="float">
            <text:p>0.00919323784058558</text:p>
          </table:table-cell>
          <table:table-cell table:formula="of:=[.AE195]+[.AF195]" office:value-type="float" office:value="-32.1046369602106" calcext:value-type="float">
            <text:p>-32.1046369602106</text:p>
          </table:table-cell>
          <table:table-cell table:formula="of:=IF([.AC195]&gt;0;MOD(DEGREES(ACOS(((SIN(RADIANS([.$B$3]))*COS(RADIANS([.AD195])))-SIN(RADIANS([.T195])))/(COS(RADIANS([.$B$3]))*SIN(RADIANS([.AD195])))))+180;360);MOD(540-DEGREES(ACOS(((SIN(RADIANS([.$B$3]))*COS(RADIANS([.AD195])))-SIN(RADIANS([.T195])))/(COS(RADIANS([.$B$3]))*SIN(RADIANS([.AD195])))));360))" office:value-type="float" office:value="270.543450293343" calcext:value-type="float">
            <text:p>270.54345029334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95]+0.1/24" office:value-type="time" office:time-value="PT19H30M00S" calcext:value-type="time">
            <text:p>19:30:00</text:p>
          </table:table-cell>
          <table:table-cell table:style-name="ce9" table:formula="of:=[.D196]+2415018.5+[.E196]-[.$B$5]/24" office:value-type="float" office:value="2461034.27083333" calcext:value-type="float">
            <text:p>2461034.27</text:p>
          </table:table-cell>
          <table:table-cell table:style-name="ce10" table:formula="of:=([.F196]-2451545)/36525" office:value-type="float" office:value="0.259802076203518" calcext:value-type="float">
            <text:p>0.25980208</text:p>
          </table:table-cell>
          <table:table-cell/>
          <table:table-cell table:formula="of:=MOD(280.46646+[.G196]*(36000.76983+[.G196]*0.0003032);360)" office:value-type="float" office:value="273.54122722409" calcext:value-type="float">
            <text:p>273.54122722409</text:p>
          </table:table-cell>
          <table:table-cell table:formula="of:=357.52911+[.G196]*(35999.05029-0.0001537*[.G196])" office:value-type="float" office:value="9710.15710632254" calcext:value-type="float">
            <text:p>9710.15710632254</text:p>
          </table:table-cell>
          <table:table-cell table:formula="of:=0.016708634-[.G196]*(0.000042037+0.0000001267*[.G196])" office:value-type="float" office:value="0.0166977041482377" calcext:value-type="float">
            <text:p>0.0166977041482377</text:p>
          </table:table-cell>
          <table:table-cell table:formula="of:=SIN(RADIANS([.J196]))*(1.914602-[.G196]*(0.004817+0.000014*[.G196]))+SIN(RADIANS(2*[.J196]))*(0.019993-0.000101*[.G196])+SIN(RADIANS(3*[.J196]))*0.000289" office:value-type="float" office:value="-0.333950157418767" calcext:value-type="float">
            <text:p>-0.333950157418767</text:p>
          </table:table-cell>
          <table:table-cell table:formula="of:=[.I196]+[.L196]" office:value-type="float" office:value="273.207277066671" calcext:value-type="float">
            <text:p>273.207277066671</text:p>
          </table:table-cell>
          <table:table-cell table:formula="of:=[.J196]+[.L196]" office:value-type="float" office:value="9709.82315616512" calcext:value-type="float">
            <text:p>9709.82315616512</text:p>
          </table:table-cell>
          <table:table-cell table:formula="of:=(1.000001018*(1-[.K196]*[.K196]))/(1+[.K196]*COS(RADIANS([.N196])))" office:value-type="float" office:value="0.983557437143531" calcext:value-type="float">
            <text:p>0.983557437143531</text:p>
          </table:table-cell>
          <table:table-cell table:formula="of:=[.M196]-0.00569-0.00478*SIN(RADIANS(125.04-1934.136*[.G196]))" office:value-type="float" office:value="273.203020664395" calcext:value-type="float">
            <text:p>273.203020664395</text:p>
          </table:table-cell>
          <table:table-cell table:formula="of:=23+(26+((21.448-[.G196]*(46.815+[.G196]*(0.00059-[.G196]*0.001813))))/60)/60" office:value-type="float" office:value="23.4359125993811" calcext:value-type="float">
            <text:p>23.4359125993811</text:p>
          </table:table-cell>
          <table:table-cell table:formula="of:=[.Q196]+0.00256*COS(RADIANS(125.04-1934.136*[.G196]))" office:value-type="float" office:value="23.4383547514805" calcext:value-type="float">
            <text:p>23.4383547514805</text:p>
          </table:table-cell>
          <table:table-cell table:formula="of:=DEGREES(ATAN2(COS(RADIANS([.P196]));COS(RADIANS([.R196]))*SIN(RADIANS([.P196]))))" office:value-type="float" office:value="-86.5096086467194" calcext:value-type="float">
            <text:p>-86.5096086467194</text:p>
          </table:table-cell>
          <table:table-cell table:formula="of:=DEGREES(ASIN(SIN(RADIANS([.R196]))*SIN(RADIANS([.P196]))))" office:value-type="float" office:value="-23.3995564383028" calcext:value-type="float">
            <text:p>-23.3995564383028</text:p>
          </table:table-cell>
          <table:table-cell table:formula="of:=TAN(RADIANS([.R196]/2))*TAN(RADIANS([.R196]/2))" office:value-type="float" office:value="0.043030993229575" calcext:value-type="float">
            <text:p>0.043030993229575</text:p>
          </table:table-cell>
          <table:table-cell table:formula="of:=4*DEGREES([.U196]*SIN(2*RADIANS([.I196]))-2*[.K196]*SIN(RADIANS([.J196]))+4*[.K196]*[.U196]*SIN(RADIANS([.J196]))*COS(2*RADIANS([.I196]))-0.5*[.U196]*[.U196]*SIN(4*RADIANS([.I196]))-1.25*[.K196]*[.K196]*SIN(2*RADIANS([.J196])))" office:value-type="float" office:value="0.179137905997635" calcext:value-type="float">
            <text:p>0.179137905997635</text:p>
          </table:table-cell>
          <table:table-cell table:formula="of:=DEGREES(ACOS(COS(RADIANS(90.833))/(COS(RADIANS([.$B$3]))*COS(RADIANS([.T196])))-TAN(RADIANS([.$B$3]))*TAN(RADIANS([.T196]))))" office:value-type="float" office:value="61.5104980195684" calcext:value-type="float">
            <text:p>61.5104980195684</text:p>
          </table:table-cell>
          <table:table-cell table:style-name="ce8" table:formula="of:=(720-4*[.$B$4]-[.V196]+[.$B$5]*60)/1440" office:value-type="time" office:time-value="PT11H53M23.38452564S" calcext:value-type="time">
            <text:p>11:53:23</text:p>
          </table:table-cell>
          <table:table-cell table:style-name="ce8" table:formula="of:=[.X196]-[.W196]*4/1440" office:value-type="time" office:time-value="PT07H47M20.865000944S" calcext:value-type="time">
            <text:p>7:47:20</text:p>
          </table:table-cell>
          <table:table-cell table:style-name="ce8" table:formula="of:=[.X196]+[.W196]*4/1440" office:value-type="time" office:time-value="PT15H59M25.904050337S" calcext:value-type="time">
            <text:p>15:59:25</text:p>
          </table:table-cell>
          <table:table-cell table:style-name="ce11" table:formula="of:=8*[.W196]" office:value-type="float" office:value="492.083984156547" calcext:value-type="float">
            <text:p>492.083984156547</text:p>
          </table:table-cell>
          <table:table-cell table:formula="of:=MOD([.E196]*1440+[.V196]+4*[.$B$4]-60*[.$B$5];1440)" office:value-type="float" office:value="1176.61025790599" calcext:value-type="float">
            <text:p>1176.61025790599</text:p>
          </table:table-cell>
          <table:table-cell table:formula="of:=IF([.AB196]/4&lt;0;[.AB196]/4+180;[.AB196]/4-180)" office:value-type="float" office:value="114.152564476499" calcext:value-type="float">
            <text:p>114.152564476499</text:p>
          </table:table-cell>
          <table:table-cell table:formula="of:=DEGREES(ACOS(SIN(RADIANS([.$B$3]))*SIN(RADIANS([.T196]))+COS(RADIANS([.$B$3]))*COS(RADIANS([.T196]))*COS(RADIANS([.AC196]))))" office:value-type="float" office:value="123.093443465303" calcext:value-type="float">
            <text:p>123.093443465303</text:p>
          </table:table-cell>
          <table:table-cell table:formula="of:=90-[.AD196]" office:value-type="float" office:value="-33.0934434653035" calcext:value-type="float">
            <text:p>-33.0934434653035</text:p>
          </table:table-cell>
          <table:table-cell table:formula="of:=IF([.AE196]&gt;85;0;IF([.AE196]&gt;5;58.1/TAN(RADIANS([.AE196]))-0.07/POWER(TAN(RADIANS([.AE196]));3)+0.000086/POWER(TAN(RADIANS([.AE196]));5);IF([.AE196]&gt;-0.575;1735+[.AE196]*(-518.2+[.AE196]*(103.4+[.AE196]*(-12.79+[.AE196]*0.711)));-20.772/TAN(RADIANS([.AE196])))))/3600" office:value-type="float" office:value="0.00885337652840791" calcext:value-type="float">
            <text:p>0.00885337652840791</text:p>
          </table:table-cell>
          <table:table-cell table:formula="of:=[.AE196]+[.AF196]" office:value-type="float" office:value="-33.084590088775" calcext:value-type="float">
            <text:p>-33.084590088775</text:p>
          </table:table-cell>
          <table:table-cell table:formula="of:=IF([.AC196]&gt;0;MOD(DEGREES(ACOS(((SIN(RADIANS([.$B$3]))*COS(RADIANS([.AD196])))-SIN(RADIANS([.T196])))/(COS(RADIANS([.$B$3]))*SIN(RADIANS([.AD196])))))+180;360);MOD(540-DEGREES(ACOS(((SIN(RADIANS([.$B$3]))*COS(RADIANS([.AD196])))-SIN(RADIANS([.T196])))/(COS(RADIANS([.$B$3]))*SIN(RADIANS([.AD196])))));360))" office:value-type="float" office:value="271.690805973751" calcext:value-type="float">
            <text:p>271.69080597375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96]+0.1/24" office:value-type="time" office:time-value="PT19H36M00S" calcext:value-type="time">
            <text:p>19:36:00</text:p>
          </table:table-cell>
          <table:table-cell table:style-name="ce9" table:formula="of:=[.D197]+2415018.5+[.E197]-[.$B$5]/24" office:value-type="float" office:value="2461034.275" calcext:value-type="float">
            <text:p>2461034.28</text:p>
          </table:table-cell>
          <table:table-cell table:style-name="ce10" table:formula="of:=([.F197]-2451545)/36525" office:value-type="float" office:value="0.25980219028064" calcext:value-type="float">
            <text:p>0.25980219</text:p>
          </table:table-cell>
          <table:table-cell/>
          <table:table-cell table:formula="of:=MOD(280.46646+[.G197]*(36000.76983+[.G197]*0.0003032);360)" office:value-type="float" office:value="273.545334088323" calcext:value-type="float">
            <text:p>273.545334088323</text:p>
          </table:table-cell>
          <table:table-cell table:formula="of:=357.52911+[.G197]*(35999.05029-0.0001537*[.G197])" office:value-type="float" office:value="9710.16121299059" calcext:value-type="float">
            <text:p>9710.16121299059</text:p>
          </table:table-cell>
          <table:table-cell table:formula="of:=0.016708634-[.G197]*(0.000042037+0.0000001267*[.G197])" office:value-type="float" office:value="0.0166977041434347" calcext:value-type="float">
            <text:p>0.0166977041434347</text:p>
          </table:table-cell>
          <table:table-cell table:formula="of:=SIN(RADIANS([.J197]))*(1.914602-[.G197]*(0.004817+0.000014*[.G197]))+SIN(RADIANS(2*[.J197]))*(0.019993-0.000101*[.G197])+SIN(RADIANS(3*[.J197]))*0.000289" office:value-type="float" office:value="-0.333812286954102" calcext:value-type="float">
            <text:p>-0.333812286954102</text:p>
          </table:table-cell>
          <table:table-cell table:formula="of:=[.I197]+[.L197]" office:value-type="float" office:value="273.211521801369" calcext:value-type="float">
            <text:p>273.211521801369</text:p>
          </table:table-cell>
          <table:table-cell table:formula="of:=[.J197]+[.L197]" office:value-type="float" office:value="9709.82740070363" calcext:value-type="float">
            <text:p>9709.82740070363</text:p>
          </table:table-cell>
          <table:table-cell table:formula="of:=(1.000001018*(1-[.K197]*[.K197]))/(1+[.K197]*COS(RADIANS([.N197])))" office:value-type="float" office:value="0.983557225702245" calcext:value-type="float">
            <text:p>0.983557225702245</text:p>
          </table:table-cell>
          <table:table-cell table:formula="of:=[.M197]-0.00569-0.00478*SIN(RADIANS(125.04-1934.136*[.G197]))" office:value-type="float" office:value="273.207265416653" calcext:value-type="float">
            <text:p>273.207265416653</text:p>
          </table:table-cell>
          <table:table-cell table:formula="of:=23+(26+((21.448-[.G197]*(46.815+[.G197]*(0.00059-[.G197]*0.001813))))/60)/60" office:value-type="float" office:value="23.4359125978976" calcext:value-type="float">
            <text:p>23.4359125978976</text:p>
          </table:table-cell>
          <table:table-cell table:formula="of:=[.Q197]+0.00256*COS(RADIANS(125.04-1934.136*[.G197]))" office:value-type="float" office:value="23.4383547470404" calcext:value-type="float">
            <text:p>23.4383547470404</text:p>
          </table:table-cell>
          <table:table-cell table:formula="of:=DEGREES(ATAN2(COS(RADIANS([.P197]));COS(RADIANS([.R197]))*SIN(RADIANS([.P197]))))" office:value-type="float" office:value="-86.5049848728671" calcext:value-type="float">
            <text:p>-86.5049848728671</text:p>
          </table:table-cell>
          <table:table-cell table:formula="of:=DEGREES(ASIN(SIN(RADIANS([.R197]))*SIN(RADIANS([.P197]))))" office:value-type="float" office:value="-23.3994535740267" calcext:value-type="float">
            <text:p>-23.3994535740267</text:p>
          </table:table-cell>
          <table:table-cell table:formula="of:=TAN(RADIANS([.R197]/2))*TAN(RADIANS([.R197]/2))" office:value-type="float" office:value="0.0430309932128077" calcext:value-type="float">
            <text:p>0.0430309932128077</text:p>
          </table:table-cell>
          <table:table-cell table:formula="of:=4*DEGREES([.U197]*SIN(2*RADIANS([.I197]))-2*[.K197]*SIN(RADIANS([.J197]))+4*[.K197]*[.U197]*SIN(RADIANS([.J197]))*COS(2*RADIANS([.I197]))-0.5*[.U197]*[.U197]*SIN(4*RADIANS([.I197]))-1.25*[.K197]*[.K197]*SIN(2*RADIANS([.J197])))" office:value-type="float" office:value="0.177076504586559" calcext:value-type="float">
            <text:p>0.177076504586559</text:p>
          </table:table-cell>
          <table:table-cell table:formula="of:=DEGREES(ACOS(COS(RADIANS(90.833))/(COS(RADIANS([.$B$3]))*COS(RADIANS([.T197])))-TAN(RADIANS([.$B$3]))*TAN(RADIANS([.T197]))))" office:value-type="float" office:value="61.5106577430231" calcext:value-type="float">
            <text:p>61.5106577430231</text:p>
          </table:table-cell>
          <table:table-cell table:style-name="ce8" table:formula="of:=(720-4*[.$B$4]-[.V197]+[.$B$5]*60)/1440" office:value-type="time" office:time-value="PT11H53M23.508209725S" calcext:value-type="time">
            <text:p>11:53:23</text:p>
          </table:table-cell>
          <table:table-cell table:style-name="ce8" table:formula="of:=[.X197]-[.W197]*4/1440" office:value-type="time" office:time-value="PT07H47M20.950351399S" calcext:value-type="time">
            <text:p>7:47:20</text:p>
          </table:table-cell>
          <table:table-cell table:style-name="ce8" table:formula="of:=[.X197]+[.W197]*4/1440" office:value-type="time" office:time-value="PT15H59M26.06606805S" calcext:value-type="time">
            <text:p>15:59:26</text:p>
          </table:table-cell>
          <table:table-cell table:style-name="ce11" table:formula="of:=8*[.W197]" office:value-type="float" office:value="492.085261944185" calcext:value-type="float">
            <text:p>492.085261944185</text:p>
          </table:table-cell>
          <table:table-cell table:formula="of:=MOD([.E197]*1440+[.V197]+4*[.$B$4]-60*[.$B$5];1440)" office:value-type="float" office:value="1182.60819650458" calcext:value-type="float">
            <text:p>1182.60819650458</text:p>
          </table:table-cell>
          <table:table-cell table:formula="of:=IF([.AB197]/4&lt;0;[.AB197]/4+180;[.AB197]/4-180)" office:value-type="float" office:value="115.652049126146" calcext:value-type="float">
            <text:p>115.652049126146</text:p>
          </table:table-cell>
          <table:table-cell table:formula="of:=DEGREES(ACOS(SIN(RADIANS([.$B$3]))*SIN(RADIANS([.T197]))+COS(RADIANS([.$B$3]))*COS(RADIANS([.T197]))*COS(RADIANS([.AC197]))))" office:value-type="float" office:value="124.072473097426" calcext:value-type="float">
            <text:p>124.072473097426</text:p>
          </table:table-cell>
          <table:table-cell table:formula="of:=90-[.AD197]" office:value-type="float" office:value="-34.072473097426" calcext:value-type="float">
            <text:p>-34.072473097426</text:p>
          </table:table-cell>
          <table:table-cell table:formula="of:=IF([.AE197]&gt;85;0;IF([.AE197]&gt;5;58.1/TAN(RADIANS([.AE197]))-0.07/POWER(TAN(RADIANS([.AE197]));3)+0.000086/POWER(TAN(RADIANS([.AE197]));5);IF([.AE197]&gt;-0.575;1735+[.AE197]*(-518.2+[.AE197]*(103.4+[.AE197]*(-12.79+[.AE197]*0.711)));-20.772/TAN(RADIANS([.AE197])))))/3600" office:value-type="float" office:value="0.00853108014931184" calcext:value-type="float">
            <text:p>0.00853108014931184</text:p>
          </table:table-cell>
          <table:table-cell table:formula="of:=[.AE197]+[.AF197]" office:value-type="float" office:value="-34.0639420172767" calcext:value-type="float">
            <text:p>-34.0639420172767</text:p>
          </table:table-cell>
          <table:table-cell table:formula="of:=IF([.AC197]&gt;0;MOD(DEGREES(ACOS(((SIN(RADIANS([.$B$3]))*COS(RADIANS([.AD197])))-SIN(RADIANS([.T197])))/(COS(RADIANS([.$B$3]))*SIN(RADIANS([.AD197])))))+180;360);MOD(540-DEGREES(ACOS(((SIN(RADIANS([.$B$3]))*COS(RADIANS([.AD197])))-SIN(RADIANS([.T197])))/(COS(RADIANS([.$B$3]))*SIN(RADIANS([.AD197])))));360))" office:value-type="float" office:value="272.851727803103" calcext:value-type="float">
            <text:p>272.85172780310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97]+0.1/24" office:value-type="time" office:time-value="PT19H42M00S" calcext:value-type="time">
            <text:p>19:42:00</text:p>
          </table:table-cell>
          <table:table-cell table:style-name="ce9" table:formula="of:=[.D198]+2415018.5+[.E198]-[.$B$5]/24" office:value-type="float" office:value="2461034.27916667" calcext:value-type="float">
            <text:p>2461034.28</text:p>
          </table:table-cell>
          <table:table-cell table:style-name="ce10" table:formula="of:=([.F198]-2451545)/36525" office:value-type="float" office:value="0.259802304357749" calcext:value-type="float">
            <text:p>0.25980230</text:p>
          </table:table-cell>
          <table:table-cell/>
          <table:table-cell table:formula="of:=MOD(280.46646+[.G198]*(36000.76983+[.G198]*0.0003032);360)" office:value-type="float" office:value="273.549440952098" calcext:value-type="float">
            <text:p>273.549440952098</text:p>
          </table:table-cell>
          <table:table-cell table:formula="of:=357.52911+[.G198]*(35999.05029-0.0001537*[.G198])" office:value-type="float" office:value="9710.16531965818" calcext:value-type="float">
            <text:p>9710.16531965818</text:p>
          </table:table-cell>
          <table:table-cell table:formula="of:=0.016708634-[.G198]*(0.000042037+0.0000001267*[.G198])" office:value-type="float" office:value="0.0166977041386317" calcext:value-type="float">
            <text:p>0.0166977041386317</text:p>
          </table:table-cell>
          <table:table-cell table:formula="of:=SIN(RADIANS([.J198]))*(1.914602-[.G198]*(0.004817+0.000014*[.G198]))+SIN(RADIANS(2*[.J198]))*(0.019993-0.000101*[.G198])+SIN(RADIANS(3*[.J198]))*0.000289" office:value-type="float" office:value="-0.333674414680629" calcext:value-type="float">
            <text:p>-0.333674414680629</text:p>
          </table:table-cell>
          <table:table-cell table:formula="of:=[.I198]+[.L198]" office:value-type="float" office:value="273.215766537417" calcext:value-type="float">
            <text:p>273.215766537417</text:p>
          </table:table-cell>
          <table:table-cell table:formula="of:=[.J198]+[.L198]" office:value-type="float" office:value="9709.8316452435" calcext:value-type="float">
            <text:p>9709.8316452435</text:p>
          </table:table-cell>
          <table:table-cell table:formula="of:=(1.000001018*(1-[.K198]*[.K198]))/(1+[.K198]*COS(RADIANS([.N198])))" office:value-type="float" office:value="0.983557014348263" calcext:value-type="float">
            <text:p>0.983557014348263</text:p>
          </table:table-cell>
          <table:table-cell table:formula="of:=[.M198]-0.00569-0.00478*SIN(RADIANS(125.04-1934.136*[.G198]))" office:value-type="float" office:value="273.211510170261" calcext:value-type="float">
            <text:p>273.211510170261</text:p>
          </table:table-cell>
          <table:table-cell table:formula="of:=23+(26+((21.448-[.G198]*(46.815+[.G198]*(0.00059-[.G198]*0.001813))))/60)/60" office:value-type="float" office:value="23.4359125964141" calcext:value-type="float">
            <text:p>23.4359125964141</text:p>
          </table:table-cell>
          <table:table-cell table:formula="of:=[.Q198]+0.00256*COS(RADIANS(125.04-1934.136*[.G198]))" office:value-type="float" office:value="23.4383547426002" calcext:value-type="float">
            <text:p>23.4383547426002</text:p>
          </table:table-cell>
          <table:table-cell table:formula="of:=DEGREES(ATAN2(COS(RADIANS([.P198]));COS(RADIANS([.R198]))*SIN(RADIANS([.P198]))))" office:value-type="float" office:value="-86.5003611047328" calcext:value-type="float">
            <text:p>-86.5003611047328</text:p>
          </table:table-cell>
          <table:table-cell table:formula="of:=DEGREES(ASIN(SIN(RADIANS([.R198]))*SIN(RADIANS([.P198]))))" office:value-type="float" office:value="-23.3993505737171" calcext:value-type="float">
            <text:p>-23.3993505737171</text:p>
          </table:table-cell>
          <table:table-cell table:formula="of:=TAN(RADIANS([.R198]/2))*TAN(RADIANS([.R198]/2))" office:value-type="float" office:value="0.0430309931960402" calcext:value-type="float">
            <text:p>0.0430309931960402</text:p>
          </table:table-cell>
          <table:table-cell table:formula="of:=4*DEGREES([.U198]*SIN(2*RADIANS([.I198]))-2*[.K198]*SIN(RADIANS([.J198]))+4*[.K198]*[.U198]*SIN(RADIANS([.J198]))*COS(2*RADIANS([.I198]))-0.5*[.U198]*[.U198]*SIN(4*RADIANS([.I198]))-1.25*[.K198]*[.K198]*SIN(2*RADIANS([.J198])))" office:value-type="float" office:value="0.175015124204604" calcext:value-type="float">
            <text:p>0.175015124204604</text:p>
          </table:table-cell>
          <table:table-cell table:formula="of:=DEGREES(ACOS(COS(RADIANS(90.833))/(COS(RADIANS([.$B$3]))*COS(RADIANS([.T198])))-TAN(RADIANS([.$B$3]))*TAN(RADIANS([.T198]))))" office:value-type="float" office:value="61.5108176772193" calcext:value-type="float">
            <text:p>61.5108176772193</text:p>
          </table:table-cell>
          <table:table-cell table:style-name="ce8" table:formula="of:=(720-4*[.$B$4]-[.V198]+[.$B$5]*60)/1440" office:value-type="time" office:time-value="PT11H53M23.631892548S" calcext:value-type="time">
            <text:p>11:53:23</text:p>
          </table:table-cell>
          <table:table-cell table:style-name="ce8" table:formula="of:=[.X198]-[.W198]*4/1440" office:value-type="time" office:time-value="PT07H47M21.035650015S" calcext:value-type="time">
            <text:p>7:47:21</text:p>
          </table:table-cell>
          <table:table-cell table:style-name="ce8" table:formula="of:=[.X198]+[.W198]*4/1440" office:value-type="time" office:time-value="PT15H59M26.22813508S" calcext:value-type="time">
            <text:p>15:59:26</text:p>
          </table:table-cell>
          <table:table-cell table:style-name="ce11" table:formula="of:=8*[.W198]" office:value-type="float" office:value="492.086541417755" calcext:value-type="float">
            <text:p>492.086541417755</text:p>
          </table:table-cell>
          <table:table-cell table:formula="of:=MOD([.E198]*1440+[.V198]+4*[.$B$4]-60*[.$B$5];1440)" office:value-type="float" office:value="1188.6061351242" calcext:value-type="float">
            <text:p>1188.6061351242</text:p>
          </table:table-cell>
          <table:table-cell table:formula="of:=IF([.AB198]/4&lt;0;[.AB198]/4+180;[.AB198]/4-180)" office:value-type="float" office:value="117.151533781051" calcext:value-type="float">
            <text:p>117.151533781051</text:p>
          </table:table-cell>
          <table:table-cell table:formula="of:=DEGREES(ACOS(SIN(RADIANS([.$B$3]))*SIN(RADIANS([.T198]))+COS(RADIANS([.$B$3]))*COS(RADIANS([.T198]))*COS(RADIANS([.AC198]))))" office:value-type="float" office:value="125.050507353347" calcext:value-type="float">
            <text:p>125.050507353347</text:p>
          </table:table-cell>
          <table:table-cell table:formula="of:=90-[.AD198]" office:value-type="float" office:value="-35.0505073533467" calcext:value-type="float">
            <text:p>-35.0505073533467</text:p>
          </table:table-cell>
          <table:table-cell table:formula="of:=IF([.AE198]&gt;85;0;IF([.AE198]&gt;5;58.1/TAN(RADIANS([.AE198]))-0.07/POWER(TAN(RADIANS([.AE198]));3)+0.000086/POWER(TAN(RADIANS([.AE198]));5);IF([.AE198]&gt;-0.575;1735+[.AE198]*(-518.2+[.AE198]*(103.4+[.AE198]*(-12.79+[.AE198]*0.711)));-20.772/TAN(RADIANS([.AE198])))))/3600" office:value-type="float" office:value="0.00822497287546132" calcext:value-type="float">
            <text:p>0.00822497287546132</text:p>
          </table:table-cell>
          <table:table-cell table:formula="of:=[.AE198]+[.AF198]" office:value-type="float" office:value="-35.0422823804712" calcext:value-type="float">
            <text:p>-35.0422823804712</text:p>
          </table:table-cell>
          <table:table-cell table:formula="of:=IF([.AC198]&gt;0;MOD(DEGREES(ACOS(((SIN(RADIANS([.$B$3]))*COS(RADIANS([.AD198])))-SIN(RADIANS([.T198])))/(COS(RADIANS([.$B$3]))*SIN(RADIANS([.AD198])))))+180;360);MOD(540-DEGREES(ACOS(((SIN(RADIANS([.$B$3]))*COS(RADIANS([.AD198])))-SIN(RADIANS([.T198])))/(COS(RADIANS([.$B$3]))*SIN(RADIANS([.AD198])))));360))" office:value-type="float" office:value="274.027363759806" calcext:value-type="float">
            <text:p>274.02736375980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98]+0.1/24" office:value-type="time" office:time-value="PT19H48M00S" calcext:value-type="time">
            <text:p>19:48:00</text:p>
          </table:table-cell>
          <table:table-cell table:style-name="ce9" table:formula="of:=[.D199]+2415018.5+[.E199]-[.$B$5]/24" office:value-type="float" office:value="2461034.28333333" calcext:value-type="float">
            <text:p>2461034.28</text:p>
          </table:table-cell>
          <table:table-cell table:style-name="ce10" table:formula="of:=([.F199]-2451545)/36525" office:value-type="float" office:value="0.259802418434871" calcext:value-type="float">
            <text:p>0.25980242</text:p>
          </table:table-cell>
          <table:table-cell/>
          <table:table-cell table:formula="of:=MOD(280.46646+[.G199]*(36000.76983+[.G199]*0.0003032);360)" office:value-type="float" office:value="273.553547816331" calcext:value-type="float">
            <text:p>273.553547816331</text:p>
          </table:table-cell>
          <table:table-cell table:formula="of:=357.52911+[.G199]*(35999.05029-0.0001537*[.G199])" office:value-type="float" office:value="9710.16942632622" calcext:value-type="float">
            <text:p>9710.16942632622</text:p>
          </table:table-cell>
          <table:table-cell table:formula="of:=0.016708634-[.G199]*(0.000042037+0.0000001267*[.G199])" office:value-type="float" office:value="0.0166977041338288" calcext:value-type="float">
            <text:p>0.0166977041338288</text:p>
          </table:table-cell>
          <table:table-cell table:formula="of:=SIN(RADIANS([.J199]))*(1.914602-[.G199]*(0.004817+0.000014*[.G199]))+SIN(RADIANS(2*[.J199]))*(0.019993-0.000101*[.G199])+SIN(RADIANS(3*[.J199]))*0.000289" office:value-type="float" office:value="-0.333536540568212" calcext:value-type="float">
            <text:p>-0.333536540568212</text:p>
          </table:table-cell>
          <table:table-cell table:formula="of:=[.I199]+[.L199]" office:value-type="float" office:value="273.220011275763" calcext:value-type="float">
            <text:p>273.220011275763</text:p>
          </table:table-cell>
          <table:table-cell table:formula="of:=[.J199]+[.L199]" office:value-type="float" office:value="9709.83588978565" calcext:value-type="float">
            <text:p>9709.83588978565</text:p>
          </table:table-cell>
          <table:table-cell table:formula="of:=(1.000001018*(1-[.K199]*[.K199]))/(1+[.K199]*COS(RADIANS([.N199])))" office:value-type="float" office:value="0.983556803081538" calcext:value-type="float">
            <text:p>0.983556803081538</text:p>
          </table:table-cell>
          <table:table-cell table:formula="of:=[.M199]-0.00569-0.00478*SIN(RADIANS(125.04-1934.136*[.G199]))" office:value-type="float" office:value="273.215754926167" calcext:value-type="float">
            <text:p>273.215754926167</text:p>
          </table:table-cell>
          <table:table-cell table:formula="of:=23+(26+((21.448-[.G199]*(46.815+[.G199]*(0.00059-[.G199]*0.001813))))/60)/60" office:value-type="float" office:value="23.4359125949306" calcext:value-type="float">
            <text:p>23.4359125949306</text:p>
          </table:table-cell>
          <table:table-cell table:formula="of:=[.Q199]+0.00256*COS(RADIANS(125.04-1934.136*[.G199]))" office:value-type="float" office:value="23.43835473816" calcext:value-type="float">
            <text:p>23.43835473816</text:p>
          </table:table-cell>
          <table:table-cell table:formula="of:=DEGREES(ATAN2(COS(RADIANS([.P199]));COS(RADIANS([.R199]))*SIN(RADIANS([.P199]))))" office:value-type="float" office:value="-86.4957373412946" calcext:value-type="float">
            <text:p>-86.4957373412946</text:p>
          </table:table-cell>
          <table:table-cell table:formula="of:=DEGREES(ASIN(SIN(RADIANS([.R199]))*SIN(RADIANS([.P199]))))" office:value-type="float" office:value="-23.3992474373519" calcext:value-type="float">
            <text:p>-23.3992474373519</text:p>
          </table:table-cell>
          <table:table-cell table:formula="of:=TAN(RADIANS([.R199]/2))*TAN(RADIANS([.R199]/2))" office:value-type="float" office:value="0.0430309931792726" calcext:value-type="float">
            <text:p>0.0430309931792726</text:p>
          </table:table-cell>
          <table:table-cell table:formula="of:=4*DEGREES([.U199]*SIN(2*RADIANS([.I199]))-2*[.K199]*SIN(RADIANS([.J199]))+4*[.K199]*[.U199]*SIN(RADIANS([.J199]))*COS(2*RADIANS([.I199]))-0.5*[.U199]*[.U199]*SIN(4*RADIANS([.I199]))-1.25*[.K199]*[.K199]*SIN(2*RADIANS([.J199])))" office:value-type="float" office:value="0.172953764430977" calcext:value-type="float">
            <text:p>0.172953764430977</text:p>
          </table:table-cell>
          <table:table-cell table:formula="of:=DEGREES(ACOS(COS(RADIANS(90.833))/(COS(RADIANS([.$B$3]))*COS(RADIANS([.T199])))-TAN(RADIANS([.$B$3]))*TAN(RADIANS([.T199]))))" office:value-type="float" office:value="61.5109778221897" calcext:value-type="float">
            <text:p>61.5109778221897</text:p>
          </table:table-cell>
          <table:table-cell table:style-name="ce8" table:formula="of:=(720-4*[.$B$4]-[.V199]+[.$B$5]*60)/1440" office:value-type="time" office:time-value="PT11H53M23.755574134S" calcext:value-type="time">
            <text:p>11:53:23</text:p>
          </table:table-cell>
          <table:table-cell table:style-name="ce8" table:formula="of:=[.X199]-[.W199]*4/1440" office:value-type="time" office:time-value="PT07H47M21.120896809S" calcext:value-type="time">
            <text:p>7:47:21</text:p>
          </table:table-cell>
          <table:table-cell table:style-name="ce8" table:formula="of:=[.X199]+[.W199]*4/1440" office:value-type="time" office:time-value="PT15H59M26.39025146S" calcext:value-type="time">
            <text:p>15:59:26</text:p>
          </table:table-cell>
          <table:table-cell table:style-name="ce11" table:formula="of:=8*[.W199]" office:value-type="float" office:value="492.087822577518" calcext:value-type="float">
            <text:p>492.087822577518</text:p>
          </table:table-cell>
          <table:table-cell table:formula="of:=MOD([.E199]*1440+[.V199]+4*[.$B$4]-60*[.$B$5];1440)" office:value-type="float" office:value="1194.60407376443" calcext:value-type="float">
            <text:p>1194.60407376443</text:p>
          </table:table-cell>
          <table:table-cell table:formula="of:=IF([.AB199]/4&lt;0;[.AB199]/4+180;[.AB199]/4-180)" office:value-type="float" office:value="118.651018441107" calcext:value-type="float">
            <text:p>118.651018441107</text:p>
          </table:table-cell>
          <table:table-cell table:formula="of:=DEGREES(ACOS(SIN(RADIANS([.$B$3]))*SIN(RADIANS([.T199]))+COS(RADIANS([.$B$3]))*COS(RADIANS([.T199]))*COS(RADIANS([.AC199]))))" office:value-type="float" office:value="126.027118514446" calcext:value-type="float">
            <text:p>126.027118514446</text:p>
          </table:table-cell>
          <table:table-cell table:formula="of:=90-[.AD199]" office:value-type="float" office:value="-36.0271185144457" calcext:value-type="float">
            <text:p>-36.0271185144457</text:p>
          </table:table-cell>
          <table:table-cell table:formula="of:=IF([.AE199]&gt;85;0;IF([.AE199]&gt;5;58.1/TAN(RADIANS([.AE199]))-0.07/POWER(TAN(RADIANS([.AE199]));3)+0.000086/POWER(TAN(RADIANS([.AE199]));5);IF([.AE199]&gt;-0.575;1735+[.AE199]*(-518.2+[.AE199]*(103.4+[.AE199]*(-12.79+[.AE199]*0.711)));-20.772/TAN(RADIANS([.AE199])))))/3600" office:value-type="float" office:value="0.00793382419376864" calcext:value-type="float">
            <text:p>0.00793382419376864</text:p>
          </table:table-cell>
          <table:table-cell table:formula="of:=[.AE199]+[.AF199]" office:value-type="float" office:value="-36.019184690252" calcext:value-type="float">
            <text:p>-36.019184690252</text:p>
          </table:table-cell>
          <table:table-cell table:formula="of:=IF([.AC199]&gt;0;MOD(DEGREES(ACOS(((SIN(RADIANS([.$B$3]))*COS(RADIANS([.AD199])))-SIN(RADIANS([.T199])))/(COS(RADIANS([.$B$3]))*SIN(RADIANS([.AD199])))))+180;360);MOD(540-DEGREES(ACOS(((SIN(RADIANS([.$B$3]))*COS(RADIANS([.AD199])))-SIN(RADIANS([.T199])))/(COS(RADIANS([.$B$3]))*SIN(RADIANS([.AD199])))));360))" office:value-type="float" office:value="275.218920551287" calcext:value-type="float">
            <text:p>275.21892055128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199]+0.1/24" office:value-type="time" office:time-value="PT19H54M00S" calcext:value-type="time">
            <text:p>19:54:00</text:p>
          </table:table-cell>
          <table:table-cell table:style-name="ce9" table:formula="of:=[.D200]+2415018.5+[.E200]-[.$B$5]/24" office:value-type="float" office:value="2461034.2875" calcext:value-type="float">
            <text:p>2461034.29</text:p>
          </table:table-cell>
          <table:table-cell table:style-name="ce10" table:formula="of:=([.F200]-2451545)/36525" office:value-type="float" office:value="0.259802532511981" calcext:value-type="float">
            <text:p>0.25980253</text:p>
          </table:table-cell>
          <table:table-cell/>
          <table:table-cell table:formula="of:=MOD(280.46646+[.G200]*(36000.76983+[.G200]*0.0003032);360)" office:value-type="float" office:value="273.557654680106" calcext:value-type="float">
            <text:p>273.557654680106</text:p>
          </table:table-cell>
          <table:table-cell table:formula="of:=357.52911+[.G200]*(35999.05029-0.0001537*[.G200])" office:value-type="float" office:value="9710.17353299381" calcext:value-type="float">
            <text:p>9710.17353299381</text:p>
          </table:table-cell>
          <table:table-cell table:formula="of:=0.016708634-[.G200]*(0.000042037+0.0000001267*[.G200])" office:value-type="float" office:value="0.0166977041290258" calcext:value-type="float">
            <text:p>0.0166977041290258</text:p>
          </table:table-cell>
          <table:table-cell table:formula="of:=SIN(RADIANS([.J200]))*(1.914602-[.G200]*(0.004817+0.000014*[.G200]))+SIN(RADIANS(2*[.J200]))*(0.019993-0.000101*[.G200])+SIN(RADIANS(3*[.J200]))*0.000289" office:value-type="float" office:value="-0.333398664648436" calcext:value-type="float">
            <text:p>-0.333398664648436</text:p>
          </table:table-cell>
          <table:table-cell table:formula="of:=[.I200]+[.L200]" office:value-type="float" office:value="273.224256015457" calcext:value-type="float">
            <text:p>273.224256015457</text:p>
          </table:table-cell>
          <table:table-cell table:formula="of:=[.J200]+[.L200]" office:value-type="float" office:value="9709.84013432916" calcext:value-type="float">
            <text:p>9709.84013432916</text:p>
          </table:table-cell>
          <table:table-cell table:formula="of:=(1.000001018*(1-[.K200]*[.K200]))/(1+[.K200]*COS(RADIANS([.N200])))" office:value-type="float" office:value="0.983556591902118" calcext:value-type="float">
            <text:p>0.983556591902118</text:p>
          </table:table-cell>
          <table:table-cell table:formula="of:=[.M200]-0.00569-0.00478*SIN(RADIANS(125.04-1934.136*[.G200]))" office:value-type="float" office:value="273.219999683421" calcext:value-type="float">
            <text:p>273.219999683421</text:p>
          </table:table-cell>
          <table:table-cell table:formula="of:=23+(26+((21.448-[.G200]*(46.815+[.G200]*(0.00059-[.G200]*0.001813))))/60)/60" office:value-type="float" office:value="23.4359125934472" calcext:value-type="float">
            <text:p>23.4359125934472</text:p>
          </table:table-cell>
          <table:table-cell table:formula="of:=[.Q200]+0.00256*COS(RADIANS(125.04-1934.136*[.G200]))" office:value-type="float" office:value="23.4383547337197" calcext:value-type="float">
            <text:p>23.4383547337197</text:p>
          </table:table-cell>
          <table:table-cell table:formula="of:=DEGREES(ATAN2(COS(RADIANS([.P200]));COS(RADIANS([.R200]))*SIN(RADIANS([.P200]))))" office:value-type="float" office:value="-86.4911135835949" calcext:value-type="float">
            <text:p>-86.4911135835949</text:p>
          </table:table-cell>
          <table:table-cell table:formula="of:=DEGREES(ASIN(SIN(RADIANS([.R200]))*SIN(RADIANS([.P200]))))" office:value-type="float" office:value="-23.3991441649548" calcext:value-type="float">
            <text:p>-23.3991441649548</text:p>
          </table:table-cell>
          <table:table-cell table:formula="of:=TAN(RADIANS([.R200]/2))*TAN(RADIANS([.R200]/2))" office:value-type="float" office:value="0.0430309931625049" calcext:value-type="float">
            <text:p>0.0430309931625049</text:p>
          </table:table-cell>
          <table:table-cell table:formula="of:=4*DEGREES([.U200]*SIN(2*RADIANS([.I200]))-2*[.K200]*SIN(RADIANS([.J200]))+4*[.K200]*[.U200]*SIN(RADIANS([.J200]))*COS(2*RADIANS([.I200]))-0.5*[.U200]*[.U200]*SIN(4*RADIANS([.I200]))-1.25*[.K200]*[.K200]*SIN(2*RADIANS([.J200])))" office:value-type="float" office:value="0.170892425765896" calcext:value-type="float">
            <text:p>0.170892425765896</text:p>
          </table:table-cell>
          <table:table-cell table:formula="of:=DEGREES(ACOS(COS(RADIANS(90.833))/(COS(RADIANS([.$B$3]))*COS(RADIANS([.T200])))-TAN(RADIANS([.$B$3]))*TAN(RADIANS([.T200]))))" office:value-type="float" office:value="61.5111381778953" calcext:value-type="float">
            <text:p>61.5111381778953</text:p>
          </table:table-cell>
          <table:table-cell table:style-name="ce8" table:formula="of:=(720-4*[.$B$4]-[.V200]+[.$B$5]*60)/1440" office:value-type="time" office:time-value="PT11H53M23.879254454S" calcext:value-type="time">
            <text:p>11:53:23</text:p>
          </table:table-cell>
          <table:table-cell table:style-name="ce8" table:formula="of:=[.X200]-[.W200]*4/1440" office:value-type="time" office:time-value="PT07H47M21.206091759S" calcext:value-type="time">
            <text:p>7:47:21</text:p>
          </table:table-cell>
          <table:table-cell table:style-name="ce8" table:formula="of:=[.X200]+[.W200]*4/1440" office:value-type="time" office:time-value="PT15H59M26.552417149S" calcext:value-type="time">
            <text:p>15:59:26</text:p>
          </table:table-cell>
          <table:table-cell table:style-name="ce11" table:formula="of:=8*[.W200]" office:value-type="float" office:value="492.089105423163" calcext:value-type="float">
            <text:p>492.089105423163</text:p>
          </table:table-cell>
          <table:table-cell table:formula="of:=MOD([.E200]*1440+[.V200]+4*[.$B$4]-60*[.$B$5];1440)" office:value-type="float" office:value="1200.60201242576" calcext:value-type="float">
            <text:p>1200.60201242576</text:p>
          </table:table-cell>
          <table:table-cell table:formula="of:=IF([.AB200]/4&lt;0;[.AB200]/4+180;[.AB200]/4-180)" office:value-type="float" office:value="120.150503106441" calcext:value-type="float">
            <text:p>120.150503106441</text:p>
          </table:table-cell>
          <table:table-cell table:formula="of:=DEGREES(ACOS(SIN(RADIANS([.$B$3]))*SIN(RADIANS([.T200]))+COS(RADIANS([.$B$3]))*COS(RADIANS([.T200]))*COS(RADIANS([.AC200]))))" office:value-type="float" office:value="127.001861133887" calcext:value-type="float">
            <text:p>127.001861133887</text:p>
          </table:table-cell>
          <table:table-cell table:formula="of:=90-[.AD200]" office:value-type="float" office:value="-37.0018611338871" calcext:value-type="float">
            <text:p>-37.0018611338871</text:p>
          </table:table-cell>
          <table:table-cell table:formula="of:=IF([.AE200]&gt;85;0;IF([.AE200]&gt;5;58.1/TAN(RADIANS([.AE200]))-0.07/POWER(TAN(RADIANS([.AE200]));3)+0.000086/POWER(TAN(RADIANS([.AE200]));5);IF([.AE200]&gt;-0.575;1735+[.AE200]*(-518.2+[.AE200]*(103.4+[.AE200]*(-12.79+[.AE200]*0.711)));-20.772/TAN(RADIANS([.AE200])))))/3600" office:value-type="float" office:value="0.0076565311497363" calcext:value-type="float">
            <text:p>0.0076565311497363</text:p>
          </table:table-cell>
          <table:table-cell table:formula="of:=[.AE200]+[.AF200]" office:value-type="float" office:value="-36.9942046027373" calcext:value-type="float">
            <text:p>-36.9942046027373</text:p>
          </table:table-cell>
          <table:table-cell table:formula="of:=IF([.AC200]&gt;0;MOD(DEGREES(ACOS(((SIN(RADIANS([.$B$3]))*COS(RADIANS([.AD200])))-SIN(RADIANS([.T200])))/(COS(RADIANS([.$B$3]))*SIN(RADIANS([.AD200])))))+180;360);MOD(540-DEGREES(ACOS(((SIN(RADIANS([.$B$3]))*COS(RADIANS([.AD200])))-SIN(RADIANS([.T200])))/(COS(RADIANS([.$B$3]))*SIN(RADIANS([.AD200])))));360))" office:value-type="float" office:value="276.427667552044" calcext:value-type="float">
            <text:p>276.42766755204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200]+0.1/24" office:value-type="time" office:time-value="PT20H00M00S" calcext:value-type="time">
            <text:p>20:00:00</text:p>
          </table:table-cell>
          <table:table-cell table:style-name="ce9" table:formula="of:=[.D201]+2415018.5+[.E201]-[.$B$5]/24" office:value-type="float" office:value="2461034.29166667" calcext:value-type="float">
            <text:p>2461034.29</text:p>
          </table:table-cell>
          <table:table-cell table:style-name="ce10" table:formula="of:=([.F201]-2451545)/36525" office:value-type="float" office:value="0.259802646589103" calcext:value-type="float">
            <text:p>0.25980265</text:p>
          </table:table-cell>
          <table:table-cell/>
          <table:table-cell table:formula="of:=MOD(280.46646+[.G201]*(36000.76983+[.G201]*0.0003032);360)" office:value-type="float" office:value="273.561761544339" calcext:value-type="float">
            <text:p>273.561761544339</text:p>
          </table:table-cell>
          <table:table-cell table:formula="of:=357.52911+[.G201]*(35999.05029-0.0001537*[.G201])" office:value-type="float" office:value="9710.17763966185" calcext:value-type="float">
            <text:p>9710.17763966185</text:p>
          </table:table-cell>
          <table:table-cell table:formula="of:=0.016708634-[.G201]*(0.000042037+0.0000001267*[.G201])" office:value-type="float" office:value="0.0166977041242228" calcext:value-type="float">
            <text:p>0.0166977041242228</text:p>
          </table:table-cell>
          <table:table-cell table:formula="of:=SIN(RADIANS([.J201]))*(1.914602-[.G201]*(0.004817+0.000014*[.G201]))+SIN(RADIANS(2*[.J201]))*(0.019993-0.000101*[.G201])+SIN(RADIANS(3*[.J201]))*0.000289" office:value-type="float" office:value="-0.333260786891219" calcext:value-type="float">
            <text:p>-0.333260786891219</text:p>
          </table:table-cell>
          <table:table-cell table:formula="of:=[.I201]+[.L201]" office:value-type="float" office:value="273.228500757448" calcext:value-type="float">
            <text:p>273.228500757448</text:p>
          </table:table-cell>
          <table:table-cell table:formula="of:=[.J201]+[.L201]" office:value-type="float" office:value="9709.84437887496" calcext:value-type="float">
            <text:p>9709.84437887496</text:p>
          </table:table-cell>
          <table:table-cell table:formula="of:=(1.000001018*(1-[.K201]*[.K201]))/(1+[.K201]*COS(RADIANS([.N201])))" office:value-type="float" office:value="0.983556380809957" calcext:value-type="float">
            <text:p>0.983556380809957</text:p>
          </table:table-cell>
          <table:table-cell table:formula="of:=[.M201]-0.00569-0.00478*SIN(RADIANS(125.04-1934.136*[.G201]))" office:value-type="float" office:value="273.224244442971" calcext:value-type="float">
            <text:p>273.224244442971</text:p>
          </table:table-cell>
          <table:table-cell table:formula="of:=23+(26+((21.448-[.G201]*(46.815+[.G201]*(0.00059-[.G201]*0.001813))))/60)/60" office:value-type="float" office:value="23.4359125919637" calcext:value-type="float">
            <text:p>23.4359125919637</text:p>
          </table:table-cell>
          <table:table-cell table:formula="of:=[.Q201]+0.00256*COS(RADIANS(125.04-1934.136*[.G201]))" office:value-type="float" office:value="23.4383547292794" calcext:value-type="float">
            <text:p>23.4383547292794</text:p>
          </table:table-cell>
          <table:table-cell table:formula="of:=DEGREES(ATAN2(COS(RADIANS([.P201]));COS(RADIANS([.R201]))*SIN(RADIANS([.P201]))))" office:value-type="float" office:value="-86.4864898306118" calcext:value-type="float">
            <text:p>-86.4864898306118</text:p>
          </table:table-cell>
          <table:table-cell table:formula="of:=DEGREES(ASIN(SIN(RADIANS([.R201]))*SIN(RADIANS([.P201]))))" office:value-type="float" office:value="-23.3990407565034" calcext:value-type="float">
            <text:p>-23.3990407565034</text:p>
          </table:table-cell>
          <table:table-cell table:formula="of:=TAN(RADIANS([.R201]/2))*TAN(RADIANS([.R201]/2))" office:value-type="float" office:value="0.043030993145737" calcext:value-type="float">
            <text:p>0.043030993145737</text:p>
          </table:table-cell>
          <table:table-cell table:formula="of:=4*DEGREES([.U201]*SIN(2*RADIANS([.I201]))-2*[.K201]*SIN(RADIANS([.J201]))+4*[.K201]*[.U201]*SIN(RADIANS([.J201]))*COS(2*RADIANS([.I201]))-0.5*[.U201]*[.U201]*SIN(4*RADIANS([.I201]))-1.25*[.K201]*[.K201]*SIN(2*RADIANS([.J201])))" office:value-type="float" office:value="0.168831107788794" calcext:value-type="float">
            <text:p>0.168831107788794</text:p>
          </table:table-cell>
          <table:table-cell table:formula="of:=DEGREES(ACOS(COS(RADIANS(90.833))/(COS(RADIANS([.$B$3]))*COS(RADIANS([.T201])))-TAN(RADIANS([.$B$3]))*TAN(RADIANS([.T201]))))" office:value-type="float" office:value="61.511298744369" calcext:value-type="float">
            <text:p>61.511298744369</text:p>
          </table:table-cell>
          <table:table-cell table:style-name="ce8" table:formula="of:=(720-4*[.$B$4]-[.V201]+[.$B$5]*60)/1440" office:value-type="time" office:time-value="PT11H53M24.002933533S" calcext:value-type="time">
            <text:p>11:53:24</text:p>
          </table:table-cell>
          <table:table-cell table:style-name="ce8" table:formula="of:=[.X201]-[.W201]*4/1440" office:value-type="time" office:time-value="PT07H47M21.291234884S" calcext:value-type="time">
            <text:p>7:47:21</text:p>
          </table:table-cell>
          <table:table-cell table:style-name="ce8" table:formula="of:=[.X201]+[.W201]*4/1440" office:value-type="time" office:time-value="PT15H59M26.714632181S" calcext:value-type="time">
            <text:p>15:59:26</text:p>
          </table:table-cell>
          <table:table-cell table:style-name="ce11" table:formula="of:=8*[.W201]" office:value-type="float" office:value="492.090389954952" calcext:value-type="float">
            <text:p>492.090389954952</text:p>
          </table:table-cell>
          <table:table-cell table:formula="of:=MOD([.E201]*1440+[.V201]+4*[.$B$4]-60*[.$B$5];1440)" office:value-type="float" office:value="1206.59995110779" calcext:value-type="float">
            <text:p>1206.59995110779</text:p>
          </table:table-cell>
          <table:table-cell table:formula="of:=IF([.AB201]/4&lt;0;[.AB201]/4+180;[.AB201]/4-180)" office:value-type="float" office:value="121.649987776947" calcext:value-type="float">
            <text:p>121.649987776947</text:p>
          </table:table-cell>
          <table:table-cell table:formula="of:=DEGREES(ACOS(SIN(RADIANS([.$B$3]))*SIN(RADIANS([.T201]))+COS(RADIANS([.$B$3]))*COS(RADIANS([.T201]))*COS(RADIANS([.AC201]))))" office:value-type="float" office:value="127.974270142948" calcext:value-type="float">
            <text:p>127.974270142948</text:p>
          </table:table-cell>
          <table:table-cell table:formula="of:=90-[.AD201]" office:value-type="float" office:value="-37.9742701429478" calcext:value-type="float">
            <text:p>-37.9742701429478</text:p>
          </table:table-cell>
          <table:table-cell table:formula="of:=IF([.AE201]&gt;85;0;IF([.AE201]&gt;5;58.1/TAN(RADIANS([.AE201]))-0.07/POWER(TAN(RADIANS([.AE201]));3)+0.000086/POWER(TAN(RADIANS([.AE201]));5);IF([.AE201]&gt;-0.575;1735+[.AE201]*(-518.2+[.AE201]*(103.4+[.AE201]*(-12.79+[.AE201]*0.711)));-20.772/TAN(RADIANS([.AE201])))))/3600" office:value-type="float" office:value="0.00739210322124496" calcext:value-type="float">
            <text:p>0.00739210322124496</text:p>
          </table:table-cell>
          <table:table-cell table:formula="of:=[.AE201]+[.AF201]" office:value-type="float" office:value="-37.9668780397265" calcext:value-type="float">
            <text:p>-37.9668780397265</text:p>
          </table:table-cell>
          <table:table-cell table:formula="of:=IF([.AC201]&gt;0;MOD(DEGREES(ACOS(((SIN(RADIANS([.$B$3]))*COS(RADIANS([.AD201])))-SIN(RADIANS([.T201])))/(COS(RADIANS([.$B$3]))*SIN(RADIANS([.AD201])))))+180;360);MOD(540-DEGREES(ACOS(((SIN(RADIANS([.$B$3]))*COS(RADIANS([.AD201])))-SIN(RADIANS([.T201])))/(COS(RADIANS([.$B$3]))*SIN(RADIANS([.AD201])))));360))" office:value-type="float" office:value="277.654940910044" calcext:value-type="float">
            <text:p>277.654940910044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201]+0.1/24" office:value-type="time" office:time-value="PT20H06M00S" calcext:value-type="time">
            <text:p>20:06:00</text:p>
          </table:table-cell>
          <table:table-cell table:style-name="ce9" table:formula="of:=[.D202]+2415018.5+[.E202]-[.$B$5]/24" office:value-type="float" office:value="2461034.29583333" calcext:value-type="float">
            <text:p>2461034.30</text:p>
          </table:table-cell>
          <table:table-cell table:style-name="ce10" table:formula="of:=([.F202]-2451545)/36525" office:value-type="float" office:value="0.259802760666212" calcext:value-type="float">
            <text:p>0.25980276</text:p>
          </table:table-cell>
          <table:table-cell/>
          <table:table-cell table:formula="of:=MOD(280.46646+[.G202]*(36000.76983+[.G202]*0.0003032);360)" office:value-type="float" office:value="273.56586840811" calcext:value-type="float">
            <text:p>273.56586840811</text:p>
          </table:table-cell>
          <table:table-cell table:formula="of:=357.52911+[.G202]*(35999.05029-0.0001537*[.G202])" office:value-type="float" office:value="9710.18174632944" calcext:value-type="float">
            <text:p>9710.18174632944</text:p>
          </table:table-cell>
          <table:table-cell table:formula="of:=0.016708634-[.G202]*(0.000042037+0.0000001267*[.G202])" office:value-type="float" office:value="0.0166977041194199" calcext:value-type="float">
            <text:p>0.0166977041194199</text:p>
          </table:table-cell>
          <table:table-cell table:formula="of:=SIN(RADIANS([.J202]))*(1.914602-[.G202]*(0.004817+0.000014*[.G202]))+SIN(RADIANS(2*[.J202]))*(0.019993-0.000101*[.G202])+SIN(RADIANS(3*[.J202]))*0.000289" office:value-type="float" office:value="-0.333122907328148" calcext:value-type="float">
            <text:p>-0.333122907328148</text:p>
          </table:table-cell>
          <table:table-cell table:formula="of:=[.I202]+[.L202]" office:value-type="float" office:value="273.232745500782" calcext:value-type="float">
            <text:p>273.232745500782</text:p>
          </table:table-cell>
          <table:table-cell table:formula="of:=[.J202]+[.L202]" office:value-type="float" office:value="9709.84862342211" calcext:value-type="float">
            <text:p>9709.84862342211</text:p>
          </table:table-cell>
          <table:table-cell table:formula="of:=(1.000001018*(1-[.K202]*[.K202]))/(1+[.K202]*COS(RADIANS([.N202])))" office:value-type="float" office:value="0.983556169805105" calcext:value-type="float">
            <text:p>0.983556169805105</text:p>
          </table:table-cell>
          <table:table-cell table:formula="of:=[.M202]-0.00569-0.00478*SIN(RADIANS(125.04-1934.136*[.G202]))" office:value-type="float" office:value="273.228489203865" calcext:value-type="float">
            <text:p>273.228489203865</text:p>
          </table:table-cell>
          <table:table-cell table:formula="of:=23+(26+((21.448-[.G202]*(46.815+[.G202]*(0.00059-[.G202]*0.001813))))/60)/60" office:value-type="float" office:value="23.4359125904802" calcext:value-type="float">
            <text:p>23.4359125904802</text:p>
          </table:table-cell>
          <table:table-cell table:formula="of:=[.Q202]+0.00256*COS(RADIANS(125.04-1934.136*[.G202]))" office:value-type="float" office:value="23.438354724839" calcext:value-type="float">
            <text:p>23.438354724839</text:p>
          </table:table-cell>
          <table:table-cell table:formula="of:=DEGREES(ATAN2(COS(RADIANS([.P202]));COS(RADIANS([.R202]))*SIN(RADIANS([.P202]))))" office:value-type="float" office:value="-86.4818660833919" calcext:value-type="float">
            <text:p>-86.4818660833919</text:p>
          </table:table-cell>
          <table:table-cell table:formula="of:=DEGREES(ASIN(SIN(RADIANS([.R202]))*SIN(RADIANS([.P202]))))" office:value-type="float" office:value="-23.3989372120216" calcext:value-type="float">
            <text:p>-23.3989372120216</text:p>
          </table:table-cell>
          <table:table-cell table:formula="of:=TAN(RADIANS([.R202]/2))*TAN(RADIANS([.R202]/2))" office:value-type="float" office:value="0.043030993128969" calcext:value-type="float">
            <text:p>0.043030993128969</text:p>
          </table:table-cell>
          <table:table-cell table:formula="of:=4*DEGREES([.U202]*SIN(2*RADIANS([.I202]))-2*[.K202]*SIN(RADIANS([.J202]))+4*[.K202]*[.U202]*SIN(RADIANS([.J202]))*COS(2*RADIANS([.I202]))-0.5*[.U202]*[.U202]*SIN(4*RADIANS([.I202]))-1.25*[.K202]*[.K202]*SIN(2*RADIANS([.J202])))" office:value-type="float" office:value="0.166769811001221" calcext:value-type="float">
            <text:p>0.166769811001221</text:p>
          </table:table-cell>
          <table:table-cell table:formula="of:=DEGREES(ACOS(COS(RADIANS(90.833))/(COS(RADIANS([.$B$3]))*COS(RADIANS([.T202])))-TAN(RADIANS([.$B$3]))*TAN(RADIANS([.T202]))))" office:value-type="float" office:value="61.5114595215717" calcext:value-type="float">
            <text:p>61.5114595215717</text:p>
          </table:table-cell>
          <table:table-cell table:style-name="ce8" table:formula="of:=(720-4*[.$B$4]-[.V202]+[.$B$5]*60)/1440" office:value-type="time" office:time-value="PT11H53M24.12661134S" calcext:value-type="time">
            <text:p>11:53:24</text:p>
          </table:table-cell>
          <table:table-cell table:style-name="ce8" table:formula="of:=[.X202]-[.W202]*4/1440" office:value-type="time" office:time-value="PT07H47M21.376326163S" calcext:value-type="time">
            <text:p>7:47:21</text:p>
          </table:table-cell>
          <table:table-cell table:style-name="ce8" table:formula="of:=[.X202]+[.W202]*4/1440" office:value-type="time" office:time-value="PT15H59M26.876896517S" calcext:value-type="time">
            <text:p>15:59:26</text:p>
          </table:table-cell>
          <table:table-cell table:style-name="ce11" table:formula="of:=8*[.W202]" office:value-type="float" office:value="492.091676172574" calcext:value-type="float">
            <text:p>492.091676172574</text:p>
          </table:table-cell>
          <table:table-cell table:formula="of:=MOD([.E202]*1440+[.V202]+4*[.$B$4]-60*[.$B$5];1440)" office:value-type="float" office:value="1212.597889811" calcext:value-type="float">
            <text:p>1212.597889811</text:p>
          </table:table-cell>
          <table:table-cell table:formula="of:=IF([.AB202]/4&lt;0;[.AB202]/4+180;[.AB202]/4-180)" office:value-type="float" office:value="123.14947245275" calcext:value-type="float">
            <text:p>123.14947245275</text:p>
          </table:table-cell>
          <table:table-cell table:formula="of:=DEGREES(ACOS(SIN(RADIANS([.$B$3]))*SIN(RADIANS([.T202]))+COS(RADIANS([.$B$3]))*COS(RADIANS([.T202]))*COS(RADIANS([.AC202]))))" office:value-type="float" office:value="128.943858803836" calcext:value-type="float">
            <text:p>128.943858803836</text:p>
          </table:table-cell>
          <table:table-cell table:formula="of:=90-[.AD202]" office:value-type="float" office:value="-38.9438588038359" calcext:value-type="float">
            <text:p>-38.9438588038359</text:p>
          </table:table-cell>
          <table:table-cell table:formula="of:=IF([.AE202]&gt;85;0;IF([.AE202]&gt;5;58.1/TAN(RADIANS([.AE202]))-0.07/POWER(TAN(RADIANS([.AE202]));3)+0.000086/POWER(TAN(RADIANS([.AE202]));5);IF([.AE202]&gt;-0.575;1735+[.AE202]*(-518.2+[.AE202]*(103.4+[.AE202]*(-12.79+[.AE202]*0.711)));-20.772/TAN(RADIANS([.AE202])))))/3600" office:value-type="float" office:value="0.00713964938916172" calcext:value-type="float">
            <text:p>0.00713964938916172</text:p>
          </table:table-cell>
          <table:table-cell table:formula="of:=[.AE202]+[.AF202]" office:value-type="float" office:value="-38.9367191544467" calcext:value-type="float">
            <text:p>-38.9367191544467</text:p>
          </table:table-cell>
          <table:table-cell table:formula="of:=IF([.AC202]&gt;0;MOD(DEGREES(ACOS(((SIN(RADIANS([.$B$3]))*COS(RADIANS([.AD202])))-SIN(RADIANS([.T202])))/(COS(RADIANS([.$B$3]))*SIN(RADIANS([.AD202])))))+180;360);MOD(540-DEGREES(ACOS(((SIN(RADIANS([.$B$3]))*COS(RADIANS([.AD202])))-SIN(RADIANS([.T202])))/(COS(RADIANS([.$B$3]))*SIN(RADIANS([.AD202])))));360))" office:value-type="float" office:value="278.902147801328" calcext:value-type="float">
            <text:p>278.902147801328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202]+0.1/24" office:value-type="time" office:time-value="PT20H12M00S" calcext:value-type="time">
            <text:p>20:12:00</text:p>
          </table:table-cell>
          <table:table-cell table:style-name="ce9" table:formula="of:=[.D203]+2415018.5+[.E203]-[.$B$5]/24" office:value-type="float" office:value="2461034.3" calcext:value-type="float">
            <text:p>2461034.30</text:p>
          </table:table-cell>
          <table:table-cell table:style-name="ce10" table:formula="of:=([.F203]-2451545)/36525" office:value-type="float" office:value="0.259802874743334" calcext:value-type="float">
            <text:p>0.25980287</text:p>
          </table:table-cell>
          <table:table-cell/>
          <table:table-cell table:formula="of:=MOD(280.46646+[.G203]*(36000.76983+[.G203]*0.0003032);360)" office:value-type="float" office:value="273.569975272343" calcext:value-type="float">
            <text:p>273.569975272343</text:p>
          </table:table-cell>
          <table:table-cell table:formula="of:=357.52911+[.G203]*(35999.05029-0.0001537*[.G203])" office:value-type="float" office:value="9710.18585299749" calcext:value-type="float">
            <text:p>9710.18585299749</text:p>
          </table:table-cell>
          <table:table-cell table:formula="of:=0.016708634-[.G203]*(0.000042037+0.0000001267*[.G203])" office:value-type="float" office:value="0.0166977041146169" calcext:value-type="float">
            <text:p>0.0166977041146169</text:p>
          </table:table-cell>
          <table:table-cell table:formula="of:=SIN(RADIANS([.J203]))*(1.914602-[.G203]*(0.004817+0.000014*[.G203]))+SIN(RADIANS(2*[.J203]))*(0.019993-0.000101*[.G203])+SIN(RADIANS(3*[.J203]))*0.000289" office:value-type="float" office:value="-0.33298502592914" calcext:value-type="float">
            <text:p>-0.33298502592914</text:p>
          </table:table-cell>
          <table:table-cell table:formula="of:=[.I203]+[.L203]" office:value-type="float" office:value="273.236990246414" calcext:value-type="float">
            <text:p>273.236990246414</text:p>
          </table:table-cell>
          <table:table-cell table:formula="of:=[.J203]+[.L203]" office:value-type="float" office:value="9709.85286797156" calcext:value-type="float">
            <text:p>9709.85286797156</text:p>
          </table:table-cell>
          <table:table-cell table:formula="of:=(1.000001018*(1-[.K203]*[.K203]))/(1+[.K203]*COS(RADIANS([.N203])))" office:value-type="float" office:value="0.983555958887514" calcext:value-type="float">
            <text:p>0.983555958887514</text:p>
          </table:table-cell>
          <table:table-cell table:formula="of:=[.M203]-0.00569-0.00478*SIN(RADIANS(125.04-1934.136*[.G203]))" office:value-type="float" office:value="273.232733967057" calcext:value-type="float">
            <text:p>273.232733967057</text:p>
          </table:table-cell>
          <table:table-cell table:formula="of:=23+(26+((21.448-[.G203]*(46.815+[.G203]*(0.00059-[.G203]*0.001813))))/60)/60" office:value-type="float" office:value="23.4359125889967" calcext:value-type="float">
            <text:p>23.4359125889967</text:p>
          </table:table-cell>
          <table:table-cell table:formula="of:=[.Q203]+0.00256*COS(RADIANS(125.04-1934.136*[.G203]))" office:value-type="float" office:value="23.4383547203987" calcext:value-type="float">
            <text:p>23.4383547203987</text:p>
          </table:table-cell>
          <table:table-cell table:formula="of:=DEGREES(ATAN2(COS(RADIANS([.P203]));COS(RADIANS([.R203]))*SIN(RADIANS([.P203]))))" office:value-type="float" office:value="-86.477242340905" calcext:value-type="float">
            <text:p>-86.477242340905</text:p>
          </table:table-cell>
          <table:table-cell table:formula="of:=DEGREES(ASIN(SIN(RADIANS([.R203]))*SIN(RADIANS([.P203]))))" office:value-type="float" office:value="-23.3988335314869" calcext:value-type="float">
            <text:p>-23.3988335314869</text:p>
          </table:table-cell>
          <table:table-cell table:formula="of:=TAN(RADIANS([.R203]/2))*TAN(RADIANS([.R203]/2))" office:value-type="float" office:value="0.0430309931122009" calcext:value-type="float">
            <text:p>0.0430309931122009</text:p>
          </table:table-cell>
          <table:table-cell table:formula="of:=4*DEGREES([.U203]*SIN(2*RADIANS([.I203]))-2*[.K203]*SIN(RADIANS([.J203]))+4*[.K203]*[.U203]*SIN(RADIANS([.J203]))*COS(2*RADIANS([.I203]))-0.5*[.U203]*[.U203]*SIN(4*RADIANS([.I203]))-1.25*[.K203]*[.K203]*SIN(2*RADIANS([.J203])))" office:value-type="float" office:value="0.164708534980007" calcext:value-type="float">
            <text:p>0.164708534980007</text:p>
          </table:table-cell>
          <table:table-cell table:formula="of:=DEGREES(ACOS(COS(RADIANS(90.833))/(COS(RADIANS([.$B$3]))*COS(RADIANS([.T203])))-TAN(RADIANS([.$B$3]))*TAN(RADIANS([.T203]))))" office:value-type="float" office:value="61.5116205095366" calcext:value-type="float">
            <text:p>61.5116205095366</text:p>
          </table:table-cell>
          <table:table-cell table:style-name="ce8" table:formula="of:=(720-4*[.$B$4]-[.V203]+[.$B$5]*60)/1440" office:value-type="time" office:time-value="PT11H53M24.250287901S" calcext:value-type="time">
            <text:p>11:53:24</text:p>
          </table:table-cell>
          <table:table-cell table:style-name="ce8" table:formula="of:=[.X203]-[.W203]*4/1440" office:value-type="time" office:time-value="PT07H47M21.461365612S" calcext:value-type="time">
            <text:p>7:47:21</text:p>
          </table:table-cell>
          <table:table-cell table:style-name="ce8" table:formula="of:=[.X203]+[.W203]*4/1440" office:value-type="time" office:time-value="PT15H59M27.03921019S" calcext:value-type="time">
            <text:p>15:59:27</text:p>
          </table:table-cell>
          <table:table-cell table:style-name="ce11" table:formula="of:=8*[.W203]" office:value-type="float" office:value="492.092964076293" calcext:value-type="float">
            <text:p>492.092964076293</text:p>
          </table:table-cell>
          <table:table-cell table:formula="of:=MOD([.E203]*1440+[.V203]+4*[.$B$4]-60*[.$B$5];1440)" office:value-type="float" office:value="1218.59582853498" calcext:value-type="float">
            <text:p>1218.59582853498</text:p>
          </table:table-cell>
          <table:table-cell table:formula="of:=IF([.AB203]/4&lt;0;[.AB203]/4+180;[.AB203]/4-180)" office:value-type="float" office:value="124.648957133744" calcext:value-type="float">
            <text:p>124.648957133744</text:p>
          </table:table-cell>
          <table:table-cell table:formula="of:=DEGREES(ACOS(SIN(RADIANS([.$B$3]))*SIN(RADIANS([.T203]))+COS(RADIANS([.$B$3]))*COS(RADIANS([.T203]))*COS(RADIANS([.AC203]))))" office:value-type="float" office:value="129.910116495142" calcext:value-type="float">
            <text:p>129.910116495142</text:p>
          </table:table-cell>
          <table:table-cell table:formula="of:=90-[.AD203]" office:value-type="float" office:value="-39.9101164951417" calcext:value-type="float">
            <text:p>-39.9101164951417</text:p>
          </table:table-cell>
          <table:table-cell table:formula="of:=IF([.AE203]&gt;85;0;IF([.AE203]&gt;5;58.1/TAN(RADIANS([.AE203]))-0.07/POWER(TAN(RADIANS([.AE203]));3)+0.000086/POWER(TAN(RADIANS([.AE203]));5);IF([.AE203]&gt;-0.575;1735+[.AE203]*(-518.2+[.AE203]*(103.4+[.AE203]*(-12.79+[.AE203]*0.711)));-20.772/TAN(RADIANS([.AE203])))))/3600" office:value-type="float" office:value="0.0068983670529961" calcext:value-type="float">
            <text:p>0.0068983670529961</text:p>
          </table:table-cell>
          <table:table-cell table:formula="of:=[.AE203]+[.AF203]" office:value-type="float" office:value="-39.9032181280887" calcext:value-type="float">
            <text:p>-39.9032181280887</text:p>
          </table:table-cell>
          <table:table-cell table:formula="of:=IF([.AC203]&gt;0;MOD(DEGREES(ACOS(((SIN(RADIANS([.$B$3]))*COS(RADIANS([.AD203])))-SIN(RADIANS([.T203])))/(COS(RADIANS([.$B$3]))*SIN(RADIANS([.AD203])))))+180;360);MOD(540-DEGREES(ACOS(((SIN(RADIANS([.$B$3]))*COS(RADIANS([.AD203])))-SIN(RADIANS([.T203])))/(COS(RADIANS([.$B$3]))*SIN(RADIANS([.AD203])))));360))" office:value-type="float" office:value="280.170770800832" calcext:value-type="float">
            <text:p>280.170770800832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203]+0.1/24" office:value-type="time" office:time-value="PT20H18M00S" calcext:value-type="time">
            <text:p>20:18:00</text:p>
          </table:table-cell>
          <table:table-cell table:style-name="ce9" table:formula="of:=[.D204]+2415018.5+[.E204]-[.$B$5]/24" office:value-type="float" office:value="2461034.30416667" calcext:value-type="float">
            <text:p>2461034.30</text:p>
          </table:table-cell>
          <table:table-cell table:style-name="ce10" table:formula="of:=([.F204]-2451545)/36525" office:value-type="float" office:value="0.259802988820443" calcext:value-type="float">
            <text:p>0.25980299</text:p>
          </table:table-cell>
          <table:table-cell/>
          <table:table-cell table:formula="of:=MOD(280.46646+[.G204]*(36000.76983+[.G204]*0.0003032);360)" office:value-type="float" office:value="273.574082136118" calcext:value-type="float">
            <text:p>273.574082136118</text:p>
          </table:table-cell>
          <table:table-cell table:formula="of:=357.52911+[.G204]*(35999.05029-0.0001537*[.G204])" office:value-type="float" office:value="9710.18995966507" calcext:value-type="float">
            <text:p>9710.18995966507</text:p>
          </table:table-cell>
          <table:table-cell table:formula="of:=0.016708634-[.G204]*(0.000042037+0.0000001267*[.G204])" office:value-type="float" office:value="0.0166977041098139" calcext:value-type="float">
            <text:p>0.0166977041098139</text:p>
          </table:table-cell>
          <table:table-cell table:formula="of:=SIN(RADIANS([.J204]))*(1.914602-[.G204]*(0.004817+0.000014*[.G204]))+SIN(RADIANS(2*[.J204]))*(0.019993-0.000101*[.G204])+SIN(RADIANS(3*[.J204]))*0.000289" office:value-type="float" office:value="-0.332847142725783" calcext:value-type="float">
            <text:p>-0.332847142725783</text:p>
          </table:table-cell>
          <table:table-cell table:formula="of:=[.I204]+[.L204]" office:value-type="float" office:value="273.241234993392" calcext:value-type="float">
            <text:p>273.241234993392</text:p>
          </table:table-cell>
          <table:table-cell table:formula="of:=[.J204]+[.L204]" office:value-type="float" office:value="9709.85711252234" calcext:value-type="float">
            <text:p>9709.85711252234</text:p>
          </table:table-cell>
          <table:table-cell table:formula="of:=(1.000001018*(1-[.K204]*[.K204]))/(1+[.K204]*COS(RADIANS([.N204])))" office:value-type="float" office:value="0.983555748057234" calcext:value-type="float">
            <text:p>0.983555748057234</text:p>
          </table:table-cell>
          <table:table-cell table:formula="of:=[.M204]-0.00569-0.00478*SIN(RADIANS(125.04-1934.136*[.G204]))" office:value-type="float" office:value="273.236978731595" calcext:value-type="float">
            <text:p>273.236978731595</text:p>
          </table:table-cell>
          <table:table-cell table:formula="of:=23+(26+((21.448-[.G204]*(46.815+[.G204]*(0.00059-[.G204]*0.001813))))/60)/60" office:value-type="float" office:value="23.4359125875133" calcext:value-type="float">
            <text:p>23.4359125875133</text:p>
          </table:table-cell>
          <table:table-cell table:formula="of:=[.Q204]+0.00256*COS(RADIANS(125.04-1934.136*[.G204]))" office:value-type="float" office:value="23.4383547159583" calcext:value-type="float">
            <text:p>23.4383547159583</text:p>
          </table:table-cell>
          <table:table-cell table:formula="of:=DEGREES(ATAN2(COS(RADIANS([.P204]));COS(RADIANS([.R204]))*SIN(RADIANS([.P204]))))" office:value-type="float" office:value="-86.4726186041978" calcext:value-type="float">
            <text:p>-86.4726186041978</text:p>
          </table:table-cell>
          <table:table-cell table:formula="of:=DEGREES(ASIN(SIN(RADIANS([.R204]))*SIN(RADIANS([.P204]))))" office:value-type="float" office:value="-23.3987297149232" calcext:value-type="float">
            <text:p>-23.3987297149232</text:p>
          </table:table-cell>
          <table:table-cell table:formula="of:=TAN(RADIANS([.R204]/2))*TAN(RADIANS([.R204]/2))" office:value-type="float" office:value="0.0430309930954326" calcext:value-type="float">
            <text:p>0.0430309930954326</text:p>
          </table:table-cell>
          <table:table-cell table:formula="of:=4*DEGREES([.U204]*SIN(2*RADIANS([.I204]))-2*[.K204]*SIN(RADIANS([.J204]))+4*[.K204]*[.U204]*SIN(RADIANS([.J204]))*COS(2*RADIANS([.I204]))-0.5*[.U204]*[.U204]*SIN(4*RADIANS([.I204]))-1.25*[.K204]*[.K204]*SIN(2*RADIANS([.J204])))" office:value-type="float" office:value="0.162647280226672" calcext:value-type="float">
            <text:p>0.162647280226672</text:p>
          </table:table-cell>
          <table:table-cell table:formula="of:=DEGREES(ACOS(COS(RADIANS(90.833))/(COS(RADIANS([.$B$3]))*COS(RADIANS([.T204])))-TAN(RADIANS([.$B$3]))*TAN(RADIANS([.T204]))))" office:value-type="float" office:value="61.5117817082244" calcext:value-type="float">
            <text:p>61.5117817082244</text:p>
          </table:table-cell>
          <table:table-cell table:style-name="ce8" table:formula="of:=(720-4*[.$B$4]-[.V204]+[.$B$5]*60)/1440" office:value-type="time" office:time-value="PT11H53M24.373963186S" calcext:value-type="time">
            <text:p>11:53:24</text:p>
          </table:table-cell>
          <table:table-cell table:style-name="ce8" table:formula="of:=[.X204]-[.W204]*4/1440" office:value-type="time" office:time-value="PT07H47M21.546353213S" calcext:value-type="time">
            <text:p>7:47:21</text:p>
          </table:table-cell>
          <table:table-cell table:style-name="ce8" table:formula="of:=[.X204]+[.W204]*4/1440" office:value-type="time" office:time-value="PT15H59M27.20157316S" calcext:value-type="time">
            <text:p>15:59:27</text:p>
          </table:table-cell>
          <table:table-cell table:style-name="ce11" table:formula="of:=8*[.W204]" office:value-type="float" office:value="492.094253665795" calcext:value-type="float">
            <text:p>492.094253665795</text:p>
          </table:table-cell>
          <table:table-cell table:formula="of:=MOD([.E204]*1440+[.V204]+4*[.$B$4]-60*[.$B$5];1440)" office:value-type="float" office:value="1224.59376728022" calcext:value-type="float">
            <text:p>1224.59376728022</text:p>
          </table:table-cell>
          <table:table-cell table:formula="of:=IF([.AB204]/4&lt;0;[.AB204]/4+180;[.AB204]/4-180)" office:value-type="float" office:value="126.148441820056" calcext:value-type="float">
            <text:p>126.148441820056</text:p>
          </table:table-cell>
          <table:table-cell table:formula="of:=DEGREES(ACOS(SIN(RADIANS([.$B$3]))*SIN(RADIANS([.T204]))+COS(RADIANS([.$B$3]))*COS(RADIANS([.T204]))*COS(RADIANS([.AC204]))))" office:value-type="float" office:value="130.872506318705" calcext:value-type="float">
            <text:p>130.872506318705</text:p>
          </table:table-cell>
          <table:table-cell table:formula="of:=90-[.AD204]" office:value-type="float" office:value="-40.8725063187046" calcext:value-type="float">
            <text:p>-40.8725063187046</text:p>
          </table:table-cell>
          <table:table-cell table:formula="of:=IF([.AE204]&gt;85;0;IF([.AE204]&gt;5;58.1/TAN(RADIANS([.AE204]))-0.07/POWER(TAN(RADIANS([.AE204]));3)+0.000086/POWER(TAN(RADIANS([.AE204]));5);IF([.AE204]&gt;-0.575;1735+[.AE204]*(-518.2+[.AE204]*(103.4+[.AE204]*(-12.79+[.AE204]*0.711)));-20.772/TAN(RADIANS([.AE204])))))/3600" office:value-type="float" office:value="0.0066675325031264" calcext:value-type="float">
            <text:p>0.0066675325031264</text:p>
          </table:table-cell>
          <table:table-cell table:formula="of:=[.AE204]+[.AF204]" office:value-type="float" office:value="-40.8658387862015" calcext:value-type="float">
            <text:p>-40.8658387862015</text:p>
          </table:table-cell>
          <table:table-cell table:formula="of:=IF([.AC204]&gt;0;MOD(DEGREES(ACOS(((SIN(RADIANS([.$B$3]))*COS(RADIANS([.AD204])))-SIN(RADIANS([.T204])))/(COS(RADIANS([.$B$3]))*SIN(RADIANS([.AD204])))))+180;360);MOD(540-DEGREES(ACOS(((SIN(RADIANS([.$B$3]))*COS(RADIANS([.AD204])))-SIN(RADIANS([.T204])))/(COS(RADIANS([.$B$3]))*SIN(RADIANS([.AD204])))));360))" office:value-type="float" office:value="281.462372327763" calcext:value-type="float">
            <text:p>281.462372327763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204]+0.1/24" office:value-type="time" office:time-value="PT20H24M00S" calcext:value-type="time">
            <text:p>20:24:00</text:p>
          </table:table-cell>
          <table:table-cell table:style-name="ce9" table:formula="of:=[.D205]+2415018.5+[.E205]-[.$B$5]/24" office:value-type="float" office:value="2461034.30833333" calcext:value-type="float">
            <text:p>2461034.31</text:p>
          </table:table-cell>
          <table:table-cell table:style-name="ce10" table:formula="of:=([.F205]-2451545)/36525" office:value-type="float" office:value="0.259803102897566" calcext:value-type="float">
            <text:p>0.25980310</text:p>
          </table:table-cell>
          <table:table-cell/>
          <table:table-cell table:formula="of:=MOD(280.46646+[.G205]*(36000.76983+[.G205]*0.0003032);360)" office:value-type="float" office:value="273.578189000351" calcext:value-type="float">
            <text:p>273.578189000351</text:p>
          </table:table-cell>
          <table:table-cell table:formula="of:=357.52911+[.G205]*(35999.05029-0.0001537*[.G205])" office:value-type="float" office:value="9710.19406633312" calcext:value-type="float">
            <text:p>9710.19406633312</text:p>
          </table:table-cell>
          <table:table-cell table:formula="of:=0.016708634-[.G205]*(0.000042037+0.0000001267*[.G205])" office:value-type="float" office:value="0.016697704105011" calcext:value-type="float">
            <text:p>0.016697704105011</text:p>
          </table:table-cell>
          <table:table-cell table:formula="of:=SIN(RADIANS([.J205]))*(1.914602-[.G205]*(0.004817+0.000014*[.G205]))+SIN(RADIANS(2*[.J205]))*(0.019993-0.000101*[.G205])+SIN(RADIANS(3*[.J205]))*0.000289" office:value-type="float" office:value="-0.332709257687992" calcext:value-type="float">
            <text:p>-0.332709257687992</text:p>
          </table:table-cell>
          <table:table-cell table:formula="of:=[.I205]+[.L205]" office:value-type="float" office:value="273.245479742663" calcext:value-type="float">
            <text:p>273.245479742663</text:p>
          </table:table-cell>
          <table:table-cell table:formula="of:=[.J205]+[.L205]" office:value-type="float" office:value="9709.86135707543" calcext:value-type="float">
            <text:p>9709.86135707543</text:p>
          </table:table-cell>
          <table:table-cell table:formula="of:=(1.000001018*(1-[.K205]*[.K205]))/(1+[.K205]*COS(RADIANS([.N205])))" office:value-type="float" office:value="0.983555537314218" calcext:value-type="float">
            <text:p>0.983555537314218</text:p>
          </table:table-cell>
          <table:table-cell table:formula="of:=[.M205]-0.00569-0.00478*SIN(RADIANS(125.04-1934.136*[.G205]))" office:value-type="float" office:value="273.241223498426" calcext:value-type="float">
            <text:p>273.241223498426</text:p>
          </table:table-cell>
          <table:table-cell table:formula="of:=23+(26+((21.448-[.G205]*(46.815+[.G205]*(0.00059-[.G205]*0.001813))))/60)/60" office:value-type="float" office:value="23.4359125860298" calcext:value-type="float">
            <text:p>23.4359125860298</text:p>
          </table:table-cell>
          <table:table-cell table:formula="of:=[.Q205]+0.00256*COS(RADIANS(125.04-1934.136*[.G205]))" office:value-type="float" office:value="23.4383547115178" calcext:value-type="float">
            <text:p>23.4383547115178</text:p>
          </table:table-cell>
          <table:table-cell table:formula="of:=DEGREES(ATAN2(COS(RADIANS([.P205]));COS(RADIANS([.R205]))*SIN(RADIANS([.P205]))))" office:value-type="float" office:value="-86.4679948722485" calcext:value-type="float">
            <text:p>-86.4679948722485</text:p>
          </table:table-cell>
          <table:table-cell table:formula="of:=DEGREES(ASIN(SIN(RADIANS([.R205]))*SIN(RADIANS([.P205]))))" office:value-type="float" office:value="-23.3986257623082" calcext:value-type="float">
            <text:p>-23.3986257623082</text:p>
          </table:table-cell>
          <table:table-cell table:formula="of:=TAN(RADIANS([.R205]/2))*TAN(RADIANS([.R205]/2))" office:value-type="float" office:value="0.0430309930786641" calcext:value-type="float">
            <text:p>0.0430309930786641</text:p>
          </table:table-cell>
          <table:table-cell table:formula="of:=4*DEGREES([.U205]*SIN(2*RADIANS([.I205]))-2*[.K205]*SIN(RADIANS([.J205]))+4*[.K205]*[.U205]*SIN(RADIANS([.J205]))*COS(2*RADIANS([.I205]))-0.5*[.U205]*[.U205]*SIN(4*RADIANS([.I205]))-1.25*[.K205]*[.K205]*SIN(2*RADIANS([.J205])))" office:value-type="float" office:value="0.160586046320629" calcext:value-type="float">
            <text:p>0.160586046320629</text:p>
          </table:table-cell>
          <table:table-cell table:formula="of:=DEGREES(ACOS(COS(RADIANS(90.833))/(COS(RADIANS([.$B$3]))*COS(RADIANS([.T205])))-TAN(RADIANS([.$B$3]))*TAN(RADIANS([.T205]))))" office:value-type="float" office:value="61.5119431176681" calcext:value-type="float">
            <text:p>61.5119431176681</text:p>
          </table:table-cell>
          <table:table-cell table:style-name="ce8" table:formula="of:=(720-4*[.$B$4]-[.V205]+[.$B$5]*60)/1440" office:value-type="time" office:time-value="PT11H53M24.497637221S" calcext:value-type="time">
            <text:p>11:53:24</text:p>
          </table:table-cell>
          <table:table-cell table:style-name="ce8" table:formula="of:=[.X205]-[.W205]*4/1440" office:value-type="time" office:time-value="PT07H47M21.63128898S" calcext:value-type="time">
            <text:p>7:47:21</text:p>
          </table:table-cell>
          <table:table-cell table:style-name="ce8" table:formula="of:=[.X205]+[.W205]*4/1440" office:value-type="time" office:time-value="PT15H59M27.363985461S" calcext:value-type="time">
            <text:p>15:59:27</text:p>
          </table:table-cell>
          <table:table-cell table:style-name="ce11" table:formula="of:=8*[.W205]" office:value-type="float" office:value="492.095544941344" calcext:value-type="float">
            <text:p>492.095544941344</text:p>
          </table:table-cell>
          <table:table-cell table:formula="of:=MOD([.E205]*1440+[.V205]+4*[.$B$4]-60*[.$B$5];1440)" office:value-type="float" office:value="1230.59170604632" calcext:value-type="float">
            <text:p>1230.59170604632</text:p>
          </table:table-cell>
          <table:table-cell table:formula="of:=IF([.AB205]/4&lt;0;[.AB205]/4+180;[.AB205]/4-180)" office:value-type="float" office:value="127.647926511579" calcext:value-type="float">
            <text:p>127.647926511579</text:p>
          </table:table-cell>
          <table:table-cell table:formula="of:=DEGREES(ACOS(SIN(RADIANS([.$B$3]))*SIN(RADIANS([.T205]))+COS(RADIANS([.$B$3]))*COS(RADIANS([.T205]))*COS(RADIANS([.AC205]))))" office:value-type="float" office:value="131.83046251374" calcext:value-type="float">
            <text:p>131.83046251374</text:p>
          </table:table-cell>
          <table:table-cell table:formula="of:=90-[.AD205]" office:value-type="float" office:value="-41.8304625137403" calcext:value-type="float">
            <text:p>-41.8304625137403</text:p>
          </table:table-cell>
          <table:table-cell table:formula="of:=IF([.AE205]&gt;85;0;IF([.AE205]&gt;5;58.1/TAN(RADIANS([.AE205]))-0.07/POWER(TAN(RADIANS([.AE205]));3)+0.000086/POWER(TAN(RADIANS([.AE205]));5);IF([.AE205]&gt;-0.575;1735+[.AE205]*(-518.2+[.AE205]*(103.4+[.AE205]*(-12.79+[.AE205]*0.711)));-20.772/TAN(RADIANS([.AE205])))))/3600" office:value-type="float" office:value="0.00644649271322264" calcext:value-type="float">
            <text:p>0.00644649271322264</text:p>
          </table:table-cell>
          <table:table-cell table:formula="of:=[.AE205]+[.AF205]" office:value-type="float" office:value="-41.824016021027" calcext:value-type="float">
            <text:p>-41.824016021027</text:p>
          </table:table-cell>
          <table:table-cell table:formula="of:=IF([.AC205]&gt;0;MOD(DEGREES(ACOS(((SIN(RADIANS([.$B$3]))*COS(RADIANS([.AD205])))-SIN(RADIANS([.T205])))/(COS(RADIANS([.$B$3]))*SIN(RADIANS([.AD205])))))+180;360);MOD(540-DEGREES(ACOS(((SIN(RADIANS([.$B$3]))*COS(RADIANS([.AD205])))-SIN(RADIANS([.T205])))/(COS(RADIANS([.$B$3]))*SIN(RADIANS([.AD205])))));360))" office:value-type="float" office:value="282.778599106403" calcext:value-type="float">
            <text:p>282.778599106403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205]+0.1/24" office:value-type="time" office:time-value="PT20H30M00S" calcext:value-type="time">
            <text:p>20:30:00</text:p>
          </table:table-cell>
          <table:table-cell table:style-name="ce9" table:formula="of:=[.D206]+2415018.5+[.E206]-[.$B$5]/24" office:value-type="float" office:value="2461034.3125" calcext:value-type="float">
            <text:p>2461034.31</text:p>
          </table:table-cell>
          <table:table-cell table:style-name="ce10" table:formula="of:=([.F206]-2451545)/36525" office:value-type="float" office:value="0.259803216974675" calcext:value-type="float">
            <text:p>0.25980322</text:p>
          </table:table-cell>
          <table:table-cell/>
          <table:table-cell table:formula="of:=MOD(280.46646+[.G206]*(36000.76983+[.G206]*0.0003032);360)" office:value-type="float" office:value="273.582295864124" calcext:value-type="float">
            <text:p>273.582295864124</text:p>
          </table:table-cell>
          <table:table-cell table:formula="of:=357.52911+[.G206]*(35999.05029-0.0001537*[.G206])" office:value-type="float" office:value="9710.1981730007" calcext:value-type="float">
            <text:p>9710.1981730007</text:p>
          </table:table-cell>
          <table:table-cell table:formula="of:=0.016708634-[.G206]*(0.000042037+0.0000001267*[.G206])" office:value-type="float" office:value="0.016697704100208" calcext:value-type="float">
            <text:p>0.016697704100208</text:p>
          </table:table-cell>
          <table:table-cell table:formula="of:=SIN(RADIANS([.J206]))*(1.914602-[.G206]*(0.004817+0.000014*[.G206]))+SIN(RADIANS(2*[.J206]))*(0.019993-0.000101*[.G206])+SIN(RADIANS(3*[.J206]))*0.000289" office:value-type="float" office:value="-0.332571370847411" calcext:value-type="float">
            <text:p>-0.332571370847411</text:p>
          </table:table-cell>
          <table:table-cell table:formula="of:=[.I206]+[.L206]" office:value-type="float" office:value="273.249724493276" calcext:value-type="float">
            <text:p>273.249724493276</text:p>
          </table:table-cell>
          <table:table-cell table:formula="of:=[.J206]+[.L206]" office:value-type="float" office:value="9709.86560162986" calcext:value-type="float">
            <text:p>9709.86560162986</text:p>
          </table:table-cell>
          <table:table-cell table:formula="of:=(1.000001018*(1-[.K206]*[.K206]))/(1+[.K206]*COS(RADIANS([.N206])))" office:value-type="float" office:value="0.983555326658514" calcext:value-type="float">
            <text:p>0.983555326658514</text:p>
          </table:table-cell>
          <table:table-cell table:formula="of:=[.M206]-0.00569-0.00478*SIN(RADIANS(125.04-1934.136*[.G206]))" office:value-type="float" office:value="273.245468266599" calcext:value-type="float">
            <text:p>273.245468266599</text:p>
          </table:table-cell>
          <table:table-cell table:formula="of:=23+(26+((21.448-[.G206]*(46.815+[.G206]*(0.00059-[.G206]*0.001813))))/60)/60" office:value-type="float" office:value="23.4359125845463" calcext:value-type="float">
            <text:p>23.4359125845463</text:p>
          </table:table-cell>
          <table:table-cell table:formula="of:=[.Q206]+0.00256*COS(RADIANS(125.04-1934.136*[.G206]))" office:value-type="float" office:value="23.4383547070773" calcext:value-type="float">
            <text:p>23.4383547070773</text:p>
          </table:table-cell>
          <table:table-cell table:formula="of:=DEGREES(ATAN2(COS(RADIANS([.P206]));COS(RADIANS([.R206]))*SIN(RADIANS([.P206]))))" office:value-type="float" office:value="-86.4633711461011" calcext:value-type="float">
            <text:p>-86.4633711461011</text:p>
          </table:table-cell>
          <table:table-cell table:formula="of:=DEGREES(ASIN(SIN(RADIANS([.R206]))*SIN(RADIANS([.P206]))))" office:value-type="float" office:value="-23.3985216736657" calcext:value-type="float">
            <text:p>-23.3985216736657</text:p>
          </table:table-cell>
          <table:table-cell table:formula="of:=TAN(RADIANS([.R206]/2))*TAN(RADIANS([.R206]/2))" office:value-type="float" office:value="0.0430309930618956" calcext:value-type="float">
            <text:p>0.0430309930618956</text:p>
          </table:table-cell>
          <table:table-cell table:formula="of:=4*DEGREES([.U206]*SIN(2*RADIANS([.I206]))-2*[.K206]*SIN(RADIANS([.J206]))+4*[.K206]*[.U206]*SIN(RADIANS([.J206]))*COS(2*RADIANS([.I206]))-0.5*[.U206]*[.U206]*SIN(4*RADIANS([.I206]))-1.25*[.K206]*[.K206]*SIN(2*RADIANS([.J206])))" office:value-type="float" office:value="0.158524833763007" calcext:value-type="float">
            <text:p>0.158524833763007</text:p>
          </table:table-cell>
          <table:table-cell table:formula="of:=DEGREES(ACOS(COS(RADIANS(90.833))/(COS(RADIANS([.$B$3]))*COS(RADIANS([.T206])))-TAN(RADIANS([.$B$3]))*TAN(RADIANS([.T206]))))" office:value-type="float" office:value="61.5121047378285" calcext:value-type="float">
            <text:p>61.5121047378285</text:p>
          </table:table-cell>
          <table:table-cell table:style-name="ce8" table:formula="of:=(720-4*[.$B$4]-[.V206]+[.$B$5]*60)/1440" office:value-type="time" office:time-value="PT11H53M24.621309974S" calcext:value-type="time">
            <text:p>11:53:24</text:p>
          </table:table-cell>
          <table:table-cell table:style-name="ce8" table:formula="of:=[.X206]-[.W206]*4/1440" office:value-type="time" office:time-value="PT07H47M21.716172895S" calcext:value-type="time">
            <text:p>7:47:21</text:p>
          </table:table-cell>
          <table:table-cell table:style-name="ce8" table:formula="of:=[.X206]+[.W206]*4/1440" office:value-type="time" office:time-value="PT15H59M27.526447053S" calcext:value-type="time">
            <text:p>15:59:27</text:p>
          </table:table-cell>
          <table:table-cell table:style-name="ce11" table:formula="of:=8*[.W206]" office:value-type="float" office:value="492.096837902628" calcext:value-type="float">
            <text:p>492.096837902628</text:p>
          </table:table-cell>
          <table:table-cell table:formula="of:=MOD([.E206]*1440+[.V206]+4*[.$B$4]-60*[.$B$5];1440)" office:value-type="float" office:value="1236.58964483376" calcext:value-type="float">
            <text:p>1236.58964483376</text:p>
          </table:table-cell>
          <table:table-cell table:formula="of:=IF([.AB206]/4&lt;0;[.AB206]/4+180;[.AB206]/4-180)" office:value-type="float" office:value="129.14741120844" calcext:value-type="float">
            <text:p>129.14741120844</text:p>
          </table:table-cell>
          <table:table-cell table:formula="of:=DEGREES(ACOS(SIN(RADIANS([.$B$3]))*SIN(RADIANS([.T206]))+COS(RADIANS([.$B$3]))*COS(RADIANS([.T206]))*COS(RADIANS([.AC206]))))" office:value-type="float" office:value="132.783387667306" calcext:value-type="float">
            <text:p>132.783387667306</text:p>
          </table:table-cell>
          <table:table-cell table:formula="of:=90-[.AD206]" office:value-type="float" office:value="-42.7833876673064" calcext:value-type="float">
            <text:p>-42.7833876673064</text:p>
          </table:table-cell>
          <table:table-cell table:formula="of:=IF([.AE206]&gt;85;0;IF([.AE206]&gt;5;58.1/TAN(RADIANS([.AE206]))-0.07/POWER(TAN(RADIANS([.AE206]));3)+0.000086/POWER(TAN(RADIANS([.AE206]));5);IF([.AE206]&gt;-0.575;1735+[.AE206]*(-518.2+[.AE206]*(103.4+[.AE206]*(-12.79+[.AE206]*0.711)));-20.772/TAN(RADIANS([.AE206])))))/3600" office:value-type="float" office:value="0.00623465825704871" calcext:value-type="float">
            <text:p>0.00623465825704871</text:p>
          </table:table-cell>
          <table:table-cell table:formula="of:=[.AE206]+[.AF206]" office:value-type="float" office:value="-42.7771530090494" calcext:value-type="float">
            <text:p>-42.7771530090494</text:p>
          </table:table-cell>
          <table:table-cell table:formula="of:=IF([.AC206]&gt;0;MOD(DEGREES(ACOS(((SIN(RADIANS([.$B$3]))*COS(RADIANS([.AD206])))-SIN(RADIANS([.T206])))/(COS(RADIANS([.$B$3]))*SIN(RADIANS([.AD206])))))+180;360);MOD(540-DEGREES(ACOS(((SIN(RADIANS([.$B$3]))*COS(RADIANS([.AD206])))-SIN(RADIANS([.T206])))/(COS(RADIANS([.$B$3]))*SIN(RADIANS([.AD206])))));360))" office:value-type="float" office:value="284.121186566894" calcext:value-type="float">
            <text:p>284.121186566894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206]+0.1/24" office:value-type="time" office:time-value="PT20H36M00S" calcext:value-type="time">
            <text:p>20:36:00</text:p>
          </table:table-cell>
          <table:table-cell table:style-name="ce9" table:formula="of:=[.D207]+2415018.5+[.E207]-[.$B$5]/24" office:value-type="float" office:value="2461034.31666667" calcext:value-type="float">
            <text:p>2461034.32</text:p>
          </table:table-cell>
          <table:table-cell table:style-name="ce10" table:formula="of:=([.F207]-2451545)/36525" office:value-type="float" office:value="0.259803331051797" calcext:value-type="float">
            <text:p>0.25980333</text:p>
          </table:table-cell>
          <table:table-cell/>
          <table:table-cell table:formula="of:=MOD(280.46646+[.G207]*(36000.76983+[.G207]*0.0003032);360)" office:value-type="float" office:value="273.586402728359" calcext:value-type="float">
            <text:p>273.586402728359</text:p>
          </table:table-cell>
          <table:table-cell table:formula="of:=357.52911+[.G207]*(35999.05029-0.0001537*[.G207])" office:value-type="float" office:value="9710.20227966875" calcext:value-type="float">
            <text:p>9710.20227966875</text:p>
          </table:table-cell>
          <table:table-cell table:formula="of:=0.016708634-[.G207]*(0.000042037+0.0000001267*[.G207])" office:value-type="float" office:value="0.016697704095405" calcext:value-type="float">
            <text:p>0.016697704095405</text:p>
          </table:table-cell>
          <table:table-cell table:formula="of:=SIN(RADIANS([.J207]))*(1.914602-[.G207]*(0.004817+0.000014*[.G207]))+SIN(RADIANS(2*[.J207]))*(0.019993-0.000101*[.G207])+SIN(RADIANS(3*[.J207]))*0.000289" office:value-type="float" office:value="-0.332433482173736" calcext:value-type="float">
            <text:p>-0.332433482173736</text:p>
          </table:table-cell>
          <table:table-cell table:formula="of:=[.I207]+[.L207]" office:value-type="float" office:value="273.253969246185" calcext:value-type="float">
            <text:p>273.253969246185</text:p>
          </table:table-cell>
          <table:table-cell table:formula="of:=[.J207]+[.L207]" office:value-type="float" office:value="9709.86984618658" calcext:value-type="float">
            <text:p>9709.86984618658</text:p>
          </table:table-cell>
          <table:table-cell table:formula="of:=(1.000001018*(1-[.K207]*[.K207]))/(1+[.K207]*COS(RADIANS([.N207])))" office:value-type="float" office:value="0.983555116090077" calcext:value-type="float">
            <text:p>0.983555116090077</text:p>
          </table:table-cell>
          <table:table-cell table:formula="of:=[.M207]-0.00569-0.00478*SIN(RADIANS(125.04-1934.136*[.G207]))" office:value-type="float" office:value="273.249713037067" calcext:value-type="float">
            <text:p>273.249713037067</text:p>
          </table:table-cell>
          <table:table-cell table:formula="of:=23+(26+((21.448-[.G207]*(46.815+[.G207]*(0.00059-[.G207]*0.001813))))/60)/60" office:value-type="float" office:value="23.4359125830628" calcext:value-type="float">
            <text:p>23.4359125830628</text:p>
          </table:table-cell>
          <table:table-cell table:formula="of:=[.Q207]+0.00256*COS(RADIANS(125.04-1934.136*[.G207]))" office:value-type="float" office:value="23.4383547026368" calcext:value-type="float">
            <text:p>23.4383547026368</text:p>
          </table:table-cell>
          <table:table-cell table:formula="of:=DEGREES(ATAN2(COS(RADIANS([.P207]));COS(RADIANS([.R207]))*SIN(RADIANS([.P207]))))" office:value-type="float" office:value="-86.4587474247282" calcext:value-type="float">
            <text:p>-86.4587474247282</text:p>
          </table:table-cell>
          <table:table-cell table:formula="of:=DEGREES(ASIN(SIN(RADIANS([.R207]))*SIN(RADIANS([.P207]))))" office:value-type="float" office:value="-23.3984174489732" calcext:value-type="float">
            <text:p>-23.3984174489732</text:p>
          </table:table-cell>
          <table:table-cell table:formula="of:=TAN(RADIANS([.R207]/2))*TAN(RADIANS([.R207]/2))" office:value-type="float" office:value="0.0430309930451269" calcext:value-type="float">
            <text:p>0.0430309930451269</text:p>
          </table:table-cell>
          <table:table-cell table:formula="of:=4*DEGREES([.U207]*SIN(2*RADIANS([.I207]))-2*[.K207]*SIN(RADIANS([.J207]))+4*[.K207]*[.U207]*SIN(RADIANS([.J207]))*COS(2*RADIANS([.I207]))-0.5*[.U207]*[.U207]*SIN(4*RADIANS([.I207]))-1.25*[.K207]*[.K207]*SIN(2*RADIANS([.J207])))" office:value-type="float" office:value="0.156463642130356" calcext:value-type="float">
            <text:p>0.156463642130356</text:p>
          </table:table-cell>
          <table:table-cell table:formula="of:=DEGREES(ACOS(COS(RADIANS(90.833))/(COS(RADIANS([.$B$3]))*COS(RADIANS([.T207])))-TAN(RADIANS([.$B$3]))*TAN(RADIANS([.T207]))))" office:value-type="float" office:value="61.5122665687387" calcext:value-type="float">
            <text:p>61.5122665687387</text:p>
          </table:table-cell>
          <table:table-cell table:style-name="ce8" table:formula="of:=(720-4*[.$B$4]-[.V207]+[.$B$5]*60)/1440" office:value-type="time" office:time-value="PT11H53M24.744981472S" calcext:value-type="time">
            <text:p>11:53:24</text:p>
          </table:table-cell>
          <table:table-cell table:style-name="ce8" table:formula="of:=[.X207]-[.W207]*4/1440" office:value-type="time" office:time-value="PT07H47M21.801004975S" calcext:value-type="time">
            <text:p>7:47:21</text:p>
          </table:table-cell>
          <table:table-cell table:style-name="ce8" table:formula="of:=[.X207]+[.W207]*4/1440" office:value-type="time" office:time-value="PT15H59M27.688957969S" calcext:value-type="time">
            <text:p>15:59:27</text:p>
          </table:table-cell>
          <table:table-cell table:style-name="ce11" table:formula="of:=8*[.W207]" office:value-type="float" office:value="492.09813254991" calcext:value-type="float">
            <text:p>492.09813254991</text:p>
          </table:table-cell>
          <table:table-cell table:formula="of:=MOD([.E207]*1440+[.V207]+4*[.$B$4]-60*[.$B$5];1440)" office:value-type="float" office:value="1242.58758364213" calcext:value-type="float">
            <text:p>1242.58758364213</text:p>
          </table:table-cell>
          <table:table-cell table:formula="of:=IF([.AB207]/4&lt;0;[.AB207]/4+180;[.AB207]/4-180)" office:value-type="float" office:value="130.646895910532" calcext:value-type="float">
            <text:p>130.646895910532</text:p>
          </table:table-cell>
          <table:table-cell table:formula="of:=DEGREES(ACOS(SIN(RADIANS([.$B$3]))*SIN(RADIANS([.T207]))+COS(RADIANS([.$B$3]))*COS(RADIANS([.T207]))*COS(RADIANS([.AC207]))))" office:value-type="float" office:value="133.730649708123" calcext:value-type="float">
            <text:p>133.730649708123</text:p>
          </table:table-cell>
          <table:table-cell table:formula="of:=90-[.AD207]" office:value-type="float" office:value="-43.7306497081228" calcext:value-type="float">
            <text:p>-43.7306497081228</text:p>
          </table:table-cell>
          <table:table-cell table:formula="of:=IF([.AE207]&gt;85;0;IF([.AE207]&gt;5;58.1/TAN(RADIANS([.AE207]))-0.07/POWER(TAN(RADIANS([.AE207]));3)+0.000086/POWER(TAN(RADIANS([.AE207]));5);IF([.AE207]&gt;-0.575;1735+[.AE207]*(-518.2+[.AE207]*(103.4+[.AE207]*(-12.79+[.AE207]*0.711)));-20.772/TAN(RADIANS([.AE207])))))/3600" office:value-type="float" office:value="0.00603149718791078" calcext:value-type="float">
            <text:p>0.00603149718791078</text:p>
          </table:table-cell>
          <table:table-cell table:formula="of:=[.AE207]+[.AF207]" office:value-type="float" office:value="-43.7246182109349" calcext:value-type="float">
            <text:p>-43.7246182109349</text:p>
          </table:table-cell>
          <table:table-cell table:formula="of:=IF([.AC207]&gt;0;MOD(DEGREES(ACOS(((SIN(RADIANS([.$B$3]))*COS(RADIANS([.AD207])))-SIN(RADIANS([.T207])))/(COS(RADIANS([.$B$3]))*SIN(RADIANS([.AD207])))))+180;360);MOD(540-DEGREES(ACOS(((SIN(RADIANS([.$B$3]))*COS(RADIANS([.AD207])))-SIN(RADIANS([.T207])))/(COS(RADIANS([.$B$3]))*SIN(RADIANS([.AD207])))));360))" office:value-type="float" office:value="285.491963084966" calcext:value-type="float">
            <text:p>285.491963084966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207]+0.1/24" office:value-type="time" office:time-value="PT20H42M00S" calcext:value-type="time">
            <text:p>20:42:00</text:p>
          </table:table-cell>
          <table:table-cell table:style-name="ce9" table:formula="of:=[.D208]+2415018.5+[.E208]-[.$B$5]/24" office:value-type="float" office:value="2461034.32083333" calcext:value-type="float">
            <text:p>2461034.32</text:p>
          </table:table-cell>
          <table:table-cell table:style-name="ce10" table:formula="of:=([.F208]-2451545)/36525" office:value-type="float" office:value="0.259803445128906" calcext:value-type="float">
            <text:p>0.25980345</text:p>
          </table:table-cell>
          <table:table-cell/>
          <table:table-cell table:formula="of:=MOD(280.46646+[.G208]*(36000.76983+[.G208]*0.0003032);360)" office:value-type="float" office:value="273.590509592132" calcext:value-type="float">
            <text:p>273.590509592132</text:p>
          </table:table-cell>
          <table:table-cell table:formula="of:=357.52911+[.G208]*(35999.05029-0.0001537*[.G208])" office:value-type="float" office:value="9710.20638633634" calcext:value-type="float">
            <text:p>9710.20638633634</text:p>
          </table:table-cell>
          <table:table-cell table:formula="of:=0.016708634-[.G208]*(0.000042037+0.0000001267*[.G208])" office:value-type="float" office:value="0.016697704090602" calcext:value-type="float">
            <text:p>0.016697704090602</text:p>
          </table:table-cell>
          <table:table-cell table:formula="of:=SIN(RADIANS([.J208]))*(1.914602-[.G208]*(0.004817+0.000014*[.G208]))+SIN(RADIANS(2*[.J208]))*(0.019993-0.000101*[.G208])+SIN(RADIANS(3*[.J208]))*0.000289" office:value-type="float" office:value="-0.332295591698832" calcext:value-type="float">
            <text:p>-0.332295591698832</text:p>
          </table:table-cell>
          <table:table-cell table:formula="of:=[.I208]+[.L208]" office:value-type="float" office:value="273.258214000433" calcext:value-type="float">
            <text:p>273.258214000433</text:p>
          </table:table-cell>
          <table:table-cell table:formula="of:=[.J208]+[.L208]" office:value-type="float" office:value="9709.87409074464" calcext:value-type="float">
            <text:p>9709.87409074464</text:p>
          </table:table-cell>
          <table:table-cell table:formula="of:=(1.000001018*(1-[.K208]*[.K208]))/(1+[.K208]*COS(RADIANS([.N208])))" office:value-type="float" office:value="0.983554905608954" calcext:value-type="float">
            <text:p>0.983554905608954</text:p>
          </table:table-cell>
          <table:table-cell table:formula="of:=[.M208]-0.00569-0.00478*SIN(RADIANS(125.04-1934.136*[.G208]))" office:value-type="float" office:value="273.253957808875" calcext:value-type="float">
            <text:p>273.253957808875</text:p>
          </table:table-cell>
          <table:table-cell table:formula="of:=23+(26+((21.448-[.G208]*(46.815+[.G208]*(0.00059-[.G208]*0.001813))))/60)/60" office:value-type="float" office:value="23.4359125815793" calcext:value-type="float">
            <text:p>23.4359125815793</text:p>
          </table:table-cell>
          <table:table-cell table:formula="of:=[.Q208]+0.00256*COS(RADIANS(125.04-1934.136*[.G208]))" office:value-type="float" office:value="23.4383546981962" calcext:value-type="float">
            <text:p>23.4383546981962</text:p>
          </table:table-cell>
          <table:table-cell table:formula="of:=DEGREES(ATAN2(COS(RADIANS([.P208]));COS(RADIANS([.R208]))*SIN(RADIANS([.P208]))))" office:value-type="float" office:value="-86.45412370918" calcext:value-type="float">
            <text:p>-86.45412370918</text:p>
          </table:table-cell>
          <table:table-cell table:formula="of:=DEGREES(ASIN(SIN(RADIANS([.R208]))*SIN(RADIANS([.P208]))))" office:value-type="float" office:value="-23.3983130882548" calcext:value-type="float">
            <text:p>-23.3983130882548</text:p>
          </table:table-cell>
          <table:table-cell table:formula="of:=TAN(RADIANS([.R208]/2))*TAN(RADIANS([.R208]/2))" office:value-type="float" office:value="0.043030993028358" calcext:value-type="float">
            <text:p>0.043030993028358</text:p>
          </table:table-cell>
          <table:table-cell table:formula="of:=4*DEGREES([.U208]*SIN(2*RADIANS([.I208]))-2*[.K208]*SIN(RADIANS([.J208]))+4*[.K208]*[.U208]*SIN(RADIANS([.J208]))*COS(2*RADIANS([.I208]))-0.5*[.U208]*[.U208]*SIN(4*RADIANS([.I208]))-1.25*[.K208]*[.K208]*SIN(2*RADIANS([.J208])))" office:value-type="float" office:value="0.154402471926649" calcext:value-type="float">
            <text:p>0.154402471926649</text:p>
          </table:table-cell>
          <table:table-cell table:formula="of:=DEGREES(ACOS(COS(RADIANS(90.833))/(COS(RADIANS([.$B$3]))*COS(RADIANS([.T208])))-TAN(RADIANS([.$B$3]))*TAN(RADIANS([.T208]))))" office:value-type="float" office:value="61.5124286103594" calcext:value-type="float">
            <text:p>61.5124286103594</text:p>
          </table:table-cell>
          <table:table-cell table:style-name="ce8" table:formula="of:=(720-4*[.$B$4]-[.V208]+[.$B$5]*60)/1440" office:value-type="time" office:time-value="PT11H53M24.868651684S" calcext:value-type="time">
            <text:p>11:53:24</text:p>
          </table:table-cell>
          <table:table-cell table:style-name="ce8" table:formula="of:=[.X208]-[.W208]*4/1440" office:value-type="time" office:time-value="PT07H47M21.885785198S" calcext:value-type="time">
            <text:p>7:47:21</text:p>
          </table:table-cell>
          <table:table-cell table:style-name="ce8" table:formula="of:=[.X208]+[.W208]*4/1440" office:value-type="time" office:time-value="PT15H59M27.851518171S" calcext:value-type="time">
            <text:p>15:59:27</text:p>
          </table:table-cell>
          <table:table-cell table:style-name="ce11" table:formula="of:=8*[.W208]" office:value-type="float" office:value="492.099428882876" calcext:value-type="float">
            <text:p>492.099428882876</text:p>
          </table:table-cell>
          <table:table-cell table:formula="of:=MOD([.E208]*1440+[.V208]+4*[.$B$4]-60*[.$B$5];1440)" office:value-type="float" office:value="1248.58552247192" calcext:value-type="float">
            <text:p>1248.58552247192</text:p>
          </table:table-cell>
          <table:table-cell table:formula="of:=IF([.AB208]/4&lt;0;[.AB208]/4+180;[.AB208]/4-180)" office:value-type="float" office:value="132.146380617981" calcext:value-type="float">
            <text:p>132.146380617981</text:p>
          </table:table-cell>
          <table:table-cell table:formula="of:=DEGREES(ACOS(SIN(RADIANS([.$B$3]))*SIN(RADIANS([.T208]))+COS(RADIANS([.$B$3]))*COS(RADIANS([.T208]))*COS(RADIANS([.AC208]))))" office:value-type="float" office:value="134.671578675129" calcext:value-type="float">
            <text:p>134.671578675129</text:p>
          </table:table-cell>
          <table:table-cell table:formula="of:=90-[.AD208]" office:value-type="float" office:value="-44.6715786751293" calcext:value-type="float">
            <text:p>-44.6715786751293</text:p>
          </table:table-cell>
          <table:table-cell table:formula="of:=IF([.AE208]&gt;85;0;IF([.AE208]&gt;5;58.1/TAN(RADIANS([.AE208]))-0.07/POWER(TAN(RADIANS([.AE208]));3)+0.000086/POWER(TAN(RADIANS([.AE208]));5);IF([.AE208]&gt;-0.575;1735+[.AE208]*(-518.2+[.AE208]*(103.4+[.AE208]*(-12.79+[.AE208]*0.711)));-20.772/TAN(RADIANS([.AE208])))))/3600" office:value-type="float" office:value="0.00583652974541108" calcext:value-type="float">
            <text:p>0.00583652974541108</text:p>
          </table:table-cell>
          <table:table-cell table:formula="of:=[.AE208]+[.AF208]" office:value-type="float" office:value="-44.6657421453839" calcext:value-type="float">
            <text:p>-44.6657421453839</text:p>
          </table:table-cell>
          <table:table-cell table:formula="of:=IF([.AC208]&gt;0;MOD(DEGREES(ACOS(((SIN(RADIANS([.$B$3]))*COS(RADIANS([.AD208])))-SIN(RADIANS([.T208])))/(COS(RADIANS([.$B$3]))*SIN(RADIANS([.AD208])))))+180;360);MOD(540-DEGREES(ACOS(((SIN(RADIANS([.$B$3]))*COS(RADIANS([.AD208])))-SIN(RADIANS([.T208])))/(COS(RADIANS([.$B$3]))*SIN(RADIANS([.AD208])))));360))" office:value-type="float" office:value="286.892853933769" calcext:value-type="float">
            <text:p>286.892853933769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208]+0.1/24" office:value-type="time" office:time-value="PT20H48M00S" calcext:value-type="time">
            <text:p>20:48:00</text:p>
          </table:table-cell>
          <table:table-cell table:style-name="ce9" table:formula="of:=[.D209]+2415018.5+[.E209]-[.$B$5]/24" office:value-type="float" office:value="2461034.325" calcext:value-type="float">
            <text:p>2461034.33</text:p>
          </table:table-cell>
          <table:table-cell table:style-name="ce10" table:formula="of:=([.F209]-2451545)/36525" office:value-type="float" office:value="0.259803559206028" calcext:value-type="float">
            <text:p>0.25980356</text:p>
          </table:table-cell>
          <table:table-cell/>
          <table:table-cell table:formula="of:=MOD(280.46646+[.G209]*(36000.76983+[.G209]*0.0003032);360)" office:value-type="float" office:value="273.594616456365" calcext:value-type="float">
            <text:p>273.594616456365</text:p>
          </table:table-cell>
          <table:table-cell table:formula="of:=357.52911+[.G209]*(35999.05029-0.0001537*[.G209])" office:value-type="float" office:value="9710.21049300438" calcext:value-type="float">
            <text:p>9710.21049300438</text:p>
          </table:table-cell>
          <table:table-cell table:formula="of:=0.016708634-[.G209]*(0.000042037+0.0000001267*[.G209])" office:value-type="float" office:value="0.0166977040857991" calcext:value-type="float">
            <text:p>0.0166977040857991</text:p>
          </table:table-cell>
          <table:table-cell table:formula="of:=SIN(RADIANS([.J209]))*(1.914602-[.G209]*(0.004817+0.000014*[.G209]))+SIN(RADIANS(2*[.J209]))*(0.019993-0.000101*[.G209])+SIN(RADIANS(3*[.J209]))*0.000289" office:value-type="float" office:value="-0.332157699392556" calcext:value-type="float">
            <text:p>-0.332157699392556</text:p>
          </table:table-cell>
          <table:table-cell table:formula="of:=[.I209]+[.L209]" office:value-type="float" office:value="273.262458756972" calcext:value-type="float">
            <text:p>273.262458756972</text:p>
          </table:table-cell>
          <table:table-cell table:formula="of:=[.J209]+[.L209]" office:value-type="float" office:value="9709.87833530499" calcext:value-type="float">
            <text:p>9709.87833530499</text:p>
          </table:table-cell>
          <table:table-cell table:formula="of:=(1.000001018*(1-[.K209]*[.K209]))/(1+[.K209]*COS(RADIANS([.N209])))" office:value-type="float" office:value="0.983554695215101" calcext:value-type="float">
            <text:p>0.983554695215101</text:p>
          </table:table-cell>
          <table:table-cell table:formula="of:=[.M209]-0.00569-0.00478*SIN(RADIANS(125.04-1934.136*[.G209]))" office:value-type="float" office:value="273.258202582974" calcext:value-type="float">
            <text:p>273.258202582974</text:p>
          </table:table-cell>
          <table:table-cell table:formula="of:=23+(26+((21.448-[.G209]*(46.815+[.G209]*(0.00059-[.G209]*0.001813))))/60)/60" office:value-type="float" office:value="23.4359125800959" calcext:value-type="float">
            <text:p>23.4359125800959</text:p>
          </table:table-cell>
          <table:table-cell table:formula="of:=[.Q209]+0.00256*COS(RADIANS(125.04-1934.136*[.G209]))" office:value-type="float" office:value="23.4383546937556" calcext:value-type="float">
            <text:p>23.4383546937556</text:p>
          </table:table-cell>
          <table:table-cell table:formula="of:=DEGREES(ATAN2(COS(RADIANS([.P209]));COS(RADIANS([.R209]))*SIN(RADIANS([.P209]))))" office:value-type="float" office:value="-86.4494999984287" calcext:value-type="float">
            <text:p>-86.4494999984287</text:p>
          </table:table-cell>
          <table:table-cell table:formula="of:=DEGREES(ASIN(SIN(RADIANS([.R209]))*SIN(RADIANS([.P209]))))" office:value-type="float" office:value="-23.3982085914878" calcext:value-type="float">
            <text:p>-23.3982085914878</text:p>
          </table:table-cell>
          <table:table-cell table:formula="of:=TAN(RADIANS([.R209]/2))*TAN(RADIANS([.R209]/2))" office:value-type="float" office:value="0.0430309930115891" calcext:value-type="float">
            <text:p>0.0430309930115891</text:p>
          </table:table-cell>
          <table:table-cell table:formula="of:=4*DEGREES([.U209]*SIN(2*RADIANS([.I209]))-2*[.K209]*SIN(RADIANS([.J209]))+4*[.K209]*[.U209]*SIN(RADIANS([.J209]))*COS(2*RADIANS([.I209]))-0.5*[.U209]*[.U209]*SIN(4*RADIANS([.I209]))-1.25*[.K209]*[.K209]*SIN(2*RADIANS([.J209])))" office:value-type="float" office:value="0.152341322729154" calcext:value-type="float">
            <text:p>0.152341322729154</text:p>
          </table:table-cell>
          <table:table-cell table:formula="of:=DEGREES(ACOS(COS(RADIANS(90.833))/(COS(RADIANS([.$B$3]))*COS(RADIANS([.T209])))-TAN(RADIANS([.$B$3]))*TAN(RADIANS([.T209]))))" office:value-type="float" office:value="61.5125908627238" calcext:value-type="float">
            <text:p>61.5125908627238</text:p>
          </table:table-cell>
          <table:table-cell table:style-name="ce8" table:formula="of:=(720-4*[.$B$4]-[.V209]+[.$B$5]*60)/1440" office:value-type="time" office:time-value="PT11H53M24.992320636S" calcext:value-type="time">
            <text:p>11:53:24</text:p>
          </table:table-cell>
          <table:table-cell table:style-name="ce8" table:formula="of:=[.X209]-[.W209]*4/1440" office:value-type="time" office:time-value="PT07H47M21.970513583S" calcext:value-type="time">
            <text:p>7:47:21</text:p>
          </table:table-cell>
          <table:table-cell table:style-name="ce8" table:formula="of:=[.X209]+[.W209]*4/1440" office:value-type="time" office:time-value="PT15H59M28.01412769S" calcext:value-type="time">
            <text:p>15:59:28</text:p>
          </table:table-cell>
          <table:table-cell table:style-name="ce11" table:formula="of:=8*[.W209]" office:value-type="float" office:value="492.100726901791" calcext:value-type="float">
            <text:p>492.100726901791</text:p>
          </table:table-cell>
          <table:table-cell table:formula="of:=MOD([.E209]*1440+[.V209]+4*[.$B$4]-60*[.$B$5];1440)" office:value-type="float" office:value="1254.58346132273" calcext:value-type="float">
            <text:p>1254.58346132273</text:p>
          </table:table-cell>
          <table:table-cell table:formula="of:=IF([.AB209]/4&lt;0;[.AB209]/4+180;[.AB209]/4-180)" office:value-type="float" office:value="133.645865330682" calcext:value-type="float">
            <text:p>133.645865330682</text:p>
          </table:table-cell>
          <table:table-cell table:formula="of:=DEGREES(ACOS(SIN(RADIANS([.$B$3]))*SIN(RADIANS([.T209]))+COS(RADIANS([.$B$3]))*COS(RADIANS([.T209]))*COS(RADIANS([.AC209]))))" office:value-type="float" office:value="135.605463251624" calcext:value-type="float">
            <text:p>135.605463251624</text:p>
          </table:table-cell>
          <table:table-cell table:formula="of:=90-[.AD209]" office:value-type="float" office:value="-45.605463251624" calcext:value-type="float">
            <text:p>-45.605463251624</text:p>
          </table:table-cell>
          <table:table-cell table:formula="of:=IF([.AE209]&gt;85;0;IF([.AE209]&gt;5;58.1/TAN(RADIANS([.AE209]))-0.07/POWER(TAN(RADIANS([.AE209]));3)+0.000086/POWER(TAN(RADIANS([.AE209]));5);IF([.AE209]&gt;-0.575;1735+[.AE209]*(-518.2+[.AE209]*(103.4+[.AE209]*(-12.79+[.AE209]*0.711)));-20.772/TAN(RADIANS([.AE209])))))/3600" office:value-type="float" office:value="0.00564932377684239" calcext:value-type="float">
            <text:p>0.00564932377684239</text:p>
          </table:table-cell>
          <table:table-cell table:formula="of:=[.AE209]+[.AF209]" office:value-type="float" office:value="-45.5998139278471" calcext:value-type="float">
            <text:p>-45.5998139278471</text:p>
          </table:table-cell>
          <table:table-cell table:formula="of:=IF([.AC209]&gt;0;MOD(DEGREES(ACOS(((SIN(RADIANS([.$B$3]))*COS(RADIANS([.AD209])))-SIN(RADIANS([.T209])))/(COS(RADIANS([.$B$3]))*SIN(RADIANS([.AD209])))))+180;360);MOD(540-DEGREES(ACOS(((SIN(RADIANS([.$B$3]))*COS(RADIANS([.AD209])))-SIN(RADIANS([.T209])))/(COS(RADIANS([.$B$3]))*SIN(RADIANS([.AD209])))));360))" office:value-type="float" office:value="288.325884783949" calcext:value-type="float">
            <text:p>288.325884783949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209]+0.1/24" office:value-type="time" office:time-value="PT20H54M00S" calcext:value-type="time">
            <text:p>20:54:00</text:p>
          </table:table-cell>
          <table:table-cell table:style-name="ce9" table:formula="of:=[.D210]+2415018.5+[.E210]-[.$B$5]/24" office:value-type="float" office:value="2461034.32916667" calcext:value-type="float">
            <text:p>2461034.33</text:p>
          </table:table-cell>
          <table:table-cell table:style-name="ce10" table:formula="of:=([.F210]-2451545)/36525" office:value-type="float" office:value="0.259803673283138" calcext:value-type="float">
            <text:p>0.25980367</text:p>
          </table:table-cell>
          <table:table-cell/>
          <table:table-cell table:formula="of:=MOD(280.46646+[.G210]*(36000.76983+[.G210]*0.0003032);360)" office:value-type="float" office:value="273.598723320138" calcext:value-type="float">
            <text:p>273.598723320138</text:p>
          </table:table-cell>
          <table:table-cell table:formula="of:=357.52911+[.G210]*(35999.05029-0.0001537*[.G210])" office:value-type="float" office:value="9710.21459967197" calcext:value-type="float">
            <text:p>9710.21459967197</text:p>
          </table:table-cell>
          <table:table-cell table:formula="of:=0.016708634-[.G210]*(0.000042037+0.0000001267*[.G210])" office:value-type="float" office:value="0.0166977040809961" calcext:value-type="float">
            <text:p>0.0166977040809961</text:p>
          </table:table-cell>
          <table:table-cell table:formula="of:=SIN(RADIANS([.J210]))*(1.914602-[.G210]*(0.004817+0.000014*[.G210]))+SIN(RADIANS(2*[.J210]))*(0.019993-0.000101*[.G210])+SIN(RADIANS(3*[.J210]))*0.000289" office:value-type="float" office:value="-0.33201980528639" calcext:value-type="float">
            <text:p>-0.33201980528639</text:p>
          </table:table-cell>
          <table:table-cell table:formula="of:=[.I210]+[.L210]" office:value-type="float" office:value="273.266703514851" calcext:value-type="float">
            <text:p>273.266703514851</text:p>
          </table:table-cell>
          <table:table-cell table:formula="of:=[.J210]+[.L210]" office:value-type="float" office:value="9709.88257986668" calcext:value-type="float">
            <text:p>9709.88257986668</text:p>
          </table:table-cell>
          <table:table-cell table:formula="of:=(1.000001018*(1-[.K210]*[.K210]))/(1+[.K210]*COS(RADIANS([.N210])))" office:value-type="float" office:value="0.983554484908565" calcext:value-type="float">
            <text:p>0.983554484908565</text:p>
          </table:table-cell>
          <table:table-cell table:formula="of:=[.M210]-0.00569-0.00478*SIN(RADIANS(125.04-1934.136*[.G210]))" office:value-type="float" office:value="273.262447358413" calcext:value-type="float">
            <text:p>273.262447358413</text:p>
          </table:table-cell>
          <table:table-cell table:formula="of:=23+(26+((21.448-[.G210]*(46.815+[.G210]*(0.00059-[.G210]*0.001813))))/60)/60" office:value-type="float" office:value="23.4359125786124" calcext:value-type="float">
            <text:p>23.4359125786124</text:p>
          </table:table-cell>
          <table:table-cell table:formula="of:=[.Q210]+0.00256*COS(RADIANS(125.04-1934.136*[.G210]))" office:value-type="float" office:value="23.438354689315" calcext:value-type="float">
            <text:p>23.438354689315</text:p>
          </table:table-cell>
          <table:table-cell table:formula="of:=DEGREES(ATAN2(COS(RADIANS([.P210]));COS(RADIANS([.R210]))*SIN(RADIANS([.P210]))))" office:value-type="float" office:value="-86.4448762935206" calcext:value-type="float">
            <text:p>-86.4448762935206</text:p>
          </table:table-cell>
          <table:table-cell table:formula="of:=DEGREES(ASIN(SIN(RADIANS([.R210]))*SIN(RADIANS([.P210]))))" office:value-type="float" office:value="-23.3981039586965" calcext:value-type="float">
            <text:p>-23.3981039586965</text:p>
          </table:table-cell>
          <table:table-cell table:formula="of:=TAN(RADIANS([.R210]/2))*TAN(RADIANS([.R210]/2))" office:value-type="float" office:value="0.04303099299482" calcext:value-type="float">
            <text:p>0.04303099299482</text:p>
          </table:table-cell>
          <table:table-cell table:formula="of:=4*DEGREES([.U210]*SIN(2*RADIANS([.I210]))-2*[.K210]*SIN(RADIANS([.J210]))+4*[.K210]*[.U210]*SIN(RADIANS([.J210]))*COS(2*RADIANS([.I210]))-0.5*[.U210]*[.U210]*SIN(4*RADIANS([.I210]))-1.25*[.K210]*[.K210]*SIN(2*RADIANS([.J210])))" office:value-type="float" office:value="0.150280195038919" calcext:value-type="float">
            <text:p>0.150280195038919</text:p>
          </table:table-cell>
          <table:table-cell table:formula="of:=DEGREES(ACOS(COS(RADIANS(90.833))/(COS(RADIANS([.$B$3]))*COS(RADIANS([.T210])))-TAN(RADIANS([.$B$3]))*TAN(RADIANS([.T210]))))" office:value-type="float" office:value="61.5127533257925" calcext:value-type="float">
            <text:p>61.5127533257925</text:p>
          </table:table-cell>
          <table:table-cell table:style-name="ce8" table:formula="of:=(720-4*[.$B$4]-[.V210]+[.$B$5]*60)/1440" office:value-type="time" office:time-value="PT11H53M25.115988298S" calcext:value-type="time">
            <text:p>11:53:25</text:p>
          </table:table-cell>
          <table:table-cell table:style-name="ce8" table:formula="of:=[.X210]-[.W210]*4/1440" office:value-type="time" office:time-value="PT07H47M22.055190107S" calcext:value-type="time">
            <text:p>7:47:22</text:p>
          </table:table-cell>
          <table:table-cell table:style-name="ce8" table:formula="of:=[.X210]+[.W210]*4/1440" office:value-type="time" office:time-value="PT15H59M28.176786488S" calcext:value-type="time">
            <text:p>15:59:28</text:p>
          </table:table-cell>
          <table:table-cell table:style-name="ce11" table:formula="of:=8*[.W210]" office:value-type="float" office:value="492.10202660634" calcext:value-type="float">
            <text:p>492.10202660634</text:p>
          </table:table-cell>
          <table:table-cell table:formula="of:=MOD([.E210]*1440+[.V210]+4*[.$B$4]-60*[.$B$5];1440)" office:value-type="float" office:value="1260.58140019504" calcext:value-type="float">
            <text:p>1260.58140019504</text:p>
          </table:table-cell>
          <table:table-cell table:formula="of:=IF([.AB210]/4&lt;0;[.AB210]/4+180;[.AB210]/4-180)" office:value-type="float" office:value="135.145350048759" calcext:value-type="float">
            <text:p>135.145350048759</text:p>
          </table:table-cell>
          <table:table-cell table:formula="of:=DEGREES(ACOS(SIN(RADIANS([.$B$3]))*SIN(RADIANS([.T210]))+COS(RADIANS([.$B$3]))*COS(RADIANS([.T210]))*COS(RADIANS([.AC210]))))" office:value-type="float" office:value="136.531547062186" calcext:value-type="float">
            <text:p>136.531547062186</text:p>
          </table:table-cell>
          <table:table-cell table:formula="of:=90-[.AD210]" office:value-type="float" office:value="-46.5315470621864" calcext:value-type="float">
            <text:p>-46.5315470621864</text:p>
          </table:table-cell>
          <table:table-cell table:formula="of:=IF([.AE210]&gt;85;0;IF([.AE210]&gt;5;58.1/TAN(RADIANS([.AE210]))-0.07/POWER(TAN(RADIANS([.AE210]));3)+0.000086/POWER(TAN(RADIANS([.AE210]));5);IF([.AE210]&gt;-0.575;1735+[.AE210]*(-518.2+[.AE210]*(103.4+[.AE210]*(-12.79+[.AE210]*0.711)));-20.772/TAN(RADIANS([.AE210])))))/3600" office:value-type="float" office:value="0.00546949077785769" calcext:value-type="float">
            <text:p>0.00546949077785769</text:p>
          </table:table-cell>
          <table:table-cell table:formula="of:=[.AE210]+[.AF210]" office:value-type="float" office:value="-46.5260775714085" calcext:value-type="float">
            <text:p>-46.5260775714085</text:p>
          </table:table-cell>
          <table:table-cell table:formula="of:=IF([.AC210]&gt;0;MOD(DEGREES(ACOS(((SIN(RADIANS([.$B$3]))*COS(RADIANS([.AD210])))-SIN(RADIANS([.T210])))/(COS(RADIANS([.$B$3]))*SIN(RADIANS([.AD210])))))+180;360);MOD(540-DEGREES(ACOS(((SIN(RADIANS([.$B$3]))*COS(RADIANS([.AD210])))-SIN(RADIANS([.T210])))/(COS(RADIANS([.$B$3]))*SIN(RADIANS([.AD210])))));360))" office:value-type="float" office:value="289.793184549268" calcext:value-type="float">
            <text:p>289.793184549268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210]+0.1/24" office:value-type="time" office:time-value="PT21H00M00S" calcext:value-type="time">
            <text:p>21:00:00</text:p>
          </table:table-cell>
          <table:table-cell table:style-name="ce9" table:formula="of:=[.D211]+2415018.5+[.E211]-[.$B$5]/24" office:value-type="float" office:value="2461034.33333333" calcext:value-type="float">
            <text:p>2461034.33</text:p>
          </table:table-cell>
          <table:table-cell table:style-name="ce10" table:formula="of:=([.F211]-2451545)/36525" office:value-type="float" office:value="0.25980378736026" calcext:value-type="float">
            <text:p>0.25980379</text:p>
          </table:table-cell>
          <table:table-cell/>
          <table:table-cell table:formula="of:=MOD(280.46646+[.G211]*(36000.76983+[.G211]*0.0003032);360)" office:value-type="float" office:value="273.602830184371" calcext:value-type="float">
            <text:p>273.602830184371</text:p>
          </table:table-cell>
          <table:table-cell table:formula="of:=357.52911+[.G211]*(35999.05029-0.0001537*[.G211])" office:value-type="float" office:value="9710.21870634001" calcext:value-type="float">
            <text:p>9710.21870634001</text:p>
          </table:table-cell>
          <table:table-cell table:formula="of:=0.016708634-[.G211]*(0.000042037+0.0000001267*[.G211])" office:value-type="float" office:value="0.0166977040761931" calcext:value-type="float">
            <text:p>0.0166977040761931</text:p>
          </table:table-cell>
          <table:table-cell table:formula="of:=SIN(RADIANS([.J211]))*(1.914602-[.G211]*(0.004817+0.000014*[.G211]))+SIN(RADIANS(2*[.J211]))*(0.019993-0.000101*[.G211])+SIN(RADIANS(3*[.J211]))*0.000289" office:value-type="float" office:value="-0.331881909350303" calcext:value-type="float">
            <text:p>-0.331881909350303</text:p>
          </table:table-cell>
          <table:table-cell table:formula="of:=[.I211]+[.L211]" office:value-type="float" office:value="273.27094827502" calcext:value-type="float">
            <text:p>273.27094827502</text:p>
          </table:table-cell>
          <table:table-cell table:formula="of:=[.J211]+[.L211]" office:value-type="float" office:value="9709.88682443066" calcext:value-type="float">
            <text:p>9709.88682443066</text:p>
          </table:table-cell>
          <table:table-cell table:formula="of:=(1.000001018*(1-[.K211]*[.K211]))/(1+[.K211]*COS(RADIANS([.N211])))" office:value-type="float" office:value="0.983554274689301" calcext:value-type="float">
            <text:p>0.983554274689301</text:p>
          </table:table-cell>
          <table:table-cell table:formula="of:=[.M211]-0.00569-0.00478*SIN(RADIANS(125.04-1934.136*[.G211]))" office:value-type="float" office:value="273.266692136141" calcext:value-type="float">
            <text:p>273.266692136141</text:p>
          </table:table-cell>
          <table:table-cell table:formula="of:=23+(26+((21.448-[.G211]*(46.815+[.G211]*(0.00059-[.G211]*0.001813))))/60)/60" office:value-type="float" office:value="23.4359125771289" calcext:value-type="float">
            <text:p>23.4359125771289</text:p>
          </table:table-cell>
          <table:table-cell table:formula="of:=[.Q211]+0.00256*COS(RADIANS(125.04-1934.136*[.G211]))" office:value-type="float" office:value="23.4383546848743" calcext:value-type="float">
            <text:p>23.4383546848743</text:p>
          </table:table-cell>
          <table:table-cell table:formula="of:=DEGREES(ATAN2(COS(RADIANS([.P211]));COS(RADIANS([.R211]))*SIN(RADIANS([.P211]))))" office:value-type="float" office:value="-86.4402525934301" calcext:value-type="float">
            <text:p>-86.4402525934301</text:p>
          </table:table-cell>
          <table:table-cell table:formula="of:=DEGREES(ASIN(SIN(RADIANS([.R211]))*SIN(RADIANS([.P211]))))" office:value-type="float" office:value="-23.397999189858" calcext:value-type="float">
            <text:p>-23.397999189858</text:p>
          </table:table-cell>
          <table:table-cell table:formula="of:=TAN(RADIANS([.R211]/2))*TAN(RADIANS([.R211]/2))" office:value-type="float" office:value="0.0430309929780507" calcext:value-type="float">
            <text:p>0.0430309929780507</text:p>
          </table:table-cell>
          <table:table-cell table:formula="of:=4*DEGREES([.U211]*SIN(2*RADIANS([.I211]))-2*[.K211]*SIN(RADIANS([.J211]))+4*[.K211]*[.U211]*SIN(RADIANS([.J211]))*COS(2*RADIANS([.I211]))-0.5*[.U211]*[.U211]*SIN(4*RADIANS([.I211]))-1.25*[.K211]*[.K211]*SIN(2*RADIANS([.J211])))" office:value-type="float" office:value="0.148219088434315" calcext:value-type="float">
            <text:p>0.148219088434315</text:p>
          </table:table-cell>
          <table:table-cell table:formula="of:=DEGREES(ACOS(COS(RADIANS(90.833))/(COS(RADIANS([.$B$3]))*COS(RADIANS([.T211])))-TAN(RADIANS([.$B$3]))*TAN(RADIANS([.T211]))))" office:value-type="float" office:value="61.5129159995987" calcext:value-type="float">
            <text:p>61.5129159995987</text:p>
          </table:table-cell>
          <table:table-cell table:style-name="ce8" table:formula="of:=(720-4*[.$B$4]-[.V211]+[.$B$5]*60)/1440" office:value-type="time" office:time-value="PT11H53M25.239654694S" calcext:value-type="time">
            <text:p>11:53:25</text:p>
          </table:table-cell>
          <table:table-cell table:style-name="ce8" table:formula="of:=[.X211]-[.W211]*4/1440" office:value-type="time" office:time-value="PT07H47M22.13981479S" calcext:value-type="time">
            <text:p>7:47:22</text:p>
          </table:table-cell>
          <table:table-cell table:style-name="ce8" table:formula="of:=[.X211]+[.W211]*4/1440" office:value-type="time" office:time-value="PT15H59M28.339494598S" calcext:value-type="time">
            <text:p>15:59:28</text:p>
          </table:table-cell>
          <table:table-cell table:style-name="ce11" table:formula="of:=8*[.W211]" office:value-type="float" office:value="492.10332799679" calcext:value-type="float">
            <text:p>492.10332799679</text:p>
          </table:table-cell>
          <table:table-cell table:formula="of:=MOD([.E211]*1440+[.V211]+4*[.$B$4]-60*[.$B$5];1440)" office:value-type="float" office:value="1266.57933908843" calcext:value-type="float">
            <text:p>1266.57933908843</text:p>
          </table:table-cell>
          <table:table-cell table:formula="of:=IF([.AB211]/4&lt;0;[.AB211]/4+180;[.AB211]/4-180)" office:value-type="float" office:value="136.644834772108" calcext:value-type="float">
            <text:p>136.644834772108</text:p>
          </table:table-cell>
          <table:table-cell table:formula="of:=DEGREES(ACOS(SIN(RADIANS([.$B$3]))*SIN(RADIANS([.T211]))+COS(RADIANS([.$B$3]))*COS(RADIANS([.T211]))*COS(RADIANS([.AC211]))))" office:value-type="float" office:value="137.44902473162" calcext:value-type="float">
            <text:p>137.44902473162</text:p>
          </table:table-cell>
          <table:table-cell table:formula="of:=90-[.AD211]" office:value-type="float" office:value="-47.4490247316202" calcext:value-type="float">
            <text:p>-47.4490247316202</text:p>
          </table:table-cell>
          <table:table-cell table:formula="of:=IF([.AE211]&gt;85;0;IF([.AE211]&gt;5;58.1/TAN(RADIANS([.AE211]))-0.07/POWER(TAN(RADIANS([.AE211]));3)+0.000086/POWER(TAN(RADIANS([.AE211]));5);IF([.AE211]&gt;-0.575;1735+[.AE211]*(-518.2+[.AE211]*(103.4+[.AE211]*(-12.79+[.AE211]*0.711)));-20.772/TAN(RADIANS([.AE211])))))/3600" office:value-type="float" office:value="0.00529668247225091" calcext:value-type="float">
            <text:p>0.00529668247225091</text:p>
          </table:table-cell>
          <table:table-cell table:formula="of:=[.AE211]+[.AF211]" office:value-type="float" office:value="-47.4437280491479" calcext:value-type="float">
            <text:p>-47.4437280491479</text:p>
          </table:table-cell>
          <table:table-cell table:formula="of:=IF([.AC211]&gt;0;MOD(DEGREES(ACOS(((SIN(RADIANS([.$B$3]))*COS(RADIANS([.AD211])))-SIN(RADIANS([.T211])))/(COS(RADIANS([.$B$3]))*SIN(RADIANS([.AD211])))))+180;360);MOD(540-DEGREES(ACOS(((SIN(RADIANS([.$B$3]))*COS(RADIANS([.AD211])))-SIN(RADIANS([.T211])))/(COS(RADIANS([.$B$3]))*SIN(RADIANS([.AD211])))));360))" office:value-type="float" office:value="291.296987322771" calcext:value-type="float">
            <text:p>291.296987322771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211]+0.1/24" office:value-type="time" office:time-value="PT21H06M00S" calcext:value-type="time">
            <text:p>21:06:00</text:p>
          </table:table-cell>
          <table:table-cell table:style-name="ce9" table:formula="of:=[.D212]+2415018.5+[.E212]-[.$B$5]/24" office:value-type="float" office:value="2461034.3375" calcext:value-type="float">
            <text:p>2461034.34</text:p>
          </table:table-cell>
          <table:table-cell table:style-name="ce10" table:formula="of:=([.F212]-2451545)/36525" office:value-type="float" office:value="0.259803901437382" calcext:value-type="float">
            <text:p>0.25980390</text:p>
          </table:table-cell>
          <table:table-cell/>
          <table:table-cell table:formula="of:=MOD(280.46646+[.G212]*(36000.76983+[.G212]*0.0003032);360)" office:value-type="float" office:value="273.606937048604" calcext:value-type="float">
            <text:p>273.606937048604</text:p>
          </table:table-cell>
          <table:table-cell table:formula="of:=357.52911+[.G212]*(35999.05029-0.0001537*[.G212])" office:value-type="float" office:value="9710.22281300806" calcext:value-type="float">
            <text:p>9710.22281300806</text:p>
          </table:table-cell>
          <table:table-cell table:formula="of:=0.016708634-[.G212]*(0.000042037+0.0000001267*[.G212])" office:value-type="float" office:value="0.0166977040713902" calcext:value-type="float">
            <text:p>0.0166977040713902</text:p>
          </table:table-cell>
          <table:table-cell table:formula="of:=SIN(RADIANS([.J212]))*(1.914602-[.G212]*(0.004817+0.000014*[.G212]))+SIN(RADIANS(2*[.J212]))*(0.019993-0.000101*[.G212])+SIN(RADIANS(3*[.J212]))*0.000289" office:value-type="float" office:value="-0.331744011600465" calcext:value-type="float">
            <text:p>-0.331744011600465</text:p>
          </table:table-cell>
          <table:table-cell table:formula="of:=[.I212]+[.L212]" office:value-type="float" office:value="273.275193037003" calcext:value-type="float">
            <text:p>273.275193037003</text:p>
          </table:table-cell>
          <table:table-cell table:formula="of:=[.J212]+[.L212]" office:value-type="float" office:value="9709.89106899646" calcext:value-type="float">
            <text:p>9709.89106899646</text:p>
          </table:table-cell>
          <table:table-cell table:formula="of:=(1.000001018*(1-[.K212]*[.K212]))/(1+[.K212]*COS(RADIANS([.N212])))" office:value-type="float" office:value="0.983554064557333" calcext:value-type="float">
            <text:p>0.983554064557333</text:p>
          </table:table-cell>
          <table:table-cell table:formula="of:=[.M212]-0.00569-0.00478*SIN(RADIANS(125.04-1934.136*[.G212]))" office:value-type="float" office:value="273.270936915684" calcext:value-type="float">
            <text:p>273.270936915684</text:p>
          </table:table-cell>
          <table:table-cell table:formula="of:=23+(26+((21.448-[.G212]*(46.815+[.G212]*(0.00059-[.G212]*0.001813))))/60)/60" office:value-type="float" office:value="23.4359125756454" calcext:value-type="float">
            <text:p>23.4359125756454</text:p>
          </table:table-cell>
          <table:table-cell table:formula="of:=[.Q212]+0.00256*COS(RADIANS(125.04-1934.136*[.G212]))" office:value-type="float" office:value="23.4383546804336" calcext:value-type="float">
            <text:p>23.4383546804336</text:p>
          </table:table-cell>
          <table:table-cell table:formula="of:=DEGREES(ATAN2(COS(RADIANS([.P212]));COS(RADIANS([.R212]))*SIN(RADIANS([.P212]))))" office:value-type="float" office:value="-86.4356288986852" calcext:value-type="float">
            <text:p>-86.4356288986852</text:p>
          </table:table-cell>
          <table:table-cell table:formula="of:=DEGREES(ASIN(SIN(RADIANS([.R212]))*SIN(RADIANS([.P212]))))" office:value-type="float" office:value="-23.3978942849849" calcext:value-type="float">
            <text:p>-23.3978942849849</text:p>
          </table:table-cell>
          <table:table-cell table:formula="of:=TAN(RADIANS([.R212]/2))*TAN(RADIANS([.R212]/2))" office:value-type="float" office:value="0.0430309929612813" calcext:value-type="float">
            <text:p>0.0430309929612813</text:p>
          </table:table-cell>
          <table:table-cell table:formula="of:=4*DEGREES([.U212]*SIN(2*RADIANS([.I212]))-2*[.K212]*SIN(RADIANS([.J212]))+4*[.K212]*[.U212]*SIN(RADIANS([.J212]))*COS(2*RADIANS([.I212]))-0.5*[.U212]*[.U212]*SIN(4*RADIANS([.I212]))-1.25*[.K212]*[.K212]*SIN(2*RADIANS([.J212])))" office:value-type="float" office:value="0.146158003185984" calcext:value-type="float">
            <text:p>0.146158003185984</text:p>
          </table:table-cell>
          <table:table-cell table:formula="of:=DEGREES(ACOS(COS(RADIANS(90.833))/(COS(RADIANS([.$B$3]))*COS(RADIANS([.T212])))-TAN(RADIANS([.$B$3]))*TAN(RADIANS([.T212]))))" office:value-type="float" office:value="61.5130788841212" calcext:value-type="float">
            <text:p>61.5130788841212</text:p>
          </table:table-cell>
          <table:table-cell table:style-name="ce8" table:formula="of:=(720-4*[.$B$4]-[.V212]+[.$B$5]*60)/1440" office:value-type="time" office:time-value="PT11H53M25.363319809S" calcext:value-type="time">
            <text:p>11:53:25</text:p>
          </table:table-cell>
          <table:table-cell table:style-name="ce8" table:formula="of:=[.X212]-[.W212]*4/1440" office:value-type="time" office:time-value="PT07H47M22.22438762S" calcext:value-type="time">
            <text:p>7:47:22</text:p>
          </table:table-cell>
          <table:table-cell table:style-name="ce8" table:formula="of:=[.X212]+[.W212]*4/1440" office:value-type="time" office:time-value="PT15H59M28.502251998S" calcext:value-type="time">
            <text:p>15:59:28</text:p>
          </table:table-cell>
          <table:table-cell table:style-name="ce11" table:formula="of:=8*[.W212]" office:value-type="float" office:value="492.104631072969" calcext:value-type="float">
            <text:p>492.104631072969</text:p>
          </table:table-cell>
          <table:table-cell table:formula="of:=MOD([.E212]*1440+[.V212]+4*[.$B$4]-60*[.$B$5];1440)" office:value-type="float" office:value="1272.57727800318" calcext:value-type="float">
            <text:p>1272.57727800318</text:p>
          </table:table-cell>
          <table:table-cell table:formula="of:=IF([.AB212]/4&lt;0;[.AB212]/4+180;[.AB212]/4-180)" office:value-type="float" office:value="138.144319500796" calcext:value-type="float">
            <text:p>138.144319500796</text:p>
          </table:table-cell>
          <table:table-cell table:formula="of:=DEGREES(ACOS(SIN(RADIANS([.$B$3]))*SIN(RADIANS([.T212]))+COS(RADIANS([.$B$3]))*COS(RADIANS([.T212]))*COS(RADIANS([.AC212]))))" office:value-type="float" office:value="138.3570377147" calcext:value-type="float">
            <text:p>138.3570377147</text:p>
          </table:table-cell>
          <table:table-cell table:formula="of:=90-[.AD212]" office:value-type="float" office:value="-48.3570377147003" calcext:value-type="float">
            <text:p>-48.3570377147003</text:p>
          </table:table-cell>
          <table:table-cell table:formula="of:=IF([.AE212]&gt;85;0;IF([.AE212]&gt;5;58.1/TAN(RADIANS([.AE212]))-0.07/POWER(TAN(RADIANS([.AE212]));3)+0.000086/POWER(TAN(RADIANS([.AE212]));5);IF([.AE212]&gt;-0.575;1735+[.AE212]*(-518.2+[.AE212]*(103.4+[.AE212]*(-12.79+[.AE212]*0.711)));-20.772/TAN(RADIANS([.AE212])))))/3600" office:value-type="float" office:value="0.00513058786193691" calcext:value-type="float">
            <text:p>0.00513058786193691</text:p>
          </table:table-cell>
          <table:table-cell table:formula="of:=[.AE212]+[.AF212]" office:value-type="float" office:value="-48.3519071268384" calcext:value-type="float">
            <text:p>-48.3519071268384</text:p>
          </table:table-cell>
          <table:table-cell table:formula="of:=IF([.AC212]&gt;0;MOD(DEGREES(ACOS(((SIN(RADIANS([.$B$3]))*COS(RADIANS([.AD212])))-SIN(RADIANS([.T212])))/(COS(RADIANS([.$B$3]))*SIN(RADIANS([.AD212])))))+180;360);MOD(540-DEGREES(ACOS(((SIN(RADIANS([.$B$3]))*COS(RADIANS([.AD212])))-SIN(RADIANS([.T212])))/(COS(RADIANS([.$B$3]))*SIN(RADIANS([.AD212])))));360))" office:value-type="float" office:value="292.839633092697" calcext:value-type="float">
            <text:p>292.839633092697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212]+0.1/24" office:value-type="time" office:time-value="PT21H12M00S" calcext:value-type="time">
            <text:p>21:12:00</text:p>
          </table:table-cell>
          <table:table-cell table:style-name="ce9" table:formula="of:=[.D213]+2415018.5+[.E213]-[.$B$5]/24" office:value-type="float" office:value="2461034.34166667" calcext:value-type="float">
            <text:p>2461034.34</text:p>
          </table:table-cell>
          <table:table-cell table:style-name="ce10" table:formula="of:=([.F213]-2451545)/36525" office:value-type="float" office:value="0.259804015514491" calcext:value-type="float">
            <text:p>0.25980402</text:p>
          </table:table-cell>
          <table:table-cell/>
          <table:table-cell table:formula="of:=MOD(280.46646+[.G213]*(36000.76983+[.G213]*0.0003032);360)" office:value-type="float" office:value="273.611043912377" calcext:value-type="float">
            <text:p>273.611043912377</text:p>
          </table:table-cell>
          <table:table-cell table:formula="of:=357.52911+[.G213]*(35999.05029-0.0001537*[.G213])" office:value-type="float" office:value="9710.22691967565" calcext:value-type="float">
            <text:p>9710.22691967565</text:p>
          </table:table-cell>
          <table:table-cell table:formula="of:=0.016708634-[.G213]*(0.000042037+0.0000001267*[.G213])" office:value-type="float" office:value="0.0166977040665872" calcext:value-type="float">
            <text:p>0.0166977040665872</text:p>
          </table:table-cell>
          <table:table-cell table:formula="of:=SIN(RADIANS([.J213]))*(1.914602-[.G213]*(0.004817+0.000014*[.G213]))+SIN(RADIANS(2*[.J213]))*(0.019993-0.000101*[.G213])+SIN(RADIANS(3*[.J213]))*0.000289" office:value-type="float" office:value="-0.331606112052995" calcext:value-type="float">
            <text:p>-0.331606112052995</text:p>
          </table:table-cell>
          <table:table-cell table:formula="of:=[.I213]+[.L213]" office:value-type="float" office:value="273.279437800324" calcext:value-type="float">
            <text:p>273.279437800324</text:p>
          </table:table-cell>
          <table:table-cell table:formula="of:=[.J213]+[.L213]" office:value-type="float" office:value="9709.89531356359" calcext:value-type="float">
            <text:p>9709.89531356359</text:p>
          </table:table-cell>
          <table:table-cell table:formula="of:=(1.000001018*(1-[.K213]*[.K213]))/(1+[.K213]*COS(RADIANS([.N213])))" office:value-type="float" office:value="0.983553854512685" calcext:value-type="float">
            <text:p>0.983553854512685</text:p>
          </table:table-cell>
          <table:table-cell table:formula="of:=[.M213]-0.00569-0.00478*SIN(RADIANS(125.04-1934.136*[.G213]))" office:value-type="float" office:value="273.275181696564" calcext:value-type="float">
            <text:p>273.275181696564</text:p>
          </table:table-cell>
          <table:table-cell table:formula="of:=23+(26+((21.448-[.G213]*(46.815+[.G213]*(0.00059-[.G213]*0.001813))))/60)/60" office:value-type="float" office:value="23.435912574162" calcext:value-type="float">
            <text:p>23.435912574162</text:p>
          </table:table-cell>
          <table:table-cell table:formula="of:=[.Q213]+0.00256*COS(RADIANS(125.04-1934.136*[.G213]))" office:value-type="float" office:value="23.4383546759929" calcext:value-type="float">
            <text:p>23.4383546759929</text:p>
          </table:table-cell>
          <table:table-cell table:formula="of:=DEGREES(ATAN2(COS(RADIANS([.P213]));COS(RADIANS([.R213]))*SIN(RADIANS([.P213]))))" office:value-type="float" office:value="-86.4310052098144" calcext:value-type="float">
            <text:p>-86.4310052098144</text:p>
          </table:table-cell>
          <table:table-cell table:formula="of:=DEGREES(ASIN(SIN(RADIANS([.R213]))*SIN(RADIANS([.P213]))))" office:value-type="float" office:value="-23.3977892440896" calcext:value-type="float">
            <text:p>-23.3977892440896</text:p>
          </table:table-cell>
          <table:table-cell table:formula="of:=TAN(RADIANS([.R213]/2))*TAN(RADIANS([.R213]/2))" office:value-type="float" office:value="0.0430309929445118" calcext:value-type="float">
            <text:p>0.0430309929445118</text:p>
          </table:table-cell>
          <table:table-cell table:formula="of:=4*DEGREES([.U213]*SIN(2*RADIANS([.I213]))-2*[.K213]*SIN(RADIANS([.J213]))+4*[.K213]*[.U213]*SIN(RADIANS([.J213]))*COS(2*RADIANS([.I213]))-0.5*[.U213]*[.U213]*SIN(4*RADIANS([.I213]))-1.25*[.K213]*[.K213]*SIN(2*RADIANS([.J213])))" office:value-type="float" office:value="0.144096939564358" calcext:value-type="float">
            <text:p>0.144096939564358</text:p>
          </table:table-cell>
          <table:table-cell table:formula="of:=DEGREES(ACOS(COS(RADIANS(90.833))/(COS(RADIANS([.$B$3]))*COS(RADIANS([.T213])))-TAN(RADIANS([.$B$3]))*TAN(RADIANS([.T213]))))" office:value-type="float" office:value="61.5132419793385" calcext:value-type="float">
            <text:p>61.5132419793385</text:p>
          </table:table-cell>
          <table:table-cell table:style-name="ce8" table:formula="of:=(720-4*[.$B$4]-[.V213]+[.$B$5]*60)/1440" office:value-type="time" office:time-value="PT11H53M25.486983626S" calcext:value-type="time">
            <text:p>11:53:25</text:p>
          </table:table-cell>
          <table:table-cell table:style-name="ce8" table:formula="of:=[.X213]-[.W213]*4/1440" office:value-type="time" office:time-value="PT07H47M22.308908585S" calcext:value-type="time">
            <text:p>7:47:22</text:p>
          </table:table-cell>
          <table:table-cell table:style-name="ce8" table:formula="of:=[.X213]+[.W213]*4/1440" office:value-type="time" office:time-value="PT15H59M28.665058667S" calcext:value-type="time">
            <text:p>15:59:28</text:p>
          </table:table-cell>
          <table:table-cell table:style-name="ce11" table:formula="of:=8*[.W213]" office:value-type="float" office:value="492.105935834708" calcext:value-type="float">
            <text:p>492.105935834708</text:p>
          </table:table-cell>
          <table:table-cell table:formula="of:=MOD([.E213]*1440+[.V213]+4*[.$B$4]-60*[.$B$5];1440)" office:value-type="float" office:value="1278.57521693956" calcext:value-type="float">
            <text:p>1278.57521693956</text:p>
          </table:table-cell>
          <table:table-cell table:formula="of:=IF([.AB213]/4&lt;0;[.AB213]/4+180;[.AB213]/4-180)" office:value-type="float" office:value="139.64380423489" calcext:value-type="float">
            <text:p>139.64380423489</text:p>
          </table:table-cell>
          <table:table-cell table:formula="of:=DEGREES(ACOS(SIN(RADIANS([.$B$3]))*SIN(RADIANS([.T213]))+COS(RADIANS([.$B$3]))*COS(RADIANS([.T213]))*COS(RADIANS([.AC213]))))" office:value-type="float" office:value="139.254669912034" calcext:value-type="float">
            <text:p>139.254669912034</text:p>
          </table:table-cell>
          <table:table-cell table:formula="of:=90-[.AD213]" office:value-type="float" office:value="-49.2546699120342" calcext:value-type="float">
            <text:p>-49.2546699120342</text:p>
          </table:table-cell>
          <table:table-cell table:formula="of:=IF([.AE213]&gt;85;0;IF([.AE213]&gt;5;58.1/TAN(RADIANS([.AE213]))-0.07/POWER(TAN(RADIANS([.AE213]));3)+0.000086/POWER(TAN(RADIANS([.AE213]));5);IF([.AE213]&gt;-0.575;1735+[.AE213]*(-518.2+[.AE213]*(103.4+[.AE213]*(-12.79+[.AE213]*0.711)));-20.772/TAN(RADIANS([.AE213])))))/3600" office:value-type="float" office:value="0.00497093068822257" calcext:value-type="float">
            <text:p>0.00497093068822257</text:p>
          </table:table-cell>
          <table:table-cell table:formula="of:=[.AE213]+[.AF213]" office:value-type="float" office:value="-49.249698981346" calcext:value-type="float">
            <text:p>-49.249698981346</text:p>
          </table:table-cell>
          <table:table-cell table:formula="of:=IF([.AC213]&gt;0;MOD(DEGREES(ACOS(((SIN(RADIANS([.$B$3]))*COS(RADIANS([.AD213])))-SIN(RADIANS([.T213])))/(COS(RADIANS([.$B$3]))*SIN(RADIANS([.AD213])))))+180;360);MOD(540-DEGREES(ACOS(((SIN(RADIANS([.$B$3]))*COS(RADIANS([.AD213])))-SIN(RADIANS([.T213])))/(COS(RADIANS([.$B$3]))*SIN(RADIANS([.AD213])))));360))" office:value-type="float" office:value="294.423566856497" calcext:value-type="float">
            <text:p>294.423566856497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213]+0.1/24" office:value-type="time" office:time-value="PT21H18M00S" calcext:value-type="time">
            <text:p>21:18:00</text:p>
          </table:table-cell>
          <table:table-cell table:style-name="ce9" table:formula="of:=[.D214]+2415018.5+[.E214]-[.$B$5]/24" office:value-type="float" office:value="2461034.34583333" calcext:value-type="float">
            <text:p>2461034.35</text:p>
          </table:table-cell>
          <table:table-cell table:style-name="ce10" table:formula="of:=([.F214]-2451545)/36525" office:value-type="float" office:value="0.259804129591613" calcext:value-type="float">
            <text:p>0.25980413</text:p>
          </table:table-cell>
          <table:table-cell/>
          <table:table-cell table:formula="of:=MOD(280.46646+[.G214]*(36000.76983+[.G214]*0.0003032);360)" office:value-type="float" office:value="273.615150776608" calcext:value-type="float">
            <text:p>273.615150776608</text:p>
          </table:table-cell>
          <table:table-cell table:formula="of:=357.52911+[.G214]*(35999.05029-0.0001537*[.G214])" office:value-type="float" office:value="9710.23102634369" calcext:value-type="float">
            <text:p>9710.23102634369</text:p>
          </table:table-cell>
          <table:table-cell table:formula="of:=0.016708634-[.G214]*(0.000042037+0.0000001267*[.G214])" office:value-type="float" office:value="0.0166977040617842" calcext:value-type="float">
            <text:p>0.0166977040617842</text:p>
          </table:table-cell>
          <table:table-cell table:formula="of:=SIN(RADIANS([.J214]))*(1.914602-[.G214]*(0.004817+0.000014*[.G214]))+SIN(RADIANS(2*[.J214]))*(0.019993-0.000101*[.G214])+SIN(RADIANS(3*[.J214]))*0.000289" office:value-type="float" office:value="-0.331468210678023" calcext:value-type="float">
            <text:p>-0.331468210678023</text:p>
          </table:table-cell>
          <table:table-cell table:formula="of:=[.I214]+[.L214]" office:value-type="float" office:value="273.28368256593" calcext:value-type="float">
            <text:p>273.28368256593</text:p>
          </table:table-cell>
          <table:table-cell table:formula="of:=[.J214]+[.L214]" office:value-type="float" office:value="9709.89955813301" calcext:value-type="float">
            <text:p>9709.89955813301</text:p>
          </table:table-cell>
          <table:table-cell table:formula="of:=(1.000001018*(1-[.K214]*[.K214]))/(1+[.K214]*COS(RADIANS([.N214])))" office:value-type="float" office:value="0.983553644555313" calcext:value-type="float">
            <text:p>0.983553644555313</text:p>
          </table:table-cell>
          <table:table-cell table:formula="of:=[.M214]-0.00569-0.00478*SIN(RADIANS(125.04-1934.136*[.G214]))" office:value-type="float" office:value="273.27942647973" calcext:value-type="float">
            <text:p>273.27942647973</text:p>
          </table:table-cell>
          <table:table-cell table:formula="of:=23+(26+((21.448-[.G214]*(46.815+[.G214]*(0.00059-[.G214]*0.001813))))/60)/60" office:value-type="float" office:value="23.4359125726785" calcext:value-type="float">
            <text:p>23.4359125726785</text:p>
          </table:table-cell>
          <table:table-cell table:formula="of:=[.Q214]+0.00256*COS(RADIANS(125.04-1934.136*[.G214]))" office:value-type="float" office:value="23.4383546715521" calcext:value-type="float">
            <text:p>23.4383546715521</text:p>
          </table:table-cell>
          <table:table-cell table:formula="of:=DEGREES(ATAN2(COS(RADIANS([.P214]));COS(RADIANS([.R214]))*SIN(RADIANS([.P214]))))" office:value-type="float" office:value="-86.426381525794" calcext:value-type="float">
            <text:p>-86.426381525794</text:p>
          </table:table-cell>
          <table:table-cell table:formula="of:=DEGREES(ASIN(SIN(RADIANS([.R214]))*SIN(RADIANS([.P214]))))" office:value-type="float" office:value="-23.3976840671495" calcext:value-type="float">
            <text:p>-23.3976840671495</text:p>
          </table:table-cell>
          <table:table-cell table:formula="of:=TAN(RADIANS([.R214]/2))*TAN(RADIANS([.R214]/2))" office:value-type="float" office:value="0.0430309929277421" calcext:value-type="float">
            <text:p>0.0430309929277421</text:p>
          </table:table-cell>
          <table:table-cell table:formula="of:=4*DEGREES([.U214]*SIN(2*RADIANS([.I214]))-2*[.K214]*SIN(RADIANS([.J214]))+4*[.K214]*[.U214]*SIN(RADIANS([.J214]))*COS(2*RADIANS([.I214]))-0.5*[.U214]*[.U214]*SIN(4*RADIANS([.I214]))-1.25*[.K214]*[.K214]*SIN(2*RADIANS([.J214])))" office:value-type="float" office:value="0.142035897149202" calcext:value-type="float">
            <text:p>0.142035897149202</text:p>
          </table:table-cell>
          <table:table-cell table:formula="of:=DEGREES(ACOS(COS(RADIANS(90.833))/(COS(RADIANS([.$B$3]))*COS(RADIANS([.T214])))-TAN(RADIANS([.$B$3]))*TAN(RADIANS([.T214]))))" office:value-type="float" office:value="61.5134052852841" calcext:value-type="float">
            <text:p>61.5134052852841</text:p>
          </table:table-cell>
          <table:table-cell table:style-name="ce8" table:formula="of:=(720-4*[.$B$4]-[.V214]+[.$B$5]*60)/1440" office:value-type="time" office:time-value="PT11H53M25.610646171S" calcext:value-type="time">
            <text:p>11:53:25</text:p>
          </table:table-cell>
          <table:table-cell table:style-name="ce8" table:formula="of:=[.X214]-[.W214]*4/1440" office:value-type="time" office:time-value="PT07H47M22.393377703S" calcext:value-type="time">
            <text:p>7:47:22</text:p>
          </table:table-cell>
          <table:table-cell table:style-name="ce8" table:formula="of:=[.X214]+[.W214]*4/1440" office:value-type="time" office:time-value="PT15H59M28.827914639S" calcext:value-type="time">
            <text:p>15:59:28</text:p>
          </table:table-cell>
          <table:table-cell table:style-name="ce11" table:formula="of:=8*[.W214]" office:value-type="float" office:value="492.107242282273" calcext:value-type="float">
            <text:p>492.107242282273</text:p>
          </table:table-cell>
          <table:table-cell table:formula="of:=MOD([.E214]*1440+[.V214]+4*[.$B$4]-60*[.$B$5];1440)" office:value-type="float" office:value="1284.57315589715" calcext:value-type="float">
            <text:p>1284.57315589715</text:p>
          </table:table-cell>
          <table:table-cell table:formula="of:=IF([.AB214]/4&lt;0;[.AB214]/4+180;[.AB214]/4-180)" office:value-type="float" office:value="141.143288974287" calcext:value-type="float">
            <text:p>141.143288974287</text:p>
          </table:table-cell>
          <table:table-cell table:formula="of:=DEGREES(ACOS(SIN(RADIANS([.$B$3]))*SIN(RADIANS([.T214]))+COS(RADIANS([.$B$3]))*COS(RADIANS([.T214]))*COS(RADIANS([.AC214]))))" office:value-type="float" office:value="140.140943100727" calcext:value-type="float">
            <text:p>140.140943100727</text:p>
          </table:table-cell>
          <table:table-cell table:formula="of:=90-[.AD214]" office:value-type="float" office:value="-50.1409431007273" calcext:value-type="float">
            <text:p>-50.1409431007273</text:p>
          </table:table-cell>
          <table:table-cell table:formula="of:=IF([.AE214]&gt;85;0;IF([.AE214]&gt;5;58.1/TAN(RADIANS([.AE214]))-0.07/POWER(TAN(RADIANS([.AE214]));3)+0.000086/POWER(TAN(RADIANS([.AE214]));5);IF([.AE214]&gt;-0.575;1735+[.AE214]*(-518.2+[.AE214]*(103.4+[.AE214]*(-12.79+[.AE214]*0.711)));-20.772/TAN(RADIANS([.AE214])))))/3600" office:value-type="float" office:value="0.00481746725266704" calcext:value-type="float">
            <text:p>0.00481746725266704</text:p>
          </table:table-cell>
          <table:table-cell table:formula="of:=[.AE214]+[.AF214]" office:value-type="float" office:value="-50.1361256334746" calcext:value-type="float">
            <text:p>-50.1361256334746</text:p>
          </table:table-cell>
          <table:table-cell table:formula="of:=IF([.AC214]&gt;0;MOD(DEGREES(ACOS(((SIN(RADIANS([.$B$3]))*COS(RADIANS([.AD214])))-SIN(RADIANS([.T214])))/(COS(RADIANS([.$B$3]))*SIN(RADIANS([.AD214])))))+180;360);MOD(540-DEGREES(ACOS(((SIN(RADIANS([.$B$3]))*COS(RADIANS([.AD214])))-SIN(RADIANS([.T214])))/(COS(RADIANS([.$B$3]))*SIN(RADIANS([.AD214])))));360))" office:value-type="float" office:value="296.051335674312" calcext:value-type="float">
            <text:p>296.051335674312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214]+0.1/24" office:value-type="time" office:time-value="PT21H24M00S" calcext:value-type="time">
            <text:p>21:24:00</text:p>
          </table:table-cell>
          <table:table-cell table:style-name="ce9" table:formula="of:=[.D215]+2415018.5+[.E215]-[.$B$5]/24" office:value-type="float" office:value="2461034.35" calcext:value-type="float">
            <text:p>2461034.35</text:p>
          </table:table-cell>
          <table:table-cell table:style-name="ce10" table:formula="of:=([.F215]-2451545)/36525" office:value-type="float" office:value="0.259804243668723" calcext:value-type="float">
            <text:p>0.25980424</text:p>
          </table:table-cell>
          <table:table-cell/>
          <table:table-cell table:formula="of:=MOD(280.46646+[.G215]*(36000.76983+[.G215]*0.0003032);360)" office:value-type="float" office:value="273.619257640385" calcext:value-type="float">
            <text:p>273.619257640385</text:p>
          </table:table-cell>
          <table:table-cell table:formula="of:=357.52911+[.G215]*(35999.05029-0.0001537*[.G215])" office:value-type="float" office:value="9710.23513301128" calcext:value-type="float">
            <text:p>9710.23513301128</text:p>
          </table:table-cell>
          <table:table-cell table:formula="of:=0.016708634-[.G215]*(0.000042037+0.0000001267*[.G215])" office:value-type="float" office:value="0.0166977040569813" calcext:value-type="float">
            <text:p>0.0166977040569813</text:p>
          </table:table-cell>
          <table:table-cell table:formula="of:=SIN(RADIANS([.J215]))*(1.914602-[.G215]*(0.004817+0.000014*[.G215]))+SIN(RADIANS(2*[.J215]))*(0.019993-0.000101*[.G215])+SIN(RADIANS(3*[.J215]))*0.000289" office:value-type="float" office:value="-0.331330307506759" calcext:value-type="float">
            <text:p>-0.331330307506759</text:p>
          </table:table-cell>
          <table:table-cell table:formula="of:=[.I215]+[.L215]" office:value-type="float" office:value="273.287927332878" calcext:value-type="float">
            <text:p>273.287927332878</text:p>
          </table:table-cell>
          <table:table-cell table:formula="of:=[.J215]+[.L215]" office:value-type="float" office:value="9709.90380270377" calcext:value-type="float">
            <text:p>9709.90380270377</text:p>
          </table:table-cell>
          <table:table-cell table:formula="of:=(1.000001018*(1-[.K215]*[.K215]))/(1+[.K215]*COS(RADIANS([.N215])))" office:value-type="float" office:value="0.983553434685264" calcext:value-type="float">
            <text:p>0.983553434685264</text:p>
          </table:table-cell>
          <table:table-cell table:formula="of:=[.M215]-0.00569-0.00478*SIN(RADIANS(125.04-1934.136*[.G215]))" office:value-type="float" office:value="273.283671264237" calcext:value-type="float">
            <text:p>273.283671264237</text:p>
          </table:table-cell>
          <table:table-cell table:formula="of:=23+(26+((21.448-[.G215]*(46.815+[.G215]*(0.00059-[.G215]*0.001813))))/60)/60" office:value-type="float" office:value="23.435912571195" calcext:value-type="float">
            <text:p>23.435912571195</text:p>
          </table:table-cell>
          <table:table-cell table:formula="of:=[.Q215]+0.00256*COS(RADIANS(125.04-1934.136*[.G215]))" office:value-type="float" office:value="23.4383546671113" calcext:value-type="float">
            <text:p>23.4383546671113</text:p>
          </table:table-cell>
          <table:table-cell table:formula="of:=DEGREES(ATAN2(COS(RADIANS([.P215]));COS(RADIANS([.R215]))*SIN(RADIANS([.P215]))))" office:value-type="float" office:value="-86.4217578476622" calcext:value-type="float">
            <text:p>-86.4217578476622</text:p>
          </table:table-cell>
          <table:table-cell table:formula="of:=DEGREES(ASIN(SIN(RADIANS([.R215]))*SIN(RADIANS([.P215]))))" office:value-type="float" office:value="-23.3975787541886" calcext:value-type="float">
            <text:p>-23.3975787541886</text:p>
          </table:table-cell>
          <table:table-cell table:formula="of:=TAN(RADIANS([.R215]/2))*TAN(RADIANS([.R215]/2))" office:value-type="float" office:value="0.0430309929109724" calcext:value-type="float">
            <text:p>0.0430309929109724</text:p>
          </table:table-cell>
          <table:table-cell table:formula="of:=4*DEGREES([.U215]*SIN(2*RADIANS([.I215]))-2*[.K215]*SIN(RADIANS([.J215]))+4*[.K215]*[.U215]*SIN(RADIANS([.J215]))*COS(2*RADIANS([.I215]))-0.5*[.U215]*[.U215]*SIN(4*RADIANS([.I215]))-1.25*[.K215]*[.K215]*SIN(2*RADIANS([.J215])))" office:value-type="float" office:value="0.139974876437738" calcext:value-type="float">
            <text:p>0.139974876437738</text:p>
          </table:table-cell>
          <table:table-cell table:formula="of:=DEGREES(ACOS(COS(RADIANS(90.833))/(COS(RADIANS([.$B$3]))*COS(RADIANS([.T215])))-TAN(RADIANS([.$B$3]))*TAN(RADIANS([.T215]))))" office:value-type="float" office:value="61.5135688019184" calcext:value-type="float">
            <text:p>61.5135688019184</text:p>
          </table:table-cell>
          <table:table-cell table:style-name="ce8" table:formula="of:=(720-4*[.$B$4]-[.V215]+[.$B$5]*60)/1440" office:value-type="time" office:time-value="PT11H53M25.734307414S" calcext:value-type="time">
            <text:p>11:53:25</text:p>
          </table:table-cell>
          <table:table-cell table:style-name="ce8" table:formula="of:=[.X215]-[.W215]*4/1440" office:value-type="time" office:time-value="PT07H47M22.477794953S" calcext:value-type="time">
            <text:p>7:47:22</text:p>
          </table:table-cell>
          <table:table-cell table:style-name="ce8" table:formula="of:=[.X215]+[.W215]*4/1440" office:value-type="time" office:time-value="PT15H59M28.990819874S" calcext:value-type="time">
            <text:p>15:59:28</text:p>
          </table:table-cell>
          <table:table-cell table:style-name="ce11" table:formula="of:=8*[.W215]" office:value-type="float" office:value="492.108550415347" calcext:value-type="float">
            <text:p>492.108550415347</text:p>
          </table:table-cell>
          <table:table-cell table:formula="of:=MOD([.E215]*1440+[.V215]+4*[.$B$4]-60*[.$B$5];1440)" office:value-type="float" office:value="1290.57109487644" calcext:value-type="float">
            <text:p>1290.57109487644</text:p>
          </table:table-cell>
          <table:table-cell table:formula="of:=IF([.AB215]/4&lt;0;[.AB215]/4+180;[.AB215]/4-180)" office:value-type="float" office:value="142.642773719109" calcext:value-type="float">
            <text:p>142.642773719109</text:p>
          </table:table-cell>
          <table:table-cell table:formula="of:=DEGREES(ACOS(SIN(RADIANS([.$B$3]))*SIN(RADIANS([.T215]))+COS(RADIANS([.$B$3]))*COS(RADIANS([.T215]))*COS(RADIANS([.AC215]))))" office:value-type="float" office:value="141.014812223757" calcext:value-type="float">
            <text:p>141.014812223757</text:p>
          </table:table-cell>
          <table:table-cell table:formula="of:=90-[.AD215]" office:value-type="float" office:value="-51.0148122237573" calcext:value-type="float">
            <text:p>-51.0148122237573</text:p>
          </table:table-cell>
          <table:table-cell table:formula="of:=IF([.AE215]&gt;85;0;IF([.AE215]&gt;5;58.1/TAN(RADIANS([.AE215]))-0.07/POWER(TAN(RADIANS([.AE215]));3)+0.000086/POWER(TAN(RADIANS([.AE215]));5);IF([.AE215]&gt;-0.575;1735+[.AE215]*(-518.2+[.AE215]*(103.4+[.AE215]*(-12.79+[.AE215]*0.711)));-20.772/TAN(RADIANS([.AE215])))))/3600" office:value-type="float" office:value="0.00466998455163323" calcext:value-type="float">
            <text:p>0.00466998455163323</text:p>
          </table:table-cell>
          <table:table-cell table:formula="of:=[.AE215]+[.AF215]" office:value-type="float" office:value="-51.0101422392057" calcext:value-type="float">
            <text:p>-51.0101422392057</text:p>
          </table:table-cell>
          <table:table-cell table:formula="of:=IF([.AC215]&gt;0;MOD(DEGREES(ACOS(((SIN(RADIANS([.$B$3]))*COS(RADIANS([.AD215])))-SIN(RADIANS([.T215])))/(COS(RADIANS([.$B$3]))*SIN(RADIANS([.AD215])))))+180;360);MOD(540-DEGREES(ACOS(((SIN(RADIANS([.$B$3]))*COS(RADIANS([.AD215])))-SIN(RADIANS([.T215])))/(COS(RADIANS([.$B$3]))*SIN(RADIANS([.AD215])))));360))" office:value-type="float" office:value="297.725583114734" calcext:value-type="float">
            <text:p>297.725583114734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215]+0.1/24" office:value-type="time" office:time-value="PT21H30M00S" calcext:value-type="time">
            <text:p>21:30:00</text:p>
          </table:table-cell>
          <table:table-cell table:style-name="ce9" table:formula="of:=[.D216]+2415018.5+[.E216]-[.$B$5]/24" office:value-type="float" office:value="2461034.35416667" calcext:value-type="float">
            <text:p>2461034.35</text:p>
          </table:table-cell>
          <table:table-cell table:style-name="ce10" table:formula="of:=([.F216]-2451545)/36525" office:value-type="float" office:value="0.259804357745845" calcext:value-type="float">
            <text:p>0.25980436</text:p>
          </table:table-cell>
          <table:table-cell/>
          <table:table-cell table:formula="of:=MOD(280.46646+[.G216]*(36000.76983+[.G216]*0.0003032);360)" office:value-type="float" office:value="273.623364504618" calcext:value-type="float">
            <text:p>273.623364504618</text:p>
          </table:table-cell>
          <table:table-cell table:formula="of:=357.52911+[.G216]*(35999.05029-0.0001537*[.G216])" office:value-type="float" office:value="9710.23923967932" calcext:value-type="float">
            <text:p>9710.23923967932</text:p>
          </table:table-cell>
          <table:table-cell table:formula="of:=0.016708634-[.G216]*(0.000042037+0.0000001267*[.G216])" office:value-type="float" office:value="0.0166977040521783" calcext:value-type="float">
            <text:p>0.0166977040521783</text:p>
          </table:table-cell>
          <table:table-cell table:formula="of:=SIN(RADIANS([.J216]))*(1.914602-[.G216]*(0.004817+0.000014*[.G216]))+SIN(RADIANS(2*[.J216]))*(0.019993-0.000101*[.G216])+SIN(RADIANS(3*[.J216]))*0.000289" office:value-type="float" office:value="-0.331192402509443" calcext:value-type="float">
            <text:p>-0.331192402509443</text:p>
          </table:table-cell>
          <table:table-cell table:formula="of:=[.I216]+[.L216]" office:value-type="float" office:value="273.292172102108" calcext:value-type="float">
            <text:p>273.292172102108</text:p>
          </table:table-cell>
          <table:table-cell table:formula="of:=[.J216]+[.L216]" office:value-type="float" office:value="9709.90804727682" calcext:value-type="float">
            <text:p>9709.90804727682</text:p>
          </table:table-cell>
          <table:table-cell table:formula="of:=(1.000001018*(1-[.K216]*[.K216]))/(1+[.K216]*COS(RADIANS([.N216])))" office:value-type="float" office:value="0.983553224902492" calcext:value-type="float">
            <text:p>0.983553224902492</text:p>
          </table:table-cell>
          <table:table-cell table:formula="of:=[.M216]-0.00569-0.00478*SIN(RADIANS(125.04-1934.136*[.G216]))" office:value-type="float" office:value="273.287916051027" calcext:value-type="float">
            <text:p>273.287916051027</text:p>
          </table:table-cell>
          <table:table-cell table:formula="of:=23+(26+((21.448-[.G216]*(46.815+[.G216]*(0.00059-[.G216]*0.001813))))/60)/60" office:value-type="float" office:value="23.4359125697115" calcext:value-type="float">
            <text:p>23.4359125697115</text:p>
          </table:table-cell>
          <table:table-cell table:formula="of:=[.Q216]+0.00256*COS(RADIANS(125.04-1934.136*[.G216]))" office:value-type="float" office:value="23.4383546626705" calcext:value-type="float">
            <text:p>23.4383546626705</text:p>
          </table:table-cell>
          <table:table-cell table:formula="of:=DEGREES(ATAN2(COS(RADIANS([.P216]));COS(RADIANS([.R216]))*SIN(RADIANS([.P216]))))" office:value-type="float" office:value="-86.4171341744032" calcext:value-type="float">
            <text:p>-86.4171341744032</text:p>
          </table:table-cell>
          <table:table-cell table:formula="of:=DEGREES(ASIN(SIN(RADIANS([.R216]))*SIN(RADIANS([.P216]))))" office:value-type="float" office:value="-23.3974733051843" calcext:value-type="float">
            <text:p>-23.3974733051843</text:p>
          </table:table-cell>
          <table:table-cell table:formula="of:=TAN(RADIANS([.R216]/2))*TAN(RADIANS([.R216]/2))" office:value-type="float" office:value="0.0430309928942024" calcext:value-type="float">
            <text:p>0.0430309928942024</text:p>
          </table:table-cell>
          <table:table-cell table:formula="of:=4*DEGREES([.U216]*SIN(2*RADIANS([.I216]))-2*[.K216]*SIN(RADIANS([.J216]))+4*[.K216]*[.U216]*SIN(RADIANS([.J216]))*COS(2*RADIANS([.I216]))-0.5*[.U216]*[.U216]*SIN(4*RADIANS([.I216]))-1.25*[.K216]*[.K216]*SIN(2*RADIANS([.J216])))" office:value-type="float" office:value="0.137913877012788" calcext:value-type="float">
            <text:p>0.137913877012788</text:p>
          </table:table-cell>
          <table:table-cell table:formula="of:=DEGREES(ACOS(COS(RADIANS(90.833))/(COS(RADIANS([.$B$3]))*COS(RADIANS([.T216])))-TAN(RADIANS([.$B$3]))*TAN(RADIANS([.T216]))))" office:value-type="float" office:value="61.5137325292747" calcext:value-type="float">
            <text:p>61.5137325292747</text:p>
          </table:table-cell>
          <table:table-cell table:style-name="ce8" table:formula="of:=(720-4*[.$B$4]-[.V216]+[.$B$5]*60)/1440" office:value-type="time" office:time-value="PT11H53M25.857967379S" calcext:value-type="time">
            <text:p>11:53:25</text:p>
          </table:table-cell>
          <table:table-cell table:style-name="ce8" table:formula="of:=[.X216]-[.W216]*4/1440" office:value-type="time" office:time-value="PT07H47M22.562160353S" calcext:value-type="time">
            <text:p>7:47:22</text:p>
          </table:table-cell>
          <table:table-cell table:style-name="ce8" table:formula="of:=[.X216]+[.W216]*4/1440" office:value-type="time" office:time-value="PT15H59M29.153774405S" calcext:value-type="time">
            <text:p>15:59:29</text:p>
          </table:table-cell>
          <table:table-cell table:style-name="ce11" table:formula="of:=8*[.W216]" office:value-type="float" office:value="492.109860234198" calcext:value-type="float">
            <text:p>492.109860234198</text:p>
          </table:table-cell>
          <table:table-cell table:formula="of:=MOD([.E216]*1440+[.V216]+4*[.$B$4]-60*[.$B$5];1440)" office:value-type="float" office:value="1296.56903387701" calcext:value-type="float">
            <text:p>1296.56903387701</text:p>
          </table:table-cell>
          <table:table-cell table:formula="of:=IF([.AB216]/4&lt;0;[.AB216]/4+180;[.AB216]/4-180)" office:value-type="float" office:value="144.142258469252" calcext:value-type="float">
            <text:p>144.142258469252</text:p>
          </table:table-cell>
          <table:table-cell table:formula="of:=DEGREES(ACOS(SIN(RADIANS([.$B$3]))*SIN(RADIANS([.T216]))+COS(RADIANS([.$B$3]))*COS(RADIANS([.T216]))*COS(RADIANS([.AC216]))))" office:value-type="float" office:value="141.875160599787" calcext:value-type="float">
            <text:p>141.875160599787</text:p>
          </table:table-cell>
          <table:table-cell table:formula="of:=90-[.AD216]" office:value-type="float" office:value="-51.8751605997871" calcext:value-type="float">
            <text:p>-51.8751605997871</text:p>
          </table:table-cell>
          <table:table-cell table:formula="of:=IF([.AE216]&gt;85;0;IF([.AE216]&gt;5;58.1/TAN(RADIANS([.AE216]))-0.07/POWER(TAN(RADIANS([.AE216]));3)+0.000086/POWER(TAN(RADIANS([.AE216]));5);IF([.AE216]&gt;-0.575;1735+[.AE216]*(-518.2+[.AE216]*(103.4+[.AE216]*(-12.79+[.AE216]*0.711)));-20.772/TAN(RADIANS([.AE216])))))/3600" office:value-type="float" office:value="0.00452829868311502" calcext:value-type="float">
            <text:p>0.00452829868311502</text:p>
          </table:table-cell>
          <table:table-cell table:formula="of:=[.AE216]+[.AF216]" office:value-type="float" office:value="-51.870632301104" calcext:value-type="float">
            <text:p>-51.870632301104</text:p>
          </table:table-cell>
          <table:table-cell table:formula="of:=IF([.AC216]&gt;0;MOD(DEGREES(ACOS(((SIN(RADIANS([.$B$3]))*COS(RADIANS([.AD216])))-SIN(RADIANS([.T216])))/(COS(RADIANS([.$B$3]))*SIN(RADIANS([.AD216])))))+180;360);MOD(540-DEGREES(ACOS(((SIN(RADIANS([.$B$3]))*COS(RADIANS([.AD216])))-SIN(RADIANS([.T216])))/(COS(RADIANS([.$B$3]))*SIN(RADIANS([.AD216])))));360))" office:value-type="float" office:value="299.44904044627" calcext:value-type="float">
            <text:p>299.44904044627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216]+0.1/24" office:value-type="time" office:time-value="PT21H36M00S" calcext:value-type="time">
            <text:p>21:36:00</text:p>
          </table:table-cell>
          <table:table-cell table:style-name="ce9" table:formula="of:=[.D217]+2415018.5+[.E217]-[.$B$5]/24" office:value-type="float" office:value="2461034.35833333" calcext:value-type="float">
            <text:p>2461034.36</text:p>
          </table:table-cell>
          <table:table-cell table:style-name="ce10" table:formula="of:=([.F217]-2451545)/36525" office:value-type="float" office:value="0.259804471822954" calcext:value-type="float">
            <text:p>0.25980447</text:p>
          </table:table-cell>
          <table:table-cell/>
          <table:table-cell table:formula="of:=MOD(280.46646+[.G217]*(36000.76983+[.G217]*0.0003032);360)" office:value-type="float" office:value="273.627471368392" calcext:value-type="float">
            <text:p>273.627471368392</text:p>
          </table:table-cell>
          <table:table-cell table:formula="of:=357.52911+[.G217]*(35999.05029-0.0001537*[.G217])" office:value-type="float" office:value="9710.24334634691" calcext:value-type="float">
            <text:p>9710.24334634691</text:p>
          </table:table-cell>
          <table:table-cell table:formula="of:=0.016708634-[.G217]*(0.000042037+0.0000001267*[.G217])" office:value-type="float" office:value="0.0166977040473753" calcext:value-type="float">
            <text:p>0.0166977040473753</text:p>
          </table:table-cell>
          <table:table-cell table:formula="of:=SIN(RADIANS([.J217]))*(1.914602-[.G217]*(0.004817+0.000014*[.G217]))+SIN(RADIANS(2*[.J217]))*(0.019993-0.000101*[.G217])+SIN(RADIANS(3*[.J217]))*0.000289" office:value-type="float" office:value="-0.33105449571756" calcext:value-type="float">
            <text:p>-0.33105449571756</text:p>
          </table:table-cell>
          <table:table-cell table:formula="of:=[.I217]+[.L217]" office:value-type="float" office:value="273.296416872675" calcext:value-type="float">
            <text:p>273.296416872675</text:p>
          </table:table-cell>
          <table:table-cell table:formula="of:=[.J217]+[.L217]" office:value-type="float" office:value="9709.9122918512" calcext:value-type="float">
            <text:p>9709.9122918512</text:p>
          </table:table-cell>
          <table:table-cell table:formula="of:=(1.000001018*(1-[.K217]*[.K217]))/(1+[.K217]*COS(RADIANS([.N217])))" office:value-type="float" office:value="0.983553015207046" calcext:value-type="float">
            <text:p>0.983553015207046</text:p>
          </table:table-cell>
          <table:table-cell table:formula="of:=[.M217]-0.00569-0.00478*SIN(RADIANS(125.04-1934.136*[.G217]))" office:value-type="float" office:value="273.292160839153" calcext:value-type="float">
            <text:p>273.292160839153</text:p>
          </table:table-cell>
          <table:table-cell table:formula="of:=23+(26+((21.448-[.G217]*(46.815+[.G217]*(0.00059-[.G217]*0.001813))))/60)/60" office:value-type="float" office:value="23.4359125682281" calcext:value-type="float">
            <text:p>23.4359125682281</text:p>
          </table:table-cell>
          <table:table-cell table:formula="of:=[.Q217]+0.00256*COS(RADIANS(125.04-1934.136*[.G217]))" office:value-type="float" office:value="23.4383546582296" calcext:value-type="float">
            <text:p>23.4383546582296</text:p>
          </table:table-cell>
          <table:table-cell table:formula="of:=DEGREES(ATAN2(COS(RADIANS([.P217]));COS(RADIANS([.R217]))*SIN(RADIANS([.P217]))))" office:value-type="float" office:value="-86.4125105070576" calcext:value-type="float">
            <text:p>-86.4125105070576</text:p>
          </table:table-cell>
          <table:table-cell table:formula="of:=DEGREES(ASIN(SIN(RADIANS([.R217]))*SIN(RADIANS([.P217]))))" office:value-type="float" office:value="-23.3973677201609" calcext:value-type="float">
            <text:p>-23.3973677201609</text:p>
          </table:table-cell>
          <table:table-cell table:formula="of:=TAN(RADIANS([.R217]/2))*TAN(RADIANS([.R217]/2))" office:value-type="float" office:value="0.0430309928774324" calcext:value-type="float">
            <text:p>0.0430309928774324</text:p>
          </table:table-cell>
          <table:table-cell table:formula="of:=4*DEGREES([.U217]*SIN(2*RADIANS([.I217]))-2*[.K217]*SIN(RADIANS([.J217]))+4*[.K217]*[.U217]*SIN(RADIANS([.J217]))*COS(2*RADIANS([.I217]))-0.5*[.U217]*[.U217]*SIN(4*RADIANS([.I217]))-1.25*[.K217]*[.K217]*SIN(2*RADIANS([.J217])))" office:value-type="float" office:value="0.135852899373419" calcext:value-type="float">
            <text:p>0.135852899373419</text:p>
          </table:table-cell>
          <table:table-cell table:formula="of:=DEGREES(ACOS(COS(RADIANS(90.833))/(COS(RADIANS([.$B$3]))*COS(RADIANS([.T217])))-TAN(RADIANS([.$B$3]))*TAN(RADIANS([.T217]))))" office:value-type="float" office:value="61.5138964673134" calcext:value-type="float">
            <text:p>61.5138964673134</text:p>
          </table:table-cell>
          <table:table-cell table:style-name="ce8" table:formula="of:=(720-4*[.$B$4]-[.V217]+[.$B$5]*60)/1440" office:value-type="time" office:time-value="PT11H53M25.981626038S" calcext:value-type="time">
            <text:p>11:53:25</text:p>
          </table:table-cell>
          <table:table-cell table:style-name="ce8" table:formula="of:=[.X217]-[.W217]*4/1440" office:value-type="time" office:time-value="PT07H47M22.646473882S" calcext:value-type="time">
            <text:p>7:47:22</text:p>
          </table:table-cell>
          <table:table-cell table:style-name="ce8" table:formula="of:=[.X217]+[.W217]*4/1440" office:value-type="time" office:time-value="PT15H59M29.316778193S" calcext:value-type="time">
            <text:p>15:59:29</text:p>
          </table:table-cell>
          <table:table-cell table:style-name="ce11" table:formula="of:=8*[.W217]" office:value-type="float" office:value="492.111171738507" calcext:value-type="float">
            <text:p>492.111171738507</text:p>
          </table:table-cell>
          <table:table-cell table:formula="of:=MOD([.E217]*1440+[.V217]+4*[.$B$4]-60*[.$B$5];1440)" office:value-type="float" office:value="1302.56697289937" calcext:value-type="float">
            <text:p>1302.56697289937</text:p>
          </table:table-cell>
          <table:table-cell table:formula="of:=IF([.AB217]/4&lt;0;[.AB217]/4+180;[.AB217]/4-180)" office:value-type="float" office:value="145.641743224843" calcext:value-type="float">
            <text:p>145.641743224843</text:p>
          </table:table-cell>
          <table:table-cell table:formula="of:=DEGREES(ACOS(SIN(RADIANS([.$B$3]))*SIN(RADIANS([.T217]))+COS(RADIANS([.$B$3]))*COS(RADIANS([.T217]))*COS(RADIANS([.AC217]))))" office:value-type="float" office:value="142.720795141635" calcext:value-type="float">
            <text:p>142.720795141635</text:p>
          </table:table-cell>
          <table:table-cell table:formula="of:=90-[.AD217]" office:value-type="float" office:value="-52.7207951416351" calcext:value-type="float">
            <text:p>-52.7207951416351</text:p>
          </table:table-cell>
          <table:table-cell table:formula="of:=IF([.AE217]&gt;85;0;IF([.AE217]&gt;5;58.1/TAN(RADIANS([.AE217]))-0.07/POWER(TAN(RADIANS([.AE217]));3)+0.000086/POWER(TAN(RADIANS([.AE217]));5);IF([.AE217]&gt;-0.575;1735+[.AE217]*(-518.2+[.AE217]*(103.4+[.AE217]*(-12.79+[.AE217]*0.711)));-20.772/TAN(RADIANS([.AE217])))))/3600" office:value-type="float" office:value="0.00439225348680842" calcext:value-type="float">
            <text:p>0.00439225348680842</text:p>
          </table:table-cell>
          <table:table-cell table:formula="of:=[.AE217]+[.AF217]" office:value-type="float" office:value="-52.7164028881483" calcext:value-type="float">
            <text:p>-52.7164028881483</text:p>
          </table:table-cell>
          <table:table-cell table:formula="of:=IF([.AC217]&gt;0;MOD(DEGREES(ACOS(((SIN(RADIANS([.$B$3]))*COS(RADIANS([.AD217])))-SIN(RADIANS([.T217])))/(COS(RADIANS([.$B$3]))*SIN(RADIANS([.AD217])))))+180;360);MOD(540-DEGREES(ACOS(((SIN(RADIANS([.$B$3]))*COS(RADIANS([.AD217])))-SIN(RADIANS([.T217])))/(COS(RADIANS([.$B$3]))*SIN(RADIANS([.AD217])))));360))" office:value-type="float" office:value="301.224513826596" calcext:value-type="float">
            <text:p>301.224513826596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217]+0.1/24" office:value-type="time" office:time-value="PT21H42M00S" calcext:value-type="time">
            <text:p>21:42:00</text:p>
          </table:table-cell>
          <table:table-cell table:style-name="ce9" table:formula="of:=[.D218]+2415018.5+[.E218]-[.$B$5]/24" office:value-type="float" office:value="2461034.3625" calcext:value-type="float">
            <text:p>2461034.36</text:p>
          </table:table-cell>
          <table:table-cell table:style-name="ce10" table:formula="of:=([.F218]-2451545)/36525" office:value-type="float" office:value="0.259804585900076" calcext:value-type="float">
            <text:p>0.25980459</text:p>
          </table:table-cell>
          <table:table-cell/>
          <table:table-cell table:formula="of:=MOD(280.46646+[.G218]*(36000.76983+[.G218]*0.0003032);360)" office:value-type="float" office:value="273.631578232624" calcext:value-type="float">
            <text:p>273.631578232624</text:p>
          </table:table-cell>
          <table:table-cell table:formula="of:=357.52911+[.G218]*(35999.05029-0.0001537*[.G218])" office:value-type="float" office:value="9710.24745301496" calcext:value-type="float">
            <text:p>9710.24745301496</text:p>
          </table:table-cell>
          <table:table-cell table:formula="of:=0.016708634-[.G218]*(0.000042037+0.0000001267*[.G218])" office:value-type="float" office:value="0.0166977040425723" calcext:value-type="float">
            <text:p>0.0166977040425723</text:p>
          </table:table-cell>
          <table:table-cell table:formula="of:=SIN(RADIANS([.J218]))*(1.914602-[.G218]*(0.004817+0.000014*[.G218]))+SIN(RADIANS(2*[.J218]))*(0.019993-0.000101*[.G218])+SIN(RADIANS(3*[.J218]))*0.000289" office:value-type="float" office:value="-0.330916587100963" calcext:value-type="float">
            <text:p>-0.330916587100963</text:p>
          </table:table-cell>
          <table:table-cell table:formula="of:=[.I218]+[.L218]" office:value-type="float" office:value="273.300661645523" calcext:value-type="float">
            <text:p>273.300661645523</text:p>
          </table:table-cell>
          <table:table-cell table:formula="of:=[.J218]+[.L218]" office:value-type="float" office:value="9709.91653642786" calcext:value-type="float">
            <text:p>9709.91653642786</text:p>
          </table:table-cell>
          <table:table-cell table:formula="of:=(1.000001018*(1-[.K218]*[.K218]))/(1+[.K218]*COS(RADIANS([.N218])))" office:value-type="float" office:value="0.98355280559888" calcext:value-type="float">
            <text:p>0.98355280559888</text:p>
          </table:table-cell>
          <table:table-cell table:formula="of:=[.M218]-0.00569-0.00478*SIN(RADIANS(125.04-1934.136*[.G218]))" office:value-type="float" office:value="273.296405629561" calcext:value-type="float">
            <text:p>273.296405629561</text:p>
          </table:table-cell>
          <table:table-cell table:formula="of:=23+(26+((21.448-[.G218]*(46.815+[.G218]*(0.00059-[.G218]*0.001813))))/60)/60" office:value-type="float" office:value="23.4359125667446" calcext:value-type="float">
            <text:p>23.4359125667446</text:p>
          </table:table-cell>
          <table:table-cell table:formula="of:=[.Q218]+0.00256*COS(RADIANS(125.04-1934.136*[.G218]))" office:value-type="float" office:value="23.4383546537887" calcext:value-type="float">
            <text:p>23.4383546537887</text:p>
          </table:table-cell>
          <table:table-cell table:formula="of:=DEGREES(ATAN2(COS(RADIANS([.P218]));COS(RADIANS([.R218]))*SIN(RADIANS([.P218]))))" office:value-type="float" office:value="-86.4078868446051" calcext:value-type="float">
            <text:p>-86.4078868446051</text:p>
          </table:table-cell>
          <table:table-cell table:formula="of:=DEGREES(ASIN(SIN(RADIANS([.R218]))*SIN(RADIANS([.P218]))))" office:value-type="float" office:value="-23.3972619990956" calcext:value-type="float">
            <text:p>-23.3972619990956</text:p>
          </table:table-cell>
          <table:table-cell table:formula="of:=TAN(RADIANS([.R218]/2))*TAN(RADIANS([.R218]/2))" office:value-type="float" office:value="0.0430309928606622" calcext:value-type="float">
            <text:p>0.0430309928606622</text:p>
          </table:table-cell>
          <table:table-cell table:formula="of:=4*DEGREES([.U218]*SIN(2*RADIANS([.I218]))-2*[.K218]*SIN(RADIANS([.J218]))+4*[.K218]*[.U218]*SIN(RADIANS([.J218]))*COS(2*RADIANS([.I218]))-0.5*[.U218]*[.U218]*SIN(4*RADIANS([.I218]))-1.25*[.K218]*[.K218]*SIN(2*RADIANS([.J218])))" office:value-type="float" office:value="0.133791943099512" calcext:value-type="float">
            <text:p>0.133791943099512</text:p>
          </table:table-cell>
          <table:table-cell table:formula="of:=DEGREES(ACOS(COS(RADIANS(90.833))/(COS(RADIANS([.$B$3]))*COS(RADIANS([.T218])))-TAN(RADIANS([.$B$3]))*TAN(RADIANS([.T218]))))" office:value-type="float" office:value="61.5140606160679" calcext:value-type="float">
            <text:p>61.5140606160679</text:p>
          </table:table-cell>
          <table:table-cell table:style-name="ce8" table:formula="of:=(720-4*[.$B$4]-[.V218]+[.$B$5]*60)/1440" office:value-type="time" office:time-value="PT11H53M26.105283414S" calcext:value-type="time">
            <text:p>11:53:26</text:p>
          </table:table-cell>
          <table:table-cell table:style-name="ce8" table:formula="of:=[.X218]-[.W218]*4/1440" office:value-type="time" office:time-value="PT07H47M22.730735558S" calcext:value-type="time">
            <text:p>7:47:22</text:p>
          </table:table-cell>
          <table:table-cell table:style-name="ce8" table:formula="of:=[.X218]+[.W218]*4/1440" office:value-type="time" office:time-value="PT15H59M29.47983127S" calcext:value-type="time">
            <text:p>15:59:29</text:p>
          </table:table-cell>
          <table:table-cell table:style-name="ce11" table:formula="of:=8*[.W218]" office:value-type="float" office:value="492.112484928543" calcext:value-type="float">
            <text:p>492.112484928543</text:p>
          </table:table-cell>
          <table:table-cell table:formula="of:=MOD([.E218]*1440+[.V218]+4*[.$B$4]-60*[.$B$5];1440)" office:value-type="float" office:value="1308.5649119431" calcext:value-type="float">
            <text:p>1308.5649119431</text:p>
          </table:table-cell>
          <table:table-cell table:formula="of:=IF([.AB218]/4&lt;0;[.AB218]/4+180;[.AB218]/4-180)" office:value-type="float" office:value="147.141227985774" calcext:value-type="float">
            <text:p>147.141227985774</text:p>
          </table:table-cell>
          <table:table-cell table:formula="of:=DEGREES(ACOS(SIN(RADIANS([.$B$3]))*SIN(RADIANS([.T218]))+COS(RADIANS([.$B$3]))*COS(RADIANS([.T218]))*COS(RADIANS([.AC218]))))" office:value-type="float" office:value="143.550441698489" calcext:value-type="float">
            <text:p>143.550441698489</text:p>
          </table:table-cell>
          <table:table-cell table:formula="of:=90-[.AD218]" office:value-type="float" office:value="-53.5504416984889" calcext:value-type="float">
            <text:p>-53.5504416984889</text:p>
          </table:table-cell>
          <table:table-cell table:formula="of:=IF([.AE218]&gt;85;0;IF([.AE218]&gt;5;58.1/TAN(RADIANS([.AE218]))-0.07/POWER(TAN(RADIANS([.AE218]));3)+0.000086/POWER(TAN(RADIANS([.AE218]));5);IF([.AE218]&gt;-0.575;1735+[.AE218]*(-518.2+[.AE218]*(103.4+[.AE218]*(-12.79+[.AE218]*0.711)));-20.772/TAN(RADIANS([.AE218])))))/3600" office:value-type="float" office:value="0.00426171938032184" calcext:value-type="float">
            <text:p>0.00426171938032184</text:p>
          </table:table-cell>
          <table:table-cell table:formula="of:=[.AE218]+[.AF218]" office:value-type="float" office:value="-53.5461799791085" calcext:value-type="float">
            <text:p>-53.5461799791085</text:p>
          </table:table-cell>
          <table:table-cell table:formula="of:=IF([.AC218]&gt;0;MOD(DEGREES(ACOS(((SIN(RADIANS([.$B$3]))*COS(RADIANS([.AD218])))-SIN(RADIANS([.T218])))/(COS(RADIANS([.$B$3]))*SIN(RADIANS([.AD218])))))+180;360);MOD(540-DEGREES(ACOS(((SIN(RADIANS([.$B$3]))*COS(RADIANS([.AD218])))-SIN(RADIANS([.T218])))/(COS(RADIANS([.$B$3]))*SIN(RADIANS([.AD218])))));360))" office:value-type="float" office:value="303.0548666322" calcext:value-type="float">
            <text:p>303.0548666322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218]+0.1/24" office:value-type="time" office:time-value="PT21H48M00S" calcext:value-type="time">
            <text:p>21:48:00</text:p>
          </table:table-cell>
          <table:table-cell table:style-name="ce9" table:formula="of:=[.D219]+2415018.5+[.E219]-[.$B$5]/24" office:value-type="float" office:value="2461034.36666667" calcext:value-type="float">
            <text:p>2461034.37</text:p>
          </table:table-cell>
          <table:table-cell table:style-name="ce10" table:formula="of:=([.F219]-2451545)/36525" office:value-type="float" office:value="0.259804699977185" calcext:value-type="float">
            <text:p>0.25980470</text:p>
          </table:table-cell>
          <table:table-cell/>
          <table:table-cell table:formula="of:=MOD(280.46646+[.G219]*(36000.76983+[.G219]*0.0003032);360)" office:value-type="float" office:value="273.635685096397" calcext:value-type="float">
            <text:p>273.635685096397</text:p>
          </table:table-cell>
          <table:table-cell table:formula="of:=357.52911+[.G219]*(35999.05029-0.0001537*[.G219])" office:value-type="float" office:value="9710.25155968254" calcext:value-type="float">
            <text:p>9710.25155968254</text:p>
          </table:table-cell>
          <table:table-cell table:formula="of:=0.016708634-[.G219]*(0.000042037+0.0000001267*[.G219])" office:value-type="float" office:value="0.0166977040377694" calcext:value-type="float">
            <text:p>0.0166977040377694</text:p>
          </table:table-cell>
          <table:table-cell table:formula="of:=SIN(RADIANS([.J219]))*(1.914602-[.G219]*(0.004817+0.000014*[.G219]))+SIN(RADIANS(2*[.J219]))*(0.019993-0.000101*[.G219])+SIN(RADIANS(3*[.J219]))*0.000289" office:value-type="float" office:value="-0.330778676691468" calcext:value-type="float">
            <text:p>-0.330778676691468</text:p>
          </table:table-cell>
          <table:table-cell table:formula="of:=[.I219]+[.L219]" office:value-type="float" office:value="273.304906419705" calcext:value-type="float">
            <text:p>273.304906419705</text:p>
          </table:table-cell>
          <table:table-cell table:formula="of:=[.J219]+[.L219]" office:value-type="float" office:value="9709.92078100585" calcext:value-type="float">
            <text:p>9709.92078100585</text:p>
          </table:table-cell>
          <table:table-cell table:formula="of:=(1.000001018*(1-[.K219]*[.K219]))/(1+[.K219]*COS(RADIANS([.N219])))" office:value-type="float" office:value="0.983552596078042" calcext:value-type="float">
            <text:p>0.983552596078042</text:p>
          </table:table-cell>
          <table:table-cell table:formula="of:=[.M219]-0.00569-0.00478*SIN(RADIANS(125.04-1934.136*[.G219]))" office:value-type="float" office:value="273.300650421303" calcext:value-type="float">
            <text:p>273.300650421303</text:p>
          </table:table-cell>
          <table:table-cell table:formula="of:=23+(26+((21.448-[.G219]*(46.815+[.G219]*(0.00059-[.G219]*0.001813))))/60)/60" office:value-type="float" office:value="23.4359125652611" calcext:value-type="float">
            <text:p>23.4359125652611</text:p>
          </table:table-cell>
          <table:table-cell table:formula="of:=[.Q219]+0.00256*COS(RADIANS(125.04-1934.136*[.G219]))" office:value-type="float" office:value="23.4383546493477" calcext:value-type="float">
            <text:p>23.4383546493477</text:p>
          </table:table-cell>
          <table:table-cell table:formula="of:=DEGREES(ATAN2(COS(RADIANS([.P219]));COS(RADIANS([.R219]))*SIN(RADIANS([.P219]))))" office:value-type="float" office:value="-86.4032631880866" calcext:value-type="float">
            <text:p>-86.4032631880866</text:p>
          </table:table-cell>
          <table:table-cell table:formula="of:=DEGREES(ASIN(SIN(RADIANS([.R219]))*SIN(RADIANS([.P219]))))" office:value-type="float" office:value="-23.3971561420126" calcext:value-type="float">
            <text:p>-23.3971561420126</text:p>
          </table:table-cell>
          <table:table-cell table:formula="of:=TAN(RADIANS([.R219]/2))*TAN(RADIANS([.R219]/2))" office:value-type="float" office:value="0.0430309928438919" calcext:value-type="float">
            <text:p>0.0430309928438919</text:p>
          </table:table-cell>
          <table:table-cell table:formula="of:=4*DEGREES([.U219]*SIN(2*RADIANS([.I219]))-2*[.K219]*SIN(RADIANS([.J219]))+4*[.K219]*[.U219]*SIN(RADIANS([.J219]))*COS(2*RADIANS([.I219]))-0.5*[.U219]*[.U219]*SIN(4*RADIANS([.I219]))-1.25*[.K219]*[.K219]*SIN(2*RADIANS([.J219])))" office:value-type="float" office:value="0.131731008691475" calcext:value-type="float">
            <text:p>0.131731008691475</text:p>
          </table:table-cell>
          <table:table-cell table:formula="of:=DEGREES(ACOS(COS(RADIANS(90.833))/(COS(RADIANS([.$B$3]))*COS(RADIANS([.T219])))-TAN(RADIANS([.$B$3]))*TAN(RADIANS([.T219]))))" office:value-type="float" office:value="61.5142249754983" calcext:value-type="float">
            <text:p>61.5142249754983</text:p>
          </table:table-cell>
          <table:table-cell table:style-name="ce8" table:formula="of:=(720-4*[.$B$4]-[.V219]+[.$B$5]*60)/1440" office:value-type="time" office:time-value="PT11H53M26.228939479S" calcext:value-type="time">
            <text:p>11:53:26</text:p>
          </table:table-cell>
          <table:table-cell table:style-name="ce8" table:formula="of:=[.X219]-[.W219]*4/1440" office:value-type="time" office:time-value="PT07H47M22.814945359S" calcext:value-type="time">
            <text:p>7:47:22</text:p>
          </table:table-cell>
          <table:table-cell table:style-name="ce8" table:formula="of:=[.X219]+[.W219]*4/1440" office:value-type="time" office:time-value="PT15H59M29.642933598S" calcext:value-type="time">
            <text:p>15:59:29</text:p>
          </table:table-cell>
          <table:table-cell table:style-name="ce11" table:formula="of:=8*[.W219]" office:value-type="float" office:value="492.113799803987" calcext:value-type="float">
            <text:p>492.113799803987</text:p>
          </table:table-cell>
          <table:table-cell table:formula="of:=MOD([.E219]*1440+[.V219]+4*[.$B$4]-60*[.$B$5];1440)" office:value-type="float" office:value="1314.56285100869" calcext:value-type="float">
            <text:p>1314.56285100869</text:p>
          </table:table-cell>
          <table:table-cell table:formula="of:=IF([.AB219]/4&lt;0;[.AB219]/4+180;[.AB219]/4-180)" office:value-type="float" office:value="148.640712752172" calcext:value-type="float">
            <text:p>148.640712752172</text:p>
          </table:table-cell>
          <table:table-cell table:formula="of:=DEGREES(ACOS(SIN(RADIANS([.$B$3]))*SIN(RADIANS([.T219]))+COS(RADIANS([.$B$3]))*COS(RADIANS([.T219]))*COS(RADIANS([.AC219]))))" office:value-type="float" office:value="144.362740675226" calcext:value-type="float">
            <text:p>144.362740675226</text:p>
          </table:table-cell>
          <table:table-cell table:formula="of:=90-[.AD219]" office:value-type="float" office:value="-54.3627406752262" calcext:value-type="float">
            <text:p>-54.3627406752262</text:p>
          </table:table-cell>
          <table:table-cell table:formula="of:=IF([.AE219]&gt;85;0;IF([.AE219]&gt;5;58.1/TAN(RADIANS([.AE219]))-0.07/POWER(TAN(RADIANS([.AE219]));3)+0.000086/POWER(TAN(RADIANS([.AE219]));5);IF([.AE219]&gt;-0.575;1735+[.AE219]*(-518.2+[.AE219]*(103.4+[.AE219]*(-12.79+[.AE219]*0.711)));-20.772/TAN(RADIANS([.AE219])))))/3600" office:value-type="float" office:value="0.00413659235417439" calcext:value-type="float">
            <text:p>0.00413659235417439</text:p>
          </table:table-cell>
          <table:table-cell table:formula="of:=[.AE219]+[.AF219]" office:value-type="float" office:value="-54.358604082872" calcext:value-type="float">
            <text:p>-54.358604082872</text:p>
          </table:table-cell>
          <table:table-cell table:formula="of:=IF([.AC219]&gt;0;MOD(DEGREES(ACOS(((SIN(RADIANS([.$B$3]))*COS(RADIANS([.AD219])))-SIN(RADIANS([.T219])))/(COS(RADIANS([.$B$3]))*SIN(RADIANS([.AD219])))))+180;360);MOD(540-DEGREES(ACOS(((SIN(RADIANS([.$B$3]))*COS(RADIANS([.AD219])))-SIN(RADIANS([.T219])))/(COS(RADIANS([.$B$3]))*SIN(RADIANS([.AD219])))));360))" office:value-type="float" office:value="304.942995973273" calcext:value-type="float">
            <text:p>304.942995973273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219]+0.1/24" office:value-type="time" office:time-value="PT21H54M00S" calcext:value-type="time">
            <text:p>21:54:00</text:p>
          </table:table-cell>
          <table:table-cell table:style-name="ce9" table:formula="of:=[.D220]+2415018.5+[.E220]-[.$B$5]/24" office:value-type="float" office:value="2461034.37083333" calcext:value-type="float">
            <text:p>2461034.37</text:p>
          </table:table-cell>
          <table:table-cell table:style-name="ce10" table:formula="of:=([.F220]-2451545)/36525" office:value-type="float" office:value="0.259804814054308" calcext:value-type="float">
            <text:p>0.25980481</text:p>
          </table:table-cell>
          <table:table-cell/>
          <table:table-cell table:formula="of:=MOD(280.46646+[.G220]*(36000.76983+[.G220]*0.0003032);360)" office:value-type="float" office:value="273.63979196063" calcext:value-type="float">
            <text:p>273.63979196063</text:p>
          </table:table-cell>
          <table:table-cell table:formula="of:=357.52911+[.G220]*(35999.05029-0.0001537*[.G220])" office:value-type="float" office:value="9710.25566635059" calcext:value-type="float">
            <text:p>9710.25566635059</text:p>
          </table:table-cell>
          <table:table-cell table:formula="of:=0.016708634-[.G220]*(0.000042037+0.0000001267*[.G220])" office:value-type="float" office:value="0.0166977040329664" calcext:value-type="float">
            <text:p>0.0166977040329664</text:p>
          </table:table-cell>
          <table:table-cell table:formula="of:=SIN(RADIANS([.J220]))*(1.914602-[.G220]*(0.004817+0.000014*[.G220]))+SIN(RADIANS(2*[.J220]))*(0.019993-0.000101*[.G220])+SIN(RADIANS(3*[.J220]))*0.000289" office:value-type="float" office:value="-0.330640764458601" calcext:value-type="float">
            <text:p>-0.330640764458601</text:p>
          </table:table-cell>
          <table:table-cell table:formula="of:=[.I220]+[.L220]" office:value-type="float" office:value="273.309151196171" calcext:value-type="float">
            <text:p>273.309151196171</text:p>
          </table:table-cell>
          <table:table-cell table:formula="of:=[.J220]+[.L220]" office:value-type="float" office:value="9709.92502558613" calcext:value-type="float">
            <text:p>9709.92502558613</text:p>
          </table:table-cell>
          <table:table-cell table:formula="of:=(1.000001018*(1-[.K220]*[.K220]))/(1+[.K220]*COS(RADIANS([.N220])))" office:value-type="float" office:value="0.983552386644485" calcext:value-type="float">
            <text:p>0.983552386644485</text:p>
          </table:table-cell>
          <table:table-cell table:formula="of:=[.M220]-0.00569-0.00478*SIN(RADIANS(125.04-1934.136*[.G220]))" office:value-type="float" office:value="273.304895215328" calcext:value-type="float">
            <text:p>273.304895215328</text:p>
          </table:table-cell>
          <table:table-cell table:formula="of:=23+(26+((21.448-[.G220]*(46.815+[.G220]*(0.00059-[.G220]*0.001813))))/60)/60" office:value-type="float" office:value="23.4359125637776" calcext:value-type="float">
            <text:p>23.4359125637776</text:p>
          </table:table-cell>
          <table:table-cell table:formula="of:=[.Q220]+0.00256*COS(RADIANS(125.04-1934.136*[.G220]))" office:value-type="float" office:value="23.4383546449067" calcext:value-type="float">
            <text:p>23.4383546449067</text:p>
          </table:table-cell>
          <table:table-cell table:formula="of:=DEGREES(ATAN2(COS(RADIANS([.P220]));COS(RADIANS([.R220]))*SIN(RADIANS([.P220]))))" office:value-type="float" office:value="-86.3986395364779" calcext:value-type="float">
            <text:p>-86.3986395364779</text:p>
          </table:table-cell>
          <table:table-cell table:formula="of:=DEGREES(ASIN(SIN(RADIANS([.R220]))*SIN(RADIANS([.P220]))))" office:value-type="float" office:value="-23.3970501488892" calcext:value-type="float">
            <text:p>-23.3970501488892</text:p>
          </table:table-cell>
          <table:table-cell table:formula="of:=TAN(RADIANS([.R220]/2))*TAN(RADIANS([.R220]/2))" office:value-type="float" office:value="0.0430309928271214" calcext:value-type="float">
            <text:p>0.0430309928271214</text:p>
          </table:table-cell>
          <table:table-cell table:formula="of:=4*DEGREES([.U220]*SIN(2*RADIANS([.I220]))-2*[.K220]*SIN(RADIANS([.J220]))+4*[.K220]*[.U220]*SIN(RADIANS([.J220]))*COS(2*RADIANS([.I220]))-0.5*[.U220]*[.U220]*SIN(4*RADIANS([.I220]))-1.25*[.K220]*[.K220]*SIN(2*RADIANS([.J220])))" office:value-type="float" office:value="0.129670095726562" calcext:value-type="float">
            <text:p>0.129670095726562</text:p>
          </table:table-cell>
          <table:table-cell table:formula="of:=DEGREES(ACOS(COS(RADIANS(90.833))/(COS(RADIANS([.$B$3]))*COS(RADIANS([.T220])))-TAN(RADIANS([.$B$3]))*TAN(RADIANS([.T220]))))" office:value-type="float" office:value="61.5143895456385" calcext:value-type="float">
            <text:p>61.5143895456385</text:p>
          </table:table-cell>
          <table:table-cell table:style-name="ce8" table:formula="of:=(720-4*[.$B$4]-[.V220]+[.$B$5]*60)/1440" office:value-type="time" office:time-value="PT11H53M26.352594256S" calcext:value-type="time">
            <text:p>11:53:26</text:p>
          </table:table-cell>
          <table:table-cell table:style-name="ce8" table:formula="of:=[.X220]-[.W220]*4/1440" office:value-type="time" office:time-value="PT07H47M22.899103303S" calcext:value-type="time">
            <text:p>7:47:22</text:p>
          </table:table-cell>
          <table:table-cell table:style-name="ce8" table:formula="of:=[.X220]+[.W220]*4/1440" office:value-type="time" office:time-value="PT15H59M29.80608521S" calcext:value-type="time">
            <text:p>15:59:29</text:p>
          </table:table-cell>
          <table:table-cell table:style-name="ce11" table:formula="of:=8*[.W220]" office:value-type="float" office:value="492.115116365108" calcext:value-type="float">
            <text:p>492.115116365108</text:p>
          </table:table-cell>
          <table:table-cell table:formula="of:=MOD([.E220]*1440+[.V220]+4*[.$B$4]-60*[.$B$5];1440)" office:value-type="float" office:value="1320.56079009572" calcext:value-type="float">
            <text:p>1320.56079009572</text:p>
          </table:table-cell>
          <table:table-cell table:formula="of:=IF([.AB220]/4&lt;0;[.AB220]/4+180;[.AB220]/4-180)" office:value-type="float" office:value="150.140197523931" calcext:value-type="float">
            <text:p>150.140197523931</text:p>
          </table:table-cell>
          <table:table-cell table:formula="of:=DEGREES(ACOS(SIN(RADIANS([.$B$3]))*SIN(RADIANS([.T220]))+COS(RADIANS([.$B$3]))*COS(RADIANS([.T220]))*COS(RADIANS([.AC220]))))" office:value-type="float" office:value="145.156243121462" calcext:value-type="float">
            <text:p>145.156243121462</text:p>
          </table:table-cell>
          <table:table-cell table:formula="of:=90-[.AD220]" office:value-type="float" office:value="-55.1562431214617" calcext:value-type="float">
            <text:p>-55.1562431214617</text:p>
          </table:table-cell>
          <table:table-cell table:formula="of:=IF([.AE220]&gt;85;0;IF([.AE220]&gt;5;58.1/TAN(RADIANS([.AE220]))-0.07/POWER(TAN(RADIANS([.AE220]));3)+0.000086/POWER(TAN(RADIANS([.AE220]));5);IF([.AE220]&gt;-0.575;1735+[.AE220]*(-518.2+[.AE220]*(103.4+[.AE220]*(-12.79+[.AE220]*0.711)));-20.772/TAN(RADIANS([.AE220])))))/3600" office:value-type="float" office:value="0.00401679308768291" calcext:value-type="float">
            <text:p>0.00401679308768291</text:p>
          </table:table-cell>
          <table:table-cell table:formula="of:=[.AE220]+[.AF220]" office:value-type="float" office:value="-55.152226328374" calcext:value-type="float">
            <text:p>-55.152226328374</text:p>
          </table:table-cell>
          <table:table-cell table:formula="of:=IF([.AC220]&gt;0;MOD(DEGREES(ACOS(((SIN(RADIANS([.$B$3]))*COS(RADIANS([.AD220])))-SIN(RADIANS([.T220])))/(COS(RADIANS([.$B$3]))*SIN(RADIANS([.AD220])))))+180;360);MOD(540-DEGREES(ACOS(((SIN(RADIANS([.$B$3]))*COS(RADIANS([.AD220])))-SIN(RADIANS([.T220])))/(COS(RADIANS([.$B$3]))*SIN(RADIANS([.AD220])))));360))" office:value-type="float" office:value="306.891802349866" calcext:value-type="float">
            <text:p>306.891802349866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220]+0.1/24" office:value-type="time" office:time-value="PT22H00M00S" calcext:value-type="time">
            <text:p>22:00:00</text:p>
          </table:table-cell>
          <table:table-cell table:style-name="ce9" table:formula="of:=[.D221]+2415018.5+[.E221]-[.$B$5]/24" office:value-type="float" office:value="2461034.375" calcext:value-type="float">
            <text:p>2461034.38</text:p>
          </table:table-cell>
          <table:table-cell table:style-name="ce10" table:formula="of:=([.F221]-2451545)/36525" office:value-type="float" office:value="0.259804928131417" calcext:value-type="float">
            <text:p>0.25980493</text:p>
          </table:table-cell>
          <table:table-cell/>
          <table:table-cell table:formula="of:=MOD(280.46646+[.G221]*(36000.76983+[.G221]*0.0003032);360)" office:value-type="float" office:value="273.643898824404" calcext:value-type="float">
            <text:p>273.643898824404</text:p>
          </table:table-cell>
          <table:table-cell table:formula="of:=357.52911+[.G221]*(35999.05029-0.0001537*[.G221])" office:value-type="float" office:value="9710.25977301817" calcext:value-type="float">
            <text:p>9710.25977301817</text:p>
          </table:table-cell>
          <table:table-cell table:formula="of:=0.016708634-[.G221]*(0.000042037+0.0000001267*[.G221])" office:value-type="float" office:value="0.0166977040281634" calcext:value-type="float">
            <text:p>0.0166977040281634</text:p>
          </table:table-cell>
          <table:table-cell table:formula="of:=SIN(RADIANS([.J221]))*(1.914602-[.G221]*(0.004817+0.000014*[.G221]))+SIN(RADIANS(2*[.J221]))*(0.019993-0.000101*[.G221])+SIN(RADIANS(3*[.J221]))*0.000289" office:value-type="float" office:value="-0.330502850434395" calcext:value-type="float">
            <text:p>-0.330502850434395</text:p>
          </table:table-cell>
          <table:table-cell table:formula="of:=[.I221]+[.L221]" office:value-type="float" office:value="273.31339597397" calcext:value-type="float">
            <text:p>273.31339597397</text:p>
          </table:table-cell>
          <table:table-cell table:formula="of:=[.J221]+[.L221]" office:value-type="float" office:value="9709.92927016774" calcext:value-type="float">
            <text:p>9709.92927016774</text:p>
          </table:table-cell>
          <table:table-cell table:formula="of:=(1.000001018*(1-[.K221]*[.K221]))/(1+[.K221]*COS(RADIANS([.N221])))" office:value-type="float" office:value="0.983552177298259" calcext:value-type="float">
            <text:p>0.983552177298259</text:p>
          </table:table-cell>
          <table:table-cell table:formula="of:=[.M221]-0.00569-0.00478*SIN(RADIANS(125.04-1934.136*[.G221]))" office:value-type="float" office:value="273.309140010686" calcext:value-type="float">
            <text:p>273.309140010686</text:p>
          </table:table-cell>
          <table:table-cell table:formula="of:=23+(26+((21.448-[.G221]*(46.815+[.G221]*(0.00059-[.G221]*0.001813))))/60)/60" office:value-type="float" office:value="23.4359125622942" calcext:value-type="float">
            <text:p>23.4359125622942</text:p>
          </table:table-cell>
          <table:table-cell table:formula="of:=[.Q221]+0.00256*COS(RADIANS(125.04-1934.136*[.G221]))" office:value-type="float" office:value="23.4383546404657" calcext:value-type="float">
            <text:p>23.4383546404657</text:p>
          </table:table-cell>
          <table:table-cell table:formula="of:=DEGREES(ATAN2(COS(RADIANS([.P221]));COS(RADIANS([.R221]))*SIN(RADIANS([.P221]))))" office:value-type="float" office:value="-86.3940158908237" calcext:value-type="float">
            <text:p>-86.3940158908237</text:p>
          </table:table-cell>
          <table:table-cell table:formula="of:=DEGREES(ASIN(SIN(RADIANS([.R221]))*SIN(RADIANS([.P221]))))" office:value-type="float" office:value="-23.3969440197497" calcext:value-type="float">
            <text:p>-23.3969440197497</text:p>
          </table:table-cell>
          <table:table-cell table:formula="of:=TAN(RADIANS([.R221]/2))*TAN(RADIANS([.R221]/2))" office:value-type="float" office:value="0.0430309928103508" calcext:value-type="float">
            <text:p>0.0430309928103508</text:p>
          </table:table-cell>
          <table:table-cell table:formula="of:=4*DEGREES([.U221]*SIN(2*RADIANS([.I221]))-2*[.K221]*SIN(RADIANS([.J221]))+4*[.K221]*[.U221]*SIN(RADIANS([.J221]))*COS(2*RADIANS([.I221]))-0.5*[.U221]*[.U221]*SIN(4*RADIANS([.I221]))-1.25*[.K221]*[.K221]*SIN(2*RADIANS([.J221])))" office:value-type="float" office:value="0.127609204707401" calcext:value-type="float">
            <text:p>0.127609204707401</text:p>
          </table:table-cell>
          <table:table-cell table:formula="of:=DEGREES(ACOS(COS(RADIANS(90.833))/(COS(RADIANS([.$B$3]))*COS(RADIANS([.T221])))-TAN(RADIANS([.$B$3]))*TAN(RADIANS([.T221]))))" office:value-type="float" office:value="61.5145543264483" calcext:value-type="float">
            <text:p>61.5145543264483</text:p>
          </table:table-cell>
          <table:table-cell table:style-name="ce8" table:formula="of:=(720-4*[.$B$4]-[.V221]+[.$B$5]*60)/1440" office:value-type="time" office:time-value="PT11H53M26.476247718S" calcext:value-type="time">
            <text:p>11:53:26</text:p>
          </table:table-cell>
          <table:table-cell table:style-name="ce8" table:formula="of:=[.X221]-[.W221]*4/1440" office:value-type="time" office:time-value="PT07H47M22.98320937S" calcext:value-type="time">
            <text:p>7:47:22</text:p>
          </table:table-cell>
          <table:table-cell table:style-name="ce8" table:formula="of:=[.X221]+[.W221]*4/1440" office:value-type="time" office:time-value="PT15H59M29.969286065S" calcext:value-type="time">
            <text:p>15:59:29</text:p>
          </table:table-cell>
          <table:table-cell table:style-name="ce11" table:formula="of:=8*[.W221]" office:value-type="float" office:value="492.116434611586" calcext:value-type="float">
            <text:p>492.116434611586</text:p>
          </table:table-cell>
          <table:table-cell table:formula="of:=MOD([.E221]*1440+[.V221]+4*[.$B$4]-60*[.$B$5];1440)" office:value-type="float" office:value="1326.5587292047" calcext:value-type="float">
            <text:p>1326.5587292047</text:p>
          </table:table-cell>
          <table:table-cell table:formula="of:=IF([.AB221]/4&lt;0;[.AB221]/4+180;[.AB221]/4-180)" office:value-type="float" office:value="151.639682301176" calcext:value-type="float">
            <text:p>151.639682301176</text:p>
          </table:table-cell>
          <table:table-cell table:formula="of:=DEGREES(ACOS(SIN(RADIANS([.$B$3]))*SIN(RADIANS([.T221]))+COS(RADIANS([.$B$3]))*COS(RADIANS([.T221]))*COS(RADIANS([.AC221]))))" office:value-type="float" office:value="145.929407533833" calcext:value-type="float">
            <text:p>145.929407533833</text:p>
          </table:table-cell>
          <table:table-cell table:formula="of:=90-[.AD221]" office:value-type="float" office:value="-55.9294075338331" calcext:value-type="float">
            <text:p>-55.9294075338331</text:p>
          </table:table-cell>
          <table:table-cell table:formula="of:=IF([.AE221]&gt;85;0;IF([.AE221]&gt;5;58.1/TAN(RADIANS([.AE221]))-0.07/POWER(TAN(RADIANS([.AE221]));3)+0.000086/POWER(TAN(RADIANS([.AE221]));5);IF([.AE221]&gt;-0.575;1735+[.AE221]*(-518.2+[.AE221]*(103.4+[.AE221]*(-12.79+[.AE221]*0.711)));-20.772/TAN(RADIANS([.AE221])))))/3600" office:value-type="float" office:value="0.00390226614532318" calcext:value-type="float">
            <text:p>0.00390226614532318</text:p>
          </table:table-cell>
          <table:table-cell table:formula="of:=[.AE221]+[.AF221]" office:value-type="float" office:value="-55.9255052676878" calcext:value-type="float">
            <text:p>-55.9255052676878</text:p>
          </table:table-cell>
          <table:table-cell table:formula="of:=IF([.AC221]&gt;0;MOD(DEGREES(ACOS(((SIN(RADIANS([.$B$3]))*COS(RADIANS([.AD221])))-SIN(RADIANS([.T221])))/(COS(RADIANS([.$B$3]))*SIN(RADIANS([.AD221])))))+180;360);MOD(540-DEGREES(ACOS(((SIN(RADIANS([.$B$3]))*COS(RADIANS([.AD221])))-SIN(RADIANS([.T221])))/(COS(RADIANS([.$B$3]))*SIN(RADIANS([.AD221])))));360))" office:value-type="float" office:value="308.904151354834" calcext:value-type="float">
            <text:p>308.904151354834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221]+0.1/24" office:value-type="time" office:time-value="PT22H06M00S" calcext:value-type="time">
            <text:p>22:06:00</text:p>
          </table:table-cell>
          <table:table-cell table:style-name="ce9" table:formula="of:=[.D222]+2415018.5+[.E222]-[.$B$5]/24" office:value-type="float" office:value="2461034.37916667" calcext:value-type="float">
            <text:p>2461034.38</text:p>
          </table:table-cell>
          <table:table-cell table:style-name="ce10" table:formula="of:=([.F222]-2451545)/36525" office:value-type="float" office:value="0.259805042208539" calcext:value-type="float">
            <text:p>0.25980504</text:p>
          </table:table-cell>
          <table:table-cell/>
          <table:table-cell table:formula="of:=MOD(280.46646+[.G222]*(36000.76983+[.G222]*0.0003032);360)" office:value-type="float" office:value="273.648005688636" calcext:value-type="float">
            <text:p>273.648005688636</text:p>
          </table:table-cell>
          <table:table-cell table:formula="of:=357.52911+[.G222]*(35999.05029-0.0001537*[.G222])" office:value-type="float" office:value="9710.26387968622" calcext:value-type="float">
            <text:p>9710.26387968622</text:p>
          </table:table-cell>
          <table:table-cell table:formula="of:=0.016708634-[.G222]*(0.000042037+0.0000001267*[.G222])" office:value-type="float" office:value="0.0166977040233605" calcext:value-type="float">
            <text:p>0.0166977040233605</text:p>
          </table:table-cell>
          <table:table-cell table:formula="of:=SIN(RADIANS([.J222]))*(1.914602-[.G222]*(0.004817+0.000014*[.G222]))+SIN(RADIANS(2*[.J222]))*(0.019993-0.000101*[.G222])+SIN(RADIANS(3*[.J222]))*0.000289" office:value-type="float" office:value="-0.330364934588429" calcext:value-type="float">
            <text:p>-0.330364934588429</text:p>
          </table:table-cell>
          <table:table-cell table:formula="of:=[.I222]+[.L222]" office:value-type="float" office:value="273.317640754047" calcext:value-type="float">
            <text:p>273.317640754047</text:p>
          </table:table-cell>
          <table:table-cell table:formula="of:=[.J222]+[.L222]" office:value-type="float" office:value="9709.93351475163" calcext:value-type="float">
            <text:p>9709.93351475163</text:p>
          </table:table-cell>
          <table:table-cell table:formula="of:=(1.000001018*(1-[.K222]*[.K222]))/(1+[.K222]*COS(RADIANS([.N222])))" office:value-type="float" office:value="0.983551968039318" calcext:value-type="float">
            <text:p>0.983551968039318</text:p>
          </table:table-cell>
          <table:table-cell table:formula="of:=[.M222]-0.00569-0.00478*SIN(RADIANS(125.04-1934.136*[.G222]))" office:value-type="float" office:value="273.313384808323" calcext:value-type="float">
            <text:p>273.313384808323</text:p>
          </table:table-cell>
          <table:table-cell table:formula="of:=23+(26+((21.448-[.G222]*(46.815+[.G222]*(0.00059-[.G222]*0.001813))))/60)/60" office:value-type="float" office:value="23.4359125608107" calcext:value-type="float">
            <text:p>23.4359125608107</text:p>
          </table:table-cell>
          <table:table-cell table:formula="of:=[.Q222]+0.00256*COS(RADIANS(125.04-1934.136*[.G222]))" office:value-type="float" office:value="23.4383546360246" calcext:value-type="float">
            <text:p>23.4383546360246</text:p>
          </table:table-cell>
          <table:table-cell table:formula="of:=DEGREES(ATAN2(COS(RADIANS([.P222]));COS(RADIANS([.R222]))*SIN(RADIANS([.P222]))))" office:value-type="float" office:value="-86.3893922501038" calcext:value-type="float">
            <text:p>-86.3893922501038</text:p>
          </table:table-cell>
          <table:table-cell table:formula="of:=DEGREES(ASIN(SIN(RADIANS([.R222]))*SIN(RADIANS([.P222]))))" office:value-type="float" office:value="-23.3968377545712" calcext:value-type="float">
            <text:p>-23.3968377545712</text:p>
          </table:table-cell>
          <table:table-cell table:formula="of:=TAN(RADIANS([.R222]/2))*TAN(RADIANS([.R222]/2))" office:value-type="float" office:value="0.04303099279358" calcext:value-type="float">
            <text:p>0.04303099279358</text:p>
          </table:table-cell>
          <table:table-cell table:formula="of:=4*DEGREES([.U222]*SIN(2*RADIANS([.I222]))-2*[.K222]*SIN(RADIANS([.J222]))+4*[.K222]*[.U222]*SIN(RADIANS([.J222]))*COS(2*RADIANS([.I222]))-0.5*[.U222]*[.U222]*SIN(4*RADIANS([.I222]))-1.25*[.K222]*[.K222]*SIN(2*RADIANS([.J222])))" office:value-type="float" office:value="0.125548335212761" calcext:value-type="float">
            <text:p>0.125548335212761</text:p>
          </table:table-cell>
          <table:table-cell table:formula="of:=DEGREES(ACOS(COS(RADIANS(90.833))/(COS(RADIANS([.$B$3]))*COS(RADIANS([.T222])))-TAN(RADIANS([.$B$3]))*TAN(RADIANS([.T222]))))" office:value-type="float" office:value="61.5147193179615" calcext:value-type="float">
            <text:p>61.5147193179615</text:p>
          </table:table-cell>
          <table:table-cell table:style-name="ce8" table:formula="of:=(720-4*[.$B$4]-[.V222]+[.$B$5]*60)/1440" office:value-type="time" office:time-value="PT11H53M26.599899887S" calcext:value-type="time">
            <text:p>11:53:26</text:p>
          </table:table-cell>
          <table:table-cell table:style-name="ce8" table:formula="of:=[.X222]-[.W222]*4/1440" office:value-type="time" office:time-value="PT07H47M23.067263576S" calcext:value-type="time">
            <text:p>7:47:23</text:p>
          </table:table-cell>
          <table:table-cell table:style-name="ce8" table:formula="of:=[.X222]+[.W222]*4/1440" office:value-type="time" office:time-value="PT15H59M30.132536198S" calcext:value-type="time">
            <text:p>15:59:30</text:p>
          </table:table-cell>
          <table:table-cell table:style-name="ce11" table:formula="of:=8*[.W222]" office:value-type="float" office:value="492.117754543692" calcext:value-type="float">
            <text:p>492.117754543692</text:p>
          </table:table-cell>
          <table:table-cell table:formula="of:=MOD([.E222]*1440+[.V222]+4*[.$B$4]-60*[.$B$5];1440)" office:value-type="float" office:value="1332.55666833521" calcext:value-type="float">
            <text:p>1332.55666833521</text:p>
          </table:table-cell>
          <table:table-cell table:formula="of:=IF([.AB222]/4&lt;0;[.AB222]/4+180;[.AB222]/4-180)" office:value-type="float" office:value="153.139167083802" calcext:value-type="float">
            <text:p>153.139167083802</text:p>
          </table:table-cell>
          <table:table-cell table:formula="of:=DEGREES(ACOS(SIN(RADIANS([.$B$3]))*SIN(RADIANS([.T222]))+COS(RADIANS([.$B$3]))*COS(RADIANS([.T222]))*COS(RADIANS([.AC222]))))" office:value-type="float" office:value="146.680597666258" calcext:value-type="float">
            <text:p>146.680597666258</text:p>
          </table:table-cell>
          <table:table-cell table:formula="of:=90-[.AD222]" office:value-type="float" office:value="-56.6805976662577" calcext:value-type="float">
            <text:p>-56.6805976662577</text:p>
          </table:table-cell>
          <table:table-cell table:formula="of:=IF([.AE222]&gt;85;0;IF([.AE222]&gt;5;58.1/TAN(RADIANS([.AE222]))-0.07/POWER(TAN(RADIANS([.AE222]));3)+0.000086/POWER(TAN(RADIANS([.AE222]));5);IF([.AE222]&gt;-0.575;1735+[.AE222]*(-518.2+[.AE222]*(103.4+[.AE222]*(-12.79+[.AE222]*0.711)));-20.772/TAN(RADIANS([.AE222])))))/3600" office:value-type="float" office:value="0.00379297921049377" calcext:value-type="float">
            <text:p>0.00379297921049377</text:p>
          </table:table-cell>
          <table:table-cell table:formula="of:=[.AE222]+[.AF222]" office:value-type="float" office:value="-56.6768046870472" calcext:value-type="float">
            <text:p>-56.6768046870472</text:p>
          </table:table-cell>
          <table:table-cell table:formula="of:=IF([.AC222]&gt;0;MOD(DEGREES(ACOS(((SIN(RADIANS([.$B$3]))*COS(RADIANS([.AD222])))-SIN(RADIANS([.T222])))/(COS(RADIANS([.$B$3]))*SIN(RADIANS([.AD222])))))+180;360);MOD(540-DEGREES(ACOS(((SIN(RADIANS([.$B$3]))*COS(RADIANS([.AD222])))-SIN(RADIANS([.T222])))/(COS(RADIANS([.$B$3]))*SIN(RADIANS([.AD222])))));360))" office:value-type="float" office:value="310.982826322834" calcext:value-type="float">
            <text:p>310.982826322834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222]+0.1/24" office:value-type="time" office:time-value="PT22H12M00S" calcext:value-type="time">
            <text:p>22:12:00</text:p>
          </table:table-cell>
          <table:table-cell table:style-name="ce9" table:formula="of:=[.D223]+2415018.5+[.E223]-[.$B$5]/24" office:value-type="float" office:value="2461034.38333333" calcext:value-type="float">
            <text:p>2461034.38</text:p>
          </table:table-cell>
          <table:table-cell table:style-name="ce10" table:formula="of:=([.F223]-2451545)/36525" office:value-type="float" office:value="0.259805156285648" calcext:value-type="float">
            <text:p>0.25980516</text:p>
          </table:table-cell>
          <table:table-cell/>
          <table:table-cell table:formula="of:=MOD(280.46646+[.G223]*(36000.76983+[.G223]*0.0003032);360)" office:value-type="float" office:value="273.652112552411" calcext:value-type="float">
            <text:p>273.652112552411</text:p>
          </table:table-cell>
          <table:table-cell table:formula="of:=357.52911+[.G223]*(35999.05029-0.0001537*[.G223])" office:value-type="float" office:value="9710.26798635381" calcext:value-type="float">
            <text:p>9710.26798635381</text:p>
          </table:table-cell>
          <table:table-cell table:formula="of:=0.016708634-[.G223]*(0.000042037+0.0000001267*[.G223])" office:value-type="float" office:value="0.0166977040185575" calcext:value-type="float">
            <text:p>0.0166977040185575</text:p>
          </table:table-cell>
          <table:table-cell table:formula="of:=SIN(RADIANS([.J223]))*(1.914602-[.G223]*(0.004817+0.000014*[.G223]))+SIN(RADIANS(2*[.J223]))*(0.019993-0.000101*[.G223])+SIN(RADIANS(3*[.J223]))*0.000289" office:value-type="float" office:value="-0.330227016952357" calcext:value-type="float">
            <text:p>-0.330227016952357</text:p>
          </table:table-cell>
          <table:table-cell table:formula="of:=[.I223]+[.L223]" office:value-type="float" office:value="273.321885535458" calcext:value-type="float">
            <text:p>273.321885535458</text:p>
          </table:table-cell>
          <table:table-cell table:formula="of:=[.J223]+[.L223]" office:value-type="float" office:value="9709.93775933686" calcext:value-type="float">
            <text:p>9709.93775933686</text:p>
          </table:table-cell>
          <table:table-cell table:formula="of:=(1.000001018*(1-[.K223]*[.K223]))/(1+[.K223]*COS(RADIANS([.N223])))" office:value-type="float" office:value="0.98355175886771" calcext:value-type="float">
            <text:p>0.98355175886771</text:p>
          </table:table-cell>
          <table:table-cell table:formula="of:=[.M223]-0.00569-0.00478*SIN(RADIANS(125.04-1934.136*[.G223]))" office:value-type="float" office:value="273.317629607293" calcext:value-type="float">
            <text:p>273.317629607293</text:p>
          </table:table-cell>
          <table:table-cell table:formula="of:=23+(26+((21.448-[.G223]*(46.815+[.G223]*(0.00059-[.G223]*0.001813))))/60)/60" office:value-type="float" office:value="23.4359125593272" calcext:value-type="float">
            <text:p>23.4359125593272</text:p>
          </table:table-cell>
          <table:table-cell table:formula="of:=[.Q223]+0.00256*COS(RADIANS(125.04-1934.136*[.G223]))" office:value-type="float" office:value="23.4383546315835" calcext:value-type="float">
            <text:p>23.4383546315835</text:p>
          </table:table-cell>
          <table:table-cell table:formula="of:=DEGREES(ATAN2(COS(RADIANS([.P223]));COS(RADIANS([.R223]))*SIN(RADIANS([.P223]))))" office:value-type="float" office:value="-86.3847686153568" calcext:value-type="float">
            <text:p>-86.3847686153568</text:p>
          </table:table-cell>
          <table:table-cell table:formula="of:=DEGREES(ASIN(SIN(RADIANS([.R223]))*SIN(RADIANS([.P223]))))" office:value-type="float" office:value="-23.3967313533781" calcext:value-type="float">
            <text:p>-23.3967313533781</text:p>
          </table:table-cell>
          <table:table-cell table:formula="of:=TAN(RADIANS([.R223]/2))*TAN(RADIANS([.R223]/2))" office:value-type="float" office:value="0.0430309927768091" calcext:value-type="float">
            <text:p>0.0430309927768091</text:p>
          </table:table-cell>
          <table:table-cell table:formula="of:=4*DEGREES([.U223]*SIN(2*RADIANS([.I223]))-2*[.K223]*SIN(RADIANS([.J223]))+4*[.K223]*[.U223]*SIN(RADIANS([.J223]))*COS(2*RADIANS([.I223]))-0.5*[.U223]*[.U223]*SIN(4*RADIANS([.I223]))-1.25*[.K223]*[.K223]*SIN(2*RADIANS([.J223])))" office:value-type="float" office:value="0.123487487741662" calcext:value-type="float">
            <text:p>0.123487487741662</text:p>
          </table:table-cell>
          <table:table-cell table:formula="of:=DEGREES(ACOS(COS(RADIANS(90.833))/(COS(RADIANS([.$B$3]))*COS(RADIANS([.T223])))-TAN(RADIANS([.$B$3]))*TAN(RADIANS([.T223]))))" office:value-type="float" office:value="61.514884520138" calcext:value-type="float">
            <text:p>61.514884520138</text:p>
          </table:table-cell>
          <table:table-cell table:style-name="ce8" table:formula="of:=(720-4*[.$B$4]-[.V223]+[.$B$5]*60)/1440" office:value-type="time" office:time-value="PT11H53M26.723550736S" calcext:value-type="time">
            <text:p>11:53:26</text:p>
          </table:table-cell>
          <table:table-cell table:style-name="ce8" table:formula="of:=[.X223]-[.W223]*4/1440" office:value-type="time" office:time-value="PT07H47M23.151265902S" calcext:value-type="time">
            <text:p>7:47:23</text:p>
          </table:table-cell>
          <table:table-cell table:style-name="ce8" table:formula="of:=[.X223]+[.W223]*4/1440" office:value-type="time" office:time-value="PT15H59M30.295835569S" calcext:value-type="time">
            <text:p>15:59:30</text:p>
          </table:table-cell>
          <table:table-cell table:style-name="ce11" table:formula="of:=8*[.W223]" office:value-type="float" office:value="492.119076161104" calcext:value-type="float">
            <text:p>492.119076161104</text:p>
          </table:table-cell>
          <table:table-cell table:formula="of:=MOD([.E223]*1440+[.V223]+4*[.$B$4]-60*[.$B$5];1440)" office:value-type="float" office:value="1338.55460748774" calcext:value-type="float">
            <text:p>1338.55460748774</text:p>
          </table:table-cell>
          <table:table-cell table:formula="of:=IF([.AB223]/4&lt;0;[.AB223]/4+180;[.AB223]/4-180)" office:value-type="float" office:value="154.638651871935" calcext:value-type="float">
            <text:p>154.638651871935</text:p>
          </table:table-cell>
          <table:table-cell table:formula="of:=DEGREES(ACOS(SIN(RADIANS([.$B$3]))*SIN(RADIANS([.T223]))+COS(RADIANS([.$B$3]))*COS(RADIANS([.T223]))*COS(RADIANS([.AC223]))))" office:value-type="float" office:value="147.408081703228" calcext:value-type="float">
            <text:p>147.408081703228</text:p>
          </table:table-cell>
          <table:table-cell table:formula="of:=90-[.AD223]" office:value-type="float" office:value="-57.4080817032278" calcext:value-type="float">
            <text:p>-57.4080817032278</text:p>
          </table:table-cell>
          <table:table-cell table:formula="of:=IF([.AE223]&gt;85;0;IF([.AE223]&gt;5;58.1/TAN(RADIANS([.AE223]))-0.07/POWER(TAN(RADIANS([.AE223]));3)+0.000086/POWER(TAN(RADIANS([.AE223]));5);IF([.AE223]&gt;-0.575;1735+[.AE223]*(-518.2+[.AE223]*(103.4+[.AE223]*(-12.79+[.AE223]*0.711)));-20.772/TAN(RADIANS([.AE223])))))/3600" office:value-type="float" office:value="0.00368892230939325" calcext:value-type="float">
            <text:p>0.00368892230939325</text:p>
          </table:table-cell>
          <table:table-cell table:formula="of:=[.AE223]+[.AF223]" office:value-type="float" office:value="-57.4043927809184" calcext:value-type="float">
            <text:p>-57.4043927809184</text:p>
          </table:table-cell>
          <table:table-cell table:formula="of:=IF([.AC223]&gt;0;MOD(DEGREES(ACOS(((SIN(RADIANS([.$B$3]))*COS(RADIANS([.AD223])))-SIN(RADIANS([.T223])))/(COS(RADIANS([.$B$3]))*SIN(RADIANS([.AD223])))))+180;360);MOD(540-DEGREES(ACOS(((SIN(RADIANS([.$B$3]))*COS(RADIANS([.AD223])))-SIN(RADIANS([.T223])))/(COS(RADIANS([.$B$3]))*SIN(RADIANS([.AD223])))));360))" office:value-type="float" office:value="313.130470904381" calcext:value-type="float">
            <text:p>313.130470904381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223]+0.1/24" office:value-type="time" office:time-value="PT22H18M00S" calcext:value-type="time">
            <text:p>22:18:00</text:p>
          </table:table-cell>
          <table:table-cell table:style-name="ce9" table:formula="of:=[.D224]+2415018.5+[.E224]-[.$B$5]/24" office:value-type="float" office:value="2461034.3875" calcext:value-type="float">
            <text:p>2461034.39</text:p>
          </table:table-cell>
          <table:table-cell table:style-name="ce10" table:formula="of:=([.F224]-2451545)/36525" office:value-type="float" office:value="0.25980527036277" calcext:value-type="float">
            <text:p>0.25980527</text:p>
          </table:table-cell>
          <table:table-cell/>
          <table:table-cell table:formula="of:=MOD(280.46646+[.G224]*(36000.76983+[.G224]*0.0003032);360)" office:value-type="float" office:value="273.656219416645" calcext:value-type="float">
            <text:p>273.656219416645</text:p>
          </table:table-cell>
          <table:table-cell table:formula="of:=357.52911+[.G224]*(35999.05029-0.0001537*[.G224])" office:value-type="float" office:value="9710.27209302185" calcext:value-type="float">
            <text:p>9710.27209302185</text:p>
          </table:table-cell>
          <table:table-cell table:formula="of:=0.016708634-[.G224]*(0.000042037+0.0000001267*[.G224])" office:value-type="float" office:value="0.0166977040137545" calcext:value-type="float">
            <text:p>0.0166977040137545</text:p>
          </table:table-cell>
          <table:table-cell table:formula="of:=SIN(RADIANS([.J224]))*(1.914602-[.G224]*(0.004817+0.000014*[.G224]))+SIN(RADIANS(2*[.J224]))*(0.019993-0.000101*[.G224])+SIN(RADIANS(3*[.J224]))*0.000289" office:value-type="float" office:value="-0.330089097496194" calcext:value-type="float">
            <text:p>-0.330089097496194</text:p>
          </table:table-cell>
          <table:table-cell table:formula="of:=[.I224]+[.L224]" office:value-type="float" office:value="273.326130319149" calcext:value-type="float">
            <text:p>273.326130319149</text:p>
          </table:table-cell>
          <table:table-cell table:formula="of:=[.J224]+[.L224]" office:value-type="float" office:value="9709.94200392436" calcext:value-type="float">
            <text:p>9709.94200392436</text:p>
          </table:table-cell>
          <table:table-cell table:formula="of:=(1.000001018*(1-[.K224]*[.K224]))/(1+[.K224]*COS(RADIANS([.N224])))" office:value-type="float" office:value="0.983551549783388" calcext:value-type="float">
            <text:p>0.983551549783388</text:p>
          </table:table-cell>
          <table:table-cell table:formula="of:=[.M224]-0.00569-0.00478*SIN(RADIANS(125.04-1934.136*[.G224]))" office:value-type="float" office:value="273.321874408544" calcext:value-type="float">
            <text:p>273.321874408544</text:p>
          </table:table-cell>
          <table:table-cell table:formula="of:=23+(26+((21.448-[.G224]*(46.815+[.G224]*(0.00059-[.G224]*0.001813))))/60)/60" office:value-type="float" office:value="23.4359125578437" calcext:value-type="float">
            <text:p>23.4359125578437</text:p>
          </table:table-cell>
          <table:table-cell table:formula="of:=[.Q224]+0.00256*COS(RADIANS(125.04-1934.136*[.G224]))" office:value-type="float" office:value="23.4383546271424" calcext:value-type="float">
            <text:p>23.4383546271424</text:p>
          </table:table-cell>
          <table:table-cell table:formula="of:=DEGREES(ATAN2(COS(RADIANS([.P224]));COS(RADIANS([.R224]))*SIN(RADIANS([.P224]))))" office:value-type="float" office:value="-86.3801449855608" calcext:value-type="float">
            <text:p>-86.3801449855608</text:p>
          </table:table-cell>
          <table:table-cell table:formula="of:=DEGREES(ASIN(SIN(RADIANS([.R224]))*SIN(RADIANS([.P224]))))" office:value-type="float" office:value="-23.3966248161475" calcext:value-type="float">
            <text:p>-23.3966248161475</text:p>
          </table:table-cell>
          <table:table-cell table:formula="of:=TAN(RADIANS([.R224]/2))*TAN(RADIANS([.R224]/2))" office:value-type="float" office:value="0.0430309927600381" calcext:value-type="float">
            <text:p>0.0430309927600381</text:p>
          </table:table-cell>
          <table:table-cell table:formula="of:=4*DEGREES([.U224]*SIN(2*RADIANS([.I224]))-2*[.K224]*SIN(RADIANS([.J224]))+4*[.K224]*[.U224]*SIN(RADIANS([.J224]))*COS(2*RADIANS([.I224]))-0.5*[.U224]*[.U224]*SIN(4*RADIANS([.I224]))-1.25*[.K224]*[.K224]*SIN(2*RADIANS([.J224])))" office:value-type="float" office:value="0.121426661874123" calcext:value-type="float">
            <text:p>0.121426661874123</text:p>
          </table:table-cell>
          <table:table-cell table:formula="of:=DEGREES(ACOS(COS(RADIANS(90.833))/(COS(RADIANS([.$B$3]))*COS(RADIANS([.T224])))-TAN(RADIANS([.$B$3]))*TAN(RADIANS([.T224]))))" office:value-type="float" office:value="61.5150499330117" calcext:value-type="float">
            <text:p>61.5150499330117</text:p>
          </table:table-cell>
          <table:table-cell table:style-name="ce8" table:formula="of:=(720-4*[.$B$4]-[.V224]+[.$B$5]*60)/1440" office:value-type="time" office:time-value="PT11H53M26.847200288S" calcext:value-type="time">
            <text:p>11:53:26</text:p>
          </table:table-cell>
          <table:table-cell table:style-name="ce8" table:formula="of:=[.X224]-[.W224]*4/1440" office:value-type="time" office:time-value="PT07H47M23.235216365S" calcext:value-type="time">
            <text:p>7:47:23</text:p>
          </table:table-cell>
          <table:table-cell table:style-name="ce8" table:formula="of:=[.X224]+[.W224]*4/1440" office:value-type="time" office:time-value="PT15H59M30.45918421S" calcext:value-type="time">
            <text:p>15:59:30</text:p>
          </table:table-cell>
          <table:table-cell table:style-name="ce11" table:formula="of:=8*[.W224]" office:value-type="float" office:value="492.120399464094" calcext:value-type="float">
            <text:p>492.120399464094</text:p>
          </table:table-cell>
          <table:table-cell table:formula="of:=MOD([.E224]*1440+[.V224]+4*[.$B$4]-60*[.$B$5];1440)" office:value-type="float" office:value="1344.55254666187" calcext:value-type="float">
            <text:p>1344.55254666187</text:p>
          </table:table-cell>
          <table:table-cell table:formula="of:=IF([.AB224]/4&lt;0;[.AB224]/4+180;[.AB224]/4-180)" office:value-type="float" office:value="156.138136665468" calcext:value-type="float">
            <text:p>156.138136665468</text:p>
          </table:table-cell>
          <table:table-cell table:formula="of:=DEGREES(ACOS(SIN(RADIANS([.$B$3]))*SIN(RADIANS([.T224]))+COS(RADIANS([.$B$3]))*COS(RADIANS([.T224]))*COS(RADIANS([.AC224]))))" office:value-type="float" office:value="148.110033207349" calcext:value-type="float">
            <text:p>148.110033207349</text:p>
          </table:table-cell>
          <table:table-cell table:formula="of:=90-[.AD224]" office:value-type="float" office:value="-58.1100332073493" calcext:value-type="float">
            <text:p>-58.1100332073493</text:p>
          </table:table-cell>
          <table:table-cell table:formula="of:=IF([.AE224]&gt;85;0;IF([.AE224]&gt;5;58.1/TAN(RADIANS([.AE224]))-0.07/POWER(TAN(RADIANS([.AE224]));3)+0.000086/POWER(TAN(RADIANS([.AE224]));5);IF([.AE224]&gt;-0.575;1735+[.AE224]*(-518.2+[.AE224]*(103.4+[.AE224]*(-12.79+[.AE224]*0.711)));-20.772/TAN(RADIANS([.AE224])))))/3600" office:value-type="float" office:value="0.00359010697385259" calcext:value-type="float">
            <text:p>0.00359010697385259</text:p>
          </table:table-cell>
          <table:table-cell table:formula="of:=[.AE224]+[.AF224]" office:value-type="float" office:value="-58.1064431003754" calcext:value-type="float">
            <text:p>-58.1064431003754</text:p>
          </table:table-cell>
          <table:table-cell table:formula="of:=IF([.AC224]&gt;0;MOD(DEGREES(ACOS(((SIN(RADIANS([.$B$3]))*COS(RADIANS([.AD224])))-SIN(RADIANS([.T224])))/(COS(RADIANS([.$B$3]))*SIN(RADIANS([.AD224])))))+180;360);MOD(540-DEGREES(ACOS(((SIN(RADIANS([.$B$3]))*COS(RADIANS([.AD224])))-SIN(RADIANS([.T224])))/(COS(RADIANS([.$B$3]))*SIN(RADIANS([.AD224])))));360))" office:value-type="float" office:value="315.349520726176" calcext:value-type="float">
            <text:p>315.349520726176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224]+0.1/24" office:value-type="time" office:time-value="PT22H24M00S" calcext:value-type="time">
            <text:p>22:24:00</text:p>
          </table:table-cell>
          <table:table-cell table:style-name="ce9" table:formula="of:=[.D225]+2415018.5+[.E225]-[.$B$5]/24" office:value-type="float" office:value="2461034.39166667" calcext:value-type="float">
            <text:p>2461034.39</text:p>
          </table:table-cell>
          <table:table-cell table:style-name="ce10" table:formula="of:=([.F225]-2451545)/36525" office:value-type="float" office:value="0.25980538443988" calcext:value-type="float">
            <text:p>0.25980538</text:p>
          </table:table-cell>
          <table:table-cell/>
          <table:table-cell table:formula="of:=MOD(280.46646+[.G225]*(36000.76983+[.G225]*0.0003032);360)" office:value-type="float" office:value="273.660326280418" calcext:value-type="float">
            <text:p>273.660326280418</text:p>
          </table:table-cell>
          <table:table-cell table:formula="of:=357.52911+[.G225]*(35999.05029-0.0001537*[.G225])" office:value-type="float" office:value="9710.27619968944" calcext:value-type="float">
            <text:p>9710.27619968944</text:p>
          </table:table-cell>
          <table:table-cell table:formula="of:=0.016708634-[.G225]*(0.000042037+0.0000001267*[.G225])" office:value-type="float" office:value="0.0166977040089516" calcext:value-type="float">
            <text:p>0.0166977040089516</text:p>
          </table:table-cell>
          <table:table-cell table:formula="of:=SIN(RADIANS([.J225]))*(1.914602-[.G225]*(0.004817+0.000014*[.G225]))+SIN(RADIANS(2*[.J225]))*(0.019993-0.000101*[.G225])+SIN(RADIANS(3*[.J225]))*0.000289" office:value-type="float" office:value="-0.329951176251483" calcext:value-type="float">
            <text:p>-0.329951176251483</text:p>
          </table:table-cell>
          <table:table-cell table:formula="of:=[.I225]+[.L225]" office:value-type="float" office:value="273.330375104167" calcext:value-type="float">
            <text:p>273.330375104167</text:p>
          </table:table-cell>
          <table:table-cell table:formula="of:=[.J225]+[.L225]" office:value-type="float" office:value="9709.94624851319" calcext:value-type="float">
            <text:p>9709.94624851319</text:p>
          </table:table-cell>
          <table:table-cell table:formula="of:=(1.000001018*(1-[.K225]*[.K225]))/(1+[.K225]*COS(RADIANS([.N225])))" office:value-type="float" office:value="0.983551340786401" calcext:value-type="float">
            <text:p>0.983551340786401</text:p>
          </table:table-cell>
          <table:table-cell table:formula="of:=[.M225]-0.00569-0.00478*SIN(RADIANS(125.04-1934.136*[.G225]))" office:value-type="float" office:value="273.326119211121" calcext:value-type="float">
            <text:p>273.326119211121</text:p>
          </table:table-cell>
          <table:table-cell table:formula="of:=23+(26+((21.448-[.G225]*(46.815+[.G225]*(0.00059-[.G225]*0.001813))))/60)/60" office:value-type="float" office:value="23.4359125563603" calcext:value-type="float">
            <text:p>23.4359125563603</text:p>
          </table:table-cell>
          <table:table-cell table:formula="of:=[.Q225]+0.00256*COS(RADIANS(125.04-1934.136*[.G225]))" office:value-type="float" office:value="23.4383546227012" calcext:value-type="float">
            <text:p>23.4383546227012</text:p>
          </table:table-cell>
          <table:table-cell table:formula="of:=DEGREES(ATAN2(COS(RADIANS([.P225]));COS(RADIANS([.R225]))*SIN(RADIANS([.P225]))))" office:value-type="float" office:value="-86.3755213617643" calcext:value-type="float">
            <text:p>-86.3755213617643</text:p>
          </table:table-cell>
          <table:table-cell table:formula="of:=DEGREES(ASIN(SIN(RADIANS([.R225]))*SIN(RADIANS([.P225]))))" office:value-type="float" office:value="-23.396518142904" calcext:value-type="float">
            <text:p>-23.396518142904</text:p>
          </table:table-cell>
          <table:table-cell table:formula="of:=TAN(RADIANS([.R225]/2))*TAN(RADIANS([.R225]/2))" office:value-type="float" office:value="0.043030992743267" calcext:value-type="float">
            <text:p>0.043030992743267</text:p>
          </table:table-cell>
          <table:table-cell table:formula="of:=4*DEGREES([.U225]*SIN(2*RADIANS([.I225]))-2*[.K225]*SIN(RADIANS([.J225]))+4*[.K225]*[.U225]*SIN(RADIANS([.J225]))*COS(2*RADIANS([.I225]))-0.5*[.U225]*[.U225]*SIN(4*RADIANS([.I225]))-1.25*[.K225]*[.K225]*SIN(2*RADIANS([.J225])))" office:value-type="float" office:value="0.119365858111941" calcext:value-type="float">
            <text:p>0.119365858111941</text:p>
          </table:table-cell>
          <table:table-cell table:formula="of:=DEGREES(ACOS(COS(RADIANS(90.833))/(COS(RADIANS([.$B$3]))*COS(RADIANS([.T225])))-TAN(RADIANS([.$B$3]))*TAN(RADIANS([.T225]))))" office:value-type="float" office:value="61.5152155565423" calcext:value-type="float">
            <text:p>61.5152155565423</text:p>
          </table:table-cell>
          <table:table-cell table:style-name="ce8" table:formula="of:=(720-4*[.$B$4]-[.V225]+[.$B$5]*60)/1440" office:value-type="time" office:time-value="PT11H53M26.970848513S" calcext:value-type="time">
            <text:p>11:53:26</text:p>
          </table:table-cell>
          <table:table-cell table:style-name="ce8" table:formula="of:=[.X225]-[.W225]*4/1440" office:value-type="time" office:time-value="PT07H47M23.319114943S" calcext:value-type="time">
            <text:p>7:47:23</text:p>
          </table:table-cell>
          <table:table-cell table:style-name="ce8" table:formula="of:=[.X225]+[.W225]*4/1440" office:value-type="time" office:time-value="PT15H59M30.622582083S" calcext:value-type="time">
            <text:p>15:59:30</text:p>
          </table:table-cell>
          <table:table-cell table:style-name="ce11" table:formula="of:=8*[.W225]" office:value-type="float" office:value="492.121724452338" calcext:value-type="float">
            <text:p>492.121724452338</text:p>
          </table:table-cell>
          <table:table-cell table:formula="of:=MOD([.E225]*1440+[.V225]+4*[.$B$4]-60*[.$B$5];1440)" office:value-type="float" office:value="1350.55048585811" calcext:value-type="float">
            <text:p>1350.55048585811</text:p>
          </table:table-cell>
          <table:table-cell table:formula="of:=IF([.AB225]/4&lt;0;[.AB225]/4+180;[.AB225]/4-180)" office:value-type="float" office:value="157.637621464527" calcext:value-type="float">
            <text:p>157.637621464527</text:p>
          </table:table-cell>
          <table:table-cell table:formula="of:=DEGREES(ACOS(SIN(RADIANS([.$B$3]))*SIN(RADIANS([.T225]))+COS(RADIANS([.$B$3]))*COS(RADIANS([.T225]))*COS(RADIANS([.AC225]))))" office:value-type="float" office:value="148.784534309742" calcext:value-type="float">
            <text:p>148.784534309742</text:p>
          </table:table-cell>
          <table:table-cell table:formula="of:=90-[.AD225]" office:value-type="float" office:value="-58.7845343097423" calcext:value-type="float">
            <text:p>-58.7845343097423</text:p>
          </table:table-cell>
          <table:table-cell table:formula="of:=IF([.AE225]&gt;85;0;IF([.AE225]&gt;5;58.1/TAN(RADIANS([.AE225]))-0.07/POWER(TAN(RADIANS([.AE225]));3)+0.000086/POWER(TAN(RADIANS([.AE225]));5);IF([.AE225]&gt;-0.575;1735+[.AE225]*(-518.2+[.AE225]*(103.4+[.AE225]*(-12.79+[.AE225]*0.711)));-20.772/TAN(RADIANS([.AE225])))))/3600" office:value-type="float" office:value="0.00349656528741416" calcext:value-type="float">
            <text:p>0.00349656528741416</text:p>
          </table:table-cell>
          <table:table-cell table:formula="of:=[.AE225]+[.AF225]" office:value-type="float" office:value="-58.7810377444549" calcext:value-type="float">
            <text:p>-58.7810377444549</text:p>
          </table:table-cell>
          <table:table-cell table:formula="of:=IF([.AC225]&gt;0;MOD(DEGREES(ACOS(((SIN(RADIANS([.$B$3]))*COS(RADIANS([.AD225])))-SIN(RADIANS([.T225])))/(COS(RADIANS([.$B$3]))*SIN(RADIANS([.AD225])))))+180;360);MOD(540-DEGREES(ACOS(((SIN(RADIANS([.$B$3]))*COS(RADIANS([.AD225])))-SIN(RADIANS([.T225])))/(COS(RADIANS([.$B$3]))*SIN(RADIANS([.AD225])))));360))" office:value-type="float" office:value="317.642123636923" calcext:value-type="float">
            <text:p>317.642123636923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225]+0.1/24" office:value-type="time" office:time-value="PT22H30M00S" calcext:value-type="time">
            <text:p>22:30:00</text:p>
          </table:table-cell>
          <table:table-cell table:style-name="ce9" table:formula="of:=[.D226]+2415018.5+[.E226]-[.$B$5]/24" office:value-type="float" office:value="2461034.39583333" calcext:value-type="float">
            <text:p>2461034.40</text:p>
          </table:table-cell>
          <table:table-cell table:style-name="ce10" table:formula="of:=([.F226]-2451545)/36525" office:value-type="float" office:value="0.259805498517002" calcext:value-type="float">
            <text:p>0.25980550</text:p>
          </table:table-cell>
          <table:table-cell/>
          <table:table-cell table:formula="of:=MOD(280.46646+[.G226]*(36000.76983+[.G226]*0.0003032);360)" office:value-type="float" office:value="273.66443314465" calcext:value-type="float">
            <text:p>273.66443314465</text:p>
          </table:table-cell>
          <table:table-cell table:formula="of:=357.52911+[.G226]*(35999.05029-0.0001537*[.G226])" office:value-type="float" office:value="9710.28030635749" calcext:value-type="float">
            <text:p>9710.28030635749</text:p>
          </table:table-cell>
          <table:table-cell table:formula="of:=0.016708634-[.G226]*(0.000042037+0.0000001267*[.G226])" office:value-type="float" office:value="0.0166977040041486" calcext:value-type="float">
            <text:p>0.0166977040041486</text:p>
          </table:table-cell>
          <table:table-cell table:formula="of:=SIN(RADIANS([.J226]))*(1.914602-[.G226]*(0.004817+0.000014*[.G226]))+SIN(RADIANS(2*[.J226]))*(0.019993-0.000101*[.G226])+SIN(RADIANS(3*[.J226]))*0.000289" office:value-type="float" office:value="-0.329813253188132" calcext:value-type="float">
            <text:p>-0.329813253188132</text:p>
          </table:table-cell>
          <table:table-cell table:formula="of:=[.I226]+[.L226]" office:value-type="float" office:value="273.334619891461" calcext:value-type="float">
            <text:p>273.334619891461</text:p>
          </table:table-cell>
          <table:table-cell table:formula="of:=[.J226]+[.L226]" office:value-type="float" office:value="9709.9504931043" calcext:value-type="float">
            <text:p>9709.9504931043</text:p>
          </table:table-cell>
          <table:table-cell table:formula="of:=(1.000001018*(1-[.K226]*[.K226]))/(1+[.K226]*COS(RADIANS([.N226])))" office:value-type="float" office:value="0.983551131876704" calcext:value-type="float">
            <text:p>0.983551131876704</text:p>
          </table:table-cell>
          <table:table-cell table:formula="of:=[.M226]-0.00569-0.00478*SIN(RADIANS(125.04-1934.136*[.G226]))" office:value-type="float" office:value="273.330364015975" calcext:value-type="float">
            <text:p>273.330364015975</text:p>
          </table:table-cell>
          <table:table-cell table:formula="of:=23+(26+((21.448-[.G226]*(46.815+[.G226]*(0.00059-[.G226]*0.001813))))/60)/60" office:value-type="float" office:value="23.4359125548768" calcext:value-type="float">
            <text:p>23.4359125548768</text:p>
          </table:table-cell>
          <table:table-cell table:formula="of:=[.Q226]+0.00256*COS(RADIANS(125.04-1934.136*[.G226]))" office:value-type="float" office:value="23.43835461826" calcext:value-type="float">
            <text:p>23.43835461826</text:p>
          </table:table-cell>
          <table:table-cell table:formula="of:=DEGREES(ATAN2(COS(RADIANS([.P226]));COS(RADIANS([.R226]))*SIN(RADIANS([.P226]))))" office:value-type="float" office:value="-86.3708977429414" calcext:value-type="float">
            <text:p>-86.3708977429414</text:p>
          </table:table-cell>
          <table:table-cell table:formula="of:=DEGREES(ASIN(SIN(RADIANS([.R226]))*SIN(RADIANS([.P226]))))" office:value-type="float" office:value="-23.3964113336245" calcext:value-type="float">
            <text:p>-23.3964113336245</text:p>
          </table:table-cell>
          <table:table-cell table:formula="of:=TAN(RADIANS([.R226]/2))*TAN(RADIANS([.R226]/2))" office:value-type="float" office:value="0.0430309927264956" calcext:value-type="float">
            <text:p>0.0430309927264956</text:p>
          </table:table-cell>
          <table:table-cell table:formula="of:=4*DEGREES([.U226]*SIN(2*RADIANS([.I226]))-2*[.K226]*SIN(RADIANS([.J226]))+4*[.K226]*[.U226]*SIN(RADIANS([.J226]))*COS(2*RADIANS([.I226]))-0.5*[.U226]*[.U226]*SIN(4*RADIANS([.I226]))-1.25*[.K226]*[.K226]*SIN(2*RADIANS([.J226])))" office:value-type="float" office:value="0.117305076033347" calcext:value-type="float">
            <text:p>0.117305076033347</text:p>
          </table:table-cell>
          <table:table-cell table:formula="of:=DEGREES(ACOS(COS(RADIANS(90.833))/(COS(RADIANS([.$B$3]))*COS(RADIANS([.T226])))-TAN(RADIANS([.$B$3]))*TAN(RADIANS([.T226]))))" office:value-type="float" office:value="61.5153813907637" calcext:value-type="float">
            <text:p>61.5153813907637</text:p>
          </table:table-cell>
          <table:table-cell table:style-name="ce8" table:formula="of:=(720-4*[.$B$4]-[.V226]+[.$B$5]*60)/1440" office:value-type="time" office:time-value="PT11H53M27.094495438S" calcext:value-type="time">
            <text:p>11:53:27</text:p>
          </table:table-cell>
          <table:table-cell table:style-name="ce8" table:formula="of:=[.X226]-[.W226]*4/1440" office:value-type="time" office:time-value="PT07H47M23.402961655S" calcext:value-type="time">
            <text:p>7:47:23</text:p>
          </table:table-cell>
          <table:table-cell table:style-name="ce8" table:formula="of:=[.X226]+[.W226]*4/1440" office:value-type="time" office:time-value="PT15H59M30.786029221S" calcext:value-type="time">
            <text:p>15:59:30</text:p>
          </table:table-cell>
          <table:table-cell table:style-name="ce11" table:formula="of:=8*[.W226]" office:value-type="float" office:value="492.123051126109" calcext:value-type="float">
            <text:p>492.123051126109</text:p>
          </table:table-cell>
          <table:table-cell table:formula="of:=MOD([.E226]*1440+[.V226]+4*[.$B$4]-60*[.$B$5];1440)" office:value-type="float" office:value="1356.54842507603" calcext:value-type="float">
            <text:p>1356.54842507603</text:p>
          </table:table-cell>
          <table:table-cell table:formula="of:=IF([.AB226]/4&lt;0;[.AB226]/4+180;[.AB226]/4-180)" office:value-type="float" office:value="159.137106269008" calcext:value-type="float">
            <text:p>159.137106269008</text:p>
          </table:table-cell>
          <table:table-cell table:formula="of:=DEGREES(ACOS(SIN(RADIANS([.$B$3]))*SIN(RADIANS([.T226]))+COS(RADIANS([.$B$3]))*COS(RADIANS([.T226]))*COS(RADIANS([.AC226]))))" office:value-type="float" office:value="149.429581653792" calcext:value-type="float">
            <text:p>149.429581653792</text:p>
          </table:table-cell>
          <table:table-cell table:formula="of:=90-[.AD226]" office:value-type="float" office:value="-59.4295816537922" calcext:value-type="float">
            <text:p>-59.4295816537922</text:p>
          </table:table-cell>
          <table:table-cell table:formula="of:=IF([.AE226]&gt;85;0;IF([.AE226]&gt;5;58.1/TAN(RADIANS([.AE226]))-0.07/POWER(TAN(RADIANS([.AE226]));3)+0.000086/POWER(TAN(RADIANS([.AE226]));5);IF([.AE226]&gt;-0.575;1735+[.AE226]*(-518.2+[.AE226]*(103.4+[.AE226]*(-12.79+[.AE226]*0.711)));-20.772/TAN(RADIANS([.AE226])))))/3600" office:value-type="float" office:value="0.0034083487558805" calcext:value-type="float">
            <text:p>0.0034083487558805</text:p>
          </table:table-cell>
          <table:table-cell table:formula="of:=[.AE226]+[.AF226]" office:value-type="float" office:value="-59.4261733050363" calcext:value-type="float">
            <text:p>-59.4261733050363</text:p>
          </table:table-cell>
          <table:table-cell table:formula="of:=IF([.AC226]&gt;0;MOD(DEGREES(ACOS(((SIN(RADIANS([.$B$3]))*COS(RADIANS([.AD226])))-SIN(RADIANS([.T226])))/(COS(RADIANS([.$B$3]))*SIN(RADIANS([.AD226])))))+180;360);MOD(540-DEGREES(ACOS(((SIN(RADIANS([.$B$3]))*COS(RADIANS([.AD226])))-SIN(RADIANS([.T226])))/(COS(RADIANS([.$B$3]))*SIN(RADIANS([.AD226])))));360))" office:value-type="float" office:value="320.010048552823" calcext:value-type="float">
            <text:p>320.010048552823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226]+0.1/24" office:value-type="time" office:time-value="PT22H36M00S" calcext:value-type="time">
            <text:p>22:36:00</text:p>
          </table:table-cell>
          <table:table-cell table:style-name="ce9" table:formula="of:=[.D227]+2415018.5+[.E227]-[.$B$5]/24" office:value-type="float" office:value="2461034.4" calcext:value-type="float">
            <text:p>2461034.40</text:p>
          </table:table-cell>
          <table:table-cell table:style-name="ce10" table:formula="of:=([.F227]-2451545)/36525" office:value-type="float" office:value="0.259805612594124" calcext:value-type="float">
            <text:p>0.25980561</text:p>
          </table:table-cell>
          <table:table-cell/>
          <table:table-cell table:formula="of:=MOD(280.46646+[.G227]*(36000.76983+[.G227]*0.0003032);360)" office:value-type="float" office:value="273.668540008883" calcext:value-type="float">
            <text:p>273.668540008883</text:p>
          </table:table-cell>
          <table:table-cell table:formula="of:=357.52911+[.G227]*(35999.05029-0.0001537*[.G227])" office:value-type="float" office:value="9710.28441302553" calcext:value-type="float">
            <text:p>9710.28441302553</text:p>
          </table:table-cell>
          <table:table-cell table:formula="of:=0.016708634-[.G227]*(0.000042037+0.0000001267*[.G227])" office:value-type="float" office:value="0.0166977039993456" calcext:value-type="float">
            <text:p>0.0166977039993456</text:p>
          </table:table-cell>
          <table:table-cell table:formula="of:=SIN(RADIANS([.J227]))*(1.914602-[.G227]*(0.004817+0.000014*[.G227]))+SIN(RADIANS(2*[.J227]))*(0.019993-0.000101*[.G227])+SIN(RADIANS(3*[.J227]))*0.000289" office:value-type="float" office:value="-0.329675328322314" calcext:value-type="float">
            <text:p>-0.329675328322314</text:p>
          </table:table-cell>
          <table:table-cell table:formula="of:=[.I227]+[.L227]" office:value-type="float" office:value="273.33886468056" calcext:value-type="float">
            <text:p>273.33886468056</text:p>
          </table:table-cell>
          <table:table-cell table:formula="of:=[.J227]+[.L227]" office:value-type="float" office:value="9709.95473769721" calcext:value-type="float">
            <text:p>9709.95473769721</text:p>
          </table:table-cell>
          <table:table-cell table:formula="of:=(1.000001018*(1-[.K227]*[.K227]))/(1+[.K227]*COS(RADIANS([.N227])))" office:value-type="float" office:value="0.983550923054321" calcext:value-type="float">
            <text:p>0.983550923054321</text:p>
          </table:table-cell>
          <table:table-cell table:formula="of:=[.M227]-0.00569-0.00478*SIN(RADIANS(125.04-1934.136*[.G227]))" office:value-type="float" office:value="273.334608822633" calcext:value-type="float">
            <text:p>273.334608822633</text:p>
          </table:table-cell>
          <table:table-cell table:formula="of:=23+(26+((21.448-[.G227]*(46.815+[.G227]*(0.00059-[.G227]*0.001813))))/60)/60" office:value-type="float" office:value="23.4359125533933" calcext:value-type="float">
            <text:p>23.4359125533933</text:p>
          </table:table-cell>
          <table:table-cell table:formula="of:=[.Q227]+0.00256*COS(RADIANS(125.04-1934.136*[.G227]))" office:value-type="float" office:value="23.4383546138187" calcext:value-type="float">
            <text:p>23.4383546138187</text:p>
          </table:table-cell>
          <table:table-cell table:formula="of:=DEGREES(ATAN2(COS(RADIANS([.P227]));COS(RADIANS([.R227]))*SIN(RADIANS([.P227]))))" office:value-type="float" office:value="-86.3662741296163" calcext:value-type="float">
            <text:p>-86.3662741296163</text:p>
          </table:table-cell>
          <table:table-cell table:formula="of:=DEGREES(ASIN(SIN(RADIANS([.R227]))*SIN(RADIANS([.P227]))))" office:value-type="float" office:value="-23.3963043883215" calcext:value-type="float">
            <text:p>-23.3963043883215</text:p>
          </table:table-cell>
          <table:table-cell table:formula="of:=TAN(RADIANS([.R227]/2))*TAN(RADIANS([.R227]/2))" office:value-type="float" office:value="0.0430309927097242" calcext:value-type="float">
            <text:p>0.0430309927097242</text:p>
          </table:table-cell>
          <table:table-cell table:formula="of:=4*DEGREES([.U227]*SIN(2*RADIANS([.I227]))-2*[.K227]*SIN(RADIANS([.J227]))+4*[.K227]*[.U227]*SIN(RADIANS([.J227]))*COS(2*RADIANS([.I227]))-0.5*[.U227]*[.U227]*SIN(4*RADIANS([.I227]))-1.25*[.K227]*[.K227]*SIN(2*RADIANS([.J227])))" office:value-type="float" office:value="0.115244315907665" calcext:value-type="float">
            <text:p>0.115244315907665</text:p>
          </table:table-cell>
          <table:table-cell table:formula="of:=DEGREES(ACOS(COS(RADIANS(90.833))/(COS(RADIANS([.$B$3]))*COS(RADIANS([.T227])))-TAN(RADIANS([.$B$3]))*TAN(RADIANS([.T227]))))" office:value-type="float" office:value="61.5155474356542" calcext:value-type="float">
            <text:p>61.5155474356542</text:p>
          </table:table-cell>
          <table:table-cell table:style-name="ce8" table:formula="of:=(720-4*[.$B$4]-[.V227]+[.$B$5]*60)/1440" office:value-type="time" office:time-value="PT11H53M27.218141046S" calcext:value-type="time">
            <text:p>11:53:27</text:p>
          </table:table-cell>
          <table:table-cell table:style-name="ce8" table:formula="of:=[.X227]-[.W227]*4/1440" office:value-type="time" office:time-value="PT07H47M23.486756489S" calcext:value-type="time">
            <text:p>7:47:23</text:p>
          </table:table-cell>
          <table:table-cell table:style-name="ce8" table:formula="of:=[.X227]+[.W227]*4/1440" office:value-type="time" office:time-value="PT15H59M30.949525603S" calcext:value-type="time">
            <text:p>15:59:30</text:p>
          </table:table-cell>
          <table:table-cell table:style-name="ce11" table:formula="of:=8*[.W227]" office:value-type="float" office:value="492.124379485234" calcext:value-type="float">
            <text:p>492.124379485234</text:p>
          </table:table-cell>
          <table:table-cell table:formula="of:=MOD([.E227]*1440+[.V227]+4*[.$B$4]-60*[.$B$5];1440)" office:value-type="float" office:value="1362.54636431591" calcext:value-type="float">
            <text:p>1362.54636431591</text:p>
          </table:table-cell>
          <table:table-cell table:formula="of:=IF([.AB227]/4&lt;0;[.AB227]/4+180;[.AB227]/4-180)" office:value-type="float" office:value="160.636591078976" calcext:value-type="float">
            <text:p>160.636591078976</text:p>
          </table:table-cell>
          <table:table-cell table:formula="of:=DEGREES(ACOS(SIN(RADIANS([.$B$3]))*SIN(RADIANS([.T227]))+COS(RADIANS([.$B$3]))*COS(RADIANS([.T227]))*COS(RADIANS([.AC227]))))" office:value-type="float" office:value="150.043095629768" calcext:value-type="float">
            <text:p>150.043095629768</text:p>
          </table:table-cell>
          <table:table-cell table:formula="of:=90-[.AD227]" office:value-type="float" office:value="-60.043095629768" calcext:value-type="float">
            <text:p>-60.043095629768</text:p>
          </table:table-cell>
          <table:table-cell table:formula="of:=IF([.AE227]&gt;85;0;IF([.AE227]&gt;5;58.1/TAN(RADIANS([.AE227]))-0.07/POWER(TAN(RADIANS([.AE227]));3)+0.000086/POWER(TAN(RADIANS([.AE227]));5);IF([.AE227]&gt;-0.575;1735+[.AE227]*(-518.2+[.AE227]*(103.4+[.AE227]*(-12.79+[.AE227]*0.711)));-20.772/TAN(RADIANS([.AE227])))))/3600" office:value-type="float" office:value="0.00332552694147521" calcext:value-type="float">
            <text:p>0.00332552694147521</text:p>
          </table:table-cell>
          <table:table-cell table:formula="of:=[.AE227]+[.AF227]" office:value-type="float" office:value="-60.0397701028265" calcext:value-type="float">
            <text:p>-60.0397701028265</text:p>
          </table:table-cell>
          <table:table-cell table:formula="of:=IF([.AC227]&gt;0;MOD(DEGREES(ACOS(((SIN(RADIANS([.$B$3]))*COS(RADIANS([.AD227])))-SIN(RADIANS([.T227])))/(COS(RADIANS([.$B$3]))*SIN(RADIANS([.AD227])))))+180;360);MOD(540-DEGREES(ACOS(((SIN(RADIANS([.$B$3]))*COS(RADIANS([.AD227])))-SIN(RADIANS([.T227])))/(COS(RADIANS([.$B$3]))*SIN(RADIANS([.AD227])))));360))" office:value-type="float" office:value="322.454583660956" calcext:value-type="float">
            <text:p>322.454583660956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227]+0.1/24" office:value-type="time" office:time-value="PT22H42M00S" calcext:value-type="time">
            <text:p>22:42:00</text:p>
          </table:table-cell>
          <table:table-cell table:style-name="ce9" table:formula="of:=[.D228]+2415018.5+[.E228]-[.$B$5]/24" office:value-type="float" office:value="2461034.40416667" calcext:value-type="float">
            <text:p>2461034.40</text:p>
          </table:table-cell>
          <table:table-cell table:style-name="ce10" table:formula="of:=([.F228]-2451545)/36525" office:value-type="float" office:value="0.259805726671233" calcext:value-type="float">
            <text:p>0.25980573</text:p>
          </table:table-cell>
          <table:table-cell/>
          <table:table-cell table:formula="of:=MOD(280.46646+[.G228]*(36000.76983+[.G228]*0.0003032);360)" office:value-type="float" office:value="273.672646872657" calcext:value-type="float">
            <text:p>273.672646872657</text:p>
          </table:table-cell>
          <table:table-cell table:formula="of:=357.52911+[.G228]*(35999.05029-0.0001537*[.G228])" office:value-type="float" office:value="9710.28851969312" calcext:value-type="float">
            <text:p>9710.28851969312</text:p>
          </table:table-cell>
          <table:table-cell table:formula="of:=0.016708634-[.G228]*(0.000042037+0.0000001267*[.G228])" office:value-type="float" office:value="0.0166977039945426" calcext:value-type="float">
            <text:p>0.0166977039945426</text:p>
          </table:table-cell>
          <table:table-cell table:formula="of:=SIN(RADIANS([.J228]))*(1.914602-[.G228]*(0.004817+0.000014*[.G228]))+SIN(RADIANS(2*[.J228]))*(0.019993-0.000101*[.G228])+SIN(RADIANS(3*[.J228]))*0.000289" office:value-type="float" office:value="-0.329537401670207" calcext:value-type="float">
            <text:p>-0.329537401670207</text:p>
          </table:table-cell>
          <table:table-cell table:formula="of:=[.I228]+[.L228]" office:value-type="float" office:value="273.343109470987" calcext:value-type="float">
            <text:p>273.343109470987</text:p>
          </table:table-cell>
          <table:table-cell table:formula="of:=[.J228]+[.L228]" office:value-type="float" office:value="9709.95898229145" calcext:value-type="float">
            <text:p>9709.95898229145</text:p>
          </table:table-cell>
          <table:table-cell table:formula="of:=(1.000001018*(1-[.K228]*[.K228]))/(1+[.K228]*COS(RADIANS([.N228])))" office:value-type="float" office:value="0.983550714319276" calcext:value-type="float">
            <text:p>0.983550714319276</text:p>
          </table:table-cell>
          <table:table-cell table:formula="of:=[.M228]-0.00569-0.00478*SIN(RADIANS(125.04-1934.136*[.G228]))" office:value-type="float" office:value="273.338853630619" calcext:value-type="float">
            <text:p>273.338853630619</text:p>
          </table:table-cell>
          <table:table-cell table:formula="of:=23+(26+((21.448-[.G228]*(46.815+[.G228]*(0.00059-[.G228]*0.001813))))/60)/60" office:value-type="float" office:value="23.4359125519098" calcext:value-type="float">
            <text:p>23.4359125519098</text:p>
          </table:table-cell>
          <table:table-cell table:formula="of:=[.Q228]+0.00256*COS(RADIANS(125.04-1934.136*[.G228]))" office:value-type="float" office:value="23.4383546093775" calcext:value-type="float">
            <text:p>23.4383546093775</text:p>
          </table:table-cell>
          <table:table-cell table:formula="of:=DEGREES(ATAN2(COS(RADIANS([.P228]));COS(RADIANS([.R228]))*SIN(RADIANS([.P228]))))" office:value-type="float" office:value="-86.3616505223176" calcext:value-type="float">
            <text:p>-86.3616505223176</text:p>
          </table:table-cell>
          <table:table-cell table:formula="of:=DEGREES(ASIN(SIN(RADIANS([.R228]))*SIN(RADIANS([.P228]))))" office:value-type="float" office:value="-23.3961973070078" calcext:value-type="float">
            <text:p>-23.3961973070078</text:p>
          </table:table-cell>
          <table:table-cell table:formula="of:=TAN(RADIANS([.R228]/2))*TAN(RADIANS([.R228]/2))" office:value-type="float" office:value="0.0430309926929527" calcext:value-type="float">
            <text:p>0.0430309926929527</text:p>
          </table:table-cell>
          <table:table-cell table:formula="of:=4*DEGREES([.U228]*SIN(2*RADIANS([.I228]))-2*[.K228]*SIN(RADIANS([.J228]))+4*[.K228]*[.U228]*SIN(RADIANS([.J228]))*COS(2*RADIANS([.I228]))-0.5*[.U228]*[.U228]*SIN(4*RADIANS([.I228]))-1.25*[.K228]*[.K228]*SIN(2*RADIANS([.J228])))" office:value-type="float" office:value="0.113183578005464" calcext:value-type="float">
            <text:p>0.113183578005464</text:p>
          </table:table-cell>
          <table:table-cell table:formula="of:=DEGREES(ACOS(COS(RADIANS(90.833))/(COS(RADIANS([.$B$3]))*COS(RADIANS([.T228])))-TAN(RADIANS([.$B$3]))*TAN(RADIANS([.T228]))))" office:value-type="float" office:value="61.5157136911923" calcext:value-type="float">
            <text:p>61.5157136911923</text:p>
          </table:table-cell>
          <table:table-cell table:style-name="ce8" table:formula="of:=(720-4*[.$B$4]-[.V228]+[.$B$5]*60)/1440" office:value-type="time" office:time-value="PT11H53M27.34178532S" calcext:value-type="time">
            <text:p>11:53:27</text:p>
          </table:table-cell>
          <table:table-cell table:style-name="ce8" table:formula="of:=[.X228]-[.W228]*4/1440" office:value-type="time" office:time-value="PT07H47M23.570499434S" calcext:value-type="time">
            <text:p>7:47:23</text:p>
          </table:table-cell>
          <table:table-cell table:style-name="ce8" table:formula="of:=[.X228]+[.W228]*4/1440" office:value-type="time" office:time-value="PT15H59M31.113071206S" calcext:value-type="time">
            <text:p>15:59:31</text:p>
          </table:table-cell>
          <table:table-cell table:style-name="ce11" table:formula="of:=8*[.W228]" office:value-type="float" office:value="492.125709529538" calcext:value-type="float">
            <text:p>492.125709529538</text:p>
          </table:table-cell>
          <table:table-cell table:formula="of:=MOD([.E228]*1440+[.V228]+4*[.$B$4]-60*[.$B$5];1440)" office:value-type="float" office:value="1368.544303578" calcext:value-type="float">
            <text:p>1368.544303578</text:p>
          </table:table-cell>
          <table:table-cell table:formula="of:=IF([.AB228]/4&lt;0;[.AB228]/4+180;[.AB228]/4-180)" office:value-type="float" office:value="162.136075894501" calcext:value-type="float">
            <text:p>162.136075894501</text:p>
          </table:table-cell>
          <table:table-cell table:formula="of:=DEGREES(ACOS(SIN(RADIANS([.$B$3]))*SIN(RADIANS([.T228]))+COS(RADIANS([.$B$3]))*COS(RADIANS([.T228]))*COS(RADIANS([.AC228]))))" office:value-type="float" office:value="150.622933429349" calcext:value-type="float">
            <text:p>150.622933429349</text:p>
          </table:table-cell>
          <table:table-cell table:formula="of:=90-[.AD228]" office:value-type="float" office:value="-60.6229334293491" calcext:value-type="float">
            <text:p>-60.6229334293491</text:p>
          </table:table-cell>
          <table:table-cell table:formula="of:=IF([.AE228]&gt;85;0;IF([.AE228]&gt;5;58.1/TAN(RADIANS([.AE228]))-0.07/POWER(TAN(RADIANS([.AE228]));3)+0.000086/POWER(TAN(RADIANS([.AE228]));5);IF([.AE228]&gt;-0.575;1735+[.AE228]*(-518.2+[.AE228]*(103.4+[.AE228]*(-12.79+[.AE228]*0.711)));-20.772/TAN(RADIANS([.AE228])))))/3600" office:value-type="float" office:value="0.00324818580112564" calcext:value-type="float">
            <text:p>0.00324818580112564</text:p>
          </table:table-cell>
          <table:table-cell table:formula="of:=[.AE228]+[.AF228]" office:value-type="float" office:value="-60.619685243548" calcext:value-type="float">
            <text:p>-60.619685243548</text:p>
          </table:table-cell>
          <table:table-cell table:formula="of:=IF([.AC228]&gt;0;MOD(DEGREES(ACOS(((SIN(RADIANS([.$B$3]))*COS(RADIANS([.AD228])))-SIN(RADIANS([.T228])))/(COS(RADIANS([.$B$3]))*SIN(RADIANS([.AD228])))))+180;360);MOD(540-DEGREES(ACOS(((SIN(RADIANS([.$B$3]))*COS(RADIANS([.AD228])))-SIN(RADIANS([.T228])))/(COS(RADIANS([.$B$3]))*SIN(RADIANS([.AD228])))));360))" office:value-type="float" office:value="324.976425716054" calcext:value-type="float">
            <text:p>324.976425716054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228]+0.1/24" office:value-type="time" office:time-value="PT22H48M00S" calcext:value-type="time">
            <text:p>22:48:00</text:p>
          </table:table-cell>
          <table:table-cell table:style-name="ce9" table:formula="of:=[.D229]+2415018.5+[.E229]-[.$B$5]/24" office:value-type="float" office:value="2461034.40833333" calcext:value-type="float">
            <text:p>2461034.41</text:p>
          </table:table-cell>
          <table:table-cell table:style-name="ce10" table:formula="of:=([.F229]-2451545)/36525" office:value-type="float" office:value="0.259805840748355" calcext:value-type="float">
            <text:p>0.25980584</text:p>
          </table:table-cell>
          <table:table-cell/>
          <table:table-cell table:formula="of:=MOD(280.46646+[.G229]*(36000.76983+[.G229]*0.0003032);360)" office:value-type="float" office:value="273.676753736891" calcext:value-type="float">
            <text:p>273.676753736891</text:p>
          </table:table-cell>
          <table:table-cell table:formula="of:=357.52911+[.G229]*(35999.05029-0.0001537*[.G229])" office:value-type="float" office:value="9710.29262636116" calcext:value-type="float">
            <text:p>9710.29262636116</text:p>
          </table:table-cell>
          <table:table-cell table:formula="of:=0.016708634-[.G229]*(0.000042037+0.0000001267*[.G229])" office:value-type="float" office:value="0.0166977039897397" calcext:value-type="float">
            <text:p>0.0166977039897397</text:p>
          </table:table-cell>
          <table:table-cell table:formula="of:=SIN(RADIANS([.J229]))*(1.914602-[.G229]*(0.004817+0.000014*[.G229]))+SIN(RADIANS(2*[.J229]))*(0.019993-0.000101*[.G229])+SIN(RADIANS(3*[.J229]))*0.000289" office:value-type="float" office:value="-0.329399473201716" calcext:value-type="float">
            <text:p>-0.329399473201716</text:p>
          </table:table-cell>
          <table:table-cell table:formula="of:=[.I229]+[.L229]" office:value-type="float" office:value="273.347354263689" calcext:value-type="float">
            <text:p>273.347354263689</text:p>
          </table:table-cell>
          <table:table-cell table:formula="of:=[.J229]+[.L229]" office:value-type="float" office:value="9709.96322688796" calcext:value-type="float">
            <text:p>9709.96322688796</text:p>
          </table:table-cell>
          <table:table-cell table:formula="of:=(1.000001018*(1-[.K229]*[.K229]))/(1+[.K229]*COS(RADIANS([.N229])))" office:value-type="float" office:value="0.983550505671524" calcext:value-type="float">
            <text:p>0.983550505671524</text:p>
          </table:table-cell>
          <table:table-cell table:formula="of:=[.M229]-0.00569-0.00478*SIN(RADIANS(125.04-1934.136*[.G229]))" office:value-type="float" office:value="273.34309844088" calcext:value-type="float">
            <text:p>273.34309844088</text:p>
          </table:table-cell>
          <table:table-cell table:formula="of:=23+(26+((21.448-[.G229]*(46.815+[.G229]*(0.00059-[.G229]*0.001813))))/60)/60" office:value-type="float" office:value="23.4359125504264" calcext:value-type="float">
            <text:p>23.4359125504264</text:p>
          </table:table-cell>
          <table:table-cell table:formula="of:=[.Q229]+0.00256*COS(RADIANS(125.04-1934.136*[.G229]))" office:value-type="float" office:value="23.4383546049361" calcext:value-type="float">
            <text:p>23.4383546049361</text:p>
          </table:table-cell>
          <table:table-cell table:formula="of:=DEGREES(ATAN2(COS(RADIANS([.P229]));COS(RADIANS([.R229]))*SIN(RADIANS([.P229]))))" office:value-type="float" office:value="-86.3570269200231" calcext:value-type="float">
            <text:p>-86.3570269200231</text:p>
          </table:table-cell>
          <table:table-cell table:formula="of:=DEGREES(ASIN(SIN(RADIANS([.R229]))*SIN(RADIANS([.P229]))))" office:value-type="float" office:value="-23.3960900896604" calcext:value-type="float">
            <text:p>-23.3960900896604</text:p>
          </table:table-cell>
          <table:table-cell table:formula="of:=TAN(RADIANS([.R229]/2))*TAN(RADIANS([.R229]/2))" office:value-type="float" office:value="0.0430309926761809" calcext:value-type="float">
            <text:p>0.0430309926761809</text:p>
          </table:table-cell>
          <table:table-cell table:formula="of:=4*DEGREES([.U229]*SIN(2*RADIANS([.I229]))-2*[.K229]*SIN(RADIANS([.J229]))+4*[.K229]*[.U229]*SIN(RADIANS([.J229]))*COS(2*RADIANS([.I229]))-0.5*[.U229]*[.U229]*SIN(4*RADIANS([.I229]))-1.25*[.K229]*[.K229]*SIN(2*RADIANS([.J229])))" office:value-type="float" office:value="0.111122861906307" calcext:value-type="float">
            <text:p>0.111122861906307</text:p>
          </table:table-cell>
          <table:table-cell table:formula="of:=DEGREES(ACOS(COS(RADIANS(90.833))/(COS(RADIANS([.$B$3]))*COS(RADIANS([.T229])))-TAN(RADIANS([.$B$3]))*TAN(RADIANS([.T229]))))" office:value-type="float" office:value="61.5158801574116" calcext:value-type="float">
            <text:p>61.5158801574116</text:p>
          </table:table-cell>
          <table:table-cell table:style-name="ce8" table:formula="of:=(720-4*[.$B$4]-[.V229]+[.$B$5]*60)/1440" office:value-type="time" office:time-value="PT11H53M27.465428286S" calcext:value-type="time">
            <text:p>11:53:27</text:p>
          </table:table-cell>
          <table:table-cell table:style-name="ce8" table:formula="of:=[.X229]-[.W229]*4/1440" office:value-type="time" office:time-value="PT07H47M23.654190507S" calcext:value-type="time">
            <text:p>7:47:23</text:p>
          </table:table-cell>
          <table:table-cell table:style-name="ce8" table:formula="of:=[.X229]+[.W229]*4/1440" office:value-type="time" office:time-value="PT15H59M31.276666064S" calcext:value-type="time">
            <text:p>15:59:31</text:p>
          </table:table-cell>
          <table:table-cell table:style-name="ce11" table:formula="of:=8*[.W229]" office:value-type="float" office:value="492.127041259293" calcext:value-type="float">
            <text:p>492.127041259293</text:p>
          </table:table-cell>
          <table:table-cell table:formula="of:=MOD([.E229]*1440+[.V229]+4*[.$B$4]-60*[.$B$5];1440)" office:value-type="float" office:value="1374.5422428619" calcext:value-type="float">
            <text:p>1374.5422428619</text:p>
          </table:table-cell>
          <table:table-cell table:formula="of:=IF([.AB229]/4&lt;0;[.AB229]/4+180;[.AB229]/4-180)" office:value-type="float" office:value="163.635560715476" calcext:value-type="float">
            <text:p>163.635560715476</text:p>
          </table:table-cell>
          <table:table-cell table:formula="of:=DEGREES(ACOS(SIN(RADIANS([.$B$3]))*SIN(RADIANS([.T229]))+COS(RADIANS([.$B$3]))*COS(RADIANS([.T229]))*COS(RADIANS([.AC229]))))" office:value-type="float" office:value="151.166906399852" calcext:value-type="float">
            <text:p>151.166906399852</text:p>
          </table:table-cell>
          <table:table-cell table:formula="of:=90-[.AD229]" office:value-type="float" office:value="-61.1669063998523" calcext:value-type="float">
            <text:p>-61.1669063998523</text:p>
          </table:table-cell>
          <table:table-cell table:formula="of:=IF([.AE229]&gt;85;0;IF([.AE229]&gt;5;58.1/TAN(RADIANS([.AE229]))-0.07/POWER(TAN(RADIANS([.AE229]));3)+0.000086/POWER(TAN(RADIANS([.AE229]));5);IF([.AE229]&gt;-0.575;1735+[.AE229]*(-518.2+[.AE229]*(103.4+[.AE229]*(-12.79+[.AE229]*0.711)));-20.772/TAN(RADIANS([.AE229])))))/3600" office:value-type="float" office:value="0.00317642567440678" calcext:value-type="float">
            <text:p>0.00317642567440678</text:p>
          </table:table-cell>
          <table:table-cell table:formula="of:=[.AE229]+[.AF229]" office:value-type="float" office:value="-61.1637299741779" calcext:value-type="float">
            <text:p>-61.1637299741779</text:p>
          </table:table-cell>
          <table:table-cell table:formula="of:=IF([.AC229]&gt;0;MOD(DEGREES(ACOS(((SIN(RADIANS([.$B$3]))*COS(RADIANS([.AD229])))-SIN(RADIANS([.T229])))/(COS(RADIANS([.$B$3]))*SIN(RADIANS([.AD229])))))+180;360);MOD(540-DEGREES(ACOS(((SIN(RADIANS([.$B$3]))*COS(RADIANS([.AD229])))-SIN(RADIANS([.T229])))/(COS(RADIANS([.$B$3]))*SIN(RADIANS([.AD229])))));360))" office:value-type="float" office:value="327.575563389531" calcext:value-type="float">
            <text:p>327.575563389531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229]+0.1/24" office:value-type="time" office:time-value="PT22H54M00S" calcext:value-type="time">
            <text:p>22:54:00</text:p>
          </table:table-cell>
          <table:table-cell table:style-name="ce9" table:formula="of:=[.D230]+2415018.5+[.E230]-[.$B$5]/24" office:value-type="float" office:value="2461034.4125" calcext:value-type="float">
            <text:p>2461034.41</text:p>
          </table:table-cell>
          <table:table-cell table:style-name="ce10" table:formula="of:=([.F230]-2451545)/36525" office:value-type="float" office:value="0.259805954825465" calcext:value-type="float">
            <text:p>0.25980595</text:p>
          </table:table-cell>
          <table:table-cell/>
          <table:table-cell table:formula="of:=MOD(280.46646+[.G230]*(36000.76983+[.G230]*0.0003032);360)" office:value-type="float" office:value="273.680860600662" calcext:value-type="float">
            <text:p>273.680860600662</text:p>
          </table:table-cell>
          <table:table-cell table:formula="of:=357.52911+[.G230]*(35999.05029-0.0001537*[.G230])" office:value-type="float" office:value="9710.29673302875" calcext:value-type="float">
            <text:p>9710.29673302875</text:p>
          </table:table-cell>
          <table:table-cell table:formula="of:=0.016708634-[.G230]*(0.000042037+0.0000001267*[.G230])" office:value-type="float" office:value="0.0166977039849367" calcext:value-type="float">
            <text:p>0.0166977039849367</text:p>
          </table:table-cell>
          <table:table-cell table:formula="of:=SIN(RADIANS([.J230]))*(1.914602-[.G230]*(0.004817+0.000014*[.G230]))+SIN(RADIANS(2*[.J230]))*(0.019993-0.000101*[.G230])+SIN(RADIANS(3*[.J230]))*0.000289" office:value-type="float" office:value="-0.329261542948494" calcext:value-type="float">
            <text:p>-0.329261542948494</text:p>
          </table:table-cell>
          <table:table-cell table:formula="of:=[.I230]+[.L230]" office:value-type="float" office:value="273.351599057713" calcext:value-type="float">
            <text:p>273.351599057713</text:p>
          </table:table-cell>
          <table:table-cell table:formula="of:=[.J230]+[.L230]" office:value-type="float" office:value="9709.9674714858" calcext:value-type="float">
            <text:p>9709.9674714858</text:p>
          </table:table-cell>
          <table:table-cell table:formula="of:=(1.000001018*(1-[.K230]*[.K230]))/(1+[.K230]*COS(RADIANS([.N230])))" office:value-type="float" office:value="0.983550297111113" calcext:value-type="float">
            <text:p>0.983550297111113</text:p>
          </table:table-cell>
          <table:table-cell table:formula="of:=[.M230]-0.00569-0.00478*SIN(RADIANS(125.04-1934.136*[.G230]))" office:value-type="float" office:value="273.347343252463" calcext:value-type="float">
            <text:p>273.347343252463</text:p>
          </table:table-cell>
          <table:table-cell table:formula="of:=23+(26+((21.448-[.G230]*(46.815+[.G230]*(0.00059-[.G230]*0.001813))))/60)/60" office:value-type="float" office:value="23.4359125489429" calcext:value-type="float">
            <text:p>23.4359125489429</text:p>
          </table:table-cell>
          <table:table-cell table:formula="of:=[.Q230]+0.00256*COS(RADIANS(125.04-1934.136*[.G230]))" office:value-type="float" office:value="23.4383546004948" calcext:value-type="float">
            <text:p>23.4383546004948</text:p>
          </table:table-cell>
          <table:table-cell table:formula="of:=DEGREES(ATAN2(COS(RADIANS([.P230]));COS(RADIANS([.R230]))*SIN(RADIANS([.P230]))))" office:value-type="float" office:value="-86.3524033237795" calcext:value-type="float">
            <text:p>-86.3524033237795</text:p>
          </table:table-cell>
          <table:table-cell table:formula="of:=DEGREES(ASIN(SIN(RADIANS([.R230]))*SIN(RADIANS([.P230]))))" office:value-type="float" office:value="-23.395982736304" calcext:value-type="float">
            <text:p>-23.395982736304</text:p>
          </table:table-cell>
          <table:table-cell table:formula="of:=TAN(RADIANS([.R230]/2))*TAN(RADIANS([.R230]/2))" office:value-type="float" office:value="0.0430309926594091" calcext:value-type="float">
            <text:p>0.0430309926594091</text:p>
          </table:table-cell>
          <table:table-cell table:formula="of:=4*DEGREES([.U230]*SIN(2*RADIANS([.I230]))-2*[.K230]*SIN(RADIANS([.J230]))+4*[.K230]*[.U230]*SIN(RADIANS([.J230]))*COS(2*RADIANS([.I230]))-0.5*[.U230]*[.U230]*SIN(4*RADIANS([.I230]))-1.25*[.K230]*[.K230]*SIN(2*RADIANS([.J230])))" office:value-type="float" office:value="0.109062168111785" calcext:value-type="float">
            <text:p>0.109062168111785</text:p>
          </table:table-cell>
          <table:table-cell table:formula="of:=DEGREES(ACOS(COS(RADIANS(90.833))/(COS(RADIANS([.$B$3]))*COS(RADIANS([.T230])))-TAN(RADIANS([.$B$3]))*TAN(RADIANS([.T230]))))" office:value-type="float" office:value="61.5160468342718" calcext:value-type="float">
            <text:p>61.5160468342718</text:p>
          </table:table-cell>
          <table:table-cell table:style-name="ce8" table:formula="of:=(720-4*[.$B$4]-[.V230]+[.$B$5]*60)/1440" office:value-type="time" office:time-value="PT11H53M27.589069913S" calcext:value-type="time">
            <text:p>11:53:27</text:p>
          </table:table-cell>
          <table:table-cell table:style-name="ce8" table:formula="of:=[.X230]-[.W230]*4/1440" office:value-type="time" office:time-value="PT07H47M23.737829688S" calcext:value-type="time">
            <text:p>7:47:23</text:p>
          </table:table-cell>
          <table:table-cell table:style-name="ce8" table:formula="of:=[.X230]+[.W230]*4/1440" office:value-type="time" office:time-value="PT15H59M31.440310139S" calcext:value-type="time">
            <text:p>15:59:31</text:p>
          </table:table-cell>
          <table:table-cell table:style-name="ce11" table:formula="of:=8*[.W230]" office:value-type="float" office:value="492.128374674174" calcext:value-type="float">
            <text:p>492.128374674174</text:p>
          </table:table-cell>
          <table:table-cell table:formula="of:=MOD([.E230]*1440+[.V230]+4*[.$B$4]-60*[.$B$5];1440)" office:value-type="float" office:value="1380.54018216811" calcext:value-type="float">
            <text:p>1380.54018216811</text:p>
          </table:table-cell>
          <table:table-cell table:formula="of:=IF([.AB230]/4&lt;0;[.AB230]/4+180;[.AB230]/4-180)" office:value-type="float" office:value="165.135045542027" calcext:value-type="float">
            <text:p>165.135045542027</text:p>
          </table:table-cell>
          <table:table-cell table:formula="of:=DEGREES(ACOS(SIN(RADIANS([.$B$3]))*SIN(RADIANS([.T230]))+COS(RADIANS([.$B$3]))*COS(RADIANS([.T230]))*COS(RADIANS([.AC230]))))" office:value-type="float" office:value="151.672802069526" calcext:value-type="float">
            <text:p>151.672802069526</text:p>
          </table:table-cell>
          <table:table-cell table:formula="of:=90-[.AD230]" office:value-type="float" office:value="-61.6728020695262" calcext:value-type="float">
            <text:p>-61.6728020695262</text:p>
          </table:table-cell>
          <table:table-cell table:formula="of:=IF([.AE230]&gt;85;0;IF([.AE230]&gt;5;58.1/TAN(RADIANS([.AE230]))-0.07/POWER(TAN(RADIANS([.AE230]));3)+0.000086/POWER(TAN(RADIANS([.AE230]));5);IF([.AE230]&gt;-0.575;1735+[.AE230]*(-518.2+[.AE230]*(103.4+[.AE230]*(-12.79+[.AE230]*0.711)));-20.772/TAN(RADIANS([.AE230])))))/3600" office:value-type="float" office:value="0.00311035887742661" calcext:value-type="float">
            <text:p>0.00311035887742661</text:p>
          </table:table-cell>
          <table:table-cell table:formula="of:=[.AE230]+[.AF230]" office:value-type="float" office:value="-61.6696917106488" calcext:value-type="float">
            <text:p>-61.6696917106488</text:p>
          </table:table-cell>
          <table:table-cell table:formula="of:=IF([.AC230]&gt;0;MOD(DEGREES(ACOS(((SIN(RADIANS([.$B$3]))*COS(RADIANS([.AD230])))-SIN(RADIANS([.T230])))/(COS(RADIANS([.$B$3]))*SIN(RADIANS([.AD230])))))+180;360);MOD(540-DEGREES(ACOS(((SIN(RADIANS([.$B$3]))*COS(RADIANS([.AD230])))-SIN(RADIANS([.T230])))/(COS(RADIANS([.$B$3]))*SIN(RADIANS([.AD230])))));360))" office:value-type="float" office:value="330.25115904944" calcext:value-type="float">
            <text:p>330.25115904944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230]+0.1/24" office:value-type="time" office:time-value="PT23H00M00S" calcext:value-type="time">
            <text:p>23:00:00</text:p>
          </table:table-cell>
          <table:table-cell table:style-name="ce9" table:formula="of:=[.D231]+2415018.5+[.E231]-[.$B$5]/24" office:value-type="float" office:value="2461034.41666667" calcext:value-type="float">
            <text:p>2461034.42</text:p>
          </table:table-cell>
          <table:table-cell table:style-name="ce10" table:formula="of:=([.F231]-2451545)/36525" office:value-type="float" office:value="0.259806068902587" calcext:value-type="float">
            <text:p>0.25980607</text:p>
          </table:table-cell>
          <table:table-cell/>
          <table:table-cell table:formula="of:=MOD(280.46646+[.G231]*(36000.76983+[.G231]*0.0003032);360)" office:value-type="float" office:value="273.684967464895" calcext:value-type="float">
            <text:p>273.684967464895</text:p>
          </table:table-cell>
          <table:table-cell table:formula="of:=357.52911+[.G231]*(35999.05029-0.0001537*[.G231])" office:value-type="float" office:value="9710.30083969679" calcext:value-type="float">
            <text:p>9710.30083969679</text:p>
          </table:table-cell>
          <table:table-cell table:formula="of:=0.016708634-[.G231]*(0.000042037+0.0000001267*[.G231])" office:value-type="float" office:value="0.0166977039801337" calcext:value-type="float">
            <text:p>0.0166977039801337</text:p>
          </table:table-cell>
          <table:table-cell table:formula="of:=SIN(RADIANS([.J231]))*(1.914602-[.G231]*(0.004817+0.000014*[.G231]))+SIN(RADIANS(2*[.J231]))*(0.019993-0.000101*[.G231])+SIN(RADIANS(3*[.J231]))*0.000289" office:value-type="float" office:value="-0.329123610880284" calcext:value-type="float">
            <text:p>-0.329123610880284</text:p>
          </table:table-cell>
          <table:table-cell table:formula="of:=[.I231]+[.L231]" office:value-type="float" office:value="273.355843854014" calcext:value-type="float">
            <text:p>273.355843854014</text:p>
          </table:table-cell>
          <table:table-cell table:formula="of:=[.J231]+[.L231]" office:value-type="float" office:value="9709.97171608592" calcext:value-type="float">
            <text:p>9709.97171608592</text:p>
          </table:table-cell>
          <table:table-cell table:formula="of:=(1.000001018*(1-[.K231]*[.K231]))/(1+[.K231]*COS(RADIANS([.N231])))" office:value-type="float" office:value="0.983550088637998" calcext:value-type="float">
            <text:p>0.983550088637998</text:p>
          </table:table-cell>
          <table:table-cell table:formula="of:=[.M231]-0.00569-0.00478*SIN(RADIANS(125.04-1934.136*[.G231]))" office:value-type="float" office:value="273.351588066324" calcext:value-type="float">
            <text:p>273.351588066324</text:p>
          </table:table-cell>
          <table:table-cell table:formula="of:=23+(26+((21.448-[.G231]*(46.815+[.G231]*(0.00059-[.G231]*0.001813))))/60)/60" office:value-type="float" office:value="23.4359125474594" calcext:value-type="float">
            <text:p>23.4359125474594</text:p>
          </table:table-cell>
          <table:table-cell table:formula="of:=[.Q231]+0.00256*COS(RADIANS(125.04-1934.136*[.G231]))" office:value-type="float" office:value="23.4383545960534" calcext:value-type="float">
            <text:p>23.4383545960534</text:p>
          </table:table-cell>
          <table:table-cell table:formula="of:=DEGREES(ATAN2(COS(RADIANS([.P231]));COS(RADIANS([.R231]))*SIN(RADIANS([.P231]))))" office:value-type="float" office:value="-86.3477797325568" calcext:value-type="float">
            <text:p>-86.3477797325568</text:p>
          </table:table-cell>
          <table:table-cell table:formula="of:=DEGREES(ASIN(SIN(RADIANS([.R231]))*SIN(RADIANS([.P231]))))" office:value-type="float" office:value="-23.3958752469152" calcext:value-type="float">
            <text:p>-23.3958752469152</text:p>
          </table:table-cell>
          <table:table-cell table:formula="of:=TAN(RADIANS([.R231]/2))*TAN(RADIANS([.R231]/2))" office:value-type="float" office:value="0.0430309926426371" calcext:value-type="float">
            <text:p>0.0430309926426371</text:p>
          </table:table-cell>
          <table:table-cell table:formula="of:=4*DEGREES([.U231]*SIN(2*RADIANS([.I231]))-2*[.K231]*SIN(RADIANS([.J231]))+4*[.K231]*[.U231]*SIN(RADIANS([.J231]))*COS(2*RADIANS([.I231]))-0.5*[.U231]*[.U231]*SIN(4*RADIANS([.I231]))-1.25*[.K231]*[.K231]*SIN(2*RADIANS([.J231])))" office:value-type="float" office:value="0.10700149619815" calcext:value-type="float">
            <text:p>0.10700149619815</text:p>
          </table:table-cell>
          <table:table-cell table:formula="of:=DEGREES(ACOS(COS(RADIANS(90.833))/(COS(RADIANS([.$B$3]))*COS(RADIANS([.T231])))-TAN(RADIANS([.$B$3]))*TAN(RADIANS([.T231]))))" office:value-type="float" office:value="61.5162137218072" calcext:value-type="float">
            <text:p>61.5162137218072</text:p>
          </table:table-cell>
          <table:table-cell table:style-name="ce8" table:formula="of:=(720-4*[.$B$4]-[.V231]+[.$B$5]*60)/1440" office:value-type="time" office:time-value="PT11H53M27.712710228S" calcext:value-type="time">
            <text:p>11:53:27</text:p>
          </table:table-cell>
          <table:table-cell table:style-name="ce8" table:formula="of:=[.X231]-[.W231]*4/1440" office:value-type="time" office:time-value="PT07H47M23.821416994S" calcext:value-type="time">
            <text:p>7:47:23</text:p>
          </table:table-cell>
          <table:table-cell table:style-name="ce8" table:formula="of:=[.X231]+[.W231]*4/1440" office:value-type="time" office:time-value="PT15H59M31.604003462S" calcext:value-type="time">
            <text:p>15:59:31</text:p>
          </table:table-cell>
          <table:table-cell table:style-name="ce11" table:formula="of:=8*[.W231]" office:value-type="float" office:value="492.129709774457" calcext:value-type="float">
            <text:p>492.129709774457</text:p>
          </table:table-cell>
          <table:table-cell table:formula="of:=MOD([.E231]*1440+[.V231]+4*[.$B$4]-60*[.$B$5];1440)" office:value-type="float" office:value="1386.53812149619" calcext:value-type="float">
            <text:p>1386.53812149619</text:p>
          </table:table-cell>
          <table:table-cell table:formula="of:=IF([.AB231]/4&lt;0;[.AB231]/4+180;[.AB231]/4-180)" office:value-type="float" office:value="166.634530374049" calcext:value-type="float">
            <text:p>166.634530374049</text:p>
          </table:table-cell>
          <table:table-cell table:formula="of:=DEGREES(ACOS(SIN(RADIANS([.$B$3]))*SIN(RADIANS([.T231]))+COS(RADIANS([.$B$3]))*COS(RADIANS([.T231]))*COS(RADIANS([.AC231]))))" office:value-type="float" office:value="152.138411036016" calcext:value-type="float">
            <text:p>152.138411036016</text:p>
          </table:table-cell>
          <table:table-cell table:formula="of:=90-[.AD231]" office:value-type="float" office:value="-62.1384110360162" calcext:value-type="float">
            <text:p>-62.1384110360162</text:p>
          </table:table-cell>
          <table:table-cell table:formula="of:=IF([.AE231]&gt;85;0;IF([.AE231]&gt;5;58.1/TAN(RADIANS([.AE231]))-0.07/POWER(TAN(RADIANS([.AE231]));3)+0.000086/POWER(TAN(RADIANS([.AE231]));5);IF([.AE231]&gt;-0.575;1735+[.AE231]*(-518.2+[.AE231]*(103.4+[.AE231]*(-12.79+[.AE231]*0.711)));-20.772/TAN(RADIANS([.AE231])))))/3600" office:value-type="float" office:value="0.0030501068765438" calcext:value-type="float">
            <text:p>0.0030501068765438</text:p>
          </table:table-cell>
          <table:table-cell table:formula="of:=[.AE231]+[.AF231]" office:value-type="float" office:value="-62.1353609291396" calcext:value-type="float">
            <text:p>-62.1353609291396</text:p>
          </table:table-cell>
          <table:table-cell table:formula="of:=IF([.AC231]&gt;0;MOD(DEGREES(ACOS(((SIN(RADIANS([.$B$3]))*COS(RADIANS([.AD231])))-SIN(RADIANS([.T231])))/(COS(RADIANS([.$B$3]))*SIN(RADIANS([.AD231])))))+180;360);MOD(540-DEGREES(ACOS(((SIN(RADIANS([.$B$3]))*COS(RADIANS([.AD231])))-SIN(RADIANS([.T231])))/(COS(RADIANS([.$B$3]))*SIN(RADIANS([.AD231])))));360))" office:value-type="float" office:value="333.001434871681" calcext:value-type="float">
            <text:p>333.001434871681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231]+0.1/24" office:value-type="time" office:time-value="PT23H06M00S" calcext:value-type="time">
            <text:p>23:06:00</text:p>
          </table:table-cell>
          <table:table-cell table:style-name="ce9" table:formula="of:=[.D232]+2415018.5+[.E232]-[.$B$5]/24" office:value-type="float" office:value="2461034.42083333" calcext:value-type="float">
            <text:p>2461034.42</text:p>
          </table:table-cell>
          <table:table-cell table:style-name="ce10" table:formula="of:=([.F232]-2451545)/36525" office:value-type="float" office:value="0.259806182979696" calcext:value-type="float">
            <text:p>0.25980618</text:p>
          </table:table-cell>
          <table:table-cell/>
          <table:table-cell table:formula="of:=MOD(280.46646+[.G232]*(36000.76983+[.G232]*0.0003032);360)" office:value-type="float" office:value="273.689074328671" calcext:value-type="float">
            <text:p>273.689074328671</text:p>
          </table:table-cell>
          <table:table-cell table:formula="of:=357.52911+[.G232]*(35999.05029-0.0001537*[.G232])" office:value-type="float" office:value="9710.30494636438" calcext:value-type="float">
            <text:p>9710.30494636438</text:p>
          </table:table-cell>
          <table:table-cell table:formula="of:=0.016708634-[.G232]*(0.000042037+0.0000001267*[.G232])" office:value-type="float" office:value="0.0166977039753308" calcext:value-type="float">
            <text:p>0.0166977039753308</text:p>
          </table:table-cell>
          <table:table-cell table:formula="of:=SIN(RADIANS([.J232]))*(1.914602-[.G232]*(0.004817+0.000014*[.G232]))+SIN(RADIANS(2*[.J232]))*(0.019993-0.000101*[.G232])+SIN(RADIANS(3*[.J232]))*0.000289" office:value-type="float" office:value="-0.328985677028794" calcext:value-type="float">
            <text:p>-0.328985677028794</text:p>
          </table:table-cell>
          <table:table-cell table:formula="of:=[.I232]+[.L232]" office:value-type="float" office:value="273.360088651642" calcext:value-type="float">
            <text:p>273.360088651642</text:p>
          </table:table-cell>
          <table:table-cell table:formula="of:=[.J232]+[.L232]" office:value-type="float" office:value="9709.97596068735" calcext:value-type="float">
            <text:p>9709.97596068735</text:p>
          </table:table-cell>
          <table:table-cell table:formula="of:=(1.000001018*(1-[.K232]*[.K232]))/(1+[.K232]*COS(RADIANS([.N232])))" office:value-type="float" office:value="0.983549880252225" calcext:value-type="float">
            <text:p>0.983549880252225</text:p>
          </table:table-cell>
          <table:table-cell table:formula="of:=[.M232]-0.00569-0.00478*SIN(RADIANS(125.04-1934.136*[.G232]))" office:value-type="float" office:value="273.355832881511" calcext:value-type="float">
            <text:p>273.355832881511</text:p>
          </table:table-cell>
          <table:table-cell table:formula="of:=23+(26+((21.448-[.G232]*(46.815+[.G232]*(0.00059-[.G232]*0.001813))))/60)/60" office:value-type="float" office:value="23.4359125459759" calcext:value-type="float">
            <text:p>23.4359125459759</text:p>
          </table:table-cell>
          <table:table-cell table:formula="of:=[.Q232]+0.00256*COS(RADIANS(125.04-1934.136*[.G232]))" office:value-type="float" office:value="23.438354591612" calcext:value-type="float">
            <text:p>23.438354591612</text:p>
          </table:table-cell>
          <table:table-cell table:formula="of:=DEGREES(ATAN2(COS(RADIANS([.P232]));COS(RADIANS([.R232]))*SIN(RADIANS([.P232]))))" office:value-type="float" office:value="-86.3431561473995" calcext:value-type="float">
            <text:p>-86.3431561473995</text:p>
          </table:table-cell>
          <table:table-cell table:formula="of:=DEGREES(ASIN(SIN(RADIANS([.R232]))*SIN(RADIANS([.P232]))))" office:value-type="float" office:value="-23.3957676215187" calcext:value-type="float">
            <text:p>-23.3957676215187</text:p>
          </table:table-cell>
          <table:table-cell table:formula="of:=TAN(RADIANS([.R232]/2))*TAN(RADIANS([.R232]/2))" office:value-type="float" office:value="0.043030992625865" calcext:value-type="float">
            <text:p>0.043030992625865</text:p>
          </table:table-cell>
          <table:table-cell table:formula="of:=4*DEGREES([.U232]*SIN(2*RADIANS([.I232]))-2*[.K232]*SIN(RADIANS([.J232]))+4*[.K232]*[.U232]*SIN(RADIANS([.J232]))*COS(2*RADIANS([.I232]))-0.5*[.U232]*[.U232]*SIN(4*RADIANS([.I232]))-1.25*[.K232]*[.K232]*SIN(2*RADIANS([.J232])))" office:value-type="float" office:value="0.104940846666568" calcext:value-type="float">
            <text:p>0.104940846666568</text:p>
          </table:table-cell>
          <table:table-cell table:formula="of:=DEGREES(ACOS(COS(RADIANS(90.833))/(COS(RADIANS([.$B$3]))*COS(RADIANS([.T232])))-TAN(RADIANS([.$B$3]))*TAN(RADIANS([.T232]))))" office:value-type="float" office:value="61.5163808199772" calcext:value-type="float">
            <text:p>61.5163808199772</text:p>
          </table:table-cell>
          <table:table-cell table:style-name="ce8" table:formula="of:=(720-4*[.$B$4]-[.V232]+[.$B$5]*60)/1440" office:value-type="time" office:time-value="PT11H53M27.8363492S" calcext:value-type="time">
            <text:p>11:53:27</text:p>
          </table:table-cell>
          <table:table-cell table:style-name="ce8" table:formula="of:=[.X232]-[.W232]*4/1440" office:value-type="time" office:time-value="PT07H47M23.904952405S" calcext:value-type="time">
            <text:p>7:47:23</text:p>
          </table:table-cell>
          <table:table-cell table:style-name="ce8" table:formula="of:=[.X232]+[.W232]*4/1440" office:value-type="time" office:time-value="PT15H59M31.767745995S" calcext:value-type="time">
            <text:p>15:59:31</text:p>
          </table:table-cell>
          <table:table-cell table:style-name="ce11" table:formula="of:=8*[.W232]" office:value-type="float" office:value="492.131046559817" calcext:value-type="float">
            <text:p>492.131046559817</text:p>
          </table:table-cell>
          <table:table-cell table:formula="of:=MOD([.E232]*1440+[.V232]+4*[.$B$4]-60*[.$B$5];1440)" office:value-type="float" office:value="1392.53606084666" calcext:value-type="float">
            <text:p>1392.53606084666</text:p>
          </table:table-cell>
          <table:table-cell table:formula="of:=IF([.AB232]/4&lt;0;[.AB232]/4+180;[.AB232]/4-180)" office:value-type="float" office:value="168.134015211666" calcext:value-type="float">
            <text:p>168.134015211666</text:p>
          </table:table-cell>
          <table:table-cell table:formula="of:=DEGREES(ACOS(SIN(RADIANS([.$B$3]))*SIN(RADIANS([.T232]))+COS(RADIANS([.$B$3]))*COS(RADIANS([.T232]))*COS(RADIANS([.AC232]))))" office:value-type="float" office:value="152.561558656462" calcext:value-type="float">
            <text:p>152.561558656462</text:p>
          </table:table-cell>
          <table:table-cell table:formula="of:=90-[.AD232]" office:value-type="float" office:value="-62.5615586564615" calcext:value-type="float">
            <text:p>-62.5615586564615</text:p>
          </table:table-cell>
          <table:table-cell table:formula="of:=IF([.AE232]&gt;85;0;IF([.AE232]&gt;5;58.1/TAN(RADIANS([.AE232]))-0.07/POWER(TAN(RADIANS([.AE232]));3)+0.000086/POWER(TAN(RADIANS([.AE232]));5);IF([.AE232]&gt;-0.575;1735+[.AE232]*(-518.2+[.AE232]*(103.4+[.AE232]*(-12.79+[.AE232]*0.711)));-20.772/TAN(RADIANS([.AE232])))))/3600" office:value-type="float" office:value="0.00299579704056321" calcext:value-type="float">
            <text:p>0.00299579704056321</text:p>
          </table:table-cell>
          <table:table-cell table:formula="of:=[.AE232]+[.AF232]" office:value-type="float" office:value="-62.5585628594209" calcext:value-type="float">
            <text:p>-62.5585628594209</text:p>
          </table:table-cell>
          <table:table-cell table:formula="of:=IF([.AC232]&gt;0;MOD(DEGREES(ACOS(((SIN(RADIANS([.$B$3]))*COS(RADIANS([.AD232])))-SIN(RADIANS([.T232])))/(COS(RADIANS([.$B$3]))*SIN(RADIANS([.AD232])))))+180;360);MOD(540-DEGREES(ACOS(((SIN(RADIANS([.$B$3]))*COS(RADIANS([.AD232])))-SIN(RADIANS([.T232])))/(COS(RADIANS([.$B$3]))*SIN(RADIANS([.AD232])))));360))" office:value-type="float" office:value="335.823570660935" calcext:value-type="float">
            <text:p>335.823570660935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232]+0.1/24" office:value-type="time" office:time-value="PT23H12M00S" calcext:value-type="time">
            <text:p>23:12:00</text:p>
          </table:table-cell>
          <table:table-cell table:style-name="ce9" table:formula="of:=[.D233]+2415018.5+[.E233]-[.$B$5]/24" office:value-type="float" office:value="2461034.425" calcext:value-type="float">
            <text:p>2461034.43</text:p>
          </table:table-cell>
          <table:table-cell table:style-name="ce10" table:formula="of:=([.F233]-2451545)/36525" office:value-type="float" office:value="0.259806297056818" calcext:value-type="float">
            <text:p>0.25980630</text:p>
          </table:table-cell>
          <table:table-cell/>
          <table:table-cell table:formula="of:=MOD(280.46646+[.G233]*(36000.76983+[.G233]*0.0003032);360)" office:value-type="float" office:value="273.693181192904" calcext:value-type="float">
            <text:p>273.693181192904</text:p>
          </table:table-cell>
          <table:table-cell table:formula="of:=357.52911+[.G233]*(35999.05029-0.0001537*[.G233])" office:value-type="float" office:value="9710.30905303243" calcext:value-type="float">
            <text:p>9710.30905303243</text:p>
          </table:table-cell>
          <table:table-cell table:formula="of:=0.016708634-[.G233]*(0.000042037+0.0000001267*[.G233])" office:value-type="float" office:value="0.0166977039705278" calcext:value-type="float">
            <text:p>0.0166977039705278</text:p>
          </table:table-cell>
          <table:table-cell table:formula="of:=SIN(RADIANS([.J233]))*(1.914602-[.G233]*(0.004817+0.000014*[.G233]))+SIN(RADIANS(2*[.J233]))*(0.019993-0.000101*[.G233])+SIN(RADIANS(3*[.J233]))*0.000289" office:value-type="float" office:value="-0.328847741364038" calcext:value-type="float">
            <text:p>-0.328847741364038</text:p>
          </table:table-cell>
          <table:table-cell table:formula="of:=[.I233]+[.L233]" office:value-type="float" office:value="273.36433345154" calcext:value-type="float">
            <text:p>273.36433345154</text:p>
          </table:table-cell>
          <table:table-cell table:formula="of:=[.J233]+[.L233]" office:value-type="float" office:value="9709.98020529106" calcext:value-type="float">
            <text:p>9709.98020529106</text:p>
          </table:table-cell>
          <table:table-cell table:formula="of:=(1.000001018*(1-[.K233]*[.K233]))/(1+[.K233]*COS(RADIANS([.N233])))" office:value-type="float" office:value="0.983549671953751" calcext:value-type="float">
            <text:p>0.983549671953751</text:p>
          </table:table-cell>
          <table:table-cell table:formula="of:=[.M233]-0.00569-0.00478*SIN(RADIANS(125.04-1934.136*[.G233]))" office:value-type="float" office:value="273.360077698968" calcext:value-type="float">
            <text:p>273.360077698968</text:p>
          </table:table-cell>
          <table:table-cell table:formula="of:=23+(26+((21.448-[.G233]*(46.815+[.G233]*(0.00059-[.G233]*0.001813))))/60)/60" office:value-type="float" office:value="23.4359125444925" calcext:value-type="float">
            <text:p>23.4359125444925</text:p>
          </table:table-cell>
          <table:table-cell table:formula="of:=[.Q233]+0.00256*COS(RADIANS(125.04-1934.136*[.G233]))" office:value-type="float" office:value="23.4383545871705" calcext:value-type="float">
            <text:p>23.4383545871705</text:p>
          </table:table-cell>
          <table:table-cell table:formula="of:=DEGREES(ATAN2(COS(RADIANS([.P233]));COS(RADIANS([.R233]))*SIN(RADIANS([.P233]))))" office:value-type="float" office:value="-86.3385325672897" calcext:value-type="float">
            <text:p>-86.3385325672897</text:p>
          </table:table-cell>
          <table:table-cell table:formula="of:=DEGREES(ASIN(SIN(RADIANS([.R233]))*SIN(RADIANS([.P233]))))" office:value-type="float" office:value="-23.3956598600916" calcext:value-type="float">
            <text:p>-23.3956598600916</text:p>
          </table:table-cell>
          <table:table-cell table:formula="of:=TAN(RADIANS([.R233]/2))*TAN(RADIANS([.R233]/2))" office:value-type="float" office:value="0.0430309926090928" calcext:value-type="float">
            <text:p>0.0430309926090928</text:p>
          </table:table-cell>
          <table:table-cell table:formula="of:=4*DEGREES([.U233]*SIN(2*RADIANS([.I233]))-2*[.K233]*SIN(RADIANS([.J233]))+4*[.K233]*[.U233]*SIN(RADIANS([.J233]))*COS(2*RADIANS([.I233]))-0.5*[.U233]*[.U233]*SIN(4*RADIANS([.I233]))-1.25*[.K233]*[.K233]*SIN(2*RADIANS([.J233])))" office:value-type="float" office:value="0.102880219098395" calcext:value-type="float">
            <text:p>0.102880219098395</text:p>
          </table:table-cell>
          <table:table-cell table:formula="of:=DEGREES(ACOS(COS(RADIANS(90.833))/(COS(RADIANS([.$B$3]))*COS(RADIANS([.T233])))-TAN(RADIANS([.$B$3]))*TAN(RADIANS([.T233]))))" office:value-type="float" office:value="61.5165481288158" calcext:value-type="float">
            <text:p>61.5165481288158</text:p>
          </table:table-cell>
          <table:table-cell table:style-name="ce8" table:formula="of:=(720-4*[.$B$4]-[.V233]+[.$B$5]*60)/1440" office:value-type="time" office:time-value="PT11H53M27.959986854S" calcext:value-type="time">
            <text:p>11:53:27</text:p>
          </table:table-cell>
          <table:table-cell table:style-name="ce8" table:formula="of:=[.X233]-[.W233]*4/1440" office:value-type="time" office:time-value="PT07H47M23.988435938S" calcext:value-type="time">
            <text:p>7:47:23</text:p>
          </table:table-cell>
          <table:table-cell table:style-name="ce8" table:formula="of:=[.X233]+[.W233]*4/1440" office:value-type="time" office:time-value="PT15H59M31.93153777S" calcext:value-type="time">
            <text:p>15:59:31</text:p>
          </table:table-cell>
          <table:table-cell table:style-name="ce11" table:formula="of:=8*[.W233]" office:value-type="float" office:value="492.132385030526" calcext:value-type="float">
            <text:p>492.132385030526</text:p>
          </table:table-cell>
          <table:table-cell table:formula="of:=MOD([.E233]*1440+[.V233]+4*[.$B$4]-60*[.$B$5];1440)" office:value-type="float" office:value="1398.5340002191" calcext:value-type="float">
            <text:p>1398.5340002191</text:p>
          </table:table-cell>
          <table:table-cell table:formula="of:=IF([.AB233]/4&lt;0;[.AB233]/4+180;[.AB233]/4-180)" office:value-type="float" office:value="169.633500054774" calcext:value-type="float">
            <text:p>169.633500054774</text:p>
          </table:table-cell>
          <table:table-cell table:formula="of:=DEGREES(ACOS(SIN(RADIANS([.$B$3]))*SIN(RADIANS([.T233]))+COS(RADIANS([.$B$3]))*COS(RADIANS([.T233]))*COS(RADIANS([.AC233]))))" office:value-type="float" office:value="152.940141143905" calcext:value-type="float">
            <text:p>152.940141143905</text:p>
          </table:table-cell>
          <table:table-cell table:formula="of:=90-[.AD233]" office:value-type="float" office:value="-62.9401411439053" calcext:value-type="float">
            <text:p>-62.9401411439053</text:p>
          </table:table-cell>
          <table:table-cell table:formula="of:=IF([.AE233]&gt;85;0;IF([.AE233]&gt;5;58.1/TAN(RADIANS([.AE233]))-0.07/POWER(TAN(RADIANS([.AE233]));3)+0.000086/POWER(TAN(RADIANS([.AE233]));5);IF([.AE233]&gt;-0.575;1735+[.AE233]*(-518.2+[.AE233]*(103.4+[.AE233]*(-12.79+[.AE233]*0.711)));-20.772/TAN(RADIANS([.AE233])))))/3600" office:value-type="float" office:value="0.00294755900280495" calcext:value-type="float">
            <text:p>0.00294755900280495</text:p>
          </table:table-cell>
          <table:table-cell table:formula="of:=[.AE233]+[.AF233]" office:value-type="float" office:value="-62.9371935849025" calcext:value-type="float">
            <text:p>-62.9371935849025</text:p>
          </table:table-cell>
          <table:table-cell table:formula="of:=IF([.AC233]&gt;0;MOD(DEGREES(ACOS(((SIN(RADIANS([.$B$3]))*COS(RADIANS([.AD233])))-SIN(RADIANS([.T233])))/(COS(RADIANS([.$B$3]))*SIN(RADIANS([.AD233])))))+180;360);MOD(540-DEGREES(ACOS(((SIN(RADIANS([.$B$3]))*COS(RADIANS([.AD233])))-SIN(RADIANS([.T233])))/(COS(RADIANS([.$B$3]))*SIN(RADIANS([.AD233])))));360))" office:value-type="float" office:value="338.713621953795" calcext:value-type="float">
            <text:p>338.713621953795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233]+0.1/24" office:value-type="time" office:time-value="PT23H18M00S" calcext:value-type="time">
            <text:p>23:18:00</text:p>
          </table:table-cell>
          <table:table-cell table:style-name="ce9" table:formula="of:=[.D234]+2415018.5+[.E234]-[.$B$5]/24" office:value-type="float" office:value="2461034.42916667" calcext:value-type="float">
            <text:p>2461034.43</text:p>
          </table:table-cell>
          <table:table-cell table:style-name="ce10" table:formula="of:=([.F234]-2451545)/36525" office:value-type="float" office:value="0.259806411133927" calcext:value-type="float">
            <text:p>0.25980641</text:p>
          </table:table-cell>
          <table:table-cell/>
          <table:table-cell table:formula="of:=MOD(280.46646+[.G234]*(36000.76983+[.G234]*0.0003032);360)" office:value-type="float" office:value="273.697288056677" calcext:value-type="float">
            <text:p>273.697288056677</text:p>
          </table:table-cell>
          <table:table-cell table:formula="of:=357.52911+[.G234]*(35999.05029-0.0001537*[.G234])" office:value-type="float" office:value="9710.31315970001" calcext:value-type="float">
            <text:p>9710.31315970001</text:p>
          </table:table-cell>
          <table:table-cell table:formula="of:=0.016708634-[.G234]*(0.000042037+0.0000001267*[.G234])" office:value-type="float" office:value="0.0166977039657248" calcext:value-type="float">
            <text:p>0.0166977039657248</text:p>
          </table:table-cell>
          <table:table-cell table:formula="of:=SIN(RADIANS([.J234]))*(1.914602-[.G234]*(0.004817+0.000014*[.G234]))+SIN(RADIANS(2*[.J234]))*(0.019993-0.000101*[.G234])+SIN(RADIANS(3*[.J234]))*0.000289" office:value-type="float" office:value="-0.328709803917453" calcext:value-type="float">
            <text:p>-0.328709803917453</text:p>
          </table:table-cell>
          <table:table-cell table:formula="of:=[.I234]+[.L234]" office:value-type="float" office:value="273.36857825276" calcext:value-type="float">
            <text:p>273.36857825276</text:p>
          </table:table-cell>
          <table:table-cell table:formula="of:=[.J234]+[.L234]" office:value-type="float" office:value="9709.9844498961" calcext:value-type="float">
            <text:p>9709.9844498961</text:p>
          </table:table-cell>
          <table:table-cell table:formula="of:=(1.000001018*(1-[.K234]*[.K234]))/(1+[.K234]*COS(RADIANS([.N234])))" office:value-type="float" office:value="0.983549463742622" calcext:value-type="float">
            <text:p>0.983549463742622</text:p>
          </table:table-cell>
          <table:table-cell table:formula="of:=[.M234]-0.00569-0.00478*SIN(RADIANS(125.04-1934.136*[.G234]))" office:value-type="float" office:value="273.364322517747" calcext:value-type="float">
            <text:p>273.364322517747</text:p>
          </table:table-cell>
          <table:table-cell table:formula="of:=23+(26+((21.448-[.G234]*(46.815+[.G234]*(0.00059-[.G234]*0.001813))))/60)/60" office:value-type="float" office:value="23.435912543009" calcext:value-type="float">
            <text:p>23.435912543009</text:p>
          </table:table-cell>
          <table:table-cell table:formula="of:=[.Q234]+0.00256*COS(RADIANS(125.04-1934.136*[.G234]))" office:value-type="float" office:value="23.438354582729" calcext:value-type="float">
            <text:p>23.438354582729</text:p>
          </table:table-cell>
          <table:table-cell table:formula="of:=DEGREES(ATAN2(COS(RADIANS([.P234]));COS(RADIANS([.R234]))*SIN(RADIANS([.P234]))))" office:value-type="float" office:value="-86.3339089932698" calcext:value-type="float">
            <text:p>-86.3339089932698</text:p>
          </table:table-cell>
          <table:table-cell table:formula="of:=DEGREES(ASIN(SIN(RADIANS([.R234]))*SIN(RADIANS([.P234]))))" office:value-type="float" office:value="-23.3955519626585" calcext:value-type="float">
            <text:p>-23.3955519626585</text:p>
          </table:table-cell>
          <table:table-cell table:formula="of:=TAN(RADIANS([.R234]/2))*TAN(RADIANS([.R234]/2))" office:value-type="float" office:value="0.0430309925923204" calcext:value-type="float">
            <text:p>0.0430309925923204</text:p>
          </table:table-cell>
          <table:table-cell table:formula="of:=4*DEGREES([.U234]*SIN(2*RADIANS([.I234]))-2*[.K234]*SIN(RADIANS([.J234]))+4*[.K234]*[.U234]*SIN(RADIANS([.J234]))*COS(2*RADIANS([.I234]))-0.5*[.U234]*[.U234]*SIN(4*RADIANS([.I234]))-1.25*[.K234]*[.K234]*SIN(2*RADIANS([.J234])))" office:value-type="float" office:value="0.100819613992951" calcext:value-type="float">
            <text:p>0.100819613992951</text:p>
          </table:table-cell>
          <table:table-cell table:formula="of:=DEGREES(ACOS(COS(RADIANS(90.833))/(COS(RADIANS([.$B$3]))*COS(RADIANS([.T234])))-TAN(RADIANS([.$B$3]))*TAN(RADIANS([.T234]))))" office:value-type="float" office:value="61.5167156482824" calcext:value-type="float">
            <text:p>61.5167156482824</text:p>
          </table:table-cell>
          <table:table-cell table:style-name="ce8" table:formula="of:=(720-4*[.$B$4]-[.V234]+[.$B$5]*60)/1440" office:value-type="time" office:time-value="PT11H53M28.08362316S" calcext:value-type="time">
            <text:p>11:53:28</text:p>
          </table:table-cell>
          <table:table-cell table:style-name="ce8" table:formula="of:=[.X234]-[.W234]*4/1440" office:value-type="time" office:time-value="PT07H47M24.071867573S" calcext:value-type="time">
            <text:p>7:47:24</text:p>
          </table:table-cell>
          <table:table-cell table:style-name="ce8" table:formula="of:=[.X234]+[.W234]*4/1440" office:value-type="time" office:time-value="PT15H59M32.095378748S" calcext:value-type="time">
            <text:p>15:59:32</text:p>
          </table:table-cell>
          <table:table-cell table:style-name="ce11" table:formula="of:=8*[.W234]" office:value-type="float" office:value="492.133725186259" calcext:value-type="float">
            <text:p>492.133725186259</text:p>
          </table:table-cell>
          <table:table-cell table:formula="of:=MOD([.E234]*1440+[.V234]+4*[.$B$4]-60*[.$B$5];1440)" office:value-type="float" office:value="1404.53193961399" calcext:value-type="float">
            <text:p>1404.53193961399</text:p>
          </table:table-cell>
          <table:table-cell table:formula="of:=IF([.AB234]/4&lt;0;[.AB234]/4+180;[.AB234]/4-180)" office:value-type="float" office:value="171.132984903497" calcext:value-type="float">
            <text:p>171.132984903497</text:p>
          </table:table-cell>
          <table:table-cell table:formula="of:=DEGREES(ACOS(SIN(RADIANS([.$B$3]))*SIN(RADIANS([.T234]))+COS(RADIANS([.$B$3]))*COS(RADIANS([.T234]))*COS(RADIANS([.AC234]))))" office:value-type="float" office:value="153.272165281401" calcext:value-type="float">
            <text:p>153.272165281401</text:p>
          </table:table-cell>
          <table:table-cell table:formula="of:=90-[.AD234]" office:value-type="float" office:value="-63.2721652814014" calcext:value-type="float">
            <text:p>-63.2721652814014</text:p>
          </table:table-cell>
          <table:table-cell table:formula="of:=IF([.AE234]&gt;85;0;IF([.AE234]&gt;5;58.1/TAN(RADIANS([.AE234]))-0.07/POWER(TAN(RADIANS([.AE234]));3)+0.000086/POWER(TAN(RADIANS([.AE234]));5);IF([.AE234]&gt;-0.575;1735+[.AE234]*(-518.2+[.AE234]*(103.4+[.AE234]*(-12.79+[.AE234]*0.711)));-20.772/TAN(RADIANS([.AE234])))))/3600" office:value-type="float" office:value="0.00290552070297454" calcext:value-type="float">
            <text:p>0.00290552070297454</text:p>
          </table:table-cell>
          <table:table-cell table:formula="of:=[.AE234]+[.AF234]" office:value-type="float" office:value="-63.2692597606984" calcext:value-type="float">
            <text:p>-63.2692597606984</text:p>
          </table:table-cell>
          <table:table-cell table:formula="of:=IF([.AC234]&gt;0;MOD(DEGREES(ACOS(((SIN(RADIANS([.$B$3]))*COS(RADIANS([.AD234])))-SIN(RADIANS([.T234])))/(COS(RADIANS([.$B$3]))*SIN(RADIANS([.AD234])))))+180;360);MOD(540-DEGREES(ACOS(((SIN(RADIANS([.$B$3]))*COS(RADIANS([.AD234])))-SIN(RADIANS([.T234])))/(COS(RADIANS([.$B$3]))*SIN(RADIANS([.AD234])))));360))" office:value-type="float" office:value="341.666467637177" calcext:value-type="float">
            <text:p>341.666467637177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234]+0.1/24" office:value-type="time" office:time-value="PT23H24M00S" calcext:value-type="time">
            <text:p>23:24:00</text:p>
          </table:table-cell>
          <table:table-cell table:style-name="ce9" table:formula="of:=[.D235]+2415018.5+[.E235]-[.$B$5]/24" office:value-type="float" office:value="2461034.43333333" calcext:value-type="float">
            <text:p>2461034.43</text:p>
          </table:table-cell>
          <table:table-cell table:style-name="ce10" table:formula="of:=([.F235]-2451545)/36525" office:value-type="float" office:value="0.259806525211049" calcext:value-type="float">
            <text:p>0.25980653</text:p>
          </table:table-cell>
          <table:table-cell/>
          <table:table-cell table:formula="of:=MOD(280.46646+[.G235]*(36000.76983+[.G235]*0.0003032);360)" office:value-type="float" office:value="273.70139492091" calcext:value-type="float">
            <text:p>273.70139492091</text:p>
          </table:table-cell>
          <table:table-cell table:formula="of:=357.52911+[.G235]*(35999.05029-0.0001537*[.G235])" office:value-type="float" office:value="9710.31726636806" calcext:value-type="float">
            <text:p>9710.31726636806</text:p>
          </table:table-cell>
          <table:table-cell table:formula="of:=0.016708634-[.G235]*(0.000042037+0.0000001267*[.G235])" office:value-type="float" office:value="0.0166977039609219" calcext:value-type="float">
            <text:p>0.0166977039609219</text:p>
          </table:table-cell>
          <table:table-cell table:formula="of:=SIN(RADIANS([.J235]))*(1.914602-[.G235]*(0.004817+0.000014*[.G235]))+SIN(RADIANS(2*[.J235]))*(0.019993-0.000101*[.G235])+SIN(RADIANS(3*[.J235]))*0.000289" office:value-type="float" office:value="-0.328571864658998" calcext:value-type="float">
            <text:p>-0.328571864658998</text:p>
          </table:table-cell>
          <table:table-cell table:formula="of:=[.I235]+[.L235]" office:value-type="float" office:value="273.372823056251" calcext:value-type="float">
            <text:p>273.372823056251</text:p>
          </table:table-cell>
          <table:table-cell table:formula="of:=[.J235]+[.L235]" office:value-type="float" office:value="9709.9886945034" calcext:value-type="float">
            <text:p>9709.9886945034</text:p>
          </table:table-cell>
          <table:table-cell table:formula="of:=(1.000001018*(1-[.K235]*[.K235]))/(1+[.K235]*COS(RADIANS([.N235])))" office:value-type="float" office:value="0.983549255618793" calcext:value-type="float">
            <text:p>0.983549255618793</text:p>
          </table:table-cell>
          <table:table-cell table:formula="of:=[.M235]-0.00569-0.00478*SIN(RADIANS(125.04-1934.136*[.G235]))" office:value-type="float" office:value="273.368567338798" calcext:value-type="float">
            <text:p>273.368567338798</text:p>
          </table:table-cell>
          <table:table-cell table:formula="of:=23+(26+((21.448-[.G235]*(46.815+[.G235]*(0.00059-[.G235]*0.001813))))/60)/60" office:value-type="float" office:value="23.4359125415255" calcext:value-type="float">
            <text:p>23.4359125415255</text:p>
          </table:table-cell>
          <table:table-cell table:formula="of:=[.Q235]+0.00256*COS(RADIANS(125.04-1934.136*[.G235]))" office:value-type="float" office:value="23.4383545782875" calcext:value-type="float">
            <text:p>23.4383545782875</text:p>
          </table:table-cell>
          <table:table-cell table:formula="of:=DEGREES(ATAN2(COS(RADIANS([.P235]));COS(RADIANS([.R235]))*SIN(RADIANS([.P235]))))" office:value-type="float" office:value="-86.329285424314" calcext:value-type="float">
            <text:p>-86.329285424314</text:p>
          </table:table-cell>
          <table:table-cell table:formula="of:=DEGREES(ASIN(SIN(RADIANS([.R235]))*SIN(RADIANS([.P235]))))" office:value-type="float" office:value="-23.3954439291961" calcext:value-type="float">
            <text:p>-23.3954439291961</text:p>
          </table:table-cell>
          <table:table-cell table:formula="of:=TAN(RADIANS([.R235]/2))*TAN(RADIANS([.R235]/2))" office:value-type="float" office:value="0.0430309925755478" calcext:value-type="float">
            <text:p>0.0430309925755478</text:p>
          </table:table-cell>
          <table:table-cell table:formula="of:=4*DEGREES([.U235]*SIN(2*RADIANS([.I235]))-2*[.K235]*SIN(RADIANS([.J235]))+4*[.K235]*[.U235]*SIN(RADIANS([.J235]))*COS(2*RADIANS([.I235]))-0.5*[.U235]*[.U235]*SIN(4*RADIANS([.I235]))-1.25*[.K235]*[.K235]*SIN(2*RADIANS([.J235])))" office:value-type="float" office:value="0.0987590309287359" calcext:value-type="float">
            <text:p>0.0987590309287359</text:p>
          </table:table-cell>
          <table:table-cell table:formula="of:=DEGREES(ACOS(COS(RADIANS(90.833))/(COS(RADIANS([.$B$3]))*COS(RADIANS([.T235])))-TAN(RADIANS([.$B$3]))*TAN(RADIANS([.T235]))))" office:value-type="float" office:value="61.5168833784114" calcext:value-type="float">
            <text:p>61.5168833784114</text:p>
          </table:table-cell>
          <table:table-cell table:style-name="ce8" table:formula="of:=(720-4*[.$B$4]-[.V235]+[.$B$5]*60)/1440" office:value-type="time" office:time-value="PT11H53M28.207258144S" calcext:value-type="time">
            <text:p>11:53:28</text:p>
          </table:table-cell>
          <table:table-cell table:style-name="ce8" table:formula="of:=[.X235]-[.W235]*4/1440" office:value-type="time" office:time-value="PT07H47M24.155247326S" calcext:value-type="time">
            <text:p>7:47:24</text:p>
          </table:table-cell>
          <table:table-cell table:style-name="ce8" table:formula="of:=[.X235]+[.W235]*4/1440" office:value-type="time" office:time-value="PT15H59M32.259268963S" calcext:value-type="time">
            <text:p>15:59:32</text:p>
          </table:table-cell>
          <table:table-cell table:style-name="ce11" table:formula="of:=8*[.W235]" office:value-type="float" office:value="492.135067027292" calcext:value-type="float">
            <text:p>492.135067027292</text:p>
          </table:table-cell>
          <table:table-cell table:formula="of:=MOD([.E235]*1440+[.V235]+4*[.$B$4]-60*[.$B$5];1440)" office:value-type="float" office:value="1410.52987903093" calcext:value-type="float">
            <text:p>1410.52987903093</text:p>
          </table:table-cell>
          <table:table-cell table:formula="of:=IF([.AB235]/4&lt;0;[.AB235]/4+180;[.AB235]/4-180)" office:value-type="float" office:value="172.632469757731" calcext:value-type="float">
            <text:p>172.632469757731</text:p>
          </table:table-cell>
          <table:table-cell table:formula="of:=DEGREES(ACOS(SIN(RADIANS([.$B$3]))*SIN(RADIANS([.T235]))+COS(RADIANS([.$B$3]))*COS(RADIANS([.T235]))*COS(RADIANS([.AC235]))))" office:value-type="float" office:value="153.555790532892" calcext:value-type="float">
            <text:p>153.555790532892</text:p>
          </table:table-cell>
          <table:table-cell table:formula="of:=90-[.AD235]" office:value-type="float" office:value="-63.5557905328923" calcext:value-type="float">
            <text:p>-63.5557905328923</text:p>
          </table:table-cell>
          <table:table-cell table:formula="of:=IF([.AE235]&gt;85;0;IF([.AE235]&gt;5;58.1/TAN(RADIANS([.AE235]))-0.07/POWER(TAN(RADIANS([.AE235]));3)+0.000086/POWER(TAN(RADIANS([.AE235]));5);IF([.AE235]&gt;-0.575;1735+[.AE235]*(-518.2+[.AE235]*(103.4+[.AE235]*(-12.79+[.AE235]*0.711)));-20.772/TAN(RADIANS([.AE235])))))/3600" office:value-type="float" office:value="0.00286980422136529" calcext:value-type="float">
            <text:p>0.00286980422136529</text:p>
          </table:table-cell>
          <table:table-cell table:formula="of:=[.AE235]+[.AF235]" office:value-type="float" office:value="-63.5529207286709" calcext:value-type="float">
            <text:p>-63.5529207286709</text:p>
          </table:table-cell>
          <table:table-cell table:formula="of:=IF([.AC235]&gt;0;MOD(DEGREES(ACOS(((SIN(RADIANS([.$B$3]))*COS(RADIANS([.AD235])))-SIN(RADIANS([.T235])))/(COS(RADIANS([.$B$3]))*SIN(RADIANS([.AD235])))))+180;360);MOD(540-DEGREES(ACOS(((SIN(RADIANS([.$B$3]))*COS(RADIANS([.AD235])))-SIN(RADIANS([.T235])))/(COS(RADIANS([.$B$3]))*SIN(RADIANS([.AD235])))));360))" office:value-type="float" office:value="344.675796130891" calcext:value-type="float">
            <text:p>344.675796130891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235]+0.1/24" office:value-type="time" office:time-value="PT23H30M00S" calcext:value-type="time">
            <text:p>23:30:00</text:p>
          </table:table-cell>
          <table:table-cell table:style-name="ce9" table:formula="of:=[.D236]+2415018.5+[.E236]-[.$B$5]/24" office:value-type="float" office:value="2461034.4375" calcext:value-type="float">
            <text:p>2461034.44</text:p>
          </table:table-cell>
          <table:table-cell table:style-name="ce10" table:formula="of:=([.F236]-2451545)/36525" office:value-type="float" office:value="0.259806639288159" calcext:value-type="float">
            <text:p>0.25980664</text:p>
          </table:table-cell>
          <table:table-cell/>
          <table:table-cell table:formula="of:=MOD(280.46646+[.G236]*(36000.76983+[.G236]*0.0003032);360)" office:value-type="float" office:value="273.705501784683" calcext:value-type="float">
            <text:p>273.705501784683</text:p>
          </table:table-cell>
          <table:table-cell table:formula="of:=357.52911+[.G236]*(35999.05029-0.0001537*[.G236])" office:value-type="float" office:value="9710.32137303565" calcext:value-type="float">
            <text:p>9710.32137303565</text:p>
          </table:table-cell>
          <table:table-cell table:formula="of:=0.016708634-[.G236]*(0.000042037+0.0000001267*[.G236])" office:value-type="float" office:value="0.0166977039561189" calcext:value-type="float">
            <text:p>0.0166977039561189</text:p>
          </table:table-cell>
          <table:table-cell table:formula="of:=SIN(RADIANS([.J236]))*(1.914602-[.G236]*(0.004817+0.000014*[.G236]))+SIN(RADIANS(2*[.J236]))*(0.019993-0.000101*[.G236])+SIN(RADIANS(3*[.J236]))*0.000289" office:value-type="float" office:value="-0.328433923620273" calcext:value-type="float">
            <text:p>-0.328433923620273</text:p>
          </table:table-cell>
          <table:table-cell table:formula="of:=[.I236]+[.L236]" office:value-type="float" office:value="273.377067861063" calcext:value-type="float">
            <text:p>273.377067861063</text:p>
          </table:table-cell>
          <table:table-cell table:formula="of:=[.J236]+[.L236]" office:value-type="float" office:value="9709.99293911203" calcext:value-type="float">
            <text:p>9709.99293911203</text:p>
          </table:table-cell>
          <table:table-cell table:formula="of:=(1.000001018*(1-[.K236]*[.K236]))/(1+[.K236]*COS(RADIANS([.N236])))" office:value-type="float" office:value="0.983549047582311" calcext:value-type="float">
            <text:p>0.983549047582311</text:p>
          </table:table-cell>
          <table:table-cell table:formula="of:=[.M236]-0.00569-0.00478*SIN(RADIANS(125.04-1934.136*[.G236]))" office:value-type="float" office:value="273.372812161168" calcext:value-type="float">
            <text:p>273.372812161168</text:p>
          </table:table-cell>
          <table:table-cell table:formula="of:=23+(26+((21.448-[.G236]*(46.815+[.G236]*(0.00059-[.G236]*0.001813))))/60)/60" office:value-type="float" office:value="23.435912540042" calcext:value-type="float">
            <text:p>23.435912540042</text:p>
          </table:table-cell>
          <table:table-cell table:formula="of:=[.Q236]+0.00256*COS(RADIANS(125.04-1934.136*[.G236]))" office:value-type="float" office:value="23.4383545738459" calcext:value-type="float">
            <text:p>23.4383545738459</text:p>
          </table:table-cell>
          <table:table-cell table:formula="of:=DEGREES(ATAN2(COS(RADIANS([.P236]));COS(RADIANS([.R236]))*SIN(RADIANS([.P236]))))" office:value-type="float" office:value="-86.3246618614684" calcext:value-type="float">
            <text:p>-86.3246618614684</text:p>
          </table:table-cell>
          <table:table-cell table:formula="of:=DEGREES(ASIN(SIN(RADIANS([.R236]))*SIN(RADIANS([.P236]))))" office:value-type="float" office:value="-23.3953357597294" calcext:value-type="float">
            <text:p>-23.3953357597294</text:p>
          </table:table-cell>
          <table:table-cell table:formula="of:=TAN(RADIANS([.R236]/2))*TAN(RADIANS([.R236]/2))" office:value-type="float" office:value="0.0430309925587752" calcext:value-type="float">
            <text:p>0.0430309925587752</text:p>
          </table:table-cell>
          <table:table-cell table:formula="of:=4*DEGREES([.U236]*SIN(2*RADIANS([.I236]))-2*[.K236]*SIN(RADIANS([.J236]))+4*[.K236]*[.U236]*SIN(RADIANS([.J236]))*COS(2*RADIANS([.I236]))-0.5*[.U236]*[.U236]*SIN(4*RADIANS([.I236]))-1.25*[.K236]*[.K236]*SIN(2*RADIANS([.J236])))" office:value-type="float" office:value="0.0966984704071052" calcext:value-type="float">
            <text:p>0.0966984704071052</text:p>
          </table:table-cell>
          <table:table-cell table:formula="of:=DEGREES(ACOS(COS(RADIANS(90.833))/(COS(RADIANS([.$B$3]))*COS(RADIANS([.T236])))-TAN(RADIANS([.$B$3]))*TAN(RADIANS([.T236]))))" office:value-type="float" office:value="61.517051319162" calcext:value-type="float">
            <text:p>61.517051319162</text:p>
          </table:table-cell>
          <table:table-cell table:style-name="ce8" table:formula="of:=(720-4*[.$B$4]-[.V236]+[.$B$5]*60)/1440" office:value-type="time" office:time-value="PT11H53M28.330891776S" calcext:value-type="time">
            <text:p>11:53:28</text:p>
          </table:table-cell>
          <table:table-cell table:style-name="ce8" table:formula="of:=[.X236]-[.W236]*4/1440" office:value-type="time" office:time-value="PT07H47M24.238575177S" calcext:value-type="time">
            <text:p>7:47:24</text:p>
          </table:table-cell>
          <table:table-cell table:style-name="ce8" table:formula="of:=[.X236]+[.W236]*4/1440" office:value-type="time" office:time-value="PT15H59M32.423208374S" calcext:value-type="time">
            <text:p>15:59:32</text:p>
          </table:table-cell>
          <table:table-cell table:style-name="ce11" table:formula="of:=8*[.W236]" office:value-type="float" office:value="492.136410553296" calcext:value-type="float">
            <text:p>492.136410553296</text:p>
          </table:table-cell>
          <table:table-cell table:formula="of:=MOD([.E236]*1440+[.V236]+4*[.$B$4]-60*[.$B$5];1440)" office:value-type="float" office:value="1416.5278184704" calcext:value-type="float">
            <text:p>1416.5278184704</text:p>
          </table:table-cell>
          <table:table-cell table:formula="of:=IF([.AB236]/4&lt;0;[.AB236]/4+180;[.AB236]/4-180)" office:value-type="float" office:value="174.131954617601" calcext:value-type="float">
            <text:p>174.131954617601</text:p>
          </table:table-cell>
          <table:table-cell table:formula="of:=DEGREES(ACOS(SIN(RADIANS([.$B$3]))*SIN(RADIANS([.T236]))+COS(RADIANS([.$B$3]))*COS(RADIANS([.T236]))*COS(RADIANS([.AC236]))))" office:value-type="float" office:value="153.78937190977" calcext:value-type="float">
            <text:p>153.78937190977</text:p>
          </table:table-cell>
          <table:table-cell table:formula="of:=90-[.AD236]" office:value-type="float" office:value="-63.7893719097699" calcext:value-type="float">
            <text:p>-63.7893719097699</text:p>
          </table:table-cell>
          <table:table-cell table:formula="of:=IF([.AE236]&gt;85;0;IF([.AE236]&gt;5;58.1/TAN(RADIANS([.AE236]))-0.07/POWER(TAN(RADIANS([.AE236]));3)+0.000086/POWER(TAN(RADIANS([.AE236]));5);IF([.AE236]&gt;-0.575;1735+[.AE236]*(-518.2+[.AE236]*(103.4+[.AE236]*(-12.79+[.AE236]*0.711)));-20.772/TAN(RADIANS([.AE236])))))/3600" office:value-type="float" office:value="0.00284052155939783" calcext:value-type="float">
            <text:p>0.00284052155939783</text:p>
          </table:table-cell>
          <table:table-cell table:formula="of:=[.AE236]+[.AF236]" office:value-type="float" office:value="-63.7865313882105" calcext:value-type="float">
            <text:p>-63.7865313882105</text:p>
          </table:table-cell>
          <table:table-cell table:formula="of:=IF([.AC236]&gt;0;MOD(DEGREES(ACOS(((SIN(RADIANS([.$B$3]))*COS(RADIANS([.AD236])))-SIN(RADIANS([.T236])))/(COS(RADIANS([.$B$3]))*SIN(RADIANS([.AD236])))))+180;360);MOD(540-DEGREES(ACOS(((SIN(RADIANS([.$B$3]))*COS(RADIANS([.AD236])))-SIN(RADIANS([.T236])))/(COS(RADIANS([.$B$3]))*SIN(RADIANS([.AD236])))));360))" office:value-type="float" office:value="347.734137935349" calcext:value-type="float">
            <text:p>347.734137935349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236]+0.1/24" office:value-type="time" office:time-value="PT23H36M00S" calcext:value-type="time">
            <text:p>23:36:00</text:p>
          </table:table-cell>
          <table:table-cell table:style-name="ce9" table:formula="of:=[.D237]+2415018.5+[.E237]-[.$B$5]/24" office:value-type="float" office:value="2461034.44166667" calcext:value-type="float">
            <text:p>2461034.44</text:p>
          </table:table-cell>
          <table:table-cell table:style-name="ce10" table:formula="of:=([.F237]-2451545)/36525" office:value-type="float" office:value="0.259806753365281" calcext:value-type="float">
            <text:p>0.25980675</text:p>
          </table:table-cell>
          <table:table-cell/>
          <table:table-cell table:formula="of:=MOD(280.46646+[.G237]*(36000.76983+[.G237]*0.0003032);360)" office:value-type="float" office:value="273.709608648916" calcext:value-type="float">
            <text:p>273.709608648916</text:p>
          </table:table-cell>
          <table:table-cell table:formula="of:=357.52911+[.G237]*(35999.05029-0.0001537*[.G237])" office:value-type="float" office:value="9710.32547970369" calcext:value-type="float">
            <text:p>9710.32547970369</text:p>
          </table:table-cell>
          <table:table-cell table:formula="of:=0.016708634-[.G237]*(0.000042037+0.0000001267*[.G237])" office:value-type="float" office:value="0.0166977039513159" calcext:value-type="float">
            <text:p>0.0166977039513159</text:p>
          </table:table-cell>
          <table:table-cell table:formula="of:=SIN(RADIANS([.J237]))*(1.914602-[.G237]*(0.004817+0.000014*[.G237]))+SIN(RADIANS(2*[.J237]))*(0.019993-0.000101*[.G237])+SIN(RADIANS(3*[.J237]))*0.000289" office:value-type="float" office:value="-0.328295980771183" calcext:value-type="float">
            <text:p>-0.328295980771183</text:p>
          </table:table-cell>
          <table:table-cell table:formula="of:=[.I237]+[.L237]" office:value-type="float" office:value="273.381312668145" calcext:value-type="float">
            <text:p>273.381312668145</text:p>
          </table:table-cell>
          <table:table-cell table:formula="of:=[.J237]+[.L237]" office:value-type="float" office:value="9709.99718372292" calcext:value-type="float">
            <text:p>9709.99718372292</text:p>
          </table:table-cell>
          <table:table-cell table:formula="of:=(1.000001018*(1-[.K237]*[.K237]))/(1+[.K237]*COS(RADIANS([.N237])))" office:value-type="float" office:value="0.983548839633133" calcext:value-type="float">
            <text:p>0.983548839633133</text:p>
          </table:table-cell>
          <table:table-cell table:formula="of:=[.M237]-0.00569-0.00478*SIN(RADIANS(125.04-1934.136*[.G237]))" office:value-type="float" office:value="273.37705698581" calcext:value-type="float">
            <text:p>273.37705698581</text:p>
          </table:table-cell>
          <table:table-cell table:formula="of:=23+(26+((21.448-[.G237]*(46.815+[.G237]*(0.00059-[.G237]*0.001813))))/60)/60" office:value-type="float" office:value="23.4359125385585" calcext:value-type="float">
            <text:p>23.4359125385585</text:p>
          </table:table-cell>
          <table:table-cell table:formula="of:=[.Q237]+0.00256*COS(RADIANS(125.04-1934.136*[.G237]))" office:value-type="float" office:value="23.4383545694043" calcext:value-type="float">
            <text:p>23.4383545694043</text:p>
          </table:table-cell>
          <table:table-cell table:formula="of:=DEGREES(ATAN2(COS(RADIANS([.P237]));COS(RADIANS([.R237]))*SIN(RADIANS([.P237]))))" office:value-type="float" office:value="-86.3200383037076" calcext:value-type="float">
            <text:p>-86.3200383037076</text:p>
          </table:table-cell>
          <table:table-cell table:formula="of:=DEGREES(ASIN(SIN(RADIANS([.R237]))*SIN(RADIANS([.P237]))))" office:value-type="float" office:value="-23.3952274542348" calcext:value-type="float">
            <text:p>-23.3952274542348</text:p>
          </table:table-cell>
          <table:table-cell table:formula="of:=TAN(RADIANS([.R237]/2))*TAN(RADIANS([.R237]/2))" office:value-type="float" office:value="0.0430309925420024" calcext:value-type="float">
            <text:p>0.0430309925420024</text:p>
          </table:table-cell>
          <table:table-cell table:formula="of:=4*DEGREES([.U237]*SIN(2*RADIANS([.I237]))-2*[.K237]*SIN(RADIANS([.J237]))+4*[.K237]*[.U237]*SIN(RADIANS([.J237]))*COS(2*RADIANS([.I237]))-0.5*[.U237]*[.U237]*SIN(4*RADIANS([.I237]))-1.25*[.K237]*[.K237]*SIN(2*RADIANS([.J237])))" office:value-type="float" office:value="0.0946379320063363" calcext:value-type="float">
            <text:p>0.0946379320063363</text:p>
          </table:table-cell>
          <table:table-cell table:formula="of:=DEGREES(ACOS(COS(RADIANS(90.833))/(COS(RADIANS([.$B$3]))*COS(RADIANS([.T237])))-TAN(RADIANS([.$B$3]))*TAN(RADIANS([.T237]))))" office:value-type="float" office:value="61.5172194705687" calcext:value-type="float">
            <text:p>61.5172194705687</text:p>
          </table:table-cell>
          <table:table-cell table:style-name="ce8" table:formula="of:=(720-4*[.$B$4]-[.V237]+[.$B$5]*60)/1440" office:value-type="time" office:time-value="PT11H53M28.45452408S" calcext:value-type="time">
            <text:p>11:53:28</text:p>
          </table:table-cell>
          <table:table-cell table:style-name="ce8" table:formula="of:=[.X237]-[.W237]*4/1440" office:value-type="time" office:time-value="PT07H47M24.321851143S" calcext:value-type="time">
            <text:p>7:47:24</text:p>
          </table:table-cell>
          <table:table-cell table:style-name="ce8" table:formula="of:=[.X237]+[.W237]*4/1440" office:value-type="time" office:time-value="PT15H59M32.587197016S" calcext:value-type="time">
            <text:p>15:59:32</text:p>
          </table:table-cell>
          <table:table-cell table:style-name="ce11" table:formula="of:=8*[.W237]" office:value-type="float" office:value="492.137755764549" calcext:value-type="float">
            <text:p>492.137755764549</text:p>
          </table:table-cell>
          <table:table-cell table:formula="of:=MOD([.E237]*1440+[.V237]+4*[.$B$4]-60*[.$B$5];1440)" office:value-type="float" office:value="1422.525757932" calcext:value-type="float">
            <text:p>1422.525757932</text:p>
          </table:table-cell>
          <table:table-cell table:formula="of:=IF([.AB237]/4&lt;0;[.AB237]/4+180;[.AB237]/4-180)" office:value-type="float" office:value="175.631439483001" calcext:value-type="float">
            <text:p>175.631439483001</text:p>
          </table:table-cell>
          <table:table-cell table:formula="of:=DEGREES(ACOS(SIN(RADIANS([.$B$3]))*SIN(RADIANS([.T237]))+COS(RADIANS([.$B$3]))*COS(RADIANS([.T237]))*COS(RADIANS([.AC237]))))" office:value-type="float" office:value="153.971501593998" calcext:value-type="float">
            <text:p>153.971501593998</text:p>
          </table:table-cell>
          <table:table-cell table:formula="of:=90-[.AD237]" office:value-type="float" office:value="-63.9715015939975" calcext:value-type="float">
            <text:p>-63.9715015939975</text:p>
          </table:table-cell>
          <table:table-cell table:formula="of:=IF([.AE237]&gt;85;0;IF([.AE237]&gt;5;58.1/TAN(RADIANS([.AE237]))-0.07/POWER(TAN(RADIANS([.AE237]));3)+0.000086/POWER(TAN(RADIANS([.AE237]));5);IF([.AE237]&gt;-0.575;1735+[.AE237]*(-518.2+[.AE237]*(103.4+[.AE237]*(-12.79+[.AE237]*0.711)));-20.772/TAN(RADIANS([.AE237])))))/3600" office:value-type="float" office:value="0.00281777055617125" calcext:value-type="float">
            <text:p>0.00281777055617125</text:p>
          </table:table-cell>
          <table:table-cell table:formula="of:=[.AE237]+[.AF237]" office:value-type="float" office:value="-63.9686838234413" calcext:value-type="float">
            <text:p>-63.9686838234413</text:p>
          </table:table-cell>
          <table:table-cell table:formula="of:=IF([.AC237]&gt;0;MOD(DEGREES(ACOS(((SIN(RADIANS([.$B$3]))*COS(RADIANS([.AD237])))-SIN(RADIANS([.T237])))/(COS(RADIANS([.$B$3]))*SIN(RADIANS([.AD237])))))+180;360);MOD(540-DEGREES(ACOS(((SIN(RADIANS([.$B$3]))*COS(RADIANS([.AD237])))-SIN(RADIANS([.T237])))/(COS(RADIANS([.$B$3]))*SIN(RADIANS([.AD237])))));360))" office:value-type="float" office:value="350.832949878214" calcext:value-type="float">
            <text:p>350.832949878214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237]+0.1/24" office:value-type="time" office:time-value="PT23H42M00S" calcext:value-type="time">
            <text:p>23:42:00</text:p>
          </table:table-cell>
          <table:table-cell table:style-name="ce9" table:formula="of:=[.D238]+2415018.5+[.E238]-[.$B$5]/24" office:value-type="float" office:value="2461034.44583333" calcext:value-type="float">
            <text:p>2461034.45</text:p>
          </table:table-cell>
          <table:table-cell table:style-name="ce10" table:formula="of:=([.F238]-2451545)/36525" office:value-type="float" office:value="0.25980686744239" calcext:value-type="float">
            <text:p>0.25980687</text:p>
          </table:table-cell>
          <table:table-cell/>
          <table:table-cell table:formula="of:=MOD(280.46646+[.G238]*(36000.76983+[.G238]*0.0003032);360)" office:value-type="float" office:value="273.713715512691" calcext:value-type="float">
            <text:p>273.713715512691</text:p>
          </table:table-cell>
          <table:table-cell table:formula="of:=357.52911+[.G238]*(35999.05029-0.0001537*[.G238])" office:value-type="float" office:value="9710.32958637128" calcext:value-type="float">
            <text:p>9710.32958637128</text:p>
          </table:table-cell>
          <table:table-cell table:formula="of:=0.016708634-[.G238]*(0.000042037+0.0000001267*[.G238])" office:value-type="float" office:value="0.0166977039465129" calcext:value-type="float">
            <text:p>0.0166977039465129</text:p>
          </table:table-cell>
          <table:table-cell table:formula="of:=SIN(RADIANS([.J238]))*(1.914602-[.G238]*(0.004817+0.000014*[.G238]))+SIN(RADIANS(2*[.J238]))*(0.019993-0.000101*[.G238])+SIN(RADIANS(3*[.J238]))*0.000289" office:value-type="float" office:value="-0.328158036143274" calcext:value-type="float">
            <text:p>-0.328158036143274</text:p>
          </table:table-cell>
          <table:table-cell table:formula="of:=[.I238]+[.L238]" office:value-type="float" office:value="273.385557476548" calcext:value-type="float">
            <text:p>273.385557476548</text:p>
          </table:table-cell>
          <table:table-cell table:formula="of:=[.J238]+[.L238]" office:value-type="float" office:value="9710.00142833514" calcext:value-type="float">
            <text:p>9710.00142833514</text:p>
          </table:table-cell>
          <table:table-cell table:formula="of:=(1.000001018*(1-[.K238]*[.K238]))/(1+[.K238]*COS(RADIANS([.N238])))" office:value-type="float" office:value="0.983548631771304" calcext:value-type="float">
            <text:p>0.983548631771304</text:p>
          </table:table-cell>
          <table:table-cell table:formula="of:=[.M238]-0.00569-0.00478*SIN(RADIANS(125.04-1934.136*[.G238]))" office:value-type="float" office:value="273.381301811771" calcext:value-type="float">
            <text:p>273.381301811771</text:p>
          </table:table-cell>
          <table:table-cell table:formula="of:=23+(26+((21.448-[.G238]*(46.815+[.G238]*(0.00059-[.G238]*0.001813))))/60)/60" office:value-type="float" office:value="23.4359125370751" calcext:value-type="float">
            <text:p>23.4359125370751</text:p>
          </table:table-cell>
          <table:table-cell table:formula="of:=[.Q238]+0.00256*COS(RADIANS(125.04-1934.136*[.G238]))" office:value-type="float" office:value="23.4383545649626" calcext:value-type="float">
            <text:p>23.4383545649626</text:p>
          </table:table-cell>
          <table:table-cell table:formula="of:=DEGREES(ATAN2(COS(RADIANS([.P238]));COS(RADIANS([.R238]))*SIN(RADIANS([.P238]))))" office:value-type="float" office:value="-86.3154147520756" calcext:value-type="float">
            <text:p>-86.3154147520756</text:p>
          </table:table-cell>
          <table:table-cell table:formula="of:=DEGREES(ASIN(SIN(RADIANS([.R238]))*SIN(RADIANS([.P238]))))" office:value-type="float" office:value="-23.3951190127374" calcext:value-type="float">
            <text:p>-23.3951190127374</text:p>
          </table:table-cell>
          <table:table-cell table:formula="of:=TAN(RADIANS([.R238]/2))*TAN(RADIANS([.R238]/2))" office:value-type="float" office:value="0.0430309925252294" calcext:value-type="float">
            <text:p>0.0430309925252294</text:p>
          </table:table-cell>
          <table:table-cell table:formula="of:=4*DEGREES([.U238]*SIN(2*RADIANS([.I238]))-2*[.K238]*SIN(RADIANS([.J238]))+4*[.K238]*[.U238]*SIN(RADIANS([.J238]))*COS(2*RADIANS([.I238]))-0.5*[.U238]*[.U238]*SIN(4*RADIANS([.I238]))-1.25*[.K238]*[.K238]*SIN(2*RADIANS([.J238])))" office:value-type="float" office:value="0.0925774162268635" calcext:value-type="float">
            <text:p>0.0925774162268635</text:p>
          </table:table-cell>
          <table:table-cell table:formula="of:=DEGREES(ACOS(COS(RADIANS(90.833))/(COS(RADIANS([.$B$3]))*COS(RADIANS([.T238])))-TAN(RADIANS([.$B$3]))*TAN(RADIANS([.T238]))))" office:value-type="float" office:value="61.5173878325904" calcext:value-type="float">
            <text:p>61.5173878325904</text:p>
          </table:table-cell>
          <table:table-cell table:style-name="ce8" table:formula="of:=(720-4*[.$B$4]-[.V238]+[.$B$5]*60)/1440" office:value-type="time" office:time-value="PT11H53M28.578155026S" calcext:value-type="time">
            <text:p>11:53:28</text:p>
          </table:table-cell>
          <table:table-cell table:style-name="ce8" table:formula="of:=[.X238]-[.W238]*4/1440" office:value-type="time" office:time-value="PT07H47M24.405075205S" calcext:value-type="time">
            <text:p>7:47:24</text:p>
          </table:table-cell>
          <table:table-cell table:style-name="ce8" table:formula="of:=[.X238]+[.W238]*4/1440" office:value-type="time" office:time-value="PT15H59M32.751234848S" calcext:value-type="time">
            <text:p>15:59:32</text:p>
          </table:table-cell>
          <table:table-cell table:style-name="ce11" table:formula="of:=8*[.W238]" office:value-type="float" office:value="492.139102660723" calcext:value-type="float">
            <text:p>492.139102660723</text:p>
          </table:table-cell>
          <table:table-cell table:formula="of:=MOD([.E238]*1440+[.V238]+4*[.$B$4]-60*[.$B$5];1440)" office:value-type="float" office:value="1428.52369741622" calcext:value-type="float">
            <text:p>1428.52369741622</text:p>
          </table:table-cell>
          <table:table-cell table:formula="of:=IF([.AB238]/4&lt;0;[.AB238]/4+180;[.AB238]/4-180)" office:value-type="float" office:value="177.130924354056" calcext:value-type="float">
            <text:p>177.130924354056</text:p>
          </table:table-cell>
          <table:table-cell table:formula="of:=DEGREES(ACOS(SIN(RADIANS([.$B$3]))*SIN(RADIANS([.T238]))+COS(RADIANS([.$B$3]))*COS(RADIANS([.T238]))*COS(RADIANS([.AC238]))))" office:value-type="float" office:value="154.101047091763" calcext:value-type="float">
            <text:p>154.101047091763</text:p>
          </table:table-cell>
          <table:table-cell table:formula="of:=90-[.AD238]" office:value-type="float" office:value="-64.1010470917635" calcext:value-type="float">
            <text:p>-64.1010470917635</text:p>
          </table:table-cell>
          <table:table-cell table:formula="of:=IF([.AE238]&gt;85;0;IF([.AE238]&gt;5;58.1/TAN(RADIANS([.AE238]))-0.07/POWER(TAN(RADIANS([.AE238]));3)+0.000086/POWER(TAN(RADIANS([.AE238]));5);IF([.AE238]&gt;-0.575;1735+[.AE238]*(-518.2+[.AE238]*(103.4+[.AE238]*(-12.79+[.AE238]*0.711)));-20.772/TAN(RADIANS([.AE238])))))/3600" office:value-type="float" office:value="0.00280163115361072" calcext:value-type="float">
            <text:p>0.00280163115361072</text:p>
          </table:table-cell>
          <table:table-cell table:formula="of:=[.AE238]+[.AF238]" office:value-type="float" office:value="-64.0982454606099" calcext:value-type="float">
            <text:p>-64.0982454606099</text:p>
          </table:table-cell>
          <table:table-cell table:formula="of:=IF([.AC238]&gt;0;MOD(DEGREES(ACOS(((SIN(RADIANS([.$B$3]))*COS(RADIANS([.AD238])))-SIN(RADIANS([.T238])))/(COS(RADIANS([.$B$3]))*SIN(RADIANS([.AD238])))))+180;360);MOD(540-DEGREES(ACOS(((SIN(RADIANS([.$B$3]))*COS(RADIANS([.AD238])))-SIN(RADIANS([.T238])))/(COS(RADIANS([.$B$3]))*SIN(RADIANS([.AD238])))));360))" office:value-type="float" office:value="353.962752791309" calcext:value-type="float">
            <text:p>353.962752791309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238]+0.1/24" office:value-type="time" office:time-value="PT23H48M00S" calcext:value-type="time">
            <text:p>23:48:00</text:p>
          </table:table-cell>
          <table:table-cell table:style-name="ce9" table:formula="of:=[.D239]+2415018.5+[.E239]-[.$B$5]/24" office:value-type="float" office:value="2461034.45" calcext:value-type="float">
            <text:p>2461034.45</text:p>
          </table:table-cell>
          <table:table-cell table:style-name="ce10" table:formula="of:=([.F239]-2451545)/36525" office:value-type="float" office:value="0.259806981519512" calcext:value-type="float">
            <text:p>0.25980698</text:p>
          </table:table-cell>
          <table:table-cell/>
          <table:table-cell table:formula="of:=MOD(280.46646+[.G239]*(36000.76983+[.G239]*0.0003032);360)" office:value-type="float" office:value="273.717822376922" calcext:value-type="float">
            <text:p>273.717822376922</text:p>
          </table:table-cell>
          <table:table-cell table:formula="of:=357.52911+[.G239]*(35999.05029-0.0001537*[.G239])" office:value-type="float" office:value="9710.33369303932" calcext:value-type="float">
            <text:p>9710.33369303932</text:p>
          </table:table-cell>
          <table:table-cell table:formula="of:=0.016708634-[.G239]*(0.000042037+0.0000001267*[.G239])" office:value-type="float" office:value="0.01669770394171" calcext:value-type="float">
            <text:p>0.01669770394171</text:p>
          </table:table-cell>
          <table:table-cell table:formula="of:=SIN(RADIANS([.J239]))*(1.914602-[.G239]*(0.004817+0.000014*[.G239]))+SIN(RADIANS(2*[.J239]))*(0.019993-0.000101*[.G239])+SIN(RADIANS(3*[.J239]))*0.000289" office:value-type="float" office:value="-0.328020089706559" calcext:value-type="float">
            <text:p>-0.328020089706559</text:p>
          </table:table-cell>
          <table:table-cell table:formula="of:=[.I239]+[.L239]" office:value-type="float" office:value="273.389802287216" calcext:value-type="float">
            <text:p>273.389802287216</text:p>
          </table:table-cell>
          <table:table-cell table:formula="of:=[.J239]+[.L239]" office:value-type="float" office:value="9710.00567294962" calcext:value-type="float">
            <text:p>9710.00567294962</text:p>
          </table:table-cell>
          <table:table-cell table:formula="of:=(1.000001018*(1-[.K239]*[.K239]))/(1+[.K239]*COS(RADIANS([.N239])))" office:value-type="float" office:value="0.983548423996781" calcext:value-type="float">
            <text:p>0.983548423996781</text:p>
          </table:table-cell>
          <table:table-cell table:formula="of:=[.M239]-0.00569-0.00478*SIN(RADIANS(125.04-1934.136*[.G239]))" office:value-type="float" office:value="273.385546639998" calcext:value-type="float">
            <text:p>273.385546639998</text:p>
          </table:table-cell>
          <table:table-cell table:formula="of:=23+(26+((21.448-[.G239]*(46.815+[.G239]*(0.00059-[.G239]*0.001813))))/60)/60" office:value-type="float" office:value="23.4359125355916" calcext:value-type="float">
            <text:p>23.4359125355916</text:p>
          </table:table-cell>
          <table:table-cell table:formula="of:=[.Q239]+0.00256*COS(RADIANS(125.04-1934.136*[.G239]))" office:value-type="float" office:value="23.438354560521" calcext:value-type="float">
            <text:p>23.438354560521</text:p>
          </table:table-cell>
          <table:table-cell table:formula="of:=DEGREES(ATAN2(COS(RADIANS([.P239]));COS(RADIANS([.R239]))*SIN(RADIANS([.P239]))))" office:value-type="float" office:value="-86.3107912055528" calcext:value-type="float">
            <text:p>-86.3107912055528</text:p>
          </table:table-cell>
          <table:table-cell table:formula="of:=DEGREES(ASIN(SIN(RADIANS([.R239]))*SIN(RADIANS([.P239]))))" office:value-type="float" office:value="-23.3950104352139" calcext:value-type="float">
            <text:p>-23.3950104352139</text:p>
          </table:table-cell>
          <table:table-cell table:formula="of:=TAN(RADIANS([.R239]/2))*TAN(RADIANS([.R239]/2))" office:value-type="float" office:value="0.0430309925084564" calcext:value-type="float">
            <text:p>0.0430309925084564</text:p>
          </table:table-cell>
          <table:table-cell table:formula="of:=4*DEGREES([.U239]*SIN(2*RADIANS([.I239]))-2*[.K239]*SIN(RADIANS([.J239]))+4*[.K239]*[.U239]*SIN(RADIANS([.J239]))*COS(2*RADIANS([.I239]))-0.5*[.U239]*[.U239]*SIN(4*RADIANS([.I239]))-1.25*[.K239]*[.K239]*SIN(2*RADIANS([.J239])))" office:value-type="float" office:value="0.0905169226493654" calcext:value-type="float">
            <text:p>0.0905169226493654</text:p>
          </table:table-cell>
          <table:table-cell table:formula="of:=DEGREES(ACOS(COS(RADIANS(90.833))/(COS(RADIANS([.$B$3]))*COS(RADIANS([.T239])))-TAN(RADIANS([.$B$3]))*TAN(RADIANS([.T239]))))" office:value-type="float" office:value="61.5175564052617" calcext:value-type="float">
            <text:p>61.5175564052617</text:p>
          </table:table-cell>
          <table:table-cell table:style-name="ce8" table:formula="of:=(720-4*[.$B$4]-[.V239]+[.$B$5]*60)/1440" office:value-type="time" office:time-value="PT11H53M28.701784641S" calcext:value-type="time">
            <text:p>11:53:28</text:p>
          </table:table-cell>
          <table:table-cell table:style-name="ce8" table:formula="of:=[.X239]-[.W239]*4/1440" office:value-type="time" office:time-value="PT07H47M24.488247378S" calcext:value-type="time">
            <text:p>7:47:24</text:p>
          </table:table-cell>
          <table:table-cell table:style-name="ce8" table:formula="of:=[.X239]+[.W239]*4/1440" office:value-type="time" office:time-value="PT15H59M32.915321904S" calcext:value-type="time">
            <text:p>15:59:32</text:p>
          </table:table-cell>
          <table:table-cell table:style-name="ce11" table:formula="of:=8*[.W239]" office:value-type="float" office:value="492.140451242093" calcext:value-type="float">
            <text:p>492.140451242093</text:p>
          </table:table-cell>
          <table:table-cell table:formula="of:=MOD([.E239]*1440+[.V239]+4*[.$B$4]-60*[.$B$5];1440)" office:value-type="float" office:value="1434.52163692265" calcext:value-type="float">
            <text:p>1434.52163692265</text:p>
          </table:table-cell>
          <table:table-cell table:formula="of:=IF([.AB239]/4&lt;0;[.AB239]/4+180;[.AB239]/4-180)" office:value-type="float" office:value="178.630409230661" calcext:value-type="float">
            <text:p>178.630409230661</text:p>
          </table:table-cell>
          <table:table-cell table:formula="of:=DEGREES(ACOS(SIN(RADIANS([.$B$3]))*SIN(RADIANS([.T239]))+COS(RADIANS([.$B$3]))*COS(RADIANS([.T239]))*COS(RADIANS([.AC239]))))" office:value-type="float" office:value="154.177183646889" calcext:value-type="float">
            <text:p>154.177183646889</text:p>
          </table:table-cell>
          <table:table-cell table:formula="of:=90-[.AD239]" office:value-type="float" office:value="-64.1771836468894" calcext:value-type="float">
            <text:p>-64.1771836468894</text:p>
          </table:table-cell>
          <table:table-cell table:formula="of:=IF([.AE239]&gt;85;0;IF([.AE239]&gt;5;58.1/TAN(RADIANS([.AE239]))-0.07/POWER(TAN(RADIANS([.AE239]));3)+0.000086/POWER(TAN(RADIANS([.AE239]));5);IF([.AE239]&gt;-0.575;1735+[.AE239]*(-518.2+[.AE239]*(103.4+[.AE239]*(-12.79+[.AE239]*0.711)));-20.772/TAN(RADIANS([.AE239])))))/3600" office:value-type="float" office:value="0.00279216222808794" calcext:value-type="float">
            <text:p>0.00279216222808794</text:p>
          </table:table-cell>
          <table:table-cell table:formula="of:=[.AE239]+[.AF239]" office:value-type="float" office:value="-64.1743914846613" calcext:value-type="float">
            <text:p>-64.1743914846613</text:p>
          </table:table-cell>
          <table:table-cell table:formula="of:=IF([.AC239]&gt;0;MOD(DEGREES(ACOS(((SIN(RADIANS([.$B$3]))*COS(RADIANS([.AD239])))-SIN(RADIANS([.T239])))/(COS(RADIANS([.$B$3]))*SIN(RADIANS([.AD239])))))+180;360);MOD(540-DEGREES(ACOS(((SIN(RADIANS([.$B$3]))*COS(RADIANS([.AD239])))-SIN(RADIANS([.T239])))/(COS(RADIANS([.$B$3]))*SIN(RADIANS([.AD239])))));360))" office:value-type="float" office:value="357.113319873338" calcext:value-type="float">
            <text:p>357.113319873338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239]+0.1/24" office:value-type="time" office:time-value="PT23H54M00S" calcext:value-type="time">
            <text:p>23:54:00</text:p>
          </table:table-cell>
          <table:table-cell table:style-name="ce9" table:formula="of:=[.D240]+2415018.5+[.E240]-[.$B$5]/24" office:value-type="float" office:value="2461034.45416667" calcext:value-type="float">
            <text:p>2461034.45</text:p>
          </table:table-cell>
          <table:table-cell table:style-name="ce10" table:formula="of:=([.F240]-2451545)/36525" office:value-type="float" office:value="0.259807095596622" calcext:value-type="float">
            <text:p>0.25980710</text:p>
          </table:table-cell>
          <table:table-cell/>
          <table:table-cell table:formula="of:=MOD(280.46646+[.G240]*(36000.76983+[.G240]*0.0003032);360)" office:value-type="float" office:value="273.721929240697" calcext:value-type="float">
            <text:p>273.721929240697</text:p>
          </table:table-cell>
          <table:table-cell table:formula="of:=357.52911+[.G240]*(35999.05029-0.0001537*[.G240])" office:value-type="float" office:value="9710.33779970691" calcext:value-type="float">
            <text:p>9710.33779970691</text:p>
          </table:table-cell>
          <table:table-cell table:formula="of:=0.016708634-[.G240]*(0.000042037+0.0000001267*[.G240])" office:value-type="float" office:value="0.016697703936907" calcext:value-type="float">
            <text:p>0.016697703936907</text:p>
          </table:table-cell>
          <table:table-cell table:formula="of:=SIN(RADIANS([.J240]))*(1.914602-[.G240]*(0.004817+0.000014*[.G240]))+SIN(RADIANS(2*[.J240]))*(0.019993-0.000101*[.G240])+SIN(RADIANS(3*[.J240]))*0.000289" office:value-type="float" office:value="-0.327882141492585" calcext:value-type="float">
            <text:p>-0.327882141492585</text:p>
          </table:table-cell>
          <table:table-cell table:formula="of:=[.I240]+[.L240]" office:value-type="float" office:value="273.394047099205" calcext:value-type="float">
            <text:p>273.394047099205</text:p>
          </table:table-cell>
          <table:table-cell table:formula="of:=[.J240]+[.L240]" office:value-type="float" office:value="9710.00991756542" calcext:value-type="float">
            <text:p>9710.00991756542</text:p>
          </table:table-cell>
          <table:table-cell table:formula="of:=(1.000001018*(1-[.K240]*[.K240]))/(1+[.K240]*COS(RADIANS([.N240])))" office:value-type="float" office:value="0.98354821630961" calcext:value-type="float">
            <text:p>0.98354821630961</text:p>
          </table:table-cell>
          <table:table-cell table:formula="of:=[.M240]-0.00569-0.00478*SIN(RADIANS(125.04-1934.136*[.G240]))" office:value-type="float" office:value="273.389791469546" calcext:value-type="float">
            <text:p>273.389791469546</text:p>
          </table:table-cell>
          <table:table-cell table:formula="of:=23+(26+((21.448-[.G240]*(46.815+[.G240]*(0.00059-[.G240]*0.001813))))/60)/60" office:value-type="float" office:value="23.4359125341081" calcext:value-type="float">
            <text:p>23.4359125341081</text:p>
          </table:table-cell>
          <table:table-cell table:formula="of:=[.Q240]+0.00256*COS(RADIANS(125.04-1934.136*[.G240]))" office:value-type="float" office:value="23.4383545560792" calcext:value-type="float">
            <text:p>23.4383545560792</text:p>
          </table:table-cell>
          <table:table-cell table:formula="of:=DEGREES(ATAN2(COS(RADIANS([.P240]));COS(RADIANS([.R240]))*SIN(RADIANS([.P240]))))" office:value-type="float" office:value="-86.3061676651776" calcext:value-type="float">
            <text:p>-86.3061676651776</text:p>
          </table:table-cell>
          <table:table-cell table:formula="of:=DEGREES(ASIN(SIN(RADIANS([.R240]))*SIN(RADIANS([.P240]))))" office:value-type="float" office:value="-23.394901721689" calcext:value-type="float">
            <text:p>-23.394901721689</text:p>
          </table:table-cell>
          <table:table-cell table:formula="of:=TAN(RADIANS([.R240]/2))*TAN(RADIANS([.R240]/2))" office:value-type="float" office:value="0.0430309924916832" calcext:value-type="float">
            <text:p>0.0430309924916832</text:p>
          </table:table-cell>
          <table:table-cell table:formula="of:=4*DEGREES([.U240]*SIN(2*RADIANS([.I240]))-2*[.K240]*SIN(RADIANS([.J240]))+4*[.K240]*[.U240]*SIN(RADIANS([.J240]))*COS(2*RADIANS([.I240]))-0.5*[.U240]*[.U240]*SIN(4*RADIANS([.I240]))-1.25*[.K240]*[.K240]*SIN(2*RADIANS([.J240])))" office:value-type="float" office:value="0.0884564517723458" calcext:value-type="float">
            <text:p>0.0884564517723458</text:p>
          </table:table-cell>
          <table:table-cell table:formula="of:=DEGREES(ACOS(COS(RADIANS(90.833))/(COS(RADIANS([.$B$3]))*COS(RADIANS([.T240])))-TAN(RADIANS([.$B$3]))*TAN(RADIANS([.T240]))))" office:value-type="float" office:value="61.5177251885417" calcext:value-type="float">
            <text:p>61.5177251885417</text:p>
          </table:table-cell>
          <table:table-cell table:style-name="ce8" table:formula="of:=(720-4*[.$B$4]-[.V240]+[.$B$5]*60)/1440" office:value-type="time" office:time-value="PT11H53M28.825412894S" calcext:value-type="time">
            <text:p>11:53:28</text:p>
          </table:table-cell>
          <table:table-cell table:style-name="ce8" table:formula="of:=[.X240]-[.W240]*4/1440" office:value-type="time" office:time-value="PT07H47M24.571367644S" calcext:value-type="time">
            <text:p>7:47:24</text:p>
          </table:table-cell>
          <table:table-cell table:style-name="ce8" table:formula="of:=[.X240]+[.W240]*4/1440" office:value-type="time" office:time-value="PT15H59M33.079458144S" calcext:value-type="time">
            <text:p>15:59:33</text:p>
          </table:table-cell>
          <table:table-cell table:style-name="ce11" table:formula="of:=8*[.W240]" office:value-type="float" office:value="492.141801508333" calcext:value-type="float">
            <text:p>492.141801508333</text:p>
          </table:table-cell>
          <table:table-cell table:formula="of:=MOD([.E240]*1440+[.V240]+4*[.$B$4]-60*[.$B$5];1440)" office:value-type="float" office:value="0.519576451768899" calcext:value-type="float">
            <text:p>0.519576451768899</text:p>
          </table:table-cell>
          <table:table-cell table:formula="of:=IF([.AB240]/4&lt;0;[.AB240]/4+180;[.AB240]/4-180)" office:value-type="float" office:value="-179.870105887058" calcext:value-type="float">
            <text:p>-179.870105887058</text:p>
          </table:table-cell>
          <table:table-cell table:formula="of:=DEGREES(ACOS(SIN(RADIANS([.$B$3]))*SIN(RADIANS([.T240]))+COS(RADIANS([.$B$3]))*COS(RADIANS([.T240]))*COS(RADIANS([.AC240]))))" office:value-type="float" office:value="154.199418824396" calcext:value-type="float">
            <text:p>154.199418824396</text:p>
          </table:table-cell>
          <table:table-cell table:formula="of:=90-[.AD240]" office:value-type="float" office:value="-64.1994188243959" calcext:value-type="float">
            <text:p>-64.1994188243959</text:p>
          </table:table-cell>
          <table:table-cell table:formula="of:=IF([.AE240]&gt;85;0;IF([.AE240]&gt;5;58.1/TAN(RADIANS([.AE240]))-0.07/POWER(TAN(RADIANS([.AE240]));3)+0.000086/POWER(TAN(RADIANS([.AE240]));5);IF([.AE240]&gt;-0.575;1735+[.AE240]*(-518.2+[.AE240]*(103.4+[.AE240]*(-12.79+[.AE240]*0.711)));-20.772/TAN(RADIANS([.AE240])))))/3600" office:value-type="float" office:value="0.00278939918958212" calcext:value-type="float">
            <text:p>0.00278939918958212</text:p>
          </table:table-cell>
          <table:table-cell table:formula="of:=[.AE240]+[.AF240]" office:value-type="float" office:value="-64.1966294252064" calcext:value-type="float">
            <text:p>-64.1966294252064</text:p>
          </table:table-cell>
          <table:table-cell table:formula="of:=IF([.AC240]&gt;0;MOD(DEGREES(ACOS(((SIN(RADIANS([.$B$3]))*COS(RADIANS([.AD240])))-SIN(RADIANS([.T240])))/(COS(RADIANS([.$B$3]))*SIN(RADIANS([.AD240])))))+180;360);MOD(540-DEGREES(ACOS(((SIN(RADIANS([.$B$3]))*COS(RADIANS([.AD240])))-SIN(RADIANS([.T240])))/(COS(RADIANS([.$B$3]))*SIN(RADIANS([.AD240])))));360))" office:value-type="float" office:value="0.273908191733142" calcext:value-type="float">
            <text:p>0.273908191733142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7" table:formula="of:=[.$B$7]" office:value-type="date" office:date-value="2025-12-24" calcext:value-type="date">
            <text:p>12/24/2025</text:p>
          </table:table-cell>
          <table:table-cell table:style-name="ce8" table:formula="of:=[.E240]+0.1/24" office:value-type="time" office:time-value="PT24H00M00S" calcext:value-type="time">
            <text:p>23:59:59</text:p>
          </table:table-cell>
          <table:table-cell table:style-name="ce9" table:formula="of:=[.D241]+2415018.5+[.E241]-[.$B$5]/24" office:value-type="float" office:value="2461034.45833333" calcext:value-type="float">
            <text:p>2461034.46</text:p>
          </table:table-cell>
          <table:table-cell table:style-name="ce10" table:formula="of:=([.F241]-2451545)/36525" office:value-type="float" office:value="0.259807209673744" calcext:value-type="float">
            <text:p>0.25980721</text:p>
          </table:table-cell>
          <table:table-cell/>
          <table:table-cell table:formula="of:=MOD(280.46646+[.G241]*(36000.76983+[.G241]*0.0003032);360)" office:value-type="float" office:value="273.726036104932" calcext:value-type="float">
            <text:p>273.726036104932</text:p>
          </table:table-cell>
          <table:table-cell table:formula="of:=357.52911+[.G241]*(35999.05029-0.0001537*[.G241])" office:value-type="float" office:value="9710.34190637496" calcext:value-type="float">
            <text:p>9710.34190637496</text:p>
          </table:table-cell>
          <table:table-cell table:formula="of:=0.016708634-[.G241]*(0.000042037+0.0000001267*[.G241])" office:value-type="float" office:value="0.016697703932104" calcext:value-type="float">
            <text:p>0.016697703932104</text:p>
          </table:table-cell>
          <table:table-cell table:formula="of:=SIN(RADIANS([.J241]))*(1.914602-[.G241]*(0.004817+0.000014*[.G241]))+SIN(RADIANS(2*[.J241]))*(0.019993-0.000101*[.G241])+SIN(RADIANS(3*[.J241]))*0.000289" office:value-type="float" office:value="-0.327744191471255" calcext:value-type="float">
            <text:p>-0.327744191471255</text:p>
          </table:table-cell>
          <table:table-cell table:formula="of:=[.I241]+[.L241]" office:value-type="float" office:value="273.398291913461" calcext:value-type="float">
            <text:p>273.398291913461</text:p>
          </table:table-cell>
          <table:table-cell table:formula="of:=[.J241]+[.L241]" office:value-type="float" office:value="9710.01416218349" calcext:value-type="float">
            <text:p>9710.01416218349</text:p>
          </table:table-cell>
          <table:table-cell table:formula="of:=(1.000001018*(1-[.K241]*[.K241]))/(1+[.K241]*COS(RADIANS([.N241])))" office:value-type="float" office:value="0.983548008709746" calcext:value-type="float">
            <text:p>0.983548008709746</text:p>
          </table:table-cell>
          <table:table-cell table:formula="of:=[.M241]-0.00569-0.00478*SIN(RADIANS(125.04-1934.136*[.G241]))" office:value-type="float" office:value="273.394036301361" calcext:value-type="float">
            <text:p>273.394036301361</text:p>
          </table:table-cell>
          <table:table-cell table:formula="of:=23+(26+((21.448-[.G241]*(46.815+[.G241]*(0.00059-[.G241]*0.001813))))/60)/60" office:value-type="float" office:value="23.4359125326246" calcext:value-type="float">
            <text:p>23.4359125326246</text:p>
          </table:table-cell>
          <table:table-cell table:formula="of:=[.Q241]+0.00256*COS(RADIANS(125.04-1934.136*[.G241]))" office:value-type="float" office:value="23.4383545516375" calcext:value-type="float">
            <text:p>23.4383545516375</text:p>
          </table:table-cell>
          <table:table-cell table:formula="of:=DEGREES(ATAN2(COS(RADIANS([.P241]));COS(RADIANS([.R241]))*SIN(RADIANS([.P241]))))" office:value-type="float" office:value="-86.301544129928" calcext:value-type="float">
            <text:p>-86.301544129928</text:p>
          </table:table-cell>
          <table:table-cell table:formula="of:=DEGREES(ASIN(SIN(RADIANS([.R241]))*SIN(RADIANS([.P241]))))" office:value-type="float" office:value="-23.3947928721394" calcext:value-type="float">
            <text:p>-23.3947928721394</text:p>
          </table:table-cell>
          <table:table-cell table:formula="of:=TAN(RADIANS([.R241]/2))*TAN(RADIANS([.R241]/2))" office:value-type="float" office:value="0.0430309924749098" calcext:value-type="float">
            <text:p>0.0430309924749098</text:p>
          </table:table-cell>
          <table:table-cell table:formula="of:=4*DEGREES([.U241]*SIN(2*RADIANS([.I241]))-2*[.K241]*SIN(RADIANS([.J241]))+4*[.K241]*[.U241]*SIN(RADIANS([.J241]))*COS(2*RADIANS([.I241]))-0.5*[.U241]*[.U241]*SIN(4*RADIANS([.I241]))-1.25*[.K241]*[.K241]*SIN(2*RADIANS([.J241])))" office:value-type="float" office:value="0.0863960031754002" calcext:value-type="float">
            <text:p>0.0863960031754002</text:p>
          </table:table-cell>
          <table:table-cell table:formula="of:=DEGREES(ACOS(COS(RADIANS(90.833))/(COS(RADIANS([.$B$3]))*COS(RADIANS([.T241])))-TAN(RADIANS([.$B$3]))*TAN(RADIANS([.T241]))))" office:value-type="float" office:value="61.5178941824648" calcext:value-type="float">
            <text:p>61.5178941824648</text:p>
          </table:table-cell>
          <table:table-cell table:style-name="ce8" table:formula="of:=(720-4*[.$B$4]-[.V241]+[.$B$5]*60)/1440" office:value-type="time" office:time-value="PT11H53M28.949039809S" calcext:value-type="time">
            <text:p>11:53:28</text:p>
          </table:table-cell>
          <table:table-cell table:style-name="ce8" table:formula="of:=[.X241]-[.W241]*4/1440" office:value-type="time" office:time-value="PT07H47M24.654436018S" calcext:value-type="time">
            <text:p>7:47:24</text:p>
          </table:table-cell>
          <table:table-cell table:style-name="ce8" table:formula="of:=[.X241]+[.W241]*4/1440" office:value-type="time" office:time-value="PT15H59M33.243643601S" calcext:value-type="time">
            <text:p>15:59:33</text:p>
          </table:table-cell>
          <table:table-cell table:style-name="ce11" table:formula="of:=8*[.W241]" office:value-type="float" office:value="492.143153459718" calcext:value-type="float">
            <text:p>492.143153459718</text:p>
          </table:table-cell>
          <table:table-cell table:formula="of:=MOD([.E241]*1440+[.V241]+4*[.$B$4]-60*[.$B$5];1440)" office:value-type="float" office:value="6.51751600317243" calcext:value-type="float">
            <text:p>6.51751600317243</text:p>
          </table:table-cell>
          <table:table-cell table:formula="of:=IF([.AB241]/4&lt;0;[.AB241]/4+180;[.AB241]/4-180)" office:value-type="float" office:value="-178.370620999207" calcext:value-type="float">
            <text:p>-178.370620999207</text:p>
          </table:table-cell>
          <table:table-cell table:formula="of:=DEGREES(ACOS(SIN(RADIANS([.$B$3]))*SIN(RADIANS([.T241]))+COS(RADIANS([.$B$3]))*COS(RADIANS([.T241]))*COS(RADIANS([.AC241]))))" office:value-type="float" office:value="154.167607584013" calcext:value-type="float">
            <text:p>154.167607584013</text:p>
          </table:table-cell>
          <table:table-cell table:formula="of:=90-[.AD241]" office:value-type="float" office:value="-64.167607584013" calcext:value-type="float">
            <text:p>-64.167607584013</text:p>
          </table:table-cell>
          <table:table-cell table:formula="of:=IF([.AE241]&gt;85;0;IF([.AE241]&gt;5;58.1/TAN(RADIANS([.AE241]))-0.07/POWER(TAN(RADIANS([.AE241]));3)+0.000086/POWER(TAN(RADIANS([.AE241]));5);IF([.AE241]&gt;-0.575;1735+[.AE241]*(-518.2+[.AE241]*(103.4+[.AE241]*(-12.79+[.AE241]*0.711)));-20.772/TAN(RADIANS([.AE241])))))/3600" office:value-type="float" office:value="0.00279335251041215" calcext:value-type="float">
            <text:p>0.00279335251041215</text:p>
          </table:table-cell>
          <table:table-cell table:formula="of:=[.AE241]+[.AF241]" office:value-type="float" office:value="-64.1648142315026" calcext:value-type="float">
            <text:p>-64.1648142315026</text:p>
          </table:table-cell>
          <table:table-cell table:formula="of:=IF([.AC241]&gt;0;MOD(DEGREES(ACOS(((SIN(RADIANS([.$B$3]))*COS(RADIANS([.AD241])))-SIN(RADIANS([.T241])))/(COS(RADIANS([.$B$3]))*SIN(RADIANS([.AD241])))))+180;360);MOD(540-DEGREES(ACOS(((SIN(RADIANS([.$B$3]))*COS(RADIANS([.AD241])))-SIN(RADIANS([.T241])))/(COS(RADIANS([.$B$3]))*SIN(RADIANS([.AD241])))));360))" office:value-type="float" office:value="3.43352129894242" calcext:value-type="float">
            <text:p>3.43352129894242</text:p>
          </table:table-cell>
          <table:table-cell table:number-columns-repeated="990"/>
        </table:table-row>
        <table:table-row table:style-name="ro3" table:number-rows-repeated="104833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font-size="10pt" fo:language="en" fo:country="US" style:font-name-asian="Arial Unicode MS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24pt" style:language-asian="zxx" style:country-asian="none" style:font-name-complex="Tahoma" style:font-size-complex="24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-</number:text>
      <number:number number:decimal-places="0" number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52">
      <number:minutes number:style="long"/>
      <number:text>:</number:text>
      <number:second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minutes number:style="long"/>
      <number:text>:</number:text>
      <number:seconds number:style="long" number:decimal-places="1"/>
    </number:time-style>
    <number:number-style style:name="N155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6">
      <number:number number:decimal-places="8" number:min-decimal-places="8" number:min-integer-digits="1"/>
    </number:number-style>
    <number:time-style style:name="N15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9P0" style:volatile="true">
      <number:hours/>
      <number:text>:</number:text>
      <number:minutes number:style="long"/>
      <number:text>:</number:text>
      <number:seconds number:style="long"/>
    </number:time-style>
    <number:text-style style:name="N159">
      <number:text-content/>
      <style:map style:condition="value()&lt;=1.7976931348623157E+308" style:apply-style-name="N159P0"/>
    </number:text-style>
    <number:time-style style:name="N161P0" style:volatile="true">
      <number:hours/>
      <number:text>:</number:text>
      <number:minutes number:style="long"/>
    </number:time-style>
    <number:text-style style:name="N161">
      <number:text-content/>
      <style:map style:condition="value()&lt;=1.7976931348623157E+308" style:apply-style-name="N161P0"/>
    </number:text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3">00/00/0000</text:date>, <text:time style:data-style-name="N2" text:time-value="18:46:43.32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alculations" style:display-name="PageStyle_Calcula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Cornwall</meta:initial-creator>
    <meta:creation-date>2010-04-20T12:52:34</meta:creation-date>
    <dc:date>2025-12-23T21:57:49.093000000</dc:date>
    <meta:generator>LibreOffice/24.2.0.3$Windows_X86_64 LibreOffice_project/da48488a73ddd66ea24cf16bbc4f7b9c08e9bea1</meta:generator>
    <meta:editing-duration>PT15M44S</meta:editing-duration>
    <meta:editing-cycles>7</meta:editing-cycles>
    <dc:creator>Pavel Peřina</dc:creator>
    <meta:document-statistic meta:table-count="1" meta:cell-count="7240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ime-style style:name="N159P0" style:volatile="true">
      <number:hours/>
      <number:text>:</number:text>
      <number:minutes number:style="long"/>
      <number:text>:</number:text>
      <number:seconds number:style="long"/>
    </number:time-style>
    <number:text-style style:name="N159">
      <number:text-content/>
      <style:map style:condition="value()&lt;=1.7976931348623157E+308" style:apply-style-name="N159P0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chart:auto-size="true" chart:treat-empty-cells="ignore" chart:right-angled-axes="true"/>
    </style:style>
    <style:style style:name="ch4" style:family="chart" style:data-style-name="N159">
      <style:chart-properties chart:display-label="true" chart:logarithmic="false" chart:minimum="0" chart:maximum="1" chart:interval-major="0.25" chart:interval-minor-divisor="2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247cm" svg:height="6.216cm" xlink:href=".." xlink:type="simple" chart:class="chart:scatter" chart:style-name="ch1">
        <chart:title svg:x="2.346cm" svg:y="0.26cm" chart:style-name="ch2">
          <text:p>Solar Declination</text:p>
        </chart:title>
        <chart:plot-area chart:style-name="ch3" table:cell-range-address="Calculations.E2:Calculations.E241 Calculations.T1:Calculations.T241" chart:data-source-has-labels="row" svg:x="1.175cm" svg:y="1.163cm" svg:width="6.908cm" svg:height="3.948cm">
          <chart:coordinate-region svg:x="2.405cm" svg:y="1.323cm" svg:width="5.2cm" svg:height="3.629cm"/>
          <chart:axis chart:dimension="x" chart:name="primary-x" chart:style-name="ch4">
            <chart:title svg:x="3.725cm" svg:y="5.235cm" chart:style-name="ch5">
              <text:p>Hour of Day</text:p>
            </chart:title>
          </chart:axis>
          <chart:axis chart:dimension="y" chart:name="primary-y" chart:style-name="ch6">
            <chart:title svg:x="0.451cm" svg:y="4.385cm" chart:style-name="ch7">
              <text:p>Declination (deg)</text:p>
            </chart:title>
            <chart:grid chart:style-name="ch8" chart:class="major"/>
          </chart:axis>
          <chart:series chart:style-name="ch9" chart:values-cell-range-address="Calculations.T2:Calculations.T241" chart:label-cell-address="Calculations.T1:Calculations.T1" chart:class="chart:scatter">
            <chart:domain table:cell-range-address="Calculations.E2:Calculations.E241"/>
            <chart:data-point chart:repeated="2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un Declin (deg)</text:p>
                <draw:g>
                  <svg:desc>Calculations.T1:Calculations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16666666666667">
                <text:p>0.00416666666666667</text:p>
                <draw:g>
                  <svg:desc>Calculations.E2:Calculations.E241</svg:desc>
                </draw:g>
              </table:table-cell>
              <table:table-cell office:value-type="float" office:value="-23.4169379976462">
                <text:p>-23.4169379976462</text:p>
                <draw:g>
                  <svg:desc>Calculations.T2:Calculations.T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-23.4168615382554">
                <text:p>-23.4168615382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5">
                <text:p>0.0125</text:p>
              </table:table-cell>
              <table:table-cell office:value-type="float" office:value="-23.4167849426943">
                <text:p>-23.41678494269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-23.4167082109804">
                <text:p>-23.41670821098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-23.4166313430972">
                <text:p>-23.41663134309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">
                <text:p>0.025</text:p>
              </table:table-cell>
              <table:table-cell office:value-type="float" office:value="-23.4165543390622">
                <text:p>-23.41655433906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-23.4164771988586">
                <text:p>-23.41647719885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-23.4163999225045">
                <text:p>-23.41639992250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75">
                <text:p>0.0375</text:p>
              </table:table-cell>
              <table:table-cell office:value-type="float" office:value="-23.4163225099827">
                <text:p>-23.41632250998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-23.4162449613112">
                <text:p>-23.41624496131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-23.4161672764732">
                <text:p>-23.41616727647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">
                <text:p>0.05</text:p>
              </table:table-cell>
              <table:table-cell office:value-type="float" office:value="-23.4160894554864">
                <text:p>-23.41608945548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-23.416011498334">
                <text:p>-23.4160114983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-23.4159334050339">
                <text:p>-23.41593340503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25">
                <text:p>0.0625</text:p>
              </table:table-cell>
              <table:table-cell office:value-type="float" office:value="-23.4158551755691">
                <text:p>-23.41585517556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-23.4157768099488">
                <text:p>-23.41577680994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-23.4156983081824">
                <text:p>-23.41569830818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5">
                <text:p>0.075</text:p>
              </table:table-cell>
              <table:table-cell office:value-type="float" office:value="-23.4156196702528">
                <text:p>-23.41561967025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-23.415540896178">
                <text:p>-23.4155408961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23.415461985941">
                <text:p>-23.4154619859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75">
                <text:p>0.0875</text:p>
              </table:table-cell>
              <table:table-cell office:value-type="float" office:value="-23.4153829395598">
                <text:p>-23.41538293955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-23.4153037570174">
                <text:p>-23.41530375701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-23.4152244383319">
                <text:p>-23.41522443833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">
                <text:p>0.1</text:p>
              </table:table-cell>
              <table:table-cell office:value-type="float" office:value="-23.4151449834861">
                <text:p>-23.41514498348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-23.4150653924983">
                <text:p>-23.41506539249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-23.4149856653511">
                <text:p>-23.41498566535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25">
                <text:p>0.1125</text:p>
              </table:table-cell>
              <table:table-cell office:value-type="float" office:value="-23.414905802063">
                <text:p>-23.4149058020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-23.4148258026165">
                <text:p>-23.41482580261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-23.4147456670302">
                <text:p>-23.41474566703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-23.4146653952865">
                <text:p>-23.41466539528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-23.4145849873949">
                <text:p>-23.41458498739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-23.414504443365">
                <text:p>-23.4145044433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75">
                <text:p>0.1375</text:p>
              </table:table-cell>
              <table:table-cell office:value-type="float" office:value="-23.4144237631792">
                <text:p>-23.41442376317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-23.4143429468562">
                <text:p>-23.41434294685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-23.4142619943784">
                <text:p>-23.41426199437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">
                <text:p>0.15</text:p>
              </table:table-cell>
              <table:table-cell office:value-type="float" office:value="-23.4141809057644">
                <text:p>-23.41418090576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-23.4140996809966">
                <text:p>-23.41409968099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-23.4140183200936">
                <text:p>-23.41401832009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25">
                <text:p>0.1625</text:p>
              </table:table-cell>
              <table:table-cell office:value-type="float" office:value="-23.4139368230379">
                <text:p>-23.41393682303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23.413855189848">
                <text:p>-23.4138551898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-23.4137734205065">
                <text:p>-23.41377342050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5">
                <text:p>0.175</text:p>
              </table:table-cell>
              <table:table-cell office:value-type="float" office:value="-23.4136915150321">
                <text:p>-23.41369151503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-23.4136094734068">
                <text:p>-23.41360947340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-23.4135272956497">
                <text:p>-23.41352729564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75">
                <text:p>0.1875</text:p>
              </table:table-cell>
              <table:table-cell office:value-type="float" office:value="-23.4134449817429">
                <text:p>-23.41344498174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-23.4133625316961">
                <text:p>-23.41336253169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95833333333334">
                <text:p>0.195833333333334</text:p>
              </table:table-cell>
              <table:table-cell office:value-type="float" office:value="-23.4132799455191">
                <text:p>-23.41327994551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">
                <text:p>0.2</text:p>
              </table:table-cell>
              <table:table-cell office:value-type="float" office:value="-23.4131972231939">
                <text:p>-23.41319722319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04166666666667">
                <text:p>0.204166666666667</text:p>
              </table:table-cell>
              <table:table-cell office:value-type="float" office:value="-23.4131143647397">
                <text:p>-23.41311436473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8333333333334">
                <text:p>0.208333333333334</text:p>
              </table:table-cell>
              <table:table-cell office:value-type="float" office:value="-23.4130313701383">
                <text:p>-23.41303137013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125">
                <text:p>0.2125</text:p>
              </table:table-cell>
              <table:table-cell office:value-type="float" office:value="-23.4129482394089">
                <text:p>-23.41294823940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-23.4128649725335">
                <text:p>-23.41286497253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20833333333334">
                <text:p>0.220833333333334</text:p>
              </table:table-cell>
              <table:table-cell office:value-type="float" office:value="-23.4127815695312">
                <text:p>-23.41278156953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25">
                <text:p>0.225</text:p>
              </table:table-cell>
              <table:table-cell office:value-type="float" office:value="-23.4126980303839">
                <text:p>-23.41269803038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9166666666667">
                <text:p>0.229166666666667</text:p>
              </table:table-cell>
              <table:table-cell office:value-type="float" office:value="-23.4126143551109">
                <text:p>-23.41261435511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33333333333334">
                <text:p>0.233333333333334</text:p>
              </table:table-cell>
              <table:table-cell office:value-type="float" office:value="-23.4125305436939">
                <text:p>-23.41253054369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375">
                <text:p>0.2375</text:p>
              </table:table-cell>
              <table:table-cell office:value-type="float" office:value="-23.4124465961522">
                <text:p>-23.41244659615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41666666666667">
                <text:p>0.241666666666667</text:p>
              </table:table-cell>
              <table:table-cell office:value-type="float" office:value="-23.4123625124677">
                <text:p>-23.41236251246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45833333333334">
                <text:p>0.245833333333334</text:p>
              </table:table-cell>
              <table:table-cell office:value-type="float" office:value="-23.4122782926597">
                <text:p>-23.41227829265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5">
                <text:p>0.25</text:p>
              </table:table-cell>
              <table:table-cell office:value-type="float" office:value="-23.4121939367099">
                <text:p>-23.41219393670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54166666666667">
                <text:p>0.254166666666667</text:p>
              </table:table-cell>
              <table:table-cell office:value-type="float" office:value="-23.4121094446283">
                <text:p>-23.41210944462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58333333333334">
                <text:p>0.258333333333334</text:p>
              </table:table-cell>
              <table:table-cell office:value-type="float" office:value="-23.4120248164248">
                <text:p>-23.41202481642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625">
                <text:p>0.2625</text:p>
              </table:table-cell>
              <table:table-cell office:value-type="float" office:value="-23.4119400520812">
                <text:p>-23.41194005208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-23.4118551516168">
                <text:p>-23.41185515161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70833333333334">
                <text:p>0.270833333333334</text:p>
              </table:table-cell>
              <table:table-cell office:value-type="float" office:value="-23.4117701150134">
                <text:p>-23.41177011501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75">
                <text:p>0.275</text:p>
              </table:table-cell>
              <table:table-cell office:value-type="float" office:value="-23.4116849422906">
                <text:p>-23.41168494229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79166666666667">
                <text:p>0.279166666666667</text:p>
              </table:table-cell>
              <table:table-cell office:value-type="float" office:value="-23.4115996334297">
                <text:p>-23.41159963342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83333333333334">
                <text:p>0.283333333333334</text:p>
              </table:table-cell>
              <table:table-cell office:value-type="float" office:value="-23.4115141884504">
                <text:p>-23.41151418845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875">
                <text:p>0.2875</text:p>
              </table:table-cell>
              <table:table-cell office:value-type="float" office:value="-23.4114286073341">
                <text:p>-23.41142860733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-23.4113428901007">
                <text:p>-23.41134289010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95833333333333">
                <text:p>0.295833333333333</text:p>
              </table:table-cell>
              <table:table-cell office:value-type="float" office:value="-23.4112570367315">
                <text:p>-23.41125703673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">
                <text:p>0.3</text:p>
              </table:table-cell>
              <table:table-cell office:value-type="float" office:value="-23.4111710472462">
                <text:p>-23.41117104724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04166666666667">
                <text:p>0.304166666666667</text:p>
              </table:table-cell>
              <table:table-cell office:value-type="float" office:value="-23.4110849216262">
                <text:p>-23.41108492162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08333333333333">
                <text:p>0.308333333333333</text:p>
              </table:table-cell>
              <table:table-cell office:value-type="float" office:value="-23.4109986598913">
                <text:p>-23.41099865989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125">
                <text:p>0.3125</text:p>
              </table:table-cell>
              <table:table-cell office:value-type="float" office:value="-23.4109122620229">
                <text:p>-23.41091226202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16666666666667">
                <text:p>0.316666666666667</text:p>
              </table:table-cell>
              <table:table-cell office:value-type="float" office:value="-23.410825728031">
                <text:p>-23.4108257280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20833333333333">
                <text:p>0.320833333333333</text:p>
              </table:table-cell>
              <table:table-cell office:value-type="float" office:value="-23.4107390579261">
                <text:p>-23.41073905792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25">
                <text:p>0.325</text:p>
              </table:table-cell>
              <table:table-cell office:value-type="float" office:value="-23.4106522516891">
                <text:p>-23.41065225168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29166666666667">
                <text:p>0.329166666666667</text:p>
              </table:table-cell>
              <table:table-cell office:value-type="float" office:value="-23.4105653093403">
                <text:p>-23.41056530934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-23.4104782308606">
                <text:p>-23.41047823086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375">
                <text:p>0.3375</text:p>
              </table:table-cell>
              <table:table-cell office:value-type="float" office:value="-23.4103910162702">
                <text:p>-23.41039101627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41666666666667">
                <text:p>0.341666666666667</text:p>
              </table:table-cell>
              <table:table-cell office:value-type="float" office:value="-23.4103036655501">
                <text:p>-23.41030366555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45833333333333">
                <text:p>0.345833333333333</text:p>
              </table:table-cell>
              <table:table-cell office:value-type="float" office:value="-23.4102161787205">
                <text:p>-23.41021617872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5">
                <text:p>0.35</text:p>
              </table:table-cell>
              <table:table-cell office:value-type="float" office:value="-23.4101285557622">
                <text:p>-23.41012855576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54166666666667">
                <text:p>0.354166666666667</text:p>
              </table:table-cell>
              <table:table-cell office:value-type="float" office:value="-23.4100407966956">
                <text:p>-23.41004079669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58333333333333">
                <text:p>0.358333333333333</text:p>
              </table:table-cell>
              <table:table-cell office:value-type="float" office:value="-23.4099529015016">
                <text:p>-23.40995290150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625">
                <text:p>0.3625</text:p>
              </table:table-cell>
              <table:table-cell office:value-type="float" office:value="-23.4098648702005">
                <text:p>-23.40986487020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-23.4097767027731">
                <text:p>-23.40977670277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70833333333333">
                <text:p>0.370833333333333</text:p>
              </table:table-cell>
              <table:table-cell office:value-type="float" office:value="-23.4096883992396">
                <text:p>-23.40968839923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75">
                <text:p>0.375</text:p>
              </table:table-cell>
              <table:table-cell office:value-type="float" office:value="-23.4095999595811">
                <text:p>-23.40959995958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79166666666667">
                <text:p>0.379166666666667</text:p>
              </table:table-cell>
              <table:table-cell office:value-type="float" office:value="-23.4095113838079">
                <text:p>-23.40951138380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83333333333333">
                <text:p>0.383333333333333</text:p>
              </table:table-cell>
              <table:table-cell office:value-type="float" office:value="-23.4094226719306">
                <text:p>-23.40942267193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875">
                <text:p>0.3875</text:p>
              </table:table-cell>
              <table:table-cell office:value-type="float" office:value="-23.4093338239298">
                <text:p>-23.40933382392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91666666666666">
                <text:p>0.391666666666666</text:p>
              </table:table-cell>
              <table:table-cell office:value-type="float" office:value="-23.4092448398262">
                <text:p>-23.40924483982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95833333333333">
                <text:p>0.395833333333333</text:p>
              </table:table-cell>
              <table:table-cell office:value-type="float" office:value="-23.4091557196003">
                <text:p>-23.40915571960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">
                <text:p>0.4</text:p>
              </table:table-cell>
              <table:table-cell office:value-type="float" office:value="-23.4090664632727">
                <text:p>-23.40906646327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04166666666666">
                <text:p>0.404166666666666</text:p>
              </table:table-cell>
              <table:table-cell office:value-type="float" office:value="-23.408977070824">
                <text:p>-23.4089770708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08333333333333">
                <text:p>0.408333333333333</text:p>
              </table:table-cell>
              <table:table-cell office:value-type="float" office:value="-23.4088875422748">
                <text:p>-23.40888754227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125">
                <text:p>0.4125</text:p>
              </table:table-cell>
              <table:table-cell office:value-type="float" office:value="-23.4087978776058">
                <text:p>-23.40879787760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16666666666666">
                <text:p>0.416666666666666</text:p>
              </table:table-cell>
              <table:table-cell office:value-type="float" office:value="-23.4087080768375">
                <text:p>-23.40870807683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20833333333333">
                <text:p>0.420833333333333</text:p>
              </table:table-cell>
              <table:table-cell office:value-type="float" office:value="-23.4086181399504">
                <text:p>-23.40861813995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25">
                <text:p>0.425</text:p>
              </table:table-cell>
              <table:table-cell office:value-type="float" office:value="-23.4085280669654">
                <text:p>-23.40852806696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29166666666666">
                <text:p>0.429166666666666</text:p>
              </table:table-cell>
              <table:table-cell office:value-type="float" office:value="-23.4084378578628">
                <text:p>-23.40843785786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-23.4083475126634">
                <text:p>-23.40834751266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375">
                <text:p>0.4375</text:p>
              </table:table-cell>
              <table:table-cell office:value-type="float" office:value="-23.4082570313477">
                <text:p>-23.40825703134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41666666666666">
                <text:p>0.441666666666666</text:p>
              </table:table-cell>
              <table:table-cell office:value-type="float" office:value="-23.4081664139263">
                <text:p>-23.40816641392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45833333333333">
                <text:p>0.445833333333333</text:p>
              </table:table-cell>
              <table:table-cell office:value-type="float" office:value="-23.4080756604101">
                <text:p>-23.40807566041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5">
                <text:p>0.45</text:p>
              </table:table-cell>
              <table:table-cell office:value-type="float" office:value="-23.4079847707792">
                <text:p>-23.40798477077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54166666666666">
                <text:p>0.454166666666666</text:p>
              </table:table-cell>
              <table:table-cell office:value-type="float" office:value="-23.4078937450547">
                <text:p>-23.40789374505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-23.4078025832168">
                <text:p>-23.40780258321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625">
                <text:p>0.4625</text:p>
              </table:table-cell>
              <table:table-cell office:value-type="float" office:value="-23.4077112852867">
                <text:p>-23.40771128528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66666666666666">
                <text:p>0.466666666666666</text:p>
              </table:table-cell>
              <table:table-cell office:value-type="float" office:value="-23.4076198512442">
                <text:p>-23.40761985124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70833333333333">
                <text:p>0.470833333333333</text:p>
              </table:table-cell>
              <table:table-cell office:value-type="float" office:value="-23.4075282811107">
                <text:p>-23.40752828111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75">
                <text:p>0.475</text:p>
              </table:table-cell>
              <table:table-cell office:value-type="float" office:value="-23.4074365748662">
                <text:p>-23.40743657486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79166666666666">
                <text:p>0.479166666666666</text:p>
              </table:table-cell>
              <table:table-cell office:value-type="float" office:value="-23.4073447325318">
                <text:p>-23.40734473253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83333333333333">
                <text:p>0.483333333333333</text:p>
              </table:table-cell>
              <table:table-cell office:value-type="float" office:value="-23.4072527540878">
                <text:p>-23.40725275408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875">
                <text:p>0.4875</text:p>
              </table:table-cell>
              <table:table-cell office:value-type="float" office:value="-23.4071606395551">
                <text:p>-23.40716063955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91666666666666">
                <text:p>0.491666666666666</text:p>
              </table:table-cell>
              <table:table-cell office:value-type="float" office:value="-23.4070683889139">
                <text:p>-23.40706838891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95833333333333">
                <text:p>0.495833333333333</text:p>
              </table:table-cell>
              <table:table-cell office:value-type="float" office:value="-23.4069760021854">
                <text:p>-23.40697600218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">
                <text:p>0.5</text:p>
              </table:table-cell>
              <table:table-cell office:value-type="float" office:value="-23.4068834793497">
                <text:p>-23.40688347934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04166666666666">
                <text:p>0.504166666666666</text:p>
              </table:table-cell>
              <table:table-cell office:value-type="float" office:value="-23.4067908204175">
                <text:p>-23.40679082041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08333333333333">
                <text:p>0.508333333333333</text:p>
              </table:table-cell>
              <table:table-cell office:value-type="float" office:value="-23.4066980253999">
                <text:p>-23.40669802539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12499999999999">
                <text:p>0.512499999999999</text:p>
              </table:table-cell>
              <table:table-cell office:value-type="float" office:value="-23.4066050942769">
                <text:p>-23.40660509427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16666666666666">
                <text:p>0.516666666666666</text:p>
              </table:table-cell>
              <table:table-cell office:value-type="float" office:value="-23.4065120270699">
                <text:p>-23.40651202706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-23.4064188237587">
                <text:p>-23.40641882375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24999999999999">
                <text:p>0.524999999999999</text:p>
              </table:table-cell>
              <table:table-cell office:value-type="float" office:value="-23.4063254843646">
                <text:p>-23.40632548436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29166666666666">
                <text:p>0.529166666666666</text:p>
              </table:table-cell>
              <table:table-cell office:value-type="float" office:value="-23.4062320088676">
                <text:p>-23.40623200886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-23.4061383972891">
                <text:p>-23.40613839728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37499999999999">
                <text:p>0.537499999999999</text:p>
              </table:table-cell>
              <table:table-cell office:value-type="float" office:value="-23.4060446496088">
                <text:p>-23.40604464960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41666666666666">
                <text:p>0.541666666666666</text:p>
              </table:table-cell>
              <table:table-cell office:value-type="float" office:value="-23.4059507658484">
                <text:p>-23.40595076584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45833333333333">
                <text:p>0.545833333333333</text:p>
              </table:table-cell>
              <table:table-cell office:value-type="float" office:value="-23.4058567459875">
                <text:p>-23.40585674598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49999999999999">
                <text:p>0.549999999999999</text:p>
              </table:table-cell>
              <table:table-cell office:value-type="float" office:value="-23.4057625900478">
                <text:p>-23.40576259004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54166666666666">
                <text:p>0.554166666666666</text:p>
              </table:table-cell>
              <table:table-cell office:value-type="float" office:value="-23.4056682980088">
                <text:p>-23.40566829800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58333333333333">
                <text:p>0.558333333333333</text:p>
              </table:table-cell>
              <table:table-cell office:value-type="float" office:value="-23.4055738698923">
                <text:p>-23.40557386989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62499999999999">
                <text:p>0.562499999999999</text:p>
              </table:table-cell>
              <table:table-cell office:value-type="float" office:value="-23.4054793056777">
                <text:p>-23.405479305677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66666666666666">
                <text:p>0.566666666666666</text:p>
              </table:table-cell>
              <table:table-cell office:value-type="float" office:value="-23.4053846053765">
                <text:p>-23.40538460537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70833333333333">
                <text:p>0.570833333333333</text:p>
              </table:table-cell>
              <table:table-cell office:value-type="float" office:value="-23.4052897689997">
                <text:p>-23.405289768999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74999999999999">
                <text:p>0.574999999999999</text:p>
              </table:table-cell>
              <table:table-cell office:value-type="float" office:value="-23.4051947965268">
                <text:p>-23.40519479652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79166666666666">
                <text:p>0.579166666666666</text:p>
              </table:table-cell>
              <table:table-cell office:value-type="float" office:value="-23.4050996879796">
                <text:p>-23.40509968797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83333333333332">
                <text:p>0.583333333333332</text:p>
              </table:table-cell>
              <table:table-cell office:value-type="float" office:value="-23.4050044433378">
                <text:p>-23.40500444333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87499999999999">
                <text:p>0.587499999999999</text:p>
              </table:table-cell>
              <table:table-cell office:value-type="float" office:value="-23.404909062623">
                <text:p>-23.4049090626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91666666666666">
                <text:p>0.591666666666666</text:p>
              </table:table-cell>
              <table:table-cell office:value-type="float" office:value="-23.4048135458147">
                <text:p>-23.40481354581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95833333333332">
                <text:p>0.595833333333332</text:p>
              </table:table-cell>
              <table:table-cell office:value-type="float" office:value="-23.4047178929348">
                <text:p>-23.40471789293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99999999999999">
                <text:p>0.599999999999999</text:p>
              </table:table-cell>
              <table:table-cell office:value-type="float" office:value="-23.4046221039628">
                <text:p>-23.40462210396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04166666666666">
                <text:p>0.604166666666666</text:p>
              </table:table-cell>
              <table:table-cell office:value-type="float" office:value="-23.4045261789205">
                <text:p>-23.40452617892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08333333333332">
                <text:p>0.608333333333332</text:p>
              </table:table-cell>
              <table:table-cell office:value-type="float" office:value="-23.4044301177873">
                <text:p>-23.40443011778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12499999999999">
                <text:p>0.612499999999999</text:p>
              </table:table-cell>
              <table:table-cell office:value-type="float" office:value="-23.4043339205852">
                <text:p>-23.40433392058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16666666666666">
                <text:p>0.616666666666666</text:p>
              </table:table-cell>
              <table:table-cell office:value-type="float" office:value="-23.4042375872935">
                <text:p>-23.40423758729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20833333333332">
                <text:p>0.620833333333332</text:p>
              </table:table-cell>
              <table:table-cell office:value-type="float" office:value="-23.4041411179343">
                <text:p>-23.40414111793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24999999999999">
                <text:p>0.624999999999999</text:p>
              </table:table-cell>
              <table:table-cell office:value-type="float" office:value="-23.4040445124868">
                <text:p>-23.40404451248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29166666666666">
                <text:p>0.629166666666666</text:p>
              </table:table-cell>
              <table:table-cell office:value-type="float" office:value="-23.4039477709623">
                <text:p>-23.40394777096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33333333333332">
                <text:p>0.633333333333332</text:p>
              </table:table-cell>
              <table:table-cell office:value-type="float" office:value="-23.4038508933724">
                <text:p>-23.40385089337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37499999999999">
                <text:p>0.637499999999999</text:p>
              </table:table-cell>
              <table:table-cell office:value-type="float" office:value="-23.403753879696">
                <text:p>-23.4037538796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41666666666666">
                <text:p>0.641666666666666</text:p>
              </table:table-cell>
              <table:table-cell office:value-type="float" office:value="-23.4036567299557">
                <text:p>-23.403656729955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45833333333332">
                <text:p>0.645833333333332</text:p>
              </table:table-cell>
              <table:table-cell office:value-type="float" office:value="-23.4035594441302">
                <text:p>-23.40355944413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49999999999999">
                <text:p>0.649999999999999</text:p>
              </table:table-cell>
              <table:table-cell office:value-type="float" office:value="-23.403462022242">
                <text:p>-23.4034620222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54166666666666">
                <text:p>0.654166666666666</text:p>
              </table:table-cell>
              <table:table-cell office:value-type="float" office:value="-23.40336446427">
                <text:p>-23.403364464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58333333333332">
                <text:p>0.658333333333332</text:p>
              </table:table-cell>
              <table:table-cell office:value-type="float" office:value="-23.4032667702368">
                <text:p>-23.40326677023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62499999999999">
                <text:p>0.662499999999999</text:p>
              </table:table-cell>
              <table:table-cell office:value-type="float" office:value="-23.403168940121">
                <text:p>-23.4031689401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66666666666665">
                <text:p>0.666666666666665</text:p>
              </table:table-cell>
              <table:table-cell office:value-type="float" office:value="-23.4030709739454">
                <text:p>-23.403070973945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70833333333332">
                <text:p>0.670833333333332</text:p>
              </table:table-cell>
              <table:table-cell office:value-type="float" office:value="-23.4029728716886">
                <text:p>-23.402972871688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74999999999999">
                <text:p>0.674999999999999</text:p>
              </table:table-cell>
              <table:table-cell office:value-type="float" office:value="-23.4028746333733">
                <text:p>-23.40287463337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79166666666665">
                <text:p>0.679166666666665</text:p>
              </table:table-cell>
              <table:table-cell office:value-type="float" office:value="-23.4027762589781">
                <text:p>-23.40277625897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83333333333332">
                <text:p>0.683333333333332</text:p>
              </table:table-cell>
              <table:table-cell office:value-type="float" office:value="-23.4026777485259">
                <text:p>-23.402677748525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87499999999999">
                <text:p>0.687499999999999</text:p>
              </table:table-cell>
              <table:table-cell office:value-type="float" office:value="-23.4025791019951">
                <text:p>-23.40257910199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91666666666665">
                <text:p>0.691666666666665</text:p>
              </table:table-cell>
              <table:table-cell office:value-type="float" office:value="-23.4024803193975">
                <text:p>-23.40248031939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95833333333332">
                <text:p>0.695833333333332</text:p>
              </table:table-cell>
              <table:table-cell office:value-type="float" office:value="-23.402381400745">
                <text:p>-23.4023814007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99999999999999">
                <text:p>0.699999999999999</text:p>
              </table:table-cell>
              <table:table-cell office:value-type="float" office:value="-23.402282346016">
                <text:p>-23.4022823460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04166666666665">
                <text:p>0.704166666666665</text:p>
              </table:table-cell>
              <table:table-cell office:value-type="float" office:value="-23.4021831552333">
                <text:p>-23.40218315523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08333333333332">
                <text:p>0.708333333333332</text:p>
              </table:table-cell>
              <table:table-cell office:value-type="float" office:value="-23.4020838283755">
                <text:p>-23.40208382837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12499999999999">
                <text:p>0.712499999999999</text:p>
              </table:table-cell>
              <table:table-cell office:value-type="float" office:value="-23.4019843654656">
                <text:p>-23.40198436546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6666666666665">
                <text:p>0.716666666666665</text:p>
              </table:table-cell>
              <table:table-cell office:value-type="float" office:value="-23.4018847664819">
                <text:p>-23.40188476648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0833333333332">
                <text:p>0.720833333333332</text:p>
              </table:table-cell>
              <table:table-cell office:value-type="float" office:value="-23.4017850314473">
                <text:p>-23.401785031447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24999999999999">
                <text:p>0.724999999999999</text:p>
              </table:table-cell>
              <table:table-cell office:value-type="float" office:value="-23.4016851603403">
                <text:p>-23.40168516034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29166666666665">
                <text:p>0.729166666666665</text:p>
              </table:table-cell>
              <table:table-cell office:value-type="float" office:value="-23.401585153184">
                <text:p>-23.4015851531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33333333333332">
                <text:p>0.733333333333332</text:p>
              </table:table-cell>
              <table:table-cell office:value-type="float" office:value="-23.4014850099566">
                <text:p>-23.40148500995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37499999999999">
                <text:p>0.737499999999999</text:p>
              </table:table-cell>
              <table:table-cell office:value-type="float" office:value="-23.4013847306814">
                <text:p>-23.40138473068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41666666666665">
                <text:p>0.741666666666665</text:p>
              </table:table-cell>
              <table:table-cell office:value-type="float" office:value="-23.4012843153364">
                <text:p>-23.40128431533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45833333333332">
                <text:p>0.745833333333332</text:p>
              </table:table-cell>
              <table:table-cell office:value-type="float" office:value="-23.4011837639448">
                <text:p>-23.40118376394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49999999999999">
                <text:p>0.749999999999999</text:p>
              </table:table-cell>
              <table:table-cell office:value-type="float" office:value="-23.401083076485">
                <text:p>-23.4010830764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54166666666665">
                <text:p>0.754166666666665</text:p>
              </table:table-cell>
              <table:table-cell office:value-type="float" office:value="-23.4009822529689">
                <text:p>-23.40098225296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58333333333332">
                <text:p>0.758333333333332</text:p>
              </table:table-cell>
              <table:table-cell office:value-type="float" office:value="-23.4008812934084">
                <text:p>-23.40088129340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62499999999999">
                <text:p>0.762499999999999</text:p>
              </table:table-cell>
              <table:table-cell office:value-type="float" office:value="-23.4007801977816">
                <text:p>-23.40078019778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66666666666665">
                <text:p>0.766666666666665</text:p>
              </table:table-cell>
              <table:table-cell office:value-type="float" office:value="-23.400678966112">
                <text:p>-23.4006789661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70833333333332">
                <text:p>0.770833333333332</text:p>
              </table:table-cell>
              <table:table-cell office:value-type="float" office:value="-23.4005775983775">
                <text:p>-23.40057759837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74999999999998">
                <text:p>0.774999999999998</text:p>
              </table:table-cell>
              <table:table-cell office:value-type="float" office:value="-23.4004760946016">
                <text:p>-23.40047609460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79166666666665">
                <text:p>0.779166666666665</text:p>
              </table:table-cell>
              <table:table-cell office:value-type="float" office:value="-23.4003744547621">
                <text:p>-23.40037445476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83333333333332">
                <text:p>0.783333333333332</text:p>
              </table:table-cell>
              <table:table-cell office:value-type="float" office:value="-23.4002726788827">
                <text:p>-23.400272678882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87499999999998">
                <text:p>0.787499999999998</text:p>
              </table:table-cell>
              <table:table-cell office:value-type="float" office:value="-23.4001707669413">
                <text:p>-23.40017076694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91666666666665">
                <text:p>0.791666666666665</text:p>
              </table:table-cell>
              <table:table-cell office:value-type="float" office:value="-23.4000687189612">
                <text:p>-23.40006871896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95833333333332">
                <text:p>0.795833333333332</text:p>
              </table:table-cell>
              <table:table-cell office:value-type="float" office:value="-23.3999665349206">
                <text:p>-23.39996653492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99999999999998">
                <text:p>0.799999999999998</text:p>
              </table:table-cell>
              <table:table-cell office:value-type="float" office:value="-23.3998642148428">
                <text:p>-23.39986421484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04166666666665">
                <text:p>0.804166666666665</text:p>
              </table:table-cell>
              <table:table-cell office:value-type="float" office:value="-23.3997617587058">
                <text:p>-23.399761758705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08333333333332">
                <text:p>0.808333333333332</text:p>
              </table:table-cell>
              <table:table-cell office:value-type="float" office:value="-23.3996591665332">
                <text:p>-23.39965916653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12499999999998">
                <text:p>0.812499999999998</text:p>
              </table:table-cell>
              <table:table-cell office:value-type="float" office:value="-23.3995564383028">
                <text:p>-23.39955643830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16666666666665">
                <text:p>0.816666666666665</text:p>
              </table:table-cell>
              <table:table-cell office:value-type="float" office:value="-23.3994535740267">
                <text:p>-23.39945357402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20833333333332">
                <text:p>0.820833333333332</text:p>
              </table:table-cell>
              <table:table-cell office:value-type="float" office:value="-23.3993505737171">
                <text:p>-23.39935057371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24999999999998">
                <text:p>0.824999999999998</text:p>
              </table:table-cell>
              <table:table-cell office:value-type="float" office:value="-23.3992474373519">
                <text:p>-23.39924743735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29166666666665">
                <text:p>0.829166666666665</text:p>
              </table:table-cell>
              <table:table-cell office:value-type="float" office:value="-23.3991441649548">
                <text:p>-23.39914416495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33333333333332">
                <text:p>0.833333333333332</text:p>
              </table:table-cell>
              <table:table-cell office:value-type="float" office:value="-23.3990407565034">
                <text:p>-23.399040756503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37499999999998">
                <text:p>0.837499999999998</text:p>
              </table:table-cell>
              <table:table-cell office:value-type="float" office:value="-23.3989372120216">
                <text:p>-23.39893721202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41666666666665">
                <text:p>0.841666666666665</text:p>
              </table:table-cell>
              <table:table-cell office:value-type="float" office:value="-23.3988335314869">
                <text:p>-23.398833531486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45833333333331">
                <text:p>0.845833333333331</text:p>
              </table:table-cell>
              <table:table-cell office:value-type="float" office:value="-23.3987297149232">
                <text:p>-23.39872971492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49999999999998">
                <text:p>0.849999999999998</text:p>
              </table:table-cell>
              <table:table-cell office:value-type="float" office:value="-23.3986257623082">
                <text:p>-23.398625762308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54166666666665">
                <text:p>0.854166666666665</text:p>
              </table:table-cell>
              <table:table-cell office:value-type="float" office:value="-23.3985216736657">
                <text:p>-23.39852167366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58333333333331">
                <text:p>0.858333333333331</text:p>
              </table:table-cell>
              <table:table-cell office:value-type="float" office:value="-23.3984174489732">
                <text:p>-23.398417448973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62499999999998">
                <text:p>0.862499999999998</text:p>
              </table:table-cell>
              <table:table-cell office:value-type="float" office:value="-23.3983130882548">
                <text:p>-23.39831308825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66666666666665">
                <text:p>0.866666666666665</text:p>
              </table:table-cell>
              <table:table-cell office:value-type="float" office:value="-23.3982085914878">
                <text:p>-23.398208591487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70833333333331">
                <text:p>0.870833333333331</text:p>
              </table:table-cell>
              <table:table-cell office:value-type="float" office:value="-23.3981039586965">
                <text:p>-23.398103958696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74999999999998">
                <text:p>0.874999999999998</text:p>
              </table:table-cell>
              <table:table-cell office:value-type="float" office:value="-23.397999189858">
                <text:p>-23.3979991898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79166666666665">
                <text:p>0.879166666666665</text:p>
              </table:table-cell>
              <table:table-cell office:value-type="float" office:value="-23.3978942849849">
                <text:p>-23.397894284984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83333333333331">
                <text:p>0.883333333333331</text:p>
              </table:table-cell>
              <table:table-cell office:value-type="float" office:value="-23.3977892440896">
                <text:p>-23.39778924408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87499999999998">
                <text:p>0.887499999999998</text:p>
              </table:table-cell>
              <table:table-cell office:value-type="float" office:value="-23.3976840671495">
                <text:p>-23.397684067149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91666666666665">
                <text:p>0.891666666666665</text:p>
              </table:table-cell>
              <table:table-cell office:value-type="float" office:value="-23.3975787541886">
                <text:p>-23.39757875418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95833333333331">
                <text:p>0.895833333333331</text:p>
              </table:table-cell>
              <table:table-cell office:value-type="float" office:value="-23.3974733051843">
                <text:p>-23.39747330518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99999999999998">
                <text:p>0.899999999999998</text:p>
              </table:table-cell>
              <table:table-cell office:value-type="float" office:value="-23.3973677201609">
                <text:p>-23.397367720160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04166666666665">
                <text:p>0.904166666666665</text:p>
              </table:table-cell>
              <table:table-cell office:value-type="float" office:value="-23.3972619990956">
                <text:p>-23.39726199909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08333333333331">
                <text:p>0.908333333333331</text:p>
              </table:table-cell>
              <table:table-cell office:value-type="float" office:value="-23.3971561420126">
                <text:p>-23.397156142012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12499999999998">
                <text:p>0.912499999999998</text:p>
              </table:table-cell>
              <table:table-cell office:value-type="float" office:value="-23.3970501488892">
                <text:p>-23.397050148889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16666666666665">
                <text:p>0.916666666666665</text:p>
              </table:table-cell>
              <table:table-cell office:value-type="float" office:value="-23.3969440197497">
                <text:p>-23.396944019749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20833333333331">
                <text:p>0.920833333333331</text:p>
              </table:table-cell>
              <table:table-cell office:value-type="float" office:value="-23.3968377545712">
                <text:p>-23.39683775457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24999999999998">
                <text:p>0.924999999999998</text:p>
              </table:table-cell>
              <table:table-cell office:value-type="float" office:value="-23.3967313533781">
                <text:p>-23.396731353378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29166666666665">
                <text:p>0.929166666666665</text:p>
              </table:table-cell>
              <table:table-cell office:value-type="float" office:value="-23.3966248161475">
                <text:p>-23.39662481614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33333333333331">
                <text:p>0.933333333333331</text:p>
              </table:table-cell>
              <table:table-cell office:value-type="float" office:value="-23.396518142904">
                <text:p>-23.39651814290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37499999999998">
                <text:p>0.937499999999998</text:p>
              </table:table-cell>
              <table:table-cell office:value-type="float" office:value="-23.3964113336245">
                <text:p>-23.39641133362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41666666666665">
                <text:p>0.941666666666665</text:p>
              </table:table-cell>
              <table:table-cell office:value-type="float" office:value="-23.3963043883215">
                <text:p>-23.39630438832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45833333333331">
                <text:p>0.945833333333331</text:p>
              </table:table-cell>
              <table:table-cell office:value-type="float" office:value="-23.3961973070078">
                <text:p>-23.396197307007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49999999999998">
                <text:p>0.949999999999998</text:p>
              </table:table-cell>
              <table:table-cell office:value-type="float" office:value="-23.3960900896604">
                <text:p>-23.396090089660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54166666666665">
                <text:p>0.954166666666665</text:p>
              </table:table-cell>
              <table:table-cell office:value-type="float" office:value="-23.395982736304">
                <text:p>-23.39598273630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58333333333331">
                <text:p>0.958333333333331</text:p>
              </table:table-cell>
              <table:table-cell office:value-type="float" office:value="-23.3958752469152">
                <text:p>-23.39587524691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62499999999998">
                <text:p>0.962499999999998</text:p>
              </table:table-cell>
              <table:table-cell office:value-type="float" office:value="-23.3957676215187">
                <text:p>-23.395767621518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66666666666665">
                <text:p>0.966666666666665</text:p>
              </table:table-cell>
              <table:table-cell office:value-type="float" office:value="-23.3956598600916">
                <text:p>-23.39565986009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70833333333331">
                <text:p>0.970833333333331</text:p>
              </table:table-cell>
              <table:table-cell office:value-type="float" office:value="-23.3955519626585">
                <text:p>-23.395551962658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74999999999998">
                <text:p>0.974999999999998</text:p>
              </table:table-cell>
              <table:table-cell office:value-type="float" office:value="-23.3954439291961">
                <text:p>-23.39544392919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79166666666664">
                <text:p>0.979166666666664</text:p>
              </table:table-cell>
              <table:table-cell office:value-type="float" office:value="-23.3953357597294">
                <text:p>-23.39533575972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83333333333331">
                <text:p>0.983333333333331</text:p>
              </table:table-cell>
              <table:table-cell office:value-type="float" office:value="-23.3952274542348">
                <text:p>-23.39522745423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87499999999998">
                <text:p>0.987499999999998</text:p>
              </table:table-cell>
              <table:table-cell office:value-type="float" office:value="-23.3951190127374">
                <text:p>-23.395119012737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91666666666664">
                <text:p>0.991666666666664</text:p>
              </table:table-cell>
              <table:table-cell office:value-type="float" office:value="-23.3950104352139">
                <text:p>-23.395010435213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95833333333331">
                <text:p>0.995833333333331</text:p>
              </table:table-cell>
              <table:table-cell office:value-type="float" office:value="-23.394901721689">
                <text:p>-23.39490172168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99999999999998">
                <text:p>0.999999999999998</text:p>
              </table:table-cell>
              <table:table-cell office:value-type="float" office:value="-23.3947928721394">
                <text:p>-23.39479287213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ime-style style:name="N159P0" style:volatile="true">
      <number:hours/>
      <number:text>:</number:text>
      <number:minutes number:style="long"/>
      <number:text>:</number:text>
      <number:seconds number:style="long"/>
    </number:time-style>
    <number:text-style style:name="N159">
      <number:text-content/>
      <style:map style:condition="value()&lt;=1.7976931348623157E+308" style:apply-style-name="N159P0"/>
    </number:text-style>
    <style:style style:name="ch1" style:family="chart">
      <style:graphic-properties draw:stroke="none" draw:stroke-linejoin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chart:auto-size="true" chart:treat-empty-cells="ignore" chart:right-angled-axes="true"/>
    </style:style>
    <style:style style:name="ch4" style:family="chart" style:data-style-name="N159">
      <style:chart-properties chart:display-label="true" chart:logarithmic="false" chart:minimum="0" chart:maximum="1" chart:interval-major="0.25" chart:interval-minor-divisor="2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221cm" svg:height="6.74cm" xlink:href=".." xlink:type="simple" chart:class="chart:scatter" chart:style-name="ch1">
        <chart:title svg:x="1.037cm" svg:y="0.27cm" chart:style-name="ch2">
          <text:p>Sun Elevation vs. Hour of Day</text:p>
        </chart:title>
        <chart:plot-area chart:style-name="ch3" table:cell-range-address="Calculations.E2:Calculations.E241 Calculations.AG1:Calculations.AG241" chart:data-source-has-labels="row" svg:x="1.175cm" svg:y="1.183cm" svg:width="6.882cm" svg:height="4.442cm">
          <chart:coordinate-region svg:x="1.823cm" svg:y="1.343cm" svg:width="5.756cm" svg:height="4.123cm"/>
          <chart:axis chart:dimension="x" chart:name="primary-x" chart:style-name="ch4">
            <chart:title svg:x="3.712cm" svg:y="5.759cm" chart:style-name="ch5">
              <text:p>Hour of Day</text:p>
            </chart:title>
          </chart:axis>
          <chart:axis chart:dimension="y" chart:name="primary-y" chart:style-name="ch6">
            <chart:title svg:x="0.451cm" svg:y="4.52cm" chart:style-name="ch7">
              <text:p>Elevation (deg)</text:p>
            </chart:title>
            <chart:grid chart:style-name="ch8" chart:class="major"/>
          </chart:axis>
          <chart:series chart:style-name="ch9" chart:values-cell-range-address="Calculations.AG2:Calculations.AG241" chart:label-cell-address="Calculations.AG1:Calculations.AG1" chart:class="chart:scatter">
            <chart:domain table:cell-range-address="Calculations.E2:Calculations.E241"/>
            <chart:data-point chart:repeated="2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olar Elevation corrected for atm refraction (deg)</text:p>
                <draw:g>
                  <svg:desc>Calculations.AG1:Calculations.A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16666666666667">
                <text:p>0.00416666666666667</text:p>
                <draw:g>
                  <svg:desc>Calculations.E2:Calculations.E241</svg:desc>
                </draw:g>
              </table:table-cell>
              <table:table-cell office:value-type="float" office:value="-64.0918771881908">
                <text:p>-64.0918771881908</text:p>
                <draw:g>
                  <svg:desc>Calculations.AG2:Calculations.AG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-63.9485011871489">
                <text:p>-63.94850118714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5">
                <text:p>0.0125</text:p>
              </table:table-cell>
              <table:table-cell office:value-type="float" office:value="-63.7527678898946">
                <text:p>-63.75276788989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-63.5058867041362">
                <text:p>-63.50588670413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-63.2093334120055">
                <text:p>-63.20933341200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">
                <text:p>0.025</text:p>
              </table:table-cell>
              <table:table-cell office:value-type="float" office:value="-62.8648107714754">
                <text:p>-62.86481077147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-62.4742062343338">
                <text:p>-62.47420623433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-62.0395489727387">
                <text:p>-62.03954897273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75">
                <text:p>0.0375</text:p>
              </table:table-cell>
              <table:table-cell office:value-type="float" office:value="-61.5629681371821">
                <text:p>-61.56296813718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-61.0466538866768">
                <text:p>-61.0466538866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-60.492822301029">
                <text:p>-60.4928223010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">
                <text:p>0.05</text:p>
              </table:table-cell>
              <table:table-cell office:value-type="float" office:value="-59.9036848575085">
                <text:p>-59.90368485750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-59.2814227725603">
                <text:p>-59.28142277256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-58.6281661946517">
                <text:p>-58.62816619465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25">
                <text:p>0.0625</text:p>
              </table:table-cell>
              <table:table-cell office:value-type="float" office:value="-57.9459779996201">
                <text:p>-57.94597799962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-57.2368417796648">
                <text:p>-57.23684177966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-56.5026535260564">
                <text:p>-56.50265352605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5">
                <text:p>0.075</text:p>
              </table:table-cell>
              <table:table-cell office:value-type="float" office:value="-55.7452164675955">
                <text:p>-55.74521646759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-54.9662385300071">
                <text:p>-54.96623853000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54.1673319134135">
                <text:p>-54.16733191341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75">
                <text:p>0.0875</text:p>
              </table:table-cell>
              <table:table-cell office:value-type="float" office:value="-53.3500143320673">
                <text:p>-53.35001433206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-52.5157115187308">
                <text:p>-52.51571151873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-51.6657606537299">
                <text:p>-51.66576065372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">
                <text:p>0.1</text:p>
              </table:table-cell>
              <table:table-cell office:value-type="float" office:value="-50.801414437441">
                <text:p>-50.8014144374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-49.9238455760779">
                <text:p>-49.92384557607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-49.0341514990465">
                <text:p>-49.03415149904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25">
                <text:p>0.1125</text:p>
              </table:table-cell>
              <table:table-cell office:value-type="float" office:value="-48.1333591648339">
                <text:p>-48.13335916483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-47.2224298481352">
                <text:p>-47.22242984813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-46.3022638272803">
                <text:p>-46.30226382728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-45.3737049156069">
                <text:p>-45.37370491560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-44.4375447968518">
                <text:p>-44.43754479685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-43.4945271405017">
                <text:p>-43.49452714050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75">
                <text:p>0.1375</text:p>
              </table:table-cell>
              <table:table-cell office:value-type="float" office:value="-42.5453514830803">
                <text:p>-42.54535148308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-41.590676869679">
                <text:p>-41.5906768696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-40.6311252572768">
                <text:p>-40.63112525727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">
                <text:p>0.15</text:p>
              </table:table-cell>
              <table:table-cell office:value-type="float" office:value="-39.6672846842001">
                <text:p>-39.6672846842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-38.6997122150914">
                <text:p>-38.69971221509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-37.728936670871">
                <text:p>-37.7289366708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25">
                <text:p>0.1625</text:p>
              </table:table-cell>
              <table:table-cell office:value-type="float" office:value="-36.7554611563924">
                <text:p>-36.75546115639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35.7797653971655">
                <text:p>-35.77976539716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-34.8023078986633">
                <text:p>-34.80230789866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5">
                <text:p>0.175</text:p>
              </table:table-cell>
              <table:table-cell office:value-type="float" office:value="-33.8235279395954">
                <text:p>-33.82352793959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-32.8438474120971">
                <text:p>-32.84384741209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-31.863672519199">
                <text:p>-31.8636725191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75">
                <text:p>0.1875</text:p>
              </table:table-cell>
              <table:table-cell office:value-type="float" office:value="-30.8833953412262">
                <text:p>-30.88339534122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-29.9033952799937">
                <text:p>-29.90339527999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95833333333334">
                <text:p>0.195833333333334</text:p>
              </table:table-cell>
              <table:table-cell office:value-type="float" office:value="-28.9240403905301">
                <text:p>-28.92404039053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">
                <text:p>0.2</text:p>
              </table:table-cell>
              <table:table-cell office:value-type="float" office:value="-27.9456886080365">
                <text:p>-27.94568860803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04166666666667">
                <text:p>0.204166666666667</text:p>
              </table:table-cell>
              <table:table-cell office:value-type="float" office:value="-26.9686888767773">
                <text:p>-26.96868887677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8333333333334">
                <text:p>0.208333333333334</text:p>
              </table:table-cell>
              <table:table-cell office:value-type="float" office:value="-25.9933821876316">
                <text:p>-25.99338218763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125">
                <text:p>0.2125</text:p>
              </table:table-cell>
              <table:table-cell office:value-type="float" office:value="-25.020102528104">
                <text:p>-25.0201025281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-24.0491777492524">
                <text:p>-24.04917774925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20833333333334">
                <text:p>0.220833333333334</text:p>
              </table:table-cell>
              <table:table-cell office:value-type="float" office:value="-23.0809303504899">
                <text:p>-23.08093035048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25">
                <text:p>0.225</text:p>
              </table:table-cell>
              <table:table-cell office:value-type="float" office:value="-22.1156781833805">
                <text:p>-22.11567818338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9166666666667">
                <text:p>0.229166666666667</text:p>
              </table:table-cell>
              <table:table-cell office:value-type="float" office:value="-21.153735071332">
                <text:p>-21.1537350713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33333333333334">
                <text:p>0.233333333333334</text:p>
              </table:table-cell>
              <table:table-cell office:value-type="float" office:value="-20.1954113411607">
                <text:p>-20.19541134116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375">
                <text:p>0.2375</text:p>
              </table:table-cell>
              <table:table-cell office:value-type="float" office:value="-19.2410142566949">
                <text:p>-19.24101425669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41666666666667">
                <text:p>0.241666666666667</text:p>
              </table:table-cell>
              <table:table-cell office:value-type="float" office:value="-18.2908483412591">
                <text:p>-18.29084834125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45833333333334">
                <text:p>0.245833333333334</text:p>
              </table:table-cell>
              <table:table-cell office:value-type="float" office:value="-17.3452155665084">
                <text:p>-17.34521556650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5">
                <text:p>0.25</text:p>
              </table:table-cell>
              <table:table-cell office:value-type="float" office:value="-16.4044153762469">
                <text:p>-16.40441537624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54166666666667">
                <text:p>0.254166666666667</text:p>
              </table:table-cell>
              <table:table-cell office:value-type="float" office:value="-15.4687444960341">
                <text:p>-15.46874449603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58333333333334">
                <text:p>0.258333333333334</text:p>
              </table:table-cell>
              <table:table-cell office:value-type="float" office:value="-14.5384964568437">
                <text:p>-14.53849645684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625">
                <text:p>0.2625</text:p>
              </table:table-cell>
              <table:table-cell office:value-type="float" office:value="-13.6139607222842">
                <text:p>-13.61396072228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-12.6954212487083">
                <text:p>-12.69542124870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70833333333334">
                <text:p>0.270833333333334</text:p>
              </table:table-cell>
              <table:table-cell office:value-type="float" office:value="-11.783154209596">
                <text:p>-11.7831542095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75">
                <text:p>0.275</text:p>
              </table:table-cell>
              <table:table-cell office:value-type="float" office:value="-10.8774244463979">
                <text:p>-10.87742444639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79166666666667">
                <text:p>0.279166666666667</text:p>
              </table:table-cell>
              <table:table-cell office:value-type="float" office:value="-9.97847991592011">
                <text:p>-9.978479915920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83333333333334">
                <text:p>0.283333333333334</text:p>
              </table:table-cell>
              <table:table-cell office:value-type="float" office:value="-9.08654286677428">
                <text:p>-9.086542866774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875">
                <text:p>0.2875</text:p>
              </table:table-cell>
              <table:table-cell office:value-type="float" office:value="-8.20179545780527">
                <text:p>-8.201795457805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-7.32435547853266">
                <text:p>-7.324355478532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95833333333333">
                <text:p>0.295833333333333</text:p>
              </table:table-cell>
              <table:table-cell office:value-type="float" office:value="-6.45423345309046">
                <text:p>-6.454233453090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">
                <text:p>0.3</text:p>
              </table:table-cell>
              <table:table-cell office:value-type="float" office:value="-5.59125233440617">
                <text:p>-5.591252334406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04166666666667">
                <text:p>0.304166666666667</text:p>
              </table:table-cell>
              <table:table-cell office:value-type="float" office:value="-4.7348856228307">
                <text:p>-4.73488562283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08333333333333">
                <text:p>0.308333333333333</text:p>
              </table:table-cell>
              <table:table-cell office:value-type="float" office:value="-3.88389799598807">
                <text:p>-3.883897995988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125">
                <text:p>0.3125</text:p>
              </table:table-cell>
              <table:table-cell office:value-type="float" office:value="-3.03543626808514">
                <text:p>-3.035436268085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16666666666667">
                <text:p>0.316666666666667</text:p>
              </table:table-cell>
              <table:table-cell office:value-type="float" office:value="-2.18225516755488">
                <text:p>-2.182255167554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20833333333333">
                <text:p>0.320833333333333</text:p>
              </table:table-cell>
              <table:table-cell office:value-type="float" office:value="-1.30129453893193">
                <text:p>-1.301294538931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25">
                <text:p>0.325</text:p>
              </table:table-cell>
              <table:table-cell office:value-type="float" office:value="-0.268138753776609">
                <text:p>-0.2681387537766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29166666666667">
                <text:p>0.329166666666667</text:p>
              </table:table-cell>
              <table:table-cell office:value-type="float" office:value="0.532162660565488">
                <text:p>0.5321626605654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21006779463665">
                <text:p>1.210067794636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375">
                <text:p>0.3375</text:p>
              </table:table-cell>
              <table:table-cell office:value-type="float" office:value="1.90143585040303">
                <text:p>1.901435850403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41666666666667">
                <text:p>0.341666666666667</text:p>
              </table:table-cell>
              <table:table-cell office:value-type="float" office:value="2.598070739784">
                <text:p>2.5980707397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45833333333333">
                <text:p>0.345833333333333</text:p>
              </table:table-cell>
              <table:table-cell office:value-type="float" office:value="3.29386378533213">
                <text:p>3.293863785332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5">
                <text:p>0.35</text:p>
              </table:table-cell>
              <table:table-cell office:value-type="float" office:value="3.98454729224187">
                <text:p>3.984547292241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54166666666667">
                <text:p>0.354166666666667</text:p>
              </table:table-cell>
              <table:table-cell office:value-type="float" office:value="4.66745085523739">
                <text:p>4.667450855237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58333333333333">
                <text:p>0.358333333333333</text:p>
              </table:table-cell>
              <table:table-cell office:value-type="float" office:value="5.34169953229686">
                <text:p>5.341699532296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625">
                <text:p>0.3625</text:p>
              </table:table-cell>
              <table:table-cell office:value-type="float" office:value="6.00442829860053">
                <text:p>6.004428298600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6.65448619404058">
                <text:p>6.654486194040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70833333333333">
                <text:p>0.370833333333333</text:p>
              </table:table-cell>
              <table:table-cell office:value-type="float" office:value="7.29093994129943">
                <text:p>7.290939941299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75">
                <text:p>0.375</text:p>
              </table:table-cell>
              <table:table-cell office:value-type="float" office:value="7.91298245963522">
                <text:p>7.912982459635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79166666666667">
                <text:p>0.379166666666667</text:p>
              </table:table-cell>
              <table:table-cell office:value-type="float" office:value="8.51989460976647">
                <text:p>8.519894609766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83333333333333">
                <text:p>0.383333333333333</text:p>
              </table:table-cell>
              <table:table-cell office:value-type="float" office:value="9.11102316037485">
                <text:p>9.111023160374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875">
                <text:p>0.3875</text:p>
              </table:table-cell>
              <table:table-cell office:value-type="float" office:value="9.68576527609451">
                <text:p>9.685765276094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91666666666666">
                <text:p>0.391666666666666</text:p>
              </table:table-cell>
              <table:table-cell office:value-type="float" office:value="10.2435572121445">
                <text:p>10.24355721214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95833333333333">
                <text:p>0.395833333333333</text:p>
              </table:table-cell>
              <table:table-cell office:value-type="float" office:value="10.7838661399392">
                <text:p>10.78386613993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">
                <text:p>0.4</text:p>
              </table:table-cell>
              <table:table-cell office:value-type="float" office:value="11.3061843362759">
                <text:p>11.30618433627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04166666666666">
                <text:p>0.404166666666666</text:p>
              </table:table-cell>
              <table:table-cell office:value-type="float" office:value="11.8100251420834">
                <text:p>11.81002514208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08333333333333">
                <text:p>0.408333333333333</text:p>
              </table:table-cell>
              <table:table-cell office:value-type="float" office:value="12.2949202391763">
                <text:p>12.29492023917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125">
                <text:p>0.4125</text:p>
              </table:table-cell>
              <table:table-cell office:value-type="float" office:value="12.7604179075144">
                <text:p>12.76041790751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16666666666666">
                <text:p>0.416666666666666</text:p>
              </table:table-cell>
              <table:table-cell office:value-type="float" office:value="13.20608201449">
                <text:p>13.206082014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20833333333333">
                <text:p>0.420833333333333</text:p>
              </table:table-cell>
              <table:table-cell office:value-type="float" office:value="13.6314915526484">
                <text:p>13.63149155264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25">
                <text:p>0.425</text:p>
              </table:table-cell>
              <table:table-cell office:value-type="float" office:value="14.0362405903476">
                <text:p>14.03624059034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29166666666666">
                <text:p>0.429166666666666</text:p>
              </table:table-cell>
              <table:table-cell office:value-type="float" office:value="14.4199385334255">
                <text:p>14.41993853342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14.7822106207301">
                <text:p>14.78221062073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375">
                <text:p>0.4375</text:p>
              </table:table-cell>
              <table:table-cell office:value-type="float" office:value="15.1226985932932">
                <text:p>15.12269859329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41666666666666">
                <text:p>0.441666666666666</text:p>
              </table:table-cell>
              <table:table-cell office:value-type="float" office:value="15.4410614896851">
                <text:p>15.44106148968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45833333333333">
                <text:p>0.445833333333333</text:p>
              </table:table-cell>
              <table:table-cell office:value-type="float" office:value="15.7369765287198">
                <text:p>15.73697652871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5">
                <text:p>0.45</text:p>
              </table:table-cell>
              <table:table-cell office:value-type="float" office:value="16.01014004734">
                <text:p>16.010140047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54166666666666">
                <text:p>0.454166666666666</text:p>
              </table:table-cell>
              <table:table-cell office:value-type="float" office:value="16.2602684662201">
                <text:p>16.26026846622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16.4870992592147">
                <text:p>16.48709925921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625">
                <text:p>0.4625</text:p>
              </table:table-cell>
              <table:table-cell office:value-type="float" office:value="16.6903919056341">
                <text:p>16.69039190563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66666666666666">
                <text:p>0.466666666666666</text:p>
              </table:table-cell>
              <table:table-cell office:value-type="float" office:value="16.8699288066227">
                <text:p>16.86992880662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70833333333333">
                <text:p>0.470833333333333</text:p>
              </table:table-cell>
              <table:table-cell office:value-type="float" office:value="17.0255161488324">
                <text:p>17.02551614883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75">
                <text:p>0.475</text:p>
              </table:table-cell>
              <table:table-cell office:value-type="float" office:value="17.1569847004877">
                <text:p>17.15698470048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79166666666666">
                <text:p>0.479166666666666</text:p>
              </table:table-cell>
              <table:table-cell office:value-type="float" office:value="17.2641905264606">
                <text:p>17.26419052646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83333333333333">
                <text:p>0.483333333333333</text:p>
              </table:table-cell>
              <table:table-cell office:value-type="float" office:value="17.3470156108856">
                <text:p>17.34701561088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875">
                <text:p>0.4875</text:p>
              </table:table-cell>
              <table:table-cell office:value-type="float" office:value="17.4053683772491">
                <text:p>17.40536837724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91666666666666">
                <text:p>0.491666666666666</text:p>
              </table:table-cell>
              <table:table-cell office:value-type="float" office:value="17.4391840979818">
                <text:p>17.43918409798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95833333333333">
                <text:p>0.495833333333333</text:p>
              </table:table-cell>
              <table:table-cell office:value-type="float" office:value="17.4484251869621">
                <text:p>17.44842518696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">
                <text:p>0.5</text:p>
              </table:table-cell>
              <table:table-cell office:value-type="float" office:value="17.4330813706619">
                <text:p>17.43308137066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04166666666666">
                <text:p>0.504166666666666</text:p>
              </table:table-cell>
              <table:table-cell office:value-type="float" office:value="17.3931697350267">
                <text:p>17.39316973502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08333333333333">
                <text:p>0.508333333333333</text:p>
              </table:table-cell>
              <table:table-cell office:value-type="float" office:value="17.3287346475963">
                <text:p>17.32873464759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12499999999999">
                <text:p>0.512499999999999</text:p>
              </table:table-cell>
              <table:table-cell office:value-type="float" office:value="17.2398475559935">
                <text:p>17.23984755599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16666666666666">
                <text:p>0.516666666666666</text:p>
              </table:table-cell>
              <table:table-cell office:value-type="float" office:value="17.1266066657333">
                <text:p>17.12660666573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16.9891365026776">
                <text:p>16.98913650267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24999999999999">
                <text:p>0.524999999999999</text:p>
              </table:table-cell>
              <table:table-cell office:value-type="float" office:value="16.827587366523">
                <text:p>16.8275873665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29166666666666">
                <text:p>0.529166666666666</text:p>
              </table:table-cell>
              <table:table-cell office:value-type="float" office:value="16.6421346843948">
                <text:p>16.64213468439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16.4329782743762">
                <text:p>16.43297827437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37499999999999">
                <text:p>0.537499999999999</text:p>
              </table:table-cell>
              <table:table-cell office:value-type="float" office:value="16.2003415315195">
                <text:p>16.20034153151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41666666666666">
                <text:p>0.541666666666666</text:p>
              </table:table-cell>
              <table:table-cell office:value-type="float" office:value="15.9444705494779">
                <text:p>15.94447054947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45833333333333">
                <text:p>0.545833333333333</text:p>
              </table:table-cell>
              <table:table-cell office:value-type="float" office:value="15.6656331937554">
                <text:p>15.66563319375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49999999999999">
                <text:p>0.549999999999999</text:p>
              </table:table-cell>
              <table:table-cell office:value-type="float" office:value="15.3641181431896">
                <text:p>15.36411814318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54166666666666">
                <text:p>0.554166666666666</text:p>
              </table:table-cell>
              <table:table-cell office:value-type="float" office:value="15.0402339195806">
                <text:p>15.04023391958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58333333333333">
                <text:p>0.558333333333333</text:p>
              </table:table-cell>
              <table:table-cell office:value-type="float" office:value="14.6943079264709">
                <text:p>14.69430792647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62499999999999">
                <text:p>0.562499999999999</text:p>
              </table:table-cell>
              <table:table-cell office:value-type="float" office:value="14.32668552243">
                <text:p>14.326685522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66666666666666">
                <text:p>0.566666666666666</text:p>
              </table:table-cell>
              <table:table-cell office:value-type="float" office:value="13.9377291566584">
                <text:p>13.93772915665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70833333333333">
                <text:p>0.570833333333333</text:p>
              </table:table-cell>
              <table:table-cell office:value-type="float" office:value="13.5278176011434">
                <text:p>13.52781760114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74999999999999">
                <text:p>0.574999999999999</text:p>
              </table:table-cell>
              <table:table-cell office:value-type="float" office:value="13.0973453198047">
                <text:p>13.09734531980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79166666666666">
                <text:p>0.579166666666666</text:p>
              </table:table-cell>
              <table:table-cell office:value-type="float" office:value="12.6467220246807">
                <text:p>12.64672202468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83333333333332">
                <text:p>0.583333333333332</text:p>
              </table:table-cell>
              <table:table-cell office:value-type="float" office:value="12.176372483611">
                <text:p>12.1763724836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87499999999999">
                <text:p>0.587499999999999</text:p>
              </table:table-cell>
              <table:table-cell office:value-type="float" office:value="11.6867366612371">
                <text:p>11.68673666123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91666666666666">
                <text:p>0.591666666666666</text:p>
              </table:table-cell>
              <table:table-cell office:value-type="float" office:value="11.1782703032905">
                <text:p>11.17827030329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95833333333332">
                <text:p>0.595833333333332</text:p>
              </table:table-cell>
              <table:table-cell office:value-type="float" office:value="10.6514461094048">
                <text:p>10.65144610940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99999999999999">
                <text:p>0.599999999999999</text:p>
              </table:table-cell>
              <table:table-cell office:value-type="float" office:value="10.106755693033">
                <text:p>10.1067556930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04166666666666">
                <text:p>0.604166666666666</text:p>
              </table:table-cell>
              <table:table-cell office:value-type="float" office:value="9.54471259592568">
                <text:p>9.544712595925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08333333333332">
                <text:p>0.608333333333332</text:p>
              </table:table-cell>
              <table:table-cell office:value-type="float" office:value="8.96585672117389">
                <text:p>8.965856721173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12499999999999">
                <text:p>0.612499999999999</text:p>
              </table:table-cell>
              <table:table-cell office:value-type="float" office:value="8.37076066840744">
                <text:p>8.370760668407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16666666666666">
                <text:p>0.616666666666666</text:p>
              </table:table-cell>
              <table:table-cell office:value-type="float" office:value="7.76003860505491">
                <text:p>7.760038605054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20833333333332">
                <text:p>0.620833333333332</text:p>
              </table:table-cell>
              <table:table-cell office:value-type="float" office:value="7.1343584943898">
                <text:p>7.13435849438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24999999999999">
                <text:p>0.624999999999999</text:p>
              </table:table-cell>
              <table:table-cell office:value-type="float" office:value="6.49445890709534">
                <text:p>6.494458907095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29166666666666">
                <text:p>0.629166666666666</text:p>
              </table:table-cell>
              <table:table-cell office:value-type="float" office:value="5.84117354316056">
                <text:p>5.841173543160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33333333333332">
                <text:p>0.633333333333332</text:p>
              </table:table-cell>
              <table:table-cell office:value-type="float" office:value="5.17547823817643">
                <text:p>5.1754782381764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37499999999999">
                <text:p>0.637499999999999</text:p>
              </table:table-cell>
              <table:table-cell office:value-type="float" office:value="4.49888800779938">
                <text:p>4.498888007799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41666666666666">
                <text:p>0.641666666666666</text:p>
              </table:table-cell>
              <table:table-cell office:value-type="float" office:value="3.81389486604837">
                <text:p>3.813894866048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45833333333332">
                <text:p>0.645833333333332</text:p>
              </table:table-cell>
              <table:table-cell office:value-type="float" office:value="3.12164907241977">
                <text:p>3.1216490724197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49999999999999">
                <text:p>0.649999999999999</text:p>
              </table:table-cell>
              <table:table-cell office:value-type="float" office:value="2.42519454180644">
                <text:p>2.425194541806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54166666666666">
                <text:p>0.654166666666666</text:p>
              </table:table-cell>
              <table:table-cell office:value-type="float" office:value="1.7292324329917">
                <text:p>1.72923243299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58333333333332">
                <text:p>0.658333333333332</text:p>
              </table:table-cell>
              <table:table-cell office:value-type="float" office:value="1.04036563587347">
                <text:p>1.040365635873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62499999999999">
                <text:p>0.662499999999999</text:p>
              </table:table-cell>
              <table:table-cell office:value-type="float" office:value="0.367345574063378">
                <text:p>0.3673455740633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66666666666665">
                <text:p>0.666666666666665</text:p>
              </table:table-cell>
              <table:table-cell office:value-type="float" office:value="-0.561163562519102">
                <text:p>-0.5611635625191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70833333333332">
                <text:p>0.670833333333332</text:p>
              </table:table-cell>
              <table:table-cell office:value-type="float" office:value="-1.52512308130771">
                <text:p>-1.5251230813077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74999999999999">
                <text:p>0.674999999999999</text:p>
              </table:table-cell>
              <table:table-cell office:value-type="float" office:value="-2.39491004787353">
                <text:p>-2.394910047873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79166666666665">
                <text:p>0.679166666666665</text:p>
              </table:table-cell>
              <table:table-cell office:value-type="float" office:value="-3.24574135062597">
                <text:p>-3.2457413506259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83333333333332">
                <text:p>0.683333333333332</text:p>
              </table:table-cell>
              <table:table-cell office:value-type="float" office:value="-4.094382971387">
                <text:p>-4.09438297138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87499999999999">
                <text:p>0.687499999999999</text:p>
              </table:table-cell>
              <table:table-cell office:value-type="float" office:value="-4.94650094598577">
                <text:p>-4.946500945985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91666666666665">
                <text:p>0.691666666666665</text:p>
              </table:table-cell>
              <table:table-cell office:value-type="float" office:value="-5.80440255305662">
                <text:p>-5.804402553056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95833333333332">
                <text:p>0.695833333333332</text:p>
              </table:table-cell>
              <table:table-cell office:value-type="float" office:value="-6.66909416329898">
                <text:p>-6.669094163298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99999999999999">
                <text:p>0.699999999999999</text:p>
              </table:table-cell>
              <table:table-cell office:value-type="float" office:value="-7.54099290831206">
                <text:p>-7.540992908312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04166666666665">
                <text:p>0.704166666666665</text:p>
              </table:table-cell>
              <table:table-cell office:value-type="float" office:value="-8.42021848353246">
                <text:p>-8.420218483532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08333333333332">
                <text:p>0.708333333333332</text:p>
              </table:table-cell>
              <table:table-cell office:value-type="float" office:value="-9.30672812533309">
                <text:p>-9.306728125333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12499999999999">
                <text:p>0.712499999999999</text:p>
              </table:table-cell>
              <table:table-cell office:value-type="float" office:value="-10.2003849315176">
                <text:p>-10.20038493151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6666666666665">
                <text:p>0.716666666666665</text:p>
              </table:table-cell>
              <table:table-cell office:value-type="float" office:value="-11.1009949314465">
                <text:p>-11.10099493144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0833333333332">
                <text:p>0.720833333333332</text:p>
              </table:table-cell>
              <table:table-cell office:value-type="float" office:value="-12.0083283285598">
                <text:p>-12.00832832855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24999999999999">
                <text:p>0.724999999999999</text:p>
              </table:table-cell>
              <table:table-cell office:value-type="float" office:value="-12.9221322042703">
                <text:p>-12.92213220427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29166666666665">
                <text:p>0.729166666666665</text:p>
              </table:table-cell>
              <table:table-cell office:value-type="float" office:value="-13.842138368675">
                <text:p>-13.8421383686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33333333333332">
                <text:p>0.733333333333332</text:p>
              </table:table-cell>
              <table:table-cell office:value-type="float" office:value="-14.7680683243687">
                <text:p>-14.768068324368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37499999999999">
                <text:p>0.737499999999999</text:p>
              </table:table-cell>
              <table:table-cell office:value-type="float" office:value="-15.6996364459413">
                <text:p>-15.69963644594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41666666666665">
                <text:p>0.741666666666665</text:p>
              </table:table-cell>
              <table:table-cell office:value-type="float" office:value="-16.6365520150982">
                <text:p>-16.63655201509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45833333333332">
                <text:p>0.745833333333332</text:p>
              </table:table-cell>
              <table:table-cell office:value-type="float" office:value="-17.5785204993202">
                <text:p>-17.57852049932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49999999999999">
                <text:p>0.749999999999999</text:p>
              </table:table-cell>
              <table:table-cell office:value-type="float" office:value="-18.5252443125426">
                <text:p>-18.52524431254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54166666666665">
                <text:p>0.754166666666665</text:p>
              </table:table-cell>
              <table:table-cell office:value-type="float" office:value="-19.4764232118786">
                <text:p>-19.47642321187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58333333333332">
                <text:p>0.758333333333332</text:p>
              </table:table-cell>
              <table:table-cell office:value-type="float" office:value="-20.4317544284574">
                <text:p>-20.43175442845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62499999999999">
                <text:p>0.762499999999999</text:p>
              </table:table-cell>
              <table:table-cell office:value-type="float" office:value="-21.3909325982879">
                <text:p>-21.39093259828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66666666666665">
                <text:p>0.766666666666665</text:p>
              </table:table-cell>
              <table:table-cell office:value-type="float" office:value="-22.3536495372927">
                <text:p>-22.353649537292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70833333333332">
                <text:p>0.770833333333332</text:p>
              </table:table-cell>
              <table:table-cell office:value-type="float" office:value="-23.3195938886503">
                <text:p>-23.31959388865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74999999999998">
                <text:p>0.774999999999998</text:p>
              </table:table-cell>
              <table:table-cell office:value-type="float" office:value="-24.2884506633023">
                <text:p>-24.28845066330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79166666666665">
                <text:p>0.779166666666665</text:p>
              </table:table-cell>
              <table:table-cell office:value-type="float" office:value="-25.2599006848418">
                <text:p>-25.25990068484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83333333333332">
                <text:p>0.783333333333332</text:p>
              </table:table-cell>
              <table:table-cell office:value-type="float" office:value="-26.2336199480094">
                <text:p>-26.23361994800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87499999999998">
                <text:p>0.787499999999998</text:p>
              </table:table-cell>
              <table:table-cell office:value-type="float" office:value="-27.2092788935688">
                <text:p>-27.20927889356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91666666666665">
                <text:p>0.791666666666665</text:p>
              </table:table-cell>
              <table:table-cell office:value-type="float" office:value="-28.186541602514">
                <text:p>-28.1865416025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95833333333332">
                <text:p>0.795833333333332</text:p>
              </table:table-cell>
              <table:table-cell office:value-type="float" office:value="-29.1650649075354">
                <text:p>-29.16506490753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99999999999998">
                <text:p>0.799999999999998</text:p>
              </table:table-cell>
              <table:table-cell office:value-type="float" office:value="-30.1444974208593">
                <text:p>-30.14449742085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04166666666665">
                <text:p>0.804166666666665</text:p>
              </table:table-cell>
              <table:table-cell office:value-type="float" office:value="-31.1244784731995">
                <text:p>-31.12447847319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08333333333332">
                <text:p>0.808333333333332</text:p>
              </table:table-cell>
              <table:table-cell office:value-type="float" office:value="-32.1046369602106">
                <text:p>-32.10463696021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12499999999998">
                <text:p>0.812499999999998</text:p>
              </table:table-cell>
              <table:table-cell office:value-type="float" office:value="-33.084590088775">
                <text:p>-33.0845900887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16666666666665">
                <text:p>0.816666666666665</text:p>
              </table:table-cell>
              <table:table-cell office:value-type="float" office:value="-34.0639420172767">
                <text:p>-34.06394201727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20833333333332">
                <text:p>0.820833333333332</text:p>
              </table:table-cell>
              <table:table-cell office:value-type="float" office:value="-35.0422823804712">
                <text:p>-35.042282380471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24999999999998">
                <text:p>0.824999999999998</text:p>
              </table:table-cell>
              <table:table-cell office:value-type="float" office:value="-36.019184690252">
                <text:p>-36.01918469025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29166666666665">
                <text:p>0.829166666666665</text:p>
              </table:table-cell>
              <table:table-cell office:value-type="float" office:value="-36.9942046027373">
                <text:p>-36.994204602737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33333333333332">
                <text:p>0.833333333333332</text:p>
              </table:table-cell>
              <table:table-cell office:value-type="float" office:value="-37.9668780397265">
                <text:p>-37.966878039726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37499999999998">
                <text:p>0.837499999999998</text:p>
              </table:table-cell>
              <table:table-cell office:value-type="float" office:value="-38.9367191544467">
                <text:p>-38.93671915444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41666666666665">
                <text:p>0.841666666666665</text:p>
              </table:table-cell>
              <table:table-cell office:value-type="float" office:value="-39.9032181280887">
                <text:p>-39.903218128088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45833333333331">
                <text:p>0.845833333333331</text:p>
              </table:table-cell>
              <table:table-cell office:value-type="float" office:value="-40.8658387862015">
                <text:p>-40.86583878620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49999999999998">
                <text:p>0.849999999999998</text:p>
              </table:table-cell>
              <table:table-cell office:value-type="float" office:value="-41.824016021027">
                <text:p>-41.82401602102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54166666666665">
                <text:p>0.854166666666665</text:p>
              </table:table-cell>
              <table:table-cell office:value-type="float" office:value="-42.7771530090494">
                <text:p>-42.777153009049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58333333333331">
                <text:p>0.858333333333331</text:p>
              </table:table-cell>
              <table:table-cell office:value-type="float" office:value="-43.7246182109349">
                <text:p>-43.724618210934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62499999999998">
                <text:p>0.862499999999998</text:p>
              </table:table-cell>
              <table:table-cell office:value-type="float" office:value="-44.6657421453839">
                <text:p>-44.66574214538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66666666666665">
                <text:p>0.866666666666665</text:p>
              </table:table-cell>
              <table:table-cell office:value-type="float" office:value="-45.5998139278471">
                <text:p>-45.59981392784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70833333333331">
                <text:p>0.870833333333331</text:p>
              </table:table-cell>
              <table:table-cell office:value-type="float" office:value="-46.5260775714085">
                <text:p>-46.526077571408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74999999999998">
                <text:p>0.874999999999998</text:p>
              </table:table-cell>
              <table:table-cell office:value-type="float" office:value="-47.4437280491479">
                <text:p>-47.443728049147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79166666666665">
                <text:p>0.879166666666665</text:p>
              </table:table-cell>
              <table:table-cell office:value-type="float" office:value="-48.3519071268384">
                <text:p>-48.351907126838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83333333333331">
                <text:p>0.883333333333331</text:p>
              </table:table-cell>
              <table:table-cell office:value-type="float" office:value="-49.249698981346">
                <text:p>-49.2496989813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87499999999998">
                <text:p>0.887499999999998</text:p>
              </table:table-cell>
              <table:table-cell office:value-type="float" office:value="-50.1361256334746">
                <text:p>-50.136125633474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91666666666665">
                <text:p>0.891666666666665</text:p>
              </table:table-cell>
              <table:table-cell office:value-type="float" office:value="-51.0101422392057">
                <text:p>-51.01014223920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95833333333331">
                <text:p>0.895833333333331</text:p>
              </table:table-cell>
              <table:table-cell office:value-type="float" office:value="-51.870632301104">
                <text:p>-51.8706323011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99999999999998">
                <text:p>0.899999999999998</text:p>
              </table:table-cell>
              <table:table-cell office:value-type="float" office:value="-52.7164028881483">
                <text:p>-52.716402888148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04166666666665">
                <text:p>0.904166666666665</text:p>
              </table:table-cell>
              <table:table-cell office:value-type="float" office:value="-53.5461799791085">
                <text:p>-53.546179979108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08333333333331">
                <text:p>0.908333333333331</text:p>
              </table:table-cell>
              <table:table-cell office:value-type="float" office:value="-54.358604082872">
                <text:p>-54.35860408287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12499999999998">
                <text:p>0.912499999999998</text:p>
              </table:table-cell>
              <table:table-cell office:value-type="float" office:value="-55.152226328374">
                <text:p>-55.15222632837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16666666666665">
                <text:p>0.916666666666665</text:p>
              </table:table-cell>
              <table:table-cell office:value-type="float" office:value="-55.9255052676878">
                <text:p>-55.925505267687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20833333333331">
                <text:p>0.920833333333331</text:p>
              </table:table-cell>
              <table:table-cell office:value-type="float" office:value="-56.6768046870472">
                <text:p>-56.676804687047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24999999999998">
                <text:p>0.924999999999998</text:p>
              </table:table-cell>
              <table:table-cell office:value-type="float" office:value="-57.4043927809184">
                <text:p>-57.404392780918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29166666666665">
                <text:p>0.929166666666665</text:p>
              </table:table-cell>
              <table:table-cell office:value-type="float" office:value="-58.1064431003754">
                <text:p>-58.10644310037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33333333333331">
                <text:p>0.933333333333331</text:p>
              </table:table-cell>
              <table:table-cell office:value-type="float" office:value="-58.7810377444549">
                <text:p>-58.781037744454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37499999999998">
                <text:p>0.937499999999998</text:p>
              </table:table-cell>
              <table:table-cell office:value-type="float" office:value="-59.4261733050363">
                <text:p>-59.42617330503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41666666666665">
                <text:p>0.941666666666665</text:p>
              </table:table-cell>
              <table:table-cell office:value-type="float" office:value="-60.0397701028265">
                <text:p>-60.039770102826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45833333333331">
                <text:p>0.945833333333331</text:p>
              </table:table-cell>
              <table:table-cell office:value-type="float" office:value="-60.619685243548">
                <text:p>-60.6196852435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49999999999998">
                <text:p>0.949999999999998</text:p>
              </table:table-cell>
              <table:table-cell office:value-type="float" office:value="-61.1637299741779">
                <text:p>-61.163729974177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54166666666665">
                <text:p>0.954166666666665</text:p>
              </table:table-cell>
              <table:table-cell office:value-type="float" office:value="-61.6696917106488">
                <text:p>-61.669691710648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58333333333331">
                <text:p>0.958333333333331</text:p>
              </table:table-cell>
              <table:table-cell office:value-type="float" office:value="-62.1353609291396">
                <text:p>-62.13536092913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62499999999998">
                <text:p>0.962499999999998</text:p>
              </table:table-cell>
              <table:table-cell office:value-type="float" office:value="-62.5585628594209">
                <text:p>-62.558562859420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66666666666665">
                <text:p>0.966666666666665</text:p>
              </table:table-cell>
              <table:table-cell office:value-type="float" office:value="-62.9371935849025">
                <text:p>-62.93719358490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70833333333331">
                <text:p>0.970833333333331</text:p>
              </table:table-cell>
              <table:table-cell office:value-type="float" office:value="-63.2692597606984">
                <text:p>-63.269259760698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74999999999998">
                <text:p>0.974999999999998</text:p>
              </table:table-cell>
              <table:table-cell office:value-type="float" office:value="-63.5529207286709">
                <text:p>-63.552920728670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79166666666664">
                <text:p>0.979166666666664</text:p>
              </table:table-cell>
              <table:table-cell office:value-type="float" office:value="-63.7865313882105">
                <text:p>-63.78653138821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83333333333331">
                <text:p>0.983333333333331</text:p>
              </table:table-cell>
              <table:table-cell office:value-type="float" office:value="-63.9686838234413">
                <text:p>-63.968683823441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87499999999998">
                <text:p>0.987499999999998</text:p>
              </table:table-cell>
              <table:table-cell office:value-type="float" office:value="-64.0982454606099">
                <text:p>-64.098245460609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91666666666664">
                <text:p>0.991666666666664</text:p>
              </table:table-cell>
              <table:table-cell office:value-type="float" office:value="-64.1743914846613">
                <text:p>-64.174391484661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95833333333331">
                <text:p>0.995833333333331</text:p>
              </table:table-cell>
              <table:table-cell office:value-type="float" office:value="-64.1966294252064">
                <text:p>-64.19662942520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99999999999998">
                <text:p>0.999999999999998</text:p>
              </table:table-cell>
              <table:table-cell office:value-type="float" office:value="-64.1648142315026">
                <text:p>-64.16481423150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332cm" svg:height="6.385cm" xlink:href=".." xlink:type="simple" chart:class="chart:scatter" chart:style-name="ch1">
        <chart:plot-area chart:style-name="ch2" table:cell-range-address="Calculations.AG2:Calculations.AH241 Calculations.AH1:Calculations.AH1" chart:data-source-has-labels="row" svg:x="1.177cm" svg:y="0.127cm" svg:width="6.989cm" svg:height="5.15cm">
          <chart:coordinate-region svg:x="1.376cm" svg:y="0.287cm" svg:width="6.629cm" svg:height="4.422cm"/>
          <chart:axis chart:dimension="x" chart:name="primary-x" chart:style-name="ch3">
            <chart:title svg:x="3.966cm" svg:y="5.404cm" chart:style-name="ch4">
              <text:p>Elevation</text:p>
            </chart:title>
          </chart:axis>
          <chart:axis chart:dimension="y" chart:name="primary-y" chart:style-name="ch3">
            <chart:title svg:x="0.451cm" svg:y="3.328cm" chart:style-name="ch5">
              <text:p>Azimuth</text:p>
            </chart:title>
            <chart:grid chart:style-name="ch6" chart:class="major"/>
          </chart:axis>
          <chart:series chart:style-name="ch7" chart:values-cell-range-address="Calculations.AH2:Calculations.AH241" chart:label-cell-address="Calculations.AH1:Calculations.AH1" chart:class="chart:scatter">
            <chart:domain table:cell-range-address="Calculations.AG2:Calculations.AG241"/>
            <chart:data-point chart:repeated="2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G</text:p>
              </table:table-cell>
              <table:table-cell office:value-type="string">
                <text:p>Solar Azimuth Angle (deg cw from N)</text:p>
                <draw:g>
                  <svg:desc>Calculations.AH1:Calculations.A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4.0918771881908">
                <text:p>-64.0918771881908</text:p>
                <draw:g>
                  <svg:desc>Calculations.AG2:Calculations.AG241</svg:desc>
                </draw:g>
              </table:table-cell>
              <table:table-cell office:value-type="float" office:value="6.84444317915563">
                <text:p>6.84444317915563</text:p>
                <draw:g>
                  <svg:desc>Calculations.AH2:Calculations.AH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3.9485011871489">
                <text:p>-63.9485011871489</text:p>
              </table:table-cell>
              <table:table-cell office:value-type="float" office:value="9.96909542062281">
                <text:p>9.969095420622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3.7527678898946">
                <text:p>-63.7527678898946</text:p>
              </table:table-cell>
              <table:table-cell office:value-type="float" office:value="13.0601499294072">
                <text:p>13.06014992940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3.5058867041362">
                <text:p>-63.5058867041362</text:p>
              </table:table-cell>
              <table:table-cell office:value-type="float" office:value="16.1083352068667">
                <text:p>16.1083352068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3.2093334120055">
                <text:p>-63.2093334120055</text:p>
              </table:table-cell>
              <table:table-cell office:value-type="float" office:value="19.1053597764754">
                <text:p>19.10535977647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2.8648107714754">
                <text:p>-62.8648107714754</text:p>
              </table:table-cell>
              <table:table-cell office:value-type="float" office:value="22.0440363845175">
                <text:p>22.04403638451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2.4742062343338">
                <text:p>-62.4742062343338</text:p>
              </table:table-cell>
              <table:table-cell office:value-type="float" office:value="24.918352582527">
                <text:p>24.9183525825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2.0395489727387">
                <text:p>-62.0395489727387</text:p>
              </table:table-cell>
              <table:table-cell office:value-type="float" office:value="27.7234904854708">
                <text:p>27.72349048547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1.5629681371821">
                <text:p>-61.5629681371821</text:p>
              </table:table-cell>
              <table:table-cell office:value-type="float" office:value="30.4558018368512">
                <text:p>30.4558018368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1.0466538866768">
                <text:p>-61.0466538866768</text:p>
              </table:table-cell>
              <table:table-cell office:value-type="float" office:value="33.1127466708959">
                <text:p>33.11274667089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0.492822301029">
                <text:p>-60.492822301029</text:p>
              </table:table-cell>
              <table:table-cell office:value-type="float" office:value="35.6928048111527">
                <text:p>35.69280481115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9.9036848575085">
                <text:p>-59.9036848575085</text:p>
              </table:table-cell>
              <table:table-cell office:value-type="float" office:value="38.1953693817826">
                <text:p>38.19536938178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9.2814227725603">
                <text:p>-59.2814227725603</text:p>
              </table:table-cell>
              <table:table-cell office:value-type="float" office:value="40.6206306680764">
                <text:p>40.62063066807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8.6281661946517">
                <text:p>-58.6281661946517</text:p>
              </table:table-cell>
              <table:table-cell office:value-type="float" office:value="42.9694573642445">
                <text:p>42.96945736424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7.9459779996201">
                <text:p>-57.9459779996201</text:p>
              </table:table-cell>
              <table:table-cell office:value-type="float" office:value="45.2432807248182">
                <text:p>45.24328072481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7.2368417796648">
                <text:p>-57.2368417796648</text:p>
              </table:table-cell>
              <table:table-cell office:value-type="float" office:value="47.4439856243649">
                <text:p>47.44398562436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6.5026535260564">
                <text:p>-56.5026535260564</text:p>
              </table:table-cell>
              <table:table-cell office:value-type="float" office:value="49.5738111436416">
                <text:p>49.57381114364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5.7452164675955">
                <text:p>-55.7452164675955</text:p>
              </table:table-cell>
              <table:table-cell office:value-type="float" office:value="51.6352621386209">
                <text:p>51.63526213862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4.9662385300071">
                <text:p>-54.9662385300071</text:p>
              </table:table-cell>
              <table:table-cell office:value-type="float" office:value="53.6310323282848">
                <text:p>53.63103232828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54.1673319134135">
                <text:p>-54.1673319134135</text:p>
              </table:table-cell>
              <table:table-cell office:value-type="float" office:value="55.5639387530956">
                <text:p>55.56393875309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53.3500143320673">
                <text:p>-53.3500143320673</text:p>
              </table:table-cell>
              <table:table-cell office:value-type="float" office:value="57.436866993006">
                <text:p>57.4368669930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52.5157115187308">
                <text:p>-52.5157115187308</text:p>
              </table:table-cell>
              <table:table-cell office:value-type="float" office:value="59.2527262370191">
                <text:p>59.25272623701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51.6657606537299">
                <text:p>-51.6657606537299</text:p>
              </table:table-cell>
              <table:table-cell office:value-type="float" office:value="61.0144131482157">
                <text:p>61.01441314821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50.801414437441">
                <text:p>-50.801414437441</text:p>
              </table:table-cell>
              <table:table-cell office:value-type="float" office:value="62.7247834112508">
                <text:p>62.72478341125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9.9238455760779">
                <text:p>-49.9238455760779</text:p>
              </table:table-cell>
              <table:table-cell office:value-type="float" office:value="64.3866298736025">
                <text:p>64.38662987360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9.0341514990465">
                <text:p>-49.0341514990465</text:p>
              </table:table-cell>
              <table:table-cell office:value-type="float" office:value="66.0026662518383">
                <text:p>66.00266625183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8.1333591648339">
                <text:p>-48.1333591648339</text:p>
              </table:table-cell>
              <table:table-cell office:value-type="float" office:value="67.5755154705481">
                <text:p>67.57551547054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7.2224298481352">
                <text:p>-47.2224298481352</text:p>
              </table:table-cell>
              <table:table-cell office:value-type="float" office:value="69.1077018009354">
                <text:p>69.10770180093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46.3022638272803">
                <text:p>-46.3022638272803</text:p>
              </table:table-cell>
              <table:table-cell office:value-type="float" office:value="70.6016460775733">
                <text:p>70.60164607757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5.3737049156069">
                <text:p>-45.3737049156069</text:p>
              </table:table-cell>
              <table:table-cell office:value-type="float" office:value="72.0596633706081">
                <text:p>72.05966337060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44.4375447968518">
                <text:p>-44.4375447968518</text:p>
              </table:table-cell>
              <table:table-cell office:value-type="float" office:value="73.4839625908906">
                <text:p>73.48396259089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43.4945271405017">
                <text:p>-43.4945271405017</text:p>
              </table:table-cell>
              <table:table-cell office:value-type="float" office:value="74.8766475880979">
                <text:p>74.87664758809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42.5453514830803">
                <text:p>-42.5453514830803</text:p>
              </table:table-cell>
              <table:table-cell office:value-type="float" office:value="76.2397193804023">
                <text:p>76.23971938040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41.590676869679">
                <text:p>-41.590676869679</text:p>
              </table:table-cell>
              <table:table-cell office:value-type="float" office:value="77.5750792200503">
                <text:p>77.57507922005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40.6311252572768">
                <text:p>-40.6311252572768</text:p>
              </table:table-cell>
              <table:table-cell office:value-type="float" office:value="78.8845322533638">
                <text:p>78.88453225336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9.6672846842001">
                <text:p>-39.6672846842001</text:p>
              </table:table-cell>
              <table:table-cell office:value-type="float" office:value="80.1697915845551">
                <text:p>80.16979158455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38.6997122150914">
                <text:p>-38.6997122150914</text:p>
              </table:table-cell>
              <table:table-cell office:value-type="float" office:value="81.432482588561">
                <text:p>81.4324825885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7.728936670871">
                <text:p>-37.728936670871</text:p>
              </table:table-cell>
              <table:table-cell office:value-type="float" office:value="82.6741473547089">
                <text:p>82.67414735470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6.7554611563924">
                <text:p>-36.7554611563924</text:p>
              </table:table-cell>
              <table:table-cell office:value-type="float" office:value="83.8962491661907">
                <text:p>83.89624916619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5.7797653971655">
                <text:p>-35.7797653971655</text:p>
              </table:table-cell>
              <table:table-cell office:value-type="float" office:value="85.1001769459155">
                <text:p>85.10017694591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34.8023078986633">
                <text:p>-34.8023078986633</text:p>
              </table:table-cell>
              <table:table-cell office:value-type="float" office:value="86.287249613432">
                <text:p>86.2872496134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3.8235279395954">
                <text:p>-33.8235279395954</text:p>
              </table:table-cell>
              <table:table-cell office:value-type="float" office:value="87.4587203153851">
                <text:p>87.45872031538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2.8438474120971">
                <text:p>-32.8438474120971</text:p>
              </table:table-cell>
              <table:table-cell office:value-type="float" office:value="88.6157804998057">
                <text:p>88.61578049980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1.863672519199">
                <text:p>-31.863672519199</text:p>
              </table:table-cell>
              <table:table-cell office:value-type="float" office:value="89.7595638169528">
                <text:p>89.75956381695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0.8833953412262">
                <text:p>-30.8833953412262</text:p>
              </table:table-cell>
              <table:table-cell office:value-type="float" office:value="90.8911498330101">
                <text:p>90.89114983301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9.9033952799937">
                <text:p>-29.9033952799937</text:p>
              </table:table-cell>
              <table:table-cell office:value-type="float" office:value="92.0115675517095">
                <text:p>92.01156755170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8.9240403905301">
                <text:p>-28.9240403905301</text:p>
              </table:table-cell>
              <table:table-cell office:value-type="float" office:value="93.1217987401751">
                <text:p>93.12179874017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7.9456886080365">
                <text:p>-27.9456886080365</text:p>
              </table:table-cell>
              <table:table-cell office:value-type="float" office:value="94.2227810602434">
                <text:p>94.22278106024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6.9686888767773">
                <text:p>-26.9686888767773</text:p>
              </table:table-cell>
              <table:table-cell office:value-type="float" office:value="95.3154110087893">
                <text:p>95.31541100878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5.9933821876316">
                <text:p>-25.9933821876316</text:p>
              </table:table-cell>
              <table:table-cell office:value-type="float" office:value="96.4005466704911">
                <text:p>96.40054667049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5.020102528104">
                <text:p>-25.020102528104</text:p>
              </table:table-cell>
              <table:table-cell office:value-type="float" office:value="97.4790102904147">
                <text:p>97.47901029041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4.0491777492524">
                <text:p>-24.0491777492524</text:p>
              </table:table-cell>
              <table:table-cell office:value-type="float" office:value="98.551590671386">
                <text:p>98.5515906713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3.0809303504899">
                <text:p>-23.0809303504899</text:p>
              </table:table-cell>
              <table:table-cell office:value-type="float" office:value="99.6190454046953">
                <text:p>99.61904540469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2.1156781833805">
                <text:p>-22.1156781833805</text:p>
              </table:table-cell>
              <table:table-cell office:value-type="float" office:value="100.682102939717">
                <text:p>100.6821029397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1.153735071332">
                <text:p>-21.153735071332</text:p>
              </table:table-cell>
              <table:table-cell office:value-type="float" office:value="101.741464501117">
                <text:p>101.7414645011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0.1954113411607">
                <text:p>-20.1954113411607</text:p>
              </table:table-cell>
              <table:table-cell office:value-type="float" office:value="102.797805859079">
                <text:p>102.7978058590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9.2410142566949">
                <text:p>-19.2410142566949</text:p>
              </table:table-cell>
              <table:table-cell office:value-type="float" office:value="103.851778960779">
                <text:p>103.8517789607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8.2908483412591">
                <text:p>-18.2908483412591</text:p>
              </table:table-cell>
              <table:table-cell office:value-type="float" office:value="104.904013427969">
                <text:p>104.9040134279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7.3452155665084">
                <text:p>-17.3452155665084</text:p>
              </table:table-cell>
              <table:table-cell office:value-type="float" office:value="105.955117928166">
                <text:p>105.9551179281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6.4044153762469">
                <text:p>-16.4044153762469</text:p>
              </table:table-cell>
              <table:table-cell office:value-type="float" office:value="107.005681423497">
                <text:p>107.0056814234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5.4687444960341">
                <text:p>-15.4687444960341</text:p>
              </table:table-cell>
              <table:table-cell office:value-type="float" office:value="108.056274303823">
                <text:p>108.0562743038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4.5384964568437">
                <text:p>-14.5384964568437</text:p>
              </table:table-cell>
              <table:table-cell office:value-type="float" office:value="109.107449407617">
                <text:p>109.1074494076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3.6139607222842">
                <text:p>-13.6139607222842</text:p>
              </table:table-cell>
              <table:table-cell office:value-type="float" office:value="110.159742935369">
                <text:p>110.1597429353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2.6954212487083">
                <text:p>-12.6954212487083</text:p>
              </table:table-cell>
              <table:table-cell office:value-type="float" office:value="111.213675259783">
                <text:p>111.2136752597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1.783154209596">
                <text:p>-11.783154209596</text:p>
              </table:table-cell>
              <table:table-cell office:value-type="float" office:value="112.269751635031">
                <text:p>112.2697516350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0.8774244463979">
                <text:p>-10.8774244463979</text:p>
              </table:table-cell>
              <table:table-cell office:value-type="float" office:value="113.328462809558">
                <text:p>113.3284628095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9.97847991592011">
                <text:p>-9.97847991592011</text:p>
              </table:table-cell>
              <table:table-cell office:value-type="float" office:value="114.390285543593">
                <text:p>114.3902855435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9.08654286677428">
                <text:p>-9.08654286677428</text:p>
              </table:table-cell>
              <table:table-cell office:value-type="float" office:value="115.455683035232">
                <text:p>115.4556830352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8.20179545780527">
                <text:p>-8.20179545780527</text:p>
              </table:table-cell>
              <table:table-cell office:value-type="float" office:value="116.525105255629">
                <text:p>116.5251052556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7.32435547853266">
                <text:p>-7.32435547853266</text:p>
              </table:table-cell>
              <table:table-cell office:value-type="float" office:value="117.5989891966">
                <text:p>117.59898919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6.45423345309046">
                <text:p>-6.45423345309046</text:p>
              </table:table-cell>
              <table:table-cell office:value-type="float" office:value="118.677759030689">
                <text:p>118.6777590306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5.59125233440617">
                <text:p>-5.59125233440617</text:p>
              </table:table-cell>
              <table:table-cell office:value-type="float" office:value="119.761826186635">
                <text:p>119.7618261866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4.7348856228307">
                <text:p>-4.7348856228307</text:p>
              </table:table-cell>
              <table:table-cell office:value-type="float" office:value="120.851589339978">
                <text:p>120.8515893399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.88389799598807">
                <text:p>-3.88389799598807</text:p>
              </table:table-cell>
              <table:table-cell office:value-type="float" office:value="121.947434321545">
                <text:p>121.9474343215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3.03543626808514">
                <text:p>-3.03543626808514</text:p>
              </table:table-cell>
              <table:table-cell office:value-type="float" office:value="123.049733943458">
                <text:p>123.0497339434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.18225516755488">
                <text:p>-2.18225516755488</text:p>
              </table:table-cell>
              <table:table-cell office:value-type="float" office:value="124.158847745393">
                <text:p>124.1588477453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30129453893193">
                <text:p>-1.30129453893193</text:p>
              </table:table-cell>
              <table:table-cell office:value-type="float" office:value="125.275121661203">
                <text:p>125.2751216612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68138753776609">
                <text:p>-0.268138753776609</text:p>
              </table:table-cell>
              <table:table-cell office:value-type="float" office:value="126.398887607896">
                <text:p>126.3988876078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32162660565488">
                <text:p>0.532162660565488</text:p>
              </table:table-cell>
              <table:table-cell office:value-type="float" office:value="127.530462999189">
                <text:p>127.5304629991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21006779463665">
                <text:p>1.21006779463665</text:p>
              </table:table-cell>
              <table:table-cell office:value-type="float" office:value="128.670150184473">
                <text:p>128.6701501844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90143585040303">
                <text:p>1.90143585040303</text:p>
              </table:table-cell>
              <table:table-cell office:value-type="float" office:value="129.818235817162">
                <text:p>129.8182358171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598070739784">
                <text:p>2.598070739784</text:p>
              </table:table-cell>
              <table:table-cell office:value-type="float" office:value="130.974990153755">
                <text:p>130.9749901537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9386378533213">
                <text:p>3.29386378533213</text:p>
              </table:table-cell>
              <table:table-cell office:value-type="float" office:value="132.140666288656">
                <text:p>132.1406662886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98454729224187">
                <text:p>3.98454729224187</text:p>
              </table:table-cell>
              <table:table-cell office:value-type="float" office:value="133.315499327272">
                <text:p>133.3154993272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66745085523739">
                <text:p>4.66745085523739</text:p>
              </table:table-cell>
              <table:table-cell office:value-type="float" office:value="134.499705503772">
                <text:p>134.4997055037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34169953229686">
                <text:p>5.34169953229686</text:p>
              </table:table-cell>
              <table:table-cell office:value-type="float" office:value="135.693481247501">
                <text:p>135.6934812475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00442829860053">
                <text:p>6.00442829860053</text:p>
              </table:table-cell>
              <table:table-cell office:value-type="float" office:value="136.897002206106">
                <text:p>136.8970022061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65448619404058">
                <text:p>6.65448619404058</text:p>
              </table:table-cell>
              <table:table-cell office:value-type="float" office:value="138.110422231126">
                <text:p>138.1104222311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29093994129943">
                <text:p>7.29093994129943</text:p>
              </table:table-cell>
              <table:table-cell office:value-type="float" office:value="139.333872336021">
                <text:p>139.3338723360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91298245963522">
                <text:p>7.91298245963522</text:p>
              </table:table-cell>
              <table:table-cell office:value-type="float" office:value="140.567459634368">
                <text:p>140.5674596343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51989460976647">
                <text:p>8.51989460976647</text:p>
              </table:table-cell>
              <table:table-cell office:value-type="float" office:value="141.811266270243">
                <text:p>141.8112662702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1102316037485">
                <text:p>9.11102316037485</text:p>
              </table:table-cell>
              <table:table-cell office:value-type="float" office:value="143.065348350967">
                <text:p>143.0653483509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68576527609451">
                <text:p>9.68576527609451</text:p>
              </table:table-cell>
              <table:table-cell office:value-type="float" office:value="144.32973489525">
                <text:p>144.329734895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.2435572121445">
                <text:p>10.2435572121445</text:p>
              </table:table-cell>
              <table:table-cell office:value-type="float" office:value="145.604426810793">
                <text:p>145.6044268107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.7838661399392">
                <text:p>10.7838661399392</text:p>
              </table:table-cell>
              <table:table-cell office:value-type="float" office:value="146.889395914487">
                <text:p>146.8893959144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.3061843362759">
                <text:p>11.3061843362759</text:p>
              </table:table-cell>
              <table:table-cell office:value-type="float" office:value="148.184584012167">
                <text:p>148.1845840121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.8100251420834">
                <text:p>11.8100251420834</text:p>
              </table:table-cell>
              <table:table-cell office:value-type="float" office:value="149.489902052231">
                <text:p>149.4899020522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2949202391763">
                <text:p>12.2949202391763</text:p>
              </table:table-cell>
              <table:table-cell office:value-type="float" office:value="150.805229371414">
                <text:p>150.8052293714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7604179075144">
                <text:p>12.7604179075144</text:p>
              </table:table-cell>
              <table:table-cell office:value-type="float" office:value="152.130413047907">
                <text:p>152.1304130479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.20608201449">
                <text:p>13.20608201449</text:p>
              </table:table-cell>
              <table:table-cell office:value-type="float" office:value="153.465267380578">
                <text:p>153.4652673805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.6314915526484">
                <text:p>13.6314915526484</text:p>
              </table:table-cell>
              <table:table-cell office:value-type="float" office:value="154.809573509434">
                <text:p>154.8095735094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.0362405903476">
                <text:p>14.0362405903476</text:p>
              </table:table-cell>
              <table:table-cell office:value-type="float" office:value="156.163079195475">
                <text:p>156.1630791954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.4199385334255">
                <text:p>14.4199385334255</text:p>
              </table:table-cell>
              <table:table-cell office:value-type="float" office:value="157.525498773819">
                <text:p>157.5254987738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.7822106207301">
                <text:p>14.7822106207301</text:p>
              </table:table-cell>
              <table:table-cell office:value-type="float" office:value="158.896513296369">
                <text:p>158.8965132963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.1226985932932">
                <text:p>15.1226985932932</text:p>
              </table:table-cell>
              <table:table-cell office:value-type="float" office:value="160.275770875253">
                <text:p>160.2757708752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.4410614896851">
                <text:p>15.4410614896851</text:p>
              </table:table-cell>
              <table:table-cell office:value-type="float" office:value="161.66288723994">
                <text:p>161.662887239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.7369765287198">
                <text:p>15.7369765287198</text:p>
              </table:table-cell>
              <table:table-cell office:value-type="float" office:value="163.057446515588">
                <text:p>163.0574465155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.01014004734">
                <text:p>16.01014004734</text:p>
              </table:table-cell>
              <table:table-cell office:value-type="float" office:value="164.459002229617">
                <text:p>164.4590022296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.2602684662201">
                <text:p>16.2602684662201</text:p>
              </table:table-cell>
              <table:table-cell office:value-type="float" office:value="165.86707855064">
                <text:p>165.867078550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.4870992592147">
                <text:p>16.4870992592147</text:p>
              </table:table-cell>
              <table:table-cell office:value-type="float" office:value="167.281171758829">
                <text:p>167.2811717588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.6903919056341">
                <text:p>16.6903919056341</text:p>
              </table:table-cell>
              <table:table-cell office:value-type="float" office:value="168.700751946585">
                <text:p>168.7007519465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.8699288066227">
                <text:p>16.8699288066227</text:p>
              </table:table-cell>
              <table:table-cell office:value-type="float" office:value="170.125264941444">
                <text:p>170.1252649414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.0255161488324">
                <text:p>17.0255161488324</text:p>
              </table:table-cell>
              <table:table-cell office:value-type="float" office:value="171.554134443139">
                <text:p>171.5541344431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.1569847004877">
                <text:p>17.1569847004877</text:p>
              </table:table-cell>
              <table:table-cell office:value-type="float" office:value="172.986764359683">
                <text:p>172.9867643596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.2641905264606">
                <text:p>17.2641905264606</text:p>
              </table:table-cell>
              <table:table-cell office:value-type="float" office:value="174.422541327488">
                <text:p>174.4225413274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.3470156108856">
                <text:p>17.3470156108856</text:p>
              </table:table-cell>
              <table:table-cell office:value-type="float" office:value="175.860837393734">
                <text:p>175.8608373937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.4053683772491">
                <text:p>17.4053683772491</text:p>
              </table:table-cell>
              <table:table-cell office:value-type="float" office:value="177.301012839808">
                <text:p>177.3010128398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.4391840979818">
                <text:p>17.4391840979818</text:p>
              </table:table-cell>
              <table:table-cell office:value-type="float" office:value="178.742419118489">
                <text:p>178.7424191184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.4484251869621">
                <text:p>17.4484251869621</text:p>
              </table:table-cell>
              <table:table-cell office:value-type="float" office:value="180.18440187899">
                <text:p>180.184401878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.4330813706619">
                <text:p>17.4330813706619</text:p>
              </table:table-cell>
              <table:table-cell office:value-type="float" office:value="181.626304048655">
                <text:p>181.6263040486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.3931697350267">
                <text:p>17.3931697350267</text:p>
              </table:table-cell>
              <table:table-cell office:value-type="float" office:value="183.067468942678">
                <text:p>183.0674689426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.3287346475963">
                <text:p>17.3287346475963</text:p>
              </table:table-cell>
              <table:table-cell office:value-type="float" office:value="184.507243369351">
                <text:p>184.50724336935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.2398475559935">
                <text:p>17.2398475559935</text:p>
              </table:table-cell>
              <table:table-cell office:value-type="float" office:value="185.944980700584">
                <text:p>185.9449807005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.1266066657333">
                <text:p>17.1266066657333</text:p>
              </table:table-cell>
              <table:table-cell office:value-type="float" office:value="187.380043877959">
                <text:p>187.3800438779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.9891365026776">
                <text:p>16.9891365026776</text:p>
              </table:table-cell>
              <table:table-cell office:value-type="float" office:value="188.811808323954">
                <text:p>188.8118083239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.827587366523">
                <text:p>16.827587366523</text:p>
              </table:table-cell>
              <table:table-cell office:value-type="float" office:value="190.239664732852">
                <text:p>190.2396647328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.6421346843948">
                <text:p>16.6421346843948</text:p>
              </table:table-cell>
              <table:table-cell office:value-type="float" office:value="191.663021714621">
                <text:p>191.6630217146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.4329782743762">
                <text:p>16.4329782743762</text:p>
              </table:table-cell>
              <table:table-cell office:value-type="float" office:value="193.081308271278">
                <text:p>193.0813082712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.2003415315195">
                <text:p>16.2003415315195</text:p>
              </table:table-cell>
              <table:table-cell office:value-type="float" office:value="194.493976084772">
                <text:p>194.4939760847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.9444705494779">
                <text:p>15.9444705494779</text:p>
              </table:table-cell>
              <table:table-cell office:value-type="float" office:value="195.900501602165">
                <text:p>195.9005016021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.6656331937554">
                <text:p>15.6656331937554</text:p>
              </table:table-cell>
              <table:table-cell office:value-type="float" office:value="197.300387903921">
                <text:p>197.3003879039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.3641181431896">
                <text:p>15.3641181431896</text:p>
              </table:table-cell>
              <table:table-cell office:value-type="float" office:value="198.693166348031">
                <text:p>198.6931663480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.0402339195806">
                <text:p>15.0402339195806</text:p>
              </table:table-cell>
              <table:table-cell office:value-type="float" office:value="200.07839798286">
                <text:p>200.0783979828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.6943079264709">
                <text:p>14.6943079264709</text:p>
              </table:table-cell>
              <table:table-cell office:value-type="float" office:value="201.45567472836">
                <text:p>201.455674728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.32668552243">
                <text:p>14.32668552243</text:p>
              </table:table-cell>
              <table:table-cell office:value-type="float" office:value="202.824620325292">
                <text:p>202.8246203252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9377291566584">
                <text:p>13.9377291566584</text:p>
              </table:table-cell>
              <table:table-cell office:value-type="float" office:value="204.184891058322">
                <text:p>204.1848910583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5278176011434">
                <text:p>13.5278176011434</text:p>
              </table:table-cell>
              <table:table-cell office:value-type="float" office:value="205.536176258818">
                <text:p>205.5361762588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0973453198047">
                <text:p>13.0973453198047</text:p>
              </table:table-cell>
              <table:table-cell office:value-type="float" office:value="206.878198597423">
                <text:p>206.8781985974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.6467220246807">
                <text:p>12.6467220246807</text:p>
              </table:table-cell>
              <table:table-cell office:value-type="float" office:value="208.210714178508">
                <text:p>208.2107141785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.176372483611">
                <text:p>12.176372483611</text:p>
              </table:table-cell>
              <table:table-cell office:value-type="float" office:value="209.533512448742">
                <text:p>209.5335124487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.6867366612371">
                <text:p>11.6867366612371</text:p>
              </table:table-cell>
              <table:table-cell office:value-type="float" office:value="210.846415936069">
                <text:p>210.8464159360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.1782703032905">
                <text:p>11.1782703032905</text:p>
              </table:table-cell>
              <table:table-cell office:value-type="float" office:value="212.149279833427">
                <text:p>212.1492798334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.6514461094048">
                <text:p>10.6514461094048</text:p>
              </table:table-cell>
              <table:table-cell office:value-type="float" office:value="213.441991445286">
                <text:p>213.4419914452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.106755693033">
                <text:p>10.106755693033</text:p>
              </table:table-cell>
              <table:table-cell office:value-type="float" office:value="214.724469512425">
                <text:p>214.7244695124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.54471259592568">
                <text:p>9.54471259592568</text:p>
              </table:table-cell>
              <table:table-cell office:value-type="float" office:value="215.996663433478">
                <text:p>215.9966634334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.96585672117389">
                <text:p>8.96585672117389</text:p>
              </table:table-cell>
              <table:table-cell office:value-type="float" office:value="217.258552398615">
                <text:p>217.2585523986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.37076066840744">
                <text:p>8.37076066840744</text:p>
              </table:table-cell>
              <table:table-cell office:value-type="float" office:value="218.510144453265">
                <text:p>218.5101444532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76003860505491">
                <text:p>7.76003860505491</text:p>
              </table:table-cell>
              <table:table-cell office:value-type="float" office:value="219.751475506315">
                <text:p>219.7514755063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1343584943898">
                <text:p>7.1343584943898</text:p>
              </table:table-cell>
              <table:table-cell office:value-type="float" office:value="220.98260829929">
                <text:p>220.982608299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49445890709534">
                <text:p>6.49445890709534</text:p>
              </table:table-cell>
              <table:table-cell office:value-type="float" office:value="222.203631349382">
                <text:p>222.20363134938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84117354316056">
                <text:p>5.84117354316056</text:p>
              </table:table-cell>
              <table:table-cell office:value-type="float" office:value="223.414657880927">
                <text:p>223.4146578809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17547823817643">
                <text:p>5.17547823817643</text:p>
              </table:table-cell>
              <table:table-cell office:value-type="float" office:value="224.615824756527">
                <text:p>224.6158247565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49888800779938">
                <text:p>4.49888800779938</text:p>
              </table:table-cell>
              <table:table-cell office:value-type="float" office:value="225.807291419471">
                <text:p>225.8072914194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81389486604837">
                <text:p>3.81389486604837</text:p>
              </table:table-cell>
              <table:table-cell office:value-type="float" office:value="226.989238857998">
                <text:p>226.9892388579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12164907241977">
                <text:p>3.12164907241977</text:p>
              </table:table-cell>
              <table:table-cell office:value-type="float" office:value="228.161868599509">
                <text:p>228.1618685995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42519454180644">
                <text:p>2.42519454180644</text:p>
              </table:table-cell>
              <table:table-cell office:value-type="float" office:value="229.325401744073">
                <text:p>229.3254017440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7292324329917">
                <text:p>1.7292324329917</text:p>
              </table:table-cell>
              <table:table-cell office:value-type="float" office:value="230.480078043087">
                <text:p>230.4800780430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04036563587347">
                <text:p>1.04036563587347</text:p>
              </table:table-cell>
              <table:table-cell office:value-type="float" office:value="231.62615503058">
                <text:p>231.626155030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67345574063378">
                <text:p>0.367345574063378</text:p>
              </table:table-cell>
              <table:table-cell office:value-type="float" office:value="232.763907211308">
                <text:p>232.7639072113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561163562519102">
                <text:p>-0.561163562519102</text:p>
              </table:table-cell>
              <table:table-cell office:value-type="float" office:value="233.893625311474">
                <text:p>233.89362531147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.52512308130771">
                <text:p>-1.52512308130771</text:p>
              </table:table-cell>
              <table:table-cell office:value-type="float" office:value="235.015615594806">
                <text:p>235.0156155948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2.39491004787353">
                <text:p>-2.39491004787353</text:p>
              </table:table-cell>
              <table:table-cell office:value-type="float" office:value="236.130199248507">
                <text:p>236.13019924850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3.24574135062597">
                <text:p>-3.24574135062597</text:p>
              </table:table-cell>
              <table:table-cell office:value-type="float" office:value="237.237711840676">
                <text:p>237.2377118406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4.094382971387">
                <text:p>-4.094382971387</text:p>
              </table:table-cell>
              <table:table-cell office:value-type="float" office:value="238.338502852725">
                <text:p>238.3385028527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4.94650094598577">
                <text:p>-4.94650094598577</text:p>
              </table:table-cell>
              <table:table-cell office:value-type="float" office:value="239.432935287582">
                <text:p>239.4329352875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5.80440255305662">
                <text:p>-5.80440255305662</text:p>
              </table:table-cell>
              <table:table-cell office:value-type="float" office:value="240.521385356491">
                <text:p>240.52138535649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6.66909416329898">
                <text:p>-6.66909416329898</text:p>
              </table:table-cell>
              <table:table-cell office:value-type="float" office:value="241.604242244953">
                <text:p>241.6042422449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7.54099290831206">
                <text:p>-7.54099290831206</text:p>
              </table:table-cell>
              <table:table-cell office:value-type="float" office:value="242.681907959457">
                <text:p>242.6819079594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8.42021848353246">
                <text:p>-8.42021848353246</text:p>
              </table:table-cell>
              <table:table-cell office:value-type="float" office:value="243.754797256577">
                <text:p>243.7547972565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9.30672812533309">
                <text:p>-9.30672812533309</text:p>
              </table:table-cell>
              <table:table-cell office:value-type="float" office:value="244.82333765473">
                <text:p>244.823337654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0.2003849315176">
                <text:p>-10.2003849315176</text:p>
              </table:table-cell>
              <table:table-cell office:value-type="float" office:value="245.887969530894">
                <text:p>245.8879695308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1.1009949314465">
                <text:p>-11.1009949314465</text:p>
              </table:table-cell>
              <table:table-cell office:value-type="float" office:value="246.949146302479">
                <text:p>246.9491463024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2.0083283285598">
                <text:p>-12.0083283285598</text:p>
              </table:table-cell>
              <table:table-cell office:value-type="float" office:value="248.007334696895">
                <text:p>248.0073346968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2.9221322042703">
                <text:p>-12.9221322042703</text:p>
              </table:table-cell>
              <table:table-cell office:value-type="float" office:value="249.063015109337">
                <text:p>249.0630151093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3.842138368675">
                <text:p>-13.842138368675</text:p>
              </table:table-cell>
              <table:table-cell office:value-type="float" office:value="250.116682051729">
                <text:p>250.1166820517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4.7680683243687">
                <text:p>-14.7680683243687</text:p>
              </table:table-cell>
              <table:table-cell office:value-type="float" office:value="251.168844693859">
                <text:p>251.16884469385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5.6996364459413">
                <text:p>-15.6996364459413</text:p>
              </table:table-cell>
              <table:table-cell office:value-type="float" office:value="252.220027500202">
                <text:p>252.2200275002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6.6365520150982">
                <text:p>-16.6365520150982</text:p>
              </table:table-cell>
              <table:table-cell office:value-type="float" office:value="253.270770964116">
                <text:p>253.2707709641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7.5785204993202">
                <text:p>-17.5785204993202</text:p>
              </table:table-cell>
              <table:table-cell office:value-type="float" office:value="254.321632443599">
                <text:p>254.3216324435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8.5252443125426">
                <text:p>-18.5252443125426</text:p>
              </table:table-cell>
              <table:table-cell office:value-type="float" office:value="255.373187101059">
                <text:p>255.37318710105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9.4764232118786">
                <text:p>-19.4764232118786</text:p>
              </table:table-cell>
              <table:table-cell office:value-type="float" office:value="256.426028952041">
                <text:p>256.4260289520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20.4317544284574">
                <text:p>-20.4317544284574</text:p>
              </table:table-cell>
              <table:table-cell office:value-type="float" office:value="257.480772026464">
                <text:p>257.4807720264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21.3909325982879">
                <text:p>-21.3909325982879</text:p>
              </table:table-cell>
              <table:table-cell office:value-type="float" office:value="258.538051647454">
                <text:p>258.53805164745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22.3536495372927">
                <text:p>-22.3536495372927</text:p>
              </table:table-cell>
              <table:table-cell office:value-type="float" office:value="259.598525833353">
                <text:p>259.5985258333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23.3195938886503">
                <text:p>-23.3195938886503</text:p>
              </table:table-cell>
              <table:table-cell office:value-type="float" office:value="260.662876827735">
                <text:p>260.6628768277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24.2884506633023">
                <text:p>-24.2884506633023</text:p>
              </table:table-cell>
              <table:table-cell office:value-type="float" office:value="261.731812764499">
                <text:p>261.7318127644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25.2599006848418">
                <text:p>-25.2599006848418</text:p>
              </table:table-cell>
              <table:table-cell office:value-type="float" office:value="262.806069473448">
                <text:p>262.8060694734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26.2336199480094">
                <text:p>-26.2336199480094</text:p>
              </table:table-cell>
              <table:table-cell office:value-type="float" office:value="263.886412434118">
                <text:p>263.8864124341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27.2092788935688">
                <text:p>-27.2092788935688</text:p>
              </table:table-cell>
              <table:table-cell office:value-type="float" office:value="264.973638883817">
                <text:p>264.9736388838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28.186541602514">
                <text:p>-28.186541602514</text:p>
              </table:table-cell>
              <table:table-cell office:value-type="float" office:value="266.068580088015">
                <text:p>266.0685800880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29.1650649075354">
                <text:p>-29.1650649075354</text:p>
              </table:table-cell>
              <table:table-cell office:value-type="float" office:value="267.172103779088">
                <text:p>267.17210377908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30.1444974208593">
                <text:p>-30.1444974208593</text:p>
              </table:table-cell>
              <table:table-cell office:value-type="float" office:value="268.285116771326">
                <text:p>268.2851167713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31.1244784731995">
                <text:p>-31.1244784731995</text:p>
              </table:table-cell>
              <table:table-cell office:value-type="float" office:value="269.40856775747">
                <text:p>269.408567757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32.1046369602106">
                <text:p>-32.1046369602106</text:p>
              </table:table-cell>
              <table:table-cell office:value-type="float" office:value="270.543450293343">
                <text:p>270.5434502933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33.084590088775">
                <text:p>-33.084590088775</text:p>
              </table:table-cell>
              <table:table-cell office:value-type="float" office:value="271.690805973751">
                <text:p>271.6908059737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34.0639420172767">
                <text:p>-34.0639420172767</text:p>
              </table:table-cell>
              <table:table-cell office:value-type="float" office:value="272.851727803103">
                <text:p>272.8517278031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35.0422823804712">
                <text:p>-35.0422823804712</text:p>
              </table:table-cell>
              <table:table-cell office:value-type="float" office:value="274.027363759806">
                <text:p>274.0273637598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36.019184690252">
                <text:p>-36.019184690252</text:p>
              </table:table-cell>
              <table:table-cell office:value-type="float" office:value="275.218920551287">
                <text:p>275.21892055128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36.9942046027373">
                <text:p>-36.9942046027373</text:p>
              </table:table-cell>
              <table:table-cell office:value-type="float" office:value="276.427667552044">
                <text:p>276.42766755204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37.9668780397265">
                <text:p>-37.9668780397265</text:p>
              </table:table-cell>
              <table:table-cell office:value-type="float" office:value="277.654940910044">
                <text:p>277.6549409100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38.9367191544467">
                <text:p>-38.9367191544467</text:p>
              </table:table-cell>
              <table:table-cell office:value-type="float" office:value="278.902147801328">
                <text:p>278.9021478013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39.9032181280887">
                <text:p>-39.9032181280887</text:p>
              </table:table-cell>
              <table:table-cell office:value-type="float" office:value="280.170770800832">
                <text:p>280.17077080083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40.8658387862015">
                <text:p>-40.8658387862015</text:p>
              </table:table-cell>
              <table:table-cell office:value-type="float" office:value="281.462372327763">
                <text:p>281.4623723277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41.824016021027">
                <text:p>-41.824016021027</text:p>
              </table:table-cell>
              <table:table-cell office:value-type="float" office:value="282.778599106403">
                <text:p>282.77859910640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42.7771530090494">
                <text:p>-42.7771530090494</text:p>
              </table:table-cell>
              <table:table-cell office:value-type="float" office:value="284.121186566894">
                <text:p>284.12118656689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43.7246182109349">
                <text:p>-43.7246182109349</text:p>
              </table:table-cell>
              <table:table-cell office:value-type="float" office:value="285.491963084966">
                <text:p>285.4919630849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44.6657421453839">
                <text:p>-44.6657421453839</text:p>
              </table:table-cell>
              <table:table-cell office:value-type="float" office:value="286.892853933769">
                <text:p>286.8928539337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45.5998139278471">
                <text:p>-45.5998139278471</text:p>
              </table:table-cell>
              <table:table-cell office:value-type="float" office:value="288.325884783949">
                <text:p>288.32588478394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46.5260775714085">
                <text:p>-46.5260775714085</text:p>
              </table:table-cell>
              <table:table-cell office:value-type="float" office:value="289.793184549268">
                <text:p>289.79318454926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47.4437280491479">
                <text:p>-47.4437280491479</text:p>
              </table:table-cell>
              <table:table-cell office:value-type="float" office:value="291.296987322771">
                <text:p>291.2969873227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48.3519071268384">
                <text:p>-48.3519071268384</text:p>
              </table:table-cell>
              <table:table-cell office:value-type="float" office:value="292.839633092697">
                <text:p>292.83963309269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49.249698981346">
                <text:p>-49.249698981346</text:p>
              </table:table-cell>
              <table:table-cell office:value-type="float" office:value="294.423566856497">
                <text:p>294.42356685649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50.1361256334746">
                <text:p>-50.1361256334746</text:p>
              </table:table-cell>
              <table:table-cell office:value-type="float" office:value="296.051335674312">
                <text:p>296.0513356743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51.0101422392057">
                <text:p>-51.0101422392057</text:p>
              </table:table-cell>
              <table:table-cell office:value-type="float" office:value="297.725583114734">
                <text:p>297.72558311473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51.870632301104">
                <text:p>-51.870632301104</text:p>
              </table:table-cell>
              <table:table-cell office:value-type="float" office:value="299.44904044627">
                <text:p>299.449040446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52.7164028881483">
                <text:p>-52.7164028881483</text:p>
              </table:table-cell>
              <table:table-cell office:value-type="float" office:value="301.224513826596">
                <text:p>301.2245138265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53.5461799791085">
                <text:p>-53.5461799791085</text:p>
              </table:table-cell>
              <table:table-cell office:value-type="float" office:value="303.0548666322">
                <text:p>303.05486663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54.358604082872">
                <text:p>-54.358604082872</text:p>
              </table:table-cell>
              <table:table-cell office:value-type="float" office:value="304.942995973273">
                <text:p>304.94299597327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55.152226328374">
                <text:p>-55.152226328374</text:p>
              </table:table-cell>
              <table:table-cell office:value-type="float" office:value="306.891802349866">
                <text:p>306.89180234986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55.9255052676878">
                <text:p>-55.9255052676878</text:p>
              </table:table-cell>
              <table:table-cell office:value-type="float" office:value="308.904151354834">
                <text:p>308.90415135483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56.6768046870472">
                <text:p>-56.6768046870472</text:p>
              </table:table-cell>
              <table:table-cell office:value-type="float" office:value="310.982826322834">
                <text:p>310.98282632283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57.4043927809184">
                <text:p>-57.4043927809184</text:p>
              </table:table-cell>
              <table:table-cell office:value-type="float" office:value="313.130470904381">
                <text:p>313.13047090438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58.1064431003754">
                <text:p>-58.1064431003754</text:p>
              </table:table-cell>
              <table:table-cell office:value-type="float" office:value="315.349520726176">
                <text:p>315.3495207261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58.7810377444549">
                <text:p>-58.7810377444549</text:p>
              </table:table-cell>
              <table:table-cell office:value-type="float" office:value="317.642123636923">
                <text:p>317.6421236369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59.4261733050363">
                <text:p>-59.4261733050363</text:p>
              </table:table-cell>
              <table:table-cell office:value-type="float" office:value="320.010048552823">
                <text:p>320.0100485528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60.0397701028265">
                <text:p>-60.0397701028265</text:p>
              </table:table-cell>
              <table:table-cell office:value-type="float" office:value="322.454583660956">
                <text:p>322.4545836609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60.619685243548">
                <text:p>-60.619685243548</text:p>
              </table:table-cell>
              <table:table-cell office:value-type="float" office:value="324.976425716054">
                <text:p>324.97642571605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61.1637299741779">
                <text:p>-61.1637299741779</text:p>
              </table:table-cell>
              <table:table-cell office:value-type="float" office:value="327.575563389531">
                <text:p>327.57556338953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61.6696917106488">
                <text:p>-61.6696917106488</text:p>
              </table:table-cell>
              <table:table-cell office:value-type="float" office:value="330.25115904944">
                <text:p>330.2511590494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62.1353609291396">
                <text:p>-62.1353609291396</text:p>
              </table:table-cell>
              <table:table-cell office:value-type="float" office:value="333.001434871681">
                <text:p>333.0014348716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62.5585628594209">
                <text:p>-62.5585628594209</text:p>
              </table:table-cell>
              <table:table-cell office:value-type="float" office:value="335.823570660935">
                <text:p>335.8235706609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62.9371935849025">
                <text:p>-62.9371935849025</text:p>
              </table:table-cell>
              <table:table-cell office:value-type="float" office:value="338.713621953795">
                <text:p>338.71362195379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63.2692597606984">
                <text:p>-63.2692597606984</text:p>
              </table:table-cell>
              <table:table-cell office:value-type="float" office:value="341.666467637177">
                <text:p>341.66646763717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63.5529207286709">
                <text:p>-63.5529207286709</text:p>
              </table:table-cell>
              <table:table-cell office:value-type="float" office:value="344.675796130891">
                <text:p>344.6757961308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63.7865313882105">
                <text:p>-63.7865313882105</text:p>
              </table:table-cell>
              <table:table-cell office:value-type="float" office:value="347.734137935349">
                <text:p>347.7341379353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63.9686838234413">
                <text:p>-63.9686838234413</text:p>
              </table:table-cell>
              <table:table-cell office:value-type="float" office:value="350.832949878214">
                <text:p>350.83294987821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64.0982454606099">
                <text:p>-64.0982454606099</text:p>
              </table:table-cell>
              <table:table-cell office:value-type="float" office:value="353.962752791309">
                <text:p>353.96275279130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64.1743914846613">
                <text:p>-64.1743914846613</text:p>
              </table:table-cell>
              <table:table-cell office:value-type="float" office:value="357.113319873338">
                <text:p>357.1133198733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64.1966294252064">
                <text:p>-64.1966294252064</text:p>
              </table:table-cell>
              <table:table-cell office:value-type="float" office:value="0.273908191733142">
                <text:p>0.27390819173314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64.1648142315026">
                <text:p>-64.1648142315026</text:p>
              </table:table-cell>
              <table:table-cell office:value-type="float" office:value="3.43352129894242">
                <text:p>3.433521298942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